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line-height="0.139in"/>
      <style:text-properties fo:font-size="10pt" style:font-size-asian="10pt"/>
    </style:style>
    <style:style style:name="P2" style:family="paragraph" style:parent-style-name="Standard">
      <style:paragraph-properties fo:line-height="0.1382in"/>
      <style:text-properties fo:font-size="9.5pt" style:font-size-asian="9.5pt"/>
    </style:style>
    <style:style style:name="P3" style:family="paragraph" style:parent-style-name="Standard">
      <style:paragraph-properties fo:margin-top="0.0075in" fo:margin-bottom="0in" style:contextual-spacing="false" fo:line-height="0.1807in"/>
      <style:text-properties fo:font-size="13pt" style:font-size-asian="13pt"/>
    </style:style>
    <style:style style:name="P4" style:family="paragraph" style:parent-style-name="Standard">
      <style:paragraph-properties fo:margin-top="0.0075in" fo:margin-bottom="0in" style:contextual-spacing="false" fo:line-height="0.1665in"/>
      <style:text-properties fo:font-size="12pt" style:font-size-asian="12pt"/>
    </style:style>
    <style:style style:name="P5" style:family="paragraph" style:parent-style-name="Standard">
      <style:paragraph-properties fo:margin-left="0.4083in" fo:margin-right="0in" fo:margin-top="0.0516in" fo:margin-bottom="0in" style:contextual-spacing="false" fo:line-height="100%" fo:text-indent="0in" style:auto-text-indent="false">
        <style:tab-stops>
          <style:tab-stop style:position="5.1563in"/>
        </style:tab-stops>
      </style:paragraph-properties>
    </style:style>
    <style:style style:name="P6" style:family="paragraph" style:parent-style-name="Standard">
      <style:paragraph-properties fo:margin-left="0.4083in" fo:margin-right="0in" fo:margin-top="0.0516in" fo:margin-bottom="0in" style:contextual-spacing="false" fo:line-height="100%" fo:text-indent="0in" style:auto-text-indent="false">
        <style:tab-stops>
          <style:tab-stop style:position="5.2646in"/>
        </style:tab-stops>
      </style:paragraph-properties>
    </style:style>
    <style:style style:name="P7" style:family="paragraph" style:parent-style-name="Standard">
      <style:paragraph-properties fo:margin-left="0.4083in" fo:margin-right="0in" fo:margin-top="0.0516in" fo:margin-bottom="0in" style:contextual-spacing="false" fo:line-height="100%" fo:text-indent="0in" style:auto-text-indent="false">
        <style:tab-stops>
          <style:tab-stop style:position="4.7937in"/>
        </style:tab-stops>
      </style:paragraph-properties>
    </style:style>
    <style:style style:name="P8" style:family="paragraph" style:parent-style-name="Standard">
      <style:paragraph-properties fo:margin-left="0.4083in" fo:margin-right="0in" fo:margin-top="0.0516in" fo:margin-bottom="0in" style:contextual-spacing="false" fo:line-height="100%" fo:text-indent="0in" style:auto-text-indent="false">
        <style:tab-stops>
          <style:tab-stop style:position="5.1492in"/>
        </style:tab-stops>
      </style:paragraph-properties>
    </style:style>
    <style:style style:name="P9" style:family="paragraph" style:parent-style-name="Standard">
      <style:paragraph-properties fo:margin-left="0.4083in" fo:margin-right="0in" fo:margin-top="0.0516in" fo:margin-bottom="0in" style:contextual-spacing="false" fo:line-height="100%" fo:text-indent="0in" style:auto-text-indent="false">
        <style:tab-stops>
          <style:tab-stop style:position="5.048in"/>
        </style:tab-stops>
      </style:paragraph-properties>
    </style:style>
    <style:style style:name="P10" style:family="paragraph" style:parent-style-name="Standard">
      <style:paragraph-properties fo:margin-left="0.4083in" fo:margin-right="0in" fo:margin-top="0.0516in" fo:margin-bottom="0in" style:contextual-spacing="false" fo:line-height="100%" fo:text-indent="0in" style:auto-text-indent="false">
        <style:tab-stops>
          <style:tab-stop style:position="5.1402in"/>
        </style:tab-stops>
      </style:paragraph-properties>
    </style:style>
    <style:style style:name="P11" style:family="paragraph" style:parent-style-name="Standard">
      <style:paragraph-properties fo:margin-left="0.4083in" fo:margin-right="0in" fo:margin-top="0.0516in" fo:margin-bottom="0in" style:contextual-spacing="false" fo:line-height="100%" fo:text-indent="0in" style:auto-text-indent="false">
        <style:tab-stops>
          <style:tab-stop style:position="5.3346in"/>
        </style:tab-stops>
      </style:paragraph-properties>
    </style:style>
    <style:style style:name="P12" style:family="paragraph" style:parent-style-name="Standard">
      <style:paragraph-properties fo:margin-left="0.4083in" fo:margin-right="0in" fo:margin-top="0.0516in" fo:margin-bottom="0in" style:contextual-spacing="false" fo:line-height="100%" fo:text-indent="0in" style:auto-text-indent="false">
        <style:tab-stops>
          <style:tab-stop style:position="5.0402in"/>
        </style:tab-stops>
      </style:paragraph-properties>
    </style:style>
    <style:style style:name="P13" style:family="paragraph" style:parent-style-name="Standard">
      <style:paragraph-properties fo:margin-left="0.4083in" fo:margin-right="0in" fo:margin-top="0.0516in" fo:margin-bottom="0in" style:contextual-spacing="false" fo:line-height="100%" fo:text-indent="0in" style:auto-text-indent="false">
        <style:tab-stops>
          <style:tab-stop style:position="5.2882in"/>
        </style:tab-stops>
      </style:paragraph-properties>
    </style:style>
    <style:style style:name="P14" style:family="paragraph" style:parent-style-name="Standard">
      <style:paragraph-properties fo:margin-left="0.4083in" fo:margin-right="0in" fo:margin-top="0.0516in" fo:margin-bottom="0in" style:contextual-spacing="false" fo:line-height="100%" fo:text-indent="0in" style:auto-text-indent="false">
        <style:tab-stops>
          <style:tab-stop style:position="5.148in"/>
        </style:tab-stops>
      </style:paragraph-properties>
    </style:style>
    <style:style style:name="P15" style:family="paragraph" style:parent-style-name="Standard">
      <style:paragraph-properties fo:margin-left="0.4083in" fo:margin-right="0in" fo:margin-top="0.0516in" fo:margin-bottom="0in" style:contextual-spacing="false" fo:line-height="100%" fo:text-indent="0in" style:auto-text-indent="false">
        <style:tab-stops>
          <style:tab-stop style:position="4.8091in"/>
        </style:tab-stops>
      </style:paragraph-properties>
    </style:style>
    <style:style style:name="P16" style:family="paragraph" style:parent-style-name="Standard">
      <style:paragraph-properties fo:margin-left="0.4083in" fo:margin-right="0in" fo:margin-top="0.0516in" fo:margin-bottom="0in" style:contextual-spacing="false" fo:line-height="100%" fo:text-indent="0in" style:auto-text-indent="false">
        <style:tab-stops>
          <style:tab-stop style:position="4.9799in"/>
        </style:tab-stops>
      </style:paragraph-properties>
    </style:style>
    <style:style style:name="P17" style:family="paragraph" style:parent-style-name="Standard">
      <style:paragraph-properties fo:margin-left="0.4083in" fo:margin-right="0in" fo:margin-top="0.0516in" fo:margin-bottom="0in" style:contextual-spacing="false" fo:line-height="100%" fo:text-indent="0in" style:auto-text-indent="false">
        <style:tab-stops>
          <style:tab-stop style:position="5.0484in"/>
        </style:tab-stops>
      </style:paragraph-properties>
    </style:style>
    <style:style style:name="P18" style:family="paragraph" style:parent-style-name="Standard">
      <style:paragraph-properties fo:margin-left="0.4083in" fo:margin-right="0in" fo:margin-top="0.0516in" fo:margin-bottom="0in" style:contextual-spacing="false" fo:line-height="100%" fo:text-indent="0in" style:auto-text-indent="false">
        <style:tab-stops>
          <style:tab-stop style:position="5.1783in"/>
        </style:tab-stops>
      </style:paragraph-properties>
    </style:style>
    <style:style style:name="P19" style:family="paragraph" style:parent-style-name="Standard">
      <style:paragraph-properties fo:margin-left="0.4083in" fo:margin-right="0in" fo:margin-top="0.0516in" fo:margin-bottom="0in" style:contextual-spacing="false" fo:line-height="100%" fo:text-indent="0in" style:auto-text-indent="false">
        <style:tab-stops>
          <style:tab-stop style:position="4.6701in"/>
        </style:tab-stops>
      </style:paragraph-properties>
    </style:style>
    <style:style style:name="P20" style:family="paragraph" style:parent-style-name="Standard">
      <style:paragraph-properties fo:margin-left="0.4083in" fo:margin-right="0in" fo:margin-top="0.0516in" fo:margin-bottom="0in" style:contextual-spacing="false" fo:line-height="100%" fo:text-indent="0in" style:auto-text-indent="false">
        <style:tab-stops>
          <style:tab-stop style:position="4.9555in"/>
        </style:tab-stops>
      </style:paragraph-properties>
    </style:style>
    <style:style style:name="P21" style:family="paragraph" style:parent-style-name="Standard">
      <style:paragraph-properties fo:margin-left="0.4083in" fo:margin-right="0in" fo:margin-top="0.0516in" fo:margin-bottom="0in" style:contextual-spacing="false" fo:line-height="100%" fo:text-indent="0in" style:auto-text-indent="false">
        <style:tab-stops>
          <style:tab-stop style:position="5.1319in"/>
        </style:tab-stops>
      </style:paragraph-properties>
    </style:style>
    <style:style style:name="P22" style:family="paragraph" style:parent-style-name="Standard">
      <style:paragraph-properties fo:margin-left="0.4083in" fo:margin-right="0in" fo:margin-top="0.0516in" fo:margin-bottom="0in" style:contextual-spacing="false" fo:line-height="100%" fo:text-indent="0in" style:auto-text-indent="false">
        <style:tab-stops>
          <style:tab-stop style:position="4.8472in"/>
        </style:tab-stops>
      </style:paragraph-properties>
    </style:style>
    <style:style style:name="P23" style:family="paragraph" style:parent-style-name="Standard">
      <style:paragraph-properties fo:margin-left="0.4083in" fo:margin-right="0in" fo:margin-top="0.0516in" fo:margin-bottom="0in" style:contextual-spacing="false" fo:line-height="100%" fo:text-indent="0in" style:auto-text-indent="false">
        <style:tab-stops>
          <style:tab-stop style:position="4.9945in"/>
        </style:tab-stops>
      </style:paragraph-properties>
    </style:style>
    <style:style style:name="P24" style:family="paragraph" style:parent-style-name="Standard">
      <style:paragraph-properties fo:margin-left="0.4083in" fo:margin-right="0in" fo:margin-top="0.0516in" fo:margin-bottom="0in" style:contextual-spacing="false" fo:line-height="100%" fo:text-indent="0in" style:auto-text-indent="false">
        <style:tab-stops>
          <style:tab-stop style:position="4.8634in"/>
        </style:tab-stops>
      </style:paragraph-properties>
    </style:style>
    <style:style style:name="P25" style:family="paragraph" style:parent-style-name="Standard">
      <style:paragraph-properties fo:margin-left="0.4083in" fo:margin-right="0in" fo:margin-top="0.0516in" fo:margin-bottom="0in" style:contextual-spacing="false" fo:line-height="100%" fo:text-indent="0in" style:auto-text-indent="false">
        <style:tab-stops>
          <style:tab-stop style:position="5.0717in"/>
        </style:tab-stops>
      </style:paragraph-properties>
    </style:style>
    <style:style style:name="P26" style:family="paragraph" style:parent-style-name="Standard">
      <style:paragraph-properties fo:margin-left="0.4083in" fo:margin-right="0in" fo:margin-top="0.0516in" fo:margin-bottom="0in" style:contextual-spacing="false" fo:line-height="100%" fo:text-indent="0in" style:auto-text-indent="false">
        <style:tab-stops>
          <style:tab-stop style:position="5.1799in"/>
        </style:tab-stops>
      </style:paragraph-properties>
    </style:style>
    <style:style style:name="P27" style:family="paragraph" style:parent-style-name="Standard">
      <style:paragraph-properties fo:margin-left="0.4083in" fo:margin-right="0in" fo:margin-top="0.0516in" fo:margin-bottom="0in" style:contextual-spacing="false" fo:line-height="100%" fo:text-indent="0in" style:auto-text-indent="false">
        <style:tab-stops>
          <style:tab-stop style:position="4.9098in"/>
        </style:tab-stops>
      </style:paragraph-properties>
    </style:style>
    <style:style style:name="P28" style:family="paragraph" style:parent-style-name="Standard">
      <style:paragraph-properties fo:margin-left="0.4083in" fo:margin-right="0in" fo:margin-top="0.0516in" fo:margin-bottom="0in" style:contextual-spacing="false" fo:line-height="100%" fo:text-indent="0in" style:auto-text-indent="false">
        <style:tab-stops>
          <style:tab-stop style:position="5.2965in"/>
        </style:tab-stops>
      </style:paragraph-properties>
    </style:style>
    <style:style style:name="P29" style:family="paragraph" style:parent-style-name="Standard">
      <style:paragraph-properties fo:margin-left="0.4083in" fo:margin-right="0in" fo:margin-top="0.0516in" fo:margin-bottom="0in" style:contextual-spacing="false" fo:line-height="100%" fo:text-indent="0in" style:auto-text-indent="false">
        <style:tab-stops>
          <style:tab-stop style:position="5.2484in"/>
        </style:tab-stops>
      </style:paragraph-properties>
    </style:style>
    <style:style style:name="P30" style:family="paragraph" style:parent-style-name="Standard">
      <style:paragraph-properties fo:margin-left="0.4083in" fo:margin-right="0in" fo:margin-top="0.0516in" fo:margin-bottom="0in" style:contextual-spacing="false" fo:line-height="100%" fo:text-indent="0in" style:auto-text-indent="false">
        <style:tab-stops>
          <style:tab-stop style:position="5.1953in"/>
        </style:tab-stops>
      </style:paragraph-properties>
    </style:style>
    <style:style style:name="P31" style:family="paragraph" style:parent-style-name="Standard">
      <style:paragraph-properties fo:margin-left="0.4083in" fo:margin-right="0in" fo:margin-top="0.0516in" fo:margin-bottom="0in" style:contextual-spacing="false" fo:line-height="100%" fo:text-indent="0in" style:auto-text-indent="false">
        <style:tab-stops>
          <style:tab-stop style:position="5.1098in"/>
        </style:tab-stops>
      </style:paragraph-properties>
    </style:style>
    <style:style style:name="P32" style:family="paragraph" style:parent-style-name="Standard">
      <style:paragraph-properties fo:margin-left="0.4083in" fo:margin-right="0in" fo:margin-top="0.0516in" fo:margin-bottom="0in" style:contextual-spacing="false" fo:line-height="100%" fo:text-indent="0in" style:auto-text-indent="false">
        <style:tab-stops>
          <style:tab-stop style:position="5.102in"/>
        </style:tab-stops>
      </style:paragraph-properties>
    </style:style>
    <style:style style:name="P33" style:family="paragraph" style:parent-style-name="Standard">
      <style:paragraph-properties fo:margin-left="0.4083in" fo:margin-right="0in" fo:margin-top="0.0516in" fo:margin-bottom="0in" style:contextual-spacing="false" fo:line-height="100%" fo:text-indent="0in" style:auto-text-indent="false">
        <style:tab-stops>
          <style:tab-stop style:position="5.3102in"/>
        </style:tab-stops>
      </style:paragraph-properties>
    </style:style>
    <style:style style:name="P34" style:family="paragraph" style:parent-style-name="Standard">
      <style:paragraph-properties fo:margin-left="0.4083in" fo:margin-right="0in" fo:margin-top="0.0516in" fo:margin-bottom="0in" style:contextual-spacing="false" fo:line-height="100%" fo:text-indent="0in" style:auto-text-indent="false">
        <style:tab-stops>
          <style:tab-stop style:position="4.972in"/>
        </style:tab-stops>
      </style:paragraph-properties>
    </style:style>
    <style:style style:name="P35" style:family="paragraph" style:parent-style-name="Standard">
      <style:paragraph-properties fo:margin-left="0.4083in" fo:margin-right="0in" fo:margin-top="0.0516in" fo:margin-bottom="0in" style:contextual-spacing="false" fo:line-height="100%" fo:text-indent="0in" style:auto-text-indent="false">
        <style:tab-stops>
          <style:tab-stop style:position="5.3409in"/>
        </style:tab-stops>
      </style:paragraph-properties>
    </style:style>
    <style:style style:name="P36" style:family="paragraph" style:parent-style-name="Standard">
      <style:paragraph-properties fo:margin-left="0.4083in" fo:margin-right="0in" fo:margin-top="0.0516in" fo:margin-bottom="0in" style:contextual-spacing="false" fo:line-height="100%" fo:text-indent="0in" style:auto-text-indent="false">
        <style:tab-stops>
          <style:tab-stop style:position="5.2098in"/>
        </style:tab-stops>
      </style:paragraph-properties>
    </style:style>
    <style:style style:name="P37" style:family="paragraph" style:parent-style-name="Standard">
      <style:paragraph-properties fo:margin-left="0.4083in" fo:margin-right="0in" fo:margin-top="0.0516in" fo:margin-bottom="0in" style:contextual-spacing="false" fo:line-height="100%" fo:text-indent="0in" style:auto-text-indent="false">
        <style:tab-stops>
          <style:tab-stop style:position="5.3327in"/>
        </style:tab-stops>
      </style:paragraph-properties>
    </style:style>
    <style:style style:name="P38" style:family="paragraph" style:parent-style-name="Standard">
      <style:paragraph-properties fo:margin-left="0.4083in" fo:margin-right="0in" fo:margin-top="0.0516in" fo:margin-bottom="0in" style:contextual-spacing="false" fo:line-height="100%" fo:text-indent="0in" style:auto-text-indent="false">
        <style:tab-stops>
          <style:tab-stop style:position="5.2866in"/>
        </style:tab-stops>
      </style:paragraph-properties>
    </style:style>
    <style:style style:name="P39" style:family="paragraph" style:parent-style-name="Standard">
      <style:paragraph-properties fo:margin-left="0.4083in" fo:margin-right="0in" fo:margin-top="0.0516in" fo:margin-bottom="0in" style:contextual-spacing="false" fo:line-height="100%" fo:text-indent="0in" style:auto-text-indent="false">
        <style:tab-stops>
          <style:tab-stop style:position="5.2181in"/>
        </style:tab-stops>
      </style:paragraph-properties>
    </style:style>
    <style:style style:name="P40" style:family="paragraph" style:parent-style-name="Standard">
      <style:paragraph-properties fo:margin-left="0.4083in" fo:margin-right="0in" fo:margin-top="0.0516in" fo:margin-bottom="0in" style:contextual-spacing="false" fo:line-height="100%" fo:text-indent="0in" style:auto-text-indent="false">
        <style:tab-stops>
          <style:tab-stop style:position="5.2256in"/>
        </style:tab-stops>
      </style:paragraph-properties>
    </style:style>
    <style:style style:name="P41" style:family="paragraph" style:parent-style-name="Standard">
      <style:paragraph-properties fo:margin-left="0.4083in" fo:margin-right="0in" fo:margin-top="0.0516in" fo:margin-bottom="0in" style:contextual-spacing="false" fo:line-height="100%" fo:text-indent="0in" style:auto-text-indent="false">
        <style:tab-stops>
          <style:tab-stop style:position="5.2165in"/>
        </style:tab-stops>
      </style:paragraph-properties>
    </style:style>
    <style:style style:name="P42" style:family="paragraph" style:parent-style-name="Standard">
      <style:paragraph-properties fo:margin-left="0.4083in" fo:margin-right="0in" fo:margin-top="0.0516in" fo:margin-bottom="0in" style:contextual-spacing="false" fo:line-height="100%" fo:text-indent="0in" style:auto-text-indent="false">
        <style:tab-stops>
          <style:tab-stop style:position="5.0945in"/>
        </style:tab-stops>
      </style:paragraph-properties>
    </style:style>
    <style:style style:name="P43" style:family="paragraph" style:parent-style-name="Standard">
      <style:paragraph-properties fo:margin-left="0.4083in" fo:margin-right="0in" fo:margin-top="0.0516in" fo:margin-bottom="0in" style:contextual-spacing="false" fo:line-height="100%" fo:text-indent="0in" style:auto-text-indent="false">
        <style:tab-stops>
          <style:tab-stop style:position="5.2339in"/>
        </style:tab-stops>
      </style:paragraph-properties>
    </style:style>
    <style:style style:name="P44" style:family="paragraph" style:parent-style-name="Standard">
      <style:paragraph-properties fo:margin-left="0.4083in" fo:margin-right="0in" fo:margin-top="0.0516in" fo:margin-bottom="0in" style:contextual-spacing="false" fo:line-height="100%" fo:text-indent="0in" style:auto-text-indent="false">
        <style:tab-stops>
          <style:tab-stop style:position="5.0016in"/>
        </style:tab-stops>
      </style:paragraph-properties>
    </style:style>
    <style:style style:name="P45" style:family="paragraph" style:parent-style-name="Standard">
      <style:paragraph-properties fo:margin-left="0.4083in" fo:margin-right="0in" fo:margin-top="0.0516in" fo:margin-bottom="0in" style:contextual-spacing="false" fo:line-height="100%" fo:text-indent="0in" style:auto-text-indent="false">
        <style:tab-stops>
          <style:tab-stop style:position="5.2945in"/>
        </style:tab-stops>
      </style:paragraph-properties>
    </style:style>
    <style:style style:name="P46" style:family="paragraph" style:parent-style-name="Standard">
      <style:paragraph-properties fo:margin-left="0.4083in" fo:margin-right="0in" fo:margin-top="0.0516in" fo:margin-bottom="0in" style:contextual-spacing="false" fo:line-height="100%" fo:text-indent="0in" style:auto-text-indent="false">
        <style:tab-stops>
          <style:tab-stop style:position="5.0098in"/>
        </style:tab-stops>
      </style:paragraph-properties>
    </style:style>
    <style:style style:name="P47" style:family="paragraph" style:parent-style-name="Standard">
      <style:paragraph-properties fo:margin-left="0.4083in" fo:margin-right="0in" fo:margin-top="0.0516in" fo:margin-bottom="0in" style:contextual-spacing="false" fo:line-height="100%" fo:text-indent="0in" style:auto-text-indent="false">
        <style:tab-stops>
          <style:tab-stop style:position="4.9319in"/>
        </style:tab-stops>
      </style:paragraph-properties>
    </style:style>
    <style:style style:name="P48" style:family="paragraph" style:parent-style-name="Standard">
      <style:paragraph-properties fo:margin-left="0.4083in" fo:margin-right="0in" fo:margin-top="0.0516in" fo:margin-bottom="0in" style:contextual-spacing="false" fo:line-height="100%" fo:text-indent="0in" style:auto-text-indent="false">
        <style:tab-stops>
          <style:tab-stop style:position="4.9701in"/>
        </style:tab-stops>
      </style:paragraph-properties>
    </style:style>
    <style:style style:name="P49" style:family="paragraph" style:parent-style-name="Standard">
      <style:paragraph-properties fo:margin-left="0.4083in" fo:margin-right="0in" fo:margin-top="0.0516in" fo:margin-bottom="0in" style:contextual-spacing="false" fo:line-height="100%" fo:text-indent="0in" style:auto-text-indent="false">
        <style:tab-stops>
          <style:tab-stop style:position="5.1484in"/>
        </style:tab-stops>
      </style:paragraph-properties>
    </style:style>
    <style:style style:name="P50" style:family="paragraph" style:parent-style-name="Standard">
      <style:paragraph-properties fo:margin-left="0.4083in" fo:margin-right="0in" fo:margin-top="0.0516in" fo:margin-bottom="0in" style:contextual-spacing="false" fo:line-height="100%" fo:text-indent="0in" style:auto-text-indent="false">
        <style:tab-stops>
          <style:tab-stop style:position="5.0862in"/>
        </style:tab-stops>
      </style:paragraph-properties>
    </style:style>
    <style:style style:name="P51" style:family="paragraph" style:parent-style-name="Standard">
      <style:paragraph-properties fo:margin-left="0.4083in" fo:margin-right="0in" fo:margin-top="0.0516in" fo:margin-bottom="0in" style:contextual-spacing="false" fo:line-height="100%" fo:text-indent="0in" style:auto-text-indent="false">
        <style:tab-stops>
          <style:tab-stop style:position="5.3728in"/>
        </style:tab-stops>
      </style:paragraph-properties>
    </style:style>
    <style:style style:name="P52" style:family="paragraph" style:parent-style-name="Standard">
      <style:paragraph-properties fo:margin-left="0.4083in" fo:margin-right="0in" fo:margin-top="0.0516in" fo:margin-bottom="0in" style:contextual-spacing="false" fo:line-height="100%" fo:text-indent="0in" style:auto-text-indent="false">
        <style:tab-stops>
          <style:tab-stop style:position="4.9398in"/>
        </style:tab-stops>
      </style:paragraph-properties>
    </style:style>
    <style:style style:name="P53" style:family="paragraph" style:parent-style-name="Standard">
      <style:paragraph-properties fo:margin-left="0.4083in" fo:margin-right="0in" fo:margin-top="0.0516in" fo:margin-bottom="0in" style:contextual-spacing="false" fo:line-height="100%" fo:text-indent="0in" style:auto-text-indent="false">
        <style:tab-stops>
          <style:tab-stop style:position="5.2807in"/>
        </style:tab-stops>
      </style:paragraph-properties>
    </style:style>
    <style:style style:name="P54" style:family="paragraph" style:parent-style-name="Standard">
      <style:paragraph-properties fo:margin-left="0.4083in" fo:margin-right="0in" fo:margin-top="0.0516in" fo:margin-bottom="0in" style:contextual-spacing="false" fo:line-height="100%" fo:text-indent="0in" style:auto-text-indent="false">
        <style:tab-stops>
          <style:tab-stop style:position="5.1638in"/>
        </style:tab-stops>
      </style:paragraph-properties>
    </style:style>
    <style:style style:name="P55" style:family="paragraph" style:parent-style-name="Standard">
      <style:paragraph-properties fo:margin-left="0.4083in" fo:margin-right="0in" fo:margin-top="0.0516in" fo:margin-bottom="0in" style:contextual-spacing="false" fo:line-height="100%" fo:text-indent="0in" style:auto-text-indent="false">
        <style:tab-stops>
          <style:tab-stop style:position="4.7327in"/>
        </style:tab-stops>
      </style:paragraph-properties>
    </style:style>
    <style:style style:name="P56" style:family="paragraph" style:parent-style-name="Standard">
      <style:paragraph-properties fo:margin-left="0.4083in" fo:margin-right="0in" fo:margin-top="0.0516in" fo:margin-bottom="0in" style:contextual-spacing="false" fo:line-height="100%" fo:text-indent="0in" style:auto-text-indent="false">
        <style:tab-stops>
          <style:tab-stop style:position="5.3264in"/>
        </style:tab-stops>
      </style:paragraph-properties>
    </style:style>
    <style:style style:name="P57" style:family="paragraph" style:parent-style-name="Standard">
      <style:paragraph-properties fo:margin-left="0.4083in" fo:margin-right="0in" fo:margin-top="0.0516in" fo:margin-bottom="0in" style:contextual-spacing="false" fo:line-height="100%" fo:text-indent="0in" style:auto-text-indent="false">
        <style:tab-stops>
          <style:tab-stop style:position="5.3028in"/>
        </style:tab-stops>
      </style:paragraph-properties>
    </style:style>
    <style:style style:name="P58" style:family="paragraph" style:parent-style-name="Standard">
      <style:paragraph-properties fo:margin-left="0.4083in" fo:margin-right="0in" fo:margin-top="0.0516in" fo:margin-bottom="0in" style:contextual-spacing="false" fo:line-height="100%" fo:text-indent="0in" style:auto-text-indent="false">
        <style:tab-stops>
          <style:tab-stop style:position="5.2189in"/>
        </style:tab-stops>
      </style:paragraph-properties>
    </style:style>
    <style:style style:name="P59" style:family="paragraph" style:parent-style-name="Standard">
      <style:paragraph-properties fo:margin-left="0.4083in" fo:margin-right="0in" fo:margin-top="0.0516in" fo:margin-bottom="0in" style:contextual-spacing="false" fo:line-height="100%" fo:text-indent="0in" style:auto-text-indent="false">
        <style:tab-stops>
          <style:tab-stop style:position="5.2409in"/>
        </style:tab-stops>
      </style:paragraph-properties>
    </style:style>
    <style:style style:name="P60" style:family="paragraph" style:parent-style-name="Standard">
      <style:paragraph-properties fo:margin-left="0.4083in" fo:margin-right="0in" fo:margin-top="0.0516in" fo:margin-bottom="0in" style:contextual-spacing="false" fo:line-height="100%" fo:text-indent="0in" style:auto-text-indent="false">
        <style:tab-stops>
          <style:tab-stop style:position="4.878in"/>
        </style:tab-stops>
      </style:paragraph-properties>
    </style:style>
    <style:style style:name="P61" style:family="paragraph" style:parent-style-name="Standard">
      <style:paragraph-properties fo:margin-left="0.4083in" fo:margin-right="0in" fo:margin-top="0.0516in" fo:margin-bottom="0in" style:contextual-spacing="false" fo:line-height="100%" fo:text-indent="0in" style:auto-text-indent="false">
        <style:tab-stops>
          <style:tab-stop style:position="5.2571in"/>
        </style:tab-stops>
      </style:paragraph-properties>
    </style:style>
    <style:style style:name="P62" style:family="paragraph" style:parent-style-name="Standard">
      <style:paragraph-properties fo:margin-left="0.4083in" fo:margin-right="0in" fo:margin-top="0.0516in" fo:margin-bottom="0in" style:contextual-spacing="false" fo:line-height="100%" fo:text-indent="0in" style:auto-text-indent="false">
        <style:tab-stops>
          <style:tab-stop style:position="5.1327in"/>
        </style:tab-stops>
      </style:paragraph-properties>
    </style:style>
    <style:style style:name="P63" style:family="paragraph" style:parent-style-name="Standard">
      <style:paragraph-properties fo:margin-left="0.4083in" fo:margin-right="0in" fo:margin-top="0.0516in" fo:margin-bottom="0in" style:contextual-spacing="false" fo:line-height="100%" fo:text-indent="0in" style:auto-text-indent="false">
        <style:tab-stops>
          <style:tab-stop style:position="5.0555in"/>
        </style:tab-stops>
      </style:paragraph-properties>
    </style:style>
    <style:style style:name="P64" style:family="paragraph" style:parent-style-name="Standard">
      <style:paragraph-properties fo:margin-left="0.4083in" fo:margin-right="0in" fo:margin-top="0.0516in" fo:margin-bottom="0in" style:contextual-spacing="false" fo:line-height="100%" fo:text-indent="0in" style:auto-text-indent="false">
        <style:tab-stops>
          <style:tab-stop style:position="5.0634in"/>
        </style:tab-stops>
      </style:paragraph-properties>
    </style:style>
    <style:style style:name="P65" style:family="paragraph" style:parent-style-name="Standard">
      <style:paragraph-properties fo:margin-left="0.4083in" fo:margin-right="0in" fo:margin-top="0.0516in" fo:margin-bottom="0in" style:contextual-spacing="false" fo:line-height="100%" fo:text-indent="0in" style:auto-text-indent="false">
        <style:tab-stops>
          <style:tab-stop style:position="5.3256in"/>
        </style:tab-stops>
      </style:paragraph-properties>
    </style:style>
    <style:style style:name="P66" style:family="paragraph" style:parent-style-name="Standard">
      <style:paragraph-properties fo:margin-left="0.4083in" fo:margin-right="0in" fo:margin-top="0.0516in" fo:margin-bottom="0in" style:contextual-spacing="false" fo:line-height="100%" fo:text-indent="0in" style:auto-text-indent="false">
        <style:tab-stops>
          <style:tab-stop style:position="4.8854in"/>
        </style:tab-stops>
      </style:paragraph-properties>
    </style:style>
    <style:style style:name="P67" style:family="paragraph" style:parent-style-name="Standard">
      <style:paragraph-properties fo:margin-left="0.4083in" fo:margin-right="0in" fo:margin-top="0.0516in" fo:margin-bottom="0in" style:contextual-spacing="false" fo:line-height="100%" fo:text-indent="0in" style:auto-text-indent="false">
        <style:tab-stops>
          <style:tab-stop style:position="5.0783in"/>
        </style:tab-stops>
      </style:paragraph-properties>
    </style:style>
    <style:style style:name="P68" style:family="paragraph" style:parent-style-name="Standard">
      <style:paragraph-properties fo:margin-left="0.4083in" fo:margin-right="0in" fo:margin-top="0.0516in" fo:margin-bottom="0in" style:contextual-spacing="false" fo:line-height="100%" fo:text-indent="0in" style:auto-text-indent="false">
        <style:tab-stops>
          <style:tab-stop style:position="5.3425in"/>
        </style:tab-stops>
      </style:paragraph-properties>
    </style:style>
    <style:style style:name="P69" style:family="paragraph" style:parent-style-name="Standard">
      <style:paragraph-properties fo:margin-left="0.4083in" fo:margin-right="0in" fo:margin-top="0.0516in" fo:margin-bottom="0in" style:contextual-spacing="false" fo:line-height="100%" fo:text-indent="0in" style:auto-text-indent="false">
        <style:tab-stops>
          <style:tab-stop style:position="5.0638in"/>
        </style:tab-stops>
      </style:paragraph-properties>
    </style:style>
    <style:style style:name="P70" style:family="paragraph" style:parent-style-name="Standard">
      <style:paragraph-properties fo:margin-left="0.4083in" fo:margin-right="0in" fo:margin-top="0.0516in" fo:margin-bottom="0in" style:contextual-spacing="false" fo:line-height="100%" fo:text-indent="0in" style:auto-text-indent="false">
        <style:tab-stops>
          <style:tab-stop style:position="5.3953in"/>
        </style:tab-stops>
      </style:paragraph-properties>
    </style:style>
    <style:style style:name="P71" style:family="paragraph" style:parent-style-name="Standard">
      <style:paragraph-properties fo:margin-left="0.4083in" fo:margin-right="0in" fo:margin-top="0.0516in" fo:margin-bottom="0in" style:contextual-spacing="false" fo:line-height="100%" fo:text-indent="0in" style:auto-text-indent="false">
        <style:tab-stops>
          <style:tab-stop style:position="5.2799in"/>
        </style:tab-stops>
      </style:paragraph-properties>
    </style:style>
    <style:style style:name="P72" style:family="paragraph" style:parent-style-name="Standard">
      <style:paragraph-properties fo:margin-left="0.4083in" fo:margin-right="0in" fo:margin-top="0.0516in" fo:margin-bottom="0in" style:contextual-spacing="false" fo:line-height="100%" fo:text-indent="0in" style:auto-text-indent="false">
        <style:tab-stops>
          <style:tab-stop style:position="4.9091in"/>
        </style:tab-stops>
      </style:paragraph-properties>
    </style:style>
    <style:style style:name="P73" style:family="paragraph" style:parent-style-name="Standard">
      <style:paragraph-properties fo:margin-left="0.4083in" fo:margin-right="0in" fo:margin-top="0.0516in" fo:margin-bottom="0in" style:contextual-spacing="false" fo:line-height="100%" fo:text-indent="0in" style:auto-text-indent="false">
        <style:tab-stops>
          <style:tab-stop style:position="4.8937in"/>
        </style:tab-stops>
      </style:paragraph-properties>
    </style:style>
    <style:style style:name="P74" style:family="paragraph" style:parent-style-name="Standard">
      <style:paragraph-properties fo:margin-left="0.4083in" fo:margin-right="0in" fo:margin-top="0.0516in" fo:margin-bottom="0in" style:contextual-spacing="false" fo:line-height="100%" fo:text-indent="0in" style:auto-text-indent="false">
        <style:tab-stops>
          <style:tab-stop style:position="5.202in"/>
        </style:tab-stops>
      </style:paragraph-properties>
    </style:style>
    <style:style style:name="P75" style:family="paragraph" style:parent-style-name="Standard">
      <style:paragraph-properties fo:margin-left="0.4083in" fo:margin-right="0in" fo:line-height="0.152in" fo:text-indent="0in" style:auto-text-indent="false"/>
    </style:style>
    <style:style style:name="P76" style:family="paragraph" style:parent-style-name="Standard">
      <style:paragraph-properties fo:margin-left="0.4083in" fo:margin-right="0in" fo:line-height="0.152in" fo:text-indent="0in" style:auto-text-indent="false">
        <style:tab-stops>
          <style:tab-stop style:position="1.1925in"/>
          <style:tab-stop style:position="1.7256in"/>
          <style:tab-stop style:position="2.498in"/>
        </style:tab-stops>
      </style:paragraph-properties>
    </style:style>
    <style:style style:name="P77" style:family="paragraph" style:parent-style-name="Standard">
      <style:paragraph-properties fo:margin-left="0.4083in" fo:margin-right="0in" fo:line-height="0.152in" fo:text-indent="0in" style:auto-text-indent="false">
        <style:tab-stops>
          <style:tab-stop style:position="0.9618in"/>
          <style:tab-stop style:position="1.2335in"/>
        </style:tab-stops>
      </style:paragraph-properties>
    </style:style>
    <style:style style:name="P78" style:family="paragraph" style:parent-style-name="Standard">
      <style:paragraph-properties fo:margin-left="0.4083in" fo:margin-right="0in" fo:line-height="0.1535in" fo:text-indent="0in" style:auto-text-indent="false"/>
    </style:style>
    <style:style style:name="P79" style:family="paragraph" style:parent-style-name="Standard">
      <style:paragraph-properties fo:margin-left="0.4083in" fo:margin-right="0in" fo:line-height="0.1528in" fo:text-indent="0in" style:auto-text-indent="false"/>
    </style:style>
    <style:style style:name="P80" style:family="paragraph" style:parent-style-name="Standard">
      <style:paragraph-properties fo:margin-left="0.4083in" fo:margin-right="0in" fo:line-height="0.1528in" fo:text-indent="0in" style:auto-text-indent="false">
        <style:tab-stops>
          <style:tab-stop style:position="1.5256in"/>
          <style:tab-stop style:position="2.0146in"/>
        </style:tab-stops>
      </style:paragraph-properties>
    </style:style>
    <style:style style:name="P81" style:family="paragraph" style:parent-style-name="Standard">
      <style:paragraph-properties fo:margin-left="0.4083in" fo:margin-right="0in" fo:line-height="0.1528in" fo:text-indent="0in" style:auto-text-indent="false">
        <style:tab-stops>
          <style:tab-stop style:position="0.9429in"/>
          <style:tab-stop style:position="1.4075in"/>
          <style:tab-stop style:position="1.6429in"/>
        </style:tab-stops>
      </style:paragraph-properties>
    </style:style>
    <style:style style:name="P82" style:family="paragraph" style:parent-style-name="Standard">
      <style:paragraph-properties fo:margin-left="0.4083in" fo:margin-right="0in" fo:line-height="0.1528in" fo:text-indent="0in" style:auto-text-indent="false">
        <style:tab-stops>
          <style:tab-stop style:position="1.1028in"/>
          <style:tab-stop style:position="2.0098in"/>
          <style:tab-stop style:position="2.2972in"/>
        </style:tab-stops>
      </style:paragraph-properties>
    </style:style>
    <style:style style:name="P83" style:family="paragraph" style:parent-style-name="Standard">
      <style:paragraph-properties fo:margin-left="0.4083in" fo:margin-right="0in" fo:line-height="0.1528in" fo:text-indent="0in" style:auto-text-indent="false">
        <style:tab-stops>
          <style:tab-stop style:position="2.139in"/>
        </style:tab-stops>
      </style:paragraph-properties>
    </style:style>
    <style:style style:name="P84" style:family="paragraph" style:parent-style-name="Standard">
      <style:paragraph-properties fo:margin-left="0.4083in" fo:margin-right="0in" fo:line-height="0.1547in" fo:text-indent="0in" style:auto-text-indent="false"/>
    </style:style>
    <style:style style:name="P85" style:family="paragraph" style:parent-style-name="Standard">
      <style:paragraph-properties fo:margin-left="0.4083in" fo:margin-right="0in" fo:line-height="0.1516in" fo:text-indent="0in" style:auto-text-indent="false"/>
    </style:style>
    <style:style style:name="P86" style:family="paragraph" style:parent-style-name="Standard">
      <style:paragraph-properties fo:margin-left="0.4083in" fo:margin-right="0in" fo:margin-top="0.0008in" fo:margin-bottom="0in" style:contextual-spacing="false" fo:line-height="0.1528in" fo:text-indent="0in" style:auto-text-indent="false"/>
    </style:style>
    <style:style style:name="P87" style:family="paragraph" style:parent-style-name="Standard">
      <style:paragraph-properties fo:margin-top="0.0063in" fo:margin-bottom="0in" style:contextual-spacing="false" fo:line-height="0.1665in"/>
      <style:text-properties fo:font-size="12pt" style:font-size-asian="12pt"/>
    </style:style>
    <style:style style:name="P88" style:family="paragraph" style:parent-style-name="Standard">
      <style:paragraph-properties fo:margin-top="0.0063in" fo:margin-bottom="0in" style:contextual-spacing="false" fo:line-height="0.1319in"/>
      <style:text-properties fo:font-size="9.5pt" style:font-size-asian="9.5pt"/>
    </style:style>
    <style:style style:name="P89" style:family="paragraph" style:parent-style-name="Standard">
      <style:paragraph-properties fo:margin-left="0.7043in" fo:margin-right="0in" fo:margin-top="0.0571in" fo:margin-bottom="0in" style:contextual-spacing="false" fo:line-height="95%" fo:text-indent="0in" style:auto-text-indent="false"/>
    </style:style>
    <style:style style:name="P90" style:family="paragraph" style:parent-style-name="Standard">
      <style:paragraph-properties fo:margin-left="0.7043in" fo:margin-right="0in" fo:margin-top="0.0571in" fo:margin-bottom="0in" style:contextual-spacing="false" fo:line-height="95%" fo:text-align="justify" style:justify-single-word="false" fo:text-indent="0in" style:auto-text-indent="false"/>
    </style:style>
    <style:style style:name="P91" style:family="paragraph" style:parent-style-name="Standard">
      <style:paragraph-properties fo:margin-left="0.7043in" fo:margin-right="0in" fo:margin-top="0.0571in" fo:margin-bottom="0in" style:contextual-spacing="false" fo:line-height="95%" fo:text-indent="0in" style:auto-text-indent="false">
        <style:tab-stops>
          <style:tab-stop style:position="1.4201in"/>
          <style:tab-stop style:position="2.0126in"/>
          <style:tab-stop style:position="2.3161in"/>
          <style:tab-stop style:position="2.3646in"/>
        </style:tab-stops>
      </style:paragraph-properties>
    </style:style>
    <style:style style:name="P92" style:family="paragraph" style:parent-style-name="Standard">
      <style:paragraph-properties fo:margin-left="0.7043in" fo:margin-right="0in" fo:line-height="0.1535in" fo:text-indent="0in" style:auto-text-indent="false"/>
    </style:style>
    <style:style style:name="P93" style:family="paragraph" style:parent-style-name="Standard">
      <style:paragraph-properties fo:margin-left="0.7043in" fo:margin-right="0in" fo:line-height="0.1535in" fo:text-align="justify" style:justify-single-word="false" fo:text-indent="0in" style:auto-text-indent="false"/>
    </style:style>
    <style:style style:name="P94" style:family="paragraph" style:parent-style-name="Standard">
      <style:paragraph-properties fo:margin-left="0.7043in" fo:margin-right="0in" fo:line-height="0.1528in" fo:text-indent="0in" style:auto-text-indent="false"/>
    </style:style>
    <style:style style:name="P95" style:family="paragraph" style:parent-style-name="Standard">
      <style:paragraph-properties fo:margin-left="0.7043in" fo:margin-right="0in" fo:line-height="0.1528in" fo:text-align="justify" style:justify-single-word="false" fo:text-indent="0in" style:auto-text-indent="false"/>
    </style:style>
    <style:style style:name="P96" style:family="paragraph" style:parent-style-name="Standard">
      <style:paragraph-properties fo:margin-left="0.7043in" fo:margin-right="0in" fo:line-height="0.1528in" fo:text-indent="0in" style:auto-text-indent="false">
        <style:tab-stops>
          <style:tab-stop style:position="2.0862in"/>
          <style:tab-stop style:position="2.3437in"/>
        </style:tab-stops>
      </style:paragraph-properties>
    </style:style>
    <style:style style:name="P97" style:family="paragraph" style:parent-style-name="Standard">
      <style:paragraph-properties fo:margin-left="0.7043in" fo:margin-right="0in" fo:line-height="0.152in" fo:text-indent="0in" style:auto-text-indent="false"/>
    </style:style>
    <style:style style:name="P98" style:family="paragraph" style:parent-style-name="Standard">
      <style:paragraph-properties fo:margin-left="0.7043in" fo:margin-right="0in" fo:line-height="0.1516in" fo:text-indent="0in" style:auto-text-indent="false"/>
    </style:style>
    <style:style style:name="P99" style:family="paragraph" style:parent-style-name="Standard" style:list-style-name="WWNum35">
      <style:paragraph-properties fo:margin-left="0.7043in" fo:margin-right="0in" fo:line-height="0.1547in" fo:text-align="justify" style:justify-single-word="false" fo:text-indent="0in" style:auto-text-indent="false">
        <style:tab-stops>
          <style:tab-stop style:position="0.8972in"/>
        </style:tab-stops>
      </style:paragraph-properties>
    </style:style>
    <style:style style:name="P100" style:family="paragraph" style:parent-style-name="Standard">
      <style:paragraph-properties fo:margin-left="0.7043in" fo:margin-right="0in" fo:margin-top="0.0008in" fo:margin-bottom="0in" style:contextual-spacing="false" fo:line-height="0.1528in" fo:text-indent="0in" style:auto-text-indent="false"/>
    </style:style>
    <style:style style:name="P101" style:family="paragraph" style:parent-style-name="Standard">
      <style:paragraph-properties fo:margin-left="0.7043in" fo:margin-right="0in" fo:margin-top="0.0008in" fo:margin-bottom="0in" style:contextual-spacing="false" fo:line-height="0.1528in" fo:text-indent="0in" style:auto-text-indent="false">
        <style:tab-stops>
          <style:tab-stop style:position="1.2126in"/>
          <style:tab-stop style:position="1.7575in"/>
          <style:tab-stop style:position="2.4555in"/>
        </style:tab-stops>
      </style:paragraph-properties>
    </style:style>
    <style:style style:name="P102" style:family="paragraph" style:parent-style-name="Standard">
      <style:paragraph-properties fo:margin-left="0.7043in" fo:margin-right="0in" fo:margin-top="0.0008in" fo:margin-bottom="0in" style:contextual-spacing="false" fo:line-height="0.1528in" fo:text-indent="0in" style:auto-text-indent="false">
        <style:tab-stops>
          <style:tab-stop style:position="1.402in"/>
          <style:tab-stop style:position="2.1728in"/>
          <style:tab-stop style:position="2.7583in"/>
        </style:tab-stops>
      </style:paragraph-properties>
    </style:style>
    <style:style style:name="P103" style:family="paragraph" style:parent-style-name="Standard">
      <style:paragraph-properties fo:margin-left="0.7043in" fo:margin-right="0in" fo:margin-top="0.0008in" fo:margin-bottom="0in" style:contextual-spacing="false" fo:line-height="0.1528in" fo:text-indent="0in" style:auto-text-indent="false">
        <style:tab-stops>
          <style:tab-stop style:position="1.611in"/>
          <style:tab-stop style:position="2.2575in"/>
          <style:tab-stop style:position="2.7965in"/>
        </style:tab-stops>
      </style:paragraph-properties>
    </style:style>
    <style:style style:name="P104" style:family="paragraph" style:parent-style-name="Standard">
      <style:paragraph-properties fo:margin-left="0.7043in" fo:margin-right="0in" fo:margin-top="0.0008in" fo:margin-bottom="0in" style:contextual-spacing="false" fo:line-height="0.1528in" fo:text-indent="0in" style:auto-text-indent="false">
        <style:tab-stops>
          <style:tab-stop style:position="1.272in"/>
          <style:tab-stop style:position="1.5791in"/>
          <style:tab-stop style:position="1.7217in"/>
          <style:tab-stop style:position="2.5181in"/>
        </style:tab-stops>
      </style:paragraph-properties>
    </style:style>
    <style:style style:name="P105" style:family="paragraph" style:parent-style-name="Standard">
      <style:paragraph-properties fo:margin-left="0.7043in" fo:margin-right="0in" fo:margin-top="0.0008in" fo:margin-bottom="0in" style:contextual-spacing="false" fo:line-height="0.1528in" fo:text-align="justify" style:justify-single-word="false" fo:text-indent="0in" style:auto-text-indent="false"/>
    </style:style>
    <style:style style:name="P106" style:family="paragraph" style:parent-style-name="Standard">
      <style:paragraph-properties fo:margin-left="0.7043in" fo:margin-right="0in" fo:margin-top="0.0008in" fo:margin-bottom="0in" style:contextual-spacing="false" fo:line-height="0.1528in" fo:text-align="justify" style:justify-single-word="false" fo:text-indent="0in" style:auto-text-indent="false">
        <style:tab-stops>
          <style:tab-stop style:position="1.2319in"/>
        </style:tab-stops>
      </style:paragraph-properties>
    </style:style>
    <style:style style:name="P107" style:family="paragraph" style:parent-style-name="Standard">
      <style:paragraph-properties fo:margin-left="0.7043in" fo:margin-right="0in" fo:margin-top="0.0008in" fo:margin-bottom="0in" style:contextual-spacing="false" fo:line-height="0.1528in" fo:text-indent="0in" style:auto-text-indent="false">
        <style:tab-stops>
          <style:tab-stop style:position="1.6854in"/>
        </style:tab-stops>
      </style:paragraph-properties>
    </style:style>
    <style:style style:name="P108" style:family="paragraph" style:parent-style-name="Standard">
      <style:paragraph-properties fo:margin-left="0.7043in" fo:margin-right="0in" fo:margin-top="0.0008in" fo:margin-bottom="0in" style:contextual-spacing="false" fo:line-height="0.1528in" fo:text-indent="0in" style:auto-text-indent="false">
        <style:tab-stops>
          <style:tab-stop style:position="1.5689in"/>
          <style:tab-stop style:position="2.3972in"/>
        </style:tab-stops>
      </style:paragraph-properties>
    </style:style>
    <style:style style:name="P109" style:family="paragraph" style:parent-style-name="Standard">
      <style:paragraph-properties fo:margin-left="0.7043in" fo:margin-right="0in" fo:margin-top="0.0008in" fo:margin-bottom="0in" style:contextual-spacing="false" fo:line-height="95%" fo:text-indent="0in" style:auto-text-indent="false"/>
    </style:style>
    <style:style style:name="P110" style:family="paragraph" style:parent-style-name="Standard">
      <style:paragraph-properties fo:margin-left="0.7043in" fo:margin-right="0in" fo:margin-top="0.0484in" fo:margin-bottom="0in" style:contextual-spacing="false" fo:line-height="100%" fo:text-indent="0in" style:auto-text-indent="false"/>
    </style:style>
    <style:style style:name="P111" style:family="paragraph" style:parent-style-name="Standard">
      <style:paragraph-properties fo:margin-left="0.7043in" fo:margin-right="0in" fo:margin-top="0.0484in" fo:margin-bottom="0in" style:contextual-spacing="false" fo:line-height="100%" fo:text-align="justify" style:justify-single-word="false" fo:text-indent="0in" style:auto-text-indent="false"/>
    </style:style>
    <style:style style:name="P112" style:family="paragraph" style:parent-style-name="Standard">
      <style:paragraph-properties fo:margin-left="0.7043in" fo:margin-right="0in" fo:margin-top="0.0543in" fo:margin-bottom="0in" style:contextual-spacing="false" fo:line-height="95%" fo:text-indent="0in" style:auto-text-indent="false"/>
    </style:style>
    <style:style style:name="P113" style:family="paragraph" style:parent-style-name="Standard">
      <style:paragraph-properties fo:margin-left="0.7043in" fo:margin-right="0in" fo:margin-top="0.0516in" fo:margin-bottom="0in" style:contextual-spacing="false" fo:line-height="100%" fo:text-indent="0in" style:auto-text-indent="false"/>
    </style:style>
    <style:style style:name="P114" style:family="paragraph" style:parent-style-name="Standard">
      <style:paragraph-properties fo:margin-left="0.7047in" fo:margin-right="0.0008in" fo:line-height="0.1535in" fo:text-align="justify" style:justify-single-word="false" fo:text-indent="0in" style:auto-text-indent="false"/>
    </style:style>
    <style:style style:name="P115" style:family="paragraph" style:parent-style-name="Standard">
      <style:paragraph-properties fo:margin-left="0.7047in" fo:margin-right="0.0008in" fo:line-height="0.152in" fo:text-align="justify" style:justify-single-word="false" fo:text-indent="0in" style:auto-text-indent="false"/>
    </style:style>
    <style:style style:name="P116" style:family="paragraph" style:parent-style-name="Standard">
      <style:paragraph-properties fo:margin-left="0.7047in" fo:margin-right="0.0008in" fo:line-height="0.1528in" fo:text-align="justify" style:justify-single-word="false" fo:text-indent="0in" style:auto-text-indent="false"/>
    </style:style>
    <style:style style:name="P117" style:family="paragraph" style:parent-style-name="Standard">
      <style:paragraph-properties fo:margin-left="0.7047in" fo:margin-right="0.0008in" fo:margin-top="0.0008in" fo:margin-bottom="0in" style:contextual-spacing="false" fo:line-height="0.1528in" fo:text-align="justify" style:justify-single-word="false" fo:text-indent="0in" style:auto-text-indent="false"/>
    </style:style>
    <style:style style:name="P118" style:family="paragraph" style:parent-style-name="Standard">
      <style:paragraph-properties fo:margin-left="0.7047in" fo:margin-right="0.0008in" fo:margin-top="0.0008in" fo:margin-bottom="0in" style:contextual-spacing="false" fo:line-height="0.1528in" fo:text-indent="0in" style:auto-text-indent="false">
        <style:tab-stops>
          <style:tab-stop style:position="1.2429in"/>
          <style:tab-stop style:position="1.8201in"/>
          <style:tab-stop style:position="2.298in"/>
          <style:tab-stop style:position="2.7957in"/>
        </style:tab-stops>
      </style:paragraph-properties>
    </style:style>
    <style:style style:name="P119" style:family="paragraph" style:parent-style-name="Standard">
      <style:paragraph-properties fo:margin-left="0.7047in" fo:margin-right="0.0008in" fo:margin-top="0.0008in" fo:margin-bottom="0in" style:contextual-spacing="false" fo:line-height="0.1528in" fo:text-indent="0in" style:auto-text-indent="false">
        <style:tab-stops>
          <style:tab-stop style:position="1.178in"/>
          <style:tab-stop style:position="2.0339in"/>
        </style:tab-stops>
      </style:paragraph-properties>
    </style:style>
    <style:style style:name="P120" style:family="paragraph" style:parent-style-name="Standard">
      <style:paragraph-properties fo:margin-left="0.7043in" fo:margin-right="1.3528in" fo:line-height="0.1528in" fo:text-align="justify" style:justify-single-word="false" fo:text-indent="0in" style:auto-text-indent="false"/>
    </style:style>
    <style:style style:name="P121" style:family="paragraph" style:parent-style-name="Standard">
      <style:paragraph-properties fo:margin-left="0.7043in" fo:margin-right="0.0016in" fo:margin-top="0.0008in" fo:margin-bottom="0in" style:contextual-spacing="false" fo:line-height="0.1528in" fo:text-align="justify" style:justify-single-word="false" fo:text-indent="-0.2953in" style:auto-text-indent="false"/>
    </style:style>
    <style:style style:name="P122" style:family="paragraph" style:parent-style-name="Standard">
      <style:paragraph-properties fo:margin-left="0.7043in" fo:margin-right="0.0016in" fo:margin-top="0.0008in" fo:margin-bottom="0in" style:contextual-spacing="false" fo:line-height="0.1528in" fo:text-indent="-0.2953in" style:auto-text-indent="false">
        <style:tab-stops>
          <style:tab-stop style:position="1.178in"/>
          <style:tab-stop style:position="2.1217in"/>
        </style:tab-stops>
      </style:paragraph-properties>
    </style:style>
    <style:style style:name="P123" style:family="paragraph" style:parent-style-name="Standard">
      <style:paragraph-properties fo:margin-left="0.7043in" fo:margin-right="0.0016in" fo:line-height="0.1528in" fo:text-indent="-0.2953in" style:auto-text-indent="false">
        <style:tab-stops>
          <style:tab-stop style:position="0.7929in"/>
          <style:tab-stop style:position="1.1346in"/>
          <style:tab-stop style:position="2.3681in"/>
        </style:tab-stops>
      </style:paragraph-properties>
    </style:style>
    <style:style style:name="P124" style:family="paragraph" style:parent-style-name="Standard">
      <style:paragraph-properties fo:margin-left="0.7043in" fo:margin-right="0.0016in" fo:line-height="0.1528in" fo:text-align="justify" style:justify-single-word="false" fo:text-indent="-0.2953in" style:auto-text-indent="false"/>
    </style:style>
    <style:style style:name="P125" style:family="paragraph" style:parent-style-name="Standard">
      <style:paragraph-properties fo:margin-left="0.7043in" fo:margin-right="0.5319in" fo:line-height="0.1528in" fo:text-align="justify" style:justify-single-word="false" fo:text-indent="0in" style:auto-text-indent="false"/>
    </style:style>
    <style:style style:name="P126" style:family="paragraph" style:parent-style-name="Standard">
      <style:paragraph-properties fo:margin-left="0.4091in" fo:margin-right="0in" fo:line-height="0.1528in" fo:text-indent="0in" style:auto-text-indent="false"/>
    </style:style>
    <style:style style:name="P127" style:family="paragraph" style:parent-style-name="Standard">
      <style:paragraph-properties fo:margin-left="0.4091in" fo:margin-right="0in" fo:line-height="0.1528in" fo:text-indent="0in" style:auto-text-indent="false">
        <style:tab-stops>
          <style:tab-stop style:position="1.1528in"/>
        </style:tab-stops>
      </style:paragraph-properties>
    </style:style>
    <style:style style:name="P128" style:family="paragraph" style:parent-style-name="Standard">
      <style:paragraph-properties fo:margin-left="0.4091in" fo:margin-right="0in" fo:line-height="0.1528in" fo:text-indent="0in" style:auto-text-indent="false">
        <style:tab-stops>
          <style:tab-stop style:position="2.4299in"/>
        </style:tab-stops>
      </style:paragraph-properties>
    </style:style>
    <style:style style:name="P129" style:family="paragraph" style:parent-style-name="Standard">
      <style:paragraph-properties fo:margin-left="0.4091in" fo:margin-right="0in" fo:line-height="0.1528in" fo:text-indent="0in" style:auto-text-indent="false">
        <style:tab-stops>
          <style:tab-stop style:position="1.1862in"/>
        </style:tab-stops>
      </style:paragraph-properties>
    </style:style>
    <style:style style:name="P130" style:family="paragraph" style:parent-style-name="Standard">
      <style:paragraph-properties fo:margin-left="0.4091in" fo:margin-right="0in" fo:line-height="0.152in" fo:text-indent="0in" style:auto-text-indent="false"/>
    </style:style>
    <style:style style:name="P131" style:family="paragraph" style:parent-style-name="Standard">
      <style:paragraph-properties fo:margin-left="0.4091in" fo:margin-right="0in" fo:line-height="0.152in" fo:text-indent="0in" style:auto-text-indent="false">
        <style:tab-stops>
          <style:tab-stop style:position="0.7575in"/>
          <style:tab-stop style:position="1.2327in"/>
          <style:tab-stop style:position="1.6138in"/>
          <style:tab-stop style:position="2.2661in"/>
        </style:tab-stops>
      </style:paragraph-properties>
    </style:style>
    <style:style style:name="P132" style:family="paragraph" style:parent-style-name="Standard">
      <style:paragraph-properties fo:margin-left="0.4091in" fo:margin-right="0in" fo:line-height="0.152in" fo:text-indent="0in" style:auto-text-indent="false">
        <style:tab-stops>
          <style:tab-stop style:position="1.4508in"/>
        </style:tab-stops>
      </style:paragraph-properties>
    </style:style>
    <style:style style:name="P133" style:family="paragraph" style:parent-style-name="Standard">
      <style:paragraph-properties fo:margin-left="0.4091in" fo:margin-right="0in" fo:line-height="0.1535in" fo:text-indent="0in" style:auto-text-indent="false"/>
    </style:style>
    <style:style style:name="P134" style:family="paragraph" style:parent-style-name="Standard">
      <style:paragraph-properties fo:margin-left="0.4091in" fo:margin-right="0in" fo:line-height="0.1516in" fo:text-indent="0in" style:auto-text-indent="false"/>
    </style:style>
    <style:style style:name="P135" style:family="paragraph" style:parent-style-name="Standard">
      <style:paragraph-properties fo:margin-left="0.4091in" fo:margin-right="0in" fo:margin-top="0.0516in" fo:margin-bottom="0in" style:contextual-spacing="false" fo:line-height="100%" fo:text-indent="0in" style:auto-text-indent="false"/>
    </style:style>
    <style:style style:name="P136" style:family="paragraph" style:parent-style-name="Standard">
      <style:paragraph-properties fo:margin-left="0.4091in" fo:margin-right="0in" fo:margin-top="0.0008in" fo:margin-bottom="0in" style:contextual-spacing="false" fo:line-height="0.1528in" fo:text-align="end" style:justify-single-word="false" fo:text-indent="0in" style:auto-text-indent="false"/>
    </style:style>
    <style:style style:name="P137" style:family="paragraph" style:parent-style-name="Standard">
      <style:paragraph-properties fo:margin-left="0.7043in" fo:margin-right="0.1555in" fo:margin-top="0.0008in" fo:margin-bottom="0in" style:contextual-spacing="false" fo:line-height="0.1528in" fo:text-indent="-0.2953in" style:auto-text-indent="false"/>
    </style:style>
    <style:style style:name="P138" style:family="paragraph" style:parent-style-name="Standard">
      <style:paragraph-properties fo:margin-left="0.7043in" fo:margin-right="0.0008in" fo:margin-top="0.0008in" fo:margin-bottom="0in" style:contextual-spacing="false" fo:line-height="0.1528in" fo:text-indent="0in" style:auto-text-indent="false"/>
    </style:style>
    <style:style style:name="P139" style:family="paragraph" style:parent-style-name="Standard">
      <style:paragraph-properties fo:margin-left="0.7043in" fo:margin-right="0.0008in" fo:margin-top="0.0008in" fo:margin-bottom="0in" style:contextual-spacing="false" fo:line-height="0.1528in" fo:text-align="justify" style:justify-single-word="false" fo:text-indent="0in" style:auto-text-indent="false"/>
    </style:style>
    <style:style style:name="P140" style:family="paragraph" style:parent-style-name="Standard">
      <style:paragraph-properties fo:margin-left="0.7043in" fo:margin-right="0.0008in" fo:margin-top="0.0008in" fo:margin-bottom="0in" style:contextual-spacing="false" fo:line-height="0.1528in" fo:text-align="justify" style:justify-single-word="false" fo:text-indent="0in" style:auto-text-indent="false">
        <style:tab-stops>
          <style:tab-stop style:position="1.111in"/>
        </style:tab-stops>
      </style:paragraph-properties>
    </style:style>
    <style:style style:name="P141" style:family="paragraph" style:parent-style-name="Standard">
      <style:paragraph-properties fo:margin-left="0.7043in" fo:margin-right="0.0008in" fo:margin-top="0.0008in" fo:margin-bottom="0in" style:contextual-spacing="false" fo:line-height="0.1528in" fo:text-align="justify" style:justify-single-word="false" fo:text-indent="0in" style:auto-text-indent="false">
        <style:tab-stops>
          <style:tab-stop style:position="1.1098in"/>
        </style:tab-stops>
      </style:paragraph-properties>
    </style:style>
    <style:style style:name="P142" style:family="paragraph" style:parent-style-name="Standard">
      <style:paragraph-properties fo:margin-left="0.7043in" fo:margin-right="0.0008in" fo:margin-top="0.0008in" fo:margin-bottom="0in" style:contextual-spacing="false" fo:line-height="0.1528in" fo:text-indent="0in" style:auto-text-indent="false">
        <style:tab-stops>
          <style:tab-stop style:position="1.5902in"/>
          <style:tab-stop style:position="2.4945in"/>
        </style:tab-stops>
      </style:paragraph-properties>
    </style:style>
    <style:style style:name="P143" style:family="paragraph" style:parent-style-name="Standard">
      <style:paragraph-properties fo:margin-left="0.7043in" fo:margin-right="0.0008in" fo:margin-top="0.0008in" fo:margin-bottom="0in" style:contextual-spacing="false" fo:line-height="0.1528in" fo:text-indent="0in" style:auto-text-indent="false">
        <style:tab-stops>
          <style:tab-stop style:position="1.4146in"/>
          <style:tab-stop style:position="2.5201in"/>
        </style:tab-stops>
      </style:paragraph-properties>
    </style:style>
    <style:style style:name="P144" style:family="paragraph" style:parent-style-name="Standard">
      <style:paragraph-properties fo:margin-left="0.7043in" fo:margin-right="0.0008in" fo:line-height="0.1528in" fo:text-align="justify" style:justify-single-word="false" fo:text-indent="0in" style:auto-text-indent="false"/>
    </style:style>
    <style:style style:name="P145" style:family="paragraph" style:parent-style-name="Standard" style:list-style-name="WWNum34">
      <style:paragraph-properties fo:margin-left="0.7043in" fo:margin-right="0.0008in" fo:line-height="0.1528in" fo:text-align="justify" style:justify-single-word="false" fo:text-indent="0in" style:auto-text-indent="false">
        <style:tab-stops>
          <style:tab-stop style:position="0.9134in"/>
        </style:tab-stops>
      </style:paragraph-properties>
    </style:style>
    <style:style style:name="P146" style:family="paragraph" style:parent-style-name="Standard" style:list-style-name="WWNum35">
      <style:paragraph-properties fo:margin-left="0.7043in" fo:margin-right="0.0008in" fo:line-height="0.1528in" fo:text-align="justify" style:justify-single-word="false" fo:text-indent="0in" style:auto-text-indent="false">
        <style:tab-stops>
          <style:tab-stop style:position="0.961in"/>
        </style:tab-stops>
      </style:paragraph-properties>
    </style:style>
    <style:style style:name="P147" style:family="paragraph" style:parent-style-name="Standard">
      <style:paragraph-properties fo:margin-left="0.7043in" fo:margin-right="0.0008in" fo:line-height="0.1535in" fo:text-align="justify" style:justify-single-word="false" fo:text-indent="0in" style:auto-text-indent="false"/>
    </style:style>
    <style:style style:name="P148" style:family="paragraph" style:parent-style-name="Standard">
      <style:paragraph-properties fo:margin-left="0.7043in" fo:margin-right="0.0008in" fo:line-height="0.152in" fo:text-align="justify" style:justify-single-word="false" fo:text-indent="0in" style:auto-text-indent="false"/>
    </style:style>
    <style:style style:name="P149" style:family="paragraph" style:parent-style-name="Standard">
      <style:paragraph-properties fo:margin-left="0.7043in" fo:margin-right="0.0008in" fo:line-height="0.1516in" fo:text-align="justify" style:justify-single-word="false" fo:text-indent="0in" style:auto-text-indent="false"/>
    </style:style>
    <style:style style:name="P150" style:family="paragraph" style:parent-style-name="Standard">
      <style:paragraph-properties fo:margin-left="0.7043in" fo:margin-right="0.0008in" fo:margin-top="0.002in" fo:margin-bottom="0in" style:contextual-spacing="false" fo:line-height="0.1528in" fo:text-indent="0in" style:auto-text-indent="false"/>
    </style:style>
    <style:style style:name="P151" style:family="paragraph" style:parent-style-name="Standard">
      <style:paragraph-properties fo:margin-left="0.7043in" fo:margin-right="0.0008in" fo:margin-top="0.0591in" fo:margin-bottom="0in" style:contextual-spacing="false" fo:line-height="0.1528in" fo:text-align="justify" style:justify-single-word="false" fo:text-indent="0in" style:auto-text-indent="false"/>
    </style:style>
    <style:style style:name="P152" style:family="paragraph" style:parent-style-name="Standard">
      <style:paragraph-properties fo:margin-left="0.7043in" fo:margin-right="0.0008in" fo:margin-top="0.0563in" fo:margin-bottom="0in" style:contextual-spacing="false" fo:line-height="95%" fo:text-align="justify" style:justify-single-word="false" fo:text-indent="0in" style:auto-text-indent="false"/>
    </style:style>
    <style:style style:name="P153" style:family="paragraph" style:parent-style-name="Standard">
      <style:paragraph-properties fo:margin-left="0.7047in" fo:margin-right="0.1925in" fo:line-height="0.1535in" fo:text-align="justify" style:justify-single-word="false" fo:text-indent="0in" style:auto-text-indent="false"/>
    </style:style>
    <style:style style:name="P154" style:family="paragraph" style:parent-style-name="Standard">
      <style:paragraph-properties fo:margin-left="0.7047in" fo:margin-right="0.1555in" fo:line-height="0.1528in" fo:text-indent="-0.2953in" style:auto-text-indent="false"/>
    </style:style>
    <style:style style:name="P155" style:family="paragraph" style:parent-style-name="Standard">
      <style:paragraph-properties fo:margin-left="0.7047in" fo:margin-right="0.1555in" fo:margin-top="0.0008in" fo:margin-bottom="0in" style:contextual-spacing="false" fo:line-height="0.1528in" fo:text-indent="-0.2953in" style:auto-text-indent="false"/>
    </style:style>
    <style:style style:name="P156" style:family="paragraph" style:parent-style-name="Standard">
      <style:paragraph-properties fo:margin-left="0.7047in" fo:margin-right="1.7016in" fo:line-height="0.1528in" fo:text-align="justify" style:justify-single-word="false" fo:text-indent="0in" style:auto-text-indent="false"/>
    </style:style>
    <style:style style:name="P157" style:family="paragraph" style:parent-style-name="Standard">
      <style:paragraph-properties fo:margin-left="0.7047in" fo:margin-right="0.0689in" fo:line-height="0.1528in" fo:text-indent="-0.2953in" style:auto-text-indent="false"/>
    </style:style>
    <style:style style:name="P158" style:family="paragraph" style:parent-style-name="Standard">
      <style:paragraph-properties fo:margin-left="0.7047in" fo:margin-right="1.8717in" fo:line-height="0.1528in" fo:text-align="justify" style:justify-single-word="false" fo:text-indent="0in" style:auto-text-indent="false"/>
    </style:style>
    <style:style style:name="P159" style:family="paragraph" style:parent-style-name="Standard">
      <style:paragraph-properties fo:margin-left="0.7047in" fo:margin-right="0in" fo:line-height="0.1528in" fo:text-indent="-0.2953in" style:auto-text-indent="false"/>
    </style:style>
    <style:style style:name="P160" style:family="paragraph" style:parent-style-name="Standard">
      <style:paragraph-properties fo:margin-left="0.7047in" fo:margin-right="0in" fo:line-height="101%" fo:text-indent="-0.2953in" style:auto-text-indent="false"/>
    </style:style>
    <style:style style:name="P161" style:family="paragraph" style:parent-style-name="Standard">
      <style:paragraph-properties fo:margin-left="0.7047in" fo:margin-right="0in" fo:margin-top="0.0016in" fo:margin-bottom="0in" style:contextual-spacing="false" fo:line-height="101%" fo:text-indent="-0.2953in" style:auto-text-indent="false"/>
    </style:style>
    <style:style style:name="P162" style:family="paragraph" style:parent-style-name="Standard">
      <style:paragraph-properties fo:margin-left="0.7047in" fo:margin-right="0in" fo:margin-top="0.0063in" fo:margin-bottom="0in" style:contextual-spacing="false" fo:line-height="102%" fo:text-align="justify" style:justify-single-word="false" fo:text-indent="-0.2953in" style:auto-text-indent="false"/>
    </style:style>
    <style:style style:name="P163" style:family="paragraph" style:parent-style-name="Standard">
      <style:paragraph-properties fo:margin-left="0.7047in" fo:margin-right="0in" fo:margin-top="0.0008in" fo:margin-bottom="0in" style:contextual-spacing="false" fo:line-height="0.1528in" fo:text-indent="-0.2953in" style:auto-text-indent="false"/>
    </style:style>
    <style:style style:name="P164" style:family="paragraph" style:parent-style-name="Standard">
      <style:paragraph-properties fo:margin-left="0.7047in" fo:margin-right="0in" fo:margin-top="0.0008in" fo:margin-bottom="0in" style:contextual-spacing="false" fo:line-height="0.1528in" fo:text-align="justify" style:justify-single-word="false" fo:text-indent="-0.2953in" style:auto-text-indent="false"/>
    </style:style>
    <style:style style:name="P165" style:family="paragraph" style:parent-style-name="Standard">
      <style:paragraph-properties fo:margin-left="0.4098in" fo:margin-right="0.0016in" fo:line-height="0.1528in" fo:text-indent="0in" style:auto-text-indent="false"/>
    </style:style>
    <style:style style:name="P166" style:family="paragraph" style:parent-style-name="Standard">
      <style:paragraph-properties fo:margin-left="0.4098in" fo:margin-right="0.0016in" fo:line-height="0.152in" fo:text-indent="0in" style:auto-text-indent="false"/>
    </style:style>
    <style:style style:name="P167" style:family="paragraph" style:parent-style-name="Standard">
      <style:paragraph-properties fo:margin-left="0.4098in" fo:margin-right="0.0016in" fo:line-height="0.1535in" fo:text-indent="0in" style:auto-text-indent="false"/>
    </style:style>
    <style:style style:name="P168" style:family="paragraph" style:parent-style-name="Standard">
      <style:paragraph-properties fo:margin-left="0.7047in" fo:margin-right="0.5752in" fo:line-height="0.1528in" fo:text-align="justify" style:justify-single-word="false" fo:text-indent="0in" style:auto-text-indent="false"/>
    </style:style>
    <style:style style:name="P169" style:family="paragraph" style:parent-style-name="Standard">
      <style:paragraph-properties fo:margin-left="0.4098in" fo:margin-right="0in" fo:line-height="0.1528in" fo:text-indent="0in" style:auto-text-indent="false"/>
    </style:style>
    <style:style style:name="P170" style:family="paragraph" style:parent-style-name="Standard">
      <style:paragraph-properties fo:margin-left="0.4098in" fo:margin-right="0in" fo:line-height="0.1528in" fo:text-indent="0in" style:auto-text-indent="false">
        <style:tab-stops>
          <style:tab-stop style:position="1.6874in"/>
        </style:tab-stops>
      </style:paragraph-properties>
    </style:style>
    <style:style style:name="P171" style:family="paragraph" style:parent-style-name="Standard">
      <style:paragraph-properties fo:margin-left="0.4098in" fo:margin-right="0in" fo:line-height="0.152in" fo:text-indent="0in" style:auto-text-indent="false"/>
    </style:style>
    <style:style style:name="P172" style:family="paragraph" style:parent-style-name="Standard">
      <style:paragraph-properties fo:margin-left="0.4098in" fo:margin-right="0in" fo:line-height="0.1535in" fo:text-indent="0in" style:auto-text-indent="false"/>
    </style:style>
    <style:style style:name="P173" style:family="paragraph" style:parent-style-name="Standard">
      <style:paragraph-properties fo:margin-left="0.4098in" fo:margin-right="0in" fo:line-height="0.1547in" fo:text-indent="0in" style:auto-text-indent="false">
        <style:tab-stops>
          <style:tab-stop style:position="0.8417in"/>
          <style:tab-stop style:position="2.1445in"/>
        </style:tab-stops>
      </style:paragraph-properties>
    </style:style>
    <style:style style:name="P174" style:family="paragraph" style:parent-style-name="Standard">
      <style:paragraph-properties fo:margin-left="0.4098in" fo:margin-right="0in" fo:margin-top="0.0035in" fo:margin-bottom="0in" style:contextual-spacing="false" fo:line-height="100%" fo:text-indent="0in" style:auto-text-indent="false"/>
    </style:style>
    <style:style style:name="P175" style:family="paragraph" style:parent-style-name="Standard">
      <style:paragraph-properties fo:margin-left="0.4098in" fo:margin-right="0in" fo:margin-top="0.0055in" fo:margin-bottom="0in" style:contextual-spacing="false" fo:line-height="100%" fo:text-indent="0in" style:auto-text-indent="false">
        <style:tab-stops>
          <style:tab-stop style:position="1.4354in"/>
          <style:tab-stop style:position="1.7165in"/>
        </style:tab-stops>
      </style:paragraph-properties>
    </style:style>
    <style:style style:name="P176" style:family="paragraph" style:parent-style-name="Standard">
      <style:paragraph-properties fo:margin-left="0.4098in" fo:margin-right="0in" fo:margin-top="0.0008in" fo:margin-bottom="0in" style:contextual-spacing="false" fo:line-height="100%" fo:text-indent="0in" style:auto-text-indent="false"/>
    </style:style>
    <style:style style:name="P177" style:family="paragraph" style:parent-style-name="Standard">
      <style:paragraph-properties fo:margin-left="0.4098in" fo:margin-right="0.839in" fo:margin-top="0.0008in" fo:margin-bottom="0in" style:contextual-spacing="false" fo:line-height="0.1528in" fo:text-indent="0.2953in" style:auto-text-indent="false"/>
    </style:style>
    <style:style style:name="P178" style:family="paragraph" style:parent-style-name="Standard">
      <style:paragraph-properties fo:margin-left="0.7043in" fo:margin-right="0in" fo:margin-top="0.0008in" fo:margin-bottom="0in" style:contextual-spacing="false" fo:line-height="0.1528in" fo:text-indent="-0.2953in" style:auto-text-indent="false"/>
    </style:style>
    <style:style style:name="P179" style:family="paragraph" style:parent-style-name="Standard">
      <style:paragraph-properties fo:margin-left="0.7043in" fo:margin-right="0in" fo:margin-top="0.0008in" fo:margin-bottom="0in" style:contextual-spacing="false" fo:line-height="0.1528in" fo:text-align="justify" style:justify-single-word="false" fo:text-indent="-0.2953in" style:auto-text-indent="false"/>
    </style:style>
    <style:style style:name="P180" style:family="paragraph" style:parent-style-name="Standard">
      <style:paragraph-properties fo:margin-left="0.7043in" fo:margin-right="0in" fo:line-height="0.1528in" fo:text-indent="-0.2953in" style:auto-text-indent="false"/>
    </style:style>
    <style:style style:name="P181" style:family="paragraph" style:parent-style-name="Standard">
      <style:paragraph-properties fo:margin-left="0.7043in" fo:margin-right="0in" fo:line-height="0.1528in" fo:text-indent="-0.2953in" style:auto-text-indent="false">
        <style:tab-stops>
          <style:tab-stop style:position="1.2909in"/>
          <style:tab-stop style:position="1.9846in"/>
          <style:tab-stop style:position="2.2181in"/>
          <style:tab-stop style:position="2.6043in"/>
        </style:tab-stops>
      </style:paragraph-properties>
    </style:style>
    <style:style style:name="P182" style:family="paragraph" style:parent-style-name="Standard">
      <style:paragraph-properties fo:margin-left="0.7043in" fo:margin-right="0in" fo:line-height="0.1528in" fo:text-indent="-0.2953in" style:auto-text-indent="false">
        <style:tab-stops>
          <style:tab-stop style:position="1.1016in"/>
          <style:tab-stop style:position="2.1602in"/>
          <style:tab-stop style:position="2.4055in"/>
        </style:tab-stops>
      </style:paragraph-properties>
    </style:style>
    <style:style style:name="P183" style:family="paragraph" style:parent-style-name="Standard">
      <style:paragraph-properties fo:margin-left="0.7043in" fo:margin-right="0in" fo:line-height="0.1528in" fo:text-indent="-0.2953in" style:auto-text-indent="false">
        <style:tab-stops>
          <style:tab-stop style:position="1.148in"/>
          <style:tab-stop style:position="1.6228in"/>
          <style:tab-stop style:position="2.3854in"/>
        </style:tab-stops>
      </style:paragraph-properties>
    </style:style>
    <style:style style:name="P184" style:family="paragraph" style:parent-style-name="Standard">
      <style:paragraph-properties fo:margin-left="0.7043in" fo:margin-right="0in" fo:line-height="0.1528in" fo:text-align="justify" style:justify-single-word="false" fo:text-indent="-0.2953in" style:auto-text-indent="false"/>
    </style:style>
    <style:style style:name="P185" style:family="paragraph" style:parent-style-name="Standard">
      <style:paragraph-properties fo:margin-left="0.7043in" fo:margin-right="0in" fo:margin-top="0.0075in" fo:margin-bottom="0in" style:contextual-spacing="false" fo:line-height="0.1571in" fo:text-indent="-0.2953in" style:auto-text-indent="false"/>
    </style:style>
    <style:style style:name="P186" style:family="paragraph" style:parent-style-name="Standard">
      <style:paragraph-properties fo:margin-left="0.7043in" fo:margin-right="0in" fo:margin-top="0.0028in" fo:margin-bottom="0in" style:contextual-spacing="false" fo:line-height="100%" fo:text-indent="-0.2953in" style:auto-text-indent="false"/>
    </style:style>
    <style:style style:name="P187" style:family="paragraph" style:parent-style-name="Standard">
      <style:paragraph-properties fo:margin-left="0.7043in" fo:margin-right="0in" fo:margin-top="0.0591in" fo:margin-bottom="0in" style:contextual-spacing="false" fo:line-height="0.1528in" fo:text-indent="-0.2953in" style:auto-text-indent="false"/>
    </style:style>
    <style:style style:name="P188" style:family="paragraph" style:parent-style-name="Standard">
      <style:paragraph-properties fo:margin-left="0.7043in" fo:margin-right="0in" fo:margin-top="0.002in" fo:margin-bottom="0in" style:contextual-spacing="false" fo:line-height="0.1528in" fo:text-indent="-0.2953in" style:auto-text-indent="false"/>
    </style:style>
    <style:style style:name="P189" style:family="paragraph" style:parent-style-name="Standard">
      <style:paragraph-properties fo:margin-left="0.7043in" fo:margin-right="0.0016in" fo:line-height="0.1535in" fo:text-indent="0in" style:auto-text-indent="false"/>
    </style:style>
    <style:style style:name="P190" style:family="paragraph" style:parent-style-name="Standard">
      <style:paragraph-properties fo:margin-left="0.7043in" fo:margin-right="0.0016in" fo:line-height="0.1535in" fo:text-align="justify" style:justify-single-word="false" fo:text-indent="0in" style:auto-text-indent="false"/>
    </style:style>
    <style:style style:name="P191" style:family="paragraph" style:parent-style-name="Standard">
      <style:paragraph-properties fo:margin-left="0.7043in" fo:margin-right="0.0016in" fo:line-height="0.1528in" fo:text-indent="0in" style:auto-text-indent="false"/>
    </style:style>
    <style:style style:name="P192" style:family="paragraph" style:parent-style-name="Standard">
      <style:paragraph-properties fo:margin-left="0.7043in" fo:margin-right="0.0016in" fo:line-height="0.1528in" fo:text-align="justify" style:justify-single-word="false" fo:text-indent="0in" style:auto-text-indent="false"/>
    </style:style>
    <style:style style:name="P193" style:family="paragraph" style:parent-style-name="Standard">
      <style:paragraph-properties fo:margin-left="0.7043in" fo:margin-right="0.0016in" fo:line-height="0.152in" fo:text-indent="0in" style:auto-text-indent="false"/>
    </style:style>
    <style:style style:name="P194" style:family="paragraph" style:parent-style-name="Standard">
      <style:paragraph-properties fo:margin-left="0.7043in" fo:margin-right="0.0016in" fo:line-height="0.152in" fo:text-align="justify" style:justify-single-word="false" fo:text-indent="0in" style:auto-text-indent="false"/>
    </style:style>
    <style:style style:name="P195" style:family="paragraph" style:parent-style-name="Standard">
      <style:paragraph-properties fo:margin-left="0.7043in" fo:margin-right="0.0016in" fo:margin-top="0.0008in" fo:margin-bottom="0in" style:contextual-spacing="false" fo:line-height="0.1528in" fo:text-indent="0in" style:auto-text-indent="false"/>
    </style:style>
    <style:style style:name="P196" style:family="paragraph" style:parent-style-name="Standard">
      <style:paragraph-properties fo:margin-left="0.7043in" fo:margin-right="0.0016in" fo:margin-top="0.0008in" fo:margin-bottom="0in" style:contextual-spacing="false" fo:line-height="0.1528in" fo:text-align="justify" style:justify-single-word="false" fo:text-indent="0in" style:auto-text-indent="false"/>
    </style:style>
    <style:style style:name="P197" style:family="paragraph" style:parent-style-name="Standard">
      <style:paragraph-properties fo:margin-left="0.7043in" fo:margin-right="0.0016in" fo:margin-top="0.0008in" fo:margin-bottom="0in" style:contextual-spacing="false" fo:line-height="0.1528in" fo:text-indent="0in" style:auto-text-indent="false">
        <style:tab-stops>
          <style:tab-stop style:position="1.7457in"/>
          <style:tab-stop style:position="2.3756in"/>
        </style:tab-stops>
      </style:paragraph-properties>
    </style:style>
    <style:style style:name="P198" style:family="paragraph" style:parent-style-name="Standard">
      <style:paragraph-properties fo:margin-left="0.7043in" fo:margin-right="0.0016in" fo:margin-top="0.0008in" fo:margin-bottom="0in" style:contextual-spacing="false" fo:line-height="0.1528in" fo:text-indent="0in" style:auto-text-indent="false">
        <style:tab-stops>
          <style:tab-stop style:position="1.6563in"/>
          <style:tab-stop style:position="2.1591in"/>
          <style:tab-stop style:position="2.252in"/>
        </style:tab-stops>
      </style:paragraph-properties>
    </style:style>
    <style:style style:name="P199" style:family="paragraph" style:parent-style-name="Standard">
      <style:paragraph-properties fo:margin-left="0.7043in" fo:margin-right="0.0016in" fo:margin-top="0.0008in" fo:margin-bottom="0in" style:contextual-spacing="false" fo:line-height="0.1528in" fo:text-indent="0in" style:auto-text-indent="false">
        <style:tab-stops>
          <style:tab-stop style:position="1.2252in"/>
          <style:tab-stop style:position="1.961in"/>
        </style:tab-stops>
      </style:paragraph-properties>
    </style:style>
    <style:style style:name="P200" style:family="paragraph" style:parent-style-name="Standard">
      <style:paragraph-properties fo:margin-left="0.7043in" fo:margin-right="0.0016in" fo:margin-top="0.0591in" fo:margin-bottom="0in" style:contextual-spacing="false" fo:line-height="0.1528in" fo:text-indent="0in" style:auto-text-indent="false">
        <style:tab-stops>
          <style:tab-stop style:position="1.5402in"/>
          <style:tab-stop style:position="2.1535in"/>
        </style:tab-stops>
      </style:paragraph-properties>
    </style:style>
    <style:style style:name="P201" style:family="paragraph" style:parent-style-name="Standard">
      <style:paragraph-properties fo:margin-left="0.7043in" fo:margin-right="0.7016in" fo:line-height="0.1528in" fo:text-align="justify" style:justify-single-word="false" fo:text-indent="0in" style:auto-text-indent="false"/>
    </style:style>
    <style:style style:name="P202" style:family="paragraph" style:parent-style-name="Standard">
      <style:paragraph-properties fo:margin-left="0.4091in" fo:margin-right="0.0016in" fo:line-height="0.1528in" fo:text-indent="0in" style:auto-text-indent="false"/>
    </style:style>
    <style:style style:name="P203" style:family="paragraph" style:parent-style-name="Standard">
      <style:paragraph-properties fo:margin-left="0.4091in" fo:margin-right="0.0016in" fo:line-height="0.1535in" fo:text-indent="0in" style:auto-text-indent="false"/>
    </style:style>
    <style:style style:name="P204" style:family="paragraph" style:parent-style-name="Standard">
      <style:paragraph-properties fo:margin-left="0.4091in" fo:margin-right="0.0016in" fo:line-height="0.152in" fo:text-indent="0in" style:auto-text-indent="false"/>
    </style:style>
    <style:style style:name="P205" style:family="paragraph" style:parent-style-name="Standard">
      <style:paragraph-properties fo:margin-left="0.4091in" fo:margin-right="0.0016in" fo:line-height="0.1516in" fo:text-indent="0in" style:auto-text-indent="false"/>
    </style:style>
    <style:style style:name="P206" style:family="paragraph" style:parent-style-name="Standard">
      <style:paragraph-properties fo:margin-left="0.4626in" fo:margin-right="0.4028in" fo:margin-top="0.0583in" fo:margin-bottom="0in" style:contextual-spacing="false" fo:line-height="95%" fo:text-align="justify" style:justify-single-word="false" fo:text-indent="0in" style:auto-text-indent="false" fo:break-before="column"/>
    </style:style>
    <style:style style:name="P207" style:family="paragraph" style:parent-style-name="Standard">
      <style:paragraph-properties fo:margin-left="0.4626in" fo:margin-right="0.4028in" fo:margin-top="0.0008in" fo:margin-bottom="0in" style:contextual-spacing="false" fo:line-height="0.1528in" fo:text-indent="0in" style:auto-text-indent="false"/>
    </style:style>
    <style:style style:name="P208" style:family="paragraph" style:parent-style-name="Standard">
      <style:paragraph-properties fo:margin-left="0.4626in" fo:margin-right="0.4028in" fo:margin-top="0.0008in" fo:margin-bottom="0in" style:contextual-spacing="false" fo:line-height="0.1528in" fo:text-align="justify" style:justify-single-word="false" fo:text-indent="0in" style:auto-text-indent="false"/>
    </style:style>
    <style:style style:name="P209" style:family="paragraph" style:parent-style-name="Standard">
      <style:paragraph-properties fo:margin-left="0.4626in" fo:margin-right="0.4839in" fo:line-height="0.1543in" fo:text-align="justify" style:justify-single-word="false" fo:text-indent="0in" style:auto-text-indent="false"/>
    </style:style>
    <style:style style:name="P210" style:family="paragraph" style:parent-style-name="Standard">
      <style:paragraph-properties fo:margin-left="0.1673in" fo:margin-right="0.2602in" fo:line-height="0.1528in" fo:text-indent="0in" style:auto-text-indent="false"/>
    </style:style>
    <style:style style:name="P211" style:family="paragraph" style:parent-style-name="Standard">
      <style:paragraph-properties fo:margin-left="0.1673in" fo:margin-right="0.2602in" fo:line-height="0.1535in" fo:text-indent="0in" style:auto-text-indent="false"/>
    </style:style>
    <style:style style:name="P212" style:family="paragraph" style:parent-style-name="Standard">
      <style:paragraph-properties fo:margin-left="0.1673in" fo:margin-right="0.2602in" fo:line-height="0.152in" fo:text-indent="0in" style:auto-text-indent="false"/>
    </style:style>
    <style:style style:name="P213" style:family="paragraph" style:parent-style-name="Standard">
      <style:paragraph-properties fo:margin-left="0.1673in" fo:margin-right="0.2602in" fo:margin-top="0.0008in" fo:margin-bottom="0in" style:contextual-spacing="false" fo:line-height="0.1528in" fo:text-indent="0in" style:auto-text-indent="false"/>
    </style:style>
    <style:style style:name="P214" style:family="paragraph" style:parent-style-name="Standard">
      <style:paragraph-properties fo:margin-left="0.4626in" fo:margin-right="0.4043in" fo:margin-top="0.0008in" fo:margin-bottom="0in" style:contextual-spacing="false" fo:line-height="0.1528in" fo:text-indent="0in" style:auto-text-indent="false">
        <style:tab-stops>
          <style:tab-stop style:position="1.1055in"/>
          <style:tab-stop style:position="1.7799in"/>
          <style:tab-stop style:position="2.3508in"/>
        </style:tab-stops>
      </style:paragraph-properties>
    </style:style>
    <style:style style:name="P215" style:family="paragraph" style:parent-style-name="Standard">
      <style:paragraph-properties fo:margin-left="0.4626in" fo:margin-right="0.4043in" fo:margin-top="0.0008in" fo:margin-bottom="0in" style:contextual-spacing="false" fo:line-height="0.1528in" fo:text-align="justify" style:justify-single-word="false" fo:text-indent="0in" style:auto-text-indent="false"/>
    </style:style>
    <style:style style:name="P216" style:family="paragraph" style:parent-style-name="Standard">
      <style:paragraph-properties fo:margin-left="0.4626in" fo:margin-right="0.4043in" fo:margin-top="0.0008in" fo:margin-bottom="0in" style:contextual-spacing="false" fo:line-height="0.1528in" fo:text-indent="0in" style:auto-text-indent="false">
        <style:tab-stops>
          <style:tab-stop style:position="0.9098in"/>
          <style:tab-stop style:position="2.189in"/>
        </style:tab-stops>
      </style:paragraph-properties>
    </style:style>
    <style:style style:name="P217" style:family="paragraph" style:parent-style-name="Standard">
      <style:paragraph-properties fo:margin-left="0.4626in" fo:margin-right="0.4043in" fo:margin-top="0.0008in" fo:margin-bottom="0in" style:contextual-spacing="false" fo:line-height="0.1528in" fo:text-indent="0in" style:auto-text-indent="false">
        <style:tab-stops>
          <style:tab-stop style:position="1.3528in"/>
          <style:tab-stop style:position="1.6272in"/>
          <style:tab-stop style:position="2.2909in"/>
        </style:tab-stops>
      </style:paragraph-properties>
    </style:style>
    <style:style style:name="P218" style:family="paragraph" style:parent-style-name="Standard">
      <style:paragraph-properties fo:margin-left="0.4626in" fo:margin-right="0.4043in" fo:margin-top="0.0008in" fo:margin-bottom="0in" style:contextual-spacing="false" fo:line-height="0.1528in" fo:text-indent="0in" style:auto-text-indent="false">
        <style:tab-stops>
          <style:tab-stop style:position="1.0882in"/>
          <style:tab-stop style:position="1.5in"/>
          <style:tab-stop style:position="1.6098in"/>
          <style:tab-stop style:position="2.2008in"/>
        </style:tab-stops>
      </style:paragraph-properties>
    </style:style>
    <style:style style:name="P219" style:family="paragraph" style:parent-style-name="Standard">
      <style:paragraph-properties fo:margin-left="0.4626in" fo:margin-right="0.4043in" fo:line-height="0.1535in" fo:text-align="justify" style:justify-single-word="false" fo:text-indent="0in" style:auto-text-indent="false"/>
    </style:style>
    <style:style style:name="P220" style:family="paragraph" style:parent-style-name="Standard">
      <style:paragraph-properties fo:margin-left="0.4626in" fo:margin-right="0.4043in" fo:line-height="0.1528in" fo:text-align="justify" style:justify-single-word="false" fo:text-indent="0in" style:auto-text-indent="false"/>
    </style:style>
    <style:style style:name="P221" style:family="paragraph" style:parent-style-name="Standard">
      <style:paragraph-properties fo:margin-left="0.4626in" fo:margin-right="0.4043in" fo:margin-top="0.0591in" fo:margin-bottom="0in" style:contextual-spacing="false" fo:line-height="0.1528in" fo:text-indent="0in" style:auto-text-indent="false" fo:break-before="column"/>
    </style:style>
    <style:style style:name="P222" style:family="paragraph" style:parent-style-name="Standard">
      <style:paragraph-properties fo:margin-left="0.4626in" fo:margin-right="0.4043in" fo:margin-top="0.0528in" fo:margin-bottom="0in" style:contextual-spacing="false" fo:line-height="100%" fo:text-indent="0in" style:auto-text-indent="false" fo:break-before="column"/>
    </style:style>
    <style:style style:name="P223" style:family="paragraph" style:parent-style-name="Standard">
      <style:paragraph-properties fo:margin-left="0.1673in" fo:margin-right="0.4638in" fo:line-height="0.152in" fo:text-indent="0in" style:auto-text-indent="false"/>
    </style:style>
    <style:style style:name="P224" style:family="paragraph" style:parent-style-name="Standard">
      <style:paragraph-properties fo:margin-left="0.4626in" fo:margin-right="0.1591in" fo:margin-top="0.0008in" fo:margin-bottom="0in" style:contextual-spacing="false" fo:line-height="0.1528in" fo:text-indent="-0.2953in" style:auto-text-indent="false"/>
    </style:style>
    <style:style style:name="P225" style:family="paragraph" style:parent-style-name="Standard">
      <style:paragraph-properties fo:margin-left="0.4626in" fo:margin-right="0.498in" fo:margin-top="0.0008in" fo:margin-bottom="0in" style:contextual-spacing="false" fo:line-height="0.1528in" fo:text-indent="-0.2957in" style:auto-text-indent="false"/>
    </style:style>
    <style:style style:name="P226" style:family="paragraph" style:parent-style-name="Standard">
      <style:paragraph-properties fo:margin-left="0.1673in" fo:margin-right="0.1591in" fo:line-height="0.1535in" fo:text-indent="0in" style:auto-text-indent="false"/>
    </style:style>
    <style:style style:name="P227" style:family="paragraph" style:parent-style-name="Standard">
      <style:paragraph-properties fo:margin-left="0.1673in" fo:margin-right="0.1591in" fo:line-height="0.1528in" fo:text-indent="0in" style:auto-text-indent="false"/>
    </style:style>
    <style:style style:name="P228" style:family="paragraph" style:parent-style-name="Standard">
      <style:paragraph-properties fo:margin-left="0.1673in" fo:margin-right="0.1591in" fo:line-height="0.152in" fo:text-indent="0in" style:auto-text-indent="false"/>
    </style:style>
    <style:style style:name="P229" style:family="paragraph" style:parent-style-name="Standard">
      <style:paragraph-properties fo:margin-left="0.4626in" fo:margin-right="1.7134in" fo:line-height="0.1535in" fo:text-align="justify" style:justify-single-word="false" fo:text-indent="0in" style:auto-text-indent="false"/>
    </style:style>
    <style:style style:name="P230" style:family="paragraph" style:parent-style-name="Standard">
      <style:paragraph-properties fo:margin-left="0.4626in" fo:margin-right="0.4047in" fo:line-height="0.1528in" fo:text-indent="-0.2953in" style:auto-text-indent="false">
        <style:tab-stops>
          <style:tab-stop style:position="1.1472in"/>
          <style:tab-stop style:position="1.252in"/>
          <style:tab-stop style:position="2.1173in"/>
        </style:tab-stops>
      </style:paragraph-properties>
    </style:style>
    <style:style style:name="P231" style:family="paragraph" style:parent-style-name="Standard">
      <style:paragraph-properties fo:margin-left="0.4626in" fo:margin-right="0.4047in" fo:line-height="0.1528in" fo:text-indent="-0.2953in" style:auto-text-indent="false">
        <style:tab-stops>
          <style:tab-stop style:position="1.348in"/>
          <style:tab-stop style:position="1.9862in"/>
        </style:tab-stops>
      </style:paragraph-properties>
    </style:style>
    <style:style style:name="P232" style:family="paragraph" style:parent-style-name="Standard">
      <style:paragraph-properties fo:margin-left="0.4626in" fo:margin-right="0.4047in" fo:margin-top="0.0008in" fo:margin-bottom="0in" style:contextual-spacing="false" fo:line-height="0.1528in" fo:text-indent="-0.2953in" style:auto-text-indent="false"/>
    </style:style>
    <style:style style:name="P233" style:family="paragraph" style:parent-style-name="Standard">
      <style:paragraph-properties fo:margin-left="0.4626in" fo:margin-right="0.4047in" fo:margin-top="0.0008in" fo:margin-bottom="0in" style:contextual-spacing="false" fo:line-height="0.1528in" fo:text-align="justify" style:justify-single-word="false" fo:text-indent="-0.2953in" style:auto-text-indent="false"/>
    </style:style>
    <style:style style:name="P234" style:family="paragraph" style:parent-style-name="Standard">
      <style:paragraph-properties fo:margin-left="0.4626in" fo:margin-right="0.4819in" fo:line-height="0.1528in" fo:text-align="justify" style:justify-single-word="false" fo:text-indent="0in" style:auto-text-indent="false"/>
    </style:style>
    <style:style style:name="P235" style:family="paragraph" style:parent-style-name="Standard">
      <style:paragraph-properties fo:margin-left="0.1673in" fo:margin-right="0in" fo:line-height="0.1528in" fo:text-indent="0in" style:auto-text-indent="false"/>
    </style:style>
    <style:style style:name="P236" style:family="paragraph" style:parent-style-name="Standard">
      <style:paragraph-properties fo:margin-left="0.1673in" fo:margin-right="0in" fo:line-height="0.152in" fo:text-indent="0in" style:auto-text-indent="false"/>
    </style:style>
    <style:style style:name="P237" style:family="paragraph" style:parent-style-name="Standard">
      <style:paragraph-properties fo:margin-left="0.1673in" fo:margin-right="0in" fo:line-height="0.152in" fo:text-indent="0in" style:auto-text-indent="false">
        <style:tab-stops>
          <style:tab-stop style:position="0.7575in"/>
          <style:tab-stop style:position="1.1571in"/>
          <style:tab-stop style:position="1.7791in"/>
        </style:tab-stops>
      </style:paragraph-properties>
    </style:style>
    <style:style style:name="P238" style:family="paragraph" style:parent-style-name="Standard">
      <style:paragraph-properties fo:margin-left="0.1673in" fo:margin-right="0in" fo:line-height="0.152in" fo:text-indent="0in" style:auto-text-indent="false">
        <style:tab-stops>
          <style:tab-stop style:position="0.9311in"/>
          <style:tab-stop style:position="2.272in"/>
        </style:tab-stops>
      </style:paragraph-properties>
    </style:style>
    <style:style style:name="P239" style:family="paragraph" style:parent-style-name="Standard">
      <style:paragraph-properties fo:margin-left="0.1673in" fo:margin-right="0in" fo:line-height="0.1535in" fo:text-indent="0in" style:auto-text-indent="false"/>
    </style:style>
    <style:style style:name="P240" style:family="paragraph" style:parent-style-name="Standard">
      <style:paragraph-properties fo:margin-left="0.1673in" fo:margin-right="0in" fo:margin-top="0.0528in" fo:margin-bottom="0in" style:contextual-spacing="false" fo:line-height="100%" fo:text-indent="0in" style:auto-text-indent="false" fo:break-before="column"/>
    </style:style>
    <style:style style:name="P241" style:family="paragraph" style:parent-style-name="Standard">
      <style:paragraph-properties fo:margin-left="0.4626in" fo:margin-right="1.6992in" fo:line-height="0.1535in" fo:text-align="justify" style:justify-single-word="false" fo:text-indent="0in" style:auto-text-indent="false"/>
    </style:style>
    <style:style style:name="P242" style:family="paragraph" style:parent-style-name="Standard">
      <style:paragraph-properties fo:margin-left="0.4618in" fo:margin-right="0.1465in" fo:line-height="0.1528in" fo:text-indent="-0.2953in" style:auto-text-indent="false"/>
    </style:style>
    <style:style style:name="P243" style:family="paragraph" style:parent-style-name="Standard">
      <style:paragraph-properties fo:margin-left="0.4618in" fo:margin-right="0.4043in" fo:margin-top="0.0008in" fo:margin-bottom="0in" style:contextual-spacing="false" fo:line-height="0.1528in" fo:text-indent="0in" style:auto-text-indent="false"/>
    </style:style>
    <style:style style:name="P244" style:family="paragraph" style:parent-style-name="Standard">
      <style:paragraph-properties fo:margin-left="0.4618in" fo:margin-right="0.4043in" fo:margin-top="0.0008in" fo:margin-bottom="0in" style:contextual-spacing="false" fo:line-height="0.1528in" fo:text-align="justify" style:justify-single-word="false" fo:text-indent="0in" style:auto-text-indent="false"/>
    </style:style>
    <style:style style:name="P245" style:family="paragraph" style:parent-style-name="Standard" style:list-style-name="WWNum1">
      <style:paragraph-properties fo:margin-left="0.6665in" fo:margin-right="0.4063in" fo:line-height="0.152in" fo:text-align="justify" style:justify-single-word="false" fo:text-indent="-0.2055in" style:auto-text-indent="false">
        <style:tab-stops>
          <style:tab-stop style:position="0.6665in"/>
        </style:tab-stops>
      </style:paragraph-properties>
    </style:style>
    <style:style style:name="P246" style:family="paragraph" style:parent-style-name="Standard">
      <style:paragraph-properties fo:margin-left="0.4618in" fo:margin-right="0.6161in" fo:line-height="0.1535in" fo:text-align="justify" style:justify-single-word="false" fo:text-indent="0in" style:auto-text-indent="false"/>
    </style:style>
    <style:style style:name="P247" style:family="paragraph" style:parent-style-name="Standard">
      <style:paragraph-properties fo:margin-left="0.1665in" fo:margin-right="0.1591in" fo:line-height="0.1528in" fo:text-indent="0in" style:auto-text-indent="false"/>
    </style:style>
    <style:style style:name="P248" style:family="paragraph" style:parent-style-name="Standard">
      <style:paragraph-properties fo:margin-left="0.4618in" fo:margin-right="1.2535in" fo:line-height="0.1528in" fo:text-align="justify" style:justify-single-word="false" fo:text-indent="0in" style:auto-text-indent="false"/>
    </style:style>
    <style:style style:name="P249" style:family="paragraph" style:parent-style-name="Standard">
      <style:paragraph-properties fo:margin-left="0.1665in" fo:margin-right="0.9902in" fo:margin-top="0.0008in" fo:margin-bottom="0in" style:contextual-spacing="false" fo:line-height="0.1528in" fo:text-indent="0in" style:auto-text-indent="false"/>
    </style:style>
    <style:style style:name="P250" style:family="paragraph" style:parent-style-name="Standard" style:master-page-name="Converted1">
      <style:paragraph-properties fo:line-height="0.139in" style:page-number="auto"/>
      <style:text-properties fo:font-size="10pt" style:font-size-asian="10pt"/>
    </style:style>
    <style:style style:name="P251" style:family="paragraph" style:parent-style-name="Standard">
      <style:paragraph-properties fo:margin-left="0.7035in" fo:margin-right="0.1138in" fo:margin-top="0.0591in" fo:margin-bottom="0in" style:contextual-spacing="false" fo:line-height="0.1528in" fo:text-indent="-0.2953in" style:auto-text-indent="false"/>
    </style:style>
    <style:style style:name="P252" style:family="paragraph" style:parent-style-name="Standard">
      <style:paragraph-properties fo:margin-top="0.0008in" fo:margin-bottom="0in" style:contextual-spacing="false" fo:line-height="0.111in"/>
      <style:text-properties fo:font-size="8pt" style:font-size-asian="8pt"/>
    </style:style>
    <style:style style:name="P253" style:family="paragraph" style:parent-style-name="Standard">
      <style:paragraph-properties fo:margin-left="0.7035in" fo:margin-right="0.0008in" fo:line-height="0.1528in" fo:text-indent="-0.2953in" style:auto-text-indent="false"/>
    </style:style>
    <style:style style:name="P254" style:family="paragraph" style:parent-style-name="Standard">
      <style:paragraph-properties fo:margin-left="0.7035in" fo:margin-right="0.0008in" fo:line-height="0.1528in" fo:text-indent="-0.2953in" style:auto-text-indent="false">
        <style:tab-stops>
          <style:tab-stop style:position="1.3508in"/>
          <style:tab-stop style:position="1.6319in"/>
          <style:tab-stop style:position="2.1929in"/>
        </style:tab-stops>
      </style:paragraph-properties>
    </style:style>
    <style:style style:name="P255" style:family="paragraph" style:parent-style-name="Standard">
      <style:paragraph-properties fo:margin-left="0.7035in" fo:margin-right="0.0008in" fo:line-height="0.1528in" fo:text-indent="-0.2953in" style:auto-text-indent="false">
        <style:tab-stops>
          <style:tab-stop style:position="1.2189in"/>
          <style:tab-stop style:position="1.7075in"/>
          <style:tab-stop style:position="2.5362in"/>
        </style:tab-stops>
      </style:paragraph-properties>
    </style:style>
    <style:style style:name="P256" style:family="paragraph" style:parent-style-name="Standard">
      <style:paragraph-properties fo:margin-left="0.7035in" fo:margin-right="0.0008in" fo:line-height="0.1528in" fo:text-indent="-0.2953in" style:auto-text-indent="false">
        <style:tab-stops>
          <style:tab-stop style:position="1.3118in"/>
          <style:tab-stop style:position="1.6008in"/>
          <style:tab-stop style:position="2.2626in"/>
        </style:tab-stops>
      </style:paragraph-properties>
    </style:style>
    <style:style style:name="P257" style:family="paragraph" style:parent-style-name="Standard">
      <style:paragraph-properties fo:margin-left="0.7035in" fo:margin-right="0.0008in" fo:line-height="0.1528in" fo:text-indent="-0.2953in" style:auto-text-indent="false">
        <style:tab-stops>
          <style:tab-stop style:position="1.0791in"/>
          <style:tab-stop style:position="1.2925in"/>
          <style:tab-stop style:position="1.7965in"/>
        </style:tab-stops>
      </style:paragraph-properties>
    </style:style>
    <style:style style:name="P258" style:family="paragraph" style:parent-style-name="Standard">
      <style:paragraph-properties fo:margin-left="0.7035in" fo:margin-right="0.0008in" fo:margin-top="0.0008in" fo:margin-bottom="0in" style:contextual-spacing="false" fo:line-height="0.1528in" fo:text-indent="-0.2953in" style:auto-text-indent="false"/>
    </style:style>
    <style:style style:name="P259" style:family="paragraph" style:parent-style-name="Standard">
      <style:paragraph-properties fo:margin-left="0.7035in" fo:margin-right="0.0008in" fo:margin-top="0.0008in" fo:margin-bottom="0in" style:contextual-spacing="false" fo:line-height="0.1528in" fo:text-align="justify" style:justify-single-word="false" fo:text-indent="-0.2953in" style:auto-text-indent="false"/>
    </style:style>
    <style:style style:name="P260" style:family="paragraph" style:parent-style-name="Standard">
      <style:paragraph-properties fo:margin-left="0.7035in" fo:margin-right="0.0008in" fo:margin-top="0.0008in" fo:margin-bottom="0in" style:contextual-spacing="false" fo:line-height="0.1528in" fo:text-align="justify" style:justify-single-word="false" fo:text-indent="-0.2953in" style:auto-text-indent="false">
        <style:tab-stops>
          <style:tab-stop style:position="1.0146in"/>
        </style:tab-stops>
      </style:paragraph-properties>
    </style:style>
    <style:style style:name="P261" style:family="paragraph" style:parent-style-name="Standard">
      <style:paragraph-properties fo:margin-left="0.7035in" fo:margin-right="0.0008in" fo:margin-top="0.0008in" fo:margin-bottom="0in" style:contextual-spacing="false" fo:line-height="0.1528in" fo:text-indent="-0.2953in" style:auto-text-indent="false">
        <style:tab-stops>
          <style:tab-stop style:position="1.4091in"/>
          <style:tab-stop style:position="1.7547in"/>
        </style:tab-stops>
      </style:paragraph-properties>
    </style:style>
    <style:style style:name="P262" style:family="paragraph" style:parent-style-name="Standard">
      <style:paragraph-properties fo:margin-left="0.7035in" fo:margin-right="0.0008in" fo:margin-top="0.0008in" fo:margin-bottom="0in" style:contextual-spacing="false" fo:line-height="0.1528in" fo:text-indent="-0.2953in" style:auto-text-indent="false">
        <style:tab-stops>
          <style:tab-stop style:position="1.1165in"/>
          <style:tab-stop style:position="1.3902in"/>
          <style:tab-stop style:position="1.9134in"/>
          <style:tab-stop style:position="2.4752in"/>
        </style:tab-stops>
      </style:paragraph-properties>
    </style:style>
    <style:style style:name="P263" style:family="paragraph" style:parent-style-name="Standard">
      <style:paragraph-properties fo:margin-left="0.7035in" fo:margin-right="0.0008in" fo:margin-top="0.0016in" fo:margin-bottom="0in" style:contextual-spacing="false" fo:line-height="0.1528in" fo:text-indent="-0.2953in" style:auto-text-indent="false"/>
    </style:style>
    <style:style style:name="P264" style:family="paragraph" style:parent-style-name="Standard">
      <style:paragraph-properties fo:margin-left="0.7035in" fo:margin-right="0.0008in" fo:margin-top="0.0016in" fo:margin-bottom="0in" style:contextual-spacing="false" fo:line-height="0.1528in" fo:text-indent="-0.2953in" style:auto-text-indent="false">
        <style:tab-stops>
          <style:tab-stop style:position="1.4819in"/>
          <style:tab-stop style:position="1.8425in"/>
          <style:tab-stop style:position="2.5134in"/>
        </style:tab-stops>
      </style:paragraph-properties>
    </style:style>
    <style:style style:name="P265" style:family="paragraph" style:parent-style-name="Standard">
      <style:paragraph-properties fo:margin-left="0.7035in" fo:margin-right="0.0008in" fo:margin-top="0.0591in" fo:margin-bottom="0in" style:contextual-spacing="false" fo:line-height="0.1528in" fo:text-indent="-0.2953in" style:auto-text-indent="false"/>
    </style:style>
    <style:style style:name="P266" style:family="paragraph" style:parent-style-name="Standard">
      <style:paragraph-properties fo:margin-left="0.7035in" fo:margin-right="0.0008in" fo:margin-top="0.0591in" fo:margin-bottom="0in" style:contextual-spacing="false" fo:line-height="0.1528in" fo:text-align="justify" style:justify-single-word="false" fo:text-indent="-0.2953in" style:auto-text-indent="false"/>
    </style:style>
    <style:style style:name="P267" style:family="paragraph" style:parent-style-name="Standard">
      <style:paragraph-properties fo:margin-left="0.7035in" fo:margin-right="0.0008in" fo:margin-top="0.0571in" fo:margin-bottom="0in" style:contextual-spacing="false" fo:line-height="95%" fo:text-align="justify" style:justify-single-word="false" fo:text-indent="-0.2953in" style:auto-text-indent="false"/>
    </style:style>
    <style:style style:name="P268" style:family="paragraph" style:parent-style-name="Standard">
      <style:paragraph-properties fo:margin-left="0.7035in" fo:margin-right="0in" fo:line-height="0.1535in" fo:text-indent="0in" style:auto-text-indent="false"/>
    </style:style>
    <style:style style:name="P269" style:family="paragraph" style:parent-style-name="Standard">
      <style:paragraph-properties fo:margin-left="0.7035in" fo:margin-right="0in" fo:line-height="0.1535in" fo:text-indent="0in" style:auto-text-indent="false">
        <style:tab-stops>
          <style:tab-stop style:position="1.1898in"/>
          <style:tab-stop style:position="1.872in"/>
          <style:tab-stop style:position="2.4772in"/>
        </style:tab-stops>
      </style:paragraph-properties>
    </style:style>
    <style:style style:name="P270" style:family="paragraph" style:parent-style-name="Standard">
      <style:paragraph-properties fo:margin-left="0.7035in" fo:margin-right="0in" fo:line-height="0.1535in" fo:text-align="justify" style:justify-single-word="false" fo:text-indent="0in" style:auto-text-indent="false"/>
    </style:style>
    <style:style style:name="P271" style:family="paragraph" style:parent-style-name="Standard">
      <style:paragraph-properties fo:margin-left="0.7035in" fo:margin-right="0in" fo:line-height="0.1528in" fo:text-indent="0in" style:auto-text-indent="false"/>
    </style:style>
    <style:style style:name="P272" style:family="paragraph" style:parent-style-name="Standard">
      <style:paragraph-properties fo:margin-left="0.7035in" fo:margin-right="0in" fo:line-height="0.1528in" fo:text-align="justify" style:justify-single-word="false" fo:text-indent="0in" style:auto-text-indent="false"/>
    </style:style>
    <style:style style:name="P273" style:family="paragraph" style:parent-style-name="Standard">
      <style:paragraph-properties fo:margin-left="0.7035in" fo:margin-right="0in" fo:line-height="0.1528in" fo:text-indent="0in" style:auto-text-indent="false">
        <style:tab-stops>
          <style:tab-stop style:position="2.2819in"/>
        </style:tab-stops>
      </style:paragraph-properties>
    </style:style>
    <style:style style:name="P274" style:family="paragraph" style:parent-style-name="Standard">
      <style:paragraph-properties fo:margin-left="0.7035in" fo:margin-right="0in" fo:line-height="0.1516in" fo:text-align="justify" style:justify-single-word="false" fo:text-indent="0in" style:auto-text-indent="false"/>
    </style:style>
    <style:style style:name="P275" style:family="paragraph" style:parent-style-name="Standard">
      <style:paragraph-properties fo:margin-left="0.7035in" fo:margin-right="0in" fo:line-height="0.152in" fo:text-indent="0in" style:auto-text-indent="false"/>
    </style:style>
    <style:style style:name="P276" style:family="paragraph" style:parent-style-name="Standard">
      <style:paragraph-properties fo:margin-left="0.7035in" fo:margin-right="0in" fo:line-height="0.152in" fo:text-align="justify" style:justify-single-word="false" fo:text-indent="0in" style:auto-text-indent="false"/>
    </style:style>
    <style:style style:name="P277" style:family="paragraph" style:parent-style-name="Standard">
      <style:paragraph-properties fo:margin-left="0.7035in" fo:margin-right="0in" fo:margin-top="0.0008in" fo:margin-bottom="0in" style:contextual-spacing="false" fo:line-height="0.1528in" fo:text-indent="0in" style:auto-text-indent="false"/>
    </style:style>
    <style:style style:name="P278" style:family="paragraph" style:parent-style-name="Standard">
      <style:paragraph-properties fo:margin-left="0.7035in" fo:margin-right="0in" fo:margin-top="0.0008in" fo:margin-bottom="0in" style:contextual-spacing="false" fo:line-height="0.1528in" fo:text-align="justify" style:justify-single-word="false" fo:text-indent="0in" style:auto-text-indent="false"/>
    </style:style>
    <style:style style:name="P279" style:family="paragraph" style:parent-style-name="Standard">
      <style:paragraph-properties fo:margin-left="0.7035in" fo:margin-right="0in" fo:margin-top="0.0008in" fo:margin-bottom="0in" style:contextual-spacing="false" fo:line-height="0.1528in" fo:text-indent="0in" style:auto-text-indent="false">
        <style:tab-stops>
          <style:tab-stop style:position="1.9374in"/>
          <style:tab-stop style:position="2.7953in"/>
        </style:tab-stops>
      </style:paragraph-properties>
    </style:style>
    <style:style style:name="P280" style:family="paragraph" style:parent-style-name="Standard">
      <style:paragraph-properties fo:margin-left="0.7035in" fo:margin-right="0in" fo:margin-top="0.0008in" fo:margin-bottom="0in" style:contextual-spacing="false" fo:line-height="0.1528in" fo:text-indent="0in" style:auto-text-indent="false">
        <style:tab-stops>
          <style:tab-stop style:position="1.4638in"/>
          <style:tab-stop style:position="1.7543in"/>
          <style:tab-stop style:position="2.1673in"/>
        </style:tab-stops>
      </style:paragraph-properties>
    </style:style>
    <style:style style:name="P281" style:family="paragraph" style:parent-style-name="Standard">
      <style:paragraph-properties fo:margin-left="0.7035in" fo:margin-right="0in" fo:margin-top="0.0008in" fo:margin-bottom="0in" style:contextual-spacing="false" fo:line-height="0.1528in" fo:text-indent="0in" style:auto-text-indent="false">
        <style:tab-stops>
          <style:tab-stop style:position="1.1366in"/>
          <style:tab-stop style:position="1.8752in"/>
          <style:tab-stop style:position="2.1571in"/>
        </style:tab-stops>
      </style:paragraph-properties>
    </style:style>
    <style:style style:name="P282" style:family="paragraph" style:parent-style-name="Standard">
      <style:paragraph-properties fo:margin-left="0.7035in" fo:margin-right="0in" fo:margin-top="0.0008in" fo:margin-bottom="0in" style:contextual-spacing="false" fo:line-height="0.1528in" fo:text-indent="0in" style:auto-text-indent="false">
        <style:tab-stops>
          <style:tab-stop style:position="1.3118in"/>
          <style:tab-stop style:position="2.4366in"/>
        </style:tab-stops>
      </style:paragraph-properties>
    </style:style>
    <style:style style:name="P283" style:family="paragraph" style:parent-style-name="Standard">
      <style:paragraph-properties fo:margin-left="0.7035in" fo:margin-right="0in" fo:margin-top="0.0008in" fo:margin-bottom="0in" style:contextual-spacing="false" fo:line-height="0.1528in" fo:text-indent="0in" style:auto-text-indent="false">
        <style:tab-stops>
          <style:tab-stop style:position="1.6437in"/>
          <style:tab-stop style:position="2.0945in"/>
        </style:tab-stops>
      </style:paragraph-properties>
    </style:style>
    <style:style style:name="P284" style:family="paragraph" style:parent-style-name="Standard">
      <style:paragraph-properties fo:margin-left="0.7035in" fo:margin-right="0in" fo:margin-top="0.0571in" fo:margin-bottom="0in" style:contextual-spacing="false" fo:line-height="95%" fo:text-indent="0in" style:auto-text-indent="false"/>
    </style:style>
    <style:style style:name="P285" style:family="paragraph" style:parent-style-name="Standard">
      <style:paragraph-properties fo:margin-left="0.7035in" fo:margin-right="0in" fo:margin-top="0.0571in" fo:margin-bottom="0in" style:contextual-spacing="false" fo:line-height="95%" fo:text-indent="0in" style:auto-text-indent="false">
        <style:tab-stops>
          <style:tab-stop style:position="1.0016in"/>
          <style:tab-stop style:position="1.1575in"/>
          <style:tab-stop style:position="1.3925in"/>
          <style:tab-stop style:position="1.7898in"/>
          <style:tab-stop style:position="2.4201in"/>
          <style:tab-stop style:position="2.5882in"/>
        </style:tab-stops>
      </style:paragraph-properties>
    </style:style>
    <style:style style:name="P286" style:family="paragraph" style:parent-style-name="Standard">
      <style:paragraph-properties fo:margin-left="0.7035in" fo:margin-right="0in" fo:margin-top="0.0571in" fo:margin-bottom="0in" style:contextual-spacing="false" fo:line-height="95%" fo:text-align="justify" style:justify-single-word="false" fo:text-indent="0in" style:auto-text-indent="false"/>
    </style:style>
    <style:style style:name="P287" style:family="paragraph" style:parent-style-name="Standard">
      <style:paragraph-properties fo:margin-left="0.7035in" fo:margin-right="0in" fo:margin-top="0.0571in" fo:margin-bottom="0in" style:contextual-spacing="false" fo:line-height="95%" fo:text-indent="0in" style:auto-text-indent="false">
        <style:tab-stops>
          <style:tab-stop style:position="1.2516in"/>
          <style:tab-stop style:position="1.5555in"/>
          <style:tab-stop style:position="1.7028in"/>
          <style:tab-stop style:position="1.9075in"/>
          <style:tab-stop style:position="1.9472in"/>
          <style:tab-stop style:position="2.2429in"/>
          <style:tab-stop style:position="2.6492in"/>
        </style:tab-stops>
      </style:paragraph-properties>
    </style:style>
    <style:style style:name="P288" style:family="paragraph" style:parent-style-name="Standard">
      <style:paragraph-properties fo:margin-left="0.7035in" fo:margin-right="0in" fo:margin-top="0.0591in" fo:margin-bottom="0in" style:contextual-spacing="false" fo:line-height="0.1528in" fo:text-align="justify" style:justify-single-word="false" fo:text-indent="0in" style:auto-text-indent="false"/>
    </style:style>
    <style:style style:name="P289" style:family="paragraph" style:parent-style-name="Standard">
      <style:paragraph-properties fo:margin-left="0.7035in" fo:margin-right="0in" fo:margin-top="0.0543in" fo:margin-bottom="0in" style:contextual-spacing="false" fo:line-height="95%" fo:text-indent="0in" style:auto-text-indent="false"/>
    </style:style>
    <style:style style:name="P290" style:family="paragraph" style:parent-style-name="Standard">
      <style:paragraph-properties fo:margin-left="0.7035in" fo:margin-right="0in" fo:margin-top="0.0543in" fo:margin-bottom="0in" style:contextual-spacing="false" fo:line-height="95%" fo:text-indent="0in" style:auto-text-indent="false">
        <style:tab-stops>
          <style:tab-stop style:position="1.2543in"/>
          <style:tab-stop style:position="1.5728in"/>
          <style:tab-stop style:position="2.098in"/>
          <style:tab-stop style:position="2.3866in"/>
        </style:tab-stops>
      </style:paragraph-properties>
    </style:style>
    <style:style style:name="P291" style:family="paragraph" style:parent-style-name="Standard">
      <style:paragraph-properties fo:margin-left="0.7035in" fo:margin-right="0in" fo:margin-top="0.0563in" fo:margin-bottom="0in" style:contextual-spacing="false" fo:line-height="95%" fo:text-align="justify" style:justify-single-word="false" fo:text-indent="0in" style:auto-text-indent="false"/>
    </style:style>
    <style:style style:name="P292" style:family="paragraph" style:parent-style-name="Standard">
      <style:paragraph-properties fo:margin-left="0.7028in" fo:margin-right="0in" fo:margin-top="0.0008in" fo:margin-bottom="0in" style:contextual-spacing="false" fo:line-height="0.1528in" fo:text-indent="0in" style:auto-text-indent="false"/>
    </style:style>
    <style:style style:name="P293" style:family="paragraph" style:parent-style-name="Standard">
      <style:paragraph-properties fo:margin-left="0.7028in" fo:margin-right="0in" fo:margin-top="0.0008in" fo:margin-bottom="0in" style:contextual-spacing="false" fo:line-height="0.1528in" fo:text-indent="0in" style:auto-text-indent="false">
        <style:tab-stops>
          <style:tab-stop style:position="2.0417in"/>
        </style:tab-stops>
      </style:paragraph-properties>
    </style:style>
    <style:style style:name="P294" style:family="paragraph" style:parent-style-name="Standard">
      <style:paragraph-properties fo:margin-left="0.7028in" fo:margin-right="0in" fo:margin-top="0.0008in" fo:margin-bottom="0in" style:contextual-spacing="false" fo:line-height="0.1528in" fo:text-align="justify" style:justify-single-word="false" fo:text-indent="0in" style:auto-text-indent="false"/>
    </style:style>
    <style:style style:name="P295" style:family="paragraph" style:parent-style-name="Standard">
      <style:paragraph-properties fo:margin-left="0.7028in" fo:margin-right="0in" fo:line-height="0.1535in" fo:text-indent="0in" style:auto-text-indent="false"/>
    </style:style>
    <style:style style:name="P296" style:family="paragraph" style:parent-style-name="Standard">
      <style:paragraph-properties fo:margin-left="0.7028in" fo:margin-right="0in" fo:line-height="0.1535in" fo:text-indent="0in" style:auto-text-indent="false">
        <style:tab-stops>
          <style:tab-stop style:position="1.0134in"/>
          <style:tab-stop style:position="2.4028in"/>
        </style:tab-stops>
      </style:paragraph-properties>
    </style:style>
    <style:style style:name="P297" style:family="paragraph" style:parent-style-name="Standard">
      <style:paragraph-properties fo:margin-left="0.7028in" fo:margin-right="0in" fo:line-height="0.1528in" fo:text-indent="0in" style:auto-text-indent="false"/>
    </style:style>
    <style:style style:name="P298" style:family="paragraph" style:parent-style-name="Standard">
      <style:paragraph-properties fo:margin-left="0.7028in" fo:margin-right="0in" fo:line-height="0.1528in" fo:text-indent="0in" style:auto-text-indent="false">
        <style:tab-stops>
          <style:tab-stop style:position="1.0091in"/>
          <style:tab-stop style:position="1.4965in"/>
          <style:tab-stop style:position="2.4339in"/>
        </style:tab-stops>
      </style:paragraph-properties>
    </style:style>
    <style:style style:name="P299" style:family="paragraph" style:parent-style-name="Standard">
      <style:paragraph-properties fo:margin-left="0.7028in" fo:margin-right="0in" fo:line-height="0.152in" fo:text-indent="0in" style:auto-text-indent="false"/>
    </style:style>
    <style:style style:name="P300" style:family="paragraph" style:parent-style-name="Standard">
      <style:paragraph-properties fo:margin-left="0.7028in" fo:margin-right="0in" fo:line-height="95%" fo:text-align="justify" style:justify-single-word="false" fo:text-indent="0in" style:auto-text-indent="false"/>
    </style:style>
    <style:style style:name="P301" style:family="paragraph" style:parent-style-name="Standard">
      <style:paragraph-properties fo:margin-left="0.4075in" fo:margin-right="0in" fo:line-height="0.152in" fo:text-indent="0in" style:auto-text-indent="false"/>
    </style:style>
    <style:style style:name="P302" style:family="paragraph" style:parent-style-name="Standard">
      <style:paragraph-properties fo:margin-left="0.4075in" fo:margin-right="0in" fo:line-height="0.152in" fo:text-indent="0in" style:auto-text-indent="false">
        <style:tab-stops>
          <style:tab-stop style:position="1.2835in"/>
          <style:tab-stop style:position="1.7465in"/>
          <style:tab-stop style:position="2.1591in"/>
        </style:tab-stops>
      </style:paragraph-properties>
    </style:style>
    <style:style style:name="P303" style:family="paragraph" style:parent-style-name="Standard">
      <style:paragraph-properties fo:margin-left="0.4075in" fo:margin-right="0in" fo:line-height="0.1528in" fo:text-indent="0in" style:auto-text-indent="false"/>
    </style:style>
    <style:style style:name="P304" style:family="paragraph" style:parent-style-name="Standard">
      <style:paragraph-properties fo:margin-left="0.4075in" fo:margin-right="0in" fo:line-height="0.1528in" fo:text-indent="0in" style:auto-text-indent="false">
        <style:tab-stops>
          <style:tab-stop style:position="1.2445in"/>
          <style:tab-stop style:position="2.4in"/>
        </style:tab-stops>
      </style:paragraph-properties>
    </style:style>
    <style:style style:name="P305" style:family="paragraph" style:parent-style-name="Standard">
      <style:paragraph-properties fo:margin-left="0.4075in" fo:margin-right="0in" fo:line-height="0.1535in" fo:text-indent="0in" style:auto-text-indent="false"/>
    </style:style>
    <style:style style:name="P306" style:family="paragraph" style:parent-style-name="Standard" style:list-style-name="WWNum1">
      <style:paragraph-properties fo:margin-left="0.7028in" fo:margin-right="0.002in" fo:margin-top="0.0008in" fo:margin-bottom="0in" style:contextual-spacing="false" fo:line-height="0.1528in" fo:text-indent="0in" style:auto-text-indent="false">
        <style:tab-stops>
          <style:tab-stop style:position="0.9256in"/>
        </style:tab-stops>
      </style:paragraph-properties>
    </style:style>
    <style:style style:name="P307" style:family="paragraph" style:parent-style-name="Standard">
      <style:paragraph-properties fo:margin-left="0.7028in" fo:margin-right="0.002in" fo:margin-top="0.0008in" fo:margin-bottom="0in" style:contextual-spacing="false" fo:line-height="0.1528in" fo:text-align="justify" style:justify-single-word="false" fo:text-indent="0in" style:auto-text-indent="false"/>
    </style:style>
    <style:style style:name="P308" style:family="paragraph" style:parent-style-name="Standard">
      <style:paragraph-properties fo:margin-left="0.7028in" fo:margin-right="0.002in" fo:margin-top="0.0008in" fo:margin-bottom="0in" style:contextual-spacing="false" fo:line-height="0.1528in" fo:text-indent="0in" style:auto-text-indent="false">
        <style:tab-stops>
          <style:tab-stop style:position="1.4661in"/>
          <style:tab-stop style:position="2.1535in"/>
          <style:tab-stop style:position="2.5827in"/>
        </style:tab-stops>
      </style:paragraph-properties>
    </style:style>
    <style:style style:name="P309" style:family="paragraph" style:parent-style-name="Standard">
      <style:paragraph-properties fo:margin-left="0.7028in" fo:margin-right="0.002in" fo:line-height="0.1528in" fo:text-indent="0in" style:auto-text-indent="false"/>
    </style:style>
    <style:style style:name="P310" style:family="paragraph" style:parent-style-name="Standard">
      <style:paragraph-properties fo:margin-left="0.7028in" fo:margin-right="0.002in" fo:line-height="0.1528in" fo:text-align="justify" style:justify-single-word="false" fo:text-indent="0in" style:auto-text-indent="false"/>
    </style:style>
    <style:style style:name="P311" style:family="paragraph" style:parent-style-name="Standard">
      <style:paragraph-properties fo:margin-left="0.7028in" fo:margin-right="0.002in" fo:line-height="0.1528in" fo:text-indent="0in" style:auto-text-indent="false">
        <style:tab-stops>
          <style:tab-stop style:position="1.9937in"/>
        </style:tab-stops>
      </style:paragraph-properties>
    </style:style>
    <style:style style:name="P312" style:family="paragraph" style:parent-style-name="Standard">
      <style:paragraph-properties fo:margin-left="0.7028in" fo:margin-right="0in" fo:margin-top="0.0008in" fo:margin-bottom="0in" style:contextual-spacing="false" fo:line-height="0.1528in" fo:text-indent="-0.0008in" style:auto-text-indent="false"/>
    </style:style>
    <style:style style:name="P313" style:family="paragraph" style:parent-style-name="Standard">
      <style:paragraph-properties fo:margin-left="0.7035in" fo:margin-right="0.0008in" fo:margin-top="0.0008in" fo:margin-bottom="0in" style:contextual-spacing="false" fo:line-height="0.1528in" fo:text-indent="0in" style:auto-text-indent="false"/>
    </style:style>
    <style:style style:name="P314" style:family="paragraph" style:parent-style-name="Standard">
      <style:paragraph-properties fo:margin-left="0.7035in" fo:margin-right="0.0008in" fo:margin-top="0.0008in" fo:margin-bottom="0in" style:contextual-spacing="false" fo:line-height="0.1528in" fo:text-align="justify" style:justify-single-word="false" fo:text-indent="0in" style:auto-text-indent="false"/>
    </style:style>
    <style:style style:name="P315" style:family="paragraph" style:parent-style-name="Standard" style:list-style-name="WWNum8">
      <style:paragraph-properties fo:margin-left="0.7035in" fo:margin-right="0.0008in" fo:margin-top="0.0008in" fo:margin-bottom="0in" style:contextual-spacing="false" fo:line-height="0.1528in" fo:text-indent="0in" style:auto-text-indent="false">
        <style:tab-stops>
          <style:tab-stop style:position="0.8854in"/>
          <style:tab-stop style:position="1.1598in"/>
          <style:tab-stop style:position="1.3772in"/>
          <style:tab-stop style:position="1.9701in"/>
          <style:tab-stop style:position="2.5689in"/>
        </style:tab-stops>
      </style:paragraph-properties>
    </style:style>
    <style:style style:name="P316" style:family="paragraph" style:parent-style-name="Standard">
      <style:paragraph-properties fo:margin-left="0.7035in" fo:margin-right="0.0008in" fo:margin-top="0.0008in" fo:margin-bottom="0in" style:contextual-spacing="false" fo:line-height="0.1528in" fo:text-indent="0in" style:auto-text-indent="false">
        <style:tab-stops>
          <style:tab-stop style:position="1.2925in"/>
          <style:tab-stop style:position="1.8681in"/>
          <style:tab-stop style:position="2.3654in"/>
          <style:tab-stop style:position="2.6138in"/>
        </style:tab-stops>
      </style:paragraph-properties>
    </style:style>
    <style:style style:name="P317" style:family="paragraph" style:parent-style-name="Standard">
      <style:paragraph-properties fo:margin-left="0.7035in" fo:margin-right="0.0008in" fo:margin-top="0.0008in" fo:margin-bottom="0in" style:contextual-spacing="false" fo:line-height="0.1528in" fo:text-indent="0in" style:auto-text-indent="false">
        <style:tab-stops>
          <style:tab-stop style:position="1.4909in"/>
          <style:tab-stop style:position="1.7417in"/>
        </style:tab-stops>
      </style:paragraph-properties>
    </style:style>
    <style:style style:name="P318" style:family="paragraph" style:parent-style-name="Standard">
      <style:paragraph-properties fo:margin-left="0.7035in" fo:margin-right="0.0008in" fo:margin-top="0.0008in" fo:margin-bottom="0in" style:contextual-spacing="false" fo:line-height="0.1528in" fo:text-indent="0in" style:auto-text-indent="false">
        <style:tab-stops>
          <style:tab-stop style:position="1.0957in"/>
          <style:tab-stop style:position="1.9689in"/>
          <style:tab-stop style:position="2.4571in"/>
        </style:tab-stops>
      </style:paragraph-properties>
    </style:style>
    <style:style style:name="P319" style:family="paragraph" style:parent-style-name="Standard">
      <style:paragraph-properties fo:margin-left="0.7035in" fo:margin-right="0.0008in" fo:line-height="0.1528in" fo:text-indent="0in" style:auto-text-indent="false"/>
    </style:style>
    <style:style style:name="P320" style:family="paragraph" style:parent-style-name="Standard">
      <style:paragraph-properties fo:margin-left="0.7035in" fo:margin-right="0.0008in" fo:line-height="0.1528in" fo:text-align="justify" style:justify-single-word="false" fo:text-indent="0in" style:auto-text-indent="false"/>
    </style:style>
    <style:style style:name="P321" style:family="paragraph" style:parent-style-name="Standard" style:list-style-name="WWNum12">
      <style:paragraph-properties fo:margin-left="0.7035in" fo:margin-right="0.0008in" fo:line-height="0.1528in" fo:text-indent="0in" style:auto-text-indent="false">
        <style:tab-stops>
          <style:tab-stop style:position="1.0335in"/>
          <style:tab-stop style:position="2.0071in"/>
          <style:tab-stop style:position="2.7957in"/>
        </style:tab-stops>
      </style:paragraph-properties>
    </style:style>
    <style:style style:name="P322" style:family="paragraph" style:parent-style-name="Standard" style:list-style-name="WWNum14">
      <style:paragraph-properties fo:margin-left="0.7035in" fo:margin-right="0.0008in" fo:line-height="0.1528in" fo:text-indent="0in" style:auto-text-indent="false">
        <style:tab-stops>
          <style:tab-stop style:position="0.9228in"/>
        </style:tab-stops>
      </style:paragraph-properties>
    </style:style>
    <style:style style:name="P323" style:family="paragraph" style:parent-style-name="Standard">
      <style:paragraph-properties fo:margin-left="0.7035in" fo:margin-right="0.0008in" fo:line-height="0.1535in" fo:text-align="justify" style:justify-single-word="false" fo:text-indent="0in" style:auto-text-indent="false"/>
    </style:style>
    <style:style style:name="P324" style:family="paragraph" style:parent-style-name="Standard">
      <style:paragraph-properties fo:margin-left="0.7035in" fo:margin-right="0.0008in" fo:line-height="0.152in" fo:text-align="justify" style:justify-single-word="false" fo:text-indent="0in" style:auto-text-indent="false"/>
    </style:style>
    <style:style style:name="P325" style:family="paragraph" style:parent-style-name="Standard">
      <style:paragraph-properties fo:margin-left="0.7035in" fo:margin-right="0.0008in" fo:line-height="0.1547in" fo:text-align="justify" style:justify-single-word="false" fo:text-indent="0in" style:auto-text-indent="false"/>
    </style:style>
    <style:style style:name="P326" style:family="paragraph" style:parent-style-name="Standard">
      <style:paragraph-properties fo:margin-left="0.7035in" fo:margin-right="0.0008in" fo:line-height="0.1516in" fo:text-align="justify" style:justify-single-word="false" fo:text-indent="0in" style:auto-text-indent="false"/>
    </style:style>
    <style:style style:name="P327" style:family="paragraph" style:parent-style-name="Standard">
      <style:paragraph-properties fo:margin-left="0.7035in" fo:margin-right="0.0008in" fo:margin-top="0.0571in" fo:margin-bottom="0in" style:contextual-spacing="false" fo:line-height="95%" fo:text-align="justify" style:justify-single-word="false" fo:text-indent="0in" style:auto-text-indent="false"/>
    </style:style>
    <style:style style:name="P328" style:family="paragraph" style:parent-style-name="Standard">
      <style:paragraph-properties fo:margin-left="0.7035in" fo:margin-right="0.0008in" fo:margin-top="0.0591in" fo:margin-bottom="0in" style:contextual-spacing="false" fo:line-height="0.1528in" fo:text-indent="0in" style:auto-text-indent="false"/>
    </style:style>
    <style:style style:name="P329" style:family="paragraph" style:parent-style-name="Standard">
      <style:paragraph-properties fo:margin-left="0.7035in" fo:margin-right="0.0008in" fo:margin-top="0.0591in" fo:margin-bottom="0in" style:contextual-spacing="false" fo:line-height="0.1528in" fo:text-align="justify" style:justify-single-word="false" fo:text-indent="0in" style:auto-text-indent="false"/>
    </style:style>
    <style:style style:name="P330" style:family="paragraph" style:parent-style-name="Standard">
      <style:paragraph-properties fo:margin-left="0.7035in" fo:margin-right="0.0008in" fo:margin-top="0.0016in" fo:margin-bottom="0in" style:contextual-spacing="false" fo:line-height="0.1528in" fo:text-align="justify" style:justify-single-word="false" fo:text-indent="0in" style:auto-text-indent="false"/>
    </style:style>
    <style:style style:name="P331" style:family="paragraph" style:parent-style-name="Standard">
      <style:paragraph-properties fo:margin-left="0.4075in" fo:margin-right="0.0339in" fo:margin-top="0.0008in" fo:margin-bottom="0in" style:contextual-spacing="false" fo:line-height="0.1528in" fo:text-align="end" style:justify-single-word="false" fo:text-indent="0.2953in" style:auto-text-indent="false"/>
    </style:style>
    <style:style style:name="P332" style:family="paragraph" style:parent-style-name="Standard">
      <style:paragraph-properties fo:margin-left="0.7035in" fo:margin-right="0.002in" fo:line-height="0.1528in" fo:text-indent="0in" style:auto-text-indent="false"/>
    </style:style>
    <style:style style:name="P333" style:family="paragraph" style:parent-style-name="Standard">
      <style:paragraph-properties fo:margin-left="0.7035in" fo:margin-right="0.002in" fo:line-height="0.1528in" fo:text-align="justify" style:justify-single-word="false" fo:text-indent="0in" style:auto-text-indent="false"/>
    </style:style>
    <style:style style:name="P334" style:family="paragraph" style:parent-style-name="Standard">
      <style:paragraph-properties fo:margin-left="0.7035in" fo:margin-right="0.002in" fo:line-height="0.1535in" fo:text-indent="0in" style:auto-text-indent="false"/>
    </style:style>
    <style:style style:name="P335" style:family="paragraph" style:parent-style-name="Standard">
      <style:paragraph-properties fo:margin-left="0.7035in" fo:margin-right="0.002in" fo:line-height="0.1535in" fo:text-align="justify" style:justify-single-word="false" fo:text-indent="0in" style:auto-text-indent="false"/>
    </style:style>
    <style:style style:name="P336" style:family="paragraph" style:parent-style-name="Standard">
      <style:paragraph-properties fo:margin-left="0.7035in" fo:margin-right="0.002in" fo:margin-top="0.0008in" fo:margin-bottom="0in" style:contextual-spacing="false" fo:line-height="0.1528in" fo:text-indent="0in" style:auto-text-indent="false"/>
    </style:style>
    <style:style style:name="P337" style:family="paragraph" style:parent-style-name="Standard">
      <style:paragraph-properties fo:margin-left="0.7035in" fo:margin-right="0.002in" fo:margin-top="0.0008in" fo:margin-bottom="0in" style:contextual-spacing="false" fo:line-height="0.1528in" fo:text-align="justify" style:justify-single-word="false" fo:text-indent="0in" style:auto-text-indent="false"/>
    </style:style>
    <style:style style:name="P338" style:family="paragraph" style:parent-style-name="Standard">
      <style:paragraph-properties fo:margin-left="0.7035in" fo:margin-right="0.002in" fo:margin-top="0.0008in" fo:margin-bottom="0in" style:contextual-spacing="false" fo:line-height="0.1528in" fo:text-indent="0in" style:auto-text-indent="false">
        <style:tab-stops>
          <style:tab-stop style:position="1.2839in"/>
          <style:tab-stop style:position="1.8563in"/>
          <style:tab-stop style:position="2.228in"/>
          <style:tab-stop style:position="2.5992in"/>
        </style:tab-stops>
      </style:paragraph-properties>
    </style:style>
    <style:style style:name="P339" style:family="paragraph" style:parent-style-name="Standard">
      <style:paragraph-properties fo:margin-left="0.7035in" fo:margin-right="0.002in" fo:margin-top="0.0591in" fo:margin-bottom="0in" style:contextual-spacing="false" fo:line-height="0.1528in" fo:text-align="justify" style:justify-single-word="false" fo:text-indent="0in" style:auto-text-indent="false"/>
    </style:style>
    <style:style style:name="P340" style:family="paragraph" style:parent-style-name="Standard">
      <style:paragraph-properties fo:margin-left="0.1689in" fo:margin-right="0.4043in" fo:margin-top="0.0602in" fo:margin-bottom="0in" style:contextual-spacing="false" fo:line-height="0.1528in" fo:text-indent="0.2953in" style:auto-text-indent="false" fo:break-before="column"/>
    </style:style>
    <style:style style:name="P341" style:family="paragraph" style:parent-style-name="Standard">
      <style:paragraph-properties fo:margin-left="0.4638in" fo:margin-right="0.4043in" fo:margin-top="0.0008in" fo:margin-bottom="0in" style:contextual-spacing="false" fo:line-height="0.1528in" fo:text-indent="0in" style:auto-text-indent="false"/>
    </style:style>
    <style:style style:name="P342" style:family="paragraph" style:parent-style-name="Standard">
      <style:paragraph-properties fo:margin-left="0.4638in" fo:margin-right="0.4043in" fo:margin-top="0.0008in" fo:margin-bottom="0in" style:contextual-spacing="false" fo:line-height="0.1528in" fo:text-align="justify" style:justify-single-word="false" fo:text-indent="0in" style:auto-text-indent="false"/>
    </style:style>
    <style:style style:name="P343" style:family="paragraph" style:parent-style-name="Standard">
      <style:paragraph-properties fo:margin-left="0.4638in" fo:margin-right="0.4043in" fo:margin-top="0.0008in" fo:margin-bottom="0in" style:contextual-spacing="false" fo:line-height="0.1528in" fo:text-indent="0in" style:auto-text-indent="false">
        <style:tab-stops>
          <style:tab-stop style:position="0.9571in"/>
          <style:tab-stop style:position="2.1472in"/>
        </style:tab-stops>
      </style:paragraph-properties>
    </style:style>
    <style:style style:name="P344" style:family="paragraph" style:parent-style-name="Standard" style:list-style-name="WWNum14">
      <style:paragraph-properties fo:margin-left="0.4638in" fo:margin-right="0.4043in" fo:margin-top="0.0008in" fo:margin-bottom="0in" style:contextual-spacing="false" fo:line-height="0.1528in" fo:text-indent="0in" style:auto-text-indent="false">
        <style:tab-stops>
          <style:tab-stop style:position="0.6591in"/>
          <style:tab-stop style:position="1.0063in"/>
          <style:tab-stop style:position="1.3425in"/>
          <style:tab-stop style:position="1.9626in"/>
        </style:tab-stops>
      </style:paragraph-properties>
    </style:style>
    <style:style style:name="P345" style:family="paragraph" style:parent-style-name="Standard">
      <style:paragraph-properties fo:margin-left="0.4638in" fo:margin-right="0.4043in" fo:margin-top="0.0008in" fo:margin-bottom="0in" style:contextual-spacing="false" fo:line-height="0.1528in" fo:text-indent="0in" style:auto-text-indent="false">
        <style:tab-stops>
          <style:tab-stop style:position="1.5992in"/>
          <style:tab-stop style:position="1.9047in"/>
        </style:tab-stops>
      </style:paragraph-properties>
    </style:style>
    <style:style style:name="P346" style:family="paragraph" style:parent-style-name="Standard">
      <style:paragraph-properties fo:margin-left="0.4638in" fo:margin-right="0.4043in" fo:margin-top="0.0008in" fo:margin-bottom="0in" style:contextual-spacing="false" fo:line-height="0.1528in" fo:text-indent="0in" style:auto-text-indent="false">
        <style:tab-stops>
          <style:tab-stop style:position="0.9283in"/>
          <style:tab-stop style:position="1.4992in"/>
          <style:tab-stop style:position="2.2591in"/>
        </style:tab-stops>
      </style:paragraph-properties>
    </style:style>
    <style:style style:name="P347" style:family="paragraph" style:parent-style-name="Standard">
      <style:paragraph-properties fo:margin-left="0.4638in" fo:margin-right="0.4043in" fo:margin-top="0.0008in" fo:margin-bottom="0in" style:contextual-spacing="false" fo:line-height="0.1528in" fo:text-indent="0in" style:auto-text-indent="false">
        <style:tab-stops>
          <style:tab-stop style:position="0.9035in"/>
          <style:tab-stop style:position="1.5571in"/>
          <style:tab-stop style:position="1.7811in"/>
          <style:tab-stop style:position="2.4181in"/>
        </style:tab-stops>
      </style:paragraph-properties>
    </style:style>
    <style:style style:name="P348" style:family="paragraph" style:parent-style-name="Standard">
      <style:paragraph-properties fo:margin-left="0.4638in" fo:margin-right="0.4043in" fo:line-height="0.1528in" fo:text-indent="0in" style:auto-text-indent="false"/>
    </style:style>
    <style:style style:name="P349" style:family="paragraph" style:parent-style-name="Standard">
      <style:paragraph-properties fo:margin-left="0.4638in" fo:margin-right="0.4043in" fo:line-height="0.1528in" fo:text-align="justify" style:justify-single-word="false" fo:text-indent="0in" style:auto-text-indent="false"/>
    </style:style>
    <style:style style:name="P350" style:family="paragraph" style:parent-style-name="Standard" style:list-style-name="WWNum1">
      <style:paragraph-properties fo:margin-left="0.4638in" fo:margin-right="0.4043in" fo:line-height="0.1528in" fo:text-align="justify" style:justify-single-word="false" fo:text-indent="0in" style:auto-text-indent="false">
        <style:tab-stops>
          <style:tab-stop style:position="0.6618in"/>
        </style:tab-stops>
      </style:paragraph-properties>
    </style:style>
    <style:style style:name="P351" style:family="paragraph" style:parent-style-name="Standard">
      <style:paragraph-properties fo:margin-left="0.4638in" fo:margin-right="0.4043in" fo:line-height="0.1516in" fo:text-indent="0in" style:auto-text-indent="false"/>
    </style:style>
    <style:style style:name="P352" style:family="paragraph" style:parent-style-name="Standard">
      <style:paragraph-properties fo:margin-left="0.4638in" fo:margin-right="0.4043in" fo:line-height="0.1516in" fo:text-align="justify" style:justify-single-word="false" fo:text-indent="0in" style:auto-text-indent="false"/>
    </style:style>
    <style:style style:name="P353" style:family="paragraph" style:parent-style-name="Standard">
      <style:paragraph-properties fo:margin-left="0.4638in" fo:margin-right="0.4043in" fo:line-height="0.152in" fo:text-align="justify" style:justify-single-word="false" fo:text-indent="0in" style:auto-text-indent="false"/>
    </style:style>
    <style:style style:name="P354" style:family="paragraph" style:parent-style-name="Standard">
      <style:paragraph-properties fo:margin-left="0.4638in" fo:margin-right="0.4043in" fo:line-height="0.1535in" fo:text-indent="0in" style:auto-text-indent="false"/>
    </style:style>
    <style:style style:name="P355" style:family="paragraph" style:parent-style-name="Standard">
      <style:paragraph-properties fo:margin-left="0.4638in" fo:margin-right="0.4043in" fo:line-height="0.1508in" fo:text-indent="0in" style:auto-text-indent="false"/>
    </style:style>
    <style:style style:name="P356" style:family="paragraph" style:parent-style-name="Standard">
      <style:paragraph-properties fo:margin-left="0.4638in" fo:margin-right="0.4043in" fo:line-height="0.15in" fo:text-indent="0in" style:auto-text-indent="false"/>
    </style:style>
    <style:style style:name="P357" style:family="paragraph" style:parent-style-name="Standard">
      <style:paragraph-properties fo:margin-left="0.4638in" fo:margin-right="0.4043in" fo:margin-top="0.0575in" fo:margin-bottom="0in" style:contextual-spacing="false" fo:line-height="95%" fo:text-indent="0in" style:auto-text-indent="false" fo:break-before="column"/>
    </style:style>
    <style:style style:name="P358" style:family="paragraph" style:parent-style-name="Standard">
      <style:paragraph-properties fo:margin-left="0.4638in" fo:margin-right="0.4043in" fo:margin-top="0.0575in" fo:margin-bottom="0in" style:contextual-spacing="false" fo:line-height="95%" fo:text-align="justify" style:justify-single-word="false" fo:text-indent="0in" style:auto-text-indent="false" fo:break-before="column"/>
    </style:style>
    <style:style style:name="P359" style:family="paragraph" style:parent-style-name="Standard">
      <style:paragraph-properties fo:margin-left="0.4638in" fo:margin-right="0.4043in" fo:margin-top="0.0528in" fo:margin-bottom="0in" style:contextual-spacing="false" fo:line-height="100%" fo:text-indent="0in" style:auto-text-indent="false" fo:break-before="column"/>
    </style:style>
    <style:style style:name="P360" style:family="paragraph" style:parent-style-name="Standard">
      <style:paragraph-properties fo:margin-left="0.4638in" fo:margin-right="0.4055in" fo:margin-top="0.0008in" fo:margin-bottom="0in" style:contextual-spacing="false" fo:line-height="0.1528in" fo:text-indent="0in" style:auto-text-indent="false"/>
    </style:style>
    <style:style style:name="P361" style:family="paragraph" style:parent-style-name="Standard">
      <style:paragraph-properties fo:margin-left="0.4638in" fo:margin-right="0.4055in" fo:margin-top="0.0008in" fo:margin-bottom="0in" style:contextual-spacing="false" fo:line-height="0.1528in" fo:text-align="justify" style:justify-single-word="false" fo:text-indent="0in" style:auto-text-indent="false"/>
    </style:style>
    <style:style style:name="P362" style:family="paragraph" style:parent-style-name="Standard">
      <style:paragraph-properties fo:margin-left="0.4638in" fo:margin-right="0.4055in" fo:line-height="0.1535in" fo:text-indent="0in" style:auto-text-indent="false"/>
    </style:style>
    <style:style style:name="P363" style:family="paragraph" style:parent-style-name="Standard">
      <style:paragraph-properties fo:margin-left="0.4638in" fo:margin-right="0.4055in" fo:line-height="0.1535in" fo:text-align="justify" style:justify-single-word="false" fo:text-indent="0in" style:auto-text-indent="false"/>
    </style:style>
    <style:style style:name="P364" style:family="paragraph" style:parent-style-name="Standard">
      <style:paragraph-properties fo:margin-left="0.4638in" fo:margin-right="0.4055in" fo:line-height="0.1516in" fo:text-align="justify" style:justify-single-word="false" fo:text-indent="0in" style:auto-text-indent="false"/>
    </style:style>
    <style:style style:name="P365" style:family="paragraph" style:parent-style-name="Standard">
      <style:paragraph-properties fo:margin-left="0.4638in" fo:margin-right="0.4055in" fo:line-height="0.1528in" fo:text-indent="0in" style:auto-text-indent="false"/>
    </style:style>
    <style:style style:name="P366" style:family="paragraph" style:parent-style-name="Standard">
      <style:paragraph-properties fo:margin-left="0.4638in" fo:margin-right="0.4055in" fo:margin-top="0.0563in" fo:margin-bottom="0in" style:contextual-spacing="false" fo:line-height="0.1528in" fo:text-align="justify" style:justify-single-word="false" fo:text-indent="0in" style:auto-text-indent="false" fo:break-before="column"/>
    </style:style>
    <style:style style:name="P367" style:family="paragraph" style:parent-style-name="Standard">
      <style:paragraph-properties fo:margin-left="0.1689in" fo:margin-right="0.4055in" fo:line-height="0.152in" fo:text-indent="0in" style:auto-text-indent="false"/>
    </style:style>
    <style:style style:name="P368" style:family="paragraph" style:parent-style-name="Standard">
      <style:paragraph-properties fo:margin-left="0.1689in" fo:margin-right="0.4055in" fo:line-height="0.1535in" fo:text-indent="0in" style:auto-text-indent="false"/>
    </style:style>
    <style:style style:name="P369" style:family="paragraph" style:parent-style-name="Standard">
      <style:paragraph-properties fo:margin-left="0.4638in" fo:margin-right="0.5071in" fo:margin-top="0.0008in" fo:margin-bottom="0in" style:contextual-spacing="false" fo:line-height="0.1528in" fo:text-indent="-0.2953in" style:auto-text-indent="false"/>
    </style:style>
    <style:style style:name="P370" style:family="paragraph" style:parent-style-name="Standard">
      <style:paragraph-properties fo:margin-left="0.1689in" fo:margin-right="0.4043in" fo:line-height="0.152in" fo:text-indent="0in" style:auto-text-indent="false"/>
    </style:style>
    <style:style style:name="P371" style:family="paragraph" style:parent-style-name="Standard">
      <style:paragraph-properties fo:margin-left="0.1689in" fo:margin-right="0.4043in" fo:line-height="0.1528in" fo:text-indent="0in" style:auto-text-indent="false"/>
    </style:style>
    <style:style style:name="P372" style:family="paragraph" style:parent-style-name="Standard">
      <style:paragraph-properties fo:margin-left="0.1689in" fo:margin-right="0.4043in" fo:line-height="0.1535in" fo:text-indent="0in" style:auto-text-indent="false"/>
    </style:style>
    <style:style style:name="P373" style:family="paragraph" style:parent-style-name="Standard">
      <style:paragraph-properties fo:margin-left="0.1689in" fo:margin-right="0.4043in" fo:line-height="0.1508in" fo:text-indent="0in" style:auto-text-indent="false"/>
    </style:style>
    <style:style style:name="P374" style:family="paragraph" style:parent-style-name="Standard">
      <style:paragraph-properties fo:margin-left="0.1689in" fo:margin-right="0.4043in" fo:line-height="0.1516in" fo:text-indent="0in" style:auto-text-indent="false"/>
    </style:style>
    <style:style style:name="P375" style:family="paragraph" style:parent-style-name="Standard">
      <style:paragraph-properties fo:margin-left="0.1689in" fo:margin-right="0.4043in" fo:margin-top="0.0516in" fo:margin-bottom="0in" style:contextual-spacing="false" fo:line-height="100%" fo:text-indent="0in" style:auto-text-indent="false" fo:break-before="column"/>
    </style:style>
    <style:style style:name="P376" style:family="paragraph" style:parent-style-name="Standard">
      <style:paragraph-properties fo:margin-left="0.4638in" fo:margin-right="0.5146in" fo:margin-top="0.0008in" fo:margin-bottom="0in" style:contextual-spacing="false" fo:line-height="0.1528in" fo:text-indent="-0.2953in" style:auto-text-indent="false"/>
    </style:style>
    <style:style style:name="P377" style:family="paragraph" style:parent-style-name="Standard">
      <style:paragraph-properties fo:margin-left="0.1689in" fo:margin-right="0.2563in" fo:line-height="0.152in" fo:text-indent="0in" style:auto-text-indent="false"/>
    </style:style>
    <style:style style:name="P378" style:family="paragraph" style:parent-style-name="Standard">
      <style:paragraph-properties fo:margin-left="0.1689in" fo:margin-right="0.2563in" fo:line-height="0.1528in" fo:text-indent="0in" style:auto-text-indent="false"/>
    </style:style>
    <style:style style:name="P379" style:family="paragraph" style:parent-style-name="Standard">
      <style:paragraph-properties fo:margin-left="0.1689in" fo:margin-right="0.2563in" fo:line-height="0.1516in" fo:text-indent="0in" style:auto-text-indent="false"/>
    </style:style>
    <style:style style:name="P380" style:family="paragraph" style:parent-style-name="Standard">
      <style:paragraph-properties fo:margin-left="0.4638in" fo:margin-right="0.4429in" fo:line-height="0.1535in" fo:text-align="justify" style:justify-single-word="false" fo:text-indent="0in" style:auto-text-indent="false"/>
    </style:style>
    <style:style style:name="P381" style:family="paragraph" style:parent-style-name="Standard">
      <style:paragraph-properties fo:margin-left="0.4638in" fo:margin-right="0.4429in" fo:line-height="0.152in" fo:text-align="justify" style:justify-single-word="false" fo:text-indent="0in" style:auto-text-indent="false"/>
    </style:style>
    <style:style style:name="P382" style:family="paragraph" style:parent-style-name="Standard">
      <style:paragraph-properties fo:margin-left="0.4638in" fo:margin-right="1.7307in" fo:line-height="0.1528in" fo:text-align="justify" style:justify-single-word="false" fo:text-indent="0in" style:auto-text-indent="false"/>
    </style:style>
    <style:style style:name="P383" style:family="paragraph" style:parent-style-name="Standard">
      <style:paragraph-properties fo:margin-left="0.4646in" fo:margin-right="0.4035in" fo:line-height="94%" fo:text-align="justify" style:justify-single-word="false" fo:text-indent="-0.0016in" style:auto-text-indent="false"/>
    </style:style>
    <style:style style:name="P384" style:family="paragraph" style:parent-style-name="Standard">
      <style:paragraph-properties fo:margin-left="0.4646in" fo:margin-right="0.4043in" fo:margin-top="0.002in" fo:margin-bottom="0in" style:contextual-spacing="false" fo:line-height="0.1528in" fo:text-align="justify" style:justify-single-word="false" fo:text-indent="0in" style:auto-text-indent="false"/>
    </style:style>
    <style:style style:name="P385" style:family="paragraph" style:parent-style-name="Standard">
      <style:paragraph-properties fo:margin-left="0.4646in" fo:margin-right="0.4043in" fo:line-height="0.1528in" fo:text-indent="0in" style:auto-text-indent="false"/>
    </style:style>
    <style:style style:name="P386" style:family="paragraph" style:parent-style-name="Standard">
      <style:paragraph-properties fo:margin-left="0.4646in" fo:margin-right="0.4043in" fo:line-height="0.1528in" fo:text-align="justify" style:justify-single-word="false" fo:text-indent="0in" style:auto-text-indent="false"/>
    </style:style>
    <style:style style:name="P387" style:family="paragraph" style:parent-style-name="Standard">
      <style:paragraph-properties fo:margin-left="0.4646in" fo:margin-right="0.4043in" fo:line-height="0.1535in" fo:text-align="justify" style:justify-single-word="false" fo:text-indent="0in" style:auto-text-indent="false"/>
    </style:style>
    <style:style style:name="P388" style:family="paragraph" style:parent-style-name="Standard">
      <style:paragraph-properties fo:margin-left="0.4646in" fo:margin-right="0.4043in" fo:line-height="0.1516in" fo:text-indent="0in" style:auto-text-indent="false"/>
    </style:style>
    <style:style style:name="P389" style:family="paragraph" style:parent-style-name="Standard">
      <style:paragraph-properties fo:margin-left="0.4646in" fo:margin-right="0.4043in" fo:margin-top="0.0008in" fo:margin-bottom="0in" style:contextual-spacing="false" fo:line-height="0.1528in" fo:text-indent="0in" style:auto-text-indent="false"/>
    </style:style>
    <style:style style:name="P390" style:family="paragraph" style:parent-style-name="Standard">
      <style:paragraph-properties fo:margin-left="0.4646in" fo:margin-right="0.4043in" fo:margin-top="0.0008in" fo:margin-bottom="0in" style:contextual-spacing="false" fo:line-height="0.1528in" fo:text-align="justify" style:justify-single-word="false" fo:text-indent="0in" style:auto-text-indent="false"/>
    </style:style>
    <style:style style:name="P391" style:family="paragraph" style:parent-style-name="Standard">
      <style:paragraph-properties fo:margin-left="0.4646in" fo:margin-right="0.4043in" fo:margin-top="0.0008in" fo:margin-bottom="0in" style:contextual-spacing="false" fo:line-height="0.1528in" fo:text-indent="0in" style:auto-text-indent="false">
        <style:tab-stops>
          <style:tab-stop style:position="1.0165in"/>
          <style:tab-stop style:position="1.3165in"/>
          <style:tab-stop style:position="2.2016in"/>
        </style:tab-stops>
      </style:paragraph-properties>
    </style:style>
    <style:style style:name="P392" style:family="paragraph" style:parent-style-name="Standard">
      <style:paragraph-properties fo:margin-left="0.4646in" fo:margin-right="0.4043in" fo:margin-top="0.0602in" fo:margin-bottom="0in" style:contextual-spacing="false" fo:line-height="0.1528in" fo:text-align="justify" style:justify-single-word="false" fo:text-indent="0in" style:auto-text-indent="false" fo:break-before="column"/>
    </style:style>
    <style:style style:name="P393" style:family="paragraph" style:parent-style-name="Standard">
      <style:paragraph-properties fo:margin-left="0.1693in" fo:margin-right="0.0528in" fo:line-height="0.152in" fo:text-indent="0in" style:auto-text-indent="false"/>
    </style:style>
    <style:style style:name="P394" style:family="paragraph" style:parent-style-name="Standard">
      <style:paragraph-properties fo:margin-left="0.4646in" fo:margin-right="0.4854in" fo:line-height="0.1535in" fo:text-align="justify" style:justify-single-word="false" fo:text-indent="0in" style:auto-text-indent="false"/>
    </style:style>
    <style:style style:name="P395" style:family="paragraph" style:parent-style-name="Standard">
      <style:paragraph-properties fo:margin-left="0.4646in" fo:margin-right="0.2752in" fo:line-height="0.1528in" fo:text-indent="-0.2953in" style:auto-text-indent="false"/>
    </style:style>
    <style:style style:name="P396" style:family="paragraph" style:parent-style-name="Standard">
      <style:paragraph-properties fo:margin-left="0.4646in" fo:margin-right="0.2563in" fo:margin-top="0.0008in" fo:margin-bottom="0in" style:contextual-spacing="false" fo:line-height="0.1528in" fo:text-indent="-0.2953in" style:auto-text-indent="false"/>
    </style:style>
    <style:style style:name="P397" style:family="paragraph" style:parent-style-name="Standard">
      <style:paragraph-properties fo:margin-left="0.4646in" fo:margin-right="0.2563in" fo:line-height="0.1528in" fo:text-indent="-0.2953in" style:auto-text-indent="false"/>
    </style:style>
    <style:style style:name="P398" style:family="paragraph" style:parent-style-name="Standard">
      <style:paragraph-properties fo:margin-left="0.1693in" fo:margin-right="0.4028in" fo:line-height="0.152in" fo:text-indent="0in" style:auto-text-indent="false"/>
    </style:style>
    <style:style style:name="P399" style:family="paragraph" style:parent-style-name="Standard">
      <style:paragraph-properties fo:margin-left="0.1693in" fo:margin-right="0.4028in" fo:line-height="0.1535in" fo:text-indent="0in" style:auto-text-indent="false"/>
    </style:style>
    <style:style style:name="P400" style:family="paragraph" style:parent-style-name="Standard">
      <style:paragraph-properties fo:margin-left="0.1693in" fo:margin-right="0.4028in" fo:line-height="0.1528in" fo:text-indent="0in" style:auto-text-indent="false"/>
    </style:style>
    <style:style style:name="P401" style:family="paragraph" style:parent-style-name="Standard">
      <style:paragraph-properties fo:margin-left="0.1693in" fo:margin-right="0.4028in" fo:margin-top="0.0008in" fo:margin-bottom="0in" style:contextual-spacing="false" fo:line-height="0.1528in" fo:text-align="end" style:justify-single-word="false" fo:text-indent="0in" style:auto-text-indent="false"/>
    </style:style>
    <style:style style:name="P402" style:family="paragraph" style:parent-style-name="Standard">
      <style:paragraph-properties fo:margin-left="0.4646in" fo:margin-right="0.452in" fo:margin-top="0.0008in" fo:margin-bottom="0in" style:contextual-spacing="false" fo:line-height="0.1528in" fo:text-align="justify" style:justify-single-word="false" fo:text-indent="0in" style:auto-text-indent="false"/>
    </style:style>
    <style:style style:name="P403" style:family="paragraph" style:parent-style-name="Standard">
      <style:paragraph-properties fo:margin-left="0.1693in" fo:margin-right="0.0764in" fo:line-height="0.1528in" fo:text-indent="0in" style:auto-text-indent="false"/>
    </style:style>
    <style:style style:name="P404" style:family="paragraph" style:parent-style-name="Standard">
      <style:paragraph-properties fo:margin-left="0.4646in" fo:margin-right="0.761in" fo:line-height="0.1535in" fo:text-align="justify" style:justify-single-word="false" fo:text-indent="0in" style:auto-text-indent="false"/>
    </style:style>
    <style:style style:name="P405" style:family="paragraph" style:parent-style-name="Standard">
      <style:paragraph-properties fo:margin-left="0.4646in" fo:margin-right="0.1917in" fo:line-height="0.1528in" fo:text-indent="-0.2953in" style:auto-text-indent="false"/>
    </style:style>
    <style:style style:name="P406" style:family="paragraph" style:parent-style-name="Standard">
      <style:paragraph-properties fo:margin-left="0.4646in" fo:margin-right="1.5846in" fo:line-height="0.1528in" fo:text-align="justify" style:justify-single-word="false" fo:text-indent="0in" style:auto-text-indent="false"/>
    </style:style>
    <style:style style:name="P407" style:family="paragraph" style:parent-style-name="Standard">
      <style:paragraph-properties fo:margin-left="0.4646in" fo:margin-right="1.4646in" fo:line-height="0.1535in" fo:text-align="justify" style:justify-single-word="false" fo:text-indent="0in" style:auto-text-indent="false"/>
    </style:style>
    <style:style style:name="P408" style:family="paragraph" style:parent-style-name="Standard" style:master-page-name="Converted3">
      <style:paragraph-properties fo:line-height="0.139in" style:page-number="auto"/>
      <style:text-properties fo:font-size="10pt" style:font-size-asian="10pt"/>
    </style:style>
    <style:style style:name="P409" style:family="paragraph" style:parent-style-name="Standard">
      <style:paragraph-properties fo:margin-left="0.7035in" fo:margin-right="0in" fo:margin-top="0.0591in" fo:margin-bottom="0in" style:contextual-spacing="false" fo:line-height="0.1528in" fo:text-indent="-0.2953in" style:auto-text-indent="false"/>
    </style:style>
    <style:style style:name="P410" style:family="paragraph" style:parent-style-name="Standard">
      <style:paragraph-properties fo:margin-left="0.7035in" fo:margin-right="0in" fo:margin-top="0.0591in" fo:margin-bottom="0in" style:contextual-spacing="false" fo:line-height="0.1528in" fo:text-align="justify" style:justify-single-word="false" fo:text-indent="-0.2953in" style:auto-text-indent="false"/>
    </style:style>
    <style:style style:name="P411" style:family="paragraph" style:parent-style-name="Standard">
      <style:paragraph-properties fo:margin-left="0.7035in" fo:margin-right="0in" fo:margin-top="0.0008in" fo:margin-bottom="0in" style:contextual-spacing="false" fo:line-height="0.1528in" fo:text-indent="-0.2953in" style:auto-text-indent="false"/>
    </style:style>
    <style:style style:name="P412" style:family="paragraph" style:parent-style-name="Standard">
      <style:paragraph-properties fo:margin-left="0.7035in" fo:margin-right="0in" fo:margin-top="0.0008in" fo:margin-bottom="0in" style:contextual-spacing="false" fo:line-height="0.1528in" fo:text-align="justify" style:justify-single-word="false" fo:text-indent="-0.2953in" style:auto-text-indent="false"/>
    </style:style>
    <style:style style:name="P413" style:family="paragraph" style:parent-style-name="Standard">
      <style:paragraph-properties fo:margin-left="0.7035in" fo:margin-right="0in" fo:margin-top="0.0008in" fo:margin-bottom="0in" style:contextual-spacing="false" fo:line-height="0.1528in" fo:text-indent="-0.2953in" style:auto-text-indent="false">
        <style:tab-stops>
          <style:tab-stop style:position="1.848in"/>
        </style:tab-stops>
      </style:paragraph-properties>
    </style:style>
    <style:style style:name="P414" style:family="paragraph" style:parent-style-name="Standard">
      <style:paragraph-properties fo:margin-left="0.7035in" fo:margin-right="0in" fo:margin-top="0.0008in" fo:margin-bottom="0in" style:contextual-spacing="false" fo:line-height="0.1528in" fo:text-indent="-0.2953in" style:auto-text-indent="false">
        <style:tab-stops>
          <style:tab-stop style:position="1.8382in"/>
        </style:tab-stops>
      </style:paragraph-properties>
    </style:style>
    <style:style style:name="P415" style:family="paragraph" style:parent-style-name="Standard">
      <style:paragraph-properties fo:margin-left="0.7035in" fo:margin-right="0in" fo:margin-top="0.0008in" fo:margin-bottom="0in" style:contextual-spacing="false" fo:line-height="0.1528in" fo:text-indent="-0.2953in" style:auto-text-indent="false">
        <style:tab-stops>
          <style:tab-stop style:position="1.2217in"/>
          <style:tab-stop style:position="1.728in"/>
          <style:tab-stop style:position="2.4429in"/>
        </style:tab-stops>
      </style:paragraph-properties>
    </style:style>
    <style:style style:name="P416" style:family="paragraph" style:parent-style-name="Standard">
      <style:paragraph-properties fo:margin-left="0.7035in" fo:margin-right="0in" fo:line-height="0.1528in" fo:text-indent="-0.2953in" style:auto-text-indent="false"/>
    </style:style>
    <style:style style:name="P417" style:family="paragraph" style:parent-style-name="Standard">
      <style:paragraph-properties fo:margin-left="0.7035in" fo:margin-right="0in" fo:line-height="0.1528in" fo:text-align="justify" style:justify-single-word="false" fo:text-indent="-0.2953in" style:auto-text-indent="false"/>
    </style:style>
    <style:style style:name="P418" style:family="paragraph" style:parent-style-name="Standard">
      <style:paragraph-properties fo:margin-left="0.7035in" fo:margin-right="0in" fo:line-height="0.1528in" fo:text-indent="-0.2953in" style:auto-text-indent="false">
        <style:tab-stops>
          <style:tab-stop style:position="1.1972in"/>
          <style:tab-stop style:position="1.9807in"/>
        </style:tab-stops>
      </style:paragraph-properties>
    </style:style>
    <style:style style:name="P419" style:family="paragraph" style:parent-style-name="Standard">
      <style:paragraph-properties fo:margin-left="0.7035in" fo:margin-right="0in" fo:line-height="0.1528in" fo:text-indent="-0.2953in" style:auto-text-indent="false">
        <style:tab-stops>
          <style:tab-stop style:position="0.9661in"/>
          <style:tab-stop style:position="1.7811in"/>
          <style:tab-stop style:position="2.7972in"/>
        </style:tab-stops>
      </style:paragraph-properties>
    </style:style>
    <style:style style:name="P420" style:family="paragraph" style:parent-style-name="Standard">
      <style:paragraph-properties fo:margin-left="0.7035in" fo:margin-right="0in" fo:margin-top="0.0016in" fo:margin-bottom="0in" style:contextual-spacing="false" fo:line-height="0.1516in" fo:text-indent="-0.2953in" style:auto-text-indent="false"/>
    </style:style>
    <style:style style:name="P421" style:family="paragraph" style:parent-style-name="Standard">
      <style:paragraph-properties fo:margin-left="0.7035in" fo:margin-right="0in" fo:margin-top="0.0016in" fo:margin-bottom="0in" style:contextual-spacing="false" fo:line-height="0.1528in" fo:text-indent="-0.2953in" style:auto-text-indent="false"/>
    </style:style>
    <style:style style:name="P422" style:family="paragraph" style:parent-style-name="Standard">
      <style:paragraph-properties fo:margin-left="0.7035in" fo:margin-right="0in" fo:margin-top="0.002in" fo:margin-bottom="0in" style:contextual-spacing="false" fo:line-height="0.1528in" fo:text-indent="-0.2953in" style:auto-text-indent="false"/>
    </style:style>
    <style:style style:name="P423" style:family="paragraph" style:parent-style-name="Standard">
      <style:paragraph-properties fo:margin-left="0.7035in" fo:margin-right="0in" fo:margin-top="0.0571in" fo:margin-bottom="0in" style:contextual-spacing="false" fo:line-height="95%" fo:text-indent="-0.2953in" style:auto-text-indent="false"/>
    </style:style>
    <style:style style:name="P424" style:family="paragraph" style:parent-style-name="Standard">
      <style:paragraph-properties fo:margin-left="0.7035in" fo:margin-right="0in" fo:margin-top="0.0571in" fo:margin-bottom="0in" style:contextual-spacing="false" fo:line-height="95%" fo:text-indent="-0.2953in" style:auto-text-indent="false">
        <style:tab-stops>
          <style:tab-stop style:position="1.1425in"/>
        </style:tab-stops>
      </style:paragraph-properties>
    </style:style>
    <style:style style:name="P425" style:family="paragraph" style:parent-style-name="Standard">
      <style:paragraph-properties fo:margin-left="0.7043in" fo:margin-right="0.1252in" fo:margin-top="0.0008in" fo:margin-bottom="0in" style:contextual-spacing="false" fo:line-height="0.1528in" fo:text-indent="-0.2957in" style:auto-text-indent="false"/>
    </style:style>
    <style:style style:name="P426" style:family="paragraph" style:parent-style-name="Standard">
      <style:paragraph-properties fo:margin-left="0.7043in" fo:margin-right="1.3063in" fo:line-height="0.1535in" fo:text-align="justify" style:justify-single-word="false" fo:text-indent="0in" style:auto-text-indent="false"/>
    </style:style>
    <style:style style:name="P427" style:family="paragraph" style:parent-style-name="Standard">
      <style:paragraph-properties fo:margin-left="0.7035in" fo:margin-right="0.0484in" fo:margin-top="0.0008in" fo:margin-bottom="0in" style:contextual-spacing="false" fo:line-height="0.1528in" fo:text-align="justify" style:justify-single-word="false" fo:text-indent="0in" style:auto-text-indent="false"/>
    </style:style>
    <style:style style:name="P428" style:family="paragraph" style:parent-style-name="Standard">
      <style:paragraph-properties fo:margin-left="0.7035in" fo:margin-right="0.0484in" fo:line-height="0.1535in" fo:text-align="justify" style:justify-single-word="false" fo:text-indent="0in" style:auto-text-indent="false"/>
    </style:style>
    <style:style style:name="P429" style:family="paragraph" style:parent-style-name="Standard">
      <style:paragraph-properties fo:margin-left="0.7035in" fo:margin-right="0.0484in" fo:margin-top="0.0563in" fo:margin-bottom="0in" style:contextual-spacing="false" fo:line-height="0.1528in" fo:text-align="justify" style:justify-single-word="false" fo:text-indent="0in" style:auto-text-indent="false"/>
    </style:style>
    <style:style style:name="P430" style:family="paragraph" style:parent-style-name="Standard">
      <style:paragraph-properties fo:margin-left="0.7035in" fo:margin-right="0.0016in" fo:line-height="0.1528in" fo:text-align="justify" style:justify-single-word="false" fo:text-indent="0in" style:auto-text-indent="false"/>
    </style:style>
    <style:style style:name="P431" style:family="paragraph" style:parent-style-name="Standard" style:list-style-name="WWNum3">
      <style:paragraph-properties fo:margin-left="0.7035in" fo:margin-right="0.0016in" fo:line-height="0.1528in" fo:text-align="justify" style:justify-single-word="false" fo:text-indent="0in" style:auto-text-indent="false">
        <style:tab-stops>
          <style:tab-stop style:position="0.948in"/>
        </style:tab-stops>
      </style:paragraph-properties>
    </style:style>
    <style:style style:name="P432" style:family="paragraph" style:parent-style-name="Standard">
      <style:paragraph-properties fo:margin-left="0.7035in" fo:margin-right="0.0016in" fo:line-height="0.1535in" fo:text-indent="0in" style:auto-text-indent="false"/>
    </style:style>
    <style:style style:name="P433" style:family="paragraph" style:parent-style-name="Standard">
      <style:paragraph-properties fo:margin-left="0.7035in" fo:margin-right="0.0016in" fo:line-height="0.1535in" fo:text-align="justify" style:justify-single-word="false" fo:text-indent="0in" style:auto-text-indent="false"/>
    </style:style>
    <style:style style:name="P434" style:family="paragraph" style:parent-style-name="Standard">
      <style:paragraph-properties fo:margin-left="0.7035in" fo:margin-right="0.0016in" fo:line-height="0.152in" fo:text-align="justify" style:justify-single-word="false" fo:text-indent="0in" style:auto-text-indent="false"/>
    </style:style>
    <style:style style:name="P435" style:family="paragraph" style:parent-style-name="Standard" style:list-style-name="WWNum4">
      <style:paragraph-properties fo:margin-left="0.7035in" fo:margin-right="0.0016in" fo:line-height="0.152in" fo:text-align="justify" style:justify-single-word="false" fo:text-indent="0in" style:auto-text-indent="false">
        <style:tab-stops>
          <style:tab-stop style:position="0.8945in"/>
        </style:tab-stops>
      </style:paragraph-properties>
    </style:style>
    <style:style style:name="P436" style:family="paragraph" style:parent-style-name="Standard">
      <style:paragraph-properties fo:margin-left="0.7035in" fo:margin-right="0.0016in" fo:margin-top="0.0008in" fo:margin-bottom="0in" style:contextual-spacing="false" fo:line-height="0.1528in" fo:text-indent="0in" style:auto-text-indent="false"/>
    </style:style>
    <style:style style:name="P437" style:family="paragraph" style:parent-style-name="Standard">
      <style:paragraph-properties fo:margin-left="0.7035in" fo:margin-right="0.0016in" fo:margin-top="0.0008in" fo:margin-bottom="0in" style:contextual-spacing="false" fo:line-height="0.1528in" fo:text-indent="0in" style:auto-text-indent="false">
        <style:tab-stops>
          <style:tab-stop style:position="1.2618in"/>
        </style:tab-stops>
      </style:paragraph-properties>
    </style:style>
    <style:style style:name="P438" style:family="paragraph" style:parent-style-name="Standard">
      <style:paragraph-properties fo:margin-left="0.7035in" fo:margin-right="0.0016in" fo:margin-top="0.0008in" fo:margin-bottom="0in" style:contextual-spacing="false" fo:line-height="0.1528in" fo:text-align="justify" style:justify-single-word="false" fo:text-indent="0in" style:auto-text-indent="false"/>
    </style:style>
    <style:style style:name="P439" style:family="paragraph" style:parent-style-name="Standard" style:list-style-name="WWNum16">
      <style:paragraph-properties fo:margin-left="0.7035in" fo:margin-right="0.0016in" fo:margin-top="0.0008in" fo:margin-bottom="0in" style:contextual-spacing="false" fo:line-height="0.1528in" fo:text-align="justify" style:justify-single-word="false" fo:text-indent="0in" style:auto-text-indent="false">
        <style:tab-stops>
          <style:tab-stop style:position="0.9154in"/>
        </style:tab-stops>
      </style:paragraph-properties>
    </style:style>
    <style:style style:name="P440" style:family="paragraph" style:parent-style-name="Standard">
      <style:paragraph-properties fo:margin-left="0.7035in" fo:margin-right="0.0016in" fo:margin-top="0.0008in" fo:margin-bottom="0in" style:contextual-spacing="false" fo:line-height="0.1528in" fo:text-indent="0in" style:auto-text-indent="false">
        <style:tab-stops>
          <style:tab-stop style:position="1.2307in"/>
          <style:tab-stop style:position="1.8118in"/>
          <style:tab-stop style:position="2.4909in"/>
        </style:tab-stops>
      </style:paragraph-properties>
    </style:style>
    <style:style style:name="P441" style:family="paragraph" style:parent-style-name="Standard">
      <style:paragraph-properties fo:margin-left="0.7035in" fo:margin-right="0.0016in" fo:margin-top="0.0008in" fo:margin-bottom="0in" style:contextual-spacing="false" fo:line-height="0.1528in" fo:text-indent="0in" style:auto-text-indent="false">
        <style:tab-stops>
          <style:tab-stop style:position="1.4772in"/>
          <style:tab-stop style:position="1.8154in"/>
          <style:tab-stop style:position="2.3689in"/>
        </style:tab-stops>
      </style:paragraph-properties>
    </style:style>
    <style:style style:name="P442" style:family="paragraph" style:parent-style-name="Standard">
      <style:paragraph-properties fo:margin-left="0.7035in" fo:margin-right="0.0016in" fo:margin-top="0.0008in" fo:margin-bottom="0in" style:contextual-spacing="false" fo:line-height="0.1528in" fo:text-indent="0in" style:auto-text-indent="false">
        <style:tab-stops>
          <style:tab-stop style:position="1.2118in"/>
          <style:tab-stop style:position="1.4555in"/>
          <style:tab-stop style:position="2.2563in"/>
        </style:tab-stops>
      </style:paragraph-properties>
    </style:style>
    <style:style style:name="P443" style:family="paragraph" style:parent-style-name="Standard">
      <style:paragraph-properties fo:margin-left="0.7035in" fo:margin-right="0.0016in" fo:margin-top="0.0008in" fo:margin-bottom="0in" style:contextual-spacing="false" fo:line-height="0.1528in" fo:text-indent="0in" style:auto-text-indent="false">
        <style:tab-stops>
          <style:tab-stop style:position="1.4016in"/>
          <style:tab-stop style:position="2.2654in"/>
        </style:tab-stops>
      </style:paragraph-properties>
    </style:style>
    <style:style style:name="P444" style:family="paragraph" style:parent-style-name="Standard">
      <style:paragraph-properties fo:margin-left="0.7035in" fo:margin-right="0.0016in" fo:margin-top="0.05in" fo:margin-bottom="0in" style:contextual-spacing="false" fo:line-height="100%" fo:text-indent="0in" style:auto-text-indent="false"/>
    </style:style>
    <style:style style:name="P445" style:family="paragraph" style:parent-style-name="Standard">
      <style:paragraph-properties fo:margin-left="0.7035in" fo:margin-right="0.0016in" fo:margin-top="0.0516in" fo:margin-bottom="0in" style:contextual-spacing="false" fo:line-height="100%" fo:text-align="justify" style:justify-single-word="false" fo:text-indent="0in" style:auto-text-indent="false"/>
    </style:style>
    <style:style style:name="P446" style:family="paragraph" style:parent-style-name="Standard">
      <style:paragraph-properties fo:margin-left="0.7035in" fo:margin-right="1.7264in" fo:line-height="0.1535in" fo:text-align="justify" style:justify-single-word="false" fo:text-indent="0in" style:auto-text-indent="false"/>
    </style:style>
    <style:style style:name="P447" style:family="paragraph" style:parent-style-name="Standard">
      <style:paragraph-properties fo:margin-left="0.4083in" fo:margin-right="0.0047in" fo:line-height="0.1528in" fo:text-indent="0in" style:auto-text-indent="false"/>
    </style:style>
    <style:style style:name="P448" style:family="paragraph" style:parent-style-name="Standard">
      <style:paragraph-properties fo:margin-left="0.4083in" fo:margin-right="0.0047in" fo:line-height="0.152in" fo:text-indent="0in" style:auto-text-indent="false"/>
    </style:style>
    <style:style style:name="P449" style:family="paragraph" style:parent-style-name="Standard">
      <style:paragraph-properties fo:margin-left="0.4083in" fo:margin-right="0.0047in" fo:line-height="0.1535in" fo:text-indent="0in" style:auto-text-indent="false"/>
    </style:style>
    <style:style style:name="P450" style:family="paragraph" style:parent-style-name="Standard">
      <style:paragraph-properties fo:margin-left="0.7035in" fo:margin-right="1.7764in" fo:line-height="0.1528in" fo:text-align="justify" style:justify-single-word="false" fo:text-indent="0in" style:auto-text-indent="false"/>
    </style:style>
    <style:style style:name="P451" style:family="paragraph" style:parent-style-name="Standard">
      <style:paragraph-properties fo:margin-left="0.7035in" fo:margin-right="0.0398in" fo:line-height="0.1528in" fo:text-align="justify" style:justify-single-word="false" fo:text-indent="0in" style:auto-text-indent="false"/>
    </style:style>
    <style:style style:name="P452" style:family="paragraph" style:parent-style-name="Standard">
      <style:paragraph-properties fo:margin-left="0.7035in" fo:margin-right="0.0398in" fo:line-height="0.1535in" fo:text-align="justify" style:justify-single-word="false" fo:text-indent="0in" style:auto-text-indent="false"/>
    </style:style>
    <style:style style:name="P453" style:family="paragraph" style:parent-style-name="Standard">
      <style:paragraph-properties fo:margin-left="0.7035in" fo:margin-right="1.5484in" fo:line-height="0.1528in" fo:text-align="justify" style:justify-single-word="false" fo:text-indent="0in" style:auto-text-indent="false"/>
    </style:style>
    <style:style style:name="P454" style:family="paragraph" style:parent-style-name="Standard">
      <style:paragraph-properties fo:margin-left="0.7035in" fo:margin-right="0.0457in" fo:line-height="0.1528in" fo:text-indent="-0.2957in" style:auto-text-indent="false"/>
    </style:style>
    <style:style style:name="P455" style:family="paragraph" style:parent-style-name="Standard">
      <style:paragraph-properties fo:margin-left="0.7035in" fo:margin-right="0.4673in" fo:line-height="0.1528in" fo:text-align="justify" style:justify-single-word="false" fo:text-indent="0in" style:auto-text-indent="false"/>
    </style:style>
    <style:style style:name="P456" style:family="paragraph" style:parent-style-name="Standard">
      <style:paragraph-properties fo:margin-left="0.4638in" fo:margin-right="0.4035in" fo:margin-top="0.0602in" fo:margin-bottom="0in" style:contextual-spacing="false" fo:line-height="0.1528in" fo:text-align="justify" style:justify-single-word="false" fo:text-indent="0in" style:auto-text-indent="false" fo:break-before="column"/>
    </style:style>
    <style:style style:name="P457" style:family="paragraph" style:parent-style-name="Standard">
      <style:paragraph-properties fo:margin-left="0.4638in" fo:margin-right="0.4035in" fo:line-height="0.1535in" fo:text-indent="0in" style:auto-text-indent="false"/>
    </style:style>
    <style:style style:name="P458" style:family="paragraph" style:parent-style-name="Standard">
      <style:paragraph-properties fo:margin-left="0.4638in" fo:margin-right="0.4035in" fo:line-height="0.1535in" fo:text-align="justify" style:justify-single-word="false" fo:text-indent="0in" style:auto-text-indent="false"/>
    </style:style>
    <style:style style:name="P459" style:family="paragraph" style:parent-style-name="Standard" style:list-style-name="WWNum33">
      <style:paragraph-properties fo:margin-left="0.4638in" fo:margin-right="0.4035in" fo:line-height="0.1535in" fo:text-align="justify" style:justify-single-word="false" fo:text-indent="0in" style:auto-text-indent="false">
        <style:tab-stops>
          <style:tab-stop style:position="0.6839in"/>
        </style:tab-stops>
      </style:paragraph-properties>
    </style:style>
    <style:style style:name="P460" style:family="paragraph" style:parent-style-name="Standard">
      <style:paragraph-properties fo:margin-left="0.4638in" fo:margin-right="0.4035in" fo:line-height="0.1528in" fo:text-indent="0in" style:auto-text-indent="false"/>
    </style:style>
    <style:style style:name="P461" style:family="paragraph" style:parent-style-name="Standard">
      <style:paragraph-properties fo:margin-left="0.4638in" fo:margin-right="0.4035in" fo:line-height="0.1528in" fo:text-align="justify" style:justify-single-word="false" fo:text-indent="0in" style:auto-text-indent="false"/>
    </style:style>
    <style:style style:name="P462" style:family="paragraph" style:parent-style-name="Standard" style:list-style-name="WWNum29">
      <style:paragraph-properties fo:margin-left="0.4638in" fo:margin-right="0.4035in" fo:line-height="0.1528in" fo:text-align="justify" style:justify-single-word="false" fo:text-indent="0in" style:auto-text-indent="false">
        <style:tab-stops>
          <style:tab-stop style:position="0.6654in"/>
        </style:tab-stops>
      </style:paragraph-properties>
    </style:style>
    <style:style style:name="P463" style:family="paragraph" style:parent-style-name="Standard">
      <style:paragraph-properties fo:margin-left="0.4638in" fo:margin-right="0.4035in" fo:line-height="0.1528in" fo:text-indent="0in" style:auto-text-indent="false">
        <style:tab-stops>
          <style:tab-stop style:position="1.0165in"/>
          <style:tab-stop style:position="1.2492in"/>
          <style:tab-stop style:position="1.8591in"/>
        </style:tab-stops>
      </style:paragraph-properties>
    </style:style>
    <style:style style:name="P464" style:family="paragraph" style:parent-style-name="Standard">
      <style:paragraph-properties fo:margin-left="0.4638in" fo:margin-right="0.4035in" fo:line-height="0.1528in" fo:text-indent="0in" style:auto-text-indent="false">
        <style:tab-stops>
          <style:tab-stop style:position="0.7035in"/>
          <style:tab-stop style:position="1.3409in"/>
          <style:tab-stop style:position="2.302in"/>
        </style:tab-stops>
      </style:paragraph-properties>
    </style:style>
    <style:style style:name="P465" style:family="paragraph" style:parent-style-name="Standard">
      <style:paragraph-properties fo:margin-left="0.4638in" fo:margin-right="0.4035in" fo:line-height="95%" fo:text-align="justify" style:justify-single-word="false" fo:text-indent="0in" style:auto-text-indent="false"/>
    </style:style>
    <style:style style:name="P466" style:family="paragraph" style:parent-style-name="Standard">
      <style:paragraph-properties fo:margin-left="0.4638in" fo:margin-right="0.4035in" fo:line-height="0.152in" fo:text-align="justify" style:justify-single-word="false" fo:text-indent="0in" style:auto-text-indent="false"/>
    </style:style>
    <style:style style:name="P467" style:family="paragraph" style:parent-style-name="Standard">
      <style:paragraph-properties fo:margin-left="0.4638in" fo:margin-right="0.4035in" fo:line-height="0.1508in" fo:text-align="justify" style:justify-single-word="false" fo:text-indent="0in" style:auto-text-indent="false"/>
    </style:style>
    <style:style style:name="P468" style:family="paragraph" style:parent-style-name="Standard">
      <style:paragraph-properties fo:margin-left="0.4638in" fo:margin-right="0.4035in" fo:line-height="0.15in" fo:text-align="justify" style:justify-single-word="false" fo:text-indent="0in" style:auto-text-indent="false"/>
    </style:style>
    <style:style style:name="P469" style:family="paragraph" style:parent-style-name="Standard">
      <style:paragraph-properties fo:margin-left="0.4638in" fo:margin-right="0.4035in" fo:line-height="0.1516in" fo:text-align="justify" style:justify-single-word="false" fo:text-indent="0in" style:auto-text-indent="false"/>
    </style:style>
    <style:style style:name="P470" style:family="paragraph" style:parent-style-name="Standard">
      <style:paragraph-properties fo:margin-left="0.4638in" fo:margin-right="0.4035in" fo:margin-top="0.0008in" fo:margin-bottom="0in" style:contextual-spacing="false" fo:line-height="0.1528in" fo:text-indent="0in" style:auto-text-indent="false"/>
    </style:style>
    <style:style style:name="P471" style:family="paragraph" style:parent-style-name="Standard">
      <style:paragraph-properties fo:margin-left="0.4638in" fo:margin-right="0.4035in" fo:margin-top="0.0008in" fo:margin-bottom="0in" style:contextual-spacing="false" fo:line-height="0.1528in" fo:text-align="justify" style:justify-single-word="false" fo:text-indent="0in" style:auto-text-indent="false"/>
    </style:style>
    <style:style style:name="P472" style:family="paragraph" style:parent-style-name="Standard">
      <style:paragraph-properties fo:margin-left="0.4638in" fo:margin-right="0.4035in" fo:margin-top="0.0008in" fo:margin-bottom="0in" style:contextual-spacing="false" fo:line-height="0.1528in" fo:text-indent="0in" style:auto-text-indent="false">
        <style:tab-stops>
          <style:tab-stop style:position="1.1437in"/>
          <style:tab-stop style:position="1.8098in"/>
          <style:tab-stop style:position="2.328in"/>
        </style:tab-stops>
      </style:paragraph-properties>
    </style:style>
    <style:style style:name="P473" style:family="paragraph" style:parent-style-name="Standard">
      <style:paragraph-properties fo:margin-left="0.4638in" fo:margin-right="0.4035in" fo:margin-top="0.0008in" fo:margin-bottom="0in" style:contextual-spacing="false" fo:line-height="95%" fo:text-indent="0in" style:auto-text-indent="false">
        <style:tab-stops>
          <style:tab-stop style:position="1.1791in"/>
          <style:tab-stop style:position="1.9516in"/>
          <style:tab-stop style:position="2.4181in"/>
        </style:tab-stops>
      </style:paragraph-properties>
    </style:style>
    <style:style style:name="P474" style:family="paragraph" style:parent-style-name="Standard">
      <style:paragraph-properties fo:margin-left="0.4638in" fo:margin-right="0.4035in" fo:margin-top="0.0591in" fo:margin-bottom="0in" style:contextual-spacing="false" fo:line-height="0.1528in" fo:text-indent="0in" style:auto-text-indent="false" fo:break-before="column"/>
    </style:style>
    <style:style style:name="P475" style:family="paragraph" style:parent-style-name="Standard">
      <style:paragraph-properties fo:margin-left="0.4638in" fo:margin-right="0.4035in" fo:margin-top="0.0591in" fo:margin-bottom="0in" style:contextual-spacing="false" fo:line-height="0.1528in" fo:text-align="justify" style:justify-single-word="false" fo:text-indent="0in" style:auto-text-indent="false" fo:break-before="column"/>
    </style:style>
    <style:style style:name="P476" style:family="paragraph" style:parent-style-name="Standard">
      <style:paragraph-properties fo:margin-left="0.4638in" fo:margin-right="0.4035in" fo:margin-top="0.0583in" fo:margin-bottom="0in" style:contextual-spacing="false" fo:line-height="95%" fo:text-align="justify" style:justify-single-word="false" fo:text-indent="0in" style:auto-text-indent="false" fo:break-before="column"/>
    </style:style>
    <style:style style:name="P477" style:family="paragraph" style:parent-style-name="Standard">
      <style:paragraph-properties fo:margin-left="0.4638in" fo:margin-right="0.4035in" fo:margin-top="0.0575in" fo:margin-bottom="0in" style:contextual-spacing="false" fo:line-height="95%" fo:text-indent="0in" style:auto-text-indent="false" fo:break-before="column">
        <style:tab-stops>
          <style:tab-stop style:position="0.9193in"/>
          <style:tab-stop style:position="1.2575in"/>
          <style:tab-stop style:position="2.1083in"/>
          <style:tab-stop style:position="2.3272in"/>
        </style:tab-stops>
      </style:paragraph-properties>
    </style:style>
    <style:style style:name="P478" style:family="paragraph" style:parent-style-name="Standard">
      <style:paragraph-properties fo:margin-left="0.4638in" fo:margin-right="0.4043in" fo:margin-top="0.0008in" fo:margin-bottom="0in" style:contextual-spacing="false" fo:line-height="0.1528in" fo:text-indent="-0.2953in" style:auto-text-indent="false"/>
    </style:style>
    <style:style style:name="P479" style:family="paragraph" style:parent-style-name="Standard">
      <style:paragraph-properties fo:margin-left="0.4638in" fo:margin-right="0.4043in" fo:margin-top="0.0008in" fo:margin-bottom="0in" style:contextual-spacing="false" fo:line-height="0.1528in" fo:text-indent="-0.2953in" style:auto-text-indent="false">
        <style:tab-stops>
          <style:tab-stop style:position="1.111in"/>
          <style:tab-stop style:position="2.1839in"/>
        </style:tab-stops>
      </style:paragraph-properties>
    </style:style>
    <style:style style:name="P480" style:family="paragraph" style:parent-style-name="Standard">
      <style:paragraph-properties fo:margin-left="0.4638in" fo:margin-right="0.4043in" fo:margin-top="0.0008in" fo:margin-bottom="0in" style:contextual-spacing="false" fo:line-height="0.1528in" fo:text-indent="-0.2953in" style:auto-text-indent="false">
        <style:tab-stops>
          <style:tab-stop style:position="0.9445in"/>
          <style:tab-stop style:position="1.2016in"/>
          <style:tab-stop style:position="1.8909in"/>
          <style:tab-stop style:position="2.1484in"/>
        </style:tab-stops>
      </style:paragraph-properties>
    </style:style>
    <style:style style:name="P481" style:family="paragraph" style:parent-style-name="Standard">
      <style:paragraph-properties fo:margin-left="0.4638in" fo:margin-right="0.4043in" fo:margin-top="0.0008in" fo:margin-bottom="0in" style:contextual-spacing="false" fo:line-height="0.1528in" fo:text-align="justify" style:justify-single-word="false" fo:text-indent="-0.2953in" style:auto-text-indent="false"/>
    </style:style>
    <style:style style:name="P482" style:family="paragraph" style:parent-style-name="Standard">
      <style:paragraph-properties fo:margin-left="0.4638in" fo:margin-right="0.4043in" fo:line-height="0.1528in" fo:text-indent="-0.2953in" style:auto-text-indent="false"/>
    </style:style>
    <style:style style:name="P483" style:family="paragraph" style:parent-style-name="Standard">
      <style:paragraph-properties fo:margin-left="0.4638in" fo:margin-right="0.4043in" fo:line-height="0.1528in" fo:text-indent="-0.2953in" style:auto-text-indent="false">
        <style:tab-stops>
          <style:tab-stop style:position="1.0575in"/>
          <style:tab-stop style:position="1.8189in"/>
        </style:tab-stops>
      </style:paragraph-properties>
    </style:style>
    <style:style style:name="P484" style:family="paragraph" style:parent-style-name="Standard">
      <style:paragraph-properties fo:margin-left="0.4638in" fo:margin-right="0.4043in" fo:line-height="0.1528in" fo:text-indent="-0.2953in" style:auto-text-indent="false">
        <style:tab-stops>
          <style:tab-stop style:position="0.8575in"/>
          <style:tab-stop style:position="1.8602in"/>
          <style:tab-stop style:position="2.0882in"/>
        </style:tab-stops>
      </style:paragraph-properties>
    </style:style>
    <style:style style:name="P485" style:family="paragraph" style:parent-style-name="Standard">
      <style:paragraph-properties fo:margin-left="0.4638in" fo:margin-right="0.4043in" fo:line-height="0.1528in" fo:text-align="justify" style:justify-single-word="false" fo:text-indent="-0.2953in" style:auto-text-indent="false"/>
    </style:style>
    <style:style style:name="P486" style:family="paragraph" style:parent-style-name="Standard">
      <style:paragraph-properties fo:margin-left="0.4638in" fo:margin-right="0.4043in" fo:margin-top="0.0016in" fo:margin-bottom="0in" style:contextual-spacing="false" fo:line-height="0.1528in" fo:text-indent="-0.2953in" style:auto-text-indent="false"/>
    </style:style>
    <style:style style:name="P487" style:family="paragraph" style:parent-style-name="Standard">
      <style:paragraph-properties fo:margin-left="0.1689in" fo:margin-right="0.1846in" fo:line-height="0.152in" fo:text-indent="0in" style:auto-text-indent="false"/>
    </style:style>
    <style:style style:name="P488" style:family="paragraph" style:parent-style-name="Standard">
      <style:paragraph-properties fo:margin-left="0.1689in" fo:margin-right="0.1846in" fo:line-height="0.1547in" fo:text-indent="0in" style:auto-text-indent="false"/>
    </style:style>
    <style:style style:name="P489" style:family="paragraph" style:parent-style-name="Standard">
      <style:paragraph-properties fo:margin-left="0.1689in" fo:margin-right="0.1846in" fo:line-height="0.1528in" fo:text-indent="0in" style:auto-text-indent="false"/>
    </style:style>
    <style:style style:name="P490" style:family="paragraph" style:parent-style-name="Standard">
      <style:paragraph-properties fo:margin-left="0.4638in" fo:margin-right="0.0898in" fo:margin-top="0.002in" fo:margin-bottom="0in" style:contextual-spacing="false" fo:line-height="0.1516in" fo:text-indent="-0.2957in" style:auto-text-indent="false"/>
    </style:style>
    <style:style style:name="P491" style:family="paragraph" style:parent-style-name="Standard">
      <style:paragraph-properties fo:margin-left="0.1689in" fo:margin-right="0.2819in" fo:line-height="0.152in" fo:text-indent="0in" style:auto-text-indent="false"/>
    </style:style>
    <style:style style:name="P492" style:family="paragraph" style:parent-style-name="Standard">
      <style:paragraph-properties fo:margin-left="0.1689in" fo:margin-right="0.2819in" fo:line-height="0.1528in" fo:text-indent="0in" style:auto-text-indent="false"/>
    </style:style>
    <style:style style:name="P493" style:family="paragraph" style:parent-style-name="Standard">
      <style:paragraph-properties fo:margin-left="0.4638in" fo:margin-right="2.002in" fo:line-height="0.1535in" fo:text-align="justify" style:justify-single-word="false" fo:text-indent="0in" style:auto-text-indent="false"/>
    </style:style>
    <style:style style:name="P494" style:family="paragraph" style:parent-style-name="Standard">
      <style:paragraph-properties fo:margin-left="0.4638in" fo:margin-right="0.4035in" fo:line-height="0.1528in" fo:text-indent="-0.2957in" style:auto-text-indent="false"/>
    </style:style>
    <style:style style:name="P495" style:family="paragraph" style:parent-style-name="Standard">
      <style:paragraph-properties fo:margin-left="0.4638in" fo:margin-right="0.4035in" fo:line-height="0.1528in" fo:text-indent="-0.2957in" style:auto-text-indent="false">
        <style:tab-stops>
          <style:tab-stop style:position="1.4339in"/>
          <style:tab-stop style:position="1.7193in"/>
        </style:tab-stops>
      </style:paragraph-properties>
    </style:style>
    <style:style style:name="P496" style:family="paragraph" style:parent-style-name="Standard">
      <style:paragraph-properties fo:margin-left="0.4638in" fo:margin-right="0.4035in" fo:line-height="0.1528in" fo:text-align="justify" style:justify-single-word="false" fo:text-indent="-0.2957in" style:auto-text-indent="false"/>
    </style:style>
    <style:style style:name="P497" style:family="paragraph" style:parent-style-name="Standard">
      <style:paragraph-properties fo:margin-left="0.4638in" fo:margin-right="0.4035in" fo:margin-top="0.0008in" fo:margin-bottom="0in" style:contextual-spacing="false" fo:line-height="0.1528in" fo:text-indent="-0.2957in" style:auto-text-indent="false"/>
    </style:style>
    <style:style style:name="P498" style:family="paragraph" style:parent-style-name="Standard">
      <style:paragraph-properties fo:margin-left="0.4638in" fo:margin-right="0.4035in" fo:margin-top="0.0008in" fo:margin-bottom="0in" style:contextual-spacing="false" fo:line-height="0.1528in" fo:text-align="justify" style:justify-single-word="false" fo:text-indent="-0.2957in" style:auto-text-indent="false"/>
    </style:style>
    <style:style style:name="P499" style:family="paragraph" style:parent-style-name="Standard">
      <style:paragraph-properties fo:margin-left="0.1689in" fo:margin-right="0.1929in" fo:line-height="0.1528in" fo:text-indent="0in" style:auto-text-indent="false"/>
    </style:style>
    <style:style style:name="P500" style:family="paragraph" style:parent-style-name="Standard">
      <style:paragraph-properties fo:margin-left="0.1689in" fo:margin-right="0.1929in" fo:line-height="0.152in" fo:text-indent="0in" style:auto-text-indent="false"/>
    </style:style>
    <style:style style:name="P501" style:family="paragraph" style:parent-style-name="Standard">
      <style:paragraph-properties fo:margin-left="0.4638in" fo:margin-right="1.1646in" fo:line-height="0.1528in" fo:text-align="justify" style:justify-single-word="false" fo:text-indent="0in" style:auto-text-indent="false"/>
    </style:style>
    <style:style style:name="P502" style:family="paragraph" style:parent-style-name="Standard">
      <style:paragraph-properties fo:margin-left="0.1689in" fo:margin-right="0.228in" fo:line-height="0.1528in" fo:text-indent="0in" style:auto-text-indent="false"/>
    </style:style>
    <style:style style:name="P503" style:family="paragraph" style:parent-style-name="Standard">
      <style:paragraph-properties fo:margin-left="0.1689in" fo:margin-right="0.228in" fo:line-height="0.152in" fo:text-indent="0in" style:auto-text-indent="false"/>
    </style:style>
    <style:style style:name="P504" style:family="paragraph" style:parent-style-name="Standard">
      <style:paragraph-properties fo:margin-left="0.1689in" fo:margin-right="0.228in" fo:line-height="0.1535in" fo:text-indent="0in" style:auto-text-indent="false"/>
    </style:style>
    <style:style style:name="P505" style:family="paragraph" style:parent-style-name="Standard">
      <style:paragraph-properties fo:margin-left="0.4634in" fo:margin-right="0.4043in" fo:margin-top="0.0008in" fo:margin-bottom="0in" style:contextual-spacing="false" fo:line-height="0.1528in" fo:text-indent="0in" style:auto-text-indent="false"/>
    </style:style>
    <style:style style:name="P506" style:family="paragraph" style:parent-style-name="Standard">
      <style:paragraph-properties fo:margin-left="0.4634in" fo:margin-right="0.4043in" fo:margin-top="0.0008in" fo:margin-bottom="0in" style:contextual-spacing="false" fo:line-height="0.1528in" fo:text-align="justify" style:justify-single-word="false" fo:text-indent="0in" style:auto-text-indent="false"/>
    </style:style>
    <style:style style:name="P507" style:family="paragraph" style:parent-style-name="Standard">
      <style:paragraph-properties fo:margin-left="0.4634in" fo:margin-right="0.4043in" fo:margin-top="0.0008in" fo:margin-bottom="0in" style:contextual-spacing="false" fo:line-height="0.1528in" fo:text-align="justify" style:justify-single-word="false" fo:text-indent="0in" style:auto-text-indent="false">
        <style:tab-stops>
          <style:tab-stop style:position="1.1138in"/>
        </style:tab-stops>
      </style:paragraph-properties>
    </style:style>
    <style:style style:name="P508" style:family="paragraph" style:parent-style-name="Standard">
      <style:paragraph-properties fo:margin-left="0.4634in" fo:margin-right="0.4043in" fo:margin-top="0.0008in" fo:margin-bottom="0in" style:contextual-spacing="false" fo:line-height="0.1528in" fo:text-indent="0in" style:auto-text-indent="false">
        <style:tab-stops>
          <style:tab-stop style:position="1.1543in"/>
          <style:tab-stop style:position="1.7902in"/>
          <style:tab-stop style:position="2.078in"/>
        </style:tab-stops>
      </style:paragraph-properties>
    </style:style>
    <style:style style:name="P509" style:family="paragraph" style:parent-style-name="Standard">
      <style:paragraph-properties fo:margin-left="0.4634in" fo:margin-right="0.4043in" fo:margin-top="0.0008in" fo:margin-bottom="0in" style:contextual-spacing="false" fo:line-height="0.1528in" fo:text-indent="0in" style:auto-text-indent="false">
        <style:tab-stops>
          <style:tab-stop style:position="0.8638in"/>
          <style:tab-stop style:position="1.6291in"/>
          <style:tab-stop style:position="2.511in"/>
        </style:tab-stops>
      </style:paragraph-properties>
    </style:style>
    <style:style style:name="P510" style:family="paragraph" style:parent-style-name="Standard">
      <style:paragraph-properties fo:margin-left="0.4634in" fo:margin-right="0.4043in" fo:margin-top="0.0008in" fo:margin-bottom="0in" style:contextual-spacing="false" fo:line-height="0.1528in" fo:text-indent="0in" style:auto-text-indent="false">
        <style:tab-stops>
          <style:tab-stop style:position="0.9311in"/>
          <style:tab-stop style:position="1.1681in"/>
          <style:tab-stop style:position="1.6937in"/>
        </style:tab-stops>
      </style:paragraph-properties>
    </style:style>
    <style:style style:name="P511" style:family="paragraph" style:parent-style-name="Standard">
      <style:paragraph-properties fo:margin-left="0.4634in" fo:margin-right="0.4043in" fo:margin-top="0.0008in" fo:margin-bottom="0in" style:contextual-spacing="false" fo:line-height="0.1528in" fo:text-indent="0in" style:auto-text-indent="false">
        <style:tab-stops>
          <style:tab-stop style:position="0.9484in"/>
          <style:tab-stop style:position="1.35in"/>
          <style:tab-stop style:position="1.578in"/>
        </style:tab-stops>
      </style:paragraph-properties>
    </style:style>
    <style:style style:name="P512" style:family="paragraph" style:parent-style-name="Standard">
      <style:paragraph-properties fo:margin-left="0.4634in" fo:margin-right="0.4043in" fo:margin-top="0.0008in" fo:margin-bottom="0in" style:contextual-spacing="false" fo:line-height="0.1528in" fo:text-indent="0in" style:auto-text-indent="false">
        <style:tab-stops>
          <style:tab-stop style:position="1.0457in"/>
          <style:tab-stop style:position="1.6835in"/>
        </style:tab-stops>
      </style:paragraph-properties>
    </style:style>
    <style:style style:name="P513" style:family="paragraph" style:parent-style-name="Standard">
      <style:paragraph-properties fo:margin-left="0.4634in" fo:margin-right="0.4043in" fo:margin-top="0.0008in" fo:margin-bottom="0in" style:contextual-spacing="false" fo:line-height="0.1528in" fo:text-indent="0in" style:auto-text-indent="false">
        <style:tab-stops>
          <style:tab-stop style:position="1.2799in"/>
          <style:tab-stop style:position="1.5807in"/>
        </style:tab-stops>
      </style:paragraph-properties>
    </style:style>
    <style:style style:name="P514" style:family="paragraph" style:parent-style-name="Standard">
      <style:paragraph-properties fo:margin-left="0.4634in" fo:margin-right="0.4043in" fo:line-height="0.1528in" fo:text-indent="0in" style:auto-text-indent="false"/>
    </style:style>
    <style:style style:name="P515" style:family="paragraph" style:parent-style-name="Standard">
      <style:paragraph-properties fo:margin-left="0.4634in" fo:margin-right="0.4043in" fo:line-height="0.1528in" fo:text-align="justify" style:justify-single-word="false" fo:text-indent="0in" style:auto-text-indent="false"/>
    </style:style>
    <style:style style:name="P516" style:family="paragraph" style:parent-style-name="Standard">
      <style:paragraph-properties fo:margin-left="0.4634in" fo:margin-right="0.4043in" fo:line-height="0.1528in" fo:text-indent="0in" style:auto-text-indent="false">
        <style:tab-stops>
          <style:tab-stop style:position="0.752in"/>
          <style:tab-stop style:position="1.5866in"/>
          <style:tab-stop style:position="2.0492in"/>
        </style:tab-stops>
      </style:paragraph-properties>
    </style:style>
    <style:style style:name="P517" style:family="paragraph" style:parent-style-name="Standard">
      <style:paragraph-properties fo:margin-left="0.4634in" fo:margin-right="0.4043in" fo:line-height="0.1535in" fo:text-indent="0in" style:auto-text-indent="false"/>
    </style:style>
    <style:style style:name="P518" style:family="paragraph" style:parent-style-name="Standard">
      <style:paragraph-properties fo:margin-left="0.4634in" fo:margin-right="0.4043in" fo:line-height="0.1535in" fo:text-align="justify" style:justify-single-word="false" fo:text-indent="0in" style:auto-text-indent="false"/>
    </style:style>
    <style:style style:name="P519" style:family="paragraph" style:parent-style-name="Standard">
      <style:paragraph-properties fo:margin-left="0.4634in" fo:margin-right="0.4043in" fo:line-height="0.152in" fo:text-indent="0in" style:auto-text-indent="false"/>
    </style:style>
    <style:style style:name="P520" style:family="paragraph" style:parent-style-name="Standard">
      <style:paragraph-properties fo:margin-left="0.4634in" fo:margin-right="0.4043in" fo:line-height="0.152in" fo:text-align="justify" style:justify-single-word="false" fo:text-indent="0in" style:auto-text-indent="false"/>
    </style:style>
    <style:style style:name="P521" style:family="paragraph" style:parent-style-name="Standard">
      <style:paragraph-properties fo:margin-left="0.4634in" fo:margin-right="0.4043in" fo:line-height="0.1516in" fo:text-align="justify" style:justify-single-word="false" fo:text-indent="0in" style:auto-text-indent="false"/>
    </style:style>
    <style:style style:name="P522" style:family="paragraph" style:parent-style-name="Standard">
      <style:paragraph-properties fo:margin-left="0.4634in" fo:margin-right="0.4043in" fo:margin-top="0.0583in" fo:margin-bottom="0in" style:contextual-spacing="false" fo:line-height="95%" fo:text-align="justify" style:justify-single-word="false" fo:text-indent="0in" style:auto-text-indent="false" fo:break-before="column"/>
    </style:style>
    <style:style style:name="P523" style:family="paragraph" style:parent-style-name="Standard">
      <style:paragraph-properties fo:margin-left="0.4634in" fo:margin-right="0.4043in" fo:margin-top="0.0016in" fo:margin-bottom="0in" style:contextual-spacing="false" fo:line-height="0.1516in" fo:text-indent="0in" style:auto-text-indent="false">
        <style:tab-stops>
          <style:tab-stop style:position="1.4in"/>
          <style:tab-stop style:position="1.9457in"/>
        </style:tab-stops>
      </style:paragraph-properties>
    </style:style>
    <style:style style:name="P524" style:family="paragraph" style:parent-style-name="Standard">
      <style:paragraph-properties fo:margin-left="0.4634in" fo:margin-right="0.4043in" fo:margin-top="0.0016in" fo:margin-bottom="0in" style:contextual-spacing="false" fo:line-height="0.1516in" fo:text-align="justify" style:justify-single-word="false" fo:text-indent="0in" style:auto-text-indent="false"/>
    </style:style>
    <style:style style:name="P525" style:family="paragraph" style:parent-style-name="Standard">
      <style:paragraph-properties fo:margin-left="0.4634in" fo:margin-right="0.4043in" fo:margin-top="0.05in" fo:margin-bottom="0in" style:contextual-spacing="false" fo:line-height="100%" fo:text-align="justify" style:justify-single-word="false" fo:text-indent="0in" style:auto-text-indent="false" fo:break-before="column"/>
    </style:style>
    <style:style style:name="P526" style:family="paragraph" style:parent-style-name="Standard">
      <style:paragraph-properties fo:margin-left="0.4634in" fo:margin-right="0.8181in" fo:line-height="0.1528in" fo:text-align="justify" style:justify-single-word="false" fo:text-indent="0in" style:auto-text-indent="false"/>
    </style:style>
    <style:style style:name="P527" style:family="paragraph" style:parent-style-name="Standard">
      <style:paragraph-properties fo:margin-left="0.4634in" fo:margin-right="0.4055in" fo:line-height="0.1528in" fo:text-indent="-0.2953in" style:auto-text-indent="false"/>
    </style:style>
    <style:style style:name="P528" style:family="paragraph" style:parent-style-name="Standard">
      <style:paragraph-properties fo:margin-left="0.4634in" fo:margin-right="0.4055in" fo:line-height="0.1528in" fo:text-indent="-0.2953in" style:auto-text-indent="false">
        <style:tab-stops>
          <style:tab-stop style:position="1.3173in"/>
          <style:tab-stop style:position="2.0535in"/>
        </style:tab-stops>
      </style:paragraph-properties>
    </style:style>
    <style:style style:name="P529" style:family="paragraph" style:parent-style-name="Standard">
      <style:paragraph-properties fo:margin-left="0.4634in" fo:margin-right="0.4055in" fo:line-height="0.1528in" fo:text-indent="-0.2953in" style:auto-text-indent="false">
        <style:tab-stops>
          <style:tab-stop style:position="1.6854in"/>
        </style:tab-stops>
      </style:paragraph-properties>
    </style:style>
    <style:style style:name="P530" style:family="paragraph" style:parent-style-name="Standard">
      <style:paragraph-properties fo:margin-left="0.4634in" fo:margin-right="0.4055in" fo:line-height="0.1528in" fo:text-align="justify" style:justify-single-word="false" fo:text-indent="-0.2953in" style:auto-text-indent="false"/>
    </style:style>
    <style:style style:name="P531" style:family="paragraph" style:parent-style-name="Standard">
      <style:paragraph-properties fo:margin-left="0.4634in" fo:margin-right="0.4055in" fo:margin-top="0.0008in" fo:margin-bottom="0in" style:contextual-spacing="false" fo:line-height="0.1528in" fo:text-indent="-0.2953in" style:auto-text-indent="false"/>
    </style:style>
    <style:style style:name="P532" style:family="paragraph" style:parent-style-name="Standard">
      <style:paragraph-properties fo:margin-left="0.4634in" fo:margin-right="0.4055in" fo:margin-top="0.0008in" fo:margin-bottom="0in" style:contextual-spacing="false" fo:line-height="0.1528in" fo:text-indent="-0.2953in" style:auto-text-indent="false">
        <style:tab-stops>
          <style:tab-stop style:position="1.552in"/>
        </style:tab-stops>
      </style:paragraph-properties>
    </style:style>
    <style:style style:name="P533" style:family="paragraph" style:parent-style-name="Standard">
      <style:paragraph-properties fo:margin-left="0.4634in" fo:margin-right="2.0043in" fo:line-height="0.1528in" fo:text-align="justify" style:justify-single-word="false" fo:text-indent="0in" style:auto-text-indent="false"/>
    </style:style>
    <style:style style:name="P534" style:family="paragraph" style:parent-style-name="Standard">
      <style:paragraph-properties fo:margin-left="0.1681in" fo:margin-right="0.1929in" fo:line-height="0.1528in" fo:text-indent="0in" style:auto-text-indent="false"/>
    </style:style>
    <style:style style:name="P535" style:family="paragraph" style:parent-style-name="Standard">
      <style:paragraph-properties fo:margin-left="0.1681in" fo:margin-right="0.2819in" fo:line-height="0.1528in" fo:text-indent="0in" style:auto-text-indent="false"/>
    </style:style>
    <style:style style:name="P536" style:family="paragraph" style:parent-style-name="Standard">
      <style:paragraph-properties fo:margin-left="0.1681in" fo:margin-right="1.5291in" fo:margin-top="0.0008in" fo:margin-bottom="0in" style:contextual-spacing="false" fo:line-height="0.1528in" fo:text-indent="0in" style:auto-text-indent="false"/>
    </style:style>
    <style:style style:name="P537" style:family="paragraph" style:parent-style-name="Standard">
      <style:paragraph-properties fo:margin-left="0.1689in" fo:margin-right="0.2689in" fo:line-height="0.1528in" fo:text-indent="0in" style:auto-text-indent="false"/>
    </style:style>
    <style:style style:name="P538" style:family="paragraph" style:parent-style-name="Standard">
      <style:paragraph-properties fo:margin-left="0.1689in" fo:margin-right="0.2689in" fo:line-height="0.152in" fo:text-indent="0in" style:auto-text-indent="false"/>
    </style:style>
    <style:style style:name="P539" style:family="paragraph" style:parent-style-name="Standard">
      <style:paragraph-properties fo:margin-left="0.1689in" fo:margin-right="0.2689in" fo:line-height="0.1535in" fo:text-indent="0in" style:auto-text-indent="false"/>
    </style:style>
    <style:style style:name="P540" style:family="paragraph" style:parent-style-name="Standard">
      <style:paragraph-properties fo:margin-left="0.4638in" fo:margin-right="0.4055in" fo:line-height="0.1528in" fo:text-indent="-0.2953in" style:auto-text-indent="false"/>
    </style:style>
    <style:style style:name="P541" style:family="paragraph" style:parent-style-name="Standard">
      <style:paragraph-properties fo:margin-left="0.4638in" fo:margin-right="0.4055in" fo:line-height="0.1528in" fo:text-indent="-0.2953in" style:auto-text-indent="false">
        <style:tab-stops>
          <style:tab-stop style:position="1.1083in"/>
        </style:tab-stops>
      </style:paragraph-properties>
    </style:style>
    <style:style style:name="P542" style:family="paragraph" style:parent-style-name="Standard">
      <style:paragraph-properties fo:margin-left="0.4638in" fo:margin-right="0.4055in" fo:margin-top="0.002in" fo:margin-bottom="0in" style:contextual-spacing="false" fo:line-height="0.1528in" fo:text-indent="-0.2953in" style:auto-text-indent="false"/>
    </style:style>
    <style:style style:name="P543" style:family="paragraph" style:parent-style-name="Standard">
      <style:paragraph-properties fo:margin-left="0.4634in" fo:margin-right="0.4437in" fo:margin-top="0.0008in" fo:margin-bottom="0in" style:contextual-spacing="false" fo:line-height="0.1528in" fo:text-align="justify" style:justify-single-word="false" fo:text-indent="0in" style:auto-text-indent="false"/>
    </style:style>
    <style:style style:name="P544" style:family="paragraph" style:parent-style-name="Standard">
      <style:paragraph-properties fo:margin-left="0.4634in" fo:margin-right="0.889in" fo:line-height="0.1528in" fo:text-align="justify" style:justify-single-word="false" fo:text-indent="0in" style:auto-text-indent="false"/>
    </style:style>
    <style:style style:name="P545" style:family="paragraph" style:parent-style-name="Standard">
      <style:paragraph-properties fo:margin-left="0.4634in" fo:margin-right="0.4028in" fo:line-height="0.1528in" fo:text-indent="-0.2957in" style:auto-text-indent="false"/>
    </style:style>
    <style:style style:name="P546" style:family="paragraph" style:parent-style-name="Standard">
      <style:paragraph-properties fo:margin-left="0.4634in" fo:margin-right="2.2055in" fo:line-height="0.1528in" fo:text-align="justify" style:justify-single-word="false" fo:text-indent="0in" style:auto-text-indent="false"/>
    </style:style>
    <style:style style:name="P547" style:family="paragraph" style:parent-style-name="Standard">
      <style:paragraph-properties fo:margin-left="0.1681in" fo:margin-right="0.5063in" fo:line-height="0.1535in" fo:text-indent="0in" style:auto-text-indent="false"/>
    </style:style>
    <style:style style:name="P548" style:family="paragraph" style:parent-style-name="Standard">
      <style:paragraph-properties fo:margin-left="0.1681in" fo:margin-right="0.5063in" fo:line-height="0.1528in" fo:text-indent="0in" style:auto-text-indent="false"/>
    </style:style>
    <style:style style:name="P549" style:family="paragraph" style:parent-style-name="Standard" style:master-page-name="Converted5">
      <style:paragraph-properties fo:line-height="0.139in" style:page-number="auto"/>
      <style:text-properties fo:font-size="10pt" style:font-size-asian="10pt"/>
    </style:style>
    <style:style style:name="P550" style:family="paragraph" style:parent-style-name="Standard">
      <style:paragraph-properties fo:margin-left="0.4091in" fo:margin-right="0.002in" fo:margin-top="0.0516in" fo:margin-bottom="0in" style:contextual-spacing="false" fo:line-height="100%" fo:text-indent="0in" style:auto-text-indent="false"/>
    </style:style>
    <style:style style:name="P551" style:family="paragraph" style:parent-style-name="Standard">
      <style:paragraph-properties fo:margin-left="0.4091in" fo:margin-right="0.002in" fo:line-height="0.1528in" fo:text-indent="0in" style:auto-text-indent="false"/>
    </style:style>
    <style:style style:name="P552" style:family="paragraph" style:parent-style-name="Standard">
      <style:paragraph-properties fo:margin-left="0.4091in" fo:margin-right="0.002in" fo:line-height="0.152in" fo:text-indent="0in" style:auto-text-indent="false"/>
    </style:style>
    <style:style style:name="P553" style:family="paragraph" style:parent-style-name="Standard">
      <style:paragraph-properties fo:margin-left="0.4091in" fo:margin-right="0.002in" fo:line-height="0.1583in" fo:text-indent="0in" style:auto-text-indent="false"/>
    </style:style>
    <style:style style:name="P554" style:family="paragraph" style:parent-style-name="Standard">
      <style:paragraph-properties fo:margin-left="0.4091in" fo:margin-right="0.002in" fo:line-height="0.1535in" fo:text-indent="0in" style:auto-text-indent="false"/>
    </style:style>
    <style:style style:name="P555" style:family="paragraph" style:parent-style-name="Standard">
      <style:paragraph-properties fo:margin-left="0.7043in" fo:margin-right="0.1102in" fo:line-height="0.1528in" fo:text-align="justify" style:justify-single-word="false" fo:text-indent="0in" style:auto-text-indent="false"/>
    </style:style>
    <style:style style:name="P556" style:family="paragraph" style:parent-style-name="Standard">
      <style:paragraph-properties fo:margin-left="0.7043in" fo:margin-right="0.2791in" fo:line-height="0.1528in" fo:text-align="justify" style:justify-single-word="false" fo:text-indent="0in" style:auto-text-indent="false"/>
    </style:style>
    <style:style style:name="P557" style:family="paragraph" style:parent-style-name="Standard">
      <style:paragraph-properties fo:margin-left="0.7043in" fo:margin-right="0.0236in" fo:margin-top="0.0008in" fo:margin-bottom="0in" style:contextual-spacing="false" fo:line-height="0.1528in" fo:text-align="justify" style:justify-single-word="false" fo:text-indent="0in" style:auto-text-indent="false"/>
    </style:style>
    <style:style style:name="P558" style:family="paragraph" style:parent-style-name="Standard">
      <style:paragraph-properties fo:margin-left="0.7035in" fo:margin-right="0.0236in" fo:margin-top="0.0008in" fo:margin-bottom="0in" style:contextual-spacing="false" fo:line-height="0.1528in" fo:text-align="justify" style:justify-single-word="false" fo:text-indent="0in" style:auto-text-indent="false"/>
    </style:style>
    <style:style style:name="P559" style:family="paragraph" style:parent-style-name="Standard">
      <style:paragraph-properties fo:margin-left="0.7035in" fo:margin-right="0.0236in" fo:line-height="0.1528in" fo:text-align="justify" style:justify-single-word="false" fo:text-indent="0in" style:auto-text-indent="false"/>
    </style:style>
    <style:style style:name="P560" style:family="paragraph" style:parent-style-name="Standard">
      <style:paragraph-properties fo:margin-left="0.7035in" fo:margin-right="1.4209in" fo:line-height="0.1528in" fo:text-align="justify" style:justify-single-word="false" fo:text-indent="0in" style:auto-text-indent="false"/>
    </style:style>
    <style:style style:name="P561" style:family="paragraph" style:parent-style-name="Standard">
      <style:paragraph-properties fo:margin-left="0.7035in" fo:margin-right="0.002in" fo:line-height="0.1528in" fo:text-indent="-0.2953in" style:auto-text-indent="false"/>
    </style:style>
    <style:style style:name="P562" style:family="paragraph" style:parent-style-name="Standard">
      <style:paragraph-properties fo:margin-left="0.7035in" fo:margin-right="0.002in" fo:line-height="0.1528in" fo:text-indent="-0.2953in" style:auto-text-indent="false">
        <style:tab-stops>
          <style:tab-stop style:position="1.1193in"/>
          <style:tab-stop style:position="1.4181in"/>
          <style:tab-stop style:position="2.2429in"/>
        </style:tab-stops>
      </style:paragraph-properties>
    </style:style>
    <style:style style:name="P563" style:family="paragraph" style:parent-style-name="Standard" style:list-style-name="WWNum5">
      <style:paragraph-properties fo:margin-left="0.7035in" fo:margin-right="0.002in" fo:line-height="0.1528in" fo:text-indent="-0.2953in" style:auto-text-indent="false">
        <style:tab-stops>
          <style:tab-stop style:position="0.5098in"/>
        </style:tab-stops>
      </style:paragraph-properties>
    </style:style>
    <style:style style:name="P564" style:family="paragraph" style:parent-style-name="Standard">
      <style:paragraph-properties fo:margin-left="0.7035in" fo:margin-right="0.002in" fo:line-height="0.1528in" fo:text-indent="-0.2953in" style:auto-text-indent="false">
        <style:tab-stops>
          <style:tab-stop style:position="2.5008in"/>
        </style:tab-stops>
      </style:paragraph-properties>
    </style:style>
    <style:style style:name="P565" style:family="paragraph" style:parent-style-name="Standard">
      <style:paragraph-properties fo:margin-left="0.7035in" fo:margin-right="0.002in" fo:margin-top="0.0008in" fo:margin-bottom="0in" style:contextual-spacing="false" fo:line-height="0.1528in" fo:text-indent="-0.2953in" style:auto-text-indent="false"/>
    </style:style>
    <style:style style:name="P566" style:family="paragraph" style:parent-style-name="Standard">
      <style:paragraph-properties fo:margin-left="0.7035in" fo:margin-right="0.002in" fo:margin-top="0.0008in" fo:margin-bottom="0in" style:contextual-spacing="false" fo:line-height="0.1528in" fo:text-align="justify" style:justify-single-word="false" fo:text-indent="-0.2953in" style:auto-text-indent="false"/>
    </style:style>
    <style:style style:name="P567" style:family="paragraph" style:parent-style-name="Standard">
      <style:paragraph-properties fo:margin-left="0.7035in" fo:margin-right="0.002in" fo:margin-top="0.0016in" fo:margin-bottom="0in" style:contextual-spacing="false" fo:line-height="0.1528in" fo:text-indent="-0.2953in" style:auto-text-indent="false"/>
    </style:style>
    <style:style style:name="P568" style:family="paragraph" style:parent-style-name="Standard">
      <style:paragraph-properties fo:margin-left="0.7035in" fo:margin-right="0.9354in" fo:line-height="0.1528in" fo:text-align="justify" style:justify-single-word="false" fo:text-indent="0in" style:auto-text-indent="false"/>
    </style:style>
    <style:style style:name="P569" style:family="paragraph" style:parent-style-name="Standard" style:list-style-name="WWNum2">
      <style:paragraph-properties fo:margin-left="0.8898in" fo:margin-right="0.0016in" fo:line-height="0.152in" fo:text-align="justify" style:justify-single-word="false" fo:text-indent="-0.1862in" style:auto-text-indent="false">
        <style:tab-stops>
          <style:tab-stop style:position="0.8898in"/>
        </style:tab-stops>
      </style:paragraph-properties>
    </style:style>
    <style:style style:name="P570" style:family="paragraph" style:parent-style-name="Standard" style:list-style-name="WWNum2">
      <style:paragraph-properties fo:margin-left="0.9465in" fo:margin-right="0.0016in" fo:line-height="0.1528in" fo:text-align="justify" style:justify-single-word="false" fo:text-indent="-0.2429in" style:auto-text-indent="false">
        <style:tab-stops>
          <style:tab-stop style:position="0.9465in"/>
        </style:tab-stops>
      </style:paragraph-properties>
    </style:style>
    <style:style style:name="P571" style:family="paragraph" style:parent-style-name="Standard">
      <style:paragraph-properties fo:margin-left="0.7035in" fo:margin-right="0.0244in" fo:line-height="0.1528in" fo:text-align="justify" style:justify-single-word="false" fo:text-indent="0in" style:auto-text-indent="false"/>
    </style:style>
    <style:style style:name="P572" style:family="paragraph" style:parent-style-name="Standard">
      <style:paragraph-properties fo:margin-left="0.4626in" fo:margin-right="0.4035in" fo:margin-top="0.0583in" fo:margin-bottom="0in" style:contextual-spacing="false" fo:line-height="95%" fo:text-indent="0in" style:auto-text-indent="false" fo:break-before="column">
        <style:tab-stops>
          <style:tab-stop style:position="0.9417in"/>
          <style:tab-stop style:position="1.2772in"/>
          <style:tab-stop style:position="2.1591in"/>
        </style:tab-stops>
      </style:paragraph-properties>
    </style:style>
    <style:style style:name="P573" style:family="paragraph" style:parent-style-name="Standard">
      <style:paragraph-properties fo:margin-left="0.4626in" fo:margin-right="0.4035in" fo:line-height="0.1528in" fo:text-align="justify" style:justify-single-word="false" fo:text-indent="0in" style:auto-text-indent="false"/>
    </style:style>
    <style:style style:name="P574" style:family="paragraph" style:parent-style-name="Standard">
      <style:paragraph-properties fo:margin-left="0.4626in" fo:margin-right="0.4035in" fo:line-height="0.1535in" fo:text-align="justify" style:justify-single-word="false" fo:text-indent="0in" style:auto-text-indent="false"/>
    </style:style>
    <style:style style:name="P575" style:family="paragraph" style:parent-style-name="Standard">
      <style:paragraph-properties fo:margin-left="0.4626in" fo:margin-right="0.4035in" fo:margin-top="0.0008in" fo:margin-bottom="0in" style:contextual-spacing="false" fo:line-height="0.1528in" fo:text-indent="0in" style:auto-text-indent="false"/>
    </style:style>
    <style:style style:name="P576" style:family="paragraph" style:parent-style-name="Standard">
      <style:paragraph-properties fo:margin-left="0.4626in" fo:margin-right="0.4035in" fo:margin-top="0.0008in" fo:margin-bottom="0in" style:contextual-spacing="false" fo:line-height="0.1528in" fo:text-align="justify" style:justify-single-word="false" fo:text-indent="0in" style:auto-text-indent="false"/>
    </style:style>
    <style:style style:name="P577" style:family="paragraph" style:parent-style-name="Standard">
      <style:paragraph-properties fo:margin-left="0.4626in" fo:margin-right="0.4035in" fo:margin-top="0.0008in" fo:margin-bottom="0in" style:contextual-spacing="false" fo:line-height="0.1528in" fo:text-indent="0in" style:auto-text-indent="false">
        <style:tab-stops>
          <style:tab-stop style:position="1.1217in"/>
          <style:tab-stop style:position="1.502in"/>
          <style:tab-stop style:position="2.378in"/>
        </style:tab-stops>
      </style:paragraph-properties>
    </style:style>
    <style:style style:name="P578" style:family="paragraph" style:parent-style-name="Standard">
      <style:paragraph-properties fo:margin-left="0.1673in" fo:margin-right="0.2035in" fo:line-height="0.1535in" fo:text-indent="0in" style:auto-text-indent="false"/>
    </style:style>
    <style:style style:name="P579" style:family="paragraph" style:parent-style-name="Standard">
      <style:paragraph-properties fo:margin-left="0.1673in" fo:margin-right="0.2035in" fo:line-height="0.1528in" fo:text-indent="0in" style:auto-text-indent="false"/>
    </style:style>
    <style:style style:name="P580" style:family="paragraph" style:parent-style-name="Standard">
      <style:paragraph-properties fo:margin-left="0.4626in" fo:margin-right="0.4047in" fo:line-height="0.1528in" fo:text-align="justify" style:justify-single-word="false" fo:text-indent="0in" style:auto-text-indent="false"/>
    </style:style>
    <style:style style:name="P581" style:family="paragraph" style:parent-style-name="Standard">
      <style:paragraph-properties fo:margin-left="0.4626in" fo:margin-right="0.4047in" fo:margin-top="0.0008in" fo:margin-bottom="0in" style:contextual-spacing="false" fo:line-height="0.1528in" fo:text-indent="0in" style:auto-text-indent="false"/>
    </style:style>
    <style:style style:name="P582" style:family="paragraph" style:parent-style-name="Standard">
      <style:paragraph-properties fo:margin-left="0.4626in" fo:margin-right="0.4047in" fo:margin-top="0.0008in" fo:margin-bottom="0in" style:contextual-spacing="false" fo:line-height="0.1528in" fo:text-align="justify" style:justify-single-word="false" fo:text-indent="0in" style:auto-text-indent="false"/>
    </style:style>
    <style:style style:name="P583" style:family="paragraph" style:parent-style-name="Standard" style:list-style-name="WWNum3">
      <style:paragraph-properties fo:margin-left="0.4626in" fo:margin-right="0.4047in" fo:margin-top="0.0008in" fo:margin-bottom="0in" style:contextual-spacing="false" fo:line-height="0.1528in" fo:text-align="justify" style:justify-single-word="false" fo:text-indent="0in" style:auto-text-indent="false">
        <style:tab-stops>
          <style:tab-stop style:position="0.6173in"/>
        </style:tab-stops>
      </style:paragraph-properties>
    </style:style>
    <style:style style:name="P584" style:family="paragraph" style:parent-style-name="Standard">
      <style:paragraph-properties fo:margin-left="0.4626in" fo:margin-right="0.4047in" fo:margin-top="0.0008in" fo:margin-bottom="0in" style:contextual-spacing="false" fo:line-height="0.1528in" fo:text-indent="0in" style:auto-text-indent="false">
        <style:tab-stops>
          <style:tab-stop style:position="0.9854in"/>
          <style:tab-stop style:position="1.5071in"/>
          <style:tab-stop style:position="1.922in"/>
        </style:tab-stops>
      </style:paragraph-properties>
    </style:style>
    <style:style style:name="P585" style:family="paragraph" style:parent-style-name="Standard">
      <style:paragraph-properties fo:margin-left="0.4626in" fo:margin-right="0.4047in" fo:margin-top="0.0555in" fo:margin-bottom="0in" style:contextual-spacing="false" fo:line-height="95%" fo:text-align="justify" style:justify-single-word="false" fo:text-indent="0in" style:auto-text-indent="false" fo:break-before="column"/>
    </style:style>
    <style:style style:name="P586" style:family="paragraph" style:parent-style-name="Standard">
      <style:paragraph-properties fo:margin-left="0.4626in" fo:margin-right="0.4047in" fo:margin-top="0.0602in" fo:margin-bottom="0in" style:contextual-spacing="false" fo:line-height="0.1528in" fo:text-align="justify" style:justify-single-word="false" fo:text-indent="0in" style:auto-text-indent="false" fo:break-before="column"/>
    </style:style>
    <style:style style:name="P587" style:family="paragraph" style:parent-style-name="Standard">
      <style:paragraph-properties fo:margin-left="0.4634in" fo:margin-right="0.4035in" fo:line-height="95%" fo:text-align="justify" style:justify-single-word="false" fo:text-indent="-0.0016in" style:auto-text-indent="false"/>
    </style:style>
    <style:style style:name="P588" style:family="paragraph" style:parent-style-name="Standard">
      <style:paragraph-properties fo:margin-left="0.4634in" fo:margin-right="1.4929in" fo:line-height="0.1547in" fo:text-align="justify" style:justify-single-word="false" fo:text-indent="0in" style:auto-text-indent="false"/>
    </style:style>
    <style:style style:name="P589" style:family="paragraph" style:parent-style-name="Standard">
      <style:paragraph-properties fo:margin-left="0.1681in" fo:margin-right="0.4043in" fo:line-height="0.1528in" fo:text-indent="0in" style:auto-text-indent="false"/>
    </style:style>
    <style:style style:name="P590" style:family="paragraph" style:parent-style-name="Standard">
      <style:paragraph-properties fo:margin-left="0.1681in" fo:margin-right="0.4043in" fo:line-height="0.152in" fo:text-indent="0in" style:auto-text-indent="false"/>
    </style:style>
    <style:style style:name="P591" style:family="paragraph" style:parent-style-name="Standard">
      <style:paragraph-properties fo:margin-left="0.1681in" fo:margin-right="0.4043in" fo:line-height="0.1535in" fo:text-indent="0in" style:auto-text-indent="false"/>
    </style:style>
    <style:style style:name="P592" style:family="paragraph" style:parent-style-name="Standard">
      <style:paragraph-properties fo:margin-left="0.1681in" fo:margin-right="0.4043in" fo:margin-top="0.0008in" fo:margin-bottom="0in" style:contextual-spacing="false" fo:line-height="0.1528in" fo:text-indent="0in" style:auto-text-indent="false"/>
    </style:style>
    <style:style style:name="P593" style:family="paragraph" style:parent-style-name="Standard">
      <style:paragraph-properties fo:margin-left="0.1681in" fo:margin-right="0.4043in" fo:margin-top="0.0008in" fo:margin-bottom="0in" style:contextual-spacing="false" fo:line-height="0.1528in" fo:text-align="end" style:justify-single-word="false" fo:text-indent="0in" style:auto-text-indent="false"/>
    </style:style>
    <style:style style:name="P594" style:family="paragraph" style:parent-style-name="Standard">
      <style:paragraph-properties fo:margin-left="0.4634in" fo:margin-right="1.0362in" fo:line-height="0.1528in" fo:text-align="justify" style:justify-single-word="false" fo:text-indent="0in" style:auto-text-indent="false"/>
    </style:style>
    <style:style style:name="P595" style:family="paragraph" style:parent-style-name="Standard">
      <style:paragraph-properties fo:margin-left="0.4634in" fo:margin-right="0.4516in" fo:margin-top="0.0008in" fo:margin-bottom="0in" style:contextual-spacing="false" fo:line-height="0.1528in" fo:text-align="justify" style:justify-single-word="false" fo:text-indent="-0.2953in" style:auto-text-indent="false"/>
    </style:style>
    <style:style style:name="P596" style:family="paragraph" style:parent-style-name="Standard">
      <style:paragraph-properties fo:margin-left="0.4634in" fo:margin-right="0.4516in" fo:line-height="0.1528in" fo:text-align="justify" style:justify-single-word="false" fo:text-indent="-0.2953in" style:auto-text-indent="false"/>
    </style:style>
    <style:style style:name="P597" style:family="paragraph" style:parent-style-name="Standard">
      <style:paragraph-properties fo:margin-left="0.4634in" fo:margin-right="0.4047in" fo:margin-top="0.0008in" fo:margin-bottom="0in" style:contextual-spacing="false" fo:line-height="0.1528in" fo:text-indent="-0.2953in" style:auto-text-indent="false"/>
    </style:style>
    <style:style style:name="P598" style:family="paragraph" style:parent-style-name="Standard">
      <style:paragraph-properties fo:margin-left="0.4634in" fo:margin-right="0.4047in" fo:margin-top="0.0008in" fo:margin-bottom="0in" style:contextual-spacing="false" fo:line-height="0.1528in" fo:text-align="justify" style:justify-single-word="false" fo:text-indent="-0.2953in" style:auto-text-indent="false"/>
    </style:style>
    <style:style style:name="P599" style:family="paragraph" style:parent-style-name="Standard">
      <style:paragraph-properties fo:margin-left="0.4634in" fo:margin-right="0.7665in" fo:line-height="0.1528in" fo:text-align="justify" style:justify-single-word="false" fo:text-indent="0in" style:auto-text-indent="false"/>
    </style:style>
    <style:style style:name="P600" style:family="paragraph" style:parent-style-name="Standard">
      <style:paragraph-properties fo:margin-left="0.1681in" fo:margin-right="0.4047in" fo:line-height="0.1528in" fo:text-indent="0in" style:auto-text-indent="false"/>
    </style:style>
    <style:style style:name="P601" style:family="paragraph" style:parent-style-name="Standard">
      <style:paragraph-properties fo:margin-left="0.1681in" fo:margin-right="0.4047in" fo:line-height="0.152in" fo:text-indent="0in" style:auto-text-indent="false"/>
    </style:style>
    <style:style style:name="P602" style:family="paragraph" style:parent-style-name="Standard">
      <style:paragraph-properties fo:margin-left="0.1681in" fo:margin-right="0.4047in" fo:line-height="0.1535in" fo:text-indent="0in" style:auto-text-indent="false"/>
    </style:style>
    <style:style style:name="P603" style:family="paragraph" style:parent-style-name="Standard">
      <style:paragraph-properties fo:margin-left="0.4634in" fo:margin-right="1.0472in" fo:line-height="0.1528in" fo:text-align="justify" style:justify-single-word="false" fo:text-indent="0in" style:auto-text-indent="false"/>
    </style:style>
    <style:style style:name="P604" style:family="paragraph" style:parent-style-name="Standard">
      <style:paragraph-properties fo:margin-left="0.4626in" fo:margin-right="0.4043in" fo:margin-top="0.0008in" fo:margin-bottom="0in" style:contextual-spacing="false" fo:line-height="0.1528in" fo:text-align="justify" style:justify-single-word="false" fo:text-indent="-0.2953in" style:auto-text-indent="false"/>
    </style:style>
    <style:style style:name="P605" style:family="paragraph" style:parent-style-name="Standard">
      <style:paragraph-properties fo:margin-left="0.4626in" fo:margin-right="0.4043in" fo:line-height="0.1528in" fo:text-indent="-0.2953in" style:auto-text-indent="false"/>
    </style:style>
    <style:style style:name="P606" style:family="paragraph" style:parent-style-name="Standard">
      <style:paragraph-properties fo:margin-left="0.4626in" fo:margin-right="0.4043in" fo:line-height="0.1528in" fo:text-indent="-0.2953in" style:auto-text-indent="false">
        <style:tab-stops>
          <style:tab-stop style:position="1.7402in"/>
        </style:tab-stops>
      </style:paragraph-properties>
    </style:style>
    <style:style style:name="P607" style:family="paragraph" style:parent-style-name="Standard">
      <style:paragraph-properties fo:margin-left="0.4626in" fo:margin-right="0.4043in" fo:line-height="0.1528in" fo:text-indent="-0.2953in" style:auto-text-indent="false">
        <style:tab-stops>
          <style:tab-stop style:position="1.5972in"/>
        </style:tab-stops>
      </style:paragraph-properties>
    </style:style>
    <style:style style:name="P608" style:family="paragraph" style:parent-style-name="Standard">
      <style:paragraph-properties fo:margin-left="0.4634in" fo:margin-right="0.9102in" fo:line-height="0.1528in" fo:text-align="justify" style:justify-single-word="false" fo:text-indent="0in" style:auto-text-indent="false"/>
    </style:style>
    <style:style style:name="P609" style:family="paragraph" style:parent-style-name="Standard">
      <style:paragraph-properties fo:margin-left="0.4634in" fo:margin-right="0.9665in" fo:line-height="0.1528in" fo:text-align="justify" style:justify-single-word="false" fo:text-indent="0in" style:auto-text-indent="false"/>
    </style:style>
    <style:style style:name="P610" style:family="paragraph" style:parent-style-name="Standard">
      <style:paragraph-properties fo:margin-left="0.4626in" fo:margin-right="0.4528in" fo:line-height="0.1528in" fo:text-indent="-0.2953in" style:auto-text-indent="false"/>
    </style:style>
    <style:style style:name="P611" style:family="paragraph" style:parent-style-name="Standard">
      <style:paragraph-properties fo:margin-left="0.4626in" fo:margin-right="0.4528in" fo:line-height="0.1528in" fo:text-align="justify" style:justify-single-word="false" fo:text-indent="-0.2953in" style:auto-text-indent="false"/>
    </style:style>
    <style:style style:name="P612" style:family="paragraph" style:parent-style-name="Standard">
      <style:paragraph-properties fo:margin-left="0.4626in" fo:margin-right="0.4528in" fo:margin-top="0.0008in" fo:margin-bottom="0in" style:contextual-spacing="false" fo:line-height="0.1528in" fo:text-align="justify" style:justify-single-word="false" fo:text-indent="-0.2953in" style:auto-text-indent="false"/>
    </style:style>
    <style:style style:name="P613" style:family="paragraph" style:parent-style-name="Standard">
      <style:paragraph-properties fo:margin-left="0.4626in" fo:margin-right="0.4535in" fo:margin-top="0.0008in" fo:margin-bottom="0in" style:contextual-spacing="false" fo:line-height="0.1528in" fo:text-align="justify" style:justify-single-word="false" fo:text-indent="-0.2953in" style:auto-text-indent="false"/>
    </style:style>
    <style:style style:name="P614" style:family="paragraph" style:parent-style-name="Standard">
      <style:paragraph-properties fo:margin-left="0.1681in" fo:margin-right="0.1209in" fo:line-height="0.152in" fo:text-indent="0in" style:auto-text-indent="false"/>
    </style:style>
    <style:style style:name="P615" style:family="paragraph" style:parent-style-name="Standard">
      <style:paragraph-properties fo:margin-left="0.1681in" fo:margin-right="0.1209in" fo:line-height="0.1516in" fo:text-indent="0in" style:auto-text-indent="false"/>
    </style:style>
    <style:style style:name="P616" style:family="paragraph" style:parent-style-name="Standard">
      <style:paragraph-properties fo:margin-left="0.1681in" fo:margin-right="0.1209in" fo:line-height="0.1528in" fo:text-indent="0in" style:auto-text-indent="false"/>
    </style:style>
    <style:style style:name="P617" style:family="paragraph" style:parent-style-name="Standard" style:master-page-name="Converted7">
      <style:paragraph-properties fo:line-height="0.139in" style:page-number="auto"/>
      <style:text-properties fo:font-size="10pt" style:font-size-asian="10pt"/>
    </style:style>
    <style:style style:name="P618" style:family="paragraph" style:parent-style-name="Standard">
      <style:paragraph-properties fo:margin-left="0.7035in" fo:margin-right="0.7047in" fo:line-height="0.1528in" fo:text-align="justify" style:justify-single-word="false" fo:text-indent="0in" style:auto-text-indent="false"/>
    </style:style>
    <style:style style:name="P619" style:family="paragraph" style:parent-style-name="Standard">
      <style:paragraph-properties fo:margin-left="0.4083in" fo:margin-right="0.0016in" fo:line-height="0.1528in" fo:text-indent="0in" style:auto-text-indent="false"/>
    </style:style>
    <style:style style:name="P620" style:family="paragraph" style:parent-style-name="Standard">
      <style:paragraph-properties fo:margin-left="0.7035in" fo:margin-right="1.7362in" fo:line-height="0.1528in" fo:text-align="justify" style:justify-single-word="false" fo:text-indent="0in" style:auto-text-indent="false"/>
    </style:style>
    <style:style style:name="P621" style:family="paragraph" style:parent-style-name="Standard">
      <style:paragraph-properties fo:margin-left="0.7035in" fo:margin-right="0.002in" fo:margin-top="0.0008in" fo:margin-bottom="0in" style:contextual-spacing="false" fo:line-height="0.1528in" fo:text-indent="-0.2957in" style:auto-text-indent="false"/>
    </style:style>
    <style:style style:name="P622" style:family="paragraph" style:parent-style-name="Standard">
      <style:paragraph-properties fo:margin-left="0.7028in" fo:margin-right="0.0457in" fo:margin-top="0.0008in" fo:margin-bottom="0in" style:contextual-spacing="false" fo:line-height="0.1528in" fo:text-align="justify" style:justify-single-word="false" fo:text-indent="0in" style:auto-text-indent="false"/>
    </style:style>
    <style:style style:name="P623" style:family="paragraph" style:parent-style-name="Standard" style:list-style-name="WWNum4">
      <style:paragraph-properties fo:margin-left="0.7035in" fo:margin-right="0.0465in" fo:margin-top="0.0008in" fo:margin-bottom="0in" style:contextual-spacing="false" fo:line-height="0.1528in" fo:text-align="justify" style:justify-single-word="false" fo:text-indent="0in" style:auto-text-indent="false">
        <style:tab-stops>
          <style:tab-stop style:position="0.8917in"/>
        </style:tab-stops>
      </style:paragraph-properties>
    </style:style>
    <style:style style:name="P624" style:family="paragraph" style:parent-style-name="Standard">
      <style:paragraph-properties fo:margin-left="0.7035in" fo:margin-right="0.0465in" fo:line-height="0.152in" fo:text-align="justify" style:justify-single-word="false" fo:text-indent="0in" style:auto-text-indent="false"/>
    </style:style>
    <style:style style:name="P625" style:family="paragraph" style:parent-style-name="Standard">
      <style:paragraph-properties fo:margin-left="0.4083in" fo:margin-right="0.0484in" fo:margin-top="0.0008in" fo:margin-bottom="0in" style:contextual-spacing="false" fo:line-height="0.1528in" fo:text-align="end" style:justify-single-word="false" fo:text-indent="0.2945in" style:auto-text-indent="false"/>
    </style:style>
    <style:style style:name="P626" style:family="paragraph" style:parent-style-name="Standard">
      <style:paragraph-properties fo:margin-left="0.7035in" fo:margin-right="1.8543in" fo:line-height="0.1528in" fo:text-align="justify" style:justify-single-word="false" fo:text-indent="0in" style:auto-text-indent="false"/>
    </style:style>
    <style:style style:name="P627" style:family="paragraph" style:parent-style-name="Standard">
      <style:paragraph-properties fo:margin-left="0.4626in" fo:margin-right="1.0402in" fo:margin-top="0.0528in" fo:margin-bottom="0in" style:contextual-spacing="false" fo:line-height="100%" fo:text-align="justify" style:justify-single-word="false" fo:text-indent="0in" style:auto-text-indent="false" fo:break-before="column"/>
    </style:style>
    <style:style style:name="P628" style:family="paragraph" style:parent-style-name="Standard">
      <style:paragraph-properties fo:margin-left="0.4626in" fo:margin-right="2.2799in" fo:line-height="0.1535in" fo:text-align="justify" style:justify-single-word="false" fo:text-indent="0in" style:auto-text-indent="false"/>
    </style:style>
    <style:style style:name="P629" style:family="paragraph" style:parent-style-name="Standard">
      <style:paragraph-properties fo:margin-left="0.4634in" fo:margin-right="0.2252in" fo:line-height="0.1528in" fo:text-indent="-0.2957in" style:auto-text-indent="false"/>
    </style:style>
    <style:style style:name="P630" style:family="paragraph" style:parent-style-name="Standard">
      <style:paragraph-properties fo:margin-left="0.4634in" fo:margin-right="1.8701in" fo:line-height="0.1516in" fo:text-align="justify" style:justify-single-word="false" fo:text-indent="0in" style:auto-text-indent="false"/>
    </style:style>
    <style:style style:name="P631" style:family="paragraph" style:parent-style-name="Standard">
      <style:paragraph-properties fo:margin-left="0.4634in" fo:margin-right="0.5374in" fo:line-height="0.1528in" fo:text-indent="-0.2953in" style:auto-text-indent="false"/>
    </style:style>
    <style:style style:name="P632" style:family="paragraph" style:parent-style-name="Standard">
      <style:paragraph-properties fo:margin-left="0.4634in" fo:margin-right="0.2689in" fo:margin-top="0.0008in" fo:margin-bottom="0in" style:contextual-spacing="false" fo:line-height="0.1528in" fo:text-indent="-0.2953in" style:auto-text-indent="false"/>
    </style:style>
    <style:style style:name="P633" style:family="paragraph" style:parent-style-name="Standard">
      <style:paragraph-properties fo:margin-left="0.4634in" fo:margin-right="0.2689in" fo:line-height="0.1528in" fo:text-indent="-0.2953in" style:auto-text-indent="false"/>
    </style:style>
    <style:style style:name="P634" style:family="paragraph" style:parent-style-name="Standard">
      <style:paragraph-properties fo:margin-left="0.1681in" fo:margin-right="0in" fo:line-height="0.152in" fo:text-indent="0in" style:auto-text-indent="false"/>
    </style:style>
    <style:style style:name="P635" style:family="paragraph" style:parent-style-name="Standard">
      <style:paragraph-properties fo:margin-left="0.1681in" fo:margin-right="0in" fo:line-height="0.152in" fo:text-indent="0in" style:auto-text-indent="false">
        <style:tab-stops>
          <style:tab-stop style:position="1.0146in"/>
          <style:tab-stop style:position="1.5744in"/>
        </style:tab-stops>
      </style:paragraph-properties>
    </style:style>
    <style:style style:name="P636" style:family="paragraph" style:parent-style-name="Standard">
      <style:paragraph-properties fo:margin-left="0.1681in" fo:margin-right="0in" fo:line-height="0.1528in" fo:text-indent="0in" style:auto-text-indent="false"/>
    </style:style>
    <style:style style:name="P637" style:family="paragraph" style:parent-style-name="Standard">
      <style:paragraph-properties fo:margin-left="0.1681in" fo:margin-right="0in" fo:line-height="0.1528in" fo:text-indent="0in" style:auto-text-indent="false">
        <style:tab-stops>
          <style:tab-stop style:position="1.2744in"/>
        </style:tab-stops>
      </style:paragraph-properties>
    </style:style>
    <style:style style:name="P638" style:family="paragraph" style:parent-style-name="Standard">
      <style:paragraph-properties fo:margin-left="0.1681in" fo:margin-right="0in" fo:line-height="0.1528in" fo:text-indent="0in" style:auto-text-indent="false">
        <style:tab-stops>
          <style:tab-stop style:position="1.1992in"/>
          <style:tab-stop style:position="1.9953in"/>
        </style:tab-stops>
      </style:paragraph-properties>
    </style:style>
    <style:style style:name="P639" style:family="paragraph" style:parent-style-name="Standard">
      <style:paragraph-properties fo:margin-left="0.1681in" fo:margin-right="0in" fo:line-height="0.1528in" fo:text-indent="0in" style:auto-text-indent="false">
        <style:tab-stops>
          <style:tab-stop style:position="1.4366in"/>
        </style:tab-stops>
      </style:paragraph-properties>
    </style:style>
    <style:style style:name="P640" style:family="paragraph" style:parent-style-name="Standard">
      <style:paragraph-properties fo:margin-left="0.1681in" fo:margin-right="0in" fo:line-height="0.1528in" fo:text-indent="0in" style:auto-text-indent="false">
        <style:tab-stops>
          <style:tab-stop style:position="0.5882in"/>
          <style:tab-stop style:position="1.6299in"/>
          <style:tab-stop style:position="2.2291in"/>
        </style:tab-stops>
      </style:paragraph-properties>
    </style:style>
    <style:style style:name="P641" style:family="paragraph" style:parent-style-name="Standard">
      <style:paragraph-properties fo:margin-left="0.1681in" fo:margin-right="0in" fo:line-height="0.1535in" fo:text-indent="0in" style:auto-text-indent="false"/>
    </style:style>
    <style:style style:name="P642" style:family="paragraph" style:parent-style-name="Standard">
      <style:paragraph-properties fo:margin-left="0.1681in" fo:margin-right="0in" fo:line-height="0.1508in" fo:text-indent="0in" style:auto-text-indent="false"/>
    </style:style>
    <style:style style:name="P643" style:family="paragraph" style:parent-style-name="Standard">
      <style:paragraph-properties fo:margin-left="0.1681in" fo:margin-right="0in" fo:line-height="0.1516in" fo:text-indent="0in" style:auto-text-indent="false"/>
    </style:style>
    <style:style style:name="P644" style:family="paragraph" style:parent-style-name="Standard">
      <style:paragraph-properties fo:margin-left="0.1681in" fo:margin-right="0in" fo:line-height="0.15in" fo:text-indent="0in" style:auto-text-indent="false"/>
    </style:style>
    <style:style style:name="P645" style:family="paragraph" style:parent-style-name="Standard">
      <style:paragraph-properties fo:margin-left="0.4626in" fo:margin-right="0.1165in" fo:margin-top="0.0008in" fo:margin-bottom="0in" style:contextual-spacing="false" fo:line-height="0.1528in" fo:text-indent="0in" style:auto-text-indent="false"/>
    </style:style>
    <style:style style:name="P646" style:family="paragraph" style:parent-style-name="Standard">
      <style:paragraph-properties fo:margin-left="0.4626in" fo:margin-right="0.1165in" fo:line-height="0.1528in" fo:text-indent="0in" style:auto-text-indent="false"/>
    </style:style>
    <style:style style:name="P647" style:family="paragraph" style:parent-style-name="Standard">
      <style:paragraph-properties fo:margin-left="0.4626in" fo:margin-right="1.7583in" fo:line-height="0.1535in" fo:text-align="justify" style:justify-single-word="false" fo:text-indent="0in" style:auto-text-indent="false"/>
    </style:style>
    <style:style style:name="P648" style:family="paragraph" style:parent-style-name="Standard">
      <style:paragraph-properties fo:margin-left="0.4626in" fo:margin-right="0.4898in" fo:line-height="0.1528in" fo:text-indent="-0.2953in" style:auto-text-indent="false"/>
    </style:style>
    <style:style style:name="P649" style:family="paragraph" style:parent-style-name="Standard">
      <style:paragraph-properties fo:margin-left="0.4626in" fo:margin-right="0.2398in" fo:margin-top="0.0008in" fo:margin-bottom="0in" style:contextual-spacing="false" fo:line-height="0.1528in" fo:text-indent="-0.2957in" style:auto-text-indent="false"/>
    </style:style>
    <style:style style:name="P650" style:family="paragraph" style:parent-style-name="Standard">
      <style:paragraph-properties fo:margin-left="0.4626in" fo:margin-right="2.178in" fo:line-height="0.1528in" fo:text-align="justify" style:justify-single-word="false" fo:text-indent="0in" style:auto-text-indent="false"/>
    </style:style>
    <style:style style:name="P651" style:family="paragraph" style:parent-style-name="Standard">
      <style:paragraph-properties fo:margin-left="0.4626in" fo:margin-right="0.5083in" fo:line-height="0.1528in" fo:text-indent="-0.2957in" style:auto-text-indent="false"/>
    </style:style>
    <style:style style:name="P652" style:family="paragraph" style:parent-style-name="Standard">
      <style:paragraph-properties fo:margin-left="0.4626in" fo:margin-right="0.5083in" fo:margin-top="0.0008in" fo:margin-bottom="0in" style:contextual-spacing="false" fo:line-height="0.1528in" fo:text-indent="0in" style:auto-text-indent="false"/>
    </style:style>
    <style:style style:name="P653" style:family="paragraph" style:parent-style-name="Standard">
      <style:paragraph-properties fo:margin-left="0.4626in" fo:margin-right="0.8453in" fo:line-height="0.1528in" fo:text-align="justify" style:justify-single-word="false" fo:text-indent="0in" style:auto-text-indent="false"/>
    </style:style>
    <style:style style:name="P654" style:family="paragraph" style:parent-style-name="Standard" style:master-page-name="Converted9">
      <style:paragraph-properties fo:line-height="0.139in" style:page-number="auto"/>
      <style:text-properties fo:font-size="10pt" style:font-size-asian="10pt"/>
    </style:style>
    <style:style style:name="P655" style:family="paragraph" style:parent-style-name="Standard">
      <style:paragraph-properties fo:margin-left="0.7043in" fo:margin-right="0in" fo:line-height="0.1528in" fo:text-indent="-0.2957in" style:auto-text-indent="false"/>
    </style:style>
    <style:style style:name="P656" style:family="paragraph" style:parent-style-name="Standard">
      <style:paragraph-properties fo:margin-left="0.7043in" fo:margin-right="0in" fo:line-height="0.1528in" fo:text-indent="-0.2957in" style:auto-text-indent="false">
        <style:tab-stops>
          <style:tab-stop style:position="1.1055in"/>
          <style:tab-stop style:position="1.5547in"/>
        </style:tab-stops>
      </style:paragraph-properties>
    </style:style>
    <style:style style:name="P657" style:family="paragraph" style:parent-style-name="Standard">
      <style:paragraph-properties fo:margin-left="0.7043in" fo:margin-right="0in" fo:margin-top="0.0008in" fo:margin-bottom="0in" style:contextual-spacing="false" fo:line-height="0.1528in" fo:text-indent="-0.2957in" style:auto-text-indent="false"/>
    </style:style>
    <style:style style:name="P658" style:family="paragraph" style:parent-style-name="Standard">
      <style:paragraph-properties fo:margin-left="0.7043in" fo:margin-right="0in" fo:margin-top="0.0008in" fo:margin-bottom="0in" style:contextual-spacing="false" fo:line-height="0.1528in" fo:text-align="justify" style:justify-single-word="false" fo:text-indent="-0.2957in" style:auto-text-indent="false"/>
    </style:style>
    <style:style style:name="P659" style:family="paragraph" style:parent-style-name="Standard">
      <style:paragraph-properties fo:margin-left="0.7043in" fo:margin-right="0in" fo:margin-top="0.0591in" fo:margin-bottom="0in" style:contextual-spacing="false" fo:line-height="0.1528in" fo:text-indent="-0.2957in" style:auto-text-indent="false"/>
    </style:style>
    <style:style style:name="P660" style:family="paragraph" style:parent-style-name="Standard">
      <style:paragraph-properties fo:margin-left="0.7043in" fo:margin-right="1.4327in" fo:line-height="0.1528in" fo:text-align="justify" style:justify-single-word="false" fo:text-indent="0in" style:auto-text-indent="false"/>
    </style:style>
    <style:style style:name="P661" style:family="paragraph" style:parent-style-name="Standard">
      <style:paragraph-properties fo:margin-left="0.7035in" fo:margin-right="0.9835in" fo:line-height="0.1535in" fo:text-align="justify" style:justify-single-word="false" fo:text-indent="0in" style:auto-text-indent="false"/>
    </style:style>
    <style:style style:name="P662" style:family="paragraph" style:parent-style-name="Standard">
      <style:paragraph-properties fo:margin-left="0.7035in" fo:margin-right="0.3756in" fo:line-height="0.1535in" fo:text-align="justify" style:justify-single-word="false" fo:text-indent="0in" style:auto-text-indent="false"/>
    </style:style>
    <style:style style:name="P663" style:family="paragraph" style:parent-style-name="Standard">
      <style:paragraph-properties fo:margin-left="0.7035in" fo:margin-right="1.7047in" fo:line-height="0.1528in" fo:text-align="justify" style:justify-single-word="false" fo:text-indent="0in" style:auto-text-indent="false"/>
    </style:style>
    <style:style style:name="P664" style:family="paragraph" style:parent-style-name="Standard">
      <style:paragraph-properties fo:margin-left="0.7035in" fo:margin-right="0.1327in" fo:line-height="0.1528in" fo:text-indent="-0.2953in" style:auto-text-indent="false"/>
    </style:style>
    <style:style style:name="P665" style:family="paragraph" style:parent-style-name="Standard">
      <style:paragraph-properties fo:margin-left="0.7035in" fo:margin-right="0.1327in" fo:margin-top="0.0008in" fo:margin-bottom="0in" style:contextual-spacing="false" fo:line-height="0.1528in" fo:text-indent="-0.2953in" style:auto-text-indent="false"/>
    </style:style>
    <style:style style:name="P666" style:family="paragraph" style:parent-style-name="Standard">
      <style:paragraph-properties fo:margin-left="0.7035in" fo:margin-right="0.5161in" fo:line-height="0.1528in" fo:text-align="justify" style:justify-single-word="false" fo:text-indent="0in" style:auto-text-indent="false"/>
    </style:style>
    <style:style style:name="P667" style:family="paragraph" style:parent-style-name="Standard">
      <style:paragraph-properties fo:margin-left="0.7035in" fo:margin-right="1.1701in" fo:line-height="0.1528in" fo:text-align="justify" style:justify-single-word="false" fo:text-indent="0in" style:auto-text-indent="false"/>
    </style:style>
    <style:style style:name="P668" style:family="paragraph" style:parent-style-name="Standard">
      <style:paragraph-properties fo:margin-left="0.4083in" fo:margin-right="0.9in" fo:margin-top="0.0008in" fo:margin-bottom="0in" style:contextual-spacing="false" fo:line-height="0.1528in" fo:text-indent="0in" style:auto-text-indent="false"/>
    </style:style>
    <style:style style:name="P669" style:family="paragraph" style:parent-style-name="Standard">
      <style:paragraph-properties fo:margin-left="0.7028in" fo:margin-right="1.8972in" fo:line-height="0.1528in" fo:text-align="justify" style:justify-single-word="false" fo:text-indent="0in" style:auto-text-indent="false"/>
    </style:style>
    <style:style style:name="P670" style:family="paragraph" style:parent-style-name="Standard">
      <style:paragraph-properties fo:margin-left="0.7035in" fo:margin-right="1.4689in" fo:line-height="0.1535in" fo:text-align="justify" style:justify-single-word="false" fo:text-indent="0in" style:auto-text-indent="false"/>
    </style:style>
    <style:style style:name="P671" style:family="paragraph" style:parent-style-name="Standard">
      <style:paragraph-properties fo:margin-left="0.7028in" fo:margin-right="0.0016in" fo:margin-top="0.0008in" fo:margin-bottom="0in" style:contextual-spacing="false" fo:line-height="0.1528in" fo:text-indent="0in" style:auto-text-indent="false"/>
    </style:style>
    <style:style style:name="P672" style:family="paragraph" style:parent-style-name="Standard">
      <style:paragraph-properties fo:margin-left="0.7028in" fo:margin-right="0.0016in" fo:margin-top="0.0008in" fo:margin-bottom="0in" style:contextual-spacing="false" fo:line-height="0.1528in" fo:text-align="justify" style:justify-single-word="false" fo:text-indent="0in" style:auto-text-indent="false"/>
    </style:style>
    <style:style style:name="P673" style:family="paragraph" style:parent-style-name="Standard">
      <style:paragraph-properties fo:margin-left="0.7028in" fo:margin-right="0.0016in" fo:margin-top="0.0008in" fo:margin-bottom="0in" style:contextual-spacing="false" fo:line-height="0.1528in" fo:text-indent="0in" style:auto-text-indent="false">
        <style:tab-stops>
          <style:tab-stop style:position="1.5028in"/>
          <style:tab-stop style:position="2.2862in"/>
        </style:tab-stops>
      </style:paragraph-properties>
    </style:style>
    <style:style style:name="P674" style:family="paragraph" style:parent-style-name="Standard">
      <style:paragraph-properties fo:margin-left="0.7028in" fo:margin-right="0.0016in" fo:margin-top="0.0008in" fo:margin-bottom="0in" style:contextual-spacing="false" fo:line-height="0.1528in" fo:text-indent="0in" style:auto-text-indent="false">
        <style:tab-stops>
          <style:tab-stop style:position="1.1028in"/>
          <style:tab-stop style:position="1.702in"/>
          <style:tab-stop style:position="1.8146in"/>
          <style:tab-stop style:position="2.1063in"/>
          <style:tab-stop style:position="2.2693in"/>
          <style:tab-stop style:position="2.7217in"/>
        </style:tab-stops>
      </style:paragraph-properties>
    </style:style>
    <style:style style:name="P675" style:family="paragraph" style:parent-style-name="Standard">
      <style:paragraph-properties fo:margin-left="0.7028in" fo:margin-right="0.0016in" fo:line-height="0.1528in" fo:text-indent="0in" style:auto-text-indent="false"/>
    </style:style>
    <style:style style:name="P676" style:family="paragraph" style:parent-style-name="Standard">
      <style:paragraph-properties fo:margin-left="0.7028in" fo:margin-right="0.0016in" fo:line-height="0.1528in" fo:text-align="justify" style:justify-single-word="false" fo:text-indent="0in" style:auto-text-indent="false"/>
    </style:style>
    <style:style style:name="P677" style:family="paragraph" style:parent-style-name="Standard">
      <style:paragraph-properties fo:margin-left="0.7028in" fo:margin-right="0.0016in" fo:line-height="0.1535in" fo:text-indent="0in" style:auto-text-indent="false"/>
    </style:style>
    <style:style style:name="P678" style:family="paragraph" style:parent-style-name="Standard">
      <style:paragraph-properties fo:margin-left="0.7028in" fo:margin-right="0.0016in" fo:line-height="0.1535in" fo:text-align="justify" style:justify-single-word="false" fo:text-indent="0in" style:auto-text-indent="false"/>
    </style:style>
    <style:style style:name="P679" style:family="paragraph" style:parent-style-name="Standard">
      <style:paragraph-properties fo:margin-left="0.7028in" fo:margin-right="0.0465in" fo:margin-top="0.0008in" fo:margin-bottom="0in" style:contextual-spacing="false" fo:line-height="0.1528in" fo:text-align="justify" style:justify-single-word="false" fo:text-indent="0in" style:auto-text-indent="false"/>
    </style:style>
    <style:style style:name="P680" style:family="paragraph" style:parent-style-name="Standard">
      <style:paragraph-properties fo:margin-left="0.4634in" fo:margin-right="0.228in" fo:margin-top="0.0528in" fo:margin-bottom="0in" style:contextual-spacing="false" fo:line-height="100%" fo:text-indent="0in" style:auto-text-indent="false" fo:break-before="column"/>
    </style:style>
    <style:style style:name="P681" style:family="paragraph" style:parent-style-name="Standard">
      <style:paragraph-properties fo:margin-left="0.4634in" fo:margin-right="0.228in" fo:margin-top="0.0008in" fo:margin-bottom="0in" style:contextual-spacing="false" fo:line-height="0.1528in" fo:text-indent="0in" style:auto-text-indent="false"/>
    </style:style>
    <style:style style:name="P682" style:family="paragraph" style:parent-style-name="Standard">
      <style:paragraph-properties fo:margin-left="0.4634in" fo:margin-right="0.5063in" fo:line-height="0.1528in" fo:text-indent="0in" style:auto-text-indent="false"/>
    </style:style>
    <style:style style:name="P683" style:family="paragraph" style:parent-style-name="Standard">
      <style:paragraph-properties fo:margin-left="0.4634in" fo:margin-right="0.2634in" fo:margin-top="0.0008in" fo:margin-bottom="0in" style:contextual-spacing="false" fo:line-height="0.1528in" fo:text-indent="0in" style:auto-text-indent="false"/>
    </style:style>
    <style:style style:name="P684" style:family="paragraph" style:parent-style-name="Standard">
      <style:paragraph-properties fo:margin-left="0.4634in" fo:margin-right="0.2693in" fo:margin-top="0.0008in" fo:margin-bottom="0in" style:contextual-spacing="false" fo:line-height="0.1528in" fo:text-indent="0in" style:auto-text-indent="false"/>
    </style:style>
    <style:style style:name="P685" style:family="paragraph" style:parent-style-name="Standard">
      <style:paragraph-properties fo:margin-left="0.4638in" fo:margin-right="0in" fo:line-height="0.1516in" fo:text-indent="0in" style:auto-text-indent="false">
        <style:tab-stops>
          <style:tab-stop style:position="0.9429in"/>
        </style:tab-stops>
      </style:paragraph-properties>
    </style:style>
    <style:style style:name="P686" style:family="paragraph" style:parent-style-name="Standard">
      <style:paragraph-properties fo:margin-left="0.4638in" fo:margin-right="0in" fo:line-height="0.1528in" fo:text-indent="0in" style:auto-text-indent="false"/>
    </style:style>
    <style:style style:name="P687" style:family="paragraph" style:parent-style-name="Standard" style:list-style-name="WWNum13">
      <style:paragraph-properties fo:margin-left="0.4638in" fo:margin-right="0in" fo:line-height="0.1528in" fo:text-indent="0in" style:auto-text-indent="false">
        <style:tab-stops>
          <style:tab-stop style:position="0.7535in"/>
          <style:tab-stop style:position="1.4673in"/>
          <style:tab-stop style:position="1.7146in"/>
          <style:tab-stop style:position="2.2528in"/>
        </style:tab-stops>
      </style:paragraph-properties>
    </style:style>
    <style:style style:name="P688" style:family="paragraph" style:parent-style-name="Standard">
      <style:paragraph-properties fo:margin-left="0.4638in" fo:margin-right="0in" fo:line-height="0.1528in" fo:text-indent="0in" style:auto-text-indent="false">
        <style:tab-stops>
          <style:tab-stop style:position="0.9472in"/>
          <style:tab-stop style:position="1.4228in"/>
          <style:tab-stop style:position="1.6965in"/>
          <style:tab-stop style:position="2.2409in"/>
        </style:tab-stops>
      </style:paragraph-properties>
    </style:style>
    <style:style style:name="P689" style:family="paragraph" style:parent-style-name="Standard">
      <style:paragraph-properties fo:margin-left="0.4638in" fo:margin-right="0in" fo:line-height="0.1528in" fo:text-indent="0in" style:auto-text-indent="false">
        <style:tab-stops>
          <style:tab-stop style:position="1.4075in"/>
        </style:tab-stops>
      </style:paragraph-properties>
    </style:style>
    <style:style style:name="P690" style:family="paragraph" style:parent-style-name="Standard">
      <style:paragraph-properties fo:margin-left="0.4638in" fo:margin-right="0in" fo:line-height="0.1528in" fo:text-indent="0in" style:auto-text-indent="false">
        <style:tab-stops>
          <style:tab-stop style:position="1.5563in"/>
          <style:tab-stop style:position="1.8689in"/>
        </style:tab-stops>
      </style:paragraph-properties>
    </style:style>
    <style:style style:name="P691" style:family="paragraph" style:parent-style-name="Standard">
      <style:paragraph-properties fo:margin-left="0.4638in" fo:margin-right="0in" fo:line-height="0.1528in" fo:text-indent="0in" style:auto-text-indent="false">
        <style:tab-stops>
          <style:tab-stop style:position="1.0189in"/>
          <style:tab-stop style:position="1.6728in"/>
          <style:tab-stop style:position="2.111in"/>
        </style:tab-stops>
      </style:paragraph-properties>
    </style:style>
    <style:style style:name="P692" style:family="paragraph" style:parent-style-name="Standard">
      <style:paragraph-properties fo:margin-left="0.4638in" fo:margin-right="0in" fo:line-height="0.1528in" fo:text-indent="0in" style:auto-text-indent="false">
        <style:tab-stops>
          <style:tab-stop style:position="1.3008in"/>
        </style:tab-stops>
      </style:paragraph-properties>
    </style:style>
    <style:style style:name="P693" style:family="paragraph" style:parent-style-name="Standard">
      <style:paragraph-properties fo:margin-left="0.4638in" fo:margin-right="0in" fo:line-height="0.1535in" fo:text-indent="0in" style:auto-text-indent="false"/>
    </style:style>
    <style:style style:name="P694" style:family="paragraph" style:parent-style-name="Standard">
      <style:paragraph-properties fo:margin-left="0.4638in" fo:margin-right="0in" fo:line-height="0.152in" fo:text-indent="0in" style:auto-text-indent="false"/>
    </style:style>
    <style:style style:name="P695" style:family="paragraph" style:parent-style-name="Standard">
      <style:paragraph-properties fo:margin-left="0.4638in" fo:margin-right="0in" fo:margin-top="0.0008in" fo:margin-bottom="0in" style:contextual-spacing="false" fo:line-height="0.1528in" fo:text-indent="0in" style:auto-text-indent="false"/>
    </style:style>
    <style:style style:name="P696" style:family="paragraph" style:parent-style-name="Standard">
      <style:paragraph-properties fo:margin-left="0.1689in" fo:margin-right="0.2591in" fo:line-height="0.1528in" fo:text-indent="0in" style:auto-text-indent="false"/>
    </style:style>
    <style:style style:name="P697" style:family="paragraph" style:parent-style-name="Standard">
      <style:paragraph-properties fo:margin-left="0.1689in" fo:margin-right="0.2591in" fo:line-height="0.152in" fo:text-indent="0in" style:auto-text-indent="false"/>
    </style:style>
    <style:style style:name="P698" style:family="paragraph" style:parent-style-name="Standard">
      <style:paragraph-properties fo:margin-left="0.4634in" fo:margin-right="0.4035in" fo:margin-top="0.0008in" fo:margin-bottom="0in" style:contextual-spacing="false" fo:line-height="0.1528in" fo:text-indent="0in" style:auto-text-indent="false"/>
    </style:style>
    <style:style style:name="P699" style:family="paragraph" style:parent-style-name="Standard">
      <style:paragraph-properties fo:margin-left="0.4634in" fo:margin-right="0.4035in" fo:margin-top="0.0008in" fo:margin-bottom="0in" style:contextual-spacing="false" fo:line-height="0.1528in" fo:text-indent="0in" style:auto-text-indent="false">
        <style:tab-stops>
          <style:tab-stop style:position="0.8291in"/>
          <style:tab-stop style:position="1.9756in"/>
        </style:tab-stops>
      </style:paragraph-properties>
    </style:style>
    <style:style style:name="P700" style:family="paragraph" style:parent-style-name="Standard">
      <style:paragraph-properties fo:margin-left="0.4634in" fo:margin-right="0.4035in" fo:margin-top="0.0008in" fo:margin-bottom="0in" style:contextual-spacing="false" fo:line-height="0.1528in" fo:text-indent="0in" style:auto-text-indent="false">
        <style:tab-stops>
          <style:tab-stop style:position="1.511in"/>
        </style:tab-stops>
      </style:paragraph-properties>
    </style:style>
    <style:style style:name="P701" style:family="paragraph" style:parent-style-name="Standard">
      <style:paragraph-properties fo:margin-left="0.4634in" fo:margin-right="0.4035in" fo:margin-top="0.0008in" fo:margin-bottom="0in" style:contextual-spacing="false" fo:line-height="0.1528in" fo:text-align="justify" style:justify-single-word="false" fo:text-indent="0in" style:auto-text-indent="false"/>
    </style:style>
    <style:style style:name="P702" style:family="paragraph" style:parent-style-name="Standard">
      <style:paragraph-properties fo:margin-left="0.4634in" fo:margin-right="0.4035in" fo:margin-top="0.0008in" fo:margin-bottom="0in" style:contextual-spacing="false" fo:line-height="0.1528in" fo:text-indent="0in" style:auto-text-indent="false">
        <style:tab-stops>
          <style:tab-stop style:position="0.8283in"/>
          <style:tab-stop style:position="1.4575in"/>
          <style:tab-stop style:position="2.0665in"/>
        </style:tab-stops>
      </style:paragraph-properties>
    </style:style>
    <style:style style:name="P703" style:family="paragraph" style:parent-style-name="Standard">
      <style:paragraph-properties fo:margin-left="0.4634in" fo:margin-right="0.4035in" fo:margin-top="0.0008in" fo:margin-bottom="0in" style:contextual-spacing="false" fo:line-height="0.1528in" fo:text-indent="0in" style:auto-text-indent="false">
        <style:tab-stops>
          <style:tab-stop style:position="0.7984in"/>
          <style:tab-stop style:position="1.0307in"/>
          <style:tab-stop style:position="1.1547in"/>
          <style:tab-stop style:position="1.4429in"/>
          <style:tab-stop style:position="1.5508in"/>
          <style:tab-stop style:position="2.252in"/>
          <style:tab-stop style:position="2.4035in"/>
        </style:tab-stops>
      </style:paragraph-properties>
    </style:style>
    <style:style style:name="P704" style:family="paragraph" style:parent-style-name="Standard">
      <style:paragraph-properties fo:margin-left="0.4634in" fo:margin-right="0.4035in" fo:line-height="0.1535in" fo:text-indent="0in" style:auto-text-indent="false"/>
    </style:style>
    <style:style style:name="P705" style:family="paragraph" style:parent-style-name="Standard">
      <style:paragraph-properties fo:margin-left="0.4634in" fo:margin-right="0.4035in" fo:line-height="0.1535in" fo:text-align="justify" style:justify-single-word="false" fo:text-indent="0in" style:auto-text-indent="false"/>
    </style:style>
    <style:style style:name="P706" style:family="paragraph" style:parent-style-name="Standard">
      <style:paragraph-properties fo:margin-left="0.4634in" fo:margin-right="0.4035in" fo:line-height="0.1528in" fo:text-indent="0in" style:auto-text-indent="false"/>
    </style:style>
    <style:style style:name="P707" style:family="paragraph" style:parent-style-name="Standard">
      <style:paragraph-properties fo:margin-left="0.4634in" fo:margin-right="0.4035in" fo:line-height="0.1528in" fo:text-align="justify" style:justify-single-word="false" fo:text-indent="0in" style:auto-text-indent="false"/>
    </style:style>
    <style:style style:name="P708" style:family="paragraph" style:parent-style-name="Standard">
      <style:paragraph-properties fo:margin-left="0.4634in" fo:margin-right="0.4035in" fo:line-height="0.152in" fo:text-align="justify" style:justify-single-word="false" fo:text-indent="0in" style:auto-text-indent="false"/>
    </style:style>
    <style:style style:name="P709" style:family="paragraph" style:parent-style-name="Standard">
      <style:paragraph-properties fo:margin-left="0.4634in" fo:margin-right="0.4035in" fo:margin-top="0.0528in" fo:margin-bottom="0in" style:contextual-spacing="false" fo:line-height="100%" fo:text-indent="0in" style:auto-text-indent="false" fo:break-before="column"/>
    </style:style>
    <style:style style:name="P710" style:family="paragraph" style:parent-style-name="Standard">
      <style:paragraph-properties fo:margin-left="0.4634in" fo:margin-right="0.4035in" fo:margin-top="0.0563in" fo:margin-bottom="0in" style:contextual-spacing="false" fo:line-height="95%" fo:text-align="justify" style:justify-single-word="false" fo:text-indent="0in" style:auto-text-indent="false" fo:break-before="column"/>
    </style:style>
    <style:style style:name="P711" style:family="paragraph" style:parent-style-name="Standard">
      <style:paragraph-properties fo:margin-left="0.4634in" fo:margin-right="0.4035in" fo:margin-top="0.0016in" fo:margin-bottom="0in" style:contextual-spacing="false" fo:line-height="0.1528in" fo:text-align="justify" style:justify-single-word="false" fo:text-indent="0in" style:auto-text-indent="false"/>
    </style:style>
    <style:style style:name="P712" style:family="paragraph" style:parent-style-name="Standard">
      <style:paragraph-properties fo:margin-left="0.4634in" fo:margin-right="0.4047in" fo:margin-top="0.0008in" fo:margin-bottom="0in" style:contextual-spacing="false" fo:line-height="0.1528in" fo:text-indent="0in" style:auto-text-indent="false"/>
    </style:style>
    <style:style style:name="P713" style:family="paragraph" style:parent-style-name="Standard">
      <style:paragraph-properties fo:margin-left="0.4634in" fo:margin-right="0.4047in" fo:margin-top="0.0008in" fo:margin-bottom="0in" style:contextual-spacing="false" fo:line-height="0.1528in" fo:text-align="justify" style:justify-single-word="false" fo:text-indent="0in" style:auto-text-indent="false"/>
    </style:style>
    <style:style style:name="P714" style:family="paragraph" style:parent-style-name="Standard" style:list-style-name="WWNum5">
      <style:paragraph-properties fo:margin-left="0.4634in" fo:margin-right="0.4047in" fo:margin-top="0.0008in" fo:margin-bottom="0in" style:contextual-spacing="false" fo:line-height="0.1528in" fo:text-align="justify" style:justify-single-word="false" fo:text-indent="0in" style:auto-text-indent="false">
        <style:tab-stops>
          <style:tab-stop style:position="0.5366in"/>
        </style:tab-stops>
      </style:paragraph-properties>
    </style:style>
    <style:style style:name="P715" style:family="paragraph" style:parent-style-name="Standard">
      <style:paragraph-properties fo:margin-left="0.4634in" fo:margin-right="0.4047in" fo:margin-top="0.0008in" fo:margin-bottom="0in" style:contextual-spacing="false" fo:line-height="0.1528in" fo:text-indent="0in" style:auto-text-indent="false">
        <style:tab-stops>
          <style:tab-stop style:position="1.0811in"/>
          <style:tab-stop style:position="1.6846in"/>
          <style:tab-stop style:position="1.9972in"/>
        </style:tab-stops>
      </style:paragraph-properties>
    </style:style>
    <style:style style:name="P716" style:family="paragraph" style:parent-style-name="Standard">
      <style:paragraph-properties fo:margin-left="0.4634in" fo:margin-right="0.4047in" fo:margin-top="0.0008in" fo:margin-bottom="0in" style:contextual-spacing="false" fo:line-height="0.1528in" fo:text-indent="0in" style:auto-text-indent="false">
        <style:tab-stops>
          <style:tab-stop style:position="1.1008in"/>
          <style:tab-stop style:position="1.3839in"/>
          <style:tab-stop style:position="2.2437in"/>
        </style:tab-stops>
      </style:paragraph-properties>
    </style:style>
    <style:style style:name="P717" style:family="paragraph" style:parent-style-name="Standard">
      <style:paragraph-properties fo:margin-left="0.4634in" fo:margin-right="0.4047in" fo:line-height="0.152in" fo:text-align="justify" style:justify-single-word="false" fo:text-indent="0in" style:auto-text-indent="false"/>
    </style:style>
    <style:style style:name="P718" style:family="paragraph" style:parent-style-name="Standard">
      <style:paragraph-properties fo:margin-left="0.4634in" fo:margin-right="0.4047in" fo:line-height="0.1516in" fo:text-align="justify" style:justify-single-word="false" fo:text-indent="0in" style:auto-text-indent="false"/>
    </style:style>
    <style:style style:name="P719" style:family="paragraph" style:parent-style-name="Standard">
      <style:paragraph-properties fo:margin-left="0.4634in" fo:margin-right="0.4047in" fo:line-height="0.1528in" fo:text-align="justify" style:justify-single-word="false" fo:text-indent="0in" style:auto-text-indent="false"/>
    </style:style>
    <style:style style:name="P720" style:family="paragraph" style:parent-style-name="Standard">
      <style:paragraph-properties fo:margin-left="0.4634in" fo:margin-right="0.4047in" fo:line-height="0.1535in" fo:text-align="justify" style:justify-single-word="false" fo:text-indent="0in" style:auto-text-indent="false"/>
    </style:style>
    <style:style style:name="P721" style:family="paragraph" style:parent-style-name="Standard">
      <style:paragraph-properties fo:margin-left="0.4634in" fo:margin-right="0.4047in" fo:margin-top="0.0016in" fo:margin-bottom="0in" style:contextual-spacing="false" fo:line-height="0.1516in" fo:text-align="justify" style:justify-single-word="false" fo:text-indent="0in" style:auto-text-indent="false"/>
    </style:style>
    <style:style style:name="P722" style:family="paragraph" style:parent-style-name="Standard">
      <style:paragraph-properties fo:margin-left="0.4634in" fo:margin-right="0.4047in" fo:margin-top="0.0528in" fo:margin-bottom="0in" style:contextual-spacing="false" fo:line-height="100%" fo:text-align="justify" style:justify-single-word="false" fo:text-indent="0in" style:auto-text-indent="false" fo:break-before="column"/>
    </style:style>
    <style:style style:name="P723" style:family="paragraph" style:parent-style-name="Standard">
      <style:paragraph-properties fo:margin-left="0.4634in" fo:margin-right="0.4047in" fo:margin-top="0.0583in" fo:margin-bottom="0in" style:contextual-spacing="false" fo:line-height="95%" fo:text-align="justify" style:justify-single-word="false" fo:text-indent="0in" style:auto-text-indent="false" fo:break-before="column"/>
    </style:style>
    <style:style style:name="P724" style:family="paragraph" style:parent-style-name="Standard">
      <style:paragraph-properties fo:margin-left="0.4634in" fo:margin-right="0.3736in" fo:line-height="0.1528in" fo:text-indent="0in" style:auto-text-indent="false"/>
    </style:style>
    <style:style style:name="P725" style:family="paragraph" style:parent-style-name="Standard">
      <style:paragraph-properties fo:margin-left="0.4634in" fo:margin-right="0.3736in" fo:margin-top="0.0008in" fo:margin-bottom="0in" style:contextual-spacing="false" fo:line-height="0.1528in" fo:text-indent="0in" style:auto-text-indent="false"/>
    </style:style>
    <style:style style:name="P726" style:family="paragraph" style:parent-style-name="Standard">
      <style:paragraph-properties fo:margin-left="0.1681in" fo:margin-right="0.4035in" fo:line-height="0.1528in" fo:text-indent="0in" style:auto-text-indent="false"/>
    </style:style>
    <style:style style:name="P727" style:family="paragraph" style:parent-style-name="Standard">
      <style:paragraph-properties fo:margin-left="0.1681in" fo:margin-right="0.4035in" fo:line-height="0.152in" fo:text-indent="0in" style:auto-text-indent="false"/>
    </style:style>
    <style:style style:name="P728" style:family="paragraph" style:parent-style-name="Standard">
      <style:paragraph-properties fo:margin-left="0.1681in" fo:margin-right="0.4035in" fo:line-height="0.15in" fo:text-indent="0in" style:auto-text-indent="false"/>
    </style:style>
    <style:style style:name="P729" style:family="paragraph" style:parent-style-name="Standard" style:list-style-name="WWNum6">
      <style:paragraph-properties fo:margin-left="0.1689in" fo:margin-right="0.6035in" fo:margin-top="0.0008in" fo:margin-bottom="0in" style:contextual-spacing="false" fo:line-height="0.1528in" fo:text-indent="0.2945in" style:auto-text-indent="false">
        <style:tab-stops>
          <style:tab-stop style:position="0.6134in"/>
        </style:tab-stops>
      </style:paragraph-properties>
    </style:style>
    <style:style style:name="P730" style:family="paragraph" style:parent-style-name="Standard">
      <style:paragraph-properties fo:margin-left="0.4634in" fo:margin-right="0.4043in" fo:margin-top="0.0008in" fo:margin-bottom="0in" style:contextual-spacing="false" fo:line-height="0.1528in" fo:text-indent="-0.2953in" style:auto-text-indent="false"/>
    </style:style>
    <style:style style:name="P731" style:family="paragraph" style:parent-style-name="Standard">
      <style:paragraph-properties fo:margin-left="0.4634in" fo:margin-right="0.4043in" fo:margin-top="0.0008in" fo:margin-bottom="0in" style:contextual-spacing="false" fo:line-height="0.1528in" fo:text-align="justify" style:justify-single-word="false" fo:text-indent="-0.2953in" style:auto-text-indent="false"/>
    </style:style>
    <style:style style:name="P732" style:family="paragraph" style:parent-style-name="Standard">
      <style:paragraph-properties fo:margin-left="0.4634in" fo:margin-right="0.4043in" fo:margin-top="0.0008in" fo:margin-bottom="0in" style:contextual-spacing="false" fo:line-height="0.1528in" fo:text-align="justify" style:justify-single-word="false" fo:text-indent="-0.2953in" style:auto-text-indent="false">
        <style:tab-stops>
          <style:tab-stop style:position="1.1862in"/>
        </style:tab-stops>
      </style:paragraph-properties>
    </style:style>
    <style:style style:name="P733" style:family="paragraph" style:parent-style-name="Standard">
      <style:paragraph-properties fo:margin-left="0.4634in" fo:margin-right="0.4043in" fo:margin-top="0.0008in" fo:margin-bottom="0in" style:contextual-spacing="false" fo:line-height="0.1528in" fo:text-indent="-0.2953in" style:auto-text-indent="false">
        <style:tab-stops>
          <style:tab-stop style:position="1.25in"/>
          <style:tab-stop style:position="1.5346in"/>
        </style:tab-stops>
      </style:paragraph-properties>
    </style:style>
    <style:style style:name="P734" style:family="paragraph" style:parent-style-name="Standard">
      <style:paragraph-properties fo:margin-left="0.4634in" fo:margin-right="0.4043in" fo:line-height="0.1528in" fo:text-indent="-0.2953in" style:auto-text-indent="false"/>
    </style:style>
    <style:style style:name="P735" style:family="paragraph" style:parent-style-name="Standard">
      <style:paragraph-properties fo:margin-left="0.4634in" fo:margin-right="0.4043in" fo:line-height="0.1528in" fo:text-indent="-0.2953in" style:auto-text-indent="false">
        <style:tab-stops>
          <style:tab-stop style:position="1.0854in"/>
          <style:tab-stop style:position="1.8335in"/>
        </style:tab-stops>
      </style:paragraph-properties>
    </style:style>
    <style:style style:name="P736" style:family="paragraph" style:parent-style-name="Standard">
      <style:paragraph-properties fo:margin-left="0.4634in" fo:margin-right="0.4043in" fo:line-height="0.1528in" fo:text-align="justify" style:justify-single-word="false" fo:text-indent="-0.2953in" style:auto-text-indent="false"/>
    </style:style>
    <style:style style:name="P737" style:family="paragraph" style:parent-style-name="Standard">
      <style:paragraph-properties fo:margin-left="0.4634in" fo:margin-right="0.0528in" fo:margin-top="0.0008in" fo:margin-bottom="0in" style:contextual-spacing="false" fo:line-height="0.1528in" fo:text-indent="0in" style:auto-text-indent="false"/>
    </style:style>
    <style:style style:name="P738" style:family="paragraph" style:parent-style-name="Standard">
      <style:paragraph-properties fo:margin-left="0.4634in" fo:margin-right="0in" fo:line-height="0.1535in" fo:text-indent="0in" style:auto-text-indent="false"/>
    </style:style>
    <style:style style:name="P739" style:family="paragraph" style:parent-style-name="Standard">
      <style:paragraph-properties fo:margin-left="0.4634in" fo:margin-right="0in" fo:line-height="0.1535in" fo:text-indent="0in" style:auto-text-indent="false">
        <style:tab-stops>
          <style:tab-stop style:position="1.0665in"/>
          <style:tab-stop style:position="1.7898in"/>
          <style:tab-stop style:position="2.2307in"/>
          <style:tab-stop style:position="2.4575in"/>
        </style:tab-stops>
      </style:paragraph-properties>
    </style:style>
    <style:style style:name="P740" style:family="paragraph" style:parent-style-name="Standard">
      <style:paragraph-properties fo:margin-left="0.4634in" fo:margin-right="0in" fo:line-height="0.1528in" fo:text-indent="0in" style:auto-text-indent="false"/>
    </style:style>
    <style:style style:name="P741" style:family="paragraph" style:parent-style-name="Standard">
      <style:paragraph-properties fo:margin-left="0.4634in" fo:margin-right="0in" fo:line-height="0.1528in" fo:text-indent="0in" style:auto-text-indent="false">
        <style:tab-stops>
          <style:tab-stop style:position="1.1661in"/>
          <style:tab-stop style:position="1.9555in"/>
        </style:tab-stops>
      </style:paragraph-properties>
    </style:style>
    <style:style style:name="P742" style:family="paragraph" style:parent-style-name="Standard">
      <style:paragraph-properties fo:margin-left="0.4634in" fo:margin-right="0in" fo:line-height="0.1508in" fo:text-indent="0in" style:auto-text-indent="false"/>
    </style:style>
    <style:style style:name="P743" style:family="paragraph" style:parent-style-name="Standard">
      <style:paragraph-properties fo:margin-left="0.4634in" fo:margin-right="0in" fo:line-height="0.1516in" fo:text-indent="0in" style:auto-text-indent="false"/>
    </style:style>
    <style:style style:name="P744" style:family="paragraph" style:parent-style-name="Standard">
      <style:paragraph-properties fo:margin-left="0.4634in" fo:margin-right="0in" fo:line-height="0.152in" fo:text-indent="0in" style:auto-text-indent="false">
        <style:tab-stops>
          <style:tab-stop style:position="0.8508in"/>
          <style:tab-stop style:position="1.5752in"/>
          <style:tab-stop style:position="2.1508in"/>
        </style:tab-stops>
      </style:paragraph-properties>
    </style:style>
    <style:style style:name="P745" style:family="paragraph" style:parent-style-name="Standard">
      <style:paragraph-properties fo:margin-left="0.4634in" fo:margin-right="0in" fo:margin-top="0.0008in" fo:margin-bottom="0in" style:contextual-spacing="false" fo:line-height="0.1528in" fo:text-indent="0in" style:auto-text-indent="false"/>
    </style:style>
    <style:style style:name="P746" style:family="paragraph" style:parent-style-name="Standard">
      <style:paragraph-properties fo:margin-left="0.4626in" fo:margin-right="0.4055in" fo:margin-top="0.0008in" fo:margin-bottom="0in" style:contextual-spacing="false" fo:line-height="0.1528in" fo:text-align="justify" style:justify-single-word="false" fo:text-indent="0in" style:auto-text-indent="false"/>
    </style:style>
    <style:style style:name="P747" style:family="paragraph" style:parent-style-name="Standard">
      <style:paragraph-properties fo:margin-left="0.4626in" fo:margin-right="0.4055in" fo:margin-top="0.0583in" fo:margin-bottom="0in" style:contextual-spacing="false" fo:line-height="95%" fo:text-indent="0in" style:auto-text-indent="false" fo:break-before="column">
        <style:tab-stops>
          <style:tab-stop style:position="0.8701in"/>
          <style:tab-stop style:position="1.1516in"/>
          <style:tab-stop style:position="1.9673in"/>
          <style:tab-stop style:position="2.4882in"/>
        </style:tab-stops>
      </style:paragraph-properties>
    </style:style>
    <style:style style:name="P748" style:family="paragraph" style:parent-style-name="Standard">
      <style:paragraph-properties fo:margin-left="0.4626in" fo:margin-right="0in" fo:line-height="0.1528in" fo:text-indent="0in" style:auto-text-indent="false"/>
    </style:style>
    <style:style style:name="P749" style:family="paragraph" style:parent-style-name="Standard">
      <style:paragraph-properties fo:margin-left="0.4626in" fo:margin-right="0in" fo:line-height="0.1535in" fo:text-indent="0in" style:auto-text-indent="false"/>
    </style:style>
    <style:style style:name="P750" style:family="paragraph" style:parent-style-name="Standard">
      <style:paragraph-properties fo:margin-left="0.4626in" fo:margin-right="0in" fo:margin-top="0.0516in" fo:margin-bottom="0in" style:contextual-spacing="false" fo:line-height="100%" fo:text-indent="0in" style:auto-text-indent="false" fo:break-before="column"/>
    </style:style>
    <style:style style:name="P751" style:family="paragraph" style:parent-style-name="Standard">
      <style:paragraph-properties fo:margin-left="0.4626in" fo:margin-right="0in" fo:margin-top="0.0528in" fo:margin-bottom="0in" style:contextual-spacing="false" fo:line-height="100%" fo:text-indent="0in" style:auto-text-indent="false" fo:break-before="column"/>
    </style:style>
    <style:style style:name="P752" style:family="paragraph" style:parent-style-name="Standard">
      <style:paragraph-properties fo:margin-left="0.4626in" fo:margin-right="0in" fo:margin-top="0.0008in" fo:margin-bottom="0in" style:contextual-spacing="false" fo:line-height="0.1528in" fo:text-indent="0in" style:auto-text-indent="false"/>
    </style:style>
    <style:style style:name="P753" style:family="paragraph" style:parent-style-name="Standard" style:master-page-name="Converted11">
      <style:paragraph-properties fo:line-height="0.139in" style:page-number="auto"/>
      <style:text-properties fo:font-size="10pt" style:font-size-asian="10pt"/>
    </style:style>
    <style:style style:name="P754" style:family="paragraph" style:parent-style-name="Standard" style:list-style-name="WWNum6">
      <style:paragraph-properties fo:margin-left="0.7035in" fo:margin-right="0.0453in" fo:margin-top="0.0591in" fo:margin-bottom="0in" style:contextual-spacing="false" fo:line-height="0.1528in" fo:text-align="justify" style:justify-single-word="false" fo:text-indent="0in" style:auto-text-indent="false">
        <style:tab-stops>
          <style:tab-stop style:position="0.8764in"/>
        </style:tab-stops>
      </style:paragraph-properties>
    </style:style>
    <style:style style:name="P755" style:family="paragraph" style:parent-style-name="Standard">
      <style:paragraph-properties fo:margin-left="0.7035in" fo:margin-right="0.0453in" fo:margin-top="0.0008in" fo:margin-bottom="0in" style:contextual-spacing="false" fo:line-height="0.1528in" fo:text-align="justify" style:justify-single-word="false" fo:text-indent="0in" style:auto-text-indent="false"/>
    </style:style>
    <style:style style:name="P756" style:family="paragraph" style:parent-style-name="Standard">
      <style:paragraph-properties fo:margin-left="0.7035in" fo:margin-right="0.0453in" fo:line-height="0.1528in" fo:text-align="justify" style:justify-single-word="false" fo:text-indent="0in" style:auto-text-indent="false"/>
    </style:style>
    <style:style style:name="P757" style:family="paragraph" style:parent-style-name="Standard">
      <style:paragraph-properties fo:margin-left="0.7043in" fo:margin-right="0.9646in" fo:line-height="0.1535in" fo:text-align="justify" style:justify-single-word="false" fo:text-indent="0in" style:auto-text-indent="false"/>
    </style:style>
    <style:style style:name="P758" style:family="paragraph" style:parent-style-name="Standard">
      <style:paragraph-properties fo:margin-left="0.7043in" fo:margin-right="0.0492in" fo:line-height="0.1528in" fo:text-align="justify" style:justify-single-word="false" fo:text-indent="0in" style:auto-text-indent="false"/>
    </style:style>
    <style:style style:name="P759" style:family="paragraph" style:parent-style-name="Standard">
      <style:paragraph-properties fo:margin-left="0.7043in" fo:margin-right="0.0492in" fo:line-height="0.152in" fo:text-align="justify" style:justify-single-word="false" fo:text-indent="0in" style:auto-text-indent="false"/>
    </style:style>
    <style:style style:name="P760" style:family="paragraph" style:parent-style-name="Standard">
      <style:paragraph-properties fo:margin-left="0.7035in" fo:margin-right="0.0008in" fo:margin-top="0.0008in" fo:margin-bottom="0in" style:contextual-spacing="false" fo:line-height="0.1528in" fo:text-align="justify" style:justify-single-word="false" fo:text-indent="-0.2957in" style:auto-text-indent="false"/>
    </style:style>
    <style:style style:name="P761" style:family="paragraph" style:parent-style-name="Standard">
      <style:paragraph-properties fo:margin-left="0.7043in" fo:margin-right="0.248in" fo:line-height="0.1508in" fo:text-align="justify" style:justify-single-word="false" fo:text-indent="0in" style:auto-text-indent="false"/>
    </style:style>
    <style:style style:name="P762" style:family="paragraph" style:parent-style-name="Standard">
      <style:paragraph-properties fo:margin-left="0.4634in" fo:margin-right="0.5091in" fo:margin-top="0.0591in" fo:margin-bottom="0in" style:contextual-spacing="false" fo:line-height="0.1528in" fo:text-indent="0in" style:auto-text-indent="false" fo:break-before="column"/>
    </style:style>
    <style:style style:name="P763" style:family="paragraph" style:parent-style-name="Standard">
      <style:paragraph-properties fo:margin-left="0.4634in" fo:margin-right="0.5091in" fo:line-height="0.1535in" fo:text-indent="0in" style:auto-text-indent="false"/>
    </style:style>
    <style:style style:name="P764" style:family="paragraph" style:parent-style-name="Standard">
      <style:paragraph-properties fo:margin-left="0.4634in" fo:margin-right="0.5091in" fo:line-height="0.1528in" fo:text-indent="0in" style:auto-text-indent="false"/>
    </style:style>
    <style:style style:name="P765" style:family="paragraph" style:parent-style-name="Standard">
      <style:paragraph-properties fo:margin-left="0.4634in" fo:margin-right="0.5091in" fo:margin-top="0.0008in" fo:margin-bottom="0in" style:contextual-spacing="false" fo:line-height="0.1528in" fo:text-indent="0in" style:auto-text-indent="false"/>
    </style:style>
    <style:style style:name="P766" style:family="paragraph" style:parent-style-name="Standard">
      <style:paragraph-properties fo:margin-left="0.1689in" fo:margin-right="0in" fo:line-height="0.152in" fo:text-indent="0in" style:auto-text-indent="false"/>
    </style:style>
    <style:style style:name="P767" style:family="paragraph" style:parent-style-name="Standard">
      <style:paragraph-properties fo:margin-left="0.1689in" fo:margin-right="0in" fo:line-height="0.152in" fo:text-indent="0in" style:auto-text-indent="false">
        <style:tab-stops>
          <style:tab-stop style:position="1.0909in"/>
          <style:tab-stop style:position="2.3472in"/>
        </style:tab-stops>
      </style:paragraph-properties>
    </style:style>
    <style:style style:name="P768" style:family="paragraph" style:parent-style-name="Standard">
      <style:paragraph-properties fo:margin-left="0.1689in" fo:margin-right="0in" fo:line-height="0.152in" fo:text-indent="0in" style:auto-text-indent="false">
        <style:tab-stops>
          <style:tab-stop style:position="0.7598in"/>
          <style:tab-stop style:position="1.0161in"/>
          <style:tab-stop style:position="1.6673in"/>
          <style:tab-stop style:position="2.3154in"/>
        </style:tab-stops>
      </style:paragraph-properties>
    </style:style>
    <style:style style:name="P769" style:family="paragraph" style:parent-style-name="Standard">
      <style:paragraph-properties fo:margin-left="0.1689in" fo:margin-right="0in" fo:line-height="0.152in" fo:text-indent="0in" style:auto-text-indent="false">
        <style:tab-stops>
          <style:tab-stop style:position="0.961in"/>
        </style:tab-stops>
      </style:paragraph-properties>
    </style:style>
    <style:style style:name="P770" style:family="paragraph" style:parent-style-name="Standard">
      <style:paragraph-properties fo:margin-left="0.1689in" fo:margin-right="0in" fo:line-height="0.1528in" fo:text-indent="0in" style:auto-text-indent="false"/>
    </style:style>
    <style:style style:name="P771" style:family="paragraph" style:parent-style-name="Standard">
      <style:paragraph-properties fo:margin-left="0.1689in" fo:margin-right="0in" fo:line-height="0.1528in" fo:text-indent="0in" style:auto-text-indent="false">
        <style:tab-stops>
          <style:tab-stop style:position="0.711in"/>
          <style:tab-stop style:position="1.3307in"/>
          <style:tab-stop style:position="1.8602in"/>
          <style:tab-stop style:position="2.2807in"/>
        </style:tab-stops>
      </style:paragraph-properties>
    </style:style>
    <style:style style:name="P772" style:family="paragraph" style:parent-style-name="Standard">
      <style:paragraph-properties fo:margin-left="0.1689in" fo:margin-right="0in" fo:line-height="0.1528in" fo:text-indent="0in" style:auto-text-indent="false">
        <style:tab-stops>
          <style:tab-stop style:position="0.698in"/>
          <style:tab-stop style:position="1.1189in"/>
          <style:tab-stop style:position="1.8909in"/>
        </style:tab-stops>
      </style:paragraph-properties>
    </style:style>
    <style:style style:name="P773" style:family="paragraph" style:parent-style-name="Standard">
      <style:paragraph-properties fo:margin-left="0.1689in" fo:margin-right="0in" fo:line-height="0.1528in" fo:text-indent="0in" style:auto-text-indent="false">
        <style:tab-stops>
          <style:tab-stop style:position="0.8862in"/>
          <style:tab-stop style:position="1.3161in"/>
          <style:tab-stop style:position="2.1339in"/>
        </style:tab-stops>
      </style:paragraph-properties>
    </style:style>
    <style:style style:name="P774" style:family="paragraph" style:parent-style-name="Standard">
      <style:paragraph-properties fo:margin-left="0.1689in" fo:margin-right="0in" fo:line-height="0.1528in" fo:text-indent="0in" style:auto-text-indent="false">
        <style:tab-stops>
          <style:tab-stop style:position="0.9925in"/>
          <style:tab-stop style:position="1.2516in"/>
          <style:tab-stop style:position="1.8638in"/>
        </style:tab-stops>
      </style:paragraph-properties>
    </style:style>
    <style:style style:name="P775" style:family="paragraph" style:parent-style-name="Standard">
      <style:paragraph-properties fo:margin-left="0.1689in" fo:margin-right="0in" fo:line-height="0.1528in" fo:text-indent="0in" style:auto-text-indent="false">
        <style:tab-stops>
          <style:tab-stop style:position="0.6772in"/>
          <style:tab-stop style:position="0.9457in"/>
          <style:tab-stop style:position="1.5354in"/>
          <style:tab-stop style:position="2.002in"/>
          <style:tab-stop style:position="2.5118in"/>
        </style:tab-stops>
      </style:paragraph-properties>
    </style:style>
    <style:style style:name="P776" style:family="paragraph" style:parent-style-name="Standard">
      <style:paragraph-properties fo:margin-left="0.1689in" fo:margin-right="0in" fo:line-height="0.1528in" fo:text-indent="0in" style:auto-text-indent="false">
        <style:tab-stops>
          <style:tab-stop style:position="0.7417in"/>
          <style:tab-stop style:position="1.0256in"/>
          <style:tab-stop style:position="1.6925in"/>
          <style:tab-stop style:position="2.511in"/>
        </style:tab-stops>
      </style:paragraph-properties>
    </style:style>
    <style:style style:name="P777" style:family="paragraph" style:parent-style-name="Standard">
      <style:paragraph-properties fo:margin-left="0.1689in" fo:margin-right="0in" fo:line-height="0.1528in" fo:text-indent="0in" style:auto-text-indent="false">
        <style:tab-stops>
          <style:tab-stop style:position="1.1354in"/>
          <style:tab-stop style:position="1.422in"/>
          <style:tab-stop style:position="2.322in"/>
        </style:tab-stops>
      </style:paragraph-properties>
    </style:style>
    <style:style style:name="P778" style:family="paragraph" style:parent-style-name="Standard">
      <style:paragraph-properties fo:margin-left="0.1689in" fo:margin-right="0in" fo:line-height="0.1528in" fo:text-indent="0in" style:auto-text-indent="false">
        <style:tab-stops>
          <style:tab-stop style:position="0.7366in"/>
          <style:tab-stop style:position="1.0252in"/>
          <style:tab-stop style:position="1.7571in"/>
          <style:tab-stop style:position="2.511in"/>
        </style:tab-stops>
      </style:paragraph-properties>
    </style:style>
    <style:style style:name="P779" style:family="paragraph" style:parent-style-name="Standard">
      <style:paragraph-properties fo:margin-left="0.1689in" fo:margin-right="0in" fo:line-height="0.1528in" fo:text-indent="0in" style:auto-text-indent="false">
        <style:tab-stops>
          <style:tab-stop style:position="1.2819in"/>
          <style:tab-stop style:position="1.8681in"/>
        </style:tab-stops>
      </style:paragraph-properties>
    </style:style>
    <style:style style:name="P780" style:family="paragraph" style:parent-style-name="Standard">
      <style:paragraph-properties fo:margin-left="0.1689in" fo:margin-right="0in" fo:line-height="0.1516in" fo:text-indent="0in" style:auto-text-indent="false"/>
    </style:style>
    <style:style style:name="P781" style:family="paragraph" style:parent-style-name="Standard">
      <style:paragraph-properties fo:margin-left="0.1689in" fo:margin-right="0in" fo:line-height="0.1535in" fo:text-indent="0in" style:auto-text-indent="false"/>
    </style:style>
    <style:style style:name="P782" style:family="paragraph" style:parent-style-name="Standard">
      <style:paragraph-properties fo:margin-left="0.1689in" fo:margin-right="0in" fo:line-height="0.1543in" fo:text-indent="0in" style:auto-text-indent="false"/>
    </style:style>
    <style:style style:name="P783" style:family="paragraph" style:parent-style-name="Standard">
      <style:paragraph-properties fo:margin-left="0.1689in" fo:margin-right="0in" fo:margin-top="0.0528in" fo:margin-bottom="0in" style:contextual-spacing="false" fo:line-height="100%" fo:text-indent="0in" style:auto-text-indent="false" fo:break-before="column"/>
    </style:style>
    <style:style style:name="P784" style:family="paragraph" style:parent-style-name="Standard">
      <style:paragraph-properties fo:margin-left="0.4634in" fo:margin-right="0.1492in" fo:line-height="0.1528in" fo:text-indent="0in" style:auto-text-indent="false"/>
    </style:style>
    <style:style style:name="P785" style:family="paragraph" style:parent-style-name="Standard">
      <style:paragraph-properties fo:margin-left="0.4634in" fo:margin-right="0.1492in" fo:line-height="0.1535in" fo:text-indent="0in" style:auto-text-indent="false"/>
    </style:style>
    <style:style style:name="P786" style:family="paragraph" style:parent-style-name="Standard">
      <style:paragraph-properties fo:margin-left="0.4634in" fo:margin-right="0.1492in" fo:margin-top="0.0008in" fo:margin-bottom="0in" style:contextual-spacing="false" fo:line-height="0.1528in" fo:text-indent="0in" style:auto-text-indent="false"/>
    </style:style>
    <style:style style:name="P787" style:family="paragraph" style:parent-style-name="Standard" style:list-style-name="WWNum7">
      <style:paragraph-properties fo:margin-left="0.6264in" fo:margin-right="0in" fo:line-height="0.1528in" fo:text-indent="-0.1638in" style:auto-text-indent="false">
        <style:tab-stops>
          <style:tab-stop style:position="0.6264in"/>
        </style:tab-stops>
      </style:paragraph-properties>
    </style:style>
    <style:style style:name="P788" style:family="paragraph" style:parent-style-name="Standard">
      <style:paragraph-properties fo:margin-left="0.4634in" fo:margin-right="0.4535in" fo:line-height="0.1528in" fo:text-indent="-0.2953in" style:auto-text-indent="false"/>
    </style:style>
    <style:style style:name="P789" style:family="paragraph" style:parent-style-name="Standard">
      <style:paragraph-properties fo:margin-left="0.4634in" fo:margin-right="0.5138in" fo:line-height="0.1528in" fo:text-indent="0in" style:auto-text-indent="false"/>
    </style:style>
    <style:style style:name="P790" style:family="paragraph" style:parent-style-name="Standard">
      <style:paragraph-properties fo:margin-left="0.4634in" fo:margin-right="0.1654in" fo:line-height="0.1528in" fo:text-indent="-0.2957in" style:auto-text-indent="false"/>
    </style:style>
    <style:style style:name="P791" style:family="paragraph" style:parent-style-name="Standard">
      <style:paragraph-properties fo:margin-left="0.1681in" fo:margin-right="0.0665in" fo:line-height="0.1528in" fo:text-indent="0in" style:auto-text-indent="false"/>
    </style:style>
    <style:style style:name="P792" style:family="paragraph" style:parent-style-name="Standard">
      <style:paragraph-properties fo:margin-left="0.1681in" fo:margin-right="0.0665in" fo:line-height="0.152in" fo:text-indent="0in" style:auto-text-indent="false"/>
    </style:style>
    <style:style style:name="P793" style:family="paragraph" style:parent-style-name="Standard">
      <style:paragraph-properties fo:margin-left="0.4634in" fo:margin-right="0.5217in" fo:line-height="0.1528in" fo:text-indent="-0.2957in" style:auto-text-indent="false"/>
    </style:style>
    <style:style style:name="P794" style:family="paragraph" style:parent-style-name="Standard">
      <style:paragraph-properties fo:margin-left="0.1689in" fo:margin-right="0.9925in" fo:line-height="0.1528in" fo:text-indent="0in" style:auto-text-indent="false"/>
    </style:style>
    <style:style style:name="P795" style:family="paragraph" style:parent-style-name="Standard">
      <style:paragraph-properties fo:margin-left="0.4638in" fo:margin-right="0.4035in" fo:line-height="0.1528in" fo:text-indent="-0.2953in" style:auto-text-indent="false"/>
    </style:style>
    <style:style style:name="P796" style:family="paragraph" style:parent-style-name="Standard">
      <style:paragraph-properties fo:margin-left="0.4638in" fo:margin-right="0.4035in" fo:line-height="0.1528in" fo:text-indent="-0.2953in" style:auto-text-indent="false">
        <style:tab-stops>
          <style:tab-stop style:position="0.9374in"/>
          <style:tab-stop style:position="1.6346in"/>
          <style:tab-stop style:position="1.9555in"/>
        </style:tab-stops>
      </style:paragraph-properties>
    </style:style>
    <style:style style:name="P797" style:family="paragraph" style:parent-style-name="Standard">
      <style:paragraph-properties fo:margin-left="0.4638in" fo:margin-right="0.4035in" fo:margin-top="0.0008in" fo:margin-bottom="0in" style:contextual-spacing="false" fo:line-height="0.1528in" fo:text-indent="-0.2953in" style:auto-text-indent="false"/>
    </style:style>
    <style:style style:name="P798" style:family="paragraph" style:parent-style-name="Standard">
      <style:paragraph-properties fo:margin-left="0.4638in" fo:margin-right="0.4035in" fo:margin-top="0.0008in" fo:margin-bottom="0in" style:contextual-spacing="false" fo:line-height="0.1528in" fo:text-align="justify" style:justify-single-word="false" fo:text-indent="-0.2953in" style:auto-text-indent="false"/>
    </style:style>
    <style:style style:name="P799" style:family="paragraph" style:parent-style-name="Standard">
      <style:paragraph-properties fo:margin-left="0.4634in" fo:margin-right="0.5063in" fo:line-height="0.1528in" fo:text-indent="-0.2953in" style:auto-text-indent="false"/>
    </style:style>
    <style:style style:name="P800" style:family="paragraph" style:parent-style-name="Standard">
      <style:paragraph-properties fo:margin-left="0.4634in" fo:margin-right="0.5398in" fo:line-height="0.1528in" fo:text-indent="-0.2953in" style:auto-text-indent="false"/>
    </style:style>
    <style:style style:name="P801" style:family="paragraph" style:parent-style-name="Standard">
      <style:paragraph-properties fo:margin-left="0.4634in" fo:margin-right="0.0665in" fo:line-height="0.1528in" fo:text-indent="0in" style:auto-text-indent="false"/>
    </style:style>
    <style:style style:name="P802" style:family="paragraph" style:parent-style-name="Standard">
      <style:paragraph-properties fo:margin-top="0.0091in" fo:margin-bottom="0in" style:contextual-spacing="false" fo:line-height="0.1665in"/>
      <style:text-properties fo:font-size="12pt" style:font-size-asian="12pt"/>
    </style:style>
    <style:style style:name="P803" style:family="paragraph" style:parent-style-name="Standard">
      <style:paragraph-properties fo:margin-top="0.0091in" fo:margin-bottom="0in" style:contextual-spacing="false" fo:line-height="0.1807in"/>
      <style:text-properties fo:font-size="13pt" style:font-size-asian="13pt"/>
    </style:style>
    <style:style style:name="P804" style:family="paragraph" style:parent-style-name="Standard" style:master-page-name="Converted13">
      <style:paragraph-properties fo:line-height="0.139in" style:page-number="auto"/>
      <style:text-properties fo:font-size="10pt" style:font-size-asian="10pt"/>
    </style:style>
    <style:style style:name="P805" style:family="paragraph" style:parent-style-name="Standard">
      <style:paragraph-properties fo:margin-left="0.7035in" fo:margin-right="0.7118in" fo:margin-top="0.0484in" fo:margin-bottom="0in" style:contextual-spacing="false" fo:line-height="100%" fo:text-align="justify" style:justify-single-word="false" fo:text-indent="0in" style:auto-text-indent="false"/>
    </style:style>
    <style:style style:name="P806" style:family="paragraph" style:parent-style-name="Standard">
      <style:paragraph-properties fo:margin-left="0.7035in" fo:margin-right="1.852in" fo:line-height="0.1535in" fo:text-align="justify" style:justify-single-word="false" fo:text-indent="0in" style:auto-text-indent="false"/>
    </style:style>
    <style:style style:name="P807" style:family="paragraph" style:parent-style-name="Standard">
      <style:paragraph-properties fo:margin-left="0.7035in" fo:margin-right="0.0492in" fo:margin-top="0.0008in" fo:margin-bottom="0in" style:contextual-spacing="false" fo:line-height="0.1528in" fo:text-align="justify" style:justify-single-word="false" fo:text-indent="0in" style:auto-text-indent="false"/>
    </style:style>
    <style:style style:name="P808" style:family="paragraph" style:parent-style-name="Standard">
      <style:paragraph-properties fo:margin-left="0.7035in" fo:margin-right="0.0492in" fo:margin-top="0.0008in" fo:margin-bottom="0in" style:contextual-spacing="false" fo:line-height="0.1528in" fo:text-indent="0in" style:auto-text-indent="false">
        <style:tab-stops>
          <style:tab-stop style:position="1.6854in"/>
          <style:tab-stop style:position="2.6091in"/>
        </style:tab-stops>
      </style:paragraph-properties>
    </style:style>
    <style:style style:name="P809" style:family="paragraph" style:parent-style-name="Standard">
      <style:paragraph-properties fo:margin-left="0.7035in" fo:margin-right="0.0492in" fo:line-height="0.152in" fo:text-align="justify" style:justify-single-word="false" fo:text-indent="0in" style:auto-text-indent="false"/>
    </style:style>
    <style:style style:name="P810" style:family="paragraph" style:parent-style-name="Standard">
      <style:paragraph-properties fo:margin-left="0.7035in" fo:margin-right="0.0492in" fo:line-height="0.1535in" fo:text-align="justify" style:justify-single-word="false" fo:text-indent="0in" style:auto-text-indent="false"/>
    </style:style>
    <style:style style:name="P811" style:family="paragraph" style:parent-style-name="Standard">
      <style:paragraph-properties fo:margin-left="0.7035in" fo:margin-right="0.7634in" fo:line-height="0.1535in" fo:text-align="justify" style:justify-single-word="false" fo:text-indent="0in" style:auto-text-indent="false"/>
    </style:style>
    <style:style style:name="P812" style:family="paragraph" style:parent-style-name="Standard">
      <style:paragraph-properties fo:margin-left="0.7028in" fo:margin-right="0.05in" fo:line-height="0.1528in" fo:text-align="justify" style:justify-single-word="false" fo:text-indent="0in" style:auto-text-indent="false"/>
    </style:style>
    <style:style style:name="P813" style:family="paragraph" style:parent-style-name="Standard">
      <style:paragraph-properties fo:margin-left="0.7028in" fo:margin-right="0.05in" fo:margin-top="0.0008in" fo:margin-bottom="0in" style:contextual-spacing="false" fo:line-height="0.1528in" fo:text-align="justify" style:justify-single-word="false" fo:text-indent="0in" style:auto-text-indent="false"/>
    </style:style>
    <style:style style:name="P814" style:family="paragraph" style:parent-style-name="Standard">
      <style:paragraph-properties fo:margin-left="0.702in" fo:margin-right="0.0016in" fo:margin-top="0.0008in" fo:margin-bottom="0in" style:contextual-spacing="false" fo:line-height="0.1528in" fo:text-indent="0in" style:auto-text-indent="false"/>
    </style:style>
    <style:style style:name="P815" style:family="paragraph" style:parent-style-name="Standard">
      <style:paragraph-properties fo:margin-left="0.702in" fo:margin-right="0.0016in" fo:margin-top="0.0008in" fo:margin-bottom="0in" style:contextual-spacing="false" fo:line-height="0.1528in" fo:text-align="justify" style:justify-single-word="false" fo:text-indent="0in" style:auto-text-indent="false"/>
    </style:style>
    <style:style style:name="P816" style:family="paragraph" style:parent-style-name="Standard" style:list-style-name="WWNum30">
      <style:paragraph-properties fo:margin-left="0.702in" fo:margin-right="0.0016in" fo:margin-top="0.0008in" fo:margin-bottom="0in" style:contextual-spacing="false" fo:line-height="0.1528in" fo:text-align="justify" style:justify-single-word="false" fo:text-indent="0in" style:auto-text-indent="false">
        <style:tab-stops>
          <style:tab-stop style:position="0.9047in"/>
        </style:tab-stops>
      </style:paragraph-properties>
    </style:style>
    <style:style style:name="P817" style:family="paragraph" style:parent-style-name="Standard">
      <style:paragraph-properties fo:margin-left="0.702in" fo:margin-right="0.0016in" fo:margin-top="0.0008in" fo:margin-bottom="0in" style:contextual-spacing="false" fo:line-height="0.1528in" fo:text-align="justify" style:justify-single-word="false" fo:text-indent="0in" style:auto-text-indent="false">
        <style:tab-stops>
          <style:tab-stop style:position="1.2528in"/>
        </style:tab-stops>
      </style:paragraph-properties>
    </style:style>
    <style:style style:name="P818" style:family="paragraph" style:parent-style-name="Standard">
      <style:paragraph-properties fo:margin-left="0.702in" fo:margin-right="0.0016in" fo:margin-top="0.0008in" fo:margin-bottom="0in" style:contextual-spacing="false" fo:line-height="0.1528in" fo:text-indent="0in" style:auto-text-indent="false">
        <style:tab-stops>
          <style:tab-stop style:position="1.4346in"/>
          <style:tab-stop style:position="1.6929in"/>
        </style:tab-stops>
      </style:paragraph-properties>
    </style:style>
    <style:style style:name="P819" style:family="paragraph" style:parent-style-name="Standard">
      <style:paragraph-properties fo:margin-left="0.702in" fo:margin-right="0.0016in" fo:line-height="0.1528in" fo:text-align="justify" style:justify-single-word="false" fo:text-indent="0in" style:auto-text-indent="false"/>
    </style:style>
    <style:style style:name="P820" style:family="paragraph" style:parent-style-name="Standard">
      <style:paragraph-properties fo:margin-left="0.702in" fo:margin-right="0in" fo:margin-top="0.0008in" fo:margin-bottom="0in" style:contextual-spacing="false" fo:line-height="0.1528in" fo:text-indent="-0.2953in" style:auto-text-indent="false"/>
    </style:style>
    <style:style style:name="P821" style:family="paragraph" style:parent-style-name="Standard">
      <style:paragraph-properties fo:margin-left="0.702in" fo:margin-right="0in" fo:line-height="0.1528in" fo:text-indent="-0.2953in" style:auto-text-indent="false"/>
    </style:style>
    <style:style style:name="P822" style:family="paragraph" style:parent-style-name="Standard">
      <style:paragraph-properties fo:margin-left="0.702in" fo:margin-right="1.8425in" fo:line-height="0.1535in" fo:text-align="justify" style:justify-single-word="false" fo:text-indent="0in" style:auto-text-indent="false"/>
    </style:style>
    <style:style style:name="P823" style:family="paragraph" style:parent-style-name="Standard">
      <style:paragraph-properties fo:margin-left="0.7008in" fo:margin-right="0.0508in" fo:margin-top="0.0008in" fo:margin-bottom="0in" style:contextual-spacing="false" fo:line-height="0.1528in" fo:text-align="justify" style:justify-single-word="false" fo:text-indent="-0.2945in" style:auto-text-indent="false"/>
    </style:style>
    <style:style style:name="P824" style:family="paragraph" style:parent-style-name="Standard">
      <style:paragraph-properties fo:margin-left="0.7008in" fo:margin-right="0.0035in" fo:margin-top="0.0008in" fo:margin-bottom="0in" style:contextual-spacing="false" fo:line-height="0.1528in" fo:text-align="justify" style:justify-single-word="false" fo:text-indent="-0.2953in" style:auto-text-indent="false"/>
    </style:style>
    <style:style style:name="P825" style:family="paragraph" style:parent-style-name="Standard">
      <style:paragraph-properties fo:margin-left="0.4055in" fo:margin-right="0.0047in" fo:line-height="0.1528in" fo:text-indent="0in" style:auto-text-indent="false"/>
    </style:style>
    <style:style style:name="P826" style:family="paragraph" style:parent-style-name="Standard">
      <style:paragraph-properties fo:margin-left="0.7008in" fo:margin-right="0.0047in" fo:line-height="0.1528in" fo:text-indent="-0.2953in" style:auto-text-indent="false">
        <style:tab-stops>
          <style:tab-stop style:position="1.4728in"/>
          <style:tab-stop style:position="1.722in"/>
          <style:tab-stop style:position="2.1925in"/>
        </style:tab-stops>
      </style:paragraph-properties>
    </style:style>
    <style:style style:name="P827" style:family="paragraph" style:parent-style-name="Standard">
      <style:paragraph-properties fo:margin-left="0.7008in" fo:margin-right="0.0043in" fo:margin-top="0.0008in" fo:margin-bottom="0in" style:contextual-spacing="false" fo:line-height="0.1528in" fo:text-align="justify" style:justify-single-word="false" fo:text-indent="0in" style:auto-text-indent="false"/>
    </style:style>
    <style:style style:name="P828" style:family="paragraph" style:parent-style-name="Standard">
      <style:paragraph-properties fo:margin-left="0.4055in" fo:margin-right="0in" fo:line-height="0.152in" fo:text-indent="0in" style:auto-text-indent="false"/>
    </style:style>
    <style:style style:name="P829" style:family="paragraph" style:parent-style-name="Standard">
      <style:paragraph-properties fo:margin-left="0.4055in" fo:margin-right="0in" fo:line-height="0.1535in" fo:text-indent="0in" style:auto-text-indent="false"/>
    </style:style>
    <style:style style:name="P830" style:family="paragraph" style:parent-style-name="Standard">
      <style:paragraph-properties fo:margin-left="0.4055in" fo:margin-right="0in" fo:line-height="0.1528in" fo:text-indent="0in" style:auto-text-indent="false"/>
    </style:style>
    <style:style style:name="P831" style:family="paragraph" style:parent-style-name="Standard">
      <style:paragraph-properties fo:margin-left="0.4634in" fo:margin-right="0.4492in" fo:margin-top="0.0008in" fo:margin-bottom="0in" style:contextual-spacing="false" fo:line-height="0.1528in" fo:text-align="justify" style:justify-single-word="false" fo:text-indent="-0.2953in" style:auto-text-indent="false"/>
    </style:style>
    <style:style style:name="P832" style:family="paragraph" style:parent-style-name="Standard">
      <style:paragraph-properties fo:margin-left="0.4634in" fo:margin-right="0.2563in" fo:line-height="0.1528in" fo:text-indent="-0.2953in" style:auto-text-indent="false"/>
    </style:style>
    <style:style style:name="P833" style:family="paragraph" style:parent-style-name="Standard">
      <style:paragraph-properties fo:margin-left="0.4634in" fo:margin-right="0.2563in" fo:margin-top="0.0008in" fo:margin-bottom="0in" style:contextual-spacing="false" fo:line-height="0.1528in" fo:text-indent="-0.2953in" style:auto-text-indent="false"/>
    </style:style>
    <style:style style:name="P834" style:family="paragraph" style:parent-style-name="Standard">
      <style:paragraph-properties fo:margin-left="0.4634in" fo:margin-right="1.972in" fo:line-height="0.1528in" fo:text-align="justify" style:justify-single-word="false" fo:text-indent="0in" style:auto-text-indent="false"/>
    </style:style>
    <style:style style:name="P835" style:family="paragraph" style:parent-style-name="Standard">
      <style:paragraph-properties fo:margin-left="0.4634in" fo:margin-right="0.5508in" fo:line-height="0.1528in" fo:text-indent="-0.2953in" style:auto-text-indent="false"/>
    </style:style>
    <style:style style:name="P836" style:family="paragraph" style:parent-style-name="Standard">
      <style:paragraph-properties fo:margin-left="0.4638in" fo:margin-right="2.2575in" fo:line-height="0.1535in" fo:text-align="justify" style:justify-single-word="false" fo:text-indent="0in" style:auto-text-indent="false"/>
    </style:style>
    <style:style style:name="P837" style:family="paragraph" style:parent-style-name="Standard">
      <style:paragraph-properties fo:margin-left="0.4638in" fo:margin-right="0.1583in" fo:line-height="0.1528in" fo:text-indent="-0.2953in" style:auto-text-indent="false"/>
    </style:style>
    <style:style style:name="P838" style:family="paragraph" style:parent-style-name="Standard">
      <style:paragraph-properties fo:margin-left="0.4634in" fo:margin-right="1.6209in" fo:line-height="0.1528in" fo:text-align="justify" style:justify-single-word="false" fo:text-indent="0in" style:auto-text-indent="false"/>
    </style:style>
    <style:style style:name="P839" style:family="paragraph" style:parent-style-name="Standard">
      <style:paragraph-properties fo:margin-left="0.4634in" fo:margin-right="0.2272in" fo:line-height="0.1528in" fo:text-indent="-0.2953in" style:auto-text-indent="false"/>
    </style:style>
    <style:style style:name="P840" style:family="paragraph" style:parent-style-name="Standard">
      <style:paragraph-properties fo:margin-left="0.4634in" fo:margin-right="0.2272in" fo:margin-top="0.0008in" fo:margin-bottom="0in" style:contextual-spacing="false" fo:line-height="0.1528in" fo:text-indent="-0.2953in" style:auto-text-indent="false"/>
    </style:style>
    <style:style style:name="P841" style:family="paragraph" style:parent-style-name="Standard">
      <style:paragraph-properties fo:margin-left="0.4626in" fo:margin-right="1.2528in" fo:line-height="0.1528in" fo:text-align="justify" style:justify-single-word="false" fo:text-indent="0in" style:auto-text-indent="false"/>
    </style:style>
    <style:style style:name="P842" style:family="paragraph" style:parent-style-name="Standard">
      <style:paragraph-properties fo:margin-left="0.1681in" fo:margin-right="0.2398in" fo:line-height="0.1528in" fo:text-indent="0in" style:auto-text-indent="false"/>
    </style:style>
    <style:style style:name="P843" style:family="paragraph" style:parent-style-name="Standard">
      <style:paragraph-properties fo:margin-left="0.1681in" fo:margin-right="0.2398in" fo:line-height="0.152in" fo:text-indent="0in" style:auto-text-indent="false"/>
    </style:style>
    <style:style style:name="P844" style:family="paragraph" style:parent-style-name="Standard">
      <style:paragraph-properties fo:margin-left="0.1673in" fo:margin-right="0.1492in" fo:line-height="0.1528in" fo:text-indent="0in" style:auto-text-indent="false"/>
    </style:style>
    <style:style style:name="P845" style:family="paragraph" style:parent-style-name="Standard">
      <style:paragraph-properties fo:margin-left="0.4626in" fo:margin-right="0.2417in" fo:margin-top="0.0008in" fo:margin-bottom="0in" style:contextual-spacing="false" fo:line-height="0.1528in" fo:text-indent="-0.2953in" style:auto-text-indent="false"/>
    </style:style>
    <style:style style:name="P846" style:family="paragraph" style:parent-style-name="Standard">
      <style:paragraph-properties fo:margin-left="0.4626in" fo:margin-right="0.2417in" fo:line-height="0.1528in" fo:text-indent="-0.2953in" style:auto-text-indent="false"/>
    </style:style>
    <style:style style:name="P847" style:family="paragraph" style:parent-style-name="Standard">
      <style:paragraph-properties fo:margin-left="0.4626in" fo:margin-right="1.3984in" fo:line-height="0.1528in" fo:text-align="justify" style:justify-single-word="false" fo:text-indent="0in" style:auto-text-indent="false"/>
    </style:style>
    <style:style style:name="P848" style:family="paragraph" style:parent-style-name="Standard">
      <style:paragraph-properties fo:margin-left="0.4626in" fo:margin-right="0.2272in" fo:margin-top="0.0008in" fo:margin-bottom="0in" style:contextual-spacing="false" fo:line-height="0.1528in" fo:text-indent="0in" style:auto-text-indent="false"/>
    </style:style>
    <style:style style:name="P849" style:family="paragraph" style:parent-style-name="Standard">
      <style:paragraph-properties fo:margin-left="0.4626in" fo:margin-right="1.1189in" fo:line-height="0.1528in" fo:text-align="justify" style:justify-single-word="false" fo:text-indent="0in" style:auto-text-indent="false"/>
    </style:style>
    <style:style style:name="P850" style:family="paragraph" style:parent-style-name="Standard">
      <style:paragraph-properties fo:margin-left="0.1673in" fo:margin-right="0.5374in" fo:line-height="0.1528in" fo:text-indent="0in" style:auto-text-indent="false"/>
    </style:style>
    <style:style style:name="P851" style:family="paragraph" style:parent-style-name="Standard">
      <style:paragraph-properties fo:margin-left="0.4638in" fo:margin-right="0.0047in" fo:margin-top="0.0008in" fo:margin-bottom="0in" style:contextual-spacing="false" fo:line-height="0.1528in" fo:text-indent="0in" style:auto-text-indent="false"/>
    </style:style>
    <style:style style:name="P852" style:family="paragraph" style:parent-style-name="Standard">
      <style:paragraph-properties fo:margin-left="0.4638in" fo:margin-right="0.0047in" fo:line-height="0.1535in" fo:text-indent="0in" style:auto-text-indent="false"/>
    </style:style>
    <style:style style:name="P853" style:family="paragraph" style:parent-style-name="Standard">
      <style:paragraph-properties fo:margin-left="0.1689in" fo:margin-right="0.0634in" fo:line-height="0.152in" fo:text-indent="0in" style:auto-text-indent="false"/>
    </style:style>
    <style:style style:name="P854" style:family="paragraph" style:parent-style-name="Standard">
      <style:paragraph-properties fo:margin-left="0.1689in" fo:margin-right="0.0634in" fo:line-height="0.1535in" fo:text-indent="0in" style:auto-text-indent="false"/>
    </style:style>
    <style:style style:name="P855" style:family="paragraph" style:parent-style-name="Standard">
      <style:paragraph-properties fo:margin-left="0.1689in" fo:margin-right="0.0634in" fo:line-height="0.1528in" fo:text-indent="0in" style:auto-text-indent="false"/>
    </style:style>
    <style:style style:name="P856" style:family="paragraph" style:parent-style-name="Standard" style:master-page-name="Converted15">
      <style:paragraph-properties fo:line-height="0.139in" style:page-number="auto"/>
      <style:text-properties fo:font-size="10pt" style:font-size-asian="10pt"/>
    </style:style>
    <style:style style:name="P857" style:family="paragraph" style:parent-style-name="Standard">
      <style:paragraph-properties fo:margin-left="0.7035in" fo:margin-right="0.0866in" fo:line-height="0.1528in" fo:text-indent="-0.2953in" style:auto-text-indent="false"/>
    </style:style>
    <style:style style:name="P858" style:family="paragraph" style:parent-style-name="Standard" style:list-style-name="WWNum7">
      <style:paragraph-properties fo:margin-left="0.8535in" fo:margin-right="0in" fo:line-height="0.1528in" fo:text-indent="-0.1508in" style:auto-text-indent="false">
        <style:tab-stops>
          <style:tab-stop style:position="0.8535in"/>
        </style:tab-stops>
      </style:paragraph-properties>
    </style:style>
    <style:style style:name="P859" style:family="paragraph" style:parent-style-name="Standard" style:list-style-name="WWNum18">
      <style:paragraph-properties fo:margin-left="0.8535in" fo:margin-right="0in" fo:line-height="0.1528in" fo:text-indent="-0.1508in" style:auto-text-indent="false">
        <style:tab-stops>
          <style:tab-stop style:position="0.8535in"/>
        </style:tab-stops>
      </style:paragraph-properties>
    </style:style>
    <style:style style:name="P860" style:family="paragraph" style:parent-style-name="Standard">
      <style:paragraph-properties fo:margin-left="0.7035in" fo:margin-right="0.0016in" fo:margin-top="0.0008in" fo:margin-bottom="0in" style:contextual-spacing="false" fo:line-height="0.1528in" fo:text-indent="-0.2953in" style:auto-text-indent="false"/>
    </style:style>
    <style:style style:name="P861" style:family="paragraph" style:parent-style-name="Standard">
      <style:paragraph-properties fo:margin-left="0.7035in" fo:margin-right="0.0016in" fo:margin-top="0.0008in" fo:margin-bottom="0in" style:contextual-spacing="false" fo:line-height="0.1528in" fo:text-align="justify" style:justify-single-word="false" fo:text-indent="-0.2953in" style:auto-text-indent="false"/>
    </style:style>
    <style:style style:name="P862" style:family="paragraph" style:parent-style-name="Standard">
      <style:paragraph-properties fo:margin-left="0.7035in" fo:margin-right="0.0016in" fo:margin-top="0.0008in" fo:margin-bottom="0in" style:contextual-spacing="false" fo:line-height="0.1528in" fo:text-indent="-0.2953in" style:auto-text-indent="false">
        <style:tab-stops>
          <style:tab-stop style:position="1.0283in"/>
          <style:tab-stop style:position="1.7398in"/>
          <style:tab-stop style:position="2.2035in"/>
        </style:tab-stops>
      </style:paragraph-properties>
    </style:style>
    <style:style style:name="P863" style:family="paragraph" style:parent-style-name="Standard">
      <style:paragraph-properties fo:margin-left="0.7035in" fo:margin-right="0.0016in" fo:margin-top="0.0008in" fo:margin-bottom="0in" style:contextual-spacing="false" fo:line-height="0.1528in" fo:text-indent="-0.2953in" style:auto-text-indent="false">
        <style:tab-stops>
          <style:tab-stop style:position="1.3244in"/>
        </style:tab-stops>
      </style:paragraph-properties>
    </style:style>
    <style:style style:name="P864" style:family="paragraph" style:parent-style-name="Standard">
      <style:paragraph-properties fo:margin-left="0.7035in" fo:margin-right="0.0016in" fo:margin-top="0.0008in" fo:margin-bottom="0in" style:contextual-spacing="false" fo:line-height="0.1528in" fo:text-indent="-0.2953in" style:auto-text-indent="false">
        <style:tab-stops>
          <style:tab-stop style:position="1.2028in"/>
          <style:tab-stop style:position="2.0028in"/>
          <style:tab-stop style:position="2.7516in"/>
        </style:tab-stops>
      </style:paragraph-properties>
    </style:style>
    <style:style style:name="P865" style:family="paragraph" style:parent-style-name="Standard">
      <style:paragraph-properties fo:margin-left="0.7035in" fo:margin-right="0.0016in" fo:margin-top="0.0008in" fo:margin-bottom="0in" style:contextual-spacing="false" fo:line-height="95%" fo:text-indent="-0.2953in" style:auto-text-indent="false"/>
    </style:style>
    <style:style style:name="P866" style:family="paragraph" style:parent-style-name="Standard">
      <style:paragraph-properties fo:margin-left="0.7035in" fo:margin-right="0.0016in" fo:line-height="0.1528in" fo:text-indent="-0.2953in" style:auto-text-indent="false"/>
    </style:style>
    <style:style style:name="P867" style:family="paragraph" style:parent-style-name="Standard">
      <style:paragraph-properties fo:margin-left="0.7035in" fo:margin-right="0.0016in" fo:line-height="0.1528in" fo:text-indent="-0.2953in" style:auto-text-indent="false">
        <style:tab-stops>
          <style:tab-stop style:position="1.1689in"/>
          <style:tab-stop style:position="1.4307in"/>
          <style:tab-stop style:position="2.3382in"/>
        </style:tab-stops>
      </style:paragraph-properties>
    </style:style>
    <style:style style:name="P868" style:family="paragraph" style:parent-style-name="Standard">
      <style:paragraph-properties fo:margin-left="0.7035in" fo:margin-right="0.0016in" fo:line-height="0.1528in" fo:text-align="justify" style:justify-single-word="false" fo:text-indent="-0.2953in" style:auto-text-indent="false"/>
    </style:style>
    <style:style style:name="P869" style:family="paragraph" style:parent-style-name="Standard">
      <style:paragraph-properties fo:margin-left="0.7035in" fo:margin-right="0.0016in" fo:margin-top="0.0571in" fo:margin-bottom="0in" style:contextual-spacing="false" fo:line-height="95%" fo:text-indent="-0.2953in" style:auto-text-indent="false"/>
    </style:style>
    <style:style style:name="P870" style:family="paragraph" style:parent-style-name="Standard">
      <style:paragraph-properties fo:margin-left="0.7035in" fo:margin-right="0.0016in" fo:margin-top="0.0016in" fo:margin-bottom="0in" style:contextual-spacing="false" fo:line-height="0.1528in" fo:text-indent="-0.2953in" style:auto-text-indent="false">
        <style:tab-stops>
          <style:tab-stop style:position="1.3945in"/>
          <style:tab-stop style:position="1.7236in"/>
          <style:tab-stop style:position="2.3307in"/>
        </style:tab-stops>
      </style:paragraph-properties>
    </style:style>
    <style:style style:name="P871" style:family="paragraph" style:parent-style-name="Standard">
      <style:paragraph-properties fo:margin-left="0.7035in" fo:margin-right="0.0016in" fo:margin-top="0.0591in" fo:margin-bottom="0in" style:contextual-spacing="false" fo:line-height="0.1528in" fo:text-align="justify" style:justify-single-word="false" fo:text-indent="-0.2953in" style:auto-text-indent="false"/>
    </style:style>
    <style:style style:name="P872" style:family="paragraph" style:parent-style-name="Standard">
      <style:paragraph-properties fo:margin-left="0.7043in" fo:margin-right="0.0937in" fo:line-height="0.1528in" fo:text-indent="-0.2953in" style:auto-text-indent="false"/>
    </style:style>
    <style:style style:name="P873" style:family="paragraph" style:parent-style-name="Standard">
      <style:paragraph-properties fo:margin-left="0.4638in" fo:margin-right="1.0409in" fo:line-height="0.1535in" fo:text-align="justify" style:justify-single-word="false" fo:text-indent="0in" style:auto-text-indent="false"/>
    </style:style>
    <style:style style:name="P874" style:family="paragraph" style:parent-style-name="Standard">
      <style:paragraph-properties fo:margin-left="0.4638in" fo:margin-right="0.4846in" fo:line-height="0.1528in" fo:text-indent="-0.2953in" style:auto-text-indent="false"/>
    </style:style>
    <style:style style:name="P875" style:family="paragraph" style:parent-style-name="Standard">
      <style:paragraph-properties fo:margin-left="0.4638in" fo:margin-right="0.4846in" fo:margin-top="0.0016in" fo:margin-bottom="0in" style:contextual-spacing="false" fo:line-height="0.1516in" fo:text-indent="-0.2953in" style:auto-text-indent="false"/>
    </style:style>
    <style:style style:name="P876" style:family="paragraph" style:parent-style-name="Standard">
      <style:paragraph-properties fo:margin-left="0.4638in" fo:margin-right="0.402in" fo:margin-top="0.0008in" fo:margin-bottom="0in" style:contextual-spacing="false" fo:line-height="0.1528in" fo:text-indent="-0.2957in" style:auto-text-indent="false"/>
    </style:style>
    <style:style style:name="P877" style:family="paragraph" style:parent-style-name="Standard">
      <style:paragraph-properties fo:margin-left="0.1689in" fo:margin-right="0.3736in" fo:line-height="0.152in" fo:text-indent="0in" style:auto-text-indent="false"/>
    </style:style>
    <style:style style:name="P878" style:family="paragraph" style:parent-style-name="Standard">
      <style:paragraph-properties fo:margin-left="0.1689in" fo:margin-right="0.3736in" fo:line-height="0.1528in" fo:text-indent="0in" style:auto-text-indent="false"/>
    </style:style>
    <style:style style:name="P879" style:family="paragraph" style:parent-style-name="Standard">
      <style:paragraph-properties fo:margin-left="0.4638in" fo:margin-right="2.2992in" fo:line-height="0.1535in" fo:text-align="justify" style:justify-single-word="false" fo:text-indent="0in" style:auto-text-indent="false"/>
    </style:style>
    <style:style style:name="P880" style:family="paragraph" style:parent-style-name="Standard">
      <style:paragraph-properties fo:margin-left="0.1693in" fo:margin-right="0in" fo:line-height="0.1528in" fo:text-indent="0in" style:auto-text-indent="false"/>
    </style:style>
    <style:style style:name="P881" style:family="paragraph" style:parent-style-name="Standard">
      <style:paragraph-properties fo:margin-left="0.1693in" fo:margin-right="0in" fo:line-height="0.1535in" fo:text-indent="0in" style:auto-text-indent="false"/>
    </style:style>
    <style:style style:name="P882" style:family="paragraph" style:parent-style-name="Standard">
      <style:paragraph-properties fo:margin-left="0.1693in" fo:margin-right="0in" fo:line-height="0.1535in" fo:text-indent="0in" style:auto-text-indent="false">
        <style:tab-stops>
          <style:tab-stop style:position="2.252in"/>
        </style:tab-stops>
      </style:paragraph-properties>
    </style:style>
    <style:style style:name="P883" style:family="paragraph" style:parent-style-name="Standard">
      <style:paragraph-properties fo:margin-left="0.1693in" fo:margin-right="0in" fo:line-height="0.152in" fo:text-indent="0in" style:auto-text-indent="false"/>
    </style:style>
    <style:style style:name="P884" style:family="paragraph" style:parent-style-name="Standard">
      <style:paragraph-properties fo:margin-left="0.1693in" fo:margin-right="0in" fo:line-height="0.152in" fo:text-indent="0in" style:auto-text-indent="false">
        <style:tab-stops>
          <style:tab-stop style:position="0.9189in"/>
          <style:tab-stop style:position="1.5717in"/>
          <style:tab-stop style:position="2.2008in"/>
        </style:tab-stops>
      </style:paragraph-properties>
    </style:style>
    <style:style style:name="P885" style:family="paragraph" style:parent-style-name="Standard">
      <style:paragraph-properties fo:margin-left="0.1693in" fo:margin-right="0in" fo:line-height="0.152in" fo:text-indent="0in" style:auto-text-indent="false">
        <style:tab-stops>
          <style:tab-stop style:position="1.2575in"/>
          <style:tab-stop style:position="2.378in"/>
        </style:tab-stops>
      </style:paragraph-properties>
    </style:style>
    <style:style style:name="P886" style:family="paragraph" style:parent-style-name="Standard">
      <style:paragraph-properties fo:margin-left="0.1693in" fo:margin-right="0in" fo:line-height="0.152in" fo:text-indent="0in" style:auto-text-indent="false">
        <style:tab-stops>
          <style:tab-stop style:position="1.011in"/>
          <style:tab-stop style:position="1.6528in"/>
        </style:tab-stops>
      </style:paragraph-properties>
    </style:style>
    <style:style style:name="P887" style:family="paragraph" style:parent-style-name="Standard">
      <style:paragraph-properties fo:margin-left="0.4646in" fo:margin-right="0.4484in" fo:line-height="0.1528in" fo:text-align="justify" style:justify-single-word="false" fo:text-indent="0in" style:auto-text-indent="false"/>
    </style:style>
    <style:style style:name="P888" style:family="paragraph" style:parent-style-name="Standard">
      <style:paragraph-properties fo:margin-left="0.4646in" fo:margin-right="0.4472in" fo:margin-top="0.0008in" fo:margin-bottom="0in" style:contextual-spacing="false" fo:line-height="0.1528in" fo:text-align="justify" style:justify-single-word="false" fo:text-indent="0in" style:auto-text-indent="false"/>
    </style:style>
    <style:style style:name="P889" style:family="paragraph" style:parent-style-name="Standard">
      <style:paragraph-properties fo:margin-left="0.4646in" fo:margin-right="0.402in" fo:margin-top="0.0008in" fo:margin-bottom="0in" style:contextual-spacing="false" fo:line-height="0.1528in" fo:text-align="justify" style:justify-single-word="false" fo:text-indent="0in" style:auto-text-indent="false"/>
    </style:style>
    <style:style style:name="P890" style:family="paragraph" style:parent-style-name="Standard" style:list-style-name="WWNum7">
      <style:paragraph-properties fo:margin-left="0.6354in" fo:margin-right="0.4028in" fo:line-height="0.152in" fo:text-align="justify" style:justify-single-word="false" fo:text-indent="-0.1709in" style:auto-text-indent="false">
        <style:tab-stops>
          <style:tab-stop style:position="0.6354in"/>
        </style:tab-stops>
      </style:paragraph-properties>
    </style:style>
    <style:style style:name="P891" style:family="paragraph" style:parent-style-name="Standard">
      <style:paragraph-properties fo:margin-left="0.4646in" fo:margin-right="0.2409in" fo:margin-top="0.0008in" fo:margin-bottom="0in" style:contextual-spacing="false" fo:line-height="0.1528in" fo:text-indent="0in" style:auto-text-indent="false"/>
    </style:style>
    <style:style style:name="P892" style:family="paragraph" style:parent-style-name="Standard">
      <style:paragraph-properties fo:margin-left="0.4646in" fo:margin-right="0.2409in" fo:line-height="0.1535in" fo:text-indent="0in" style:auto-text-indent="false"/>
    </style:style>
    <style:style style:name="P893" style:family="paragraph" style:parent-style-name="Standard">
      <style:paragraph-properties fo:margin-left="0.4646in" fo:margin-right="0.2409in" fo:line-height="0.1528in" fo:text-indent="0in" style:auto-text-indent="false"/>
    </style:style>
    <style:style style:name="P894" style:family="paragraph" style:parent-style-name="Standard">
      <style:paragraph-properties fo:margin-left="0.4646in" fo:margin-right="0.4028in" fo:margin-top="0.0008in" fo:margin-bottom="0in" style:contextual-spacing="false" fo:line-height="0.1528in" fo:text-indent="0in" style:auto-text-indent="false"/>
    </style:style>
    <style:style style:name="P895" style:family="paragraph" style:parent-style-name="Standard">
      <style:paragraph-properties fo:margin-left="0.4646in" fo:margin-right="0.4028in" fo:margin-top="0.0008in" fo:margin-bottom="0in" style:contextual-spacing="false" fo:line-height="0.1528in" fo:text-align="justify" style:justify-single-word="false" fo:text-indent="0in" style:auto-text-indent="false"/>
    </style:style>
    <style:style style:name="P896" style:family="paragraph" style:parent-style-name="Standard">
      <style:paragraph-properties fo:margin-left="0.4646in" fo:margin-right="0.4028in" fo:line-height="0.1535in" fo:text-indent="0in" style:auto-text-indent="false"/>
    </style:style>
    <style:style style:name="P897" style:family="paragraph" style:parent-style-name="Standard">
      <style:paragraph-properties fo:margin-left="0.4646in" fo:margin-right="0.4028in" fo:line-height="0.1528in" fo:text-indent="0in" style:auto-text-indent="false"/>
    </style:style>
    <style:style style:name="P898" style:family="paragraph" style:parent-style-name="Standard">
      <style:paragraph-properties fo:margin-left="0.4646in" fo:margin-right="0.4028in" fo:line-height="0.1528in" fo:text-align="justify" style:justify-single-word="false" fo:text-indent="0in" style:auto-text-indent="false"/>
    </style:style>
    <style:style style:name="P899" style:family="paragraph" style:parent-style-name="Standard">
      <style:paragraph-properties fo:margin-left="0.4646in" fo:margin-right="0.4028in" fo:line-height="0.152in" fo:text-align="justify" style:justify-single-word="false" fo:text-indent="0in" style:auto-text-indent="false"/>
    </style:style>
    <style:style style:name="P900" style:family="paragraph" style:parent-style-name="Standard">
      <style:paragraph-properties fo:margin-left="0.4646in" fo:margin-right="0.5035in" fo:margin-top="0.0008in" fo:margin-bottom="0in" style:contextual-spacing="false" fo:line-height="0.1528in" fo:text-indent="-0.2953in" style:auto-text-indent="false"/>
    </style:style>
    <style:style style:name="P901" style:family="paragraph" style:parent-style-name="Standard">
      <style:paragraph-properties fo:margin-left="0.1693in" fo:margin-right="0.3736in" fo:line-height="0.152in" fo:text-indent="0in" style:auto-text-indent="false"/>
    </style:style>
    <style:style style:name="P902" style:family="paragraph" style:parent-style-name="Standard">
      <style:paragraph-properties fo:margin-left="0.4646in" fo:margin-right="0.4047in" fo:margin-top="0.0008in" fo:margin-bottom="0in" style:contextual-spacing="false" fo:line-height="0.1528in" fo:text-align="justify" style:justify-single-word="false" fo:text-indent="0in" style:auto-text-indent="false"/>
    </style:style>
    <style:style style:name="P903" style:family="paragraph" style:parent-style-name="Standard">
      <style:paragraph-properties fo:margin-left="0.4646in" fo:margin-right="0.4047in" fo:line-height="0.1528in" fo:text-align="justify" style:justify-single-word="false" fo:text-indent="0in" style:auto-text-indent="false"/>
    </style:style>
    <style:style style:name="P904" style:family="paragraph" style:parent-style-name="Standard">
      <style:paragraph-properties fo:margin-left="0.4646in" fo:margin-right="0.4047in" fo:line-height="0.1535in" fo:text-align="justify" style:justify-single-word="false" fo:text-indent="0in" style:auto-text-indent="false"/>
    </style:style>
    <style:style style:name="P905" style:family="paragraph" style:parent-style-name="Standard">
      <style:paragraph-properties fo:margin-left="0.4638in" fo:margin-right="0.4484in" fo:line-height="0.1528in" fo:text-align="justify" style:justify-single-word="false" fo:text-indent="0in" style:auto-text-indent="false"/>
    </style:style>
    <style:style style:name="P906" style:family="paragraph" style:parent-style-name="Standard" style:master-page-name="Converted17">
      <style:paragraph-properties fo:line-height="0.139in" style:page-number="auto"/>
      <style:text-properties fo:font-size="10pt" style:font-size-asian="10pt"/>
    </style:style>
    <style:style style:name="P907" style:family="paragraph" style:parent-style-name="Standard">
      <style:paragraph-properties fo:margin-left="0.7043in" fo:margin-right="0.4252in" fo:line-height="0.1535in" fo:text-align="justify" style:justify-single-word="false" fo:text-indent="0in" style:auto-text-indent="false"/>
    </style:style>
    <style:style style:name="P908" style:family="paragraph" style:parent-style-name="Standard">
      <style:paragraph-properties fo:margin-left="0.7035in" fo:margin-right="1.5571in" fo:line-height="0.1535in" fo:text-align="justify" style:justify-single-word="false" fo:text-indent="0in" style:auto-text-indent="false"/>
    </style:style>
    <style:style style:name="P909" style:family="paragraph" style:parent-style-name="Standard">
      <style:paragraph-properties fo:margin-left="0.7035in" fo:margin-right="0.0953in" fo:line-height="0.1528in" fo:text-indent="-0.2953in" style:auto-text-indent="false"/>
    </style:style>
    <style:style style:name="P910" style:family="paragraph" style:parent-style-name="Standard">
      <style:paragraph-properties fo:margin-left="0.7035in" fo:margin-right="1.4937in" fo:line-height="0.1535in" fo:text-align="justify" style:justify-single-word="false" fo:text-indent="0in" style:auto-text-indent="false"/>
    </style:style>
    <style:style style:name="P911" style:family="paragraph" style:parent-style-name="Standard">
      <style:paragraph-properties fo:margin-left="0.7028in" fo:margin-right="0.0008in" fo:margin-top="0.0008in" fo:margin-bottom="0in" style:contextual-spacing="false" fo:line-height="0.1528in" fo:text-indent="0in" style:auto-text-indent="false"/>
    </style:style>
    <style:style style:name="P912" style:family="paragraph" style:parent-style-name="Standard">
      <style:paragraph-properties fo:margin-left="0.7028in" fo:margin-right="0.0008in" fo:margin-top="0.0008in" fo:margin-bottom="0in" style:contextual-spacing="false" fo:line-height="0.1528in" fo:text-align="justify" style:justify-single-word="false" fo:text-indent="0in" style:auto-text-indent="false"/>
    </style:style>
    <style:style style:name="P913" style:family="paragraph" style:parent-style-name="Standard" style:list-style-name="WWNum24">
      <style:paragraph-properties fo:margin-left="0.7028in" fo:margin-right="0.0008in" fo:margin-top="0.0008in" fo:margin-bottom="0in" style:contextual-spacing="false" fo:line-height="0.1528in" fo:text-align="justify" style:justify-single-word="false" fo:text-indent="0in" style:auto-text-indent="false">
        <style:tab-stops>
          <style:tab-stop style:position="0.8917in"/>
        </style:tab-stops>
      </style:paragraph-properties>
    </style:style>
    <style:style style:name="P914" style:family="paragraph" style:parent-style-name="Standard">
      <style:paragraph-properties fo:margin-left="0.7028in" fo:margin-right="0.0008in" fo:line-height="0.1528in" fo:text-indent="0in" style:auto-text-indent="false"/>
    </style:style>
    <style:style style:name="P915" style:family="paragraph" style:parent-style-name="Standard">
      <style:paragraph-properties fo:margin-left="0.7028in" fo:margin-right="0.0008in" fo:line-height="0.1528in" fo:text-align="justify" style:justify-single-word="false" fo:text-indent="0in" style:auto-text-indent="false"/>
    </style:style>
    <style:style style:name="P916" style:family="paragraph" style:parent-style-name="Standard">
      <style:paragraph-properties fo:margin-left="0.7028in" fo:margin-right="0.0008in" fo:line-height="0.1535in" fo:text-indent="0in" style:auto-text-indent="false"/>
    </style:style>
    <style:style style:name="P917" style:family="paragraph" style:parent-style-name="Standard">
      <style:paragraph-properties fo:margin-left="0.7028in" fo:margin-right="0.0008in" fo:line-height="0.1535in" fo:text-align="justify" style:justify-single-word="false" fo:text-indent="0in" style:auto-text-indent="false"/>
    </style:style>
    <style:style style:name="P918" style:family="paragraph" style:parent-style-name="Standard">
      <style:paragraph-properties fo:margin-left="0.7028in" fo:margin-right="0.0008in" fo:line-height="0.152in" fo:text-align="justify" style:justify-single-word="false" fo:text-indent="0in" style:auto-text-indent="false"/>
    </style:style>
    <style:style style:name="P919" style:family="paragraph" style:parent-style-name="Standard">
      <style:paragraph-properties fo:margin-left="0.7028in" fo:margin-right="0.0008in" fo:margin-top="0.0016in" fo:margin-bottom="0in" style:contextual-spacing="false" fo:line-height="0.1528in" fo:text-indent="0in" style:auto-text-indent="false">
        <style:tab-stops>
          <style:tab-stop style:position="1.1008in"/>
        </style:tab-stops>
      </style:paragraph-properties>
    </style:style>
    <style:style style:name="P920" style:family="paragraph" style:parent-style-name="Standard">
      <style:paragraph-properties fo:margin-left="0.7028in" fo:margin-right="0.7689in" fo:line-height="0.1528in" fo:text-align="justify" style:justify-single-word="false" fo:text-indent="0in" style:auto-text-indent="false"/>
    </style:style>
    <style:style style:name="P921" style:family="paragraph" style:parent-style-name="Standard">
      <style:paragraph-properties fo:margin-left="0.4638in" fo:margin-right="0.228in" fo:line-height="0.1528in" fo:text-indent="-0.2953in" style:auto-text-indent="false"/>
    </style:style>
    <style:style style:name="P922" style:family="paragraph" style:parent-style-name="Standard">
      <style:paragraph-properties fo:margin-left="0.4638in" fo:margin-right="0.4827in" fo:line-height="0.1528in" fo:text-indent="-0.2953in" style:auto-text-indent="false"/>
    </style:style>
    <style:style style:name="P923" style:family="paragraph" style:parent-style-name="Standard">
      <style:paragraph-properties fo:margin-left="0.4638in" fo:margin-right="0.4827in" fo:margin-top="0.0602in" fo:margin-bottom="0in" style:contextual-spacing="false" fo:line-height="0.1528in" fo:text-indent="-0.2953in" style:auto-text-indent="false" fo:break-before="column"/>
    </style:style>
    <style:style style:name="P924" style:family="paragraph" style:parent-style-name="Standard">
      <style:paragraph-properties fo:margin-left="0.4638in" fo:margin-right="0.2563in" fo:line-height="0.1528in" fo:text-indent="0in" style:auto-text-indent="false"/>
    </style:style>
    <style:style style:name="P925" style:family="paragraph" style:parent-style-name="Standard">
      <style:paragraph-properties fo:margin-left="0.4638in" fo:margin-right="0.2563in" fo:margin-top="0.0008in" fo:margin-bottom="0in" style:contextual-spacing="false" fo:line-height="0.1528in" fo:text-indent="0in" style:auto-text-indent="false"/>
    </style:style>
    <style:style style:name="P926" style:family="paragraph" style:parent-style-name="Standard">
      <style:paragraph-properties fo:margin-left="0.4638in" fo:margin-right="0.5374in" fo:line-height="0.1528in" fo:text-indent="0in" style:auto-text-indent="false"/>
    </style:style>
    <style:style style:name="P927" style:family="paragraph" style:parent-style-name="Standard">
      <style:paragraph-properties fo:margin-left="0.4638in" fo:margin-right="0.5374in" fo:line-height="0.1535in" fo:text-indent="0in" style:auto-text-indent="false"/>
    </style:style>
    <style:style style:name="P928" style:family="paragraph" style:parent-style-name="Standard">
      <style:paragraph-properties fo:margin-left="0.4638in" fo:margin-right="0.4925in" fo:margin-top="0.0008in" fo:margin-bottom="0in" style:contextual-spacing="false" fo:line-height="0.1528in" fo:text-indent="-0.2953in" style:auto-text-indent="false"/>
    </style:style>
    <style:style style:name="P929" style:family="paragraph" style:parent-style-name="Standard">
      <style:paragraph-properties fo:margin-left="0.4638in" fo:margin-right="0.4925in" fo:line-height="0.1528in" fo:text-indent="-0.2953in" style:auto-text-indent="false"/>
    </style:style>
    <style:style style:name="P930" style:family="paragraph" style:parent-style-name="Standard">
      <style:paragraph-properties fo:margin-left="0.4638in" fo:margin-right="0.1382in" fo:line-height="0.1528in" fo:text-indent="-0.2953in" style:auto-text-indent="false"/>
    </style:style>
    <style:style style:name="P931" style:family="paragraph" style:parent-style-name="Standard">
      <style:paragraph-properties fo:margin-left="0.4638in" fo:margin-right="0.1382in" fo:margin-top="0.0008in" fo:margin-bottom="0in" style:contextual-spacing="false" fo:line-height="0.1528in" fo:text-indent="-0.2953in" style:auto-text-indent="false"/>
    </style:style>
    <style:style style:name="P932" style:family="paragraph" style:parent-style-name="Standard">
      <style:paragraph-properties fo:margin-left="0.4638in" fo:margin-right="0.2591in" fo:margin-top="0.0008in" fo:margin-bottom="0in" style:contextual-spacing="false" fo:line-height="0.1528in" fo:text-indent="0in" style:auto-text-indent="false"/>
    </style:style>
    <style:style style:name="P933" style:family="paragraph" style:parent-style-name="Standard">
      <style:paragraph-properties fo:margin-left="0.4638in" fo:margin-right="0.2591in" fo:line-height="0.1535in" fo:text-indent="0in" style:auto-text-indent="false"/>
    </style:style>
    <style:style style:name="P934" style:family="paragraph" style:parent-style-name="Standard">
      <style:paragraph-properties fo:margin-left="0.4638in" fo:margin-right="0.2591in" fo:line-height="0.1528in" fo:text-indent="0in" style:auto-text-indent="false"/>
    </style:style>
    <style:style style:name="P935" style:family="paragraph" style:parent-style-name="Standard">
      <style:paragraph-properties fo:margin-left="0.4638in" fo:margin-right="0.2693in" fo:margin-top="0.0008in" fo:margin-bottom="0in" style:contextual-spacing="false" fo:line-height="0.1528in" fo:text-indent="0in" style:auto-text-indent="false"/>
    </style:style>
    <style:style style:name="P936" style:family="paragraph" style:parent-style-name="Standard">
      <style:paragraph-properties fo:margin-left="0.4638in" fo:margin-right="0.2693in" fo:line-height="0.1528in" fo:text-indent="0in" style:auto-text-indent="false"/>
    </style:style>
    <style:style style:name="P937" style:family="paragraph" style:parent-style-name="Standard">
      <style:paragraph-properties fo:margin-left="0.4638in" fo:margin-right="0.2272in" fo:margin-top="0.0008in" fo:margin-bottom="0in" style:contextual-spacing="false" fo:line-height="0.1528in" fo:text-indent="0in" style:auto-text-indent="false"/>
    </style:style>
    <style:style style:name="P938" style:family="paragraph" style:parent-style-name="Standard">
      <style:paragraph-properties fo:margin-left="0.4638in" fo:margin-right="0.2272in" fo:line-height="0.1528in" fo:text-indent="0in" style:auto-text-indent="false"/>
    </style:style>
    <style:style style:name="P939" style:family="paragraph" style:parent-style-name="Standard">
      <style:paragraph-properties fo:margin-left="0.4638in" fo:margin-right="0.5307in" fo:margin-top="0.0008in" fo:margin-bottom="0in" style:contextual-spacing="false" fo:line-height="0.1528in" fo:text-indent="0in" style:auto-text-indent="false"/>
    </style:style>
    <style:style style:name="P940" style:family="paragraph" style:parent-style-name="Standard">
      <style:paragraph-properties fo:margin-left="0.1689in" fo:margin-right="0.2634in" fo:line-height="0.152in" fo:text-indent="0in" style:auto-text-indent="false"/>
    </style:style>
    <style:style style:name="P941" style:family="paragraph" style:parent-style-name="Standard">
      <style:paragraph-properties fo:margin-left="0.1689in" fo:margin-right="0.2634in" fo:line-height="0.1528in" fo:text-indent="0in" style:auto-text-indent="false"/>
    </style:style>
    <style:style style:name="P942" style:family="paragraph" style:parent-style-name="Standard">
      <style:paragraph-properties fo:margin-left="0.4638in" fo:margin-right="0.2634in" fo:margin-top="0.0008in" fo:margin-bottom="0in" style:contextual-spacing="false" fo:line-height="0.1528in" fo:text-indent="0in" style:auto-text-indent="false"/>
    </style:style>
    <style:style style:name="P943" style:family="paragraph" style:parent-style-name="Standard">
      <style:paragraph-properties fo:margin-left="0.4638in" fo:margin-right="0.2634in" fo:line-height="0.1528in" fo:text-indent="0in" style:auto-text-indent="false"/>
    </style:style>
    <style:style style:name="P944" style:family="paragraph" style:parent-style-name="Standard" style:master-page-name="Converted19">
      <style:paragraph-properties fo:line-height="0.139in" style:page-number="auto"/>
      <style:text-properties fo:font-size="10pt" style:font-size-asian="10pt"/>
    </style:style>
    <style:style style:name="P945" style:family="paragraph" style:parent-style-name="Standard">
      <style:paragraph-properties fo:margin-left="0.7035in" fo:margin-right="0.9in" fo:line-height="0.1528in" fo:text-indent="0in" style:auto-text-indent="false"/>
    </style:style>
    <style:style style:name="P946" style:family="paragraph" style:parent-style-name="Standard">
      <style:paragraph-properties fo:margin-left="0.7028in" fo:margin-right="0in" fo:line-height="0.1528in" fo:text-indent="-0.2953in" style:auto-text-indent="false"/>
    </style:style>
    <style:style style:name="P947" style:family="paragraph" style:parent-style-name="Standard">
      <style:paragraph-properties fo:margin-left="0.7028in" fo:margin-right="0in" fo:line-height="0.1528in" fo:text-indent="-0.2953in" style:auto-text-indent="false">
        <style:tab-stops>
          <style:tab-stop style:position="1.1744in"/>
          <style:tab-stop style:position="2.1528in"/>
        </style:tab-stops>
      </style:paragraph-properties>
    </style:style>
    <style:style style:name="P948" style:family="paragraph" style:parent-style-name="Standard">
      <style:paragraph-properties fo:margin-left="0.7028in" fo:margin-right="0in" fo:line-height="0.1528in" fo:text-indent="-0.2953in" style:auto-text-indent="false">
        <style:tab-stops>
          <style:tab-stop style:position="1.052in"/>
          <style:tab-stop style:position="2.1728in"/>
          <style:tab-stop style:position="2.4728in"/>
        </style:tab-stops>
      </style:paragraph-properties>
    </style:style>
    <style:style style:name="P949" style:family="paragraph" style:parent-style-name="Standard">
      <style:paragraph-properties fo:margin-left="0.7028in" fo:margin-right="0in" fo:margin-top="0.0547in" fo:margin-bottom="0in" style:contextual-spacing="false" fo:line-height="0.1583in" fo:text-indent="-0.2953in" style:auto-text-indent="false"/>
    </style:style>
    <style:style style:name="P950" style:family="paragraph" style:parent-style-name="Standard">
      <style:paragraph-properties fo:margin-left="0.7028in" fo:margin-right="0in" fo:margin-top="0.0008in" fo:margin-bottom="0in" style:contextual-spacing="false" fo:line-height="0.1528in" fo:text-indent="-0.2953in" style:auto-text-indent="false"/>
    </style:style>
    <style:style style:name="P951" style:family="paragraph" style:parent-style-name="Standard">
      <style:paragraph-properties fo:margin-left="0.7028in" fo:margin-right="0in" fo:margin-top="0.0008in" fo:margin-bottom="0in" style:contextual-spacing="false" fo:line-height="0.1528in" fo:text-align="justify" style:justify-single-word="false" fo:text-indent="-0.2953in" style:auto-text-indent="false"/>
    </style:style>
    <style:style style:name="P952" style:family="paragraph" style:parent-style-name="Standard">
      <style:paragraph-properties fo:margin-left="0.702in" fo:margin-right="0.0008in" fo:margin-top="0.0008in" fo:margin-bottom="0in" style:contextual-spacing="false" fo:line-height="0.1528in" fo:text-indent="0in" style:auto-text-indent="false"/>
    </style:style>
    <style:style style:name="P953" style:family="paragraph" style:parent-style-name="Standard">
      <style:paragraph-properties fo:margin-left="0.702in" fo:margin-right="0.0008in" fo:margin-top="0.0008in" fo:margin-bottom="0in" style:contextual-spacing="false" fo:line-height="0.1528in" fo:text-align="justify" style:justify-single-word="false" fo:text-indent="0in" style:auto-text-indent="false"/>
    </style:style>
    <style:style style:name="P954" style:family="paragraph" style:parent-style-name="Standard">
      <style:paragraph-properties fo:margin-left="0.702in" fo:margin-right="0.0008in" fo:line-height="0.1535in" fo:text-indent="0in" style:auto-text-indent="false"/>
    </style:style>
    <style:style style:name="P955" style:family="paragraph" style:parent-style-name="Standard" style:list-style-name="WWNum29">
      <style:paragraph-properties fo:margin-left="0.702in" fo:margin-right="0.0008in" fo:line-height="0.1528in" fo:text-align="justify" style:justify-single-word="false" fo:text-indent="0in" style:auto-text-indent="false">
        <style:tab-stops>
          <style:tab-stop style:position="0.8811in"/>
        </style:tab-stops>
      </style:paragraph-properties>
    </style:style>
    <style:style style:name="P956" style:family="paragraph" style:parent-style-name="Standard">
      <style:paragraph-properties fo:margin-left="0.7028in" fo:margin-right="0.0016in" fo:margin-top="0.0008in" fo:margin-bottom="0in" style:contextual-spacing="false" fo:line-height="0.1528in" fo:text-align="justify" style:justify-single-word="false" fo:text-indent="-0.2953in" style:auto-text-indent="false"/>
    </style:style>
    <style:style style:name="P957" style:family="paragraph" style:parent-style-name="Standard">
      <style:paragraph-properties fo:margin-left="0.7028in" fo:margin-right="0.0016in" fo:margin-top="0.0008in" fo:margin-bottom="0in" style:contextual-spacing="false" fo:line-height="0.1528in" fo:text-indent="-0.2953in" style:auto-text-indent="false">
        <style:tab-stops>
          <style:tab-stop style:position="1.111in"/>
          <style:tab-stop style:position="1.5398in"/>
          <style:tab-stop style:position="2.2661in"/>
          <style:tab-stop style:position="2.5193in"/>
        </style:tab-stops>
      </style:paragraph-properties>
    </style:style>
    <style:style style:name="P958" style:family="paragraph" style:parent-style-name="Standard">
      <style:paragraph-properties fo:margin-left="0.7028in" fo:margin-right="0.0016in" fo:margin-top="0.0008in" fo:margin-bottom="0in" style:contextual-spacing="false" fo:line-height="0.1528in" fo:text-indent="-0.2953in" style:auto-text-indent="false">
        <style:tab-stops>
          <style:tab-stop style:position="1.2535in"/>
          <style:tab-stop style:position="2.8681in" style:type="right"/>
        </style:tab-stops>
      </style:paragraph-properties>
    </style:style>
    <style:style style:name="P959" style:family="paragraph" style:parent-style-name="Standard">
      <style:paragraph-properties fo:margin-left="0.7028in" fo:margin-right="0.0016in" fo:line-height="0.1528in" fo:text-indent="-0.2953in" style:auto-text-indent="false"/>
    </style:style>
    <style:style style:name="P960" style:family="paragraph" style:parent-style-name="Standard">
      <style:paragraph-properties fo:margin-left="0.7028in" fo:margin-right="0.0016in" fo:line-height="0.1528in" fo:text-indent="-0.2953in" style:auto-text-indent="false">
        <style:tab-stops>
          <style:tab-stop style:position="1.1799in"/>
          <style:tab-stop style:position="2.2339in"/>
          <style:tab-stop style:position="2.5055in"/>
        </style:tab-stops>
      </style:paragraph-properties>
    </style:style>
    <style:style style:name="P961" style:family="paragraph" style:parent-style-name="Standard">
      <style:paragraph-properties fo:margin-left="0.7028in" fo:margin-right="0.0016in" fo:line-height="0.1528in" fo:text-indent="-0.2953in" style:auto-text-indent="false">
        <style:tab-stops>
          <style:tab-stop style:position="1.3217in"/>
          <style:tab-stop style:position="2.2327in"/>
        </style:tab-stops>
      </style:paragraph-properties>
    </style:style>
    <style:style style:name="P962" style:family="paragraph" style:parent-style-name="Standard">
      <style:paragraph-properties fo:margin-left="0.7028in" fo:margin-right="0.0016in" fo:margin-top="0.0591in" fo:margin-bottom="0in" style:contextual-spacing="false" fo:line-height="0.1528in" fo:text-indent="-0.2953in" style:auto-text-indent="false">
        <style:tab-stops>
          <style:tab-stop style:position="1.2098in"/>
          <style:tab-stop style:position="2.2484in"/>
        </style:tab-stops>
      </style:paragraph-properties>
    </style:style>
    <style:style style:name="P963" style:family="paragraph" style:parent-style-name="Standard">
      <style:paragraph-properties fo:margin-left="0.1673in" fo:margin-right="0.4047in" fo:margin-top="0.0575in" fo:margin-bottom="0in" style:contextual-spacing="false" fo:line-height="0.1528in" fo:text-align="end" style:justify-single-word="false" fo:text-indent="0.2945in" style:auto-text-indent="false" fo:break-before="column"/>
    </style:style>
    <style:style style:name="P964" style:family="paragraph" style:parent-style-name="Standard">
      <style:paragraph-properties fo:margin-left="0.4626in" fo:margin-right="0.4063in" fo:line-height="0.1528in" fo:text-align="justify" style:justify-single-word="false" fo:text-indent="0in" style:auto-text-indent="false"/>
    </style:style>
    <style:style style:name="P965" style:family="paragraph" style:parent-style-name="Standard">
      <style:paragraph-properties fo:margin-left="0.4626in" fo:margin-right="0.4445in" fo:margin-top="0.0008in" fo:margin-bottom="0in" style:contextual-spacing="false" fo:line-height="0.1528in" fo:text-align="justify" style:justify-single-word="false" fo:text-indent="0in" style:auto-text-indent="false"/>
    </style:style>
    <style:style style:name="P966" style:family="paragraph" style:parent-style-name="Standard">
      <style:paragraph-properties fo:margin-left="0.4638in" fo:margin-right="0.4028in" fo:margin-top="0.0008in" fo:margin-bottom="0in" style:contextual-spacing="false" fo:line-height="0.1528in" fo:text-indent="0in" style:auto-text-indent="false"/>
    </style:style>
    <style:style style:name="P967" style:family="paragraph" style:parent-style-name="Standard">
      <style:paragraph-properties fo:margin-left="0.4638in" fo:margin-right="0.4028in" fo:margin-top="0.0008in" fo:margin-bottom="0in" style:contextual-spacing="false" fo:line-height="0.1528in" fo:text-align="justify" style:justify-single-word="false" fo:text-indent="0in" style:auto-text-indent="false"/>
    </style:style>
    <style:style style:name="P968" style:family="paragraph" style:parent-style-name="Standard">
      <style:paragraph-properties fo:margin-left="0.4638in" fo:margin-right="0.4028in" fo:margin-top="0.0008in" fo:margin-bottom="0in" style:contextual-spacing="false" fo:line-height="0.1528in" fo:text-align="justify" style:justify-single-word="false" fo:text-indent="0in" style:auto-text-indent="false">
        <style:tab-stops>
          <style:tab-stop style:position="1.0917in"/>
        </style:tab-stops>
      </style:paragraph-properties>
    </style:style>
    <style:style style:name="P969" style:family="paragraph" style:parent-style-name="Standard">
      <style:paragraph-properties fo:margin-left="0.4638in" fo:margin-right="0.4028in" fo:margin-top="0.0008in" fo:margin-bottom="0in" style:contextual-spacing="false" fo:line-height="95%" fo:text-align="justify" style:justify-single-word="false" fo:text-indent="0in" style:auto-text-indent="false"/>
    </style:style>
    <style:style style:name="P970" style:family="paragraph" style:parent-style-name="Standard">
      <style:paragraph-properties fo:margin-left="0.4638in" fo:margin-right="0.4028in" fo:line-height="0.1528in" fo:text-align="justify" style:justify-single-word="false" fo:text-indent="0in" style:auto-text-indent="false"/>
    </style:style>
    <style:style style:name="P971" style:family="paragraph" style:parent-style-name="Standard" style:list-style-name="WWNum13">
      <style:paragraph-properties fo:margin-left="0.4638in" fo:margin-right="0.4028in" fo:line-height="0.1528in" fo:text-align="justify" style:justify-single-word="false" fo:text-indent="0in" style:auto-text-indent="false">
        <style:tab-stops>
          <style:tab-stop style:position="0.7075in"/>
        </style:tab-stops>
      </style:paragraph-properties>
    </style:style>
    <style:style style:name="P972" style:family="paragraph" style:parent-style-name="Standard" style:list-style-name="WWNum22">
      <style:paragraph-properties fo:margin-left="0.4638in" fo:margin-right="0.4028in" fo:line-height="0.1528in" fo:text-indent="0in" style:auto-text-indent="false">
        <style:tab-stops>
          <style:tab-stop style:position="0.6307in"/>
        </style:tab-stops>
      </style:paragraph-properties>
    </style:style>
    <style:style style:name="P973" style:family="paragraph" style:parent-style-name="Standard" style:list-style-name="WWNum33">
      <style:paragraph-properties fo:margin-left="0.4638in" fo:margin-right="0.4028in" fo:line-height="0.1528in" fo:text-indent="0in" style:auto-text-indent="false">
        <style:tab-stops>
          <style:tab-stop style:position="0.7165in"/>
          <style:tab-stop style:position="1.1618in"/>
        </style:tab-stops>
      </style:paragraph-properties>
    </style:style>
    <style:style style:name="P974" style:family="paragraph" style:parent-style-name="Standard" style:list-style-name="WWNum9">
      <style:paragraph-properties fo:margin-left="0.4638in" fo:margin-right="0.4028in" fo:margin-top="0.0016in" fo:margin-bottom="0in" style:contextual-spacing="false" fo:line-height="0.1528in" fo:text-align="justify" style:justify-single-word="false" fo:text-indent="0in" style:auto-text-indent="false">
        <style:tab-stops>
          <style:tab-stop style:position="0.6236in"/>
        </style:tab-stops>
      </style:paragraph-properties>
    </style:style>
    <style:style style:name="P975" style:family="paragraph" style:parent-style-name="Standard">
      <style:paragraph-properties fo:margin-left="0.4638in" fo:margin-right="0.4028in" fo:margin-top="0.0591in" fo:margin-bottom="0in" style:contextual-spacing="false" fo:line-height="0.1528in" fo:text-align="justify" style:justify-single-word="false" fo:text-indent="0in" style:auto-text-indent="false" fo:break-before="column"/>
    </style:style>
    <style:style style:name="P976" style:family="paragraph" style:parent-style-name="Standard">
      <style:paragraph-properties fo:margin-left="0.4638in" fo:margin-right="0.4028in" fo:margin-top="0.0591in" fo:margin-bottom="0in" style:contextual-spacing="false" fo:line-height="0.1528in" fo:text-indent="0in" style:auto-text-indent="false" fo:break-before="column">
        <style:tab-stops>
          <style:tab-stop style:position="1.3992in"/>
        </style:tab-stops>
      </style:paragraph-properties>
    </style:style>
    <style:style style:name="P977" style:family="paragraph" style:parent-style-name="Standard">
      <style:paragraph-properties fo:margin-left="0.4638in" fo:margin-right="0.4028in" fo:margin-top="0.0571in" fo:margin-bottom="0in" style:contextual-spacing="false" fo:line-height="95%" fo:text-indent="0in" style:auto-text-indent="false" fo:break-before="column">
        <style:tab-stops>
          <style:tab-stop style:position="0.9937in"/>
          <style:tab-stop style:position="1.7075in"/>
          <style:tab-stop style:position="2.028in"/>
        </style:tab-stops>
      </style:paragraph-properties>
    </style:style>
    <style:style style:name="P978" style:family="paragraph" style:parent-style-name="Standard">
      <style:paragraph-properties fo:margin-left="0.1689in" fo:margin-right="0.8862in" fo:margin-top="0.0008in" fo:margin-bottom="0in" style:contextual-spacing="false" fo:line-height="0.1528in" fo:text-indent="0.2945in" style:auto-text-indent="false"/>
    </style:style>
    <style:style style:name="P979" style:family="paragraph" style:parent-style-name="Standard">
      <style:paragraph-properties fo:margin-left="0.1689in" fo:margin-right="0.3028in" fo:line-height="0.1528in" fo:text-indent="0in" style:auto-text-indent="false"/>
    </style:style>
    <style:style style:name="P980" style:family="paragraph" style:parent-style-name="Standard">
      <style:paragraph-properties fo:margin-left="0.1689in" fo:margin-right="0.3028in" fo:line-height="0.1535in" fo:text-indent="0in" style:auto-text-indent="false"/>
    </style:style>
    <style:style style:name="P981" style:family="paragraph" style:parent-style-name="Standard">
      <style:paragraph-properties fo:margin-left="0.4638in" fo:margin-right="0.1598in" fo:line-height="0.1528in" fo:text-indent="-0.2953in" style:auto-text-indent="false"/>
    </style:style>
    <style:style style:name="P982" style:family="paragraph" style:parent-style-name="Standard">
      <style:paragraph-properties fo:margin-left="0.4638in" fo:margin-right="0.0047in" fo:line-height="0.1528in" fo:text-indent="-0.2953in" style:auto-text-indent="false"/>
    </style:style>
    <style:style style:name="P983" style:family="paragraph" style:parent-style-name="Standard">
      <style:paragraph-properties fo:margin-left="0.4638in" fo:margin-right="1.848in" fo:line-height="0.1528in" fo:text-align="justify" style:justify-single-word="false" fo:text-indent="0in" style:auto-text-indent="false"/>
    </style:style>
    <style:style style:name="P984" style:family="paragraph" style:parent-style-name="Standard">
      <style:paragraph-properties fo:margin-left="0.4638in" fo:margin-right="1.848in" fo:line-height="0.1535in" fo:text-align="justify" style:justify-single-word="false" fo:text-indent="0in" style:auto-text-indent="false"/>
    </style:style>
    <style:style style:name="P985" style:family="paragraph" style:parent-style-name="Standard">
      <style:paragraph-properties fo:margin-left="0.1689in" fo:margin-right="0.1764in" fo:line-height="0.152in" fo:text-indent="0in" style:auto-text-indent="false"/>
    </style:style>
    <style:style style:name="P986" style:family="paragraph" style:parent-style-name="Standard">
      <style:paragraph-properties fo:margin-left="0.1689in" fo:margin-right="0.1764in" fo:line-height="0.1528in" fo:text-indent="0in" style:auto-text-indent="false"/>
    </style:style>
    <style:style style:name="P987" style:family="paragraph" style:parent-style-name="Standard">
      <style:paragraph-properties fo:margin-left="0.1693in" fo:margin-right="0.4043in" fo:line-height="0.1535in" fo:text-indent="0in" style:auto-text-indent="false"/>
    </style:style>
    <style:style style:name="P988" style:family="paragraph" style:parent-style-name="Standard">
      <style:paragraph-properties fo:margin-left="0.1693in" fo:margin-right="0.4043in" fo:line-height="0.1528in" fo:text-indent="0in" style:auto-text-indent="false"/>
    </style:style>
    <style:style style:name="P989" style:family="paragraph" style:parent-style-name="Standard">
      <style:paragraph-properties fo:margin-left="0.1693in" fo:margin-right="0.4043in" fo:line-height="0.152in" fo:text-indent="0in" style:auto-text-indent="false"/>
    </style:style>
    <style:style style:name="P990" style:family="paragraph" style:parent-style-name="Standard">
      <style:paragraph-properties fo:margin-left="0.1693in" fo:margin-right="0.4043in" fo:line-height="0.1508in" fo:text-indent="0in" style:auto-text-indent="false"/>
    </style:style>
    <style:style style:name="P991" style:family="paragraph" style:parent-style-name="Standard">
      <style:paragraph-properties fo:margin-left="0.4646in" fo:margin-right="0.4035in" fo:line-height="0.1528in" fo:text-indent="0in" style:auto-text-indent="false"/>
    </style:style>
    <style:style style:name="P992" style:family="paragraph" style:parent-style-name="Standard">
      <style:paragraph-properties fo:margin-left="0.4646in" fo:margin-right="0.4035in" fo:line-height="0.1528in" fo:text-align="justify" style:justify-single-word="false" fo:text-indent="0in" style:auto-text-indent="false"/>
    </style:style>
    <style:style style:name="P993" style:family="paragraph" style:parent-style-name="Standard">
      <style:paragraph-properties fo:margin-left="0.4646in" fo:margin-right="0.4035in" fo:line-height="0.1528in" fo:text-indent="0in" style:auto-text-indent="false">
        <style:tab-stops>
          <style:tab-stop style:position="1.1528in"/>
        </style:tab-stops>
      </style:paragraph-properties>
    </style:style>
    <style:style style:name="P994" style:family="paragraph" style:parent-style-name="Standard">
      <style:paragraph-properties fo:margin-left="0.4646in" fo:margin-right="0.4035in" fo:line-height="0.152in" fo:text-align="justify" style:justify-single-word="false" fo:text-indent="0in" style:auto-text-indent="false"/>
    </style:style>
    <style:style style:name="P995" style:family="paragraph" style:parent-style-name="Standard">
      <style:paragraph-properties fo:margin-left="0.4646in" fo:margin-right="0.4035in" fo:line-height="95%" fo:text-align="justify" style:justify-single-word="false" fo:text-indent="0in" style:auto-text-indent="false"/>
    </style:style>
    <style:style style:name="P996" style:family="paragraph" style:parent-style-name="Standard">
      <style:paragraph-properties fo:margin-left="0.4646in" fo:margin-right="0.4035in" fo:margin-top="0.0008in" fo:margin-bottom="0in" style:contextual-spacing="false" fo:line-height="0.1528in" fo:text-indent="0in" style:auto-text-indent="false"/>
    </style:style>
    <style:style style:name="P997" style:family="paragraph" style:parent-style-name="Standard">
      <style:paragraph-properties fo:margin-left="0.4646in" fo:margin-right="0.4035in" fo:margin-top="0.0008in" fo:margin-bottom="0in" style:contextual-spacing="false" fo:line-height="0.1528in" fo:text-align="justify" style:justify-single-word="false" fo:text-indent="0in" style:auto-text-indent="false"/>
    </style:style>
    <style:style style:name="P998" style:family="paragraph" style:parent-style-name="Standard" style:list-style-name="WWNum14">
      <style:paragraph-properties fo:margin-left="0.4646in" fo:margin-right="0.4035in" fo:margin-top="0.0008in" fo:margin-bottom="0in" style:contextual-spacing="false" fo:line-height="0.1528in" fo:text-align="justify" style:justify-single-word="false" fo:text-indent="0in" style:auto-text-indent="false">
        <style:tab-stops>
          <style:tab-stop style:position="0.7673in"/>
        </style:tab-stops>
      </style:paragraph-properties>
    </style:style>
    <style:style style:name="P999" style:family="paragraph" style:parent-style-name="Standard">
      <style:paragraph-properties fo:margin-left="0.4646in" fo:margin-right="0.4035in" fo:margin-top="0.0008in" fo:margin-bottom="0in" style:contextual-spacing="false" fo:line-height="0.1528in" fo:text-align="justify" style:justify-single-word="false" fo:text-indent="0in" style:auto-text-indent="false">
        <style:tab-stops>
          <style:tab-stop style:position="0.8366in"/>
        </style:tab-stops>
      </style:paragraph-properties>
    </style:style>
    <style:style style:name="P1000" style:family="paragraph" style:parent-style-name="Standard">
      <style:paragraph-properties fo:margin-left="0.4646in" fo:margin-right="0.4035in" fo:margin-top="0.0008in" fo:margin-bottom="0in" style:contextual-spacing="false" fo:line-height="0.1528in" fo:text-indent="0in" style:auto-text-indent="false">
        <style:tab-stops>
          <style:tab-stop style:position="1.1189in"/>
          <style:tab-stop style:position="1.4063in"/>
          <style:tab-stop style:position="2.2055in"/>
        </style:tab-stops>
      </style:paragraph-properties>
    </style:style>
    <style:style style:name="P1001" style:family="paragraph" style:parent-style-name="Standard" style:master-page-name="Converted21">
      <style:paragraph-properties fo:line-height="0.139in" style:page-number="auto"/>
      <style:text-properties fo:font-size="10pt" style:font-size-asian="10pt"/>
    </style:style>
    <style:style style:name="P1002" style:family="paragraph" style:parent-style-name="Standard">
      <style:paragraph-properties fo:margin-left="0.7043in" fo:margin-right="0.002in" fo:line-height="0.1528in" fo:text-align="justify" style:justify-single-word="false" fo:text-indent="0in" style:auto-text-indent="false"/>
    </style:style>
    <style:style style:name="P1003" style:family="paragraph" style:parent-style-name="Standard">
      <style:paragraph-properties fo:margin-left="0.7043in" fo:margin-right="0.002in" fo:margin-top="0.0008in" fo:margin-bottom="0in" style:contextual-spacing="false" fo:line-height="0.1528in" fo:text-indent="0in" style:auto-text-indent="false"/>
    </style:style>
    <style:style style:name="P1004" style:family="paragraph" style:parent-style-name="Standard">
      <style:paragraph-properties fo:margin-left="0.7043in" fo:margin-right="0.002in" fo:margin-top="0.0008in" fo:margin-bottom="0in" style:contextual-spacing="false" fo:line-height="0.1528in" fo:text-align="justify" style:justify-single-word="false" fo:text-indent="0in" style:auto-text-indent="false"/>
    </style:style>
    <style:style style:name="P1005" style:family="paragraph" style:parent-style-name="Standard">
      <style:paragraph-properties fo:margin-left="0.7043in" fo:margin-right="0.048in" fo:margin-top="0.0008in" fo:margin-bottom="0in" style:contextual-spacing="false" fo:line-height="0.1528in" fo:text-align="justify" style:justify-single-word="false" fo:text-indent="0in" style:auto-text-indent="false"/>
    </style:style>
    <style:style style:name="P1006" style:family="paragraph" style:parent-style-name="Standard">
      <style:paragraph-properties fo:margin-left="0.7043in" fo:margin-right="0.048in" fo:line-height="0.1528in" fo:text-align="justify" style:justify-single-word="false" fo:text-indent="0in" style:auto-text-indent="false"/>
    </style:style>
    <style:style style:name="P1007" style:family="paragraph" style:parent-style-name="Standard">
      <style:paragraph-properties fo:margin-left="0.7047in" fo:margin-right="0in" fo:margin-top="0.0008in" fo:margin-bottom="0in" style:contextual-spacing="false" fo:line-height="0.1528in" fo:text-indent="0in" style:auto-text-indent="false"/>
    </style:style>
    <style:style style:name="P1008" style:family="paragraph" style:parent-style-name="Standard">
      <style:paragraph-properties fo:margin-left="0.7047in" fo:margin-right="0in" fo:margin-top="0.0008in" fo:margin-bottom="0in" style:contextual-spacing="false" fo:line-height="0.1528in" fo:text-align="justify" style:justify-single-word="false" fo:text-indent="0in" style:auto-text-indent="false"/>
    </style:style>
    <style:style style:name="P1009" style:family="paragraph" style:parent-style-name="Standard">
      <style:paragraph-properties fo:margin-left="0.7047in" fo:margin-right="0in" fo:margin-top="0.0008in" fo:margin-bottom="0in" style:contextual-spacing="false" fo:line-height="0.1528in" fo:text-align="justify" style:justify-single-word="false" fo:text-indent="0in" style:auto-text-indent="false">
        <style:tab-stops>
          <style:tab-stop style:position="1.1134in"/>
        </style:tab-stops>
      </style:paragraph-properties>
    </style:style>
    <style:style style:name="P1010" style:family="paragraph" style:parent-style-name="Standard" style:list-style-name="WWNum30">
      <style:paragraph-properties fo:margin-left="0.7047in" fo:margin-right="0in" fo:margin-top="0.0008in" fo:margin-bottom="0in" style:contextual-spacing="false" fo:line-height="0.1528in" fo:text-indent="0in" style:auto-text-indent="false">
        <style:tab-stops>
          <style:tab-stop style:position="0.9201in"/>
        </style:tab-stops>
      </style:paragraph-properties>
    </style:style>
    <style:style style:name="P1011" style:family="paragraph" style:parent-style-name="Standard">
      <style:paragraph-properties fo:margin-left="0.7047in" fo:margin-right="0in" fo:margin-top="0.0047in" fo:margin-bottom="0in" style:contextual-spacing="false" fo:line-height="100%" fo:text-indent="0in" style:auto-text-indent="false"/>
    </style:style>
    <style:style style:name="P1012" style:family="paragraph" style:parent-style-name="Standard">
      <style:paragraph-properties fo:margin-left="0.7047in" fo:margin-right="0in" fo:margin-top="0.0028in" fo:margin-bottom="0in" style:contextual-spacing="false" fo:line-height="100%" fo:text-indent="0in" style:auto-text-indent="false"/>
    </style:style>
    <style:style style:name="P1013" style:family="paragraph" style:parent-style-name="Standard">
      <style:paragraph-properties fo:margin-left="0.7047in" fo:margin-right="0in" fo:line-height="0.1528in" fo:text-indent="0in" style:auto-text-indent="false"/>
    </style:style>
    <style:style style:name="P1014" style:family="paragraph" style:parent-style-name="Standard">
      <style:paragraph-properties fo:margin-left="0.7047in" fo:margin-right="0in" fo:line-height="0.1528in" fo:text-align="justify" style:justify-single-word="false" fo:text-indent="0in" style:auto-text-indent="false"/>
    </style:style>
    <style:style style:name="P1015" style:family="paragraph" style:parent-style-name="Standard">
      <style:paragraph-properties fo:margin-left="0.7047in" fo:margin-right="0in" fo:line-height="0.1528in" fo:text-indent="0in" style:auto-text-indent="false">
        <style:tab-stops>
          <style:tab-stop style:position="1.4098in"/>
          <style:tab-stop style:position="2.0228in"/>
          <style:tab-stop style:position="2.7535in"/>
        </style:tab-stops>
      </style:paragraph-properties>
    </style:style>
    <style:style style:name="P1016" style:family="paragraph" style:parent-style-name="Standard">
      <style:paragraph-properties fo:margin-left="0.7047in" fo:margin-right="0in" fo:line-height="0.1547in" fo:text-align="justify" style:justify-single-word="false" fo:text-indent="0in" style:auto-text-indent="false"/>
    </style:style>
    <style:style style:name="P1017" style:family="paragraph" style:parent-style-name="Standard">
      <style:paragraph-properties fo:margin-left="0.7047in" fo:margin-right="0in" fo:line-height="0.1535in" fo:text-indent="0in" style:auto-text-indent="false"/>
    </style:style>
    <style:style style:name="P1018" style:family="paragraph" style:parent-style-name="Standard">
      <style:paragraph-properties fo:margin-left="0.7047in" fo:margin-right="0in" fo:line-height="0.1535in" fo:text-align="justify" style:justify-single-word="false" fo:text-indent="0in" style:auto-text-indent="false"/>
    </style:style>
    <style:style style:name="P1019" style:family="paragraph" style:parent-style-name="Standard">
      <style:paragraph-properties fo:margin-left="0.7047in" fo:margin-right="0.0016in" fo:margin-top="0.0008in" fo:margin-bottom="0in" style:contextual-spacing="false" fo:line-height="0.1528in" fo:text-align="justify" style:justify-single-word="false" fo:text-indent="0in" style:auto-text-indent="false"/>
    </style:style>
    <style:style style:name="P1020" style:family="paragraph" style:parent-style-name="Standard">
      <style:paragraph-properties fo:margin-left="0.7047in" fo:margin-right="0.0016in" fo:line-height="0.1528in" fo:text-align="justify" style:justify-single-word="false" fo:text-indent="0in" style:auto-text-indent="false"/>
    </style:style>
    <style:style style:name="P1021" style:family="paragraph" style:parent-style-name="Standard">
      <style:paragraph-properties fo:margin-left="0.4098in" fo:margin-right="0.002in" fo:line-height="0.1528in" fo:text-indent="0in" style:auto-text-indent="false"/>
    </style:style>
    <style:style style:name="P1022" style:family="paragraph" style:parent-style-name="Standard">
      <style:paragraph-properties fo:margin-left="0.4098in" fo:margin-right="0.002in" fo:line-height="0.1535in" fo:text-indent="0in" style:auto-text-indent="false"/>
    </style:style>
    <style:style style:name="P1023" style:family="paragraph" style:parent-style-name="Standard">
      <style:paragraph-properties fo:margin-left="0.4098in" fo:margin-right="0.002in" fo:line-height="0.152in" fo:text-indent="0in" style:auto-text-indent="false"/>
    </style:style>
    <style:style style:name="P1024" style:family="paragraph" style:parent-style-name="Standard">
      <style:paragraph-properties fo:margin-left="0.7043in" fo:margin-right="0.6134in" fo:line-height="0.1535in" fo:text-align="justify" style:justify-single-word="false" fo:text-indent="0in" style:auto-text-indent="false"/>
    </style:style>
    <style:style style:name="P1025" style:family="paragraph" style:parent-style-name="Standard">
      <style:paragraph-properties fo:margin-left="0.7043in" fo:margin-right="1.2in" fo:line-height="0.1535in" fo:text-align="justify" style:justify-single-word="false" fo:text-indent="0in" style:auto-text-indent="false"/>
    </style:style>
    <style:style style:name="P1026" style:family="paragraph" style:parent-style-name="Standard">
      <style:paragraph-properties fo:margin-left="0.7043in" fo:margin-right="0.2402in" fo:line-height="0.1528in" fo:text-align="justify" style:justify-single-word="false" fo:text-indent="0in" style:auto-text-indent="false"/>
    </style:style>
    <style:style style:name="P1027" style:family="paragraph" style:parent-style-name="Standard">
      <style:paragraph-properties fo:margin-left="0.7043in" fo:margin-right="1.3091in" fo:line-height="0.1535in" fo:text-align="justify" style:justify-single-word="false" fo:text-indent="0in" style:auto-text-indent="false"/>
    </style:style>
    <style:style style:name="P1028" style:family="paragraph" style:parent-style-name="Standard">
      <style:paragraph-properties fo:margin-left="0.7043in" fo:margin-right="0.1201in" fo:line-height="0.1528in" fo:text-indent="-0.2953in" style:auto-text-indent="false"/>
    </style:style>
    <style:style style:name="P1029" style:family="paragraph" style:parent-style-name="Standard">
      <style:paragraph-properties fo:margin-left="0.7043in" fo:margin-right="0.0602in" fo:margin-top="0.0008in" fo:margin-bottom="0in" style:contextual-spacing="false" fo:line-height="0.1528in" fo:text-indent="-0.2953in" style:auto-text-indent="false"/>
    </style:style>
    <style:style style:name="P1030" style:family="paragraph" style:parent-style-name="Standard">
      <style:paragraph-properties fo:margin-left="0.7035in" fo:margin-right="1.9098in" fo:line-height="0.1508in" fo:text-align="justify" style:justify-single-word="false" fo:text-indent="0in" style:auto-text-indent="false"/>
    </style:style>
    <style:style style:name="P1031" style:family="paragraph" style:parent-style-name="Standard">
      <style:paragraph-properties fo:margin-left="0.4634in" fo:margin-right="0.402in" fo:margin-top="0.0591in" fo:margin-bottom="0in" style:contextual-spacing="false" fo:line-height="0.1528in" fo:text-align="justify" style:justify-single-word="false" fo:text-indent="0in" style:auto-text-indent="false" fo:break-before="column"/>
    </style:style>
    <style:style style:name="P1032" style:family="paragraph" style:parent-style-name="Standard">
      <style:paragraph-properties fo:margin-left="0.4634in" fo:margin-right="0.402in" fo:margin-top="0.0008in" fo:margin-bottom="0in" style:contextual-spacing="false" fo:line-height="0.1528in" fo:text-indent="0in" style:auto-text-indent="false"/>
    </style:style>
    <style:style style:name="P1033" style:family="paragraph" style:parent-style-name="Standard">
      <style:paragraph-properties fo:margin-left="0.4634in" fo:margin-right="0.402in" fo:margin-top="0.0008in" fo:margin-bottom="0in" style:contextual-spacing="false" fo:line-height="0.1528in" fo:text-align="justify" style:justify-single-word="false" fo:text-indent="0in" style:auto-text-indent="false"/>
    </style:style>
    <style:style style:name="P1034" style:family="paragraph" style:parent-style-name="Standard">
      <style:paragraph-properties fo:margin-left="0.4634in" fo:margin-right="0.4028in" fo:margin-top="0.0008in" fo:margin-bottom="0in" style:contextual-spacing="false" fo:line-height="0.1528in" fo:text-align="justify" style:justify-single-word="false" fo:text-indent="0in" style:auto-text-indent="false"/>
    </style:style>
    <style:style style:name="P1035" style:family="paragraph" style:parent-style-name="Standard">
      <style:paragraph-properties fo:margin-left="0.4634in" fo:margin-right="0.4028in" fo:margin-top="0.0575in" fo:margin-bottom="0in" style:contextual-spacing="false" fo:line-height="95%" fo:text-align="justify" style:justify-single-word="false" fo:text-indent="0in" style:auto-text-indent="false" fo:break-before="column"/>
    </style:style>
    <style:style style:name="P1036" style:family="paragraph" style:parent-style-name="Standard">
      <style:paragraph-properties fo:margin-left="0.4634in" fo:margin-right="0.4028in" fo:margin-top="0.0575in" fo:margin-bottom="0in" style:contextual-spacing="false" fo:line-height="95%" fo:text-indent="0in" style:auto-text-indent="false" fo:break-before="column">
        <style:tab-stops>
          <style:tab-stop style:position="0.9291in"/>
          <style:tab-stop style:position="1.2909in"/>
          <style:tab-stop style:position="1.8555in"/>
          <style:tab-stop style:position="2.2575in"/>
        </style:tab-stops>
      </style:paragraph-properties>
    </style:style>
    <style:style style:name="P1037" style:family="paragraph" style:parent-style-name="Standard">
      <style:paragraph-properties fo:margin-left="0.4634in" fo:margin-right="0.4028in" fo:line-height="0.152in" fo:text-align="justify" style:justify-single-word="false" fo:text-indent="0in" style:auto-text-indent="false"/>
    </style:style>
    <style:style style:name="P1038" style:family="paragraph" style:parent-style-name="Standard">
      <style:paragraph-properties fo:margin-left="0.4634in" fo:margin-right="0.4028in" fo:line-height="0.1528in" fo:text-align="justify" style:justify-single-word="false" fo:text-indent="0in" style:auto-text-indent="false"/>
    </style:style>
    <style:style style:name="P1039" style:family="paragraph" style:parent-style-name="Standard">
      <style:paragraph-properties fo:margin-left="0.4634in" fo:margin-right="0.4756in" fo:margin-top="0.0008in" fo:margin-bottom="0in" style:contextual-spacing="false" fo:line-height="0.1528in" fo:text-indent="-0.2953in" style:auto-text-indent="false"/>
    </style:style>
    <style:style style:name="P1040" style:family="paragraph" style:parent-style-name="Standard">
      <style:paragraph-properties fo:margin-left="0.1689in" fo:margin-right="0.1839in" fo:line-height="0.152in" fo:text-indent="0in" style:auto-text-indent="false"/>
    </style:style>
    <style:style style:name="P1041" style:family="paragraph" style:parent-style-name="Standard">
      <style:paragraph-properties fo:margin-left="0.1689in" fo:margin-right="0.1839in" fo:line-height="0.1528in" fo:text-indent="0in" style:auto-text-indent="false"/>
    </style:style>
    <style:style style:name="P1042" style:family="paragraph" style:parent-style-name="Standard">
      <style:paragraph-properties fo:margin-left="0.1689in" fo:margin-right="0.8071in" fo:margin-top="0.0008in" fo:margin-bottom="0in" style:contextual-spacing="false" fo:line-height="0.1528in" fo:text-indent="0in" style:auto-text-indent="false"/>
    </style:style>
    <style:style style:name="P1043" style:family="paragraph" style:parent-style-name="Standard">
      <style:paragraph-properties fo:margin-left="0.1689in" fo:margin-right="1.3984in" fo:margin-top="0.0008in" fo:margin-bottom="0in" style:contextual-spacing="false" fo:line-height="0.1528in" fo:text-indent="0in" style:auto-text-indent="false"/>
    </style:style>
    <style:style style:name="P1044" style:family="paragraph" style:parent-style-name="Standard">
      <style:paragraph-properties fo:margin-left="0.4638in" fo:margin-right="1.0575in" fo:line-height="0.1528in" fo:text-align="justify" style:justify-single-word="false" fo:text-indent="0in" style:auto-text-indent="false"/>
    </style:style>
    <style:style style:name="P1045" style:family="paragraph" style:parent-style-name="Standard">
      <style:paragraph-properties fo:margin-left="0.4634in" fo:margin-right="0.4882in" fo:margin-top="0.0008in" fo:margin-bottom="0in" style:contextual-spacing="false" fo:line-height="0.1528in" fo:text-indent="-0.2953in" style:auto-text-indent="false"/>
    </style:style>
    <style:style style:name="P1046" style:family="paragraph" style:parent-style-name="Standard">
      <style:paragraph-properties fo:margin-left="0.1681in" fo:margin-right="0.2008in" fo:line-height="0.152in" fo:text-indent="0in" style:auto-text-indent="false"/>
    </style:style>
    <style:style style:name="P1047" style:family="paragraph" style:parent-style-name="Standard">
      <style:paragraph-properties fo:margin-left="0.1681in" fo:margin-right="0.2008in" fo:line-height="0.1528in" fo:text-indent="0in" style:auto-text-indent="false"/>
    </style:style>
    <style:style style:name="P1048" style:family="paragraph" style:parent-style-name="Standard">
      <style:paragraph-properties fo:margin-left="0.4634in" fo:margin-right="1.7189in" fo:line-height="0.1535in" fo:text-align="justify" style:justify-single-word="false" fo:text-indent="0in" style:auto-text-indent="false"/>
    </style:style>
    <style:style style:name="P1049" style:family="paragraph" style:parent-style-name="Standard">
      <style:paragraph-properties fo:margin-left="0.4634in" fo:margin-right="1.389in" fo:line-height="0.1528in" fo:text-align="justify" style:justify-single-word="false" fo:text-indent="0in" style:auto-text-indent="false"/>
    </style:style>
    <style:style style:name="P1050" style:family="paragraph" style:parent-style-name="Standard">
      <style:paragraph-properties fo:margin-left="0.4634in" fo:margin-right="1.4437in" fo:line-height="0.1528in" fo:text-align="justify" style:justify-single-word="false" fo:text-indent="0in" style:auto-text-indent="false"/>
    </style:style>
    <style:style style:name="P1051" style:family="paragraph" style:parent-style-name="Standard">
      <style:paragraph-properties fo:margin-left="0.4634in" fo:margin-right="0.402in" fo:margin-top="0.0008in" fo:margin-bottom="0in" style:contextual-spacing="false" fo:line-height="0.1528in" fo:text-indent="-0.2953in" style:auto-text-indent="false"/>
    </style:style>
    <style:style style:name="P1052" style:family="paragraph" style:parent-style-name="Standard">
      <style:paragraph-properties fo:margin-left="0.4634in" fo:margin-right="0.7417in" fo:line-height="0.1528in" fo:text-align="justify" style:justify-single-word="false" fo:text-indent="0in" style:auto-text-indent="false"/>
    </style:style>
    <style:style style:name="P1053" style:family="paragraph" style:parent-style-name="Standard" style:master-page-name="Converted23">
      <style:paragraph-properties fo:line-height="0.139in" style:page-number="auto"/>
      <style:text-properties fo:font-size="10pt" style:font-size-asian="10pt"/>
    </style:style>
    <style:style style:name="P1054" style:family="paragraph" style:parent-style-name="Standard">
      <style:paragraph-properties fo:margin-left="0.4075in" fo:margin-right="0.1256in" fo:margin-top="0.0008in" fo:margin-bottom="0in" style:contextual-spacing="false" fo:line-height="0.1528in" fo:text-indent="0in" style:auto-text-indent="false"/>
    </style:style>
    <style:style style:name="P1055" style:family="paragraph" style:parent-style-name="Standard">
      <style:paragraph-properties fo:margin-left="0.4075in" fo:margin-right="0.3902in" fo:margin-top="0.0008in" fo:margin-bottom="0in" style:contextual-spacing="false" fo:line-height="0.1528in" fo:text-indent="0in" style:auto-text-indent="false"/>
    </style:style>
    <style:style style:name="P1056" style:family="paragraph" style:parent-style-name="Standard">
      <style:paragraph-properties fo:margin-left="0.7035in" fo:margin-right="0.0016in" fo:margin-top="0.0008in" fo:margin-bottom="0in" style:contextual-spacing="false" fo:line-height="0.1528in" fo:text-indent="-0.2957in" style:auto-text-indent="false"/>
    </style:style>
    <style:style style:name="P1057" style:family="paragraph" style:parent-style-name="Standard">
      <style:paragraph-properties fo:margin-left="0.7035in" fo:margin-right="0.0016in" fo:margin-top="0.0008in" fo:margin-bottom="0in" style:contextual-spacing="false" fo:line-height="0.1528in" fo:text-align="justify" style:justify-single-word="false" fo:text-indent="-0.2957in" style:auto-text-indent="false"/>
    </style:style>
    <style:style style:name="P1058" style:family="paragraph" style:parent-style-name="Standard">
      <style:paragraph-properties fo:margin-left="0.7035in" fo:margin-right="0.0016in" fo:line-height="0.1528in" fo:text-align="justify" style:justify-single-word="false" fo:text-indent="-0.2957in" style:auto-text-indent="false"/>
    </style:style>
    <style:style style:name="P1059" style:family="paragraph" style:parent-style-name="Standard">
      <style:paragraph-properties fo:margin-left="0.7028in" fo:margin-right="0.0453in" fo:margin-top="0.0008in" fo:margin-bottom="0in" style:contextual-spacing="false" fo:line-height="0.1528in" fo:text-align="justify" style:justify-single-word="false" fo:text-indent="-0.2953in" style:auto-text-indent="false"/>
    </style:style>
    <style:style style:name="P1060" style:family="paragraph" style:parent-style-name="Standard">
      <style:paragraph-properties fo:margin-left="0.7028in" fo:margin-right="0.1311in" fo:margin-top="0.0008in" fo:margin-bottom="0in" style:contextual-spacing="false" fo:line-height="0.1528in" fo:text-indent="-0.2953in" style:auto-text-indent="false"/>
    </style:style>
    <style:style style:name="P1061" style:family="paragraph" style:parent-style-name="Standard">
      <style:paragraph-properties fo:margin-left="0.7028in" fo:margin-right="0.1256in" fo:line-height="0.1528in" fo:text-indent="-0.2953in" style:auto-text-indent="false"/>
    </style:style>
    <style:style style:name="P1062" style:family="paragraph" style:parent-style-name="Standard">
      <style:paragraph-properties fo:margin-left="0.1681in" fo:margin-right="0.422in" fo:margin-top="0.0602in" fo:margin-bottom="0in" style:contextual-spacing="false" fo:line-height="0.1528in" fo:text-indent="0in" style:auto-text-indent="false" fo:break-before="column"/>
    </style:style>
    <style:style style:name="P1063" style:family="paragraph" style:parent-style-name="Standard">
      <style:paragraph-properties fo:margin-left="0.4634in" fo:margin-right="0.4043in" fo:margin-top="0.0008in" fo:margin-bottom="0in" style:contextual-spacing="false" fo:line-height="0.1528in" fo:text-indent="-0.2957in" style:auto-text-indent="false"/>
    </style:style>
    <style:style style:name="P1064" style:family="paragraph" style:parent-style-name="Standard">
      <style:paragraph-properties fo:margin-left="0.4634in" fo:margin-right="0.4043in" fo:margin-top="0.0008in" fo:margin-bottom="0in" style:contextual-spacing="false" fo:line-height="0.1528in" fo:text-align="justify" style:justify-single-word="false" fo:text-indent="-0.2957in" style:auto-text-indent="false"/>
    </style:style>
    <style:style style:name="P1065" style:family="paragraph" style:parent-style-name="Standard">
      <style:paragraph-properties fo:margin-left="0.4634in" fo:margin-right="0.4043in" fo:line-height="0.1528in" fo:text-indent="-0.2957in" style:auto-text-indent="false"/>
    </style:style>
    <style:style style:name="P1066" style:family="paragraph" style:parent-style-name="Standard">
      <style:paragraph-properties fo:margin-left="0.4634in" fo:margin-right="0.4043in" fo:line-height="0.1528in" fo:text-indent="-0.2957in" style:auto-text-indent="false">
        <style:tab-stops>
          <style:tab-stop style:position="0.9319in"/>
          <style:tab-stop style:position="1.8165in"/>
          <style:tab-stop style:position="2.35in"/>
        </style:tab-stops>
      </style:paragraph-properties>
    </style:style>
    <style:style style:name="P1067" style:family="paragraph" style:parent-style-name="Standard">
      <style:paragraph-properties fo:margin-left="0.4634in" fo:margin-right="0.4043in" fo:line-height="0.1528in" fo:text-indent="-0.2957in" style:auto-text-indent="false">
        <style:tab-stops>
          <style:tab-stop style:position="0.9547in"/>
          <style:tab-stop style:position="1.5366in"/>
          <style:tab-stop style:position="2.0874in"/>
        </style:tab-stops>
      </style:paragraph-properties>
    </style:style>
    <style:style style:name="P1068" style:family="paragraph" style:parent-style-name="Standard">
      <style:paragraph-properties fo:margin-left="0.1681in" fo:margin-right="0.1846in" fo:line-height="0.152in" fo:text-indent="0in" style:auto-text-indent="false"/>
    </style:style>
    <style:style style:name="P1069" style:family="paragraph" style:parent-style-name="Standard">
      <style:paragraph-properties fo:margin-left="0.1681in" fo:margin-right="0.1846in" fo:line-height="0.1528in" fo:text-indent="0in" style:auto-text-indent="false"/>
    </style:style>
    <style:style style:name="P1070" style:family="paragraph" style:parent-style-name="Standard">
      <style:paragraph-properties fo:margin-left="0.4634in" fo:margin-right="0.4035in" fo:margin-top="0.0008in" fo:margin-bottom="0in" style:contextual-spacing="false" fo:line-height="0.1528in" fo:text-indent="-0.2953in" style:auto-text-indent="false"/>
    </style:style>
    <style:style style:name="P1071" style:family="paragraph" style:parent-style-name="Standard">
      <style:paragraph-properties fo:margin-left="0.4634in" fo:margin-right="0.4035in" fo:margin-top="0.0008in" fo:margin-bottom="0in" style:contextual-spacing="false" fo:line-height="0.1528in" fo:text-indent="-0.2953in" style:auto-text-indent="false">
        <style:tab-stops>
          <style:tab-stop style:position="1.2181in"/>
          <style:tab-stop style:position="2.2346in"/>
          <style:tab-stop style:position="2.5354in"/>
        </style:tab-stops>
      </style:paragraph-properties>
    </style:style>
    <style:style style:name="P1072" style:family="paragraph" style:parent-style-name="Standard">
      <style:paragraph-properties fo:margin-left="0.4634in" fo:margin-right="0.4035in" fo:margin-top="0.0008in" fo:margin-bottom="0in" style:contextual-spacing="false" fo:line-height="0.1528in" fo:text-align="justify" style:justify-single-word="false" fo:text-indent="-0.2953in" style:auto-text-indent="false"/>
    </style:style>
    <style:style style:name="P1073" style:family="paragraph" style:parent-style-name="Standard">
      <style:paragraph-properties fo:margin-left="0.4634in" fo:margin-right="0.4035in" fo:line-height="0.1528in" fo:text-indent="-0.2953in" style:auto-text-indent="false"/>
    </style:style>
    <style:style style:name="P1074" style:family="paragraph" style:parent-style-name="Standard">
      <style:paragraph-properties fo:margin-left="0.4634in" fo:margin-right="0.4035in" fo:line-height="0.1528in" fo:text-indent="-0.2953in" style:auto-text-indent="false">
        <style:tab-stops>
          <style:tab-stop style:position="1.6472in"/>
        </style:tab-stops>
      </style:paragraph-properties>
    </style:style>
    <style:style style:name="P1075" style:family="paragraph" style:parent-style-name="Standard">
      <style:paragraph-properties fo:margin-left="0.4634in" fo:margin-right="0.4035in" fo:line-height="0.1528in" fo:text-indent="-0.2953in" style:auto-text-indent="false">
        <style:tab-stops>
          <style:tab-stop style:position="1.0547in"/>
          <style:tab-stop style:position="2.0165in"/>
          <style:tab-stop style:position="2.5563in"/>
        </style:tab-stops>
      </style:paragraph-properties>
    </style:style>
    <style:style style:name="P1076" style:family="paragraph" style:parent-style-name="Standard">
      <style:paragraph-properties fo:margin-left="0.4634in" fo:margin-right="0.4035in" fo:line-height="0.1528in" fo:text-indent="-0.2953in" style:auto-text-indent="false">
        <style:tab-stops>
          <style:tab-stop style:position="1.2354in"/>
          <style:tab-stop style:position="1.502in"/>
          <style:tab-stop style:position="2.2634in"/>
        </style:tab-stops>
      </style:paragraph-properties>
    </style:style>
    <style:style style:name="P1077" style:family="paragraph" style:parent-style-name="Standard">
      <style:paragraph-properties fo:margin-left="0.4634in" fo:margin-right="0.4035in" fo:margin-top="0.0591in" fo:margin-bottom="0in" style:contextual-spacing="false" fo:line-height="0.1528in" fo:text-indent="-0.2953in" style:auto-text-indent="false" fo:break-before="column">
        <style:tab-stops>
          <style:tab-stop style:position="1.1335in"/>
          <style:tab-stop style:position="1.6839in"/>
          <style:tab-stop style:position="2.511in"/>
        </style:tab-stops>
      </style:paragraph-properties>
    </style:style>
    <style:style style:name="P1078" style:family="paragraph" style:parent-style-name="Standard">
      <style:paragraph-properties fo:margin-left="0.4634in" fo:margin-right="1.1728in" fo:line-height="0.1528in" fo:text-align="justify" style:justify-single-word="false" fo:text-indent="0in" style:auto-text-indent="false"/>
    </style:style>
    <style:style style:name="P1079" style:family="paragraph" style:parent-style-name="Standard">
      <style:paragraph-properties fo:margin-left="0.4634in" fo:margin-right="1.2665in" fo:line-height="0.1528in" fo:text-align="justify" style:justify-single-word="false" fo:text-indent="0in" style:auto-text-indent="false"/>
    </style:style>
    <style:style style:name="P1080" style:family="paragraph" style:parent-style-name="Standard">
      <style:paragraph-properties fo:margin-left="0.1681in" fo:margin-right="0.7465in" fo:margin-top="0.0008in" fo:margin-bottom="0in" style:contextual-spacing="false" fo:line-height="0.1528in" fo:text-indent="0in" style:auto-text-indent="false"/>
    </style:style>
    <style:style style:name="P1081" style:family="paragraph" style:parent-style-name="Standard">
      <style:paragraph-properties fo:margin-left="0.1693in" fo:margin-right="0.4055in" fo:line-height="0.1508in" fo:text-indent="0in" style:auto-text-indent="false"/>
    </style:style>
    <style:style style:name="P1082" style:family="paragraph" style:parent-style-name="Standard">
      <style:paragraph-properties fo:margin-left="0.1693in" fo:margin-right="0.4055in" fo:line-height="0.1528in" fo:text-indent="0in" style:auto-text-indent="false"/>
    </style:style>
    <style:style style:name="P1083" style:family="paragraph" style:parent-style-name="Standard">
      <style:paragraph-properties fo:margin-left="0.1693in" fo:margin-right="0.4055in" fo:line-height="0.1535in" fo:text-indent="0in" style:auto-text-indent="false"/>
    </style:style>
    <style:style style:name="P1084" style:family="paragraph" style:parent-style-name="Standard">
      <style:paragraph-properties fo:margin-left="0.1693in" fo:margin-right="0.4055in" fo:line-height="0.152in" fo:text-indent="0in" style:auto-text-indent="false"/>
    </style:style>
    <style:style style:name="P1085" style:family="paragraph" style:parent-style-name="Standard">
      <style:paragraph-properties fo:margin-left="0.4646in" fo:margin-right="1.402in" fo:line-height="0.1535in" fo:text-align="justify" style:justify-single-word="false" fo:text-indent="0in" style:auto-text-indent="false"/>
    </style:style>
    <style:style style:name="P1086" style:family="paragraph" style:parent-style-name="Standard">
      <style:paragraph-properties fo:margin-left="0.1693in" fo:margin-right="0.2563in" fo:line-height="0.1528in" fo:text-indent="0in" style:auto-text-indent="false"/>
    </style:style>
    <style:style style:name="P1087" style:family="paragraph" style:parent-style-name="Standard">
      <style:paragraph-properties fo:margin-left="0.1693in" fo:margin-right="0.2563in" fo:line-height="0.1535in" fo:text-indent="0in" style:auto-text-indent="false"/>
    </style:style>
    <style:style style:name="P1088" style:family="paragraph" style:parent-style-name="Standard">
      <style:paragraph-properties fo:margin-left="0.1693in" fo:margin-right="0.2563in" fo:line-height="0.152in" fo:text-indent="0in" style:auto-text-indent="false"/>
    </style:style>
    <style:style style:name="P1089" style:family="paragraph" style:parent-style-name="Standard">
      <style:paragraph-properties fo:margin-left="0.4646in" fo:margin-right="1.8728in" fo:line-height="0.1535in" fo:text-align="justify" style:justify-single-word="false" fo:text-indent="0in" style:auto-text-indent="false"/>
    </style:style>
    <style:style style:name="P1090" style:family="paragraph" style:parent-style-name="Standard">
      <style:paragraph-properties fo:margin-left="0.4646in" fo:margin-right="0.0047in" fo:line-height="0.1528in" fo:text-indent="-0.2953in" style:auto-text-indent="false"/>
    </style:style>
    <style:style style:name="P1091" style:family="paragraph" style:parent-style-name="Standard">
      <style:paragraph-properties fo:margin-left="0.4646in" fo:margin-right="0.4035in" fo:line-height="0.1528in" fo:text-indent="-0.2953in" style:auto-text-indent="false"/>
    </style:style>
    <style:style style:name="P1092" style:family="paragraph" style:parent-style-name="Standard">
      <style:paragraph-properties fo:margin-left="0.4646in" fo:margin-right="0.4035in" fo:margin-top="0.0008in" fo:margin-bottom="0in" style:contextual-spacing="false" fo:line-height="0.1528in" fo:text-indent="-0.2953in" style:auto-text-indent="false"/>
    </style:style>
    <style:style style:name="P1093" style:family="paragraph" style:parent-style-name="Standard">
      <style:paragraph-properties fo:margin-left="0.4646in" fo:margin-right="0.4035in" fo:margin-top="0.0008in" fo:margin-bottom="0in" style:contextual-spacing="false" fo:line-height="0.1528in" fo:text-align="justify" style:justify-single-word="false" fo:text-indent="-0.2953in" style:auto-text-indent="false"/>
    </style:style>
    <style:style style:name="P1094" style:family="paragraph" style:parent-style-name="Standard">
      <style:paragraph-properties fo:margin-left="0.4654in" fo:margin-right="1.2098in" fo:line-height="0.1528in" fo:text-align="justify" style:justify-single-word="false" fo:text-indent="0in" style:auto-text-indent="false"/>
    </style:style>
    <style:style style:name="P1095" style:family="paragraph" style:parent-style-name="Standard">
      <style:paragraph-properties fo:margin-left="0.1701in" fo:margin-right="0.4055in" fo:line-height="0.1528in" fo:text-indent="0in" style:auto-text-indent="false"/>
    </style:style>
    <style:style style:name="P1096" style:family="paragraph" style:parent-style-name="Standard">
      <style:paragraph-properties fo:margin-left="0.4654in" fo:margin-right="1.5307in" fo:line-height="0.1528in" fo:text-align="justify" style:justify-single-word="false" fo:text-indent="0in" style:auto-text-indent="false"/>
    </style:style>
    <style:style style:name="P1097" style:family="paragraph" style:parent-style-name="Standard">
      <style:paragraph-properties fo:margin-left="0.4654in" fo:margin-right="0.4693in" fo:margin-top="0.0008in" fo:margin-bottom="0in" style:contextual-spacing="false" fo:line-height="0.1528in" fo:text-indent="-0.2957in" style:auto-text-indent="false"/>
    </style:style>
    <style:style style:name="P1098" style:family="paragraph" style:parent-style-name="Standard">
      <style:paragraph-properties fo:margin-left="0.1701in" fo:margin-right="0.4043in" fo:line-height="0.152in" fo:text-indent="0in" style:auto-text-indent="false"/>
    </style:style>
    <style:style style:name="P1099" style:family="paragraph" style:parent-style-name="Standard">
      <style:paragraph-properties fo:margin-left="0.4654in" fo:margin-right="2.0882in" fo:line-height="0.1535in" fo:text-align="justify" style:justify-single-word="false" fo:text-indent="0in" style:auto-text-indent="false"/>
    </style:style>
    <style:style style:name="P1100" style:family="paragraph" style:parent-style-name="Standard" style:master-page-name="Converted25">
      <style:paragraph-properties fo:line-height="0.139in" style:page-number="auto"/>
      <style:text-properties fo:font-size="10pt" style:font-size-asian="10pt"/>
    </style:style>
    <style:style style:name="P1101" style:family="paragraph" style:parent-style-name="Standard">
      <style:paragraph-properties fo:margin-left="0.7043in" fo:margin-right="1.2043in" fo:line-height="0.1528in" fo:text-align="justify" style:justify-single-word="false" fo:text-indent="0in" style:auto-text-indent="false"/>
    </style:style>
    <style:style style:name="P1102" style:family="paragraph" style:parent-style-name="Standard">
      <style:paragraph-properties fo:margin-left="0.7035in" fo:margin-right="1.2661in" fo:line-height="0.1535in" fo:text-align="justify" style:justify-single-word="false" fo:text-indent="0in" style:auto-text-indent="false"/>
    </style:style>
    <style:style style:name="P1103" style:family="paragraph" style:parent-style-name="Standard">
      <style:paragraph-properties fo:margin-left="0.7043in" fo:margin-right="0.1236in" fo:line-height="0.1528in" fo:text-align="justify" style:justify-single-word="false" fo:text-indent="0in" style:auto-text-indent="false"/>
    </style:style>
    <style:style style:name="P1104" style:family="paragraph" style:parent-style-name="Standard">
      <style:paragraph-properties fo:margin-left="0.7043in" fo:margin-right="0.0008in" fo:margin-top="0.0008in" fo:margin-bottom="0in" style:contextual-spacing="false" fo:line-height="0.1528in" fo:text-indent="-0.2953in" style:auto-text-indent="false">
        <style:tab-stops>
          <style:tab-stop style:position="1.498in"/>
          <style:tab-stop style:position="2.0189in"/>
        </style:tab-stops>
      </style:paragraph-properties>
    </style:style>
    <style:style style:name="P1105" style:family="paragraph" style:parent-style-name="Standard">
      <style:paragraph-properties fo:margin-left="0.7043in" fo:margin-right="0.0008in" fo:margin-top="0.0008in" fo:margin-bottom="0in" style:contextual-spacing="false" fo:line-height="0.1528in" fo:text-indent="-0.2953in" style:auto-text-indent="false">
        <style:tab-stops>
          <style:tab-stop style:position="1.1835in"/>
          <style:tab-stop style:position="1.6398in"/>
          <style:tab-stop style:position="2.3744in"/>
        </style:tab-stops>
      </style:paragraph-properties>
    </style:style>
    <style:style style:name="P1106" style:family="paragraph" style:parent-style-name="Standard">
      <style:paragraph-properties fo:margin-left="0.7043in" fo:margin-right="0.0008in" fo:margin-top="0.0008in" fo:margin-bottom="0in" style:contextual-spacing="false" fo:line-height="0.1528in" fo:text-align="justify" style:justify-single-word="false" fo:text-indent="-0.2953in" style:auto-text-indent="false"/>
    </style:style>
    <style:style style:name="P1107" style:family="paragraph" style:parent-style-name="Standard">
      <style:paragraph-properties fo:margin-left="0.7043in" fo:margin-right="0.0008in" fo:margin-top="0.0008in" fo:margin-bottom="0in" style:contextual-spacing="false" fo:line-height="0.1528in" fo:text-indent="-0.2953in" style:auto-text-indent="false">
        <style:tab-stops>
          <style:tab-stop style:position="1.0319in"/>
          <style:tab-stop style:position="1.3083in"/>
          <style:tab-stop style:position="2.0799in"/>
          <style:tab-stop style:position="2.3134in"/>
        </style:tab-stops>
      </style:paragraph-properties>
    </style:style>
    <style:style style:name="P1108" style:family="paragraph" style:parent-style-name="Standard">
      <style:paragraph-properties fo:margin-left="0.7043in" fo:margin-right="0.0008in" fo:line-height="0.1528in" fo:text-indent="-0.2953in" style:auto-text-indent="false"/>
    </style:style>
    <style:style style:name="P1109" style:family="paragraph" style:parent-style-name="Standard">
      <style:paragraph-properties fo:margin-left="0.7043in" fo:margin-right="0.0008in" fo:line-height="0.1528in" fo:text-indent="-0.2953in" style:auto-text-indent="false">
        <style:tab-stops>
          <style:tab-stop style:position="2.561in"/>
        </style:tab-stops>
      </style:paragraph-properties>
    </style:style>
    <style:style style:name="P1110" style:family="paragraph" style:parent-style-name="Standard">
      <style:paragraph-properties fo:margin-left="0.7043in" fo:margin-right="0.0008in" fo:line-height="0.1528in" fo:text-align="justify" style:justify-single-word="false" fo:text-indent="-0.2953in" style:auto-text-indent="false"/>
    </style:style>
    <style:style style:name="P1111" style:family="paragraph" style:parent-style-name="Standard">
      <style:paragraph-properties fo:margin-left="0.7043in" fo:margin-right="1.3772in" fo:line-height="0.1528in" fo:text-align="justify" style:justify-single-word="false" fo:text-indent="0in" style:auto-text-indent="false"/>
    </style:style>
    <style:style style:name="P1112" style:family="paragraph" style:parent-style-name="Standard">
      <style:paragraph-properties fo:margin-left="0.7047in" fo:margin-right="1.472in" fo:line-height="0.1528in" fo:text-align="justify" style:justify-single-word="false" fo:text-indent="0in" style:auto-text-indent="false"/>
    </style:style>
    <style:style style:name="P1113" style:family="paragraph" style:parent-style-name="Standard">
      <style:paragraph-properties fo:margin-left="0.7043in" fo:margin-right="1.1252in" fo:line-height="0.1535in" fo:text-align="justify" style:justify-single-word="false" fo:text-indent="0in" style:auto-text-indent="false"/>
    </style:style>
    <style:style style:name="P1114" style:family="paragraph" style:parent-style-name="Standard">
      <style:paragraph-properties fo:margin-left="0.7043in" fo:margin-right="0.9492in" fo:line-height="0.1535in" fo:text-align="justify" style:justify-single-word="false" fo:text-indent="0in" style:auto-text-indent="false"/>
    </style:style>
    <style:style style:name="P1115" style:family="paragraph" style:parent-style-name="Standard">
      <style:paragraph-properties fo:margin-left="0.7043in" fo:margin-right="0.5957in" fo:line-height="0.1528in" fo:text-align="justify" style:justify-single-word="false" fo:text-indent="0in" style:auto-text-indent="false"/>
    </style:style>
    <style:style style:name="P1116" style:family="paragraph" style:parent-style-name="Standard">
      <style:paragraph-properties fo:margin-left="0.7043in" fo:margin-right="0.05in" fo:margin-top="0.0008in" fo:margin-bottom="0in" style:contextual-spacing="false" fo:line-height="0.1528in" fo:text-indent="-0.2953in" style:auto-text-indent="false"/>
    </style:style>
    <style:style style:name="P1117" style:family="paragraph" style:parent-style-name="Standard">
      <style:paragraph-properties fo:margin-left="0.7043in" fo:margin-right="1.1075in" fo:line-height="0.1535in" fo:text-align="justify" style:justify-single-word="false" fo:text-indent="0in" style:auto-text-indent="false"/>
    </style:style>
    <style:style style:name="P1118" style:family="paragraph" style:parent-style-name="Standard">
      <style:paragraph-properties fo:margin-left="0.4626in" fo:margin-right="0.4783in" fo:margin-top="0.0602in" fo:margin-bottom="0in" style:contextual-spacing="false" fo:line-height="0.1528in" fo:text-indent="-0.2953in" style:auto-text-indent="false" fo:break-before="column"/>
    </style:style>
    <style:style style:name="P1119" style:family="paragraph" style:parent-style-name="Standard">
      <style:paragraph-properties fo:margin-left="0.4626in" fo:margin-right="1.3854in" fo:line-height="0.1528in" fo:text-align="justify" style:justify-single-word="false" fo:text-indent="0in" style:auto-text-indent="false"/>
    </style:style>
    <style:style style:name="P1120" style:family="paragraph" style:parent-style-name="Standard">
      <style:paragraph-properties fo:margin-left="0.1673in" fo:margin-right="0.9925in" fo:margin-top="0.0008in" fo:margin-bottom="0in" style:contextual-spacing="false" fo:line-height="0.1528in" fo:text-indent="0in" style:auto-text-indent="false"/>
    </style:style>
    <style:style style:name="P1121" style:family="paragraph" style:parent-style-name="Standard">
      <style:paragraph-properties fo:margin-left="0.4626in" fo:margin-right="0.4827in" fo:margin-top="0.0008in" fo:margin-bottom="0in" style:contextual-spacing="false" fo:line-height="0.1528in" fo:text-indent="-0.2953in" style:auto-text-indent="false"/>
    </style:style>
    <style:style style:name="P1122" style:family="paragraph" style:parent-style-name="Standard">
      <style:paragraph-properties fo:margin-left="0.4626in" fo:margin-right="0.4953in" fo:margin-top="0.0008in" fo:margin-bottom="0in" style:contextual-spacing="false" fo:line-height="0.1516in" fo:text-indent="-0.2953in" style:auto-text-indent="false"/>
    </style:style>
    <style:style style:name="P1123" style:family="paragraph" style:parent-style-name="Standard">
      <style:paragraph-properties fo:margin-left="0.4626in" fo:margin-right="0.4953in" fo:margin-top="0.0008in" fo:margin-bottom="0in" style:contextual-spacing="false" fo:line-height="0.1528in" fo:text-indent="-0.2953in" style:auto-text-indent="false"/>
    </style:style>
    <style:style style:name="P1124" style:family="paragraph" style:parent-style-name="Standard">
      <style:paragraph-properties fo:margin-left="0.4626in" fo:margin-right="0in" fo:line-height="0.1528in" fo:text-indent="-0.2953in" style:auto-text-indent="false"/>
    </style:style>
    <style:style style:name="P1125" style:family="paragraph" style:parent-style-name="Standard">
      <style:paragraph-properties fo:margin-left="0.4618in" fo:margin-right="0.4035in" fo:margin-top="0.0008in" fo:margin-bottom="0in" style:contextual-spacing="false" fo:line-height="0.1528in" fo:text-align="justify" style:justify-single-word="false" fo:text-indent="-0.2953in" style:auto-text-indent="false"/>
    </style:style>
    <style:style style:name="P1126" style:family="paragraph" style:parent-style-name="Standard">
      <style:paragraph-properties fo:margin-left="0.4618in" fo:margin-right="0in" fo:margin-top="0.0008in" fo:margin-bottom="0in" style:contextual-spacing="false" fo:line-height="0.1528in" fo:text-indent="-0.2953in" style:auto-text-indent="false"/>
    </style:style>
    <style:style style:name="P1127" style:family="paragraph" style:parent-style-name="Standard">
      <style:paragraph-properties fo:margin-left="0.4618in" fo:margin-right="0.0354in" fo:line-height="0.1528in" fo:text-indent="-0.2953in" style:auto-text-indent="false"/>
    </style:style>
    <style:style style:name="P1128" style:family="paragraph" style:parent-style-name="Standard">
      <style:paragraph-properties fo:margin-left="0.1665in" fo:margin-right="0.1398in" fo:line-height="0.1528in" fo:text-indent="0in" style:auto-text-indent="false"/>
    </style:style>
    <style:style style:name="P1129" style:family="paragraph" style:parent-style-name="Standard">
      <style:paragraph-properties fo:margin-left="0.4618in" fo:margin-right="0in" fo:line-height="0.1528in" fo:text-indent="-0.2957in" style:auto-text-indent="false"/>
    </style:style>
    <style:style style:name="P1130" style:family="paragraph" style:parent-style-name="Standard">
      <style:paragraph-properties fo:margin-left="0.4618in" fo:margin-right="1.6409in" fo:line-height="0.1528in" fo:text-align="justify" style:justify-single-word="false" fo:text-indent="0in" style:auto-text-indent="false"/>
    </style:style>
    <style:style style:name="P1131" style:family="paragraph" style:parent-style-name="Standard">
      <style:paragraph-properties fo:margin-left="0.4618in" fo:margin-right="0.2689in" fo:line-height="0.1528in" fo:text-indent="-0.2953in" style:auto-text-indent="false"/>
    </style:style>
    <style:style style:name="P1132" style:family="paragraph" style:parent-style-name="Standard">
      <style:paragraph-properties fo:margin-left="0.4618in" fo:margin-right="0.4043in" fo:margin-top="0.0008in" fo:margin-bottom="0in" style:contextual-spacing="false" fo:line-height="0.1528in" fo:text-align="justify" style:justify-single-word="false" fo:text-indent="-0.2953in" style:auto-text-indent="false"/>
    </style:style>
    <style:style style:name="P1133" style:family="paragraph" style:parent-style-name="Standard">
      <style:paragraph-properties fo:margin-left="0.1665in" fo:margin-right="0.1465in" fo:line-height="0.1528in" fo:text-indent="0in" style:auto-text-indent="false"/>
    </style:style>
    <style:style style:name="P1134" style:family="paragraph" style:parent-style-name="Standard">
      <style:paragraph-properties fo:margin-left="0.1665in" fo:margin-right="0.1465in" fo:line-height="0.1535in" fo:text-indent="0in" style:auto-text-indent="false"/>
    </style:style>
    <style:style style:name="P1135" style:family="paragraph" style:parent-style-name="Standard">
      <style:paragraph-properties fo:margin-left="0.1665in" fo:margin-right="0in" fo:line-height="0.1535in" fo:text-indent="0in" style:auto-text-indent="false"/>
    </style:style>
    <style:style style:name="P1136" style:family="paragraph" style:parent-style-name="Standard">
      <style:paragraph-properties fo:margin-left="0.1665in" fo:margin-right="0in" fo:line-height="0.1528in" fo:text-indent="0in" style:auto-text-indent="false"/>
    </style:style>
    <style:style style:name="P1137" style:family="paragraph" style:parent-style-name="Standard">
      <style:paragraph-properties fo:margin-left="0.461in" fo:margin-right="0.4827in" fo:line-height="0.1528in" fo:text-indent="-0.2953in" style:auto-text-indent="false"/>
    </style:style>
    <style:style style:name="P1138" style:family="paragraph" style:parent-style-name="Standard" style:master-page-name="Converted27">
      <style:paragraph-properties fo:line-height="0.139in" style:page-number="auto"/>
      <style:text-properties fo:font-size="10pt" style:font-size-asian="10pt"/>
    </style:style>
    <style:style style:name="P1139" style:family="paragraph" style:parent-style-name="Standard">
      <style:paragraph-properties fo:margin-left="0.7035in" fo:margin-right="1.0299in" fo:line-height="0.1535in" fo:text-align="justify" style:justify-single-word="false" fo:text-indent="0in" style:auto-text-indent="false"/>
    </style:style>
    <style:style style:name="P1140" style:family="paragraph" style:parent-style-name="Standard">
      <style:paragraph-properties fo:margin-left="0.7035in" fo:margin-right="0.0047in" fo:line-height="0.1528in" fo:text-indent="-0.2957in" style:auto-text-indent="false"/>
    </style:style>
    <style:style style:name="P1141" style:family="paragraph" style:parent-style-name="Standard">
      <style:paragraph-properties fo:margin-left="0.7035in" fo:margin-right="1.0374in" fo:line-height="0.1528in" fo:text-align="justify" style:justify-single-word="false" fo:text-indent="0in" style:auto-text-indent="false"/>
    </style:style>
    <style:style style:name="P1142" style:family="paragraph" style:parent-style-name="Standard">
      <style:paragraph-properties fo:margin-left="0.7047in" fo:margin-right="0.4563in" fo:line-height="0.1528in" fo:text-align="justify" style:justify-single-word="false" fo:text-indent="0in" style:auto-text-indent="false"/>
    </style:style>
    <style:style style:name="P1143" style:family="paragraph" style:parent-style-name="Standard">
      <style:paragraph-properties fo:margin-left="0.4638in" fo:margin-right="1.6445in" fo:margin-top="0.0516in" fo:margin-bottom="0in" style:contextual-spacing="false" fo:line-height="100%" fo:text-align="justify" style:justify-single-word="false" fo:text-indent="0in" style:auto-text-indent="false" fo:break-before="column"/>
    </style:style>
    <style:style style:name="P1144" style:family="paragraph" style:parent-style-name="Standard">
      <style:paragraph-properties fo:margin-left="0.4638in" fo:margin-right="1.1118in" fo:line-height="0.1535in" fo:text-align="justify" style:justify-single-word="false" fo:text-indent="0in" style:auto-text-indent="false"/>
    </style:style>
    <style:style style:name="P1145" style:family="paragraph" style:parent-style-name="Standard">
      <style:paragraph-properties fo:margin-left="0.4638in" fo:margin-right="1.1118in" fo:line-height="0.1528in" fo:text-align="justify" style:justify-single-word="false" fo:text-indent="0in" style:auto-text-indent="false"/>
    </style:style>
    <style:style style:name="P1146" style:family="paragraph" style:parent-style-name="Standard">
      <style:paragraph-properties fo:margin-left="0.4638in" fo:margin-right="0.4299in" fo:line-height="0.1528in" fo:text-align="justify" style:justify-single-word="false" fo:text-indent="0in" style:auto-text-indent="false"/>
    </style:style>
    <style:style style:name="P1147" style:family="paragraph" style:parent-style-name="Standard">
      <style:paragraph-properties fo:margin-left="0.4634in" fo:margin-right="1.8098in" fo:line-height="0.1535in" fo:text-align="justify" style:justify-single-word="false" fo:text-indent="0in" style:auto-text-indent="false"/>
    </style:style>
    <style:style style:name="P1148" style:family="paragraph" style:parent-style-name="Standard">
      <style:paragraph-properties fo:margin-left="0.1689in" fo:margin-right="0.5063in" fo:line-height="0.1528in" fo:text-indent="0in" style:auto-text-indent="false"/>
    </style:style>
    <style:style style:name="P1149" style:family="paragraph" style:parent-style-name="Standard">
      <style:paragraph-properties fo:margin-left="0.1689in" fo:margin-right="0.5063in" fo:line-height="0.1543in" fo:text-indent="0in" style:auto-text-indent="false"/>
    </style:style>
    <style:style style:name="P1150" style:family="paragraph" style:parent-style-name="Standard">
      <style:paragraph-properties fo:margin-left="0.1689in" fo:margin-right="0.5063in" fo:line-height="0.1535in" fo:text-indent="0in" style:auto-text-indent="false"/>
    </style:style>
    <style:style style:name="P1151" style:family="paragraph" style:parent-style-name="Standard">
      <style:paragraph-properties fo:margin-left="0.4634in" fo:margin-right="2.0299in" fo:line-height="0.1535in" fo:text-align="justify" style:justify-single-word="false" fo:text-indent="0in" style:auto-text-indent="false"/>
    </style:style>
    <style:style style:name="P1152" style:family="paragraph" style:parent-style-name="Standard">
      <style:paragraph-properties fo:margin-left="0.4634in" fo:margin-right="0.2819in" fo:margin-top="0.0008in" fo:margin-bottom="0in" style:contextual-spacing="false" fo:line-height="0.1528in" fo:text-indent="-0.2953in" style:auto-text-indent="false"/>
    </style:style>
    <style:style style:name="P1153" style:family="paragraph" style:parent-style-name="Standard">
      <style:paragraph-properties fo:margin-left="0.4634in" fo:margin-right="0.2457in" fo:margin-top="0.0008in" fo:margin-bottom="0in" style:contextual-spacing="false" fo:line-height="0.1528in" fo:text-indent="0in" style:auto-text-indent="false"/>
    </style:style>
    <style:style style:name="P1154" style:family="paragraph" style:parent-style-name="Standard">
      <style:paragraph-properties fo:margin-left="0.4634in" fo:margin-right="1.2984in" fo:line-height="0.1528in" fo:text-align="justify" style:justify-single-word="false" fo:text-indent="0in" style:auto-text-indent="false"/>
    </style:style>
    <style:style style:name="P1155" style:family="paragraph" style:parent-style-name="Standard">
      <style:paragraph-properties fo:margin-left="0.1681in" fo:margin-right="0.402in" fo:line-height="0.1528in" fo:text-indent="0in" style:auto-text-indent="false"/>
    </style:style>
    <style:style style:name="P1156" style:family="paragraph" style:parent-style-name="Standard">
      <style:paragraph-properties fo:margin-left="0.4626in" fo:margin-right="2.1327in" fo:line-height="0.1528in" fo:text-align="justify" style:justify-single-word="false" fo:text-indent="0in" style:auto-text-indent="false"/>
    </style:style>
    <style:style style:name="P1157" style:family="paragraph" style:parent-style-name="Standard">
      <style:paragraph-properties fo:margin-left="0.4634in" fo:margin-right="0.5319in" fo:margin-top="0.0008in" fo:margin-bottom="0in" style:contextual-spacing="false" fo:line-height="0.1528in" fo:text-indent="0in" style:auto-text-indent="false"/>
    </style:style>
    <style:style style:name="P1158" style:family="paragraph" style:parent-style-name="Standard">
      <style:paragraph-properties fo:margin-left="0.4634in" fo:margin-right="0.4272in" fo:margin-top="0.0008in" fo:margin-bottom="0in" style:contextual-spacing="false" fo:line-height="0.1528in" fo:text-indent="0in" style:auto-text-indent="false">
        <style:tab-stops>
          <style:tab-stop style:position="1.1008in"/>
          <style:tab-stop style:position="1.6in"/>
          <style:tab-stop style:position="1.9937in"/>
        </style:tab-stops>
      </style:paragraph-properties>
    </style:style>
    <style:style style:name="P1159" style:family="paragraph" style:parent-style-name="Standard">
      <style:paragraph-properties fo:margin-left="0.4634in" fo:margin-right="0.828in" fo:line-height="0.1535in" fo:text-align="justify" style:justify-single-word="false" fo:text-indent="0in" style:auto-text-indent="false"/>
    </style:style>
    <style:style style:name="P1160" style:family="paragraph" style:parent-style-name="Standard">
      <style:paragraph-properties fo:margin-left="0.4638in" fo:margin-right="0.2457in" fo:margin-top="0.0008in" fo:margin-bottom="0in" style:contextual-spacing="false" fo:line-height="0.1528in" fo:text-indent="-0.2953in" style:auto-text-indent="false"/>
    </style:style>
    <style:style style:name="P1161" style:family="paragraph" style:parent-style-name="Standard">
      <style:paragraph-properties fo:margin-left="0.4638in" fo:margin-right="0.2457in" fo:line-height="0.1528in" fo:text-indent="-0.2953in" style:auto-text-indent="false"/>
    </style:style>
    <style:style style:name="P1162" style:family="paragraph" style:parent-style-name="Standard">
      <style:paragraph-properties fo:margin-left="0.1681in" fo:margin-right="0.2272in" fo:line-height="0.152in" fo:text-indent="0in" style:auto-text-indent="false"/>
    </style:style>
    <style:style style:name="P1163" style:family="paragraph" style:parent-style-name="Standard">
      <style:paragraph-properties fo:margin-left="0.1681in" fo:margin-right="0.2272in" fo:line-height="0.1528in" fo:text-indent="0in" style:auto-text-indent="false"/>
    </style:style>
    <style:style style:name="P1164" style:family="paragraph" style:parent-style-name="Standard" style:master-page-name="Converted29">
      <style:paragraph-properties fo:line-height="0.139in" style:page-number="auto"/>
      <style:text-properties fo:font-size="10pt" style:font-size-asian="10pt"/>
    </style:style>
    <style:style style:name="P1165" style:family="paragraph" style:parent-style-name="Standard">
      <style:paragraph-properties fo:margin-left="0.7043in" fo:margin-right="0.211in" fo:line-height="0.1528in" fo:text-align="justify" style:justify-single-word="false" fo:text-indent="0in" style:auto-text-indent="false"/>
    </style:style>
    <style:style style:name="P1166" style:family="paragraph" style:parent-style-name="Standard">
      <style:paragraph-properties fo:margin-left="0.7035in" fo:margin-right="1.7925in" fo:line-height="0.1535in" fo:text-align="justify" style:justify-single-word="false" fo:text-indent="0in" style:auto-text-indent="false"/>
    </style:style>
    <style:style style:name="P1167" style:family="paragraph" style:parent-style-name="Standard">
      <style:paragraph-properties fo:margin-left="0.7035in" fo:margin-right="0.7535in" fo:line-height="0.1528in" fo:text-align="justify" style:justify-single-word="false" fo:text-indent="0in" style:auto-text-indent="false"/>
    </style:style>
    <style:style style:name="P1168" style:family="paragraph" style:parent-style-name="Standard">
      <style:paragraph-properties fo:margin-left="0.7035in" fo:margin-right="1.3689in" fo:line-height="0.1528in" fo:text-align="justify" style:justify-single-word="false" fo:text-indent="0in" style:auto-text-indent="false"/>
    </style:style>
    <style:style style:name="P1169" style:family="paragraph" style:parent-style-name="Standard">
      <style:paragraph-properties fo:margin-left="0.4083in" fo:margin-right="0.2598in" fo:margin-top="0.0008in" fo:margin-bottom="0in" style:contextual-spacing="false" fo:line-height="0.1528in" fo:text-indent="0.2945in" style:auto-text-indent="false"/>
    </style:style>
    <style:style style:name="P1170" style:family="paragraph" style:parent-style-name="Standard">
      <style:paragraph-properties fo:margin-left="0.7028in" fo:margin-right="0.6764in" fo:line-height="0.1528in" fo:text-align="justify" style:justify-single-word="false" fo:text-indent="0in" style:auto-text-indent="false"/>
    </style:style>
    <style:style style:name="P1171" style:family="paragraph" style:parent-style-name="Standard">
      <style:paragraph-properties fo:margin-left="0.4075in" fo:margin-right="0.0047in" fo:line-height="0.1535in" fo:text-indent="0in" style:auto-text-indent="false"/>
    </style:style>
    <style:style style:name="P1172" style:family="paragraph" style:parent-style-name="Standard">
      <style:paragraph-properties fo:margin-left="0.4075in" fo:margin-right="0.0047in" fo:line-height="0.152in" fo:text-indent="0in" style:auto-text-indent="false"/>
    </style:style>
    <style:style style:name="P1173" style:family="paragraph" style:parent-style-name="Standard">
      <style:paragraph-properties fo:margin-left="0.4075in" fo:margin-right="0.0047in" fo:line-height="0.1528in" fo:text-indent="0in" style:auto-text-indent="false"/>
    </style:style>
    <style:style style:name="P1174" style:family="paragraph" style:parent-style-name="Standard">
      <style:paragraph-properties fo:margin-left="0.7028in" fo:margin-right="0.0402in" fo:line-height="0.1535in" fo:text-align="justify" style:justify-single-word="false" fo:text-indent="0in" style:auto-text-indent="false"/>
    </style:style>
    <style:style style:name="P1175" style:family="paragraph" style:parent-style-name="Standard">
      <style:paragraph-properties fo:margin-left="0.7028in" fo:margin-right="0.0402in" fo:margin-top="0.0008in" fo:margin-bottom="0in" style:contextual-spacing="false" fo:line-height="0.1528in" fo:text-align="justify" style:justify-single-word="false" fo:text-indent="0in" style:auto-text-indent="false"/>
    </style:style>
    <style:style style:name="P1176" style:family="paragraph" style:parent-style-name="Standard">
      <style:paragraph-properties fo:margin-left="0.702in" fo:margin-right="1.5098in" fo:line-height="0.1528in" fo:text-align="justify" style:justify-single-word="false" fo:text-indent="0in" style:auto-text-indent="false"/>
    </style:style>
    <style:style style:name="P1177" style:family="paragraph" style:parent-style-name="Standard">
      <style:paragraph-properties fo:margin-left="0.702in" fo:margin-right="0.002in" fo:margin-top="0.0008in" fo:margin-bottom="0in" style:contextual-spacing="false" fo:line-height="0.1528in" fo:text-align="justify" style:justify-single-word="false" fo:text-indent="0in" style:auto-text-indent="false"/>
    </style:style>
    <style:style style:name="P1178" style:family="paragraph" style:parent-style-name="Standard">
      <style:paragraph-properties fo:margin-left="0.702in" fo:margin-right="0.002in" fo:line-height="0.1535in" fo:text-indent="0in" style:auto-text-indent="false"/>
    </style:style>
    <style:style style:name="P1179" style:family="paragraph" style:parent-style-name="Standard">
      <style:paragraph-properties fo:margin-left="0.702in" fo:margin-right="0.002in" fo:line-height="0.1528in" fo:text-align="justify" style:justify-single-word="false" fo:text-indent="0in" style:auto-text-indent="false"/>
    </style:style>
    <style:style style:name="P1180" style:family="paragraph" style:parent-style-name="Standard">
      <style:paragraph-properties fo:margin-left="0.4071in" fo:margin-right="0in" fo:line-height="0.1528in" fo:text-indent="0in" style:auto-text-indent="false"/>
    </style:style>
    <style:style style:name="P1181" style:family="paragraph" style:parent-style-name="Standard">
      <style:paragraph-properties fo:margin-left="0.4071in" fo:margin-right="0in" fo:line-height="0.1535in" fo:text-indent="0in" style:auto-text-indent="false"/>
    </style:style>
    <style:style style:name="P1182" style:family="paragraph" style:parent-style-name="Standard">
      <style:paragraph-properties fo:margin-left="0.4071in" fo:margin-right="0in" fo:line-height="0.152in" fo:text-indent="0in" style:auto-text-indent="false"/>
    </style:style>
    <style:style style:name="P1183" style:family="paragraph" style:parent-style-name="Standard">
      <style:paragraph-properties fo:margin-left="0.702in" fo:margin-right="0.0465in" fo:line-height="0.1528in" fo:text-align="justify" style:justify-single-word="false" fo:text-indent="0in" style:auto-text-indent="false"/>
    </style:style>
    <style:style style:name="P1184" style:family="paragraph" style:parent-style-name="Standard">
      <style:paragraph-properties fo:margin-left="0.4071in" fo:margin-right="0.0047in" fo:line-height="0.1528in" fo:text-indent="0in" style:auto-text-indent="false"/>
    </style:style>
    <style:style style:name="P1185" style:family="paragraph" style:parent-style-name="Standard">
      <style:paragraph-properties fo:margin-left="0.4071in" fo:margin-right="0.0047in" fo:line-height="0.1535in" fo:text-indent="0in" style:auto-text-indent="false"/>
    </style:style>
    <style:style style:name="P1186" style:family="paragraph" style:parent-style-name="Standard">
      <style:paragraph-properties fo:margin-left="0.4618in" fo:margin-right="0.2634in" fo:margin-top="0.0602in" fo:margin-bottom="0in" style:contextual-spacing="false" fo:line-height="0.1528in" fo:text-indent="-0.2953in" style:auto-text-indent="false" fo:break-before="column"/>
    </style:style>
    <style:style style:name="P1187" style:family="paragraph" style:parent-style-name="Standard">
      <style:paragraph-properties fo:margin-left="0.4626in" fo:margin-right="0.4043in" fo:margin-top="0.0008in" fo:margin-bottom="0in" style:contextual-spacing="false" fo:line-height="0.1528in" fo:text-indent="-0.2957in" style:auto-text-indent="false"/>
    </style:style>
    <style:style style:name="P1188" style:family="paragraph" style:parent-style-name="Standard">
      <style:paragraph-properties fo:margin-left="0.4626in" fo:margin-right="0.6819in" fo:line-height="0.1528in" fo:text-align="justify" style:justify-single-word="false" fo:text-indent="0in" style:auto-text-indent="false"/>
    </style:style>
    <style:style style:name="P1189" style:family="paragraph" style:parent-style-name="Standard">
      <style:paragraph-properties fo:margin-left="0.4638in" fo:margin-right="1.2598in" fo:line-height="0.1535in" fo:text-align="justify" style:justify-single-word="false" fo:text-indent="0in" style:auto-text-indent="false"/>
    </style:style>
    <style:style style:name="P1190" style:family="paragraph" style:parent-style-name="Standard">
      <style:paragraph-properties fo:margin-left="0.4638in" fo:margin-right="2.15in" fo:line-height="0.1535in" fo:text-align="justify" style:justify-single-word="false" fo:text-indent="0in" style:auto-text-indent="false"/>
    </style:style>
    <style:style style:name="P1191" style:family="paragraph" style:parent-style-name="Standard">
      <style:paragraph-properties fo:margin-left="0.1689in" fo:margin-right="0.5398in" fo:line-height="0.1528in" fo:text-indent="0in" style:auto-text-indent="false"/>
    </style:style>
    <style:style style:name="P1192" style:family="paragraph" style:parent-style-name="Standard">
      <style:paragraph-properties fo:margin-left="0.1689in" fo:margin-right="0.8862in" fo:margin-top="0.0008in" fo:margin-bottom="0in" style:contextual-spacing="false" fo:line-height="0.1528in" fo:text-indent="0in" style:auto-text-indent="false"/>
    </style:style>
    <style:style style:name="P1193" style:family="paragraph" style:parent-style-name="Standard">
      <style:paragraph-properties fo:margin-left="0.4638in" fo:margin-right="0.478in" fo:margin-top="0.0008in" fo:margin-bottom="0in" style:contextual-spacing="false" fo:line-height="0.1528in" fo:text-indent="-0.2953in" style:auto-text-indent="false"/>
    </style:style>
    <style:style style:name="P1194" style:family="paragraph" style:parent-style-name="Standard">
      <style:paragraph-properties fo:margin-left="0.4634in" fo:margin-right="2.3618in" fo:line-height="0.1535in" fo:text-align="justify" style:justify-single-word="false" fo:text-indent="0in" style:auto-text-indent="false"/>
    </style:style>
    <style:style style:name="P1195" style:family="paragraph" style:parent-style-name="Standard">
      <style:paragraph-properties fo:margin-left="0.4634in" fo:margin-right="0.502in" fo:margin-top="0.0008in" fo:margin-bottom="0in" style:contextual-spacing="false" fo:line-height="0.1528in" fo:text-indent="0in" style:auto-text-indent="false"/>
    </style:style>
    <style:style style:name="P1196" style:family="paragraph" style:parent-style-name="Standard">
      <style:paragraph-properties fo:margin-left="0.4638in" fo:margin-right="0.2409in" fo:line-height="0.1528in" fo:text-indent="-0.2953in" style:auto-text-indent="false"/>
    </style:style>
    <style:style style:name="P1197" style:family="paragraph" style:parent-style-name="Standard">
      <style:paragraph-properties fo:margin-left="0.4638in" fo:margin-right="0.2409in" fo:margin-top="0.0008in" fo:margin-bottom="0in" style:contextual-spacing="false" fo:line-height="0.1528in" fo:text-indent="-0.2953in" style:auto-text-indent="false"/>
    </style:style>
    <style:style style:name="P1198" style:family="paragraph" style:parent-style-name="Standard">
      <style:paragraph-properties fo:margin-left="0.4638in" fo:margin-right="0.5236in" fo:margin-top="0.0008in" fo:margin-bottom="0in" style:contextual-spacing="false" fo:line-height="0.1528in" fo:text-indent="-0.2953in" style:auto-text-indent="false"/>
    </style:style>
    <style:style style:name="P1199" style:family="paragraph" style:parent-style-name="Standard">
      <style:paragraph-properties fo:margin-left="0.4634in" fo:margin-right="0.4854in" fo:margin-top="0.0008in" fo:margin-bottom="0in" style:contextual-spacing="false" fo:line-height="0.1528in" fo:text-indent="0in" style:auto-text-indent="false"/>
    </style:style>
    <style:style style:name="P1200" style:family="paragraph" style:parent-style-name="Standard">
      <style:paragraph-properties fo:margin-left="0.1681in" fo:margin-right="0.5398in" fo:line-height="0.152in" fo:text-indent="0in" style:auto-text-indent="false"/>
    </style:style>
    <style:style style:name="P1201" style:family="paragraph" style:parent-style-name="Standard">
      <style:paragraph-properties fo:margin-left="0.1681in" fo:margin-right="0.5398in" fo:line-height="0.1535in" fo:text-indent="0in" style:auto-text-indent="false"/>
    </style:style>
    <style:style style:name="P1202" style:family="paragraph" style:parent-style-name="Standard" style:master-page-name="Converted31">
      <style:paragraph-properties fo:line-height="0.139in" style:page-number="auto"/>
      <style:text-properties fo:font-size="10pt" style:font-size-asian="10pt"/>
    </style:style>
    <style:style style:name="P1203" style:family="paragraph" style:parent-style-name="Standard">
      <style:paragraph-properties fo:margin-left="0.7043in" fo:margin-right="0.0008in" fo:margin-top="0.0571in" fo:margin-bottom="0in" style:contextual-spacing="false" fo:line-height="95%" fo:text-indent="-0.2957in" style:auto-text-indent="false"/>
    </style:style>
    <style:style style:name="P1204" style:family="paragraph" style:parent-style-name="Standard">
      <style:paragraph-properties fo:margin-left="0.7043in" fo:margin-right="0.0008in" fo:margin-top="0.0008in" fo:margin-bottom="0in" style:contextual-spacing="false" fo:line-height="0.1528in" fo:text-align="justify" style:justify-single-word="false" fo:text-indent="-0.2957in" style:auto-text-indent="false"/>
    </style:style>
    <style:style style:name="P1205" style:family="paragraph" style:parent-style-name="Standard">
      <style:paragraph-properties fo:margin-left="0.7043in" fo:margin-right="0.0008in" fo:margin-top="0.0008in" fo:margin-bottom="0in" style:contextual-spacing="false" fo:line-height="0.1528in" fo:text-indent="-0.2957in" style:auto-text-indent="false">
        <style:tab-stops>
          <style:tab-stop style:position="1.0016in"/>
          <style:tab-stop style:position="1.802in"/>
          <style:tab-stop style:position="2.4571in"/>
        </style:tab-stops>
      </style:paragraph-properties>
    </style:style>
    <style:style style:name="P1206" style:family="paragraph" style:parent-style-name="Standard">
      <style:paragraph-properties fo:margin-left="0.7043in" fo:margin-right="0.0008in" fo:line-height="0.1528in" fo:text-align="justify" style:justify-single-word="false" fo:text-indent="-0.2957in" style:auto-text-indent="false"/>
    </style:style>
    <style:style style:name="P1207" style:family="paragraph" style:parent-style-name="Standard">
      <style:paragraph-properties fo:margin-left="0.7035in" fo:margin-right="0.072in" fo:line-height="0.1528in" fo:text-indent="-0.2953in" style:auto-text-indent="false"/>
    </style:style>
    <style:style style:name="P1208" style:family="paragraph" style:parent-style-name="Standard">
      <style:paragraph-properties fo:margin-left="0.702in" fo:margin-right="0.0008in" fo:line-height="0.1528in" fo:text-indent="-0.2957in" style:auto-text-indent="false"/>
    </style:style>
    <style:style style:name="P1209" style:family="paragraph" style:parent-style-name="Standard">
      <style:paragraph-properties fo:margin-left="0.7028in" fo:margin-right="0.0008in" fo:margin-top="0.0008in" fo:margin-bottom="0in" style:contextual-spacing="false" fo:line-height="0.1528in" fo:text-indent="-0.2957in" style:auto-text-indent="false">
        <style:tab-stops>
          <style:tab-stop style:position="1.6957in"/>
        </style:tab-stops>
      </style:paragraph-properties>
    </style:style>
    <style:style style:name="P1210" style:family="paragraph" style:parent-style-name="Standard">
      <style:paragraph-properties fo:margin-left="0.702in" fo:margin-right="0in" fo:margin-top="0.0008in" fo:margin-bottom="0in" style:contextual-spacing="false" fo:line-height="0.1528in" fo:text-indent="0in" style:auto-text-indent="false"/>
    </style:style>
    <style:style style:name="P1211" style:family="paragraph" style:parent-style-name="Standard">
      <style:paragraph-properties fo:margin-left="0.702in" fo:margin-right="0in" fo:margin-top="0.0008in" fo:margin-bottom="0in" style:contextual-spacing="false" fo:line-height="0.1528in" fo:text-align="justify" style:justify-single-word="false" fo:text-indent="0in" style:auto-text-indent="false"/>
    </style:style>
    <style:style style:name="P1212" style:family="paragraph" style:parent-style-name="Standard">
      <style:paragraph-properties fo:margin-left="0.4618in" fo:margin-right="0.4063in" fo:line-height="95%" fo:text-indent="-0.2953in" style:auto-text-indent="false">
        <style:tab-stops>
          <style:tab-stop style:position="1.7772in"/>
        </style:tab-stops>
      </style:paragraph-properties>
    </style:style>
    <style:style style:name="P1213" style:family="paragraph" style:parent-style-name="Standard">
      <style:paragraph-properties fo:margin-left="0.4618in" fo:margin-right="0.4063in" fo:margin-top="0.0008in" fo:margin-bottom="0in" style:contextual-spacing="false" fo:line-height="0.1528in" fo:text-indent="-0.2953in" style:auto-text-indent="false"/>
    </style:style>
    <style:style style:name="P1214" style:family="paragraph" style:parent-style-name="Standard">
      <style:paragraph-properties fo:margin-left="0.4618in" fo:margin-right="0.2083in" fo:margin-top="0.0008in" fo:margin-bottom="0in" style:contextual-spacing="false" fo:line-height="0.1528in" fo:text-indent="-0.2953in" style:auto-text-indent="false"/>
    </style:style>
    <style:style style:name="P1215" style:family="paragraph" style:parent-style-name="Standard">
      <style:paragraph-properties fo:margin-left="0.4646in" fo:margin-right="0.4799in" fo:line-height="0.15in" fo:text-indent="0in" style:auto-text-indent="false"/>
    </style:style>
    <style:style style:name="P1216" style:family="paragraph" style:parent-style-name="Standard">
      <style:paragraph-properties fo:margin-left="0.4646in" fo:margin-right="0.4799in" fo:line-height="0.1528in" fo:text-indent="0in" style:auto-text-indent="false"/>
    </style:style>
    <style:style style:name="P1217" style:family="paragraph" style:parent-style-name="Standard">
      <style:paragraph-properties fo:margin-left="0.4646in" fo:margin-right="0.1575in" fo:margin-top="0.0008in" fo:margin-bottom="0in" style:contextual-spacing="false" fo:line-height="0.1528in" fo:text-indent="-0.2953in" style:auto-text-indent="false"/>
    </style:style>
    <style:style style:name="P1218" style:family="paragraph" style:parent-style-name="Standard">
      <style:paragraph-properties fo:margin-left="0.4646in" fo:margin-right="0.1917in" fo:line-height="0.1528in" fo:text-indent="0in" style:auto-text-indent="false"/>
    </style:style>
    <style:style style:name="P1219" style:family="paragraph" style:parent-style-name="Standard">
      <style:paragraph-properties fo:margin-left="0.1693in" fo:margin-right="0.1638in" fo:line-height="0.1528in" fo:text-indent="0in" style:auto-text-indent="false"/>
    </style:style>
    <style:style style:name="P1220" style:family="paragraph" style:parent-style-name="Standard">
      <style:paragraph-properties fo:margin-left="0.1693in" fo:margin-right="0.4035in" fo:line-height="0.1535in" fo:text-indent="0in" style:auto-text-indent="false"/>
    </style:style>
    <style:style style:name="P1221" style:family="paragraph" style:parent-style-name="Standard">
      <style:paragraph-properties fo:margin-left="0.1693in" fo:margin-right="0.4035in" fo:line-height="0.1516in" fo:text-indent="0in" style:auto-text-indent="false"/>
    </style:style>
    <style:style style:name="P1222" style:family="paragraph" style:parent-style-name="Standard">
      <style:paragraph-properties fo:margin-left="0.1693in" fo:margin-right="0.4035in" fo:line-height="0.152in" fo:text-indent="0in" style:auto-text-indent="false"/>
    </style:style>
    <style:style style:name="P1223" style:family="paragraph" style:parent-style-name="Standard">
      <style:paragraph-properties fo:margin-left="0.1693in" fo:margin-right="0.4035in" fo:line-height="0.1528in" fo:text-indent="0in" style:auto-text-indent="false"/>
    </style:style>
    <style:style style:name="P1224" style:family="paragraph" style:parent-style-name="Standard" style:list-style-name="WWNum8">
      <style:paragraph-properties fo:margin-left="0.6681in" fo:margin-right="0in" fo:line-height="0.1528in" fo:text-indent="-0.2043in" style:auto-text-indent="false">
        <style:tab-stops>
          <style:tab-stop style:position="0.6681in"/>
        </style:tab-stops>
      </style:paragraph-properties>
    </style:style>
    <style:style style:name="P1225" style:family="paragraph" style:parent-style-name="Standard">
      <style:paragraph-properties fo:margin-left="0.4646in" fo:margin-right="0.4992in" fo:line-height="0.1528in" fo:text-indent="-0.2953in" style:auto-text-indent="false"/>
    </style:style>
    <style:style style:name="P1226" style:family="paragraph" style:parent-style-name="Standard">
      <style:paragraph-properties fo:margin-left="0.1693in" fo:margin-right="0.1925in" fo:line-height="0.1528in" fo:text-indent="0in" style:auto-text-indent="false"/>
    </style:style>
    <style:style style:name="P1227" style:family="paragraph" style:parent-style-name="Standard">
      <style:paragraph-properties fo:margin-left="0.1693in" fo:margin-right="0.1925in" fo:line-height="0.1535in" fo:text-indent="0in" style:auto-text-indent="false"/>
    </style:style>
    <style:style style:name="P1228" style:family="paragraph" style:parent-style-name="Standard">
      <style:paragraph-properties fo:margin-left="0.1693in" fo:margin-right="0.1598in" fo:line-height="0.1528in" fo:text-indent="0in" style:auto-text-indent="false"/>
    </style:style>
    <style:style style:name="P1229" style:family="paragraph" style:parent-style-name="Standard">
      <style:paragraph-properties fo:margin-left="0.4646in" fo:margin-right="0in" fo:line-height="0.1528in" fo:text-indent="0in" style:auto-text-indent="false"/>
    </style:style>
    <style:style style:name="P1230" style:family="paragraph" style:parent-style-name="Standard">
      <style:paragraph-properties fo:margin-left="0.4646in" fo:margin-right="0in" fo:margin-top="0.0008in" fo:margin-bottom="0in" style:contextual-spacing="false" fo:line-height="0.1528in" fo:text-indent="0in" style:auto-text-indent="false"/>
    </style:style>
    <style:style style:name="P1231" style:family="paragraph" style:parent-style-name="Standard">
      <style:paragraph-properties fo:margin-left="0.1693in" fo:margin-right="0.5071in" fo:line-height="0.1535in" fo:text-indent="0in" style:auto-text-indent="false"/>
    </style:style>
    <style:style style:name="P1232" style:family="paragraph" style:parent-style-name="Standard">
      <style:paragraph-properties fo:margin-left="0.4646in" fo:margin-right="0.2693in" fo:line-height="0.1528in" fo:text-indent="-0.2957in" style:auto-text-indent="false"/>
    </style:style>
    <style:style style:name="P1233" style:family="paragraph" style:parent-style-name="Standard">
      <style:paragraph-properties fo:margin-left="0.1701in" fo:margin-right="0.4035in" fo:line-height="0.1528in" fo:text-indent="0in" style:auto-text-indent="false"/>
    </style:style>
    <style:style style:name="P1234" style:family="paragraph" style:parent-style-name="Standard">
      <style:paragraph-properties fo:margin-left="0.4654in" fo:margin-right="0.5307in" fo:line-height="0.1528in" fo:text-indent="-0.2957in" style:auto-text-indent="false"/>
    </style:style>
    <style:style style:name="P1235" style:family="paragraph" style:parent-style-name="Standard">
      <style:paragraph-properties fo:margin-left="0.1701in" fo:margin-right="0.1638in" fo:line-height="0.1528in" fo:text-indent="0in" style:auto-text-indent="false"/>
    </style:style>
    <style:style style:name="P1236" style:family="paragraph" style:parent-style-name="Standard">
      <style:paragraph-properties fo:margin-left="0.1701in" fo:margin-right="0.1638in" fo:line-height="0.1535in" fo:text-indent="0in" style:auto-text-indent="false"/>
    </style:style>
    <style:style style:name="P1237" style:family="paragraph" style:parent-style-name="Standard" style:master-page-name="Converted33">
      <style:paragraph-properties fo:line-height="0.139in" style:page-number="auto"/>
      <style:text-properties fo:font-size="10pt" style:font-size-asian="10pt"/>
    </style:style>
    <style:style style:name="P1238" style:family="paragraph" style:parent-style-name="Standard">
      <style:paragraph-properties fo:margin-left="0.7028in" fo:margin-right="0.0008in" fo:line-height="0.1528in" fo:text-indent="-0.2953in" style:auto-text-indent="false"/>
    </style:style>
    <style:style style:name="P1239" style:family="paragraph" style:parent-style-name="Standard">
      <style:paragraph-properties fo:margin-left="0.7028in" fo:margin-right="0.0008in" fo:line-height="0.1528in" fo:text-indent="-0.2953in" style:auto-text-indent="false">
        <style:tab-stops>
          <style:tab-stop style:position="1.1638in"/>
          <style:tab-stop style:position="2.1555in"/>
        </style:tab-stops>
      </style:paragraph-properties>
    </style:style>
    <style:style style:name="P1240" style:family="paragraph" style:parent-style-name="Standard">
      <style:paragraph-properties fo:margin-left="0.7028in" fo:margin-right="0.0008in" fo:margin-top="0.0008in" fo:margin-bottom="0in" style:contextual-spacing="false" fo:line-height="0.1528in" fo:text-indent="-0.2953in" style:auto-text-indent="false"/>
    </style:style>
    <style:style style:name="P1241" style:family="paragraph" style:parent-style-name="Standard">
      <style:paragraph-properties fo:margin-left="0.7028in" fo:margin-right="0.0008in" fo:margin-top="0.0008in" fo:margin-bottom="0in" style:contextual-spacing="false" fo:line-height="0.1528in" fo:text-align="justify" style:justify-single-word="false" fo:text-indent="-0.2953in" style:auto-text-indent="false"/>
    </style:style>
    <style:style style:name="P1242" style:family="paragraph" style:parent-style-name="Standard">
      <style:paragraph-properties fo:margin-left="0.7028in" fo:margin-right="0.0008in" fo:margin-top="0.0008in" fo:margin-bottom="0in" style:contextual-spacing="false" fo:line-height="0.1528in" fo:text-indent="-0.2953in" style:auto-text-indent="false">
        <style:tab-stops>
          <style:tab-stop style:position="1.061in"/>
          <style:tab-stop style:position="1.889in"/>
          <style:tab-stop style:position="2.5866in"/>
        </style:tab-stops>
      </style:paragraph-properties>
    </style:style>
    <style:style style:name="P1243" style:family="paragraph" style:parent-style-name="Standard">
      <style:paragraph-properties fo:margin-left="0.7035in" fo:margin-right="0.0457in" fo:margin-top="0.0008in" fo:margin-bottom="0in" style:contextual-spacing="false" fo:line-height="0.1528in" fo:text-indent="0in" style:auto-text-indent="false"/>
    </style:style>
    <style:style style:name="P1244" style:family="paragraph" style:parent-style-name="Standard">
      <style:paragraph-properties fo:margin-left="0.7035in" fo:margin-right="0.0457in" fo:line-height="0.1528in" fo:text-align="justify" style:justify-single-word="false" fo:text-indent="0in" style:auto-text-indent="false"/>
    </style:style>
    <style:style style:name="P1245" style:family="paragraph" style:parent-style-name="Standard">
      <style:paragraph-properties fo:margin-left="0.7028in" fo:margin-right="0.0484in" fo:margin-top="0.0008in" fo:margin-bottom="0in" style:contextual-spacing="false" fo:line-height="0.1528in" fo:text-indent="-0.2953in" style:auto-text-indent="false">
        <style:tab-stops>
          <style:tab-stop style:position="1.3417in"/>
          <style:tab-stop style:position="1.8055in"/>
        </style:tab-stops>
      </style:paragraph-properties>
    </style:style>
    <style:style style:name="P1246" style:family="paragraph" style:parent-style-name="Standard">
      <style:paragraph-properties fo:margin-left="0.7028in" fo:margin-right="0.1327in" fo:margin-top="0.0008in" fo:margin-bottom="0in" style:contextual-spacing="false" fo:line-height="0.1528in" fo:text-indent="-0.2953in" style:auto-text-indent="false"/>
    </style:style>
    <style:style style:name="P1247" style:family="paragraph" style:parent-style-name="Standard">
      <style:paragraph-properties fo:margin-left="0.7028in" fo:margin-right="0.1327in" fo:line-height="0.1528in" fo:text-indent="-0.2953in" style:auto-text-indent="false"/>
    </style:style>
    <style:style style:name="P1248" style:family="paragraph" style:parent-style-name="Standard">
      <style:paragraph-properties fo:margin-left="0.4075in" fo:margin-right="0.6898in" fo:margin-top="0.0008in" fo:margin-bottom="0in" style:contextual-spacing="false" fo:line-height="0.1528in" fo:text-indent="0in" style:auto-text-indent="false"/>
    </style:style>
    <style:style style:name="P1249" style:family="paragraph" style:parent-style-name="Standard">
      <style:paragraph-properties fo:margin-left="0.1681in" fo:margin-right="0.0047in" fo:margin-top="0.0528in" fo:margin-bottom="0in" style:contextual-spacing="false" fo:line-height="100%" fo:text-indent="0in" style:auto-text-indent="false" fo:break-before="column"/>
    </style:style>
    <style:style style:name="P1250" style:family="paragraph" style:parent-style-name="Standard">
      <style:paragraph-properties fo:margin-left="0.1681in" fo:margin-right="0.0047in" fo:line-height="0.1528in" fo:text-indent="0in" style:auto-text-indent="false"/>
    </style:style>
    <style:style style:name="P1251" style:family="paragraph" style:parent-style-name="Standard">
      <style:paragraph-properties fo:margin-left="0.1673in" fo:margin-right="0.7575in" fo:margin-top="0.0008in" fo:margin-bottom="0in" style:contextual-spacing="false" fo:line-height="0.1528in" fo:text-indent="0in" style:auto-text-indent="false"/>
    </style:style>
    <style:style style:name="P1252" style:family="paragraph" style:parent-style-name="Standard">
      <style:paragraph-properties fo:margin-left="0.1673in" fo:margin-right="0.778in" fo:margin-top="0.0008in" fo:margin-bottom="0in" style:contextual-spacing="false" fo:line-height="0.1528in" fo:text-indent="0in" style:auto-text-indent="false"/>
    </style:style>
    <style:style style:name="P1253" style:family="paragraph" style:parent-style-name="Standard">
      <style:paragraph-properties fo:margin-left="0.1673in" fo:margin-right="0.4272in" fo:line-height="0.1528in" fo:text-indent="0in" style:auto-text-indent="false"/>
    </style:style>
    <style:style style:name="P1254" style:family="paragraph" style:parent-style-name="Standard">
      <style:paragraph-properties fo:margin-left="0.4646in" fo:margin-right="0.4528in" fo:margin-top="0.002in" fo:margin-bottom="0in" style:contextual-spacing="false" fo:line-height="0.1516in" fo:text-align="justify" style:justify-single-word="false" fo:text-indent="-0.002in" style:auto-text-indent="false"/>
    </style:style>
    <style:style style:name="P1255" style:family="paragraph" style:parent-style-name="Standard">
      <style:paragraph-properties fo:margin-left="0.1693in" fo:margin-right="0.1827in" fo:line-height="0.152in" fo:text-indent="0in" style:auto-text-indent="false"/>
    </style:style>
    <style:style style:name="P1256" style:family="paragraph" style:parent-style-name="Standard">
      <style:paragraph-properties fo:margin-left="0.1693in" fo:margin-right="0.4055in" fo:margin-top="0.0008in" fo:margin-bottom="0in" style:contextual-spacing="false" fo:line-height="0.1528in" fo:text-indent="0.2945in" style:auto-text-indent="false"/>
    </style:style>
    <style:style style:name="P1257" style:family="paragraph" style:parent-style-name="Standard">
      <style:paragraph-properties fo:margin-left="0.1693in" fo:margin-right="0.1846in" fo:line-height="0.1528in" fo:text-indent="0in" style:auto-text-indent="false"/>
    </style:style>
    <style:style style:name="P1258" style:family="paragraph" style:parent-style-name="Standard">
      <style:paragraph-properties fo:margin-left="0.1693in" fo:margin-right="0.1846in" fo:line-height="0.152in" fo:text-indent="0in" style:auto-text-indent="false"/>
    </style:style>
    <style:style style:name="P1259" style:family="paragraph" style:parent-style-name="Standard">
      <style:paragraph-properties fo:margin-left="0.1693in" fo:margin-right="0.1846in" fo:line-height="0.1535in" fo:text-indent="0in" style:auto-text-indent="false"/>
    </style:style>
    <style:style style:name="P1260" style:family="paragraph" style:parent-style-name="Standard">
      <style:paragraph-properties fo:margin-left="0.4646in" fo:margin-right="0.1008in" fo:line-height="0.1528in" fo:text-indent="-0.2957in" style:auto-text-indent="false"/>
    </style:style>
    <style:style style:name="P1261" style:family="paragraph" style:parent-style-name="Standard">
      <style:paragraph-properties fo:margin-left="0.1693in" fo:margin-right="0.1626in" fo:line-height="0.1528in" fo:text-indent="0in" style:auto-text-indent="false"/>
    </style:style>
    <style:style style:name="P1262" style:family="paragraph" style:parent-style-name="Standard">
      <style:paragraph-properties fo:margin-left="0.1693in" fo:margin-right="0.1626in" fo:line-height="0.1535in" fo:text-indent="0in" style:auto-text-indent="false"/>
    </style:style>
    <style:style style:name="P1263" style:family="paragraph" style:parent-style-name="Standard">
      <style:paragraph-properties fo:margin-left="0.4646in" fo:margin-right="0.4055in" fo:margin-top="0.0008in" fo:margin-bottom="0in" style:contextual-spacing="false" fo:line-height="0.1528in" fo:text-indent="0in" style:auto-text-indent="false"/>
    </style:style>
    <style:style style:name="P1264" style:family="paragraph" style:parent-style-name="Standard">
      <style:paragraph-properties fo:margin-left="0.4646in" fo:margin-right="0.4055in" fo:margin-top="0.0008in" fo:margin-bottom="0in" style:contextual-spacing="false" fo:line-height="0.1528in" fo:text-align="justify" style:justify-single-word="false" fo:text-indent="0in" style:auto-text-indent="false"/>
    </style:style>
    <style:style style:name="P1265" style:family="paragraph" style:parent-style-name="Standard">
      <style:paragraph-properties fo:margin-left="0.1693in" fo:margin-right="0.8862in" fo:margin-top="0.0008in" fo:margin-bottom="0in" style:contextual-spacing="false" fo:line-height="0.1528in" fo:text-indent="0in" style:auto-text-indent="false"/>
    </style:style>
    <style:style style:name="P1266" style:family="paragraph" style:parent-style-name="Standard">
      <style:paragraph-properties fo:margin-left="0.4646in" fo:margin-right="0.2638in" fo:margin-top="0.0008in" fo:margin-bottom="0in" style:contextual-spacing="false" fo:line-height="0.1528in" fo:text-indent="-0.2953in" style:auto-text-indent="false"/>
    </style:style>
    <style:style style:name="P1267" style:family="paragraph" style:parent-style-name="Standard">
      <style:paragraph-properties fo:margin-left="0.4646in" fo:margin-right="0.2638in" fo:line-height="0.1528in" fo:text-indent="-0.2953in" style:auto-text-indent="false"/>
    </style:style>
    <style:style style:name="P1268" style:family="paragraph" style:parent-style-name="Standard">
      <style:paragraph-properties fo:margin-left="0.1693in" fo:margin-right="0.4272in" fo:line-height="0.152in" fo:text-indent="0in" style:auto-text-indent="false"/>
    </style:style>
    <style:style style:name="P1269" style:family="paragraph" style:parent-style-name="Standard">
      <style:paragraph-properties fo:margin-left="0.4646in" fo:margin-right="0.0508in" fo:line-height="0.1528in" fo:text-indent="-0.2953in" style:auto-text-indent="false"/>
    </style:style>
    <style:style style:name="P1270" style:family="paragraph" style:parent-style-name="Standard">
      <style:paragraph-properties fo:margin-left="0.4646in" fo:margin-right="0.448in" fo:margin-top="0.0008in" fo:margin-bottom="0in" style:contextual-spacing="false" fo:line-height="0.1528in" fo:text-align="justify" style:justify-single-word="false" fo:text-indent="0in" style:auto-text-indent="false"/>
    </style:style>
    <style:style style:name="P1271" style:family="paragraph" style:parent-style-name="Standard">
      <style:paragraph-properties fo:margin-left="0.4646in" fo:margin-right="0.0764in" fo:line-height="0.1535in" fo:text-indent="0in" style:auto-text-indent="false"/>
    </style:style>
    <style:style style:name="P1272" style:family="paragraph" style:parent-style-name="Standard" style:master-page-name="Converted35">
      <style:paragraph-properties fo:line-height="0.139in" style:page-number="auto"/>
      <style:text-properties fo:font-size="10pt" style:font-size-asian="10pt"/>
    </style:style>
    <style:style style:name="P1273" style:family="paragraph" style:parent-style-name="Standard">
      <style:paragraph-properties fo:margin-left="0.7035in" fo:margin-right="1.3201in" fo:line-height="0.1528in" fo:text-align="justify" style:justify-single-word="false" fo:text-indent="0in" style:auto-text-indent="false"/>
    </style:style>
    <style:style style:name="P1274" style:family="paragraph" style:parent-style-name="Standard">
      <style:paragraph-properties fo:margin-left="0.7035in" fo:margin-right="0.7984in" fo:line-height="0.1535in" fo:text-align="justify" style:justify-single-word="false" fo:text-indent="0in" style:auto-text-indent="false"/>
    </style:style>
    <style:style style:name="P1275" style:family="paragraph" style:parent-style-name="Standard">
      <style:paragraph-properties fo:margin-left="0.7028in" fo:margin-right="0.0453in" fo:line-height="0.1528in" fo:text-align="justify" style:justify-single-word="false" fo:text-indent="0in" style:auto-text-indent="false"/>
    </style:style>
    <style:style style:name="P1276" style:family="paragraph" style:parent-style-name="Standard">
      <style:paragraph-properties fo:margin-left="0.7028in" fo:margin-right="0.0453in" fo:margin-top="0.0008in" fo:margin-bottom="0in" style:contextual-spacing="false" fo:line-height="0.1528in" fo:text-align="justify" style:justify-single-word="false" fo:text-indent="0in" style:auto-text-indent="false"/>
    </style:style>
    <style:style style:name="P1277" style:family="paragraph" style:parent-style-name="Standard">
      <style:paragraph-properties fo:margin-left="0.7035in" fo:margin-right="1.9154in" fo:line-height="0.1535in" fo:text-align="justify" style:justify-single-word="false" fo:text-indent="0in" style:auto-text-indent="false"/>
    </style:style>
    <style:style style:name="P1278" style:family="paragraph" style:parent-style-name="Standard">
      <style:paragraph-properties fo:margin-left="0.7035in" fo:margin-right="1.8756in" fo:line-height="0.1528in" fo:text-align="justify" style:justify-single-word="false" fo:text-indent="0in" style:auto-text-indent="false"/>
    </style:style>
    <style:style style:name="P1279" style:family="paragraph" style:parent-style-name="Standard">
      <style:paragraph-properties fo:margin-left="0.7035in" fo:margin-right="0.0681in" fo:line-height="0.1528in" fo:text-indent="-0.2957in" style:auto-text-indent="false"/>
    </style:style>
    <style:style style:name="P1280" style:family="paragraph" style:parent-style-name="Standard">
      <style:paragraph-properties fo:margin-left="0.7035in" fo:margin-right="0.7917in" fo:line-height="0.1528in" fo:text-align="justify" style:justify-single-word="false" fo:text-indent="0in" style:auto-text-indent="false"/>
    </style:style>
    <style:style style:name="P1281" style:family="paragraph" style:parent-style-name="Standard">
      <style:paragraph-properties fo:margin-left="0.4634in" fo:margin-right="0.8472in" fo:margin-top="0.0528in" fo:margin-bottom="0in" style:contextual-spacing="false" fo:line-height="100%" fo:text-align="justify" style:justify-single-word="false" fo:text-indent="0in" style:auto-text-indent="false" fo:break-before="column"/>
    </style:style>
    <style:style style:name="P1282" style:family="paragraph" style:parent-style-name="Standard">
      <style:paragraph-properties fo:margin-left="0.4638in" fo:margin-right="0.0673in" fo:line-height="0.1528in" fo:text-indent="-0.2957in" style:auto-text-indent="false"/>
    </style:style>
    <style:style style:name="P1283" style:family="paragraph" style:parent-style-name="Standard">
      <style:paragraph-properties fo:margin-left="0.4638in" fo:margin-right="0.8752in" fo:line-height="0.1528in" fo:text-align="justify" style:justify-single-word="false" fo:text-indent="0in" style:auto-text-indent="false"/>
    </style:style>
    <style:style style:name="P1284" style:family="paragraph" style:parent-style-name="Standard">
      <style:paragraph-properties fo:margin-left="0.4634in" fo:margin-right="1.9689in" fo:line-height="0.1528in" fo:text-align="justify" style:justify-single-word="false" fo:text-indent="0in" style:auto-text-indent="false"/>
    </style:style>
    <style:style style:name="P1285" style:family="paragraph" style:parent-style-name="Standard">
      <style:paragraph-properties fo:margin-left="0.1681in" fo:margin-right="0.1626in" fo:line-height="0.1528in" fo:text-indent="0in" style:auto-text-indent="false"/>
    </style:style>
    <style:style style:name="P1286" style:family="paragraph" style:parent-style-name="Standard">
      <style:paragraph-properties fo:margin-left="0.4638in" fo:margin-right="0.498in" fo:margin-top="0.0008in" fo:margin-bottom="0in" style:contextual-spacing="false" fo:line-height="0.1528in" fo:text-indent="-0.2953in" style:auto-text-indent="false"/>
    </style:style>
    <style:style style:name="P1287" style:family="paragraph" style:parent-style-name="Standard">
      <style:paragraph-properties fo:margin-left="0.4638in" fo:margin-right="0.5256in" fo:margin-top="0.0008in" fo:margin-bottom="0in" style:contextual-spacing="false" fo:line-height="0.1528in" fo:text-indent="-0.2953in" style:auto-text-indent="false"/>
    </style:style>
    <style:style style:name="P1288" style:family="paragraph" style:parent-style-name="Standard">
      <style:paragraph-properties fo:margin-left="0.1689in" fo:margin-right="0.1583in" fo:line-height="0.152in" fo:text-indent="0in" style:auto-text-indent="false"/>
    </style:style>
    <style:style style:name="P1289" style:family="paragraph" style:parent-style-name="Standard">
      <style:paragraph-properties fo:margin-left="0.4638in" fo:margin-right="1.8016in" fo:line-height="0.1535in" fo:text-align="justify" style:justify-single-word="false" fo:text-indent="0in" style:auto-text-indent="false"/>
    </style:style>
    <style:style style:name="P1290" style:family="paragraph" style:parent-style-name="Standard">
      <style:paragraph-properties fo:margin-left="0.1689in" fo:margin-right="0.1874in" fo:line-height="0.1528in" fo:text-indent="0in" style:auto-text-indent="false"/>
    </style:style>
    <style:style style:name="P1291" style:family="paragraph" style:parent-style-name="Standard">
      <style:paragraph-properties fo:margin-left="0.1689in" fo:margin-right="0.1874in" fo:line-height="0.152in" fo:text-indent="0in" style:auto-text-indent="false"/>
    </style:style>
    <style:style style:name="P1292" style:family="paragraph" style:parent-style-name="Standard">
      <style:paragraph-properties fo:margin-left="0.4638in" fo:margin-right="0.4492in" fo:line-height="0.1528in" fo:text-align="justify" style:justify-single-word="false" fo:text-indent="0in" style:auto-text-indent="false"/>
    </style:style>
    <style:style style:name="P1293" style:family="paragraph" style:parent-style-name="Standard">
      <style:paragraph-properties fo:margin-left="0.4638in" fo:margin-right="2.2772in" fo:line-height="0.1535in" fo:text-align="justify" style:justify-single-word="false" fo:text-indent="0in" style:auto-text-indent="false"/>
    </style:style>
    <style:style style:name="P1294" style:family="paragraph" style:parent-style-name="Standard">
      <style:paragraph-properties fo:margin-left="0.4638in" fo:margin-right="1.6063in" fo:line-height="0.1528in" fo:text-align="justify" style:justify-single-word="false" fo:text-indent="0in" style:auto-text-indent="false"/>
    </style:style>
    <style:style style:name="P1295" style:family="paragraph" style:parent-style-name="Standard">
      <style:paragraph-properties fo:margin-left="0.4638in" fo:margin-right="1.1929in" fo:line-height="0.1528in" fo:text-align="justify" style:justify-single-word="false" fo:text-indent="0in" style:auto-text-indent="false"/>
    </style:style>
    <style:style style:name="P1296" style:family="paragraph" style:parent-style-name="Standard">
      <style:paragraph-properties fo:margin-left="0.4634in" fo:margin-right="0.0898in" fo:line-height="0.1528in" fo:text-indent="-0.2953in" style:auto-text-indent="false"/>
    </style:style>
    <style:style style:name="P1297" style:family="paragraph" style:parent-style-name="Standard">
      <style:paragraph-properties fo:margin-left="0.4638in" fo:margin-right="0.2638in" fo:margin-top="0.0008in" fo:margin-bottom="0in" style:contextual-spacing="false" fo:line-height="0.1528in" fo:text-indent="0in" style:auto-text-indent="false"/>
    </style:style>
    <style:style style:name="P1298" style:family="paragraph" style:parent-style-name="Standard">
      <style:paragraph-properties fo:margin-left="0.4634in" fo:margin-right="1.8535in" fo:line-height="0.1535in" fo:text-align="justify" style:justify-single-word="false" fo:text-indent="0in" style:auto-text-indent="false"/>
    </style:style>
    <style:style style:name="P1299" style:family="paragraph" style:parent-style-name="Standard" style:master-page-name="Converted37">
      <style:paragraph-properties fo:line-height="0.139in" style:page-number="auto"/>
      <style:text-properties fo:font-size="10pt" style:font-size-asian="10pt"/>
    </style:style>
    <style:style style:name="P1300" style:family="paragraph" style:parent-style-name="Standard">
      <style:paragraph-properties fo:margin-left="0.7043in" fo:margin-right="0.1165in" fo:margin-top="0.0591in" fo:margin-bottom="0in" style:contextual-spacing="false" fo:line-height="0.1528in" fo:text-indent="-0.2957in" style:auto-text-indent="false"/>
    </style:style>
    <style:style style:name="P1301" style:family="paragraph" style:parent-style-name="Standard">
      <style:paragraph-properties fo:margin-left="0.7043in" fo:margin-right="0.078in" fo:line-height="0.1528in" fo:text-indent="-0.2953in" style:auto-text-indent="false"/>
    </style:style>
    <style:style style:name="P1302" style:family="paragraph" style:parent-style-name="Standard">
      <style:paragraph-properties fo:margin-left="0.7043in" fo:margin-right="0.078in" fo:margin-top="0.0008in" fo:margin-bottom="0in" style:contextual-spacing="false" fo:line-height="0.1528in" fo:text-indent="-0.2953in" style:auto-text-indent="false"/>
    </style:style>
    <style:style style:name="P1303" style:family="paragraph" style:parent-style-name="Standard">
      <style:paragraph-properties fo:margin-left="0.7043in" fo:margin-right="0.002in" fo:line-height="0.1528in" fo:text-indent="-0.2953in" style:auto-text-indent="false">
        <style:tab-stops>
          <style:tab-stop style:position="1.5043in"/>
          <style:tab-stop style:position="2.5189in"/>
        </style:tab-stops>
      </style:paragraph-properties>
    </style:style>
    <style:style style:name="P1304" style:family="paragraph" style:parent-style-name="Standard">
      <style:paragraph-properties fo:margin-left="0.7043in" fo:margin-right="0.002in" fo:margin-top="0.0008in" fo:margin-bottom="0in" style:contextual-spacing="false" fo:line-height="0.1528in" fo:text-indent="-0.2953in" style:auto-text-indent="false">
        <style:tab-stops>
          <style:tab-stop style:position="1.0126in"/>
          <style:tab-stop style:position="1.4917in"/>
          <style:tab-stop style:position="1.9634in"/>
          <style:tab-stop style:position="2.5283in"/>
        </style:tab-stops>
      </style:paragraph-properties>
    </style:style>
    <style:style style:name="P1305" style:family="paragraph" style:parent-style-name="Standard">
      <style:paragraph-properties fo:margin-left="0.1681in" fo:margin-right="0.3736in" fo:margin-top="0.0528in" fo:margin-bottom="0in" style:contextual-spacing="false" fo:line-height="100%" fo:text-indent="0in" style:auto-text-indent="false" fo:break-before="column"/>
    </style:style>
    <style:style style:name="P1306" style:family="paragraph" style:parent-style-name="Standard">
      <style:paragraph-properties fo:margin-left="0.1681in" fo:margin-right="0.3736in" fo:line-height="0.1528in" fo:text-indent="0in" style:auto-text-indent="false"/>
    </style:style>
    <style:style style:name="P1307" style:family="paragraph" style:parent-style-name="Standard">
      <style:paragraph-properties fo:margin-left="0.1681in" fo:margin-right="0.3736in" fo:line-height="0.1535in" fo:text-indent="0in" style:auto-text-indent="false"/>
    </style:style>
    <style:style style:name="P1308" style:family="paragraph" style:parent-style-name="Standard">
      <style:paragraph-properties fo:margin-left="0.1681in" fo:margin-right="0.3736in" fo:line-height="0.152in" fo:text-indent="0in" style:auto-text-indent="false"/>
    </style:style>
    <style:style style:name="P1309" style:family="paragraph" style:parent-style-name="Standard">
      <style:paragraph-properties fo:margin-left="0.4634in" fo:margin-right="1.7744in" fo:line-height="0.1535in" fo:text-align="justify" style:justify-single-word="false" fo:text-indent="0in" style:auto-text-indent="false"/>
    </style:style>
    <style:style style:name="P1310" style:family="paragraph" style:parent-style-name="Standard">
      <style:paragraph-properties fo:margin-left="0.4634in" fo:margin-right="0.5236in" fo:line-height="0.1528in" fo:text-indent="-0.2953in" style:auto-text-indent="false"/>
    </style:style>
    <style:style style:name="P1311" style:family="paragraph" style:parent-style-name="Standard">
      <style:paragraph-properties fo:margin-left="0.4634in" fo:margin-right="0.5035in" fo:margin-top="0.0008in" fo:margin-bottom="0in" style:contextual-spacing="false" fo:line-height="0.1528in" fo:text-indent="-0.2953in" style:auto-text-indent="false"/>
    </style:style>
    <style:style style:name="P1312" style:family="paragraph" style:parent-style-name="Standard">
      <style:paragraph-properties fo:margin-left="0.4634in" fo:margin-right="0.2409in" fo:line-height="0.1528in" fo:text-indent="-0.2953in" style:auto-text-indent="false"/>
    </style:style>
    <style:style style:name="P1313" style:family="paragraph" style:parent-style-name="Standard">
      <style:paragraph-properties fo:margin-left="0.4634in" fo:margin-right="0.2409in" fo:margin-top="0.0008in" fo:margin-bottom="0in" style:contextual-spacing="false" fo:line-height="0.1528in" fo:text-indent="-0.2953in" style:auto-text-indent="false"/>
    </style:style>
    <style:style style:name="P1314" style:family="paragraph" style:parent-style-name="Standard">
      <style:paragraph-properties fo:margin-left="0.4634in" fo:margin-right="0.8701in" fo:line-height="0.1528in" fo:text-align="justify" style:justify-single-word="false" fo:text-indent="0in" style:auto-text-indent="false"/>
    </style:style>
    <style:style style:name="P1315" style:family="paragraph" style:parent-style-name="Standard">
      <style:paragraph-properties fo:margin-left="0.4634in" fo:margin-right="0.4835in" fo:line-height="0.1528in" fo:text-indent="-0.2953in" style:auto-text-indent="false"/>
    </style:style>
    <style:style style:name="P1316" style:family="paragraph" style:parent-style-name="Standard">
      <style:paragraph-properties fo:margin-left="0.4634in" fo:margin-right="0.5098in" fo:margin-top="0.0008in" fo:margin-bottom="0in" style:contextual-spacing="false" fo:line-height="0.1528in" fo:text-indent="0in" style:auto-text-indent="false"/>
    </style:style>
    <style:style style:name="P1317" style:family="paragraph" style:parent-style-name="Standard">
      <style:paragraph-properties fo:margin-left="0.1681in" fo:margin-right="0.1937in" fo:line-height="0.152in" fo:text-indent="0in" style:auto-text-indent="false"/>
    </style:style>
    <style:style style:name="P1318" style:family="paragraph" style:parent-style-name="Standard">
      <style:paragraph-properties fo:margin-left="0.4634in" fo:margin-right="1.878in" fo:line-height="0.1528in" fo:text-align="justify" style:justify-single-word="false" fo:text-indent="0in" style:auto-text-indent="false"/>
    </style:style>
    <style:style style:name="P1319" style:family="paragraph" style:parent-style-name="Standard">
      <style:paragraph-properties fo:margin-left="0.4638in" fo:margin-right="0.4602in" fo:line-height="0.1535in" fo:text-align="justify" style:justify-single-word="false" fo:text-indent="0in" style:auto-text-indent="false"/>
    </style:style>
    <style:style style:name="P1320" style:family="paragraph" style:parent-style-name="Standard">
      <style:paragraph-properties fo:margin-left="0.4634in" fo:margin-right="1.3362in" fo:line-height="0.1528in" fo:text-align="justify" style:justify-single-word="false" fo:text-indent="0in" style:auto-text-indent="false"/>
    </style:style>
    <style:style style:name="P1321" style:family="paragraph" style:parent-style-name="Standard">
      <style:paragraph-properties fo:margin-left="0.4634in" fo:margin-right="1.0638in" fo:line-height="0.1528in" fo:text-align="justify" style:justify-single-word="false" fo:text-indent="0in" style:auto-text-indent="false"/>
    </style:style>
    <style:style style:name="P1322" style:family="paragraph" style:parent-style-name="Standard" style:master-page-name="Converted39">
      <style:paragraph-properties fo:line-height="0.139in" style:page-number="auto"/>
      <style:text-properties fo:font-size="10pt" style:font-size-asian="10pt"/>
    </style:style>
    <style:style style:name="P1323" style:family="paragraph" style:parent-style-name="Standard">
      <style:paragraph-properties fo:margin-left="0.7035in" fo:margin-right="0.048in" fo:margin-top="0.0591in" fo:margin-bottom="0in" style:contextual-spacing="false" fo:line-height="0.1528in" fo:text-align="justify" style:justify-single-word="false" fo:text-indent="-0.2953in" style:auto-text-indent="false"/>
    </style:style>
    <style:style style:name="P1324" style:family="paragraph" style:parent-style-name="Standard">
      <style:paragraph-properties fo:margin-left="0.7035in" fo:margin-right="0.039in" fo:margin-top="0.0008in" fo:margin-bottom="0in" style:contextual-spacing="false" fo:line-height="0.1528in" fo:text-align="justify" style:justify-single-word="false" fo:text-indent="0in" style:auto-text-indent="false"/>
    </style:style>
    <style:style style:name="P1325" style:family="paragraph" style:parent-style-name="Standard">
      <style:paragraph-properties fo:margin-left="0.7035in" fo:margin-right="0.3665in" fo:line-height="0.1528in" fo:text-align="justify" style:justify-single-word="false" fo:text-indent="0in" style:auto-text-indent="false"/>
    </style:style>
    <style:style style:name="P1326" style:family="paragraph" style:parent-style-name="Standard">
      <style:paragraph-properties fo:margin-left="0.4638in" fo:margin-right="1.8118in" fo:margin-top="0.052in" fo:margin-bottom="0in" style:contextual-spacing="false" fo:line-height="100%" fo:text-align="justify" style:justify-single-word="false" fo:text-indent="0in" style:auto-text-indent="false" fo:break-before="column"/>
    </style:style>
    <style:style style:name="P1327" style:family="paragraph" style:parent-style-name="Standard">
      <style:paragraph-properties fo:margin-left="0.4638in" fo:margin-right="0.2083in" fo:line-height="0.1528in" fo:text-indent="-0.2953in" style:auto-text-indent="false"/>
    </style:style>
    <style:style style:name="P1328" style:family="paragraph" style:parent-style-name="Standard">
      <style:paragraph-properties fo:margin-left="0.4638in" fo:margin-right="0.4437in" fo:margin-top="0.0008in" fo:margin-bottom="0in" style:contextual-spacing="false" fo:line-height="0.1528in" fo:text-align="justify" style:justify-single-word="false" fo:text-indent="0in" style:auto-text-indent="false"/>
    </style:style>
    <style:style style:name="P1329" style:family="paragraph" style:parent-style-name="Standard">
      <style:paragraph-properties fo:margin-left="0.4638in" fo:margin-right="0.8756in" fo:line-height="0.1528in" fo:text-align="justify" style:justify-single-word="false" fo:text-indent="0in" style:auto-text-indent="false"/>
    </style:style>
    <style:style style:name="P1330" style:family="paragraph" style:parent-style-name="Standard">
      <style:paragraph-properties fo:margin-left="0.4638in" fo:margin-right="0.4055in" fo:line-height="0.1528in" fo:text-indent="-0.2957in" style:auto-text-indent="false"/>
    </style:style>
    <style:style style:name="P1331" style:family="paragraph" style:parent-style-name="Standard">
      <style:paragraph-properties fo:margin-left="0.1689in" fo:margin-right="0.4272in" fo:line-height="0.1528in" fo:text-indent="0in" style:auto-text-indent="false"/>
    </style:style>
    <style:style style:name="P1332" style:family="paragraph" style:parent-style-name="Standard">
      <style:paragraph-properties fo:margin-left="0.1693in" fo:margin-right="0.0047in" fo:line-height="0.1528in" fo:text-indent="0in" style:auto-text-indent="false"/>
    </style:style>
    <style:style style:name="P1333" style:family="paragraph" style:parent-style-name="Standard">
      <style:paragraph-properties fo:margin-left="0.0047in" fo:margin-right="0in" fo:margin-top="0.0409in" fo:margin-bottom="0in" style:contextual-spacing="false" fo:line-height="100%" fo:text-align="center" style:justify-single-word="false" fo:text-indent="0in" style:auto-text-indent="false"/>
    </style:style>
    <style:style style:name="P1334" style:family="paragraph" style:parent-style-name="Standard">
      <style:paragraph-properties fo:margin-left="0.0047in" fo:margin-right="0in" fo:margin-top="0.0516in" fo:margin-bottom="0in" style:contextual-spacing="false" fo:line-height="100%" fo:text-align="center" style:justify-single-word="false" fo:text-indent="0in" style:auto-text-indent="false">
        <style:tab-stops>
          <style:tab-stop style:position="4.7756in"/>
        </style:tab-stops>
      </style:paragraph-properties>
    </style:style>
    <style:style style:name="P1335" style:family="paragraph" style:parent-style-name="Standard">
      <style:paragraph-properties fo:margin-left="0.0047in" fo:margin-right="0in" fo:line-height="100%" fo:text-align="center" style:justify-single-word="false" fo:text-indent="0in" style:auto-text-indent="false"/>
    </style:style>
    <style:style style:name="P1336" style:family="paragraph" style:parent-style-name="Standard" style:master-page-name="Converted41">
      <style:paragraph-properties fo:line-height="0.139in" style:page-number="auto"/>
      <style:text-properties fo:font-size="10pt" style:font-size-asian="10pt"/>
    </style:style>
    <style:style style:name="P1337" style:family="paragraph" style:parent-style-name="Standard">
      <style:paragraph-properties fo:margin-left="0.7043in" fo:margin-right="0.0016in" fo:margin-top="0.0008in" fo:margin-bottom="0in" style:contextual-spacing="false" fo:line-height="100%" fo:text-indent="-0.2957in" style:auto-text-indent="false">
        <style:tab-stops>
          <style:tab-stop style:position="1.1409in"/>
          <style:tab-stop style:position="1.5827in"/>
          <style:tab-stop style:position="2.3252in"/>
        </style:tab-stops>
      </style:paragraph-properties>
    </style:style>
    <style:style style:name="P1338" style:family="paragraph" style:parent-style-name="Standard">
      <style:paragraph-properties fo:margin-left="0.7043in" fo:margin-right="0.0016in" fo:margin-top="0.0008in" fo:margin-bottom="0in" style:contextual-spacing="false" fo:line-height="0.1528in" fo:text-align="justify" style:justify-single-word="false" fo:text-indent="-0.2957in" style:auto-text-indent="false"/>
    </style:style>
    <style:style style:name="P1339" style:family="paragraph" style:parent-style-name="Standard">
      <style:paragraph-properties fo:margin-left="0.7043in" fo:margin-right="0.0016in" fo:line-height="0.1528in" fo:text-indent="-0.2957in" style:auto-text-indent="false"/>
    </style:style>
    <style:style style:name="P1340" style:family="paragraph" style:parent-style-name="Standard">
      <style:paragraph-properties fo:margin-left="0.7043in" fo:margin-right="0.0016in" fo:line-height="0.1528in" fo:text-align="justify" style:justify-single-word="false" fo:text-indent="-0.2957in" style:auto-text-indent="false"/>
    </style:style>
    <style:style style:name="P1341" style:family="paragraph" style:parent-style-name="Standard">
      <style:paragraph-properties fo:margin-left="0.7047in" fo:margin-right="0.039in" fo:margin-top="0.0047in" fo:margin-bottom="0in" style:contextual-spacing="false" fo:line-height="102%" fo:text-align="justify" style:justify-single-word="false" fo:text-indent="0in" style:auto-text-indent="false"/>
    </style:style>
    <style:style style:name="P1342" style:family="paragraph" style:parent-style-name="Standard">
      <style:paragraph-properties fo:margin-left="0.7047in" fo:margin-right="0.002in" fo:line-height="0.161in" fo:text-indent="-0.2953in" style:auto-text-indent="false">
        <style:tab-stops>
          <style:tab-stop style:position="0.8626in"/>
          <style:tab-stop style:position="1.3575in"/>
          <style:tab-stop style:position="2.148in"/>
        </style:tab-stops>
      </style:paragraph-properties>
    </style:style>
    <style:style style:name="P1343" style:family="paragraph" style:parent-style-name="Standard">
      <style:paragraph-properties fo:margin-left="0.7047in" fo:margin-right="0.002in" fo:line-height="0.1528in" fo:text-indent="-0.2953in" style:auto-text-indent="false">
        <style:tab-stops>
          <style:tab-stop style:position="1.7228in"/>
          <style:tab-stop style:position="1.998in"/>
          <style:tab-stop style:position="2.5398in"/>
        </style:tab-stops>
      </style:paragraph-properties>
    </style:style>
    <style:style style:name="P1344" style:family="paragraph" style:parent-style-name="Standard">
      <style:paragraph-properties fo:margin-left="0.4102in" fo:margin-right="0in" fo:margin-top="0.0008in" fo:margin-bottom="0in" style:contextual-spacing="false" fo:line-height="100%" fo:text-indent="0in" style:auto-text-indent="false"/>
    </style:style>
    <style:style style:name="P1345" style:family="paragraph" style:parent-style-name="Standard">
      <style:paragraph-properties fo:margin-left="0.4102in" fo:margin-right="0in" fo:margin-top="0.0043in" fo:margin-bottom="0in" style:contextual-spacing="false" fo:line-height="100%" fo:text-indent="0in" style:auto-text-indent="false"/>
    </style:style>
    <style:style style:name="P1346" style:family="paragraph" style:parent-style-name="Standard">
      <style:paragraph-properties fo:margin-left="0.4102in" fo:margin-right="0in" fo:line-height="0.152in" fo:text-indent="0in" style:auto-text-indent="false"/>
    </style:style>
    <style:style style:name="P1347" style:family="paragraph" style:parent-style-name="Standard">
      <style:paragraph-properties fo:margin-left="0.4102in" fo:margin-right="0in" fo:line-height="0.1528in" fo:text-indent="0in" style:auto-text-indent="false"/>
    </style:style>
    <style:style style:name="P1348" style:family="paragraph" style:parent-style-name="Standard">
      <style:paragraph-properties fo:margin-left="0.7055in" fo:margin-right="0in" fo:margin-top="0.002in" fo:margin-bottom="0in" style:contextual-spacing="false" fo:line-height="100%" fo:text-indent="0in" style:auto-text-indent="false"/>
    </style:style>
    <style:style style:name="P1349" style:family="paragraph" style:parent-style-name="Standard">
      <style:paragraph-properties fo:margin-left="0.7055in" fo:margin-right="0in" fo:margin-top="0.0008in" fo:margin-bottom="0in" style:contextual-spacing="false" fo:line-height="100%" fo:text-indent="0in" style:auto-text-indent="false"/>
    </style:style>
    <style:style style:name="P1350" style:family="paragraph" style:parent-style-name="Standard">
      <style:paragraph-properties fo:margin-left="0.7055in" fo:margin-right="0in" fo:margin-top="0.0008in" fo:margin-bottom="0in" style:contextual-spacing="false" fo:line-height="0.1528in" fo:text-align="justify" style:justify-single-word="false" fo:text-indent="0in" style:auto-text-indent="false"/>
    </style:style>
    <style:style style:name="P1351" style:family="paragraph" style:parent-style-name="Standard">
      <style:paragraph-properties fo:margin-left="0.4626in" fo:margin-right="0.2291in" fo:line-height="0.1575in" fo:text-indent="0in" style:auto-text-indent="false"/>
    </style:style>
    <style:style style:name="P1352" style:family="paragraph" style:parent-style-name="Standard">
      <style:paragraph-properties fo:margin-left="0.4626in" fo:margin-right="0.2291in" fo:margin-top="0.0008in" fo:margin-bottom="0in" style:contextual-spacing="false" fo:line-height="0.1528in" fo:text-indent="0in" style:auto-text-indent="false"/>
    </style:style>
    <style:style style:name="P1353" style:family="paragraph" style:parent-style-name="Standard">
      <style:paragraph-properties fo:margin-left="0.1681in" fo:margin-right="0.0354in" fo:line-height="0.1543in" fo:text-indent="0in" style:auto-text-indent="false"/>
    </style:style>
    <style:style style:name="P1354" style:family="paragraph" style:parent-style-name="Standard">
      <style:paragraph-properties fo:margin-left="0.1681in" fo:margin-right="0.0354in" fo:line-height="0.1528in" fo:text-indent="0in" style:auto-text-indent="false"/>
    </style:style>
    <style:style style:name="P1355" style:family="paragraph" style:parent-style-name="Standard">
      <style:paragraph-properties fo:margin-left="0.4634in" fo:margin-right="0.1839in" fo:margin-top="0.0008in" fo:margin-bottom="0in" style:contextual-spacing="false" fo:line-height="0.1528in" fo:text-indent="0in" style:auto-text-indent="false"/>
    </style:style>
    <style:style style:name="P1356" style:family="paragraph" style:parent-style-name="Standard">
      <style:paragraph-properties fo:margin-left="0.1689in" fo:margin-right="0.0354in" fo:line-height="0.152in" fo:text-indent="0in" style:auto-text-indent="false"/>
    </style:style>
    <style:style style:name="P1357" style:family="paragraph" style:parent-style-name="Standard">
      <style:paragraph-properties fo:margin-left="0.1681in" fo:margin-right="0.5138in" fo:margin-top="0.0008in" fo:margin-bottom="0in" style:contextual-spacing="false" fo:line-height="0.1528in" fo:text-indent="0in" style:auto-text-indent="false"/>
    </style:style>
    <style:style style:name="P1358" style:family="paragraph" style:parent-style-name="Standard" style:list-style-name="WWNum5">
      <style:paragraph-properties fo:margin-left="0.5362in" fo:margin-right="0in" fo:line-height="0.1528in" fo:text-indent="-0.0736in" style:auto-text-indent="false">
        <style:tab-stops>
          <style:tab-stop style:position="0.5362in"/>
        </style:tab-stops>
      </style:paragraph-properties>
    </style:style>
    <style:style style:name="P1359" style:family="paragraph" style:parent-style-name="Standard" style:list-style-name="WWNum9">
      <style:paragraph-properties fo:margin-left="0.4626in" fo:margin-right="0.452in" fo:margin-top="0.002in" fo:margin-bottom="0in" style:contextual-spacing="false" fo:line-height="0.1516in" fo:text-indent="0in" style:auto-text-indent="false">
        <style:tab-stops>
          <style:tab-stop style:position="0.6189in"/>
        </style:tab-stops>
      </style:paragraph-properties>
    </style:style>
    <style:style style:name="P1360" style:family="paragraph" style:parent-style-name="Standard">
      <style:paragraph-properties fo:margin-left="0.4626in" fo:margin-right="0.452in" fo:line-height="0.1528in" fo:text-align="justify" style:justify-single-word="false" fo:text-indent="0in" style:auto-text-indent="false"/>
    </style:style>
    <style:style style:name="P1361" style:family="paragraph" style:parent-style-name="Standard">
      <style:paragraph-properties fo:margin-left="0.1681in" fo:margin-right="0.2689in" fo:line-height="0.152in" fo:text-indent="0in" style:auto-text-indent="false"/>
    </style:style>
    <style:style style:name="P1362" style:family="paragraph" style:parent-style-name="Standard">
      <style:paragraph-properties fo:margin-left="0.1681in" fo:margin-right="0.8165in" fo:margin-top="0.0008in" fo:margin-bottom="0in" style:contextual-spacing="false" fo:line-height="0.1528in" fo:text-indent="0in" style:auto-text-indent="false"/>
    </style:style>
    <style:style style:name="P1363" style:family="paragraph" style:parent-style-name="Standard">
      <style:paragraph-properties fo:margin-left="0.1681in" fo:margin-right="0.6874in" fo:margin-top="0.0008in" fo:margin-bottom="0in" style:contextual-spacing="false" fo:line-height="0.1528in" fo:text-indent="0in" style:auto-text-indent="false"/>
    </style:style>
    <style:style style:name="P1364" style:family="paragraph" style:parent-style-name="Standard">
      <style:paragraph-properties fo:margin-left="0.1681in" fo:margin-right="0.4953in" fo:line-height="0.1528in" fo:text-indent="0in" style:auto-text-indent="false"/>
    </style:style>
    <style:style style:name="P1365" style:family="paragraph" style:parent-style-name="Standard" style:master-page-name="Converted43">
      <style:paragraph-properties fo:line-height="0.139in" style:page-number="auto"/>
      <style:text-properties fo:font-size="10pt" style:font-size-asian="10pt"/>
    </style:style>
    <style:style style:name="P1366" style:family="paragraph" style:parent-style-name="Standard">
      <style:paragraph-properties fo:margin-left="0.4091in" fo:margin-right="0.3575in" fo:margin-top="0.0571in" fo:margin-bottom="0in" style:contextual-spacing="false" fo:line-height="95%" fo:text-indent="0in" style:auto-text-indent="false"/>
    </style:style>
    <style:style style:name="P1367" style:family="paragraph" style:parent-style-name="Standard">
      <style:paragraph-properties fo:margin-left="0.7035in" fo:margin-right="0.1319in" fo:margin-top="0.0008in" fo:margin-bottom="0in" style:contextual-spacing="false" fo:line-height="0.1528in" fo:text-indent="-0.2953in" style:auto-text-indent="false"/>
    </style:style>
    <style:style style:name="P1368" style:family="paragraph" style:parent-style-name="Standard">
      <style:paragraph-properties fo:margin-left="0.7035in" fo:margin-right="1.3772in" fo:line-height="0.1535in" fo:text-align="justify" style:justify-single-word="false" fo:text-indent="0in" style:auto-text-indent="false"/>
    </style:style>
    <style:style style:name="P1369" style:family="paragraph" style:parent-style-name="Standard">
      <style:paragraph-properties fo:margin-left="0.7035in" fo:margin-right="0in" fo:line-height="0.1528in" fo:text-indent="-0.2957in" style:auto-text-indent="false"/>
    </style:style>
    <style:style style:name="P1370" style:family="paragraph" style:parent-style-name="Standard">
      <style:paragraph-properties fo:margin-left="0.7035in" fo:margin-right="0in" fo:margin-top="0.0008in" fo:margin-bottom="0in" style:contextual-spacing="false" fo:line-height="0.1528in" fo:text-indent="-0.2957in" style:auto-text-indent="false"/>
    </style:style>
    <style:style style:name="P1371" style:family="paragraph" style:parent-style-name="Standard">
      <style:paragraph-properties fo:margin-left="0.7035in" fo:margin-right="0.2429in" fo:line-height="0.1528in" fo:text-align="justify" style:justify-single-word="false" fo:text-indent="0in" style:auto-text-indent="false"/>
    </style:style>
    <style:style style:name="P1372" style:family="paragraph" style:parent-style-name="Standard">
      <style:paragraph-properties fo:margin-left="0.7035in" fo:margin-right="1.7646in" fo:line-height="0.1528in" fo:text-align="justify" style:justify-single-word="false" fo:text-indent="0in" style:auto-text-indent="false"/>
    </style:style>
    <style:style style:name="P1373" style:family="paragraph" style:parent-style-name="Standard">
      <style:paragraph-properties fo:margin-left="0.4638in" fo:margin-right="0.2634in" fo:line-height="95%" fo:text-indent="-0.2957in" style:auto-text-indent="false"/>
    </style:style>
    <style:style style:name="P1374" style:family="paragraph" style:parent-style-name="Standard" style:list-style-name="WWNum10">
      <style:paragraph-properties fo:margin-left="0.6689in" fo:margin-right="0.4043in" fo:line-height="0.1528in" fo:text-align="justify" style:justify-single-word="false" fo:text-indent="-0.2043in" style:auto-text-indent="false">
        <style:tab-stops>
          <style:tab-stop style:position="0.6689in"/>
        </style:tab-stops>
      </style:paragraph-properties>
    </style:style>
    <style:style style:name="P1375" style:family="paragraph" style:parent-style-name="Standard">
      <style:paragraph-properties fo:margin-left="0.1693in" fo:margin-right="0.1583in" fo:line-height="0.1528in" fo:text-indent="0in" style:auto-text-indent="false"/>
    </style:style>
    <style:style style:name="P1376" style:family="paragraph" style:parent-style-name="Standard" style:master-page-name="Converted45">
      <style:paragraph-properties fo:line-height="0.139in" style:page-number="auto"/>
      <style:text-properties fo:font-size="10pt" style:font-size-asian="10pt"/>
    </style:style>
    <style:style style:name="P1377" style:family="paragraph" style:parent-style-name="Standard">
      <style:paragraph-properties fo:margin-left="0.7028in" fo:margin-right="1.0453in" fo:line-height="0.1528in" fo:text-align="justify" style:justify-single-word="false" fo:text-indent="0in" style:auto-text-indent="false"/>
    </style:style>
    <style:style style:name="P1378" style:family="paragraph" style:parent-style-name="Standard">
      <style:paragraph-properties fo:margin-left="0.7028in" fo:margin-right="0.1063in" fo:line-height="0.1528in" fo:text-indent="-0.2953in" style:auto-text-indent="false"/>
    </style:style>
    <style:style style:name="P1379" style:family="paragraph" style:parent-style-name="Standard">
      <style:paragraph-properties fo:margin-left="0.7028in" fo:margin-right="0.0016in" fo:margin-top="0.0008in" fo:margin-bottom="0in" style:contextual-spacing="false" fo:line-height="0.1528in" fo:text-indent="-0.2957in" style:auto-text-indent="false"/>
    </style:style>
    <style:style style:name="P1380" style:family="paragraph" style:parent-style-name="Standard">
      <style:paragraph-properties fo:margin-left="0.7028in" fo:margin-right="0.0016in" fo:margin-top="0.0008in" fo:margin-bottom="0in" style:contextual-spacing="false" fo:line-height="0.1528in" fo:text-align="justify" style:justify-single-word="false" fo:text-indent="-0.2957in" style:auto-text-indent="false"/>
    </style:style>
    <style:style style:name="P1381" style:family="paragraph" style:parent-style-name="Standard" style:list-style-name="WWNum10">
      <style:paragraph-properties fo:margin-left="0.9346in" fo:margin-right="0.0016in" fo:line-height="0.1528in" fo:text-align="justify" style:justify-single-word="false" fo:text-indent="-0.2319in" style:auto-text-indent="false">
        <style:tab-stops>
          <style:tab-stop style:position="0.9346in"/>
        </style:tab-stops>
      </style:paragraph-properties>
    </style:style>
    <style:style style:name="P1382" style:family="paragraph" style:parent-style-name="Standard">
      <style:paragraph-properties fo:margin-left="0.7035in" fo:margin-right="1.5409in" fo:line-height="0.1528in" fo:text-align="justify" style:justify-single-word="false" fo:text-indent="0in" style:auto-text-indent="false"/>
    </style:style>
    <style:style style:name="P1383" style:family="paragraph" style:parent-style-name="Standard">
      <style:paragraph-properties fo:margin-left="0.7043in" fo:margin-right="0.0957in" fo:line-height="0.1528in" fo:text-indent="-0.2953in" style:auto-text-indent="false"/>
    </style:style>
    <style:style style:name="P1384" style:family="paragraph" style:parent-style-name="Standard">
      <style:paragraph-properties fo:margin-left="0.4091in" fo:margin-right="0.1327in" fo:margin-top="0.0008in" fo:margin-bottom="0in" style:contextual-spacing="false" fo:line-height="0.1528in" fo:text-indent="0in" style:auto-text-indent="false"/>
    </style:style>
    <style:style style:name="P1385" style:family="paragraph" style:parent-style-name="Standard">
      <style:paragraph-properties fo:margin-left="0.7043in" fo:margin-right="0.0453in" fo:line-height="0.152in" fo:text-align="justify" style:justify-single-word="false" fo:text-indent="0in" style:auto-text-indent="false"/>
    </style:style>
    <style:style style:name="P1386" style:family="paragraph" style:parent-style-name="Standard">
      <style:paragraph-properties fo:margin-left="0.7043in" fo:margin-right="0.0453in" fo:line-height="0.1528in" fo:text-align="justify" style:justify-single-word="false" fo:text-indent="0in" style:auto-text-indent="false"/>
    </style:style>
    <style:style style:name="P1387" style:family="paragraph" style:parent-style-name="Standard">
      <style:paragraph-properties fo:margin-left="0.7043in" fo:margin-right="0.0453in" fo:line-height="0.1535in" fo:text-align="justify" style:justify-single-word="false" fo:text-indent="0in" style:auto-text-indent="false"/>
    </style:style>
    <style:style style:name="P1388" style:family="paragraph" style:parent-style-name="Standard">
      <style:paragraph-properties fo:margin-left="0.7043in" fo:margin-right="0.0453in" fo:margin-top="0.0008in" fo:margin-bottom="0in" style:contextual-spacing="false" fo:line-height="0.1528in" fo:text-align="justify" style:justify-single-word="false" fo:text-indent="0in" style:auto-text-indent="false"/>
    </style:style>
    <style:style style:name="P1389" style:family="paragraph" style:parent-style-name="Standard">
      <style:paragraph-properties fo:margin-left="0.7035in" fo:margin-right="0.2602in" fo:line-height="0.1535in" fo:text-align="justify" style:justify-single-word="false" fo:text-indent="0in" style:auto-text-indent="false"/>
    </style:style>
    <style:style style:name="P1390" style:family="paragraph" style:parent-style-name="Standard">
      <style:paragraph-properties fo:margin-left="0.4634in" fo:margin-right="1.4882in" fo:line-height="0.1528in" fo:text-align="justify" style:justify-single-word="false" fo:text-indent="0in" style:auto-text-indent="false"/>
    </style:style>
    <style:style style:name="P1391" style:family="paragraph" style:parent-style-name="Standard">
      <style:paragraph-properties fo:margin-left="0.4634in" fo:margin-right="0.4717in" fo:margin-top="0.0008in" fo:margin-bottom="0in" style:contextual-spacing="false" fo:line-height="0.1528in" fo:text-indent="-0.2953in" style:auto-text-indent="false"/>
    </style:style>
    <style:style style:name="P1392" style:family="paragraph" style:parent-style-name="Standard">
      <style:paragraph-properties fo:margin-left="0.4638in" fo:margin-right="0.0508in" fo:margin-top="0.0016in" fo:margin-bottom="0in" style:contextual-spacing="false" fo:line-height="0.1528in" fo:text-indent="-0.2957in" style:auto-text-indent="false"/>
    </style:style>
    <style:style style:name="P1393" style:family="paragraph" style:parent-style-name="Standard">
      <style:paragraph-properties fo:margin-left="0.4638in" fo:margin-right="2.0402in" fo:line-height="0.1528in" fo:text-align="justify" style:justify-single-word="false" fo:text-indent="0in" style:auto-text-indent="false"/>
    </style:style>
    <style:style style:name="P1394" style:family="paragraph" style:parent-style-name="Standard">
      <style:paragraph-properties fo:margin-left="0.4638in" fo:margin-right="1.5563in" fo:line-height="0.1528in" fo:text-align="justify" style:justify-single-word="false" fo:text-indent="0in" style:auto-text-indent="false"/>
    </style:style>
    <style:style style:name="P1395" style:family="paragraph" style:parent-style-name="Standard">
      <style:paragraph-properties fo:margin-left="0.4638in" fo:margin-right="0.2563in" fo:margin-top="0.0008in" fo:margin-bottom="0in" style:contextual-spacing="false" fo:line-height="0.1528in" fo:text-indent="-0.2953in" style:auto-text-indent="false"/>
    </style:style>
    <style:style style:name="P1396" style:family="paragraph" style:parent-style-name="Standard">
      <style:paragraph-properties fo:margin-left="0.4638in" fo:margin-right="1.3945in" fo:line-height="0.1528in" fo:text-align="justify" style:justify-single-word="false" fo:text-indent="0in" style:auto-text-indent="false"/>
    </style:style>
    <style:style style:name="P1397" style:family="paragraph" style:parent-style-name="Standard">
      <style:paragraph-properties fo:margin-left="0.4638in" fo:margin-right="2.1075in" fo:line-height="0.1535in" fo:text-align="justify" style:justify-single-word="false" fo:text-indent="0in" style:auto-text-indent="false"/>
    </style:style>
    <style:style style:name="P1398" style:family="paragraph" style:parent-style-name="Standard">
      <style:paragraph-properties fo:margin-left="0.4638in" fo:margin-right="0.2173in" fo:margin-top="0.0008in" fo:margin-bottom="0in" style:contextual-spacing="false" fo:line-height="0.1528in" fo:text-indent="-0.2953in" style:auto-text-indent="false"/>
    </style:style>
    <style:style style:name="P1399" style:family="paragraph" style:parent-style-name="Standard" style:master-page-name="Converted47">
      <style:paragraph-properties fo:line-height="0.139in" style:page-number="auto"/>
      <style:text-properties fo:font-size="10pt" style:font-size-asian="10pt"/>
    </style:style>
    <style:style style:name="P1400" style:family="paragraph" style:parent-style-name="Standard">
      <style:paragraph-properties fo:margin-left="0.7035in" fo:margin-right="1.2736in" fo:margin-top="0.0516in" fo:margin-bottom="0in" style:contextual-spacing="false" fo:line-height="100%" fo:text-align="justify" style:justify-single-word="false" fo:text-indent="0in" style:auto-text-indent="false"/>
    </style:style>
    <style:style style:name="P1401" style:family="paragraph" style:parent-style-name="Standard">
      <style:paragraph-properties fo:margin-left="0.4091in" fo:margin-right="0.0008in" fo:margin-top="0.0008in" fo:margin-bottom="0in" style:contextual-spacing="false" fo:line-height="0.1528in" fo:text-indent="0.2945in" style:auto-text-indent="false"/>
    </style:style>
    <style:style style:name="P1402" style:family="paragraph" style:parent-style-name="Standard">
      <style:paragraph-properties fo:margin-left="0.7035in" fo:margin-right="0.8984in" fo:line-height="0.1535in" fo:text-align="justify" style:justify-single-word="false" fo:text-indent="0in" style:auto-text-indent="false"/>
    </style:style>
    <style:style style:name="P1403" style:family="paragraph" style:parent-style-name="Standard">
      <style:paragraph-properties fo:margin-left="0.7035in" fo:margin-right="1.7217in" fo:line-height="0.1535in" fo:text-align="justify" style:justify-single-word="false" fo:text-indent="0in" style:auto-text-indent="false"/>
    </style:style>
    <style:style style:name="P1404" style:family="paragraph" style:parent-style-name="Standard">
      <style:paragraph-properties fo:margin-left="0.7035in" fo:margin-right="1.6228in" fo:line-height="0.1535in" fo:text-align="justify" style:justify-single-word="false" fo:text-indent="0in" style:auto-text-indent="false"/>
    </style:style>
    <style:style style:name="P1405" style:family="paragraph" style:parent-style-name="Standard">
      <style:paragraph-properties fo:margin-left="0.7035in" fo:margin-right="0.7846in" fo:line-height="0.1528in" fo:text-align="justify" style:justify-single-word="false" fo:text-indent="0in" style:auto-text-indent="false"/>
    </style:style>
    <style:style style:name="P1406" style:family="paragraph" style:parent-style-name="Standard">
      <style:paragraph-properties fo:margin-left="0.7028in" fo:margin-right="0.002in" fo:margin-top="0.0008in" fo:margin-bottom="0in" style:contextual-spacing="false" fo:line-height="0.1528in" fo:text-indent="-0.2953in" style:auto-text-indent="false"/>
    </style:style>
    <style:style style:name="P1407" style:family="paragraph" style:parent-style-name="Standard">
      <style:paragraph-properties fo:margin-left="0.7028in" fo:margin-right="0.002in" fo:margin-top="0.0008in" fo:margin-bottom="0in" style:contextual-spacing="false" fo:line-height="0.1528in" fo:text-indent="-0.2953in" style:auto-text-indent="false">
        <style:tab-stops>
          <style:tab-stop style:position="1.5091in"/>
        </style:tab-stops>
      </style:paragraph-properties>
    </style:style>
    <style:style style:name="P1408" style:family="paragraph" style:parent-style-name="Standard">
      <style:paragraph-properties fo:margin-left="0.7028in" fo:margin-right="0.002in" fo:margin-top="0.0008in" fo:margin-bottom="0in" style:contextual-spacing="false" fo:line-height="0.1528in" fo:text-align="justify" style:justify-single-word="false" fo:text-indent="-0.2953in" style:auto-text-indent="false"/>
    </style:style>
    <style:style style:name="P1409" style:family="paragraph" style:parent-style-name="Standard">
      <style:paragraph-properties fo:margin-left="0.7028in" fo:margin-right="0.002in" fo:line-height="0.1528in" fo:text-indent="-0.2953in" style:auto-text-indent="false"/>
    </style:style>
    <style:style style:name="P1410" style:family="paragraph" style:parent-style-name="Standard">
      <style:paragraph-properties fo:margin-left="0.7028in" fo:margin-right="0.002in" fo:line-height="0.1528in" fo:text-indent="-0.2953in" style:auto-text-indent="false">
        <style:tab-stops>
          <style:tab-stop style:position="1.3835in"/>
          <style:tab-stop style:position="1.8701in"/>
          <style:tab-stop style:position="2.4047in"/>
        </style:tab-stops>
      </style:paragraph-properties>
    </style:style>
    <style:style style:name="P1411" style:family="paragraph" style:parent-style-name="Standard">
      <style:paragraph-properties fo:margin-left="0.702in" fo:margin-right="0.0409in" fo:margin-top="0.0008in" fo:margin-bottom="0in" style:contextual-spacing="false" fo:line-height="0.1528in" fo:text-align="justify" style:justify-single-word="false" fo:text-indent="0in" style:auto-text-indent="false"/>
    </style:style>
    <style:style style:name="P1412" style:family="paragraph" style:parent-style-name="Standard">
      <style:paragraph-properties fo:margin-left="0.702in" fo:margin-right="0.0409in" fo:line-height="0.1528in" fo:text-align="justify" style:justify-single-word="false" fo:text-indent="0in" style:auto-text-indent="false"/>
    </style:style>
    <style:style style:name="P1413" style:family="paragraph" style:parent-style-name="Standard">
      <style:paragraph-properties fo:margin-left="0.702in" fo:margin-right="0.0028in" fo:line-height="0.1528in" fo:text-align="justify" style:justify-single-word="false" fo:text-indent="0in" style:auto-text-indent="false"/>
    </style:style>
    <style:style style:name="P1414" style:family="paragraph" style:parent-style-name="Standard">
      <style:paragraph-properties fo:margin-left="0.702in" fo:margin-right="0.0028in" fo:margin-top="0.0008in" fo:margin-bottom="0in" style:contextual-spacing="false" fo:line-height="0.1528in" fo:text-align="justify" style:justify-single-word="false" fo:text-indent="0in" style:auto-text-indent="false"/>
    </style:style>
    <style:style style:name="P1415" style:family="paragraph" style:parent-style-name="Standard">
      <style:paragraph-properties fo:margin-left="0.7043in" fo:margin-right="0.0008in" fo:margin-top="0.0016in" fo:margin-bottom="0in" style:contextual-spacing="false" fo:line-height="0.1516in" fo:text-align="justify" style:justify-single-word="false" fo:text-indent="-0.0016in" style:auto-text-indent="false"/>
    </style:style>
    <style:style style:name="P1416" style:family="paragraph" style:parent-style-name="Standard">
      <style:paragraph-properties fo:margin-left="0.7043in" fo:margin-right="1.8453in" fo:line-height="0.152in" fo:text-align="justify" style:justify-single-word="false" fo:text-indent="0in" style:auto-text-indent="false"/>
    </style:style>
    <style:style style:name="P1417" style:family="paragraph" style:parent-style-name="Standard">
      <style:paragraph-properties fo:margin-left="0.4638in" fo:margin-right="0.2264in" fo:margin-top="0.0571in" fo:margin-bottom="0in" style:contextual-spacing="false" fo:line-height="95%" fo:text-indent="0in" style:auto-text-indent="false" fo:break-before="column"/>
    </style:style>
    <style:style style:name="P1418" style:family="paragraph" style:parent-style-name="Standard">
      <style:paragraph-properties fo:margin-left="0.4638in" fo:margin-right="0.2264in" fo:margin-top="0.0008in" fo:margin-bottom="0in" style:contextual-spacing="false" fo:line-height="0.1528in" fo:text-indent="0in" style:auto-text-indent="false"/>
    </style:style>
    <style:style style:name="P1419" style:family="paragraph" style:parent-style-name="Standard">
      <style:paragraph-properties fo:margin-left="0.4638in" fo:margin-right="0.4957in" fo:margin-top="0.0016in" fo:margin-bottom="0in" style:contextual-spacing="false" fo:line-height="0.1528in" fo:text-indent="-0.2953in" style:auto-text-indent="false"/>
    </style:style>
    <style:style style:name="P1420" style:family="paragraph" style:parent-style-name="Standard">
      <style:paragraph-properties fo:margin-left="0.4638in" fo:margin-right="0.3543in" fo:margin-top="0.0008in" fo:margin-bottom="0in" style:contextual-spacing="false" fo:line-height="0.1528in" fo:text-indent="-0.2953in" style:auto-text-indent="false"/>
    </style:style>
    <style:style style:name="P1421" style:family="paragraph" style:parent-style-name="Standard">
      <style:paragraph-properties fo:margin-left="0.4638in" fo:margin-right="0.1165in" fo:line-height="0.1528in" fo:text-indent="0in" style:auto-text-indent="false"/>
    </style:style>
    <style:style style:name="P1422" style:family="paragraph" style:parent-style-name="Standard" style:list-style-name="WWNum11">
      <style:paragraph-properties fo:margin-left="0.4638in" fo:margin-right="0.4528in" fo:line-height="0.1528in" fo:text-indent="0in" style:auto-text-indent="false">
        <style:tab-stops>
          <style:tab-stop style:position="0.6425in"/>
        </style:tab-stops>
      </style:paragraph-properties>
    </style:style>
    <style:style style:name="P1423" style:family="paragraph" style:parent-style-name="Standard">
      <style:paragraph-properties fo:margin-left="0.4634in" fo:margin-right="0.0638in" fo:line-height="0.1528in" fo:text-indent="0in" style:auto-text-indent="false"/>
    </style:style>
    <style:style style:name="P1424" style:family="paragraph" style:parent-style-name="Standard">
      <style:paragraph-properties fo:margin-left="0.4634in" fo:margin-right="0.0638in" fo:line-height="0.1535in" fo:text-indent="0in" style:auto-text-indent="false"/>
    </style:style>
    <style:style style:name="P1425" style:family="paragraph" style:parent-style-name="Standard">
      <style:paragraph-properties fo:margin-left="0.4634in" fo:margin-right="0.4909in" fo:line-height="0.1528in" fo:text-indent="-0.2953in" style:auto-text-indent="false"/>
    </style:style>
    <style:style style:name="P1426" style:family="paragraph" style:parent-style-name="Standard">
      <style:paragraph-properties fo:margin-left="0.4634in" fo:margin-right="0.4717in" fo:line-height="0.1528in" fo:text-indent="0in" style:auto-text-indent="false"/>
    </style:style>
    <style:style style:name="P1427" style:family="paragraph" style:parent-style-name="Standard">
      <style:paragraph-properties fo:margin-left="0.4634in" fo:margin-right="0.5063in" fo:line-height="0.1528in" fo:text-indent="-0.2957in" style:auto-text-indent="false"/>
    </style:style>
    <style:style style:name="P1428" style:family="paragraph" style:parent-style-name="Standard" style:master-page-name="Converted49">
      <style:paragraph-properties fo:line-height="0.139in" style:page-number="auto"/>
      <style:text-properties fo:font-size="10pt" style:font-size-asian="10pt"/>
    </style:style>
    <style:style style:name="P1429" style:family="paragraph" style:parent-style-name="Standard">
      <style:paragraph-properties fo:margin-left="0.7043in" fo:margin-right="1.6929in" fo:margin-top="0.0484in" fo:margin-bottom="0in" style:contextual-spacing="false" fo:line-height="100%" fo:text-align="justify" style:justify-single-word="false" fo:text-indent="0in" style:auto-text-indent="false"/>
    </style:style>
    <style:style style:name="P1430" style:family="paragraph" style:parent-style-name="Standard">
      <style:paragraph-properties fo:margin-left="0.7043in" fo:margin-right="0.0457in" fo:line-height="0.1528in" fo:text-indent="-0.2953in" style:auto-text-indent="false">
        <style:tab-stops>
          <style:tab-stop style:position="0.9736in"/>
        </style:tab-stops>
      </style:paragraph-properties>
    </style:style>
    <style:style style:name="P1431" style:family="paragraph" style:parent-style-name="Standard">
      <style:paragraph-properties fo:margin-left="0.7043in" fo:margin-right="0.0457in" fo:margin-top="0.0008in" fo:margin-bottom="0in" style:contextual-spacing="false" fo:line-height="0.1528in" fo:text-align="justify" style:justify-single-word="false" fo:text-indent="-0.2953in" style:auto-text-indent="false"/>
    </style:style>
    <style:style style:name="P1432" style:family="paragraph" style:parent-style-name="Standard">
      <style:paragraph-properties fo:margin-left="0.7043in" fo:margin-right="0.5563in" fo:line-height="0.1528in" fo:text-align="justify" style:justify-single-word="false" fo:text-indent="0in" style:auto-text-indent="false"/>
    </style:style>
    <style:style style:name="P1433" style:family="paragraph" style:parent-style-name="Standard">
      <style:paragraph-properties fo:margin-left="0.7043in" fo:margin-right="0.9091in" fo:line-height="0.1528in" fo:text-align="justify" style:justify-single-word="false" fo:text-indent="0in" style:auto-text-indent="false"/>
    </style:style>
    <style:style style:name="P1434" style:family="paragraph" style:parent-style-name="Standard">
      <style:paragraph-properties fo:margin-left="0.7047in" fo:margin-right="1.4618in" fo:line-height="0.1535in" fo:text-align="justify" style:justify-single-word="false" fo:text-indent="0in" style:auto-text-indent="false"/>
    </style:style>
    <style:style style:name="P1435" style:family="paragraph" style:parent-style-name="Standard" style:list-style-name="WWNum11">
      <style:paragraph-properties fo:margin-left="0.9791in" fo:margin-right="0.0008in" fo:line-height="0.152in" fo:text-align="justify" style:justify-single-word="false" fo:text-indent="-0.2744in" style:auto-text-indent="false">
        <style:tab-stops>
          <style:tab-stop style:position="0.9791in"/>
        </style:tab-stops>
      </style:paragraph-properties>
    </style:style>
    <style:style style:name="P1436" style:family="paragraph" style:parent-style-name="Standard">
      <style:paragraph-properties fo:margin-left="0.7047in" fo:margin-right="1.2665in" fo:line-height="0.1535in" fo:text-align="justify" style:justify-single-word="false" fo:text-indent="0in" style:auto-text-indent="false"/>
    </style:style>
    <style:style style:name="P1437" style:family="paragraph" style:parent-style-name="Standard">
      <style:paragraph-properties fo:margin-left="0.7047in" fo:margin-right="0.0492in" fo:line-height="0.1528in" fo:text-indent="-0.2953in" style:auto-text-indent="false"/>
    </style:style>
    <style:style style:name="P1438" style:family="paragraph" style:parent-style-name="Standard">
      <style:paragraph-properties fo:margin-left="0.7047in" fo:margin-right="0in" fo:margin-top="0.0008in" fo:margin-bottom="0in" style:contextual-spacing="false" fo:line-height="0.1528in" fo:text-indent="-0.2957in" style:auto-text-indent="false">
        <style:tab-stops>
          <style:tab-stop style:position="0.8055in"/>
          <style:tab-stop style:position="1.1126in"/>
          <style:tab-stop style:position="1.4071in"/>
          <style:tab-stop style:position="1.6862in"/>
          <style:tab-stop style:position="2.1374in"/>
          <style:tab-stop style:position="2.5827in"/>
        </style:tab-stops>
      </style:paragraph-properties>
    </style:style>
    <style:style style:name="P1439" style:family="paragraph" style:parent-style-name="Standard">
      <style:paragraph-properties fo:margin-left="0.7047in" fo:margin-right="0in" fo:margin-top="0.0008in" fo:margin-bottom="0in" style:contextual-spacing="false" fo:line-height="0.1528in" fo:text-align="justify" style:justify-single-word="false" fo:text-indent="-0.2957in" style:auto-text-indent="false"/>
    </style:style>
    <style:style style:name="P1440" style:family="paragraph" style:parent-style-name="Standard">
      <style:paragraph-properties fo:margin-left="0.7047in" fo:margin-right="0in" fo:line-height="0.1528in" fo:text-indent="-0.2957in" style:auto-text-indent="false"/>
    </style:style>
    <style:style style:name="P1441" style:family="paragraph" style:parent-style-name="Standard" style:list-style-name="WWNum12">
      <style:paragraph-properties fo:margin-left="0.7035in" fo:margin-right="0.6945in" fo:line-height="0.152in" fo:text-align="justify" style:justify-single-word="false" fo:text-indent="0.0016in" style:auto-text-indent="false">
        <style:tab-stops>
          <style:tab-stop style:position="0.8547in"/>
        </style:tab-stops>
      </style:paragraph-properties>
    </style:style>
    <style:style style:name="P1442" style:family="paragraph" style:parent-style-name="Standard">
      <style:paragraph-properties fo:margin-left="0.7055in" fo:margin-right="0in" fo:margin-top="0.0008in" fo:margin-bottom="0in" style:contextual-spacing="false" fo:line-height="0.1528in" fo:text-align="justify" style:justify-single-word="false" fo:text-indent="-0.2953in" style:auto-text-indent="false"/>
    </style:style>
    <style:style style:name="P1443" style:family="paragraph" style:parent-style-name="Standard">
      <style:paragraph-properties fo:margin-left="0.7055in" fo:margin-right="0.361in" fo:line-height="0.1528in" fo:text-align="justify" style:justify-single-word="false" fo:text-indent="0in" style:auto-text-indent="false"/>
    </style:style>
    <style:style style:name="P1444" style:family="paragraph" style:parent-style-name="Standard">
      <style:paragraph-properties fo:margin-left="0.7035in" fo:margin-right="0in" fo:margin-top="0.0016in" fo:margin-bottom="0in" style:contextual-spacing="false" fo:line-height="0.1516in" fo:text-indent="-0.2937in" style:auto-text-indent="false"/>
    </style:style>
    <style:style style:name="P1445" style:family="paragraph" style:parent-style-name="Standard">
      <style:paragraph-properties fo:margin-left="0.4626in" fo:margin-right="1.7035in" fo:margin-top="0.0484in" fo:margin-bottom="0in" style:contextual-spacing="false" fo:line-height="100%" fo:text-align="justify" style:justify-single-word="false" fo:text-indent="0in" style:auto-text-indent="false" fo:break-before="column"/>
    </style:style>
    <style:style style:name="P1446" style:family="paragraph" style:parent-style-name="Standard">
      <style:paragraph-properties fo:margin-left="0.1673in" fo:margin-right="0.4028in" fo:line-height="0.152in" fo:text-indent="0in" style:auto-text-indent="false"/>
    </style:style>
    <style:style style:name="P1447" style:family="paragraph" style:parent-style-name="Standard">
      <style:paragraph-properties fo:margin-left="0.4626in" fo:margin-right="1.8862in" fo:line-height="0.1535in" fo:text-align="justify" style:justify-single-word="false" fo:text-indent="0in" style:auto-text-indent="false"/>
    </style:style>
    <style:style style:name="P1448" style:family="paragraph" style:parent-style-name="Standard">
      <style:paragraph-properties fo:margin-left="0.1673in" fo:margin-right="0.4898in" fo:line-height="0.1528in" fo:text-indent="0in" style:auto-text-indent="false"/>
    </style:style>
    <style:style style:name="P1449" style:family="paragraph" style:parent-style-name="Standard">
      <style:paragraph-properties fo:margin-left="0.1673in" fo:margin-right="0.4898in" fo:line-height="0.1535in" fo:text-indent="0in" style:auto-text-indent="false"/>
    </style:style>
    <style:style style:name="P1450" style:family="paragraph" style:parent-style-name="Standard">
      <style:paragraph-properties fo:margin-left="0.4626in" fo:margin-right="0.4425in" fo:line-height="0.1535in" fo:text-align="justify" style:justify-single-word="false" fo:text-indent="0in" style:auto-text-indent="false"/>
    </style:style>
    <style:style style:name="P1451" style:family="paragraph" style:parent-style-name="Standard">
      <style:paragraph-properties fo:margin-left="0.4626in" fo:margin-right="1.4555in" fo:line-height="0.1528in" fo:text-align="justify" style:justify-single-word="false" fo:text-indent="0in" style:auto-text-indent="false"/>
    </style:style>
    <style:style style:name="P1452" style:family="paragraph" style:parent-style-name="Standard">
      <style:paragraph-properties fo:margin-left="0.4626in" fo:margin-right="0.498in" fo:margin-top="0.0008in" fo:margin-bottom="0in" style:contextual-spacing="false" fo:line-height="0.1528in" fo:text-indent="-0.2953in" style:auto-text-indent="false"/>
    </style:style>
    <style:style style:name="P1453" style:family="paragraph" style:parent-style-name="Standard">
      <style:paragraph-properties fo:margin-left="0.4626in" fo:margin-right="0.498in" fo:line-height="0.1528in" fo:text-indent="-0.2953in" style:auto-text-indent="false"/>
    </style:style>
    <style:style style:name="P1454" style:family="paragraph" style:parent-style-name="Standard">
      <style:paragraph-properties fo:margin-left="0.4626in" fo:margin-right="0.3181in" fo:margin-top="0.0008in" fo:margin-bottom="0in" style:contextual-spacing="false" fo:line-height="0.1528in" fo:text-indent="-0.2953in" style:auto-text-indent="false"/>
    </style:style>
    <style:style style:name="P1455" style:family="paragraph" style:parent-style-name="Standard">
      <style:paragraph-properties fo:margin-left="0.4626in" fo:margin-right="0.4528in" fo:margin-top="0.0008in" fo:margin-bottom="0in" style:contextual-spacing="false" fo:line-height="0.1528in" fo:text-align="justify" style:justify-single-word="false" fo:text-indent="0in" style:auto-text-indent="false"/>
    </style:style>
    <style:style style:name="P1456" style:family="paragraph" style:parent-style-name="Standard">
      <style:paragraph-properties fo:margin-left="0.4626in" fo:margin-right="0.4736in" fo:line-height="0.1528in" fo:text-align="justify" style:justify-single-word="false" fo:text-indent="0in" style:auto-text-indent="false"/>
    </style:style>
    <style:style style:name="P1457" style:family="paragraph" style:parent-style-name="Standard">
      <style:paragraph-properties fo:margin-left="0.4626in" fo:margin-right="0.4028in" fo:margin-top="0.0008in" fo:margin-bottom="0in" style:contextual-spacing="false" fo:line-height="0.1528in" fo:text-align="justify" style:justify-single-word="false" fo:text-indent="-0.2953in" style:auto-text-indent="false"/>
    </style:style>
    <style:style style:name="P1458" style:family="paragraph" style:parent-style-name="Standard">
      <style:paragraph-properties fo:margin-left="0.4626in" fo:margin-right="0.4028in" fo:margin-top="0.0008in" fo:margin-bottom="0in" style:contextual-spacing="false" fo:line-height="0.1528in" fo:text-indent="-0.2953in" style:auto-text-indent="false">
        <style:tab-stops>
          <style:tab-stop style:position="1.3547in"/>
        </style:tab-stops>
      </style:paragraph-properties>
    </style:style>
    <style:style style:name="P1459" style:family="paragraph" style:parent-style-name="Standard" style:master-page-name="Converted51">
      <style:paragraph-properties fo:line-height="0.139in" style:page-number="auto"/>
      <style:text-properties fo:font-size="10pt" style:font-size-asian="10pt"/>
    </style:style>
    <style:style style:name="P1460" style:family="paragraph" style:parent-style-name="Standard">
      <style:paragraph-properties fo:margin-left="0.7043in" fo:margin-right="1.7646in" fo:margin-top="0.05in" fo:margin-bottom="0in" style:contextual-spacing="false" fo:line-height="100%" fo:text-align="justify" style:justify-single-word="false" fo:text-indent="0in" style:auto-text-indent="false"/>
    </style:style>
    <style:style style:name="P1461" style:family="paragraph" style:parent-style-name="Standard">
      <style:paragraph-properties fo:margin-left="0.7043in" fo:margin-right="0.0602in" fo:margin-top="0.0008in" fo:margin-bottom="0in" style:contextual-spacing="false" fo:line-height="0.1528in" fo:text-indent="0in" style:auto-text-indent="false"/>
    </style:style>
    <style:style style:name="P1462" style:family="paragraph" style:parent-style-name="Standard">
      <style:paragraph-properties fo:margin-left="0.7043in" fo:margin-right="0.072in" fo:line-height="0.1528in" fo:text-indent="-0.2953in" style:auto-text-indent="false"/>
    </style:style>
    <style:style style:name="P1463" style:family="paragraph" style:parent-style-name="Standard">
      <style:paragraph-properties fo:margin-left="0.7043in" fo:margin-right="0.0626in" fo:margin-top="0.0008in" fo:margin-bottom="0in" style:contextual-spacing="false" fo:line-height="0.1528in" fo:text-indent="-0.2953in" style:auto-text-indent="false"/>
    </style:style>
    <style:style style:name="P1464" style:family="paragraph" style:parent-style-name="Standard">
      <style:paragraph-properties fo:margin-left="0.7043in" fo:margin-right="0.9382in" fo:line-height="0.1535in" fo:text-align="justify" style:justify-single-word="false" fo:text-indent="0in" style:auto-text-indent="false"/>
    </style:style>
    <style:style style:name="P1465" style:family="paragraph" style:parent-style-name="Standard">
      <style:paragraph-properties fo:margin-left="0.7043in" fo:margin-right="0.2984in" fo:line-height="0.1528in" fo:text-indent="-0.2957in" style:auto-text-indent="false"/>
    </style:style>
    <style:style style:name="P1466" style:family="paragraph" style:parent-style-name="Standard">
      <style:paragraph-properties fo:margin-left="0.7043in" fo:margin-right="0.1299in" fo:line-height="0.1528in" fo:text-indent="-0.2953in" style:auto-text-indent="false"/>
    </style:style>
    <style:style style:name="P1467" style:family="paragraph" style:parent-style-name="Standard">
      <style:paragraph-properties fo:margin-left="0.7043in" fo:margin-right="0.1299in" fo:margin-top="0.0008in" fo:margin-bottom="0in" style:contextual-spacing="false" fo:line-height="0.1528in" fo:text-indent="-0.2953in" style:auto-text-indent="false"/>
    </style:style>
    <style:style style:name="P1468" style:family="paragraph" style:parent-style-name="Standard">
      <style:paragraph-properties fo:margin-left="0.7043in" fo:margin-right="0.8972in" fo:line-height="0.1528in" fo:text-align="justify" style:justify-single-word="false" fo:text-indent="0in" style:auto-text-indent="false"/>
    </style:style>
    <style:style style:name="P1469" style:family="paragraph" style:parent-style-name="Standard">
      <style:paragraph-properties fo:margin-left="0.7043in" fo:margin-right="0.3929in" fo:line-height="0.1535in" fo:text-align="justify" style:justify-single-word="false" fo:text-indent="0in" style:auto-text-indent="false"/>
    </style:style>
    <style:style style:name="P1470" style:family="paragraph" style:parent-style-name="Standard">
      <style:paragraph-properties fo:margin-left="0.7043in" fo:margin-right="1.739in" fo:line-height="0.1528in" fo:text-align="justify" style:justify-single-word="false" fo:text-indent="0in" style:auto-text-indent="false"/>
    </style:style>
    <style:style style:name="P1471" style:family="paragraph" style:parent-style-name="Standard">
      <style:paragraph-properties fo:margin-left="0.1681in" fo:margin-right="1.0283in" fo:margin-top="0.0591in" fo:margin-bottom="0in" style:contextual-spacing="false" fo:line-height="0.1528in" fo:text-indent="0in" style:auto-text-indent="false" fo:break-before="column"/>
    </style:style>
    <style:style style:name="P1472" style:family="paragraph" style:parent-style-name="Standard">
      <style:paragraph-properties fo:margin-left="0.4634in" fo:margin-right="0.5217in" fo:margin-top="0.0008in" fo:margin-bottom="0in" style:contextual-spacing="false" fo:line-height="0.1528in" fo:text-indent="-0.2953in" style:auto-text-indent="false"/>
    </style:style>
    <style:style style:name="P1473" style:family="paragraph" style:parent-style-name="Standard">
      <style:paragraph-properties fo:margin-left="0.4634in" fo:margin-right="0.5217in" fo:line-height="0.1528in" fo:text-indent="-0.2953in" style:auto-text-indent="false"/>
    </style:style>
    <style:style style:name="P1474" style:family="paragraph" style:parent-style-name="Standard">
      <style:paragraph-properties fo:margin-left="0.4638in" fo:margin-right="1.461in" fo:line-height="0.1528in" fo:text-align="justify" style:justify-single-word="false" fo:text-indent="0in" style:auto-text-indent="false"/>
    </style:style>
    <style:style style:name="P1475" style:family="paragraph" style:parent-style-name="Standard">
      <style:paragraph-properties fo:margin-left="0.4634in" fo:margin-right="0.95in" fo:line-height="0.1528in" fo:text-align="justify" style:justify-single-word="false" fo:text-indent="0in" style:auto-text-indent="false"/>
    </style:style>
    <style:style style:name="P1476" style:family="paragraph" style:parent-style-name="Standard">
      <style:paragraph-properties fo:margin-left="0.4634in" fo:margin-right="2.139in" fo:line-height="0.1535in" fo:text-align="justify" style:justify-single-word="false" fo:text-indent="0in" style:auto-text-indent="false"/>
    </style:style>
    <style:style style:name="P1477" style:family="paragraph" style:parent-style-name="Standard">
      <style:paragraph-properties fo:margin-left="0.1681in" fo:margin-right="0.5098in" fo:line-height="0.1528in" fo:text-indent="0in" style:auto-text-indent="false"/>
    </style:style>
    <style:style style:name="P1478" style:family="paragraph" style:parent-style-name="Standard">
      <style:paragraph-properties fo:margin-left="0.4634in" fo:margin-right="0.6673in" fo:line-height="0.1535in" fo:text-align="justify" style:justify-single-word="false" fo:text-indent="0in" style:auto-text-indent="false"/>
    </style:style>
    <style:style style:name="P1479" style:family="paragraph" style:parent-style-name="Standard">
      <style:paragraph-properties fo:margin-left="0.1681in" fo:margin-right="1.278in" fo:margin-top="0.0008in" fo:margin-bottom="0in" style:contextual-spacing="false" fo:line-height="0.1528in" fo:text-indent="0in" style:auto-text-indent="false"/>
    </style:style>
    <style:style style:name="P1480" style:family="paragraph" style:parent-style-name="Standard">
      <style:paragraph-properties fo:margin-left="0.1681in" fo:margin-right="1.278in" fo:line-height="0.1528in" fo:text-indent="0in" style:auto-text-indent="false"/>
    </style:style>
    <style:style style:name="P1481" style:family="paragraph" style:parent-style-name="Standard">
      <style:paragraph-properties fo:margin-left="0.4634in" fo:margin-right="0.4957in" fo:margin-top="0.0008in" fo:margin-bottom="0in" style:contextual-spacing="false" fo:line-height="0.1528in" fo:text-indent="-0.2953in" style:auto-text-indent="false"/>
    </style:style>
    <style:style style:name="P1482" style:family="paragraph" style:parent-style-name="Standard">
      <style:paragraph-properties fo:margin-left="0.4634in" fo:margin-right="1.0929in" fo:line-height="0.1528in" fo:text-align="justify" style:justify-single-word="false" fo:text-indent="0in" style:auto-text-indent="false"/>
    </style:style>
    <style:style style:name="P1483" style:family="paragraph" style:parent-style-name="Standard">
      <style:paragraph-properties fo:margin-left="0.4634in" fo:margin-right="1.0953in" fo:line-height="0.1535in" fo:text-align="justify" style:justify-single-word="false" fo:text-indent="0in" style:auto-text-indent="false"/>
    </style:style>
    <style:style style:name="P1484" style:family="paragraph" style:parent-style-name="Standard" style:master-page-name="Converted53">
      <style:paragraph-properties fo:line-height="0.139in" style:page-number="auto"/>
      <style:text-properties fo:font-size="10pt" style:font-size-asian="10pt"/>
    </style:style>
    <style:style style:name="P1485" style:family="paragraph" style:parent-style-name="Standard">
      <style:paragraph-properties fo:margin-left="0.7035in" fo:margin-right="1.0256in" fo:line-height="0.1535in" fo:text-align="justify" style:justify-single-word="false" fo:text-indent="0in" style:auto-text-indent="false"/>
    </style:style>
    <style:style style:name="P1486" style:family="paragraph" style:parent-style-name="Standard">
      <style:paragraph-properties fo:margin-left="0.7043in" fo:margin-right="1.1409in" fo:line-height="0.1528in" fo:text-align="justify" style:justify-single-word="false" fo:text-indent="0in" style:auto-text-indent="false"/>
    </style:style>
    <style:style style:name="P1487" style:family="paragraph" style:parent-style-name="Standard">
      <style:paragraph-properties fo:margin-left="0.7035in" fo:margin-right="0.3535in" fo:line-height="0.1528in" fo:text-align="justify" style:justify-single-word="false" fo:text-indent="0in" style:auto-text-indent="false"/>
    </style:style>
    <style:style style:name="P1488" style:family="paragraph" style:parent-style-name="Standard">
      <style:paragraph-properties fo:margin-left="0.7035in" fo:margin-right="1.3492in" fo:line-height="0.1528in" fo:text-align="justify" style:justify-single-word="false" fo:text-indent="0in" style:auto-text-indent="false"/>
    </style:style>
    <style:style style:name="P1489" style:family="paragraph" style:parent-style-name="Standard">
      <style:paragraph-properties fo:margin-left="0.7035in" fo:margin-right="0.0311in" fo:margin-top="0.0008in" fo:margin-bottom="0in" style:contextual-spacing="false" fo:line-height="0.1528in" fo:text-indent="0in" style:auto-text-indent="false"/>
    </style:style>
    <style:style style:name="P1490" style:family="paragraph" style:parent-style-name="Standard">
      <style:paragraph-properties fo:margin-left="0.7035in" fo:margin-right="0.0311in" fo:margin-top="0.0008in" fo:margin-bottom="0in" style:contextual-spacing="false" fo:line-height="0.1528in" fo:text-align="justify" style:justify-single-word="false" fo:text-indent="0in" style:auto-text-indent="false"/>
    </style:style>
    <style:style style:name="P1491" style:family="paragraph" style:parent-style-name="Standard">
      <style:paragraph-properties fo:margin-left="0.7035in" fo:margin-right="0.0311in" fo:line-height="0.152in" fo:text-align="justify" style:justify-single-word="false" fo:text-indent="0in" style:auto-text-indent="false"/>
    </style:style>
    <style:style style:name="P1492" style:family="paragraph" style:parent-style-name="Standard">
      <style:paragraph-properties fo:margin-left="0.7028in" fo:margin-right="0.6783in" fo:line-height="0.1535in" fo:text-align="justify" style:justify-single-word="false" fo:text-indent="0in" style:auto-text-indent="false"/>
    </style:style>
    <style:style style:name="P1493" style:family="paragraph" style:parent-style-name="Standard">
      <style:paragraph-properties fo:margin-left="0.7028in" fo:margin-right="0.0035in" fo:margin-top="0.0008in" fo:margin-bottom="0in" style:contextual-spacing="false" fo:line-height="0.1528in" fo:text-indent="0in" style:auto-text-indent="false">
        <style:tab-stops>
          <style:tab-stop style:position="1.298in"/>
          <style:tab-stop style:position="1.6902in"/>
          <style:tab-stop style:position="2.3764in"/>
        </style:tab-stops>
      </style:paragraph-properties>
    </style:style>
    <style:style style:name="P1494" style:family="paragraph" style:parent-style-name="Standard">
      <style:paragraph-properties fo:margin-left="0.7028in" fo:margin-right="1.398in" fo:line-height="0.1528in" fo:text-align="justify" style:justify-single-word="false" fo:text-indent="0in" style:auto-text-indent="false"/>
    </style:style>
    <style:style style:name="P1495" style:family="paragraph" style:parent-style-name="Standard">
      <style:paragraph-properties fo:margin-left="0.1673in" fo:margin-right="0.0638in" fo:margin-top="0.0528in" fo:margin-bottom="0in" style:contextual-spacing="false" fo:line-height="100%" fo:text-indent="0in" style:auto-text-indent="false" fo:break-before="column"/>
    </style:style>
    <style:style style:name="P1496" style:family="paragraph" style:parent-style-name="Standard">
      <style:paragraph-properties fo:margin-left="0.4626in" fo:margin-right="0.4035in" fo:line-height="0.1528in" fo:text-indent="-0.2953in" style:auto-text-indent="false"/>
    </style:style>
    <style:style style:name="P1497" style:family="paragraph" style:parent-style-name="Standard">
      <style:paragraph-properties fo:margin-left="0.4626in" fo:margin-right="0.4035in" fo:line-height="0.1528in" fo:text-align="justify" style:justify-single-word="false" fo:text-indent="-0.2953in" style:auto-text-indent="false"/>
    </style:style>
    <style:style style:name="P1498" style:family="paragraph" style:parent-style-name="Standard">
      <style:paragraph-properties fo:margin-left="0.4626in" fo:margin-right="0.4035in" fo:margin-top="0.0008in" fo:margin-bottom="0in" style:contextual-spacing="false" fo:line-height="0.1528in" fo:text-align="justify" style:justify-single-word="false" fo:text-indent="-0.2953in" style:auto-text-indent="false"/>
    </style:style>
    <style:style style:name="P1499" style:family="paragraph" style:parent-style-name="Standard">
      <style:paragraph-properties fo:margin-left="0.1689in" fo:margin-right="0.2252in" fo:line-height="0.1516in" fo:text-indent="0in" style:auto-text-indent="false"/>
    </style:style>
    <style:style style:name="P1500" style:family="paragraph" style:parent-style-name="Standard">
      <style:paragraph-properties fo:margin-left="0.1689in" fo:margin-right="0.2252in" fo:line-height="0.1535in" fo:text-indent="0in" style:auto-text-indent="false"/>
    </style:style>
    <style:style style:name="P1501" style:family="paragraph" style:parent-style-name="Standard">
      <style:paragraph-properties fo:margin-left="0.1689in" fo:margin-right="0.2252in" fo:line-height="0.1528in" fo:text-indent="0in" style:auto-text-indent="false"/>
    </style:style>
    <style:style style:name="P1502" style:family="paragraph" style:parent-style-name="Standard">
      <style:paragraph-properties fo:margin-left="0.4634in" fo:margin-right="0.4626in" fo:margin-top="0.0008in" fo:margin-bottom="0in" style:contextual-spacing="false" fo:line-height="0.1528in" fo:text-indent="-0.2953in" style:auto-text-indent="false"/>
    </style:style>
    <style:style style:name="P1503" style:family="paragraph" style:parent-style-name="Standard">
      <style:paragraph-properties fo:margin-left="0.1681in" fo:margin-right="0.3181in" fo:line-height="0.152in" fo:text-indent="0in" style:auto-text-indent="false"/>
    </style:style>
    <style:style style:name="P1504" style:family="paragraph" style:parent-style-name="Standard">
      <style:paragraph-properties fo:margin-left="0.1681in" fo:margin-right="0.3181in" fo:line-height="0.1528in" fo:text-indent="0in" style:auto-text-indent="false"/>
    </style:style>
    <style:style style:name="P1505" style:family="paragraph" style:parent-style-name="Standard">
      <style:paragraph-properties fo:margin-left="0.4634in" fo:margin-right="0.5016in" fo:margin-top="0.0008in" fo:margin-bottom="0in" style:contextual-spacing="false" fo:line-height="0.1528in" fo:text-indent="-0.2953in" style:auto-text-indent="false"/>
    </style:style>
    <style:style style:name="P1506" style:family="paragraph" style:parent-style-name="Standard">
      <style:paragraph-properties fo:margin-left="0.1681in" fo:margin-right="0.228in" fo:line-height="0.152in" fo:text-indent="0in" style:auto-text-indent="false"/>
    </style:style>
    <style:style style:name="P1507" style:family="paragraph" style:parent-style-name="Standard" style:master-page-name="Converted55">
      <style:paragraph-properties fo:line-height="0.139in" style:page-number="auto"/>
      <style:text-properties fo:font-size="10pt" style:font-size-asian="10pt"/>
    </style:style>
    <style:style style:name="P1508" style:family="paragraph" style:parent-style-name="Standard">
      <style:paragraph-properties fo:margin-left="0.4634in" fo:margin-right="0.452in" fo:margin-top="0.0575in" fo:margin-bottom="0in" style:contextual-spacing="false" fo:line-height="0.1528in" fo:text-align="justify" style:justify-single-word="false" fo:text-indent="0in" style:auto-text-indent="false" fo:break-before="column"/>
    </style:style>
    <style:style style:name="P1509" style:family="paragraph" style:parent-style-name="Standard">
      <style:paragraph-properties fo:margin-left="0.4634in" fo:margin-right="0.452in" fo:margin-top="0.0008in" fo:margin-bottom="0in" style:contextual-spacing="false" fo:line-height="0.1528in" fo:text-align="justify" style:justify-single-word="false" fo:text-indent="0in" style:auto-text-indent="false"/>
    </style:style>
    <style:style style:name="P1510" style:family="paragraph" style:parent-style-name="Standard" style:list-style-name="WWNum20">
      <style:paragraph-properties fo:margin-left="0.4634in" fo:margin-right="0.452in" fo:margin-top="0.0008in" fo:margin-bottom="0in" style:contextual-spacing="false" fo:line-height="0.1528in" fo:text-indent="0in" style:auto-text-indent="false">
        <style:tab-stops>
          <style:tab-stop style:position="0.6445in"/>
        </style:tab-stops>
      </style:paragraph-properties>
    </style:style>
    <style:style style:name="P1511" style:family="paragraph" style:parent-style-name="Standard">
      <style:paragraph-properties fo:margin-left="0.4634in" fo:margin-right="0.452in" fo:line-height="0.1528in" fo:text-align="justify" style:justify-single-word="false" fo:text-indent="0in" style:auto-text-indent="false"/>
    </style:style>
    <style:style style:name="P1512" style:family="paragraph" style:parent-style-name="Standard">
      <style:paragraph-properties fo:margin-left="0.4634in" fo:margin-right="0.452in" fo:line-height="0.1508in" fo:text-align="justify" style:justify-single-word="false" fo:text-indent="0in" style:auto-text-indent="false"/>
    </style:style>
    <style:style style:name="P1513" style:family="paragraph" style:parent-style-name="Standard">
      <style:paragraph-properties fo:margin-left="0.4634in" fo:margin-right="0.452in" fo:line-height="0.1535in" fo:text-align="justify" style:justify-single-word="false" fo:text-indent="0in" style:auto-text-indent="false"/>
    </style:style>
    <style:style style:name="P1514" style:family="paragraph" style:parent-style-name="Standard">
      <style:paragraph-properties fo:margin-left="0.4634in" fo:margin-right="0.4862in" fo:margin-top="0.0008in" fo:margin-bottom="0in" style:contextual-spacing="false" fo:line-height="0.1528in" fo:text-indent="-0.2953in" style:auto-text-indent="false"/>
    </style:style>
    <style:style style:name="P1515" style:family="paragraph" style:parent-style-name="Standard">
      <style:paragraph-properties fo:margin-left="0.4626in" fo:margin-right="0.4346in" fo:margin-top="0.0008in" fo:margin-bottom="0in" style:contextual-spacing="false" fo:line-height="0.1528in" fo:text-align="justify" style:justify-single-word="false" fo:text-indent="0in" style:auto-text-indent="false"/>
    </style:style>
    <style:style style:name="P1516" style:family="paragraph" style:parent-style-name="Standard">
      <style:paragraph-properties fo:margin-left="0.1673in" fo:margin-right="0.8665in" fo:margin-top="0.0008in" fo:margin-bottom="0in" style:contextual-spacing="false" fo:line-height="0.1528in" fo:text-indent="0.2945in" style:auto-text-indent="false"/>
    </style:style>
    <style:style style:name="P1517" style:family="paragraph" style:parent-style-name="Standard">
      <style:paragraph-properties fo:margin-left="0.4626in" fo:margin-right="0.5098in" fo:margin-top="0.0008in" fo:margin-bottom="0in" style:contextual-spacing="false" fo:line-height="0.1528in" fo:text-indent="-0.2953in" style:auto-text-indent="false"/>
    </style:style>
    <style:style style:name="P1518" style:family="paragraph" style:parent-style-name="Standard">
      <style:paragraph-properties fo:margin-left="0.1673in" fo:margin-right="0.1398in" fo:line-height="0.152in" fo:text-indent="0in" style:auto-text-indent="false"/>
    </style:style>
    <style:style style:name="P1519" style:family="paragraph" style:parent-style-name="Standard">
      <style:paragraph-properties fo:margin-left="0.1673in" fo:margin-right="0.1398in" fo:line-height="0.1535in" fo:text-indent="0in" style:auto-text-indent="false"/>
    </style:style>
    <style:style style:name="P1520" style:family="paragraph" style:parent-style-name="Standard">
      <style:paragraph-properties fo:margin-left="0.1673in" fo:margin-right="0.1398in" fo:line-height="0.1528in" fo:text-indent="0in" style:auto-text-indent="false"/>
    </style:style>
    <style:style style:name="P1521" style:family="paragraph" style:parent-style-name="Standard">
      <style:paragraph-properties fo:margin-left="0.4626in" fo:margin-right="0.5118in" fo:margin-top="0.0008in" fo:margin-bottom="0in" style:contextual-spacing="false" fo:line-height="0.1528in" fo:text-indent="-0.2953in" style:auto-text-indent="false"/>
    </style:style>
    <style:style style:name="P1522" style:family="paragraph" style:parent-style-name="Standard">
      <style:paragraph-properties fo:margin-left="0.1673in" fo:margin-right="0.1465in" fo:line-height="0.152in" fo:text-indent="0in" style:auto-text-indent="false"/>
    </style:style>
    <style:style style:name="P1523" style:family="paragraph" style:parent-style-name="Standard">
      <style:paragraph-properties fo:margin-left="0.1673in" fo:margin-right="0.3437in" fo:margin-top="0.0008in" fo:margin-bottom="0in" style:contextual-spacing="false" fo:line-height="0.1528in" fo:text-indent="0.2945in" style:auto-text-indent="false"/>
    </style:style>
    <style:style style:name="P1524" style:family="paragraph" style:parent-style-name="Standard" style:master-page-name="Converted57">
      <style:paragraph-properties fo:line-height="0.139in" style:page-number="auto"/>
      <style:text-properties fo:font-size="10pt" style:font-size-asian="10pt"/>
    </style:style>
    <style:style style:name="P1525" style:family="paragraph" style:parent-style-name="Standard">
      <style:paragraph-properties fo:margin-left="0.7035in" fo:margin-right="1.589in" fo:line-height="0.1535in" fo:text-align="justify" style:justify-single-word="false" fo:text-indent="0in" style:auto-text-indent="false"/>
    </style:style>
    <style:style style:name="P1526" style:family="paragraph" style:parent-style-name="Standard">
      <style:paragraph-properties fo:margin-left="0.7035in" fo:margin-right="1.002in" fo:line-height="0.1528in" fo:text-align="justify" style:justify-single-word="false" fo:text-indent="0in" style:auto-text-indent="false"/>
    </style:style>
    <style:style style:name="P1527" style:family="paragraph" style:parent-style-name="Standard">
      <style:paragraph-properties fo:margin-left="0.7035in" fo:margin-right="0.1252in" fo:line-height="0.1528in" fo:text-indent="-0.2953in" style:auto-text-indent="false"/>
    </style:style>
    <style:style style:name="P1528" style:family="paragraph" style:parent-style-name="Standard">
      <style:paragraph-properties fo:margin-left="0.7035in" fo:margin-right="1.228in" fo:line-height="0.1528in" fo:text-align="justify" style:justify-single-word="false" fo:text-indent="0in" style:auto-text-indent="false"/>
    </style:style>
    <style:style style:name="P1529" style:family="paragraph" style:parent-style-name="Standard">
      <style:paragraph-properties fo:margin-left="0.7043in" fo:margin-right="1.498in" fo:line-height="0.1535in" fo:text-align="justify" style:justify-single-word="false" fo:text-indent="0in" style:auto-text-indent="false"/>
    </style:style>
    <style:style style:name="P1530" style:family="paragraph" style:parent-style-name="Standard">
      <style:paragraph-properties fo:margin-left="0.7043in" fo:margin-right="0.5799in" fo:line-height="0.1528in" fo:text-align="justify" style:justify-single-word="false" fo:text-indent="0in" style:auto-text-indent="false"/>
    </style:style>
    <style:style style:name="P1531" style:family="paragraph" style:parent-style-name="Standard">
      <style:paragraph-properties fo:margin-left="0.4638in" fo:margin-right="0.1035in" fo:margin-top="0.002in" fo:margin-bottom="0in" style:contextual-spacing="false" fo:line-height="0.1516in" fo:text-indent="0in" style:auto-text-indent="false"/>
    </style:style>
    <style:style style:name="P1532" style:family="paragraph" style:parent-style-name="Standard">
      <style:paragraph-properties fo:margin-left="0.4638in" fo:margin-right="0.4028in" fo:margin-top="0.0008in" fo:margin-bottom="0in" style:contextual-spacing="false" fo:line-height="0.1528in" fo:text-align="justify" style:justify-single-word="false" fo:text-indent="-0.2957in" style:auto-text-indent="false"/>
    </style:style>
    <style:style style:name="P1533" style:family="paragraph" style:parent-style-name="Standard">
      <style:paragraph-properties fo:margin-left="0.4638in" fo:margin-right="0.4028in" fo:margin-top="0.0016in" fo:margin-bottom="0in" style:contextual-spacing="false" fo:line-height="0.1528in" fo:text-align="justify" style:justify-single-word="false" fo:text-indent="-0.2957in" style:auto-text-indent="false"/>
    </style:style>
    <style:style style:name="P1534" style:family="paragraph" style:parent-style-name="Standard">
      <style:paragraph-properties fo:margin-left="0.1693in" fo:margin-right="0.3201in" fo:line-height="0.1528in" fo:text-indent="0in" style:auto-text-indent="false"/>
    </style:style>
    <style:style style:name="P1535" style:family="paragraph" style:parent-style-name="Standard">
      <style:paragraph-properties fo:margin-left="0.1693in" fo:margin-right="0.3201in" fo:line-height="0.152in" fo:text-indent="0in" style:auto-text-indent="false"/>
    </style:style>
    <style:style style:name="P1536" style:family="paragraph" style:parent-style-name="Standard">
      <style:paragraph-properties fo:margin-left="0.4638in" fo:margin-right="0.5161in" fo:margin-top="0.0008in" fo:margin-bottom="0in" style:contextual-spacing="false" fo:line-height="0.1528in" fo:text-indent="-0.2953in" style:auto-text-indent="false"/>
    </style:style>
    <style:style style:name="P1537" style:family="paragraph" style:parent-style-name="Standard">
      <style:paragraph-properties fo:margin-left="0.4638in" fo:margin-right="0.2819in" fo:line-height="0.1528in" fo:text-indent="-0.2953in" style:auto-text-indent="false"/>
    </style:style>
    <style:style style:name="P1538" style:family="paragraph" style:parent-style-name="Standard">
      <style:paragraph-properties fo:margin-left="0.4638in" fo:margin-right="0.45in" fo:margin-top="0.0008in" fo:margin-bottom="0in" style:contextual-spacing="false" fo:line-height="0.1528in" fo:text-align="justify" style:justify-single-word="false" fo:text-indent="-0.2953in" style:auto-text-indent="false"/>
    </style:style>
    <style:style style:name="P1539" style:family="paragraph" style:parent-style-name="Standard">
      <style:paragraph-properties fo:margin-left="0.1693in" fo:margin-right="0.5472in" fo:margin-top="0.0008in" fo:margin-bottom="0in" style:contextual-spacing="false" fo:line-height="0.1528in" fo:text-indent="0.2945in" style:auto-text-indent="false"/>
    </style:style>
    <style:style style:name="P1540" style:family="paragraph" style:parent-style-name="Standard" style:master-page-name="Converted59">
      <style:paragraph-properties fo:line-height="0.139in" style:page-number="auto"/>
      <style:text-properties fo:font-size="10pt" style:font-size-asian="10pt"/>
    </style:style>
    <style:style style:name="P1541" style:family="paragraph" style:parent-style-name="Standard">
      <style:paragraph-properties fo:margin-left="0.4083in" fo:margin-right="0in" fo:margin-top="0.0591in" fo:margin-bottom="0in" style:contextual-spacing="false" fo:line-height="0.1528in" fo:text-indent="0.2953in" style:auto-text-indent="false"/>
    </style:style>
    <style:style style:name="P1542" style:family="paragraph" style:parent-style-name="Standard">
      <style:paragraph-properties fo:margin-left="0.4083in" fo:margin-right="0in" fo:margin-top="0.0008in" fo:margin-bottom="0in" style:contextual-spacing="false" fo:line-height="0.1528in" fo:text-indent="0.2953in" style:auto-text-indent="false"/>
    </style:style>
    <style:style style:name="P1543" style:family="paragraph" style:parent-style-name="Standard">
      <style:paragraph-properties fo:margin-left="0.7035in" fo:margin-right="0.05in" fo:margin-top="0.0008in" fo:margin-bottom="0in" style:contextual-spacing="false" fo:line-height="0.1528in" fo:text-align="justify" style:justify-single-word="false" fo:text-indent="0in" style:auto-text-indent="false"/>
    </style:style>
    <style:style style:name="P1544" style:family="paragraph" style:parent-style-name="Standard">
      <style:paragraph-properties fo:margin-left="0.7035in" fo:margin-right="0.9252in" fo:line-height="0.1528in" fo:text-align="justify" style:justify-single-word="false" fo:text-indent="0in" style:auto-text-indent="false"/>
    </style:style>
    <style:style style:name="P1545" style:family="paragraph" style:parent-style-name="Standard">
      <style:paragraph-properties fo:margin-left="0.7028in" fo:margin-right="1.8071in" fo:line-height="0.1535in" fo:text-align="justify" style:justify-single-word="false" fo:text-indent="0in" style:auto-text-indent="false"/>
    </style:style>
    <style:style style:name="P1546" style:family="paragraph" style:parent-style-name="Standard">
      <style:paragraph-properties fo:margin-left="0.7028in" fo:margin-right="1.8327in" fo:line-height="0.1535in" fo:text-align="justify" style:justify-single-word="false" fo:text-indent="0in" style:auto-text-indent="false"/>
    </style:style>
    <style:style style:name="P1547" style:family="paragraph" style:parent-style-name="Standard">
      <style:paragraph-properties fo:margin-left="0.7035in" fo:margin-right="0.2035in" fo:line-height="0.1528in" fo:text-align="justify" style:justify-single-word="false" fo:text-indent="0in" style:auto-text-indent="false"/>
    </style:style>
    <style:style style:name="P1548" style:family="paragraph" style:parent-style-name="Standard">
      <style:paragraph-properties fo:margin-left="0.7028in" fo:margin-right="0.8709in" fo:line-height="0.1528in" fo:text-align="justify" style:justify-single-word="false" fo:text-indent="0in" style:auto-text-indent="false"/>
    </style:style>
    <style:style style:name="P1549" style:family="paragraph" style:parent-style-name="Standard">
      <style:paragraph-properties fo:margin-left="0.7028in" fo:margin-right="0.0492in" fo:line-height="0.1528in" fo:text-align="justify" style:justify-single-word="false" fo:text-indent="0in" style:auto-text-indent="false"/>
    </style:style>
    <style:style style:name="P1550" style:family="paragraph" style:parent-style-name="Standard">
      <style:paragraph-properties fo:margin-left="0.7028in" fo:margin-right="0.0492in" fo:margin-top="0.0008in" fo:margin-bottom="0in" style:contextual-spacing="false" fo:line-height="0.1528in" fo:text-align="justify" style:justify-single-word="false" fo:text-indent="0in" style:auto-text-indent="false"/>
    </style:style>
    <style:style style:name="P1551" style:family="paragraph" style:parent-style-name="Standard">
      <style:paragraph-properties fo:margin-left="0.7028in" fo:margin-right="0.6882in" fo:line-height="0.1528in" fo:text-align="justify" style:justify-single-word="false" fo:text-indent="0in" style:auto-text-indent="false"/>
    </style:style>
    <style:style style:name="P1552" style:family="paragraph" style:parent-style-name="Standard">
      <style:paragraph-properties fo:margin-left="0.1689in" fo:margin-right="1.278in" fo:margin-top="0.0528in" fo:margin-bottom="0in" style:contextual-spacing="false" fo:line-height="100%" fo:text-indent="0in" style:auto-text-indent="false" fo:break-before="column"/>
    </style:style>
    <style:style style:name="P1553" style:family="paragraph" style:parent-style-name="Standard">
      <style:paragraph-properties fo:margin-left="0.1689in" fo:margin-right="1.278in" fo:line-height="0.1528in" fo:text-indent="0in" style:auto-text-indent="false"/>
    </style:style>
    <style:style style:name="P1554" style:family="paragraph" style:parent-style-name="Standard">
      <style:paragraph-properties fo:margin-left="0.1689in" fo:margin-right="0.0528in" fo:line-height="0.1528in" fo:text-indent="0in" style:auto-text-indent="false"/>
    </style:style>
    <style:style style:name="P1555" style:family="paragraph" style:parent-style-name="Standard">
      <style:paragraph-properties fo:margin-left="0.1689in" fo:margin-right="0.0528in" fo:line-height="0.152in" fo:text-indent="0in" style:auto-text-indent="false"/>
    </style:style>
    <style:style style:name="P1556" style:family="paragraph" style:parent-style-name="Standard">
      <style:paragraph-properties fo:margin-left="0.1689in" fo:margin-right="0.5161in" fo:line-height="0.1535in" fo:text-indent="0in" style:auto-text-indent="false"/>
    </style:style>
    <style:style style:name="P1557" style:family="paragraph" style:parent-style-name="Standard">
      <style:paragraph-properties fo:margin-left="0.1689in" fo:margin-right="0.2472in" fo:line-height="0.1528in" fo:text-indent="0in" style:auto-text-indent="false"/>
    </style:style>
    <style:style style:name="P1558" style:family="paragraph" style:parent-style-name="Standard">
      <style:paragraph-properties fo:margin-left="0.4638in" fo:margin-right="1.7043in" fo:line-height="0.1528in" fo:text-align="justify" style:justify-single-word="false" fo:text-indent="0in" style:auto-text-indent="false"/>
    </style:style>
    <style:style style:name="P1559" style:family="paragraph" style:parent-style-name="Standard">
      <style:paragraph-properties fo:margin-left="0.4638in" fo:margin-right="0.1764in" fo:margin-top="0.002in" fo:margin-bottom="0in" style:contextual-spacing="false" fo:line-height="0.1516in" fo:text-indent="-0.2957in" style:auto-text-indent="false"/>
    </style:style>
    <style:style style:name="P1560" style:family="paragraph" style:parent-style-name="Standard">
      <style:paragraph-properties fo:margin-left="0.4638in" fo:margin-right="0.1925in" fo:margin-top="0.0008in" fo:margin-bottom="0in" style:contextual-spacing="false" fo:line-height="0.1528in" fo:text-indent="-0.2953in" style:auto-text-indent="false"/>
    </style:style>
    <style:style style:name="P1561" style:family="paragraph" style:parent-style-name="Standard">
      <style:paragraph-properties fo:margin-left="0.4646in" fo:margin-right="2.1673in" fo:line-height="0.1528in" fo:text-align="justify" style:justify-single-word="false" fo:text-indent="0in" style:auto-text-indent="false"/>
    </style:style>
    <style:style style:name="P1562" style:family="paragraph" style:parent-style-name="Standard">
      <style:paragraph-properties fo:margin-left="0.4646in" fo:margin-right="0.1626in" fo:line-height="0.1528in" fo:text-indent="-0.2957in" style:auto-text-indent="false"/>
    </style:style>
    <style:style style:name="P1563" style:family="paragraph" style:parent-style-name="Standard">
      <style:paragraph-properties fo:margin-left="0.4646in" fo:margin-right="0.4516in" fo:margin-top="0.0008in" fo:margin-bottom="0in" style:contextual-spacing="false" fo:line-height="0.1528in" fo:text-align="justify" style:justify-single-word="false" fo:text-indent="0in" style:auto-text-indent="false"/>
    </style:style>
    <style:style style:name="P1564" style:family="paragraph" style:parent-style-name="Standard">
      <style:paragraph-properties fo:margin-left="0.4646in" fo:margin-right="1.9134in" fo:line-height="0.1535in" fo:text-align="justify" style:justify-single-word="false" fo:text-indent="0in" style:auto-text-indent="false"/>
    </style:style>
    <style:style style:name="P1565" style:family="paragraph" style:parent-style-name="Standard">
      <style:paragraph-properties fo:margin-left="0.4646in" fo:margin-right="0.4819in" fo:line-height="0.1528in" fo:text-indent="-0.2953in" style:auto-text-indent="false"/>
    </style:style>
    <style:style style:name="P1566" style:family="paragraph" style:parent-style-name="Standard">
      <style:paragraph-properties fo:margin-left="0.4646in" fo:margin-right="1.5201in" fo:line-height="0.1528in" fo:text-align="justify" style:justify-single-word="false" fo:text-indent="0in" style:auto-text-indent="false"/>
    </style:style>
    <style:style style:name="P1567" style:family="paragraph" style:parent-style-name="Standard">
      <style:paragraph-properties fo:margin-left="0.4654in" fo:margin-right="0.1874in" fo:line-height="0.1528in" fo:text-indent="-0.2957in" style:auto-text-indent="false"/>
    </style:style>
    <style:style style:name="P1568" style:family="paragraph" style:parent-style-name="Standard">
      <style:paragraph-properties fo:margin-left="0.4654in" fo:margin-right="0.1756in" fo:margin-top="0.0008in" fo:margin-bottom="0in" style:contextual-spacing="false" fo:line-height="0.1528in" fo:text-indent="-0.2953in" style:auto-text-indent="false"/>
    </style:style>
    <style:style style:name="P1569" style:family="paragraph" style:parent-style-name="Standard">
      <style:paragraph-properties fo:margin-left="0.4654in" fo:margin-right="0.4028in" fo:margin-top="0.0008in" fo:margin-bottom="0in" style:contextual-spacing="false" fo:line-height="0.1528in" fo:text-align="justify" style:justify-single-word="false" fo:text-indent="0in" style:auto-text-indent="false"/>
    </style:style>
    <style:style style:name="P1570" style:family="paragraph" style:parent-style-name="Standard">
      <style:paragraph-properties fo:margin-left="0.4654in" fo:margin-right="0.4028in" fo:margin-top="0.0008in" fo:margin-bottom="0in" style:contextual-spacing="false" fo:line-height="0.1528in" fo:text-indent="0in" style:auto-text-indent="false">
        <style:tab-stops>
          <style:tab-stop style:position="1.3252in"/>
          <style:tab-stop style:position="2.2181in"/>
        </style:tab-stops>
      </style:paragraph-properties>
    </style:style>
    <style:style style:name="P1571" style:family="paragraph" style:parent-style-name="Standard">
      <style:paragraph-properties fo:margin-left="0.4654in" fo:margin-right="0.4028in" fo:line-height="0.1528in" fo:text-align="justify" style:justify-single-word="false" fo:text-indent="0in" style:auto-text-indent="false"/>
    </style:style>
    <style:style style:name="P1572" style:family="paragraph" style:parent-style-name="Standard">
      <style:paragraph-properties fo:margin-left="0.4654in" fo:margin-right="0.4028in" fo:line-height="0.1535in" fo:text-align="justify" style:justify-single-word="false" fo:text-indent="0in" style:auto-text-indent="false"/>
    </style:style>
    <style:style style:name="P1573" style:family="paragraph" style:parent-style-name="Standard">
      <style:paragraph-properties fo:margin-left="0.4654in" fo:margin-right="0.402in" fo:margin-top="0.0008in" fo:margin-bottom="0in" style:contextual-spacing="false" fo:line-height="0.1528in" fo:text-indent="0in" style:auto-text-indent="false"/>
    </style:style>
    <style:style style:name="P1574" style:family="paragraph" style:parent-style-name="Standard">
      <style:paragraph-properties fo:margin-left="0.4654in" fo:margin-right="0.402in" fo:margin-top="0.0008in" fo:margin-bottom="0in" style:contextual-spacing="false" fo:line-height="0.1528in" fo:text-align="justify" style:justify-single-word="false" fo:text-indent="0in" style:auto-text-indent="false"/>
    </style:style>
    <style:style style:name="P1575" style:family="paragraph" style:parent-style-name="Standard">
      <style:paragraph-properties fo:margin-left="0.1701in" fo:margin-right="0.4028in" fo:margin-top="0.0008in" fo:margin-bottom="0in" style:contextual-spacing="false" fo:line-height="0.1528in" fo:text-align="end" style:justify-single-word="false" fo:text-indent="0in" style:auto-text-indent="false"/>
    </style:style>
    <style:style style:name="P1576" style:family="paragraph" style:parent-style-name="Standard">
      <style:paragraph-properties fo:margin-left="0.1701in" fo:margin-right="0.4028in" fo:line-height="0.152in" fo:text-indent="0in" style:auto-text-indent="false"/>
    </style:style>
    <style:style style:name="P1577" style:family="paragraph" style:parent-style-name="Standard">
      <style:paragraph-properties fo:margin-left="0.1701in" fo:margin-right="0.4028in" fo:line-height="0.1528in" fo:text-indent="0in" style:auto-text-indent="false"/>
    </style:style>
    <style:style style:name="P1578" style:family="paragraph" style:parent-style-name="Standard">
      <style:paragraph-properties fo:margin-left="0.4654in" fo:margin-right="0.8043in" fo:line-height="0.1528in" fo:text-align="justify" style:justify-single-word="false" fo:text-indent="0in" style:auto-text-indent="false"/>
    </style:style>
    <style:style style:name="P1579" style:family="paragraph" style:parent-style-name="Standard" style:master-page-name="Converted61">
      <style:paragraph-properties fo:line-height="0.139in" style:page-number="auto"/>
      <style:text-properties fo:font-size="10pt" style:font-size-asian="10pt"/>
    </style:style>
    <style:style style:name="P1580" style:family="paragraph" style:parent-style-name="Standard">
      <style:paragraph-properties fo:margin-left="0.7043in" fo:margin-right="0.0307in" fo:margin-top="0.0008in" fo:margin-bottom="0in" style:contextual-spacing="false" fo:line-height="0.1528in" fo:text-align="justify" style:justify-single-word="false" fo:text-indent="-0.2957in" style:auto-text-indent="false"/>
    </style:style>
    <style:style style:name="P1581" style:family="paragraph" style:parent-style-name="Standard">
      <style:paragraph-properties fo:margin-left="0.7035in" fo:margin-right="0.0492in" fo:line-height="0.1528in" fo:text-indent="-0.2953in" style:auto-text-indent="false"/>
    </style:style>
    <style:style style:name="P1582" style:family="paragraph" style:parent-style-name="Standard">
      <style:paragraph-properties fo:margin-left="0.7035in" fo:margin-right="0.0492in" fo:line-height="0.1528in" fo:text-align="justify" style:justify-single-word="false" fo:text-indent="-0.2953in" style:auto-text-indent="false"/>
    </style:style>
    <style:style style:name="P1583" style:family="paragraph" style:parent-style-name="Standard">
      <style:paragraph-properties fo:margin-left="0.7035in" fo:margin-right="0.0492in" fo:margin-top="0.0008in" fo:margin-bottom="0in" style:contextual-spacing="false" fo:line-height="0.1528in" fo:text-indent="-0.2953in" style:auto-text-indent="false"/>
    </style:style>
    <style:style style:name="P1584" style:family="paragraph" style:parent-style-name="Standard" style:list-style-name="WWNum14">
      <style:paragraph-properties fo:margin-left="0.4638in" fo:margin-right="0in" fo:line-height="0.1528in" fo:text-indent="0.2382in" style:auto-text-indent="false">
        <style:tab-stops>
          <style:tab-stop style:position="0.8528in"/>
        </style:tab-stops>
      </style:paragraph-properties>
    </style:style>
    <style:style style:name="P1585" style:family="paragraph" style:parent-style-name="Standard">
      <style:paragraph-properties fo:margin-left="0.7028in" fo:margin-right="0.0327in" fo:margin-top="0.0008in" fo:margin-bottom="0in" style:contextual-spacing="false" fo:line-height="0.1528in" fo:text-align="justify" style:justify-single-word="false" fo:text-indent="-0.2953in" style:auto-text-indent="false"/>
    </style:style>
    <style:style style:name="P1586" style:family="paragraph" style:parent-style-name="Standard">
      <style:paragraph-properties fo:margin-left="0.1665in" fo:margin-right="0.4043in" fo:line-height="0.1528in" fo:text-indent="0in" style:auto-text-indent="false"/>
    </style:style>
    <style:style style:name="P1587" style:family="paragraph" style:parent-style-name="Standard">
      <style:paragraph-properties fo:margin-left="0.1665in" fo:margin-right="0.4043in" fo:line-height="0.152in" fo:text-indent="0in" style:auto-text-indent="false"/>
    </style:style>
    <style:style style:name="P1588" style:family="paragraph" style:parent-style-name="Standard">
      <style:paragraph-properties fo:margin-left="0.4626in" fo:margin-right="0.498in" fo:line-height="0.1528in" fo:text-indent="0in" style:auto-text-indent="false"/>
    </style:style>
    <style:style style:name="P1589" style:family="paragraph" style:parent-style-name="Standard">
      <style:paragraph-properties fo:margin-left="0.4626in" fo:margin-right="0.3201in" fo:margin-top="0.0008in" fo:margin-bottom="0in" style:contextual-spacing="false" fo:line-height="0.1528in" fo:text-indent="-0.2953in" style:auto-text-indent="false"/>
    </style:style>
    <style:style style:name="P1590" style:family="paragraph" style:parent-style-name="Standard">
      <style:paragraph-properties fo:margin-left="0.1689in" fo:margin-right="0.0618in" fo:line-height="0.1508in" fo:text-indent="0in" style:auto-text-indent="false"/>
    </style:style>
    <style:style style:name="P1591" style:family="paragraph" style:parent-style-name="Standard">
      <style:paragraph-properties fo:margin-left="0.1689in" fo:margin-right="0.0618in" fo:line-height="0.1528in" fo:text-indent="0in" style:auto-text-indent="false"/>
    </style:style>
    <style:style style:name="P1592" style:family="paragraph" style:parent-style-name="Standard">
      <style:paragraph-properties fo:margin-left="0.1689in" fo:margin-right="0.0618in" fo:line-height="0.1535in" fo:text-indent="0in" style:auto-text-indent="false"/>
    </style:style>
    <style:style style:name="P1593" style:family="paragraph" style:parent-style-name="Standard">
      <style:paragraph-properties fo:margin-left="0.1681in" fo:margin-right="0.0638in" fo:line-height="0.1528in" fo:text-indent="0in" style:auto-text-indent="false"/>
    </style:style>
    <style:style style:name="P1594" style:family="paragraph" style:parent-style-name="Standard">
      <style:paragraph-properties fo:margin-left="0.1681in" fo:margin-right="0.0618in" fo:line-height="0.1528in" fo:text-indent="0in" style:auto-text-indent="false"/>
    </style:style>
    <style:style style:name="P1595" style:family="paragraph" style:parent-style-name="Standard">
      <style:paragraph-properties fo:margin-left="0.4626in" fo:margin-right="0.2346in" fo:margin-top="0.0008in" fo:margin-bottom="0in" style:contextual-spacing="false" fo:line-height="0.1528in" fo:text-indent="0in" style:auto-text-indent="false"/>
    </style:style>
    <style:style style:name="P1596" style:family="paragraph" style:parent-style-name="Standard">
      <style:paragraph-properties fo:margin-left="0.4626in" fo:margin-right="0.4055in" fo:margin-top="0.0008in" fo:margin-bottom="0in" style:contextual-spacing="false" fo:line-height="0.1528in" fo:text-indent="-0.2953in" style:auto-text-indent="false"/>
    </style:style>
    <style:style style:name="P1597" style:family="paragraph" style:parent-style-name="Standard">
      <style:paragraph-properties fo:margin-left="0.4626in" fo:margin-right="0.4055in" fo:margin-top="0.0008in" fo:margin-bottom="0in" style:contextual-spacing="false" fo:line-height="0.1528in" fo:text-align="justify" style:justify-single-word="false" fo:text-indent="-0.2953in" style:auto-text-indent="false"/>
    </style:style>
    <style:style style:name="P1598" style:family="paragraph" style:parent-style-name="Standard">
      <style:paragraph-properties fo:margin-left="0.1673in" fo:margin-right="0.0618in" fo:line-height="0.1528in" fo:text-indent="0in" style:auto-text-indent="false"/>
    </style:style>
    <style:style style:name="P1599" style:family="paragraph" style:parent-style-name="Standard">
      <style:paragraph-properties fo:margin-left="0.1673in" fo:margin-right="0.4717in" fo:line-height="0.1528in" fo:text-indent="0in" style:auto-text-indent="false"/>
    </style:style>
    <style:style style:name="P1600" style:family="paragraph" style:parent-style-name="Standard">
      <style:paragraph-properties fo:margin-left="0.4618in" fo:margin-right="0.4492in" fo:line-height="0.1528in" fo:text-indent="-0.2953in" style:auto-text-indent="false"/>
    </style:style>
    <style:style style:name="P1601" style:family="paragraph" style:parent-style-name="Standard" style:master-page-name="Converted63">
      <style:paragraph-properties fo:line-height="0.139in" style:page-number="auto"/>
      <style:text-properties fo:font-size="10pt" style:font-size-asian="10pt"/>
    </style:style>
    <style:style style:name="P1602" style:family="paragraph" style:parent-style-name="Standard">
      <style:paragraph-properties fo:margin-left="0.7043in" fo:margin-right="0.0835in" fo:margin-top="0.0008in" fo:margin-bottom="0in" style:contextual-spacing="false" fo:line-height="0.1528in" fo:text-indent="-0.2953in" style:auto-text-indent="false"/>
    </style:style>
    <style:style style:name="P1603" style:family="paragraph" style:parent-style-name="Standard">
      <style:paragraph-properties fo:margin-left="0.7035in" fo:margin-right="0.1047in" fo:line-height="0.1528in" fo:text-indent="-0.2953in" style:auto-text-indent="false"/>
    </style:style>
    <style:style style:name="P1604" style:family="paragraph" style:parent-style-name="Standard">
      <style:paragraph-properties fo:margin-left="0.4091in" fo:margin-right="0.0866in" fo:line-height="0.152in" fo:text-indent="0in" style:auto-text-indent="false"/>
    </style:style>
    <style:style style:name="P1605" style:family="paragraph" style:parent-style-name="Standard">
      <style:paragraph-properties fo:margin-left="0.4091in" fo:margin-right="0.5819in" fo:margin-top="0.0008in" fo:margin-bottom="0in" style:contextual-spacing="false" fo:line-height="0.1528in" fo:text-indent="0.2945in" style:auto-text-indent="false"/>
    </style:style>
    <style:style style:name="P1606" style:family="paragraph" style:parent-style-name="Standard">
      <style:paragraph-properties fo:margin-left="0.4091in" fo:margin-right="0.1091in" fo:line-height="0.1528in" fo:text-indent="0in" style:auto-text-indent="false"/>
    </style:style>
    <style:style style:name="P1607" style:family="paragraph" style:parent-style-name="Standard">
      <style:paragraph-properties fo:margin-left="0.7043in" fo:margin-right="0.0953in" fo:line-height="0.1528in" fo:text-indent="-0.2953in" style:auto-text-indent="false"/>
    </style:style>
    <style:style style:name="P1608" style:family="paragraph" style:parent-style-name="Standard">
      <style:paragraph-properties fo:margin-left="0.7043in" fo:margin-right="0.0953in" fo:margin-top="0.0008in" fo:margin-bottom="0in" style:contextual-spacing="false" fo:line-height="0.1528in" fo:text-indent="-0.2953in" style:auto-text-indent="false"/>
    </style:style>
    <style:style style:name="P1609" style:family="paragraph" style:parent-style-name="Standard">
      <style:paragraph-properties fo:margin-left="0.4638in" fo:margin-right="2.1528in" fo:margin-top="0.052in" fo:margin-bottom="0in" style:contextual-spacing="false" fo:line-height="100%" fo:text-align="justify" style:justify-single-word="false" fo:text-indent="0in" style:auto-text-indent="false" fo:break-before="column"/>
    </style:style>
    <style:style style:name="P1610" style:family="paragraph" style:parent-style-name="Standard">
      <style:paragraph-properties fo:margin-left="0.4638in" fo:margin-right="2.0673in" fo:line-height="0.1528in" fo:text-align="justify" style:justify-single-word="false" fo:text-indent="0in" style:auto-text-indent="false"/>
    </style:style>
    <style:style style:name="P1611" style:family="paragraph" style:parent-style-name="Standard">
      <style:paragraph-properties fo:margin-left="0.4646in" fo:margin-right="0.5374in" fo:margin-top="0.0008in" fo:margin-bottom="0in" style:contextual-spacing="false" fo:line-height="0.1528in" fo:text-indent="0in" style:auto-text-indent="false"/>
    </style:style>
    <style:style style:name="P1612" style:family="paragraph" style:parent-style-name="Standard">
      <style:paragraph-properties fo:margin-left="0.1689in" fo:margin-right="0.2272in" fo:line-height="0.1528in" fo:text-indent="0in" style:auto-text-indent="false"/>
    </style:style>
    <style:style style:name="P1613" style:family="paragraph" style:parent-style-name="Standard">
      <style:paragraph-properties fo:margin-left="0.1689in" fo:margin-right="0.2272in" fo:line-height="0.1535in" fo:text-indent="0in" style:auto-text-indent="false"/>
    </style:style>
    <style:style style:name="P1614" style:family="paragraph" style:parent-style-name="Standard">
      <style:paragraph-properties fo:margin-left="0.1689in" fo:margin-right="0.2272in" fo:line-height="0.152in" fo:text-indent="0in" style:auto-text-indent="false"/>
    </style:style>
    <style:style style:name="P1615" style:family="paragraph" style:parent-style-name="Standard">
      <style:paragraph-properties fo:margin-left="0.4638in" fo:margin-right="0.4898in" fo:line-height="0.1535in" fo:text-align="justify" style:justify-single-word="false" fo:text-indent="0in" style:auto-text-indent="false"/>
    </style:style>
    <style:style style:name="P1616" style:family="paragraph" style:parent-style-name="Standard">
      <style:paragraph-properties fo:margin-left="0.4638in" fo:margin-right="1.2591in" fo:line-height="0.1528in" fo:text-align="justify" style:justify-single-word="false" fo:text-indent="0in" style:auto-text-indent="false"/>
    </style:style>
    <style:style style:name="P1617" style:family="paragraph" style:parent-style-name="Standard">
      <style:paragraph-properties fo:margin-left="0.4638in" fo:margin-right="1.7382in" fo:line-height="0.1528in" fo:text-align="justify" style:justify-single-word="false" fo:text-indent="0in" style:auto-text-indent="false"/>
    </style:style>
    <style:style style:name="P1618" style:family="paragraph" style:parent-style-name="Standard">
      <style:paragraph-properties fo:margin-left="0.1693in" fo:margin-right="0.9862in" fo:margin-top="0.0008in" fo:margin-bottom="0in" style:contextual-spacing="false" fo:line-height="0.1528in" fo:text-indent="0in" style:auto-text-indent="false"/>
    </style:style>
    <style:style style:name="P1619" style:family="paragraph" style:parent-style-name="Standard">
      <style:paragraph-properties fo:margin-left="0.4646in" fo:margin-right="0.3437in" fo:line-height="0.1528in" fo:text-indent="-0.2953in" style:auto-text-indent="false"/>
    </style:style>
    <style:style style:name="P1620" style:family="paragraph" style:parent-style-name="Standard" style:master-page-name="Converted65">
      <style:paragraph-properties fo:line-height="0.139in" style:page-number="auto"/>
      <style:text-properties fo:font-size="10pt" style:font-size-asian="10pt"/>
    </style:style>
    <style:style style:name="P1621" style:family="paragraph" style:parent-style-name="Standard">
      <style:paragraph-properties fo:margin-left="0.7035in" fo:margin-right="0.0984in" fo:margin-top="0.0008in" fo:margin-bottom="0in" style:contextual-spacing="false" fo:line-height="0.1528in" fo:text-indent="-0.2953in" style:auto-text-indent="false"/>
    </style:style>
    <style:style style:name="P1622" style:family="paragraph" style:parent-style-name="Standard">
      <style:paragraph-properties fo:margin-left="0.7028in" fo:margin-right="0.0508in" fo:line-height="0.1528in" fo:text-indent="-0.2953in" style:auto-text-indent="false"/>
    </style:style>
    <style:style style:name="P1623" style:family="paragraph" style:parent-style-name="Standard">
      <style:paragraph-properties fo:margin-left="0.1673in" fo:margin-right="0.5098in" fo:margin-top="0.0528in" fo:margin-bottom="0in" style:contextual-spacing="false" fo:line-height="100%" fo:text-indent="0in" style:auto-text-indent="false" fo:break-before="column"/>
    </style:style>
    <style:style style:name="P1624" style:family="paragraph" style:parent-style-name="Standard">
      <style:paragraph-properties fo:margin-left="0.1681in" fo:margin-right="0.0528in" fo:line-height="0.1528in" fo:text-indent="0in" style:auto-text-indent="false"/>
    </style:style>
    <style:style style:name="P1625" style:family="paragraph" style:parent-style-name="Standard">
      <style:paragraph-properties fo:margin-left="0.1681in" fo:margin-right="0.0528in" fo:line-height="0.152in" fo:text-indent="0in" style:auto-text-indent="false"/>
    </style:style>
    <style:style style:name="P1626" style:family="paragraph" style:parent-style-name="Standard">
      <style:paragraph-properties fo:margin-left="0.1681in" fo:margin-right="0.0528in" fo:line-height="0.1535in" fo:text-indent="0in" style:auto-text-indent="false"/>
    </style:style>
    <style:style style:name="P1627" style:family="paragraph" style:parent-style-name="Standard">
      <style:paragraph-properties fo:margin-left="0.4626in" fo:margin-right="0.3181in" fo:line-height="0.1528in" fo:text-indent="0in" style:auto-text-indent="false"/>
    </style:style>
    <style:style style:name="P1628" style:family="paragraph" style:parent-style-name="Standard">
      <style:paragraph-properties fo:margin-left="0.4626in" fo:margin-right="0.3181in" fo:margin-top="0.0008in" fo:margin-bottom="0in" style:contextual-spacing="false" fo:line-height="0.1528in" fo:text-indent="0in" style:auto-text-indent="false"/>
    </style:style>
    <style:style style:name="P1629" style:family="paragraph" style:parent-style-name="Standard">
      <style:paragraph-properties fo:margin-left="0.4626in" fo:margin-right="0.1929in" fo:line-height="0.1528in" fo:text-indent="0in" style:auto-text-indent="false"/>
    </style:style>
    <style:style style:name="P1630" style:family="paragraph" style:parent-style-name="Standard">
      <style:paragraph-properties fo:margin-left="0.4626in" fo:margin-right="0.1929in" fo:line-height="0.1535in" fo:text-indent="0in" style:auto-text-indent="false"/>
    </style:style>
    <style:style style:name="P1631" style:family="paragraph" style:parent-style-name="Standard">
      <style:paragraph-properties fo:margin-left="0.4638in" fo:margin-right="0.1654in" fo:line-height="0.1516in" fo:text-indent="0in" style:auto-text-indent="false"/>
    </style:style>
    <style:style style:name="P1632" style:family="paragraph" style:parent-style-name="Standard">
      <style:paragraph-properties fo:margin-left="0.4638in" fo:margin-right="0.1654in" fo:line-height="0.1528in" fo:text-indent="0in" style:auto-text-indent="false"/>
    </style:style>
    <style:style style:name="P1633" style:family="paragraph" style:parent-style-name="Standard">
      <style:paragraph-properties fo:margin-left="0.4634in" fo:margin-right="0.4339in" fo:margin-top="0.0008in" fo:margin-bottom="0in" style:contextual-spacing="false" fo:line-height="0.1528in" fo:text-align="justify" style:justify-single-word="false" fo:text-indent="-0.2953in" style:auto-text-indent="false"/>
    </style:style>
    <style:style style:name="P1634" style:family="paragraph" style:parent-style-name="Standard">
      <style:paragraph-properties fo:margin-left="0.4638in" fo:margin-right="0.2472in" fo:margin-top="0.0008in" fo:margin-bottom="0in" style:contextual-spacing="false" fo:line-height="0.1528in" fo:text-indent="-0.2957in" style:auto-text-indent="false"/>
    </style:style>
    <style:style style:name="P1635" style:family="paragraph" style:parent-style-name="Standard">
      <style:paragraph-properties fo:margin-left="0.1689in" fo:margin-right="0.3339in" fo:margin-top="0.0008in" fo:margin-bottom="0in" style:contextual-spacing="false" fo:line-height="0.1528in" fo:text-indent="0.2945in" style:auto-text-indent="false"/>
    </style:style>
    <style:style style:name="P1636" style:family="paragraph" style:parent-style-name="Standard">
      <style:paragraph-properties fo:margin-left="0.4638in" fo:margin-right="0.1638in" fo:line-height="0.1528in" fo:text-indent="-0.2957in" style:auto-text-indent="false"/>
    </style:style>
    <style:style style:name="P1637" style:family="paragraph" style:parent-style-name="Standard">
      <style:paragraph-properties fo:margin-left="0.4638in" fo:margin-right="0.452in" fo:margin-top="0.0008in" fo:margin-bottom="0in" style:contextual-spacing="false" fo:line-height="0.1528in" fo:text-align="justify" style:justify-single-word="false" fo:text-indent="0in" style:auto-text-indent="false"/>
    </style:style>
    <style:style style:name="P1638" style:family="paragraph" style:parent-style-name="Standard">
      <style:paragraph-properties fo:margin-left="0.4638in" fo:margin-right="0.452in" fo:margin-top="0.0008in" fo:margin-bottom="0in" style:contextual-spacing="false" fo:line-height="0.1528in" fo:text-indent="0in" style:auto-text-indent="false">
        <style:tab-stops>
          <style:tab-stop style:position="0.848in"/>
          <style:tab-stop style:position="1.0626in"/>
          <style:tab-stop style:position="1.6839in"/>
          <style:tab-stop style:position="2.1319in"/>
        </style:tab-stops>
      </style:paragraph-properties>
    </style:style>
    <style:style style:name="P1639" style:family="paragraph" style:parent-style-name="Standard">
      <style:paragraph-properties fo:margin-left="0.4638in" fo:margin-right="0.452in" fo:line-height="0.1528in" fo:text-align="justify" style:justify-single-word="false" fo:text-indent="0in" style:auto-text-indent="false"/>
    </style:style>
    <style:style style:name="P1640" style:family="paragraph" style:parent-style-name="Standard" style:master-page-name="Converted67">
      <style:paragraph-properties fo:line-height="0.139in" style:page-number="auto"/>
      <style:text-properties fo:font-size="10pt" style:font-size-asian="10pt"/>
    </style:style>
    <style:style style:name="P1641" style:family="paragraph" style:parent-style-name="Standard">
      <style:paragraph-properties fo:margin-left="0.7035in" fo:margin-right="0.1457in" fo:line-height="0.1528in" fo:text-indent="-0.2953in" style:auto-text-indent="false"/>
    </style:style>
    <style:style style:name="P1642" style:family="paragraph" style:parent-style-name="Standard">
      <style:paragraph-properties fo:margin-left="0.4638in" fo:margin-right="0.0283in" fo:margin-top="0.0016in" fo:margin-bottom="0in" style:contextual-spacing="false" fo:line-height="0.1528in" fo:text-indent="0in" style:auto-text-indent="false"/>
    </style:style>
    <style:style style:name="P1643" style:family="paragraph" style:parent-style-name="Standard">
      <style:paragraph-properties fo:margin-left="0.4638in" fo:margin-right="0.0283in" fo:margin-top="0.0008in" fo:margin-bottom="0in" style:contextual-spacing="false" fo:line-height="0.1528in" fo:text-indent="-0.2953in" style:auto-text-indent="false"/>
    </style:style>
    <style:style style:name="P1644" style:family="paragraph" style:parent-style-name="Standard" style:list-style-name="WWNum15">
      <style:paragraph-properties fo:margin-left="0.6134in" fo:margin-right="0in" fo:line-height="0.1528in" fo:text-indent="-0.1492in" style:auto-text-indent="false">
        <style:tab-stops>
          <style:tab-stop style:position="0.6134in"/>
        </style:tab-stops>
      </style:paragraph-properties>
    </style:style>
    <style:style style:name="P1645" style:family="paragraph" style:parent-style-name="Standard">
      <style:paragraph-properties fo:margin-left="0.4646in" fo:margin-right="0in" fo:margin-top="0.0008in" fo:margin-bottom="0in" style:contextual-spacing="false" fo:line-height="0.1528in" fo:text-indent="-0.2957in" style:auto-text-indent="false"/>
    </style:style>
    <style:style style:name="P1646" style:family="paragraph" style:parent-style-name="Standard">
      <style:paragraph-properties fo:margin-left="0.1693in" fo:margin-right="0.0508in" fo:line-height="0.152in" fo:text-indent="0in" style:auto-text-indent="false"/>
    </style:style>
    <style:style style:name="P1647" style:family="paragraph" style:parent-style-name="Standard">
      <style:paragraph-properties fo:margin-top="0.0016in" fo:margin-bottom="0in" style:contextual-spacing="false" fo:line-height="0.0902in"/>
      <style:text-properties fo:font-size="6.5pt" style:font-size-asian="6.5pt"/>
    </style:style>
    <style:style style:name="P1648" style:family="paragraph" style:parent-style-name="Standard">
      <style:paragraph-properties fo:margin-top="0.0043in" fo:margin-bottom="0in" style:contextual-spacing="false" fo:line-height="0.1181in"/>
      <style:text-properties fo:font-size="8.5pt" style:font-size-asian="8.5pt"/>
    </style:style>
    <style:style style:name="P1649" style:family="paragraph" style:parent-style-name="Standard" style:master-page-name="Converted69">
      <style:paragraph-properties fo:line-height="0.139in" style:page-number="auto"/>
      <style:text-properties fo:font-size="10pt" style:font-size-asian="10pt"/>
    </style:style>
    <style:style style:name="P1650" style:family="paragraph" style:parent-style-name="Standard" style:list-style-name="WWNum15">
      <style:paragraph-properties fo:margin-left="0.8689in" fo:margin-right="0in" fo:line-height="0.1528in" fo:text-align="justify" style:justify-single-word="false" fo:text-indent="-0.1654in" style:auto-text-indent="false">
        <style:tab-stops>
          <style:tab-stop style:position="0.8689in"/>
        </style:tab-stops>
      </style:paragraph-properties>
    </style:style>
    <style:style style:name="P1651" style:family="paragraph" style:parent-style-name="Standard" style:list-style-name="WWNum15">
      <style:paragraph-properties fo:margin-left="0.948in" fo:margin-right="0.0008in" fo:line-height="0.1528in" fo:text-align="justify" style:justify-single-word="false" fo:text-indent="-0.2445in" style:auto-text-indent="false">
        <style:tab-stops>
          <style:tab-stop style:position="0.948in"/>
        </style:tab-stops>
      </style:paragraph-properties>
    </style:style>
    <style:style style:name="P1652" style:family="paragraph" style:parent-style-name="Standard" style:list-style-name="WWNum15">
      <style:paragraph-properties fo:margin-left="0.911in" fo:margin-right="0.002in" fo:line-height="0.152in" fo:text-align="justify" style:justify-single-word="false" fo:text-indent="-0.2075in" style:auto-text-indent="false">
        <style:tab-stops>
          <style:tab-stop style:position="0.911in"/>
        </style:tab-stops>
      </style:paragraph-properties>
    </style:style>
    <style:style style:name="P1653" style:family="paragraph" style:parent-style-name="Standard">
      <style:paragraph-properties fo:margin-left="0.4638in" fo:margin-right="2.3425in" fo:line-height="0.1535in" fo:text-align="justify" style:justify-single-word="false" fo:text-indent="0in" style:auto-text-indent="false"/>
    </style:style>
    <style:style style:name="P1654" style:family="paragraph" style:parent-style-name="Standard">
      <style:paragraph-properties fo:margin-left="0.4638in" fo:margin-right="0.1654in" fo:line-height="0.1528in" fo:text-indent="-0.2953in" style:auto-text-indent="false"/>
    </style:style>
    <style:style style:name="P1655" style:family="paragraph" style:parent-style-name="Standard">
      <style:paragraph-properties fo:margin-left="0.4634in" fo:margin-right="0.4516in" fo:margin-top="0.0008in" fo:margin-bottom="0in" style:contextual-spacing="false" fo:line-height="0.1528in" fo:text-align="justify" style:justify-single-word="false" fo:text-indent="0in" style:auto-text-indent="false"/>
    </style:style>
    <style:style style:name="P1656" style:family="paragraph" style:parent-style-name="Standard">
      <style:paragraph-properties fo:margin-left="0.4634in" fo:margin-right="0.4516in" fo:line-height="0.1528in" fo:text-align="justify" style:justify-single-word="false" fo:text-indent="0in" style:auto-text-indent="false"/>
    </style:style>
    <style:style style:name="P1657" style:family="paragraph" style:parent-style-name="Standard">
      <style:paragraph-properties fo:margin-left="0.1681in" fo:margin-right="0.1492in" fo:line-height="0.152in" fo:text-indent="0in" style:auto-text-indent="false"/>
    </style:style>
    <style:style style:name="P1658" style:family="paragraph" style:parent-style-name="Standard">
      <style:paragraph-properties fo:margin-left="0.1681in" fo:margin-right="0.1492in" fo:line-height="0.1528in" fo:text-indent="0in" style:auto-text-indent="false"/>
    </style:style>
    <style:style style:name="P1659" style:family="paragraph" style:parent-style-name="Standard">
      <style:paragraph-properties fo:margin-left="0.4634in" fo:margin-right="0.1492in" fo:margin-top="0.0008in" fo:margin-bottom="0in" style:contextual-spacing="false" fo:line-height="0.1528in" fo:text-indent="-0.2953in" style:auto-text-indent="false"/>
    </style:style>
    <style:style style:name="P1660" style:family="paragraph" style:parent-style-name="Standard">
      <style:paragraph-properties fo:margin-left="0.4638in" fo:margin-right="1.8516in" fo:line-height="0.1535in" fo:text-align="justify" style:justify-single-word="false" fo:text-indent="0in" style:auto-text-indent="false"/>
    </style:style>
    <style:style style:name="P1661" style:family="paragraph" style:parent-style-name="Standard">
      <style:paragraph-properties fo:margin-left="0.4634in" fo:margin-right="0.2398in" fo:line-height="0.1528in" fo:text-indent="-0.2953in" style:auto-text-indent="false"/>
    </style:style>
    <style:style style:name="P1662" style:family="paragraph" style:parent-style-name="Standard">
      <style:paragraph-properties fo:margin-left="0.4634in" fo:margin-right="1.9339in" fo:line-height="0.1528in" fo:text-align="justify" style:justify-single-word="false" fo:text-indent="0in" style:auto-text-indent="false"/>
    </style:style>
    <style:style style:name="P1663" style:family="paragraph" style:parent-style-name="Standard" style:master-page-name="Converted71">
      <style:paragraph-properties fo:line-height="0.139in" style:page-number="auto"/>
      <style:text-properties fo:font-size="10pt" style:font-size-asian="10pt"/>
    </style:style>
    <style:style style:name="P1664" style:family="paragraph" style:parent-style-name="Standard">
      <style:paragraph-properties fo:margin-left="0.7035in" fo:margin-right="0.7728in" fo:line-height="0.1535in" fo:text-align="justify" style:justify-single-word="false" fo:text-indent="0in" style:auto-text-indent="false"/>
    </style:style>
    <style:style style:name="P1665" style:family="paragraph" style:parent-style-name="Standard">
      <style:paragraph-properties fo:margin-left="0.7035in" fo:margin-right="0.0484in" fo:line-height="0.1528in" fo:text-indent="-0.2953in" style:auto-text-indent="false"/>
    </style:style>
    <style:style style:name="P1666" style:family="paragraph" style:parent-style-name="Standard">
      <style:paragraph-properties fo:margin-left="0.7035in" fo:margin-right="0.0484in" fo:margin-top="0.0008in" fo:margin-bottom="0in" style:contextual-spacing="false" fo:line-height="0.1528in" fo:text-indent="-0.2953in" style:auto-text-indent="false">
        <style:tab-stops>
          <style:tab-stop style:position="1.472in"/>
          <style:tab-stop style:position="2.6102in"/>
        </style:tab-stops>
      </style:paragraph-properties>
    </style:style>
    <style:style style:name="P1667" style:family="paragraph" style:parent-style-name="Standard">
      <style:paragraph-properties fo:margin-left="0.7035in" fo:margin-right="0.0484in" fo:margin-top="0.0008in" fo:margin-bottom="0in" style:contextual-spacing="false" fo:line-height="0.1528in" fo:text-align="justify" style:justify-single-word="false" fo:text-indent="-0.2953in" style:auto-text-indent="false"/>
    </style:style>
    <style:style style:name="P1668" style:family="paragraph" style:parent-style-name="Standard">
      <style:paragraph-properties fo:margin-left="0.702in" fo:margin-right="1.2256in" fo:line-height="0.1535in" fo:text-align="justify" style:justify-single-word="false" fo:text-indent="0in" style:auto-text-indent="false"/>
    </style:style>
    <style:style style:name="P1669" style:family="paragraph" style:parent-style-name="Standard">
      <style:paragraph-properties fo:margin-left="0.702in" fo:margin-right="0.8425in" fo:line-height="0.1528in" fo:text-align="justify" style:justify-single-word="false" fo:text-indent="0in" style:auto-text-indent="false"/>
    </style:style>
    <style:style style:name="P1670" style:family="paragraph" style:parent-style-name="Standard" style:list-style-name="WWNum17">
      <style:paragraph-properties fo:margin-left="0.702in" fo:margin-right="0.0492in" fo:margin-top="0.0008in" fo:margin-bottom="0in" style:contextual-spacing="false" fo:line-height="0.1528in" fo:text-align="justify" style:justify-single-word="false" fo:text-indent="0in" style:auto-text-indent="false">
        <style:tab-stops>
          <style:tab-stop style:position="0.911in"/>
        </style:tab-stops>
      </style:paragraph-properties>
    </style:style>
    <style:style style:name="P1671" style:family="paragraph" style:parent-style-name="Standard">
      <style:paragraph-properties fo:margin-left="0.7028in" fo:margin-right="0.089in" fo:margin-top="0.0008in" fo:margin-bottom="0in" style:contextual-spacing="false" fo:line-height="0.1528in" fo:text-indent="-0.2953in" style:auto-text-indent="false"/>
    </style:style>
    <style:style style:name="P1672" style:family="paragraph" style:parent-style-name="Standard">
      <style:paragraph-properties fo:margin-left="0.1689in" fo:margin-right="0.1827in" fo:margin-top="0.0528in" fo:margin-bottom="0in" style:contextual-spacing="false" fo:line-height="100%" fo:text-indent="0in" style:auto-text-indent="false" fo:break-before="column"/>
    </style:style>
    <style:style style:name="P1673" style:family="paragraph" style:parent-style-name="Standard">
      <style:paragraph-properties fo:margin-left="0.1689in" fo:margin-right="0.1827in" fo:margin-top="0.0008in" fo:margin-bottom="0in" style:contextual-spacing="false" fo:line-height="0.1528in" fo:text-indent="0in" style:auto-text-indent="false"/>
    </style:style>
    <style:style style:name="P1674" style:family="paragraph" style:parent-style-name="Standard">
      <style:paragraph-properties fo:margin-left="0.1689in" fo:margin-right="0.1827in" fo:line-height="0.1528in" fo:text-indent="0in" style:auto-text-indent="false"/>
    </style:style>
    <style:style style:name="P1675" style:family="paragraph" style:parent-style-name="Standard">
      <style:paragraph-properties fo:margin-left="0.4638in" fo:margin-right="0.778in" fo:line-height="0.1528in" fo:text-indent="-0.2953in" style:auto-text-indent="false"/>
    </style:style>
    <style:style style:name="P1676" style:family="paragraph" style:parent-style-name="Standard">
      <style:paragraph-properties fo:margin-left="0.4638in" fo:margin-right="1.5083in" fo:line-height="0.1528in" fo:text-align="justify" style:justify-single-word="false" fo:text-indent="0in" style:auto-text-indent="false"/>
    </style:style>
    <style:style style:name="P1677" style:family="paragraph" style:parent-style-name="Standard">
      <style:paragraph-properties fo:margin-left="0.1701in" fo:margin-right="0in" fo:line-height="0.1508in" fo:text-indent="0in" style:auto-text-indent="false">
        <style:tab-stops>
          <style:tab-stop style:position="1.4811in"/>
        </style:tab-stops>
      </style:paragraph-properties>
    </style:style>
    <style:style style:name="P1678" style:family="paragraph" style:parent-style-name="Standard">
      <style:paragraph-properties fo:margin-left="0.1701in" fo:margin-right="0in" fo:line-height="0.1528in" fo:text-indent="0in" style:auto-text-indent="false"/>
    </style:style>
    <style:style style:name="P1679" style:family="paragraph" style:parent-style-name="Standard">
      <style:paragraph-properties fo:margin-left="0.1701in" fo:margin-right="0in" fo:line-height="0.152in" fo:text-indent="0in" style:auto-text-indent="false"/>
    </style:style>
    <style:style style:name="P1680" style:family="paragraph" style:parent-style-name="Standard">
      <style:paragraph-properties fo:margin-left="0.1701in" fo:margin-right="0in" fo:line-height="0.1535in" fo:text-indent="0in" style:auto-text-indent="false"/>
    </style:style>
    <style:style style:name="P1681" style:family="paragraph" style:parent-style-name="Standard">
      <style:paragraph-properties fo:margin-left="0.1701in" fo:margin-right="0.4047in" fo:margin-top="0.0008in" fo:margin-bottom="0in" style:contextual-spacing="false" fo:line-height="0.1528in" fo:text-indent="0.2945in" style:auto-text-indent="false"/>
    </style:style>
    <style:style style:name="P1682" style:family="paragraph" style:parent-style-name="Standard">
      <style:paragraph-properties fo:margin-left="0.4646in" fo:margin-right="1.502in" fo:line-height="0.1528in" fo:text-align="justify" style:justify-single-word="false" fo:text-indent="0in" style:auto-text-indent="false"/>
    </style:style>
    <style:style style:name="P1683" style:family="paragraph" style:parent-style-name="Standard">
      <style:paragraph-properties fo:margin-left="0.4646in" fo:margin-right="1.5547in" fo:line-height="0.1528in" fo:text-align="justify" style:justify-single-word="false" fo:text-indent="0in" style:auto-text-indent="false"/>
    </style:style>
    <style:style style:name="P1684" style:family="paragraph" style:parent-style-name="Standard">
      <style:paragraph-properties fo:margin-left="0.4646in" fo:margin-right="0.2035in" fo:margin-top="0.0008in" fo:margin-bottom="0in" style:contextual-spacing="false" fo:line-height="0.1528in" fo:text-indent="0in" style:auto-text-indent="false"/>
    </style:style>
    <style:style style:name="P1685" style:family="paragraph" style:parent-style-name="Standard" style:master-page-name="Converted73">
      <style:paragraph-properties fo:line-height="0.139in" style:page-number="auto"/>
      <style:text-properties fo:font-size="10pt" style:font-size-asian="10pt"/>
    </style:style>
    <style:style style:name="P1686" style:family="paragraph" style:parent-style-name="Standard">
      <style:paragraph-properties fo:margin-left="0.7035in" fo:margin-right="0.1256in" fo:margin-top="0.002in" fo:margin-bottom="0in" style:contextual-spacing="false" fo:line-height="0.1528in" fo:text-indent="-0.2953in" style:auto-text-indent="false"/>
    </style:style>
    <style:style style:name="P1687" style:family="paragraph" style:parent-style-name="Standard" style:list-style-name="WWNum17">
      <style:paragraph-properties fo:margin-left="0.872in" fo:margin-right="0in" fo:line-height="0.1528in" fo:text-indent="-0.1693in" style:auto-text-indent="false">
        <style:tab-stops>
          <style:tab-stop style:position="0.872in"/>
        </style:tab-stops>
      </style:paragraph-properties>
    </style:style>
    <style:style style:name="P1688" style:family="paragraph" style:parent-style-name="Standard" style:list-style-name="WWNum18">
      <style:paragraph-properties fo:margin-left="0.8839in" fo:margin-right="0in" fo:line-height="0.1528in" fo:text-indent="-0.1811in" style:auto-text-indent="false">
        <style:tab-stops>
          <style:tab-stop style:position="0.8839in"/>
        </style:tab-stops>
      </style:paragraph-properties>
    </style:style>
    <style:style style:name="P1689" style:family="paragraph" style:parent-style-name="Standard">
      <style:paragraph-properties fo:margin-left="0.4634in" fo:margin-right="0.498in" fo:margin-top="0.0528in" fo:margin-bottom="0in" style:contextual-spacing="false" fo:line-height="100%" fo:text-indent="0in" style:auto-text-indent="false" fo:break-before="column"/>
    </style:style>
    <style:style style:name="P1690" style:family="paragraph" style:parent-style-name="Standard">
      <style:paragraph-properties fo:margin-left="0.4634in" fo:margin-right="0in" fo:line-height="0.1528in" fo:text-indent="-0.2957in" style:auto-text-indent="false"/>
    </style:style>
    <style:style style:name="P1691" style:family="paragraph" style:parent-style-name="Standard">
      <style:paragraph-properties fo:margin-left="0.1681in" fo:margin-right="1.7091in" fo:margin-top="0.0008in" fo:margin-bottom="0in" style:contextual-spacing="false" fo:line-height="0.1528in" fo:text-indent="0.2945in" style:auto-text-indent="false"/>
    </style:style>
    <style:style style:name="P1692" style:family="paragraph" style:parent-style-name="Standard">
      <style:paragraph-properties fo:margin-left="0.1681in" fo:margin-right="0.4516in" fo:margin-top="0.0008in" fo:margin-bottom="0in" style:contextual-spacing="false" fo:line-height="0.1528in" fo:text-align="end" style:justify-single-word="false" fo:text-indent="0.2945in" style:auto-text-indent="false">
        <style:tab-stops>
          <style:tab-stop style:position="0.9374in"/>
        </style:tab-stops>
      </style:paragraph-properties>
    </style:style>
    <style:style style:name="P1693" style:family="paragraph" style:parent-style-name="Standard">
      <style:paragraph-properties fo:margin-left="0.4634in" fo:margin-right="0.2035in" fo:line-height="0.1528in" fo:text-indent="0in" style:auto-text-indent="false"/>
    </style:style>
    <style:style style:name="P1694" style:family="paragraph" style:parent-style-name="Standard">
      <style:paragraph-properties fo:margin-left="0.4638in" fo:margin-right="0.4701in" fo:margin-top="0.0008in" fo:margin-bottom="0in" style:contextual-spacing="false" fo:line-height="0.1528in" fo:text-indent="-0.2953in" style:auto-text-indent="false"/>
    </style:style>
    <style:style style:name="P1695" style:family="paragraph" style:parent-style-name="Standard">
      <style:paragraph-properties fo:margin-left="0.1689in" fo:margin-right="0.0665in" fo:line-height="0.152in" fo:text-indent="0in" style:auto-text-indent="false"/>
    </style:style>
    <style:style style:name="P1696" style:family="paragraph" style:parent-style-name="Standard">
      <style:paragraph-properties fo:margin-left="0.4638in" fo:margin-right="0.1598in" fo:margin-top="0.0008in" fo:margin-bottom="0in" style:contextual-spacing="false" fo:line-height="0.1528in" fo:text-indent="0in" style:auto-text-indent="false"/>
    </style:style>
    <style:style style:name="P1697" style:family="paragraph" style:parent-style-name="Standard">
      <style:paragraph-properties fo:margin-left="0.4638in" fo:margin-right="0.1583in" fo:margin-top="0.0008in" fo:margin-bottom="0in" style:contextual-spacing="false" fo:line-height="0.1528in" fo:text-indent="0in" style:auto-text-indent="false"/>
    </style:style>
    <style:style style:name="P1698" style:family="paragraph" style:parent-style-name="Standard">
      <style:paragraph-properties fo:margin-left="0.4634in" fo:margin-right="0.4799in" fo:line-height="0.1528in" fo:text-indent="-0.2953in" style:auto-text-indent="false"/>
    </style:style>
    <style:style style:name="P1699" style:family="paragraph" style:parent-style-name="Standard">
      <style:paragraph-properties fo:margin-left="0.1689in" fo:margin-right="0.452in" fo:margin-top="0.0008in" fo:margin-bottom="0in" style:contextual-spacing="false" fo:line-height="0.1528in" fo:text-align="end" style:justify-single-word="false" fo:text-indent="0in" style:auto-text-indent="false"/>
    </style:style>
    <style:style style:name="P1700" style:family="paragraph" style:parent-style-name="Standard">
      <style:paragraph-properties fo:margin-left="0.4634in" fo:margin-right="0.228in" fo:line-height="0.1528in" fo:text-indent="-0.2953in" style:auto-text-indent="false"/>
    </style:style>
    <style:style style:name="P1701" style:family="paragraph" style:parent-style-name="Standard">
      <style:paragraph-properties fo:margin-left="0.4634in" fo:margin-right="0.228in" fo:margin-top="0.0008in" fo:margin-bottom="0in" style:contextual-spacing="false" fo:line-height="0.1528in" fo:text-indent="-0.2953in" style:auto-text-indent="false"/>
    </style:style>
    <style:style style:name="P1702" style:family="paragraph" style:parent-style-name="Standard">
      <style:paragraph-properties fo:margin-left="0.4634in" fo:margin-right="0.3201in" fo:line-height="0.1528in" fo:text-indent="-0.2953in" style:auto-text-indent="false"/>
    </style:style>
    <style:style style:name="P1703" style:family="paragraph" style:parent-style-name="Standard" style:master-page-name="Converted75">
      <style:paragraph-properties fo:line-height="0.139in" style:page-number="auto"/>
      <style:text-properties fo:font-size="10pt" style:font-size-asian="10pt"/>
    </style:style>
    <style:style style:name="P1704" style:family="paragraph" style:parent-style-name="Standard">
      <style:paragraph-properties fo:margin-left="0.7028in" fo:margin-right="0.0681in" fo:line-height="0.1528in" fo:text-indent="-0.2953in" style:auto-text-indent="false"/>
    </style:style>
    <style:style style:name="P1705" style:family="paragraph" style:parent-style-name="Standard">
      <style:paragraph-properties fo:margin-left="0.7028in" fo:margin-right="0.048in" fo:margin-top="0.0008in" fo:margin-bottom="0in" style:contextual-spacing="false" fo:line-height="0.1528in" fo:text-align="justify" style:justify-single-word="false" fo:text-indent="-0.2953in" style:auto-text-indent="false"/>
    </style:style>
    <style:style style:name="P1706" style:family="paragraph" style:parent-style-name="Standard">
      <style:paragraph-properties fo:margin-left="0.4638in" fo:margin-right="0.4043in" fo:margin-top="0.0602in" fo:margin-bottom="0in" style:contextual-spacing="false" fo:line-height="0.1528in" fo:text-align="justify" style:justify-single-word="false" fo:text-indent="-0.0008in" style:auto-text-indent="false" fo:break-before="column"/>
    </style:style>
    <style:style style:name="P1707" style:family="paragraph" style:parent-style-name="Standard">
      <style:paragraph-properties fo:margin-left="0.4638in" fo:margin-right="1.7575in" fo:line-height="0.1528in" fo:text-align="justify" style:justify-single-word="false" fo:text-indent="0in" style:auto-text-indent="false"/>
    </style:style>
    <style:style style:name="P1708" style:family="paragraph" style:parent-style-name="Standard">
      <style:paragraph-properties fo:margin-left="0.4638in" fo:margin-right="1.7575in" fo:line-height="0.1535in" fo:text-align="justify" style:justify-single-word="false" fo:text-indent="0in" style:auto-text-indent="false"/>
    </style:style>
    <style:style style:name="P1709" style:family="paragraph" style:parent-style-name="Standard">
      <style:paragraph-properties fo:margin-left="0.1689in" fo:margin-right="0.4028in" fo:line-height="0.1528in" fo:text-indent="0in" style:auto-text-indent="false"/>
    </style:style>
    <style:style style:name="P1710" style:family="paragraph" style:parent-style-name="Standard">
      <style:paragraph-properties fo:margin-left="0.1689in" fo:margin-right="0.4028in" fo:line-height="0.152in" fo:text-indent="0in" style:auto-text-indent="false"/>
    </style:style>
    <style:style style:name="P1711" style:family="paragraph" style:parent-style-name="Standard">
      <style:paragraph-properties fo:margin-left="0.1689in" fo:margin-right="0.4028in" fo:line-height="0.1535in" fo:text-indent="0in" style:auto-text-indent="false"/>
    </style:style>
    <style:style style:name="P1712" style:family="paragraph" style:parent-style-name="Standard">
      <style:paragraph-properties fo:margin-left="0.4638in" fo:margin-right="0.5307in" fo:line-height="0.1528in" fo:text-indent="-0.2953in" style:auto-text-indent="false"/>
    </style:style>
    <style:style style:name="P1713" style:family="paragraph" style:parent-style-name="Standard">
      <style:paragraph-properties fo:margin-left="0.1689in" fo:margin-right="0.4047in" fo:margin-top="0.0008in" fo:margin-bottom="0in" style:contextual-spacing="false" fo:line-height="0.1528in" fo:text-indent="0in" style:auto-text-indent="false"/>
    </style:style>
    <style:style style:name="P1714" style:family="paragraph" style:parent-style-name="Standard">
      <style:paragraph-properties fo:margin-left="0.4638in" fo:margin-right="0.4043in" fo:margin-top="0.0008in" fo:margin-bottom="0in" style:contextual-spacing="false" fo:line-height="0.1528in" fo:text-indent="-0.2957in" style:auto-text-indent="false"/>
    </style:style>
    <style:style style:name="P1715" style:family="paragraph" style:parent-style-name="Standard">
      <style:paragraph-properties fo:margin-left="0.4638in" fo:margin-right="0.4043in" fo:margin-top="0.0008in" fo:margin-bottom="0in" style:contextual-spacing="false" fo:line-height="0.1528in" fo:text-indent="-0.2957in" style:auto-text-indent="false">
        <style:tab-stops>
          <style:tab-stop style:position="1.1409in"/>
          <style:tab-stop style:position="1.9902in"/>
        </style:tab-stops>
      </style:paragraph-properties>
    </style:style>
    <style:style style:name="P1716" style:family="paragraph" style:parent-style-name="Standard">
      <style:paragraph-properties fo:margin-left="0.4638in" fo:margin-right="0.4043in" fo:line-height="0.1528in" fo:text-indent="-0.2957in" style:auto-text-indent="false"/>
    </style:style>
    <style:style style:name="P1717" style:family="paragraph" style:parent-style-name="Standard">
      <style:paragraph-properties fo:margin-left="0.1689in" fo:margin-right="0.4035in" fo:line-height="0.1508in" fo:text-indent="0in" style:auto-text-indent="false"/>
    </style:style>
    <style:style style:name="P1718" style:family="paragraph" style:parent-style-name="Standard">
      <style:paragraph-properties fo:margin-left="0.1689in" fo:margin-right="0.4035in" fo:line-height="0.1528in" fo:text-indent="0in" style:auto-text-indent="false"/>
    </style:style>
    <style:style style:name="P1719" style:family="paragraph" style:parent-style-name="Standard">
      <style:paragraph-properties fo:margin-left="0.1689in" fo:margin-right="0.4035in" fo:line-height="0.152in" fo:text-indent="0in" style:auto-text-indent="false"/>
    </style:style>
    <style:style style:name="P1720" style:family="paragraph" style:parent-style-name="Standard">
      <style:paragraph-properties fo:margin-left="0.1689in" fo:margin-right="0.4035in" fo:margin-top="0.0516in" fo:margin-bottom="0in" style:contextual-spacing="false" fo:line-height="100%" fo:text-indent="0in" style:auto-text-indent="false" fo:break-before="column"/>
    </style:style>
    <style:style style:name="P1721" style:family="paragraph" style:parent-style-name="Standard">
      <style:paragraph-properties fo:margin-left="0.1689in" fo:margin-right="0.4035in" fo:margin-top="0.0528in" fo:margin-bottom="0in" style:contextual-spacing="false" fo:line-height="100%" fo:text-indent="0in" style:auto-text-indent="false" fo:break-before="column"/>
    </style:style>
    <style:style style:name="P1722" style:family="paragraph" style:parent-style-name="Standard">
      <style:paragraph-properties fo:margin-left="0.4638in" fo:margin-right="1.0272in" fo:line-height="0.1528in" fo:text-align="justify" style:justify-single-word="false" fo:text-indent="0in" style:auto-text-indent="false"/>
    </style:style>
    <style:style style:name="P1723" style:family="paragraph" style:parent-style-name="Standard" style:list-style-name="WWNum19">
      <style:paragraph-properties fo:margin-left="0.6398in" fo:margin-right="0.452in" fo:line-height="0.1528in" fo:text-align="justify" style:justify-single-word="false" fo:text-indent="-0.1764in" style:auto-text-indent="false">
        <style:tab-stops>
          <style:tab-stop style:position="0.6398in"/>
        </style:tab-stops>
      </style:paragraph-properties>
    </style:style>
    <style:style style:name="P1724" style:family="paragraph" style:parent-style-name="Standard">
      <style:paragraph-properties fo:margin-left="0.4638in" fo:margin-right="2.3626in" fo:line-height="0.1535in" fo:text-align="justify" style:justify-single-word="false" fo:text-indent="0in" style:auto-text-indent="false"/>
    </style:style>
    <style:style style:name="P1725" style:family="paragraph" style:parent-style-name="Standard">
      <style:paragraph-properties fo:margin-left="0.4638in" fo:margin-right="0.4618in" fo:line-height="0.1528in" fo:text-indent="-0.2953in" style:auto-text-indent="false"/>
    </style:style>
    <style:style style:name="P1726" style:family="paragraph" style:parent-style-name="Standard">
      <style:paragraph-properties fo:margin-left="0.4638in" fo:margin-right="0.4047in" fo:line-height="0.1528in" fo:text-align="justify" style:justify-single-word="false" fo:text-indent="0in" style:auto-text-indent="false"/>
    </style:style>
    <style:style style:name="P1727" style:family="paragraph" style:parent-style-name="Standard">
      <style:paragraph-properties fo:margin-left="0.4638in" fo:margin-right="0.4047in" fo:line-height="0.152in" fo:text-align="justify" style:justify-single-word="false" fo:text-indent="0in" style:auto-text-indent="false"/>
    </style:style>
    <style:style style:name="P1728" style:family="paragraph" style:parent-style-name="Standard">
      <style:paragraph-properties fo:margin-left="0.4638in" fo:margin-right="0.4047in" fo:margin-top="0.0008in" fo:margin-bottom="0in" style:contextual-spacing="false" fo:line-height="0.1528in" fo:text-align="justify" style:justify-single-word="false" fo:text-indent="0in" style:auto-text-indent="false"/>
    </style:style>
    <style:style style:name="P1729" style:family="paragraph" style:parent-style-name="Standard">
      <style:paragraph-properties fo:margin-left="0.4638in" fo:margin-right="0.4047in" fo:margin-top="0.002in" fo:margin-bottom="0in" style:contextual-spacing="false" fo:line-height="0.1528in" fo:text-align="justify" style:justify-single-word="false" fo:text-indent="0in" style:auto-text-indent="false"/>
    </style:style>
    <style:style style:name="P1730" style:family="paragraph" style:parent-style-name="Standard">
      <style:paragraph-properties fo:margin-left="0.4638in" fo:margin-right="0.9091in" fo:line-height="0.1528in" fo:text-align="justify" style:justify-single-word="false" fo:text-indent="0in" style:auto-text-indent="false"/>
    </style:style>
    <style:style style:name="P1731" style:family="paragraph" style:parent-style-name="Standard">
      <style:paragraph-properties fo:margin-left="0.1689in" fo:margin-right="0.5508in" fo:line-height="0.1528in" fo:text-indent="0in" style:auto-text-indent="false"/>
    </style:style>
    <style:style style:name="P1732" style:family="paragraph" style:parent-style-name="Standard">
      <style:paragraph-properties fo:margin-left="0.1689in" fo:margin-right="0.5508in" fo:line-height="0.1543in" fo:text-indent="0in" style:auto-text-indent="false"/>
    </style:style>
    <style:style style:name="P1733" style:family="paragraph" style:parent-style-name="Standard">
      <style:paragraph-properties fo:margin-left="0.4638in" fo:margin-right="0.4047in" fo:margin-top="0.0008in" fo:margin-bottom="0in" style:contextual-spacing="false" fo:line-height="0.1528in" fo:text-align="justify" style:justify-single-word="false" fo:text-indent="-0.2953in" style:auto-text-indent="false"/>
    </style:style>
    <style:style style:name="P1734" style:family="paragraph" style:parent-style-name="Standard">
      <style:paragraph-properties fo:margin-left="0.4638in" fo:margin-right="0.4047in" fo:line-height="0.1528in" fo:text-align="justify" style:justify-single-word="false" fo:text-indent="-0.2953in" style:auto-text-indent="false"/>
    </style:style>
    <style:style style:name="P1735" style:family="paragraph" style:parent-style-name="Standard" style:master-page-name="Converted77">
      <style:paragraph-properties fo:line-height="0.139in" style:page-number="auto"/>
      <style:text-properties fo:font-size="10pt" style:font-size-asian="10pt"/>
    </style:style>
    <style:style style:name="P1736" style:family="paragraph" style:parent-style-name="Standard">
      <style:paragraph-properties fo:margin-left="0.7043in" fo:margin-right="0.0311in" fo:margin-top="0.0008in" fo:margin-bottom="0in" style:contextual-spacing="false" fo:line-height="0.1528in" fo:text-indent="-0.2957in" style:auto-text-indent="false"/>
    </style:style>
    <style:style style:name="P1737" style:family="paragraph" style:parent-style-name="Standard">
      <style:paragraph-properties fo:margin-left="0.7035in" fo:margin-right="0.0957in" fo:margin-top="0.0008in" fo:margin-bottom="0in" style:contextual-spacing="false" fo:line-height="0.1528in" fo:text-indent="-0.2953in" style:auto-text-indent="false"/>
    </style:style>
    <style:style style:name="P1738" style:family="paragraph" style:parent-style-name="Standard">
      <style:paragraph-properties fo:margin-left="0.4626in" fo:margin-right="1.7346in" fo:margin-top="0.0528in" fo:margin-bottom="0in" style:contextual-spacing="false" fo:line-height="100%" fo:text-align="justify" style:justify-single-word="false" fo:text-indent="0in" style:auto-text-indent="false" fo:break-before="column"/>
    </style:style>
    <style:style style:name="P1739" style:family="paragraph" style:parent-style-name="Standard">
      <style:paragraph-properties fo:margin-left="0.4626in" fo:margin-right="0.4535in" fo:margin-top="0.0008in" fo:margin-bottom="0in" style:contextual-spacing="false" fo:line-height="0.1528in" fo:text-align="justify" style:justify-single-word="false" fo:text-indent="0in" style:auto-text-indent="false"/>
    </style:style>
    <style:style style:name="P1740" style:family="paragraph" style:parent-style-name="Standard">
      <style:paragraph-properties fo:margin-left="0.4626in" fo:margin-right="0.4535in" fo:margin-top="0.0528in" fo:margin-bottom="0in" style:contextual-spacing="false" fo:line-height="100%" fo:text-indent="0in" style:auto-text-indent="false" fo:break-before="column"/>
    </style:style>
    <style:style style:name="P1741" style:family="paragraph" style:parent-style-name="Standard">
      <style:paragraph-properties fo:margin-left="0.1673in" fo:margin-right="0.4043in" fo:line-height="0.152in" fo:text-indent="0in" style:auto-text-indent="false"/>
    </style:style>
    <style:style style:name="P1742" style:family="paragraph" style:parent-style-name="Standard">
      <style:paragraph-properties fo:margin-left="0.4638in" fo:margin-right="0.4035in" fo:margin-top="0.002in" fo:margin-bottom="0in" style:contextual-spacing="false" fo:line-height="0.1516in" fo:text-align="justify" style:justify-single-word="false" fo:text-indent="-0.002in" style:auto-text-indent="false"/>
    </style:style>
    <style:style style:name="P1743" style:family="paragraph" style:parent-style-name="Standard">
      <style:paragraph-properties fo:margin-left="0.4638in" fo:margin-right="0.4425in" fo:line-height="0.1535in" fo:text-align="justify" style:justify-single-word="false" fo:text-indent="0in" style:auto-text-indent="false"/>
    </style:style>
    <style:style style:name="P1744" style:family="paragraph" style:parent-style-name="Standard">
      <style:paragraph-properties fo:margin-left="0.4638in" fo:margin-right="2.1244in" fo:line-height="0.1528in" fo:text-align="justify" style:justify-single-word="false" fo:text-indent="0in" style:auto-text-indent="false"/>
    </style:style>
    <style:style style:name="P1745" style:family="paragraph" style:parent-style-name="Standard">
      <style:paragraph-properties fo:margin-left="0.4646in" fo:margin-right="1.1299in" fo:line-height="0.1535in" fo:text-align="justify" style:justify-single-word="false" fo:text-indent="0in" style:auto-text-indent="false"/>
    </style:style>
    <style:style style:name="P1746" style:family="paragraph" style:parent-style-name="Standard">
      <style:paragraph-properties fo:margin-left="0.4646in" fo:margin-right="0.2409in" fo:line-height="0.1528in" fo:text-indent="-0.2953in" style:auto-text-indent="false"/>
    </style:style>
    <style:style style:name="P1747" style:family="paragraph" style:parent-style-name="Standard">
      <style:paragraph-properties fo:margin-left="0.4646in" fo:margin-right="0.1929in" fo:margin-top="0.0008in" fo:margin-bottom="0in" style:contextual-spacing="false" fo:line-height="0.1528in" fo:text-indent="-0.2957in" style:auto-text-indent="false"/>
    </style:style>
    <style:style style:name="P1748" style:family="paragraph" style:parent-style-name="Standard">
      <style:paragraph-properties fo:margin-left="0.4646in" fo:margin-right="0.2591in" fo:margin-top="0.0008in" fo:margin-bottom="0in" style:contextual-spacing="false" fo:line-height="0.1528in" fo:text-indent="-0.2953in" style:auto-text-indent="false"/>
    </style:style>
    <style:style style:name="P1749" style:family="paragraph" style:parent-style-name="Standard" style:master-page-name="Converted79">
      <style:paragraph-properties fo:line-height="0.139in" style:page-number="auto"/>
      <style:text-properties fo:font-size="10pt" style:font-size-asian="10pt"/>
    </style:style>
    <style:style style:name="P1750" style:family="paragraph" style:parent-style-name="Standard">
      <style:paragraph-properties fo:margin-left="0.7043in" fo:margin-right="1.7366in" fo:margin-top="0.05in" fo:margin-bottom="0in" style:contextual-spacing="false" fo:line-height="100%" fo:text-align="justify" style:justify-single-word="false" fo:text-indent="0in" style:auto-text-indent="false"/>
    </style:style>
    <style:style style:name="P1751" style:family="paragraph" style:parent-style-name="Standard">
      <style:paragraph-properties fo:margin-left="0.7035in" fo:margin-right="0.8252in" fo:line-height="0.1535in" fo:text-align="justify" style:justify-single-word="false" fo:text-indent="0in" style:auto-text-indent="false"/>
    </style:style>
    <style:style style:name="P1752" style:family="paragraph" style:parent-style-name="Standard">
      <style:paragraph-properties fo:margin-left="0.7035in" fo:margin-right="1.0571in" fo:line-height="0.1528in" fo:text-align="justify" style:justify-single-word="false" fo:text-indent="0in" style:auto-text-indent="false"/>
    </style:style>
    <style:style style:name="P1753" style:family="paragraph" style:parent-style-name="Standard">
      <style:paragraph-properties fo:margin-left="0.7028in" fo:margin-right="0.0028in" fo:line-height="0.1528in" fo:text-align="justify" style:justify-single-word="false" fo:text-indent="0in" style:auto-text-indent="false"/>
    </style:style>
    <style:style style:name="P1754" style:family="paragraph" style:parent-style-name="Standard">
      <style:paragraph-properties fo:margin-left="0.7028in" fo:margin-right="0.0028in" fo:margin-top="0.0008in" fo:margin-bottom="0in" style:contextual-spacing="false" fo:line-height="0.1528in" fo:text-align="justify" style:justify-single-word="false" fo:text-indent="0in" style:auto-text-indent="false"/>
    </style:style>
    <style:style style:name="P1755" style:family="paragraph" style:parent-style-name="Standard">
      <style:paragraph-properties fo:margin-left="0.7028in" fo:margin-right="0.0319in" fo:line-height="0.1528in" fo:text-align="justify" style:justify-single-word="false" fo:text-indent="0in" style:auto-text-indent="false"/>
    </style:style>
    <style:style style:name="P1756" style:family="paragraph" style:parent-style-name="Standard">
      <style:paragraph-properties fo:margin-left="0.4618in" fo:margin-right="0.6929in" fo:margin-top="0.0008in" fo:margin-bottom="0in" style:contextual-spacing="false" fo:line-height="0.1528in" fo:text-indent="0in" style:auto-text-indent="false"/>
    </style:style>
    <style:style style:name="P1757" style:family="paragraph" style:parent-style-name="Standard">
      <style:paragraph-properties fo:margin-left="0.4618in" fo:margin-right="0.4055in" fo:margin-top="0.0008in" fo:margin-bottom="0in" style:contextual-spacing="false" fo:line-height="0.1528in" fo:text-align="justify" style:justify-single-word="false" fo:text-indent="-0.2953in" style:auto-text-indent="false"/>
    </style:style>
    <style:style style:name="P1758" style:family="paragraph" style:parent-style-name="Standard">
      <style:paragraph-properties fo:margin-left="0.4618in" fo:margin-right="0.4535in" fo:line-height="0.1528in" fo:text-indent="0in" style:auto-text-indent="false"/>
    </style:style>
    <style:style style:name="P1759" style:family="paragraph" style:parent-style-name="Standard">
      <style:paragraph-properties fo:margin-left="0.1689in" fo:margin-right="0.3543in" fo:line-height="0.1508in" fo:text-indent="0in" style:auto-text-indent="false"/>
    </style:style>
    <style:style style:name="P1760" style:family="paragraph" style:parent-style-name="Standard">
      <style:paragraph-properties fo:margin-left="0.1689in" fo:margin-right="0.3543in" fo:line-height="0.1528in" fo:text-indent="0in" style:auto-text-indent="false"/>
    </style:style>
    <style:style style:name="P1761" style:family="paragraph" style:parent-style-name="Standard">
      <style:paragraph-properties fo:margin-left="0.4638in" fo:margin-right="0.2409in" fo:margin-top="0.0008in" fo:margin-bottom="0in" style:contextual-spacing="false" fo:line-height="0.1528in" fo:text-indent="-0.2957in" style:auto-text-indent="false"/>
    </style:style>
    <style:style style:name="P1762" style:family="paragraph" style:parent-style-name="Standard" style:list-style-name="WWNum19">
      <style:paragraph-properties fo:margin-left="0.639in" fo:margin-right="0in" fo:line-height="0.152in" fo:text-indent="-0.1744in" style:auto-text-indent="false">
        <style:tab-stops>
          <style:tab-stop style:position="0.639in"/>
        </style:tab-stops>
      </style:paragraph-properties>
    </style:style>
    <style:style style:name="P1763" style:family="paragraph" style:parent-style-name="Standard">
      <style:paragraph-properties fo:margin-left="0.4646in" fo:margin-right="0.1118in" fo:margin-top="0.0008in" fo:margin-bottom="0in" style:contextual-spacing="false" fo:line-height="0.1528in" fo:text-indent="0in" style:auto-text-indent="false"/>
    </style:style>
    <style:style style:name="P1764" style:family="paragraph" style:parent-style-name="Standard">
      <style:paragraph-properties fo:margin-left="0.1689in" fo:margin-right="0.2634in" fo:margin-top="0.0008in" fo:margin-bottom="0in" style:contextual-spacing="false" fo:line-height="0.1528in" fo:text-indent="0.2945in" style:auto-text-indent="false"/>
    </style:style>
    <style:style style:name="P1765" style:family="paragraph" style:parent-style-name="Standard">
      <style:paragraph-properties fo:margin-left="0.1689in" fo:margin-right="0.3028in" fo:margin-top="0.0008in" fo:margin-bottom="0in" style:contextual-spacing="false" fo:line-height="0.1528in" fo:text-indent="0.2945in" style:auto-text-indent="false"/>
    </style:style>
    <style:style style:name="P1766" style:family="paragraph" style:parent-style-name="Standard">
      <style:paragraph-properties fo:margin-left="0.4638in" fo:margin-right="0.5508in" fo:line-height="0.1535in" fo:text-indent="0in" style:auto-text-indent="false"/>
    </style:style>
    <style:style style:name="P1767" style:family="paragraph" style:parent-style-name="Standard" style:master-page-name="Converted81">
      <style:paragraph-properties fo:line-height="0.139in" style:page-number="auto"/>
      <style:text-properties fo:font-size="10pt" style:font-size-asian="10pt"/>
    </style:style>
    <style:style style:name="P1768" style:family="paragraph" style:parent-style-name="Standard">
      <style:paragraph-properties fo:margin-left="0.7043in" fo:margin-right="0.7453in" fo:line-height="0.1528in" fo:text-align="justify" style:justify-single-word="false" fo:text-indent="0in" style:auto-text-indent="false"/>
    </style:style>
    <style:style style:name="P1769" style:family="paragraph" style:parent-style-name="Standard">
      <style:paragraph-properties fo:margin-left="0.7043in" fo:margin-right="0.111in" fo:line-height="0.1528in" fo:text-align="justify" style:justify-single-word="false" fo:text-indent="0in" style:auto-text-indent="false"/>
    </style:style>
    <style:style style:name="P1770" style:family="paragraph" style:parent-style-name="Standard">
      <style:paragraph-properties fo:margin-left="0.7043in" fo:margin-right="0.0484in" fo:line-height="0.1528in" fo:text-indent="-0.2953in" style:auto-text-indent="false"/>
    </style:style>
    <style:style style:name="P1771" style:family="paragraph" style:parent-style-name="Standard">
      <style:paragraph-properties fo:margin-left="0.7043in" fo:margin-right="0.0484in" fo:line-height="0.1528in" fo:text-align="justify" style:justify-single-word="false" fo:text-indent="-0.2953in" style:auto-text-indent="false"/>
    </style:style>
    <style:style style:name="P1772" style:family="paragraph" style:parent-style-name="Standard">
      <style:paragraph-properties fo:margin-left="0.7035in" fo:margin-right="0.0311in" fo:line-height="0.1528in" fo:text-align="justify" style:justify-single-word="false" fo:text-indent="-0.2953in" style:auto-text-indent="false"/>
    </style:style>
    <style:style style:name="P1773" style:family="paragraph" style:parent-style-name="Standard">
      <style:paragraph-properties fo:margin-left="0.1681in" fo:margin-right="0.2291in" fo:line-height="0.152in" fo:text-indent="0in" style:auto-text-indent="false"/>
    </style:style>
    <style:style style:name="P1774" style:family="paragraph" style:parent-style-name="Standard">
      <style:paragraph-properties fo:margin-left="0.1681in" fo:margin-right="0.2291in" fo:line-height="0.1535in" fo:text-indent="0in" style:auto-text-indent="false"/>
    </style:style>
    <style:style style:name="P1775" style:family="paragraph" style:parent-style-name="Standard">
      <style:paragraph-properties fo:margin-left="0.1681in" fo:margin-right="0.2291in" fo:line-height="0.1528in" fo:text-indent="0in" style:auto-text-indent="false"/>
    </style:style>
    <style:style style:name="P1776" style:family="paragraph" style:parent-style-name="Standard">
      <style:paragraph-properties fo:margin-left="0.4634in" fo:margin-right="0.2035in" fo:line-height="0.1528in" fo:text-indent="-0.2953in" style:auto-text-indent="false"/>
    </style:style>
    <style:style style:name="P1777" style:family="paragraph" style:parent-style-name="Standard">
      <style:paragraph-properties fo:margin-left="0.4634in" fo:margin-right="0.2035in" fo:margin-top="0.0008in" fo:margin-bottom="0in" style:contextual-spacing="false" fo:line-height="0.1528in" fo:text-indent="-0.2953in" style:auto-text-indent="false"/>
    </style:style>
    <style:style style:name="P1778" style:family="paragraph" style:parent-style-name="Standard">
      <style:paragraph-properties fo:margin-left="0.4634in" fo:margin-right="0.2425in" fo:margin-top="0.0008in" fo:margin-bottom="0in" style:contextual-spacing="false" fo:line-height="0.1528in" fo:text-indent="-0.2957in" style:auto-text-indent="false"/>
    </style:style>
    <style:style style:name="P1779" style:family="paragraph" style:parent-style-name="Standard">
      <style:paragraph-properties fo:margin-left="0.4634in" fo:margin-right="0.4846in" fo:line-height="0.1528in" fo:text-indent="-0.2953in" style:auto-text-indent="false"/>
    </style:style>
    <style:style style:name="P1780" style:family="paragraph" style:parent-style-name="Standard">
      <style:paragraph-properties fo:margin-left="0.4634in" fo:margin-right="0.4953in" fo:line-height="0.1528in" fo:text-indent="0in" style:auto-text-indent="false"/>
    </style:style>
    <style:style style:name="P1781" style:family="paragraph" style:parent-style-name="Standard">
      <style:paragraph-properties fo:margin-left="0.4626in" fo:margin-right="0.1209in" fo:margin-top="0.0008in" fo:margin-bottom="0in" style:contextual-spacing="false" fo:line-height="0.1528in" fo:text-indent="-0.2953in" style:auto-text-indent="false"/>
    </style:style>
    <style:style style:name="P1782" style:family="paragraph" style:parent-style-name="Standard" style:master-page-name="Converted83">
      <style:paragraph-properties fo:line-height="0.139in" style:page-number="auto"/>
      <style:text-properties fo:font-size="10pt" style:font-size-asian="10pt"/>
    </style:style>
    <style:style style:name="P1783" style:family="paragraph" style:parent-style-name="Standard">
      <style:paragraph-properties fo:margin-left="0.7028in" fo:margin-right="0in" fo:margin-top="0.0571in" fo:margin-bottom="0in" style:contextual-spacing="false" fo:line-height="95%" fo:text-indent="0.0008in" style:auto-text-indent="false">
        <style:tab-stops>
          <style:tab-stop style:position="1.2354in"/>
          <style:tab-stop style:position="1.4028in"/>
          <style:tab-stop style:position="1.852in"/>
          <style:tab-stop style:position="2.0555in"/>
          <style:tab-stop style:position="2.248in"/>
        </style:tab-stops>
      </style:paragraph-properties>
    </style:style>
    <style:style style:name="P1784" style:family="paragraph" style:parent-style-name="Standard">
      <style:paragraph-properties fo:margin-left="0.7028in" fo:margin-right="0.2984in" fo:margin-top="0.0008in" fo:margin-bottom="0in" style:contextual-spacing="false" fo:line-height="0.1528in" fo:text-indent="-0.2953in" style:auto-text-indent="false"/>
    </style:style>
    <style:style style:name="P1785" style:family="paragraph" style:parent-style-name="Standard">
      <style:paragraph-properties fo:margin-left="0.1673in" fo:margin-right="0.2252in" fo:margin-top="0.0528in" fo:margin-bottom="0in" style:contextual-spacing="false" fo:line-height="100%" fo:text-indent="0in" style:auto-text-indent="false" fo:break-before="column"/>
    </style:style>
    <style:style style:name="P1786" style:family="paragraph" style:parent-style-name="Standard">
      <style:paragraph-properties fo:margin-left="0.4634in" fo:margin-right="0.5071in" fo:line-height="0.1528in" fo:text-indent="-0.2953in" style:auto-text-indent="false"/>
    </style:style>
    <style:style style:name="P1787" style:family="paragraph" style:parent-style-name="Standard" style:list-style-name="WWNum20">
      <style:paragraph-properties fo:margin-left="0.6398in" fo:margin-right="0in" fo:line-height="0.152in" fo:text-indent="-0.1764in" style:auto-text-indent="false">
        <style:tab-stops>
          <style:tab-stop style:position="0.6398in"/>
        </style:tab-stops>
      </style:paragraph-properties>
    </style:style>
    <style:style style:name="P1788" style:family="paragraph" style:parent-style-name="Standard">
      <style:paragraph-properties fo:margin-left="0.4638in" fo:margin-right="0.0528in" fo:margin-top="0.0008in" fo:margin-bottom="0in" style:contextual-spacing="false" fo:line-height="0.1528in" fo:text-indent="0in" style:auto-text-indent="false"/>
    </style:style>
    <style:style style:name="P1789" style:family="paragraph" style:parent-style-name="Standard">
      <style:paragraph-properties fo:margin-left="0.4638in" fo:margin-right="0.0528in" fo:margin-top="0.0516in" fo:margin-bottom="0in" style:contextual-spacing="false" fo:line-height="100%" fo:text-indent="0in" style:auto-text-indent="false" fo:break-before="column"/>
    </style:style>
    <style:style style:name="P1790" style:family="paragraph" style:parent-style-name="Standard" style:list-style-name="WWNum21">
      <style:paragraph-properties fo:margin-left="0.6602in" fo:margin-right="0in" fo:line-height="0.152in" fo:text-indent="-0.1972in" style:auto-text-indent="false">
        <style:tab-stops>
          <style:tab-stop style:position="0.6602in"/>
        </style:tab-stops>
      </style:paragraph-properties>
    </style:style>
    <style:style style:name="P1791" style:family="paragraph" style:parent-style-name="Standard">
      <style:paragraph-properties fo:margin-left="0.4638in" fo:margin-right="0.3201in" fo:margin-top="0.0008in" fo:margin-bottom="0in" style:contextual-spacing="false" fo:line-height="0.1528in" fo:text-indent="0in" style:auto-text-indent="false"/>
    </style:style>
    <style:style style:name="P1792" style:family="paragraph" style:parent-style-name="Standard">
      <style:paragraph-properties fo:margin-left="0.4638in" fo:margin-right="0.3201in" fo:line-height="0.1535in" fo:text-indent="0in" style:auto-text-indent="false"/>
    </style:style>
    <style:style style:name="P1793" style:family="paragraph" style:parent-style-name="Standard">
      <style:paragraph-properties fo:margin-left="0.4638in" fo:margin-right="0.4717in" fo:margin-top="0.0008in" fo:margin-bottom="0in" style:contextual-spacing="false" fo:line-height="0.1528in" fo:text-indent="-0.2953in" style:auto-text-indent="false"/>
    </style:style>
    <style:style style:name="P1794" style:family="paragraph" style:parent-style-name="Standard">
      <style:paragraph-properties fo:margin-left="0.4638in" fo:margin-right="0.4717in" fo:line-height="0.1528in" fo:text-indent="-0.2953in" style:auto-text-indent="false"/>
    </style:style>
    <style:style style:name="P1795" style:family="paragraph" style:parent-style-name="Standard">
      <style:paragraph-properties fo:margin-left="0.1689in" fo:margin-right="0.1917in" fo:margin-top="0.0008in" fo:margin-bottom="0in" style:contextual-spacing="false" fo:line-height="0.1528in" fo:text-indent="0.2953in" style:auto-text-indent="false"/>
    </style:style>
    <style:style style:name="P1796" style:family="paragraph" style:parent-style-name="Standard">
      <style:paragraph-properties fo:margin-left="0.4638in" fo:margin-right="0.5063in" fo:line-height="0.1528in" fo:text-indent="0in" style:auto-text-indent="false"/>
    </style:style>
    <style:style style:name="P1797" style:family="paragraph" style:parent-style-name="Standard">
      <style:paragraph-properties fo:margin-left="0.4638in" fo:margin-right="0.5063in" fo:margin-top="0.0516in" fo:margin-bottom="0in" style:contextual-spacing="false" fo:line-height="100%" fo:text-indent="0in" style:auto-text-indent="false" fo:break-before="column"/>
    </style:style>
    <style:style style:name="P1798" style:family="paragraph" style:parent-style-name="Standard">
      <style:paragraph-properties fo:margin-left="0.4638in" fo:margin-right="0.5063in" fo:margin-top="0.0008in" fo:margin-bottom="0in" style:contextual-spacing="false" fo:line-height="0.1528in" fo:text-indent="0in" style:auto-text-indent="false"/>
    </style:style>
    <style:style style:name="P1799" style:family="paragraph" style:parent-style-name="Standard" style:master-page-name="Converted85">
      <style:paragraph-properties fo:line-height="0.139in" style:page-number="auto"/>
      <style:text-properties fo:font-size="10pt" style:font-size-asian="10pt"/>
    </style:style>
    <style:style style:name="P1800" style:family="paragraph" style:parent-style-name="Standard">
      <style:paragraph-properties fo:margin-left="0.7035in" fo:margin-right="0.3098in" fo:line-height="0.1528in" fo:text-align="justify" style:justify-single-word="false" fo:text-indent="0in" style:auto-text-indent="false"/>
    </style:style>
    <style:style style:name="P1801" style:family="paragraph" style:parent-style-name="Standard" style:list-style-name="WWNum16">
      <style:paragraph-properties fo:margin-left="1.0173in" fo:margin-right="0.0016in" fo:line-height="0.1528in" fo:text-align="justify" style:justify-single-word="false" fo:text-indent="-0.3146in" style:auto-text-indent="false">
        <style:tab-stops>
          <style:tab-stop style:position="1.0173in"/>
        </style:tab-stops>
      </style:paragraph-properties>
    </style:style>
    <style:style style:name="P1802" style:family="paragraph" style:parent-style-name="Standard">
      <style:paragraph-properties fo:margin-left="0.7035in" fo:margin-right="0.0028in" fo:line-height="0.1528in" fo:text-align="justify" style:justify-single-word="false" fo:text-indent="0in" style:auto-text-indent="false"/>
    </style:style>
    <style:style style:name="P1803" style:family="paragraph" style:parent-style-name="Standard">
      <style:paragraph-properties fo:margin-left="0.7035in" fo:margin-right="1.3091in" fo:line-height="0.1535in" fo:text-align="justify" style:justify-single-word="false" fo:text-indent="0in" style:auto-text-indent="false"/>
    </style:style>
    <style:style style:name="P1804" style:family="paragraph" style:parent-style-name="Standard">
      <style:paragraph-properties fo:margin-left="0.7035in" fo:margin-right="0.039in" fo:margin-top="0.0008in" fo:margin-bottom="0in" style:contextual-spacing="false" fo:line-height="0.1528in" fo:text-align="justify" style:justify-single-word="false" fo:text-indent="-0.2953in" style:auto-text-indent="false"/>
    </style:style>
    <style:style style:name="P1805" style:family="paragraph" style:parent-style-name="Standard">
      <style:paragraph-properties fo:margin-left="0.7035in" fo:margin-right="1.0165in" fo:line-height="0.1528in" fo:text-align="justify" style:justify-single-word="false" fo:text-indent="0in" style:auto-text-indent="false"/>
    </style:style>
    <style:style style:name="P1806" style:family="paragraph" style:parent-style-name="Standard" style:list-style-name="WWNum21">
      <style:paragraph-properties fo:margin-left="0.9453in" fo:margin-right="0.0016in" fo:line-height="0.1528in" fo:text-align="justify" style:justify-single-word="false" fo:text-indent="-0.2417in" style:auto-text-indent="false">
        <style:tab-stops>
          <style:tab-stop style:position="0.9453in"/>
        </style:tab-stops>
      </style:paragraph-properties>
    </style:style>
    <style:style style:name="P1807" style:family="paragraph" style:parent-style-name="Standard">
      <style:paragraph-properties fo:margin-left="0.4638in" fo:margin-right="0.5374in" fo:line-height="0.1528in" fo:text-indent="-0.2953in" style:auto-text-indent="false"/>
    </style:style>
    <style:style style:name="P1808" style:family="paragraph" style:parent-style-name="Standard">
      <style:paragraph-properties fo:margin-left="0.4638in" fo:margin-right="0.4535in" fo:line-height="0.1535in" fo:text-indent="0in" style:auto-text-indent="false"/>
    </style:style>
    <style:style style:name="P1809" style:family="paragraph" style:parent-style-name="Standard">
      <style:paragraph-properties fo:margin-left="0.4638in" fo:margin-right="0.4756in" fo:line-height="0.1528in" fo:text-indent="-0.2957in" style:auto-text-indent="false"/>
    </style:style>
    <style:style style:name="P1810" style:family="paragraph" style:parent-style-name="Standard">
      <style:paragraph-properties fo:margin-left="0.1693in" fo:margin-right="0.228in" fo:line-height="0.1528in" fo:text-indent="0in" style:auto-text-indent="false"/>
    </style:style>
    <style:style style:name="P1811" style:family="paragraph" style:parent-style-name="Standard">
      <style:paragraph-properties fo:margin-left="0.1693in" fo:margin-right="0.228in" fo:line-height="0.152in" fo:text-indent="0in" style:auto-text-indent="false"/>
    </style:style>
    <style:style style:name="P1812" style:family="paragraph" style:parent-style-name="Standard">
      <style:paragraph-properties fo:margin-left="0.1693in" fo:margin-right="0.1929in" fo:line-height="0.1535in" fo:text-indent="0in" style:auto-text-indent="false"/>
    </style:style>
    <style:style style:name="P1813" style:family="paragraph" style:parent-style-name="Standard">
      <style:paragraph-properties fo:margin-left="0.1693in" fo:margin-right="0.1929in" fo:line-height="0.1528in" fo:text-indent="0in" style:auto-text-indent="false"/>
    </style:style>
    <style:style style:name="P1814" style:family="paragraph" style:parent-style-name="Standard">
      <style:paragraph-properties fo:margin-left="0.4638in" fo:margin-right="0.3543in" fo:line-height="0.1528in" fo:text-indent="0in" style:auto-text-indent="false"/>
    </style:style>
    <style:style style:name="P1815" style:family="paragraph" style:parent-style-name="Standard">
      <style:paragraph-properties fo:margin-left="0.4638in" fo:margin-right="0.3543in" fo:line-height="0.1535in" fo:text-indent="0in" style:auto-text-indent="false"/>
    </style:style>
    <style:style style:name="P1816" style:family="paragraph" style:parent-style-name="Standard" style:master-page-name="Converted87">
      <style:paragraph-properties fo:line-height="0.139in" style:page-number="auto"/>
      <style:text-properties fo:font-size="10pt" style:font-size-asian="10pt"/>
    </style:style>
    <style:style style:name="P1817" style:family="paragraph" style:parent-style-name="Standard">
      <style:paragraph-properties fo:margin-left="0.7043in" fo:margin-right="0.1665in" fo:line-height="0.1528in" fo:text-indent="-0.2953in" style:auto-text-indent="false"/>
    </style:style>
    <style:style style:name="P1818" style:family="paragraph" style:parent-style-name="Standard" style:list-style-name="WWNum22">
      <style:paragraph-properties fo:margin-left="0.8937in" fo:margin-right="0in" fo:line-height="0.152in" fo:text-indent="-0.1902in" style:auto-text-indent="false">
        <style:tab-stops>
          <style:tab-stop style:position="0.8937in"/>
        </style:tab-stops>
      </style:paragraph-properties>
    </style:style>
    <style:style style:name="P1819" style:family="paragraph" style:parent-style-name="Standard">
      <style:paragraph-properties fo:margin-left="0.4091in" fo:margin-right="0.0047in" fo:line-height="0.1528in" fo:text-indent="0in" style:auto-text-indent="false"/>
    </style:style>
    <style:style style:name="P1820" style:family="paragraph" style:parent-style-name="Standard">
      <style:paragraph-properties fo:margin-left="0.4091in" fo:margin-right="0.0047in" fo:line-height="0.152in" fo:text-indent="0in" style:auto-text-indent="false"/>
    </style:style>
    <style:style style:name="P1821" style:family="paragraph" style:parent-style-name="Standard">
      <style:paragraph-properties fo:margin-left="0.4091in" fo:margin-right="0.0047in" fo:line-height="0.1535in" fo:text-indent="0in" style:auto-text-indent="false"/>
    </style:style>
    <style:style style:name="P1822" style:family="paragraph" style:parent-style-name="Standard">
      <style:paragraph-properties fo:margin-left="0.4638in" fo:margin-right="0.3181in" fo:margin-top="0.0008in" fo:margin-bottom="0in" style:contextual-spacing="false" fo:line-height="0.1528in" fo:text-indent="-0.2957in" style:auto-text-indent="false"/>
    </style:style>
    <style:style style:name="P1823" style:family="paragraph" style:parent-style-name="Standard">
      <style:paragraph-properties fo:margin-left="0.4638in" fo:margin-right="0.4827in" fo:line-height="0.1528in" fo:text-indent="0in" style:auto-text-indent="false"/>
    </style:style>
    <style:style style:name="P1824" style:family="paragraph" style:parent-style-name="Standard">
      <style:paragraph-properties fo:margin-left="0.4638in" fo:margin-right="0.4827in" fo:line-height="0.1535in" fo:text-indent="0in" style:auto-text-indent="false"/>
    </style:style>
    <style:style style:name="P1825" style:family="paragraph" style:parent-style-name="Standard">
      <style:paragraph-properties fo:margin-left="0.1689in" fo:margin-right="0.2035in" fo:line-height="0.1528in" fo:text-indent="0in" style:auto-text-indent="false"/>
    </style:style>
    <style:style style:name="P1826" style:family="paragraph" style:parent-style-name="Standard">
      <style:paragraph-properties fo:margin-left="0.1689in" fo:margin-right="0.2035in" fo:line-height="0.1535in" fo:text-indent="0in" style:auto-text-indent="false"/>
    </style:style>
    <style:style style:name="P1827" style:family="paragraph" style:parent-style-name="Standard">
      <style:paragraph-properties fo:margin-left="0.1681in" fo:margin-right="0.2035in" fo:line-height="0.1528in" fo:text-indent="0in" style:auto-text-indent="false"/>
    </style:style>
    <style:style style:name="P1828" style:family="paragraph" style:parent-style-name="Standard">
      <style:paragraph-properties fo:margin-left="0.4634in" fo:margin-right="0.5in" fo:line-height="0.1528in" fo:text-indent="-0.2953in" style:auto-text-indent="false"/>
    </style:style>
    <style:style style:name="P1829" style:family="paragraph" style:parent-style-name="Standard">
      <style:paragraph-properties fo:margin-left="0.4634in" fo:margin-right="0.4346in" fo:margin-top="0.0008in" fo:margin-bottom="0in" style:contextual-spacing="false" fo:line-height="0.1528in" fo:text-align="justify" style:justify-single-word="false" fo:text-indent="-0.2953in" style:auto-text-indent="false"/>
    </style:style>
    <style:style style:name="P1830" style:family="paragraph" style:parent-style-name="Standard" style:master-page-name="Converted89">
      <style:paragraph-properties fo:line-height="0.139in" style:page-number="auto"/>
      <style:text-properties fo:font-size="10pt" style:font-size-asian="10pt"/>
    </style:style>
    <style:style style:name="P1831" style:family="paragraph" style:parent-style-name="Standard">
      <style:paragraph-properties fo:margin-left="0.7035in" fo:margin-right="0.7882in" fo:line-height="0.1528in" fo:text-align="justify" style:justify-single-word="false" fo:text-indent="0in" style:auto-text-indent="false"/>
    </style:style>
    <style:style style:name="P1832" style:family="paragraph" style:parent-style-name="Standard">
      <style:paragraph-properties fo:margin-left="0.7035in" fo:margin-right="1.9126in" fo:line-height="0.1535in" fo:text-align="justify" style:justify-single-word="false" fo:text-indent="0in" style:auto-text-indent="false"/>
    </style:style>
    <style:style style:name="P1833" style:family="paragraph" style:parent-style-name="Standard">
      <style:paragraph-properties fo:margin-left="0.7043in" fo:margin-right="1.3437in" fo:line-height="0.1528in" fo:text-align="justify" style:justify-single-word="false" fo:text-indent="0in" style:auto-text-indent="false"/>
    </style:style>
    <style:style style:name="P1834" style:family="paragraph" style:parent-style-name="Standard">
      <style:paragraph-properties fo:margin-left="0.7035in" fo:margin-right="0.1047in" fo:line-height="0.1535in" fo:text-align="justify" style:justify-single-word="false" fo:text-indent="0in" style:auto-text-indent="false"/>
    </style:style>
    <style:style style:name="P1835" style:family="paragraph" style:parent-style-name="Standard">
      <style:paragraph-properties fo:margin-left="0.7043in" fo:margin-right="1.8827in" fo:line-height="0.1535in" fo:text-align="justify" style:justify-single-word="false" fo:text-indent="0in" style:auto-text-indent="false"/>
    </style:style>
    <style:style style:name="P1836" style:family="paragraph" style:parent-style-name="Standard">
      <style:paragraph-properties fo:margin-left="0.7043in" fo:margin-right="1.6236in" fo:line-height="0.1528in" fo:text-align="justify" style:justify-single-word="false" fo:text-indent="0in" style:auto-text-indent="false"/>
    </style:style>
    <style:style style:name="P1837" style:family="paragraph" style:parent-style-name="Standard">
      <style:paragraph-properties fo:margin-left="0.4638in" fo:margin-right="0.3201in" fo:margin-top="0.0583in" fo:margin-bottom="0in" style:contextual-spacing="false" fo:line-height="95%" fo:text-indent="-0.2953in" style:auto-text-indent="false" fo:break-before="column"/>
    </style:style>
    <style:style style:name="P1838" style:family="paragraph" style:parent-style-name="Standard">
      <style:paragraph-properties fo:margin-left="0.4638in" fo:margin-right="0.7063in" fo:line-height="0.152in" fo:text-align="justify" style:justify-single-word="false" fo:text-indent="0in" style:auto-text-indent="false"/>
    </style:style>
    <style:style style:name="P1839" style:family="paragraph" style:parent-style-name="Standard">
      <style:paragraph-properties fo:margin-left="0.4634in" fo:margin-right="0.4429in" fo:line-height="0.152in" fo:text-align="justify" style:justify-single-word="false" fo:text-indent="0in" style:auto-text-indent="false"/>
    </style:style>
    <style:style style:name="P1840" style:family="paragraph" style:parent-style-name="Standard">
      <style:paragraph-properties fo:margin-left="0.4634in" fo:margin-right="0.4429in" fo:margin-top="0.0008in" fo:margin-bottom="0in" style:contextual-spacing="false" fo:line-height="0.1528in" fo:text-align="justify" style:justify-single-word="false" fo:text-indent="0in" style:auto-text-indent="false"/>
    </style:style>
    <style:style style:name="P1841" style:family="paragraph" style:parent-style-name="Standard">
      <style:paragraph-properties fo:margin-left="0.1681in" fo:margin-right="0.4043in" fo:margin-top="0.0008in" fo:margin-bottom="0in" style:contextual-spacing="false" fo:line-height="0.1528in" fo:text-align="end" style:justify-single-word="false" fo:text-indent="0.2945in" style:auto-text-indent="false"/>
    </style:style>
    <style:style style:name="P1842" style:family="paragraph" style:parent-style-name="Standard">
      <style:paragraph-properties fo:margin-left="0.4634in" fo:margin-right="2.1783in" fo:line-height="0.1528in" fo:text-align="justify" style:justify-single-word="false" fo:text-indent="0in" style:auto-text-indent="false"/>
    </style:style>
    <style:style style:name="P1843" style:family="paragraph" style:parent-style-name="Standard" style:master-page-name="Converted91">
      <style:paragraph-properties fo:line-height="0.139in" style:page-number="auto"/>
      <style:text-properties fo:font-size="10pt" style:font-size-asian="10pt"/>
    </style:style>
    <style:style style:name="P1844" style:family="paragraph" style:parent-style-name="Standard">
      <style:paragraph-properties fo:margin-left="0.7035in" fo:margin-right="0.0791in" fo:margin-top="0.0016in" fo:margin-bottom="0in" style:contextual-spacing="false" fo:line-height="0.1528in" fo:text-indent="-0.2953in" style:auto-text-indent="false"/>
    </style:style>
    <style:style style:name="P1845" style:family="paragraph" style:parent-style-name="Standard">
      <style:paragraph-properties fo:margin-left="0.7028in" fo:margin-right="1.7083in" fo:line-height="0.1528in" fo:text-align="justify" style:justify-single-word="false" fo:text-indent="0in" style:auto-text-indent="false"/>
    </style:style>
    <style:style style:name="P1846" style:family="paragraph" style:parent-style-name="Standard">
      <style:paragraph-properties fo:margin-left="0.7028in" fo:margin-right="0.0791in" fo:line-height="0.1528in" fo:text-indent="-0.2953in" style:auto-text-indent="false"/>
    </style:style>
    <style:style style:name="P1847" style:family="paragraph" style:parent-style-name="Standard">
      <style:paragraph-properties fo:margin-left="0.4075in" fo:margin-right="0.9689in" fo:margin-top="0.0008in" fo:margin-bottom="0in" style:contextual-spacing="false" fo:line-height="0.1528in" fo:text-indent="0in" style:auto-text-indent="false"/>
    </style:style>
    <style:style style:name="P1848" style:family="paragraph" style:parent-style-name="Standard">
      <style:paragraph-properties fo:margin-left="0.7028in" fo:margin-right="0.2638in" fo:line-height="0.1528in" fo:text-align="justify" style:justify-single-word="false" fo:text-indent="0in" style:auto-text-indent="false"/>
    </style:style>
    <style:style style:name="P1849" style:family="paragraph" style:parent-style-name="Standard">
      <style:paragraph-properties fo:margin-left="0.4638in" fo:margin-right="0.452in" fo:line-height="0.1528in" fo:text-indent="-0.2957in" style:auto-text-indent="false"/>
    </style:style>
    <style:style style:name="P1850" style:family="paragraph" style:parent-style-name="Standard">
      <style:paragraph-properties fo:margin-left="0.4638in" fo:margin-right="0.6035in" fo:line-height="0.1528in" fo:text-indent="0in" style:auto-text-indent="false"/>
    </style:style>
    <style:style style:name="P1851" style:family="paragraph" style:parent-style-name="Standard">
      <style:paragraph-properties fo:margin-left="0.4646in" fo:margin-right="0.2472in" fo:line-height="0.1528in" fo:text-indent="0in" style:auto-text-indent="false"/>
    </style:style>
    <style:style style:name="P1852" style:family="paragraph" style:parent-style-name="Standard">
      <style:paragraph-properties fo:margin-left="0.4646in" fo:margin-right="0.0528in" fo:line-height="0.1528in" fo:text-indent="0in" style:auto-text-indent="false"/>
    </style:style>
    <style:style style:name="P1853" style:family="paragraph" style:parent-style-name="Standard">
      <style:paragraph-properties fo:margin-left="0.1693in" fo:margin-right="0.2634in" fo:line-height="0.1528in" fo:text-indent="0in" style:auto-text-indent="false"/>
    </style:style>
    <style:style style:name="P1854" style:family="paragraph" style:parent-style-name="Standard">
      <style:paragraph-properties fo:margin-left="0.4646in" fo:margin-right="0.2591in" fo:margin-top="0.0008in" fo:margin-bottom="0in" style:contextual-spacing="false" fo:line-height="0.1528in" fo:text-indent="0in" style:auto-text-indent="false"/>
    </style:style>
    <style:style style:name="P1855" style:family="paragraph" style:parent-style-name="Standard">
      <style:paragraph-properties fo:margin-left="0.4646in" fo:margin-right="0.1756in" fo:margin-top="0.0008in" fo:margin-bottom="0in" style:contextual-spacing="false" fo:line-height="0.1528in" fo:text-indent="0in" style:auto-text-indent="false"/>
    </style:style>
    <style:style style:name="P1856" style:family="paragraph" style:parent-style-name="Standard">
      <style:paragraph-properties fo:margin-left="0.4646in" fo:margin-right="0.4063in" fo:margin-top="0.0008in" fo:margin-bottom="0in" style:contextual-spacing="false" fo:line-height="0.1528in" fo:text-indent="0in" style:auto-text-indent="false"/>
    </style:style>
    <style:style style:name="P1857" style:family="paragraph" style:parent-style-name="Standard">
      <style:paragraph-properties fo:margin-left="0.4654in" fo:margin-right="0.2083in" fo:margin-top="0.0008in" fo:margin-bottom="0in" style:contextual-spacing="false" fo:line-height="0.1528in" fo:text-indent="0in" style:auto-text-indent="false"/>
    </style:style>
    <style:style style:name="P1858" style:family="paragraph" style:parent-style-name="Standard">
      <style:paragraph-properties fo:margin-left="0.1701in" fo:margin-right="0.1917in" fo:line-height="0.152in" fo:text-indent="0in" style:auto-text-indent="false"/>
    </style:style>
    <style:style style:name="P1859" style:family="paragraph" style:parent-style-name="Standard">
      <style:paragraph-properties fo:margin-left="0.4654in" fo:margin-right="0.4827in" fo:line-height="0.1535in" fo:text-indent="0in" style:auto-text-indent="false"/>
    </style:style>
    <style:style style:name="P1860" style:family="paragraph" style:parent-style-name="Standard">
      <style:paragraph-properties fo:margin-left="0.4646in" fo:margin-right="0.4047in" fo:line-height="0.1528in" fo:text-indent="-0.2953in" style:auto-text-indent="false">
        <style:tab-stops>
          <style:tab-stop style:position="1.1547in"/>
          <style:tab-stop style:position="2.1689in"/>
        </style:tab-stops>
      </style:paragraph-properties>
    </style:style>
    <style:style style:name="P1861" style:family="paragraph" style:parent-style-name="Standard">
      <style:paragraph-properties fo:margin-left="0.4646in" fo:margin-right="0.4047in" fo:line-height="0.1528in" fo:text-indent="-0.2953in" style:auto-text-indent="false">
        <style:tab-stops>
          <style:tab-stop style:position="0.5409in"/>
        </style:tab-stops>
      </style:paragraph-properties>
    </style:style>
    <style:style style:name="P1862" style:family="paragraph" style:parent-style-name="Standard" style:master-page-name="Converted93">
      <style:paragraph-properties fo:line-height="0.139in" style:page-number="auto"/>
      <style:text-properties fo:font-size="10pt" style:font-size-asian="10pt"/>
    </style:style>
    <style:style style:name="P1863" style:family="paragraph" style:parent-style-name="Standard">
      <style:paragraph-properties fo:margin-left="0.7028in" fo:margin-right="0.1555in" fo:margin-top="0.0008in" fo:margin-bottom="0in" style:contextual-spacing="false" fo:line-height="0.1528in" fo:text-indent="0in" style:auto-text-indent="false"/>
    </style:style>
    <style:style style:name="P1864" style:family="paragraph" style:parent-style-name="Standard">
      <style:paragraph-properties fo:margin-left="0.7028in" fo:margin-right="0.0402in" fo:margin-top="0.0008in" fo:margin-bottom="0in" style:contextual-spacing="false" fo:line-height="0.1528in" fo:text-align="justify" style:justify-single-word="false" fo:text-indent="-0.2953in" style:auto-text-indent="false"/>
    </style:style>
    <style:style style:name="P1865" style:family="paragraph" style:parent-style-name="Standard">
      <style:paragraph-properties fo:margin-left="0.7028in" fo:margin-right="0.05in" fo:margin-top="0.0008in" fo:margin-bottom="0in" style:contextual-spacing="false" fo:line-height="0.1528in" fo:text-align="justify" style:justify-single-word="false" fo:text-indent="-0.2953in" style:auto-text-indent="false"/>
    </style:style>
    <style:style style:name="P1866" style:family="paragraph" style:parent-style-name="Standard">
      <style:paragraph-properties fo:margin-left="0.7028in" fo:margin-right="0.05in" fo:line-height="0.1528in" fo:text-indent="-0.2953in" style:auto-text-indent="false"/>
    </style:style>
    <style:style style:name="P1867" style:family="paragraph" style:parent-style-name="Standard">
      <style:paragraph-properties fo:margin-left="0.7028in" fo:margin-right="0.05in" fo:line-height="0.1528in" fo:text-align="justify" style:justify-single-word="false" fo:text-indent="-0.2953in" style:auto-text-indent="false"/>
    </style:style>
    <style:style style:name="P1868" style:family="paragraph" style:parent-style-name="Standard">
      <style:paragraph-properties fo:margin-left="0.4075in" fo:margin-right="0.2984in" fo:margin-top="0.0008in" fo:margin-bottom="0in" style:contextual-spacing="false" fo:line-height="0.1528in" fo:text-indent="0in" style:auto-text-indent="false"/>
    </style:style>
    <style:style style:name="P1869" style:family="paragraph" style:parent-style-name="Standard">
      <style:paragraph-properties fo:margin-left="0.4091in" fo:margin-right="0.0008in" fo:line-height="0.1508in" fo:text-indent="0in" style:auto-text-indent="false"/>
    </style:style>
    <style:style style:name="P1870" style:family="paragraph" style:parent-style-name="Standard">
      <style:paragraph-properties fo:margin-left="0.4638in" fo:margin-right="0.2035in" fo:margin-top="0.0008in" fo:margin-bottom="0in" style:contextual-spacing="false" fo:line-height="0.1528in" fo:text-indent="0in" style:auto-text-indent="false"/>
    </style:style>
    <style:style style:name="P1871" style:family="paragraph" style:parent-style-name="Standard">
      <style:paragraph-properties fo:margin-left="0.4638in" fo:margin-right="0.2252in" fo:line-height="0.1535in" fo:text-indent="0in" style:auto-text-indent="false"/>
    </style:style>
    <style:style style:name="P1872" style:family="paragraph" style:parent-style-name="Standard">
      <style:paragraph-properties fo:margin-left="0.1689in" fo:margin-right="0.2398in" fo:line-height="0.152in" fo:text-indent="0in" style:auto-text-indent="false"/>
    </style:style>
    <style:style style:name="P1873" style:family="paragraph" style:parent-style-name="Standard">
      <style:paragraph-properties fo:margin-left="0.1689in" fo:margin-right="0.2398in" fo:line-height="0.1535in" fo:text-indent="0in" style:auto-text-indent="false"/>
    </style:style>
    <style:style style:name="P1874" style:family="paragraph" style:parent-style-name="Standard">
      <style:paragraph-properties fo:margin-left="0.4634in" fo:margin-right="0.0764in" fo:line-height="0.1528in" fo:text-indent="-0.2953in" style:auto-text-indent="false"/>
    </style:style>
    <style:style style:name="P1875" style:family="paragraph" style:parent-style-name="Standard">
      <style:paragraph-properties fo:margin-left="0.4634in" fo:margin-right="0in" fo:line-height="0.1528in" fo:text-indent="-0.2953in" style:auto-text-indent="false"/>
    </style:style>
    <style:style style:name="P1876" style:family="paragraph" style:parent-style-name="Standard">
      <style:paragraph-properties fo:margin-left="0.4634in" fo:margin-right="0in" fo:margin-top="0.0008in" fo:margin-bottom="0in" style:contextual-spacing="false" fo:line-height="0.1528in" fo:text-indent="-0.2953in" style:auto-text-indent="false"/>
    </style:style>
    <style:style style:name="P1877" style:family="paragraph" style:parent-style-name="Standard">
      <style:paragraph-properties fo:margin-left="0.4638in" fo:margin-right="0.0764in" fo:line-height="0.1528in" fo:text-indent="-0.2957in" style:auto-text-indent="false"/>
    </style:style>
    <style:style style:name="P1878" style:family="paragraph" style:parent-style-name="Standard">
      <style:paragraph-properties fo:margin-left="0.4638in" fo:margin-right="0.3437in" fo:line-height="0.1528in" fo:text-indent="0in" style:auto-text-indent="false"/>
    </style:style>
    <style:style style:name="P1879" style:family="paragraph" style:parent-style-name="Standard">
      <style:paragraph-properties fo:margin-left="0.4638in" fo:margin-right="0.228in" fo:margin-top="0.0008in" fo:margin-bottom="0in" style:contextual-spacing="false" fo:line-height="0.1528in" fo:text-indent="0in" style:auto-text-indent="false"/>
    </style:style>
    <style:style style:name="P1880" style:family="paragraph" style:parent-style-name="Standard">
      <style:paragraph-properties fo:margin-left="0.4638in" fo:margin-right="0.228in" fo:margin-top="0.0516in" fo:margin-bottom="0in" style:contextual-spacing="false" fo:line-height="100%" fo:text-indent="0in" style:auto-text-indent="false" fo:break-before="column"/>
    </style:style>
    <style:style style:name="P1881" style:family="paragraph" style:parent-style-name="Standard">
      <style:paragraph-properties fo:margin-left="0.4638in" fo:margin-right="0.228in" fo:line-height="0.1535in" fo:text-indent="0in" style:auto-text-indent="false"/>
    </style:style>
    <style:style style:name="P1882" style:family="paragraph" style:parent-style-name="Standard">
      <style:paragraph-properties fo:margin-left="0.4638in" fo:margin-right="0.228in" fo:line-height="0.1528in" fo:text-indent="0in" style:auto-text-indent="false"/>
    </style:style>
    <style:style style:name="P1883" style:family="paragraph" style:parent-style-name="Standard" style:master-page-name="Converted95">
      <style:paragraph-properties fo:line-height="0.139in" style:page-number="auto"/>
      <style:text-properties fo:font-size="10pt" style:font-size-asian="10pt"/>
    </style:style>
    <style:style style:name="P1884" style:family="paragraph" style:parent-style-name="Standard">
      <style:paragraph-properties fo:margin-left="0.7035in" fo:margin-right="0.1165in" fo:margin-top="0.0008in" fo:margin-bottom="0in" style:contextual-spacing="false" fo:line-height="0.1528in" fo:text-indent="-0.2953in" style:auto-text-indent="false"/>
    </style:style>
    <style:style style:name="P1885" style:family="paragraph" style:parent-style-name="Standard">
      <style:paragraph-properties fo:margin-left="0.7035in" fo:margin-right="0.7457in" fo:line-height="0.1528in" fo:text-align="justify" style:justify-single-word="false" fo:text-indent="0in" style:auto-text-indent="false"/>
    </style:style>
    <style:style style:name="P1886" style:family="paragraph" style:parent-style-name="Standard">
      <style:paragraph-properties fo:margin-left="0.7035in" fo:margin-right="0.1665in" fo:margin-top="0.0008in" fo:margin-bottom="0in" style:contextual-spacing="false" fo:line-height="0.1528in" fo:text-indent="-0.2953in" style:auto-text-indent="false"/>
    </style:style>
    <style:style style:name="P1887" style:family="paragraph" style:parent-style-name="Standard">
      <style:paragraph-properties fo:margin-left="0.7035in" fo:margin-right="0.7126in" fo:line-height="0.1535in" fo:text-align="justify" style:justify-single-word="false" fo:text-indent="0in" style:auto-text-indent="false"/>
    </style:style>
    <style:style style:name="P1888" style:family="paragraph" style:parent-style-name="Standard">
      <style:paragraph-properties fo:margin-left="0.7035in" fo:margin-right="0.8811in" fo:line-height="0.1535in" fo:text-align="justify" style:justify-single-word="false" fo:text-indent="0in" style:auto-text-indent="false"/>
    </style:style>
    <style:style style:name="P1889" style:family="paragraph" style:parent-style-name="Standard">
      <style:paragraph-properties fo:margin-left="0.7035in" fo:margin-right="0.0819in" fo:line-height="0.1528in" fo:text-align="justify" style:justify-single-word="false" fo:text-indent="0in" style:auto-text-indent="false"/>
    </style:style>
    <style:style style:name="P1890" style:family="paragraph" style:parent-style-name="Standard">
      <style:paragraph-properties fo:margin-left="0.4083in" fo:margin-right="0.1665in" fo:margin-top="0.0008in" fo:margin-bottom="0in" style:contextual-spacing="false" fo:line-height="0.1528in" fo:text-indent="0in" style:auto-text-indent="false"/>
    </style:style>
    <style:style style:name="P1891" style:family="paragraph" style:parent-style-name="Standard">
      <style:paragraph-properties fo:margin-left="0.7035in" fo:margin-right="1.3346in" fo:line-height="0.1535in" fo:text-align="justify" style:justify-single-word="false" fo:text-indent="0in" style:auto-text-indent="false"/>
    </style:style>
    <style:style style:name="P1892" style:family="paragraph" style:parent-style-name="Standard">
      <style:paragraph-properties fo:margin-left="0.7035in" fo:margin-right="1.622in" fo:line-height="0.1535in" fo:text-align="justify" style:justify-single-word="false" fo:text-indent="0in" style:auto-text-indent="false"/>
    </style:style>
    <style:style style:name="P1893" style:family="paragraph" style:parent-style-name="Standard">
      <style:paragraph-properties fo:margin-left="0.7043in" fo:margin-right="0.3425in" fo:line-height="0.1528in" fo:text-align="justify" style:justify-single-word="false" fo:text-indent="0in" style:auto-text-indent="false"/>
    </style:style>
    <style:style style:name="P1894" style:family="paragraph" style:parent-style-name="Standard">
      <style:paragraph-properties fo:margin-left="0.7043in" fo:margin-right="1.0862in" fo:line-height="0.1528in" fo:text-align="justify" style:justify-single-word="false" fo:text-indent="0in" style:auto-text-indent="false"/>
    </style:style>
    <style:style style:name="P1895" style:family="paragraph" style:parent-style-name="Standard">
      <style:paragraph-properties fo:margin-left="0.7043in" fo:margin-right="0.1425in" fo:line-height="0.1535in" fo:text-align="justify" style:justify-single-word="false" fo:text-indent="0in" style:auto-text-indent="false"/>
    </style:style>
    <style:style style:name="P1896" style:family="paragraph" style:parent-style-name="Standard">
      <style:paragraph-properties fo:margin-left="0.4091in" fo:margin-right="1.1791in" fo:line-height="0.1528in" fo:text-indent="0in" style:auto-text-indent="false"/>
    </style:style>
    <style:style style:name="P1897" style:family="paragraph" style:parent-style-name="Standard">
      <style:paragraph-properties fo:margin-left="0.4634in" fo:margin-right="0.4429in" fo:margin-top="0.0008in" fo:margin-bottom="0in" style:contextual-spacing="false" fo:line-height="0.1528in" fo:text-indent="-0.2953in" style:auto-text-indent="false"/>
    </style:style>
    <style:style style:name="P1898" style:family="paragraph" style:parent-style-name="Standard">
      <style:paragraph-properties fo:margin-left="0.4634in" fo:margin-right="0.4528in" fo:line-height="0.1516in" fo:text-align="justify" style:justify-single-word="false" fo:text-indent="0in" style:auto-text-indent="false"/>
    </style:style>
    <style:style style:name="P1899" style:family="paragraph" style:parent-style-name="Standard">
      <style:paragraph-properties fo:margin-left="0.4634in" fo:margin-right="0.4528in" fo:margin-top="0.0575in" fo:margin-bottom="0in" style:contextual-spacing="false" fo:line-height="0.1528in" fo:text-align="justify" style:justify-single-word="false" fo:text-indent="0in" style:auto-text-indent="false" fo:break-before="column"/>
    </style:style>
    <style:style style:name="P1900" style:family="paragraph" style:parent-style-name="Standard">
      <style:paragraph-properties fo:margin-left="0.4638in" fo:margin-right="0.9244in" fo:line-height="0.1528in" fo:text-align="justify" style:justify-single-word="false" fo:text-indent="0in" style:auto-text-indent="false"/>
    </style:style>
    <style:style style:name="P1901" style:family="paragraph" style:parent-style-name="Standard">
      <style:paragraph-properties fo:margin-left="0.4638in" fo:margin-right="1.2055in" fo:line-height="0.1535in" fo:text-align="justify" style:justify-single-word="false" fo:text-indent="0in" style:auto-text-indent="false"/>
    </style:style>
    <style:style style:name="P1902" style:family="paragraph" style:parent-style-name="Standard">
      <style:paragraph-properties fo:margin-left="0.4638in" fo:margin-right="0.6673in" fo:line-height="0.1528in" fo:text-align="justify" style:justify-single-word="false" fo:text-indent="0in" style:auto-text-indent="false"/>
    </style:style>
    <style:style style:name="P1903" style:family="paragraph" style:parent-style-name="Standard">
      <style:paragraph-properties fo:margin-left="0.4638in" fo:margin-right="0.0134in" fo:line-height="0.1528in" fo:text-indent="-0.2953in" style:auto-text-indent="false"/>
    </style:style>
    <style:style style:name="P1904" style:family="paragraph" style:parent-style-name="Standard">
      <style:paragraph-properties fo:margin-left="0.1689in" fo:margin-right="0.4827in" fo:line-height="0.1535in" fo:text-indent="0in" style:auto-text-indent="false"/>
    </style:style>
    <style:style style:name="P1905" style:family="paragraph" style:parent-style-name="Standard" style:master-page-name="Converted97">
      <style:paragraph-properties fo:line-height="0.139in" style:page-number="auto"/>
      <style:text-properties fo:font-size="10pt" style:font-size-asian="10pt"/>
    </style:style>
    <style:style style:name="P1906" style:family="paragraph" style:parent-style-name="Standard">
      <style:paragraph-properties fo:margin-left="0.7035in" fo:margin-right="0.1091in" fo:margin-top="0.0008in" fo:margin-bottom="0in" style:contextual-spacing="false" fo:line-height="0.1528in" fo:text-indent="-0.2953in" style:auto-text-indent="false"/>
    </style:style>
    <style:style style:name="P1907" style:family="paragraph" style:parent-style-name="Standard">
      <style:paragraph-properties fo:margin-left="0.7043in" fo:margin-right="0.0764in" fo:line-height="0.1528in" fo:text-indent="-0.2953in" style:auto-text-indent="false"/>
    </style:style>
    <style:style style:name="P1908" style:family="paragraph" style:parent-style-name="Standard" style:list-style-name="WWNum23">
      <style:paragraph-properties fo:margin-left="0.8528in" fo:margin-right="0in" fo:line-height="0.1528in" fo:text-indent="-0.1492in" style:auto-text-indent="false">
        <style:tab-stops>
          <style:tab-stop style:position="0.8528in"/>
        </style:tab-stops>
      </style:paragraph-properties>
    </style:style>
    <style:style style:name="P1909" style:family="paragraph" style:parent-style-name="Standard">
      <style:paragraph-properties fo:margin-left="0.4638in" fo:margin-right="0.2398in" fo:line-height="0.1535in" fo:text-indent="0in" style:auto-text-indent="false"/>
    </style:style>
    <style:style style:name="P1910" style:family="paragraph" style:parent-style-name="Standard">
      <style:paragraph-properties fo:margin-left="0.4638in" fo:margin-right="0.2398in" fo:line-height="0.1528in" fo:text-indent="0in" style:auto-text-indent="false"/>
    </style:style>
    <style:style style:name="P1911" style:family="paragraph" style:parent-style-name="Standard">
      <style:paragraph-properties fo:margin-left="0.1681in" fo:margin-right="0.4264in" fo:margin-top="0.0008in" fo:margin-bottom="0in" style:contextual-spacing="false" fo:line-height="0.1528in" fo:text-align="end" style:justify-single-word="false" fo:text-indent="0.2953in" style:auto-text-indent="false"/>
    </style:style>
    <style:style style:name="P1912" style:family="paragraph" style:parent-style-name="Standard">
      <style:paragraph-properties fo:margin-left="0.4634in" fo:margin-right="0.3028in" fo:line-height="0.1528in" fo:text-indent="-0.2957in" style:auto-text-indent="false"/>
    </style:style>
    <style:style style:name="P1913" style:family="paragraph" style:parent-style-name="Standard">
      <style:paragraph-properties fo:margin-left="0.4634in" fo:margin-right="0.5374in" fo:line-height="0.1528in" fo:text-indent="0in" style:auto-text-indent="false"/>
    </style:style>
    <style:style style:name="P1914" style:family="paragraph" style:parent-style-name="Standard">
      <style:paragraph-properties fo:margin-left="0.4634in" fo:margin-right="0.2457in" fo:line-height="0.1528in" fo:text-indent="-0.2953in" style:auto-text-indent="false"/>
    </style:style>
    <style:style style:name="P1915" style:family="paragraph" style:parent-style-name="Standard">
      <style:paragraph-properties fo:margin-left="0.4634in" fo:margin-right="0.2563in" fo:line-height="0.1528in" fo:text-indent="0in" style:auto-text-indent="false"/>
    </style:style>
    <style:style style:name="P1916" style:family="paragraph" style:parent-style-name="Standard">
      <style:paragraph-properties fo:margin-left="0.4634in" fo:margin-right="0.1917in" fo:line-height="0.1528in" fo:text-indent="-0.2953in" style:auto-text-indent="false"/>
    </style:style>
    <style:style style:name="P1917" style:family="paragraph" style:parent-style-name="Standard">
      <style:paragraph-properties fo:margin-left="0.4626in" fo:margin-right="0.1492in" fo:line-height="0.1528in" fo:text-indent="0in" style:auto-text-indent="false"/>
    </style:style>
    <style:style style:name="P1918" style:family="paragraph" style:parent-style-name="Standard">
      <style:paragraph-properties fo:margin-left="0.4618in" fo:margin-right="0.5374in" fo:line-height="0.1528in" fo:text-indent="0in" style:auto-text-indent="false"/>
    </style:style>
    <style:style style:name="P1919" style:family="paragraph" style:parent-style-name="Standard">
      <style:paragraph-properties fo:margin-left="0.4626in" fo:margin-right="0.2272in" fo:margin-top="0.0008in" fo:margin-bottom="0in" style:contextual-spacing="false" fo:line-height="0.1528in" fo:text-indent="-0.2953in" style:auto-text-indent="false"/>
    </style:style>
    <style:style style:name="P1920" style:family="paragraph" style:parent-style-name="Standard" style:master-page-name="Converted99">
      <style:paragraph-properties fo:line-height="0.139in" style:page-number="auto"/>
      <style:text-properties fo:font-size="10pt" style:font-size-asian="10pt"/>
    </style:style>
    <style:style style:name="P1921" style:family="paragraph" style:parent-style-name="Standard">
      <style:paragraph-properties fo:margin-left="0.7043in" fo:margin-right="0.0398in" fo:line-height="0.1535in" fo:text-align="justify" style:justify-single-word="false" fo:text-indent="0in" style:auto-text-indent="false"/>
    </style:style>
    <style:style style:name="P1922" style:family="paragraph" style:parent-style-name="Standard">
      <style:paragraph-properties fo:margin-left="0.7043in" fo:margin-right="1.2327in" fo:line-height="0.1528in" fo:text-align="justify" style:justify-single-word="false" fo:text-indent="0in" style:auto-text-indent="false"/>
    </style:style>
    <style:style style:name="P1923" style:family="paragraph" style:parent-style-name="Standard">
      <style:paragraph-properties fo:margin-left="0.7043in" fo:margin-right="1.6016in" fo:line-height="0.1535in" fo:text-align="justify" style:justify-single-word="false" fo:text-indent="0in" style:auto-text-indent="false"/>
    </style:style>
    <style:style style:name="P1924" style:family="paragraph" style:parent-style-name="Standard">
      <style:paragraph-properties fo:margin-left="0.7047in" fo:margin-right="1.7457in" fo:line-height="0.1528in" fo:text-align="justify" style:justify-single-word="false" fo:text-indent="0in" style:auto-text-indent="false"/>
    </style:style>
    <style:style style:name="P1925" style:family="paragraph" style:parent-style-name="Standard">
      <style:paragraph-properties fo:margin-left="0.7043in" fo:margin-right="1.5909in" fo:line-height="0.1535in" fo:text-align="justify" style:justify-single-word="false" fo:text-indent="0in" style:auto-text-indent="false"/>
    </style:style>
    <style:style style:name="P1926" style:family="paragraph" style:parent-style-name="Standard">
      <style:paragraph-properties fo:margin-left="0.4634in" fo:margin-right="0.1209in" fo:margin-top="0.0591in" fo:margin-bottom="0in" style:contextual-spacing="false" fo:line-height="0.1528in" fo:text-indent="-0.2953in" style:auto-text-indent="false" fo:break-before="column"/>
    </style:style>
    <style:style style:name="P1927" style:family="paragraph" style:parent-style-name="Standard">
      <style:paragraph-properties fo:margin-left="0.1681in" fo:margin-right="0.4028in" fo:line-height="0.152in" fo:text-indent="0in" style:auto-text-indent="false"/>
    </style:style>
    <style:style style:name="P1928" style:family="paragraph" style:parent-style-name="Standard">
      <style:paragraph-properties fo:margin-left="0.4634in" fo:margin-right="1.1654in" fo:line-height="0.1528in" fo:text-align="justify" style:justify-single-word="false" fo:text-indent="0in" style:auto-text-indent="false"/>
    </style:style>
    <style:style style:name="P1929" style:family="paragraph" style:parent-style-name="Standard">
      <style:paragraph-properties fo:margin-left="0.4626in" fo:margin-right="2.1957in" fo:line-height="0.1535in" fo:text-align="justify" style:justify-single-word="false" fo:text-indent="0in" style:auto-text-indent="false"/>
    </style:style>
    <style:style style:name="P1930" style:family="paragraph" style:parent-style-name="Standard">
      <style:paragraph-properties fo:margin-left="0.4626in" fo:margin-right="1.5138in" fo:line-height="0.1528in" fo:text-align="justify" style:justify-single-word="false" fo:text-indent="0in" style:auto-text-indent="false"/>
    </style:style>
    <style:style style:name="P1931" style:family="paragraph" style:parent-style-name="Standard">
      <style:paragraph-properties fo:margin-left="0.4626in" fo:margin-right="2.1598in" fo:line-height="0.1528in" fo:text-align="justify" style:justify-single-word="false" fo:text-indent="0in" style:auto-text-indent="false"/>
    </style:style>
    <style:style style:name="P1932" style:family="paragraph" style:parent-style-name="Standard">
      <style:paragraph-properties fo:margin-left="0.4626in" fo:margin-right="0.2346in" fo:margin-top="0.0008in" fo:margin-bottom="0in" style:contextual-spacing="false" fo:line-height="0.1528in" fo:text-indent="-0.2953in" style:auto-text-indent="false"/>
    </style:style>
    <style:style style:name="P1933" style:family="paragraph" style:parent-style-name="Standard">
      <style:paragraph-properties fo:margin-left="0.4626in" fo:margin-right="0.2992in" fo:margin-top="0.0008in" fo:margin-bottom="0in" style:contextual-spacing="false" fo:line-height="0.1528in" fo:text-indent="0in" style:auto-text-indent="false"/>
    </style:style>
    <style:style style:name="P1934" style:family="paragraph" style:parent-style-name="Standard">
      <style:paragraph-properties fo:margin-left="0.4626in" fo:margin-right="0.902in" fo:line-height="0.1528in" fo:text-align="justify" style:justify-single-word="false" fo:text-indent="0in" style:auto-text-indent="false"/>
    </style:style>
    <style:style style:name="P1935" style:family="paragraph" style:parent-style-name="Standard">
      <style:paragraph-properties fo:margin-left="0.1681in" fo:margin-right="0.9925in" fo:line-height="0.1528in" fo:text-indent="0in" style:auto-text-indent="false"/>
    </style:style>
    <style:style style:name="P1936" style:family="paragraph" style:parent-style-name="Standard" style:list-style-name="WWNum23">
      <style:paragraph-properties fo:margin-left="0.6134in" fo:margin-right="0.5244in" fo:line-height="0.1528in" fo:text-align="justify" style:justify-single-word="false" fo:text-indent="-0.1508in" style:auto-text-indent="false">
        <style:tab-stops>
          <style:tab-stop style:position="0.6134in"/>
        </style:tab-stops>
      </style:paragraph-properties>
    </style:style>
    <style:style style:name="P1937" style:family="paragraph" style:parent-style-name="Standard">
      <style:paragraph-properties fo:margin-left="0.4626in" fo:margin-right="1.5165in" fo:line-height="0.1535in" fo:text-align="justify" style:justify-single-word="false" fo:text-indent="0in" style:auto-text-indent="false"/>
    </style:style>
    <style:style style:name="P1938" style:family="paragraph" style:parent-style-name="Standard">
      <style:paragraph-properties fo:margin-left="0.4626in" fo:margin-right="2.0772in" fo:line-height="0.1535in" fo:text-align="justify" style:justify-single-word="false" fo:text-indent="0in" style:auto-text-indent="false"/>
    </style:style>
    <style:style style:name="P1939" style:family="paragraph" style:parent-style-name="Standard">
      <style:paragraph-properties fo:margin-left="0.4626in" fo:margin-right="0.489in" fo:line-height="0.1528in" fo:text-indent="-0.2953in" style:auto-text-indent="false"/>
    </style:style>
    <style:style style:name="P1940" style:family="paragraph" style:parent-style-name="Standard" style:master-page-name="Converted101">
      <style:paragraph-properties fo:line-height="0.139in" style:page-number="auto"/>
      <style:text-properties fo:font-size="10pt" style:font-size-asian="10pt"/>
    </style:style>
    <style:style style:name="P1941" style:family="paragraph" style:parent-style-name="Standard">
      <style:paragraph-properties fo:margin-left="0.7043in" fo:margin-right="1.1583in" fo:margin-top="0.0516in" fo:margin-bottom="0in" style:contextual-spacing="false" fo:line-height="100%" fo:text-align="justify" style:justify-single-word="false" fo:text-indent="0in" style:auto-text-indent="false"/>
    </style:style>
    <style:style style:name="P1942" style:family="paragraph" style:parent-style-name="Standard">
      <style:paragraph-properties fo:margin-left="0.7043in" fo:margin-right="0.05in" fo:line-height="0.1535in" fo:text-align="justify" style:justify-single-word="false" fo:text-indent="0in" style:auto-text-indent="false"/>
    </style:style>
    <style:style style:name="P1943" style:family="paragraph" style:parent-style-name="Standard">
      <style:paragraph-properties fo:margin-left="0.7043in" fo:margin-right="0.05in" fo:line-height="0.152in" fo:text-align="justify" style:justify-single-word="false" fo:text-indent="0in" style:auto-text-indent="false"/>
    </style:style>
    <style:style style:name="P1944" style:family="paragraph" style:parent-style-name="Standard">
      <style:paragraph-properties fo:margin-left="0.7043in" fo:margin-right="0.3583in" fo:line-height="0.1528in" fo:text-align="justify" style:justify-single-word="false" fo:text-indent="0in" style:auto-text-indent="false"/>
    </style:style>
    <style:style style:name="P1945" style:family="paragraph" style:parent-style-name="Standard">
      <style:paragraph-properties fo:margin-left="0.7035in" fo:margin-right="0.389in" fo:line-height="0.1528in" fo:text-align="justify" style:justify-single-word="false" fo:text-indent="0in" style:auto-text-indent="false"/>
    </style:style>
    <style:style style:name="P1946" style:family="paragraph" style:parent-style-name="Standard">
      <style:paragraph-properties fo:margin-left="0.7035in" fo:margin-right="0.2689in" fo:line-height="0.1528in" fo:text-align="justify" style:justify-single-word="false" fo:text-indent="0in" style:auto-text-indent="false"/>
    </style:style>
    <style:style style:name="P1947" style:family="paragraph" style:parent-style-name="Standard">
      <style:paragraph-properties fo:margin-left="0.7035in" fo:margin-right="1.1181in" fo:line-height="0.1528in" fo:text-align="justify" style:justify-single-word="false" fo:text-indent="0in" style:auto-text-indent="false"/>
    </style:style>
    <style:style style:name="P1948" style:family="paragraph" style:parent-style-name="Standard">
      <style:paragraph-properties fo:margin-left="0.4638in" fo:margin-right="0.3201in" fo:margin-top="0.0008in" fo:margin-bottom="0in" style:contextual-spacing="false" fo:line-height="0.1528in" fo:text-indent="-0.2957in" style:auto-text-indent="false"/>
    </style:style>
    <style:style style:name="P1949" style:family="paragraph" style:parent-style-name="Standard">
      <style:paragraph-properties fo:margin-left="0.4638in" fo:margin-right="0.452in" fo:line-height="0.1528in" fo:text-indent="-0.2953in" style:auto-text-indent="false">
        <style:tab-stops>
          <style:tab-stop style:position="1.1374in"/>
        </style:tab-stops>
      </style:paragraph-properties>
    </style:style>
    <style:style style:name="P1950" style:family="paragraph" style:parent-style-name="Standard">
      <style:paragraph-properties fo:margin-left="0.4638in" fo:margin-right="0.452in" fo:line-height="0.1528in" fo:text-align="justify" style:justify-single-word="false" fo:text-indent="-0.2953in" style:auto-text-indent="false"/>
    </style:style>
    <style:style style:name="P1951" style:family="paragraph" style:parent-style-name="Standard">
      <style:paragraph-properties fo:margin-left="0.4638in" fo:margin-right="0.452in" fo:margin-top="0.0008in" fo:margin-bottom="0in" style:contextual-spacing="false" fo:line-height="0.1528in" fo:text-align="justify" style:justify-single-word="false" fo:text-indent="-0.2953in" style:auto-text-indent="false"/>
    </style:style>
    <style:style style:name="P1952" style:family="paragraph" style:parent-style-name="Standard" style:list-style-name="WWNum24">
      <style:paragraph-properties fo:margin-left="0.7028in" fo:margin-right="0in" fo:line-height="0.1528in" fo:text-indent="-0.239in" style:auto-text-indent="false">
        <style:tab-stops>
          <style:tab-stop style:position="0.6138in"/>
        </style:tab-stops>
      </style:paragraph-properties>
    </style:style>
    <style:style style:name="P1953" style:family="paragraph" style:parent-style-name="Standard">
      <style:paragraph-properties fo:margin-left="0.1689in" fo:margin-right="0.1492in" fo:line-height="0.1528in" fo:text-indent="0in" style:auto-text-indent="false"/>
    </style:style>
    <style:style style:name="P1954" style:family="paragraph" style:parent-style-name="Standard">
      <style:paragraph-properties fo:margin-left="0.4646in" fo:margin-right="0.228in" fo:margin-top="0.0008in" fo:margin-bottom="0in" style:contextual-spacing="false" fo:line-height="0.1528in" fo:text-indent="0in" style:auto-text-indent="false"/>
    </style:style>
    <style:style style:name="P1955" style:family="paragraph" style:parent-style-name="Standard">
      <style:paragraph-properties fo:margin-left="0.1689in" fo:margin-right="0.4035in" fo:margin-top="0.0008in" fo:margin-bottom="0in" style:contextual-spacing="false" fo:line-height="0.1528in" fo:text-align="end" style:justify-single-word="false" fo:text-indent="0.2953in" style:auto-text-indent="false">
        <style:tab-stops>
          <style:tab-stop style:position="1.2689in"/>
          <style:tab-stop style:position="2.0555in"/>
        </style:tab-stops>
      </style:paragraph-properties>
    </style:style>
    <style:style style:name="P1956" style:family="paragraph" style:parent-style-name="Standard">
      <style:paragraph-properties fo:margin-left="0.4638in" fo:margin-right="0.5398in" fo:margin-top="0.0008in" fo:margin-bottom="0in" style:contextual-spacing="false" fo:line-height="0.1528in" fo:text-indent="0in" style:auto-text-indent="false"/>
    </style:style>
    <style:style style:name="P1957" style:family="paragraph" style:parent-style-name="Standard">
      <style:paragraph-properties fo:margin-left="0.4638in" fo:margin-right="0.3339in" fo:margin-top="0.0008in" fo:margin-bottom="0in" style:contextual-spacing="false" fo:line-height="0.1528in" fo:text-indent="0in" style:auto-text-indent="false"/>
    </style:style>
    <style:style style:name="P1958" style:family="paragraph" style:parent-style-name="Standard" style:master-page-name="Converted103">
      <style:paragraph-properties fo:line-height="0.139in" style:page-number="auto"/>
      <style:text-properties fo:font-size="10pt" style:font-size-asian="10pt"/>
    </style:style>
    <style:style style:name="P1959" style:family="paragraph" style:parent-style-name="Standard">
      <style:paragraph-properties fo:margin-left="0.7035in" fo:margin-right="0.5902in" fo:line-height="0.1535in" fo:text-align="justify" style:justify-single-word="false" fo:text-indent="0in" style:auto-text-indent="false"/>
    </style:style>
    <style:style style:name="P1960" style:family="paragraph" style:parent-style-name="Standard">
      <style:paragraph-properties fo:margin-left="0.7035in" fo:margin-right="0.5465in" fo:line-height="0.1528in" fo:text-align="justify" style:justify-single-word="false" fo:text-indent="0in" style:auto-text-indent="false"/>
    </style:style>
    <style:style style:name="P1961" style:family="paragraph" style:parent-style-name="Standard">
      <style:paragraph-properties fo:margin-left="0.7035in" fo:margin-right="0.078in" fo:line-height="0.1528in" fo:text-indent="-0.2953in" style:auto-text-indent="false"/>
    </style:style>
    <style:style style:name="P1962" style:family="paragraph" style:parent-style-name="Standard">
      <style:paragraph-properties fo:margin-left="0.4083in" fo:margin-right="0.002in" fo:line-height="0.1528in" fo:text-indent="0in" style:auto-text-indent="false"/>
    </style:style>
    <style:style style:name="P1963" style:family="paragraph" style:parent-style-name="Standard">
      <style:paragraph-properties fo:margin-left="0.7028in" fo:margin-right="0.1165in" fo:margin-top="0.0008in" fo:margin-bottom="0in" style:contextual-spacing="false" fo:line-height="0.1528in" fo:text-indent="-0.2953in" style:auto-text-indent="false"/>
    </style:style>
    <style:style style:name="P1964" style:family="paragraph" style:parent-style-name="Standard">
      <style:paragraph-properties fo:margin-left="0.4075in" fo:margin-right="0.0016in" fo:line-height="0.152in" fo:text-indent="0in" style:auto-text-indent="false"/>
    </style:style>
    <style:style style:name="P1965" style:family="paragraph" style:parent-style-name="Standard">
      <style:paragraph-properties fo:margin-left="0.702in" fo:margin-right="1.4425in" fo:line-height="0.1528in" fo:text-align="justify" style:justify-single-word="false" fo:text-indent="0in" style:auto-text-indent="false"/>
    </style:style>
    <style:style style:name="P1966" style:family="paragraph" style:parent-style-name="Standard">
      <style:paragraph-properties fo:margin-left="0.702in" fo:margin-right="0.002in" fo:margin-top="0.0008in" fo:margin-bottom="0in" style:contextual-spacing="false" fo:line-height="0.1528in" fo:text-align="justify" style:justify-single-word="false" fo:text-indent="-0.2953in" style:auto-text-indent="false"/>
    </style:style>
    <style:style style:name="P1967" style:family="paragraph" style:parent-style-name="Standard">
      <style:paragraph-properties fo:margin-left="0.702in" fo:margin-right="0.3008in" fo:line-height="0.1528in" fo:text-align="justify" style:justify-single-word="false" fo:text-indent="0in" style:auto-text-indent="false"/>
    </style:style>
    <style:style style:name="P1968" style:family="paragraph" style:parent-style-name="Standard">
      <style:paragraph-properties fo:margin-left="0.4071in" fo:margin-right="0.002in" fo:line-height="0.1528in" fo:text-indent="0in" style:auto-text-indent="false"/>
    </style:style>
    <style:style style:name="P1969" style:family="paragraph" style:parent-style-name="Standard">
      <style:paragraph-properties fo:margin-left="0.7016in" fo:margin-right="0.5047in" fo:line-height="0.1528in" fo:text-align="justify" style:justify-single-word="false" fo:text-indent="0in" style:auto-text-indent="false"/>
    </style:style>
    <style:style style:name="P1970" style:family="paragraph" style:parent-style-name="Standard">
      <style:paragraph-properties fo:margin-left="0.7016in" fo:margin-right="0.0008in" fo:line-height="95%" fo:text-indent="-0.2953in" style:auto-text-indent="false"/>
    </style:style>
    <style:style style:name="P1971" style:family="paragraph" style:parent-style-name="Standard">
      <style:paragraph-properties fo:margin-left="0.7043in" fo:margin-right="1.1957in" fo:line-height="0.1547in" fo:text-align="justify" style:justify-single-word="false" fo:text-indent="0in" style:auto-text-indent="false"/>
    </style:style>
    <style:style style:name="P1972" style:family="paragraph" style:parent-style-name="Standard">
      <style:paragraph-properties fo:margin-left="0.1681in" fo:margin-right="0.1591in" fo:margin-top="0.0516in" fo:margin-bottom="0in" style:contextual-spacing="false" fo:line-height="100%" fo:text-indent="0in" style:auto-text-indent="false" fo:break-before="column"/>
    </style:style>
    <style:style style:name="P1973" style:family="paragraph" style:parent-style-name="Standard">
      <style:paragraph-properties fo:margin-left="0.1681in" fo:margin-right="0.1591in" fo:line-height="0.1528in" fo:text-indent="0in" style:auto-text-indent="false"/>
    </style:style>
    <style:style style:name="P1974" style:family="paragraph" style:parent-style-name="Standard">
      <style:paragraph-properties fo:margin-left="0.1681in" fo:margin-right="0.1591in" fo:line-height="0.1535in" fo:text-indent="0in" style:auto-text-indent="false"/>
    </style:style>
    <style:style style:name="P1975" style:family="paragraph" style:parent-style-name="Standard">
      <style:paragraph-properties fo:margin-left="0.4634in" fo:margin-right="1.2937in" fo:line-height="0.1528in" fo:text-align="justify" style:justify-single-word="false" fo:text-indent="0in" style:auto-text-indent="false"/>
    </style:style>
    <style:style style:name="P1976" style:family="paragraph" style:parent-style-name="Standard">
      <style:paragraph-properties fo:margin-left="0.4634in" fo:margin-right="1.6929in" fo:line-height="0.1528in" fo:text-align="justify" style:justify-single-word="false" fo:text-indent="0in" style:auto-text-indent="false"/>
    </style:style>
    <style:style style:name="P1977" style:family="paragraph" style:parent-style-name="Standard">
      <style:paragraph-properties fo:margin-left="0.4634in" fo:margin-right="0.228in" fo:line-height="0.1528in" fo:text-indent="-0.2957in" style:auto-text-indent="false"/>
    </style:style>
    <style:style style:name="P1978" style:family="paragraph" style:parent-style-name="Standard">
      <style:paragraph-properties fo:margin-left="0.4634in" fo:margin-right="0.4327in" fo:margin-top="0.0008in" fo:margin-bottom="0in" style:contextual-spacing="false" fo:line-height="0.1528in" fo:text-align="justify" style:justify-single-word="false" fo:text-indent="0in" style:auto-text-indent="false"/>
    </style:style>
    <style:style style:name="P1979" style:family="paragraph" style:parent-style-name="Standard">
      <style:paragraph-properties fo:margin-left="0.4634in" fo:margin-right="1.5866in" fo:line-height="0.1528in" fo:text-align="justify" style:justify-single-word="false" fo:text-indent="0in" style:auto-text-indent="false"/>
    </style:style>
    <style:style style:name="P1980" style:family="paragraph" style:parent-style-name="Standard" style:master-page-name="Converted105">
      <style:paragraph-properties fo:line-height="0.139in" style:page-number="auto"/>
      <style:text-properties fo:font-size="10pt" style:font-size-asian="10pt"/>
    </style:style>
    <style:style style:name="P1981" style:family="paragraph" style:parent-style-name="Standard">
      <style:paragraph-properties fo:margin-left="0.7035in" fo:margin-right="1.6689in" fo:margin-top="0.0484in" fo:margin-bottom="0in" style:contextual-spacing="false" fo:line-height="100%" fo:text-align="justify" style:justify-single-word="false" fo:text-indent="0in" style:auto-text-indent="false"/>
    </style:style>
    <style:style style:name="P1982" style:family="paragraph" style:parent-style-name="Standard">
      <style:paragraph-properties fo:margin-left="0.7035in" fo:margin-right="0.0835in" fo:margin-top="0.0008in" fo:margin-bottom="0in" style:contextual-spacing="false" fo:line-height="0.1528in" fo:text-indent="-0.2953in" style:auto-text-indent="false"/>
    </style:style>
    <style:style style:name="P1983" style:family="paragraph" style:parent-style-name="Standard">
      <style:paragraph-properties fo:margin-left="0.7035in" fo:margin-right="0.2953in" fo:line-height="0.1528in" fo:text-align="justify" style:justify-single-word="false" fo:text-indent="0in" style:auto-text-indent="false"/>
    </style:style>
    <style:style style:name="P1984" style:family="paragraph" style:parent-style-name="Standard">
      <style:paragraph-properties fo:margin-left="0.7035in" fo:margin-right="0.1591in" fo:line-height="0.1528in" fo:text-indent="-0.2953in" style:auto-text-indent="false"/>
    </style:style>
    <style:style style:name="P1985" style:family="paragraph" style:parent-style-name="Standard">
      <style:paragraph-properties fo:margin-left="0.7035in" fo:margin-right="1.2563in" fo:line-height="0.1535in" fo:text-align="justify" style:justify-single-word="false" fo:text-indent="0in" style:auto-text-indent="false"/>
    </style:style>
    <style:style style:name="P1986" style:family="paragraph" style:parent-style-name="Standard">
      <style:paragraph-properties fo:margin-left="0.7028in" fo:margin-right="0.6043in" fo:line-height="0.1528in" fo:text-align="justify" style:justify-single-word="false" fo:text-indent="0in" style:auto-text-indent="false"/>
    </style:style>
    <style:style style:name="P1987" style:family="paragraph" style:parent-style-name="Standard">
      <style:paragraph-properties fo:margin-left="0.4075in" fo:margin-right="0.0008in" fo:line-height="0.1528in" fo:text-indent="0.2945in" style:auto-text-indent="false"/>
    </style:style>
    <style:style style:name="P1988" style:family="paragraph" style:parent-style-name="Standard">
      <style:paragraph-properties fo:margin-left="0.7028in" fo:margin-right="0.6425in" fo:line-height="0.1528in" fo:text-align="justify" style:justify-single-word="false" fo:text-indent="0in" style:auto-text-indent="false"/>
    </style:style>
    <style:style style:name="P1989" style:family="paragraph" style:parent-style-name="Standard">
      <style:paragraph-properties fo:margin-left="0.4626in" fo:margin-right="0.2819in" fo:margin-top="0.05in" fo:margin-bottom="0in" style:contextual-spacing="false" fo:line-height="100%" fo:text-indent="0in" style:auto-text-indent="false" fo:break-before="column"/>
    </style:style>
    <style:style style:name="P1990" style:family="paragraph" style:parent-style-name="Standard">
      <style:paragraph-properties fo:margin-left="0.4634in" fo:margin-right="0.2417in" fo:line-height="0.1528in" fo:text-indent="0in" style:auto-text-indent="false"/>
    </style:style>
    <style:style style:name="P1991" style:family="paragraph" style:parent-style-name="Standard">
      <style:paragraph-properties fo:margin-left="0.4646in" fo:margin-right="0.0047in" fo:line-height="0.1508in" fo:text-indent="0in" style:auto-text-indent="false"/>
    </style:style>
    <style:style style:name="P1992" style:family="paragraph" style:parent-style-name="Standard">
      <style:paragraph-properties fo:margin-left="0.4646in" fo:margin-right="0.0047in" fo:line-height="0.1528in" fo:text-indent="0in" style:auto-text-indent="false"/>
    </style:style>
    <style:style style:name="P1993" style:family="paragraph" style:parent-style-name="Standard">
      <style:paragraph-properties fo:margin-left="0.4646in" fo:margin-right="0.4043in" fo:margin-top="0.0008in" fo:margin-bottom="0in" style:contextual-spacing="false" fo:line-height="0.1528in" fo:text-align="justify" style:justify-single-word="false" fo:text-indent="-0.2957in" style:auto-text-indent="false"/>
    </style:style>
    <style:style style:name="P1994" style:family="paragraph" style:parent-style-name="Standard">
      <style:paragraph-properties fo:margin-left="0.1693in" fo:margin-right="0.4047in" fo:line-height="0.152in" fo:text-indent="0in" style:auto-text-indent="false"/>
    </style:style>
    <style:style style:name="P1995" style:family="paragraph" style:parent-style-name="Standard">
      <style:paragraph-properties fo:margin-left="0.4638in" fo:margin-right="0.0673in" fo:margin-top="0.0008in" fo:margin-bottom="0in" style:contextual-spacing="false" fo:line-height="0.1528in" fo:text-indent="0in" style:auto-text-indent="false"/>
    </style:style>
    <style:style style:name="P1996" style:family="paragraph" style:parent-style-name="Standard">
      <style:paragraph-properties fo:margin-left="0.4638in" fo:margin-right="0.4272in" fo:line-height="0.1528in" fo:text-indent="0in" style:auto-text-indent="false"/>
    </style:style>
    <style:style style:name="P1997" style:family="paragraph" style:parent-style-name="Standard">
      <style:paragraph-properties fo:margin-left="0.4638in" fo:margin-right="0.4909in" fo:line-height="0.1528in" fo:text-indent="-0.2957in" style:auto-text-indent="false"/>
    </style:style>
    <style:style style:name="P1998" style:family="paragraph" style:parent-style-name="Standard">
      <style:paragraph-properties fo:margin-left="0.4638in" fo:margin-right="0.2075in" fo:margin-top="0.0008in" fo:margin-bottom="0in" style:contextual-spacing="false" fo:line-height="0.1528in" fo:text-indent="-0.2953in" style:auto-text-indent="false"/>
    </style:style>
    <style:style style:name="P1999" style:family="paragraph" style:parent-style-name="Standard" style:master-page-name="Converted107">
      <style:paragraph-properties fo:line-height="0.139in" style:page-number="auto"/>
      <style:text-properties fo:font-size="10pt" style:font-size-asian="10pt"/>
    </style:style>
    <style:style style:name="P2000" style:family="paragraph" style:parent-style-name="Standard">
      <style:paragraph-properties fo:margin-left="0.7035in" fo:margin-right="0.3598in" fo:line-height="0.1528in" fo:text-align="justify" style:justify-single-word="false" fo:text-indent="0in" style:auto-text-indent="false"/>
    </style:style>
    <style:style style:name="P2001" style:family="paragraph" style:parent-style-name="Standard">
      <style:paragraph-properties fo:margin-left="0.7035in" fo:margin-right="1.7953in" fo:line-height="0.1535in" fo:text-align="justify" style:justify-single-word="false" fo:text-indent="0in" style:auto-text-indent="false"/>
    </style:style>
    <style:style style:name="P2002" style:family="paragraph" style:parent-style-name="Standard">
      <style:paragraph-properties fo:margin-left="0.7035in" fo:margin-right="1.3839in" fo:line-height="0.1535in" fo:text-align="justify" style:justify-single-word="false" fo:text-indent="0in" style:auto-text-indent="false"/>
    </style:style>
    <style:style style:name="P2003" style:family="paragraph" style:parent-style-name="Standard">
      <style:paragraph-properties fo:margin-left="0.7035in" fo:margin-right="0.0134in" fo:line-height="0.1535in" fo:text-align="justify" style:justify-single-word="false" fo:text-indent="0in" style:auto-text-indent="false"/>
    </style:style>
    <style:style style:name="P2004" style:family="paragraph" style:parent-style-name="Standard">
      <style:paragraph-properties fo:margin-left="0.7035in" fo:margin-right="1.6744in" fo:line-height="0.1535in" fo:text-align="justify" style:justify-single-word="false" fo:text-indent="0in" style:auto-text-indent="false"/>
    </style:style>
    <style:style style:name="P2005" style:family="paragraph" style:parent-style-name="Standard">
      <style:paragraph-properties fo:margin-left="0.7035in" fo:margin-right="0.7764in" fo:line-height="0.1528in" fo:text-align="justify" style:justify-single-word="false" fo:text-indent="0in" style:auto-text-indent="false"/>
    </style:style>
    <style:style style:name="P2006" style:family="paragraph" style:parent-style-name="Standard">
      <style:paragraph-properties fo:margin-left="0.7035in" fo:margin-right="0.1752in" fo:line-height="0.1535in" fo:text-align="justify" style:justify-single-word="false" fo:text-indent="0in" style:auto-text-indent="false"/>
    </style:style>
    <style:style style:name="P2007" style:family="paragraph" style:parent-style-name="Standard">
      <style:paragraph-properties fo:margin-left="0.4634in" fo:margin-right="0.4957in" fo:line-height="0.1528in" fo:text-indent="-0.2957in" style:auto-text-indent="false"/>
    </style:style>
    <style:style style:name="P2008" style:family="paragraph" style:parent-style-name="Standard">
      <style:paragraph-properties fo:margin-left="0.1681in" fo:margin-right="0.5035in" fo:line-height="0.1528in" fo:text-indent="0in" style:auto-text-indent="false"/>
    </style:style>
    <style:style style:name="P2009" style:family="paragraph" style:parent-style-name="Standard">
      <style:paragraph-properties fo:margin-left="0.4638in" fo:margin-right="0.0618in" fo:margin-top="0.0016in" fo:margin-bottom="0in" style:contextual-spacing="false" fo:line-height="0.1516in" fo:text-indent="-0.2957in" style:auto-text-indent="false"/>
    </style:style>
    <style:style style:name="P2010" style:family="paragraph" style:parent-style-name="Standard">
      <style:paragraph-properties fo:margin-left="0.4638in" fo:margin-right="0.6929in" fo:margin-top="0.0008in" fo:margin-bottom="0in" style:contextual-spacing="false" fo:line-height="0.1528in" fo:text-indent="-0.2953in" style:auto-text-indent="false"/>
    </style:style>
    <style:style style:name="P2011" style:family="paragraph" style:parent-style-name="Standard">
      <style:paragraph-properties fo:margin-left="0.4638in" fo:margin-right="0.4945in" fo:margin-top="0.0008in" fo:margin-bottom="0in" style:contextual-spacing="false" fo:line-height="0.1528in" fo:text-indent="0in" style:auto-text-indent="false"/>
    </style:style>
    <style:style style:name="P2012" style:family="paragraph" style:parent-style-name="Standard">
      <style:paragraph-properties fo:margin-left="0.4638in" fo:margin-right="0.402in" fo:margin-top="0.0008in" fo:margin-bottom="0in" style:contextual-spacing="false" fo:line-height="0.1528in" fo:text-align="justify" style:justify-single-word="false" fo:text-indent="0in" style:auto-text-indent="false"/>
    </style:style>
    <style:style style:name="P2013" style:family="paragraph" style:parent-style-name="Standard">
      <style:paragraph-properties fo:margin-left="0.1693in" fo:margin-right="0.5063in" fo:line-height="0.1528in" fo:text-indent="0in" style:auto-text-indent="false"/>
    </style:style>
    <style:style style:name="P2014" style:family="paragraph" style:parent-style-name="Standard">
      <style:paragraph-properties fo:margin-left="0.4638in" fo:margin-right="0.2409in" fo:line-height="0.1528in" fo:text-indent="0in" style:auto-text-indent="false"/>
    </style:style>
    <style:style style:name="P2015" style:family="paragraph" style:parent-style-name="Standard">
      <style:paragraph-properties fo:margin-left="0.4638in" fo:margin-right="0.3437in" fo:line-height="0.1528in" fo:text-indent="-0.2953in" style:auto-text-indent="false"/>
    </style:style>
    <style:style style:name="P2016" style:family="paragraph" style:parent-style-name="Standard">
      <style:paragraph-properties fo:margin-left="0.4634in" fo:margin-right="0.2398in" fo:margin-top="0.0008in" fo:margin-bottom="0in" style:contextual-spacing="false" fo:line-height="0.1528in" fo:text-indent="0in" style:auto-text-indent="false"/>
    </style:style>
    <style:style style:name="P2017" style:family="paragraph" style:parent-style-name="Standard">
      <style:paragraph-properties fo:margin-left="0.4634in" fo:margin-right="0.0492in" fo:line-height="0.1535in" fo:text-indent="0in" style:auto-text-indent="false"/>
    </style:style>
    <style:style style:name="P2018" style:family="paragraph" style:parent-style-name="Standard" style:master-page-name="Converted109">
      <style:paragraph-properties fo:line-height="0.139in" style:page-number="auto"/>
      <style:text-properties fo:font-size="10pt" style:font-size-asian="10pt"/>
    </style:style>
    <style:style style:name="P2019" style:family="paragraph" style:parent-style-name="Standard">
      <style:paragraph-properties fo:margin-left="0.7035in" fo:margin-right="1.8839in" fo:margin-top="0.05in" fo:margin-bottom="0in" style:contextual-spacing="false" fo:line-height="100%" fo:text-align="justify" style:justify-single-word="false" fo:text-indent="0in" style:auto-text-indent="false"/>
    </style:style>
    <style:style style:name="P2020" style:family="paragraph" style:parent-style-name="Standard">
      <style:paragraph-properties fo:margin-left="0.7035in" fo:margin-right="1.2126in" fo:line-height="0.1528in" fo:text-align="justify" style:justify-single-word="false" fo:text-indent="0in" style:auto-text-indent="false"/>
    </style:style>
    <style:style style:name="P2021" style:family="paragraph" style:parent-style-name="Standard">
      <style:paragraph-properties fo:margin-left="0.7035in" fo:margin-right="1.4299in" fo:line-height="0.1535in" fo:text-align="justify" style:justify-single-word="false" fo:text-indent="0in" style:auto-text-indent="false"/>
    </style:style>
    <style:style style:name="P2022" style:family="paragraph" style:parent-style-name="Standard">
      <style:paragraph-properties fo:margin-left="0.7028in" fo:margin-right="1.3583in" fo:line-height="0.152in" fo:text-align="justify" style:justify-single-word="false" fo:text-indent="0in" style:auto-text-indent="false"/>
    </style:style>
    <style:style style:name="P2023" style:family="paragraph" style:parent-style-name="Standard">
      <style:paragraph-properties fo:margin-left="0.7028in" fo:margin-right="0.1252in" fo:line-height="0.1528in" fo:text-indent="-0.2957in" style:auto-text-indent="false"/>
    </style:style>
    <style:style style:name="P2024" style:family="paragraph" style:parent-style-name="Standard">
      <style:paragraph-properties fo:margin-left="0.7028in" fo:margin-right="0.002in" fo:margin-top="0.0008in" fo:margin-bottom="0in" style:contextual-spacing="false" fo:line-height="0.1528in" fo:text-indent="-0.2957in" style:auto-text-indent="false">
        <style:tab-stops>
          <style:tab-stop style:position="1.9764in"/>
          <style:tab-stop style:position="2.7945in"/>
        </style:tab-stops>
      </style:paragraph-properties>
    </style:style>
    <style:style style:name="P2025" style:family="paragraph" style:parent-style-name="Standard">
      <style:paragraph-properties fo:margin-left="0.4638in" fo:margin-right="0.4035in" fo:margin-top="0.0575in" fo:margin-bottom="0in" style:contextual-spacing="false" fo:line-height="95%" fo:text-align="justify" style:justify-single-word="false" fo:text-indent="-0.0016in" style:auto-text-indent="false" fo:break-before="column"/>
    </style:style>
    <style:style style:name="P2026" style:family="paragraph" style:parent-style-name="Standard">
      <style:paragraph-properties fo:margin-left="0.4638in" fo:margin-right="1.9098in" fo:line-height="0.1535in" fo:text-align="justify" style:justify-single-word="false" fo:text-indent="0in" style:auto-text-indent="false"/>
    </style:style>
    <style:style style:name="P2027" style:family="paragraph" style:parent-style-name="Standard">
      <style:paragraph-properties fo:margin-left="0.4638in" fo:margin-right="0.4492in" fo:margin-top="0.0008in" fo:margin-bottom="0in" style:contextual-spacing="false" fo:line-height="0.1528in" fo:text-align="justify" style:justify-single-word="false" fo:text-indent="-0.2953in" style:auto-text-indent="false"/>
    </style:style>
    <style:style style:name="P2028" style:family="paragraph" style:parent-style-name="Standard">
      <style:paragraph-properties fo:margin-left="0.4638in" fo:margin-right="0.4835in" fo:line-height="0.1528in" fo:text-indent="-0.2957in" style:auto-text-indent="false"/>
    </style:style>
    <style:style style:name="P2029" style:family="paragraph" style:parent-style-name="Standard">
      <style:paragraph-properties fo:margin-left="0.4638in" fo:margin-right="0.9126in" fo:line-height="0.1535in" fo:text-align="justify" style:justify-single-word="false" fo:text-indent="0in" style:auto-text-indent="false"/>
    </style:style>
    <style:style style:name="P2030" style:family="paragraph" style:parent-style-name="Standard">
      <style:paragraph-properties fo:margin-left="0.4638in" fo:margin-right="0.0492in" fo:line-height="0.1528in" fo:text-indent="-0.2953in" style:auto-text-indent="false"/>
    </style:style>
    <style:style style:name="P2031" style:family="paragraph" style:parent-style-name="Standard">
      <style:paragraph-properties fo:margin-left="0.4638in" fo:margin-right="0.6583in" fo:line-height="0.1535in" fo:text-align="justify" style:justify-single-word="false" fo:text-indent="0in" style:auto-text-indent="false"/>
    </style:style>
    <style:style style:name="P2032" style:family="paragraph" style:parent-style-name="Standard">
      <style:paragraph-properties fo:margin-left="0.4638in" fo:margin-right="0.1638in" fo:line-height="0.1528in" fo:text-indent="-0.2953in" style:auto-text-indent="false"/>
    </style:style>
    <style:style style:name="P2033" style:family="paragraph" style:parent-style-name="Standard">
      <style:paragraph-properties fo:margin-left="0.4638in" fo:margin-right="1.5909in" fo:line-height="0.1528in" fo:text-align="justify" style:justify-single-word="false" fo:text-indent="0in" style:auto-text-indent="false"/>
    </style:style>
    <style:style style:name="P2034" style:family="paragraph" style:parent-style-name="Standard">
      <style:paragraph-properties fo:margin-left="0.4638in" fo:margin-right="0.4028in" fo:line-height="0.1528in" fo:text-indent="-0.2953in" style:auto-text-indent="false"/>
    </style:style>
    <style:style style:name="P2035" style:family="paragraph" style:parent-style-name="Standard">
      <style:paragraph-properties fo:margin-left="0.4638in" fo:margin-right="0.4028in" fo:margin-top="0.0583in" fo:margin-bottom="0in" style:contextual-spacing="false" fo:line-height="95%" fo:text-indent="-0.2953in" style:auto-text-indent="false" fo:break-before="column">
        <style:tab-stops>
          <style:tab-stop style:position="1.1217in"/>
          <style:tab-stop style:position="2.0945in"/>
        </style:tab-stops>
      </style:paragraph-properties>
    </style:style>
    <style:style style:name="P2036" style:family="paragraph" style:parent-style-name="Standard">
      <style:paragraph-properties fo:margin-left="0.4638in" fo:margin-right="0.4346in" fo:line-height="0.1535in" fo:text-align="justify" style:justify-single-word="false" fo:text-indent="0in" style:auto-text-indent="false"/>
    </style:style>
    <style:style style:name="P2037" style:family="paragraph" style:parent-style-name="Standard" style:master-page-name="Converted111">
      <style:paragraph-properties fo:line-height="0.139in" style:page-number="auto"/>
      <style:text-properties fo:font-size="10pt" style:font-size-asian="10pt"/>
    </style:style>
    <style:style style:name="P2038" style:family="paragraph" style:parent-style-name="Standard">
      <style:paragraph-properties fo:margin-left="0.7043in" fo:margin-right="0.1665in" fo:margin-top="0.0575in" fo:margin-bottom="0in" style:contextual-spacing="false" fo:line-height="0.1528in" fo:text-indent="0in" style:auto-text-indent="false"/>
    </style:style>
    <style:style style:name="P2039" style:family="paragraph" style:parent-style-name="Standard">
      <style:paragraph-properties fo:margin-left="0.7043in" fo:margin-right="1.4126in" fo:line-height="0.1535in" fo:text-align="justify" style:justify-single-word="false" fo:text-indent="0in" style:auto-text-indent="false"/>
    </style:style>
    <style:style style:name="P2040" style:family="paragraph" style:parent-style-name="Standard">
      <style:paragraph-properties fo:margin-left="0.7043in" fo:margin-right="0.1138in" fo:margin-top="0.0008in" fo:margin-bottom="0in" style:contextual-spacing="false" fo:line-height="0.1528in" fo:text-indent="0in" style:auto-text-indent="false"/>
    </style:style>
    <style:style style:name="P2041" style:family="paragraph" style:parent-style-name="Standard">
      <style:paragraph-properties fo:margin-left="0.7043in" fo:margin-right="0.1138in" fo:line-height="0.1528in" fo:text-indent="0in" style:auto-text-indent="false"/>
    </style:style>
    <style:style style:name="P2042" style:family="paragraph" style:parent-style-name="Standard">
      <style:paragraph-properties fo:margin-left="0.7043in" fo:margin-right="0.1409in" fo:line-height="0.1528in" fo:text-align="justify" style:justify-single-word="false" fo:text-indent="0in" style:auto-text-indent="false"/>
    </style:style>
    <style:style style:name="P2043" style:family="paragraph" style:parent-style-name="Standard">
      <style:paragraph-properties fo:margin-left="0.7043in" fo:margin-right="0.002in" fo:margin-top="0.0008in" fo:margin-bottom="0in" style:contextual-spacing="false" fo:line-height="0.1528in" fo:text-indent="-0.2957in" style:auto-text-indent="false"/>
    </style:style>
    <style:style style:name="P2044" style:family="paragraph" style:parent-style-name="Standard">
      <style:paragraph-properties fo:margin-left="0.7047in" fo:margin-right="0.0484in" fo:line-height="0.1528in" fo:text-align="justify" style:justify-single-word="false" fo:text-indent="0in" style:auto-text-indent="false"/>
    </style:style>
    <style:style style:name="P2045" style:family="paragraph" style:parent-style-name="Standard">
      <style:paragraph-properties fo:margin-left="0.4638in" fo:margin-right="0.4638in" fo:margin-top="0.0591in" fo:margin-bottom="0in" style:contextual-spacing="false" fo:line-height="0.1528in" fo:text-indent="0in" style:auto-text-indent="false" fo:break-before="column"/>
    </style:style>
    <style:style style:name="P2046" style:family="paragraph" style:parent-style-name="Standard">
      <style:paragraph-properties fo:margin-left="0.4638in" fo:margin-right="1.5693in" fo:line-height="0.1535in" fo:text-align="justify" style:justify-single-word="false" fo:text-indent="0in" style:auto-text-indent="false"/>
    </style:style>
    <style:style style:name="P2047" style:family="paragraph" style:parent-style-name="Standard">
      <style:paragraph-properties fo:margin-left="0.4638in" fo:margin-right="0.2346in" fo:margin-top="0.0008in" fo:margin-bottom="0in" style:contextual-spacing="false" fo:line-height="0.1528in" fo:text-indent="0in" style:auto-text-indent="false"/>
    </style:style>
    <style:style style:name="P2048" style:family="paragraph" style:parent-style-name="Standard">
      <style:paragraph-properties fo:margin-left="0.4638in" fo:margin-right="0.689in" fo:margin-top="0.0008in" fo:margin-bottom="0in" style:contextual-spacing="false" fo:line-height="0.1528in" fo:text-indent="0in" style:auto-text-indent="false"/>
    </style:style>
    <style:style style:name="P2049" style:family="paragraph" style:parent-style-name="Standard">
      <style:paragraph-properties fo:margin-left="0.4638in" fo:margin-right="0.1465in" fo:margin-top="0.0008in" fo:margin-bottom="0in" style:contextual-spacing="false" fo:line-height="0.1528in" fo:text-indent="-0.2953in" style:auto-text-indent="false"/>
    </style:style>
    <style:style style:name="P2050" style:family="paragraph" style:parent-style-name="Standard">
      <style:paragraph-properties fo:margin-left="0.4634in" fo:margin-right="1.1846in" fo:line-height="0.152in" fo:text-align="justify" style:justify-single-word="false" fo:text-indent="0in" style:auto-text-indent="false"/>
    </style:style>
    <style:style style:name="P2051" style:family="paragraph" style:parent-style-name="Standard">
      <style:paragraph-properties fo:margin-left="0.1689in" fo:margin-right="0.4953in" fo:line-height="0.1535in" fo:text-indent="0in" style:auto-text-indent="false"/>
    </style:style>
    <style:style style:name="P2052" style:family="paragraph" style:parent-style-name="Standard">
      <style:paragraph-properties fo:margin-left="0.1689in" fo:margin-right="0.4953in" fo:line-height="0.1528in" fo:text-indent="0in" style:auto-text-indent="false"/>
    </style:style>
    <style:style style:name="P2053" style:family="paragraph" style:parent-style-name="Standard">
      <style:paragraph-properties fo:margin-left="0.1689in" fo:margin-right="0.4953in" fo:margin-top="0.0528in" fo:margin-bottom="0in" style:contextual-spacing="false" fo:line-height="100%" fo:text-indent="0in" style:auto-text-indent="false" fo:break-before="column"/>
    </style:style>
    <style:style style:name="P2054" style:family="paragraph" style:parent-style-name="Standard">
      <style:paragraph-properties fo:margin-left="0.4638in" fo:margin-right="0.1209in" fo:margin-top="0.0008in" fo:margin-bottom="0in" style:contextual-spacing="false" fo:line-height="0.1528in" fo:text-indent="-0.2957in" style:auto-text-indent="false"/>
    </style:style>
    <style:style style:name="P2055" style:family="paragraph" style:parent-style-name="Standard">
      <style:paragraph-properties fo:margin-left="0.4638in" fo:margin-right="0.4409in" fo:line-height="0.1535in" fo:text-align="justify" style:justify-single-word="false" fo:text-indent="0in" style:auto-text-indent="false"/>
    </style:style>
    <style:style style:name="P2056" style:family="paragraph" style:parent-style-name="Standard">
      <style:paragraph-properties fo:margin-left="0.4638in" fo:margin-right="0.1626in" fo:margin-top="0.0008in" fo:margin-bottom="0in" style:contextual-spacing="false" fo:line-height="0.1528in" fo:text-indent="0in" style:auto-text-indent="false"/>
    </style:style>
    <style:style style:name="P2057" style:family="paragraph" style:parent-style-name="Standard">
      <style:paragraph-properties fo:margin-left="0.4638in" fo:margin-right="1.878in" fo:line-height="0.1528in" fo:text-align="justify" style:justify-single-word="false" fo:text-indent="0in" style:auto-text-indent="false"/>
    </style:style>
    <style:style style:name="P2058" style:family="paragraph" style:parent-style-name="Standard">
      <style:paragraph-properties fo:margin-left="0.4638in" fo:margin-right="0.1398in" fo:line-height="0.1528in" fo:text-indent="-0.2953in" style:auto-text-indent="false"/>
    </style:style>
    <style:style style:name="P2059" style:family="paragraph" style:parent-style-name="Standard" style:master-page-name="Converted113">
      <style:paragraph-properties fo:line-height="0.139in" style:page-number="auto"/>
      <style:text-properties fo:font-size="10pt" style:font-size-asian="10pt"/>
    </style:style>
    <style:style style:name="P2060" style:family="paragraph" style:parent-style-name="Standard">
      <style:paragraph-properties fo:margin-left="0.7043in" fo:margin-right="1.9228in" fo:margin-top="0.0484in" fo:margin-bottom="0in" style:contextual-spacing="false" fo:line-height="100%" fo:text-align="justify" style:justify-single-word="false" fo:text-indent="0in" style:auto-text-indent="false"/>
    </style:style>
    <style:style style:name="P2061" style:family="paragraph" style:parent-style-name="Standard">
      <style:paragraph-properties fo:margin-left="0.7035in" fo:margin-right="0.048in" fo:line-height="0.1528in" fo:text-align="justify" style:justify-single-word="false" fo:text-indent="0in" style:auto-text-indent="false"/>
    </style:style>
    <style:style style:name="P2062" style:family="paragraph" style:parent-style-name="Standard">
      <style:paragraph-properties fo:margin-left="0.7035in" fo:margin-right="0.048in" fo:margin-top="0.0008in" fo:margin-bottom="0in" style:contextual-spacing="false" fo:line-height="0.1528in" fo:text-align="justify" style:justify-single-word="false" fo:text-indent="0in" style:auto-text-indent="false"/>
    </style:style>
    <style:style style:name="P2063" style:family="paragraph" style:parent-style-name="Standard">
      <style:paragraph-properties fo:margin-left="0.7035in" fo:margin-right="0.048in" fo:margin-top="0.0016in" fo:margin-bottom="0in" style:contextual-spacing="false" fo:line-height="0.1528in" fo:text-align="justify" style:justify-single-word="false" fo:text-indent="0in" style:auto-text-indent="false"/>
    </style:style>
    <style:style style:name="P2064" style:family="paragraph" style:parent-style-name="Standard">
      <style:paragraph-properties fo:margin-left="0.7035in" fo:margin-right="1.7681in" fo:line-height="0.1535in" fo:text-align="justify" style:justify-single-word="false" fo:text-indent="0in" style:auto-text-indent="false"/>
    </style:style>
    <style:style style:name="P2065" style:family="paragraph" style:parent-style-name="Standard">
      <style:paragraph-properties fo:margin-left="0.7035in" fo:margin-right="1.5272in" fo:line-height="0.1528in" fo:text-align="justify" style:justify-single-word="false" fo:text-indent="0in" style:auto-text-indent="false"/>
    </style:style>
    <style:style style:name="P2066" style:family="paragraph" style:parent-style-name="Standard">
      <style:paragraph-properties fo:margin-left="0.7035in" fo:margin-right="0.3547in" fo:line-height="0.1528in" fo:text-align="justify" style:justify-single-word="false" fo:text-indent="0in" style:auto-text-indent="false"/>
    </style:style>
    <style:style style:name="P2067" style:family="paragraph" style:parent-style-name="Standard">
      <style:paragraph-properties fo:margin-left="0.7035in" fo:margin-right="0.7445in" fo:line-height="0.1528in" fo:text-align="justify" style:justify-single-word="false" fo:text-indent="0in" style:auto-text-indent="false"/>
    </style:style>
    <style:style style:name="P2068" style:family="paragraph" style:parent-style-name="Standard">
      <style:paragraph-properties fo:margin-left="0.7035in" fo:margin-right="1.9693in" fo:line-height="0.1535in" fo:text-align="justify" style:justify-single-word="false" fo:text-indent="0in" style:auto-text-indent="false"/>
    </style:style>
    <style:style style:name="P2069" style:family="paragraph" style:parent-style-name="Standard">
      <style:paragraph-properties fo:margin-left="0.4638in" fo:margin-right="0.4528in" fo:margin-top="0.0016in" fo:margin-bottom="0in" style:contextual-spacing="false" fo:line-height="0.1528in" fo:text-align="justify" style:justify-single-word="false" fo:text-indent="-0.2953in" style:auto-text-indent="false"/>
    </style:style>
    <style:style style:name="P2070" style:family="paragraph" style:parent-style-name="Standard">
      <style:paragraph-properties fo:margin-left="0.4638in" fo:margin-right="0.4528in" fo:margin-top="0.0008in" fo:margin-bottom="0in" style:contextual-spacing="false" fo:line-height="0.1528in" fo:text-align="justify" style:justify-single-word="false" fo:text-indent="-0.2953in" style:auto-text-indent="false"/>
    </style:style>
    <style:style style:name="P2071" style:family="paragraph" style:parent-style-name="Standard">
      <style:paragraph-properties fo:margin-left="0.4634in" fo:margin-right="0.4346in" fo:margin-top="0.0008in" fo:margin-bottom="0in" style:contextual-spacing="false" fo:line-height="0.1528in" fo:text-align="justify" style:justify-single-word="false" fo:text-indent="0in" style:auto-text-indent="false"/>
    </style:style>
    <style:style style:name="P2072" style:family="paragraph" style:parent-style-name="Standard">
      <style:paragraph-properties fo:margin-left="0.4634in" fo:margin-right="1.9563in" fo:line-height="0.1528in" fo:text-align="justify" style:justify-single-word="false" fo:text-indent="0in" style:auto-text-indent="false"/>
    </style:style>
    <style:style style:name="P2073" style:family="paragraph" style:parent-style-name="Standard">
      <style:paragraph-properties fo:margin-left="0.4634in" fo:margin-right="2.0854in" fo:line-height="0.1535in" fo:text-align="justify" style:justify-single-word="false" fo:text-indent="0in" style:auto-text-indent="false"/>
    </style:style>
    <style:style style:name="P2074" style:family="paragraph" style:parent-style-name="Standard">
      <style:paragraph-properties fo:margin-left="0.1681in" fo:margin-right="0.4362in" fo:margin-top="0.0008in" fo:margin-bottom="0in" style:contextual-spacing="false" fo:line-height="0.1528in" fo:text-align="end" style:justify-single-word="false" fo:text-indent="0.2953in" style:auto-text-indent="false"/>
    </style:style>
    <style:style style:name="P2075" style:family="paragraph" style:parent-style-name="Standard">
      <style:paragraph-properties fo:margin-left="0.1673in" fo:margin-right="0.4035in" fo:line-height="0.1535in" fo:text-indent="0in" style:auto-text-indent="false"/>
    </style:style>
    <style:style style:name="P2076" style:family="paragraph" style:parent-style-name="Standard">
      <style:paragraph-properties fo:margin-left="0.4626in" fo:margin-right="2.1638in" fo:line-height="0.1528in" fo:text-align="justify" style:justify-single-word="false" fo:text-indent="0in" style:auto-text-indent="false"/>
    </style:style>
    <style:style style:name="P2077" style:family="paragraph" style:parent-style-name="Standard">
      <style:paragraph-properties fo:margin-left="0.4638in" fo:margin-right="1.8193in" fo:line-height="0.1516in" fo:text-align="justify" style:justify-single-word="false" fo:text-indent="0in" style:auto-text-indent="false"/>
    </style:style>
    <style:style style:name="P2078" style:family="paragraph" style:parent-style-name="Standard" style:master-page-name="Converted115">
      <style:paragraph-properties fo:line-height="0.139in" style:page-number="auto"/>
      <style:text-properties fo:font-size="10pt" style:font-size-asian="10pt"/>
    </style:style>
    <style:style style:name="P2079" style:family="paragraph" style:parent-style-name="Standard">
      <style:paragraph-properties fo:margin-left="0.4638in" fo:margin-right="1.278in" fo:line-height="0.1535in" fo:text-indent="0in" style:auto-text-indent="false"/>
    </style:style>
    <style:style style:name="P2080" style:family="paragraph" style:parent-style-name="Standard">
      <style:paragraph-properties fo:margin-left="0.4638in" fo:margin-right="0.5161in" fo:line-height="0.1535in" fo:text-indent="0in" style:auto-text-indent="false"/>
    </style:style>
    <style:style style:name="P2081" style:family="paragraph" style:parent-style-name="Standard">
      <style:paragraph-properties fo:margin-left="0.4638in" fo:margin-right="0.0764in" fo:line-height="0.1528in" fo:text-indent="-0.2953in" style:auto-text-indent="false"/>
    </style:style>
    <style:style style:name="P2082" style:family="paragraph" style:parent-style-name="Standard">
      <style:paragraph-properties fo:margin-left="0.4634in" fo:margin-right="0.5256in" fo:margin-top="0.0008in" fo:margin-bottom="0in" style:contextual-spacing="false" fo:line-height="0.1528in" fo:text-indent="-0.2953in" style:auto-text-indent="false"/>
    </style:style>
    <style:style style:name="P2083" style:family="paragraph" style:parent-style-name="Standard">
      <style:paragraph-properties fo:margin-left="0.4634in" fo:margin-right="0.2409in" fo:margin-top="0.0008in" fo:margin-bottom="0in" style:contextual-spacing="false" fo:line-height="0.1528in" fo:text-indent="0in" style:auto-text-indent="false"/>
    </style:style>
    <style:style style:name="P2084" style:family="paragraph" style:parent-style-name="Standard">
      <style:paragraph-properties fo:margin-left="0.4634in" fo:margin-right="0.5035in" fo:line-height="0.1528in" fo:text-indent="0in" style:auto-text-indent="false"/>
    </style:style>
    <style:style style:name="P2085" style:family="paragraph" style:parent-style-name="Standard">
      <style:paragraph-properties fo:margin-left="0.4634in" fo:margin-right="0.2409in" fo:line-height="0.1528in" fo:text-indent="-0.2957in" style:auto-text-indent="false"/>
    </style:style>
    <style:style style:name="P2086" style:family="paragraph" style:parent-style-name="Standard">
      <style:paragraph-properties fo:margin-left="0.1681in" fo:margin-right="1.2492in" fo:margin-top="0.0008in" fo:margin-bottom="0in" style:contextual-spacing="false" fo:line-height="0.1528in" fo:text-indent="0in" style:auto-text-indent="false"/>
    </style:style>
    <style:style style:name="P2087" style:family="paragraph" style:parent-style-name="Standard">
      <style:paragraph-properties fo:margin-left="0.4634in" fo:margin-right="0.0634in" fo:margin-top="0.0008in" fo:margin-bottom="0in" style:contextual-spacing="false" fo:line-height="0.1528in" fo:text-indent="-0.2953in" style:auto-text-indent="false"/>
    </style:style>
    <style:style style:name="P2088" style:family="paragraph" style:parent-style-name="Standard">
      <style:paragraph-properties fo:margin-left="0.4634in" fo:margin-right="0.4035in" fo:margin-top="0.0008in" fo:margin-bottom="0in" style:contextual-spacing="false" fo:line-height="0.1528in" fo:text-align="justify" style:justify-single-word="false" fo:text-indent="-0.2957in" style:auto-text-indent="false"/>
    </style:style>
    <style:style style:name="P2089" style:family="paragraph" style:parent-style-name="Standard">
      <style:paragraph-properties fo:margin-left="0.4634in" fo:margin-right="0.2819in" fo:margin-top="0.0008in" fo:margin-bottom="0in" style:contextual-spacing="false" fo:line-height="0.1528in" fo:text-indent="-0.2957in" style:auto-text-indent="false"/>
    </style:style>
    <style:style style:name="P2090" style:family="paragraph" style:parent-style-name="Standard" style:master-page-name="Converted117">
      <style:paragraph-properties fo:line-height="0.139in" style:page-number="auto"/>
      <style:text-properties fo:font-size="10pt" style:font-size-asian="10pt"/>
    </style:style>
    <style:style style:name="P2091" style:family="paragraph" style:parent-style-name="Standard">
      <style:paragraph-properties fo:margin-left="0.7035in" fo:margin-right="1.7071in" fo:line-height="0.1528in" fo:text-align="justify" style:justify-single-word="false" fo:text-indent="0in" style:auto-text-indent="false"/>
    </style:style>
    <style:style style:name="P2092" style:family="paragraph" style:parent-style-name="Standard">
      <style:paragraph-properties fo:margin-left="0.7035in" fo:margin-right="0.7437in" fo:line-height="0.1528in" fo:text-align="justify" style:justify-single-word="false" fo:text-indent="0in" style:auto-text-indent="false"/>
    </style:style>
    <style:style style:name="P2093" style:family="paragraph" style:parent-style-name="Standard">
      <style:paragraph-properties fo:margin-left="0.7043in" fo:margin-right="1.4783in" fo:line-height="0.1535in" fo:text-align="justify" style:justify-single-word="false" fo:text-indent="0in" style:auto-text-indent="false"/>
    </style:style>
    <style:style style:name="P2094" style:family="paragraph" style:parent-style-name="Standard">
      <style:paragraph-properties fo:margin-left="0.4091in" fo:margin-right="0.0311in" fo:line-height="0.1528in" fo:text-indent="0in" style:auto-text-indent="false"/>
    </style:style>
    <style:style style:name="P2095" style:family="paragraph" style:parent-style-name="Standard">
      <style:paragraph-properties fo:margin-left="0.4638in" fo:margin-right="0.1827in" fo:margin-top="0.0008in" fo:margin-bottom="0in" style:contextual-spacing="false" fo:line-height="0.1528in" fo:text-indent="0in" style:auto-text-indent="false"/>
    </style:style>
    <style:style style:name="P2096" style:family="paragraph" style:parent-style-name="Standard">
      <style:paragraph-properties fo:margin-left="0.4638in" fo:margin-right="0.2634in" fo:margin-top="0.0008in" fo:margin-bottom="0in" style:contextual-spacing="false" fo:line-height="0.1528in" fo:text-indent="-0.2953in" style:auto-text-indent="false"/>
    </style:style>
    <style:style style:name="P2097" style:family="paragraph" style:parent-style-name="Standard">
      <style:paragraph-properties fo:margin-left="0.4638in" fo:margin-right="1.0665in" fo:line-height="0.1535in" fo:text-align="justify" style:justify-single-word="false" fo:text-indent="0in" style:auto-text-indent="false"/>
    </style:style>
    <style:style style:name="P2098" style:family="paragraph" style:parent-style-name="Standard">
      <style:paragraph-properties fo:margin-left="0.4638in" fo:margin-right="0.2752in" fo:line-height="0.1528in" fo:text-indent="-0.2953in" style:auto-text-indent="false"/>
    </style:style>
    <style:style style:name="P2099" style:family="paragraph" style:parent-style-name="Standard">
      <style:paragraph-properties fo:margin-left="0.1689in" fo:margin-right="0.4043in" fo:line-height="0.1528in" fo:text-indent="0.2945in" style:auto-text-indent="false"/>
    </style:style>
    <style:style style:name="P2100" style:family="paragraph" style:parent-style-name="Standard">
      <style:paragraph-properties fo:margin-left="0.1689in" fo:margin-right="0.4043in" fo:margin-top="0.0008in" fo:margin-bottom="0in" style:contextual-spacing="false" fo:line-height="0.1528in" fo:text-align="end" style:justify-single-word="false" fo:text-indent="0.2945in" style:auto-text-indent="false"/>
    </style:style>
    <style:style style:name="P2101" style:family="paragraph" style:parent-style-name="Standard">
      <style:paragraph-properties fo:margin-left="0.4638in" fo:margin-right="1.728in" fo:line-height="0.1528in" fo:text-align="justify" style:justify-single-word="false" fo:text-indent="0in" style:auto-text-indent="false"/>
    </style:style>
    <style:style style:name="P2102" style:family="paragraph" style:parent-style-name="Standard">
      <style:paragraph-properties fo:margin-left="0.4638in" fo:margin-right="0.4799in" fo:line-height="0.1528in" fo:text-indent="-0.2953in" style:auto-text-indent="false"/>
    </style:style>
    <style:style style:name="P2103" style:family="paragraph" style:parent-style-name="Standard">
      <style:paragraph-properties fo:margin-left="0.4634in" fo:margin-right="1.7709in" fo:line-height="0.1535in" fo:text-align="justify" style:justify-single-word="false" fo:text-indent="0in" style:auto-text-indent="false"/>
    </style:style>
    <style:style style:name="P2104" style:family="paragraph" style:parent-style-name="Standard" style:list-style-name="WWNum25">
      <style:paragraph-properties fo:margin-left="0.5366in" fo:margin-right="0.4047in" fo:line-height="0.1528in" fo:text-align="justify" style:justify-single-word="false" fo:text-indent="-0.0736in" style:auto-text-indent="false">
        <style:tab-stops>
          <style:tab-stop style:position="0.5366in"/>
        </style:tab-stops>
      </style:paragraph-properties>
    </style:style>
    <style:style style:name="P2105" style:family="paragraph" style:parent-style-name="Standard" style:list-style-name="WWNum25">
      <style:paragraph-properties fo:margin-left="0.5366in" fo:margin-right="0.6272in" fo:line-height="0.1528in" fo:text-align="justify" style:justify-single-word="false" fo:text-indent="-0.0736in" style:auto-text-indent="false">
        <style:tab-stops>
          <style:tab-stop style:position="0.5366in"/>
        </style:tab-stops>
      </style:paragraph-properties>
    </style:style>
    <style:style style:name="P2106" style:family="paragraph" style:parent-style-name="Standard">
      <style:paragraph-properties fo:margin-left="0.4634in" fo:margin-right="0.8272in" fo:line-height="0.1535in" fo:text-align="justify" style:justify-single-word="false" fo:text-indent="0in" style:auto-text-indent="false"/>
    </style:style>
    <style:style style:name="P2107" style:family="paragraph" style:parent-style-name="Standard" style:master-page-name="Converted119">
      <style:paragraph-properties fo:line-height="0.139in" style:page-number="auto"/>
      <style:text-properties fo:font-size="10pt" style:font-size-asian="10pt"/>
    </style:style>
    <style:style style:name="P2108" style:family="paragraph" style:parent-style-name="Standard">
      <style:paragraph-properties fo:margin-left="0.7043in" fo:margin-right="0.039in" fo:margin-top="0.0484in" fo:margin-bottom="0in" style:contextual-spacing="false" fo:line-height="100%" fo:text-align="justify" style:justify-single-word="false" fo:text-indent="0in" style:auto-text-indent="false"/>
    </style:style>
    <style:style style:name="P2109" style:family="paragraph" style:parent-style-name="Standard">
      <style:paragraph-properties fo:margin-left="0.7043in" fo:margin-right="1.098in" fo:line-height="0.1528in" fo:text-align="justify" style:justify-single-word="false" fo:text-indent="0in" style:auto-text-indent="false"/>
    </style:style>
    <style:style style:name="P2110" style:family="paragraph" style:parent-style-name="Standard">
      <style:paragraph-properties fo:margin-left="0.7035in" fo:margin-right="1.8917in" fo:line-height="0.1535in" fo:text-align="justify" style:justify-single-word="false" fo:text-indent="0in" style:auto-text-indent="false"/>
    </style:style>
    <style:style style:name="P2111" style:family="paragraph" style:parent-style-name="Standard">
      <style:paragraph-properties fo:margin-left="0.7035in" fo:margin-right="0.4634in" fo:line-height="0.1528in" fo:text-align="justify" style:justify-single-word="false" fo:text-indent="0in" style:auto-text-indent="false"/>
    </style:style>
    <style:style style:name="P2112" style:family="paragraph" style:parent-style-name="Standard">
      <style:paragraph-properties fo:margin-left="0.7035in" fo:margin-right="0.152in" fo:margin-top="0.0008in" fo:margin-bottom="0in" style:contextual-spacing="false" fo:line-height="0.1528in" fo:text-indent="0in" style:auto-text-indent="false"/>
    </style:style>
    <style:style style:name="P2113" style:family="paragraph" style:parent-style-name="Standard">
      <style:paragraph-properties fo:margin-left="0.7028in" fo:margin-right="0.1319in" fo:margin-top="0.0008in" fo:margin-bottom="0in" style:contextual-spacing="false" fo:line-height="0.1528in" fo:text-indent="-0.2953in" style:auto-text-indent="false"/>
    </style:style>
    <style:style style:name="P2114" style:family="paragraph" style:parent-style-name="Standard">
      <style:paragraph-properties fo:margin-left="0.7028in" fo:margin-right="0.6736in" fo:line-height="0.1528in" fo:text-align="justify" style:justify-single-word="false" fo:text-indent="0in" style:auto-text-indent="false"/>
    </style:style>
    <style:style style:name="P2115" style:family="paragraph" style:parent-style-name="Standard">
      <style:paragraph-properties fo:margin-left="0.7028in" fo:margin-right="1.0654in" fo:line-height="0.1535in" fo:text-align="justify" style:justify-single-word="false" fo:text-indent="0in" style:auto-text-indent="false"/>
    </style:style>
    <style:style style:name="P2116" style:family="paragraph" style:parent-style-name="Standard">
      <style:paragraph-properties fo:margin-left="0.4634in" fo:margin-right="2.0228in" fo:margin-top="0.05in" fo:margin-bottom="0in" style:contextual-spacing="false" fo:line-height="100%" fo:text-align="justify" style:justify-single-word="false" fo:text-indent="0in" style:auto-text-indent="false" fo:break-before="column"/>
    </style:style>
    <style:style style:name="P2117" style:family="paragraph" style:parent-style-name="Standard">
      <style:paragraph-properties fo:margin-left="0.4634in" fo:margin-right="2.1571in" fo:line-height="0.1535in" fo:text-align="justify" style:justify-single-word="false" fo:text-indent="0in" style:auto-text-indent="false"/>
    </style:style>
    <style:style style:name="P2118" style:family="paragraph" style:parent-style-name="Standard">
      <style:paragraph-properties fo:margin-left="0.4634in" fo:margin-right="2.3134in" fo:line-height="0.1535in" fo:text-align="justify" style:justify-single-word="false" fo:text-indent="0in" style:auto-text-indent="false"/>
    </style:style>
    <style:style style:name="P2119" style:family="paragraph" style:parent-style-name="Standard">
      <style:paragraph-properties fo:margin-left="0.4626in" fo:margin-right="0.45in" fo:margin-top="0.0008in" fo:margin-bottom="0in" style:contextual-spacing="false" fo:line-height="0.1528in" fo:text-align="justify" style:justify-single-word="false" fo:text-indent="0in" style:auto-text-indent="false"/>
    </style:style>
    <style:style style:name="P2120" style:family="paragraph" style:parent-style-name="Standard">
      <style:paragraph-properties fo:margin-left="0.4626in" fo:margin-right="0.4445in" fo:margin-top="0.0008in" fo:margin-bottom="0in" style:contextual-spacing="false" fo:line-height="0.1528in" fo:text-align="justify" style:justify-single-word="false" fo:text-indent="-0.2953in" style:auto-text-indent="false"/>
    </style:style>
    <style:style style:name="P2121" style:family="paragraph" style:parent-style-name="Standard">
      <style:paragraph-properties fo:margin-left="0.4626in" fo:margin-right="0.6744in" fo:line-height="0.1528in" fo:text-align="justify" style:justify-single-word="false" fo:text-indent="0in" style:auto-text-indent="false"/>
    </style:style>
    <style:style style:name="P2122" style:family="paragraph" style:parent-style-name="Standard">
      <style:paragraph-properties fo:margin-left="0.1689in" fo:margin-right="0.2752in" fo:line-height="0.1508in" fo:text-indent="0in" style:auto-text-indent="false"/>
    </style:style>
    <style:style style:name="P2123" style:family="paragraph" style:parent-style-name="Standard">
      <style:paragraph-properties fo:margin-left="0.4638in" fo:margin-right="0.5417in" fo:line-height="0.1535in" fo:text-align="justify" style:justify-single-word="false" fo:text-indent="0in" style:auto-text-indent="false"/>
    </style:style>
    <style:style style:name="P2124" style:family="paragraph" style:parent-style-name="Standard">
      <style:paragraph-properties fo:margin-left="0.4646in" fo:margin-right="0.0508in" fo:line-height="0.1528in" fo:text-indent="-0.2957in" style:auto-text-indent="false"/>
    </style:style>
    <style:style style:name="P2125" style:family="paragraph" style:parent-style-name="Standard">
      <style:paragraph-properties fo:margin-left="0.4646in" fo:margin-right="0.45in" fo:margin-top="0.0008in" fo:margin-bottom="0in" style:contextual-spacing="false" fo:line-height="0.1528in" fo:text-align="justify" style:justify-single-word="false" fo:text-indent="0in" style:auto-text-indent="false"/>
    </style:style>
    <style:style style:name="P2126" style:family="paragraph" style:parent-style-name="Standard">
      <style:paragraph-properties fo:margin-left="0.4646in" fo:margin-right="0.3543in" fo:margin-top="0.0008in" fo:margin-bottom="0in" style:contextual-spacing="false" fo:line-height="0.1528in" fo:text-indent="0in" style:auto-text-indent="false"/>
    </style:style>
    <style:style style:name="P2127" style:family="paragraph" style:parent-style-name="Standard">
      <style:paragraph-properties fo:margin-left="0.4646in" fo:margin-right="0.4866in" fo:margin-top="0.0008in" fo:margin-bottom="0in" style:contextual-spacing="false" fo:line-height="0.1528in" fo:text-indent="-0.2953in" style:auto-text-indent="false"/>
    </style:style>
    <style:style style:name="P2128" style:family="paragraph" style:parent-style-name="Standard">
      <style:paragraph-properties fo:margin-left="0.1693in" fo:margin-right="0.2752in" fo:line-height="0.152in" fo:text-indent="0in" style:auto-text-indent="false"/>
    </style:style>
    <style:style style:name="P2129" style:family="paragraph" style:parent-style-name="Standard">
      <style:paragraph-properties fo:margin-left="0.1693in" fo:margin-right="0.2752in" fo:line-height="0.1535in" fo:text-indent="0in" style:auto-text-indent="false"/>
    </style:style>
    <style:style style:name="P2130" style:family="paragraph" style:parent-style-name="Standard">
      <style:paragraph-properties fo:margin-left="0.1693in" fo:margin-right="0.2752in" fo:line-height="0.1528in" fo:text-indent="0in" style:auto-text-indent="false"/>
    </style:style>
    <style:style style:name="P2131" style:family="paragraph" style:parent-style-name="Standard">
      <style:paragraph-properties fo:margin-left="0.1693in" fo:margin-right="0.2398in" fo:line-height="0.1528in" fo:text-indent="0in" style:auto-text-indent="false"/>
    </style:style>
    <style:style style:name="P2132" style:family="paragraph" style:parent-style-name="Standard">
      <style:paragraph-properties fo:margin-left="0.4646in" fo:margin-right="0.4335in" fo:line-height="0.1535in" fo:text-align="justify" style:justify-single-word="false" fo:text-indent="0in" style:auto-text-indent="false"/>
    </style:style>
    <style:style style:name="P2133" style:family="paragraph" style:parent-style-name="Standard" style:master-page-name="Converted121">
      <style:paragraph-properties fo:line-height="0.139in" style:page-number="auto"/>
      <style:text-properties fo:font-size="10pt" style:font-size-asian="10pt"/>
    </style:style>
    <style:style style:name="P2134" style:family="paragraph" style:parent-style-name="Standard">
      <style:paragraph-properties fo:margin-left="0.7035in" fo:margin-right="1.6075in" fo:line-height="0.1528in" fo:text-align="justify" style:justify-single-word="false" fo:text-indent="0in" style:auto-text-indent="false"/>
    </style:style>
    <style:style style:name="P2135" style:family="paragraph" style:parent-style-name="Standard">
      <style:paragraph-properties fo:margin-left="0.7035in" fo:margin-right="0.089in" fo:margin-top="0.0008in" fo:margin-bottom="0in" style:contextual-spacing="false" fo:line-height="0.1528in" fo:text-indent="-0.2953in" style:auto-text-indent="false"/>
    </style:style>
    <style:style style:name="P2136" style:family="paragraph" style:parent-style-name="Standard">
      <style:paragraph-properties fo:margin-left="0.7028in" fo:margin-right="0.5091in" fo:line-height="0.1535in" fo:text-align="justify" style:justify-single-word="false" fo:text-indent="0in" style:auto-text-indent="false"/>
    </style:style>
    <style:style style:name="P2137" style:family="paragraph" style:parent-style-name="Standard">
      <style:paragraph-properties fo:margin-left="0.7028in" fo:margin-right="0.7516in" fo:line-height="0.1528in" fo:text-align="justify" style:justify-single-word="false" fo:text-indent="0in" style:auto-text-indent="false"/>
    </style:style>
    <style:style style:name="P2138" style:family="paragraph" style:parent-style-name="Standard">
      <style:paragraph-properties fo:margin-left="0.7028in" fo:margin-right="0.1516in" fo:line-height="0.1528in" fo:text-indent="-0.2953in" style:auto-text-indent="false"/>
    </style:style>
    <style:style style:name="P2139" style:family="paragraph" style:parent-style-name="Standard">
      <style:paragraph-properties fo:margin-left="0.7028in" fo:margin-right="0.1543in" fo:margin-top="0.0008in" fo:margin-bottom="0in" style:contextual-spacing="false" fo:line-height="0.1528in" fo:text-indent="-0.2953in" style:auto-text-indent="false"/>
    </style:style>
    <style:style style:name="P2140" style:family="paragraph" style:parent-style-name="Standard">
      <style:paragraph-properties fo:margin-left="0.7028in" fo:margin-right="0.0165in" fo:line-height="0.1535in" fo:text-align="justify" style:justify-single-word="false" fo:text-indent="0in" style:auto-text-indent="false"/>
    </style:style>
    <style:style style:name="P2141" style:family="paragraph" style:parent-style-name="Standard">
      <style:paragraph-properties fo:margin-left="0.7028in" fo:margin-right="0.9075in" fo:line-height="0.1535in" fo:text-align="justify" style:justify-single-word="false" fo:text-indent="0in" style:auto-text-indent="false"/>
    </style:style>
    <style:style style:name="P2142" style:family="paragraph" style:parent-style-name="Standard">
      <style:paragraph-properties fo:margin-left="0.7028in" fo:margin-right="0.9236in" fo:line-height="0.1528in" fo:text-align="justify" style:justify-single-word="false" fo:text-indent="0in" style:auto-text-indent="false"/>
    </style:style>
    <style:style style:name="P2143" style:family="paragraph" style:parent-style-name="Standard">
      <style:paragraph-properties fo:margin-left="0.4646in" fo:margin-right="0.4854in" fo:margin-top="0.0016in" fo:margin-bottom="0in" style:contextual-spacing="false" fo:line-height="0.1516in" fo:text-indent="-0.2965in" style:auto-text-indent="false"/>
    </style:style>
    <style:style style:name="P2144" style:family="paragraph" style:parent-style-name="Standard">
      <style:paragraph-properties fo:margin-left="0.4646in" fo:margin-right="1.1882in" fo:line-height="0.1535in" fo:text-align="justify" style:justify-single-word="false" fo:text-indent="0in" style:auto-text-indent="false"/>
    </style:style>
    <style:style style:name="P2145" style:family="paragraph" style:parent-style-name="Standard">
      <style:paragraph-properties fo:margin-left="0.4646in" fo:margin-right="0.4028in" fo:line-height="0.1528in" fo:text-indent="-0.2953in" style:auto-text-indent="false">
        <style:tab-stops>
          <style:tab-stop style:position="0.7902in"/>
          <style:tab-stop style:position="1.7839in"/>
          <style:tab-stop style:position="2.5571in"/>
        </style:tab-stops>
      </style:paragraph-properties>
    </style:style>
    <style:style style:name="P2146" style:family="paragraph" style:parent-style-name="Standard">
      <style:paragraph-properties fo:margin-left="0.4646in" fo:margin-right="0.4028in" fo:margin-top="0.0008in" fo:margin-bottom="0in" style:contextual-spacing="false" fo:line-height="0.1528in" fo:text-indent="-0.2953in" style:auto-text-indent="false"/>
    </style:style>
    <style:style style:name="P2147" style:family="paragraph" style:parent-style-name="Standard">
      <style:paragraph-properties fo:margin-left="0.4646in" fo:margin-right="1.3134in" fo:line-height="0.1528in" fo:text-align="justify" style:justify-single-word="false" fo:text-indent="0in" style:auto-text-indent="false"/>
    </style:style>
    <style:style style:name="P2148" style:family="paragraph" style:parent-style-name="Standard">
      <style:paragraph-properties fo:margin-left="0.4646in" fo:margin-right="0.4736in" fo:line-height="0.1528in" fo:text-indent="-0.2953in" style:auto-text-indent="false"/>
    </style:style>
    <style:style style:name="P2149" style:family="paragraph" style:parent-style-name="Standard">
      <style:paragraph-properties fo:margin-left="0.4646in" fo:margin-right="1.1193in" fo:line-height="0.1528in" fo:text-align="justify" style:justify-single-word="false" fo:text-indent="0in" style:auto-text-indent="false"/>
    </style:style>
    <style:style style:name="P2150" style:family="paragraph" style:parent-style-name="Standard">
      <style:paragraph-properties fo:margin-left="0.4646in" fo:margin-right="0.5in" fo:margin-top="0.0008in" fo:margin-bottom="0in" style:contextual-spacing="false" fo:line-height="0.1528in" fo:text-indent="-0.2953in" style:auto-text-indent="false"/>
    </style:style>
    <style:style style:name="P2151" style:family="paragraph" style:parent-style-name="Standard">
      <style:paragraph-properties fo:margin-left="0.1689in" fo:margin-right="0.7138in" fo:margin-top="0.0008in" fo:margin-bottom="0in" style:contextual-spacing="false" fo:line-height="0.1528in" fo:text-indent="0in" style:auto-text-indent="false"/>
    </style:style>
    <style:style style:name="P2152" style:family="paragraph" style:parent-style-name="Standard">
      <style:paragraph-properties fo:margin-left="0.4638in" fo:margin-right="0.5in" fo:line-height="0.1528in" fo:text-indent="-0.2953in" style:auto-text-indent="false"/>
    </style:style>
    <style:style style:name="P2153" style:family="paragraph" style:parent-style-name="Standard" style:master-page-name="Converted123">
      <style:paragraph-properties fo:line-height="0.139in" style:page-number="auto"/>
      <style:text-properties fo:font-size="10pt" style:font-size-asian="10pt"/>
    </style:style>
    <style:style style:name="P2154" style:family="paragraph" style:parent-style-name="Standard">
      <style:paragraph-properties fo:margin-left="0.7028in" fo:margin-right="0.0492in" fo:margin-top="0.0008in" fo:margin-bottom="0in" style:contextual-spacing="false" fo:line-height="0.1528in" fo:text-align="justify" style:justify-single-word="false" fo:text-indent="-0.2953in" style:auto-text-indent="false"/>
    </style:style>
    <style:style style:name="P2155" style:family="paragraph" style:parent-style-name="Standard">
      <style:paragraph-properties fo:margin-left="0.7035in" fo:margin-right="0.0673in" fo:margin-top="0.0008in" fo:margin-bottom="0in" style:contextual-spacing="false" fo:line-height="0.1528in" fo:text-indent="-0.2953in" style:auto-text-indent="false"/>
    </style:style>
    <style:style style:name="P2156" style:family="paragraph" style:parent-style-name="Standard">
      <style:paragraph-properties fo:margin-left="0.4634in" fo:margin-right="0.5063in" fo:margin-top="0.0016in" fo:margin-bottom="0in" style:contextual-spacing="false" fo:line-height="0.1516in" fo:text-indent="-0.2965in" style:auto-text-indent="false"/>
    </style:style>
    <style:style style:name="P2157" style:family="paragraph" style:parent-style-name="Standard">
      <style:paragraph-properties fo:margin-left="0.4634in" fo:margin-right="0.1846in" fo:margin-top="0.0008in" fo:margin-bottom="0in" style:contextual-spacing="false" fo:line-height="0.1528in" fo:text-indent="0in" style:auto-text-indent="false"/>
    </style:style>
    <style:style style:name="P2158" style:family="paragraph" style:parent-style-name="Standard">
      <style:paragraph-properties fo:margin-left="0.4638in" fo:margin-right="0.0638in" fo:margin-top="0.0008in" fo:margin-bottom="0in" style:contextual-spacing="false" fo:line-height="0.1528in" fo:text-indent="0in" style:auto-text-indent="false"/>
    </style:style>
    <style:style style:name="P2159" style:family="paragraph" style:parent-style-name="Standard">
      <style:paragraph-properties fo:margin-left="0.4638in" fo:margin-right="0.0638in" fo:line-height="0.1528in" fo:text-indent="0in" style:auto-text-indent="false"/>
    </style:style>
    <style:style style:name="P2160" style:family="paragraph" style:parent-style-name="Standard">
      <style:paragraph-properties fo:margin-left="0.4638in" fo:margin-right="0.0638in" fo:line-height="0.1535in" fo:text-indent="0in" style:auto-text-indent="false"/>
    </style:style>
    <style:style style:name="P2161" style:family="paragraph" style:parent-style-name="Standard">
      <style:paragraph-properties fo:margin-left="0.4634in" fo:margin-right="0.2591in" fo:margin-top="0.0008in" fo:margin-bottom="0in" style:contextual-spacing="false" fo:line-height="0.1528in" fo:text-indent="0in" style:auto-text-indent="false"/>
    </style:style>
    <style:style style:name="P2162" style:family="paragraph" style:parent-style-name="Standard">
      <style:paragraph-properties fo:margin-left="0.1681in" fo:margin-right="0.3543in" fo:margin-top="0.0008in" fo:margin-bottom="0in" style:contextual-spacing="false" fo:line-height="0.1528in" fo:text-indent="0.2945in" style:auto-text-indent="false"/>
    </style:style>
    <style:style style:name="P2163" style:family="paragraph" style:parent-style-name="Standard">
      <style:paragraph-properties fo:margin-left="0.1681in" fo:margin-right="0.1839in" fo:line-height="0.152in" fo:text-indent="0in" style:auto-text-indent="false"/>
    </style:style>
    <style:style style:name="P2164" style:family="paragraph" style:parent-style-name="Standard">
      <style:paragraph-properties fo:margin-left="0.4634in" fo:margin-right="0.1874in" fo:margin-top="0.0008in" fo:margin-bottom="0in" style:contextual-spacing="false" fo:line-height="0.1528in" fo:text-indent="0in" style:auto-text-indent="false"/>
    </style:style>
    <style:style style:name="P2165" style:family="paragraph" style:parent-style-name="Standard" style:master-page-name="Converted125">
      <style:paragraph-properties fo:line-height="0.139in" style:page-number="auto"/>
      <style:text-properties fo:font-size="10pt" style:font-size-asian="10pt"/>
    </style:style>
    <style:style style:name="P2166" style:family="paragraph" style:parent-style-name="Standard">
      <style:paragraph-properties fo:margin-left="0.7043in" fo:margin-right="0.0154in" fo:margin-top="0.0516in" fo:margin-bottom="0in" style:contextual-spacing="false" fo:line-height="100%" fo:text-align="justify" style:justify-single-word="false" fo:text-indent="0in" style:auto-text-indent="false"/>
    </style:style>
    <style:style style:name="P2167" style:family="paragraph" style:parent-style-name="Standard">
      <style:paragraph-properties fo:margin-left="0.7035in" fo:margin-right="1.178in" fo:line-height="0.1528in" fo:text-align="justify" style:justify-single-word="false" fo:text-indent="0in" style:auto-text-indent="false"/>
    </style:style>
    <style:style style:name="P2168" style:family="paragraph" style:parent-style-name="Standard">
      <style:paragraph-properties fo:margin-left="0.7035in" fo:margin-right="0.0634in" fo:margin-top="0.0008in" fo:margin-bottom="0in" style:contextual-spacing="false" fo:line-height="0.1528in" fo:text-align="justify" style:justify-single-word="false" fo:text-indent="-0.2953in" style:auto-text-indent="false"/>
    </style:style>
    <style:style style:name="P2169" style:family="paragraph" style:parent-style-name="Standard">
      <style:paragraph-properties fo:margin-left="0.7035in" fo:margin-right="0.0154in" fo:margin-top="0.0008in" fo:margin-bottom="0in" style:contextual-spacing="false" fo:line-height="0.1528in" fo:text-align="justify" style:justify-single-word="false" fo:text-indent="0in" style:auto-text-indent="false"/>
    </style:style>
    <style:style style:name="P2170" style:family="paragraph" style:parent-style-name="Standard">
      <style:paragraph-properties fo:margin-left="0.7035in" fo:margin-right="0.0154in" fo:line-height="0.1528in" fo:text-align="justify" style:justify-single-word="false" fo:text-indent="0in" style:auto-text-indent="false"/>
    </style:style>
    <style:style style:name="P2171" style:family="paragraph" style:parent-style-name="Standard">
      <style:paragraph-properties fo:margin-left="0.7035in" fo:margin-right="0.0646in" fo:line-height="0.1528in" fo:text-align="justify" style:justify-single-word="false" fo:text-indent="-0.2953in" style:auto-text-indent="false"/>
    </style:style>
    <style:style style:name="P2172" style:family="paragraph" style:parent-style-name="Standard">
      <style:paragraph-properties fo:margin-left="0.7035in" fo:margin-right="1.0272in" fo:line-height="0.1528in" fo:text-align="justify" style:justify-single-word="false" fo:text-indent="0in" style:auto-text-indent="false"/>
    </style:style>
    <style:style style:name="P2173" style:family="paragraph" style:parent-style-name="Standard">
      <style:paragraph-properties fo:margin-left="0.7035in" fo:margin-right="0.1957in" fo:line-height="0.1535in" fo:text-align="justify" style:justify-single-word="false" fo:text-indent="0in" style:auto-text-indent="false"/>
    </style:style>
    <style:style style:name="P2174" style:family="paragraph" style:parent-style-name="Standard">
      <style:paragraph-properties fo:margin-left="0.7035in" fo:margin-right="0.0154in" fo:line-height="0.1528in" fo:text-align="justify" style:justify-single-word="false" fo:text-indent="-0.2957in" style:auto-text-indent="false"/>
    </style:style>
    <style:style style:name="P2175" style:family="paragraph" style:parent-style-name="Standard">
      <style:paragraph-properties fo:margin-left="0.7035in" fo:margin-right="0.0154in" fo:margin-top="0.002in" fo:margin-bottom="0in" style:contextual-spacing="false" fo:line-height="0.1528in" fo:text-align="justify" style:justify-single-word="false" fo:text-indent="-0.2957in" style:auto-text-indent="false"/>
    </style:style>
    <style:style style:name="P2176" style:family="paragraph" style:parent-style-name="Standard">
      <style:paragraph-properties fo:margin-left="0.7035in" fo:margin-right="0.0146in" fo:margin-top="0.0008in" fo:margin-bottom="0in" style:contextual-spacing="false" fo:line-height="0.1528in" fo:text-indent="0in" style:auto-text-indent="false"/>
    </style:style>
    <style:style style:name="P2177" style:family="paragraph" style:parent-style-name="Standard">
      <style:paragraph-properties fo:margin-left="0.7035in" fo:margin-right="0.0146in" fo:margin-top="0.0008in" fo:margin-bottom="0in" style:contextual-spacing="false" fo:line-height="0.1528in" fo:text-align="justify" style:justify-single-word="false" fo:text-indent="0in" style:auto-text-indent="false"/>
    </style:style>
    <style:style style:name="P2178" style:family="paragraph" style:parent-style-name="Standard">
      <style:paragraph-properties fo:margin-left="0.7035in" fo:margin-right="0.0146in" fo:margin-top="0.0008in" fo:margin-bottom="0in" style:contextual-spacing="false" fo:line-height="0.1528in" fo:text-indent="0in" style:auto-text-indent="false">
        <style:tab-stops>
          <style:tab-stop style:position="1.4528in"/>
          <style:tab-stop style:position="1.7098in"/>
          <style:tab-stop style:position="2.1874in"/>
        </style:tab-stops>
      </style:paragraph-properties>
    </style:style>
    <style:style style:name="P2179" style:family="paragraph" style:parent-style-name="Standard">
      <style:paragraph-properties fo:margin-left="0.7035in" fo:margin-right="0.0146in" fo:margin-top="0.0008in" fo:margin-bottom="0in" style:contextual-spacing="false" fo:line-height="0.1528in" fo:text-indent="0in" style:auto-text-indent="false">
        <style:tab-stops>
          <style:tab-stop style:position="2.2047in"/>
          <style:tab-stop style:position="2.4929in"/>
        </style:tab-stops>
      </style:paragraph-properties>
    </style:style>
    <style:style style:name="P2180" style:family="paragraph" style:parent-style-name="Standard">
      <style:paragraph-properties fo:margin-left="0.7035in" fo:margin-right="0.0146in" fo:margin-top="0.0008in" fo:margin-bottom="0in" style:contextual-spacing="false" fo:line-height="0.1528in" fo:text-indent="0in" style:auto-text-indent="false">
        <style:tab-stops>
          <style:tab-stop style:position="2.4299in"/>
        </style:tab-stops>
      </style:paragraph-properties>
    </style:style>
    <style:style style:name="P2181" style:family="paragraph" style:parent-style-name="Standard">
      <style:paragraph-properties fo:margin-left="0.7035in" fo:margin-right="0.0146in" fo:margin-top="0.0571in" fo:margin-bottom="0in" style:contextual-spacing="false" fo:line-height="95%" fo:text-align="justify" style:justify-single-word="false" fo:text-indent="0in" style:auto-text-indent="false"/>
    </style:style>
    <style:style style:name="P2182" style:family="paragraph" style:parent-style-name="Standard">
      <style:paragraph-properties fo:margin-left="0.7035in" fo:margin-right="1.1319in" fo:line-height="0.1528in" fo:text-align="justify" style:justify-single-word="false" fo:text-indent="0in" style:auto-text-indent="false"/>
    </style:style>
    <style:style style:name="P2183" style:family="paragraph" style:parent-style-name="Standard">
      <style:paragraph-properties fo:margin-left="0.4083in" fo:margin-right="0.0161in" fo:margin-top="0.0008in" fo:margin-bottom="0in" style:contextual-spacing="false" fo:line-height="0.1528in" fo:text-align="end" style:justify-single-word="false" fo:text-indent="0.2945in" style:auto-text-indent="false"/>
    </style:style>
    <style:style style:name="P2184" style:family="paragraph" style:parent-style-name="Standard">
      <style:paragraph-properties fo:margin-left="0.7035in" fo:margin-right="1.0437in" fo:line-height="0.1528in" fo:text-align="justify" style:justify-single-word="false" fo:text-indent="0in" style:auto-text-indent="false"/>
    </style:style>
    <style:style style:name="P2185" style:family="paragraph" style:parent-style-name="Standard">
      <style:paragraph-properties fo:margin-left="0.7035in" fo:margin-right="1.0429in" fo:line-height="0.1528in" fo:text-align="justify" style:justify-single-word="false" fo:text-indent="0in" style:auto-text-indent="false"/>
    </style:style>
    <style:style style:name="P2186" style:family="paragraph" style:parent-style-name="Standard">
      <style:paragraph-properties fo:margin-left="0.7035in" fo:margin-right="0.0465in" fo:margin-top="0.0008in" fo:margin-bottom="0in" style:contextual-spacing="false" fo:line-height="0.1528in" fo:text-align="justify" style:justify-single-word="false" fo:text-indent="-0.2953in" style:auto-text-indent="false"/>
    </style:style>
    <style:style style:name="P2187" style:family="paragraph" style:parent-style-name="Standard">
      <style:paragraph-properties fo:margin-left="0.7035in" fo:margin-right="1.8602in" fo:line-height="0.1528in" fo:text-align="justify" style:justify-single-word="false" fo:text-indent="0in" style:auto-text-indent="false"/>
    </style:style>
    <style:style style:name="P2188" style:family="paragraph" style:parent-style-name="Standard">
      <style:paragraph-properties fo:margin-left="0.7035in" fo:margin-right="0.0626in" fo:line-height="0.1528in" fo:text-align="justify" style:justify-single-word="false" fo:text-indent="-0.2957in" style:auto-text-indent="false"/>
    </style:style>
    <style:style style:name="P2189" style:family="paragraph" style:parent-style-name="Standard">
      <style:paragraph-properties fo:margin-left="0.7035in" fo:margin-right="0.0154in" fo:line-height="0.1528in" fo:text-align="justify" style:justify-single-word="false" fo:text-indent="-0.2953in" style:auto-text-indent="false"/>
    </style:style>
    <style:style style:name="P2190" style:family="paragraph" style:parent-style-name="Standard">
      <style:paragraph-properties fo:margin-left="0.7035in" fo:margin-right="1.8882in" fo:line-height="0.1528in" fo:text-align="justify" style:justify-single-word="false" fo:text-indent="0in" style:auto-text-indent="false"/>
    </style:style>
    <style:style style:name="P2191" style:family="paragraph" style:parent-style-name="Standard">
      <style:paragraph-properties fo:margin-left="0.1535in" fo:margin-right="0in" fo:margin-top="0.0516in" fo:margin-bottom="0in" style:contextual-spacing="false" fo:line-height="100%" fo:text-indent="0in" style:auto-text-indent="false" fo:break-before="column"/>
    </style:style>
    <style:style style:name="P2192" style:family="paragraph" style:parent-style-name="Standard">
      <style:paragraph-properties fo:margin-left="0.1535in" fo:margin-right="0in" fo:line-height="0.1528in" fo:text-indent="0in" style:auto-text-indent="false"/>
    </style:style>
    <style:style style:name="P2193" style:family="paragraph" style:parent-style-name="Standard">
      <style:paragraph-properties fo:margin-left="0.1535in" fo:margin-right="0in" fo:line-height="0.152in" fo:text-indent="0in" style:auto-text-indent="false"/>
    </style:style>
    <style:style style:name="P2194" style:family="paragraph" style:parent-style-name="Standard">
      <style:paragraph-properties fo:margin-left="0.1535in" fo:margin-right="0in" fo:line-height="0.152in" fo:text-indent="0in" style:auto-text-indent="false">
        <style:tab-stops>
          <style:tab-stop style:position="1.2366in"/>
          <style:tab-stop style:position="1.5972in"/>
        </style:tab-stops>
      </style:paragraph-properties>
    </style:style>
    <style:style style:name="P2195" style:family="paragraph" style:parent-style-name="Standard">
      <style:paragraph-properties fo:margin-left="0.1535in" fo:margin-right="0in" fo:line-height="0.152in" fo:text-indent="0in" style:auto-text-indent="false">
        <style:tab-stops>
          <style:tab-stop style:position="1.0327in"/>
          <style:tab-stop style:position="2.1661in"/>
        </style:tab-stops>
      </style:paragraph-properties>
    </style:style>
    <style:style style:name="P2196" style:family="paragraph" style:parent-style-name="Standard">
      <style:paragraph-properties fo:margin-left="0.4484in" fo:margin-right="1.1134in" fo:line-height="0.1528in" fo:text-align="justify" style:justify-single-word="false" fo:text-indent="0in" style:auto-text-indent="false"/>
    </style:style>
    <style:style style:name="P2197" style:family="paragraph" style:parent-style-name="Standard">
      <style:paragraph-properties fo:margin-left="0.4484in" fo:margin-right="1.5055in" fo:line-height="0.1535in" fo:text-align="justify" style:justify-single-word="false" fo:text-indent="0in" style:auto-text-indent="false"/>
    </style:style>
    <style:style style:name="P2198" style:family="paragraph" style:parent-style-name="Standard">
      <style:paragraph-properties fo:margin-left="0.448in" fo:margin-right="0.4043in" fo:margin-top="0.0008in" fo:margin-bottom="0in" style:contextual-spacing="false" fo:line-height="0.1528in" fo:text-indent="0in" style:auto-text-indent="false"/>
    </style:style>
    <style:style style:name="P2199" style:family="paragraph" style:parent-style-name="Standard">
      <style:paragraph-properties fo:margin-left="0.448in" fo:margin-right="0.4043in" fo:margin-top="0.0008in" fo:margin-bottom="0in" style:contextual-spacing="false" fo:line-height="0.1528in" fo:text-align="justify" style:justify-single-word="false" fo:text-indent="0in" style:auto-text-indent="false"/>
    </style:style>
    <style:style style:name="P2200" style:family="paragraph" style:parent-style-name="Standard">
      <style:paragraph-properties fo:margin-left="0.448in" fo:margin-right="0.4429in" fo:line-height="0.1528in" fo:text-align="justify" style:justify-single-word="false" fo:text-indent="0in" style:auto-text-indent="false"/>
    </style:style>
    <style:style style:name="P2201" style:family="paragraph" style:parent-style-name="Standard">
      <style:paragraph-properties fo:margin-left="0.448in" fo:margin-right="1.9736in" fo:line-height="0.1528in" fo:text-align="justify" style:justify-single-word="false" fo:text-indent="0in" style:auto-text-indent="false"/>
    </style:style>
    <style:style style:name="P2202" style:family="paragraph" style:parent-style-name="Standard">
      <style:paragraph-properties fo:margin-left="0.448in" fo:margin-right="0.4043in" fo:margin-top="0.0008in" fo:margin-bottom="0in" style:contextual-spacing="false" fo:line-height="0.1528in" fo:text-indent="-0.2953in" style:auto-text-indent="false">
        <style:tab-stops>
          <style:tab-stop style:position="0.8846in"/>
          <style:tab-stop style:position="1.7409in"/>
        </style:tab-stops>
      </style:paragraph-properties>
    </style:style>
    <style:style style:name="P2203" style:family="paragraph" style:parent-style-name="Standard">
      <style:paragraph-properties fo:margin-left="0.4484in" fo:margin-right="0.4043in" fo:margin-top="0.0008in" fo:margin-bottom="0in" style:contextual-spacing="false" fo:line-height="0.1528in" fo:text-indent="0in" style:auto-text-indent="false"/>
    </style:style>
    <style:style style:name="P2204" style:family="paragraph" style:parent-style-name="Standard">
      <style:paragraph-properties fo:margin-left="0.4484in" fo:margin-right="0.4043in" fo:margin-top="0.0008in" fo:margin-bottom="0in" style:contextual-spacing="false" fo:line-height="0.1528in" fo:text-align="justify" style:justify-single-word="false" fo:text-indent="0in" style:auto-text-indent="false"/>
    </style:style>
    <style:style style:name="P2205" style:family="paragraph" style:parent-style-name="Standard">
      <style:paragraph-properties fo:margin-left="0.4484in" fo:margin-right="0.9563in" fo:line-height="0.1535in" fo:text-align="justify" style:justify-single-word="false" fo:text-indent="0in" style:auto-text-indent="false"/>
    </style:style>
    <style:style style:name="P2206" style:family="paragraph" style:parent-style-name="Standard">
      <style:paragraph-properties fo:margin-left="0.4484in" fo:margin-right="0.4055in" fo:line-height="0.1528in" fo:text-align="justify" style:justify-single-word="false" fo:text-indent="0in" style:auto-text-indent="false"/>
    </style:style>
    <style:style style:name="P2207" style:family="paragraph" style:parent-style-name="Standard">
      <style:paragraph-properties fo:margin-left="0.4484in" fo:margin-right="1.3854in" fo:line-height="0.1535in" fo:text-align="justify" style:justify-single-word="false" fo:text-indent="0in" style:auto-text-indent="false"/>
    </style:style>
    <style:style style:name="P2208" style:family="paragraph" style:parent-style-name="Standard">
      <style:paragraph-properties fo:margin-left="0.448in" fo:margin-right="0.4528in" fo:margin-top="0.0008in" fo:margin-bottom="0in" style:contextual-spacing="false" fo:line-height="0.1528in" fo:text-align="justify" style:justify-single-word="false" fo:text-indent="0in" style:auto-text-indent="false"/>
    </style:style>
    <style:style style:name="P2209" style:family="paragraph" style:parent-style-name="Standard">
      <style:paragraph-properties fo:margin-left="0.448in" fo:margin-right="0.4047in" fo:margin-top="0.0008in" fo:margin-bottom="0in" style:contextual-spacing="false" fo:line-height="0.1528in" fo:text-indent="-0.2953in" style:auto-text-indent="false"/>
    </style:style>
    <style:style style:name="P2210" style:family="paragraph" style:parent-style-name="Standard">
      <style:paragraph-properties fo:margin-left="0.448in" fo:margin-right="1.1965in" fo:line-height="0.1535in" fo:text-align="justify" style:justify-single-word="false" fo:text-indent="0in" style:auto-text-indent="false"/>
    </style:style>
    <style:style style:name="P2211" style:family="paragraph" style:parent-style-name="Standard">
      <style:paragraph-properties fo:margin-left="0.448in" fo:margin-right="0.4055in" fo:line-height="0.1528in" fo:text-align="justify" style:justify-single-word="false" fo:text-indent="0in" style:auto-text-indent="false"/>
    </style:style>
    <style:style style:name="P2212" style:family="paragraph" style:parent-style-name="Standard">
      <style:paragraph-properties fo:margin-left="0.1528in" fo:margin-right="0in" fo:line-height="0.1528in" fo:text-indent="0in" style:auto-text-indent="false"/>
    </style:style>
    <style:style style:name="P2213" style:family="paragraph" style:parent-style-name="Standard">
      <style:paragraph-properties fo:margin-left="0.1528in" fo:margin-right="0in" fo:line-height="0.1528in" fo:text-indent="0in" style:auto-text-indent="false">
        <style:tab-stops>
          <style:tab-stop style:position="0.9071in"/>
          <style:tab-stop style:position="1.8102in"/>
          <style:tab-stop style:position="2.2445in"/>
        </style:tab-stops>
      </style:paragraph-properties>
    </style:style>
    <style:style style:name="P2214" style:family="paragraph" style:parent-style-name="Standard">
      <style:paragraph-properties fo:margin-left="0.1528in" fo:margin-right="0in" fo:line-height="0.152in" fo:text-indent="0in" style:auto-text-indent="false"/>
    </style:style>
    <style:style style:name="P2215" style:family="paragraph" style:parent-style-name="Standard">
      <style:paragraph-properties fo:margin-left="0.448in" fo:margin-right="0.9339in" fo:line-height="0.1528in" fo:text-align="justify" style:justify-single-word="false" fo:text-indent="0in" style:auto-text-indent="false"/>
    </style:style>
    <style:style style:name="P2216" style:family="paragraph" style:parent-style-name="Standard">
      <style:paragraph-properties fo:margin-left="0.448in" fo:margin-right="0.4055in" fo:margin-top="0.0008in" fo:margin-bottom="0in" style:contextual-spacing="false" fo:line-height="0.1528in" fo:text-indent="-0.2953in" style:auto-text-indent="false"/>
    </style:style>
    <style:style style:name="P2217" style:family="paragraph" style:parent-style-name="Standard">
      <style:paragraph-properties fo:margin-left="0.448in" fo:margin-right="0.4047in" fo:line-height="0.1535in" fo:text-align="justify" style:justify-single-word="false" fo:text-indent="0in" style:auto-text-indent="false"/>
    </style:style>
    <style:style style:name="P2218" style:family="paragraph" style:parent-style-name="Standard" style:master-page-name="Converted127">
      <style:paragraph-properties fo:line-height="0.139in" style:page-number="auto"/>
      <style:text-properties fo:font-size="10pt" style:font-size-asian="10pt"/>
    </style:style>
    <style:style style:name="P2219" style:family="paragraph" style:parent-style-name="Standard" style:list-style-name="WWNum26">
      <style:paragraph-properties fo:margin-left="0.8772in" fo:margin-right="0in" fo:line-height="0.1528in" fo:text-indent="-0.1736in" style:auto-text-indent="false">
        <style:tab-stops>
          <style:tab-stop style:position="0.8772in"/>
        </style:tab-stops>
      </style:paragraph-properties>
    </style:style>
    <style:style style:name="P2220" style:family="paragraph" style:parent-style-name="Standard" style:list-style-name="WWNum26">
      <style:paragraph-properties fo:margin-left="0.9071in" fo:margin-right="0in" fo:line-height="0.1528in" fo:text-indent="-0.2035in" style:auto-text-indent="false">
        <style:tab-stops>
          <style:tab-stop style:position="0.9071in"/>
        </style:tab-stops>
      </style:paragraph-properties>
    </style:style>
    <style:style style:name="P2221" style:family="paragraph" style:parent-style-name="Standard">
      <style:paragraph-properties fo:margin-left="0.7043in" fo:margin-right="0.0307in" fo:line-height="0.1528in" fo:text-align="justify" style:justify-single-word="false" fo:text-indent="-0.2953in" style:auto-text-indent="false"/>
    </style:style>
    <style:style style:name="P2222" style:family="paragraph" style:parent-style-name="Standard">
      <style:paragraph-properties fo:margin-left="0.4638in" fo:margin-right="0.5398in" fo:margin-top="0.0016in" fo:margin-bottom="0in" style:contextual-spacing="false" fo:line-height="0.1528in" fo:text-indent="-0.2953in" style:auto-text-indent="false"/>
    </style:style>
    <style:style style:name="P2223" style:family="paragraph" style:parent-style-name="Standard">
      <style:paragraph-properties fo:margin-left="0.4638in" fo:margin-right="1.3665in" fo:line-height="0.1528in" fo:text-align="justify" style:justify-single-word="false" fo:text-indent="0in" style:auto-text-indent="false"/>
    </style:style>
    <style:style style:name="P2224" style:family="paragraph" style:parent-style-name="Standard">
      <style:paragraph-properties fo:margin-left="0.4638in" fo:margin-right="0.5453in" fo:line-height="0.1528in" fo:text-align="justify" style:justify-single-word="false" fo:text-indent="0in" style:auto-text-indent="false"/>
    </style:style>
    <style:style style:name="P2225" style:family="paragraph" style:parent-style-name="Standard">
      <style:paragraph-properties fo:margin-left="0.4638in" fo:margin-right="0.7165in" fo:line-height="0.1528in" fo:text-align="justify" style:justify-single-word="false" fo:text-indent="0in" style:auto-text-indent="false"/>
    </style:style>
    <style:style style:name="P2226" style:family="paragraph" style:parent-style-name="Standard">
      <style:paragraph-properties fo:margin-left="0.1689in" fo:margin-right="0.3437in" fo:line-height="0.1528in" fo:text-indent="0in" style:auto-text-indent="false"/>
    </style:style>
    <style:style style:name="P2227" style:family="paragraph" style:parent-style-name="Standard">
      <style:paragraph-properties fo:margin-left="0.1689in" fo:margin-right="0.3437in" fo:line-height="0.1508in" fo:text-indent="0in" style:auto-text-indent="false"/>
    </style:style>
    <style:style style:name="P2228" style:family="paragraph" style:parent-style-name="Standard">
      <style:paragraph-properties fo:margin-left="0.4634in" fo:margin-right="0.8717in" fo:line-height="0.1528in" fo:text-align="justify" style:justify-single-word="false" fo:text-indent="0in" style:auto-text-indent="false"/>
    </style:style>
    <style:style style:name="P2229" style:family="paragraph" style:parent-style-name="Standard">
      <style:paragraph-properties fo:margin-left="0.4634in" fo:margin-right="1.3047in" fo:line-height="0.1535in" fo:text-align="justify" style:justify-single-word="false" fo:text-indent="0in" style:auto-text-indent="false"/>
    </style:style>
    <style:style style:name="P2230" style:family="paragraph" style:parent-style-name="Standard">
      <style:paragraph-properties fo:margin-left="0.4634in" fo:margin-right="0.4339in" fo:margin-top="0.0008in" fo:margin-bottom="0in" style:contextual-spacing="false" fo:line-height="0.1528in" fo:text-align="justify" style:justify-single-word="false" fo:text-indent="0in" style:auto-text-indent="false"/>
    </style:style>
    <style:style style:name="P2231" style:family="paragraph" style:parent-style-name="Standard" style:master-page-name="Converted129">
      <style:paragraph-properties fo:line-height="0.139in" style:page-number="auto"/>
      <style:text-properties fo:font-size="10pt" style:font-size-asian="10pt"/>
    </style:style>
    <style:style style:name="P2232" style:family="paragraph" style:parent-style-name="Standard">
      <style:paragraph-properties fo:margin-left="0.7035in" fo:margin-right="0.0307in" fo:margin-top="0.0555in" fo:margin-bottom="0in" style:contextual-spacing="false" fo:line-height="95%" fo:text-align="justify" style:justify-single-word="false" fo:text-indent="0in" style:auto-text-indent="false"/>
    </style:style>
    <style:style style:name="P2233" style:family="paragraph" style:parent-style-name="Standard">
      <style:paragraph-properties fo:margin-left="0.7035in" fo:margin-right="0.0307in" fo:line-height="0.1516in" fo:text-align="justify" style:justify-single-word="false" fo:text-indent="0in" style:auto-text-indent="false"/>
    </style:style>
    <style:style style:name="P2234" style:family="paragraph" style:parent-style-name="Standard">
      <style:paragraph-properties fo:margin-left="0.7043in" fo:margin-right="0.052in" fo:margin-top="0.0008in" fo:margin-bottom="0in" style:contextual-spacing="false" fo:line-height="0.1528in" fo:text-indent="0in" style:auto-text-indent="false"/>
    </style:style>
    <style:style style:name="P2235" style:family="paragraph" style:parent-style-name="Standard" style:list-style-name="WWNum27">
      <style:paragraph-properties fo:margin-left="0.4638in" fo:margin-right="0.4508in" fo:margin-top="0.0016in" fo:margin-bottom="0in" style:contextual-spacing="false" fo:line-height="0.1528in" fo:text-align="justify" style:justify-single-word="false" fo:text-indent="0in" style:auto-text-indent="false">
        <style:tab-stops>
          <style:tab-stop style:position="0.6846in"/>
        </style:tab-stops>
      </style:paragraph-properties>
    </style:style>
    <style:style style:name="P2236" style:family="paragraph" style:parent-style-name="Standard">
      <style:paragraph-properties fo:margin-left="0in" fo:margin-right="0.2362in" fo:line-height="0.152in" fo:text-align="center" style:justify-single-word="false" fo:text-indent="0in" style:auto-text-indent="false"/>
    </style:style>
    <style:style style:name="P2237" style:family="paragraph" style:parent-style-name="Standard">
      <style:paragraph-properties fo:margin-left="0.4634in" fo:margin-right="0.6055in" fo:line-height="0.1528in" fo:text-align="justify" style:justify-single-word="false" fo:text-indent="0in" style:auto-text-indent="false"/>
    </style:style>
    <style:style style:name="P2238" style:family="paragraph" style:parent-style-name="Standard" style:master-page-name="Converted131">
      <style:paragraph-properties fo:line-height="0.139in" style:page-number="auto"/>
      <style:text-properties fo:font-size="10pt" style:font-size-asian="10pt"/>
    </style:style>
    <style:style style:name="P2239" style:family="paragraph" style:parent-style-name="Standard">
      <style:paragraph-properties fo:margin-left="0.7035in" fo:margin-right="0.1264in" fo:margin-top="0.0008in" fo:margin-bottom="0in" style:contextual-spacing="false" fo:line-height="0.1528in" fo:text-indent="-0.2953in" style:auto-text-indent="false"/>
    </style:style>
    <style:style style:name="P2240" style:family="paragraph" style:parent-style-name="Standard">
      <style:paragraph-properties fo:margin-left="0.7035in" fo:margin-right="0.1264in" fo:line-height="0.1528in" fo:text-indent="-0.2953in" style:auto-text-indent="false"/>
    </style:style>
    <style:style style:name="P2241" style:family="paragraph" style:parent-style-name="Standard">
      <style:paragraph-properties fo:margin-left="0.7035in" fo:margin-right="1.8508in" fo:line-height="0.1528in" fo:text-align="justify" style:justify-single-word="false" fo:text-indent="0in" style:auto-text-indent="false"/>
    </style:style>
    <style:style style:name="P2242" style:family="paragraph" style:parent-style-name="Standard">
      <style:paragraph-properties fo:margin-left="0.7035in" fo:margin-right="1.3028in" fo:line-height="0.1528in" fo:text-align="justify" style:justify-single-word="false" fo:text-indent="0in" style:auto-text-indent="false"/>
    </style:style>
    <style:style style:name="P2243" style:family="paragraph" style:parent-style-name="Standard">
      <style:paragraph-properties fo:margin-left="0.7028in" fo:margin-right="0.1264in" fo:line-height="0.1528in" fo:text-indent="-0.2953in" style:auto-text-indent="false"/>
    </style:style>
    <style:style style:name="P2244" style:family="paragraph" style:parent-style-name="Standard">
      <style:paragraph-properties fo:margin-left="0.4634in" fo:margin-right="1.2311in" fo:line-height="0.1528in" fo:text-align="justify" style:justify-single-word="false" fo:text-indent="0in" style:auto-text-indent="false"/>
    </style:style>
    <style:style style:name="P2245" style:family="paragraph" style:parent-style-name="Standard">
      <style:paragraph-properties fo:margin-left="0.4646in" fo:margin-right="1.4402in" fo:line-height="0.1528in" fo:text-align="justify" style:justify-single-word="false" fo:text-indent="0in" style:auto-text-indent="false"/>
    </style:style>
    <style:style style:name="P2246" style:family="paragraph" style:parent-style-name="Standard">
      <style:paragraph-properties fo:margin-left="0.1693in" fo:margin-right="0.2409in" fo:line-height="0.1528in" fo:text-indent="0in" style:auto-text-indent="false"/>
    </style:style>
    <style:style style:name="P2247" style:family="paragraph" style:parent-style-name="Standard">
      <style:paragraph-properties fo:margin-left="0.1693in" fo:margin-right="0.2409in" fo:line-height="0.1535in" fo:text-indent="0in" style:auto-text-indent="false"/>
    </style:style>
    <style:style style:name="P2248" style:family="paragraph" style:parent-style-name="Standard">
      <style:paragraph-properties fo:margin-left="0.1693in" fo:margin-right="0.2409in" fo:line-height="0.152in" fo:text-indent="0in" style:auto-text-indent="false"/>
    </style:style>
    <style:style style:name="P2249" style:family="paragraph" style:parent-style-name="Standard">
      <style:paragraph-properties fo:margin-left="0.1701in" fo:margin-right="0.3201in" fo:line-height="0.1528in" fo:text-indent="0in" style:auto-text-indent="false"/>
    </style:style>
    <style:style style:name="P2250" style:family="paragraph" style:parent-style-name="Standard">
      <style:paragraph-properties fo:margin-left="0.1701in" fo:margin-right="0.3201in" fo:line-height="0.152in" fo:text-indent="0in" style:auto-text-indent="false"/>
    </style:style>
    <style:style style:name="P2251" style:family="paragraph" style:parent-style-name="Standard">
      <style:paragraph-properties fo:margin-left="0.4654in" fo:margin-right="0.4035in" fo:margin-top="0.0008in" fo:margin-bottom="0in" style:contextual-spacing="false" fo:line-height="0.1528in" fo:text-align="justify" style:justify-single-word="false" fo:text-indent="0in" style:auto-text-indent="false"/>
    </style:style>
    <style:style style:name="P2252" style:family="paragraph" style:parent-style-name="Standard">
      <style:paragraph-properties fo:margin-left="0.4646in" fo:margin-right="0.4307in" fo:margin-top="0.0008in" fo:margin-bottom="0in" style:contextual-spacing="false" fo:line-height="0.1528in" fo:text-indent="0in" style:auto-text-indent="false"/>
    </style:style>
    <style:style style:name="P2253" style:family="paragraph" style:parent-style-name="Standard">
      <style:paragraph-properties fo:margin-left="0.1693in" fo:margin-right="1.2453in" fo:margin-top="0.0008in" fo:margin-bottom="0in" style:contextual-spacing="false" fo:line-height="0.1528in" fo:text-indent="0in" style:auto-text-indent="false"/>
    </style:style>
    <style:style style:name="P2254" style:family="paragraph" style:parent-style-name="Standard">
      <style:paragraph-properties fo:margin-left="0.4638in" fo:margin-right="0.5217in" fo:line-height="0.1528in" fo:text-indent="-0.2953in" style:auto-text-indent="false"/>
    </style:style>
    <style:style style:name="P2255" style:family="paragraph" style:parent-style-name="Standard">
      <style:paragraph-properties fo:margin-left="0.4638in" fo:margin-right="0.5217in" fo:margin-top="0.0008in" fo:margin-bottom="0in" style:contextual-spacing="false" fo:line-height="0.1528in" fo:text-indent="-0.2953in" style:auto-text-indent="false"/>
    </style:style>
    <style:style style:name="P2256" style:family="paragraph" style:parent-style-name="Standard">
      <style:paragraph-properties fo:margin-left="0.4638in" fo:margin-right="2.2516in" fo:line-height="0.1535in" fo:text-align="justify" style:justify-single-word="false" fo:text-indent="0in" style:auto-text-indent="false"/>
    </style:style>
    <style:style style:name="P2257" style:family="paragraph" style:parent-style-name="Standard">
      <style:paragraph-properties fo:margin-left="0.4638in" fo:margin-right="0.5319in" fo:margin-top="0.0008in" fo:margin-bottom="0in" style:contextual-spacing="false" fo:line-height="0.1528in" fo:text-indent="-0.2953in" style:auto-text-indent="false"/>
    </style:style>
    <style:style style:name="P2258" style:family="paragraph" style:parent-style-name="Standard" style:master-page-name="Converted133">
      <style:paragraph-properties fo:line-height="0.139in" style:page-number="auto"/>
      <style:text-properties fo:font-size="10pt" style:font-size-asian="10pt"/>
    </style:style>
    <style:style style:name="P2259" style:family="paragraph" style:parent-style-name="Standard">
      <style:paragraph-properties fo:margin-left="0.4083in" fo:margin-right="0.048in" fo:margin-top="0.0008in" fo:margin-bottom="0in" style:contextual-spacing="false" fo:line-height="0.1528in" fo:text-align="center" style:justify-single-word="false" fo:text-indent="0in" style:auto-text-indent="false"/>
    </style:style>
    <style:style style:name="P2260" style:family="paragraph" style:parent-style-name="Standard">
      <style:paragraph-properties fo:margin-left="0.7035in" fo:margin-right="0.1091in" fo:line-height="0.1528in" fo:text-indent="0in" style:auto-text-indent="false"/>
    </style:style>
    <style:style style:name="P2261" style:family="paragraph" style:parent-style-name="Standard">
      <style:paragraph-properties fo:margin-left="0.4646in" fo:margin-right="0.2563in" fo:margin-top="0.0583in" fo:margin-bottom="0in" style:contextual-spacing="false" fo:line-height="95%" fo:text-indent="0in" style:auto-text-indent="false" fo:break-before="column"/>
    </style:style>
    <style:style style:name="P2262" style:family="paragraph" style:parent-style-name="Standard">
      <style:paragraph-properties fo:margin-left="0.4646in" fo:margin-right="0.4028in" fo:margin-top="0.0016in" fo:margin-bottom="0in" style:contextual-spacing="false" fo:line-height="0.1528in" fo:text-indent="-0.2957in" style:auto-text-indent="false">
        <style:tab-stops>
          <style:tab-stop style:position="0.9291in"/>
          <style:tab-stop style:position="1.511in"/>
          <style:tab-stop style:position="2.0319in"/>
        </style:tab-stops>
      </style:paragraph-properties>
    </style:style>
    <style:style style:name="P2263" style:family="paragraph" style:parent-style-name="Standard">
      <style:paragraph-properties fo:margin-left="0.4646in" fo:margin-right="0.4028in" fo:line-height="0.1528in" fo:text-indent="-0.2957in" style:auto-text-indent="false">
        <style:tab-stops>
          <style:tab-stop style:position="1.0283in"/>
        </style:tab-stops>
      </style:paragraph-properties>
    </style:style>
    <style:style style:name="P2264" style:family="paragraph" style:parent-style-name="Standard">
      <style:paragraph-properties fo:margin-left="0.4646in" fo:margin-right="0.4492in" fo:line-height="0.1528in" fo:text-align="justify" style:justify-single-word="false" fo:text-indent="0in" style:auto-text-indent="false"/>
    </style:style>
    <style:style style:name="P2265" style:family="paragraph" style:parent-style-name="Standard">
      <style:paragraph-properties fo:margin-left="0.4646in" fo:margin-right="0.5398in" fo:margin-top="0.0008in" fo:margin-bottom="0in" style:contextual-spacing="false" fo:line-height="0.1528in" fo:text-indent="0in" style:auto-text-indent="false"/>
    </style:style>
    <style:style style:name="P2266" style:family="paragraph" style:parent-style-name="Standard">
      <style:paragraph-properties fo:margin-left="0.4646in" fo:margin-right="1.0335in" fo:line-height="0.1535in" fo:text-align="justify" style:justify-single-word="false" fo:text-indent="0in" style:auto-text-indent="false"/>
    </style:style>
    <style:style style:name="P2267" style:family="paragraph" style:parent-style-name="Standard">
      <style:paragraph-properties fo:margin-left="0.4646in" fo:margin-right="1.8854in" fo:line-height="0.1528in" fo:text-align="justify" style:justify-single-word="false" fo:text-indent="0in" style:auto-text-indent="false"/>
    </style:style>
    <style:style style:name="P2268" style:family="paragraph" style:parent-style-name="Standard">
      <style:paragraph-properties fo:margin-left="0.4646in" fo:margin-right="0.4043in" fo:margin-top="0.0008in" fo:margin-bottom="0in" style:contextual-spacing="false" fo:line-height="0.1528in" fo:text-indent="-0.2953in" style:auto-text-indent="false">
        <style:tab-stops>
          <style:tab-stop style:position="0.9673in"/>
          <style:tab-stop style:position="1.2307in"/>
          <style:tab-stop style:position="1.7457in"/>
        </style:tab-stops>
      </style:paragraph-properties>
    </style:style>
    <style:style style:name="P2269" style:family="paragraph" style:parent-style-name="Standard">
      <style:paragraph-properties fo:margin-left="0.4646in" fo:margin-right="0.4043in" fo:margin-top="0.0008in" fo:margin-bottom="0in" style:contextual-spacing="false" fo:line-height="0.1528in" fo:text-indent="-0.2953in" style:auto-text-indent="false">
        <style:tab-stops>
          <style:tab-stop style:position="1.5118in"/>
          <style:tab-stop style:position="2.0846in"/>
        </style:tab-stops>
      </style:paragraph-properties>
    </style:style>
    <style:style style:name="P2270" style:family="paragraph" style:parent-style-name="Standard">
      <style:paragraph-properties fo:margin-left="0.4646in" fo:margin-right="0.4043in" fo:line-height="0.1528in" fo:text-indent="-0.2953in" style:auto-text-indent="false"/>
    </style:style>
    <style:style style:name="P2271" style:family="paragraph" style:parent-style-name="Standard">
      <style:paragraph-properties fo:margin-left="0.4654in" fo:margin-right="0in" fo:margin-top="0.0008in" fo:margin-bottom="0in" style:contextual-spacing="false" fo:line-height="0.1528in" fo:text-indent="0in" style:auto-text-indent="false"/>
    </style:style>
    <style:style style:name="P2272" style:family="paragraph" style:parent-style-name="Standard">
      <style:paragraph-properties fo:margin-left="0.4638in" fo:margin-right="1.3374in" fo:line-height="0.1535in" fo:text-align="justify" style:justify-single-word="false" fo:text-indent="0in" style:auto-text-indent="false"/>
    </style:style>
    <style:style style:name="P2273" style:family="paragraph" style:parent-style-name="Standard">
      <style:paragraph-properties fo:margin-left="0.4638in" fo:margin-right="0.402in" fo:line-height="0.1528in" fo:text-indent="-0.2953in" style:auto-text-indent="false"/>
    </style:style>
    <style:style style:name="P2274" style:family="paragraph" style:parent-style-name="Standard">
      <style:paragraph-properties fo:margin-left="0.4638in" fo:margin-right="0.4957in" fo:margin-top="0.0008in" fo:margin-bottom="0in" style:contextual-spacing="false" fo:line-height="0.1528in" fo:text-indent="0in" style:auto-text-indent="false"/>
    </style:style>
    <style:style style:name="P2275" style:family="paragraph" style:parent-style-name="Standard">
      <style:paragraph-properties fo:margin-left="0.4638in" fo:margin-right="0.4854in" fo:margin-top="0.0008in" fo:margin-bottom="0in" style:contextual-spacing="false" fo:line-height="0.1528in" fo:text-indent="0in" style:auto-text-indent="false"/>
    </style:style>
    <style:style style:name="P2276" style:family="paragraph" style:parent-style-name="Standard">
      <style:paragraph-properties fo:margin-left="0.4638in" fo:margin-right="2.0071in" fo:line-height="0.1528in" fo:text-align="justify" style:justify-single-word="false" fo:text-indent="0in" style:auto-text-indent="false"/>
    </style:style>
    <style:style style:name="P2277" style:family="paragraph" style:parent-style-name="Standard">
      <style:paragraph-properties fo:margin-left="0.1689in" fo:margin-right="0.402in" fo:line-height="0.1528in" fo:text-indent="0in" style:auto-text-indent="false"/>
    </style:style>
    <style:style style:name="P2278" style:family="paragraph" style:parent-style-name="Standard">
      <style:paragraph-properties fo:margin-left="0.4634in" fo:margin-right="2.1508in" fo:line-height="0.1528in" fo:text-align="justify" style:justify-single-word="false" fo:text-indent="0in" style:auto-text-indent="false"/>
    </style:style>
    <style:style style:name="P2279" style:family="paragraph" style:parent-style-name="Standard" style:master-page-name="Converted135">
      <style:paragraph-properties fo:line-height="0.139in" style:page-number="auto"/>
      <style:text-properties fo:font-size="10pt" style:font-size-asian="10pt"/>
    </style:style>
    <style:style style:name="P2280" style:family="paragraph" style:parent-style-name="Standard">
      <style:paragraph-properties fo:margin-left="0.7043in" fo:margin-right="1.4827in" fo:line-height="0.1528in" fo:text-align="justify" style:justify-single-word="false" fo:text-indent="0in" style:auto-text-indent="false"/>
    </style:style>
    <style:style style:name="P2281" style:family="paragraph" style:parent-style-name="Standard">
      <style:paragraph-properties fo:margin-left="0.7043in" fo:margin-right="1.8492in" fo:line-height="0.1535in" fo:text-align="justify" style:justify-single-word="false" fo:text-indent="0in" style:auto-text-indent="false"/>
    </style:style>
    <style:style style:name="P2282" style:family="paragraph" style:parent-style-name="Standard">
      <style:paragraph-properties fo:margin-left="0.7043in" fo:margin-right="0.0862in" fo:margin-top="0.0008in" fo:margin-bottom="0in" style:contextual-spacing="false" fo:line-height="0.1528in" fo:text-indent="-0.2953in" style:auto-text-indent="false"/>
    </style:style>
    <style:style style:name="P2283" style:family="paragraph" style:parent-style-name="Standard">
      <style:paragraph-properties fo:margin-left="0.4083in" fo:margin-right="0.0008in" fo:margin-top="0.0008in" fo:margin-bottom="0in" style:contextual-spacing="false" fo:line-height="0.1528in" fo:text-align="end" style:justify-single-word="false" fo:text-indent="0.2945in" style:auto-text-indent="false"/>
    </style:style>
    <style:style style:name="P2284" style:family="paragraph" style:parent-style-name="Standard">
      <style:paragraph-properties fo:margin-left="0.7035in" fo:margin-right="1.4882in" fo:line-height="0.1528in" fo:text-align="justify" style:justify-single-word="false" fo:text-indent="0in" style:auto-text-indent="false"/>
    </style:style>
    <style:style style:name="P2285" style:family="paragraph" style:parent-style-name="Standard">
      <style:paragraph-properties fo:margin-left="0.4634in" fo:margin-right="0.402in" fo:margin-top="0.0583in" fo:margin-bottom="0in" style:contextual-spacing="false" fo:line-height="95%" fo:text-indent="0.0008in" style:auto-text-indent="false" fo:break-before="column">
        <style:tab-stops>
          <style:tab-stop style:position="1.061in"/>
          <style:tab-stop style:position="1.2728in"/>
          <style:tab-stop style:position="1.5839in"/>
          <style:tab-stop style:position="1.8264in"/>
          <style:tab-stop style:position="1.9791in"/>
          <style:tab-stop style:position="2.0953in"/>
          <style:tab-stop style:position="2.3693in"/>
        </style:tab-stops>
      </style:paragraph-properties>
    </style:style>
    <style:style style:name="P2286" style:family="paragraph" style:parent-style-name="Standard">
      <style:paragraph-properties fo:margin-left="0.1681in" fo:margin-right="0.689in" fo:margin-top="0.0008in" fo:margin-bottom="0in" style:contextual-spacing="false" fo:line-height="0.1528in" fo:text-indent="0.2953in" style:auto-text-indent="false"/>
    </style:style>
    <style:style style:name="P2287" style:family="paragraph" style:parent-style-name="Standard">
      <style:paragraph-properties fo:margin-left="0.4638in" fo:margin-right="0.5626in" fo:margin-top="0.0008in" fo:margin-bottom="0in" style:contextual-spacing="false" fo:line-height="0.1528in" fo:text-indent="-0.2953in" style:auto-text-indent="false"/>
    </style:style>
    <style:style style:name="P2288" style:family="paragraph" style:parent-style-name="Standard">
      <style:paragraph-properties fo:margin-left="0.4638in" fo:margin-right="0.0665in" fo:line-height="0.1528in" fo:text-indent="-0.2953in" style:auto-text-indent="false"/>
    </style:style>
    <style:style style:name="P2289" style:family="paragraph" style:parent-style-name="Standard" style:master-page-name="Converted137">
      <style:paragraph-properties fo:line-height="0.139in" style:page-number="auto"/>
      <style:text-properties fo:font-size="10pt" style:font-size-asian="10pt"/>
    </style:style>
    <style:style style:name="P2290" style:family="paragraph" style:parent-style-name="Standard">
      <style:paragraph-properties fo:margin-left="0.7043in" fo:margin-right="0.0028in" fo:margin-top="0.0591in" fo:margin-bottom="0in" style:contextual-spacing="false" fo:line-height="0.1528in" fo:text-align="justify" style:justify-single-word="false" fo:text-indent="0in" style:auto-text-indent="false"/>
    </style:style>
    <style:style style:name="P2291" style:family="paragraph" style:parent-style-name="Standard">
      <style:paragraph-properties fo:margin-left="0.7043in" fo:margin-right="0.0028in" fo:line-height="0.1528in" fo:text-align="justify" style:justify-single-word="false" fo:text-indent="0in" style:auto-text-indent="false"/>
    </style:style>
    <style:style style:name="P2292" style:family="paragraph" style:parent-style-name="Standard">
      <style:paragraph-properties fo:margin-left="0.7043in" fo:margin-right="0.0028in" fo:margin-top="0.0008in" fo:margin-bottom="0in" style:contextual-spacing="false" fo:line-height="0.1528in" fo:text-align="justify" style:justify-single-word="false" fo:text-indent="0in" style:auto-text-indent="false"/>
    </style:style>
    <style:style style:name="P2293" style:family="paragraph" style:parent-style-name="Standard">
      <style:paragraph-properties fo:margin-left="0.7043in" fo:margin-right="0.0492in" fo:margin-top="0.0008in" fo:margin-bottom="0in" style:contextual-spacing="false" fo:line-height="0.1528in" fo:text-indent="-0.2957in" style:auto-text-indent="false"/>
    </style:style>
    <style:style style:name="P2294" style:family="paragraph" style:parent-style-name="Standard">
      <style:paragraph-properties fo:margin-left="0.7047in" fo:margin-right="0.002in" fo:margin-top="0.0008in" fo:margin-bottom="0in" style:contextual-spacing="false" fo:line-height="0.1528in" fo:text-indent="0in" style:auto-text-indent="false"/>
    </style:style>
    <style:style style:name="P2295" style:family="paragraph" style:parent-style-name="Standard">
      <style:paragraph-properties fo:margin-left="0.7047in" fo:margin-right="0.002in" fo:margin-top="0.0008in" fo:margin-bottom="0in" style:contextual-spacing="false" fo:line-height="0.1528in" fo:text-align="justify" style:justify-single-word="false" fo:text-indent="0in" style:auto-text-indent="false"/>
    </style:style>
    <style:style style:name="P2296" style:family="paragraph" style:parent-style-name="Standard">
      <style:paragraph-properties fo:margin-left="0.7047in" fo:margin-right="0.0008in" fo:margin-top="0.0008in" fo:margin-bottom="0in" style:contextual-spacing="false" fo:line-height="0.1528in" fo:text-align="justify" style:justify-single-word="false" fo:text-indent="-0.2953in" style:auto-text-indent="false"/>
    </style:style>
    <style:style style:name="P2297" style:family="paragraph" style:parent-style-name="Standard">
      <style:paragraph-properties fo:margin-left="0.7047in" fo:margin-right="0.0008in" fo:margin-top="0.0008in" fo:margin-bottom="0in" style:contextual-spacing="false" fo:line-height="0.1528in" fo:text-indent="-0.2957in" style:auto-text-indent="false">
        <style:tab-stops>
          <style:tab-stop style:position="1.8445in"/>
          <style:tab-stop style:position="2.7591in"/>
        </style:tab-stops>
      </style:paragraph-properties>
    </style:style>
    <style:style style:name="P2298" style:family="paragraph" style:parent-style-name="Standard">
      <style:paragraph-properties fo:margin-left="0.7047in" fo:margin-right="0.0008in" fo:line-height="0.1528in" fo:text-indent="-0.2957in" style:auto-text-indent="false"/>
    </style:style>
    <style:style style:name="P2299" style:family="paragraph" style:parent-style-name="Standard">
      <style:paragraph-properties fo:margin-left="0.7055in" fo:margin-right="0.0008in" fo:margin-top="0.0008in" fo:margin-bottom="0in" style:contextual-spacing="false" fo:line-height="0.1528in" fo:text-indent="0in" style:auto-text-indent="false"/>
    </style:style>
    <style:style style:name="P2300" style:family="paragraph" style:parent-style-name="Standard">
      <style:paragraph-properties fo:margin-left="0.7063in" fo:margin-right="0in" fo:line-height="0.1528in" fo:text-align="justify" style:justify-single-word="false" fo:text-indent="0in" style:auto-text-indent="false"/>
    </style:style>
    <style:style style:name="P2301" style:family="paragraph" style:parent-style-name="Standard">
      <style:paragraph-properties fo:margin-left="0.7063in" fo:margin-right="0.0008in" fo:line-height="0.1528in" fo:text-align="justify" style:justify-single-word="false" fo:text-indent="0in" style:auto-text-indent="false"/>
    </style:style>
    <style:style style:name="P2302" style:family="paragraph" style:parent-style-name="Standard">
      <style:paragraph-properties fo:margin-left="0.7055in" fo:margin-right="0.1528in" fo:line-height="0.1528in" fo:text-align="justify" style:justify-single-word="false" fo:text-indent="0in" style:auto-text-indent="false"/>
    </style:style>
    <style:style style:name="P2303" style:family="paragraph" style:parent-style-name="Standard">
      <style:paragraph-properties fo:margin-left="0.411in" fo:margin-right="0in" fo:line-height="0.1528in" fo:text-indent="0in" style:auto-text-indent="false"/>
    </style:style>
    <style:style style:name="P2304" style:family="paragraph" style:parent-style-name="Standard">
      <style:paragraph-properties fo:margin-left="0.7055in" fo:margin-right="0.0016in" fo:line-height="0.1535in" fo:text-align="justify" style:justify-single-word="false" fo:text-indent="0in" style:auto-text-indent="false"/>
    </style:style>
    <style:style style:name="P2305" style:family="paragraph" style:parent-style-name="Standard">
      <style:paragraph-properties fo:margin-left="0.1673in" fo:margin-right="1.5362in" fo:margin-top="0.0591in" fo:margin-bottom="0in" style:contextual-spacing="false" fo:line-height="0.1528in" fo:text-indent="0.2945in" style:auto-text-indent="false" fo:break-before="column"/>
    </style:style>
    <style:style style:name="P2306" style:family="paragraph" style:parent-style-name="Standard">
      <style:paragraph-properties fo:margin-left="0.4626in" fo:margin-right="0.4028in" fo:margin-top="0.0008in" fo:margin-bottom="0in" style:contextual-spacing="false" fo:line-height="0.1528in" fo:text-indent="-0.2957in" style:auto-text-indent="false">
        <style:tab-stops>
          <style:tab-stop style:position="1.0835in"/>
          <style:tab-stop style:position="1.6957in"/>
          <style:tab-stop style:position="2.2563in"/>
        </style:tab-stops>
      </style:paragraph-properties>
    </style:style>
    <style:style style:name="P2307" style:family="paragraph" style:parent-style-name="Standard">
      <style:paragraph-properties fo:margin-left="0.4626in" fo:margin-right="2.1764in" fo:line-height="0.1528in" fo:text-align="justify" style:justify-single-word="false" fo:text-indent="0in" style:auto-text-indent="false"/>
    </style:style>
    <style:style style:name="P2308" style:family="paragraph" style:parent-style-name="Standard">
      <style:paragraph-properties fo:margin-left="0.4626in" fo:margin-right="1.0736in" fo:line-height="0.1528in" fo:text-align="justify" style:justify-single-word="false" fo:text-indent="0in" style:auto-text-indent="false"/>
    </style:style>
    <style:style style:name="P2309" style:family="paragraph" style:parent-style-name="Standard">
      <style:paragraph-properties fo:margin-left="0.4626in" fo:margin-right="1.5882in" fo:line-height="0.1535in" fo:text-align="justify" style:justify-single-word="false" fo:text-indent="0in" style:auto-text-indent="false"/>
    </style:style>
    <style:style style:name="P2310" style:family="paragraph" style:parent-style-name="Standard">
      <style:paragraph-properties fo:margin-left="0.4626in" fo:margin-right="0.9984in" fo:line-height="0.1528in" fo:text-align="justify" style:justify-single-word="false" fo:text-indent="0in" style:auto-text-indent="false"/>
    </style:style>
    <style:style style:name="P2311" style:family="paragraph" style:parent-style-name="Standard">
      <style:paragraph-properties fo:margin-left="0.4626in" fo:margin-right="0.4035in" fo:line-height="0.1528in" fo:text-indent="-0.2957in" style:auto-text-indent="false"/>
    </style:style>
    <style:style style:name="P2312" style:family="paragraph" style:parent-style-name="Standard">
      <style:paragraph-properties fo:margin-left="0.4626in" fo:margin-right="0.7598in" fo:line-height="0.1528in" fo:text-align="justify" style:justify-single-word="false" fo:text-indent="0in" style:auto-text-indent="false"/>
    </style:style>
    <style:style style:name="P2313" style:family="paragraph" style:parent-style-name="Standard">
      <style:paragraph-properties fo:margin-left="0.4634in" fo:margin-right="0.2602in" fo:line-height="0.1528in" fo:text-indent="-0.2957in" style:auto-text-indent="false"/>
    </style:style>
    <style:style style:name="P2314" style:family="paragraph" style:parent-style-name="Standard" style:master-page-name="Converted139">
      <style:paragraph-properties fo:line-height="0.139in" style:page-number="auto"/>
      <style:text-properties fo:font-size="10pt" style:font-size-asian="10pt"/>
    </style:style>
    <style:style style:name="P2315" style:family="paragraph" style:parent-style-name="Standard">
      <style:paragraph-properties fo:margin-left="0.7043in" fo:margin-right="1.0598in" fo:margin-top="0.0484in" fo:margin-bottom="0in" style:contextual-spacing="false" fo:line-height="100%" fo:text-align="justify" style:justify-single-word="false" fo:text-indent="0in" style:auto-text-indent="false"/>
    </style:style>
    <style:style style:name="P2316" style:family="paragraph" style:parent-style-name="Standard">
      <style:paragraph-properties fo:margin-left="0.7043in" fo:margin-right="1.6783in" fo:line-height="0.1528in" fo:text-align="justify" style:justify-single-word="false" fo:text-indent="0in" style:auto-text-indent="false"/>
    </style:style>
    <style:style style:name="P2317" style:family="paragraph" style:parent-style-name="Standard">
      <style:paragraph-properties fo:margin-left="0.7043in" fo:margin-right="1.6516in" fo:line-height="0.1528in" fo:text-align="justify" style:justify-single-word="false" fo:text-indent="0in" style:auto-text-indent="false"/>
    </style:style>
    <style:style style:name="P2318" style:family="paragraph" style:parent-style-name="Standard" style:list-style-name="WWNum27">
      <style:paragraph-properties fo:margin-left="0.8984in" fo:margin-right="0.0008in" fo:line-height="0.152in" fo:text-align="justify" style:justify-single-word="false" fo:text-indent="-0.1945in" style:auto-text-indent="false">
        <style:tab-stops>
          <style:tab-stop style:position="0.8984in"/>
        </style:tab-stops>
      </style:paragraph-properties>
    </style:style>
    <style:style style:name="P2319" style:family="paragraph" style:parent-style-name="Standard">
      <style:paragraph-properties fo:margin-left="0.4634in" fo:margin-right="1.9138in" fo:line-height="0.1528in" fo:text-align="justify" style:justify-single-word="false" fo:text-indent="0in" style:auto-text-indent="false"/>
    </style:style>
    <style:style style:name="P2320" style:family="paragraph" style:parent-style-name="Standard">
      <style:paragraph-properties fo:margin-left="0.4634in" fo:margin-right="0.9535in" fo:line-height="0.1535in" fo:text-align="justify" style:justify-single-word="false" fo:text-indent="0in" style:auto-text-indent="false"/>
    </style:style>
    <style:style style:name="P2321" style:family="paragraph" style:parent-style-name="Standard">
      <style:paragraph-properties fo:margin-left="0.4634in" fo:margin-right="0.4827in" fo:line-height="0.1528in" fo:text-indent="-0.2953in" style:auto-text-indent="false"/>
    </style:style>
    <style:style style:name="P2322" style:family="paragraph" style:parent-style-name="Standard">
      <style:paragraph-properties fo:margin-left="0.4626in" fo:margin-right="0.5319in" fo:margin-top="0.0008in" fo:margin-bottom="0in" style:contextual-spacing="false" fo:line-height="0.1528in" fo:text-indent="-0.2953in" style:auto-text-indent="false"/>
    </style:style>
    <style:style style:name="P2323" style:family="paragraph" style:parent-style-name="Standard">
      <style:paragraph-properties fo:margin-left="0.4626in" fo:margin-right="0.5319in" fo:margin-top="0.0008in" fo:margin-bottom="0in" style:contextual-spacing="false" fo:line-height="0.1516in" fo:text-indent="-0.2953in" style:auto-text-indent="false"/>
    </style:style>
    <style:style style:name="P2324" style:family="paragraph" style:parent-style-name="Standard">
      <style:paragraph-properties fo:margin-left="0.4626in" fo:margin-right="1.402in" fo:line-height="0.1535in" fo:text-align="justify" style:justify-single-word="false" fo:text-indent="0in" style:auto-text-indent="false"/>
    </style:style>
    <style:style style:name="P2325" style:family="paragraph" style:parent-style-name="Standard">
      <style:paragraph-properties fo:margin-left="0.4626in" fo:margin-right="0.7575in" fo:line-height="0.1528in" fo:text-align="justify" style:justify-single-word="false" fo:text-indent="0in" style:auto-text-indent="false"/>
    </style:style>
    <style:style style:name="P2326" style:family="paragraph" style:parent-style-name="Standard">
      <style:paragraph-properties fo:margin-left="0.4626in" fo:margin-right="0.2992in" fo:line-height="0.1528in" fo:text-indent="-0.2953in" style:auto-text-indent="false"/>
    </style:style>
    <style:style style:name="P2327" style:family="paragraph" style:parent-style-name="Standard">
      <style:paragraph-properties fo:margin-left="0.4626in" fo:margin-right="0.402in" fo:margin-top="0.0008in" fo:margin-bottom="0in" style:contextual-spacing="false" fo:line-height="0.1528in" fo:text-indent="-0.2953in" style:auto-text-indent="false"/>
    </style:style>
    <style:style style:name="P2328" style:family="paragraph" style:parent-style-name="Standard">
      <style:paragraph-properties fo:margin-left="0.4626in" fo:margin-right="0.402in" fo:margin-top="0.0008in" fo:margin-bottom="0in" style:contextual-spacing="false" fo:line-height="0.1528in" fo:text-align="justify" style:justify-single-word="false" fo:text-indent="-0.2953in" style:auto-text-indent="false"/>
    </style:style>
    <style:style style:name="P2329" style:family="paragraph" style:parent-style-name="Standard">
      <style:paragraph-properties fo:margin-left="0.4626in" fo:margin-right="0.4492in" fo:margin-top="0.0008in" fo:margin-bottom="0in" style:contextual-spacing="false" fo:line-height="0.1528in" fo:text-align="justify" style:justify-single-word="false" fo:text-indent="0in" style:auto-text-indent="false"/>
    </style:style>
    <style:style style:name="P2330" style:family="paragraph" style:parent-style-name="Standard" style:master-page-name="Converted141">
      <style:paragraph-properties fo:line-height="0.139in" style:page-number="auto"/>
      <style:text-properties fo:font-size="10pt" style:font-size-asian="10pt"/>
    </style:style>
    <style:style style:name="P2331" style:family="paragraph" style:parent-style-name="Standard">
      <style:paragraph-properties fo:margin-left="0.7035in" fo:margin-right="1.8134in" fo:line-height="0.1528in" fo:text-align="justify" style:justify-single-word="false" fo:text-indent="0in" style:auto-text-indent="false"/>
    </style:style>
    <style:style style:name="P2332" style:family="paragraph" style:parent-style-name="Standard" style:list-style-name="WWNum28">
      <style:paragraph-properties fo:margin-left="0.8528in" fo:margin-right="1.0839in" fo:line-height="0.1528in" fo:text-align="justify" style:justify-single-word="false" fo:text-indent="-0.1508in" style:auto-text-indent="false">
        <style:tab-stops>
          <style:tab-stop style:position="0.8528in"/>
        </style:tab-stops>
      </style:paragraph-properties>
    </style:style>
    <style:style style:name="P2333" style:family="paragraph" style:parent-style-name="Standard">
      <style:paragraph-properties fo:margin-left="0.702in" fo:margin-right="0.05in" fo:line-height="0.1528in" fo:text-align="justify" style:justify-single-word="false" fo:text-indent="0in" style:auto-text-indent="false"/>
    </style:style>
    <style:style style:name="P2334" style:family="paragraph" style:parent-style-name="Standard">
      <style:paragraph-properties fo:margin-left="0.1673in" fo:margin-right="0.0764in" fo:line-height="0.1547in" fo:text-indent="0in" style:auto-text-indent="false"/>
    </style:style>
    <style:style style:name="P2335" style:family="paragraph" style:parent-style-name="Standard">
      <style:paragraph-properties fo:margin-left="0.1673in" fo:margin-right="0.0764in" fo:line-height="0.1528in" fo:text-indent="0in" style:auto-text-indent="false"/>
    </style:style>
    <style:style style:name="P2336" style:family="paragraph" style:parent-style-name="Standard">
      <style:paragraph-properties fo:margin-left="0.4626in" fo:margin-right="1.3366in" fo:line-height="0.1528in" fo:text-align="justify" style:justify-single-word="false" fo:text-indent="0in" style:auto-text-indent="false"/>
    </style:style>
    <style:style style:name="P2337" style:family="paragraph" style:parent-style-name="Standard">
      <style:paragraph-properties fo:margin-left="0.4638in" fo:margin-right="0.7417in" fo:line-height="0.1528in" fo:text-align="justify" style:justify-single-word="false" fo:text-indent="0in" style:auto-text-indent="false"/>
    </style:style>
    <style:style style:name="P2338" style:family="paragraph" style:parent-style-name="Standard">
      <style:paragraph-properties fo:margin-left="0.1689in" fo:margin-right="0.1598in" fo:line-height="0.1528in" fo:text-indent="0in" style:auto-text-indent="false"/>
    </style:style>
    <style:style style:name="P2339" style:family="paragraph" style:parent-style-name="Standard">
      <style:paragraph-properties fo:margin-left="0.1689in" fo:margin-right="0.1598in" fo:line-height="0.152in" fo:text-indent="0in" style:auto-text-indent="false"/>
    </style:style>
    <style:style style:name="P2340" style:family="paragraph" style:parent-style-name="Standard">
      <style:paragraph-properties fo:margin-left="0.4646in" fo:margin-right="0.4854in" fo:margin-top="0.0008in" fo:margin-bottom="0in" style:contextual-spacing="false" fo:line-height="0.1528in" fo:text-indent="-0.2957in" style:auto-text-indent="false"/>
    </style:style>
    <style:style style:name="P2341" style:family="paragraph" style:parent-style-name="Standard">
      <style:paragraph-properties fo:margin-left="0.1693in" fo:margin-right="0.1874in" fo:line-height="0.152in" fo:text-indent="0in" style:auto-text-indent="false"/>
    </style:style>
    <style:style style:name="P2342" style:family="paragraph" style:parent-style-name="Standard">
      <style:paragraph-properties fo:margin-left="0.1693in" fo:margin-right="0.4047in" fo:margin-top="0.0008in" fo:margin-bottom="0in" style:contextual-spacing="false" fo:line-height="0.1528in" fo:text-indent="0.2953in" style:auto-text-indent="false"/>
    </style:style>
    <style:style style:name="P2343" style:family="paragraph" style:parent-style-name="Standard">
      <style:paragraph-properties fo:margin-left="0.4646in" fo:margin-right="0.3339in" fo:margin-top="0.0008in" fo:margin-bottom="0in" style:contextual-spacing="false" fo:line-height="0.1528in" fo:text-indent="0in" style:auto-text-indent="false"/>
    </style:style>
    <style:style style:name="P2344" style:family="paragraph" style:parent-style-name="Standard">
      <style:paragraph-properties fo:margin-left="0.4646in" fo:margin-right="0.2083in" fo:margin-top="0.0008in" fo:margin-bottom="0in" style:contextual-spacing="false" fo:line-height="0.1528in" fo:text-indent="0in" style:auto-text-indent="false"/>
    </style:style>
    <style:style style:name="P2345" style:family="paragraph" style:parent-style-name="Standard" style:list-style-name="WWNum28">
      <style:paragraph-properties fo:margin-left="0.6701in" fo:margin-right="0.402in" fo:line-height="0.1528in" fo:text-align="justify" style:justify-single-word="false" fo:text-indent="-0.2055in" style:auto-text-indent="false">
        <style:tab-stops>
          <style:tab-stop style:position="0.6701in"/>
        </style:tab-stops>
      </style:paragraph-properties>
    </style:style>
    <style:style style:name="P2346" style:family="paragraph" style:parent-style-name="Standard" style:list-style-name="WWNum28">
      <style:paragraph-properties fo:margin-left="0.6138in" fo:margin-right="1.1154in" fo:line-height="0.1528in" fo:text-align="justify" style:justify-single-word="false" fo:text-indent="-0.1492in" style:auto-text-indent="false">
        <style:tab-stops>
          <style:tab-stop style:position="0.6138in"/>
        </style:tab-stops>
      </style:paragraph-properties>
    </style:style>
    <style:style style:name="P2347" style:family="paragraph" style:parent-style-name="Standard">
      <style:paragraph-properties fo:margin-left="0.1701in" fo:margin-right="0.2591in" fo:line-height="0.1528in" fo:text-indent="0in" style:auto-text-indent="false"/>
    </style:style>
    <style:style style:name="P2348" style:family="paragraph" style:parent-style-name="Standard">
      <style:paragraph-properties fo:margin-left="0.1701in" fo:margin-right="0.2591in" fo:line-height="0.1535in" fo:text-indent="0in" style:auto-text-indent="false"/>
    </style:style>
    <style:style style:name="P2349" style:family="paragraph" style:parent-style-name="Standard" style:master-page-name="Converted143">
      <style:paragraph-properties fo:line-height="0.139in" style:page-number="auto"/>
      <style:text-properties fo:font-size="10pt" style:font-size-asian="10pt"/>
    </style:style>
    <style:style style:name="P2350" style:family="paragraph" style:parent-style-name="Standard">
      <style:paragraph-properties fo:margin-left="0.7035in" fo:margin-right="0.0618in" fo:margin-top="0.0008in" fo:margin-bottom="0in" style:contextual-spacing="false" fo:line-height="0.1528in" fo:text-align="justify" style:justify-single-word="false" fo:text-indent="0in" style:auto-text-indent="false"/>
    </style:style>
    <style:style style:name="P2351" style:family="paragraph" style:parent-style-name="Standard">
      <style:paragraph-properties fo:margin-left="0.7035in" fo:margin-right="1.9453in" fo:line-height="0.1528in" fo:text-align="justify" style:justify-single-word="false" fo:text-indent="0in" style:auto-text-indent="false"/>
    </style:style>
    <style:style style:name="P2352" style:family="paragraph" style:parent-style-name="Standard">
      <style:paragraph-properties fo:margin-left="0.7043in" fo:margin-right="0.0618in" fo:line-height="0.1528in" fo:text-indent="-0.2957in" style:auto-text-indent="false"/>
    </style:style>
    <style:style style:name="P2353" style:family="paragraph" style:parent-style-name="Standard">
      <style:paragraph-properties fo:margin-left="0.7043in" fo:margin-right="0.1953in" fo:line-height="0.1528in" fo:text-align="justify" style:justify-single-word="false" fo:text-indent="0in" style:auto-text-indent="false"/>
    </style:style>
    <style:style style:name="P2354" style:family="paragraph" style:parent-style-name="Standard">
      <style:paragraph-properties fo:margin-left="0.7035in" fo:margin-right="0.0634in" fo:margin-top="0.0008in" fo:margin-bottom="0in" style:contextual-spacing="false" fo:line-height="0.1528in" fo:text-align="justify" style:justify-single-word="false" fo:text-indent="0in" style:auto-text-indent="false"/>
    </style:style>
    <style:style style:name="P2355" style:family="paragraph" style:parent-style-name="Standard">
      <style:paragraph-properties fo:margin-left="0.7035in" fo:margin-right="1.8484in" fo:line-height="0.1528in" fo:text-align="justify" style:justify-single-word="false" fo:text-indent="0in" style:auto-text-indent="false"/>
    </style:style>
    <style:style style:name="P2356" style:family="paragraph" style:parent-style-name="Standard">
      <style:paragraph-properties fo:margin-left="0.7035in" fo:margin-right="0.778in" fo:line-height="0.1535in" fo:text-align="justify" style:justify-single-word="false" fo:text-indent="0in" style:auto-text-indent="false"/>
    </style:style>
    <style:style style:name="P2357" style:family="paragraph" style:parent-style-name="Standard">
      <style:paragraph-properties fo:margin-left="0.7028in" fo:margin-right="0.0154in" fo:margin-top="0.0008in" fo:margin-bottom="0in" style:contextual-spacing="false" fo:line-height="0.1528in" fo:text-indent="0in" style:auto-text-indent="false"/>
    </style:style>
    <style:style style:name="P2358" style:family="paragraph" style:parent-style-name="Standard">
      <style:paragraph-properties fo:margin-left="0.7028in" fo:margin-right="0.0146in" fo:margin-top="0.0008in" fo:margin-bottom="0in" style:contextual-spacing="false" fo:line-height="0.1528in" fo:text-align="justify" style:justify-single-word="false" fo:text-indent="0in" style:auto-text-indent="false"/>
    </style:style>
    <style:style style:name="P2359" style:family="paragraph" style:parent-style-name="Standard">
      <style:paragraph-properties fo:margin-left="0.7028in" fo:margin-right="0.0161in" fo:margin-top="0.0008in" fo:margin-bottom="0in" style:contextual-spacing="false" fo:line-height="0.1528in" fo:text-align="justify" style:justify-single-word="false" fo:text-indent="0in" style:auto-text-indent="false"/>
    </style:style>
    <style:style style:name="P2360" style:family="paragraph" style:parent-style-name="Standard">
      <style:paragraph-properties fo:margin-left="0.1543in" fo:margin-right="1.0134in" fo:margin-top="0.0602in" fo:margin-bottom="0in" style:contextual-spacing="false" fo:line-height="0.1528in" fo:text-indent="0in" style:auto-text-indent="false" fo:break-before="column"/>
    </style:style>
    <style:style style:name="P2361" style:family="paragraph" style:parent-style-name="Standard">
      <style:paragraph-properties fo:margin-left="0.1543in" fo:margin-right="0in" fo:line-height="0.152in" fo:text-indent="0in" style:auto-text-indent="false"/>
    </style:style>
    <style:style style:name="P2362" style:family="paragraph" style:parent-style-name="Standard">
      <style:paragraph-properties fo:margin-left="0.1543in" fo:margin-right="0in" fo:line-height="0.1528in" fo:text-indent="0in" style:auto-text-indent="false"/>
    </style:style>
    <style:style style:name="P2363" style:family="paragraph" style:parent-style-name="Standard">
      <style:paragraph-properties fo:margin-left="0.1543in" fo:margin-right="0in" fo:line-height="0.1535in" fo:text-indent="0in" style:auto-text-indent="false"/>
    </style:style>
    <style:style style:name="P2364" style:family="paragraph" style:parent-style-name="Standard">
      <style:paragraph-properties fo:margin-left="0.4492in" fo:margin-right="0.4047in" fo:margin-top="0.0008in" fo:margin-bottom="0in" style:contextual-spacing="false" fo:line-height="0.1528in" fo:text-align="justify" style:justify-single-word="false" fo:text-indent="0in" style:auto-text-indent="false"/>
    </style:style>
    <style:style style:name="P2365" style:family="paragraph" style:parent-style-name="Standard">
      <style:paragraph-properties fo:margin-left="0.4492in" fo:margin-right="0.4043in" fo:margin-top="0.0008in" fo:margin-bottom="0in" style:contextual-spacing="false" fo:line-height="0.1528in" fo:text-align="justify" style:justify-single-word="false" fo:text-indent="-0.2953in" style:auto-text-indent="false"/>
    </style:style>
    <style:style style:name="P2366" style:family="paragraph" style:parent-style-name="Standard">
      <style:paragraph-properties fo:margin-left="0.45in" fo:margin-right="0.4035in" fo:margin-top="0.0008in" fo:margin-bottom="0in" style:contextual-spacing="false" fo:line-height="0.1516in" fo:text-align="justify" style:justify-single-word="false" fo:text-indent="-0.0016in" style:auto-text-indent="false"/>
    </style:style>
    <style:style style:name="P2367" style:family="paragraph" style:parent-style-name="Standard">
      <style:paragraph-properties fo:margin-left="0.1547in" fo:margin-right="0in" fo:line-height="0.152in" fo:text-indent="0in" style:auto-text-indent="false"/>
    </style:style>
    <style:style style:name="P2368" style:family="paragraph" style:parent-style-name="Standard">
      <style:paragraph-properties fo:margin-left="0.1547in" fo:margin-right="0in" fo:line-height="0.1528in" fo:text-indent="0in" style:auto-text-indent="false"/>
    </style:style>
    <style:style style:name="P2369" style:family="paragraph" style:parent-style-name="Standard">
      <style:paragraph-properties fo:margin-left="0.45in" fo:margin-right="1.9071in" fo:line-height="0.1535in" fo:text-align="justify" style:justify-single-word="false" fo:text-indent="0in" style:auto-text-indent="false"/>
    </style:style>
    <style:style style:name="P2370" style:family="paragraph" style:parent-style-name="Standard">
      <style:paragraph-properties fo:margin-left="0.45in" fo:margin-right="0.4047in" fo:line-height="0.1528in" fo:text-align="justify" style:justify-single-word="false" fo:text-indent="0in" style:auto-text-indent="false"/>
    </style:style>
    <style:style style:name="P2371" style:family="paragraph" style:parent-style-name="Standard">
      <style:paragraph-properties fo:margin-left="0.1547in" fo:margin-right="0.8602in" fo:margin-top="0.0008in" fo:margin-bottom="0in" style:contextual-spacing="false" fo:line-height="0.1528in" fo:text-indent="0.2945in" style:auto-text-indent="false"/>
    </style:style>
    <style:style style:name="P2372" style:family="paragraph" style:parent-style-name="Standard">
      <style:paragraph-properties fo:margin-left="0.45in" fo:margin-right="0.1953in" fo:margin-top="0.0008in" fo:margin-bottom="0in" style:contextual-spacing="false" fo:line-height="0.1528in" fo:text-indent="-0.2957in" style:auto-text-indent="false"/>
    </style:style>
    <style:style style:name="P2373" style:family="paragraph" style:parent-style-name="Standard">
      <style:paragraph-properties fo:margin-left="0.45in" fo:margin-right="0.4028in" fo:line-height="0.1528in" fo:text-align="justify" style:justify-single-word="false" fo:text-indent="0in" style:auto-text-indent="false"/>
    </style:style>
    <style:style style:name="P2374" style:family="paragraph" style:parent-style-name="Standard">
      <style:paragraph-properties fo:margin-left="0.4508in" fo:margin-right="0.4299in" fo:line-height="0.1528in" fo:text-align="justify" style:justify-single-word="false" fo:text-indent="0in" style:auto-text-indent="false"/>
    </style:style>
    <style:style style:name="P2375" style:family="paragraph" style:parent-style-name="Standard">
      <style:paragraph-properties fo:margin-left="0.1555in" fo:margin-right="0in" fo:line-height="0.1528in" fo:text-indent="0in" style:auto-text-indent="false"/>
    </style:style>
    <style:style style:name="P2376" style:family="paragraph" style:parent-style-name="Standard">
      <style:paragraph-properties fo:margin-left="0.4508in" fo:margin-right="0.4028in" fo:margin-top="0.0008in" fo:margin-bottom="0in" style:contextual-spacing="false" fo:line-height="0.1528in" fo:text-align="justify" style:justify-single-word="false" fo:text-indent="0in" style:auto-text-indent="false"/>
    </style:style>
    <style:style style:name="P2377" style:family="paragraph" style:parent-style-name="Standard">
      <style:paragraph-properties fo:margin-left="0.4508in" fo:margin-right="0.4028in" fo:line-height="0.152in" fo:text-align="justify" style:justify-single-word="false" fo:text-indent="0in" style:auto-text-indent="false"/>
    </style:style>
    <style:style style:name="P2378" style:family="paragraph" style:parent-style-name="Standard">
      <style:paragraph-properties fo:margin-left="0.4508in" fo:margin-right="1.3283in" fo:line-height="0.1528in" fo:text-align="justify" style:justify-single-word="false" fo:text-indent="0in" style:auto-text-indent="false"/>
    </style:style>
    <style:style style:name="P2379" style:family="paragraph" style:parent-style-name="Standard">
      <style:paragraph-properties fo:margin-left="0.4508in" fo:margin-right="0.1953in" fo:margin-top="0.0008in" fo:margin-bottom="0in" style:contextual-spacing="false" fo:line-height="0.1528in" fo:text-indent="-0.2953in" style:auto-text-indent="false"/>
    </style:style>
    <style:style style:name="P2380" style:family="paragraph" style:parent-style-name="Standard">
      <style:paragraph-properties fo:margin-left="0.4508in" fo:margin-right="0.4016in" fo:margin-top="0.0008in" fo:margin-bottom="0in" style:contextual-spacing="false" fo:line-height="0.1528in" fo:text-align="justify" style:justify-single-word="false" fo:text-indent="0in" style:auto-text-indent="false"/>
    </style:style>
    <style:style style:name="P2381" style:family="paragraph" style:parent-style-name="Standard">
      <style:paragraph-properties fo:margin-left="0.4516in" fo:margin-right="0.4016in" fo:margin-top="0.0008in" fo:margin-bottom="0in" style:contextual-spacing="false" fo:line-height="0.1528in" fo:text-align="justify" style:justify-single-word="false" fo:text-indent="0in" style:auto-text-indent="false"/>
    </style:style>
    <style:style style:name="P2382" style:family="paragraph" style:parent-style-name="Standard">
      <style:paragraph-properties fo:margin-left="0.4516in" fo:margin-right="1.1618in" fo:line-height="0.1528in" fo:text-align="justify" style:justify-single-word="false" fo:text-indent="0in" style:auto-text-indent="false"/>
    </style:style>
    <style:style style:name="P2383" style:family="paragraph" style:parent-style-name="Standard">
      <style:paragraph-properties fo:margin-left="0.4516in" fo:margin-right="0.4035in" fo:line-height="0.1528in" fo:text-indent="-0.2953in" style:auto-text-indent="false"/>
    </style:style>
    <style:style style:name="P2384" style:family="paragraph" style:parent-style-name="Standard">
      <style:paragraph-properties fo:margin-left="0.1563in" fo:margin-right="0in" fo:line-height="0.1528in" fo:text-indent="0in" style:auto-text-indent="false"/>
    </style:style>
    <style:style style:name="P2385" style:family="paragraph" style:parent-style-name="Standard" style:master-page-name="Converted145">
      <style:paragraph-properties fo:line-height="0.139in" style:page-number="auto"/>
      <style:text-properties fo:font-size="10pt" style:font-size-asian="10pt"/>
    </style:style>
    <style:style style:name="P2386" style:family="paragraph" style:parent-style-name="Standard">
      <style:paragraph-properties fo:margin-left="0.7043in" fo:margin-right="0.0016in" fo:margin-top="0.0016in" fo:margin-bottom="0in" style:contextual-spacing="false" fo:line-height="0.1516in" fo:text-align="justify" style:justify-single-word="false" fo:text-indent="0.0008in" style:auto-text-indent="false"/>
    </style:style>
    <style:style style:name="P2387" style:family="paragraph" style:parent-style-name="Standard">
      <style:paragraph-properties fo:margin-left="0.7043in" fo:margin-right="1.6744in" fo:line-height="0.152in" fo:text-align="justify" style:justify-single-word="false" fo:text-indent="0in" style:auto-text-indent="false"/>
    </style:style>
    <style:style style:name="P2388" style:family="paragraph" style:parent-style-name="Standard">
      <style:paragraph-properties fo:margin-left="0.4634in" fo:margin-right="0.1083in" fo:margin-top="0.0571in" fo:margin-bottom="0in" style:contextual-spacing="false" fo:line-height="95%" fo:text-indent="0in" style:auto-text-indent="false" fo:break-before="column"/>
    </style:style>
    <style:style style:name="P2389" style:family="paragraph" style:parent-style-name="Standard">
      <style:paragraph-properties fo:margin-left="0.4634in" fo:margin-right="0.9811in" fo:line-height="0.1535in" fo:text-align="justify" style:justify-single-word="false" fo:text-indent="0in" style:auto-text-indent="false"/>
    </style:style>
    <style:style style:name="P2390" style:family="paragraph" style:parent-style-name="Standard">
      <style:paragraph-properties fo:margin-left="0.4626in" fo:margin-right="1.8799in" fo:line-height="0.1528in" fo:text-align="justify" style:justify-single-word="false" fo:text-indent="0in" style:auto-text-indent="false"/>
    </style:style>
    <style:style style:name="P2391" style:family="paragraph" style:parent-style-name="Standard">
      <style:paragraph-properties fo:margin-left="0.1681in" fo:margin-right="0.1465in" fo:line-height="0.1528in" fo:text-indent="0in" style:auto-text-indent="false"/>
    </style:style>
    <style:style style:name="P2392" style:family="paragraph" style:parent-style-name="Standard">
      <style:paragraph-properties fo:margin-left="0.4626in" fo:margin-right="1.261in" fo:line-height="0.1528in" fo:text-align="justify" style:justify-single-word="false" fo:text-indent="0in" style:auto-text-indent="false"/>
    </style:style>
    <style:style style:name="P2393" style:family="paragraph" style:parent-style-name="Standard" style:master-page-name="Converted147">
      <style:paragraph-properties fo:line-height="0.139in" style:page-number="auto"/>
      <style:text-properties fo:font-size="10pt" style:font-size-asian="10pt"/>
    </style:style>
    <style:style style:name="P2394" style:family="paragraph" style:parent-style-name="Standard">
      <style:paragraph-properties fo:margin-left="0.7043in" fo:margin-right="0.0134in" fo:margin-top="0.05in" fo:margin-bottom="0in" style:contextual-spacing="false" fo:line-height="100%" fo:text-align="justify" style:justify-single-word="false" fo:text-indent="0in" style:auto-text-indent="false"/>
    </style:style>
    <style:style style:name="P2395" style:family="paragraph" style:parent-style-name="Standard">
      <style:paragraph-properties fo:margin-left="0.7043in" fo:margin-right="0.1327in" fo:line-height="0.1528in" fo:text-indent="-0.2957in" style:auto-text-indent="false"/>
    </style:style>
    <style:style style:name="P2396" style:family="paragraph" style:parent-style-name="Standard">
      <style:paragraph-properties fo:margin-left="0.7035in" fo:margin-right="0.5634in" fo:line-height="0.1528in" fo:text-align="justify" style:justify-single-word="false" fo:text-indent="0in" style:auto-text-indent="false"/>
    </style:style>
    <style:style style:name="P2397" style:family="paragraph" style:parent-style-name="Standard">
      <style:paragraph-properties fo:margin-left="0.7035in" fo:margin-right="0.5709in" fo:line-height="0.1528in" fo:text-align="justify" style:justify-single-word="false" fo:text-indent="0in" style:auto-text-indent="false"/>
    </style:style>
    <style:style style:name="P2398" style:family="paragraph" style:parent-style-name="Standard">
      <style:paragraph-properties fo:margin-left="0.7043in" fo:margin-right="1.4701in" fo:line-height="0.1528in" fo:text-align="justify" style:justify-single-word="false" fo:text-indent="0in" style:auto-text-indent="false"/>
    </style:style>
    <style:style style:name="P2399" style:family="paragraph" style:parent-style-name="Standard">
      <style:paragraph-properties fo:margin-left="0.7043in" fo:margin-right="0.0701in" fo:margin-top="0.0008in" fo:margin-bottom="0in" style:contextual-spacing="false" fo:line-height="0.1528in" fo:text-indent="-0.2957in" style:auto-text-indent="false"/>
    </style:style>
    <style:style style:name="P2400" style:family="paragraph" style:parent-style-name="Standard">
      <style:paragraph-properties fo:margin-left="0.7047in" fo:margin-right="1.0425in" fo:line-height="0.1535in" fo:text-align="justify" style:justify-single-word="false" fo:text-indent="0in" style:auto-text-indent="false"/>
    </style:style>
    <style:style style:name="P2401" style:family="paragraph" style:parent-style-name="Standard">
      <style:paragraph-properties fo:margin-left="0.7047in" fo:margin-right="0.478in" fo:line-height="0.1535in" fo:text-align="justify" style:justify-single-word="false" fo:text-indent="0in" style:auto-text-indent="false"/>
    </style:style>
    <style:style style:name="P2402" style:family="paragraph" style:parent-style-name="Standard">
      <style:paragraph-properties fo:margin-left="0.7047in" fo:margin-right="0.048in" fo:line-height="0.1528in" fo:text-align="justify" style:justify-single-word="false" fo:text-indent="0in" style:auto-text-indent="false"/>
    </style:style>
    <style:style style:name="P2403" style:family="paragraph" style:parent-style-name="Standard">
      <style:paragraph-properties fo:margin-left="0.4634in" fo:margin-right="0.2173in" fo:margin-top="0.0008in" fo:margin-bottom="0in" style:contextual-spacing="false" fo:line-height="0.1528in" fo:text-indent="0in" style:auto-text-indent="false"/>
    </style:style>
    <style:style style:name="P2404" style:family="paragraph" style:parent-style-name="Standard">
      <style:paragraph-properties fo:margin-left="0.1681in" fo:margin-right="0.4717in" fo:line-height="0.152in" fo:text-indent="0in" style:auto-text-indent="false"/>
    </style:style>
    <style:style style:name="P2405" style:family="paragraph" style:parent-style-name="Standard">
      <style:paragraph-properties fo:margin-left="0.1689in" fo:margin-right="0.2409in" fo:line-height="0.152in" fo:text-indent="0in" style:auto-text-indent="false"/>
    </style:style>
    <style:style style:name="P2406" style:family="paragraph" style:parent-style-name="Standard">
      <style:paragraph-properties fo:margin-left="0.1689in" fo:margin-right="0.2409in" fo:line-height="0.1528in" fo:text-indent="0in" style:auto-text-indent="false"/>
    </style:style>
    <style:style style:name="P2407" style:family="paragraph" style:parent-style-name="Standard" style:master-page-name="Converted149">
      <style:paragraph-properties fo:line-height="0.139in" style:page-number="auto"/>
      <style:text-properties fo:font-size="10pt" style:font-size-asian="10pt"/>
    </style:style>
    <style:style style:name="P2408" style:family="paragraph" style:parent-style-name="Standard">
      <style:paragraph-properties fo:margin-left="0.7043in" fo:margin-right="0.6339in" fo:margin-top="0.05in" fo:margin-bottom="0in" style:contextual-spacing="false" fo:line-height="100%" fo:text-align="justify" style:justify-single-word="false" fo:text-indent="0in" style:auto-text-indent="false"/>
    </style:style>
    <style:style style:name="P2409" style:family="paragraph" style:parent-style-name="Standard">
      <style:paragraph-properties fo:margin-left="0.7043in" fo:margin-right="0.3646in" fo:line-height="0.1528in" fo:text-align="justify" style:justify-single-word="false" fo:text-indent="0in" style:auto-text-indent="false"/>
    </style:style>
    <style:style style:name="P2410" style:family="paragraph" style:parent-style-name="Standard">
      <style:paragraph-properties fo:margin-left="0.7043in" fo:margin-right="0.978in" fo:line-height="0.1528in" fo:text-align="justify" style:justify-single-word="false" fo:text-indent="0in" style:auto-text-indent="false"/>
    </style:style>
    <style:style style:name="P2411" style:family="paragraph" style:parent-style-name="Standard">
      <style:paragraph-properties fo:margin-left="0.7043in" fo:margin-right="1.6335in" fo:line-height="0.1535in" fo:text-align="justify" style:justify-single-word="false" fo:text-indent="0in" style:auto-text-indent="false"/>
    </style:style>
    <style:style style:name="P2412" style:family="paragraph" style:parent-style-name="Standard">
      <style:paragraph-properties fo:margin-left="0.7043in" fo:margin-right="1.2626in" fo:line-height="0.1535in" fo:text-align="justify" style:justify-single-word="false" fo:text-indent="0in" style:auto-text-indent="false"/>
    </style:style>
    <style:style style:name="P2413" style:family="paragraph" style:parent-style-name="Standard">
      <style:paragraph-properties fo:margin-left="0.7043in" fo:margin-right="0.7311in" fo:line-height="0.1535in" fo:text-align="justify" style:justify-single-word="false" fo:text-indent="0in" style:auto-text-indent="false"/>
    </style:style>
    <style:style style:name="P2414" style:family="paragraph" style:parent-style-name="Standard">
      <style:paragraph-properties fo:margin-left="0.7043in" fo:margin-right="1.6917in" fo:line-height="0.1528in" fo:text-align="justify" style:justify-single-word="false" fo:text-indent="0in" style:auto-text-indent="false"/>
    </style:style>
    <style:style style:name="P2415" style:family="paragraph" style:parent-style-name="Standard">
      <style:paragraph-properties fo:margin-left="0.7043in" fo:margin-right="0.1146in" fo:line-height="0.1528in" fo:text-align="justify" style:justify-single-word="false" fo:text-indent="0in" style:auto-text-indent="false"/>
    </style:style>
    <style:style style:name="P2416" style:family="paragraph" style:parent-style-name="Standard">
      <style:paragraph-properties fo:margin-left="0.7043in" fo:margin-right="0.0764in" fo:line-height="0.1535in" fo:text-align="justify" style:justify-single-word="false" fo:text-indent="0in" style:auto-text-indent="false"/>
    </style:style>
    <style:style style:name="P2417" style:family="paragraph" style:parent-style-name="Standard">
      <style:paragraph-properties fo:margin-left="0.4638in" fo:margin-right="1.1756in" fo:line-height="0.1528in" fo:text-align="justify" style:justify-single-word="false" fo:text-indent="0in" style:auto-text-indent="false"/>
    </style:style>
    <style:style style:name="P2418" style:family="paragraph" style:parent-style-name="Standard">
      <style:paragraph-properties fo:margin-left="0.1693in" fo:margin-right="0.1654in" fo:line-height="0.1528in" fo:text-indent="0in" style:auto-text-indent="false"/>
    </style:style>
    <style:style style:name="P2419" style:family="paragraph" style:parent-style-name="Standard">
      <style:paragraph-properties fo:margin-left="0.1693in" fo:margin-right="0.1654in" fo:line-height="0.152in" fo:text-indent="0in" style:auto-text-indent="false"/>
    </style:style>
    <style:style style:name="P2420" style:family="paragraph" style:parent-style-name="Standard">
      <style:paragraph-properties fo:margin-left="0.4646in" fo:margin-right="1.1819in" fo:line-height="0.1535in" fo:text-align="justify" style:justify-single-word="false" fo:text-indent="0in" style:auto-text-indent="false"/>
    </style:style>
    <style:style style:name="P2421" style:family="paragraph" style:parent-style-name="Standard">
      <style:paragraph-properties fo:margin-left="0.4638in" fo:margin-right="1.6646in" fo:line-height="0.1535in" fo:text-align="justify" style:justify-single-word="false" fo:text-indent="0in" style:auto-text-indent="false"/>
    </style:style>
    <style:style style:name="P2422" style:family="paragraph" style:parent-style-name="Standard">
      <style:paragraph-properties fo:margin-left="0.1693in" fo:margin-right="0.0618in" fo:line-height="0.1528in" fo:text-indent="0in" style:auto-text-indent="false"/>
    </style:style>
    <style:style style:name="P2423" style:family="paragraph" style:parent-style-name="Standard">
      <style:paragraph-properties fo:margin-left="0.1693in" fo:margin-right="0.4717in" fo:line-height="0.1528in" fo:text-indent="0in" style:auto-text-indent="false"/>
    </style:style>
    <style:style style:name="P2424" style:family="paragraph" style:parent-style-name="Standard">
      <style:paragraph-properties fo:margin-left="0.4638in" fo:margin-right="0.9583in" fo:line-height="0.1535in" fo:text-align="justify" style:justify-single-word="false" fo:text-indent="0in" style:auto-text-indent="false"/>
    </style:style>
    <style:style style:name="P2425" style:family="paragraph" style:parent-style-name="Standard">
      <style:paragraph-properties fo:margin-left="0.4638in" fo:margin-right="0.4689in" fo:line-height="0.1528in" fo:text-indent="-0.2953in" style:auto-text-indent="false"/>
    </style:style>
    <style:style style:name="P2426" style:family="paragraph" style:parent-style-name="Standard">
      <style:paragraph-properties fo:margin-left="0.4638in" fo:margin-right="1.0602in" fo:line-height="0.1528in" fo:text-align="justify" style:justify-single-word="false" fo:text-indent="0in" style:auto-text-indent="false"/>
    </style:style>
    <style:style style:name="P2427" style:family="paragraph" style:parent-style-name="Standard">
      <style:paragraph-properties fo:margin-left="0.4638in" fo:margin-right="0.1929in" fo:margin-top="0.0008in" fo:margin-bottom="0in" style:contextual-spacing="false" fo:line-height="0.1528in" fo:text-indent="-0.2953in" style:auto-text-indent="false"/>
    </style:style>
    <style:style style:name="P2428" style:family="paragraph" style:parent-style-name="Standard">
      <style:paragraph-properties fo:margin-left="0.4638in" fo:margin-right="0.4945in" fo:margin-top="0.0008in" fo:margin-bottom="0in" style:contextual-spacing="false" fo:line-height="0.1528in" fo:text-indent="-0.2953in" style:auto-text-indent="false"/>
    </style:style>
    <style:style style:name="P2429" style:family="paragraph" style:parent-style-name="Standard" style:master-page-name="Converted151">
      <style:paragraph-properties fo:line-height="0.139in" style:page-number="auto"/>
      <style:text-properties fo:font-size="10pt" style:font-size-asian="10pt"/>
    </style:style>
    <style:style style:name="P2430" style:family="paragraph" style:parent-style-name="Standard">
      <style:paragraph-properties fo:margin-left="0.7035in" fo:margin-right="0.7472in" fo:line-height="0.1528in" fo:text-align="justify" style:justify-single-word="false" fo:text-indent="0in" style:auto-text-indent="false"/>
    </style:style>
    <style:style style:name="P2431" style:family="paragraph" style:parent-style-name="Standard">
      <style:paragraph-properties fo:margin-left="0.7028in" fo:margin-right="0.048in" fo:line-height="0.1528in" fo:text-align="justify" style:justify-single-word="false" fo:text-indent="0in" style:auto-text-indent="false"/>
    </style:style>
    <style:style style:name="P2432" style:family="paragraph" style:parent-style-name="Standard">
      <style:paragraph-properties fo:margin-left="0.702in" fo:margin-right="0.0008in" fo:margin-top="0.0008in" fo:margin-bottom="0in" style:contextual-spacing="false" fo:line-height="0.1528in" fo:text-indent="-0.2953in" style:auto-text-indent="false"/>
    </style:style>
    <style:style style:name="P2433" style:family="paragraph" style:parent-style-name="Standard">
      <style:paragraph-properties fo:margin-left="0.7016in" fo:margin-right="1.3681in" fo:line-height="0.1528in" fo:text-align="justify" style:justify-single-word="false" fo:text-indent="0in" style:auto-text-indent="false"/>
    </style:style>
    <style:style style:name="P2434" style:family="paragraph" style:parent-style-name="Standard">
      <style:paragraph-properties fo:margin-left="0.7016in" fo:margin-right="0.002in" fo:margin-top="0.0008in" fo:margin-bottom="0in" style:contextual-spacing="false" fo:line-height="0.1528in" fo:text-align="justify" style:justify-single-word="false" fo:text-indent="-0.2953in" style:auto-text-indent="false"/>
    </style:style>
    <style:style style:name="P2435" style:family="paragraph" style:parent-style-name="Standard">
      <style:paragraph-properties fo:margin-left="0.4646in" fo:margin-right="0.8945in" fo:margin-top="0.0484in" fo:margin-bottom="0in" style:contextual-spacing="false" fo:line-height="100%" fo:text-align="justify" style:justify-single-word="false" fo:text-indent="0in" style:auto-text-indent="false" fo:break-before="column"/>
    </style:style>
    <style:style style:name="P2436" style:family="paragraph" style:parent-style-name="Standard">
      <style:paragraph-properties fo:margin-left="0.4654in" fo:margin-right="0.4047in" fo:line-height="0.1528in" fo:text-indent="-0.2953in" style:auto-text-indent="false">
        <style:tab-stops>
          <style:tab-stop style:position="1.0591in"/>
          <style:tab-stop style:position="1.9339in"/>
        </style:tab-stops>
      </style:paragraph-properties>
    </style:style>
    <style:style style:name="P2437" style:family="paragraph" style:parent-style-name="Standard">
      <style:paragraph-properties fo:margin-left="0.4654in" fo:margin-right="0.4035in" fo:margin-top="0.0008in" fo:margin-bottom="0in" style:contextual-spacing="false" fo:line-height="0.1528in" fo:text-indent="-0.2957in" style:auto-text-indent="false"/>
    </style:style>
    <style:style style:name="P2438" style:family="paragraph" style:parent-style-name="Standard">
      <style:paragraph-properties fo:margin-left="0.4654in" fo:margin-right="1.6154in" fo:line-height="0.1535in" fo:text-align="justify" style:justify-single-word="false" fo:text-indent="0in" style:auto-text-indent="false"/>
    </style:style>
    <style:style style:name="P2439" style:family="paragraph" style:parent-style-name="Standard">
      <style:paragraph-properties fo:margin-left="0.4661in" fo:margin-right="0.4028in" fo:line-height="0.1528in" fo:text-indent="-0.2957in" style:auto-text-indent="false"/>
    </style:style>
    <style:style style:name="P2440" style:family="paragraph" style:parent-style-name="Standard">
      <style:paragraph-properties fo:margin-left="0.4661in" fo:margin-right="0.4028in" fo:margin-top="0.0008in" fo:margin-bottom="0in" style:contextual-spacing="false" fo:line-height="0.1528in" fo:text-align="justify" style:justify-single-word="false" fo:text-indent="0in" style:auto-text-indent="false"/>
    </style:style>
    <style:style style:name="P2441" style:family="paragraph" style:parent-style-name="Standard">
      <style:paragraph-properties fo:margin-left="0.1701in" fo:margin-right="0.498in" fo:line-height="0.152in" fo:text-indent="0in" style:auto-text-indent="false"/>
    </style:style>
    <style:style style:name="P2442" style:family="paragraph" style:parent-style-name="Standard">
      <style:paragraph-properties fo:margin-left="0.1701in" fo:margin-right="1.1839in" fo:margin-top="0.0008in" fo:margin-bottom="0in" style:contextual-spacing="false" fo:line-height="0.1528in" fo:text-indent="0in" style:auto-text-indent="false"/>
    </style:style>
    <style:style style:name="P2443" style:family="paragraph" style:parent-style-name="Standard">
      <style:paragraph-properties fo:margin-left="0.4654in" fo:margin-right="0.4028in" fo:margin-top="0.0008in" fo:margin-bottom="0in" style:contextual-spacing="false" fo:line-height="0.1528in" fo:text-indent="-0.2953in" style:auto-text-indent="false">
        <style:tab-stops>
          <style:tab-stop style:position="0.8102in"/>
          <style:tab-stop style:position="1.5516in"/>
          <style:tab-stop style:position="2.2764in"/>
        </style:tab-stops>
      </style:paragraph-properties>
    </style:style>
    <style:style style:name="P2444" style:family="paragraph" style:parent-style-name="Standard">
      <style:paragraph-properties fo:margin-left="0.1701in" fo:margin-right="0.4035in" fo:margin-top="0.0008in" fo:margin-bottom="0in" style:contextual-spacing="false" fo:line-height="0.1528in" fo:text-align="end" style:justify-single-word="false" fo:text-indent="0.2945in" style:auto-text-indent="false"/>
    </style:style>
    <style:style style:name="P2445" style:family="paragraph" style:parent-style-name="Standard">
      <style:paragraph-properties fo:margin-left="0.1701in" fo:margin-right="1.3602in" fo:margin-top="0.0008in" fo:margin-bottom="0in" style:contextual-spacing="false" fo:line-height="0.1528in" fo:text-indent="0.2953in" style:auto-text-indent="false"/>
    </style:style>
    <style:style style:name="P2446" style:family="paragraph" style:parent-style-name="Standard">
      <style:paragraph-properties fo:margin-left="0.4654in" fo:margin-right="0.4043in" fo:margin-top="0.0008in" fo:margin-bottom="0in" style:contextual-spacing="false" fo:line-height="0.1528in" fo:text-align="justify" style:justify-single-word="false" fo:text-indent="-0.2953in" style:auto-text-indent="false"/>
    </style:style>
    <style:style style:name="P2447" style:family="paragraph" style:parent-style-name="Standard">
      <style:paragraph-properties fo:margin-left="0.4654in" fo:margin-right="0.4717in" fo:margin-top="0.0008in" fo:margin-bottom="0in" style:contextual-spacing="false" fo:line-height="0.1528in" fo:text-indent="-0.2953in" style:auto-text-indent="false"/>
    </style:style>
    <style:style style:name="P2448" style:family="paragraph" style:parent-style-name="Standard">
      <style:paragraph-properties fo:margin-left="0.4646in" fo:margin-right="0.4429in" fo:line-height="0.1547in" fo:text-align="justify" style:justify-single-word="false" fo:text-indent="0in" style:auto-text-indent="false"/>
    </style:style>
    <style:style style:name="P2449" style:family="paragraph" style:parent-style-name="Standard" style:master-page-name="Converted153">
      <style:paragraph-properties fo:line-height="0.139in" style:page-number="auto"/>
      <style:text-properties fo:font-size="10pt" style:font-size-asian="10pt"/>
    </style:style>
    <style:style style:name="P2450" style:family="paragraph" style:parent-style-name="Standard">
      <style:paragraph-properties fo:margin-left="0.7035in" fo:margin-right="1.3799in" fo:line-height="0.1535in" fo:text-align="justify" style:justify-single-word="false" fo:text-indent="0in" style:auto-text-indent="false"/>
    </style:style>
    <style:style style:name="P2451" style:family="paragraph" style:parent-style-name="Standard">
      <style:paragraph-properties fo:margin-left="0.7035in" fo:margin-right="0.2937in" fo:line-height="0.1528in" fo:text-align="justify" style:justify-single-word="false" fo:text-indent="0in" style:auto-text-indent="false"/>
    </style:style>
    <style:style style:name="P2452" style:family="paragraph" style:parent-style-name="Standard">
      <style:paragraph-properties fo:margin-left="0.7028in" fo:margin-right="0.0484in" fo:margin-top="0.0008in" fo:margin-bottom="0in" style:contextual-spacing="false" fo:line-height="0.1528in" fo:text-align="justify" style:justify-single-word="false" fo:text-indent="0in" style:auto-text-indent="false"/>
    </style:style>
    <style:style style:name="P2453" style:family="paragraph" style:parent-style-name="Standard">
      <style:paragraph-properties fo:margin-left="0.7028in" fo:margin-right="1.1189in" fo:line-height="0.1528in" fo:text-align="justify" style:justify-single-word="false" fo:text-indent="0in" style:auto-text-indent="false"/>
    </style:style>
    <style:style style:name="P2454" style:family="paragraph" style:parent-style-name="Standard">
      <style:paragraph-properties fo:margin-left="0.7043in" fo:margin-right="0.0484in" fo:line-height="0.1535in" fo:text-align="justify" style:justify-single-word="false" fo:text-indent="0in" style:auto-text-indent="false"/>
    </style:style>
    <style:style style:name="P2455" style:family="paragraph" style:parent-style-name="Standard">
      <style:paragraph-properties fo:margin-left="0.7043in" fo:margin-right="0.0484in" fo:margin-top="0.0008in" fo:margin-bottom="0in" style:contextual-spacing="false" fo:line-height="0.1528in" fo:text-align="justify" style:justify-single-word="false" fo:text-indent="0in" style:auto-text-indent="false"/>
    </style:style>
    <style:style style:name="P2456" style:family="paragraph" style:parent-style-name="Standard">
      <style:paragraph-properties fo:margin-left="0.1693in" fo:margin-right="1.9402in" fo:margin-top="0.0563in" fo:margin-bottom="0in" style:contextual-spacing="false" fo:line-height="0.1528in" fo:text-indent="0.2945in" style:auto-text-indent="false" fo:break-before="column"/>
    </style:style>
    <style:style style:name="P2457" style:family="paragraph" style:parent-style-name="Standard">
      <style:paragraph-properties fo:margin-left="0.4646in" fo:margin-right="0.7138in" fo:margin-top="0.0008in" fo:margin-bottom="0in" style:contextual-spacing="false" fo:line-height="0.1528in" fo:text-indent="0in" style:auto-text-indent="false"/>
    </style:style>
    <style:style style:name="P2458" style:family="paragraph" style:parent-style-name="Standard">
      <style:paragraph-properties fo:margin-left="0.4646in" fo:margin-right="0.2272in" fo:line-height="0.1528in" fo:text-indent="0in" style:auto-text-indent="false"/>
    </style:style>
    <style:style style:name="P2459" style:family="paragraph" style:parent-style-name="Standard">
      <style:paragraph-properties fo:margin-left="0.4646in" fo:margin-right="0.2272in" fo:line-height="0.1535in" fo:text-indent="0in" style:auto-text-indent="false"/>
    </style:style>
    <style:style style:name="P2460" style:family="paragraph" style:parent-style-name="Standard">
      <style:paragraph-properties fo:margin-left="0.4646in" fo:margin-right="0.2272in" fo:margin-top="0.0008in" fo:margin-bottom="0in" style:contextual-spacing="false" fo:line-height="0.1528in" fo:text-indent="0in" style:auto-text-indent="false"/>
    </style:style>
    <style:style style:name="P2461" style:family="paragraph" style:parent-style-name="Standard">
      <style:paragraph-properties fo:margin-left="0.4646in" fo:margin-right="0.1008in" fo:line-height="0.1528in" fo:text-indent="-0.2953in" style:auto-text-indent="false"/>
    </style:style>
    <style:style style:name="P2462" style:family="paragraph" style:parent-style-name="Standard">
      <style:paragraph-properties fo:margin-left="0.4646in" fo:margin-right="0.4055in" fo:line-height="0.1528in" fo:text-indent="-0.2953in" style:auto-text-indent="false"/>
    </style:style>
    <style:style style:name="P2463" style:family="paragraph" style:parent-style-name="Standard">
      <style:paragraph-properties fo:margin-left="0.4646in" fo:margin-right="0.1638in" fo:line-height="0.1516in" fo:text-indent="0in" style:auto-text-indent="false"/>
    </style:style>
    <style:style style:name="P2464" style:family="paragraph" style:parent-style-name="Standard">
      <style:paragraph-properties fo:margin-left="0.4646in" fo:margin-right="0.1638in" fo:line-height="0.1535in" fo:text-indent="0in" style:auto-text-indent="false"/>
    </style:style>
    <style:style style:name="P2465" style:family="paragraph" style:parent-style-name="Standard" style:master-page-name="Converted155">
      <style:paragraph-properties fo:line-height="0.139in" style:page-number="auto"/>
      <style:text-properties fo:font-size="10pt" style:font-size-asian="10pt"/>
    </style:style>
    <style:style style:name="P2466" style:family="paragraph" style:parent-style-name="Standard">
      <style:paragraph-properties fo:margin-left="0.7028in" fo:margin-right="0in" fo:line-height="0.1528in" fo:text-indent="-0.2957in" style:auto-text-indent="false"/>
    </style:style>
    <style:style style:name="P2467" style:family="paragraph" style:parent-style-name="Standard">
      <style:paragraph-properties fo:margin-left="0.4075in" fo:margin-right="0.3335in" fo:margin-top="0.0008in" fo:margin-bottom="0in" style:contextual-spacing="false" fo:line-height="0.1528in" fo:text-indent="0in" style:auto-text-indent="false"/>
    </style:style>
    <style:style style:name="P2468" style:family="paragraph" style:parent-style-name="Standard">
      <style:paragraph-properties fo:margin-left="0.7028in" fo:margin-right="0.0618in" fo:line-height="0.1528in" fo:text-indent="0in" style:auto-text-indent="false"/>
    </style:style>
    <style:style style:name="P2469" style:family="paragraph" style:parent-style-name="Standard">
      <style:paragraph-properties fo:margin-left="0.4634in" fo:margin-right="0.5472in" fo:margin-top="0.0528in" fo:margin-bottom="0in" style:contextual-spacing="false" fo:line-height="100%" fo:text-align="justify" style:justify-single-word="false" fo:text-indent="0in" style:auto-text-indent="false" fo:break-before="column"/>
    </style:style>
    <style:style style:name="P2470" style:family="paragraph" style:parent-style-name="Standard">
      <style:paragraph-properties fo:margin-left="0.4626in" fo:margin-right="0.4866in" fo:line-height="0.1528in" fo:text-align="justify" style:justify-single-word="false" fo:text-indent="0in" style:auto-text-indent="false"/>
    </style:style>
    <style:style style:name="P2471" style:family="paragraph" style:parent-style-name="Standard">
      <style:paragraph-properties fo:margin-left="0.4626in" fo:margin-right="1.0256in" fo:line-height="0.1528in" fo:text-align="justify" style:justify-single-word="false" fo:text-indent="0in" style:auto-text-indent="false"/>
    </style:style>
    <style:style style:name="P2472" style:family="paragraph" style:parent-style-name="Standard">
      <style:paragraph-properties fo:margin-left="0.4626in" fo:margin-right="0.4535in" fo:line-height="0.1528in" fo:text-align="justify" style:justify-single-word="false" fo:text-indent="-0.2957in" style:auto-text-indent="false"/>
    </style:style>
    <style:style style:name="P2473" style:family="paragraph" style:parent-style-name="Standard">
      <style:paragraph-properties fo:margin-left="0.4638in" fo:margin-right="0.4425in" fo:margin-top="0.0008in" fo:margin-bottom="0in" style:contextual-spacing="false" fo:line-height="0.1528in" fo:text-align="justify" style:justify-single-word="false" fo:text-indent="-0.2953in" style:auto-text-indent="false"/>
    </style:style>
    <style:style style:name="P2474" style:family="paragraph" style:parent-style-name="Standard">
      <style:paragraph-properties fo:margin-left="0.4638in" fo:margin-right="1.1992in" fo:line-height="0.1528in" fo:text-align="justify" style:justify-single-word="false" fo:text-indent="0in" style:auto-text-indent="false"/>
    </style:style>
    <style:style style:name="P2475" style:family="paragraph" style:parent-style-name="Standard">
      <style:paragraph-properties fo:margin-left="0.4638in" fo:margin-right="0.4335in" fo:line-height="0.1528in" fo:text-align="justify" style:justify-single-word="false" fo:text-indent="-0.2953in" style:auto-text-indent="false"/>
    </style:style>
    <style:style style:name="P2476" style:family="paragraph" style:parent-style-name="Standard">
      <style:paragraph-properties fo:margin-left="0.4638in" fo:margin-right="0.2173in" fo:margin-top="0.0008in" fo:margin-bottom="0in" style:contextual-spacing="false" fo:line-height="0.1528in" fo:text-indent="0in" style:auto-text-indent="false"/>
    </style:style>
    <style:style style:name="P2477" style:family="paragraph" style:parent-style-name="Standard">
      <style:paragraph-properties fo:margin-left="0.4634in" fo:margin-right="0.9835in" fo:line-height="0.1528in" fo:text-align="justify" style:justify-single-word="false" fo:text-indent="0in" style:auto-text-indent="false"/>
    </style:style>
    <style:style style:name="P2478" style:family="paragraph" style:parent-style-name="Standard">
      <style:paragraph-properties fo:margin-left="0.4634in" fo:margin-right="1.8925in" fo:line-height="0.1528in" fo:text-align="justify" style:justify-single-word="false" fo:text-indent="0in" style:auto-text-indent="false"/>
    </style:style>
    <style:style style:name="P2479" style:family="paragraph" style:parent-style-name="Standard" style:master-page-name="Converted157">
      <style:paragraph-properties fo:line-height="0.139in" style:page-number="auto"/>
      <style:text-properties fo:font-size="10pt" style:font-size-asian="10pt"/>
    </style:style>
    <style:style style:name="P2480" style:family="paragraph" style:parent-style-name="Standard">
      <style:paragraph-properties fo:margin-left="0.7035in" fo:margin-right="0.1563in" fo:margin-top="0.0008in" fo:margin-bottom="0in" style:contextual-spacing="false" fo:line-height="0.1528in" fo:text-indent="-0.2953in" style:auto-text-indent="false"/>
    </style:style>
    <style:style style:name="P2481" style:family="paragraph" style:parent-style-name="Standard">
      <style:paragraph-properties fo:margin-left="0.7035in" fo:margin-right="1.7965in" fo:line-height="0.1528in" fo:text-align="justify" style:justify-single-word="false" fo:text-indent="0in" style:auto-text-indent="false"/>
    </style:style>
    <style:style style:name="P2482" style:family="paragraph" style:parent-style-name="Standard">
      <style:paragraph-properties fo:margin-left="0.7035in" fo:margin-right="0.0772in" fo:line-height="0.1528in" fo:text-indent="-0.2953in" style:auto-text-indent="false"/>
    </style:style>
    <style:style style:name="P2483" style:family="paragraph" style:parent-style-name="Standard">
      <style:paragraph-properties fo:margin-left="0.7028in" fo:margin-right="0.0311in" fo:line-height="0.1528in" fo:text-indent="-0.2953in" style:auto-text-indent="false"/>
    </style:style>
    <style:style style:name="P2484" style:family="paragraph" style:parent-style-name="Standard">
      <style:paragraph-properties fo:margin-left="0.7028in" fo:margin-right="0.7819in" fo:line-height="0.1528in" fo:text-align="justify" style:justify-single-word="false" fo:text-indent="0in" style:auto-text-indent="false"/>
    </style:style>
    <style:style style:name="P2485" style:family="paragraph" style:parent-style-name="Standard">
      <style:paragraph-properties fo:margin-left="0.7028in" fo:margin-right="0.4728in" fo:line-height="0.1528in" fo:text-align="justify" style:justify-single-word="false" fo:text-indent="0in" style:auto-text-indent="false"/>
    </style:style>
    <style:style style:name="P2486" style:family="paragraph" style:parent-style-name="Standard">
      <style:paragraph-properties fo:margin-left="0.4646in" fo:margin-right="1.4425in" fo:line-height="0.1528in" fo:text-align="justify" style:justify-single-word="false" fo:text-indent="0in" style:auto-text-indent="false"/>
    </style:style>
    <style:style style:name="P2487" style:family="paragraph" style:parent-style-name="Standard">
      <style:paragraph-properties fo:margin-left="0.4646in" fo:margin-right="0.452in" fo:line-height="0.1528in" fo:text-indent="-0.2953in" style:auto-text-indent="false"/>
    </style:style>
    <style:style style:name="P2488" style:family="paragraph" style:parent-style-name="Standard">
      <style:paragraph-properties fo:margin-left="0.1693in" fo:margin-right="0.1917in" fo:line-height="0.1528in" fo:text-indent="0in" style:auto-text-indent="false"/>
    </style:style>
    <style:style style:name="P2489" style:family="paragraph" style:parent-style-name="Standard">
      <style:paragraph-properties fo:margin-left="0.4638in" fo:margin-right="1.5173in" fo:line-height="0.1528in" fo:text-align="justify" style:justify-single-word="false" fo:text-indent="0in" style:auto-text-indent="false"/>
    </style:style>
    <style:style style:name="P2490" style:family="paragraph" style:parent-style-name="Standard">
      <style:paragraph-properties fo:margin-left="0.1689in" fo:margin-right="1.0984in" fo:margin-top="0.0008in" fo:margin-bottom="0in" style:contextual-spacing="false" fo:line-height="0.1528in" fo:text-indent="0in" style:auto-text-indent="false"/>
    </style:style>
    <style:style style:name="P2491" style:family="paragraph" style:parent-style-name="Standard">
      <style:paragraph-properties fo:margin-left="0.4646in" fo:margin-right="0.6252in" fo:line-height="0.1535in" fo:text-align="justify" style:justify-single-word="false" fo:text-indent="0in" style:auto-text-indent="false"/>
    </style:style>
    <style:style style:name="P2492" style:family="paragraph" style:parent-style-name="Standard">
      <style:paragraph-properties fo:margin-left="0.4646in" fo:margin-right="0.0673in" fo:line-height="0.1528in" fo:text-indent="-0.2953in" style:auto-text-indent="false"/>
    </style:style>
    <style:style style:name="P2493" style:family="paragraph" style:parent-style-name="Standard">
      <style:paragraph-properties fo:margin-left="0.4646in" fo:margin-right="1.8028in" fo:line-height="0.1528in" fo:text-align="justify" style:justify-single-word="false" fo:text-indent="0in" style:auto-text-indent="false"/>
    </style:style>
    <style:style style:name="P2494" style:family="paragraph" style:parent-style-name="Standard">
      <style:paragraph-properties fo:margin-left="0.4646in" fo:margin-right="0.4874in" fo:line-height="0.1528in" fo:text-indent="-0.2957in" style:auto-text-indent="false"/>
    </style:style>
    <style:style style:name="P2495" style:family="paragraph" style:parent-style-name="Standard">
      <style:paragraph-properties fo:margin-left="0.1693in" fo:margin-right="0.4799in" fo:line-height="0.1528in" fo:text-indent="0in" style:auto-text-indent="false"/>
    </style:style>
    <style:style style:name="P2496" style:family="paragraph" style:parent-style-name="Standard" style:master-page-name="Converted159">
      <style:paragraph-properties fo:line-height="0.139in" style:page-number="auto"/>
      <style:text-properties fo:font-size="10pt" style:font-size-asian="10pt"/>
    </style:style>
    <style:style style:name="P2497" style:family="paragraph" style:parent-style-name="Standard">
      <style:paragraph-properties fo:margin-left="0.7047in" fo:margin-right="1.3728in" fo:line-height="0.1528in" fo:text-align="justify" style:justify-single-word="false" fo:text-indent="0in" style:auto-text-indent="false"/>
    </style:style>
    <style:style style:name="P2498" style:family="paragraph" style:parent-style-name="Standard">
      <style:paragraph-properties fo:margin-left="0.7047in" fo:margin-right="1.7571in" fo:line-height="0.1535in" fo:text-align="justify" style:justify-single-word="false" fo:text-indent="0in" style:auto-text-indent="false"/>
    </style:style>
    <style:style style:name="P2499" style:family="paragraph" style:parent-style-name="Standard">
      <style:paragraph-properties fo:margin-left="0.7047in" fo:margin-right="0.702in" fo:line-height="0.1535in" fo:text-align="justify" style:justify-single-word="false" fo:text-indent="0in" style:auto-text-indent="false"/>
    </style:style>
    <style:style style:name="P2500" style:family="paragraph" style:parent-style-name="Standard">
      <style:paragraph-properties fo:margin-left="0.7047in" fo:margin-right="0.0484in" fo:margin-top="0.0008in" fo:margin-bottom="0in" style:contextual-spacing="false" fo:line-height="0.1528in" fo:text-indent="-0.2953in" style:auto-text-indent="false"/>
    </style:style>
    <style:style style:name="P2501" style:family="paragraph" style:parent-style-name="Standard">
      <style:paragraph-properties fo:margin-left="0.7047in" fo:margin-right="0.0291in" fo:margin-top="0.0008in" fo:margin-bottom="0in" style:contextual-spacing="false" fo:line-height="0.1528in" fo:text-align="justify" style:justify-single-word="false" fo:text-indent="-0.2953in" style:auto-text-indent="false"/>
    </style:style>
    <style:style style:name="P2502" style:family="paragraph" style:parent-style-name="Standard">
      <style:paragraph-properties fo:margin-left="0.7055in" fo:margin-right="0.0457in" fo:line-height="0.1528in" fo:text-align="justify" style:justify-single-word="false" fo:text-indent="0in" style:auto-text-indent="false"/>
    </style:style>
    <style:style style:name="P2503" style:family="paragraph" style:parent-style-name="Standard">
      <style:paragraph-properties fo:margin-left="0.1693in" fo:margin-right="0.1591in" fo:line-height="0.1547in" fo:text-indent="0in" style:auto-text-indent="false"/>
    </style:style>
    <style:style style:name="P2504" style:family="paragraph" style:parent-style-name="Standard">
      <style:paragraph-properties fo:margin-left="0.1681in" fo:margin-right="0.2425in" fo:line-height="0.1508in" fo:text-indent="0in" style:auto-text-indent="false"/>
    </style:style>
    <style:style style:name="P2505" style:family="paragraph" style:parent-style-name="Standard">
      <style:paragraph-properties fo:margin-left="0.1681in" fo:margin-right="0.2425in" fo:line-height="0.1528in" fo:text-indent="0in" style:auto-text-indent="false"/>
    </style:style>
    <style:style style:name="P2506" style:family="paragraph" style:parent-style-name="Standard">
      <style:paragraph-properties fo:margin-left="0.4626in" fo:margin-right="0.0665in" fo:line-height="0.1528in" fo:text-indent="0in" style:auto-text-indent="false"/>
    </style:style>
    <style:style style:name="P2507" style:family="paragraph" style:parent-style-name="Standard">
      <style:paragraph-properties fo:margin-left="0.4626in" fo:margin-right="0.0665in" fo:line-height="0.1535in" fo:text-indent="0in" style:auto-text-indent="false"/>
    </style:style>
    <style:style style:name="P2508" style:family="paragraph" style:parent-style-name="Standard">
      <style:paragraph-properties fo:margin-left="0.4626in" fo:margin-right="0.0665in" fo:line-height="0.1528in" fo:text-indent="-0.2953in" style:auto-text-indent="false"/>
    </style:style>
    <style:style style:name="P2509" style:family="paragraph" style:parent-style-name="Standard">
      <style:paragraph-properties fo:margin-left="0.4626in" fo:margin-right="0.4898in" fo:line-height="0.1528in" fo:text-indent="0in" style:auto-text-indent="false"/>
    </style:style>
    <style:style style:name="P2510" style:family="paragraph" style:parent-style-name="Standard" style:master-page-name="Converted161">
      <style:paragraph-properties fo:line-height="0.139in" style:page-number="auto"/>
      <style:text-properties fo:font-size="10pt" style:font-size-asian="10pt"/>
    </style:style>
    <style:style style:name="P2511" style:family="paragraph" style:parent-style-name="Standard">
      <style:paragraph-properties fo:margin-left="0.7035in" fo:margin-right="0.0402in" fo:line-height="0.1528in" fo:text-align="justify" style:justify-single-word="false" fo:text-indent="0in" style:auto-text-indent="false"/>
    </style:style>
    <style:style style:name="P2512" style:family="paragraph" style:parent-style-name="Standard" style:list-style-name="WWNum31">
      <style:paragraph-properties fo:margin-left="0.8543in" fo:margin-right="0.198in" fo:line-height="0.1528in" fo:text-align="justify" style:justify-single-word="false" fo:text-indent="-0.1508in" style:auto-text-indent="false">
        <style:tab-stops>
          <style:tab-stop style:position="0.8543in"/>
        </style:tab-stops>
      </style:paragraph-properties>
    </style:style>
    <style:style style:name="P2513" style:family="paragraph" style:parent-style-name="Standard">
      <style:paragraph-properties fo:margin-left="0.7043in" fo:margin-right="0.7118in" fo:line-height="0.1528in" fo:text-align="justify" style:justify-single-word="false" fo:text-indent="0in" style:auto-text-indent="false"/>
    </style:style>
    <style:style style:name="P2514" style:family="paragraph" style:parent-style-name="Standard">
      <style:paragraph-properties fo:margin-left="0.7047in" fo:margin-right="1.7354in" fo:line-height="0.1528in" fo:text-align="justify" style:justify-single-word="false" fo:text-indent="0in" style:auto-text-indent="false"/>
    </style:style>
    <style:style style:name="P2515" style:family="paragraph" style:parent-style-name="Standard">
      <style:paragraph-properties fo:margin-left="0.7047in" fo:margin-right="0.6736in" fo:line-height="0.1528in" fo:text-align="justify" style:justify-single-word="false" fo:text-indent="0in" style:auto-text-indent="false"/>
    </style:style>
    <style:style style:name="P2516" style:family="paragraph" style:parent-style-name="Standard">
      <style:paragraph-properties fo:margin-left="0.7047in" fo:margin-right="1.0335in" fo:line-height="0.1535in" fo:text-align="justify" style:justify-single-word="false" fo:text-indent="0in" style:auto-text-indent="false"/>
    </style:style>
    <style:style style:name="P2517" style:family="paragraph" style:parent-style-name="Standard">
      <style:paragraph-properties fo:margin-left="0.4638in" fo:margin-right="0.5083in" fo:margin-top="0.0528in" fo:margin-bottom="0in" style:contextual-spacing="false" fo:line-height="100%" fo:text-indent="0in" style:auto-text-indent="false" fo:break-before="column"/>
    </style:style>
    <style:style style:name="P2518" style:family="paragraph" style:parent-style-name="Standard">
      <style:paragraph-properties fo:margin-left="0.4634in" fo:margin-right="0.8165in" fo:line-height="0.1528in" fo:text-indent="0in" style:auto-text-indent="false"/>
    </style:style>
    <style:style style:name="P2519" style:family="paragraph" style:parent-style-name="Standard">
      <style:paragraph-properties fo:margin-left="0.4634in" fo:margin-right="0.4508in" fo:margin-top="0.0008in" fo:margin-bottom="0in" style:contextual-spacing="false" fo:line-height="0.1528in" fo:text-indent="-0.2953in" style:auto-text-indent="false"/>
    </style:style>
    <style:style style:name="P2520" style:family="paragraph" style:parent-style-name="Standard">
      <style:paragraph-properties fo:margin-left="0.4634in" fo:margin-right="0.2602in" fo:margin-top="0.0008in" fo:margin-bottom="0in" style:contextual-spacing="false" fo:line-height="0.1528in" fo:text-indent="0in" style:auto-text-indent="false"/>
    </style:style>
    <style:style style:name="P2521" style:family="paragraph" style:parent-style-name="Standard">
      <style:paragraph-properties fo:margin-left="0.4626in" fo:margin-right="0.1374in" fo:line-height="0.1528in" fo:text-indent="-0.2953in" style:auto-text-indent="false"/>
    </style:style>
    <style:style style:name="P2522" style:family="paragraph" style:parent-style-name="Standard">
      <style:paragraph-properties fo:margin-left="0.4626in" fo:margin-right="0.0354in" fo:line-height="0.1535in" fo:text-indent="0in" style:auto-text-indent="false"/>
    </style:style>
    <style:style style:name="P2523" style:family="paragraph" style:parent-style-name="Standard">
      <style:paragraph-properties fo:margin-left="0.4626in" fo:margin-right="0.1398in" fo:line-height="0.1528in" fo:text-indent="-0.2953in" style:auto-text-indent="false"/>
    </style:style>
    <style:style style:name="P2524" style:family="paragraph" style:parent-style-name="Standard">
      <style:paragraph-properties fo:margin-left="0.4618in" fo:margin-right="0.5161in" fo:margin-top="0.0008in" fo:margin-bottom="0in" style:contextual-spacing="false" fo:line-height="0.1528in" fo:text-indent="-0.2953in" style:auto-text-indent="false"/>
    </style:style>
    <style:style style:name="P2525" style:family="paragraph" style:parent-style-name="Standard">
      <style:paragraph-properties fo:margin-left="0.4618in" fo:margin-right="0in" fo:line-height="0.1535in" fo:text-indent="0in" style:auto-text-indent="false"/>
    </style:style>
    <style:style style:name="P2526" style:family="paragraph" style:parent-style-name="Standard">
      <style:paragraph-properties fo:margin-left="0.4618in" fo:margin-right="0.1209in" fo:line-height="0.1528in" fo:text-indent="-0.2953in" style:auto-text-indent="false"/>
    </style:style>
    <style:style style:name="P2527" style:family="paragraph" style:parent-style-name="Standard">
      <style:paragraph-properties fo:margin-left="0.4618in" fo:margin-right="0.2008in" fo:margin-top="0.0008in" fo:margin-bottom="0in" style:contextual-spacing="false" fo:line-height="0.1528in" fo:text-indent="0in" style:auto-text-indent="false"/>
    </style:style>
    <style:style style:name="P2528" style:family="paragraph" style:parent-style-name="Standard">
      <style:paragraph-properties fo:margin-left="0.1665in" fo:margin-right="0.2602in" fo:line-height="0.1528in" fo:text-indent="0in" style:auto-text-indent="false"/>
    </style:style>
    <style:style style:name="P2529" style:family="paragraph" style:parent-style-name="Standard" style:master-page-name="Converted163">
      <style:paragraph-properties fo:line-height="0.139in" style:page-number="auto"/>
      <style:text-properties fo:font-size="10pt" style:font-size-asian="10pt"/>
    </style:style>
    <style:style style:name="P2530" style:family="paragraph" style:parent-style-name="Standard">
      <style:paragraph-properties fo:margin-left="0.7043in" fo:margin-right="1.7681in" fo:margin-top="0.05in" fo:margin-bottom="0in" style:contextual-spacing="false" fo:line-height="100%" fo:text-align="justify" style:justify-single-word="false" fo:text-indent="0in" style:auto-text-indent="false"/>
    </style:style>
    <style:style style:name="P2531" style:family="paragraph" style:parent-style-name="Standard">
      <style:paragraph-properties fo:margin-left="0.7043in" fo:margin-right="1.2945in" fo:line-height="0.1535in" fo:text-align="justify" style:justify-single-word="false" fo:text-indent="0in" style:auto-text-indent="false"/>
    </style:style>
    <style:style style:name="P2532" style:family="paragraph" style:parent-style-name="Standard">
      <style:paragraph-properties fo:margin-left="0.7035in" fo:margin-right="0.152in" fo:margin-top="0.0008in" fo:margin-bottom="0in" style:contextual-spacing="false" fo:line-height="0.1528in" fo:text-indent="-0.2957in" style:auto-text-indent="false"/>
    </style:style>
    <style:style style:name="P2533" style:family="paragraph" style:parent-style-name="Standard">
      <style:paragraph-properties fo:margin-left="0.7035in" fo:margin-right="1.7752in" fo:line-height="0.1535in" fo:text-align="justify" style:justify-single-word="false" fo:text-indent="0in" style:auto-text-indent="false"/>
    </style:style>
    <style:style style:name="P2534" style:family="paragraph" style:parent-style-name="Standard">
      <style:paragraph-properties fo:margin-left="0.7028in" fo:margin-right="0.3929in" fo:line-height="0.1535in" fo:text-align="justify" style:justify-single-word="false" fo:text-indent="0in" style:auto-text-indent="false"/>
    </style:style>
    <style:style style:name="P2535" style:family="paragraph" style:parent-style-name="Standard">
      <style:paragraph-properties fo:margin-left="0.702in" fo:margin-right="1.7756in" fo:line-height="0.1528in" fo:text-align="justify" style:justify-single-word="false" fo:text-indent="0in" style:auto-text-indent="false"/>
    </style:style>
    <style:style style:name="P2536" style:family="paragraph" style:parent-style-name="Standard">
      <style:paragraph-properties fo:margin-left="0.702in" fo:margin-right="0.8402in" fo:line-height="0.1528in" fo:text-align="justify" style:justify-single-word="false" fo:text-indent="0in" style:auto-text-indent="false"/>
    </style:style>
    <style:style style:name="P2537" style:family="paragraph" style:parent-style-name="Standard">
      <style:paragraph-properties fo:margin-left="0.702in" fo:margin-right="0.0508in" fo:margin-top="0.0008in" fo:margin-bottom="0in" style:contextual-spacing="false" fo:line-height="0.1528in" fo:text-align="justify" style:justify-single-word="false" fo:text-indent="0in" style:auto-text-indent="false"/>
    </style:style>
    <style:style style:name="P2538" style:family="paragraph" style:parent-style-name="Standard">
      <style:paragraph-properties fo:margin-left="0.702in" fo:margin-right="1.039in" fo:line-height="0.1528in" fo:text-align="justify" style:justify-single-word="false" fo:text-indent="0in" style:auto-text-indent="false"/>
    </style:style>
    <style:style style:name="P2539" style:family="paragraph" style:parent-style-name="Standard">
      <style:paragraph-properties fo:margin-left="0.702in" fo:margin-right="0.1075in" fo:line-height="0.1528in" fo:text-indent="-0.2953in" style:auto-text-indent="false"/>
    </style:style>
    <style:style style:name="P2540" style:family="paragraph" style:parent-style-name="Standard">
      <style:paragraph-properties fo:margin-left="0.4626in" fo:margin-right="0.2472in" fo:margin-top="0.0591in" fo:margin-bottom="0in" style:contextual-spacing="false" fo:line-height="0.1528in" fo:text-indent="-0.2953in" style:auto-text-indent="false" fo:break-before="column"/>
    </style:style>
    <style:style style:name="P2541" style:family="paragraph" style:parent-style-name="Standard" style:list-style-name="WWNum31">
      <style:paragraph-properties fo:margin-left="0.6902in" fo:margin-right="0in" fo:line-height="0.152in" fo:text-indent="-0.228in" style:auto-text-indent="false">
        <style:tab-stops>
          <style:tab-stop style:position="0.6902in"/>
          <style:tab-stop style:position="1.1311in"/>
        </style:tab-stops>
      </style:paragraph-properties>
    </style:style>
    <style:style style:name="P2542" style:family="paragraph" style:parent-style-name="Standard">
      <style:paragraph-properties fo:margin-left="0.4626in" fo:margin-right="0.1764in" fo:line-height="0.1528in" fo:text-indent="-0.2953in" style:auto-text-indent="false"/>
    </style:style>
    <style:style style:name="P2543" style:family="paragraph" style:parent-style-name="Standard">
      <style:paragraph-properties fo:margin-left="0.4626in" fo:margin-right="0.1035in" fo:margin-top="0.0008in" fo:margin-bottom="0in" style:contextual-spacing="false" fo:line-height="0.1528in" fo:text-indent="-0.2953in" style:auto-text-indent="false"/>
    </style:style>
    <style:style style:name="P2544" style:family="paragraph" style:parent-style-name="Standard">
      <style:paragraph-properties fo:margin-left="0.4626in" fo:margin-right="0.1846in" fo:line-height="0.1528in" fo:text-indent="0in" style:auto-text-indent="false"/>
    </style:style>
    <style:style style:name="P2545" style:family="paragraph" style:parent-style-name="Standard">
      <style:paragraph-properties fo:margin-left="0.1693in" fo:margin-right="0.9909in" fo:margin-top="0.0008in" fo:margin-bottom="0in" style:contextual-spacing="false" fo:line-height="0.1528in" fo:text-indent="0in" style:auto-text-indent="false"/>
    </style:style>
    <style:style style:name="P2546" style:family="paragraph" style:parent-style-name="Standard">
      <style:paragraph-properties fo:margin-left="0.4646in" fo:margin-right="0.0618in" fo:margin-top="0.0008in" fo:margin-bottom="0in" style:contextual-spacing="false" fo:line-height="0.1528in" fo:text-indent="-0.2953in" style:auto-text-indent="false"/>
    </style:style>
    <style:style style:name="P2547" style:family="paragraph" style:parent-style-name="Standard">
      <style:paragraph-properties fo:margin-left="0.4646in" fo:margin-right="0.4799in" fo:line-height="0.1528in" fo:text-indent="-0.2953in" style:auto-text-indent="false"/>
    </style:style>
    <style:style style:name="P2548" style:family="paragraph" style:parent-style-name="Standard">
      <style:paragraph-properties fo:margin-left="0.4646in" fo:margin-right="0.2472in" fo:margin-top="0.0008in" fo:margin-bottom="0in" style:contextual-spacing="false" fo:line-height="0.1528in" fo:text-indent="-0.2953in" style:auto-text-indent="false"/>
    </style:style>
    <style:style style:name="P2549" style:family="paragraph" style:parent-style-name="Standard">
      <style:paragraph-properties fo:margin-left="0.1693in" fo:margin-right="0.2173in" fo:line-height="0.152in" fo:text-indent="0in" style:auto-text-indent="false"/>
    </style:style>
    <style:style style:name="P2550" style:family="paragraph" style:parent-style-name="Standard">
      <style:paragraph-properties fo:margin-left="0.1693in" fo:margin-right="0.2173in" fo:line-height="0.1528in" fo:text-indent="0in" style:auto-text-indent="false"/>
    </style:style>
    <style:style style:name="P2551" style:family="paragraph" style:parent-style-name="Standard">
      <style:paragraph-properties fo:margin-left="0.4638in" fo:margin-right="0.4791in" fo:margin-top="0.0008in" fo:margin-bottom="0in" style:contextual-spacing="false" fo:line-height="0.1528in" fo:text-indent="0in" style:auto-text-indent="false"/>
    </style:style>
    <style:style style:name="P2552" style:family="paragraph" style:parent-style-name="Standard">
      <style:paragraph-properties fo:margin-left="0.1689in" fo:margin-right="0.0764in" fo:line-height="0.1528in" fo:text-indent="0in" style:auto-text-indent="false"/>
    </style:style>
    <style:style style:name="P2553" style:family="paragraph" style:parent-style-name="Standard">
      <style:paragraph-properties fo:margin-left="0.1689in" fo:margin-right="0.0764in" fo:line-height="0.1535in" fo:text-indent="0in" style:auto-text-indent="false"/>
    </style:style>
    <style:style style:name="P2554" style:family="paragraph" style:parent-style-name="Standard" style:master-page-name="Converted165">
      <style:paragraph-properties fo:line-height="0.139in" style:page-number="auto"/>
      <style:text-properties fo:font-size="10pt" style:font-size-asian="10pt"/>
    </style:style>
    <style:style style:name="P2555" style:family="paragraph" style:parent-style-name="Standard">
      <style:paragraph-properties fo:margin-left="0.7035in" fo:margin-right="1.5638in" fo:line-height="0.1528in" fo:text-align="justify" style:justify-single-word="false" fo:text-indent="0in" style:auto-text-indent="false"/>
    </style:style>
    <style:style style:name="P2556" style:family="paragraph" style:parent-style-name="Standard">
      <style:paragraph-properties fo:margin-left="0.7035in" fo:margin-right="0.4291in" fo:line-height="0.1535in" fo:text-align="justify" style:justify-single-word="false" fo:text-indent="0in" style:auto-text-indent="false"/>
    </style:style>
    <style:style style:name="P2557" style:family="paragraph" style:parent-style-name="Standard">
      <style:paragraph-properties fo:margin-left="0.4091in" fo:margin-right="0.8339in" fo:margin-top="0.0008in" fo:margin-bottom="0in" style:contextual-spacing="false" fo:line-height="0.1528in" fo:text-indent="0.2945in" style:auto-text-indent="false"/>
    </style:style>
    <style:style style:name="P2558" style:family="paragraph" style:parent-style-name="Standard">
      <style:paragraph-properties fo:margin-left="0.4091in" fo:margin-right="0.6193in" fo:margin-top="0.0008in" fo:margin-bottom="0in" style:contextual-spacing="false" fo:line-height="0.1528in" fo:text-indent="0in" style:auto-text-indent="false"/>
    </style:style>
    <style:style style:name="P2559" style:family="paragraph" style:parent-style-name="Standard">
      <style:paragraph-properties fo:margin-left="0.1693in" fo:margin-right="0.2819in" fo:line-height="0.152in" fo:text-indent="0in" style:auto-text-indent="false"/>
    </style:style>
    <style:style style:name="P2560" style:family="paragraph" style:parent-style-name="Standard">
      <style:paragraph-properties fo:margin-left="0.1693in" fo:margin-right="0.2819in" fo:line-height="0.1535in" fo:text-indent="0in" style:auto-text-indent="false"/>
    </style:style>
    <style:style style:name="P2561" style:family="paragraph" style:parent-style-name="Standard">
      <style:paragraph-properties fo:margin-left="0.1693in" fo:margin-right="0.5398in" fo:line-height="0.1528in" fo:text-indent="0in" style:auto-text-indent="false"/>
    </style:style>
    <style:style style:name="P2562" style:family="paragraph" style:parent-style-name="Standard">
      <style:paragraph-properties fo:margin-left="0.4646in" fo:margin-right="0.1827in" fo:margin-top="0.0016in" fo:margin-bottom="0in" style:contextual-spacing="false" fo:line-height="0.1516in" fo:text-indent="-0.2953in" style:auto-text-indent="false"/>
    </style:style>
    <style:style style:name="P2563" style:family="paragraph" style:parent-style-name="Standard">
      <style:paragraph-properties fo:margin-left="0.4646in" fo:margin-right="0.3028in" fo:line-height="0.1528in" fo:text-indent="-0.2957in" style:auto-text-indent="false"/>
    </style:style>
    <style:style style:name="P2564" style:family="paragraph" style:parent-style-name="Standard">
      <style:paragraph-properties fo:margin-left="0.1693in" fo:margin-right="0.2272in" fo:line-height="0.1535in" fo:text-indent="0in" style:auto-text-indent="false"/>
    </style:style>
    <style:style style:name="P2565" style:family="paragraph" style:parent-style-name="Standard">
      <style:paragraph-properties fo:margin-left="0.1693in" fo:margin-right="1.5291in" fo:line-height="0.1528in" fo:text-indent="0in" style:auto-text-indent="false"/>
    </style:style>
    <style:style style:name="P2566" style:family="paragraph" style:parent-style-name="Standard">
      <style:paragraph-properties fo:margin-left="0.4654in" fo:margin-right="0.4043in" fo:margin-top="0.0008in" fo:margin-bottom="0in" style:contextual-spacing="false" fo:line-height="0.1528in" fo:text-align="justify" style:justify-single-word="false" fo:text-indent="0in" style:auto-text-indent="false"/>
    </style:style>
    <style:style style:name="P2567" style:family="paragraph" style:parent-style-name="Standard">
      <style:paragraph-properties fo:margin-left="0.1701in" fo:margin-right="0.228in" fo:line-height="0.152in" fo:text-indent="0in" style:auto-text-indent="false"/>
    </style:style>
    <style:style style:name="P2568" style:family="paragraph" style:parent-style-name="Standard">
      <style:paragraph-properties fo:margin-left="0.1701in" fo:margin-right="0.228in" fo:line-height="0.1528in" fo:text-indent="0in" style:auto-text-indent="false"/>
    </style:style>
    <style:style style:name="P2569" style:family="paragraph" style:parent-style-name="Standard">
      <style:paragraph-properties fo:margin-left="0.4646in" fo:margin-right="1.7984in" fo:line-height="0.1535in" fo:text-align="justify" style:justify-single-word="false" fo:text-indent="0in" style:auto-text-indent="false"/>
    </style:style>
    <style:style style:name="P2570" style:family="paragraph" style:parent-style-name="Standard">
      <style:paragraph-properties fo:margin-left="0.4654in" fo:margin-right="0.8244in" fo:line-height="0.1528in" fo:text-align="justify" style:justify-single-word="false" fo:text-indent="0in" style:auto-text-indent="false"/>
    </style:style>
    <style:style style:name="P2571" style:family="paragraph" style:parent-style-name="Standard">
      <style:paragraph-properties fo:margin-left="0.4654in" fo:margin-right="0.4327in" fo:margin-top="0.0008in" fo:margin-bottom="0in" style:contextual-spacing="false" fo:line-height="0.1528in" fo:text-align="justify" style:justify-single-word="false" fo:text-indent="0in" style:auto-text-indent="false"/>
    </style:style>
    <style:style style:name="P2572" style:family="paragraph" style:parent-style-name="Standard">
      <style:paragraph-properties fo:margin-left="0.4654in" fo:margin-right="0.7984in" fo:line-height="0.1528in" fo:text-align="justify" style:justify-single-word="false" fo:text-indent="0in" style:auto-text-indent="false"/>
    </style:style>
    <style:style style:name="P2573" style:family="paragraph" style:parent-style-name="Standard">
      <style:paragraph-properties fo:margin-left="0.4646in" fo:margin-right="0.3028in" fo:line-height="0.1528in" fo:text-indent="-0.2953in" style:auto-text-indent="false"/>
    </style:style>
    <style:style style:name="P2574" style:family="paragraph" style:parent-style-name="Standard">
      <style:paragraph-properties fo:margin-left="0.4654in" fo:margin-right="0.4417in" fo:line-height="0.1528in" fo:text-align="justify" style:justify-single-word="false" fo:text-indent="0in" style:auto-text-indent="false"/>
    </style:style>
    <style:style style:name="P2575" style:family="paragraph" style:parent-style-name="Standard">
      <style:paragraph-properties fo:margin-left="0.4654in" fo:margin-right="1.1717in" fo:line-height="0.1528in" fo:text-align="justify" style:justify-single-word="false" fo:text-indent="0in" style:auto-text-indent="false"/>
    </style:style>
    <style:style style:name="P2576" style:family="paragraph" style:parent-style-name="Standard">
      <style:paragraph-properties fo:margin-left="0.1701in" fo:margin-right="0.2272in" fo:line-height="0.1528in" fo:text-indent="0in" style:auto-text-indent="false"/>
    </style:style>
    <style:style style:name="P2577" style:family="paragraph" style:parent-style-name="Standard">
      <style:paragraph-properties fo:margin-left="0.1701in" fo:margin-right="0.2272in" fo:line-height="0.1535in" fo:text-indent="0in" style:auto-text-indent="false"/>
    </style:style>
    <style:style style:name="P2578" style:family="paragraph" style:parent-style-name="Standard" style:master-page-name="Converted167">
      <style:paragraph-properties fo:line-height="0.139in" style:page-number="auto"/>
      <style:text-properties fo:font-size="10pt" style:font-size-asian="10pt"/>
    </style:style>
    <style:style style:name="P2579" style:family="paragraph" style:parent-style-name="Standard">
      <style:paragraph-properties fo:margin-left="0.7035in" fo:margin-right="0.0437in" fo:line-height="0.1528in" fo:text-align="justify" style:justify-single-word="false" fo:text-indent="0in" style:auto-text-indent="false"/>
    </style:style>
    <style:style style:name="P2580" style:family="paragraph" style:parent-style-name="Standard">
      <style:paragraph-properties fo:margin-left="0.7035in" fo:margin-right="0.0047in" fo:line-height="0.1528in" fo:text-indent="-0.2953in" style:auto-text-indent="false"/>
    </style:style>
    <style:style style:name="P2581" style:family="paragraph" style:parent-style-name="Standard">
      <style:paragraph-properties fo:margin-left="0.7035in" fo:margin-right="0.0047in" fo:margin-top="0.0591in" fo:margin-bottom="0in" style:contextual-spacing="false" fo:line-height="0.1528in" fo:text-indent="-0.2953in" style:auto-text-indent="false"/>
    </style:style>
    <style:style style:name="P2582" style:family="paragraph" style:parent-style-name="Standard">
      <style:paragraph-properties fo:margin-left="0.7035in" fo:margin-right="0.8075in" fo:line-height="0.1528in" fo:text-align="justify" style:justify-single-word="false" fo:text-indent="0in" style:auto-text-indent="false"/>
    </style:style>
    <style:style style:name="P2583" style:family="paragraph" style:parent-style-name="Standard">
      <style:paragraph-properties fo:margin-left="0.4083in" fo:margin-right="0.0492in" fo:margin-top="0.0008in" fo:margin-bottom="0in" style:contextual-spacing="false" fo:line-height="0.1528in" fo:text-align="end" style:justify-single-word="false" fo:text-indent="0.2953in" style:auto-text-indent="false"/>
    </style:style>
    <style:style style:name="P2584" style:family="paragraph" style:parent-style-name="Standard">
      <style:paragraph-properties fo:margin-left="0.4638in" fo:margin-right="0.5091in" fo:line-height="0.1528in" fo:text-indent="0in" style:auto-text-indent="false"/>
    </style:style>
    <style:style style:name="P2585" style:family="paragraph" style:parent-style-name="Standard">
      <style:paragraph-properties fo:margin-left="0.4638in" fo:margin-right="0.0618in" fo:line-height="0.1528in" fo:text-indent="0in" style:auto-text-indent="false"/>
    </style:style>
    <style:style style:name="P2586" style:family="paragraph" style:parent-style-name="Standard">
      <style:paragraph-properties fo:margin-left="0.1689in" fo:margin-right="0.4425in" fo:margin-top="0.0008in" fo:margin-bottom="0in" style:contextual-spacing="false" fo:line-height="0.1528in" fo:text-align="end" style:justify-single-word="false" fo:text-indent="0.2945in" style:auto-text-indent="false"/>
    </style:style>
    <style:style style:name="P2587" style:family="paragraph" style:parent-style-name="Standard">
      <style:paragraph-properties fo:margin-left="0.4638in" fo:margin-right="0.228in" fo:margin-top="0.0008in" fo:margin-bottom="0in" style:contextual-spacing="false" fo:line-height="0.1528in" fo:text-indent="-0.2957in" style:auto-text-indent="false"/>
    </style:style>
    <style:style style:name="P2588" style:family="paragraph" style:parent-style-name="Standard" style:list-style-name="WWNum32">
      <style:paragraph-properties fo:margin-left="0.7252in" fo:margin-right="0in" fo:line-height="0.1528in" fo:text-indent="-0.261in" style:auto-text-indent="false">
        <style:tab-stops>
          <style:tab-stop style:position="0.7252in"/>
        </style:tab-stops>
      </style:paragraph-properties>
    </style:style>
    <style:style style:name="P2589" style:family="paragraph" style:parent-style-name="Standard">
      <style:paragraph-properties fo:margin-left="0.4638in" fo:margin-right="0.1874in" fo:margin-top="0.0008in" fo:margin-bottom="0in" style:contextual-spacing="false" fo:line-height="0.1528in" fo:text-indent="0in" style:auto-text-indent="false"/>
    </style:style>
    <style:style style:name="P2590" style:family="paragraph" style:parent-style-name="Standard" style:master-page-name="Converted169">
      <style:paragraph-properties fo:line-height="0.139in" style:page-number="auto"/>
      <style:text-properties fo:font-size="10pt" style:font-size-asian="10pt"/>
    </style:style>
    <style:style style:name="P2591" style:family="paragraph" style:parent-style-name="Standard">
      <style:paragraph-properties fo:margin-left="0.7035in" fo:margin-right="0.0138in" fo:margin-top="0.0543in" fo:margin-bottom="0in" style:contextual-spacing="false" fo:line-height="95%" fo:text-indent="0in" style:auto-text-indent="false">
        <style:tab-stops>
          <style:tab-stop style:position="1.4165in"/>
          <style:tab-stop style:position="2.0299in"/>
          <style:tab-stop style:position="2.2835in"/>
        </style:tab-stops>
      </style:paragraph-properties>
    </style:style>
    <style:style style:name="P2592" style:family="paragraph" style:parent-style-name="Standard">
      <style:paragraph-properties fo:margin-left="0.7035in" fo:margin-right="1.0693in" fo:line-height="0.1528in" fo:text-align="justify" style:justify-single-word="false" fo:text-indent="0in" style:auto-text-indent="false"/>
    </style:style>
    <style:style style:name="P2593" style:family="paragraph" style:parent-style-name="Standard">
      <style:paragraph-properties fo:margin-left="0.7035in" fo:margin-right="1.2937in" fo:line-height="0.1535in" fo:text-align="justify" style:justify-single-word="false" fo:text-indent="0in" style:auto-text-indent="false"/>
    </style:style>
    <style:style style:name="P2594" style:family="paragraph" style:parent-style-name="Standard">
      <style:paragraph-properties fo:margin-left="0.7035in" fo:margin-right="0.0146in" fo:margin-top="0.0016in" fo:margin-bottom="0in" style:contextual-spacing="false" fo:line-height="0.1516in" fo:text-align="justify" style:justify-single-word="false" fo:text-indent="-0.0016in" style:auto-text-indent="false"/>
    </style:style>
    <style:style style:name="P2595" style:family="paragraph" style:parent-style-name="Standard">
      <style:paragraph-properties fo:margin-left="0.7035in" fo:margin-right="0.6339in" fo:line-height="0.152in" fo:text-align="justify" style:justify-single-word="false" fo:text-indent="0in" style:auto-text-indent="false"/>
    </style:style>
    <style:style style:name="P2596" style:family="paragraph" style:parent-style-name="Standard">
      <style:paragraph-properties fo:margin-left="0.4492in" fo:margin-right="1.7425in" fo:margin-top="0.0484in" fo:margin-bottom="0in" style:contextual-spacing="false" fo:line-height="100%" fo:text-align="justify" style:justify-single-word="false" fo:text-indent="0in" style:auto-text-indent="false" fo:break-before="column"/>
    </style:style>
    <style:style style:name="P2597" style:family="paragraph" style:parent-style-name="Standard">
      <style:paragraph-properties fo:margin-left="0.4492in" fo:margin-right="0.4035in" fo:line-height="0.1528in" fo:text-indent="-0.2953in" style:auto-text-indent="false"/>
    </style:style>
    <style:style style:name="P2598" style:family="paragraph" style:parent-style-name="Standard">
      <style:paragraph-properties fo:margin-left="0.4492in" fo:margin-right="0.4339in" fo:line-height="0.1528in" fo:text-align="justify" style:justify-single-word="false" fo:text-indent="0in" style:auto-text-indent="false"/>
    </style:style>
    <style:style style:name="P2599" style:family="paragraph" style:parent-style-name="Standard">
      <style:paragraph-properties fo:margin-left="0.4492in" fo:margin-right="0.2071in" fo:margin-top="0.0008in" fo:margin-bottom="0in" style:contextual-spacing="false" fo:line-height="0.1528in" fo:text-indent="0in" style:auto-text-indent="false"/>
    </style:style>
    <style:style style:name="P2600" style:family="paragraph" style:parent-style-name="Standard">
      <style:paragraph-properties fo:margin-left="0.4492in" fo:margin-right="0.4516in" fo:margin-top="0.0008in" fo:margin-bottom="0in" style:contextual-spacing="false" fo:line-height="0.1528in" fo:text-indent="0in" style:auto-text-indent="false"/>
    </style:style>
    <style:style style:name="P2601" style:family="paragraph" style:parent-style-name="Standard">
      <style:paragraph-properties fo:margin-left="0.1543in" fo:margin-right="0.4047in" fo:margin-top="0.0008in" fo:margin-bottom="0in" style:contextual-spacing="false" fo:line-height="0.1528in" fo:text-indent="0in" style:auto-text-indent="false">
        <style:tab-stops>
          <style:tab-stop style:position="1.1535in"/>
          <style:tab-stop style:position="2.1917in"/>
        </style:tab-stops>
      </style:paragraph-properties>
    </style:style>
    <style:style style:name="P2602" style:family="paragraph" style:parent-style-name="Standard">
      <style:paragraph-properties fo:margin-left="0.4492in" fo:margin-right="2.1201in" fo:line-height="0.1528in" fo:text-align="justify" style:justify-single-word="false" fo:text-indent="0in" style:auto-text-indent="false"/>
    </style:style>
    <style:style style:name="P2603" style:family="paragraph" style:parent-style-name="Standard">
      <style:paragraph-properties fo:margin-left="0.4492in" fo:margin-right="0.4516in" fo:margin-top="0.0008in" fo:margin-bottom="0in" style:contextual-spacing="false" fo:line-height="0.1528in" fo:text-indent="-0.2953in" style:auto-text-indent="false"/>
    </style:style>
    <style:style style:name="P2604" style:family="paragraph" style:parent-style-name="Standard">
      <style:paragraph-properties fo:margin-left="0.4492in" fo:margin-right="0.4043in" fo:line-height="0.1528in" fo:text-align="justify" style:justify-single-word="false" fo:text-indent="0in" style:auto-text-indent="false"/>
    </style:style>
    <style:style style:name="P2605" style:family="paragraph" style:parent-style-name="Standard">
      <style:paragraph-properties fo:margin-left="0.4492in" fo:margin-right="1.0783in" fo:line-height="0.1535in" fo:text-align="justify" style:justify-single-word="false" fo:text-indent="0in" style:auto-text-indent="false"/>
    </style:style>
    <style:style style:name="P2606" style:family="paragraph" style:parent-style-name="Standard">
      <style:paragraph-properties fo:margin-left="0.4492in" fo:margin-right="1.3244in" fo:line-height="0.1535in" fo:text-align="justify" style:justify-single-word="false" fo:text-indent="0in" style:auto-text-indent="false"/>
    </style:style>
    <style:style style:name="P2607" style:family="paragraph" style:parent-style-name="Standard">
      <style:paragraph-properties fo:margin-left="0.45in" fo:margin-right="1.8882in" fo:line-height="0.1535in" fo:text-align="justify" style:justify-single-word="false" fo:text-indent="0in" style:auto-text-indent="false"/>
    </style:style>
    <style:style style:name="P2608" style:family="paragraph" style:parent-style-name="Standard">
      <style:paragraph-properties fo:margin-left="0.45in" fo:margin-right="0.4035in" fo:line-height="0.1528in" fo:text-indent="-0.2953in" style:auto-text-indent="false"/>
    </style:style>
    <style:style style:name="P2609" style:family="paragraph" style:parent-style-name="Standard">
      <style:paragraph-properties fo:margin-left="0.45in" fo:margin-right="0.4417in" fo:line-height="0.1528in" fo:text-align="justify" style:justify-single-word="false" fo:text-indent="0in" style:auto-text-indent="false"/>
    </style:style>
    <style:style style:name="P2610" style:family="paragraph" style:parent-style-name="Standard">
      <style:paragraph-properties fo:margin-left="0.45in" fo:margin-right="0.2071in" fo:line-height="0.1528in" fo:text-indent="-0.2957in" style:auto-text-indent="false"/>
    </style:style>
    <style:style style:name="P2611" style:family="paragraph" style:parent-style-name="Standard">
      <style:paragraph-properties fo:margin-left="0.45in" fo:margin-right="0.4035in" fo:line-height="0.1528in" fo:text-align="justify" style:justify-single-word="false" fo:text-indent="0in" style:auto-text-indent="false"/>
    </style:style>
    <style:style style:name="P2612" style:family="paragraph" style:parent-style-name="Standard">
      <style:paragraph-properties fo:margin-left="0.45in" fo:margin-right="0.4035in" fo:line-height="0.1535in" fo:text-align="justify" style:justify-single-word="false" fo:text-indent="0in" style:auto-text-indent="false"/>
    </style:style>
    <style:style style:name="P2613" style:family="paragraph" style:parent-style-name="Standard">
      <style:paragraph-properties fo:margin-left="0.45in" fo:margin-right="1.6217in" fo:line-height="0.1528in" fo:text-align="justify" style:justify-single-word="false" fo:text-indent="0in" style:auto-text-indent="false"/>
    </style:style>
    <style:style style:name="P2614" style:family="paragraph" style:parent-style-name="Standard" style:master-page-name="Converted171">
      <style:paragraph-properties fo:line-height="0.139in" style:page-number="auto"/>
      <style:text-properties fo:font-size="10pt" style:font-size-asian="10pt"/>
    </style:style>
    <style:style style:name="P2615" style:family="paragraph" style:parent-style-name="Standard" style:list-style-name="WWNum32">
      <style:paragraph-properties fo:margin-left="0.9043in" fo:margin-right="0.0008in" fo:line-height="0.1528in" fo:text-align="justify" style:justify-single-word="false" fo:text-indent="-0.2in" style:auto-text-indent="false">
        <style:tab-stops>
          <style:tab-stop style:position="0.9043in"/>
        </style:tab-stops>
      </style:paragraph-properties>
    </style:style>
    <style:style style:name="P2616" style:family="paragraph" style:parent-style-name="Standard">
      <style:paragraph-properties fo:margin-left="0.7043in" fo:margin-right="0.2098in" fo:line-height="0.1528in" fo:text-align="justify" style:justify-single-word="false" fo:text-indent="0in" style:auto-text-indent="false"/>
    </style:style>
    <style:style style:name="P2617" style:family="paragraph" style:parent-style-name="Standard">
      <style:paragraph-properties fo:margin-left="0.7047in" fo:margin-right="0.2228in" fo:line-height="0.1528in" fo:text-align="justify" style:justify-single-word="false" fo:text-indent="0in" style:auto-text-indent="false"/>
    </style:style>
    <style:style style:name="P2618" style:family="paragraph" style:parent-style-name="Standard">
      <style:paragraph-properties fo:margin-left="0.7047in" fo:margin-right="1.5717in" fo:line-height="0.1535in" fo:text-align="justify" style:justify-single-word="false" fo:text-indent="0in" style:auto-text-indent="false"/>
    </style:style>
    <style:style style:name="P2619" style:family="paragraph" style:parent-style-name="Standard">
      <style:paragraph-properties fo:margin-left="0.7047in" fo:margin-right="1.0193in" fo:line-height="0.1535in" fo:text-align="justify" style:justify-single-word="false" fo:text-indent="0in" style:auto-text-indent="false"/>
    </style:style>
    <style:style style:name="P2620" style:family="paragraph" style:parent-style-name="Standard">
      <style:paragraph-properties fo:margin-left="0.4098in" fo:margin-right="0.1201in" fo:margin-top="0.0008in" fo:margin-bottom="0in" style:contextual-spacing="false" fo:line-height="0.1528in" fo:text-indent="0in" style:auto-text-indent="false"/>
    </style:style>
    <style:style style:name="P2621" style:family="paragraph" style:parent-style-name="Standard">
      <style:paragraph-properties fo:margin-left="0.1689in" fo:margin-right="0.4638in" fo:margin-top="0.0528in" fo:margin-bottom="0in" style:contextual-spacing="false" fo:line-height="100%" fo:text-indent="0in" style:auto-text-indent="false" fo:break-before="column"/>
    </style:style>
    <style:style style:name="P2622" style:family="paragraph" style:parent-style-name="Standard">
      <style:paragraph-properties fo:margin-left="0.1689in" fo:margin-right="0.4638in" fo:line-height="0.1528in" fo:text-indent="0in" style:auto-text-indent="false"/>
    </style:style>
    <style:style style:name="P2623" style:family="paragraph" style:parent-style-name="Standard">
      <style:paragraph-properties fo:margin-left="0.4634in" fo:margin-right="0in" fo:margin-top="0.0016in" fo:margin-bottom="0in" style:contextual-spacing="false" fo:line-height="0.1516in" fo:text-indent="-0.2945in" style:auto-text-indent="false"/>
    </style:style>
    <style:style style:name="P2624" style:family="paragraph" style:parent-style-name="Standard">
      <style:paragraph-properties fo:margin-left="0.4634in" fo:margin-right="0.5165in" fo:line-height="0.1528in" fo:text-indent="-0.2957in" style:auto-text-indent="false"/>
    </style:style>
    <style:style style:name="P2625" style:family="paragraph" style:parent-style-name="Standard">
      <style:paragraph-properties fo:margin-left="0.4634in" fo:margin-right="1.6283in" fo:line-height="0.1528in" fo:text-align="justify" style:justify-single-word="false" fo:text-indent="0in" style:auto-text-indent="false"/>
    </style:style>
    <style:style style:name="P2626" style:family="paragraph" style:parent-style-name="Standard">
      <style:paragraph-properties fo:margin-left="0.4634in" fo:margin-right="1.4209in" fo:line-height="0.1535in" fo:text-align="justify" style:justify-single-word="false" fo:text-indent="0in" style:auto-text-indent="false"/>
    </style:style>
    <style:style style:name="P2627" style:family="paragraph" style:parent-style-name="Standard">
      <style:paragraph-properties fo:margin-left="0.4634in" fo:margin-right="0.2992in" fo:margin-top="0.0008in" fo:margin-bottom="0in" style:contextual-spacing="false" fo:line-height="0.1528in" fo:text-indent="0in" style:auto-text-indent="false"/>
    </style:style>
    <style:style style:name="P2628" style:family="paragraph" style:parent-style-name="Standard">
      <style:paragraph-properties fo:margin-left="0.4638in" fo:margin-right="0.1516in" fo:margin-top="0.0008in" fo:margin-bottom="0in" style:contextual-spacing="false" fo:line-height="0.1528in" fo:text-indent="0in" style:auto-text-indent="false"/>
    </style:style>
    <style:style style:name="P2629" style:family="paragraph" style:parent-style-name="Standard">
      <style:paragraph-properties fo:margin-left="0.4638in" fo:margin-right="0.5772in" fo:line-height="0.1528in" fo:text-align="justify" style:justify-single-word="false" fo:text-indent="0in" style:auto-text-indent="false"/>
    </style:style>
    <style:style style:name="P2630" style:family="paragraph" style:parent-style-name="Standard" style:master-page-name="Converted173">
      <style:paragraph-properties fo:line-height="0.139in" style:page-number="auto"/>
      <style:text-properties fo:font-size="10pt" style:font-size-asian="10pt"/>
    </style:style>
    <style:style style:name="P2631" style:family="paragraph" style:parent-style-name="Standard">
      <style:paragraph-properties fo:margin-left="0.7043in" fo:margin-right="0.1591in" fo:margin-top="0.0591in" fo:margin-bottom="0in" style:contextual-spacing="false" fo:line-height="0.1528in" fo:text-indent="-0.2953in" style:auto-text-indent="false"/>
    </style:style>
    <style:style style:name="P2632" style:family="paragraph" style:parent-style-name="Standard">
      <style:paragraph-properties fo:margin-left="0.7035in" fo:margin-right="1.5217in" fo:line-height="0.1528in" fo:text-align="justify" style:justify-single-word="false" fo:text-indent="0in" style:auto-text-indent="false"/>
    </style:style>
    <style:style style:name="P2633" style:family="paragraph" style:parent-style-name="Standard">
      <style:paragraph-properties fo:margin-left="0.7043in" fo:margin-right="0.4362in" fo:line-height="0.1528in" fo:text-align="justify" style:justify-single-word="false" fo:text-indent="0in" style:auto-text-indent="false"/>
    </style:style>
    <style:style style:name="P2634" style:family="paragraph" style:parent-style-name="Standard">
      <style:paragraph-properties fo:margin-left="0.7043in" fo:margin-right="0.039in" fo:margin-top="0.0008in" fo:margin-bottom="0in" style:contextual-spacing="false" fo:line-height="0.1528in" fo:text-align="justify" style:justify-single-word="false" fo:text-indent="-0.2953in" style:auto-text-indent="false"/>
    </style:style>
    <style:style style:name="P2635" style:family="paragraph" style:parent-style-name="Standard">
      <style:paragraph-properties fo:margin-left="0.7043in" fo:margin-right="0.0299in" fo:line-height="0.1528in" fo:text-align="justify" style:justify-single-word="false" fo:text-indent="0in" style:auto-text-indent="false"/>
    </style:style>
    <style:style style:name="P2636" style:family="paragraph" style:parent-style-name="Standard">
      <style:paragraph-properties fo:margin-left="0.7043in" fo:margin-right="0.8665in" fo:line-height="0.1528in" fo:text-align="justify" style:justify-single-word="false" fo:text-indent="0in" style:auto-text-indent="false"/>
    </style:style>
    <style:style style:name="P2637" style:family="paragraph" style:parent-style-name="Standard">
      <style:paragraph-properties fo:margin-left="0.7035in" fo:margin-right="0.0189in" fo:margin-top="0.0008in" fo:margin-bottom="0in" style:contextual-spacing="false" fo:line-height="0.1528in" fo:text-align="justify" style:justify-single-word="false" fo:text-indent="0in" style:auto-text-indent="false"/>
    </style:style>
    <style:style style:name="P2638" style:family="paragraph" style:parent-style-name="Standard">
      <style:paragraph-properties fo:margin-left="0.4638in" fo:margin-right="0.2752in" fo:margin-top="0.0008in" fo:margin-bottom="0in" style:contextual-spacing="false" fo:line-height="0.1528in" fo:text-indent="0in" style:auto-text-indent="false"/>
    </style:style>
    <style:style style:name="P2639" style:family="paragraph" style:parent-style-name="Standard">
      <style:paragraph-properties fo:margin-left="0.1689in" fo:margin-right="0.498in" fo:line-height="0.152in" fo:text-indent="0in" style:auto-text-indent="false"/>
    </style:style>
    <style:style style:name="P2640" style:family="paragraph" style:parent-style-name="Standard">
      <style:paragraph-properties fo:margin-left="0.1689in" fo:margin-right="0.0492in" fo:line-height="0.1528in" fo:text-indent="0in" style:auto-text-indent="false"/>
    </style:style>
    <style:style style:name="P2641" style:family="paragraph" style:parent-style-name="Standard">
      <style:paragraph-properties fo:margin-left="0.1689in" fo:margin-right="0.0492in" fo:line-height="0.1516in" fo:text-indent="0in" style:auto-text-indent="false"/>
    </style:style>
    <style:style style:name="P2642" style:family="paragraph" style:parent-style-name="Standard">
      <style:paragraph-properties fo:margin-left="0.4638in" fo:margin-right="0in" fo:line-height="0.1528in" fo:text-indent="-0.2953in" style:auto-text-indent="false"/>
    </style:style>
    <style:style style:name="P2643" style:family="paragraph" style:parent-style-name="Standard">
      <style:paragraph-properties fo:margin-left="0.4638in" fo:margin-right="0in" fo:margin-top="0.0008in" fo:margin-bottom="0in" style:contextual-spacing="false" fo:line-height="0.1528in" fo:text-indent="-0.2953in" style:auto-text-indent="false"/>
    </style:style>
    <style:style style:name="P2644" style:family="paragraph" style:parent-style-name="Standard">
      <style:paragraph-properties fo:margin-left="0.4638in" fo:margin-right="0.2055in" fo:line-height="0.1528in" fo:text-indent="0in" style:auto-text-indent="false"/>
    </style:style>
    <style:style style:name="P2645" style:family="paragraph" style:parent-style-name="Standard">
      <style:paragraph-properties fo:margin-left="0.4638in" fo:margin-right="0.1937in" fo:margin-top="0.0008in" fo:margin-bottom="0in" style:contextual-spacing="false" fo:line-height="0.1528in" fo:text-indent="0in" style:auto-text-indent="false"/>
    </style:style>
    <style:style style:name="P2646" style:family="paragraph" style:parent-style-name="Standard" style:master-page-name="Converted175">
      <style:paragraph-properties fo:line-height="0.139in" style:page-number="auto"/>
      <style:text-properties fo:font-size="10pt" style:font-size-asian="10pt"/>
    </style:style>
    <style:style style:name="P2647" style:family="paragraph" style:parent-style-name="Standard">
      <style:paragraph-properties fo:margin-left="0.7043in" fo:margin-right="0.3339in" fo:line-height="0.1528in" fo:text-align="justify" style:justify-single-word="false" fo:text-indent="0in" style:auto-text-indent="false"/>
    </style:style>
    <style:style style:name="P2648" style:family="paragraph" style:parent-style-name="Standard">
      <style:paragraph-properties fo:margin-left="0.4091in" fo:margin-right="0.9201in" fo:margin-top="0.0008in" fo:margin-bottom="0in" style:contextual-spacing="false" fo:line-height="0.1528in" fo:text-indent="0.2945in" style:auto-text-indent="false"/>
    </style:style>
    <style:style style:name="P2649" style:family="paragraph" style:parent-style-name="Standard">
      <style:paragraph-properties fo:margin-left="0.1673in" fo:margin-right="0.1382in" fo:margin-top="0.0008in" fo:margin-bottom="0in" style:contextual-spacing="false" fo:line-height="0.1528in" fo:text-indent="0in" style:auto-text-indent="false"/>
    </style:style>
    <style:style style:name="P2650" style:family="paragraph" style:parent-style-name="Standard">
      <style:paragraph-properties fo:margin-left="0.4626in" fo:margin-right="0.4929in" fo:margin-top="0.0008in" fo:margin-bottom="0in" style:contextual-spacing="false" fo:line-height="0.1528in" fo:text-indent="-0.2957in" style:auto-text-indent="false"/>
    </style:style>
    <style:style style:name="P2651" style:family="paragraph" style:parent-style-name="Standard">
      <style:paragraph-properties fo:margin-left="0.4626in" fo:margin-right="1.25in" fo:line-height="0.1535in" fo:text-align="justify" style:justify-single-word="false" fo:text-indent="0in" style:auto-text-indent="false"/>
    </style:style>
    <style:style style:name="P2652" style:family="paragraph" style:parent-style-name="Standard">
      <style:paragraph-properties fo:margin-left="0.4626in" fo:margin-right="0.3736in" fo:line-height="0.1528in" fo:text-indent="-0.2953in" style:auto-text-indent="false"/>
    </style:style>
    <style:style style:name="P2653" style:family="paragraph" style:parent-style-name="Standard">
      <style:paragraph-properties fo:margin-left="0.4634in" fo:margin-right="1.7417in" fo:line-height="0.1528in" fo:text-align="justify" style:justify-single-word="false" fo:text-indent="0in" style:auto-text-indent="false"/>
    </style:style>
    <style:style style:name="P2654" style:family="paragraph" style:parent-style-name="Standard">
      <style:paragraph-properties fo:margin-left="0.4634in" fo:margin-right="0.4929in" fo:margin-top="0.0008in" fo:margin-bottom="0in" style:contextual-spacing="false" fo:line-height="0.1528in" fo:text-indent="0in" style:auto-text-indent="false"/>
    </style:style>
    <style:style style:name="P2655" style:family="paragraph" style:parent-style-name="Standard">
      <style:paragraph-properties fo:margin-left="0.4634in" fo:margin-right="0.5075in" fo:margin-top="0.0008in" fo:margin-bottom="0in" style:contextual-spacing="false" fo:line-height="0.1528in" fo:text-indent="-0.2953in" style:auto-text-indent="false"/>
    </style:style>
    <style:style style:name="P2656" style:family="paragraph" style:parent-style-name="Standard">
      <style:paragraph-properties fo:margin-left="0.4634in" fo:margin-right="1.3654in" fo:line-height="0.1528in" fo:text-align="justify" style:justify-single-word="false" fo:text-indent="0in" style:auto-text-indent="false"/>
    </style:style>
    <style:style style:name="P2657" style:family="paragraph" style:parent-style-name="Standard">
      <style:paragraph-properties fo:margin-left="0.4634in" fo:margin-right="0.6083in" fo:line-height="0.1528in" fo:text-align="justify" style:justify-single-word="false" fo:text-indent="0in" style:auto-text-indent="false"/>
    </style:style>
    <style:style style:name="P2658" style:family="paragraph" style:parent-style-name="Standard" style:master-page-name="Converted177">
      <style:paragraph-properties fo:line-height="0.139in" style:page-number="auto"/>
      <style:text-properties fo:font-size="10pt" style:font-size-asian="10pt"/>
    </style:style>
    <style:style style:name="P2659" style:family="paragraph" style:parent-style-name="Standard" style:list-style-name="WWNum34">
      <style:paragraph-properties fo:margin-left="0.9118in" fo:margin-right="0in" fo:line-height="0.152in" fo:text-indent="-0.2075in" style:auto-text-indent="false">
        <style:tab-stops>
          <style:tab-stop style:position="0.9118in"/>
        </style:tab-stops>
      </style:paragraph-properties>
    </style:style>
    <style:style style:name="P2660" style:family="paragraph" style:parent-style-name="Standard">
      <style:paragraph-properties fo:margin-left="0.7043in" fo:margin-right="0.078in" fo:line-height="0.1528in" fo:text-indent="0in" style:auto-text-indent="false"/>
    </style:style>
    <style:style style:name="P2661" style:family="paragraph" style:parent-style-name="Standard">
      <style:paragraph-properties fo:margin-left="0.7043in" fo:margin-right="0.1189in" fo:line-height="0.1528in" fo:text-indent="-0.2953in" style:auto-text-indent="false"/>
    </style:style>
    <style:style style:name="P2662" style:family="paragraph" style:parent-style-name="Standard">
      <style:paragraph-properties fo:margin-left="0.7043in" fo:margin-right="0.1189in" fo:margin-top="0.0008in" fo:margin-bottom="0in" style:contextual-spacing="false" fo:line-height="0.1528in" fo:text-indent="-0.2953in" style:auto-text-indent="false"/>
    </style:style>
    <style:style style:name="P2663" style:family="paragraph" style:parent-style-name="Standard">
      <style:paragraph-properties fo:margin-left="0.4634in" fo:margin-right="0.9591in" fo:margin-top="0.05in" fo:margin-bottom="0in" style:contextual-spacing="false" fo:line-height="100%" fo:text-align="justify" style:justify-single-word="false" fo:text-indent="0in" style:auto-text-indent="false" fo:break-before="column"/>
    </style:style>
    <style:style style:name="P2664" style:family="paragraph" style:parent-style-name="Standard">
      <style:paragraph-properties fo:margin-left="0.4638in" fo:margin-right="2.2902in" fo:line-height="0.1528in" fo:text-align="justify" style:justify-single-word="false" fo:text-indent="0in" style:auto-text-indent="false"/>
    </style:style>
    <style:style style:name="P2665" style:family="paragraph" style:parent-style-name="Standard">
      <style:paragraph-properties fo:margin-left="0.4638in" fo:margin-right="2.2228in" fo:line-height="0.1528in" fo:text-align="justify" style:justify-single-word="false" fo:text-indent="0in" style:auto-text-indent="false"/>
    </style:style>
    <style:style style:name="P2666" style:family="paragraph" style:parent-style-name="Standard">
      <style:paragraph-properties fo:margin-left="0.4638in" fo:margin-right="0.4508in" fo:line-height="0.1528in" fo:text-align="justify" style:justify-single-word="false" fo:text-indent="-0.2953in" style:auto-text-indent="false"/>
    </style:style>
    <style:style style:name="P2667" style:family="paragraph" style:parent-style-name="Standard">
      <style:paragraph-properties fo:margin-left="0.4638in" fo:margin-right="0.4472in" fo:margin-top="0.0008in" fo:margin-bottom="0in" style:contextual-spacing="false" fo:line-height="0.1528in" fo:text-align="justify" style:justify-single-word="false" fo:text-indent="0in" style:auto-text-indent="false"/>
    </style:style>
    <style:style style:name="P2668" style:family="paragraph" style:parent-style-name="Standard">
      <style:paragraph-properties fo:margin-left="0.4646in" fo:margin-right="0.4319in" fo:margin-top="0.0008in" fo:margin-bottom="0in" style:contextual-spacing="false" fo:line-height="0.1528in" fo:text-align="justify" style:justify-single-word="false" fo:text-indent="-0.2953in" style:auto-text-indent="false"/>
    </style:style>
    <style:style style:name="P2669" style:family="paragraph" style:parent-style-name="Standard">
      <style:paragraph-properties fo:margin-left="0.4638in" fo:margin-right="2.3457in" fo:line-height="0.1528in" fo:text-align="justify" style:justify-single-word="false" fo:text-indent="0in" style:auto-text-indent="false"/>
    </style:style>
    <style:style style:name="P2670" style:family="paragraph" style:parent-style-name="Standard">
      <style:paragraph-properties fo:margin-left="0.1689in" fo:margin-right="0.6929in" fo:margin-top="0.0008in" fo:margin-bottom="0in" style:contextual-spacing="false" fo:line-height="0.1528in" fo:text-indent="0in" style:auto-text-indent="false"/>
    </style:style>
    <style:style style:name="P2671" style:family="paragraph" style:parent-style-name="Standard">
      <style:paragraph-properties fo:margin-left="0.4634in" fo:margin-right="1.7236in" fo:line-height="0.1528in" fo:text-align="justify" style:justify-single-word="false" fo:text-indent="0in" style:auto-text-indent="false"/>
    </style:style>
    <style:style style:name="P2672" style:family="paragraph" style:parent-style-name="Standard">
      <style:paragraph-properties fo:margin-left="0.4626in" fo:margin-right="0.2252in" fo:margin-top="0.0008in" fo:margin-bottom="0in" style:contextual-spacing="false" fo:line-height="0.1528in" fo:text-indent="0in" style:auto-text-indent="false"/>
    </style:style>
    <style:style style:name="P2673" style:family="paragraph" style:parent-style-name="Standard" style:master-page-name="Converted179">
      <style:paragraph-properties fo:line-height="0.139in" style:page-number="auto"/>
      <style:text-properties fo:font-size="10pt" style:font-size-asian="10pt"/>
    </style:style>
    <style:style style:name="P2674" style:family="paragraph" style:parent-style-name="Standard">
      <style:paragraph-properties fo:margin-left="0.7035in" fo:margin-right="0.622in" fo:line-height="0.1528in" fo:text-align="justify" style:justify-single-word="false" fo:text-indent="0in" style:auto-text-indent="false"/>
    </style:style>
    <style:style style:name="P2675" style:family="paragraph" style:parent-style-name="Standard">
      <style:paragraph-properties fo:margin-left="0.7035in" fo:margin-right="0.0756in" fo:line-height="0.1528in" fo:text-indent="-0.2953in" style:auto-text-indent="false"/>
    </style:style>
    <style:style style:name="P2676" style:family="paragraph" style:parent-style-name="Standard">
      <style:paragraph-properties fo:margin-left="0.7043in" fo:margin-right="0.1252in" fo:margin-top="0.0008in" fo:margin-bottom="0in" style:contextual-spacing="false" fo:line-height="0.1528in" fo:text-indent="-0.2953in" style:auto-text-indent="false"/>
    </style:style>
    <style:style style:name="P2677" style:family="paragraph" style:parent-style-name="Standard">
      <style:paragraph-properties fo:margin-left="0.4091in" fo:margin-right="0.1555in" fo:margin-top="0.0008in" fo:margin-bottom="0in" style:contextual-spacing="false" fo:line-height="0.1528in" fo:text-indent="0in" style:auto-text-indent="false"/>
    </style:style>
    <style:style style:name="P2678" style:family="paragraph" style:parent-style-name="Standard">
      <style:paragraph-properties fo:margin-left="0.7043in" fo:margin-right="1.5874in" fo:line-height="0.1535in" fo:text-align="justify" style:justify-single-word="false" fo:text-indent="0in" style:auto-text-indent="false"/>
    </style:style>
    <style:style style:name="P2679" style:family="paragraph" style:parent-style-name="Standard">
      <style:paragraph-properties fo:margin-left="0.7043in" fo:margin-right="1.5898in" fo:line-height="0.1528in" fo:text-align="justify" style:justify-single-word="false" fo:text-indent="0in" style:auto-text-indent="false"/>
    </style:style>
    <style:style style:name="P2680" style:family="paragraph" style:parent-style-name="Standard">
      <style:paragraph-properties fo:margin-left="0.4634in" fo:margin-right="1.6728in" fo:line-height="0.1535in" fo:text-align="justify" style:justify-single-word="false" fo:text-indent="0in" style:auto-text-indent="false"/>
    </style:style>
    <style:style style:name="P2681" style:family="paragraph" style:parent-style-name="Standard">
      <style:paragraph-properties fo:margin-left="0.4634in" fo:margin-right="2.0146in" fo:line-height="0.1535in" fo:text-align="justify" style:justify-single-word="false" fo:text-indent="0in" style:auto-text-indent="false"/>
    </style:style>
    <style:style style:name="P2682" style:family="paragraph" style:parent-style-name="Standard">
      <style:paragraph-properties fo:margin-left="0.4634in" fo:margin-right="0.3543in" fo:line-height="0.1528in" fo:text-indent="-0.2953in" style:auto-text-indent="false"/>
    </style:style>
    <style:style style:name="P2683" style:family="paragraph" style:parent-style-name="Standard">
      <style:paragraph-properties fo:margin-left="0.4634in" fo:margin-right="1.2811in" fo:line-height="0.1535in" fo:text-align="justify" style:justify-single-word="false" fo:text-indent="0in" style:auto-text-indent="false"/>
    </style:style>
    <style:style style:name="P2684" style:family="paragraph" style:parent-style-name="Standard">
      <style:paragraph-properties fo:margin-left="0.4634in" fo:margin-right="0.4256in" fo:line-height="0.1528in" fo:text-align="justify" style:justify-single-word="false" fo:text-indent="0in" style:auto-text-indent="false"/>
    </style:style>
    <style:style style:name="P2685" style:family="paragraph" style:parent-style-name="Standard">
      <style:paragraph-properties fo:margin-left="0.4634in" fo:margin-right="1.8016in" fo:line-height="0.152in" fo:text-align="justify" style:justify-single-word="false" fo:text-indent="0in" style:auto-text-indent="false"/>
    </style:style>
    <style:style style:name="P2686" style:family="paragraph" style:parent-style-name="Standard">
      <style:paragraph-properties fo:margin-left="0.1689in" fo:margin-right="0.2992in" fo:line-height="0.152in" fo:text-indent="0in" style:auto-text-indent="false"/>
    </style:style>
    <style:style style:name="P2687" style:family="paragraph" style:parent-style-name="Standard">
      <style:paragraph-properties fo:margin-left="0.4638in" fo:margin-right="1.4138in" fo:line-height="0.1535in" fo:text-align="justify" style:justify-single-word="false" fo:text-indent="0in" style:auto-text-indent="false"/>
    </style:style>
    <style:style style:name="P2688" style:family="paragraph" style:parent-style-name="Standard">
      <style:paragraph-properties fo:margin-left="0.4634in" fo:margin-right="1.6189in" fo:line-height="0.1535in" fo:text-align="justify" style:justify-single-word="false" fo:text-indent="0in" style:auto-text-indent="false"/>
    </style:style>
    <style:style style:name="P2689" style:family="paragraph" style:parent-style-name="Standard" style:master-page-name="Converted181">
      <style:paragraph-properties fo:line-height="0.139in" style:page-number="auto"/>
      <style:text-properties fo:font-size="10pt" style:font-size-asian="10pt"/>
    </style:style>
    <style:style style:name="P2690" style:family="paragraph" style:parent-style-name="Standard">
      <style:paragraph-properties fo:margin-left="0.7035in" fo:margin-right="1.011in" fo:line-height="0.1528in" fo:text-align="justify" style:justify-single-word="false" fo:text-indent="0in" style:auto-text-indent="false"/>
    </style:style>
    <style:style style:name="P2691" style:family="paragraph" style:parent-style-name="Standard">
      <style:paragraph-properties fo:margin-left="0.7035in" fo:margin-right="0.0508in" fo:margin-top="0.0008in" fo:margin-bottom="0in" style:contextual-spacing="false" fo:line-height="0.1528in" fo:text-align="justify" style:justify-single-word="false" fo:text-indent="0in" style:auto-text-indent="false"/>
    </style:style>
    <style:style style:name="P2692" style:family="paragraph" style:parent-style-name="Standard">
      <style:paragraph-properties fo:margin-left="0.7035in" fo:margin-right="0.5319in" fo:line-height="0.1528in" fo:text-align="justify" style:justify-single-word="false" fo:text-indent="0in" style:auto-text-indent="false"/>
    </style:style>
    <style:style style:name="P2693" style:family="paragraph" style:parent-style-name="Standard">
      <style:paragraph-properties fo:margin-left="0.7035in" fo:margin-right="0.1681in" fo:line-height="0.1528in" fo:text-align="justify" style:justify-single-word="false" fo:text-indent="0in" style:auto-text-indent="false"/>
    </style:style>
    <style:style style:name="P2694" style:family="paragraph" style:parent-style-name="Standard">
      <style:paragraph-properties fo:margin-left="0.7035in" fo:margin-right="0.2661in" fo:line-height="0.1535in" fo:text-align="justify" style:justify-single-word="false" fo:text-indent="0in" style:auto-text-indent="false"/>
    </style:style>
    <style:style style:name="P2695" style:family="paragraph" style:parent-style-name="Standard">
      <style:paragraph-properties fo:margin-left="0.7035in" fo:margin-right="1.2035in" fo:line-height="0.1528in" fo:text-align="justify" style:justify-single-word="false" fo:text-indent="0in" style:auto-text-indent="false"/>
    </style:style>
    <style:style style:name="P2696" style:family="paragraph" style:parent-style-name="Standard">
      <style:paragraph-properties fo:margin-left="0.4083in" fo:margin-right="0.4035in" fo:margin-top="0.0583in" fo:margin-bottom="0in" style:contextual-spacing="false" fo:line-height="95%" fo:text-indent="0in" style:auto-text-indent="false" fo:break-before="column">
        <style:tab-stops>
          <style:tab-stop style:position="0.8311in"/>
          <style:tab-stop style:position="0.9417in"/>
          <style:tab-stop style:position="1.1598in"/>
          <style:tab-stop style:position="1.3063in"/>
          <style:tab-stop style:position="1.4846in"/>
          <style:tab-stop style:position="1.6472in"/>
          <style:tab-stop style:position="1.7835in"/>
          <style:tab-stop style:position="1.8228in"/>
          <style:tab-stop style:position="2.0165in"/>
          <style:tab-stop style:position="2.1091in"/>
          <style:tab-stop style:position="2.3764in"/>
        </style:tab-stops>
      </style:paragraph-properties>
    </style:style>
    <style:style style:name="P2697" style:family="paragraph" style:parent-style-name="Standard" style:list-style-name="WWNum35">
      <style:paragraph-properties fo:margin-left="0.4083in" fo:margin-right="0.4035in" fo:line-height="95%" fo:text-indent="0in" style:auto-text-indent="false">
        <style:tab-stops>
          <style:tab-stop style:position="0.5909in"/>
          <style:tab-stop style:position="1.1043in"/>
          <style:tab-stop style:position="1.6717in"/>
          <style:tab-stop style:position="1.9457in"/>
          <style:tab-stop style:position="2.222in"/>
        </style:tab-stops>
      </style:paragraph-properties>
    </style:style>
    <style:style style:name="P2698" style:family="paragraph" style:parent-style-name="Standard" style:master-page-name="Converted183">
      <style:paragraph-properties fo:line-height="0.139in" style:page-number="auto"/>
      <style:text-properties fo:font-size="10pt" style:font-size-asian="10pt"/>
    </style:style>
    <style:style style:name="P2699" style:family="paragraph" style:parent-style-name="Standard">
      <style:paragraph-properties fo:margin-left="0.4634in" fo:margin-right="0.4035in" fo:margin-top="0.0591in" fo:margin-bottom="0in" style:contextual-spacing="false" fo:line-height="95%" fo:text-align="justify" style:justify-single-word="false" fo:text-indent="-0.0008in" style:auto-text-indent="false" fo:break-before="column"/>
    </style:style>
    <style:style style:name="P2700" style:family="paragraph" style:parent-style-name="Standard">
      <style:paragraph-properties fo:margin-left="0.4638in" fo:margin-right="2.0992in" fo:line-height="0.1528in" fo:text-align="justify" style:justify-single-word="false" fo:text-indent="0in" style:auto-text-indent="false"/>
    </style:style>
    <style:style style:name="P2701" style:family="paragraph" style:parent-style-name="Standard">
      <style:paragraph-properties fo:margin-left="0.4638in" fo:margin-right="2.0992in" fo:line-height="0.1535in" fo:text-align="justify" style:justify-single-word="false" fo:text-indent="0in" style:auto-text-indent="false"/>
    </style:style>
    <style:style style:name="P2702" style:family="paragraph" style:parent-style-name="Standard">
      <style:paragraph-properties fo:margin-left="0.4638in" fo:margin-right="1.122in" fo:line-height="0.1528in" fo:text-align="justify" style:justify-single-word="false" fo:text-indent="0in" style:auto-text-indent="false"/>
    </style:style>
    <style:style style:name="P2703" style:family="paragraph" style:parent-style-name="Standard">
      <style:paragraph-properties fo:margin-left="0.4638in" fo:margin-right="0.5091in" fo:line-height="0.1528in" fo:text-indent="-0.2953in" style:auto-text-indent="false"/>
    </style:style>
    <style:style style:name="P2704" style:family="paragraph" style:parent-style-name="Standard">
      <style:paragraph-properties fo:margin-left="0.4638in" fo:margin-right="0.5673in" fo:line-height="0.1528in" fo:text-align="justify" style:justify-single-word="false" fo:text-indent="0in" style:auto-text-indent="false"/>
    </style:style>
    <style:style style:name="P2705" style:family="paragraph" style:parent-style-name="Standard">
      <style:paragraph-properties fo:margin-left="0.4638in" fo:margin-right="0.4516in" fo:margin-top="0.0008in" fo:margin-bottom="0in" style:contextual-spacing="false" fo:line-height="0.1528in" fo:text-align="justify" style:justify-single-word="false" fo:text-indent="0in" style:auto-text-indent="false"/>
    </style:style>
    <style:style style:name="P2706" style:family="paragraph" style:parent-style-name="Standard">
      <style:paragraph-properties fo:margin-left="0.4646in" fo:margin-right="0.4339in" fo:line-height="0.1535in" fo:text-align="justify" style:justify-single-word="false" fo:text-indent="0in" style:auto-text-indent="false"/>
    </style:style>
    <style:style style:name="P2707" style:family="paragraph" style:parent-style-name="Standard">
      <style:paragraph-properties fo:margin-left="0.4646in" fo:margin-right="1.939in" fo:line-height="0.1528in" fo:text-align="justify" style:justify-single-word="false" fo:text-indent="0in" style:auto-text-indent="false"/>
    </style:style>
    <style:style style:name="P2708" style:family="paragraph" style:parent-style-name="Standard">
      <style:paragraph-properties fo:margin-left="0.4646in" fo:margin-right="0.402in" fo:margin-top="0.0008in" fo:margin-bottom="0in" style:contextual-spacing="false" fo:line-height="0.1528in" fo:text-align="justify" style:justify-single-word="false" fo:text-indent="-0.2953in" style:auto-text-indent="false"/>
    </style:style>
    <style:style style:name="P2709" style:family="paragraph" style:parent-style-name="Standard">
      <style:paragraph-properties fo:margin-left="0.4646in" fo:margin-right="2.322in" fo:line-height="0.1528in" fo:text-align="justify" style:justify-single-word="false" fo:text-indent="0in" style:auto-text-indent="false"/>
    </style:style>
    <style:style style:name="P2710" style:family="paragraph" style:parent-style-name="Standard">
      <style:paragraph-properties fo:margin-left="0.4646in" fo:margin-right="0.2634in" fo:margin-top="0.0008in" fo:margin-bottom="0in" style:contextual-spacing="false" fo:line-height="0.1528in" fo:text-indent="-0.2957in" style:auto-text-indent="false"/>
    </style:style>
    <style:style style:name="P2711" style:family="paragraph" style:parent-style-name="Standard" style:master-page-name="Converted185">
      <style:paragraph-properties fo:line-height="0.139in" style:page-number="auto"/>
      <style:text-properties fo:font-size="10pt" style:font-size-asian="10pt"/>
    </style:style>
    <style:style style:name="P2712" style:family="paragraph" style:parent-style-name="Standard">
      <style:paragraph-properties fo:margin-left="0.4091in" fo:margin-right="0.5929in" fo:margin-top="0.0591in" fo:margin-bottom="0in" style:contextual-spacing="false" fo:line-height="0.1528in" fo:text-indent="0in" style:auto-text-indent="false"/>
    </style:style>
    <style:style style:name="P2713" style:family="paragraph" style:parent-style-name="Standard">
      <style:paragraph-properties fo:margin-left="0.4083in" fo:margin-right="0.289in" fo:margin-top="0.0008in" fo:margin-bottom="0in" style:contextual-spacing="false" fo:line-height="0.1528in" fo:text-align="justify" style:justify-single-word="false" fo:text-indent="0in" style:auto-text-indent="false"/>
    </style:style>
    <style:style style:name="P2714" style:family="paragraph" style:parent-style-name="Standard">
      <style:paragraph-properties fo:margin-left="0.4083in" fo:margin-right="0.0028in" fo:margin-top="0.0008in" fo:margin-bottom="0in" style:contextual-spacing="false" fo:line-height="0.1528in" fo:text-indent="0in" style:auto-text-indent="false">
        <style:tab-stops>
          <style:tab-stop style:position="1.4181in"/>
          <style:tab-stop style:position="2.3764in"/>
        </style:tab-stops>
      </style:paragraph-properties>
    </style:style>
    <style:style style:name="P2715" style:family="paragraph" style:parent-style-name="Standard">
      <style:paragraph-properties fo:margin-left="0.4083in" fo:margin-right="0.7854in" fo:margin-top="0.0008in" fo:margin-bottom="0in" style:contextual-spacing="false" fo:line-height="0.1528in" fo:text-indent="0in" style:auto-text-indent="false"/>
    </style:style>
    <style:style style:name="P2716" style:family="paragraph" style:parent-style-name="Standard">
      <style:paragraph-properties fo:margin-left="0.4091in" fo:margin-right="0.489in" fo:margin-top="0.0008in" fo:margin-bottom="0in" style:contextual-spacing="false" fo:line-height="0.1528in" fo:text-indent="0in" style:auto-text-indent="false"/>
    </style:style>
    <style:style style:name="P2717" style:family="paragraph" style:parent-style-name="Standard">
      <style:paragraph-properties fo:margin-left="0.1689in" fo:margin-right="0.5098in" fo:line-height="0.1528in" fo:text-indent="0in" style:auto-text-indent="false"/>
    </style:style>
    <style:style style:name="P2718" style:family="paragraph" style:parent-style-name="Standard">
      <style:paragraph-properties fo:margin-left="0.1689in" fo:margin-right="0.2173in" fo:line-height="0.1528in" fo:text-indent="0in" style:auto-text-indent="false"/>
    </style:style>
    <style:style style:name="P2719" style:family="paragraph" style:parent-style-name="Standard">
      <style:paragraph-properties fo:margin-left="0.1681in" fo:margin-right="1.2717in" fo:margin-top="0.0008in" fo:margin-bottom="0in" style:contextual-spacing="false" fo:line-height="0.1528in" fo:text-indent="0.2945in" style:auto-text-indent="false"/>
    </style:style>
    <style:style style:name="P2720" style:family="paragraph" style:parent-style-name="Standard">
      <style:paragraph-properties fo:margin-left="0.4634in" fo:margin-right="0.5307in" fo:margin-top="0.0008in" fo:margin-bottom="0in" style:contextual-spacing="false" fo:line-height="0.1528in" fo:text-indent="-0.2953in" style:auto-text-indent="false"/>
    </style:style>
    <style:style style:name="P2721" style:family="paragraph" style:parent-style-name="Standard">
      <style:paragraph-properties fo:margin-left="0.1689in" fo:margin-right="0.7465in" fo:line-height="94%" fo:text-indent="-0.0016in" style:auto-text-indent="false"/>
    </style:style>
    <style:style style:name="P2722" style:family="paragraph" style:parent-style-name="Standard">
      <style:paragraph-properties fo:margin-left="0.4638in" fo:margin-right="0.2591in" fo:margin-top="0.002in" fo:margin-bottom="0in" style:contextual-spacing="false" fo:line-height="0.1528in" fo:text-indent="-0.2957in" style:auto-text-indent="false"/>
    </style:style>
    <style:style style:name="P2723" style:family="paragraph" style:parent-style-name="Standard">
      <style:paragraph-properties fo:margin-left="0.4646in" fo:margin-right="0.2591in" fo:margin-top="0.0008in" fo:margin-bottom="0in" style:contextual-spacing="false" fo:line-height="0.1528in" fo:text-indent="-0.2957in" style:auto-text-indent="false"/>
    </style:style>
    <style:style style:name="P2724" style:family="paragraph" style:parent-style-name="Standard">
      <style:paragraph-properties fo:margin-left="0.4646in" fo:margin-right="0.4535in" fo:line-height="0.1535in" fo:text-indent="0in" style:auto-text-indent="false"/>
    </style:style>
    <style:style style:name="P2725" style:family="paragraph" style:parent-style-name="Standard">
      <style:paragraph-properties fo:margin-left="0.4646in" fo:margin-right="0.4535in" fo:line-height="0.1528in" fo:text-indent="0in" style:auto-text-indent="false"/>
    </style:style>
    <style:style style:name="P2726" style:family="paragraph" style:parent-style-name="Standard">
      <style:paragraph-properties fo:margin-left="0.4646in" fo:margin-right="0.7465in" fo:line-height="0.1528in" fo:text-indent="-0.2953in" style:auto-text-indent="false"/>
    </style:style>
    <style:style style:name="P2727" style:family="paragraph" style:parent-style-name="Standard" style:master-page-name="Converted187">
      <style:paragraph-properties fo:line-height="0.139in" style:page-number="auto"/>
      <style:text-properties fo:font-size="10pt" style:font-size-asian="10pt"/>
    </style:style>
    <style:style style:name="P2728" style:family="paragraph" style:parent-style-name="Standard">
      <style:paragraph-properties fo:margin-left="0.4091in" fo:margin-right="0.5091in" fo:margin-top="0.0008in" fo:margin-bottom="0in" style:contextual-spacing="false" fo:line-height="0.1528in" fo:text-indent="0in" style:auto-text-indent="false"/>
    </style:style>
    <style:style style:name="P2729" style:family="paragraph" style:parent-style-name="Standard">
      <style:paragraph-properties fo:margin-left="0.4091in" fo:margin-right="0.4043in" fo:margin-top="0.0571in" fo:margin-bottom="0in" style:contextual-spacing="false" fo:line-height="95%" fo:text-indent="0.0008in" style:auto-text-indent="false" fo:break-before="column"/>
    </style:style>
    <style:style style:name="P2730" style:family="paragraph" style:parent-style-name="Standard">
      <style:paragraph-properties fo:margin-left="0.4091in" fo:margin-right="0.4028in" fo:line-height="95%" fo:text-indent="0in" style:auto-text-indent="false">
        <style:tab-stops>
          <style:tab-stop style:position="0.7382in"/>
          <style:tab-stop style:position="0.9409in"/>
          <style:tab-stop style:position="1.372in"/>
          <style:tab-stop style:position="1.4484in"/>
          <style:tab-stop style:position="1.9555in"/>
          <style:tab-stop style:position="2.1571in"/>
          <style:tab-stop style:position="2.2972in"/>
        </style:tab-stops>
      </style:paragraph-properties>
    </style:style>
    <style:style style:name="P2731" style:family="paragraph" style:parent-style-name="Standard" style:list-style-name="WWNum36">
      <style:paragraph-properties fo:margin-left="0.4091in" fo:margin-right="0.4035in" fo:margin-top="0.0008in" fo:margin-bottom="0in" style:contextual-spacing="false" fo:line-height="0.1528in" fo:text-align="justify" style:justify-single-word="false" fo:text-indent="0in" style:auto-text-indent="false">
        <style:tab-stops>
          <style:tab-stop style:position="0.6173in"/>
        </style:tab-stops>
      </style:paragraph-properties>
    </style:style>
    <style:style style:name="P2732" style:family="paragraph" style:parent-style-name="Standard">
      <style:paragraph-properties fo:margin-left="0.4091in" fo:margin-right="0.4035in" fo:line-height="95%" fo:text-indent="0in" style:auto-text-indent="false"/>
    </style:style>
    <style:style style:name="P2733" style:family="paragraph" style:parent-style-name="Standard">
      <style:paragraph-properties fo:margin-left="0.4091in" fo:margin-right="0.4043in" fo:margin-top="0.0008in" fo:margin-bottom="0in" style:contextual-spacing="false" fo:line-height="0.1528in" fo:text-indent="0in" style:auto-text-indent="false"/>
    </style:style>
    <style:style style:name="P2734" style:family="paragraph" style:parent-style-name="Standard">
      <style:paragraph-properties fo:margin-left="0.4091in" fo:margin-right="0.4043in" fo:margin-top="0.0008in" fo:margin-bottom="0in" style:contextual-spacing="false" fo:line-height="0.1528in" fo:text-align="justify" style:justify-single-word="false" fo:text-indent="0in" style:auto-text-indent="false"/>
    </style:style>
    <style:style style:name="P2735" style:family="paragraph" style:parent-style-name="Standard">
      <style:paragraph-properties fo:margin-left="0.4091in" fo:margin-right="0.4043in" fo:line-height="0.1528in" fo:text-indent="0in" style:auto-text-indent="false"/>
    </style:style>
    <style:style style:name="P2736" style:family="paragraph" style:parent-style-name="Standard" style:list-style-name="WWNum36">
      <style:paragraph-properties fo:margin-left="0.6189in" fo:margin-right="0in" fo:line-height="0.152in" fo:text-indent="-0.2102in" style:auto-text-indent="false">
        <style:tab-stops>
          <style:tab-stop style:position="0.6189in"/>
        </style:tab-stops>
      </style:paragraph-properties>
    </style:style>
    <style:style style:name="P2737" style:family="paragraph" style:parent-style-name="Standard">
      <style:paragraph-properties fo:margin-left="0.7028in" fo:margin-right="0.0472in" fo:line-height="0.1528in" fo:text-align="justify" style:justify-single-word="false" fo:text-indent="0in" style:auto-text-indent="false"/>
    </style:style>
    <style:style style:name="P2738" style:family="paragraph" style:parent-style-name="Standard">
      <style:paragraph-properties fo:margin-left="0.4638in" fo:margin-right="0.4335in" fo:margin-top="0.0008in" fo:margin-bottom="0in" style:contextual-spacing="false" fo:line-height="0.1528in" fo:text-align="justify" style:justify-single-word="false" fo:text-indent="0in" style:auto-text-indent="false"/>
    </style:style>
    <style:style style:name="P2739" style:family="paragraph" style:parent-style-name="Standard">
      <style:paragraph-properties fo:margin-left="0.4638in" fo:margin-right="0.4972in" fo:line-height="0.1528in" fo:text-align="justify" style:justify-single-word="false" fo:text-indent="0in" style:auto-text-indent="false"/>
    </style:style>
    <style:style style:name="P2740" style:family="paragraph" style:parent-style-name="Standard">
      <style:paragraph-properties fo:margin-left="0.4638in" fo:margin-right="1.7909in" fo:line-height="0.1528in" fo:text-align="justify" style:justify-single-word="false" fo:text-indent="0in" style:auto-text-indent="false"/>
    </style:style>
    <style:style style:name="P2741" style:family="paragraph" style:parent-style-name="Standard">
      <style:paragraph-properties fo:margin-left="0.4638in" fo:margin-right="0.0673in" fo:margin-top="0.0008in" fo:margin-bottom="0in" style:contextual-spacing="false" fo:line-height="0.1528in" fo:text-indent="-0.2953in" style:auto-text-indent="false"/>
    </style:style>
    <style:style style:name="P2742" style:family="paragraph" style:parent-style-name="Standard" style:master-page-name="Converted191">
      <style:paragraph-properties fo:line-height="0.139in" style:page-number="auto"/>
      <style:text-properties fo:font-size="10pt" style:font-size-asian="10pt"/>
    </style:style>
    <style:style style:name="P2743" style:family="paragraph" style:parent-style-name="Standard">
      <style:paragraph-properties fo:margin-left="0.4091in" fo:margin-right="0in" fo:margin-top="0.0008in" fo:margin-bottom="0in" style:contextual-spacing="false" fo:line-height="0.1528in" fo:text-indent="0.2945in" style:auto-text-indent="false"/>
    </style:style>
    <style:style style:name="P2744" style:family="paragraph" style:parent-style-name="Standard">
      <style:paragraph-properties fo:margin-left="0.1681in" fo:margin-right="0.0764in" fo:margin-top="0.0516in" fo:margin-bottom="0in" style:contextual-spacing="false" fo:line-height="100%" fo:text-indent="0in" style:auto-text-indent="false" fo:break-before="column"/>
    </style:style>
    <style:style style:name="P2745" style:family="paragraph" style:parent-style-name="Standard">
      <style:paragraph-properties fo:margin-left="0.4634in" fo:margin-right="0.4543in" fo:line-height="0.1528in" fo:text-align="justify" style:justify-single-word="false" fo:text-indent="-0.2953in" style:auto-text-indent="false"/>
    </style:style>
    <style:style style:name="P2746" style:family="paragraph" style:parent-style-name="Standard">
      <style:paragraph-properties fo:margin-left="0.4634in" fo:margin-right="0.7575in" fo:line-height="0.1528in" fo:text-align="justify" style:justify-single-word="false" fo:text-indent="0in" style:auto-text-indent="false"/>
    </style:style>
    <style:style style:name="P2747" style:family="paragraph" style:parent-style-name="Standard">
      <style:paragraph-properties fo:margin-left="0.4646in" fo:margin-right="0.4035in" fo:margin-top="0.0016in" fo:margin-bottom="0in" style:contextual-spacing="false" fo:line-height="0.1516in" fo:text-align="justify" style:justify-single-word="false" fo:text-indent="-0.2965in" style:auto-text-indent="false"/>
    </style:style>
    <style:style style:name="P2748" style:family="paragraph" style:parent-style-name="Standard">
      <style:paragraph-properties fo:margin-left="0.4638in" fo:margin-right="0.1228in" fo:margin-top="0.0008in" fo:margin-bottom="0in" style:contextual-spacing="false" fo:line-height="0.1528in" fo:text-indent="0in" style:auto-text-indent="false"/>
    </style:style>
    <style:style style:name="P2749" style:family="paragraph" style:parent-style-name="Standard">
      <style:paragraph-properties fo:margin-left="0.4638in" fo:margin-right="2.098in" fo:line-height="0.1528in" fo:text-align="justify" style:justify-single-word="false" fo:text-indent="0in" style:auto-text-indent="false"/>
    </style:style>
    <style:style style:name="P2750" style:family="paragraph" style:parent-style-name="Standard">
      <style:paragraph-properties fo:margin-left="0.1693in" fo:margin-right="0.1118in" fo:line-height="0.1528in" fo:text-indent="0in" style:auto-text-indent="false"/>
    </style:style>
    <style:style style:name="P2751" style:family="paragraph" style:parent-style-name="Standard" style:list-style-name="WWNum37">
      <style:paragraph-properties fo:margin-left="0.6146in" fo:margin-right="1.8626in" fo:line-height="0.1528in" fo:text-align="justify" style:justify-single-word="false" fo:text-indent="-0.1508in" style:auto-text-indent="false">
        <style:tab-stops>
          <style:tab-stop style:position="0.6146in"/>
        </style:tab-stops>
      </style:paragraph-properties>
    </style:style>
    <style:style style:name="P2752" style:family="paragraph" style:parent-style-name="Standard">
      <style:paragraph-properties fo:margin-left="0.4646in" fo:margin-right="0.4516in" fo:line-height="0.1528in" fo:text-align="justify" style:justify-single-word="false" fo:text-indent="-0.2953in" style:auto-text-indent="false"/>
    </style:style>
    <style:style style:name="P2753" style:family="paragraph" style:parent-style-name="Standard">
      <style:paragraph-properties fo:margin-left="0.4634in" fo:margin-right="0.9398in" fo:line-height="0.1528in" fo:text-align="justify" style:justify-single-word="false" fo:text-indent="0in" style:auto-text-indent="false"/>
    </style:style>
    <style:style style:name="P2754" style:family="paragraph" style:parent-style-name="Standard">
      <style:paragraph-properties fo:margin-left="0.1689in" fo:margin-right="0.1118in" fo:line-height="0.1528in" fo:text-indent="0in" style:auto-text-indent="false"/>
    </style:style>
    <style:style style:name="P2755" style:family="paragraph" style:parent-style-name="Standard">
      <style:paragraph-properties fo:margin-left="0.4634in" fo:margin-right="0.4055in" fo:line-height="0.1528in" fo:text-align="justify" style:justify-single-word="false" fo:text-indent="0in" style:auto-text-indent="false"/>
    </style:style>
    <style:style style:name="P2756" style:family="paragraph" style:parent-style-name="Standard" style:master-page-name="Converted193">
      <style:paragraph-properties fo:line-height="0.139in" style:page-number="auto"/>
      <style:text-properties fo:font-size="10pt" style:font-size-asian="10pt"/>
    </style:style>
    <style:style style:name="P2757" style:family="paragraph" style:parent-style-name="Standard">
      <style:paragraph-properties fo:margin-left="0.7043in" fo:margin-right="0.0492in" fo:margin-top="0.0008in" fo:margin-bottom="0in" style:contextual-spacing="false" fo:line-height="0.1528in" fo:text-align="justify" style:justify-single-word="false" fo:text-indent="-0.2953in" style:auto-text-indent="false"/>
    </style:style>
    <style:style style:name="P2758" style:family="paragraph" style:parent-style-name="Standard" style:list-style-name="WWNum37">
      <style:paragraph-properties fo:margin-left="0.9138in" fo:margin-right="0.0008in" fo:line-height="0.1535in" fo:text-align="justify" style:justify-single-word="false" fo:text-indent="-0.2102in" style:auto-text-indent="false">
        <style:tab-stops>
          <style:tab-stop style:position="0.9138in"/>
        </style:tab-stops>
      </style:paragraph-properties>
    </style:style>
    <style:style style:name="P2759" style:family="paragraph" style:parent-style-name="Standard">
      <style:paragraph-properties fo:margin-left="0.7043in" fo:margin-right="0.0035in" fo:line-height="0.1528in" fo:text-align="justify" style:justify-single-word="false" fo:text-indent="-0.2953in" style:auto-text-indent="false"/>
    </style:style>
    <style:style style:name="P2760" style:family="paragraph" style:parent-style-name="Standard">
      <style:paragraph-properties fo:margin-left="0.7043in" fo:margin-right="0.7102in" fo:line-height="0.1528in" fo:text-align="justify" style:justify-single-word="false" fo:text-indent="0in" style:auto-text-indent="false"/>
    </style:style>
    <style:style style:name="P2761" style:family="paragraph" style:parent-style-name="Standard">
      <style:paragraph-properties fo:margin-left="0.7043in" fo:margin-right="1.8228in" fo:line-height="0.1528in" fo:text-align="justify" style:justify-single-word="false" fo:text-indent="0in" style:auto-text-indent="false"/>
    </style:style>
    <style:style style:name="P2762" style:family="paragraph" style:parent-style-name="Standard">
      <style:paragraph-properties fo:margin-left="0.7035in" fo:margin-right="0.0319in" fo:line-height="0.1528in" fo:text-align="justify" style:justify-single-word="false" fo:text-indent="0in" style:auto-text-indent="false"/>
    </style:style>
    <style:style style:name="P2763" style:family="paragraph" style:parent-style-name="Standard">
      <style:paragraph-properties fo:margin-left="0.7043in" fo:margin-right="0.2854in" fo:line-height="0.1535in" fo:text-align="justify" style:justify-single-word="false" fo:text-indent="0in" style:auto-text-indent="false"/>
    </style:style>
    <style:style style:name="P2764" style:family="paragraph" style:parent-style-name="Standard">
      <style:paragraph-properties fo:margin-left="0.1689in" fo:margin-right="0.4083in" fo:margin-top="0.0591in" fo:margin-bottom="0in" style:contextual-spacing="false" fo:line-height="95%" fo:text-indent="0in" style:auto-text-indent="false" fo:break-before="column"/>
    </style:style>
    <style:style style:name="P2765" style:family="paragraph" style:parent-style-name="Standard">
      <style:paragraph-properties fo:margin-left="0.4638in" fo:margin-right="1.2366in" fo:line-height="0.152in" fo:text-align="justify" style:justify-single-word="false" fo:text-indent="0in" style:auto-text-indent="false"/>
    </style:style>
    <style:style style:name="P2766" style:family="paragraph" style:parent-style-name="Standard">
      <style:paragraph-properties fo:margin-left="0.1689in" fo:margin-right="0.4717in" fo:line-height="0.1528in" fo:text-indent="0in" style:auto-text-indent="false"/>
    </style:style>
    <style:style style:name="P2767" style:family="paragraph" style:parent-style-name="Standard">
      <style:paragraph-properties fo:margin-left="0.1689in" fo:margin-right="0.1165in" fo:line-height="0.152in" fo:text-indent="0in" style:auto-text-indent="false"/>
    </style:style>
    <style:style style:name="P2768" style:family="paragraph" style:parent-style-name="Standard">
      <style:paragraph-properties fo:margin-left="0.1689in" fo:margin-right="0.1165in" fo:line-height="0.1528in" fo:text-indent="0in" style:auto-text-indent="false"/>
    </style:style>
    <style:style style:name="P2769" style:family="paragraph" style:parent-style-name="Standard">
      <style:paragraph-properties fo:margin-left="0.4638in" fo:margin-right="0.7555in" fo:line-height="0.1535in" fo:text-align="justify" style:justify-single-word="false" fo:text-indent="0in" style:auto-text-indent="false"/>
    </style:style>
    <style:style style:name="P2770" style:family="paragraph" style:parent-style-name="Standard">
      <style:paragraph-properties fo:margin-left="0.1689in" fo:margin-right="0.5091in" fo:line-height="0.1528in" fo:text-indent="0in" style:auto-text-indent="false"/>
    </style:style>
    <style:style style:name="P2771" style:family="paragraph" style:parent-style-name="Standard">
      <style:paragraph-properties fo:margin-left="0.4638in" fo:margin-right="0.4492in" fo:margin-top="0.0008in" fo:margin-bottom="0in" style:contextual-spacing="false" fo:line-height="0.1528in" fo:text-align="justify" style:justify-single-word="false" fo:text-indent="-0.2957in" style:auto-text-indent="false"/>
    </style:style>
    <style:style style:name="P2772" style:family="paragraph" style:parent-style-name="Standard">
      <style:paragraph-properties fo:margin-left="0.4638in" fo:margin-right="1.5098in" fo:line-height="0.1528in" fo:text-align="justify" style:justify-single-word="false" fo:text-indent="0in" style:auto-text-indent="false"/>
    </style:style>
    <style:style style:name="P2773" style:family="paragraph" style:parent-style-name="Standard">
      <style:paragraph-properties fo:margin-left="0.4638in" fo:margin-right="0.5362in" fo:line-height="0.1528in" fo:text-align="justify" style:justify-single-word="false" fo:text-indent="0in" style:auto-text-indent="false"/>
    </style:style>
    <style:style style:name="P2774" style:family="paragraph" style:parent-style-name="Standard">
      <style:paragraph-properties fo:margin-left="0.4634in" fo:margin-right="1.1134in" fo:line-height="0.1528in" fo:text-align="justify" style:justify-single-word="false" fo:text-indent="0in" style:auto-text-indent="false"/>
    </style:style>
    <style:style style:name="P2775" style:family="paragraph" style:parent-style-name="Standard">
      <style:paragraph-properties fo:margin-left="0.4638in" fo:margin-right="0.8709in" fo:line-height="0.1528in" fo:text-align="justify" style:justify-single-word="false" fo:text-indent="0in" style:auto-text-indent="false"/>
    </style:style>
    <style:style style:name="P2776" style:family="paragraph" style:parent-style-name="Standard" style:master-page-name="Converted195">
      <style:paragraph-properties fo:line-height="0.139in" style:page-number="auto"/>
      <style:text-properties fo:font-size="10pt" style:font-size-asian="10pt"/>
    </style:style>
    <style:style style:name="P2777" style:family="paragraph" style:parent-style-name="Standard">
      <style:paragraph-properties fo:margin-left="0.7043in" fo:margin-right="1.3992in" fo:margin-top="0.05in" fo:margin-bottom="0in" style:contextual-spacing="false" fo:line-height="100%" fo:text-align="justify" style:justify-single-word="false" fo:text-indent="0in" style:auto-text-indent="false"/>
    </style:style>
    <style:style style:name="P2778" style:family="paragraph" style:parent-style-name="Standard">
      <style:paragraph-properties fo:margin-left="0.7043in" fo:margin-right="1.3575in" fo:line-height="0.1528in" fo:text-align="justify" style:justify-single-word="false" fo:text-indent="0in" style:auto-text-indent="false"/>
    </style:style>
    <style:style style:name="P2779" style:family="paragraph" style:parent-style-name="Standard">
      <style:paragraph-properties fo:margin-left="0.7043in" fo:margin-right="1.1071in" fo:line-height="0.1528in" fo:text-align="justify" style:justify-single-word="false" fo:text-indent="0in" style:auto-text-indent="false"/>
    </style:style>
    <style:style style:name="P2780" style:family="paragraph" style:parent-style-name="Standard">
      <style:paragraph-properties fo:margin-left="0.4638in" fo:margin-right="1.5311in" fo:line-height="0.1528in" fo:text-align="justify" style:justify-single-word="false" fo:text-indent="0in" style:auto-text-indent="false"/>
    </style:style>
    <style:style style:name="P2781" style:family="paragraph" style:parent-style-name="Standard">
      <style:paragraph-properties fo:margin-left="0.1689in" fo:margin-right="0.4425in" fo:margin-top="0.0008in" fo:margin-bottom="0in" style:contextual-spacing="false" fo:line-height="0.1528in" fo:text-align="end" style:justify-single-word="false" fo:text-indent="0.2953in" style:auto-text-indent="false"/>
    </style:style>
    <style:style style:name="P2782" style:family="paragraph" style:parent-style-name="Standard">
      <style:paragraph-properties fo:margin-left="0.4638in" fo:margin-right="0.2055in" fo:margin-top="0.0008in" fo:margin-bottom="0in" style:contextual-spacing="false" fo:line-height="0.1528in" fo:text-indent="-0.2953in" style:auto-text-indent="false"/>
    </style:style>
    <style:style style:name="P2783" style:family="paragraph" style:parent-style-name="Standard">
      <style:paragraph-properties fo:margin-left="0.4638in" fo:margin-right="1.2799in" fo:line-height="0.1528in" fo:text-align="justify" style:justify-single-word="false" fo:text-indent="0in" style:auto-text-indent="false"/>
    </style:style>
    <style:style style:name="P2784" style:family="paragraph" style:parent-style-name="Standard">
      <style:paragraph-properties fo:margin-left="0.4638in" fo:margin-right="0.45in" fo:line-height="0.1535in" fo:text-align="justify" style:justify-single-word="false" fo:text-indent="0in" style:auto-text-indent="false"/>
    </style:style>
    <style:style style:name="P2785" style:family="paragraph" style:parent-style-name="Standard" style:master-page-name="Converted197">
      <style:paragraph-properties fo:line-height="0.139in" style:page-number="auto"/>
      <style:text-properties fo:font-size="10pt" style:font-size-asian="10pt"/>
    </style:style>
    <style:style style:name="P2786" style:family="paragraph" style:parent-style-name="Standard">
      <style:paragraph-properties fo:margin-left="0.7043in" fo:margin-right="0.0453in" fo:margin-top="0.0008in" fo:margin-bottom="0in" style:contextual-spacing="false" fo:line-height="0.1528in" fo:text-align="justify" style:justify-single-word="false" fo:text-indent="-0.2953in" style:auto-text-indent="false"/>
    </style:style>
    <style:style style:name="P2787" style:family="paragraph" style:parent-style-name="Standard">
      <style:paragraph-properties fo:margin-left="0.4091in" fo:margin-right="0.0957in" fo:margin-top="0.0008in" fo:margin-bottom="0in" style:contextual-spacing="false" fo:line-height="0.1528in" fo:text-indent="0.2953in" style:auto-text-indent="false"/>
    </style:style>
    <style:style style:name="P2788" style:family="paragraph" style:parent-style-name="Standard">
      <style:paragraph-properties fo:margin-left="0.7043in" fo:margin-right="0.0882in" fo:line-height="0.1528in" fo:text-indent="-0.2953in" style:auto-text-indent="false"/>
    </style:style>
    <style:style style:name="P2789" style:family="paragraph" style:parent-style-name="Standard">
      <style:paragraph-properties fo:margin-left="0.7043in" fo:margin-right="0.152in" fo:line-height="0.1528in" fo:text-indent="-0.2953in" style:auto-text-indent="false"/>
    </style:style>
    <style:style style:name="P2790" style:family="paragraph" style:parent-style-name="Standard">
      <style:paragraph-properties fo:margin-left="0.4638in" fo:margin-right="0.9457in" fo:margin-top="0.05in" fo:margin-bottom="0in" style:contextual-spacing="false" fo:line-height="100%" fo:text-align="justify" style:justify-single-word="false" fo:text-indent="0in" style:auto-text-indent="false" fo:break-before="column"/>
    </style:style>
    <style:style style:name="P2791" style:family="paragraph" style:parent-style-name="Standard">
      <style:paragraph-properties fo:margin-left="0.1689in" fo:margin-right="1.3071in" fo:line-height="0.1528in" fo:text-indent="0in" style:auto-text-indent="false"/>
    </style:style>
    <style:style style:name="P2792" style:family="paragraph" style:parent-style-name="Standard">
      <style:paragraph-properties fo:margin-left="0.4638in" fo:margin-right="1.648in" fo:line-height="0.1528in" fo:text-align="justify" style:justify-single-word="false" fo:text-indent="0in" style:auto-text-indent="false"/>
    </style:style>
    <style:style style:name="P2793" style:family="paragraph" style:parent-style-name="Standard">
      <style:paragraph-properties fo:margin-left="0.4638in" fo:margin-right="0.4339in" fo:margin-top="0.0008in" fo:margin-bottom="0in" style:contextual-spacing="false" fo:line-height="0.1528in" fo:text-align="justify" style:justify-single-word="false" fo:text-indent="0in" style:auto-text-indent="false"/>
    </style:style>
    <style:style style:name="P2794" style:family="paragraph" style:parent-style-name="Standard">
      <style:paragraph-properties fo:margin-left="0.4638in" fo:margin-right="2.0465in" fo:line-height="0.1528in" fo:text-align="justify" style:justify-single-word="false" fo:text-indent="0in" style:auto-text-indent="false"/>
    </style:style>
    <style:style style:name="P2795" style:family="paragraph" style:parent-style-name="Standard">
      <style:paragraph-properties fo:margin-left="0.4638in" fo:margin-right="1.3154in" fo:line-height="0.1535in" fo:text-align="justify" style:justify-single-word="false" fo:text-indent="0in" style:auto-text-indent="false"/>
    </style:style>
    <style:style style:name="P2796" style:family="paragraph" style:parent-style-name="Standard">
      <style:paragraph-properties fo:margin-left="0.4638in" fo:margin-right="0.8382in" fo:line-height="0.1528in" fo:text-align="justify" style:justify-single-word="false" fo:text-indent="0in" style:auto-text-indent="false"/>
    </style:style>
    <style:style style:name="P2797" style:family="paragraph" style:parent-style-name="Standard">
      <style:paragraph-properties fo:margin-left="0.4646in" fo:margin-right="0.5264in" fo:line-height="0.1535in" fo:text-align="justify" style:justify-single-word="false" fo:text-indent="0in" style:auto-text-indent="false"/>
    </style:style>
    <style:style style:name="P2798" style:family="paragraph" style:parent-style-name="Standard">
      <style:paragraph-properties fo:margin-left="0.4638in" fo:margin-right="0.4417in" fo:margin-top="0.0008in" fo:margin-bottom="0in" style:contextual-spacing="false" fo:line-height="0.1528in" fo:text-align="justify" style:justify-single-word="false" fo:text-indent="0in" style:auto-text-indent="false"/>
    </style:style>
    <style:style style:name="P2799" style:family="paragraph" style:parent-style-name="Standard">
      <style:paragraph-properties fo:margin-left="0.4638in" fo:margin-right="1.8335in" fo:line-height="0.1528in" fo:text-align="justify" style:justify-single-word="false" fo:text-indent="0in" style:auto-text-indent="false"/>
    </style:style>
    <style:style style:name="P2800" style:family="paragraph" style:parent-style-name="Standard">
      <style:paragraph-properties fo:margin-left="0.1693in" fo:margin-right="1.4146in" fo:margin-top="0.0008in" fo:margin-bottom="0in" style:contextual-spacing="false" fo:line-height="0.1528in" fo:text-indent="0in" style:auto-text-indent="false"/>
    </style:style>
    <style:style style:name="P2801" style:family="paragraph" style:parent-style-name="Standard">
      <style:paragraph-properties fo:margin-left="0.4638in" fo:margin-right="1.3193in" fo:line-height="0.1528in" fo:text-align="justify" style:justify-single-word="false" fo:text-indent="0in" style:auto-text-indent="false"/>
    </style:style>
    <style:style style:name="P2802" style:family="paragraph" style:parent-style-name="Standard" style:master-page-name="Standard">
      <style:paragraph-properties fo:line-height="0.139in" style:page-number="auto"/>
      <style:text-properties fo:font-size="10pt" style:font-size-asian="10pt"/>
    </style:style>
    <style:style style:name="P2803" style:family="paragraph" style:parent-style-name="Frame_20_contents">
      <style:paragraph-properties fo:line-height="100%"/>
    </style:style>
    <style:style style:name="P2804" style:family="paragraph" style:parent-style-name="Frame_20_contents">
      <style:paragraph-properties fo:margin-left="0.028in" fo:margin-right="0in" fo:line-height="0.1571in" fo:text-indent="0in" style:auto-text-indent="false"/>
    </style:style>
    <style:style style:name="P2805" style:family="paragraph" style:parent-style-name="Frame_20_contents">
      <style:paragraph-properties fo:margin-left="0.028in" fo:margin-right="0in" fo:line-height="0.1563in" fo:text-indent="0in" style:auto-text-indent="false"/>
    </style:style>
    <style:style style:name="P2806" style:family="paragraph" style:parent-style-name="Frame_20_contents">
      <style:paragraph-properties fo:margin-left="0.1417in" fo:margin-right="0in" fo:line-height="0.1453in" fo:text-indent="0in" style:auto-text-indent="false"/>
    </style:style>
    <style:style style:name="P2807" style:family="paragraph" style:parent-style-name="Frame_20_contents">
      <style:paragraph-properties fo:margin-left="0.1417in" fo:margin-right="0in" fo:line-height="0.1528in" fo:text-indent="0in" style:auto-text-indent="false"/>
    </style:style>
    <style:style style:name="P2808" style:family="paragraph" style:parent-style-name="Frame_20_contents">
      <style:paragraph-properties fo:margin-left="0.1417in" fo:margin-right="0in" fo:line-height="0.1528in" fo:text-indent="0in" style:auto-text-indent="false">
        <style:tab-stops>
          <style:tab-stop style:position="0.8661in"/>
        </style:tab-stops>
      </style:paragraph-properties>
    </style:style>
    <style:style style:name="P2809" style:family="paragraph" style:parent-style-name="Frame_20_contents">
      <style:paragraph-properties fo:margin-left="0.1417in" fo:margin-right="0in" fo:line-height="0.1492in" fo:text-indent="0in" style:auto-text-indent="false"/>
    </style:style>
    <style:style style:name="P2810" style:family="paragraph" style:parent-style-name="Frame_20_contents">
      <style:paragraph-properties fo:margin-left="0.4366in" fo:margin-right="0in" fo:line-height="0.1535in" fo:text-indent="0in" style:auto-text-indent="false"/>
    </style:style>
    <style:style style:name="P2811" style:family="paragraph" style:parent-style-name="Frame_20_contents">
      <style:paragraph-properties fo:margin-top="0.0055in" fo:margin-bottom="0in" style:contextual-spacing="false" fo:line-height="0.1319in"/>
      <style:text-properties fo:font-size="9.5pt" style:font-size-asian="9.5pt"/>
    </style:style>
    <style:style style:name="P2812" style:family="paragraph" style:parent-style-name="Frame_20_contents">
      <style:paragraph-properties fo:margin-left="0.0425in" fo:margin-right="0in" fo:line-height="100%" fo:text-indent="0in" style:auto-text-indent="false"/>
    </style:style>
    <style:style style:name="P2813" style:family="paragraph" style:parent-style-name="Frame_20_contents">
      <style:paragraph-properties fo:margin-left="0.0764in" fo:margin-right="0in" fo:line-height="100%" fo:text-indent="0in" style:auto-text-indent="false"/>
    </style:style>
    <style:style style:name="P2814" style:family="paragraph" style:parent-style-name="Frame_20_contents">
      <style:paragraph-properties fo:margin-left="0.0764in" fo:margin-right="0in" fo:line-height="0.1484in" fo:text-indent="0in" style:auto-text-indent="false"/>
    </style:style>
    <style:style style:name="P2815" style:family="paragraph" style:parent-style-name="Frame_20_contents">
      <style:paragraph-properties fo:margin-left="0.0835in" fo:margin-right="0in" fo:line-height="0.1484in" fo:text-align="center" style:justify-single-word="false" fo:text-indent="0in" style:auto-text-indent="false"/>
    </style:style>
    <style:style style:name="P2816" style:family="paragraph" style:parent-style-name="Frame_20_contents">
      <style:paragraph-properties fo:margin-left="0.0252in" fo:margin-right="0in" fo:line-height="0.1528in" fo:text-align="center" style:justify-single-word="false" fo:text-indent="0in" style:auto-text-indent="false"/>
    </style:style>
    <style:style style:name="P2817" style:family="paragraph" style:parent-style-name="Frame_20_contents">
      <style:paragraph-properties fo:margin-left="0.0575in" fo:margin-right="0in" fo:line-height="0.1484in" fo:text-indent="0in" style:auto-text-indent="false"/>
    </style:style>
    <style:style style:name="P2818" style:family="paragraph" style:parent-style-name="Frame_20_contents">
      <style:paragraph-properties fo:margin-left="0.0709in" fo:margin-right="0in" fo:line-height="0.1484in" fo:text-indent="0in" style:auto-text-indent="false"/>
    </style:style>
    <style:style style:name="P2819" style:family="paragraph" style:parent-style-name="Frame_20_contents">
      <style:paragraph-properties fo:margin-left="0.0283in" fo:margin-right="0in" fo:line-height="0.1571in" fo:text-indent="0in" style:auto-text-indent="false"/>
    </style:style>
    <style:style style:name="P2820" style:family="paragraph" style:parent-style-name="Frame_20_contents">
      <style:paragraph-properties fo:margin-left="0.0283in" fo:margin-right="0in" fo:line-height="0.1563in" fo:text-indent="0in" style:auto-text-indent="false"/>
    </style:style>
    <style:style style:name="P2821" style:family="paragraph" style:parent-style-name="Frame_20_contents">
      <style:paragraph-properties fo:margin-left="0.0291in" fo:margin-right="0in" fo:line-height="0.1563in" fo:text-indent="0in" style:auto-text-indent="false"/>
    </style:style>
    <style:style style:name="P2822" style:family="paragraph" style:parent-style-name="Frame_20_contents">
      <style:paragraph-properties fo:margin-left="0.0291in" fo:margin-right="0in" fo:line-height="0.1571in" fo:text-indent="0in" style:auto-text-indent="false"/>
    </style:style>
    <style:style style:name="T1" style:family="text">
      <style:text-properties style:font-name="Times New Roman" fo:font-size="10pt" fo:letter-spacing="-0.0008in" fo:font-weight="bold" style:font-size-asian="10pt" style:font-weight-asian="bold" style:text-scale="100%"/>
    </style:style>
    <style:style style:name="T2" style:family="text">
      <style:text-properties style:font-name="Times New Roman" fo:font-size="10pt" fo:letter-spacing="-0.0008in" fo:font-weight="bold" style:font-size-asian="10pt" style:font-weight-asian="bold" style:text-scale="105%"/>
    </style:style>
    <style:style style:name="T3" style:family="text">
      <style:text-properties style:font-name="Times New Roman" fo:font-size="10pt" fo:letter-spacing="-0.0008in" fo:font-weight="bold" style:font-size-asian="10pt" style:font-weight-asian="bold" style:text-scale="112%"/>
    </style:style>
    <style:style style:name="T4" style:family="text">
      <style:text-properties style:font-name="Times New Roman" fo:font-size="10pt" fo:letter-spacing="-0.0008in" fo:font-weight="bold" style:font-size-asian="10pt" style:font-weight-asian="bold" style:text-scale="110%"/>
    </style:style>
    <style:style style:name="T5" style:family="text">
      <style:text-properties style:font-name="Times New Roman" fo:font-size="10pt" fo:letter-spacing="-0.0008in" fo:font-weight="bold" style:font-size-asian="10pt" style:font-weight-asian="bold" style:text-scale="120%"/>
    </style:style>
    <style:style style:name="T6" style:family="text">
      <style:text-properties style:font-name="Times New Roman" fo:font-size="10pt" fo:letter-spacing="-0.0008in" fo:font-weight="normal" style:font-size-asian="10pt" style:font-weight-asian="normal" style:text-scale="105%"/>
    </style:style>
    <style:style style:name="T7" style:family="text">
      <style:text-properties style:font-name="Times New Roman" fo:font-size="10pt" fo:letter-spacing="-0.0008in" fo:font-weight="normal" style:font-size-asian="10pt" style:font-weight-asian="normal" style:text-scale="100%"/>
    </style:style>
    <style:style style:name="T8" style:family="text">
      <style:text-properties style:font-name="Times New Roman" fo:font-size="10pt" fo:letter-spacing="-0.0008in" fo:font-weight="normal" style:font-size-asian="10pt" style:font-weight-asian="normal" style:text-scale="110%"/>
    </style:style>
    <style:style style:name="T9" style:family="text">
      <style:text-properties style:font-name="Times New Roman" fo:font-size="10pt" fo:letter-spacing="-0.0008in" fo:font-weight="normal" style:font-size-asian="10pt" style:font-weight-asian="normal" style:text-scale="128%"/>
    </style:style>
    <style:style style:name="T10" style:family="text">
      <style:text-properties style:font-name="Times New Roman" fo:font-size="10pt" fo:letter-spacing="-0.0008in" fo:font-weight="normal" style:font-size-asian="10pt" style:font-weight-asian="normal" style:text-scale="115%"/>
    </style:style>
    <style:style style:name="T11" style:family="text">
      <style:text-properties style:font-name="Times New Roman" fo:font-size="10pt" fo:letter-spacing="-0.0008in" fo:font-style="normal" fo:font-weight="normal" style:font-size-asian="10pt" style:font-style-asian="normal" style:font-weight-asian="normal" style:text-scale="105%"/>
    </style:style>
    <style:style style:name="T12" style:family="text">
      <style:text-properties style:font-name="Times New Roman" fo:font-size="10pt" fo:letter-spacing="-0.0008in" fo:font-style="normal" fo:font-weight="normal" style:font-size-asian="10pt" style:font-style-asian="normal" style:font-weight-asian="normal" style:text-scale="100%"/>
    </style:style>
    <style:style style:name="T13" style:family="text">
      <style:text-properties style:font-name="Times New Roman" fo:font-size="10pt" fo:letter-spacing="-0.0008in" fo:font-style="normal" fo:font-weight="normal" style:font-size-asian="10pt" style:font-style-asian="normal" style:font-weight-asian="normal" style:text-scale="110%"/>
    </style:style>
    <style:style style:name="T14" style:family="text">
      <style:text-properties style:font-name="Times New Roman" fo:font-size="10pt" fo:letter-spacing="-0.0008in" fo:font-style="normal" fo:font-weight="normal" style:font-size-asian="10pt" style:font-style-asian="normal" style:font-weight-asian="normal" style:text-scale="112%"/>
    </style:style>
    <style:style style:name="T15" style:family="text">
      <style:text-properties style:font-name="Times New Roman" fo:font-size="10pt" fo:letter-spacing="-0.0008in" fo:font-style="normal" fo:font-weight="bold" style:font-size-asian="10pt" style:font-style-asian="normal" style:font-weight-asian="bold" style:text-scale="105%"/>
    </style:style>
    <style:style style:name="T16" style:family="text">
      <style:text-properties style:font-name="Times New Roman" fo:font-size="10pt" fo:letter-spacing="-0.0008in" fo:font-style="normal" fo:font-weight="bold" style:font-size-asian="10pt" style:font-style-asian="normal" style:font-weight-asian="bold" style:text-scale="110%"/>
    </style:style>
    <style:style style:name="T17" style:family="text">
      <style:text-properties style:font-name="Times New Roman" fo:font-size="10pt" fo:letter-spacing="-0.0008in" fo:font-style="normal" fo:font-weight="bold" style:font-size-asian="10pt" style:font-style-asian="normal" style:font-weight-asian="bold" style:text-scale="112%"/>
    </style:style>
    <style:style style:name="T18" style:family="text">
      <style:text-properties style:font-name="Times New Roman" fo:font-size="10pt" fo:letter-spacing="-0.0008in" fo:font-style="normal" fo:font-weight="bold" style:font-size-asian="10pt" style:font-style-asian="normal" style:font-weight-asian="bold" style:text-scale="100%"/>
    </style:style>
    <style:style style:name="T19" style:family="text">
      <style:text-properties style:font-name="Times New Roman" fo:font-size="10pt" fo:letter-spacing="-0.0008in" fo:font-style="italic" fo:font-weight="normal" style:font-size-asian="10pt" style:font-style-asian="italic" style:font-weight-asian="normal" style:text-scale="105%"/>
    </style:style>
    <style:style style:name="T20" style:family="text">
      <style:text-properties style:font-name="Times New Roman" fo:font-size="10pt" fo:letter-spacing="-0.0008in" fo:font-style="italic" fo:font-weight="normal" style:font-size-asian="10pt" style:font-style-asian="italic" style:font-weight-asian="normal" style:text-scale="100%"/>
    </style:style>
    <style:style style:name="T21" style:family="text">
      <style:text-properties style:font-name="Times New Roman" fo:font-size="10pt" fo:letter-spacing="-0.0008in" fo:font-style="italic" fo:font-weight="normal" style:font-size-asian="10pt" style:font-style-asian="italic" style:font-weight-asian="normal" style:text-scale="110%"/>
    </style:style>
    <style:style style:name="T22" style:family="text">
      <style:text-properties style:font-name="Times New Roman" fo:font-size="10pt" fo:letter-spacing="-0.0008in" fo:font-style="italic" fo:font-weight="normal" style:font-size-asian="10pt" style:font-style-asian="italic" style:font-weight-asian="normal" style:text-scale="103%"/>
    </style:style>
    <style:style style:name="T23" style:family="text">
      <style:text-properties style:font-name="Times New Roman" fo:font-size="10pt" fo:letter-spacing="-0.0008in" fo:font-style="italic" fo:font-weight="normal" style:font-size-asian="10pt" style:font-style-asian="italic" style:font-weight-asian="normal" style:text-scale="90%"/>
    </style:style>
    <style:style style:name="T24" style:family="text">
      <style:text-properties style:font-name="Times New Roman" fo:font-size="10pt" fo:letter-spacing="-0.0008in" fo:font-style="italic" fo:font-weight="bold" style:font-size-asian="10pt" style:font-style-asian="italic" style:font-weight-asian="bold" style:text-scale="105%"/>
    </style:style>
    <style:style style:name="T25" style:family="text">
      <style:text-properties style:font-name="Times New Roman" fo:font-size="10pt" fo:letter-spacing="-0.0016in" fo:font-weight="bold" style:font-size-asian="10pt" style:font-weight-asian="bold" style:text-scale="100%"/>
    </style:style>
    <style:style style:name="T26" style:family="text">
      <style:text-properties style:font-name="Times New Roman" fo:font-size="10pt" fo:letter-spacing="-0.0016in" fo:font-weight="bold" style:font-size-asian="10pt" style:font-weight-asian="bold" style:text-scale="105%"/>
    </style:style>
    <style:style style:name="T27" style:family="text">
      <style:text-properties style:font-name="Times New Roman" fo:font-size="10pt" fo:letter-spacing="-0.0016in" fo:font-weight="bold" style:font-size-asian="10pt" style:font-weight-asian="bold" style:text-scale="110%"/>
    </style:style>
    <style:style style:name="T28" style:family="text">
      <style:text-properties style:font-name="Times New Roman" fo:font-size="10pt" fo:letter-spacing="-0.0016in" fo:font-weight="bold" style:font-size-asian="10pt" style:font-weight-asian="bold" style:text-scale="120%"/>
    </style:style>
    <style:style style:name="T29" style:family="text">
      <style:text-properties style:font-name="Times New Roman" fo:font-size="10pt" fo:letter-spacing="-0.0016in" fo:font-weight="normal" style:font-size-asian="10pt" style:font-weight-asian="normal" style:text-scale="105%"/>
    </style:style>
    <style:style style:name="T30" style:family="text">
      <style:text-properties style:font-name="Times New Roman" fo:font-size="10pt" fo:letter-spacing="-0.0016in" fo:font-weight="normal" style:font-size-asian="10pt" style:font-weight-asian="normal" style:text-scale="100%"/>
    </style:style>
    <style:style style:name="T31" style:family="text">
      <style:text-properties style:font-name="Times New Roman" fo:font-size="10pt" fo:letter-spacing="-0.0016in" fo:font-weight="normal" style:font-size-asian="10pt" style:font-weight-asian="normal" style:text-scale="110%"/>
    </style:style>
    <style:style style:name="T32" style:family="text">
      <style:text-properties style:font-name="Times New Roman" fo:font-size="10pt" fo:letter-spacing="-0.0016in" fo:font-weight="normal" style:font-size-asian="10pt" style:font-weight-asian="normal" style:text-scale="115%"/>
    </style:style>
    <style:style style:name="T33" style:family="text">
      <style:text-properties style:font-name="Times New Roman" fo:font-size="10pt" fo:letter-spacing="-0.0016in" fo:font-weight="normal" style:font-size-asian="10pt" style:font-weight-asian="normal" style:text-scale="91%"/>
    </style:style>
    <style:style style:name="T34" style:family="text">
      <style:text-properties style:font-name="Times New Roman" fo:font-size="10pt" fo:letter-spacing="-0.0016in" fo:font-style="italic" fo:font-weight="normal" style:font-size-asian="10pt" style:font-style-asian="italic" style:font-weight-asian="normal" style:text-scale="105%"/>
    </style:style>
    <style:style style:name="T35" style:family="text">
      <style:text-properties style:font-name="Times New Roman" fo:font-size="10pt" fo:letter-spacing="-0.0016in" fo:font-style="italic" fo:font-weight="normal" style:font-size-asian="10pt" style:font-style-asian="italic" style:font-weight-asian="normal" style:text-scale="100%"/>
    </style:style>
    <style:style style:name="T36" style:family="text">
      <style:text-properties style:font-name="Times New Roman" fo:font-size="10pt" fo:letter-spacing="-0.0016in" fo:font-style="italic" fo:font-weight="normal" style:font-size-asian="10pt" style:font-style-asian="italic" style:font-weight-asian="normal" style:text-scale="110%"/>
    </style:style>
    <style:style style:name="T37" style:family="text">
      <style:text-properties style:font-name="Times New Roman" fo:font-size="10pt" fo:letter-spacing="-0.0016in" fo:font-style="italic" fo:font-weight="normal" style:font-size-asian="10pt" style:font-style-asian="italic" style:font-weight-asian="normal" style:text-scale="115%"/>
    </style:style>
    <style:style style:name="T38" style:family="text">
      <style:text-properties style:font-name="Times New Roman" fo:font-size="10pt" fo:letter-spacing="-0.0016in" fo:font-style="normal" fo:font-weight="normal" style:font-size-asian="10pt" style:font-style-asian="normal" style:font-weight-asian="normal" style:text-scale="105%"/>
    </style:style>
    <style:style style:name="T39" style:family="text">
      <style:text-properties style:font-name="Times New Roman" fo:font-size="10pt" fo:letter-spacing="-0.0016in" fo:font-style="normal" fo:font-weight="normal" style:font-size-asian="10pt" style:font-style-asian="normal" style:font-weight-asian="normal" style:text-scale="100%"/>
    </style:style>
    <style:style style:name="T40" style:family="text">
      <style:text-properties style:font-name="Times New Roman" fo:font-size="10pt" fo:letter-spacing="-0.0016in" fo:font-style="normal" fo:font-weight="normal" style:font-size-asian="10pt" style:font-style-asian="normal" style:font-weight-asian="normal" style:text-scale="110%"/>
    </style:style>
    <style:style style:name="T41" style:family="text">
      <style:text-properties style:font-name="Times New Roman" fo:font-size="10pt" fo:letter-spacing="-0.0016in" fo:font-style="normal" fo:font-weight="normal" style:font-size-asian="10pt" style:font-style-asian="normal" style:font-weight-asian="normal" style:text-scale="115%"/>
    </style:style>
    <style:style style:name="T42" style:family="text">
      <style:text-properties style:font-name="Times New Roman" fo:font-size="10pt" fo:letter-spacing="-0.0016in" fo:font-style="normal" fo:font-weight="normal" style:font-size-asian="10pt" style:font-style-asian="normal" style:font-weight-asian="normal" style:text-scale="112%"/>
    </style:style>
    <style:style style:name="T43" style:family="text">
      <style:text-properties style:font-name="Times New Roman" fo:font-size="10pt" fo:letter-spacing="-0.0016in" fo:font-style="normal" fo:font-weight="bold" style:font-size-asian="10pt" style:font-style-asian="normal" style:font-weight-asian="bold" style:text-scale="105%"/>
    </style:style>
    <style:style style:name="T44" style:family="text">
      <style:text-properties style:font-name="Times New Roman" fo:font-size="10pt" fo:letter-spacing="-0.0016in" fo:font-style="normal" fo:font-weight="bold" style:font-size-asian="10pt" style:font-style-asian="normal" style:font-weight-asian="bold" style:text-scale="100%"/>
    </style:style>
    <style:style style:name="T45" style:family="text">
      <style:text-properties style:font-name="Times New Roman" fo:font-size="10pt" fo:letter-spacing="-0.0016in" fo:font-style="normal" fo:font-weight="bold" style:font-size-asian="10pt" style:font-style-asian="normal" style:font-weight-asian="bold" style:text-scale="110%"/>
    </style:style>
    <style:style style:name="T46" style:family="text">
      <style:text-properties style:font-name="Times New Roman" fo:font-size="10pt" fo:letter-spacing="-0.0016in" fo:font-style="normal" fo:font-weight="bold" style:font-size-asian="10pt" style:font-style-asian="normal" style:font-weight-asian="bold" style:text-scale="120%"/>
    </style:style>
    <style:style style:name="T47" style:family="text">
      <style:text-properties style:font-name="Times New Roman" fo:font-size="10pt" fo:letter-spacing="-0.0016in" fo:font-style="normal" fo:font-weight="bold" style:font-size-asian="10pt" style:font-style-asian="normal" style:font-weight-asian="bold" style:text-scale="115%"/>
    </style:style>
    <style:style style:name="T48" style:family="text">
      <style:text-properties style:font-name="Times New Roman" fo:font-size="10pt" fo:letter-spacing="normal" fo:font-weight="bold" style:font-size-asian="10pt" style:font-weight-asian="bold" style:text-scale="100%"/>
    </style:style>
    <style:style style:name="T49" style:family="text">
      <style:text-properties style:font-name="Times New Roman" fo:font-size="10pt" fo:letter-spacing="normal" fo:font-weight="bold" style:font-size-asian="10pt" style:font-weight-asian="bold" style:text-scale="105%"/>
    </style:style>
    <style:style style:name="T50" style:family="text">
      <style:text-properties style:font-name="Times New Roman" fo:font-size="10pt" fo:letter-spacing="normal" fo:font-weight="bold" style:font-size-asian="10pt" style:font-weight-asian="bold" style:text-scale="110%"/>
    </style:style>
    <style:style style:name="T51" style:family="text">
      <style:text-properties style:font-name="Times New Roman" fo:font-size="10pt" fo:letter-spacing="normal" fo:font-weight="bold" style:font-size-asian="10pt" style:font-weight-asian="bold" style:text-scale="120%"/>
    </style:style>
    <style:style style:name="T52" style:family="text">
      <style:text-properties style:font-name="Times New Roman" fo:font-size="10pt" fo:letter-spacing="normal" fo:font-weight="bold" style:font-size-asian="10pt" style:font-weight-asian="bold" style:text-scale="112%"/>
    </style:style>
    <style:style style:name="T53" style:family="text">
      <style:text-properties style:font-name="Times New Roman" fo:font-size="10pt" fo:letter-spacing="normal" fo:font-weight="bold" style:font-size-asian="10pt" style:font-weight-asian="bold" style:text-scale="126%"/>
    </style:style>
    <style:style style:name="T54" style:family="text">
      <style:text-properties style:font-name="Times New Roman" fo:font-size="10pt" fo:letter-spacing="normal" fo:font-weight="normal" style:font-size-asian="10pt" style:font-weight-asian="normal" style:text-scale="105%"/>
    </style:style>
    <style:style style:name="T55" style:family="text">
      <style:text-properties style:font-name="Times New Roman" fo:font-size="10pt" fo:letter-spacing="normal" fo:font-weight="normal" style:font-size-asian="10pt" style:font-weight-asian="normal" style:text-scale="107%"/>
    </style:style>
    <style:style style:name="T56" style:family="text">
      <style:text-properties style:font-name="Times New Roman" fo:font-size="10pt" fo:letter-spacing="normal" fo:font-weight="normal" style:font-size-asian="10pt" style:font-weight-asian="normal" style:text-scale="100%"/>
    </style:style>
    <style:style style:name="T57" style:family="text">
      <style:text-properties style:font-name="Times New Roman" fo:font-size="10pt" fo:letter-spacing="normal" fo:font-weight="normal" style:font-size-asian="10pt" style:font-weight-asian="normal" style:text-scale="91%"/>
    </style:style>
    <style:style style:name="T58" style:family="text">
      <style:text-properties style:font-name="Times New Roman" fo:font-size="10pt" fo:letter-spacing="normal" fo:font-weight="normal" style:font-size-asian="10pt" style:font-weight-asian="normal" style:text-scale="110%"/>
    </style:style>
    <style:style style:name="T59" style:family="text">
      <style:text-properties style:font-name="Times New Roman" fo:font-size="10pt" fo:letter-spacing="normal" fo:font-weight="normal" style:font-size-asian="10pt" style:font-weight-asian="normal" style:text-scale="109%"/>
    </style:style>
    <style:style style:name="T60" style:family="text">
      <style:text-properties style:font-name="Times New Roman" fo:font-size="10pt" fo:letter-spacing="normal" fo:font-weight="normal" style:font-size-asian="10pt" style:font-weight-asian="normal" style:text-scale="104%"/>
    </style:style>
    <style:style style:name="T61" style:family="text">
      <style:text-properties style:font-name="Times New Roman" fo:font-size="10pt" fo:letter-spacing="normal" fo:font-weight="normal" style:font-size-asian="10pt" style:font-weight-asian="normal" style:text-scale="113%"/>
    </style:style>
    <style:style style:name="T62" style:family="text">
      <style:text-properties style:font-name="Times New Roman" fo:font-size="10pt" fo:letter-spacing="normal" fo:font-weight="normal" style:font-size-asian="10pt" style:font-weight-asian="normal" style:text-scale="128%"/>
    </style:style>
    <style:style style:name="T63" style:family="text">
      <style:text-properties style:font-name="Times New Roman" fo:font-size="10pt" fo:letter-spacing="normal" fo:font-weight="normal" style:font-size-asian="10pt" style:font-weight-asian="normal" style:text-scale="90%"/>
    </style:style>
    <style:style style:name="T64" style:family="text">
      <style:text-properties style:font-name="Times New Roman" fo:font-size="10pt" fo:letter-spacing="normal" fo:font-weight="normal" style:font-size-asian="10pt" style:font-weight-asian="normal" style:text-scale="102%"/>
    </style:style>
    <style:style style:name="T65" style:family="text">
      <style:text-properties style:font-name="Times New Roman" fo:font-size="10pt" fo:letter-spacing="normal" fo:font-weight="normal" style:font-size-asian="10pt" style:font-weight-asian="normal" style:text-scale="106%"/>
    </style:style>
    <style:style style:name="T66" style:family="text">
      <style:text-properties style:font-name="Times New Roman" fo:font-size="10pt" fo:letter-spacing="normal" fo:font-weight="normal" style:font-size-asian="10pt" style:font-weight-asian="normal" style:text-scale="180%"/>
    </style:style>
    <style:style style:name="T67" style:family="text">
      <style:text-properties style:font-name="Times New Roman" fo:font-size="10pt" fo:letter-spacing="normal" fo:font-weight="normal" style:font-size-asian="10pt" style:font-weight-asian="normal" style:text-scale="103%"/>
    </style:style>
    <style:style style:name="T68" style:family="text">
      <style:text-properties style:font-name="Times New Roman" fo:font-size="10pt" fo:letter-spacing="normal" fo:font-weight="normal" style:font-size-asian="10pt" style:font-weight-asian="normal" style:text-scale="99%"/>
    </style:style>
    <style:style style:name="T69" style:family="text">
      <style:text-properties style:font-name="Times New Roman" fo:font-size="10pt" fo:letter-spacing="normal" fo:font-weight="normal" style:font-size-asian="10pt" style:font-weight-asian="normal" style:text-scale="93%"/>
    </style:style>
    <style:style style:name="T70" style:family="text">
      <style:text-properties style:font-name="Times New Roman" fo:font-size="10pt" fo:letter-spacing="normal" fo:font-weight="normal" style:font-size-asian="10pt" style:font-weight-asian="normal" style:text-scale="116%"/>
    </style:style>
    <style:style style:name="T71" style:family="text">
      <style:text-properties style:font-name="Times New Roman" fo:font-size="10pt" fo:letter-spacing="normal" fo:font-weight="normal" style:font-size-asian="10pt" style:font-weight-asian="normal" style:text-scale="115%"/>
    </style:style>
    <style:style style:name="T72" style:family="text">
      <style:text-properties style:font-name="Times New Roman" fo:font-size="10pt" fo:letter-spacing="normal" fo:font-style="italic" fo:font-weight="normal" style:font-size-asian="10pt" style:font-style-asian="italic" style:font-weight-asian="normal" style:text-scale="105%"/>
    </style:style>
    <style:style style:name="T73" style:family="text">
      <style:text-properties style:font-name="Times New Roman" fo:font-size="10pt" fo:letter-spacing="normal" fo:font-style="italic" fo:font-weight="normal" style:font-size-asian="10pt" style:font-style-asian="italic" style:font-weight-asian="normal" style:text-scale="100%"/>
    </style:style>
    <style:style style:name="T74" style:family="text">
      <style:text-properties style:font-name="Times New Roman" fo:font-size="10pt" fo:letter-spacing="normal" fo:font-style="italic" fo:font-weight="normal" style:font-size-asian="10pt" style:font-style-asian="italic" style:font-weight-asian="normal" style:text-scale="115%"/>
    </style:style>
    <style:style style:name="T75" style:family="text">
      <style:text-properties style:font-name="Times New Roman" fo:font-size="10pt" fo:letter-spacing="normal" fo:font-style="italic" fo:font-weight="normal" style:font-size-asian="10pt" style:font-style-asian="italic" style:font-weight-asian="normal" style:text-scale="110%"/>
    </style:style>
    <style:style style:name="T76" style:family="text">
      <style:text-properties style:font-name="Times New Roman" fo:font-size="10pt" fo:letter-spacing="normal" fo:font-style="italic" fo:font-weight="normal" style:font-size-asian="10pt" style:font-style-asian="italic" style:font-weight-asian="normal" style:text-scale="91%"/>
    </style:style>
    <style:style style:name="T77" style:family="text">
      <style:text-properties style:font-name="Times New Roman" fo:font-size="10pt" fo:letter-spacing="normal" fo:font-style="italic" fo:font-weight="normal" style:font-size-asian="10pt" style:font-style-asian="italic" style:font-weight-asian="normal" style:text-scale="97%"/>
    </style:style>
    <style:style style:name="T78" style:family="text">
      <style:text-properties style:font-name="Times New Roman" fo:font-size="10pt" fo:letter-spacing="normal" fo:font-style="italic" fo:font-weight="normal" style:font-size-asian="10pt" style:font-style-asian="italic" style:font-weight-asian="normal" style:text-scale="107%"/>
    </style:style>
    <style:style style:name="T79" style:family="text">
      <style:text-properties style:font-name="Times New Roman" fo:font-size="10pt" fo:letter-spacing="normal" fo:font-style="italic" fo:font-weight="normal" style:font-size-asian="10pt" style:font-style-asian="italic" style:font-weight-asian="normal" style:text-scale="103%"/>
    </style:style>
    <style:style style:name="T80" style:family="text">
      <style:text-properties style:font-name="Times New Roman" fo:font-size="10pt" fo:letter-spacing="normal" fo:font-style="italic" fo:font-weight="normal" style:font-size-asian="10pt" style:font-style-asian="italic" style:font-weight-asian="normal" style:text-scale="98%"/>
    </style:style>
    <style:style style:name="T81" style:family="text">
      <style:text-properties style:font-name="Times New Roman" fo:font-size="10pt" fo:letter-spacing="normal" fo:font-style="italic" fo:font-weight="normal" style:font-size-asian="10pt" style:font-style-asian="italic" style:font-weight-asian="normal" style:text-scale="94%"/>
    </style:style>
    <style:style style:name="T82" style:family="text">
      <style:text-properties style:font-name="Times New Roman" fo:font-size="10pt" fo:letter-spacing="normal" fo:font-style="italic" fo:font-weight="normal" style:font-size-asian="10pt" style:font-style-asian="italic" style:font-weight-asian="normal" style:text-scale="101%"/>
    </style:style>
    <style:style style:name="T83" style:family="text">
      <style:text-properties style:font-name="Times New Roman" fo:font-size="10pt" fo:letter-spacing="normal" fo:font-style="italic" fo:font-weight="normal" style:font-size-asian="10pt" style:font-style-asian="italic" style:font-weight-asian="normal" style:text-scale="95%"/>
    </style:style>
    <style:style style:name="T84" style:family="text">
      <style:text-properties style:font-name="Times New Roman" fo:font-size="10pt" fo:letter-spacing="normal" fo:font-style="italic" fo:font-weight="normal" style:font-size-asian="10pt" style:font-style-asian="italic" style:font-weight-asian="normal" style:text-scale="106%"/>
    </style:style>
    <style:style style:name="T85" style:family="text">
      <style:text-properties style:font-name="Times New Roman" fo:font-size="10pt" fo:letter-spacing="normal" fo:font-style="italic" fo:font-weight="normal" style:font-size-asian="10pt" style:font-style-asian="italic" style:font-weight-asian="normal" style:text-scale="74%"/>
    </style:style>
    <style:style style:name="T86" style:family="text">
      <style:text-properties style:font-name="Times New Roman" fo:font-size="10pt" fo:letter-spacing="normal" fo:font-style="italic" fo:font-weight="normal" style:font-size-asian="10pt" style:font-style-asian="italic" style:font-weight-asian="normal" style:text-scale="92%"/>
    </style:style>
    <style:style style:name="T87" style:family="text">
      <style:text-properties style:font-name="Times New Roman" fo:font-size="10pt" fo:letter-spacing="normal" fo:font-style="italic" fo:font-weight="normal" style:font-size-asian="10pt" style:font-style-asian="italic" style:font-weight-asian="normal" style:text-scale="102%"/>
    </style:style>
    <style:style style:name="T88" style:family="text">
      <style:text-properties style:font-name="Times New Roman" fo:font-size="10pt" fo:letter-spacing="normal" fo:font-style="italic" fo:font-weight="normal" style:font-size-asian="10pt" style:font-style-asian="italic" style:font-weight-asian="normal" style:text-scale="75%"/>
    </style:style>
    <style:style style:name="T89" style:family="text">
      <style:text-properties style:font-name="Times New Roman" fo:font-size="10pt" fo:letter-spacing="normal" fo:font-style="italic" fo:font-weight="normal" style:font-size-asian="10pt" style:font-style-asian="italic" style:font-weight-asian="normal" style:text-scale="183%"/>
    </style:style>
    <style:style style:name="T90" style:family="text">
      <style:text-properties style:font-name="Times New Roman" fo:font-size="10pt" fo:letter-spacing="normal" fo:font-style="italic" fo:font-weight="normal" style:font-size-asian="10pt" style:font-style-asian="italic" style:font-weight-asian="normal" style:text-scale="90%"/>
    </style:style>
    <style:style style:name="T91" style:family="text">
      <style:text-properties style:font-name="Times New Roman" fo:font-size="10pt" fo:letter-spacing="normal" fo:font-style="normal" fo:font-weight="normal" style:font-size-asian="10pt" style:font-style-asian="normal" style:font-weight-asian="normal" style:text-scale="105%"/>
    </style:style>
    <style:style style:name="T92" style:family="text">
      <style:text-properties style:font-name="Times New Roman" fo:font-size="10pt" fo:letter-spacing="normal" fo:font-style="normal" fo:font-weight="normal" style:font-size-asian="10pt" style:font-style-asian="normal" style:font-weight-asian="normal" style:text-scale="109%"/>
    </style:style>
    <style:style style:name="T93" style:family="text">
      <style:text-properties style:font-name="Times New Roman" fo:font-size="10pt" fo:letter-spacing="normal" fo:font-style="normal" fo:font-weight="normal" style:font-size-asian="10pt" style:font-style-asian="normal" style:font-weight-asian="normal" style:text-scale="90%"/>
    </style:style>
    <style:style style:name="T94" style:family="text">
      <style:text-properties style:font-name="Times New Roman" fo:font-size="10pt" fo:letter-spacing="normal" fo:font-style="normal" fo:font-weight="normal" style:font-size-asian="10pt" style:font-style-asian="normal" style:font-weight-asian="normal" style:text-scale="107%"/>
    </style:style>
    <style:style style:name="T95" style:family="text">
      <style:text-properties style:font-name="Times New Roman" fo:font-size="10pt" fo:letter-spacing="normal" fo:font-style="normal" fo:font-weight="normal" style:font-size-asian="10pt" style:font-style-asian="normal" style:font-weight-asian="normal" style:text-scale="100%"/>
    </style:style>
    <style:style style:name="T96" style:family="text">
      <style:text-properties style:font-name="Times New Roman" fo:font-size="10pt" fo:letter-spacing="normal" fo:font-style="normal" fo:font-weight="normal" style:font-size-asian="10pt" style:font-style-asian="normal" style:font-weight-asian="normal" style:text-scale="110%"/>
    </style:style>
    <style:style style:name="T97" style:family="text">
      <style:text-properties style:font-name="Times New Roman" fo:font-size="10pt" fo:letter-spacing="normal" fo:font-style="normal" fo:font-weight="normal" style:font-size-asian="10pt" style:font-style-asian="normal" style:font-weight-asian="normal" style:text-scale="93%"/>
    </style:style>
    <style:style style:name="T98" style:family="text">
      <style:text-properties style:font-name="Times New Roman" fo:font-size="10pt" fo:letter-spacing="normal" fo:font-style="normal" fo:font-weight="normal" style:font-size-asian="10pt" style:font-style-asian="normal" style:font-weight-asian="normal" style:text-scale="104%"/>
    </style:style>
    <style:style style:name="T99" style:family="text">
      <style:text-properties style:font-name="Times New Roman" fo:font-size="10pt" fo:letter-spacing="normal" fo:font-style="normal" fo:font-weight="normal" style:font-size-asian="10pt" style:font-style-asian="normal" style:font-weight-asian="normal" style:text-scale="91%"/>
    </style:style>
    <style:style style:name="T100" style:family="text">
      <style:text-properties style:font-name="Times New Roman" fo:font-size="10pt" fo:letter-spacing="normal" fo:font-style="normal" fo:font-weight="normal" style:font-size-asian="10pt" style:font-style-asian="normal" style:font-weight-asian="normal" style:text-scale="106%"/>
    </style:style>
    <style:style style:name="T101" style:family="text">
      <style:text-properties style:font-name="Times New Roman" fo:font-size="10pt" fo:letter-spacing="normal" fo:font-style="normal" fo:font-weight="normal" style:font-size-asian="10pt" style:font-style-asian="normal" style:font-weight-asian="normal" style:text-scale="128%"/>
    </style:style>
    <style:style style:name="T102" style:family="text">
      <style:text-properties style:font-name="Times New Roman" fo:font-size="10pt" fo:letter-spacing="normal" fo:font-style="normal" fo:font-weight="normal" style:font-size-asian="10pt" style:font-style-asian="normal" style:font-weight-asian="normal" style:text-scale="102%"/>
    </style:style>
    <style:style style:name="T103" style:family="text">
      <style:text-properties style:font-name="Times New Roman" fo:font-size="10pt" fo:letter-spacing="normal" fo:font-style="normal" fo:font-weight="normal" style:font-size-asian="10pt" style:font-style-asian="normal" style:font-weight-asian="normal" style:text-scale="116%"/>
    </style:style>
    <style:style style:name="T104" style:family="text">
      <style:text-properties style:font-name="Times New Roman" fo:font-size="10pt" fo:letter-spacing="normal" fo:font-style="normal" fo:font-weight="normal" style:font-size-asian="10pt" style:font-style-asian="normal" style:font-weight-asian="normal" style:text-scale="180%"/>
    </style:style>
    <style:style style:name="T105" style:family="text">
      <style:text-properties style:font-name="Times New Roman" fo:font-size="10pt" fo:letter-spacing="normal" fo:font-style="normal" fo:font-weight="normal" style:font-size-asian="10pt" style:font-style-asian="normal" style:font-weight-asian="normal" style:text-scale="103%"/>
    </style:style>
    <style:style style:name="T106" style:family="text">
      <style:text-properties style:font-name="Times New Roman" fo:font-size="10pt" fo:letter-spacing="normal" fo:font-style="normal" fo:font-weight="normal" style:font-size-asian="10pt" style:font-style-asian="normal" style:font-weight-asian="normal" style:text-scale="113%"/>
    </style:style>
    <style:style style:name="T107" style:family="text">
      <style:text-properties style:font-name="Times New Roman" fo:font-size="10pt" fo:letter-spacing="normal" fo:font-style="normal" fo:font-weight="normal" style:font-size-asian="10pt" style:font-style-asian="normal" style:font-weight-asian="normal" style:text-scale="115%"/>
    </style:style>
    <style:style style:name="T108" style:family="text">
      <style:text-properties style:font-name="Times New Roman" fo:font-size="10pt" fo:letter-spacing="normal" fo:font-style="normal" fo:font-weight="normal" style:font-size-asian="10pt" style:font-style-asian="normal" style:font-weight-asian="normal" style:text-scale="150%"/>
    </style:style>
    <style:style style:name="T109" style:family="text">
      <style:text-properties style:font-name="Times New Roman" fo:font-size="10pt" fo:letter-spacing="normal" fo:font-style="normal" fo:font-weight="bold" style:font-size-asian="10pt" style:font-style-asian="normal" style:font-weight-asian="bold" style:text-scale="105%"/>
    </style:style>
    <style:style style:name="T110" style:family="text">
      <style:text-properties style:font-name="Times New Roman" fo:font-size="10pt" fo:letter-spacing="normal" fo:font-style="normal" fo:font-weight="bold" style:font-size-asian="10pt" style:font-style-asian="normal" style:font-weight-asian="bold" style:text-scale="100%"/>
    </style:style>
    <style:style style:name="T111" style:family="text">
      <style:text-properties style:font-name="Times New Roman" fo:font-size="10pt" fo:letter-spacing="normal" fo:font-style="normal" fo:font-weight="bold" style:font-size-asian="10pt" style:font-style-asian="normal" style:font-weight-asian="bold" style:text-scale="110%"/>
    </style:style>
    <style:style style:name="T112" style:family="text">
      <style:text-properties style:font-name="Times New Roman" fo:font-size="10pt" fo:letter-spacing="normal" fo:font-style="normal" fo:font-weight="bold" style:font-size-asian="10pt" style:font-style-asian="normal" style:font-weight-asian="bold" style:text-scale="112%"/>
    </style:style>
    <style:style style:name="T113" style:family="text">
      <style:text-properties style:font-name="Times New Roman" fo:font-size="10pt" fo:letter-spacing="normal" fo:font-style="normal" fo:font-weight="bold" style:font-size-asian="10pt" style:font-style-asian="normal" style:font-weight-asian="bold" style:text-scale="120%"/>
    </style:style>
    <style:style style:name="T114" style:family="text">
      <style:text-properties style:font-name="Times New Roman" fo:font-size="10pt" fo:letter-spacing="normal" fo:font-style="normal" fo:font-weight="bold" style:font-size-asian="10pt" style:font-style-asian="normal" style:font-weight-asian="bold" style:text-scale="93%"/>
    </style:style>
    <style:style style:name="T115" style:family="text">
      <style:text-properties style:font-name="Times New Roman" fo:font-size="10pt" fo:letter-spacing="normal" fo:font-style="normal" fo:font-weight="bold" style:font-size-asian="10pt" style:font-style-asian="normal" style:font-weight-asian="bold" style:text-scale="115%"/>
    </style:style>
    <style:style style:name="T116" style:family="text">
      <style:text-properties style:font-name="Times New Roman" fo:font-size="10pt" fo:letter-spacing="normal" fo:font-style="normal" fo:font-weight="bold" style:font-size-asian="10pt" style:font-style-asian="normal" style:font-weight-asian="bold" style:text-scale="126%"/>
    </style:style>
    <style:style style:name="T117" style:family="text">
      <style:text-properties style:font-name="Times New Roman" fo:font-size="10pt" fo:letter-spacing="0.0091in" fo:font-weight="normal" style:font-size-asian="10pt" style:font-weight-asian="normal" style:text-scale="105%"/>
    </style:style>
    <style:style style:name="T118" style:family="text">
      <style:text-properties style:font-name="Times New Roman" fo:font-size="10pt" fo:letter-spacing="0.0091in" fo:font-weight="normal" style:font-size-asian="10pt" style:font-weight-asian="normal" style:text-scale="100%"/>
    </style:style>
    <style:style style:name="T119" style:family="text">
      <style:text-properties style:font-name="Times New Roman" fo:font-size="10pt" fo:letter-spacing="0.0091in" fo:font-weight="normal" style:font-size-asian="10pt" style:font-weight-asian="normal" style:text-scale="110%"/>
    </style:style>
    <style:style style:name="T120" style:family="text">
      <style:text-properties style:font-name="Times New Roman" fo:font-size="10pt" fo:letter-spacing="0.0091in" fo:font-style="normal" fo:font-weight="bold" style:font-size-asian="10pt" style:font-style-asian="normal" style:font-weight-asian="bold" style:text-scale="105%"/>
    </style:style>
    <style:style style:name="T121" style:family="text">
      <style:text-properties style:font-name="Times New Roman" fo:font-size="10pt" fo:letter-spacing="0.0091in" fo:font-style="normal" fo:font-weight="bold" style:font-size-asian="10pt" style:font-style-asian="normal" style:font-weight-asian="bold" style:text-scale="100%"/>
    </style:style>
    <style:style style:name="T122" style:family="text">
      <style:text-properties style:font-name="Times New Roman" fo:font-size="10pt" fo:letter-spacing="0.0091in" fo:font-style="normal" fo:font-weight="bold" style:font-size-asian="10pt" style:font-style-asian="normal" style:font-weight-asian="bold" style:text-scale="110%"/>
    </style:style>
    <style:style style:name="T123" style:family="text">
      <style:text-properties style:font-name="Times New Roman" fo:font-size="10pt" fo:letter-spacing="0.0091in" fo:font-style="normal" fo:font-weight="normal" style:font-size-asian="10pt" style:font-style-asian="normal" style:font-weight-asian="normal" style:text-scale="105%"/>
    </style:style>
    <style:style style:name="T124" style:family="text">
      <style:text-properties style:font-name="Times New Roman" fo:font-size="10pt" fo:letter-spacing="0.0091in" fo:font-style="normal" fo:font-weight="normal" style:font-size-asian="10pt" style:font-style-asian="normal" style:font-weight-asian="normal" style:text-scale="100%"/>
    </style:style>
    <style:style style:name="T125" style:family="text">
      <style:text-properties style:font-name="Times New Roman" fo:font-size="10pt" fo:letter-spacing="0.0091in" fo:font-style="normal" fo:font-weight="normal" style:font-size-asian="10pt" style:font-style-asian="normal" style:font-weight-asian="normal" style:text-scale="110%"/>
    </style:style>
    <style:style style:name="T126" style:family="text">
      <style:text-properties style:font-name="Times New Roman" fo:font-size="10pt" fo:letter-spacing="0.0091in" fo:font-weight="bold" style:font-size-asian="10pt" style:font-weight-asian="bold" style:text-scale="105%"/>
    </style:style>
    <style:style style:name="T127" style:family="text">
      <style:text-properties style:font-name="Times New Roman" fo:font-size="10pt" fo:letter-spacing="0.0091in" fo:font-weight="bold" style:font-size-asian="10pt" style:font-weight-asian="bold" style:text-scale="100%"/>
    </style:style>
    <style:style style:name="T128" style:family="text">
      <style:text-properties style:font-name="Times New Roman" fo:font-size="10pt" fo:letter-spacing="0.0091in" fo:font-weight="bold" style:font-size-asian="10pt" style:font-weight-asian="bold" style:text-scale="110%"/>
    </style:style>
    <style:style style:name="T129" style:family="text">
      <style:text-properties style:font-name="Times New Roman" fo:font-size="10pt" fo:letter-spacing="0.0091in" fo:font-style="italic" fo:font-weight="normal" style:font-size-asian="10pt" style:font-style-asian="italic" style:font-weight-asian="normal" style:text-scale="105%"/>
    </style:style>
    <style:style style:name="T130" style:family="text">
      <style:text-properties style:font-name="Times New Roman" fo:font-size="10pt" fo:letter-spacing="0.0091in" fo:font-style="italic" fo:font-weight="normal" style:font-size-asian="10pt" style:font-style-asian="italic" style:font-weight-asian="normal" style:text-scale="100%"/>
    </style:style>
    <style:style style:name="T131" style:family="text">
      <style:text-properties style:font-name="Times New Roman" fo:font-size="10pt" fo:letter-spacing="0.0118in" fo:font-weight="bold" style:font-size-asian="10pt" style:font-weight-asian="bold" style:text-scale="105%"/>
    </style:style>
    <style:style style:name="T132" style:family="text">
      <style:text-properties style:font-name="Times New Roman" fo:font-size="10pt" fo:letter-spacing="0.0118in" fo:font-weight="bold" style:font-size-asian="10pt" style:font-weight-asian="bold" style:text-scale="100%"/>
    </style:style>
    <style:style style:name="T133" style:family="text">
      <style:text-properties style:font-name="Times New Roman" fo:font-size="10pt" fo:letter-spacing="0.0118in" fo:font-weight="normal" style:font-size-asian="10pt" style:font-weight-asian="normal" style:text-scale="100%"/>
    </style:style>
    <style:style style:name="T134" style:family="text">
      <style:text-properties style:font-name="Times New Roman" fo:font-size="10pt" fo:letter-spacing="0.0118in" fo:font-weight="normal" style:font-size-asian="10pt" style:font-weight-asian="normal" style:text-scale="105%"/>
    </style:style>
    <style:style style:name="T135" style:family="text">
      <style:text-properties style:font-name="Times New Roman" fo:font-size="10pt" fo:letter-spacing="0.0118in" fo:font-weight="normal" style:font-size-asian="10pt" style:font-weight-asian="normal" style:text-scale="110%"/>
    </style:style>
    <style:style style:name="T136" style:family="text">
      <style:text-properties style:font-name="Times New Roman" fo:font-size="10pt" fo:letter-spacing="0.0118in" fo:font-style="normal" fo:font-weight="normal" style:font-size-asian="10pt" style:font-style-asian="normal" style:font-weight-asian="normal" style:text-scale="100%"/>
    </style:style>
    <style:style style:name="T137" style:family="text">
      <style:text-properties style:font-name="Times New Roman" fo:font-size="10pt" fo:letter-spacing="0.0118in" fo:font-style="normal" fo:font-weight="normal" style:font-size-asian="10pt" style:font-style-asian="normal" style:font-weight-asian="normal" style:text-scale="105%"/>
    </style:style>
    <style:style style:name="T138" style:family="text">
      <style:text-properties style:font-name="Times New Roman" fo:font-size="10pt" fo:letter-spacing="0.0118in" fo:font-style="normal" fo:font-weight="bold" style:font-size-asian="10pt" style:font-style-asian="normal" style:font-weight-asian="bold" style:text-scale="100%"/>
    </style:style>
    <style:style style:name="T139" style:family="text">
      <style:text-properties style:font-name="Times New Roman" fo:font-size="10pt" fo:letter-spacing="0.0118in" fo:font-style="normal" fo:font-weight="bold" style:font-size-asian="10pt" style:font-style-asian="normal" style:font-weight-asian="bold" style:text-scale="105%"/>
    </style:style>
    <style:style style:name="T140" style:family="text">
      <style:text-properties style:font-name="Times New Roman" fo:font-size="10pt" fo:letter-spacing="0.0118in" fo:font-style="italic" fo:font-weight="normal" style:font-size-asian="10pt" style:font-style-asian="italic" style:font-weight-asian="normal" style:text-scale="105%"/>
    </style:style>
    <style:style style:name="T141" style:family="text">
      <style:text-properties style:font-name="Times New Roman" fo:font-size="10pt" fo:letter-spacing="0.0118in" fo:font-style="italic" fo:font-weight="normal" style:font-size-asian="10pt" style:font-style-asian="italic" style:font-weight-asian="normal" style:text-scale="100%"/>
    </style:style>
    <style:style style:name="T142" style:family="text">
      <style:text-properties style:font-name="Times New Roman" fo:font-size="10pt" fo:letter-spacing="-0.002in" fo:font-weight="bold" style:font-size-asian="10pt" style:font-weight-asian="bold" style:text-scale="105%"/>
    </style:style>
    <style:style style:name="T143" style:family="text">
      <style:text-properties style:font-name="Times New Roman" fo:font-size="10pt" fo:letter-spacing="-0.002in" fo:font-weight="bold" style:font-size-asian="10pt" style:font-weight-asian="bold" style:text-scale="100%"/>
    </style:style>
    <style:style style:name="T144" style:family="text">
      <style:text-properties style:font-name="Times New Roman" fo:font-size="10pt" fo:letter-spacing="-0.002in" fo:font-weight="bold" style:font-size-asian="10pt" style:font-weight-asian="bold" style:text-scale="110%"/>
    </style:style>
    <style:style style:name="T145" style:family="text">
      <style:text-properties style:font-name="Times New Roman" fo:font-size="10pt" fo:letter-spacing="-0.002in" fo:font-weight="bold" style:font-size-asian="10pt" style:font-weight-asian="bold" style:text-scale="112%"/>
    </style:style>
    <style:style style:name="T146" style:family="text">
      <style:text-properties style:font-name="Times New Roman" fo:font-size="10pt" fo:letter-spacing="-0.002in" fo:font-style="normal" fo:font-weight="bold" style:font-size-asian="10pt" style:font-style-asian="normal" style:font-weight-asian="bold" style:text-scale="105%"/>
    </style:style>
    <style:style style:name="T147" style:family="text">
      <style:text-properties style:font-name="Times New Roman" fo:font-size="10pt" fo:letter-spacing="-0.002in" fo:font-style="normal" fo:font-weight="bold" style:font-size-asian="10pt" style:font-style-asian="normal" style:font-weight-asian="bold" style:text-scale="110%"/>
    </style:style>
    <style:style style:name="T148" style:family="text">
      <style:text-properties style:font-name="Times New Roman" fo:font-size="10pt" fo:letter-spacing="-0.002in" fo:font-style="normal" fo:font-weight="bold" style:font-size-asian="10pt" style:font-style-asian="normal" style:font-weight-asian="bold" style:text-scale="100%"/>
    </style:style>
    <style:style style:name="T149" style:family="text">
      <style:text-properties style:font-name="Times New Roman" fo:font-size="10pt" fo:letter-spacing="-0.002in" fo:font-style="normal" fo:font-weight="normal" style:font-size-asian="10pt" style:font-style-asian="normal" style:font-weight-asian="normal" style:text-scale="105%"/>
    </style:style>
    <style:style style:name="T150" style:family="text">
      <style:text-properties style:font-name="Times New Roman" fo:font-size="10pt" fo:letter-spacing="-0.002in" fo:font-style="normal" fo:font-weight="normal" style:font-size-asian="10pt" style:font-style-asian="normal" style:font-weight-asian="normal" style:text-scale="110%"/>
    </style:style>
    <style:style style:name="T151" style:family="text">
      <style:text-properties style:font-name="Times New Roman" fo:font-size="10pt" fo:letter-spacing="-0.002in" fo:font-style="normal" fo:font-weight="normal" style:font-size-asian="10pt" style:font-style-asian="normal" style:font-weight-asian="normal" style:text-scale="100%"/>
    </style:style>
    <style:style style:name="T152" style:family="text">
      <style:text-properties style:font-name="Times New Roman" fo:font-size="10pt" fo:letter-spacing="-0.002in" fo:font-weight="normal" style:font-size-asian="10pt" style:font-weight-asian="normal" style:text-scale="105%"/>
    </style:style>
    <style:style style:name="T153" style:family="text">
      <style:text-properties style:font-name="Times New Roman" fo:font-size="10pt" fo:letter-spacing="-0.002in" fo:font-weight="normal" style:font-size-asian="10pt" style:font-weight-asian="normal" style:text-scale="100%"/>
    </style:style>
    <style:style style:name="T154" style:family="text">
      <style:text-properties style:font-name="Times New Roman" fo:font-size="10pt" fo:letter-spacing="-0.002in" fo:font-weight="normal" style:font-size-asian="10pt" style:font-weight-asian="normal" style:text-scale="110%"/>
    </style:style>
    <style:style style:name="T155" style:family="text">
      <style:text-properties style:font-name="Times New Roman" fo:font-size="10pt" fo:letter-spacing="-0.002in" fo:font-weight="normal" style:font-size-asian="10pt" style:font-weight-asian="normal" style:text-scale="115%"/>
    </style:style>
    <style:style style:name="T156" style:family="text">
      <style:text-properties style:font-name="Times New Roman" fo:font-size="10pt" fo:letter-spacing="-0.002in" fo:font-style="italic" fo:font-weight="normal" style:font-size-asian="10pt" style:font-style-asian="italic" style:font-weight-asian="normal" style:text-scale="105%"/>
    </style:style>
    <style:style style:name="T157" style:family="text">
      <style:text-properties style:font-name="Times New Roman" fo:font-size="10pt" fo:letter-spacing="-0.002in" fo:font-style="italic" fo:font-weight="normal" style:font-size-asian="10pt" style:font-style-asian="italic" style:font-weight-asian="normal" style:text-scale="100%"/>
    </style:style>
    <style:style style:name="T158" style:family="text">
      <style:text-properties style:font-name="Times New Roman" fo:font-size="10pt" fo:letter-spacing="-0.002in" fo:font-style="italic" fo:font-weight="normal" style:font-size-asian="10pt" style:font-style-asian="italic" style:font-weight-asian="normal" style:text-scale="110%"/>
    </style:style>
    <style:style style:name="T159" style:family="text">
      <style:text-properties style:font-name="Times New Roman" fo:font-size="10pt" fo:letter-spacing="0.0126in" fo:font-weight="bold" style:font-size-asian="10pt" style:font-weight-asian="bold" style:text-scale="105%"/>
    </style:style>
    <style:style style:name="T160" style:family="text">
      <style:text-properties style:font-name="Times New Roman" fo:font-size="10pt" fo:letter-spacing="0.0126in" fo:font-weight="bold" style:font-size-asian="10pt" style:font-weight-asian="bold" style:text-scale="100%"/>
    </style:style>
    <style:style style:name="T161" style:family="text">
      <style:text-properties style:font-name="Times New Roman" fo:font-size="10pt" fo:letter-spacing="0.0126in" fo:font-weight="bold" style:font-size-asian="10pt" style:font-weight-asian="bold" style:text-scale="110%"/>
    </style:style>
    <style:style style:name="T162" style:family="text">
      <style:text-properties style:font-name="Times New Roman" fo:font-size="10pt" fo:letter-spacing="0.0126in" fo:font-style="normal" fo:font-weight="bold" style:font-size-asian="10pt" style:font-style-asian="normal" style:font-weight-asian="bold" style:text-scale="105%"/>
    </style:style>
    <style:style style:name="T163" style:family="text">
      <style:text-properties style:font-name="Times New Roman" fo:font-size="10pt" fo:letter-spacing="0.0126in" fo:font-style="normal" fo:font-weight="bold" style:font-size-asian="10pt" style:font-style-asian="normal" style:font-weight-asian="bold" style:text-scale="100%"/>
    </style:style>
    <style:style style:name="T164" style:family="text">
      <style:text-properties style:font-name="Times New Roman" fo:font-size="10pt" fo:letter-spacing="0.0126in" fo:font-style="normal" fo:font-weight="normal" style:font-size-asian="10pt" style:font-style-asian="normal" style:font-weight-asian="normal" style:text-scale="105%"/>
    </style:style>
    <style:style style:name="T165" style:family="text">
      <style:text-properties style:font-name="Times New Roman" fo:font-size="10pt" fo:letter-spacing="0.0126in" fo:font-style="normal" fo:font-weight="normal" style:font-size-asian="10pt" style:font-style-asian="normal" style:font-weight-asian="normal" style:text-scale="100%"/>
    </style:style>
    <style:style style:name="T166" style:family="text">
      <style:text-properties style:font-name="Times New Roman" fo:font-size="10pt" fo:letter-spacing="0.0126in" fo:font-style="italic" fo:font-weight="normal" style:font-size-asian="10pt" style:font-style-asian="italic" style:font-weight-asian="normal" style:text-scale="100%"/>
    </style:style>
    <style:style style:name="T167" style:family="text">
      <style:text-properties style:font-name="Times New Roman" fo:font-size="10pt" fo:letter-spacing="0.0126in" fo:font-style="italic" fo:font-weight="normal" style:font-size-asian="10pt" style:font-style-asian="italic" style:font-weight-asian="normal" style:text-scale="105%"/>
    </style:style>
    <style:style style:name="T168" style:family="text">
      <style:text-properties style:font-name="Times New Roman" fo:font-size="10pt" fo:letter-spacing="0.0126in" fo:font-style="italic" fo:font-weight="normal" style:font-size-asian="10pt" style:font-style-asian="italic" style:font-weight-asian="normal" style:text-scale="110%"/>
    </style:style>
    <style:style style:name="T169" style:family="text">
      <style:text-properties style:font-name="Times New Roman" fo:font-size="10pt" fo:letter-spacing="0.0126in" fo:font-weight="normal" style:font-size-asian="10pt" style:font-weight-asian="normal" style:text-scale="105%"/>
    </style:style>
    <style:style style:name="T170" style:family="text">
      <style:text-properties style:font-name="Times New Roman" fo:font-size="10pt" fo:letter-spacing="0.0126in" fo:font-weight="normal" style:font-size-asian="10pt" style:font-weight-asian="normal" style:text-scale="100%"/>
    </style:style>
    <style:style style:name="T171" style:family="text">
      <style:text-properties style:font-name="Times New Roman" fo:font-size="10pt" fo:letter-spacing="0.0126in" fo:font-weight="normal" style:font-size-asian="10pt" style:font-weight-asian="normal" style:text-scale="110%"/>
    </style:style>
    <style:style style:name="T172" style:family="text">
      <style:text-properties style:font-name="Times New Roman" fo:font-size="10pt" fo:letter-spacing="0.0102in" fo:font-weight="bold" style:font-size-asian="10pt" style:font-weight-asian="bold" style:text-scale="105%"/>
    </style:style>
    <style:style style:name="T173" style:family="text">
      <style:text-properties style:font-name="Times New Roman" fo:font-size="10pt" fo:letter-spacing="0.0102in" fo:font-weight="bold" style:font-size-asian="10pt" style:font-weight-asian="bold" style:text-scale="100%"/>
    </style:style>
    <style:style style:name="T174" style:family="text">
      <style:text-properties style:font-name="Times New Roman" fo:font-size="10pt" fo:letter-spacing="0.0102in" fo:font-weight="bold" style:font-size-asian="10pt" style:font-weight-asian="bold" style:text-scale="110%"/>
    </style:style>
    <style:style style:name="T175" style:family="text">
      <style:text-properties style:font-name="Times New Roman" fo:font-size="10pt" fo:letter-spacing="0.0102in" fo:font-style="normal" fo:font-weight="normal" style:font-size-asian="10pt" style:font-style-asian="normal" style:font-weight-asian="normal" style:text-scale="105%"/>
    </style:style>
    <style:style style:name="T176" style:family="text">
      <style:text-properties style:font-name="Times New Roman" fo:font-size="10pt" fo:letter-spacing="0.0102in" fo:font-style="normal" fo:font-weight="normal" style:font-size-asian="10pt" style:font-style-asian="normal" style:font-weight-asian="normal" style:text-scale="100%"/>
    </style:style>
    <style:style style:name="T177" style:family="text">
      <style:text-properties style:font-name="Times New Roman" fo:font-size="10pt" fo:letter-spacing="0.0102in" fo:font-style="normal" fo:font-weight="normal" style:font-size-asian="10pt" style:font-style-asian="normal" style:font-weight-asian="normal" style:text-scale="110%"/>
    </style:style>
    <style:style style:name="T178" style:family="text">
      <style:text-properties style:font-name="Times New Roman" fo:font-size="10pt" fo:letter-spacing="0.0102in" fo:font-style="normal" fo:font-weight="bold" style:font-size-asian="10pt" style:font-style-asian="normal" style:font-weight-asian="bold" style:text-scale="105%"/>
    </style:style>
    <style:style style:name="T179" style:family="text">
      <style:text-properties style:font-name="Times New Roman" fo:font-size="10pt" fo:letter-spacing="0.0102in" fo:font-style="normal" fo:font-weight="bold" style:font-size-asian="10pt" style:font-style-asian="normal" style:font-weight-asian="bold" style:text-scale="100%"/>
    </style:style>
    <style:style style:name="T180" style:family="text">
      <style:text-properties style:font-name="Times New Roman" fo:font-size="10pt" fo:letter-spacing="0.0102in" fo:font-weight="normal" style:font-size-asian="10pt" style:font-weight-asian="normal" style:text-scale="105%"/>
    </style:style>
    <style:style style:name="T181" style:family="text">
      <style:text-properties style:font-name="Times New Roman" fo:font-size="10pt" fo:letter-spacing="0.0102in" fo:font-weight="normal" style:font-size-asian="10pt" style:font-weight-asian="normal" style:text-scale="100%"/>
    </style:style>
    <style:style style:name="T182" style:family="text">
      <style:text-properties style:font-name="Times New Roman" fo:font-size="10pt" fo:letter-spacing="0.0102in" fo:font-weight="normal" style:font-size-asian="10pt" style:font-weight-asian="normal" style:text-scale="110%"/>
    </style:style>
    <style:style style:name="T183" style:family="text">
      <style:text-properties style:font-name="Times New Roman" fo:font-size="10pt" fo:letter-spacing="0.0102in" fo:font-style="italic" fo:font-weight="normal" style:font-size-asian="10pt" style:font-style-asian="italic" style:font-weight-asian="normal" style:text-scale="105%"/>
    </style:style>
    <style:style style:name="T184" style:family="text">
      <style:text-properties style:font-name="Times New Roman" fo:font-size="10pt" fo:letter-spacing="0.0102in" fo:font-style="italic" fo:font-weight="normal" style:font-size-asian="10pt" style:font-style-asian="italic" style:font-weight-asian="normal" style:text-scale="100%"/>
    </style:style>
    <style:style style:name="T185" style:family="text">
      <style:text-properties style:font-name="Times New Roman" fo:font-size="10pt" fo:letter-spacing="0.002in" fo:font-style="italic" fo:font-weight="normal" style:font-size-asian="10pt" style:font-style-asian="italic" style:font-weight-asian="normal" style:text-scale="105%"/>
    </style:style>
    <style:style style:name="T186" style:family="text">
      <style:text-properties style:font-name="Times New Roman" fo:font-size="10pt" fo:letter-spacing="0.002in" fo:font-style="italic" fo:font-weight="normal" style:font-size-asian="10pt" style:font-style-asian="italic" style:font-weight-asian="normal" style:text-scale="100%"/>
    </style:style>
    <style:style style:name="T187" style:family="text">
      <style:text-properties style:font-name="Times New Roman" fo:font-size="10pt" fo:letter-spacing="0.002in" fo:font-style="normal" fo:font-weight="normal" style:font-size-asian="10pt" style:font-style-asian="normal" style:font-weight-asian="normal" style:text-scale="105%"/>
    </style:style>
    <style:style style:name="T188" style:family="text">
      <style:text-properties style:font-name="Times New Roman" fo:font-size="10pt" fo:letter-spacing="0.002in" fo:font-style="normal" fo:font-weight="normal" style:font-size-asian="10pt" style:font-style-asian="normal" style:font-weight-asian="normal" style:text-scale="100%"/>
    </style:style>
    <style:style style:name="T189" style:family="text">
      <style:text-properties style:font-name="Times New Roman" fo:font-size="10pt" fo:letter-spacing="0.002in" fo:font-style="normal" fo:font-weight="normal" style:font-size-asian="10pt" style:font-style-asian="normal" style:font-weight-asian="normal" style:text-scale="110%"/>
    </style:style>
    <style:style style:name="T190" style:family="text">
      <style:text-properties style:font-name="Times New Roman" fo:font-size="10pt" fo:letter-spacing="0.002in" fo:font-style="normal" fo:font-weight="bold" style:font-size-asian="10pt" style:font-style-asian="normal" style:font-weight-asian="bold" style:text-scale="105%"/>
    </style:style>
    <style:style style:name="T191" style:family="text">
      <style:text-properties style:font-name="Times New Roman" fo:font-size="10pt" fo:letter-spacing="0.002in" fo:font-style="normal" fo:font-weight="bold" style:font-size-asian="10pt" style:font-style-asian="normal" style:font-weight-asian="bold" style:text-scale="100%"/>
    </style:style>
    <style:style style:name="T192" style:family="text">
      <style:text-properties style:font-name="Times New Roman" fo:font-size="10pt" fo:letter-spacing="0.002in" fo:font-style="normal" fo:font-weight="bold" style:font-size-asian="10pt" style:font-style-asian="normal" style:font-weight-asian="bold" style:text-scale="110%"/>
    </style:style>
    <style:style style:name="T193" style:family="text">
      <style:text-properties style:font-name="Times New Roman" fo:font-size="10pt" fo:letter-spacing="0.002in" fo:font-weight="normal" style:font-size-asian="10pt" style:font-weight-asian="normal" style:text-scale="105%"/>
    </style:style>
    <style:style style:name="T194" style:family="text">
      <style:text-properties style:font-name="Times New Roman" fo:font-size="10pt" fo:letter-spacing="0.002in" fo:font-weight="normal" style:font-size-asian="10pt" style:font-weight-asian="normal" style:text-scale="110%"/>
    </style:style>
    <style:style style:name="T195" style:family="text">
      <style:text-properties style:font-name="Times New Roman" fo:font-size="10pt" fo:letter-spacing="0.002in" fo:font-weight="normal" style:font-size-asian="10pt" style:font-weight-asian="normal" style:text-scale="100%"/>
    </style:style>
    <style:style style:name="T196" style:family="text">
      <style:text-properties style:font-name="Times New Roman" fo:font-size="10pt" fo:letter-spacing="0.002in" fo:font-weight="bold" style:font-size-asian="10pt" style:font-weight-asian="bold" style:text-scale="105%"/>
    </style:style>
    <style:style style:name="T197" style:family="text">
      <style:text-properties style:font-name="Times New Roman" fo:font-size="10pt" fo:letter-spacing="0.002in" fo:font-weight="bold" style:font-size-asian="10pt" style:font-weight-asian="bold" style:text-scale="110%"/>
    </style:style>
    <style:style style:name="T198" style:family="text">
      <style:text-properties style:font-name="Times New Roman" fo:font-size="10pt" fo:letter-spacing="0.002in" fo:font-weight="bold" style:font-size-asian="10pt" style:font-weight-asian="bold" style:text-scale="100%"/>
    </style:style>
    <style:style style:name="T199" style:family="text">
      <style:text-properties style:font-name="Times New Roman" fo:font-size="10pt" fo:letter-spacing="0.0134in" fo:font-style="normal" fo:font-weight="bold" style:font-size-asian="10pt" style:font-style-asian="normal" style:font-weight-asian="bold" style:text-scale="105%"/>
    </style:style>
    <style:style style:name="T200" style:family="text">
      <style:text-properties style:font-name="Times New Roman" fo:font-size="10pt" fo:letter-spacing="0.0134in" fo:font-style="normal" fo:font-weight="bold" style:font-size-asian="10pt" style:font-style-asian="normal" style:font-weight-asian="bold" style:text-scale="100%"/>
    </style:style>
    <style:style style:name="T201" style:family="text">
      <style:text-properties style:font-name="Times New Roman" fo:font-size="10pt" fo:letter-spacing="0.0134in" fo:font-style="normal" fo:font-weight="normal" style:font-size-asian="10pt" style:font-style-asian="normal" style:font-weight-asian="normal" style:text-scale="105%"/>
    </style:style>
    <style:style style:name="T202" style:family="text">
      <style:text-properties style:font-name="Times New Roman" fo:font-size="10pt" fo:letter-spacing="0.0134in" fo:font-style="normal" fo:font-weight="normal" style:font-size-asian="10pt" style:font-style-asian="normal" style:font-weight-asian="normal" style:text-scale="100%"/>
    </style:style>
    <style:style style:name="T203" style:family="text">
      <style:text-properties style:font-name="Times New Roman" fo:font-size="10pt" fo:letter-spacing="0.0134in" fo:font-style="normal" fo:font-weight="normal" style:font-size-asian="10pt" style:font-style-asian="normal" style:font-weight-asian="normal" style:text-scale="110%"/>
    </style:style>
    <style:style style:name="T204" style:family="text">
      <style:text-properties style:font-name="Times New Roman" fo:font-size="10pt" fo:letter-spacing="0.0134in" fo:font-weight="bold" style:font-size-asian="10pt" style:font-weight-asian="bold" style:text-scale="105%"/>
    </style:style>
    <style:style style:name="T205" style:family="text">
      <style:text-properties style:font-name="Times New Roman" fo:font-size="10pt" fo:letter-spacing="0.0134in" fo:font-weight="bold" style:font-size-asian="10pt" style:font-weight-asian="bold" style:text-scale="100%"/>
    </style:style>
    <style:style style:name="T206" style:family="text">
      <style:text-properties style:font-name="Times New Roman" fo:font-size="10pt" fo:letter-spacing="0.0134in" fo:font-weight="bold" style:font-size-asian="10pt" style:font-weight-asian="bold" style:text-scale="110%"/>
    </style:style>
    <style:style style:name="T207" style:family="text">
      <style:text-properties style:font-name="Times New Roman" fo:font-size="10pt" fo:letter-spacing="0.0134in" fo:font-weight="normal" style:font-size-asian="10pt" style:font-weight-asian="normal" style:text-scale="105%"/>
    </style:style>
    <style:style style:name="T208" style:family="text">
      <style:text-properties style:font-name="Times New Roman" fo:font-size="10pt" fo:letter-spacing="0.0134in" fo:font-weight="normal" style:font-size-asian="10pt" style:font-weight-asian="normal" style:text-scale="110%"/>
    </style:style>
    <style:style style:name="T209" style:family="text">
      <style:text-properties style:font-name="Times New Roman" fo:font-size="10pt" fo:letter-spacing="0.0134in" fo:font-weight="normal" style:font-size-asian="10pt" style:font-weight-asian="normal" style:text-scale="100%"/>
    </style:style>
    <style:style style:name="T210" style:family="text">
      <style:text-properties style:font-name="Times New Roman" fo:font-size="10pt" fo:letter-spacing="0.0134in" fo:font-style="italic" fo:font-weight="normal" style:font-size-asian="10pt" style:font-style-asian="italic" style:font-weight-asian="normal" style:text-scale="105%"/>
    </style:style>
    <style:style style:name="T211" style:family="text">
      <style:text-properties style:font-name="Times New Roman" fo:font-size="10pt" fo:letter-spacing="0.0134in" fo:font-style="italic" fo:font-weight="normal" style:font-size-asian="10pt" style:font-style-asian="italic" style:font-weight-asian="normal" style:text-scale="100%"/>
    </style:style>
    <style:style style:name="T212" style:family="text">
      <style:text-properties style:font-name="Times New Roman" fo:font-size="10pt" fo:letter-spacing="0.011in" fo:font-style="normal" fo:font-weight="normal" style:font-size-asian="10pt" style:font-style-asian="normal" style:font-weight-asian="normal" style:text-scale="105%"/>
    </style:style>
    <style:style style:name="T213" style:family="text">
      <style:text-properties style:font-name="Times New Roman" fo:font-size="10pt" fo:letter-spacing="0.011in" fo:font-style="normal" fo:font-weight="normal" style:font-size-asian="10pt" style:font-style-asian="normal" style:font-weight-asian="normal" style:text-scale="100%"/>
    </style:style>
    <style:style style:name="T214" style:family="text">
      <style:text-properties style:font-name="Times New Roman" fo:font-size="10pt" fo:letter-spacing="0.011in" fo:font-style="normal" fo:font-weight="bold" style:font-size-asian="10pt" style:font-style-asian="normal" style:font-weight-asian="bold" style:text-scale="105%"/>
    </style:style>
    <style:style style:name="T215" style:family="text">
      <style:text-properties style:font-name="Times New Roman" fo:font-size="10pt" fo:letter-spacing="0.011in" fo:font-style="normal" fo:font-weight="bold" style:font-size-asian="10pt" style:font-style-asian="normal" style:font-weight-asian="bold" style:text-scale="100%"/>
    </style:style>
    <style:style style:name="T216" style:family="text">
      <style:text-properties style:font-name="Times New Roman" fo:font-size="10pt" fo:letter-spacing="0.011in" fo:font-style="normal" fo:font-weight="bold" style:font-size-asian="10pt" style:font-style-asian="normal" style:font-weight-asian="bold" style:text-scale="110%"/>
    </style:style>
    <style:style style:name="T217" style:family="text">
      <style:text-properties style:font-name="Times New Roman" fo:font-size="10pt" fo:letter-spacing="0.011in" fo:font-weight="bold" style:font-size-asian="10pt" style:font-weight-asian="bold" style:text-scale="105%"/>
    </style:style>
    <style:style style:name="T218" style:family="text">
      <style:text-properties style:font-name="Times New Roman" fo:font-size="10pt" fo:letter-spacing="0.011in" fo:font-weight="bold" style:font-size-asian="10pt" style:font-weight-asian="bold" style:text-scale="100%"/>
    </style:style>
    <style:style style:name="T219" style:family="text">
      <style:text-properties style:font-name="Times New Roman" fo:font-size="10pt" fo:letter-spacing="0.011in" fo:font-weight="bold" style:font-size-asian="10pt" style:font-weight-asian="bold" style:text-scale="110%"/>
    </style:style>
    <style:style style:name="T220" style:family="text">
      <style:text-properties style:font-name="Times New Roman" fo:font-size="10pt" fo:letter-spacing="0.011in" fo:font-weight="normal" style:font-size-asian="10pt" style:font-weight-asian="normal" style:text-scale="105%"/>
    </style:style>
    <style:style style:name="T221" style:family="text">
      <style:text-properties style:font-name="Times New Roman" fo:font-size="10pt" fo:letter-spacing="0.011in" fo:font-weight="normal" style:font-size-asian="10pt" style:font-weight-asian="normal" style:text-scale="100%"/>
    </style:style>
    <style:style style:name="T222" style:family="text">
      <style:text-properties style:font-name="Times New Roman" fo:font-size="10pt" fo:letter-spacing="0.011in" fo:font-weight="normal" style:font-size-asian="10pt" style:font-weight-asian="normal" style:text-scale="110%"/>
    </style:style>
    <style:style style:name="T223" style:family="text">
      <style:text-properties style:font-name="Times New Roman" fo:font-size="10pt" fo:letter-spacing="0.011in" fo:font-style="italic" fo:font-weight="normal" style:font-size-asian="10pt" style:font-style-asian="italic" style:font-weight-asian="normal" style:text-scale="100%"/>
    </style:style>
    <style:style style:name="T224" style:family="text">
      <style:text-properties style:font-name="Times New Roman" fo:font-size="10pt" fo:letter-spacing="0.011in" fo:font-style="italic" fo:font-weight="normal" style:font-size-asian="10pt" style:font-style-asian="italic" style:font-weight-asian="normal" style:text-scale="105%"/>
    </style:style>
    <style:style style:name="T225" style:family="text">
      <style:text-properties style:font-name="Times New Roman" fo:font-size="10pt" fo:letter-spacing="0.0008in" fo:font-style="italic" fo:font-weight="normal" style:font-size-asian="10pt" style:font-style-asian="italic" style:font-weight-asian="normal" style:text-scale="105%"/>
    </style:style>
    <style:style style:name="T226" style:family="text">
      <style:text-properties style:font-name="Times New Roman" fo:font-size="10pt" fo:letter-spacing="0.0008in" fo:font-style="italic" fo:font-weight="normal" style:font-size-asian="10pt" style:font-style-asian="italic" style:font-weight-asian="normal" style:text-scale="110%"/>
    </style:style>
    <style:style style:name="T227" style:family="text">
      <style:text-properties style:font-name="Times New Roman" fo:font-size="10pt" fo:letter-spacing="0.0008in" fo:font-style="italic" fo:font-weight="normal" style:font-size-asian="10pt" style:font-style-asian="italic" style:font-weight-asian="normal" style:text-scale="100%"/>
    </style:style>
    <style:style style:name="T228" style:family="text">
      <style:text-properties style:font-name="Times New Roman" fo:font-size="10pt" fo:letter-spacing="0.0008in" fo:font-style="italic" fo:font-weight="normal" style:font-size-asian="10pt" style:font-style-asian="italic" style:font-weight-asian="normal" style:text-scale="115%"/>
    </style:style>
    <style:style style:name="T229" style:family="text">
      <style:text-properties style:font-name="Times New Roman" fo:font-size="10pt" fo:letter-spacing="0.0008in" fo:font-style="normal" fo:font-weight="normal" style:font-size-asian="10pt" style:font-style-asian="normal" style:font-weight-asian="normal" style:text-scale="105%"/>
    </style:style>
    <style:style style:name="T230" style:family="text">
      <style:text-properties style:font-name="Times New Roman" fo:font-size="10pt" fo:letter-spacing="0.0008in" fo:font-style="normal" fo:font-weight="normal" style:font-size-asian="10pt" style:font-style-asian="normal" style:font-weight-asian="normal" style:text-scale="100%"/>
    </style:style>
    <style:style style:name="T231" style:family="text">
      <style:text-properties style:font-name="Times New Roman" fo:font-size="10pt" fo:letter-spacing="0.0008in" fo:font-style="normal" fo:font-weight="normal" style:font-size-asian="10pt" style:font-style-asian="normal" style:font-weight-asian="normal" style:text-scale="110%"/>
    </style:style>
    <style:style style:name="T232" style:family="text">
      <style:text-properties style:font-name="Times New Roman" fo:font-size="10pt" fo:letter-spacing="0.0008in" fo:font-style="normal" fo:font-weight="bold" style:font-size-asian="10pt" style:font-style-asian="normal" style:font-weight-asian="bold" style:text-scale="100%"/>
    </style:style>
    <style:style style:name="T233" style:family="text">
      <style:text-properties style:font-name="Times New Roman" fo:font-size="10pt" fo:letter-spacing="0.0008in" fo:font-style="normal" fo:font-weight="bold" style:font-size-asian="10pt" style:font-style-asian="normal" style:font-weight-asian="bold" style:text-scale="105%"/>
    </style:style>
    <style:style style:name="T234" style:family="text">
      <style:text-properties style:font-name="Times New Roman" fo:font-size="10pt" fo:letter-spacing="0.0008in" fo:font-style="normal" fo:font-weight="bold" style:font-size-asian="10pt" style:font-style-asian="normal" style:font-weight-asian="bold" style:text-scale="110%"/>
    </style:style>
    <style:style style:name="T235" style:family="text">
      <style:text-properties style:font-name="Times New Roman" fo:font-size="10pt" fo:letter-spacing="0.0008in" fo:font-weight="normal" style:font-size-asian="10pt" style:font-weight-asian="normal" style:text-scale="105%"/>
    </style:style>
    <style:style style:name="T236" style:family="text">
      <style:text-properties style:font-name="Times New Roman" fo:font-size="10pt" fo:letter-spacing="0.0008in" fo:font-weight="normal" style:font-size-asian="10pt" style:font-weight-asian="normal" style:text-scale="110%"/>
    </style:style>
    <style:style style:name="T237" style:family="text">
      <style:text-properties style:font-name="Times New Roman" fo:font-size="10pt" fo:letter-spacing="0.0008in" fo:font-weight="normal" style:font-size-asian="10pt" style:font-weight-asian="normal" style:text-scale="100%"/>
    </style:style>
    <style:style style:name="T238" style:family="text">
      <style:text-properties style:font-name="Times New Roman" fo:font-size="10pt" fo:letter-spacing="0.0008in" fo:font-weight="bold" style:font-size-asian="10pt" style:font-weight-asian="bold" style:text-scale="105%"/>
    </style:style>
    <style:style style:name="T239" style:family="text">
      <style:text-properties style:font-name="Times New Roman" fo:font-size="10pt" fo:letter-spacing="0.0008in" fo:font-weight="bold" style:font-size-asian="10pt" style:font-weight-asian="bold" style:text-scale="110%"/>
    </style:style>
    <style:style style:name="T240" style:family="text">
      <style:text-properties style:font-name="Times New Roman" fo:font-size="10pt" fo:letter-spacing="0.0008in" fo:font-weight="bold" style:font-size-asian="10pt" style:font-weight-asian="bold" style:text-scale="100%"/>
    </style:style>
    <style:style style:name="T241" style:family="text">
      <style:text-properties style:font-name="Times New Roman" fo:font-size="10pt" fo:letter-spacing="-0.0055in" fo:font-style="normal" fo:font-weight="normal" style:font-size-asian="10pt" style:font-style-asian="normal" style:font-weight-asian="normal" style:text-scale="105%"/>
    </style:style>
    <style:style style:name="T242" style:family="text">
      <style:text-properties style:font-name="Times New Roman" fo:font-size="10pt" fo:letter-spacing="-0.0055in" fo:font-style="normal" fo:font-weight="normal" style:font-size-asian="10pt" style:font-style-asian="normal" style:font-weight-asian="normal" style:text-scale="110%"/>
    </style:style>
    <style:style style:name="T243" style:family="text">
      <style:text-properties style:font-name="Times New Roman" fo:font-size="10pt" fo:letter-spacing="-0.0055in" fo:font-style="normal" fo:font-weight="bold" style:font-size-asian="10pt" style:font-style-asian="normal" style:font-weight-asian="bold" style:text-scale="105%"/>
    </style:style>
    <style:style style:name="T244" style:family="text">
      <style:text-properties style:font-name="Times New Roman" fo:font-size="10pt" fo:letter-spacing="-0.0055in" fo:font-style="normal" fo:font-weight="bold" style:font-size-asian="10pt" style:font-style-asian="normal" style:font-weight-asian="bold" style:text-scale="110%"/>
    </style:style>
    <style:style style:name="T245" style:family="text">
      <style:text-properties style:font-name="Times New Roman" fo:font-size="10pt" fo:letter-spacing="-0.0055in" fo:font-weight="normal" style:font-size-asian="10pt" style:font-weight-asian="normal" style:text-scale="105%"/>
    </style:style>
    <style:style style:name="T246" style:family="text">
      <style:text-properties style:font-name="Times New Roman" fo:font-size="10pt" fo:letter-spacing="-0.0055in" fo:font-weight="normal" style:font-size-asian="10pt" style:font-weight-asian="normal" style:text-scale="100%"/>
    </style:style>
    <style:style style:name="T247" style:family="text">
      <style:text-properties style:font-name="Times New Roman" fo:font-size="10pt" fo:letter-spacing="-0.0055in" fo:font-weight="normal" style:font-size-asian="10pt" style:font-weight-asian="normal" style:text-scale="110%"/>
    </style:style>
    <style:style style:name="T248" style:family="text">
      <style:text-properties style:font-name="Times New Roman" fo:font-size="10pt" fo:letter-spacing="-0.0055in" fo:font-weight="bold" style:font-size-asian="10pt" style:font-weight-asian="bold" style:text-scale="105%"/>
    </style:style>
    <style:style style:name="T249" style:family="text">
      <style:text-properties style:font-name="Times New Roman" fo:font-size="10pt" fo:letter-spacing="-0.0055in" fo:font-weight="bold" style:font-size-asian="10pt" style:font-weight-asian="bold" style:text-scale="110%"/>
    </style:style>
    <style:style style:name="T250" style:family="text">
      <style:text-properties style:font-name="Times New Roman" fo:font-size="10pt" fo:letter-spacing="-0.0055in" fo:font-weight="bold" style:font-size-asian="10pt" style:font-weight-asian="bold" style:text-scale="100%"/>
    </style:style>
    <style:style style:name="T251" style:family="text">
      <style:text-properties style:font-name="Times New Roman" fo:font-size="10pt" fo:letter-spacing="-0.0055in" fo:font-style="italic" fo:font-weight="normal" style:font-size-asian="10pt" style:font-style-asian="italic" style:font-weight-asian="normal" style:text-scale="105%"/>
    </style:style>
    <style:style style:name="T252" style:family="text">
      <style:text-properties style:font-name="Times New Roman" fo:font-size="10pt" fo:letter-spacing="-0.0055in" fo:font-style="italic" fo:font-weight="normal" style:font-size-asian="10pt" style:font-style-asian="italic" style:font-weight-asian="normal" style:text-scale="100%"/>
    </style:style>
    <style:style style:name="T253" style:family="text">
      <style:text-properties style:font-name="Times New Roman" fo:font-size="10pt" fo:letter-spacing="-0.0028in" fo:font-style="normal" fo:font-weight="bold" style:font-size-asian="10pt" style:font-style-asian="normal" style:font-weight-asian="bold" style:text-scale="105%"/>
    </style:style>
    <style:style style:name="T254" style:family="text">
      <style:text-properties style:font-name="Times New Roman" fo:font-size="10pt" fo:letter-spacing="-0.0028in" fo:font-style="normal" fo:font-weight="bold" style:font-size-asian="10pt" style:font-style-asian="normal" style:font-weight-asian="bold" style:text-scale="110%"/>
    </style:style>
    <style:style style:name="T255" style:family="text">
      <style:text-properties style:font-name="Times New Roman" fo:font-size="10pt" fo:letter-spacing="-0.0028in" fo:font-style="normal" fo:font-weight="bold" style:font-size-asian="10pt" style:font-style-asian="normal" style:font-weight-asian="bold" style:text-scale="100%"/>
    </style:style>
    <style:style style:name="T256" style:family="text">
      <style:text-properties style:font-name="Times New Roman" fo:font-size="10pt" fo:letter-spacing="-0.0028in" fo:font-style="normal" fo:font-weight="normal" style:font-size-asian="10pt" style:font-style-asian="normal" style:font-weight-asian="normal" style:text-scale="105%"/>
    </style:style>
    <style:style style:name="T257" style:family="text">
      <style:text-properties style:font-name="Times New Roman" fo:font-size="10pt" fo:letter-spacing="-0.0028in" fo:font-style="normal" fo:font-weight="normal" style:font-size-asian="10pt" style:font-style-asian="normal" style:font-weight-asian="normal" style:text-scale="100%"/>
    </style:style>
    <style:style style:name="T258" style:family="text">
      <style:text-properties style:font-name="Times New Roman" fo:font-size="10pt" fo:letter-spacing="-0.0028in" fo:font-style="normal" fo:font-weight="normal" style:font-size-asian="10pt" style:font-style-asian="normal" style:font-weight-asian="normal" style:text-scale="110%"/>
    </style:style>
    <style:style style:name="T259" style:family="text">
      <style:text-properties style:font-name="Times New Roman" fo:font-size="10pt" fo:letter-spacing="-0.0028in" fo:font-weight="normal" style:font-size-asian="10pt" style:font-weight-asian="normal" style:text-scale="105%"/>
    </style:style>
    <style:style style:name="T260" style:family="text">
      <style:text-properties style:font-name="Times New Roman" fo:font-size="10pt" fo:letter-spacing="-0.0028in" fo:font-weight="normal" style:font-size-asian="10pt" style:font-weight-asian="normal" style:text-scale="100%"/>
    </style:style>
    <style:style style:name="T261" style:family="text">
      <style:text-properties style:font-name="Times New Roman" fo:font-size="10pt" fo:letter-spacing="-0.0028in" fo:font-weight="bold" style:font-size-asian="10pt" style:font-weight-asian="bold" style:text-scale="105%"/>
    </style:style>
    <style:style style:name="T262" style:family="text">
      <style:text-properties style:font-name="Times New Roman" fo:font-size="10pt" fo:letter-spacing="-0.0028in" fo:font-weight="bold" style:font-size-asian="10pt" style:font-weight-asian="bold" style:text-scale="100%"/>
    </style:style>
    <style:style style:name="T263" style:family="text">
      <style:text-properties style:font-name="Times New Roman" fo:font-size="10pt" fo:letter-spacing="-0.0028in" fo:font-weight="bold" style:font-size-asian="10pt" style:font-weight-asian="bold" style:text-scale="110%"/>
    </style:style>
    <style:style style:name="T264" style:family="text">
      <style:text-properties style:font-name="Times New Roman" fo:font-size="10pt" fo:letter-spacing="-0.0028in" fo:font-style="italic" fo:font-weight="normal" style:font-size-asian="10pt" style:font-style-asian="italic" style:font-weight-asian="normal" style:text-scale="105%"/>
    </style:style>
    <style:style style:name="T265" style:family="text">
      <style:text-properties style:font-name="Times New Roman" fo:font-size="10pt" fo:letter-spacing="-0.0028in" fo:font-style="italic" fo:font-weight="normal" style:font-size-asian="10pt" style:font-style-asian="italic" style:font-weight-asian="normal" style:text-scale="100%"/>
    </style:style>
    <style:style style:name="T266" style:family="text">
      <style:text-properties style:font-name="Times New Roman" fo:font-size="10pt" fo:letter-spacing="-0.0035in" fo:font-style="normal" fo:font-weight="bold" style:font-size-asian="10pt" style:font-style-asian="normal" style:font-weight-asian="bold" style:text-scale="105%"/>
    </style:style>
    <style:style style:name="T267" style:family="text">
      <style:text-properties style:font-name="Times New Roman" fo:font-size="10pt" fo:letter-spacing="-0.0035in" fo:font-style="normal" fo:font-weight="bold" style:font-size-asian="10pt" style:font-style-asian="normal" style:font-weight-asian="bold" style:text-scale="110%"/>
    </style:style>
    <style:style style:name="T268" style:family="text">
      <style:text-properties style:font-name="Times New Roman" fo:font-size="10pt" fo:letter-spacing="-0.0035in" fo:font-style="normal" fo:font-weight="normal" style:font-size-asian="10pt" style:font-style-asian="normal" style:font-weight-asian="normal" style:text-scale="105%"/>
    </style:style>
    <style:style style:name="T269" style:family="text">
      <style:text-properties style:font-name="Times New Roman" fo:font-size="10pt" fo:letter-spacing="-0.0035in" fo:font-style="normal" fo:font-weight="normal" style:font-size-asian="10pt" style:font-style-asian="normal" style:font-weight-asian="normal" style:text-scale="100%"/>
    </style:style>
    <style:style style:name="T270" style:family="text">
      <style:text-properties style:font-name="Times New Roman" fo:font-size="10pt" fo:letter-spacing="-0.0035in" fo:font-weight="normal" style:font-size-asian="10pt" style:font-weight-asian="normal" style:text-scale="105%"/>
    </style:style>
    <style:style style:name="T271" style:family="text">
      <style:text-properties style:font-name="Times New Roman" fo:font-size="10pt" fo:letter-spacing="-0.0035in" fo:font-weight="normal" style:font-size-asian="10pt" style:font-weight-asian="normal" style:text-scale="100%"/>
    </style:style>
    <style:style style:name="T272" style:family="text">
      <style:text-properties style:font-name="Times New Roman" fo:font-size="10pt" fo:letter-spacing="-0.0035in" fo:font-weight="normal" style:font-size-asian="10pt" style:font-weight-asian="normal" style:text-scale="110%"/>
    </style:style>
    <style:style style:name="T273" style:family="text">
      <style:text-properties style:font-name="Times New Roman" fo:font-size="10pt" fo:letter-spacing="-0.0035in" fo:font-weight="bold" style:font-size-asian="10pt" style:font-weight-asian="bold" style:text-scale="105%"/>
    </style:style>
    <style:style style:name="T274" style:family="text">
      <style:text-properties style:font-name="Times New Roman" fo:font-size="10pt" fo:letter-spacing="-0.0035in" fo:font-weight="bold" style:font-size-asian="10pt" style:font-weight-asian="bold" style:text-scale="110%"/>
    </style:style>
    <style:style style:name="T275" style:family="text">
      <style:text-properties style:font-name="Times New Roman" fo:font-size="10pt" fo:letter-spacing="-0.0035in" fo:font-weight="bold" style:font-size-asian="10pt" style:font-weight-asian="bold" style:text-scale="100%"/>
    </style:style>
    <style:style style:name="T276" style:family="text">
      <style:text-properties style:font-name="Times New Roman" fo:font-size="10pt" fo:letter-spacing="-0.0035in" fo:font-style="italic" fo:font-weight="normal" style:font-size-asian="10pt" style:font-style-asian="italic" style:font-weight-asian="normal" style:text-scale="105%"/>
    </style:style>
    <style:style style:name="T277" style:family="text">
      <style:text-properties style:font-name="Times New Roman" fo:font-size="10pt" fo:letter-spacing="-0.0035in" fo:font-style="italic" fo:font-weight="normal" style:font-size-asian="10pt" style:font-style-asian="italic" style:font-weight-asian="normal" style:text-scale="100%"/>
    </style:style>
    <style:style style:name="T278" style:family="text">
      <style:text-properties style:font-name="Times New Roman" fo:font-size="10pt" fo:letter-spacing="-0.0047in" fo:font-style="normal" fo:font-weight="bold" style:font-size-asian="10pt" style:font-style-asian="normal" style:font-weight-asian="bold" style:text-scale="105%"/>
    </style:style>
    <style:style style:name="T279" style:family="text">
      <style:text-properties style:font-name="Times New Roman" fo:font-size="10pt" fo:letter-spacing="-0.0047in" fo:font-style="normal" fo:font-weight="normal" style:font-size-asian="10pt" style:font-style-asian="normal" style:font-weight-asian="normal" style:text-scale="105%"/>
    </style:style>
    <style:style style:name="T280" style:family="text">
      <style:text-properties style:font-name="Times New Roman" fo:font-size="10pt" fo:letter-spacing="-0.0047in" fo:font-style="normal" fo:font-weight="normal" style:font-size-asian="10pt" style:font-style-asian="normal" style:font-weight-asian="normal" style:text-scale="110%"/>
    </style:style>
    <style:style style:name="T281" style:family="text">
      <style:text-properties style:font-name="Times New Roman" fo:font-size="10pt" fo:letter-spacing="-0.0047in" fo:font-weight="normal" style:font-size-asian="10pt" style:font-weight-asian="normal" style:text-scale="105%"/>
    </style:style>
    <style:style style:name="T282" style:family="text">
      <style:text-properties style:font-name="Times New Roman" fo:font-size="10pt" fo:letter-spacing="-0.0047in" fo:font-weight="normal" style:font-size-asian="10pt" style:font-weight-asian="normal" style:text-scale="100%"/>
    </style:style>
    <style:style style:name="T283" style:family="text">
      <style:text-properties style:font-name="Times New Roman" fo:font-size="10pt" fo:letter-spacing="-0.0047in" fo:font-weight="bold" style:font-size-asian="10pt" style:font-weight-asian="bold" style:text-scale="105%"/>
    </style:style>
    <style:style style:name="T284" style:family="text">
      <style:text-properties style:font-name="Times New Roman" fo:font-size="10pt" fo:letter-spacing="-0.0047in" fo:font-weight="bold" style:font-size-asian="10pt" style:font-weight-asian="bold" style:text-scale="110%"/>
    </style:style>
    <style:style style:name="T285" style:family="text">
      <style:text-properties style:font-name="Times New Roman" fo:font-size="10pt" fo:letter-spacing="-0.0047in" fo:font-weight="bold" style:font-size-asian="10pt" style:font-weight-asian="bold" style:text-scale="100%"/>
    </style:style>
    <style:style style:name="T286" style:family="text">
      <style:text-properties style:font-name="Times New Roman" fo:font-size="10pt" fo:letter-spacing="-0.0047in" fo:font-style="italic" fo:font-weight="normal" style:font-size-asian="10pt" style:font-style-asian="italic" style:font-weight-asian="normal" style:text-scale="105%"/>
    </style:style>
    <style:style style:name="T287" style:family="text">
      <style:text-properties style:font-name="Times New Roman" fo:font-size="10pt" fo:letter-spacing="-0.0047in" fo:font-style="italic" fo:font-weight="normal" style:font-size-asian="10pt" style:font-style-asian="italic" style:font-weight-asian="normal" style:text-scale="110%"/>
    </style:style>
    <style:style style:name="T288" style:family="text">
      <style:text-properties style:font-name="Times New Roman" fo:font-size="10pt" fo:letter-spacing="-0.0047in" fo:font-style="italic" fo:font-weight="normal" style:font-size-asian="10pt" style:font-style-asian="italic" style:font-weight-asian="normal" style:text-scale="100%"/>
    </style:style>
    <style:style style:name="T289" style:family="text">
      <style:text-properties style:font-name="Times New Roman" fo:font-size="10pt" fo:letter-spacing="0.0346in" fo:font-style="normal" fo:font-weight="normal" style:font-size-asian="10pt" style:font-style-asian="normal" style:font-weight-asian="normal" style:text-scale="105%"/>
    </style:style>
    <style:style style:name="T290" style:family="text">
      <style:text-properties style:font-name="Times New Roman" fo:font-size="10pt" fo:letter-spacing="0.0346in" fo:font-style="normal" fo:font-weight="normal" style:font-size-asian="10pt" style:font-style-asian="normal" style:font-weight-asian="normal" style:text-scale="110%"/>
    </style:style>
    <style:style style:name="T291" style:family="text">
      <style:text-properties style:font-name="Times New Roman" fo:font-size="10pt" fo:letter-spacing="0.0346in" fo:font-style="normal" fo:font-weight="bold" style:font-size-asian="10pt" style:font-style-asian="normal" style:font-weight-asian="bold" style:text-scale="105%"/>
    </style:style>
    <style:style style:name="T292" style:family="text">
      <style:text-properties style:font-name="Times New Roman" fo:font-size="10pt" fo:letter-spacing="0.0346in" fo:font-style="normal" fo:font-weight="bold" style:font-size-asian="10pt" style:font-style-asian="normal" style:font-weight-asian="bold" style:text-scale="110%"/>
    </style:style>
    <style:style style:name="T293" style:family="text">
      <style:text-properties style:font-name="Times New Roman" fo:font-size="10pt" fo:letter-spacing="0.0346in" fo:font-weight="bold" style:font-size-asian="10pt" style:font-weight-asian="bold" style:text-scale="105%"/>
    </style:style>
    <style:style style:name="T294" style:family="text">
      <style:text-properties style:font-name="Times New Roman" fo:font-size="10pt" fo:letter-spacing="0.0346in" fo:font-weight="bold" style:font-size-asian="10pt" style:font-weight-asian="bold" style:text-scale="110%"/>
    </style:style>
    <style:style style:name="T295" style:family="text">
      <style:text-properties style:font-name="Times New Roman" fo:font-size="10pt" fo:letter-spacing="0.0346in" fo:font-style="italic" fo:font-weight="normal" style:font-size-asian="10pt" style:font-style-asian="italic" style:font-weight-asian="normal" style:text-scale="105%"/>
    </style:style>
    <style:style style:name="T296" style:family="text">
      <style:text-properties style:font-name="Times New Roman" fo:font-size="10pt" fo:letter-spacing="0.0346in" fo:font-weight="normal" style:font-size-asian="10pt" style:font-weight-asian="normal" style:text-scale="105%"/>
    </style:style>
    <style:style style:name="T297" style:family="text">
      <style:text-properties style:font-name="Times New Roman" fo:font-size="10pt" fo:letter-spacing="0.0346in" fo:font-weight="normal" style:font-size-asian="10pt" style:font-weight-asian="normal" style:text-scale="110%"/>
    </style:style>
    <style:style style:name="T298" style:family="text">
      <style:text-properties style:font-name="Times New Roman" fo:font-size="10pt" fo:letter-spacing="0.0354in" fo:font-style="normal" fo:font-weight="bold" style:font-size-asian="10pt" style:font-style-asian="normal" style:font-weight-asian="bold" style:text-scale="105%"/>
    </style:style>
    <style:style style:name="T299" style:family="text">
      <style:text-properties style:font-name="Times New Roman" fo:font-size="10pt" fo:letter-spacing="0.0354in" fo:font-style="normal" fo:font-weight="bold" style:font-size-asian="10pt" style:font-style-asian="normal" style:font-weight-asian="bold" style:text-scale="110%"/>
    </style:style>
    <style:style style:name="T300" style:family="text">
      <style:text-properties style:font-name="Times New Roman" fo:font-size="10pt" fo:letter-spacing="0.0354in" fo:font-style="normal" fo:font-weight="normal" style:font-size-asian="10pt" style:font-style-asian="normal" style:font-weight-asian="normal" style:text-scale="105%"/>
    </style:style>
    <style:style style:name="T301" style:family="text">
      <style:text-properties style:font-name="Times New Roman" fo:font-size="10pt" fo:letter-spacing="0.0354in" fo:font-style="italic" fo:font-weight="normal" style:font-size-asian="10pt" style:font-style-asian="italic" style:font-weight-asian="normal" style:text-scale="105%"/>
    </style:style>
    <style:style style:name="T302" style:family="text">
      <style:text-properties style:font-name="Times New Roman" fo:font-size="10pt" fo:letter-spacing="0.0354in" fo:font-weight="normal" style:font-size-asian="10pt" style:font-weight-asian="normal" style:text-scale="105%"/>
    </style:style>
    <style:style style:name="T303" style:family="text">
      <style:text-properties style:font-name="Times New Roman" fo:font-size="10pt" fo:letter-spacing="0.0354in" fo:font-weight="normal" style:font-size-asian="10pt" style:font-weight-asian="normal" style:text-scale="110%"/>
    </style:style>
    <style:style style:name="T304" style:family="text">
      <style:text-properties style:font-name="Times New Roman" fo:font-size="10pt" fo:letter-spacing="0.0354in" fo:font-weight="bold" style:font-size-asian="10pt" style:font-weight-asian="bold" style:text-scale="105%"/>
    </style:style>
    <style:style style:name="T305" style:family="text">
      <style:text-properties style:font-name="Times New Roman" fo:font-size="10pt" fo:letter-spacing="0.0354in" fo:font-weight="bold" style:font-size-asian="10pt" style:font-weight-asian="bold" style:text-scale="110%"/>
    </style:style>
    <style:style style:name="T306" style:family="text">
      <style:text-properties style:font-name="Times New Roman" fo:font-size="10pt" fo:letter-spacing="0.0043in" fo:font-style="normal" fo:font-weight="bold" style:font-size-asian="10pt" style:font-style-asian="normal" style:font-weight-asian="bold" style:text-scale="105%"/>
    </style:style>
    <style:style style:name="T307" style:family="text">
      <style:text-properties style:font-name="Times New Roman" fo:font-size="10pt" fo:letter-spacing="0.0043in" fo:font-style="normal" fo:font-weight="bold" style:font-size-asian="10pt" style:font-style-asian="normal" style:font-weight-asian="bold" style:text-scale="110%"/>
    </style:style>
    <style:style style:name="T308" style:family="text">
      <style:text-properties style:font-name="Times New Roman" fo:font-size="10pt" fo:letter-spacing="0.0043in" fo:font-style="normal" fo:font-weight="bold" style:font-size-asian="10pt" style:font-style-asian="normal" style:font-weight-asian="bold" style:text-scale="100%"/>
    </style:style>
    <style:style style:name="T309" style:family="text">
      <style:text-properties style:font-name="Times New Roman" fo:font-size="10pt" fo:letter-spacing="0.0043in" fo:font-style="normal" fo:font-weight="normal" style:font-size-asian="10pt" style:font-style-asian="normal" style:font-weight-asian="normal" style:text-scale="105%"/>
    </style:style>
    <style:style style:name="T310" style:family="text">
      <style:text-properties style:font-name="Times New Roman" fo:font-size="10pt" fo:letter-spacing="0.0043in" fo:font-style="normal" fo:font-weight="normal" style:font-size-asian="10pt" style:font-style-asian="normal" style:font-weight-asian="normal" style:text-scale="100%"/>
    </style:style>
    <style:style style:name="T311" style:family="text">
      <style:text-properties style:font-name="Times New Roman" fo:font-size="10pt" fo:letter-spacing="0.0043in" fo:font-style="normal" fo:font-weight="normal" style:font-size-asian="10pt" style:font-style-asian="normal" style:font-weight-asian="normal" style:text-scale="110%"/>
    </style:style>
    <style:style style:name="T312" style:family="text">
      <style:text-properties style:font-name="Times New Roman" fo:font-size="10pt" fo:letter-spacing="0.0043in" fo:font-weight="bold" style:font-size-asian="10pt" style:font-weight-asian="bold" style:text-scale="105%"/>
    </style:style>
    <style:style style:name="T313" style:family="text">
      <style:text-properties style:font-name="Times New Roman" fo:font-size="10pt" fo:letter-spacing="0.0043in" fo:font-weight="bold" style:font-size-asian="10pt" style:font-weight-asian="bold" style:text-scale="100%"/>
    </style:style>
    <style:style style:name="T314" style:family="text">
      <style:text-properties style:font-name="Times New Roman" fo:font-size="10pt" fo:letter-spacing="0.0043in" fo:font-weight="bold" style:font-size-asian="10pt" style:font-weight-asian="bold" style:text-scale="110%"/>
    </style:style>
    <style:style style:name="T315" style:family="text">
      <style:text-properties style:font-name="Times New Roman" fo:font-size="10pt" fo:letter-spacing="0.0043in" fo:font-style="italic" fo:font-weight="normal" style:font-size-asian="10pt" style:font-style-asian="italic" style:font-weight-asian="normal" style:text-scale="105%"/>
    </style:style>
    <style:style style:name="T316" style:family="text">
      <style:text-properties style:font-name="Times New Roman" fo:font-size="10pt" fo:letter-spacing="0.0043in" fo:font-style="italic" fo:font-weight="normal" style:font-size-asian="10pt" style:font-style-asian="italic" style:font-weight-asian="normal" style:text-scale="100%"/>
    </style:style>
    <style:style style:name="T317" style:family="text">
      <style:text-properties style:font-name="Times New Roman" fo:font-size="10pt" fo:letter-spacing="0.0043in" fo:font-weight="normal" style:font-size-asian="10pt" style:font-weight-asian="normal" style:text-scale="105%"/>
    </style:style>
    <style:style style:name="T318" style:family="text">
      <style:text-properties style:font-name="Times New Roman" fo:font-size="10pt" fo:letter-spacing="0.0043in" fo:font-weight="normal" style:font-size-asian="10pt" style:font-weight-asian="normal" style:text-scale="100%"/>
    </style:style>
    <style:style style:name="T319" style:family="text">
      <style:text-properties style:font-name="Times New Roman" fo:font-size="10pt" fo:letter-spacing="0.0043in" fo:font-weight="normal" style:font-size-asian="10pt" style:font-weight-asian="normal" style:text-scale="110%"/>
    </style:style>
    <style:style style:name="T320" style:family="text">
      <style:text-properties style:font-name="Times New Roman" fo:font-size="10pt" fo:letter-spacing="0.0035in" fo:font-weight="bold" style:font-size-asian="10pt" style:font-weight-asian="bold" style:text-scale="105%"/>
    </style:style>
    <style:style style:name="T321" style:family="text">
      <style:text-properties style:font-name="Times New Roman" fo:font-size="10pt" fo:letter-spacing="0.0035in" fo:font-weight="bold" style:font-size-asian="10pt" style:font-weight-asian="bold" style:text-scale="100%"/>
    </style:style>
    <style:style style:name="T322" style:family="text">
      <style:text-properties style:font-name="Times New Roman" fo:font-size="10pt" fo:letter-spacing="0.0035in" fo:font-weight="bold" style:font-size-asian="10pt" style:font-weight-asian="bold" style:text-scale="110%"/>
    </style:style>
    <style:style style:name="T323" style:family="text">
      <style:text-properties style:font-name="Times New Roman" fo:font-size="10pt" fo:letter-spacing="0.0035in" fo:font-weight="normal" style:font-size-asian="10pt" style:font-weight-asian="normal" style:text-scale="105%"/>
    </style:style>
    <style:style style:name="T324" style:family="text">
      <style:text-properties style:font-name="Times New Roman" fo:font-size="10pt" fo:letter-spacing="0.0035in" fo:font-weight="normal" style:font-size-asian="10pt" style:font-weight-asian="normal" style:text-scale="100%"/>
    </style:style>
    <style:style style:name="T325" style:family="text">
      <style:text-properties style:font-name="Times New Roman" fo:font-size="10pt" fo:letter-spacing="0.0035in" fo:font-weight="normal" style:font-size-asian="10pt" style:font-weight-asian="normal" style:text-scale="110%"/>
    </style:style>
    <style:style style:name="T326" style:family="text">
      <style:text-properties style:font-name="Times New Roman" fo:font-size="10pt" fo:letter-spacing="0.0035in" fo:font-style="normal" fo:font-weight="bold" style:font-size-asian="10pt" style:font-style-asian="normal" style:font-weight-asian="bold" style:text-scale="105%"/>
    </style:style>
    <style:style style:name="T327" style:family="text">
      <style:text-properties style:font-name="Times New Roman" fo:font-size="10pt" fo:letter-spacing="0.0035in" fo:font-style="normal" fo:font-weight="bold" style:font-size-asian="10pt" style:font-style-asian="normal" style:font-weight-asian="bold" style:text-scale="100%"/>
    </style:style>
    <style:style style:name="T328" style:family="text">
      <style:text-properties style:font-name="Times New Roman" fo:font-size="10pt" fo:letter-spacing="0.0035in" fo:font-style="normal" fo:font-weight="normal" style:font-size-asian="10pt" style:font-style-asian="normal" style:font-weight-asian="normal" style:text-scale="105%"/>
    </style:style>
    <style:style style:name="T329" style:family="text">
      <style:text-properties style:font-name="Times New Roman" fo:font-size="10pt" fo:letter-spacing="0.0035in" fo:font-style="normal" fo:font-weight="normal" style:font-size-asian="10pt" style:font-style-asian="normal" style:font-weight-asian="normal" style:text-scale="100%"/>
    </style:style>
    <style:style style:name="T330" style:family="text">
      <style:text-properties style:font-name="Times New Roman" fo:font-size="10pt" fo:letter-spacing="0.0035in" fo:font-style="normal" fo:font-weight="normal" style:font-size-asian="10pt" style:font-style-asian="normal" style:font-weight-asian="normal" style:text-scale="110%"/>
    </style:style>
    <style:style style:name="T331" style:family="text">
      <style:text-properties style:font-name="Times New Roman" fo:font-size="10pt" fo:letter-spacing="0.0035in" fo:font-style="italic" fo:font-weight="normal" style:font-size-asian="10pt" style:font-style-asian="italic" style:font-weight-asian="normal" style:text-scale="105%"/>
    </style:style>
    <style:style style:name="T332" style:family="text">
      <style:text-properties style:font-name="Times New Roman" fo:font-size="10pt" fo:letter-spacing="0.0035in" fo:font-style="italic" fo:font-weight="normal" style:font-size-asian="10pt" style:font-style-asian="italic" style:font-weight-asian="normal" style:text-scale="100%"/>
    </style:style>
    <style:style style:name="T333" style:family="text">
      <style:text-properties style:font-name="Times New Roman" fo:font-size="10pt" fo:letter-spacing="0.0307in" fo:font-weight="bold" style:font-size-asian="10pt" style:font-weight-asian="bold" style:text-scale="105%"/>
    </style:style>
    <style:style style:name="T334" style:family="text">
      <style:text-properties style:font-name="Times New Roman" fo:font-size="10pt" fo:letter-spacing="0.0307in" fo:font-weight="bold" style:font-size-asian="10pt" style:font-weight-asian="bold" style:text-scale="100%"/>
    </style:style>
    <style:style style:name="T335" style:family="text">
      <style:text-properties style:font-name="Times New Roman" fo:font-size="10pt" fo:letter-spacing="0.0307in" fo:font-weight="bold" style:font-size-asian="10pt" style:font-weight-asian="bold" style:text-scale="110%"/>
    </style:style>
    <style:style style:name="T336" style:family="text">
      <style:text-properties style:font-name="Times New Roman" fo:font-size="10pt" fo:letter-spacing="0.0307in" fo:font-style="italic" fo:font-weight="normal" style:font-size-asian="10pt" style:font-style-asian="italic" style:font-weight-asian="normal" style:text-scale="105%"/>
    </style:style>
    <style:style style:name="T337" style:family="text">
      <style:text-properties style:font-name="Times New Roman" fo:font-size="10pt" fo:letter-spacing="0.0307in" fo:font-style="italic" fo:font-weight="normal" style:font-size-asian="10pt" style:font-style-asian="italic" style:font-weight-asian="normal" style:text-scale="100%"/>
    </style:style>
    <style:style style:name="T338" style:family="text">
      <style:text-properties style:font-name="Times New Roman" fo:font-size="10pt" fo:letter-spacing="0.0307in" fo:font-weight="normal" style:font-size-asian="10pt" style:font-weight-asian="normal" style:text-scale="105%"/>
    </style:style>
    <style:style style:name="T339" style:family="text">
      <style:text-properties style:font-name="Times New Roman" fo:font-size="10pt" fo:letter-spacing="0.0307in" fo:font-weight="normal" style:font-size-asian="10pt" style:font-weight-asian="normal" style:text-scale="100%"/>
    </style:style>
    <style:style style:name="T340" style:family="text">
      <style:text-properties style:font-name="Times New Roman" fo:font-size="10pt" fo:letter-spacing="0.0307in" fo:font-style="normal" fo:font-weight="normal" style:font-size-asian="10pt" style:font-style-asian="normal" style:font-weight-asian="normal" style:text-scale="100%"/>
    </style:style>
    <style:style style:name="T341" style:family="text">
      <style:text-properties style:font-name="Times New Roman" fo:font-size="10pt" fo:letter-spacing="0.0307in" fo:font-style="normal" fo:font-weight="normal" style:font-size-asian="10pt" style:font-style-asian="normal" style:font-weight-asian="normal" style:text-scale="105%"/>
    </style:style>
    <style:style style:name="T342" style:family="text">
      <style:text-properties style:font-name="Times New Roman" fo:font-size="10pt" fo:letter-spacing="0.0307in" fo:font-style="normal" fo:font-weight="bold" style:font-size-asian="10pt" style:font-style-asian="normal" style:font-weight-asian="bold" style:text-scale="105%"/>
    </style:style>
    <style:style style:name="T343" style:family="text">
      <style:text-properties style:font-name="Times New Roman" fo:font-size="10pt" fo:letter-spacing="0.0307in" fo:font-style="normal" fo:font-weight="bold" style:font-size-asian="10pt" style:font-style-asian="normal" style:font-weight-asian="bold" style:text-scale="100%"/>
    </style:style>
    <style:style style:name="T344" style:family="text">
      <style:text-properties style:font-name="Times New Roman" fo:font-size="10pt" fo:letter-spacing="0.0299in" fo:font-weight="normal" style:font-size-asian="10pt" style:font-weight-asian="normal" style:text-scale="105%"/>
    </style:style>
    <style:style style:name="T345" style:family="text">
      <style:text-properties style:font-name="Times New Roman" fo:font-size="10pt" fo:letter-spacing="0.0299in" fo:font-weight="normal" style:font-size-asian="10pt" style:font-weight-asian="normal" style:text-scale="100%"/>
    </style:style>
    <style:style style:name="T346" style:family="text">
      <style:text-properties style:font-name="Times New Roman" fo:font-size="10pt" fo:letter-spacing="0.0299in" fo:font-weight="bold" style:font-size-asian="10pt" style:font-weight-asian="bold" style:text-scale="105%"/>
    </style:style>
    <style:style style:name="T347" style:family="text">
      <style:text-properties style:font-name="Times New Roman" fo:font-size="10pt" fo:letter-spacing="0.0299in" fo:font-weight="bold" style:font-size-asian="10pt" style:font-weight-asian="bold" style:text-scale="100%"/>
    </style:style>
    <style:style style:name="T348" style:family="text">
      <style:text-properties style:font-name="Times New Roman" fo:font-size="10pt" fo:letter-spacing="0.0299in" fo:font-weight="bold" style:font-size-asian="10pt" style:font-weight-asian="bold" style:text-scale="110%"/>
    </style:style>
    <style:style style:name="T349" style:family="text">
      <style:text-properties style:font-name="Times New Roman" fo:font-size="10pt" fo:letter-spacing="0.0299in" fo:font-style="italic" fo:font-weight="normal" style:font-size-asian="10pt" style:font-style-asian="italic" style:font-weight-asian="normal" style:text-scale="105%"/>
    </style:style>
    <style:style style:name="T350" style:family="text">
      <style:text-properties style:font-name="Times New Roman" fo:font-size="10pt" fo:letter-spacing="0.0299in" fo:font-style="italic" fo:font-weight="normal" style:font-size-asian="10pt" style:font-style-asian="italic" style:font-weight-asian="normal" style:text-scale="100%"/>
    </style:style>
    <style:style style:name="T351" style:family="text">
      <style:text-properties style:font-name="Times New Roman" fo:font-size="10pt" fo:letter-spacing="0.0299in" fo:font-style="italic" fo:font-weight="normal" style:font-size-asian="10pt" style:font-style-asian="italic" style:font-weight-asian="normal" style:text-scale="110%"/>
    </style:style>
    <style:style style:name="T352" style:family="text">
      <style:text-properties style:font-name="Times New Roman" fo:font-size="10pt" fo:letter-spacing="0.0299in" fo:font-style="normal" fo:font-weight="normal" style:font-size-asian="10pt" style:font-style-asian="normal" style:font-weight-asian="normal" style:text-scale="105%"/>
    </style:style>
    <style:style style:name="T353" style:family="text">
      <style:text-properties style:font-name="Times New Roman" fo:font-size="10pt" fo:letter-spacing="0.0299in" fo:font-style="normal" fo:font-weight="normal" style:font-size-asian="10pt" style:font-style-asian="normal" style:font-weight-asian="normal" style:text-scale="110%"/>
    </style:style>
    <style:style style:name="T354" style:family="text">
      <style:text-properties style:font-name="Times New Roman" fo:font-size="10pt" fo:letter-spacing="0.0299in" fo:font-style="normal" fo:font-weight="normal" style:font-size-asian="10pt" style:font-style-asian="normal" style:font-weight-asian="normal" style:text-scale="100%"/>
    </style:style>
    <style:style style:name="T355" style:family="text">
      <style:text-properties style:font-name="Times New Roman" fo:font-size="10pt" fo:letter-spacing="0.0299in" fo:font-style="normal" fo:font-weight="bold" style:font-size-asian="10pt" style:font-style-asian="normal" style:font-weight-asian="bold" style:text-scale="105%"/>
    </style:style>
    <style:style style:name="T356" style:family="text">
      <style:text-properties style:font-name="Times New Roman" fo:font-size="10pt" fo:letter-spacing="0.0299in" fo:font-style="normal" fo:font-weight="bold" style:font-size-asian="10pt" style:font-style-asian="normal" style:font-weight-asian="bold" style:text-scale="100%"/>
    </style:style>
    <style:style style:name="T357" style:family="text">
      <style:text-properties style:font-name="Times New Roman" fo:font-size="10pt" fo:letter-spacing="0.0283in" fo:font-weight="normal" style:font-size-asian="10pt" style:font-weight-asian="normal" style:text-scale="105%"/>
    </style:style>
    <style:style style:name="T358" style:family="text">
      <style:text-properties style:font-name="Times New Roman" fo:font-size="10pt" fo:letter-spacing="0.0283in" fo:font-weight="normal" style:font-size-asian="10pt" style:font-weight-asian="normal" style:text-scale="100%"/>
    </style:style>
    <style:style style:name="T359" style:family="text">
      <style:text-properties style:font-name="Times New Roman" fo:font-size="10pt" fo:letter-spacing="0.0283in" fo:font-style="normal" fo:font-weight="bold" style:font-size-asian="10pt" style:font-style-asian="normal" style:font-weight-asian="bold" style:text-scale="105%"/>
    </style:style>
    <style:style style:name="T360" style:family="text">
      <style:text-properties style:font-name="Times New Roman" fo:font-size="10pt" fo:letter-spacing="0.0283in" fo:font-style="normal" fo:font-weight="bold" style:font-size-asian="10pt" style:font-style-asian="normal" style:font-weight-asian="bold" style:text-scale="100%"/>
    </style:style>
    <style:style style:name="T361" style:family="text">
      <style:text-properties style:font-name="Times New Roman" fo:font-size="10pt" fo:letter-spacing="0.0283in" fo:font-style="normal" fo:font-weight="bold" style:font-size-asian="10pt" style:font-style-asian="normal" style:font-weight-asian="bold" style:text-scale="110%"/>
    </style:style>
    <style:style style:name="T362" style:family="text">
      <style:text-properties style:font-name="Times New Roman" fo:font-size="10pt" fo:letter-spacing="0.0283in" fo:font-style="normal" fo:font-weight="normal" style:font-size-asian="10pt" style:font-style-asian="normal" style:font-weight-asian="normal" style:text-scale="105%"/>
    </style:style>
    <style:style style:name="T363" style:family="text">
      <style:text-properties style:font-name="Times New Roman" fo:font-size="10pt" fo:letter-spacing="0.0283in" fo:font-style="normal" fo:font-weight="normal" style:font-size-asian="10pt" style:font-style-asian="normal" style:font-weight-asian="normal" style:text-scale="100%"/>
    </style:style>
    <style:style style:name="T364" style:family="text">
      <style:text-properties style:font-name="Times New Roman" fo:font-size="10pt" fo:letter-spacing="0.0283in" fo:font-style="normal" fo:font-weight="normal" style:font-size-asian="10pt" style:font-style-asian="normal" style:font-weight-asian="normal" style:text-scale="110%"/>
    </style:style>
    <style:style style:name="T365" style:family="text">
      <style:text-properties style:font-name="Times New Roman" fo:font-size="10pt" fo:letter-spacing="0.0283in" fo:font-weight="bold" style:font-size-asian="10pt" style:font-weight-asian="bold" style:text-scale="105%"/>
    </style:style>
    <style:style style:name="T366" style:family="text">
      <style:text-properties style:font-name="Times New Roman" fo:font-size="10pt" fo:letter-spacing="0.0283in" fo:font-weight="bold" style:font-size-asian="10pt" style:font-weight-asian="bold" style:text-scale="100%"/>
    </style:style>
    <style:style style:name="T367" style:family="text">
      <style:text-properties style:font-name="Times New Roman" fo:font-size="10pt" fo:letter-spacing="0.0283in" fo:font-weight="bold" style:font-size-asian="10pt" style:font-weight-asian="bold" style:text-scale="110%"/>
    </style:style>
    <style:style style:name="T368" style:family="text">
      <style:text-properties style:font-name="Times New Roman" fo:font-size="10pt" fo:letter-spacing="0.0283in" fo:font-style="italic" fo:font-weight="normal" style:font-size-asian="10pt" style:font-style-asian="italic" style:font-weight-asian="normal" style:text-scale="105%"/>
    </style:style>
    <style:style style:name="T369" style:family="text">
      <style:text-properties style:font-name="Times New Roman" fo:font-size="10pt" fo:letter-spacing="0.0283in" fo:font-style="italic" fo:font-weight="normal" style:font-size-asian="10pt" style:font-style-asian="italic" style:font-weight-asian="normal" style:text-scale="100%"/>
    </style:style>
    <style:style style:name="T370" style:family="text">
      <style:text-properties style:font-name="Times New Roman" fo:font-size="10pt" fo:letter-spacing="0.0209in" fo:font-weight="bold" style:font-size-asian="10pt" style:font-weight-asian="bold" style:text-scale="105%"/>
    </style:style>
    <style:style style:name="T371" style:family="text">
      <style:text-properties style:font-name="Times New Roman" fo:font-size="10pt" fo:letter-spacing="0.0209in" fo:font-weight="bold" style:font-size-asian="10pt" style:font-weight-asian="bold" style:text-scale="110%"/>
    </style:style>
    <style:style style:name="T372" style:family="text">
      <style:text-properties style:font-name="Times New Roman" fo:font-size="10pt" fo:letter-spacing="0.0209in" fo:font-weight="bold" style:font-size-asian="10pt" style:font-weight-asian="bold" style:text-scale="100%"/>
    </style:style>
    <style:style style:name="T373" style:family="text">
      <style:text-properties style:font-name="Times New Roman" fo:font-size="10pt" fo:letter-spacing="0.0209in" fo:font-weight="normal" style:font-size-asian="10pt" style:font-weight-asian="normal" style:text-scale="105%"/>
    </style:style>
    <style:style style:name="T374" style:family="text">
      <style:text-properties style:font-name="Times New Roman" fo:font-size="10pt" fo:letter-spacing="0.0209in" fo:font-weight="normal" style:font-size-asian="10pt" style:font-weight-asian="normal" style:text-scale="110%"/>
    </style:style>
    <style:style style:name="T375" style:family="text">
      <style:text-properties style:font-name="Times New Roman" fo:font-size="10pt" fo:letter-spacing="0.0209in" fo:font-weight="normal" style:font-size-asian="10pt" style:font-weight-asian="normal" style:text-scale="100%"/>
    </style:style>
    <style:style style:name="T376" style:family="text">
      <style:text-properties style:font-name="Times New Roman" fo:font-size="10pt" fo:letter-spacing="0.0209in" fo:font-style="italic" fo:font-weight="normal" style:font-size-asian="10pt" style:font-style-asian="italic" style:font-weight-asian="normal" style:text-scale="105%"/>
    </style:style>
    <style:style style:name="T377" style:family="text">
      <style:text-properties style:font-name="Times New Roman" fo:font-size="10pt" fo:letter-spacing="0.0209in" fo:font-style="italic" fo:font-weight="normal" style:font-size-asian="10pt" style:font-style-asian="italic" style:font-weight-asian="normal" style:text-scale="100%"/>
    </style:style>
    <style:style style:name="T378" style:family="text">
      <style:text-properties style:font-name="Times New Roman" fo:font-size="10pt" fo:letter-spacing="0.0209in" fo:font-style="normal" fo:font-weight="normal" style:font-size-asian="10pt" style:font-style-asian="normal" style:font-weight-asian="normal" style:text-scale="105%"/>
    </style:style>
    <style:style style:name="T379" style:family="text">
      <style:text-properties style:font-name="Times New Roman" fo:font-size="10pt" fo:letter-spacing="0.0209in" fo:font-style="normal" fo:font-weight="normal" style:font-size-asian="10pt" style:font-style-asian="normal" style:font-weight-asian="normal" style:text-scale="100%"/>
    </style:style>
    <style:style style:name="T380" style:family="text">
      <style:text-properties style:font-name="Times New Roman" fo:font-size="10pt" fo:letter-spacing="0.0209in" fo:font-style="normal" fo:font-weight="normal" style:font-size-asian="10pt" style:font-style-asian="normal" style:font-weight-asian="normal" style:text-scale="110%"/>
    </style:style>
    <style:style style:name="T381" style:family="text">
      <style:text-properties style:font-name="Times New Roman" fo:font-size="10pt" fo:letter-spacing="0.0209in" fo:font-style="normal" fo:font-weight="bold" style:font-size-asian="10pt" style:font-style-asian="normal" style:font-weight-asian="bold" style:text-scale="105%"/>
    </style:style>
    <style:style style:name="T382" style:family="text">
      <style:text-properties style:font-name="Times New Roman" fo:font-size="10pt" fo:letter-spacing="0.0209in" fo:font-style="normal" fo:font-weight="bold" style:font-size-asian="10pt" style:font-style-asian="normal" style:font-weight-asian="bold" style:text-scale="100%"/>
    </style:style>
    <style:style style:name="T383" style:family="text">
      <style:text-properties style:font-name="Times New Roman" fo:font-size="10pt" fo:letter-spacing="0.0209in" fo:font-style="normal" fo:font-weight="bold" style:font-size-asian="10pt" style:font-style-asian="normal" style:font-weight-asian="bold" style:text-scale="110%"/>
    </style:style>
    <style:style style:name="T384" style:family="text">
      <style:text-properties style:font-name="Times New Roman" fo:font-size="10pt" fo:letter-spacing="0.0193in" fo:font-style="italic" fo:font-weight="normal" style:font-size-asian="10pt" style:font-style-asian="italic" style:font-weight-asian="normal" style:text-scale="105%"/>
    </style:style>
    <style:style style:name="T385" style:family="text">
      <style:text-properties style:font-name="Times New Roman" fo:font-size="10pt" fo:letter-spacing="0.0193in" fo:font-style="italic" fo:font-weight="normal" style:font-size-asian="10pt" style:font-style-asian="italic" style:font-weight-asian="normal" style:text-scale="100%"/>
    </style:style>
    <style:style style:name="T386" style:family="text">
      <style:text-properties style:font-name="Times New Roman" fo:font-size="10pt" fo:letter-spacing="0.0193in" fo:font-style="normal" fo:font-weight="normal" style:font-size-asian="10pt" style:font-style-asian="normal" style:font-weight-asian="normal" style:text-scale="105%"/>
    </style:style>
    <style:style style:name="T387" style:family="text">
      <style:text-properties style:font-name="Times New Roman" fo:font-size="10pt" fo:letter-spacing="0.0193in" fo:font-style="normal" fo:font-weight="normal" style:font-size-asian="10pt" style:font-style-asian="normal" style:font-weight-asian="normal" style:text-scale="100%"/>
    </style:style>
    <style:style style:name="T388" style:family="text">
      <style:text-properties style:font-name="Times New Roman" fo:font-size="10pt" fo:letter-spacing="0.0193in" fo:font-style="normal" fo:font-weight="bold" style:font-size-asian="10pt" style:font-style-asian="normal" style:font-weight-asian="bold" style:text-scale="105%"/>
    </style:style>
    <style:style style:name="T389" style:family="text">
      <style:text-properties style:font-name="Times New Roman" fo:font-size="10pt" fo:letter-spacing="0.0193in" fo:font-style="normal" fo:font-weight="bold" style:font-size-asian="10pt" style:font-style-asian="normal" style:font-weight-asian="bold" style:text-scale="100%"/>
    </style:style>
    <style:style style:name="T390" style:family="text">
      <style:text-properties style:font-name="Times New Roman" fo:font-size="10pt" fo:letter-spacing="0.0193in" fo:font-weight="bold" style:font-size-asian="10pt" style:font-weight-asian="bold" style:text-scale="100%"/>
    </style:style>
    <style:style style:name="T391" style:family="text">
      <style:text-properties style:font-name="Times New Roman" fo:font-size="10pt" fo:letter-spacing="0.0193in" fo:font-weight="bold" style:font-size-asian="10pt" style:font-weight-asian="bold" style:text-scale="105%"/>
    </style:style>
    <style:style style:name="T392" style:family="text">
      <style:text-properties style:font-name="Times New Roman" fo:font-size="10pt" fo:letter-spacing="0.0193in" fo:font-weight="bold" style:font-size-asian="10pt" style:font-weight-asian="bold" style:text-scale="110%"/>
    </style:style>
    <style:style style:name="T393" style:family="text">
      <style:text-properties style:font-name="Times New Roman" fo:font-size="10pt" fo:letter-spacing="0.0193in" fo:font-weight="normal" style:font-size-asian="10pt" style:font-weight-asian="normal" style:text-scale="105%"/>
    </style:style>
    <style:style style:name="T394" style:family="text">
      <style:text-properties style:font-name="Times New Roman" fo:font-size="10pt" fo:letter-spacing="0.0193in" fo:font-weight="normal" style:font-size-asian="10pt" style:font-weight-asian="normal" style:text-scale="100%"/>
    </style:style>
    <style:style style:name="T395" style:family="text">
      <style:text-properties style:font-name="Times New Roman" fo:font-size="10pt" fo:letter-spacing="0.0193in" fo:font-weight="normal" style:font-size-asian="10pt" style:font-weight-asian="normal" style:text-scale="110%"/>
    </style:style>
    <style:style style:name="T396" style:family="text">
      <style:text-properties style:font-name="Times New Roman" fo:font-size="10pt" fo:letter-spacing="0.0189in" fo:font-style="normal" fo:font-weight="normal" style:font-size-asian="10pt" style:font-style-asian="normal" style:font-weight-asian="normal" style:text-scale="105%"/>
    </style:style>
    <style:style style:name="T397" style:family="text">
      <style:text-properties style:font-name="Times New Roman" fo:font-size="10pt" fo:letter-spacing="0.0189in" fo:font-style="normal" fo:font-weight="normal" style:font-size-asian="10pt" style:font-style-asian="normal" style:font-weight-asian="normal" style:text-scale="100%"/>
    </style:style>
    <style:style style:name="T398" style:family="text">
      <style:text-properties style:font-name="Times New Roman" fo:font-size="10pt" fo:letter-spacing="0.0189in" fo:font-style="normal" fo:font-weight="bold" style:font-size-asian="10pt" style:font-style-asian="normal" style:font-weight-asian="bold" style:text-scale="105%"/>
    </style:style>
    <style:style style:name="T399" style:family="text">
      <style:text-properties style:font-name="Times New Roman" fo:font-size="10pt" fo:letter-spacing="0.0189in" fo:font-weight="bold" style:font-size-asian="10pt" style:font-weight-asian="bold" style:text-scale="105%"/>
    </style:style>
    <style:style style:name="T400" style:family="text">
      <style:text-properties style:font-name="Times New Roman" fo:font-size="10pt" fo:letter-spacing="0.0189in" fo:font-weight="bold" style:font-size-asian="10pt" style:font-weight-asian="bold" style:text-scale="100%"/>
    </style:style>
    <style:style style:name="T401" style:family="text">
      <style:text-properties style:font-name="Times New Roman" fo:font-size="10pt" fo:letter-spacing="0.0189in" fo:font-weight="bold" style:font-size-asian="10pt" style:font-weight-asian="bold" style:text-scale="110%"/>
    </style:style>
    <style:style style:name="T402" style:family="text">
      <style:text-properties style:font-name="Times New Roman" fo:font-size="10pt" fo:letter-spacing="0.0189in" fo:font-weight="normal" style:font-size-asian="10pt" style:font-weight-asian="normal" style:text-scale="105%"/>
    </style:style>
    <style:style style:name="T403" style:family="text">
      <style:text-properties style:font-name="Times New Roman" fo:font-size="10pt" fo:letter-spacing="0.0189in" fo:font-weight="normal" style:font-size-asian="10pt" style:font-weight-asian="normal" style:text-scale="110%"/>
    </style:style>
    <style:style style:name="T404" style:family="text">
      <style:text-properties style:font-name="Times New Roman" fo:font-size="10pt" fo:letter-spacing="0.0189in" fo:font-weight="normal" style:font-size-asian="10pt" style:font-weight-asian="normal" style:text-scale="100%"/>
    </style:style>
    <style:style style:name="T405" style:family="text">
      <style:text-properties style:font-name="Times New Roman" fo:font-size="10pt" fo:letter-spacing="0.0189in" fo:font-style="italic" fo:font-weight="normal" style:font-size-asian="10pt" style:font-style-asian="italic" style:font-weight-asian="normal" style:text-scale="105%"/>
    </style:style>
    <style:style style:name="T406" style:family="text">
      <style:text-properties style:font-name="Times New Roman" fo:font-size="10pt" fo:letter-spacing="0.0189in" fo:font-style="italic" fo:font-weight="normal" style:font-size-asian="10pt" style:font-style-asian="italic" style:font-weight-asian="normal" style:text-scale="100%"/>
    </style:style>
    <style:style style:name="T407" style:family="text">
      <style:text-properties style:font-name="Times New Roman" fo:font-size="10pt" fo:letter-spacing="0.0189in" fo:font-style="italic" fo:font-weight="normal" style:font-size-asian="10pt" style:font-style-asian="italic" style:font-weight-asian="normal" style:text-scale="110%"/>
    </style:style>
    <style:style style:name="T408" style:family="text">
      <style:text-properties style:font-name="Times New Roman" fo:font-size="10pt" fo:letter-spacing="0.0201in" fo:font-style="normal" fo:font-weight="normal" style:font-size-asian="10pt" style:font-style-asian="normal" style:font-weight-asian="normal" style:text-scale="105%"/>
    </style:style>
    <style:style style:name="T409" style:family="text">
      <style:text-properties style:font-name="Times New Roman" fo:font-size="10pt" fo:letter-spacing="0.0201in" fo:font-style="normal" fo:font-weight="normal" style:font-size-asian="10pt" style:font-style-asian="normal" style:font-weight-asian="normal" style:text-scale="100%"/>
    </style:style>
    <style:style style:name="T410" style:family="text">
      <style:text-properties style:font-name="Times New Roman" fo:font-size="10pt" fo:letter-spacing="0.0201in" fo:font-style="normal" fo:font-weight="normal" style:font-size-asian="10pt" style:font-style-asian="normal" style:font-weight-asian="normal" style:text-scale="110%"/>
    </style:style>
    <style:style style:name="T411" style:family="text">
      <style:text-properties style:font-name="Times New Roman" fo:font-size="10pt" fo:letter-spacing="0.0201in" fo:font-style="normal" fo:font-weight="bold" style:font-size-asian="10pt" style:font-style-asian="normal" style:font-weight-asian="bold" style:text-scale="100%"/>
    </style:style>
    <style:style style:name="T412" style:family="text">
      <style:text-properties style:font-name="Times New Roman" fo:font-size="10pt" fo:letter-spacing="0.0201in" fo:font-style="normal" fo:font-weight="bold" style:font-size-asian="10pt" style:font-style-asian="normal" style:font-weight-asian="bold" style:text-scale="105%"/>
    </style:style>
    <style:style style:name="T413" style:family="text">
      <style:text-properties style:font-name="Times New Roman" fo:font-size="10pt" fo:letter-spacing="0.0201in" fo:font-style="normal" fo:font-weight="bold" style:font-size-asian="10pt" style:font-style-asian="normal" style:font-weight-asian="bold" style:text-scale="110%"/>
    </style:style>
    <style:style style:name="T414" style:family="text">
      <style:text-properties style:font-name="Times New Roman" fo:font-size="10pt" fo:letter-spacing="0.0201in" fo:font-style="italic" fo:font-weight="normal" style:font-size-asian="10pt" style:font-style-asian="italic" style:font-weight-asian="normal" style:text-scale="100%"/>
    </style:style>
    <style:style style:name="T415" style:family="text">
      <style:text-properties style:font-name="Times New Roman" fo:font-size="10pt" fo:letter-spacing="0.0201in" fo:font-style="italic" fo:font-weight="normal" style:font-size-asian="10pt" style:font-style-asian="italic" style:font-weight-asian="normal" style:text-scale="105%"/>
    </style:style>
    <style:style style:name="T416" style:family="text">
      <style:text-properties style:font-name="Times New Roman" fo:font-size="10pt" fo:letter-spacing="0.0201in" fo:font-weight="bold" style:font-size-asian="10pt" style:font-weight-asian="bold" style:text-scale="105%"/>
    </style:style>
    <style:style style:name="T417" style:family="text">
      <style:text-properties style:font-name="Times New Roman" fo:font-size="10pt" fo:letter-spacing="0.0201in" fo:font-weight="bold" style:font-size-asian="10pt" style:font-weight-asian="bold" style:text-scale="100%"/>
    </style:style>
    <style:style style:name="T418" style:family="text">
      <style:text-properties style:font-name="Times New Roman" fo:font-size="10pt" fo:letter-spacing="0.0201in" fo:font-weight="bold" style:font-size-asian="10pt" style:font-weight-asian="bold" style:text-scale="110%"/>
    </style:style>
    <style:style style:name="T419" style:family="text">
      <style:text-properties style:font-name="Times New Roman" fo:font-size="10pt" fo:letter-spacing="0.0201in" fo:font-weight="normal" style:font-size-asian="10pt" style:font-weight-asian="normal" style:text-scale="105%"/>
    </style:style>
    <style:style style:name="T420" style:family="text">
      <style:text-properties style:font-name="Times New Roman" fo:font-size="10pt" fo:letter-spacing="0.0201in" fo:font-weight="normal" style:font-size-asian="10pt" style:font-weight-asian="normal" style:text-scale="110%"/>
    </style:style>
    <style:style style:name="T421" style:family="text">
      <style:text-properties style:font-name="Times New Roman" fo:font-size="10pt" fo:letter-spacing="0.0201in" fo:font-weight="normal" style:font-size-asian="10pt" style:font-weight-asian="normal" style:text-scale="100%"/>
    </style:style>
    <style:style style:name="T422" style:family="text">
      <style:text-properties style:font-name="Times New Roman" fo:font-size="10pt" fo:letter-spacing="0.022in" fo:font-style="normal" fo:font-weight="bold" style:font-size-asian="10pt" style:font-style-asian="normal" style:font-weight-asian="bold" style:text-scale="105%"/>
    </style:style>
    <style:style style:name="T423" style:family="text">
      <style:text-properties style:font-name="Times New Roman" fo:font-size="10pt" fo:letter-spacing="0.022in" fo:font-style="normal" fo:font-weight="bold" style:font-size-asian="10pt" style:font-style-asian="normal" style:font-weight-asian="bold" style:text-scale="100%"/>
    </style:style>
    <style:style style:name="T424" style:family="text">
      <style:text-properties style:font-name="Times New Roman" fo:font-size="10pt" fo:letter-spacing="0.022in" fo:font-style="normal" fo:font-weight="normal" style:font-size-asian="10pt" style:font-style-asian="normal" style:font-weight-asian="normal" style:text-scale="105%"/>
    </style:style>
    <style:style style:name="T425" style:family="text">
      <style:text-properties style:font-name="Times New Roman" fo:font-size="10pt" fo:letter-spacing="0.022in" fo:font-style="normal" fo:font-weight="normal" style:font-size-asian="10pt" style:font-style-asian="normal" style:font-weight-asian="normal" style:text-scale="100%"/>
    </style:style>
    <style:style style:name="T426" style:family="text">
      <style:text-properties style:font-name="Times New Roman" fo:font-size="10pt" fo:letter-spacing="0.022in" fo:font-style="normal" fo:font-weight="normal" style:font-size-asian="10pt" style:font-style-asian="normal" style:font-weight-asian="normal" style:text-scale="110%"/>
    </style:style>
    <style:style style:name="T427" style:family="text">
      <style:text-properties style:font-name="Times New Roman" fo:font-size="10pt" fo:letter-spacing="0.022in" fo:font-weight="bold" style:font-size-asian="10pt" style:font-weight-asian="bold" style:text-scale="105%"/>
    </style:style>
    <style:style style:name="T428" style:family="text">
      <style:text-properties style:font-name="Times New Roman" fo:font-size="10pt" fo:letter-spacing="0.022in" fo:font-weight="bold" style:font-size-asian="10pt" style:font-weight-asian="bold" style:text-scale="100%"/>
    </style:style>
    <style:style style:name="T429" style:family="text">
      <style:text-properties style:font-name="Times New Roman" fo:font-size="10pt" fo:letter-spacing="0.022in" fo:font-weight="bold" style:font-size-asian="10pt" style:font-weight-asian="bold" style:text-scale="110%"/>
    </style:style>
    <style:style style:name="T430" style:family="text">
      <style:text-properties style:font-name="Times New Roman" fo:font-size="10pt" fo:letter-spacing="0.022in" fo:font-weight="normal" style:font-size-asian="10pt" style:font-weight-asian="normal" style:text-scale="105%"/>
    </style:style>
    <style:style style:name="T431" style:family="text">
      <style:text-properties style:font-name="Times New Roman" fo:font-size="10pt" fo:letter-spacing="0.022in" fo:font-weight="normal" style:font-size-asian="10pt" style:font-weight-asian="normal" style:text-scale="100%"/>
    </style:style>
    <style:style style:name="T432" style:family="text">
      <style:text-properties style:font-name="Times New Roman" fo:font-size="10pt" fo:letter-spacing="0.022in" fo:font-weight="normal" style:font-size-asian="10pt" style:font-weight-asian="normal" style:text-scale="110%"/>
    </style:style>
    <style:style style:name="T433" style:family="text">
      <style:text-properties style:font-name="Times New Roman" fo:font-size="10pt" fo:letter-spacing="0.022in" fo:font-style="italic" fo:font-weight="normal" style:font-size-asian="10pt" style:font-style-asian="italic" style:font-weight-asian="normal" style:text-scale="105%"/>
    </style:style>
    <style:style style:name="T434" style:family="text">
      <style:text-properties style:font-name="Times New Roman" fo:font-size="10pt" fo:letter-spacing="0.022in" fo:font-style="italic" fo:font-weight="normal" style:font-size-asian="10pt" style:font-style-asian="italic" style:font-weight-asian="normal" style:text-scale="100%"/>
    </style:style>
    <style:style style:name="T435" style:family="text">
      <style:text-properties style:font-name="Times New Roman" fo:font-size="10pt" fo:letter-spacing="0.0075in" fo:font-weight="bold" style:font-size-asian="10pt" style:font-weight-asian="bold" style:text-scale="100%"/>
    </style:style>
    <style:style style:name="T436" style:family="text">
      <style:text-properties style:font-name="Times New Roman" fo:font-size="10pt" fo:letter-spacing="0.0075in" fo:font-weight="bold" style:font-size-asian="10pt" style:font-weight-asian="bold" style:text-scale="105%"/>
    </style:style>
    <style:style style:name="T437" style:family="text">
      <style:text-properties style:font-name="Times New Roman" fo:font-size="10pt" fo:letter-spacing="0.0075in" fo:font-weight="bold" style:font-size-asian="10pt" style:font-weight-asian="bold" style:text-scale="110%"/>
    </style:style>
    <style:style style:name="T438" style:family="text">
      <style:text-properties style:font-name="Times New Roman" fo:font-size="10pt" fo:letter-spacing="0.0075in" fo:font-weight="normal" style:font-size-asian="10pt" style:font-weight-asian="normal" style:text-scale="100%"/>
    </style:style>
    <style:style style:name="T439" style:family="text">
      <style:text-properties style:font-name="Times New Roman" fo:font-size="10pt" fo:letter-spacing="0.0075in" fo:font-weight="normal" style:font-size-asian="10pt" style:font-weight-asian="normal" style:text-scale="105%"/>
    </style:style>
    <style:style style:name="T440" style:family="text">
      <style:text-properties style:font-name="Times New Roman" fo:font-size="10pt" fo:letter-spacing="0.0075in" fo:font-weight="normal" style:font-size-asian="10pt" style:font-weight-asian="normal" style:text-scale="110%"/>
    </style:style>
    <style:style style:name="T441" style:family="text">
      <style:text-properties style:font-name="Times New Roman" fo:font-size="10pt" fo:letter-spacing="0.0075in" fo:font-style="normal" fo:font-weight="normal" style:font-size-asian="10pt" style:font-style-asian="normal" style:font-weight-asian="normal" style:text-scale="105%"/>
    </style:style>
    <style:style style:name="T442" style:family="text">
      <style:text-properties style:font-name="Times New Roman" fo:font-size="10pt" fo:letter-spacing="0.0075in" fo:font-style="normal" fo:font-weight="normal" style:font-size-asian="10pt" style:font-style-asian="normal" style:font-weight-asian="normal" style:text-scale="100%"/>
    </style:style>
    <style:style style:name="T443" style:family="text">
      <style:text-properties style:font-name="Times New Roman" fo:font-size="10pt" fo:letter-spacing="0.0075in" fo:font-style="normal" fo:font-weight="normal" style:font-size-asian="10pt" style:font-style-asian="normal" style:font-weight-asian="normal" style:text-scale="110%"/>
    </style:style>
    <style:style style:name="T444" style:family="text">
      <style:text-properties style:font-name="Times New Roman" fo:font-size="10pt" fo:letter-spacing="0.0075in" fo:font-style="normal" fo:font-weight="bold" style:font-size-asian="10pt" style:font-style-asian="normal" style:font-weight-asian="bold" style:text-scale="100%"/>
    </style:style>
    <style:style style:name="T445" style:family="text">
      <style:text-properties style:font-name="Times New Roman" fo:font-size="10pt" fo:letter-spacing="0.0075in" fo:font-style="normal" fo:font-weight="bold" style:font-size-asian="10pt" style:font-style-asian="normal" style:font-weight-asian="bold" style:text-scale="105%"/>
    </style:style>
    <style:style style:name="T446" style:family="text">
      <style:text-properties style:font-name="Times New Roman" fo:font-size="10pt" fo:letter-spacing="0.0075in" fo:font-style="italic" fo:font-weight="normal" style:font-size-asian="10pt" style:font-style-asian="italic" style:font-weight-asian="normal" style:text-scale="100%"/>
    </style:style>
    <style:style style:name="T447" style:family="text">
      <style:text-properties style:font-name="Times New Roman" fo:font-size="10pt" fo:letter-spacing="0.0075in" fo:font-style="italic" fo:font-weight="normal" style:font-size-asian="10pt" style:font-style-asian="italic" style:font-weight-asian="normal" style:text-scale="105%"/>
    </style:style>
    <style:style style:name="T448" style:family="text">
      <style:text-properties style:font-name="Times New Roman" fo:font-size="10pt" fo:letter-spacing="0.0075in" fo:font-style="italic" fo:font-weight="normal" style:font-size-asian="10pt" style:font-style-asian="italic" style:font-weight-asian="normal" style:text-scale="110%"/>
    </style:style>
    <style:style style:name="T449" style:family="text">
      <style:text-properties style:font-name="Times New Roman" fo:font-size="10pt" fo:letter-spacing="-0.0118in" fo:font-weight="bold" style:font-size-asian="10pt" style:font-weight-asian="bold" style:text-scale="105%"/>
    </style:style>
    <style:style style:name="T450" style:family="text">
      <style:text-properties style:font-name="Times New Roman" fo:font-size="10pt" fo:letter-spacing="-0.0118in" fo:font-weight="bold" style:font-size-asian="10pt" style:font-weight-asian="bold" style:text-scale="100%"/>
    </style:style>
    <style:style style:name="T451" style:family="text">
      <style:text-properties style:font-name="Times New Roman" fo:font-size="10pt" fo:letter-spacing="-0.0118in" fo:font-weight="bold" style:font-size-asian="10pt" style:font-weight-asian="bold" style:text-scale="110%"/>
    </style:style>
    <style:style style:name="T452" style:family="text">
      <style:text-properties style:font-name="Times New Roman" fo:font-size="10pt" fo:letter-spacing="-0.0118in" fo:font-weight="normal" style:font-size-asian="10pt" style:font-weight-asian="normal" style:text-scale="105%"/>
    </style:style>
    <style:style style:name="T453" style:family="text">
      <style:text-properties style:font-name="Times New Roman" fo:font-size="10pt" fo:letter-spacing="-0.0118in" fo:font-weight="normal" style:font-size-asian="10pt" style:font-weight-asian="normal" style:text-scale="110%"/>
    </style:style>
    <style:style style:name="T454" style:family="text">
      <style:text-properties style:font-name="Times New Roman" fo:font-size="10pt" fo:letter-spacing="-0.0118in" fo:font-weight="normal" style:font-size-asian="10pt" style:font-weight-asian="normal" style:text-scale="100%"/>
    </style:style>
    <style:style style:name="T455" style:family="text">
      <style:text-properties style:font-name="Times New Roman" fo:font-size="10pt" fo:letter-spacing="-0.0118in" fo:font-style="normal" fo:font-weight="normal" style:font-size-asian="10pt" style:font-style-asian="normal" style:font-weight-asian="normal" style:text-scale="105%"/>
    </style:style>
    <style:style style:name="T456" style:family="text">
      <style:text-properties style:font-name="Times New Roman" fo:font-size="10pt" fo:letter-spacing="-0.0118in" fo:font-style="normal" fo:font-weight="normal" style:font-size-asian="10pt" style:font-style-asian="normal" style:font-weight-asian="normal" style:text-scale="100%"/>
    </style:style>
    <style:style style:name="T457" style:family="text">
      <style:text-properties style:font-name="Times New Roman" fo:font-size="10pt" fo:letter-spacing="-0.0118in" fo:font-style="normal" fo:font-weight="normal" style:font-size-asian="10pt" style:font-style-asian="normal" style:font-weight-asian="normal" style:text-scale="110%"/>
    </style:style>
    <style:style style:name="T458" style:family="text">
      <style:text-properties style:font-name="Times New Roman" fo:font-size="10pt" fo:letter-spacing="-0.0118in" fo:font-style="normal" fo:font-weight="bold" style:font-size-asian="10pt" style:font-style-asian="normal" style:font-weight-asian="bold" style:text-scale="105%"/>
    </style:style>
    <style:style style:name="T459" style:family="text">
      <style:text-properties style:font-name="Times New Roman" fo:font-size="10pt" fo:letter-spacing="-0.0118in" fo:font-style="normal" fo:font-weight="bold" style:font-size-asian="10pt" style:font-style-asian="normal" style:font-weight-asian="bold" style:text-scale="100%"/>
    </style:style>
    <style:style style:name="T460" style:family="text">
      <style:text-properties style:font-name="Times New Roman" fo:font-size="10pt" fo:letter-spacing="-0.0118in" fo:font-style="italic" fo:font-weight="normal" style:font-size-asian="10pt" style:font-style-asian="italic" style:font-weight-asian="normal" style:text-scale="105%"/>
    </style:style>
    <style:style style:name="T461" style:family="text">
      <style:text-properties style:font-name="Times New Roman" fo:font-size="10pt" fo:letter-spacing="-0.0118in" fo:font-style="italic" fo:font-weight="normal" style:font-size-asian="10pt" style:font-style-asian="italic" style:font-weight-asian="normal" style:text-scale="100%"/>
    </style:style>
    <style:style style:name="T462" style:family="text">
      <style:text-properties style:font-name="Times New Roman" fo:font-size="10pt" fo:letter-spacing="0.0016in" fo:font-weight="normal" style:font-size-asian="10pt" style:font-weight-asian="normal" style:text-scale="105%"/>
    </style:style>
    <style:style style:name="T463" style:family="text">
      <style:text-properties style:font-name="Times New Roman" fo:font-size="10pt" fo:letter-spacing="0.0016in" fo:font-weight="normal" style:font-size-asian="10pt" style:font-weight-asian="normal" style:text-scale="100%"/>
    </style:style>
    <style:style style:name="T464" style:family="text">
      <style:text-properties style:font-name="Times New Roman" fo:font-size="10pt" fo:letter-spacing="0.0016in" fo:font-weight="normal" style:font-size-asian="10pt" style:font-weight-asian="normal" style:text-scale="110%"/>
    </style:style>
    <style:style style:name="T465" style:family="text">
      <style:text-properties style:font-name="Times New Roman" fo:font-size="10pt" fo:letter-spacing="0.0016in" fo:font-weight="bold" style:font-size-asian="10pt" style:font-weight-asian="bold" style:text-scale="105%"/>
    </style:style>
    <style:style style:name="T466" style:family="text">
      <style:text-properties style:font-name="Times New Roman" fo:font-size="10pt" fo:letter-spacing="0.0016in" fo:font-weight="bold" style:font-size-asian="10pt" style:font-weight-asian="bold" style:text-scale="110%"/>
    </style:style>
    <style:style style:name="T467" style:family="text">
      <style:text-properties style:font-name="Times New Roman" fo:font-size="10pt" fo:letter-spacing="0.0016in" fo:font-weight="bold" style:font-size-asian="10pt" style:font-weight-asian="bold" style:text-scale="100%"/>
    </style:style>
    <style:style style:name="T468" style:family="text">
      <style:text-properties style:font-name="Times New Roman" fo:font-size="10pt" fo:letter-spacing="0.0016in" fo:font-style="normal" fo:font-weight="normal" style:font-size-asian="10pt" style:font-style-asian="normal" style:font-weight-asian="normal" style:text-scale="105%"/>
    </style:style>
    <style:style style:name="T469" style:family="text">
      <style:text-properties style:font-name="Times New Roman" fo:font-size="10pt" fo:letter-spacing="0.0016in" fo:font-style="normal" fo:font-weight="normal" style:font-size-asian="10pt" style:font-style-asian="normal" style:font-weight-asian="normal" style:text-scale="100%"/>
    </style:style>
    <style:style style:name="T470" style:family="text">
      <style:text-properties style:font-name="Times New Roman" fo:font-size="10pt" fo:letter-spacing="0.0016in" fo:font-style="normal" fo:font-weight="normal" style:font-size-asian="10pt" style:font-style-asian="normal" style:font-weight-asian="normal" style:text-scale="110%"/>
    </style:style>
    <style:style style:name="T471" style:family="text">
      <style:text-properties style:font-name="Times New Roman" fo:font-size="10pt" fo:letter-spacing="0.0016in" fo:font-style="normal" fo:font-weight="bold" style:font-size-asian="10pt" style:font-style-asian="normal" style:font-weight-asian="bold" style:text-scale="105%"/>
    </style:style>
    <style:style style:name="T472" style:family="text">
      <style:text-properties style:font-name="Times New Roman" fo:font-size="10pt" fo:letter-spacing="0.0016in" fo:font-style="normal" fo:font-weight="bold" style:font-size-asian="10pt" style:font-style-asian="normal" style:font-weight-asian="bold" style:text-scale="100%"/>
    </style:style>
    <style:style style:name="T473" style:family="text">
      <style:text-properties style:font-name="Times New Roman" fo:font-size="10pt" fo:letter-spacing="0.0016in" fo:font-style="normal" fo:font-weight="bold" style:font-size-asian="10pt" style:font-style-asian="normal" style:font-weight-asian="bold" style:text-scale="110%"/>
    </style:style>
    <style:style style:name="T474" style:family="text">
      <style:text-properties style:font-name="Times New Roman" fo:font-size="10pt" fo:letter-spacing="0.0016in" fo:font-style="italic" fo:font-weight="normal" style:font-size-asian="10pt" style:font-style-asian="italic" style:font-weight-asian="normal" style:text-scale="100%"/>
    </style:style>
    <style:style style:name="T475" style:family="text">
      <style:text-properties style:font-name="Times New Roman" fo:font-size="10pt" fo:letter-spacing="0.0016in" fo:font-style="italic" fo:font-weight="normal" style:font-size-asian="10pt" style:font-style-asian="italic" style:font-weight-asian="normal" style:text-scale="105%"/>
    </style:style>
    <style:style style:name="T476" style:family="text">
      <style:text-properties style:font-name="Times New Roman" fo:font-size="10pt" fo:letter-spacing="0.0016in" fo:font-style="italic" fo:font-weight="normal" style:font-size-asian="10pt" style:font-style-asian="italic" style:font-weight-asian="normal" style:text-scale="110%"/>
    </style:style>
    <style:style style:name="T477" style:family="text">
      <style:text-properties style:font-name="Times New Roman" fo:font-size="10pt" fo:letter-spacing="-0.0126in" fo:font-weight="normal" style:font-size-asian="10pt" style:font-weight-asian="normal" style:text-scale="105%"/>
    </style:style>
    <style:style style:name="T478" style:family="text">
      <style:text-properties style:font-name="Times New Roman" fo:font-size="10pt" fo:letter-spacing="-0.0126in" fo:font-weight="normal" style:font-size-asian="10pt" style:font-weight-asian="normal" style:text-scale="110%"/>
    </style:style>
    <style:style style:name="T479" style:family="text">
      <style:text-properties style:font-name="Times New Roman" fo:font-size="10pt" fo:letter-spacing="-0.0126in" fo:font-weight="normal" style:font-size-asian="10pt" style:font-weight-asian="normal" style:text-scale="100%"/>
    </style:style>
    <style:style style:name="T480" style:family="text">
      <style:text-properties style:font-name="Times New Roman" fo:font-size="10pt" fo:letter-spacing="-0.0126in" fo:font-weight="bold" style:font-size-asian="10pt" style:font-weight-asian="bold" style:text-scale="105%"/>
    </style:style>
    <style:style style:name="T481" style:family="text">
      <style:text-properties style:font-name="Times New Roman" fo:font-size="10pt" fo:letter-spacing="-0.0126in" fo:font-weight="bold" style:font-size-asian="10pt" style:font-weight-asian="bold" style:text-scale="110%"/>
    </style:style>
    <style:style style:name="T482" style:family="text">
      <style:text-properties style:font-name="Times New Roman" fo:font-size="10pt" fo:letter-spacing="-0.0126in" fo:font-weight="bold" style:font-size-asian="10pt" style:font-weight-asian="bold" style:text-scale="100%"/>
    </style:style>
    <style:style style:name="T483" style:family="text">
      <style:text-properties style:font-name="Times New Roman" fo:font-size="10pt" fo:letter-spacing="-0.0126in" fo:font-style="italic" fo:font-weight="normal" style:font-size-asian="10pt" style:font-style-asian="italic" style:font-weight-asian="normal" style:text-scale="105%"/>
    </style:style>
    <style:style style:name="T484" style:family="text">
      <style:text-properties style:font-name="Times New Roman" fo:font-size="10pt" fo:letter-spacing="-0.0126in" fo:font-style="normal" fo:font-weight="normal" style:font-size-asian="10pt" style:font-style-asian="normal" style:font-weight-asian="normal" style:text-scale="100%"/>
    </style:style>
    <style:style style:name="T485" style:family="text">
      <style:text-properties style:font-name="Times New Roman" fo:font-size="10pt" fo:letter-spacing="-0.0126in" fo:font-style="normal" fo:font-weight="normal" style:font-size-asian="10pt" style:font-style-asian="normal" style:font-weight-asian="normal" style:text-scale="105%"/>
    </style:style>
    <style:style style:name="T486" style:family="text">
      <style:text-properties style:font-name="Times New Roman" fo:font-size="10pt" fo:letter-spacing="-0.0126in" fo:font-style="normal" fo:font-weight="bold" style:font-size-asian="10pt" style:font-style-asian="normal" style:font-weight-asian="bold" style:text-scale="105%"/>
    </style:style>
    <style:style style:name="T487" style:family="text">
      <style:text-properties style:font-name="Times New Roman" fo:font-size="10pt" fo:letter-spacing="-0.0126in" fo:font-style="normal" fo:font-weight="bold" style:font-size-asian="10pt" style:font-style-asian="normal" style:font-weight-asian="bold" style:text-scale="110%"/>
    </style:style>
    <style:style style:name="T488" style:family="text">
      <style:text-properties style:font-name="Times New Roman" fo:font-size="10pt" fo:letter-spacing="-0.0126in" fo:font-style="normal" fo:font-weight="bold" style:font-size-asian="10pt" style:font-style-asian="normal" style:font-weight-asian="bold" style:text-scale="100%"/>
    </style:style>
    <style:style style:name="T489" style:family="text">
      <style:text-properties style:font-name="Times New Roman" fo:font-size="10pt" fo:letter-spacing="0.0362in" fo:font-weight="bold" style:font-size-asian="10pt" style:font-weight-asian="bold" style:text-scale="105%"/>
    </style:style>
    <style:style style:name="T490" style:family="text">
      <style:text-properties style:font-name="Times New Roman" fo:font-size="10pt" fo:letter-spacing="0.0362in" fo:font-weight="bold" style:font-size-asian="10pt" style:font-weight-asian="bold" style:text-scale="110%"/>
    </style:style>
    <style:style style:name="T491" style:family="text">
      <style:text-properties style:font-name="Times New Roman" fo:font-size="10pt" fo:letter-spacing="0.0362in" fo:font-weight="normal" style:font-size-asian="10pt" style:font-weight-asian="normal" style:text-scale="105%"/>
    </style:style>
    <style:style style:name="T492" style:family="text">
      <style:text-properties style:font-name="Times New Roman" fo:font-size="10pt" fo:letter-spacing="0.0362in" fo:font-weight="normal" style:font-size-asian="10pt" style:font-weight-asian="normal" style:text-scale="110%"/>
    </style:style>
    <style:style style:name="T493" style:family="text">
      <style:text-properties style:font-name="Times New Roman" fo:font-size="10pt" fo:letter-spacing="0.0362in" fo:font-style="normal" fo:font-weight="normal" style:font-size-asian="10pt" style:font-style-asian="normal" style:font-weight-asian="normal" style:text-scale="105%"/>
    </style:style>
    <style:style style:name="T494" style:family="text">
      <style:text-properties style:font-name="Times New Roman" fo:font-size="10pt" fo:letter-spacing="0.0362in" fo:font-style="normal" fo:font-weight="normal" style:font-size-asian="10pt" style:font-style-asian="normal" style:font-weight-asian="normal" style:text-scale="110%"/>
    </style:style>
    <style:style style:name="T495" style:family="text">
      <style:text-properties style:font-name="Times New Roman" fo:font-size="10pt" fo:letter-spacing="0.0362in" fo:font-style="normal" fo:font-weight="bold" style:font-size-asian="10pt" style:font-style-asian="normal" style:font-weight-asian="bold" style:text-scale="105%"/>
    </style:style>
    <style:style style:name="T496" style:family="text">
      <style:text-properties style:font-name="Times New Roman" fo:font-size="10pt" fo:letter-spacing="0.0362in" fo:font-style="normal" fo:font-weight="bold" style:font-size-asian="10pt" style:font-style-asian="normal" style:font-weight-asian="bold" style:text-scale="110%"/>
    </style:style>
    <style:style style:name="T497" style:family="text">
      <style:text-properties style:font-name="Times New Roman" fo:font-size="10pt" fo:letter-spacing="0.0362in" fo:font-style="italic" fo:font-weight="normal" style:font-size-asian="10pt" style:font-style-asian="italic" style:font-weight-asian="normal" style:text-scale="105%"/>
    </style:style>
    <style:style style:name="T498" style:family="text">
      <style:text-properties style:font-name="Times New Roman" fo:font-size="10pt" fo:letter-spacing="0.0083in" fo:font-weight="bold" style:font-size-asian="10pt" style:font-weight-asian="bold" style:text-scale="105%"/>
    </style:style>
    <style:style style:name="T499" style:family="text">
      <style:text-properties style:font-name="Times New Roman" fo:font-size="10pt" fo:letter-spacing="0.0083in" fo:font-weight="bold" style:font-size-asian="10pt" style:font-weight-asian="bold" style:text-scale="100%"/>
    </style:style>
    <style:style style:name="T500" style:family="text">
      <style:text-properties style:font-name="Times New Roman" fo:font-size="10pt" fo:letter-spacing="0.0083in" fo:font-weight="bold" style:font-size-asian="10pt" style:font-weight-asian="bold" style:text-scale="110%"/>
    </style:style>
    <style:style style:name="T501" style:family="text">
      <style:text-properties style:font-name="Times New Roman" fo:font-size="10pt" fo:letter-spacing="0.0083in" fo:font-weight="normal" style:font-size-asian="10pt" style:font-weight-asian="normal" style:text-scale="105%"/>
    </style:style>
    <style:style style:name="T502" style:family="text">
      <style:text-properties style:font-name="Times New Roman" fo:font-size="10pt" fo:letter-spacing="0.0083in" fo:font-weight="normal" style:font-size-asian="10pt" style:font-weight-asian="normal" style:text-scale="100%"/>
    </style:style>
    <style:style style:name="T503" style:family="text">
      <style:text-properties style:font-name="Times New Roman" fo:font-size="10pt" fo:letter-spacing="0.0083in" fo:font-weight="normal" style:font-size-asian="10pt" style:font-weight-asian="normal" style:text-scale="110%"/>
    </style:style>
    <style:style style:name="T504" style:family="text">
      <style:text-properties style:font-name="Times New Roman" fo:font-size="10pt" fo:letter-spacing="0.0083in" fo:font-style="italic" fo:font-weight="normal" style:font-size-asian="10pt" style:font-style-asian="italic" style:font-weight-asian="normal" style:text-scale="105%"/>
    </style:style>
    <style:style style:name="T505" style:family="text">
      <style:text-properties style:font-name="Times New Roman" fo:font-size="10pt" fo:letter-spacing="0.0083in" fo:font-style="italic" fo:font-weight="normal" style:font-size-asian="10pt" style:font-style-asian="italic" style:font-weight-asian="normal" style:text-scale="100%"/>
    </style:style>
    <style:style style:name="T506" style:family="text">
      <style:text-properties style:font-name="Times New Roman" fo:font-size="10pt" fo:letter-spacing="0.0083in" fo:font-style="normal" fo:font-weight="normal" style:font-size-asian="10pt" style:font-style-asian="normal" style:font-weight-asian="normal" style:text-scale="105%"/>
    </style:style>
    <style:style style:name="T507" style:family="text">
      <style:text-properties style:font-name="Times New Roman" fo:font-size="10pt" fo:letter-spacing="0.0083in" fo:font-style="normal" fo:font-weight="normal" style:font-size-asian="10pt" style:font-style-asian="normal" style:font-weight-asian="normal" style:text-scale="110%"/>
    </style:style>
    <style:style style:name="T508" style:family="text">
      <style:text-properties style:font-name="Times New Roman" fo:font-size="10pt" fo:letter-spacing="0.0083in" fo:font-style="normal" fo:font-weight="normal" style:font-size-asian="10pt" style:font-style-asian="normal" style:font-weight-asian="normal" style:text-scale="100%"/>
    </style:style>
    <style:style style:name="T509" style:family="text">
      <style:text-properties style:font-name="Times New Roman" fo:font-size="10pt" fo:letter-spacing="0.0083in" fo:font-style="normal" fo:font-weight="bold" style:font-size-asian="10pt" style:font-style-asian="normal" style:font-weight-asian="bold" style:text-scale="105%"/>
    </style:style>
    <style:style style:name="T510" style:family="text">
      <style:text-properties style:font-name="Times New Roman" fo:font-size="10pt" fo:letter-spacing="0.0083in" fo:font-style="normal" fo:font-weight="bold" style:font-size-asian="10pt" style:font-style-asian="normal" style:font-weight-asian="bold" style:text-scale="100%"/>
    </style:style>
    <style:style style:name="T511" style:family="text">
      <style:text-properties style:font-name="Times New Roman" fo:font-size="10pt" fo:letter-spacing="0.0083in" fo:font-style="normal" fo:font-weight="bold" style:font-size-asian="10pt" style:font-style-asian="normal" style:font-weight-asian="bold" style:text-scale="110%"/>
    </style:style>
    <style:style style:name="T512" style:family="text">
      <style:text-properties style:font-name="Times New Roman" fo:font-size="10pt" fo:letter-spacing="0.0098in" fo:font-weight="normal" style:font-size-asian="10pt" style:font-weight-asian="normal" style:text-scale="105%"/>
    </style:style>
    <style:style style:name="T513" style:family="text">
      <style:text-properties style:font-name="Times New Roman" fo:font-size="10pt" fo:letter-spacing="0.0098in" fo:font-weight="normal" style:font-size-asian="10pt" style:font-weight-asian="normal" style:text-scale="100%"/>
    </style:style>
    <style:style style:name="T514" style:family="text">
      <style:text-properties style:font-name="Times New Roman" fo:font-size="10pt" fo:letter-spacing="0.0098in" fo:font-weight="normal" style:font-size-asian="10pt" style:font-weight-asian="normal" style:text-scale="110%"/>
    </style:style>
    <style:style style:name="T515" style:family="text">
      <style:text-properties style:font-name="Times New Roman" fo:font-size="10pt" fo:letter-spacing="0.0098in" fo:font-style="normal" fo:font-weight="normal" style:font-size-asian="10pt" style:font-style-asian="normal" style:font-weight-asian="normal" style:text-scale="105%"/>
    </style:style>
    <style:style style:name="T516" style:family="text">
      <style:text-properties style:font-name="Times New Roman" fo:font-size="10pt" fo:letter-spacing="0.0098in" fo:font-style="normal" fo:font-weight="normal" style:font-size-asian="10pt" style:font-style-asian="normal" style:font-weight-asian="normal" style:text-scale="100%"/>
    </style:style>
    <style:style style:name="T517" style:family="text">
      <style:text-properties style:font-name="Times New Roman" fo:font-size="10pt" fo:letter-spacing="0.0098in" fo:font-style="normal" fo:font-weight="normal" style:font-size-asian="10pt" style:font-style-asian="normal" style:font-weight-asian="normal" style:text-scale="110%"/>
    </style:style>
    <style:style style:name="T518" style:family="text">
      <style:text-properties style:font-name="Times New Roman" fo:font-size="10pt" fo:letter-spacing="0.0098in" fo:font-style="normal" fo:font-weight="bold" style:font-size-asian="10pt" style:font-style-asian="normal" style:font-weight-asian="bold" style:text-scale="100%"/>
    </style:style>
    <style:style style:name="T519" style:family="text">
      <style:text-properties style:font-name="Times New Roman" fo:font-size="10pt" fo:letter-spacing="0.0098in" fo:font-style="normal" fo:font-weight="bold" style:font-size-asian="10pt" style:font-style-asian="normal" style:font-weight-asian="bold" style:text-scale="105%"/>
    </style:style>
    <style:style style:name="T520" style:family="text">
      <style:text-properties style:font-name="Times New Roman" fo:font-size="10pt" fo:letter-spacing="0.0098in" fo:font-weight="bold" style:font-size-asian="10pt" style:font-weight-asian="bold" style:text-scale="100%"/>
    </style:style>
    <style:style style:name="T521" style:family="text">
      <style:text-properties style:font-name="Times New Roman" fo:font-size="10pt" fo:letter-spacing="0.0098in" fo:font-weight="bold" style:font-size-asian="10pt" style:font-weight-asian="bold" style:text-scale="105%"/>
    </style:style>
    <style:style style:name="T522" style:family="text">
      <style:text-properties style:font-name="Times New Roman" fo:font-size="10pt" fo:letter-spacing="0.0098in" fo:font-style="italic" fo:font-weight="normal" style:font-size-asian="10pt" style:font-style-asian="italic" style:font-weight-asian="normal" style:text-scale="100%"/>
    </style:style>
    <style:style style:name="T523" style:family="text">
      <style:text-properties style:font-name="Times New Roman" fo:font-size="10pt" fo:letter-spacing="0.0098in" fo:font-style="italic" fo:font-weight="normal" style:font-size-asian="10pt" style:font-style-asian="italic" style:font-weight-asian="normal" style:text-scale="105%"/>
    </style:style>
    <style:style style:name="T524" style:family="text">
      <style:text-properties style:font-name="Times New Roman" fo:font-size="10pt" fo:letter-spacing="0.0098in" fo:font-style="italic" fo:font-weight="normal" style:font-size-asian="10pt" style:font-style-asian="italic" style:font-weight-asian="normal" style:text-scale="110%"/>
    </style:style>
    <style:style style:name="T525" style:family="text">
      <style:text-properties style:font-name="Times New Roman" fo:font-size="10pt" fo:letter-spacing="0.0291in" fo:font-weight="bold" style:font-size-asian="10pt" style:font-weight-asian="bold" style:text-scale="105%"/>
    </style:style>
    <style:style style:name="T526" style:family="text">
      <style:text-properties style:font-name="Times New Roman" fo:font-size="10pt" fo:letter-spacing="0.0291in" fo:font-weight="bold" style:font-size-asian="10pt" style:font-weight-asian="bold" style:text-scale="100%"/>
    </style:style>
    <style:style style:name="T527" style:family="text">
      <style:text-properties style:font-name="Times New Roman" fo:font-size="10pt" fo:letter-spacing="0.0291in" fo:font-weight="bold" style:font-size-asian="10pt" style:font-weight-asian="bold" style:text-scale="110%"/>
    </style:style>
    <style:style style:name="T528" style:family="text">
      <style:text-properties style:font-name="Times New Roman" fo:font-size="10pt" fo:letter-spacing="0.0291in" fo:font-style="normal" fo:font-weight="bold" style:font-size-asian="10pt" style:font-style-asian="normal" style:font-weight-asian="bold" style:text-scale="105%"/>
    </style:style>
    <style:style style:name="T529" style:family="text">
      <style:text-properties style:font-name="Times New Roman" fo:font-size="10pt" fo:letter-spacing="0.0291in" fo:font-style="normal" fo:font-weight="bold" style:font-size-asian="10pt" style:font-style-asian="normal" style:font-weight-asian="bold" style:text-scale="100%"/>
    </style:style>
    <style:style style:name="T530" style:family="text">
      <style:text-properties style:font-name="Times New Roman" fo:font-size="10pt" fo:letter-spacing="0.0291in" fo:font-style="normal" fo:font-weight="normal" style:font-size-asian="10pt" style:font-style-asian="normal" style:font-weight-asian="normal" style:text-scale="105%"/>
    </style:style>
    <style:style style:name="T531" style:family="text">
      <style:text-properties style:font-name="Times New Roman" fo:font-size="10pt" fo:letter-spacing="0.0291in" fo:font-style="normal" fo:font-weight="normal" style:font-size-asian="10pt" style:font-style-asian="normal" style:font-weight-asian="normal" style:text-scale="100%"/>
    </style:style>
    <style:style style:name="T532" style:family="text">
      <style:text-properties style:font-name="Times New Roman" fo:font-size="10pt" fo:letter-spacing="0.0291in" fo:font-style="normal" fo:font-weight="normal" style:font-size-asian="10pt" style:font-style-asian="normal" style:font-weight-asian="normal" style:text-scale="110%"/>
    </style:style>
    <style:style style:name="T533" style:family="text">
      <style:text-properties style:font-name="Times New Roman" fo:font-size="10pt" fo:letter-spacing="0.0291in" fo:font-style="italic" fo:font-weight="normal" style:font-size-asian="10pt" style:font-style-asian="italic" style:font-weight-asian="normal" style:text-scale="100%"/>
    </style:style>
    <style:style style:name="T534" style:family="text">
      <style:text-properties style:font-name="Times New Roman" fo:font-size="10pt" fo:letter-spacing="0.0291in" fo:font-style="italic" fo:font-weight="normal" style:font-size-asian="10pt" style:font-style-asian="italic" style:font-weight-asian="normal" style:text-scale="105%"/>
    </style:style>
    <style:style style:name="T535" style:family="text">
      <style:text-properties style:font-name="Times New Roman" fo:font-size="10pt" fo:letter-spacing="0.0291in" fo:font-style="italic" fo:font-weight="normal" style:font-size-asian="10pt" style:font-style-asian="italic" style:font-weight-asian="normal" style:text-scale="110%"/>
    </style:style>
    <style:style style:name="T536" style:family="text">
      <style:text-properties style:font-name="Times New Roman" fo:font-size="10pt" fo:letter-spacing="0.0291in" fo:font-weight="normal" style:font-size-asian="10pt" style:font-weight-asian="normal" style:text-scale="100%"/>
    </style:style>
    <style:style style:name="T537" style:family="text">
      <style:text-properties style:font-name="Times New Roman" fo:font-size="10pt" fo:letter-spacing="0.0291in" fo:font-weight="normal" style:font-size-asian="10pt" style:font-weight-asian="normal" style:text-scale="105%"/>
    </style:style>
    <style:style style:name="T538" style:family="text">
      <style:text-properties style:font-name="Times New Roman" fo:font-size="10pt" fo:letter-spacing="0.0047in" fo:font-weight="bold" style:font-size-asian="10pt" style:font-weight-asian="bold" style:text-scale="105%"/>
    </style:style>
    <style:style style:name="T539" style:family="text">
      <style:text-properties style:font-name="Times New Roman" fo:font-size="10pt" fo:letter-spacing="0.0047in" fo:font-weight="bold" style:font-size-asian="10pt" style:font-weight-asian="bold" style:text-scale="100%"/>
    </style:style>
    <style:style style:name="T540" style:family="text">
      <style:text-properties style:font-name="Times New Roman" fo:font-size="10pt" fo:letter-spacing="0.0047in" fo:font-weight="bold" style:font-size-asian="10pt" style:font-weight-asian="bold" style:text-scale="110%"/>
    </style:style>
    <style:style style:name="T541" style:family="text">
      <style:text-properties style:font-name="Times New Roman" fo:font-size="10pt" fo:letter-spacing="0.0047in" fo:font-style="normal" fo:font-weight="bold" style:font-size-asian="10pt" style:font-style-asian="normal" style:font-weight-asian="bold" style:text-scale="105%"/>
    </style:style>
    <style:style style:name="T542" style:family="text">
      <style:text-properties style:font-name="Times New Roman" fo:font-size="10pt" fo:letter-spacing="0.0047in" fo:font-style="normal" fo:font-weight="bold" style:font-size-asian="10pt" style:font-style-asian="normal" style:font-weight-asian="bold" style:text-scale="100%"/>
    </style:style>
    <style:style style:name="T543" style:family="text">
      <style:text-properties style:font-name="Times New Roman" fo:font-size="10pt" fo:letter-spacing="0.0047in" fo:font-style="normal" fo:font-weight="bold" style:font-size-asian="10pt" style:font-style-asian="normal" style:font-weight-asian="bold" style:text-scale="110%"/>
    </style:style>
    <style:style style:name="T544" style:family="text">
      <style:text-properties style:font-name="Times New Roman" fo:font-size="10pt" fo:letter-spacing="0.0047in" fo:font-style="normal" fo:font-weight="normal" style:font-size-asian="10pt" style:font-style-asian="normal" style:font-weight-asian="normal" style:text-scale="105%"/>
    </style:style>
    <style:style style:name="T545" style:family="text">
      <style:text-properties style:font-name="Times New Roman" fo:font-size="10pt" fo:letter-spacing="0.0047in" fo:font-style="normal" fo:font-weight="normal" style:font-size-asian="10pt" style:font-style-asian="normal" style:font-weight-asian="normal" style:text-scale="100%"/>
    </style:style>
    <style:style style:name="T546" style:family="text">
      <style:text-properties style:font-name="Times New Roman" fo:font-size="10pt" fo:letter-spacing="0.0047in" fo:font-style="normal" fo:font-weight="normal" style:font-size-asian="10pt" style:font-style-asian="normal" style:font-weight-asian="normal" style:text-scale="110%"/>
    </style:style>
    <style:style style:name="T547" style:family="text">
      <style:text-properties style:font-name="Times New Roman" fo:font-size="10pt" fo:letter-spacing="0.0047in" fo:font-weight="normal" style:font-size-asian="10pt" style:font-weight-asian="normal" style:text-scale="105%"/>
    </style:style>
    <style:style style:name="T548" style:family="text">
      <style:text-properties style:font-name="Times New Roman" fo:font-size="10pt" fo:letter-spacing="0.0047in" fo:font-weight="normal" style:font-size-asian="10pt" style:font-weight-asian="normal" style:text-scale="100%"/>
    </style:style>
    <style:style style:name="T549" style:family="text">
      <style:text-properties style:font-name="Times New Roman" fo:font-size="10pt" fo:letter-spacing="0.0047in" fo:font-weight="normal" style:font-size-asian="10pt" style:font-weight-asian="normal" style:text-scale="110%"/>
    </style:style>
    <style:style style:name="T550" style:family="text">
      <style:text-properties style:font-name="Times New Roman" fo:font-size="10pt" fo:letter-spacing="0.0047in" fo:font-style="italic" fo:font-weight="normal" style:font-size-asian="10pt" style:font-style-asian="italic" style:font-weight-asian="normal" style:text-scale="105%"/>
    </style:style>
    <style:style style:name="T551" style:family="text">
      <style:text-properties style:font-name="Times New Roman" fo:font-size="10pt" fo:letter-spacing="0.0047in" fo:font-style="italic" fo:font-weight="normal" style:font-size-asian="10pt" style:font-style-asian="italic" style:font-weight-asian="normal" style:text-scale="100%"/>
    </style:style>
    <style:style style:name="T552" style:family="text">
      <style:text-properties style:font-name="Times New Roman" fo:font-size="10pt" fo:letter-spacing="0.0047in" fo:font-style="italic" fo:font-weight="normal" style:font-size-asian="10pt" style:font-style-asian="italic" style:font-weight-asian="normal" style:text-scale="110%"/>
    </style:style>
    <style:style style:name="T553" style:family="text">
      <style:text-properties style:font-name="Times New Roman" fo:font-size="10pt" fo:letter-spacing="0.0028in" fo:font-weight="normal" style:font-size-asian="10pt" style:font-weight-asian="normal" style:text-scale="105%"/>
    </style:style>
    <style:style style:name="T554" style:family="text">
      <style:text-properties style:font-name="Times New Roman" fo:font-size="10pt" fo:letter-spacing="0.0028in" fo:font-weight="normal" style:font-size-asian="10pt" style:font-weight-asian="normal" style:text-scale="100%"/>
    </style:style>
    <style:style style:name="T555" style:family="text">
      <style:text-properties style:font-name="Times New Roman" fo:font-size="10pt" fo:letter-spacing="0.0028in" fo:font-weight="normal" style:font-size-asian="10pt" style:font-weight-asian="normal" style:text-scale="110%"/>
    </style:style>
    <style:style style:name="T556" style:family="text">
      <style:text-properties style:font-name="Times New Roman" fo:font-size="10pt" fo:letter-spacing="0.0028in" fo:font-weight="bold" style:font-size-asian="10pt" style:font-weight-asian="bold" style:text-scale="105%"/>
    </style:style>
    <style:style style:name="T557" style:family="text">
      <style:text-properties style:font-name="Times New Roman" fo:font-size="10pt" fo:letter-spacing="0.0028in" fo:font-weight="bold" style:font-size-asian="10pt" style:font-weight-asian="bold" style:text-scale="110%"/>
    </style:style>
    <style:style style:name="T558" style:family="text">
      <style:text-properties style:font-name="Times New Roman" fo:font-size="10pt" fo:letter-spacing="0.0028in" fo:font-weight="bold" style:font-size-asian="10pt" style:font-weight-asian="bold" style:text-scale="100%"/>
    </style:style>
    <style:style style:name="T559" style:family="text">
      <style:text-properties style:font-name="Times New Roman" fo:font-size="10pt" fo:letter-spacing="0.0028in" fo:font-style="normal" fo:font-weight="normal" style:font-size-asian="10pt" style:font-style-asian="normal" style:font-weight-asian="normal" style:text-scale="100%"/>
    </style:style>
    <style:style style:name="T560" style:family="text">
      <style:text-properties style:font-name="Times New Roman" fo:font-size="10pt" fo:letter-spacing="0.0028in" fo:font-style="normal" fo:font-weight="normal" style:font-size-asian="10pt" style:font-style-asian="normal" style:font-weight-asian="normal" style:text-scale="105%"/>
    </style:style>
    <style:style style:name="T561" style:family="text">
      <style:text-properties style:font-name="Times New Roman" fo:font-size="10pt" fo:letter-spacing="0.0028in" fo:font-style="normal" fo:font-weight="normal" style:font-size-asian="10pt" style:font-style-asian="normal" style:font-weight-asian="normal" style:text-scale="110%"/>
    </style:style>
    <style:style style:name="T562" style:family="text">
      <style:text-properties style:font-name="Times New Roman" fo:font-size="10pt" fo:letter-spacing="0.0028in" fo:font-style="normal" fo:font-weight="bold" style:font-size-asian="10pt" style:font-style-asian="normal" style:font-weight-asian="bold" style:text-scale="105%"/>
    </style:style>
    <style:style style:name="T563" style:family="text">
      <style:text-properties style:font-name="Times New Roman" fo:font-size="10pt" fo:letter-spacing="0.0028in" fo:font-style="normal" fo:font-weight="bold" style:font-size-asian="10pt" style:font-style-asian="normal" style:font-weight-asian="bold" style:text-scale="110%"/>
    </style:style>
    <style:style style:name="T564" style:family="text">
      <style:text-properties style:font-name="Times New Roman" fo:font-size="10pt" fo:letter-spacing="0.0028in" fo:font-style="italic" fo:font-weight="normal" style:font-size-asian="10pt" style:font-style-asian="italic" style:font-weight-asian="normal" style:text-scale="105%"/>
    </style:style>
    <style:style style:name="T565" style:family="text">
      <style:text-properties style:font-name="Times New Roman" fo:font-size="10pt" fo:letter-spacing="0.0028in" fo:font-style="italic" fo:font-weight="normal" style:font-size-asian="10pt" style:font-style-asian="italic" style:font-weight-asian="normal" style:text-scale="100%"/>
    </style:style>
    <style:style style:name="T566" style:family="text">
      <style:text-properties style:font-name="Times New Roman" fo:font-size="10pt" fo:letter-spacing="0.0028in" fo:font-style="italic" fo:font-weight="normal" style:font-size-asian="10pt" style:font-style-asian="italic" style:font-weight-asian="normal" style:text-scale="110%"/>
    </style:style>
    <style:style style:name="T567" style:family="text">
      <style:text-properties style:font-name="Times New Roman" fo:font-size="10pt" fo:letter-spacing="-0.0043in" fo:font-style="normal" fo:font-weight="bold" style:font-size-asian="10pt" style:font-style-asian="normal" style:font-weight-asian="bold" style:text-scale="105%"/>
    </style:style>
    <style:style style:name="T568" style:family="text">
      <style:text-properties style:font-name="Times New Roman" fo:font-size="10pt" fo:letter-spacing="-0.0043in" fo:font-style="normal" fo:font-weight="bold" style:font-size-asian="10pt" style:font-style-asian="normal" style:font-weight-asian="bold" style:text-scale="110%"/>
    </style:style>
    <style:style style:name="T569" style:family="text">
      <style:text-properties style:font-name="Times New Roman" fo:font-size="10pt" fo:letter-spacing="-0.0043in" fo:font-style="normal" fo:font-weight="normal" style:font-size-asian="10pt" style:font-style-asian="normal" style:font-weight-asian="normal" style:text-scale="105%"/>
    </style:style>
    <style:style style:name="T570" style:family="text">
      <style:text-properties style:font-name="Times New Roman" fo:font-size="10pt" fo:letter-spacing="-0.0043in" fo:font-style="normal" fo:font-weight="normal" style:font-size-asian="10pt" style:font-style-asian="normal" style:font-weight-asian="normal" style:text-scale="100%"/>
    </style:style>
    <style:style style:name="T571" style:family="text">
      <style:text-properties style:font-name="Times New Roman" fo:font-size="10pt" fo:letter-spacing="-0.0043in" fo:font-weight="normal" style:font-size-asian="10pt" style:font-weight-asian="normal" style:text-scale="105%"/>
    </style:style>
    <style:style style:name="T572" style:family="text">
      <style:text-properties style:font-name="Times New Roman" fo:font-size="10pt" fo:letter-spacing="-0.0043in" fo:font-weight="normal" style:font-size-asian="10pt" style:font-weight-asian="normal" style:text-scale="100%"/>
    </style:style>
    <style:style style:name="T573" style:family="text">
      <style:text-properties style:font-name="Times New Roman" fo:font-size="10pt" fo:letter-spacing="-0.0043in" fo:font-style="italic" fo:font-weight="normal" style:font-size-asian="10pt" style:font-style-asian="italic" style:font-weight-asian="normal" style:text-scale="105%"/>
    </style:style>
    <style:style style:name="T574" style:family="text">
      <style:text-properties style:font-name="Times New Roman" fo:font-size="10pt" fo:letter-spacing="-0.0043in" fo:font-style="italic" fo:font-weight="normal" style:font-size-asian="10pt" style:font-style-asian="italic" style:font-weight-asian="normal" style:text-scale="100%"/>
    </style:style>
    <style:style style:name="T575" style:family="text">
      <style:text-properties style:font-name="Times New Roman" fo:font-size="10pt" fo:letter-spacing="-0.0043in" fo:font-weight="bold" style:font-size-asian="10pt" style:font-weight-asian="bold" style:text-scale="105%"/>
    </style:style>
    <style:style style:name="T576" style:family="text">
      <style:text-properties style:font-name="Times New Roman" fo:font-size="10pt" fo:letter-spacing="-0.0043in" fo:font-weight="bold" style:font-size-asian="10pt" style:font-weight-asian="bold" style:text-scale="100%"/>
    </style:style>
    <style:style style:name="T577" style:family="text">
      <style:text-properties style:font-name="Times New Roman" fo:font-size="10pt" fo:letter-spacing="-0.0043in" fo:font-weight="bold" style:font-size-asian="10pt" style:font-weight-asian="bold" style:text-scale="110%"/>
    </style:style>
    <style:style style:name="T578" style:family="text">
      <style:text-properties style:font-name="Times New Roman" fo:font-size="10pt" fo:letter-spacing="-0.0098in" fo:font-weight="bold" style:font-size-asian="10pt" style:font-weight-asian="bold" style:text-scale="105%"/>
    </style:style>
    <style:style style:name="T579" style:family="text">
      <style:text-properties style:font-name="Times New Roman" fo:font-size="10pt" fo:letter-spacing="-0.0098in" fo:font-weight="bold" style:font-size-asian="10pt" style:font-weight-asian="bold" style:text-scale="110%"/>
    </style:style>
    <style:style style:name="T580" style:family="text">
      <style:text-properties style:font-name="Times New Roman" fo:font-size="10pt" fo:letter-spacing="-0.0098in" fo:font-weight="bold" style:font-size-asian="10pt" style:font-weight-asian="bold" style:text-scale="100%"/>
    </style:style>
    <style:style style:name="T581" style:family="text">
      <style:text-properties style:font-name="Times New Roman" fo:font-size="10pt" fo:letter-spacing="-0.0098in" fo:font-weight="normal" style:font-size-asian="10pt" style:font-weight-asian="normal" style:text-scale="105%"/>
    </style:style>
    <style:style style:name="T582" style:family="text">
      <style:text-properties style:font-name="Times New Roman" fo:font-size="10pt" fo:letter-spacing="-0.0098in" fo:font-weight="normal" style:font-size-asian="10pt" style:font-weight-asian="normal" style:text-scale="110%"/>
    </style:style>
    <style:style style:name="T583" style:family="text">
      <style:text-properties style:font-name="Times New Roman" fo:font-size="10pt" fo:letter-spacing="-0.0098in" fo:font-weight="normal" style:font-size-asian="10pt" style:font-weight-asian="normal" style:text-scale="100%"/>
    </style:style>
    <style:style style:name="T584" style:family="text">
      <style:text-properties style:font-name="Times New Roman" fo:font-size="10pt" fo:letter-spacing="-0.0098in" fo:font-style="normal" fo:font-weight="bold" style:font-size-asian="10pt" style:font-style-asian="normal" style:font-weight-asian="bold" style:text-scale="105%"/>
    </style:style>
    <style:style style:name="T585" style:family="text">
      <style:text-properties style:font-name="Times New Roman" fo:font-size="10pt" fo:letter-spacing="-0.0098in" fo:font-style="normal" fo:font-weight="bold" style:font-size-asian="10pt" style:font-style-asian="normal" style:font-weight-asian="bold" style:text-scale="110%"/>
    </style:style>
    <style:style style:name="T586" style:family="text">
      <style:text-properties style:font-name="Times New Roman" fo:font-size="10pt" fo:letter-spacing="-0.0098in" fo:font-style="normal" fo:font-weight="bold" style:font-size-asian="10pt" style:font-style-asian="normal" style:font-weight-asian="bold" style:text-scale="100%"/>
    </style:style>
    <style:style style:name="T587" style:family="text">
      <style:text-properties style:font-name="Times New Roman" fo:font-size="10pt" fo:letter-spacing="-0.0098in" fo:font-style="normal" fo:font-weight="normal" style:font-size-asian="10pt" style:font-style-asian="normal" style:font-weight-asian="normal" style:text-scale="105%"/>
    </style:style>
    <style:style style:name="T588" style:family="text">
      <style:text-properties style:font-name="Times New Roman" fo:font-size="10pt" fo:letter-spacing="-0.0098in" fo:font-style="normal" fo:font-weight="normal" style:font-size-asian="10pt" style:font-style-asian="normal" style:font-weight-asian="normal" style:text-scale="100%"/>
    </style:style>
    <style:style style:name="T589" style:family="text">
      <style:text-properties style:font-name="Times New Roman" fo:font-size="10pt" fo:letter-spacing="-0.0098in" fo:font-style="normal" fo:font-weight="normal" style:font-size-asian="10pt" style:font-style-asian="normal" style:font-weight-asian="normal" style:text-scale="110%"/>
    </style:style>
    <style:style style:name="T590" style:family="text">
      <style:text-properties style:font-name="Times New Roman" fo:font-size="10pt" fo:letter-spacing="-0.0098in" fo:font-style="italic" fo:font-weight="normal" style:font-size-asian="10pt" style:font-style-asian="italic" style:font-weight-asian="normal" style:text-scale="105%"/>
    </style:style>
    <style:style style:name="T591" style:family="text">
      <style:text-properties style:font-name="Times New Roman" fo:font-size="10pt" fo:letter-spacing="-0.0098in" fo:font-style="italic" fo:font-weight="normal" style:font-size-asian="10pt" style:font-style-asian="italic" style:font-weight-asian="normal" style:text-scale="100%"/>
    </style:style>
    <style:style style:name="T592" style:family="text">
      <style:text-properties style:font-name="Times New Roman" fo:font-size="10pt" fo:letter-spacing="-0.011in" fo:font-weight="normal" style:font-size-asian="10pt" style:font-weight-asian="normal" style:text-scale="105%"/>
    </style:style>
    <style:style style:name="T593" style:family="text">
      <style:text-properties style:font-name="Times New Roman" fo:font-size="10pt" fo:letter-spacing="-0.011in" fo:font-weight="normal" style:font-size-asian="10pt" style:font-weight-asian="normal" style:text-scale="100%"/>
    </style:style>
    <style:style style:name="T594" style:family="text">
      <style:text-properties style:font-name="Times New Roman" fo:font-size="10pt" fo:letter-spacing="-0.011in" fo:font-weight="bold" style:font-size-asian="10pt" style:font-weight-asian="bold" style:text-scale="105%"/>
    </style:style>
    <style:style style:name="T595" style:family="text">
      <style:text-properties style:font-name="Times New Roman" fo:font-size="10pt" fo:letter-spacing="-0.011in" fo:font-weight="bold" style:font-size-asian="10pt" style:font-weight-asian="bold" style:text-scale="100%"/>
    </style:style>
    <style:style style:name="T596" style:family="text">
      <style:text-properties style:font-name="Times New Roman" fo:font-size="10pt" fo:letter-spacing="-0.011in" fo:font-weight="bold" style:font-size-asian="10pt" style:font-weight-asian="bold" style:text-scale="110%"/>
    </style:style>
    <style:style style:name="T597" style:family="text">
      <style:text-properties style:font-name="Times New Roman" fo:font-size="10pt" fo:letter-spacing="-0.011in" fo:font-style="normal" fo:font-weight="normal" style:font-size-asian="10pt" style:font-style-asian="normal" style:font-weight-asian="normal" style:text-scale="105%"/>
    </style:style>
    <style:style style:name="T598" style:family="text">
      <style:text-properties style:font-name="Times New Roman" fo:font-size="10pt" fo:letter-spacing="-0.011in" fo:font-style="normal" fo:font-weight="normal" style:font-size-asian="10pt" style:font-style-asian="normal" style:font-weight-asian="normal" style:text-scale="100%"/>
    </style:style>
    <style:style style:name="T599" style:family="text">
      <style:text-properties style:font-name="Times New Roman" fo:font-size="10pt" fo:letter-spacing="-0.011in" fo:font-style="normal" fo:font-weight="normal" style:font-size-asian="10pt" style:font-style-asian="normal" style:font-weight-asian="normal" style:text-scale="110%"/>
    </style:style>
    <style:style style:name="T600" style:family="text">
      <style:text-properties style:font-name="Times New Roman" fo:font-size="10pt" fo:letter-spacing="-0.011in" fo:font-style="normal" fo:font-weight="bold" style:font-size-asian="10pt" style:font-style-asian="normal" style:font-weight-asian="bold" style:text-scale="105%"/>
    </style:style>
    <style:style style:name="T601" style:family="text">
      <style:text-properties style:font-name="Times New Roman" fo:font-size="10pt" fo:letter-spacing="-0.011in" fo:font-style="italic" fo:font-weight="normal" style:font-size-asian="10pt" style:font-style-asian="italic" style:font-weight-asian="normal" style:text-scale="105%"/>
    </style:style>
    <style:style style:name="T602" style:family="text">
      <style:text-properties style:font-name="Times New Roman" fo:font-size="10pt" fo:letter-spacing="-0.011in" fo:font-style="italic" fo:font-weight="normal" style:font-size-asian="10pt" style:font-style-asian="italic" style:font-weight-asian="normal" style:text-scale="100%"/>
    </style:style>
    <style:style style:name="T603" style:family="text">
      <style:text-properties style:font-name="Times New Roman" fo:font-size="10pt" fo:letter-spacing="0.0165in" fo:font-weight="bold" style:font-size-asian="10pt" style:font-weight-asian="bold" style:text-scale="100%"/>
    </style:style>
    <style:style style:name="T604" style:family="text">
      <style:text-properties style:font-name="Times New Roman" fo:font-size="10pt" fo:letter-spacing="0.0165in" fo:font-weight="bold" style:font-size-asian="10pt" style:font-weight-asian="bold" style:text-scale="105%"/>
    </style:style>
    <style:style style:name="T605" style:family="text">
      <style:text-properties style:font-name="Times New Roman" fo:font-size="10pt" fo:letter-spacing="0.0165in" fo:font-weight="bold" style:font-size-asian="10pt" style:font-weight-asian="bold" style:text-scale="110%"/>
    </style:style>
    <style:style style:name="T606" style:family="text">
      <style:text-properties style:font-name="Times New Roman" fo:font-size="10pt" fo:letter-spacing="0.0165in" fo:font-weight="normal" style:font-size-asian="10pt" style:font-weight-asian="normal" style:text-scale="105%"/>
    </style:style>
    <style:style style:name="T607" style:family="text">
      <style:text-properties style:font-name="Times New Roman" fo:font-size="10pt" fo:letter-spacing="0.0165in" fo:font-weight="normal" style:font-size-asian="10pt" style:font-weight-asian="normal" style:text-scale="100%"/>
    </style:style>
    <style:style style:name="T608" style:family="text">
      <style:text-properties style:font-name="Times New Roman" fo:font-size="10pt" fo:letter-spacing="0.0165in" fo:font-weight="normal" style:font-size-asian="10pt" style:font-weight-asian="normal" style:text-scale="110%"/>
    </style:style>
    <style:style style:name="T609" style:family="text">
      <style:text-properties style:font-name="Times New Roman" fo:font-size="10pt" fo:letter-spacing="0.0165in" fo:font-style="italic" fo:font-weight="normal" style:font-size-asian="10pt" style:font-style-asian="italic" style:font-weight-asian="normal" style:text-scale="105%"/>
    </style:style>
    <style:style style:name="T610" style:family="text">
      <style:text-properties style:font-name="Times New Roman" fo:font-size="10pt" fo:letter-spacing="0.0165in" fo:font-style="italic" fo:font-weight="normal" style:font-size-asian="10pt" style:font-style-asian="italic" style:font-weight-asian="normal" style:text-scale="100%"/>
    </style:style>
    <style:style style:name="T611" style:family="text">
      <style:text-properties style:font-name="Times New Roman" fo:font-size="10pt" fo:letter-spacing="0.0165in" fo:font-style="italic" fo:font-weight="normal" style:font-size-asian="10pt" style:font-style-asian="italic" style:font-weight-asian="normal" style:text-scale="110%"/>
    </style:style>
    <style:style style:name="T612" style:family="text">
      <style:text-properties style:font-name="Times New Roman" fo:font-size="10pt" fo:letter-spacing="0.0165in" fo:font-style="normal" fo:font-weight="bold" style:font-size-asian="10pt" style:font-style-asian="normal" style:font-weight-asian="bold" style:text-scale="105%"/>
    </style:style>
    <style:style style:name="T613" style:family="text">
      <style:text-properties style:font-name="Times New Roman" fo:font-size="10pt" fo:letter-spacing="0.0165in" fo:font-style="normal" fo:font-weight="bold" style:font-size-asian="10pt" style:font-style-asian="normal" style:font-weight-asian="bold" style:text-scale="100%"/>
    </style:style>
    <style:style style:name="T614" style:family="text">
      <style:text-properties style:font-name="Times New Roman" fo:font-size="10pt" fo:letter-spacing="0.0165in" fo:font-style="normal" fo:font-weight="bold" style:font-size-asian="10pt" style:font-style-asian="normal" style:font-weight-asian="bold" style:text-scale="110%"/>
    </style:style>
    <style:style style:name="T615" style:family="text">
      <style:text-properties style:font-name="Times New Roman" fo:font-size="10pt" fo:letter-spacing="0.0165in" fo:font-style="normal" fo:font-weight="normal" style:font-size-asian="10pt" style:font-style-asian="normal" style:font-weight-asian="normal" style:text-scale="105%"/>
    </style:style>
    <style:style style:name="T616" style:family="text">
      <style:text-properties style:font-name="Times New Roman" fo:font-size="10pt" fo:letter-spacing="0.0165in" fo:font-style="normal" fo:font-weight="normal" style:font-size-asian="10pt" style:font-style-asian="normal" style:font-weight-asian="normal" style:text-scale="100%"/>
    </style:style>
    <style:style style:name="T617" style:family="text">
      <style:text-properties style:font-name="Times New Roman" fo:font-size="10pt" fo:letter-spacing="0.0165in" fo:font-style="normal" fo:font-weight="normal" style:font-size-asian="10pt" style:font-style-asian="normal" style:font-weight-asian="normal" style:text-scale="110%"/>
    </style:style>
    <style:style style:name="T618" style:family="text">
      <style:text-properties style:font-name="Times New Roman" fo:font-size="10pt" fo:letter-spacing="-0.0063in" fo:font-weight="normal" style:font-size-asian="10pt" style:font-weight-asian="normal" style:text-scale="105%"/>
    </style:style>
    <style:style style:name="T619" style:family="text">
      <style:text-properties style:font-name="Times New Roman" fo:font-size="10pt" fo:letter-spacing="-0.0063in" fo:font-weight="normal" style:font-size-asian="10pt" style:font-weight-asian="normal" style:text-scale="100%"/>
    </style:style>
    <style:style style:name="T620" style:family="text">
      <style:text-properties style:font-name="Times New Roman" fo:font-size="10pt" fo:letter-spacing="-0.0063in" fo:font-weight="normal" style:font-size-asian="10pt" style:font-weight-asian="normal" style:text-scale="110%"/>
    </style:style>
    <style:style style:name="T621" style:family="text">
      <style:text-properties style:font-name="Times New Roman" fo:font-size="10pt" fo:letter-spacing="-0.0063in" fo:font-weight="bold" style:font-size-asian="10pt" style:font-weight-asian="bold" style:text-scale="105%"/>
    </style:style>
    <style:style style:name="T622" style:family="text">
      <style:text-properties style:font-name="Times New Roman" fo:font-size="10pt" fo:letter-spacing="-0.0063in" fo:font-weight="bold" style:font-size-asian="10pt" style:font-weight-asian="bold" style:text-scale="110%"/>
    </style:style>
    <style:style style:name="T623" style:family="text">
      <style:text-properties style:font-name="Times New Roman" fo:font-size="10pt" fo:letter-spacing="-0.0063in" fo:font-weight="bold" style:font-size-asian="10pt" style:font-weight-asian="bold" style:text-scale="100%"/>
    </style:style>
    <style:style style:name="T624" style:family="text">
      <style:text-properties style:font-name="Times New Roman" fo:font-size="10pt" fo:letter-spacing="-0.0063in" fo:font-style="normal" fo:font-weight="bold" style:font-size-asian="10pt" style:font-style-asian="normal" style:font-weight-asian="bold" style:text-scale="105%"/>
    </style:style>
    <style:style style:name="T625" style:family="text">
      <style:text-properties style:font-name="Times New Roman" fo:font-size="10pt" fo:letter-spacing="-0.0063in" fo:font-style="normal" fo:font-weight="bold" style:font-size-asian="10pt" style:font-style-asian="normal" style:font-weight-asian="bold" style:text-scale="110%"/>
    </style:style>
    <style:style style:name="T626" style:family="text">
      <style:text-properties style:font-name="Times New Roman" fo:font-size="10pt" fo:letter-spacing="-0.0063in" fo:font-style="normal" fo:font-weight="normal" style:font-size-asian="10pt" style:font-style-asian="normal" style:font-weight-asian="normal" style:text-scale="105%"/>
    </style:style>
    <style:style style:name="T627" style:family="text">
      <style:text-properties style:font-name="Times New Roman" fo:font-size="10pt" fo:letter-spacing="-0.0063in" fo:font-style="normal" fo:font-weight="normal" style:font-size-asian="10pt" style:font-style-asian="normal" style:font-weight-asian="normal" style:text-scale="110%"/>
    </style:style>
    <style:style style:name="T628" style:family="text">
      <style:text-properties style:font-name="Times New Roman" fo:font-size="10pt" fo:letter-spacing="-0.0063in" fo:font-style="italic" fo:font-weight="normal" style:font-size-asian="10pt" style:font-style-asian="italic" style:font-weight-asian="normal" style:text-scale="100%"/>
    </style:style>
    <style:style style:name="T629" style:family="text">
      <style:text-properties style:font-name="Times New Roman" fo:font-size="10pt" fo:letter-spacing="-0.0063in" fo:font-style="italic" fo:font-weight="normal" style:font-size-asian="10pt" style:font-style-asian="italic" style:font-weight-asian="normal" style:text-scale="105%"/>
    </style:style>
    <style:style style:name="T630" style:family="text">
      <style:text-properties style:font-name="Times New Roman" fo:font-size="10pt" fo:letter-spacing="0.0228in" fo:font-weight="normal" style:font-size-asian="10pt" style:font-weight-asian="normal" style:text-scale="105%"/>
    </style:style>
    <style:style style:name="T631" style:family="text">
      <style:text-properties style:font-name="Times New Roman" fo:font-size="10pt" fo:letter-spacing="0.0228in" fo:font-weight="normal" style:font-size-asian="10pt" style:font-weight-asian="normal" style:text-scale="100%"/>
    </style:style>
    <style:style style:name="T632" style:family="text">
      <style:text-properties style:font-name="Times New Roman" fo:font-size="10pt" fo:letter-spacing="0.0228in" fo:font-weight="normal" style:font-size-asian="10pt" style:font-weight-asian="normal" style:text-scale="110%"/>
    </style:style>
    <style:style style:name="T633" style:family="text">
      <style:text-properties style:font-name="Times New Roman" fo:font-size="10pt" fo:letter-spacing="0.0228in" fo:font-style="italic" fo:font-weight="normal" style:font-size-asian="10pt" style:font-style-asian="italic" style:font-weight-asian="normal" style:text-scale="105%"/>
    </style:style>
    <style:style style:name="T634" style:family="text">
      <style:text-properties style:font-name="Times New Roman" fo:font-size="10pt" fo:letter-spacing="0.0228in" fo:font-style="italic" fo:font-weight="normal" style:font-size-asian="10pt" style:font-style-asian="italic" style:font-weight-asian="normal" style:text-scale="100%"/>
    </style:style>
    <style:style style:name="T635" style:family="text">
      <style:text-properties style:font-name="Times New Roman" fo:font-size="10pt" fo:letter-spacing="0.0228in" fo:font-style="normal" fo:font-weight="normal" style:font-size-asian="10pt" style:font-style-asian="normal" style:font-weight-asian="normal" style:text-scale="105%"/>
    </style:style>
    <style:style style:name="T636" style:family="text">
      <style:text-properties style:font-name="Times New Roman" fo:font-size="10pt" fo:letter-spacing="0.0228in" fo:font-style="normal" fo:font-weight="normal" style:font-size-asian="10pt" style:font-style-asian="normal" style:font-weight-asian="normal" style:text-scale="100%"/>
    </style:style>
    <style:style style:name="T637" style:family="text">
      <style:text-properties style:font-name="Times New Roman" fo:font-size="10pt" fo:letter-spacing="0.0228in" fo:font-style="normal" fo:font-weight="normal" style:font-size-asian="10pt" style:font-style-asian="normal" style:font-weight-asian="normal" style:text-scale="110%"/>
    </style:style>
    <style:style style:name="T638" style:family="text">
      <style:text-properties style:font-name="Times New Roman" fo:font-size="10pt" fo:letter-spacing="0.0228in" fo:font-style="normal" fo:font-weight="bold" style:font-size-asian="10pt" style:font-style-asian="normal" style:font-weight-asian="bold" style:text-scale="105%"/>
    </style:style>
    <style:style style:name="T639" style:family="text">
      <style:text-properties style:font-name="Times New Roman" fo:font-size="10pt" fo:letter-spacing="0.0228in" fo:font-style="normal" fo:font-weight="bold" style:font-size-asian="10pt" style:font-style-asian="normal" style:font-weight-asian="bold" style:text-scale="100%"/>
    </style:style>
    <style:style style:name="T640" style:family="text">
      <style:text-properties style:font-name="Times New Roman" fo:font-size="10pt" fo:letter-spacing="0.0228in" fo:font-style="normal" fo:font-weight="bold" style:font-size-asian="10pt" style:font-style-asian="normal" style:font-weight-asian="bold" style:text-scale="110%"/>
    </style:style>
    <style:style style:name="T641" style:family="text">
      <style:text-properties style:font-name="Times New Roman" fo:font-size="10pt" fo:letter-spacing="0.0228in" fo:font-weight="bold" style:font-size-asian="10pt" style:font-weight-asian="bold" style:text-scale="105%"/>
    </style:style>
    <style:style style:name="T642" style:family="text">
      <style:text-properties style:font-name="Times New Roman" fo:font-size="10pt" fo:letter-spacing="0.0228in" fo:font-weight="bold" style:font-size-asian="10pt" style:font-weight-asian="bold" style:text-scale="100%"/>
    </style:style>
    <style:style style:name="T643" style:family="text">
      <style:text-properties style:font-name="Times New Roman" fo:font-size="10pt" fo:letter-spacing="0.0228in" fo:font-weight="bold" style:font-size-asian="10pt" style:font-weight-asian="bold" style:text-scale="110%"/>
    </style:style>
    <style:style style:name="T644" style:family="text">
      <style:text-properties style:font-name="Times New Roman" fo:font-size="10pt" fo:letter-spacing="0.0252in" fo:font-weight="bold" style:font-size-asian="10pt" style:font-weight-asian="bold" style:text-scale="105%"/>
    </style:style>
    <style:style style:name="T645" style:family="text">
      <style:text-properties style:font-name="Times New Roman" fo:font-size="10pt" fo:letter-spacing="0.0252in" fo:font-weight="bold" style:font-size-asian="10pt" style:font-weight-asian="bold" style:text-scale="100%"/>
    </style:style>
    <style:style style:name="T646" style:family="text">
      <style:text-properties style:font-name="Times New Roman" fo:font-size="10pt" fo:letter-spacing="0.0252in" fo:font-weight="bold" style:font-size-asian="10pt" style:font-weight-asian="bold" style:text-scale="110%"/>
    </style:style>
    <style:style style:name="T647" style:family="text">
      <style:text-properties style:font-name="Times New Roman" fo:font-size="10pt" fo:letter-spacing="0.0252in" fo:font-weight="normal" style:font-size-asian="10pt" style:font-weight-asian="normal" style:text-scale="105%"/>
    </style:style>
    <style:style style:name="T648" style:family="text">
      <style:text-properties style:font-name="Times New Roman" fo:font-size="10pt" fo:letter-spacing="0.0252in" fo:font-weight="normal" style:font-size-asian="10pt" style:font-weight-asian="normal" style:text-scale="100%"/>
    </style:style>
    <style:style style:name="T649" style:family="text">
      <style:text-properties style:font-name="Times New Roman" fo:font-size="10pt" fo:letter-spacing="0.0252in" fo:font-weight="normal" style:font-size-asian="10pt" style:font-weight-asian="normal" style:text-scale="110%"/>
    </style:style>
    <style:style style:name="T650" style:family="text">
      <style:text-properties style:font-name="Times New Roman" fo:font-size="10pt" fo:letter-spacing="0.0252in" fo:font-style="normal" fo:font-weight="normal" style:font-size-asian="10pt" style:font-style-asian="normal" style:font-weight-asian="normal" style:text-scale="100%"/>
    </style:style>
    <style:style style:name="T651" style:family="text">
      <style:text-properties style:font-name="Times New Roman" fo:font-size="10pt" fo:letter-spacing="0.0252in" fo:font-style="normal" fo:font-weight="normal" style:font-size-asian="10pt" style:font-style-asian="normal" style:font-weight-asian="normal" style:text-scale="105%"/>
    </style:style>
    <style:style style:name="T652" style:family="text">
      <style:text-properties style:font-name="Times New Roman" fo:font-size="10pt" fo:letter-spacing="0.0252in" fo:font-style="normal" fo:font-weight="normal" style:font-size-asian="10pt" style:font-style-asian="normal" style:font-weight-asian="normal" style:text-scale="110%"/>
    </style:style>
    <style:style style:name="T653" style:family="text">
      <style:text-properties style:font-name="Times New Roman" fo:font-size="10pt" fo:letter-spacing="0.0252in" fo:font-style="normal" fo:font-weight="bold" style:font-size-asian="10pt" style:font-style-asian="normal" style:font-weight-asian="bold" style:text-scale="100%"/>
    </style:style>
    <style:style style:name="T654" style:family="text">
      <style:text-properties style:font-name="Times New Roman" fo:font-size="10pt" fo:letter-spacing="0.0252in" fo:font-style="normal" fo:font-weight="bold" style:font-size-asian="10pt" style:font-style-asian="normal" style:font-weight-asian="bold" style:text-scale="105%"/>
    </style:style>
    <style:style style:name="T655" style:family="text">
      <style:text-properties style:font-name="Times New Roman" fo:font-size="10pt" fo:letter-spacing="0.0252in" fo:font-style="italic" fo:font-weight="normal" style:font-size-asian="10pt" style:font-style-asian="italic" style:font-weight-asian="normal" style:text-scale="100%"/>
    </style:style>
    <style:style style:name="T656" style:family="text">
      <style:text-properties style:font-name="Times New Roman" fo:font-size="10pt" fo:letter-spacing="0.0252in" fo:font-style="italic" fo:font-weight="normal" style:font-size-asian="10pt" style:font-style-asian="italic" style:font-weight-asian="normal" style:text-scale="105%"/>
    </style:style>
    <style:style style:name="T657" style:family="text">
      <style:text-properties style:font-name="Times New Roman" fo:font-size="10pt" fo:letter-spacing="0.0252in" fo:font-style="italic" fo:font-weight="normal" style:font-size-asian="10pt" style:font-style-asian="italic" style:font-weight-asian="normal" style:text-scale="110%"/>
    </style:style>
    <style:style style:name="T658" style:family="text">
      <style:text-properties style:font-name="Times New Roman" fo:font-size="10pt" fo:letter-spacing="0.0181in" fo:font-weight="bold" style:font-size-asian="10pt" style:font-weight-asian="bold" style:text-scale="100%"/>
    </style:style>
    <style:style style:name="T659" style:family="text">
      <style:text-properties style:font-name="Times New Roman" fo:font-size="10pt" fo:letter-spacing="0.0181in" fo:font-weight="bold" style:font-size-asian="10pt" style:font-weight-asian="bold" style:text-scale="105%"/>
    </style:style>
    <style:style style:name="T660" style:family="text">
      <style:text-properties style:font-name="Times New Roman" fo:font-size="10pt" fo:letter-spacing="0.0181in" fo:font-weight="bold" style:font-size-asian="10pt" style:font-weight-asian="bold" style:text-scale="110%"/>
    </style:style>
    <style:style style:name="T661" style:family="text">
      <style:text-properties style:font-name="Times New Roman" fo:font-size="10pt" fo:letter-spacing="0.0181in" fo:font-weight="normal" style:font-size-asian="10pt" style:font-weight-asian="normal" style:text-scale="105%"/>
    </style:style>
    <style:style style:name="T662" style:family="text">
      <style:text-properties style:font-name="Times New Roman" fo:font-size="10pt" fo:letter-spacing="0.0181in" fo:font-weight="normal" style:font-size-asian="10pt" style:font-weight-asian="normal" style:text-scale="100%"/>
    </style:style>
    <style:style style:name="T663" style:family="text">
      <style:text-properties style:font-name="Times New Roman" fo:font-size="10pt" fo:letter-spacing="0.0181in" fo:font-weight="normal" style:font-size-asian="10pt" style:font-weight-asian="normal" style:text-scale="110%"/>
    </style:style>
    <style:style style:name="T664" style:family="text">
      <style:text-properties style:font-name="Times New Roman" fo:font-size="10pt" fo:letter-spacing="0.0181in" fo:font-style="italic" fo:font-weight="normal" style:font-size-asian="10pt" style:font-style-asian="italic" style:font-weight-asian="normal" style:text-scale="100%"/>
    </style:style>
    <style:style style:name="T665" style:family="text">
      <style:text-properties style:font-name="Times New Roman" fo:font-size="10pt" fo:letter-spacing="0.0181in" fo:font-style="italic" fo:font-weight="normal" style:font-size-asian="10pt" style:font-style-asian="italic" style:font-weight-asian="normal" style:text-scale="105%"/>
    </style:style>
    <style:style style:name="T666" style:family="text">
      <style:text-properties style:font-name="Times New Roman" fo:font-size="10pt" fo:letter-spacing="0.0181in" fo:font-style="normal" fo:font-weight="normal" style:font-size-asian="10pt" style:font-style-asian="normal" style:font-weight-asian="normal" style:text-scale="100%"/>
    </style:style>
    <style:style style:name="T667" style:family="text">
      <style:text-properties style:font-name="Times New Roman" fo:font-size="10pt" fo:letter-spacing="0.0181in" fo:font-style="normal" fo:font-weight="normal" style:font-size-asian="10pt" style:font-style-asian="normal" style:font-weight-asian="normal" style:text-scale="105%"/>
    </style:style>
    <style:style style:name="T668" style:family="text">
      <style:text-properties style:font-name="Times New Roman" fo:font-size="10pt" fo:letter-spacing="0.0181in" fo:font-style="normal" fo:font-weight="normal" style:font-size-asian="10pt" style:font-style-asian="normal" style:font-weight-asian="normal" style:text-scale="110%"/>
    </style:style>
    <style:style style:name="T669" style:family="text">
      <style:text-properties style:font-name="Times New Roman" fo:font-size="10pt" fo:letter-spacing="0.0181in" fo:font-style="normal" fo:font-weight="bold" style:font-size-asian="10pt" style:font-style-asian="normal" style:font-weight-asian="bold" style:text-scale="100%"/>
    </style:style>
    <style:style style:name="T670" style:family="text">
      <style:text-properties style:font-name="Times New Roman" fo:font-size="10pt" fo:letter-spacing="0.0181in" fo:font-style="normal" fo:font-weight="bold" style:font-size-asian="10pt" style:font-style-asian="normal" style:font-weight-asian="bold" style:text-scale="105%"/>
    </style:style>
    <style:style style:name="T671" style:family="text">
      <style:text-properties style:font-name="Times New Roman" fo:font-size="10pt" fo:letter-spacing="0.0181in" fo:font-style="normal" fo:font-weight="bold" style:font-size-asian="10pt" style:font-style-asian="normal" style:font-weight-asian="bold" style:text-scale="110%"/>
    </style:style>
    <style:style style:name="T672" style:family="text">
      <style:text-properties style:font-name="Times New Roman" fo:font-size="10pt" fo:letter-spacing="0.0264in" fo:font-style="italic" fo:font-weight="normal" style:font-size-asian="10pt" style:font-style-asian="italic" style:font-weight-asian="normal" style:text-scale="100%"/>
    </style:style>
    <style:style style:name="T673" style:family="text">
      <style:text-properties style:font-name="Times New Roman" fo:font-size="10pt" fo:letter-spacing="0.0264in" fo:font-style="italic" fo:font-weight="normal" style:font-size-asian="10pt" style:font-style-asian="italic" style:font-weight-asian="normal" style:text-scale="110%"/>
    </style:style>
    <style:style style:name="T674" style:family="text">
      <style:text-properties style:font-name="Times New Roman" fo:font-size="10pt" fo:letter-spacing="0.0264in" fo:font-style="italic" fo:font-weight="normal" style:font-size-asian="10pt" style:font-style-asian="italic" style:font-weight-asian="normal" style:text-scale="105%"/>
    </style:style>
    <style:style style:name="T675" style:family="text">
      <style:text-properties style:font-name="Times New Roman" fo:font-size="10pt" fo:letter-spacing="0.0264in" fo:font-style="normal" fo:font-weight="normal" style:font-size-asian="10pt" style:font-style-asian="normal" style:font-weight-asian="normal" style:text-scale="105%"/>
    </style:style>
    <style:style style:name="T676" style:family="text">
      <style:text-properties style:font-name="Times New Roman" fo:font-size="10pt" fo:letter-spacing="0.0264in" fo:font-style="normal" fo:font-weight="normal" style:font-size-asian="10pt" style:font-style-asian="normal" style:font-weight-asian="normal" style:text-scale="100%"/>
    </style:style>
    <style:style style:name="T677" style:family="text">
      <style:text-properties style:font-name="Times New Roman" fo:font-size="10pt" fo:letter-spacing="0.0264in" fo:font-style="normal" fo:font-weight="normal" style:font-size-asian="10pt" style:font-style-asian="normal" style:font-weight-asian="normal" style:text-scale="110%"/>
    </style:style>
    <style:style style:name="T678" style:family="text">
      <style:text-properties style:font-name="Times New Roman" fo:font-size="10pt" fo:letter-spacing="0.0264in" fo:font-style="normal" fo:font-weight="bold" style:font-size-asian="10pt" style:font-style-asian="normal" style:font-weight-asian="bold" style:text-scale="105%"/>
    </style:style>
    <style:style style:name="T679" style:family="text">
      <style:text-properties style:font-name="Times New Roman" fo:font-size="10pt" fo:letter-spacing="0.0264in" fo:font-style="normal" fo:font-weight="bold" style:font-size-asian="10pt" style:font-style-asian="normal" style:font-weight-asian="bold" style:text-scale="100%"/>
    </style:style>
    <style:style style:name="T680" style:family="text">
      <style:text-properties style:font-name="Times New Roman" fo:font-size="10pt" fo:letter-spacing="0.0264in" fo:font-style="normal" fo:font-weight="bold" style:font-size-asian="10pt" style:font-style-asian="normal" style:font-weight-asian="bold" style:text-scale="110%"/>
    </style:style>
    <style:style style:name="T681" style:family="text">
      <style:text-properties style:font-name="Times New Roman" fo:font-size="10pt" fo:letter-spacing="0.0264in" fo:font-weight="normal" style:font-size-asian="10pt" style:font-weight-asian="normal" style:text-scale="105%"/>
    </style:style>
    <style:style style:name="T682" style:family="text">
      <style:text-properties style:font-name="Times New Roman" fo:font-size="10pt" fo:letter-spacing="0.0264in" fo:font-weight="normal" style:font-size-asian="10pt" style:font-weight-asian="normal" style:text-scale="100%"/>
    </style:style>
    <style:style style:name="T683" style:family="text">
      <style:text-properties style:font-name="Times New Roman" fo:font-size="10pt" fo:letter-spacing="0.0264in" fo:font-weight="bold" style:font-size-asian="10pt" style:font-weight-asian="bold" style:text-scale="105%"/>
    </style:style>
    <style:style style:name="T684" style:family="text">
      <style:text-properties style:font-name="Times New Roman" fo:font-size="10pt" fo:letter-spacing="0.0264in" fo:font-weight="bold" style:font-size-asian="10pt" style:font-weight-asian="bold" style:text-scale="100%"/>
    </style:style>
    <style:style style:name="T685" style:family="text">
      <style:text-properties style:font-name="Times New Roman" fo:font-size="10pt" fo:letter-spacing="0.0264in" fo:font-weight="bold" style:font-size-asian="10pt" style:font-weight-asian="bold" style:text-scale="110%"/>
    </style:style>
    <style:style style:name="T686" style:family="text">
      <style:text-properties style:font-name="Times New Roman" fo:font-size="10pt" fo:letter-spacing="0.0146in" fo:font-style="normal" fo:font-weight="normal" style:font-size-asian="10pt" style:font-style-asian="normal" style:font-weight-asian="normal" style:text-scale="100%"/>
    </style:style>
    <style:style style:name="T687" style:family="text">
      <style:text-properties style:font-name="Times New Roman" fo:font-size="10pt" fo:letter-spacing="0.0146in" fo:font-style="normal" fo:font-weight="normal" style:font-size-asian="10pt" style:font-style-asian="normal" style:font-weight-asian="normal" style:text-scale="105%"/>
    </style:style>
    <style:style style:name="T688" style:family="text">
      <style:text-properties style:font-name="Times New Roman" fo:font-size="10pt" fo:letter-spacing="0.0146in" fo:font-style="normal" fo:font-weight="normal" style:font-size-asian="10pt" style:font-style-asian="normal" style:font-weight-asian="normal" style:text-scale="110%"/>
    </style:style>
    <style:style style:name="T689" style:family="text">
      <style:text-properties style:font-name="Times New Roman" fo:font-size="10pt" fo:letter-spacing="0.0146in" fo:font-style="normal" fo:font-weight="bold" style:font-size-asian="10pt" style:font-style-asian="normal" style:font-weight-asian="bold" style:text-scale="100%"/>
    </style:style>
    <style:style style:name="T690" style:family="text">
      <style:text-properties style:font-name="Times New Roman" fo:font-size="10pt" fo:letter-spacing="0.0146in" fo:font-style="normal" fo:font-weight="bold" style:font-size-asian="10pt" style:font-style-asian="normal" style:font-weight-asian="bold" style:text-scale="105%"/>
    </style:style>
    <style:style style:name="T691" style:family="text">
      <style:text-properties style:font-name="Times New Roman" fo:font-size="10pt" fo:letter-spacing="0.0146in" fo:font-weight="normal" style:font-size-asian="10pt" style:font-weight-asian="normal" style:text-scale="100%"/>
    </style:style>
    <style:style style:name="T692" style:family="text">
      <style:text-properties style:font-name="Times New Roman" fo:font-size="10pt" fo:letter-spacing="0.0146in" fo:font-weight="normal" style:font-size-asian="10pt" style:font-weight-asian="normal" style:text-scale="105%"/>
    </style:style>
    <style:style style:name="T693" style:family="text">
      <style:text-properties style:font-name="Times New Roman" fo:font-size="10pt" fo:letter-spacing="0.0146in" fo:font-weight="normal" style:font-size-asian="10pt" style:font-weight-asian="normal" style:text-scale="110%"/>
    </style:style>
    <style:style style:name="T694" style:family="text">
      <style:text-properties style:font-name="Times New Roman" fo:font-size="10pt" fo:letter-spacing="0.0146in" fo:font-weight="bold" style:font-size-asian="10pt" style:font-weight-asian="bold" style:text-scale="105%"/>
    </style:style>
    <style:style style:name="T695" style:family="text">
      <style:text-properties style:font-name="Times New Roman" fo:font-size="10pt" fo:letter-spacing="0.0146in" fo:font-weight="bold" style:font-size-asian="10pt" style:font-weight-asian="bold" style:text-scale="100%"/>
    </style:style>
    <style:style style:name="T696" style:family="text">
      <style:text-properties style:font-name="Times New Roman" fo:font-size="10pt" fo:letter-spacing="0.0146in" fo:font-weight="bold" style:font-size-asian="10pt" style:font-weight-asian="bold" style:text-scale="110%"/>
    </style:style>
    <style:style style:name="T697" style:family="text">
      <style:text-properties style:font-name="Times New Roman" fo:font-size="10pt" fo:letter-spacing="0.0146in" fo:font-style="italic" fo:font-weight="normal" style:font-size-asian="10pt" style:font-style-asian="italic" style:font-weight-asian="normal" style:text-scale="105%"/>
    </style:style>
    <style:style style:name="T698" style:family="text">
      <style:text-properties style:font-name="Times New Roman" fo:font-size="10pt" fo:letter-spacing="0.0146in" fo:font-style="italic" fo:font-weight="normal" style:font-size-asian="10pt" style:font-style-asian="italic" style:font-weight-asian="normal" style:text-scale="100%"/>
    </style:style>
    <style:style style:name="T699" style:family="text">
      <style:text-properties style:font-name="Times New Roman" fo:font-size="10pt" fo:letter-spacing="-0.0071in" fo:font-weight="normal" style:font-size-asian="10pt" style:font-weight-asian="normal" style:text-scale="105%"/>
    </style:style>
    <style:style style:name="T700" style:family="text">
      <style:text-properties style:font-name="Times New Roman" fo:font-size="10pt" fo:letter-spacing="-0.0071in" fo:font-weight="normal" style:font-size-asian="10pt" style:font-weight-asian="normal" style:text-scale="100%"/>
    </style:style>
    <style:style style:name="T701" style:family="text">
      <style:text-properties style:font-name="Times New Roman" fo:font-size="10pt" fo:letter-spacing="-0.0071in" fo:font-weight="normal" style:font-size-asian="10pt" style:font-weight-asian="normal" style:text-scale="110%"/>
    </style:style>
    <style:style style:name="T702" style:family="text">
      <style:text-properties style:font-name="Times New Roman" fo:font-size="10pt" fo:letter-spacing="-0.0071in" fo:font-weight="bold" style:font-size-asian="10pt" style:font-weight-asian="bold" style:text-scale="105%"/>
    </style:style>
    <style:style style:name="T703" style:family="text">
      <style:text-properties style:font-name="Times New Roman" fo:font-size="10pt" fo:letter-spacing="-0.0071in" fo:font-style="normal" fo:font-weight="normal" style:font-size-asian="10pt" style:font-style-asian="normal" style:font-weight-asian="normal" style:text-scale="105%"/>
    </style:style>
    <style:style style:name="T704" style:family="text">
      <style:text-properties style:font-name="Times New Roman" fo:font-size="10pt" fo:letter-spacing="-0.0071in" fo:font-style="normal" fo:font-weight="normal" style:font-size-asian="10pt" style:font-style-asian="normal" style:font-weight-asian="normal" style:text-scale="110%"/>
    </style:style>
    <style:style style:name="T705" style:family="text">
      <style:text-properties style:font-name="Times New Roman" fo:font-size="10pt" fo:letter-spacing="-0.0071in" fo:font-style="normal" fo:font-weight="bold" style:font-size-asian="10pt" style:font-style-asian="normal" style:font-weight-asian="bold" style:text-scale="105%"/>
    </style:style>
    <style:style style:name="T706" style:family="text">
      <style:text-properties style:font-name="Times New Roman" fo:font-size="10pt" fo:letter-spacing="-0.0071in" fo:font-style="normal" fo:font-weight="bold" style:font-size-asian="10pt" style:font-style-asian="normal" style:font-weight-asian="bold" style:text-scale="110%"/>
    </style:style>
    <style:style style:name="T707" style:family="text">
      <style:text-properties style:font-name="Times New Roman" fo:font-size="10pt" fo:letter-spacing="-0.0071in" fo:font-style="normal" fo:font-weight="bold" style:font-size-asian="10pt" style:font-style-asian="normal" style:font-weight-asian="bold" style:text-scale="100%"/>
    </style:style>
    <style:style style:name="T708" style:family="text">
      <style:text-properties style:font-name="Times New Roman" fo:font-size="10pt" fo:letter-spacing="-0.0071in" fo:font-style="italic" fo:font-weight="normal" style:font-size-asian="10pt" style:font-style-asian="italic" style:font-weight-asian="normal" style:text-scale="105%"/>
    </style:style>
    <style:style style:name="T709" style:family="text">
      <style:text-properties style:font-name="Times New Roman" fo:font-size="10pt" fo:letter-spacing="-0.0071in" fo:font-style="italic" fo:font-weight="normal" style:font-size-asian="10pt" style:font-style-asian="italic" style:font-weight-asian="normal" style:text-scale="110%"/>
    </style:style>
    <style:style style:name="T710" style:family="text">
      <style:text-properties style:font-name="Times New Roman" fo:font-size="10pt" fo:letter-spacing="-0.0134in" fo:font-weight="normal" style:font-size-asian="10pt" style:font-weight-asian="normal" style:text-scale="105%"/>
    </style:style>
    <style:style style:name="T711" style:family="text">
      <style:text-properties style:font-name="Times New Roman" fo:font-size="10pt" fo:letter-spacing="-0.0134in" fo:font-weight="normal" style:font-size-asian="10pt" style:font-weight-asian="normal" style:text-scale="110%"/>
    </style:style>
    <style:style style:name="T712" style:family="text">
      <style:text-properties style:font-name="Times New Roman" fo:font-size="10pt" fo:letter-spacing="-0.0134in" fo:font-weight="normal" style:font-size-asian="10pt" style:font-weight-asian="normal" style:text-scale="100%"/>
    </style:style>
    <style:style style:name="T713" style:family="text">
      <style:text-properties style:font-name="Times New Roman" fo:font-size="10pt" fo:letter-spacing="-0.0134in" fo:font-style="normal" fo:font-weight="normal" style:font-size-asian="10pt" style:font-style-asian="normal" style:font-weight-asian="normal" style:text-scale="105%"/>
    </style:style>
    <style:style style:name="T714" style:family="text">
      <style:text-properties style:font-name="Times New Roman" fo:font-size="10pt" fo:letter-spacing="-0.0134in" fo:font-style="normal" fo:font-weight="normal" style:font-size-asian="10pt" style:font-style-asian="normal" style:font-weight-asian="normal" style:text-scale="100%"/>
    </style:style>
    <style:style style:name="T715" style:family="text">
      <style:text-properties style:font-name="Times New Roman" fo:font-size="10pt" fo:letter-spacing="-0.0134in" fo:font-style="normal" fo:font-weight="normal" style:font-size-asian="10pt" style:font-style-asian="normal" style:font-weight-asian="normal" style:text-scale="110%"/>
    </style:style>
    <style:style style:name="T716" style:family="text">
      <style:text-properties style:font-name="Times New Roman" fo:font-size="10pt" fo:letter-spacing="-0.0134in" fo:font-style="normal" fo:font-weight="bold" style:font-size-asian="10pt" style:font-style-asian="normal" style:font-weight-asian="bold" style:text-scale="110%"/>
    </style:style>
    <style:style style:name="T717" style:family="text">
      <style:text-properties style:font-name="Times New Roman" fo:font-size="10pt" fo:letter-spacing="-0.0134in" fo:font-style="normal" fo:font-weight="bold" style:font-size-asian="10pt" style:font-style-asian="normal" style:font-weight-asian="bold" style:text-scale="100%"/>
    </style:style>
    <style:style style:name="T718" style:family="text">
      <style:text-properties style:font-name="Times New Roman" fo:font-size="10pt" fo:letter-spacing="-0.0134in" fo:font-style="normal" fo:font-weight="bold" style:font-size-asian="10pt" style:font-style-asian="normal" style:font-weight-asian="bold" style:text-scale="105%"/>
    </style:style>
    <style:style style:name="T719" style:family="text">
      <style:text-properties style:font-name="Times New Roman" fo:font-size="10pt" fo:letter-spacing="-0.0134in" fo:font-weight="bold" style:font-size-asian="10pt" style:font-weight-asian="bold" style:text-scale="105%"/>
    </style:style>
    <style:style style:name="T720" style:family="text">
      <style:text-properties style:font-name="Times New Roman" fo:font-size="10pt" fo:letter-spacing="-0.0134in" fo:font-weight="bold" style:font-size-asian="10pt" style:font-weight-asian="bold" style:text-scale="100%"/>
    </style:style>
    <style:style style:name="T721" style:family="text">
      <style:text-properties style:font-name="Times New Roman" fo:font-size="10pt" fo:letter-spacing="-0.0134in" fo:font-weight="bold" style:font-size-asian="10pt" style:font-weight-asian="bold" style:text-scale="110%"/>
    </style:style>
    <style:style style:name="T722" style:family="text">
      <style:text-properties style:font-name="Times New Roman" fo:font-size="10pt" fo:letter-spacing="-0.0134in" fo:font-style="italic" fo:font-weight="normal" style:font-size-asian="10pt" style:font-style-asian="italic" style:font-weight-asian="normal" style:text-scale="105%"/>
    </style:style>
    <style:style style:name="T723" style:family="text">
      <style:text-properties style:font-name="Times New Roman" fo:font-size="10pt" fo:letter-spacing="-0.0134in" fo:font-style="italic" fo:font-weight="normal" style:font-size-asian="10pt" style:font-style-asian="italic" style:font-weight-asian="normal" style:text-scale="110%"/>
    </style:style>
    <style:style style:name="T724" style:family="text">
      <style:text-properties style:font-name="Times New Roman" fo:font-size="10pt" fo:letter-spacing="0.0327in" fo:font-style="normal" fo:font-weight="normal" style:font-size-asian="10pt" style:font-style-asian="normal" style:font-weight-asian="normal" style:text-scale="105%"/>
    </style:style>
    <style:style style:name="T725" style:family="text">
      <style:text-properties style:font-name="Times New Roman" fo:font-size="10pt" fo:letter-spacing="0.0327in" fo:font-style="normal" fo:font-weight="normal" style:font-size-asian="10pt" style:font-style-asian="normal" style:font-weight-asian="normal" style:text-scale="100%"/>
    </style:style>
    <style:style style:name="T726" style:family="text">
      <style:text-properties style:font-name="Times New Roman" fo:font-size="10pt" fo:letter-spacing="0.0327in" fo:font-style="normal" fo:font-weight="normal" style:font-size-asian="10pt" style:font-style-asian="normal" style:font-weight-asian="normal" style:text-scale="110%"/>
    </style:style>
    <style:style style:name="T727" style:family="text">
      <style:text-properties style:font-name="Times New Roman" fo:font-size="10pt" fo:letter-spacing="0.0327in" fo:font-style="normal" fo:font-weight="bold" style:font-size-asian="10pt" style:font-style-asian="normal" style:font-weight-asian="bold" style:text-scale="105%"/>
    </style:style>
    <style:style style:name="T728" style:family="text">
      <style:text-properties style:font-name="Times New Roman" fo:font-size="10pt" fo:letter-spacing="0.0327in" fo:font-style="normal" fo:font-weight="bold" style:font-size-asian="10pt" style:font-style-asian="normal" style:font-weight-asian="bold" style:text-scale="100%"/>
    </style:style>
    <style:style style:name="T729" style:family="text">
      <style:text-properties style:font-name="Times New Roman" fo:font-size="10pt" fo:letter-spacing="0.0327in" fo:font-weight="bold" style:font-size-asian="10pt" style:font-weight-asian="bold" style:text-scale="105%"/>
    </style:style>
    <style:style style:name="T730" style:family="text">
      <style:text-properties style:font-name="Times New Roman" fo:font-size="10pt" fo:letter-spacing="0.0327in" fo:font-weight="bold" style:font-size-asian="10pt" style:font-weight-asian="bold" style:text-scale="100%"/>
    </style:style>
    <style:style style:name="T731" style:family="text">
      <style:text-properties style:font-name="Times New Roman" fo:font-size="10pt" fo:letter-spacing="0.0327in" fo:font-weight="bold" style:font-size-asian="10pt" style:font-weight-asian="bold" style:text-scale="110%"/>
    </style:style>
    <style:style style:name="T732" style:family="text">
      <style:text-properties style:font-name="Times New Roman" fo:font-size="10pt" fo:letter-spacing="0.0327in" fo:font-weight="normal" style:font-size-asian="10pt" style:font-weight-asian="normal" style:text-scale="105%"/>
    </style:style>
    <style:style style:name="T733" style:family="text">
      <style:text-properties style:font-name="Times New Roman" fo:font-size="10pt" fo:letter-spacing="0.0327in" fo:font-weight="normal" style:font-size-asian="10pt" style:font-weight-asian="normal" style:text-scale="100%"/>
    </style:style>
    <style:style style:name="T734" style:family="text">
      <style:text-properties style:font-name="Times New Roman" fo:font-size="10pt" fo:letter-spacing="0.0327in" fo:font-weight="normal" style:font-size-asian="10pt" style:font-weight-asian="normal" style:text-scale="110%"/>
    </style:style>
    <style:style style:name="T735" style:family="text">
      <style:text-properties style:font-name="Times New Roman" fo:font-size="10pt" fo:letter-spacing="0.0327in" fo:font-style="italic" fo:font-weight="normal" style:font-size-asian="10pt" style:font-style-asian="italic" style:font-weight-asian="normal" style:text-scale="105%"/>
    </style:style>
    <style:style style:name="T736" style:family="text">
      <style:text-properties style:font-name="Times New Roman" fo:font-size="10pt" fo:letter-spacing="0.0327in" fo:font-style="italic" fo:font-weight="normal" style:font-size-asian="10pt" style:font-style-asian="italic" style:font-weight-asian="normal" style:text-scale="100%"/>
    </style:style>
    <style:style style:name="T737" style:family="text">
      <style:text-properties style:font-name="Times New Roman" fo:font-size="10pt" fo:letter-spacing="0.0319in" fo:font-style="normal" fo:font-weight="normal" style:font-size-asian="10pt" style:font-style-asian="normal" style:font-weight-asian="normal" style:text-scale="105%"/>
    </style:style>
    <style:style style:name="T738" style:family="text">
      <style:text-properties style:font-name="Times New Roman" fo:font-size="10pt" fo:letter-spacing="0.0319in" fo:font-style="normal" fo:font-weight="normal" style:font-size-asian="10pt" style:font-style-asian="normal" style:font-weight-asian="normal" style:text-scale="100%"/>
    </style:style>
    <style:style style:name="T739" style:family="text">
      <style:text-properties style:font-name="Times New Roman" fo:font-size="10pt" fo:letter-spacing="0.0319in" fo:font-style="normal" fo:font-weight="normal" style:font-size-asian="10pt" style:font-style-asian="normal" style:font-weight-asian="normal" style:text-scale="110%"/>
    </style:style>
    <style:style style:name="T740" style:family="text">
      <style:text-properties style:font-name="Times New Roman" fo:font-size="10pt" fo:letter-spacing="0.0319in" fo:font-style="normal" fo:font-weight="bold" style:font-size-asian="10pt" style:font-style-asian="normal" style:font-weight-asian="bold" style:text-scale="105%"/>
    </style:style>
    <style:style style:name="T741" style:family="text">
      <style:text-properties style:font-name="Times New Roman" fo:font-size="10pt" fo:letter-spacing="0.0319in" fo:font-style="normal" fo:font-weight="bold" style:font-size-asian="10pt" style:font-style-asian="normal" style:font-weight-asian="bold" style:text-scale="100%"/>
    </style:style>
    <style:style style:name="T742" style:family="text">
      <style:text-properties style:font-name="Times New Roman" fo:font-size="10pt" fo:letter-spacing="0.0319in" fo:font-weight="bold" style:font-size-asian="10pt" style:font-weight-asian="bold" style:text-scale="105%"/>
    </style:style>
    <style:style style:name="T743" style:family="text">
      <style:text-properties style:font-name="Times New Roman" fo:font-size="10pt" fo:letter-spacing="0.0319in" fo:font-weight="bold" style:font-size-asian="10pt" style:font-weight-asian="bold" style:text-scale="100%"/>
    </style:style>
    <style:style style:name="T744" style:family="text">
      <style:text-properties style:font-name="Times New Roman" fo:font-size="10pt" fo:letter-spacing="0.0319in" fo:font-weight="normal" style:font-size-asian="10pt" style:font-weight-asian="normal" style:text-scale="105%"/>
    </style:style>
    <style:style style:name="T745" style:family="text">
      <style:text-properties style:font-name="Times New Roman" fo:font-size="10pt" fo:letter-spacing="0.0319in" fo:font-weight="normal" style:font-size-asian="10pt" style:font-weight-asian="normal" style:text-scale="100%"/>
    </style:style>
    <style:style style:name="T746" style:family="text">
      <style:text-properties style:font-name="Times New Roman" fo:font-size="10pt" fo:letter-spacing="0.0319in" fo:font-weight="normal" style:font-size-asian="10pt" style:font-weight-asian="normal" style:text-scale="110%"/>
    </style:style>
    <style:style style:name="T747" style:family="text">
      <style:text-properties style:font-name="Times New Roman" fo:font-size="10pt" fo:letter-spacing="0.0319in" fo:font-style="italic" fo:font-weight="normal" style:font-size-asian="10pt" style:font-style-asian="italic" style:font-weight-asian="normal" style:text-scale="105%"/>
    </style:style>
    <style:style style:name="T748" style:family="text">
      <style:text-properties style:font-name="Times New Roman" fo:font-size="10pt" fo:letter-spacing="0.0319in" fo:font-style="italic" fo:font-weight="normal" style:font-size-asian="10pt" style:font-style-asian="italic" style:font-weight-asian="normal" style:text-scale="100%"/>
    </style:style>
    <style:style style:name="T749" style:family="text">
      <style:text-properties style:font-name="Times New Roman" fo:font-size="10pt" fo:letter-spacing="0.0311in" fo:font-style="normal" fo:font-weight="normal" style:font-size-asian="10pt" style:font-style-asian="normal" style:font-weight-asian="normal" style:text-scale="105%"/>
    </style:style>
    <style:style style:name="T750" style:family="text">
      <style:text-properties style:font-name="Times New Roman" fo:font-size="10pt" fo:letter-spacing="0.0311in" fo:font-style="normal" fo:font-weight="normal" style:font-size-asian="10pt" style:font-style-asian="normal" style:font-weight-asian="normal" style:text-scale="100%"/>
    </style:style>
    <style:style style:name="T751" style:family="text">
      <style:text-properties style:font-name="Times New Roman" fo:font-size="10pt" fo:letter-spacing="0.0311in" fo:font-style="normal" fo:font-weight="normal" style:font-size-asian="10pt" style:font-style-asian="normal" style:font-weight-asian="normal" style:text-scale="110%"/>
    </style:style>
    <style:style style:name="T752" style:family="text">
      <style:text-properties style:font-name="Times New Roman" fo:font-size="10pt" fo:letter-spacing="0.0311in" fo:font-style="normal" fo:font-weight="bold" style:font-size-asian="10pt" style:font-style-asian="normal" style:font-weight-asian="bold" style:text-scale="105%"/>
    </style:style>
    <style:style style:name="T753" style:family="text">
      <style:text-properties style:font-name="Times New Roman" fo:font-size="10pt" fo:letter-spacing="0.0311in" fo:font-style="normal" fo:font-weight="bold" style:font-size-asian="10pt" style:font-style-asian="normal" style:font-weight-asian="bold" style:text-scale="100%"/>
    </style:style>
    <style:style style:name="T754" style:family="text">
      <style:text-properties style:font-name="Times New Roman" fo:font-size="10pt" fo:letter-spacing="0.0311in" fo:font-weight="bold" style:font-size-asian="10pt" style:font-weight-asian="bold" style:text-scale="100%"/>
    </style:style>
    <style:style style:name="T755" style:family="text">
      <style:text-properties style:font-name="Times New Roman" fo:font-size="10pt" fo:letter-spacing="0.0311in" fo:font-weight="bold" style:font-size-asian="10pt" style:font-weight-asian="bold" style:text-scale="105%"/>
    </style:style>
    <style:style style:name="T756" style:family="text">
      <style:text-properties style:font-name="Times New Roman" fo:font-size="10pt" fo:letter-spacing="0.0311in" fo:font-weight="normal" style:font-size-asian="10pt" style:font-weight-asian="normal" style:text-scale="105%"/>
    </style:style>
    <style:style style:name="T757" style:family="text">
      <style:text-properties style:font-name="Times New Roman" fo:font-size="10pt" fo:letter-spacing="0.0311in" fo:font-weight="normal" style:font-size-asian="10pt" style:font-weight-asian="normal" style:text-scale="100%"/>
    </style:style>
    <style:style style:name="T758" style:family="text">
      <style:text-properties style:font-name="Times New Roman" fo:font-size="10pt" fo:letter-spacing="0.0311in" fo:font-weight="normal" style:font-size-asian="10pt" style:font-weight-asian="normal" style:text-scale="110%"/>
    </style:style>
    <style:style style:name="T759" style:family="text">
      <style:text-properties style:font-name="Times New Roman" fo:font-size="10pt" fo:letter-spacing="0.0311in" fo:font-style="italic" fo:font-weight="normal" style:font-size-asian="10pt" style:font-style-asian="italic" style:font-weight-asian="normal" style:text-scale="100%"/>
    </style:style>
    <style:style style:name="T760" style:family="text">
      <style:text-properties style:font-name="Times New Roman" fo:font-size="10pt" fo:letter-spacing="0.0311in" fo:font-style="italic" fo:font-weight="normal" style:font-size-asian="10pt" style:font-style-asian="italic" style:font-weight-asian="normal" style:text-scale="105%"/>
    </style:style>
    <style:style style:name="T761" style:family="text">
      <style:text-properties style:font-name="Times New Roman" fo:font-size="10pt" fo:letter-spacing="-0.0165in" fo:font-weight="bold" style:font-size-asian="10pt" style:font-weight-asian="bold" style:text-scale="105%"/>
    </style:style>
    <style:style style:name="T762" style:family="text">
      <style:text-properties style:font-name="Times New Roman" fo:font-size="10pt" fo:letter-spacing="-0.0165in" fo:font-weight="bold" style:font-size-asian="10pt" style:font-weight-asian="bold" style:text-scale="100%"/>
    </style:style>
    <style:style style:name="T763" style:family="text">
      <style:text-properties style:font-name="Times New Roman" fo:font-size="10pt" fo:letter-spacing="-0.0165in" fo:font-weight="bold" style:font-size-asian="10pt" style:font-weight-asian="bold" style:text-scale="110%"/>
    </style:style>
    <style:style style:name="T764" style:family="text">
      <style:text-properties style:font-name="Times New Roman" fo:font-size="10pt" fo:letter-spacing="-0.0165in" fo:font-weight="normal" style:font-size-asian="10pt" style:font-weight-asian="normal" style:text-scale="100%"/>
    </style:style>
    <style:style style:name="T765" style:family="text">
      <style:text-properties style:font-name="Times New Roman" fo:font-size="10pt" fo:letter-spacing="-0.0165in" fo:font-weight="normal" style:font-size-asian="10pt" style:font-weight-asian="normal" style:text-scale="110%"/>
    </style:style>
    <style:style style:name="T766" style:family="text">
      <style:text-properties style:font-name="Times New Roman" fo:font-size="10pt" fo:letter-spacing="-0.0165in" fo:font-weight="normal" style:font-size-asian="10pt" style:font-weight-asian="normal" style:text-scale="105%"/>
    </style:style>
    <style:style style:name="T767" style:family="text">
      <style:text-properties style:font-name="Times New Roman" fo:font-size="10pt" fo:letter-spacing="-0.0165in" fo:font-style="italic" fo:font-weight="normal" style:font-size-asian="10pt" style:font-style-asian="italic" style:font-weight-asian="normal" style:text-scale="105%"/>
    </style:style>
    <style:style style:name="T768" style:family="text">
      <style:text-properties style:font-name="Times New Roman" fo:font-size="10pt" fo:letter-spacing="-0.0165in" fo:font-style="italic" fo:font-weight="normal" style:font-size-asian="10pt" style:font-style-asian="italic" style:font-weight-asian="normal" style:text-scale="100%"/>
    </style:style>
    <style:style style:name="T769" style:family="text">
      <style:text-properties style:font-name="Times New Roman" fo:font-size="10pt" fo:letter-spacing="-0.0165in" fo:font-style="normal" fo:font-weight="normal" style:font-size-asian="10pt" style:font-style-asian="normal" style:font-weight-asian="normal" style:text-scale="105%"/>
    </style:style>
    <style:style style:name="T770" style:family="text">
      <style:text-properties style:font-name="Times New Roman" fo:font-size="10pt" fo:letter-spacing="-0.0165in" fo:font-style="normal" fo:font-weight="normal" style:font-size-asian="10pt" style:font-style-asian="normal" style:font-weight-asian="normal" style:text-scale="100%"/>
    </style:style>
    <style:style style:name="T771" style:family="text">
      <style:text-properties style:font-name="Times New Roman" fo:font-size="10pt" fo:letter-spacing="-0.0165in" fo:font-style="normal" fo:font-weight="normal" style:font-size-asian="10pt" style:font-style-asian="normal" style:font-weight-asian="normal" style:text-scale="110%"/>
    </style:style>
    <style:style style:name="T772" style:family="text">
      <style:text-properties style:font-name="Times New Roman" fo:font-size="10pt" fo:letter-spacing="-0.0165in" fo:font-style="normal" fo:font-weight="bold" style:font-size-asian="10pt" style:font-style-asian="normal" style:font-weight-asian="bold" style:text-scale="105%"/>
    </style:style>
    <style:style style:name="T773" style:family="text">
      <style:text-properties style:font-name="Times New Roman" fo:font-size="10pt" fo:letter-spacing="0.028in" fo:font-style="normal" fo:font-weight="normal" style:font-size-asian="10pt" style:font-style-asian="normal" style:font-weight-asian="normal" style:text-scale="105%"/>
    </style:style>
    <style:style style:name="T774" style:family="text">
      <style:text-properties style:font-name="Times New Roman" fo:font-size="10pt" fo:letter-spacing="0.028in" fo:font-style="normal" fo:font-weight="normal" style:font-size-asian="10pt" style:font-style-asian="normal" style:font-weight-asian="normal" style:text-scale="100%"/>
    </style:style>
    <style:style style:name="T775" style:family="text">
      <style:text-properties style:font-name="Times New Roman" fo:font-size="10pt" fo:letter-spacing="0.028in" fo:font-style="normal" fo:font-weight="bold" style:font-size-asian="10pt" style:font-style-asian="normal" style:font-weight-asian="bold" style:text-scale="105%"/>
    </style:style>
    <style:style style:name="T776" style:family="text">
      <style:text-properties style:font-name="Times New Roman" fo:font-size="10pt" fo:letter-spacing="0.028in" fo:font-style="normal" fo:font-weight="bold" style:font-size-asian="10pt" style:font-style-asian="normal" style:font-weight-asian="bold" style:text-scale="100%"/>
    </style:style>
    <style:style style:name="T777" style:family="text">
      <style:text-properties style:font-name="Times New Roman" fo:font-size="10pt" fo:letter-spacing="0.028in" fo:font-style="normal" fo:font-weight="bold" style:font-size-asian="10pt" style:font-style-asian="normal" style:font-weight-asian="bold" style:text-scale="110%"/>
    </style:style>
    <style:style style:name="T778" style:family="text">
      <style:text-properties style:font-name="Times New Roman" fo:font-size="10pt" fo:letter-spacing="0.028in" fo:font-style="italic" fo:font-weight="normal" style:font-size-asian="10pt" style:font-style-asian="italic" style:font-weight-asian="normal" style:text-scale="105%"/>
    </style:style>
    <style:style style:name="T779" style:family="text">
      <style:text-properties style:font-name="Times New Roman" fo:font-size="10pt" fo:letter-spacing="0.028in" fo:font-style="italic" fo:font-weight="normal" style:font-size-asian="10pt" style:font-style-asian="italic" style:font-weight-asian="normal" style:text-scale="100%"/>
    </style:style>
    <style:style style:name="T780" style:family="text">
      <style:text-properties style:font-name="Times New Roman" fo:font-size="10pt" fo:letter-spacing="0.028in" fo:font-style="italic" fo:font-weight="normal" style:font-size-asian="10pt" style:font-style-asian="italic" style:font-weight-asian="normal" style:text-scale="110%"/>
    </style:style>
    <style:style style:name="T781" style:family="text">
      <style:text-properties style:font-name="Times New Roman" fo:font-size="10pt" fo:letter-spacing="0.028in" fo:font-weight="normal" style:font-size-asian="10pt" style:font-weight-asian="normal" style:text-scale="105%"/>
    </style:style>
    <style:style style:name="T782" style:family="text">
      <style:text-properties style:font-name="Times New Roman" fo:font-size="10pt" fo:letter-spacing="0.028in" fo:font-weight="normal" style:font-size-asian="10pt" style:font-weight-asian="normal" style:text-scale="100%"/>
    </style:style>
    <style:style style:name="T783" style:family="text">
      <style:text-properties style:font-name="Times New Roman" fo:font-size="10pt" fo:letter-spacing="0.028in" fo:font-weight="normal" style:font-size-asian="10pt" style:font-weight-asian="normal" style:text-scale="110%"/>
    </style:style>
    <style:style style:name="T784" style:family="text">
      <style:text-properties style:font-name="Times New Roman" fo:font-size="10pt" fo:letter-spacing="0.028in" fo:font-weight="bold" style:font-size-asian="10pt" style:font-weight-asian="bold" style:text-scale="105%"/>
    </style:style>
    <style:style style:name="T785" style:family="text">
      <style:text-properties style:font-name="Times New Roman" fo:font-size="10pt" fo:letter-spacing="0.028in" fo:font-weight="bold" style:font-size-asian="10pt" style:font-weight-asian="bold" style:text-scale="100%"/>
    </style:style>
    <style:style style:name="T786" style:family="text">
      <style:text-properties style:font-name="Times New Roman" fo:font-size="10pt" fo:letter-spacing="0.028in" fo:font-weight="bold" style:font-size-asian="10pt" style:font-weight-asian="bold" style:text-scale="110%"/>
    </style:style>
    <style:style style:name="T787" style:family="text">
      <style:text-properties style:font-name="Times New Roman" fo:font-size="10pt" fo:letter-spacing="0.0272in" fo:font-style="normal" fo:font-weight="normal" style:font-size-asian="10pt" style:font-style-asian="normal" style:font-weight-asian="normal" style:text-scale="105%"/>
    </style:style>
    <style:style style:name="T788" style:family="text">
      <style:text-properties style:font-name="Times New Roman" fo:font-size="10pt" fo:letter-spacing="0.0272in" fo:font-style="normal" fo:font-weight="normal" style:font-size-asian="10pt" style:font-style-asian="normal" style:font-weight-asian="normal" style:text-scale="100%"/>
    </style:style>
    <style:style style:name="T789" style:family="text">
      <style:text-properties style:font-name="Times New Roman" fo:font-size="10pt" fo:letter-spacing="0.0272in" fo:font-style="normal" fo:font-weight="bold" style:font-size-asian="10pt" style:font-style-asian="normal" style:font-weight-asian="bold" style:text-scale="105%"/>
    </style:style>
    <style:style style:name="T790" style:family="text">
      <style:text-properties style:font-name="Times New Roman" fo:font-size="10pt" fo:letter-spacing="0.0272in" fo:font-style="normal" fo:font-weight="bold" style:font-size-asian="10pt" style:font-style-asian="normal" style:font-weight-asian="bold" style:text-scale="100%"/>
    </style:style>
    <style:style style:name="T791" style:family="text">
      <style:text-properties style:font-name="Times New Roman" fo:font-size="10pt" fo:letter-spacing="0.0272in" fo:font-weight="normal" style:font-size-asian="10pt" style:font-weight-asian="normal" style:text-scale="105%"/>
    </style:style>
    <style:style style:name="T792" style:family="text">
      <style:text-properties style:font-name="Times New Roman" fo:font-size="10pt" fo:letter-spacing="0.0272in" fo:font-weight="normal" style:font-size-asian="10pt" style:font-weight-asian="normal" style:text-scale="100%"/>
    </style:style>
    <style:style style:name="T793" style:family="text">
      <style:text-properties style:font-name="Times New Roman" fo:font-size="10pt" fo:letter-spacing="0.0272in" fo:font-weight="normal" style:font-size-asian="10pt" style:font-weight-asian="normal" style:text-scale="110%"/>
    </style:style>
    <style:style style:name="T794" style:family="text">
      <style:text-properties style:font-name="Times New Roman" fo:font-size="10pt" fo:letter-spacing="0.0272in" fo:font-weight="bold" style:font-size-asian="10pt" style:font-weight-asian="bold" style:text-scale="105%"/>
    </style:style>
    <style:style style:name="T795" style:family="text">
      <style:text-properties style:font-name="Times New Roman" fo:font-size="10pt" fo:letter-spacing="0.0272in" fo:font-weight="bold" style:font-size-asian="10pt" style:font-weight-asian="bold" style:text-scale="100%"/>
    </style:style>
    <style:style style:name="T796" style:family="text">
      <style:text-properties style:font-name="Times New Roman" fo:font-size="10pt" fo:letter-spacing="0.0272in" fo:font-weight="bold" style:font-size-asian="10pt" style:font-weight-asian="bold" style:text-scale="110%"/>
    </style:style>
    <style:style style:name="T797" style:family="text">
      <style:text-properties style:font-name="Times New Roman" fo:font-size="10pt" fo:letter-spacing="0.0272in" fo:font-style="italic" fo:font-weight="normal" style:font-size-asian="10pt" style:font-style-asian="italic" style:font-weight-asian="normal" style:text-scale="105%"/>
    </style:style>
    <style:style style:name="T798" style:family="text">
      <style:text-properties style:font-name="Times New Roman" fo:font-size="10pt" fo:letter-spacing="0.0272in" fo:font-style="italic" fo:font-weight="normal" style:font-size-asian="10pt" style:font-style-asian="italic" style:font-weight-asian="normal" style:text-scale="100%"/>
    </style:style>
    <style:style style:name="T799" style:family="text">
      <style:text-properties style:font-name="Times New Roman" fo:font-size="10pt" fo:letter-spacing="0.0272in" fo:font-style="italic" fo:font-weight="normal" style:font-size-asian="10pt" style:font-style-asian="italic" style:font-weight-asian="normal" style:text-scale="110%"/>
    </style:style>
    <style:style style:name="T800" style:family="text">
      <style:text-properties style:font-name="Times New Roman" fo:font-size="10pt" fo:letter-spacing="0.0161in" fo:font-style="italic" fo:font-weight="normal" style:font-size-asian="10pt" style:font-style-asian="italic" style:font-weight-asian="normal" style:text-scale="105%"/>
    </style:style>
    <style:style style:name="T801" style:family="text">
      <style:text-properties style:font-name="Times New Roman" fo:font-size="10pt" fo:letter-spacing="0.0161in" fo:font-style="italic" fo:font-weight="normal" style:font-size-asian="10pt" style:font-style-asian="italic" style:font-weight-asian="normal" style:text-scale="100%"/>
    </style:style>
    <style:style style:name="T802" style:family="text">
      <style:text-properties style:font-name="Times New Roman" fo:font-size="10pt" fo:letter-spacing="0.0161in" fo:font-style="italic" fo:font-weight="normal" style:font-size-asian="10pt" style:font-style-asian="italic" style:font-weight-asian="normal" style:text-scale="110%"/>
    </style:style>
    <style:style style:name="T803" style:family="text">
      <style:text-properties style:font-name="Times New Roman" fo:font-size="10pt" fo:letter-spacing="0.0161in" fo:font-weight="normal" style:font-size-asian="10pt" style:font-weight-asian="normal" style:text-scale="100%"/>
    </style:style>
    <style:style style:name="T804" style:family="text">
      <style:text-properties style:font-name="Times New Roman" fo:font-size="10pt" fo:letter-spacing="0.0161in" fo:font-weight="normal" style:font-size-asian="10pt" style:font-weight-asian="normal" style:text-scale="105%"/>
    </style:style>
    <style:style style:name="T805" style:family="text">
      <style:text-properties style:font-name="Times New Roman" fo:font-size="10pt" fo:letter-spacing="0.0161in" fo:font-weight="normal" style:font-size-asian="10pt" style:font-weight-asian="normal" style:text-scale="110%"/>
    </style:style>
    <style:style style:name="T806" style:family="text">
      <style:text-properties style:font-name="Times New Roman" fo:font-size="10pt" fo:letter-spacing="0.0161in" fo:font-weight="bold" style:font-size-asian="10pt" style:font-weight-asian="bold" style:text-scale="105%"/>
    </style:style>
    <style:style style:name="T807" style:family="text">
      <style:text-properties style:font-name="Times New Roman" fo:font-size="10pt" fo:letter-spacing="0.0161in" fo:font-weight="bold" style:font-size-asian="10pt" style:font-weight-asian="bold" style:text-scale="100%"/>
    </style:style>
    <style:style style:name="T808" style:family="text">
      <style:text-properties style:font-name="Times New Roman" fo:font-size="10pt" fo:letter-spacing="0.0161in" fo:font-style="normal" fo:font-weight="normal" style:font-size-asian="10pt" style:font-style-asian="normal" style:font-weight-asian="normal" style:text-scale="100%"/>
    </style:style>
    <style:style style:name="T809" style:family="text">
      <style:text-properties style:font-name="Times New Roman" fo:font-size="10pt" fo:letter-spacing="0.0161in" fo:font-style="normal" fo:font-weight="normal" style:font-size-asian="10pt" style:font-style-asian="normal" style:font-weight-asian="normal" style:text-scale="105%"/>
    </style:style>
    <style:style style:name="T810" style:family="text">
      <style:text-properties style:font-name="Times New Roman" fo:font-size="10pt" fo:letter-spacing="0.0161in" fo:font-style="normal" fo:font-weight="normal" style:font-size-asian="10pt" style:font-style-asian="normal" style:font-weight-asian="normal" style:text-scale="110%"/>
    </style:style>
    <style:style style:name="T811" style:family="text">
      <style:text-properties style:font-name="Times New Roman" fo:font-size="10pt" fo:letter-spacing="0.0161in" fo:font-style="normal" fo:font-weight="bold" style:font-size-asian="10pt" style:font-style-asian="normal" style:font-weight-asian="bold" style:text-scale="105%"/>
    </style:style>
    <style:style style:name="T812" style:family="text">
      <style:text-properties style:font-name="Times New Roman" fo:font-size="10pt" fo:letter-spacing="0.0161in" fo:font-style="normal" fo:font-weight="bold" style:font-size-asian="10pt" style:font-style-asian="normal" style:font-weight-asian="bold" style:text-scale="100%"/>
    </style:style>
    <style:style style:name="T813" style:family="text">
      <style:text-properties style:font-name="Times New Roman" fo:font-size="10pt" fo:letter-spacing="0.0256in" fo:font-style="normal" fo:font-weight="normal" style:font-size-asian="10pt" style:font-style-asian="normal" style:font-weight-asian="normal" style:text-scale="105%"/>
    </style:style>
    <style:style style:name="T814" style:family="text">
      <style:text-properties style:font-name="Times New Roman" fo:font-size="10pt" fo:letter-spacing="0.0256in" fo:font-style="normal" fo:font-weight="normal" style:font-size-asian="10pt" style:font-style-asian="normal" style:font-weight-asian="normal" style:text-scale="100%"/>
    </style:style>
    <style:style style:name="T815" style:family="text">
      <style:text-properties style:font-name="Times New Roman" fo:font-size="10pt" fo:letter-spacing="0.0256in" fo:font-style="normal" fo:font-weight="normal" style:font-size-asian="10pt" style:font-style-asian="normal" style:font-weight-asian="normal" style:text-scale="110%"/>
    </style:style>
    <style:style style:name="T816" style:family="text">
      <style:text-properties style:font-name="Times New Roman" fo:font-size="10pt" fo:letter-spacing="0.0256in" fo:font-style="normal" fo:font-weight="bold" style:font-size-asian="10pt" style:font-style-asian="normal" style:font-weight-asian="bold" style:text-scale="105%"/>
    </style:style>
    <style:style style:name="T817" style:family="text">
      <style:text-properties style:font-name="Times New Roman" fo:font-size="10pt" fo:letter-spacing="0.0256in" fo:font-style="normal" fo:font-weight="bold" style:font-size-asian="10pt" style:font-style-asian="normal" style:font-weight-asian="bold" style:text-scale="100%"/>
    </style:style>
    <style:style style:name="T818" style:family="text">
      <style:text-properties style:font-name="Times New Roman" fo:font-size="10pt" fo:letter-spacing="0.0256in" fo:font-weight="normal" style:font-size-asian="10pt" style:font-weight-asian="normal" style:text-scale="105%"/>
    </style:style>
    <style:style style:name="T819" style:family="text">
      <style:text-properties style:font-name="Times New Roman" fo:font-size="10pt" fo:letter-spacing="0.0256in" fo:font-weight="normal" style:font-size-asian="10pt" style:font-weight-asian="normal" style:text-scale="100%"/>
    </style:style>
    <style:style style:name="T820" style:family="text">
      <style:text-properties style:font-name="Times New Roman" fo:font-size="10pt" fo:letter-spacing="0.0256in" fo:font-weight="bold" style:font-size-asian="10pt" style:font-weight-asian="bold" style:text-scale="105%"/>
    </style:style>
    <style:style style:name="T821" style:family="text">
      <style:text-properties style:font-name="Times New Roman" fo:font-size="10pt" fo:letter-spacing="0.0256in" fo:font-weight="bold" style:font-size-asian="10pt" style:font-weight-asian="bold" style:text-scale="100%"/>
    </style:style>
    <style:style style:name="T822" style:family="text">
      <style:text-properties style:font-name="Times New Roman" fo:font-size="10pt" fo:letter-spacing="0.0256in" fo:font-weight="bold" style:font-size-asian="10pt" style:font-weight-asian="bold" style:text-scale="110%"/>
    </style:style>
    <style:style style:name="T823" style:family="text">
      <style:text-properties style:font-name="Times New Roman" fo:font-size="10pt" fo:letter-spacing="0.0256in" fo:font-style="italic" fo:font-weight="normal" style:font-size-asian="10pt" style:font-style-asian="italic" style:font-weight-asian="normal" style:text-scale="105%"/>
    </style:style>
    <style:style style:name="T824" style:family="text">
      <style:text-properties style:font-name="Times New Roman" fo:font-size="10pt" fo:letter-spacing="0.0256in" fo:font-style="italic" fo:font-weight="normal" style:font-size-asian="10pt" style:font-style-asian="italic" style:font-weight-asian="normal" style:text-scale="100%"/>
    </style:style>
    <style:style style:name="T825" style:family="text">
      <style:text-properties style:font-name="Times New Roman" fo:font-size="10pt" fo:letter-spacing="0.0244in" fo:font-style="normal" fo:font-weight="bold" style:font-size-asian="10pt" style:font-style-asian="normal" style:font-weight-asian="bold" style:text-scale="105%"/>
    </style:style>
    <style:style style:name="T826" style:family="text">
      <style:text-properties style:font-name="Times New Roman" fo:font-size="10pt" fo:letter-spacing="0.0244in" fo:font-style="normal" fo:font-weight="bold" style:font-size-asian="10pt" style:font-style-asian="normal" style:font-weight-asian="bold" style:text-scale="100%"/>
    </style:style>
    <style:style style:name="T827" style:family="text">
      <style:text-properties style:font-name="Times New Roman" fo:font-size="10pt" fo:letter-spacing="0.0244in" fo:font-style="normal" fo:font-weight="normal" style:font-size-asian="10pt" style:font-style-asian="normal" style:font-weight-asian="normal" style:text-scale="105%"/>
    </style:style>
    <style:style style:name="T828" style:family="text">
      <style:text-properties style:font-name="Times New Roman" fo:font-size="10pt" fo:letter-spacing="0.0244in" fo:font-style="normal" fo:font-weight="normal" style:font-size-asian="10pt" style:font-style-asian="normal" style:font-weight-asian="normal" style:text-scale="100%"/>
    </style:style>
    <style:style style:name="T829" style:family="text">
      <style:text-properties style:font-name="Times New Roman" fo:font-size="10pt" fo:letter-spacing="0.0244in" fo:font-weight="normal" style:font-size-asian="10pt" style:font-weight-asian="normal" style:text-scale="105%"/>
    </style:style>
    <style:style style:name="T830" style:family="text">
      <style:text-properties style:font-name="Times New Roman" fo:font-size="10pt" fo:letter-spacing="0.0244in" fo:font-weight="normal" style:font-size-asian="10pt" style:font-weight-asian="normal" style:text-scale="100%"/>
    </style:style>
    <style:style style:name="T831" style:family="text">
      <style:text-properties style:font-name="Times New Roman" fo:font-size="10pt" fo:letter-spacing="0.0244in" fo:font-weight="bold" style:font-size-asian="10pt" style:font-weight-asian="bold" style:text-scale="105%"/>
    </style:style>
    <style:style style:name="T832" style:family="text">
      <style:text-properties style:font-name="Times New Roman" fo:font-size="10pt" fo:letter-spacing="0.0244in" fo:font-weight="bold" style:font-size-asian="10pt" style:font-weight-asian="bold" style:text-scale="100%"/>
    </style:style>
    <style:style style:name="T833" style:family="text">
      <style:text-properties style:font-name="Times New Roman" fo:font-size="10pt" fo:letter-spacing="0.0244in" fo:font-weight="bold" style:font-size-asian="10pt" style:font-weight-asian="bold" style:text-scale="110%"/>
    </style:style>
    <style:style style:name="T834" style:family="text">
      <style:text-properties style:font-name="Times New Roman" fo:font-size="10pt" fo:letter-spacing="0.0244in" fo:font-style="italic" fo:font-weight="normal" style:font-size-asian="10pt" style:font-style-asian="italic" style:font-weight-asian="normal" style:text-scale="100%"/>
    </style:style>
    <style:style style:name="T835" style:family="text">
      <style:text-properties style:font-name="Times New Roman" fo:font-size="10pt" fo:letter-spacing="0.0244in" fo:font-style="italic" fo:font-weight="normal" style:font-size-asian="10pt" style:font-style-asian="italic" style:font-weight-asian="normal" style:text-scale="105%"/>
    </style:style>
    <style:style style:name="T836" style:family="text">
      <style:text-properties style:font-name="Times New Roman" fo:font-size="10pt" fo:letter-spacing="0.0055in" fo:font-style="italic" fo:font-weight="normal" style:font-size-asian="10pt" style:font-style-asian="italic" style:font-weight-asian="normal" style:text-scale="105%"/>
    </style:style>
    <style:style style:name="T837" style:family="text">
      <style:text-properties style:font-name="Times New Roman" fo:font-size="10pt" fo:letter-spacing="0.0055in" fo:font-style="italic" fo:font-weight="normal" style:font-size-asian="10pt" style:font-style-asian="italic" style:font-weight-asian="normal" style:text-scale="100%"/>
    </style:style>
    <style:style style:name="T838" style:family="text">
      <style:text-properties style:font-name="Times New Roman" fo:font-size="10pt" fo:letter-spacing="0.0055in" fo:font-style="italic" fo:font-weight="normal" style:font-size-asian="10pt" style:font-style-asian="italic" style:font-weight-asian="normal" style:text-scale="110%"/>
    </style:style>
    <style:style style:name="T839" style:family="text">
      <style:text-properties style:font-name="Times New Roman" fo:font-size="10pt" fo:letter-spacing="0.0055in" fo:font-style="normal" fo:font-weight="normal" style:font-size-asian="10pt" style:font-style-asian="normal" style:font-weight-asian="normal" style:text-scale="105%"/>
    </style:style>
    <style:style style:name="T840" style:family="text">
      <style:text-properties style:font-name="Times New Roman" fo:font-size="10pt" fo:letter-spacing="0.0055in" fo:font-style="normal" fo:font-weight="normal" style:font-size-asian="10pt" style:font-style-asian="normal" style:font-weight-asian="normal" style:text-scale="100%"/>
    </style:style>
    <style:style style:name="T841" style:family="text">
      <style:text-properties style:font-name="Times New Roman" fo:font-size="10pt" fo:letter-spacing="0.0055in" fo:font-style="normal" fo:font-weight="normal" style:font-size-asian="10pt" style:font-style-asian="normal" style:font-weight-asian="normal" style:text-scale="110%"/>
    </style:style>
    <style:style style:name="T842" style:family="text">
      <style:text-properties style:font-name="Times New Roman" fo:font-size="10pt" fo:letter-spacing="0.0055in" fo:font-style="normal" fo:font-weight="bold" style:font-size-asian="10pt" style:font-style-asian="normal" style:font-weight-asian="bold" style:text-scale="100%"/>
    </style:style>
    <style:style style:name="T843" style:family="text">
      <style:text-properties style:font-name="Times New Roman" fo:font-size="10pt" fo:letter-spacing="0.0055in" fo:font-style="normal" fo:font-weight="bold" style:font-size-asian="10pt" style:font-style-asian="normal" style:font-weight-asian="bold" style:text-scale="105%"/>
    </style:style>
    <style:style style:name="T844" style:family="text">
      <style:text-properties style:font-name="Times New Roman" fo:font-size="10pt" fo:letter-spacing="0.0055in" fo:font-style="normal" fo:font-weight="bold" style:font-size-asian="10pt" style:font-style-asian="normal" style:font-weight-asian="bold" style:text-scale="110%"/>
    </style:style>
    <style:style style:name="T845" style:family="text">
      <style:text-properties style:font-name="Times New Roman" fo:font-size="10pt" fo:letter-spacing="0.0055in" fo:font-weight="bold" style:font-size-asian="10pt" style:font-weight-asian="bold" style:text-scale="105%"/>
    </style:style>
    <style:style style:name="T846" style:family="text">
      <style:text-properties style:font-name="Times New Roman" fo:font-size="10pt" fo:letter-spacing="0.0055in" fo:font-weight="bold" style:font-size-asian="10pt" style:font-weight-asian="bold" style:text-scale="100%"/>
    </style:style>
    <style:style style:name="T847" style:family="text">
      <style:text-properties style:font-name="Times New Roman" fo:font-size="10pt" fo:letter-spacing="0.0055in" fo:font-weight="bold" style:font-size-asian="10pt" style:font-weight-asian="bold" style:text-scale="110%"/>
    </style:style>
    <style:style style:name="T848" style:family="text">
      <style:text-properties style:font-name="Times New Roman" fo:font-size="10pt" fo:letter-spacing="0.0055in" fo:font-weight="normal" style:font-size-asian="10pt" style:font-weight-asian="normal" style:text-scale="105%"/>
    </style:style>
    <style:style style:name="T849" style:family="text">
      <style:text-properties style:font-name="Times New Roman" fo:font-size="10pt" fo:letter-spacing="0.0055in" fo:font-weight="normal" style:font-size-asian="10pt" style:font-weight-asian="normal" style:text-scale="100%"/>
    </style:style>
    <style:style style:name="T850" style:family="text">
      <style:text-properties style:font-name="Times New Roman" fo:font-size="10pt" fo:letter-spacing="0.0055in" fo:font-weight="normal" style:font-size-asian="10pt" style:font-weight-asian="normal" style:text-scale="110%"/>
    </style:style>
    <style:style style:name="T851" style:family="text">
      <style:text-properties style:font-name="Times New Roman" fo:font-size="10pt" fo:letter-spacing="-0.0091in" fo:font-weight="bold" style:font-size-asian="10pt" style:font-weight-asian="bold" style:text-scale="105%"/>
    </style:style>
    <style:style style:name="T852" style:family="text">
      <style:text-properties style:font-name="Times New Roman" fo:font-size="10pt" fo:letter-spacing="-0.0091in" fo:font-weight="bold" style:font-size-asian="10pt" style:font-weight-asian="bold" style:text-scale="100%"/>
    </style:style>
    <style:style style:name="T853" style:family="text">
      <style:text-properties style:font-name="Times New Roman" fo:font-size="10pt" fo:letter-spacing="-0.0091in" fo:font-weight="bold" style:font-size-asian="10pt" style:font-weight-asian="bold" style:text-scale="110%"/>
    </style:style>
    <style:style style:name="T854" style:family="text">
      <style:text-properties style:font-name="Times New Roman" fo:font-size="10pt" fo:letter-spacing="-0.0091in" fo:font-style="normal" fo:font-weight="normal" style:font-size-asian="10pt" style:font-style-asian="normal" style:font-weight-asian="normal" style:text-scale="110%"/>
    </style:style>
    <style:style style:name="T855" style:family="text">
      <style:text-properties style:font-name="Times New Roman" fo:font-size="10pt" fo:letter-spacing="-0.0091in" fo:font-style="normal" fo:font-weight="normal" style:font-size-asian="10pt" style:font-style-asian="normal" style:font-weight-asian="normal" style:text-scale="105%"/>
    </style:style>
    <style:style style:name="T856" style:family="text">
      <style:text-properties style:font-name="Times New Roman" fo:font-size="10pt" fo:letter-spacing="-0.0091in" fo:font-style="normal" fo:font-weight="normal" style:font-size-asian="10pt" style:font-style-asian="normal" style:font-weight-asian="normal" style:text-scale="100%"/>
    </style:style>
    <style:style style:name="T857" style:family="text">
      <style:text-properties style:font-name="Times New Roman" fo:font-size="10pt" fo:letter-spacing="-0.0091in" fo:font-style="normal" fo:font-weight="bold" style:font-size-asian="10pt" style:font-style-asian="normal" style:font-weight-asian="bold" style:text-scale="105%"/>
    </style:style>
    <style:style style:name="T858" style:family="text">
      <style:text-properties style:font-name="Times New Roman" fo:font-size="10pt" fo:letter-spacing="-0.0091in" fo:font-style="normal" fo:font-weight="bold" style:font-size-asian="10pt" style:font-style-asian="normal" style:font-weight-asian="bold" style:text-scale="100%"/>
    </style:style>
    <style:style style:name="T859" style:family="text">
      <style:text-properties style:font-name="Times New Roman" fo:font-size="10pt" fo:letter-spacing="-0.0091in" fo:font-style="normal" fo:font-weight="bold" style:font-size-asian="10pt" style:font-style-asian="normal" style:font-weight-asian="bold" style:text-scale="110%"/>
    </style:style>
    <style:style style:name="T860" style:family="text">
      <style:text-properties style:font-name="Times New Roman" fo:font-size="10pt" fo:letter-spacing="-0.0091in" fo:font-weight="normal" style:font-size-asian="10pt" style:font-weight-asian="normal" style:text-scale="105%"/>
    </style:style>
    <style:style style:name="T861" style:family="text">
      <style:text-properties style:font-name="Times New Roman" fo:font-size="10pt" fo:letter-spacing="-0.0091in" fo:font-weight="normal" style:font-size-asian="10pt" style:font-weight-asian="normal" style:text-scale="110%"/>
    </style:style>
    <style:style style:name="T862" style:family="text">
      <style:text-properties style:font-name="Times New Roman" fo:font-size="10pt" fo:letter-spacing="-0.0091in" fo:font-weight="normal" style:font-size-asian="10pt" style:font-weight-asian="normal" style:text-scale="100%"/>
    </style:style>
    <style:style style:name="T863" style:family="text">
      <style:text-properties style:font-name="Times New Roman" fo:font-size="10pt" fo:letter-spacing="-0.0091in" fo:font-style="italic" fo:font-weight="normal" style:font-size-asian="10pt" style:font-style-asian="italic" style:font-weight-asian="normal" style:text-scale="105%"/>
    </style:style>
    <style:style style:name="T864" style:family="text">
      <style:text-properties style:font-name="Times New Roman" fo:font-size="10pt" fo:letter-spacing="-0.0091in" fo:font-style="italic" fo:font-weight="normal" style:font-size-asian="10pt" style:font-style-asian="italic" style:font-weight-asian="normal" style:text-scale="100%"/>
    </style:style>
    <style:style style:name="T865" style:family="text">
      <style:text-properties style:font-name="Times New Roman" fo:font-size="10pt" fo:letter-spacing="-0.0091in" fo:font-style="italic" fo:font-weight="normal" style:font-size-asian="10pt" style:font-style-asian="italic" style:font-weight-asian="normal" style:text-scale="110%"/>
    </style:style>
    <style:style style:name="T866" style:family="text">
      <style:text-properties style:font-name="Times New Roman" fo:font-size="10pt" fo:letter-spacing="-0.0189in" fo:font-weight="bold" style:font-size-asian="10pt" style:font-weight-asian="bold" style:text-scale="105%"/>
    </style:style>
    <style:style style:name="T867" style:family="text">
      <style:text-properties style:font-name="Times New Roman" fo:font-size="10pt" fo:letter-spacing="-0.0189in" fo:font-weight="bold" style:font-size-asian="10pt" style:font-weight-asian="bold" style:text-scale="110%"/>
    </style:style>
    <style:style style:name="T868" style:family="text">
      <style:text-properties style:font-name="Times New Roman" fo:font-size="10pt" fo:letter-spacing="-0.0189in" fo:font-style="normal" fo:font-weight="normal" style:font-size-asian="10pt" style:font-style-asian="normal" style:font-weight-asian="normal" style:text-scale="110%"/>
    </style:style>
    <style:style style:name="T869" style:family="text">
      <style:text-properties style:font-name="Times New Roman" fo:font-size="10pt" fo:letter-spacing="-0.0189in" fo:font-style="normal" fo:font-weight="normal" style:font-size-asian="10pt" style:font-style-asian="normal" style:font-weight-asian="normal" style:text-scale="105%"/>
    </style:style>
    <style:style style:name="T870" style:family="text">
      <style:text-properties style:font-name="Times New Roman" fo:font-size="10pt" fo:letter-spacing="-0.0189in" fo:font-style="normal" fo:font-weight="normal" style:font-size-asian="10pt" style:font-style-asian="normal" style:font-weight-asian="normal" style:text-scale="115%"/>
    </style:style>
    <style:style style:name="T871" style:family="text">
      <style:text-properties style:font-name="Times New Roman" fo:font-size="10pt" fo:letter-spacing="-0.0189in" fo:font-style="normal" fo:font-weight="bold" style:font-size-asian="10pt" style:font-style-asian="normal" style:font-weight-asian="bold" style:text-scale="105%"/>
    </style:style>
    <style:style style:name="T872" style:family="text">
      <style:text-properties style:font-name="Times New Roman" fo:font-size="10pt" fo:letter-spacing="-0.0189in" fo:font-weight="normal" style:font-size-asian="10pt" style:font-weight-asian="normal" style:text-scale="105%"/>
    </style:style>
    <style:style style:name="T873" style:family="text">
      <style:text-properties style:font-name="Times New Roman" fo:font-size="10pt" fo:letter-spacing="-0.0189in" fo:font-weight="normal" style:font-size-asian="10pt" style:font-weight-asian="normal" style:text-scale="110%"/>
    </style:style>
    <style:style style:name="T874" style:family="text">
      <style:text-properties style:font-name="Times New Roman" fo:font-size="10pt" fo:letter-spacing="-0.0189in" fo:font-style="italic" fo:font-weight="normal" style:font-size-asian="10pt" style:font-style-asian="italic" style:font-weight-asian="normal" style:text-scale="105%"/>
    </style:style>
    <style:style style:name="T875" style:family="text">
      <style:text-properties style:font-name="Times New Roman" fo:font-size="10pt" fo:letter-spacing="-0.0189in" fo:font-style="italic" fo:font-weight="normal" style:font-size-asian="10pt" style:font-style-asian="italic" style:font-weight-asian="normal" style:text-scale="100%"/>
    </style:style>
    <style:style style:name="T876" style:family="text">
      <style:text-properties style:font-name="Times New Roman" fo:font-size="10pt" fo:letter-spacing="-0.0193in" fo:font-weight="normal" style:font-size-asian="10pt" style:font-weight-asian="normal" style:text-scale="105%"/>
    </style:style>
    <style:style style:name="T877" style:family="text">
      <style:text-properties style:font-name="Times New Roman" fo:font-size="10pt" fo:letter-spacing="-0.0193in" fo:font-weight="normal" style:font-size-asian="10pt" style:font-weight-asian="normal" style:text-scale="110%"/>
    </style:style>
    <style:style style:name="T878" style:family="text">
      <style:text-properties style:font-name="Times New Roman" fo:font-size="10pt" fo:letter-spacing="-0.0193in" fo:font-weight="normal" style:font-size-asian="10pt" style:font-weight-asian="normal" style:text-scale="115%"/>
    </style:style>
    <style:style style:name="T879" style:family="text">
      <style:text-properties style:font-name="Times New Roman" fo:font-size="10pt" fo:letter-spacing="-0.0193in" fo:font-weight="bold" style:font-size-asian="10pt" style:font-weight-asian="bold" style:text-scale="105%"/>
    </style:style>
    <style:style style:name="T880" style:family="text">
      <style:text-properties style:font-name="Times New Roman" fo:font-size="10pt" fo:letter-spacing="-0.0193in" fo:font-weight="bold" style:font-size-asian="10pt" style:font-weight-asian="bold" style:text-scale="110%"/>
    </style:style>
    <style:style style:name="T881" style:family="text">
      <style:text-properties style:font-name="Times New Roman" fo:font-size="10pt" fo:letter-spacing="-0.0193in" fo:font-style="normal" fo:font-weight="bold" style:font-size-asian="10pt" style:font-style-asian="normal" style:font-weight-asian="bold" style:text-scale="110%"/>
    </style:style>
    <style:style style:name="T882" style:family="text">
      <style:text-properties style:font-name="Times New Roman" fo:font-size="10pt" fo:letter-spacing="-0.0193in" fo:font-style="normal" fo:font-weight="normal" style:font-size-asian="10pt" style:font-style-asian="normal" style:font-weight-asian="normal" style:text-scale="110%"/>
    </style:style>
    <style:style style:name="T883" style:family="text">
      <style:text-properties style:font-name="Times New Roman" fo:font-size="10pt" fo:letter-spacing="-0.0193in" fo:font-style="normal" fo:font-weight="normal" style:font-size-asian="10pt" style:font-style-asian="normal" style:font-weight-asian="normal" style:text-scale="105%"/>
    </style:style>
    <style:style style:name="T884" style:family="text">
      <style:text-properties style:font-name="Times New Roman" fo:font-size="10pt" fo:letter-spacing="-0.0193in" fo:font-style="italic" fo:font-weight="normal" style:font-size-asian="10pt" style:font-style-asian="italic" style:font-weight-asian="normal" style:text-scale="105%"/>
    </style:style>
    <style:style style:name="T885" style:family="text">
      <style:text-properties style:font-name="Times New Roman" fo:font-size="10pt" fo:letter-spacing="0.0071in" fo:font-weight="bold" style:font-size-asian="10pt" style:font-weight-asian="bold" style:text-scale="105%"/>
    </style:style>
    <style:style style:name="T886" style:family="text">
      <style:text-properties style:font-name="Times New Roman" fo:font-size="10pt" fo:letter-spacing="0.0071in" fo:font-weight="bold" style:font-size-asian="10pt" style:font-weight-asian="bold" style:text-scale="100%"/>
    </style:style>
    <style:style style:name="T887" style:family="text">
      <style:text-properties style:font-name="Times New Roman" fo:font-size="10pt" fo:letter-spacing="0.0071in" fo:font-weight="bold" style:font-size-asian="10pt" style:font-weight-asian="bold" style:text-scale="110%"/>
    </style:style>
    <style:style style:name="T888" style:family="text">
      <style:text-properties style:font-name="Times New Roman" fo:font-size="10pt" fo:letter-spacing="0.0071in" fo:font-weight="normal" style:font-size-asian="10pt" style:font-weight-asian="normal" style:text-scale="100%"/>
    </style:style>
    <style:style style:name="T889" style:family="text">
      <style:text-properties style:font-name="Times New Roman" fo:font-size="10pt" fo:letter-spacing="0.0071in" fo:font-weight="normal" style:font-size-asian="10pt" style:font-weight-asian="normal" style:text-scale="105%"/>
    </style:style>
    <style:style style:name="T890" style:family="text">
      <style:text-properties style:font-name="Times New Roman" fo:font-size="10pt" fo:letter-spacing="0.0071in" fo:font-weight="normal" style:font-size-asian="10pt" style:font-weight-asian="normal" style:text-scale="110%"/>
    </style:style>
    <style:style style:name="T891" style:family="text">
      <style:text-properties style:font-name="Times New Roman" fo:font-size="10pt" fo:letter-spacing="0.0071in" fo:font-style="normal" fo:font-weight="normal" style:font-size-asian="10pt" style:font-style-asian="normal" style:font-weight-asian="normal" style:text-scale="100%"/>
    </style:style>
    <style:style style:name="T892" style:family="text">
      <style:text-properties style:font-name="Times New Roman" fo:font-size="10pt" fo:letter-spacing="0.0071in" fo:font-style="normal" fo:font-weight="normal" style:font-size-asian="10pt" style:font-style-asian="normal" style:font-weight-asian="normal" style:text-scale="105%"/>
    </style:style>
    <style:style style:name="T893" style:family="text">
      <style:text-properties style:font-name="Times New Roman" fo:font-size="10pt" fo:letter-spacing="0.0071in" fo:font-style="normal" fo:font-weight="normal" style:font-size-asian="10pt" style:font-style-asian="normal" style:font-weight-asian="normal" style:text-scale="110%"/>
    </style:style>
    <style:style style:name="T894" style:family="text">
      <style:text-properties style:font-name="Times New Roman" fo:font-size="10pt" fo:letter-spacing="0.0071in" fo:font-style="normal" fo:font-weight="bold" style:font-size-asian="10pt" style:font-style-asian="normal" style:font-weight-asian="bold" style:text-scale="105%"/>
    </style:style>
    <style:style style:name="T895" style:family="text">
      <style:text-properties style:font-name="Times New Roman" fo:font-size="10pt" fo:letter-spacing="0.0071in" fo:font-style="normal" fo:font-weight="bold" style:font-size-asian="10pt" style:font-style-asian="normal" style:font-weight-asian="bold" style:text-scale="100%"/>
    </style:style>
    <style:style style:name="T896" style:family="text">
      <style:text-properties style:font-name="Times New Roman" fo:font-size="10pt" fo:letter-spacing="0.0071in" fo:font-style="normal" fo:font-weight="bold" style:font-size-asian="10pt" style:font-style-asian="normal" style:font-weight-asian="bold" style:text-scale="110%"/>
    </style:style>
    <style:style style:name="T897" style:family="text">
      <style:text-properties style:font-name="Times New Roman" fo:font-size="10pt" fo:letter-spacing="0.0071in" fo:font-style="italic" fo:font-weight="normal" style:font-size-asian="10pt" style:font-style-asian="italic" style:font-weight-asian="normal" style:text-scale="100%"/>
    </style:style>
    <style:style style:name="T898" style:family="text">
      <style:text-properties style:font-name="Times New Roman" fo:font-size="10pt" fo:letter-spacing="0.0071in" fo:font-style="italic" fo:font-weight="normal" style:font-size-asian="10pt" style:font-style-asian="italic" style:font-weight-asian="normal" style:text-scale="105%"/>
    </style:style>
    <style:style style:name="T899" style:family="text">
      <style:text-properties style:font-name="Times New Roman" fo:font-size="10pt" fo:letter-spacing="0.0063in" fo:font-weight="bold" style:font-size-asian="10pt" style:font-weight-asian="bold" style:text-scale="105%"/>
    </style:style>
    <style:style style:name="T900" style:family="text">
      <style:text-properties style:font-name="Times New Roman" fo:font-size="10pt" fo:letter-spacing="0.0063in" fo:font-weight="bold" style:font-size-asian="10pt" style:font-weight-asian="bold" style:text-scale="100%"/>
    </style:style>
    <style:style style:name="T901" style:family="text">
      <style:text-properties style:font-name="Times New Roman" fo:font-size="10pt" fo:letter-spacing="0.0063in" fo:font-weight="bold" style:font-size-asian="10pt" style:font-weight-asian="bold" style:text-scale="110%"/>
    </style:style>
    <style:style style:name="T902" style:family="text">
      <style:text-properties style:font-name="Times New Roman" fo:font-size="10pt" fo:letter-spacing="0.0063in" fo:font-style="italic" fo:font-weight="normal" style:font-size-asian="10pt" style:font-style-asian="italic" style:font-weight-asian="normal" style:text-scale="100%"/>
    </style:style>
    <style:style style:name="T903" style:family="text">
      <style:text-properties style:font-name="Times New Roman" fo:font-size="10pt" fo:letter-spacing="0.0063in" fo:font-style="italic" fo:font-weight="normal" style:font-size-asian="10pt" style:font-style-asian="italic" style:font-weight-asian="normal" style:text-scale="105%"/>
    </style:style>
    <style:style style:name="T904" style:family="text">
      <style:text-properties style:font-name="Times New Roman" fo:font-size="10pt" fo:letter-spacing="0.0063in" fo:font-style="italic" fo:font-weight="normal" style:font-size-asian="10pt" style:font-style-asian="italic" style:font-weight-asian="normal" style:text-scale="110%"/>
    </style:style>
    <style:style style:name="T905" style:family="text">
      <style:text-properties style:font-name="Times New Roman" fo:font-size="10pt" fo:letter-spacing="0.0063in" fo:font-weight="normal" style:font-size-asian="10pt" style:font-weight-asian="normal" style:text-scale="105%"/>
    </style:style>
    <style:style style:name="T906" style:family="text">
      <style:text-properties style:font-name="Times New Roman" fo:font-size="10pt" fo:letter-spacing="0.0063in" fo:font-weight="normal" style:font-size-asian="10pt" style:font-weight-asian="normal" style:text-scale="100%"/>
    </style:style>
    <style:style style:name="T907" style:family="text">
      <style:text-properties style:font-name="Times New Roman" fo:font-size="10pt" fo:letter-spacing="0.0063in" fo:font-weight="normal" style:font-size-asian="10pt" style:font-weight-asian="normal" style:text-scale="110%"/>
    </style:style>
    <style:style style:name="T908" style:family="text">
      <style:text-properties style:font-name="Times New Roman" fo:font-size="10pt" fo:letter-spacing="0.0063in" fo:font-style="normal" fo:font-weight="bold" style:font-size-asian="10pt" style:font-style-asian="normal" style:font-weight-asian="bold" style:text-scale="105%"/>
    </style:style>
    <style:style style:name="T909" style:family="text">
      <style:text-properties style:font-name="Times New Roman" fo:font-size="10pt" fo:letter-spacing="0.0063in" fo:font-style="normal" fo:font-weight="bold" style:font-size-asian="10pt" style:font-style-asian="normal" style:font-weight-asian="bold" style:text-scale="100%"/>
    </style:style>
    <style:style style:name="T910" style:family="text">
      <style:text-properties style:font-name="Times New Roman" fo:font-size="10pt" fo:letter-spacing="0.0063in" fo:font-style="normal" fo:font-weight="bold" style:font-size-asian="10pt" style:font-style-asian="normal" style:font-weight-asian="bold" style:text-scale="110%"/>
    </style:style>
    <style:style style:name="T911" style:family="text">
      <style:text-properties style:font-name="Times New Roman" fo:font-size="10pt" fo:letter-spacing="0.0063in" fo:font-style="normal" fo:font-weight="normal" style:font-size-asian="10pt" style:font-style-asian="normal" style:font-weight-asian="normal" style:text-scale="105%"/>
    </style:style>
    <style:style style:name="T912" style:family="text">
      <style:text-properties style:font-name="Times New Roman" fo:font-size="10pt" fo:letter-spacing="0.0063in" fo:font-style="normal" fo:font-weight="normal" style:font-size-asian="10pt" style:font-style-asian="normal" style:font-weight-asian="normal" style:text-scale="100%"/>
    </style:style>
    <style:style style:name="T913" style:family="text">
      <style:text-properties style:font-name="Times New Roman" fo:font-size="10pt" fo:letter-spacing="0.0063in" fo:font-style="normal" fo:font-weight="normal" style:font-size-asian="10pt" style:font-style-asian="normal" style:font-weight-asian="normal" style:text-scale="110%"/>
    </style:style>
    <style:style style:name="T914" style:family="text">
      <style:text-properties style:font-name="Times New Roman" fo:font-size="10pt" fo:letter-spacing="-0.0102in" fo:font-weight="normal" style:font-size-asian="10pt" style:font-weight-asian="normal" style:text-scale="105%"/>
    </style:style>
    <style:style style:name="T915" style:family="text">
      <style:text-properties style:font-name="Times New Roman" fo:font-size="10pt" fo:letter-spacing="-0.0102in" fo:font-weight="normal" style:font-size-asian="10pt" style:font-weight-asian="normal" style:text-scale="110%"/>
    </style:style>
    <style:style style:name="T916" style:family="text">
      <style:text-properties style:font-name="Times New Roman" fo:font-size="10pt" fo:letter-spacing="-0.0102in" fo:font-weight="normal" style:font-size-asian="10pt" style:font-weight-asian="normal" style:text-scale="100%"/>
    </style:style>
    <style:style style:name="T917" style:family="text">
      <style:text-properties style:font-name="Times New Roman" fo:font-size="10pt" fo:letter-spacing="-0.0102in" fo:font-style="italic" fo:font-weight="normal" style:font-size-asian="10pt" style:font-style-asian="italic" style:font-weight-asian="normal" style:text-scale="100%"/>
    </style:style>
    <style:style style:name="T918" style:family="text">
      <style:text-properties style:font-name="Times New Roman" fo:font-size="10pt" fo:letter-spacing="-0.0102in" fo:font-style="italic" fo:font-weight="normal" style:font-size-asian="10pt" style:font-style-asian="italic" style:font-weight-asian="normal" style:text-scale="105%"/>
    </style:style>
    <style:style style:name="T919" style:family="text">
      <style:text-properties style:font-name="Times New Roman" fo:font-size="10pt" fo:letter-spacing="-0.0102in" fo:font-style="normal" fo:font-weight="normal" style:font-size-asian="10pt" style:font-style-asian="normal" style:font-weight-asian="normal" style:text-scale="105%"/>
    </style:style>
    <style:style style:name="T920" style:family="text">
      <style:text-properties style:font-name="Times New Roman" fo:font-size="10pt" fo:letter-spacing="-0.0102in" fo:font-style="normal" fo:font-weight="normal" style:font-size-asian="10pt" style:font-style-asian="normal" style:font-weight-asian="normal" style:text-scale="110%"/>
    </style:style>
    <style:style style:name="T921" style:family="text">
      <style:text-properties style:font-name="Times New Roman" fo:font-size="10pt" fo:letter-spacing="-0.0102in" fo:font-style="normal" fo:font-weight="bold" style:font-size-asian="10pt" style:font-style-asian="normal" style:font-weight-asian="bold" style:text-scale="110%"/>
    </style:style>
    <style:style style:name="T922" style:family="text">
      <style:text-properties style:font-name="Times New Roman" fo:font-size="10pt" fo:letter-spacing="-0.0102in" fo:font-style="normal" fo:font-weight="bold" style:font-size-asian="10pt" style:font-style-asian="normal" style:font-weight-asian="bold" style:text-scale="105%"/>
    </style:style>
    <style:style style:name="T923" style:family="text">
      <style:text-properties style:font-name="Times New Roman" fo:font-size="10pt" fo:letter-spacing="-0.0102in" fo:font-style="normal" fo:font-weight="bold" style:font-size-asian="10pt" style:font-style-asian="normal" style:font-weight-asian="bold" style:text-scale="100%"/>
    </style:style>
    <style:style style:name="T924" style:family="text">
      <style:text-properties style:font-name="Times New Roman" fo:font-size="10pt" fo:letter-spacing="-0.0102in" fo:font-weight="bold" style:font-size-asian="10pt" style:font-weight-asian="bold" style:text-scale="105%"/>
    </style:style>
    <style:style style:name="T925" style:family="text">
      <style:text-properties style:font-name="Times New Roman" fo:font-size="10pt" fo:letter-spacing="-0.0102in" fo:font-weight="bold" style:font-size-asian="10pt" style:font-weight-asian="bold" style:text-scale="110%"/>
    </style:style>
    <style:style style:name="T926" style:family="text">
      <style:text-properties style:font-name="Times New Roman" fo:font-size="10pt" fo:letter-spacing="-0.0102in" fo:font-weight="bold" style:font-size-asian="10pt" style:font-weight-asian="bold" style:text-scale="100%"/>
    </style:style>
    <style:style style:name="T927" style:family="text">
      <style:text-properties style:font-name="Times New Roman" fo:font-size="10pt" fo:letter-spacing="-0.0083in" fo:font-weight="normal" style:font-size-asian="10pt" style:font-weight-asian="normal" style:text-scale="105%"/>
    </style:style>
    <style:style style:name="T928" style:family="text">
      <style:text-properties style:font-name="Times New Roman" fo:font-size="10pt" fo:letter-spacing="-0.0083in" fo:font-weight="normal" style:font-size-asian="10pt" style:font-weight-asian="normal" style:text-scale="110%"/>
    </style:style>
    <style:style style:name="T929" style:family="text">
      <style:text-properties style:font-name="Times New Roman" fo:font-size="10pt" fo:letter-spacing="-0.0083in" fo:font-weight="normal" style:font-size-asian="10pt" style:font-weight-asian="normal" style:text-scale="100%"/>
    </style:style>
    <style:style style:name="T930" style:family="text">
      <style:text-properties style:font-name="Times New Roman" fo:font-size="10pt" fo:letter-spacing="-0.0083in" fo:font-weight="bold" style:font-size-asian="10pt" style:font-weight-asian="bold" style:text-scale="105%"/>
    </style:style>
    <style:style style:name="T931" style:family="text">
      <style:text-properties style:font-name="Times New Roman" fo:font-size="10pt" fo:letter-spacing="-0.0083in" fo:font-weight="bold" style:font-size-asian="10pt" style:font-weight-asian="bold" style:text-scale="110%"/>
    </style:style>
    <style:style style:name="T932" style:family="text">
      <style:text-properties style:font-name="Times New Roman" fo:font-size="10pt" fo:letter-spacing="-0.0083in" fo:font-style="normal" fo:font-weight="bold" style:font-size-asian="10pt" style:font-style-asian="normal" style:font-weight-asian="bold" style:text-scale="110%"/>
    </style:style>
    <style:style style:name="T933" style:family="text">
      <style:text-properties style:font-name="Times New Roman" fo:font-size="10pt" fo:letter-spacing="-0.0083in" fo:font-style="normal" fo:font-weight="bold" style:font-size-asian="10pt" style:font-style-asian="normal" style:font-weight-asian="bold" style:text-scale="105%"/>
    </style:style>
    <style:style style:name="T934" style:family="text">
      <style:text-properties style:font-name="Times New Roman" fo:font-size="10pt" fo:letter-spacing="-0.0083in" fo:font-style="normal" fo:font-weight="bold" style:font-size-asian="10pt" style:font-style-asian="normal" style:font-weight-asian="bold" style:text-scale="100%"/>
    </style:style>
    <style:style style:name="T935" style:family="text">
      <style:text-properties style:font-name="Times New Roman" fo:font-size="10pt" fo:letter-spacing="-0.0083in" fo:font-style="normal" fo:font-weight="normal" style:font-size-asian="10pt" style:font-style-asian="normal" style:font-weight-asian="normal" style:text-scale="110%"/>
    </style:style>
    <style:style style:name="T936" style:family="text">
      <style:text-properties style:font-name="Times New Roman" fo:font-size="10pt" fo:letter-spacing="-0.0083in" fo:font-style="normal" fo:font-weight="normal" style:font-size-asian="10pt" style:font-style-asian="normal" style:font-weight-asian="normal" style:text-scale="105%"/>
    </style:style>
    <style:style style:name="T937" style:family="text">
      <style:text-properties style:font-name="Times New Roman" fo:font-size="10pt" fo:letter-spacing="-0.0083in" fo:font-style="normal" fo:font-weight="normal" style:font-size-asian="10pt" style:font-style-asian="normal" style:font-weight-asian="normal" style:text-scale="100%"/>
    </style:style>
    <style:style style:name="T938" style:family="text">
      <style:text-properties style:font-name="Times New Roman" fo:font-size="10pt" fo:letter-spacing="-0.0083in" fo:font-style="italic" fo:font-weight="normal" style:font-size-asian="10pt" style:font-style-asian="italic" style:font-weight-asian="normal" style:text-scale="105%"/>
    </style:style>
    <style:style style:name="T939" style:family="text">
      <style:text-properties style:font-name="Times New Roman" fo:font-size="10pt" fo:letter-spacing="-0.0083in" fo:font-style="italic" fo:font-weight="normal" style:font-size-asian="10pt" style:font-style-asian="italic" style:font-weight-asian="normal" style:text-scale="100%"/>
    </style:style>
    <style:style style:name="T940" style:family="text">
      <style:text-properties style:font-name="Times New Roman" fo:font-size="10pt" fo:letter-spacing="-0.0083in" fo:font-style="italic" fo:font-weight="normal" style:font-size-asian="10pt" style:font-style-asian="italic" style:font-weight-asian="normal" style:text-scale="110%"/>
    </style:style>
    <style:style style:name="T941" style:family="text">
      <style:text-properties style:font-name="Times New Roman" fo:font-size="10pt" fo:letter-spacing="-0.0138in" fo:font-weight="normal" style:font-size-asian="10pt" style:font-weight-asian="normal" style:text-scale="105%"/>
    </style:style>
    <style:style style:name="T942" style:family="text">
      <style:text-properties style:font-name="Times New Roman" fo:font-size="10pt" fo:letter-spacing="-0.0138in" fo:font-weight="normal" style:font-size-asian="10pt" style:font-weight-asian="normal" style:text-scale="110%"/>
    </style:style>
    <style:style style:name="T943" style:family="text">
      <style:text-properties style:font-name="Times New Roman" fo:font-size="10pt" fo:letter-spacing="-0.0138in" fo:font-weight="normal" style:font-size-asian="10pt" style:font-weight-asian="normal" style:text-scale="100%"/>
    </style:style>
    <style:style style:name="T944" style:family="text">
      <style:text-properties style:font-name="Times New Roman" fo:font-size="10pt" fo:letter-spacing="-0.0138in" fo:font-style="normal" fo:font-weight="normal" style:font-size-asian="10pt" style:font-style-asian="normal" style:font-weight-asian="normal" style:text-scale="105%"/>
    </style:style>
    <style:style style:name="T945" style:family="text">
      <style:text-properties style:font-name="Times New Roman" fo:font-size="10pt" fo:letter-spacing="-0.0138in" fo:font-style="normal" fo:font-weight="normal" style:font-size-asian="10pt" style:font-style-asian="normal" style:font-weight-asian="normal" style:text-scale="110%"/>
    </style:style>
    <style:style style:name="T946" style:family="text">
      <style:text-properties style:font-name="Times New Roman" fo:font-size="10pt" fo:letter-spacing="-0.0138in" fo:font-style="normal" fo:font-weight="normal" style:font-size-asian="10pt" style:font-style-asian="normal" style:font-weight-asian="normal" style:text-scale="100%"/>
    </style:style>
    <style:style style:name="T947" style:family="text">
      <style:text-properties style:font-name="Times New Roman" fo:font-size="10pt" fo:letter-spacing="-0.0138in" fo:font-style="normal" fo:font-weight="bold" style:font-size-asian="10pt" style:font-style-asian="normal" style:font-weight-asian="bold" style:text-scale="105%"/>
    </style:style>
    <style:style style:name="T948" style:family="text">
      <style:text-properties style:font-name="Times New Roman" fo:font-size="10pt" fo:letter-spacing="-0.0138in" fo:font-style="normal" fo:font-weight="bold" style:font-size-asian="10pt" style:font-style-asian="normal" style:font-weight-asian="bold" style:text-scale="110%"/>
    </style:style>
    <style:style style:name="T949" style:family="text">
      <style:text-properties style:font-name="Times New Roman" fo:font-size="10pt" fo:letter-spacing="-0.0138in" fo:font-weight="bold" style:font-size-asian="10pt" style:font-weight-asian="bold" style:text-scale="105%"/>
    </style:style>
    <style:style style:name="T950" style:family="text">
      <style:text-properties style:font-name="Times New Roman" fo:font-size="10pt" fo:letter-spacing="-0.0138in" fo:font-weight="bold" style:font-size-asian="10pt" style:font-weight-asian="bold" style:text-scale="100%"/>
    </style:style>
    <style:style style:name="T951" style:family="text">
      <style:text-properties style:font-name="Times New Roman" fo:font-size="10pt" fo:letter-spacing="-0.0138in" fo:font-style="italic" fo:font-weight="normal" style:font-size-asian="10pt" style:font-style-asian="italic" style:font-weight-asian="normal" style:text-scale="105%"/>
    </style:style>
    <style:style style:name="T952" style:family="text">
      <style:text-properties style:font-name="Times New Roman" fo:font-size="10pt" fo:letter-spacing="-0.0138in" fo:font-style="italic" fo:font-weight="normal" style:font-size-asian="10pt" style:font-style-asian="italic" style:font-weight-asian="normal" style:text-scale="100%"/>
    </style:style>
    <style:style style:name="T953" style:family="text">
      <style:text-properties style:font-name="Times New Roman" fo:font-size="10pt" fo:letter-spacing="-0.0138in" fo:font-style="italic" fo:font-weight="normal" style:font-size-asian="10pt" style:font-style-asian="italic" style:font-weight-asian="normal" style:text-scale="110%"/>
    </style:style>
    <style:style style:name="T954" style:family="text">
      <style:text-properties style:font-name="Times New Roman" fo:font-size="10pt" fo:letter-spacing="-0.0075in" fo:font-weight="normal" style:font-size-asian="10pt" style:font-weight-asian="normal" style:text-scale="105%"/>
    </style:style>
    <style:style style:name="T955" style:family="text">
      <style:text-properties style:font-name="Times New Roman" fo:font-size="10pt" fo:letter-spacing="-0.0075in" fo:font-weight="normal" style:font-size-asian="10pt" style:font-weight-asian="normal" style:text-scale="110%"/>
    </style:style>
    <style:style style:name="T956" style:family="text">
      <style:text-properties style:font-name="Times New Roman" fo:font-size="10pt" fo:letter-spacing="-0.0075in" fo:font-weight="normal" style:font-size-asian="10pt" style:font-weight-asian="normal" style:text-scale="100%"/>
    </style:style>
    <style:style style:name="T957" style:family="text">
      <style:text-properties style:font-name="Times New Roman" fo:font-size="10pt" fo:letter-spacing="-0.0075in" fo:font-style="normal" fo:font-weight="bold" style:font-size-asian="10pt" style:font-style-asian="normal" style:font-weight-asian="bold" style:text-scale="110%"/>
    </style:style>
    <style:style style:name="T958" style:family="text">
      <style:text-properties style:font-name="Times New Roman" fo:font-size="10pt" fo:letter-spacing="-0.0075in" fo:font-style="normal" fo:font-weight="bold" style:font-size-asian="10pt" style:font-style-asian="normal" style:font-weight-asian="bold" style:text-scale="105%"/>
    </style:style>
    <style:style style:name="T959" style:family="text">
      <style:text-properties style:font-name="Times New Roman" fo:font-size="10pt" fo:letter-spacing="-0.0075in" fo:font-style="normal" fo:font-weight="bold" style:font-size-asian="10pt" style:font-style-asian="normal" style:font-weight-asian="bold" style:text-scale="100%"/>
    </style:style>
    <style:style style:name="T960" style:family="text">
      <style:text-properties style:font-name="Times New Roman" fo:font-size="10pt" fo:letter-spacing="-0.0075in" fo:font-style="normal" fo:font-weight="normal" style:font-size-asian="10pt" style:font-style-asian="normal" style:font-weight-asian="normal" style:text-scale="105%"/>
    </style:style>
    <style:style style:name="T961" style:family="text">
      <style:text-properties style:font-name="Times New Roman" fo:font-size="10pt" fo:letter-spacing="-0.0075in" fo:font-style="normal" fo:font-weight="normal" style:font-size-asian="10pt" style:font-style-asian="normal" style:font-weight-asian="normal" style:text-scale="110%"/>
    </style:style>
    <style:style style:name="T962" style:family="text">
      <style:text-properties style:font-name="Times New Roman" fo:font-size="10pt" fo:letter-spacing="-0.0075in" fo:font-style="normal" fo:font-weight="normal" style:font-size-asian="10pt" style:font-style-asian="normal" style:font-weight-asian="normal" style:text-scale="100%"/>
    </style:style>
    <style:style style:name="T963" style:family="text">
      <style:text-properties style:font-name="Times New Roman" fo:font-size="10pt" fo:letter-spacing="-0.0075in" fo:font-weight="bold" style:font-size-asian="10pt" style:font-weight-asian="bold" style:text-scale="105%"/>
    </style:style>
    <style:style style:name="T964" style:family="text">
      <style:text-properties style:font-name="Times New Roman" fo:font-size="10pt" fo:letter-spacing="-0.0075in" fo:font-weight="bold" style:font-size-asian="10pt" style:font-weight-asian="bold" style:text-scale="100%"/>
    </style:style>
    <style:style style:name="T965" style:family="text">
      <style:text-properties style:font-name="Times New Roman" fo:font-size="10pt" fo:letter-spacing="-0.0075in" fo:font-style="italic" fo:font-weight="normal" style:font-size-asian="10pt" style:font-style-asian="italic" style:font-weight-asian="normal" style:text-scale="105%"/>
    </style:style>
    <style:style style:name="T966" style:family="text">
      <style:text-properties style:font-name="Times New Roman" fo:font-size="10pt" fo:letter-spacing="-0.0075in" fo:font-style="italic" fo:font-weight="normal" style:font-size-asian="10pt" style:font-style-asian="italic" style:font-weight-asian="normal" style:text-scale="115%"/>
    </style:style>
    <style:style style:name="T967" style:family="text">
      <style:text-properties style:font-name="Times New Roman" fo:font-size="10pt" fo:letter-spacing="0.0173in" fo:font-weight="bold" style:font-size-asian="10pt" style:font-weight-asian="bold" style:text-scale="105%"/>
    </style:style>
    <style:style style:name="T968" style:family="text">
      <style:text-properties style:font-name="Times New Roman" fo:font-size="10pt" fo:letter-spacing="0.0173in" fo:font-weight="bold" style:font-size-asian="10pt" style:font-weight-asian="bold" style:text-scale="100%"/>
    </style:style>
    <style:style style:name="T969" style:family="text">
      <style:text-properties style:font-name="Times New Roman" fo:font-size="10pt" fo:letter-spacing="0.0173in" fo:font-weight="bold" style:font-size-asian="10pt" style:font-weight-asian="bold" style:text-scale="110%"/>
    </style:style>
    <style:style style:name="T970" style:family="text">
      <style:text-properties style:font-name="Times New Roman" fo:font-size="10pt" fo:letter-spacing="0.0173in" fo:font-weight="normal" style:font-size-asian="10pt" style:font-weight-asian="normal" style:text-scale="105%"/>
    </style:style>
    <style:style style:name="T971" style:family="text">
      <style:text-properties style:font-name="Times New Roman" fo:font-size="10pt" fo:letter-spacing="0.0173in" fo:font-weight="normal" style:font-size-asian="10pt" style:font-weight-asian="normal" style:text-scale="100%"/>
    </style:style>
    <style:style style:name="T972" style:family="text">
      <style:text-properties style:font-name="Times New Roman" fo:font-size="10pt" fo:letter-spacing="0.0173in" fo:font-weight="normal" style:font-size-asian="10pt" style:font-weight-asian="normal" style:text-scale="110%"/>
    </style:style>
    <style:style style:name="T973" style:family="text">
      <style:text-properties style:font-name="Times New Roman" fo:font-size="10pt" fo:letter-spacing="0.0173in" fo:font-style="italic" fo:font-weight="normal" style:font-size-asian="10pt" style:font-style-asian="italic" style:font-weight-asian="normal" style:text-scale="105%"/>
    </style:style>
    <style:style style:name="T974" style:family="text">
      <style:text-properties style:font-name="Times New Roman" fo:font-size="10pt" fo:letter-spacing="0.0173in" fo:font-style="italic" fo:font-weight="normal" style:font-size-asian="10pt" style:font-style-asian="italic" style:font-weight-asian="normal" style:text-scale="100%"/>
    </style:style>
    <style:style style:name="T975" style:family="text">
      <style:text-properties style:font-name="Times New Roman" fo:font-size="10pt" fo:letter-spacing="0.0173in" fo:font-style="normal" fo:font-weight="bold" style:font-size-asian="10pt" style:font-style-asian="normal" style:font-weight-asian="bold" style:text-scale="105%"/>
    </style:style>
    <style:style style:name="T976" style:family="text">
      <style:text-properties style:font-name="Times New Roman" fo:font-size="10pt" fo:letter-spacing="0.0173in" fo:font-style="normal" fo:font-weight="bold" style:font-size-asian="10pt" style:font-style-asian="normal" style:font-weight-asian="bold" style:text-scale="100%"/>
    </style:style>
    <style:style style:name="T977" style:family="text">
      <style:text-properties style:font-name="Times New Roman" fo:font-size="10pt" fo:letter-spacing="0.0173in" fo:font-style="normal" fo:font-weight="bold" style:font-size-asian="10pt" style:font-style-asian="normal" style:font-weight-asian="bold" style:text-scale="110%"/>
    </style:style>
    <style:style style:name="T978" style:family="text">
      <style:text-properties style:font-name="Times New Roman" fo:font-size="10pt" fo:letter-spacing="0.0173in" fo:font-style="normal" fo:font-weight="normal" style:font-size-asian="10pt" style:font-style-asian="normal" style:font-weight-asian="normal" style:text-scale="105%"/>
    </style:style>
    <style:style style:name="T979" style:family="text">
      <style:text-properties style:font-name="Times New Roman" fo:font-size="10pt" fo:letter-spacing="0.0173in" fo:font-style="normal" fo:font-weight="normal" style:font-size-asian="10pt" style:font-style-asian="normal" style:font-weight-asian="normal" style:text-scale="100%"/>
    </style:style>
    <style:style style:name="T980" style:family="text">
      <style:text-properties style:font-name="Times New Roman" fo:font-size="10pt" fo:letter-spacing="0.0173in" fo:font-style="normal" fo:font-weight="normal" style:font-size-asian="10pt" style:font-style-asian="normal" style:font-weight-asian="normal" style:text-scale="110%"/>
    </style:style>
    <style:style style:name="T981" style:family="text">
      <style:text-properties style:font-name="Times New Roman" fo:font-size="10pt" fo:letter-spacing="0.0154in" fo:font-weight="normal" style:font-size-asian="10pt" style:font-weight-asian="normal" style:text-scale="105%"/>
    </style:style>
    <style:style style:name="T982" style:family="text">
      <style:text-properties style:font-name="Times New Roman" fo:font-size="10pt" fo:letter-spacing="0.0154in" fo:font-weight="normal" style:font-size-asian="10pt" style:font-weight-asian="normal" style:text-scale="100%"/>
    </style:style>
    <style:style style:name="T983" style:family="text">
      <style:text-properties style:font-name="Times New Roman" fo:font-size="10pt" fo:letter-spacing="0.0154in" fo:font-style="italic" fo:font-weight="normal" style:font-size-asian="10pt" style:font-style-asian="italic" style:font-weight-asian="normal" style:text-scale="100%"/>
    </style:style>
    <style:style style:name="T984" style:family="text">
      <style:text-properties style:font-name="Times New Roman" fo:font-size="10pt" fo:letter-spacing="0.0154in" fo:font-style="italic" fo:font-weight="normal" style:font-size-asian="10pt" style:font-style-asian="italic" style:font-weight-asian="normal" style:text-scale="105%"/>
    </style:style>
    <style:style style:name="T985" style:family="text">
      <style:text-properties style:font-name="Times New Roman" fo:font-size="10pt" fo:letter-spacing="0.0154in" fo:font-style="normal" fo:font-weight="normal" style:font-size-asian="10pt" style:font-style-asian="normal" style:font-weight-asian="normal" style:text-scale="100%"/>
    </style:style>
    <style:style style:name="T986" style:family="text">
      <style:text-properties style:font-name="Times New Roman" fo:font-size="10pt" fo:letter-spacing="0.0154in" fo:font-style="normal" fo:font-weight="normal" style:font-size-asian="10pt" style:font-style-asian="normal" style:font-weight-asian="normal" style:text-scale="105%"/>
    </style:style>
    <style:style style:name="T987" style:family="text">
      <style:text-properties style:font-name="Times New Roman" fo:font-size="10pt" fo:letter-spacing="0.0154in" fo:font-style="normal" fo:font-weight="bold" style:font-size-asian="10pt" style:font-style-asian="normal" style:font-weight-asian="bold" style:text-scale="105%"/>
    </style:style>
    <style:style style:name="T988" style:family="text">
      <style:text-properties style:font-name="Times New Roman" fo:font-size="10pt" fo:letter-spacing="0.0154in" fo:font-style="normal" fo:font-weight="bold" style:font-size-asian="10pt" style:font-style-asian="normal" style:font-weight-asian="bold" style:text-scale="100%"/>
    </style:style>
    <style:style style:name="T989" style:family="text">
      <style:text-properties style:font-name="Times New Roman" fo:font-size="10pt" fo:letter-spacing="0.0154in" fo:font-weight="bold" style:font-size-asian="10pt" style:font-weight-asian="bold" style:text-scale="105%"/>
    </style:style>
    <style:style style:name="T990" style:family="text">
      <style:text-properties style:font-name="Times New Roman" fo:font-size="10pt" fo:letter-spacing="0.0154in" fo:font-weight="bold" style:font-size-asian="10pt" style:font-weight-asian="bold" style:text-scale="100%"/>
    </style:style>
    <style:style style:name="T991" style:family="text">
      <style:text-properties style:font-name="Times New Roman" fo:font-size="10pt" fo:letter-spacing="0.0154in" fo:font-weight="bold" style:font-size-asian="10pt" style:font-weight-asian="bold" style:text-scale="110%"/>
    </style:style>
    <style:style style:name="T992" style:family="text">
      <style:text-properties style:font-name="Times New Roman" fo:font-size="10pt" fo:letter-spacing="0.0236in" fo:font-style="italic" fo:font-weight="normal" style:font-size-asian="10pt" style:font-style-asian="italic" style:font-weight-asian="normal" style:text-scale="100%"/>
    </style:style>
    <style:style style:name="T993" style:family="text">
      <style:text-properties style:font-name="Times New Roman" fo:font-size="10pt" fo:letter-spacing="0.0236in" fo:font-style="italic" fo:font-weight="normal" style:font-size-asian="10pt" style:font-style-asian="italic" style:font-weight-asian="normal" style:text-scale="105%"/>
    </style:style>
    <style:style style:name="T994" style:family="text">
      <style:text-properties style:font-name="Times New Roman" fo:font-size="10pt" fo:letter-spacing="0.0236in" fo:font-weight="bold" style:font-size-asian="10pt" style:font-weight-asian="bold" style:text-scale="100%"/>
    </style:style>
    <style:style style:name="T995" style:family="text">
      <style:text-properties style:font-name="Times New Roman" fo:font-size="10pt" fo:letter-spacing="0.0236in" fo:font-weight="bold" style:font-size-asian="10pt" style:font-weight-asian="bold" style:text-scale="105%"/>
    </style:style>
    <style:style style:name="T996" style:family="text">
      <style:text-properties style:font-name="Times New Roman" fo:font-size="10pt" fo:letter-spacing="0.0236in" fo:font-weight="bold" style:font-size-asian="10pt" style:font-weight-asian="bold" style:text-scale="110%"/>
    </style:style>
    <style:style style:name="T997" style:family="text">
      <style:text-properties style:font-name="Times New Roman" fo:font-size="10pt" fo:letter-spacing="0.0236in" fo:font-style="normal" fo:font-weight="bold" style:font-size-asian="10pt" style:font-style-asian="normal" style:font-weight-asian="bold" style:text-scale="100%"/>
    </style:style>
    <style:style style:name="T998" style:family="text">
      <style:text-properties style:font-name="Times New Roman" fo:font-size="10pt" fo:letter-spacing="0.0236in" fo:font-style="normal" fo:font-weight="bold" style:font-size-asian="10pt" style:font-style-asian="normal" style:font-weight-asian="bold" style:text-scale="105%"/>
    </style:style>
    <style:style style:name="T999" style:family="text">
      <style:text-properties style:font-name="Times New Roman" fo:font-size="10pt" fo:letter-spacing="0.0236in" fo:font-style="normal" fo:font-weight="bold" style:font-size-asian="10pt" style:font-style-asian="normal" style:font-weight-asian="bold" style:text-scale="110%"/>
    </style:style>
    <style:style style:name="T1000" style:family="text">
      <style:text-properties style:font-name="Times New Roman" fo:font-size="10pt" fo:letter-spacing="0.0236in" fo:font-style="normal" fo:font-weight="normal" style:font-size-asian="10pt" style:font-style-asian="normal" style:font-weight-asian="normal" style:text-scale="105%"/>
    </style:style>
    <style:style style:name="T1001" style:family="text">
      <style:text-properties style:font-name="Times New Roman" fo:font-size="10pt" fo:letter-spacing="0.0236in" fo:font-style="normal" fo:font-weight="normal" style:font-size-asian="10pt" style:font-style-asian="normal" style:font-weight-asian="normal" style:text-scale="100%"/>
    </style:style>
    <style:style style:name="T1002" style:family="text">
      <style:text-properties style:font-name="Times New Roman" fo:font-size="10pt" fo:letter-spacing="0.0236in" fo:font-style="normal" fo:font-weight="normal" style:font-size-asian="10pt" style:font-style-asian="normal" style:font-weight-asian="normal" style:text-scale="110%"/>
    </style:style>
    <style:style style:name="T1003" style:family="text">
      <style:text-properties style:font-name="Times New Roman" fo:font-size="10pt" fo:letter-spacing="0.0236in" fo:font-weight="normal" style:font-size-asian="10pt" style:font-weight-asian="normal" style:text-scale="105%"/>
    </style:style>
    <style:style style:name="T1004" style:family="text">
      <style:text-properties style:font-name="Times New Roman" fo:font-size="10pt" fo:letter-spacing="0.0236in" fo:font-weight="normal" style:font-size-asian="10pt" style:font-weight-asian="normal" style:text-scale="100%"/>
    </style:style>
    <style:style style:name="T1005" style:family="text">
      <style:text-properties style:font-name="Times New Roman" fo:font-size="10pt" fo:letter-spacing="0.0236in" fo:font-weight="normal" style:font-size-asian="10pt" style:font-weight-asian="normal" style:text-scale="110%"/>
    </style:style>
    <style:style style:name="T1006" style:family="text">
      <style:text-properties style:font-name="Times New Roman" fo:font-size="10pt" fo:letter-spacing="0.0138in" fo:font-weight="bold" style:font-size-asian="10pt" style:font-weight-asian="bold" style:text-scale="105%"/>
    </style:style>
    <style:style style:name="T1007" style:family="text">
      <style:text-properties style:font-name="Times New Roman" fo:font-size="10pt" fo:letter-spacing="0.0138in" fo:font-weight="bold" style:font-size-asian="10pt" style:font-weight-asian="bold" style:text-scale="100%"/>
    </style:style>
    <style:style style:name="T1008" style:family="text">
      <style:text-properties style:font-name="Times New Roman" fo:font-size="10pt" fo:letter-spacing="0.0138in" fo:font-weight="normal" style:font-size-asian="10pt" style:font-weight-asian="normal" style:text-scale="105%"/>
    </style:style>
    <style:style style:name="T1009" style:family="text">
      <style:text-properties style:font-name="Times New Roman" fo:font-size="10pt" fo:letter-spacing="0.0138in" fo:font-weight="normal" style:font-size-asian="10pt" style:font-weight-asian="normal" style:text-scale="100%"/>
    </style:style>
    <style:style style:name="T1010" style:family="text">
      <style:text-properties style:font-name="Times New Roman" fo:font-size="10pt" fo:letter-spacing="0.0138in" fo:font-weight="normal" style:font-size-asian="10pt" style:font-weight-asian="normal" style:text-scale="110%"/>
    </style:style>
    <style:style style:name="T1011" style:family="text">
      <style:text-properties style:font-name="Times New Roman" fo:font-size="10pt" fo:letter-spacing="0.0138in" fo:font-style="italic" fo:font-weight="normal" style:font-size-asian="10pt" style:font-style-asian="italic" style:font-weight-asian="normal" style:text-scale="105%"/>
    </style:style>
    <style:style style:name="T1012" style:family="text">
      <style:text-properties style:font-name="Times New Roman" fo:font-size="10pt" fo:letter-spacing="0.0138in" fo:font-style="italic" fo:font-weight="normal" style:font-size-asian="10pt" style:font-style-asian="italic" style:font-weight-asian="normal" style:text-scale="100%"/>
    </style:style>
    <style:style style:name="T1013" style:family="text">
      <style:text-properties style:font-name="Times New Roman" fo:font-size="10pt" fo:letter-spacing="0.0138in" fo:font-style="normal" fo:font-weight="bold" style:font-size-asian="10pt" style:font-style-asian="normal" style:font-weight-asian="bold" style:text-scale="105%"/>
    </style:style>
    <style:style style:name="T1014" style:family="text">
      <style:text-properties style:font-name="Times New Roman" fo:font-size="10pt" fo:letter-spacing="0.0138in" fo:font-style="normal" fo:font-weight="bold" style:font-size-asian="10pt" style:font-style-asian="normal" style:font-weight-asian="bold" style:text-scale="100%"/>
    </style:style>
    <style:style style:name="T1015" style:family="text">
      <style:text-properties style:font-name="Times New Roman" fo:font-size="10pt" fo:letter-spacing="0.0138in" fo:font-style="normal" fo:font-weight="bold" style:font-size-asian="10pt" style:font-style-asian="normal" style:font-weight-asian="bold" style:text-scale="110%"/>
    </style:style>
    <style:style style:name="T1016" style:family="text">
      <style:text-properties style:font-name="Times New Roman" fo:font-size="10pt" fo:letter-spacing="0.0138in" fo:font-style="normal" fo:font-weight="normal" style:font-size-asian="10pt" style:font-style-asian="normal" style:font-weight-asian="normal" style:text-scale="105%"/>
    </style:style>
    <style:style style:name="T1017" style:family="text">
      <style:text-properties style:font-name="Times New Roman" fo:font-size="10pt" fo:letter-spacing="0.0138in" fo:font-style="normal" fo:font-weight="normal" style:font-size-asian="10pt" style:font-style-asian="normal" style:font-weight-asian="normal" style:text-scale="100%"/>
    </style:style>
    <style:style style:name="T1018" style:family="text">
      <style:text-properties style:font-name="Times New Roman" fo:font-size="10pt" fo:letter-spacing="0.0138in" fo:font-style="normal" fo:font-weight="normal" style:font-size-asian="10pt" style:font-style-asian="normal" style:font-weight-asian="normal" style:text-scale="110%"/>
    </style:style>
    <style:style style:name="T1019" style:family="text">
      <style:text-properties style:font-name="Times New Roman" fo:font-size="10pt" fo:letter-spacing="-0.0181in" fo:font-weight="bold" style:font-size-asian="10pt" style:font-weight-asian="bold" style:text-scale="105%"/>
    </style:style>
    <style:style style:name="T1020" style:family="text">
      <style:text-properties style:font-name="Times New Roman" fo:font-size="10pt" fo:letter-spacing="-0.0181in" fo:font-weight="bold" style:font-size-asian="10pt" style:font-weight-asian="bold" style:text-scale="110%"/>
    </style:style>
    <style:style style:name="T1021" style:family="text">
      <style:text-properties style:font-name="Times New Roman" fo:font-size="10pt" fo:letter-spacing="-0.0181in" fo:font-style="normal" fo:font-weight="bold" style:font-size-asian="10pt" style:font-style-asian="normal" style:font-weight-asian="bold" style:text-scale="110%"/>
    </style:style>
    <style:style style:name="T1022" style:family="text">
      <style:text-properties style:font-name="Times New Roman" fo:font-size="10pt" fo:letter-spacing="-0.0181in" fo:font-style="normal" fo:font-weight="bold" style:font-size-asian="10pt" style:font-style-asian="normal" style:font-weight-asian="bold" style:text-scale="105%"/>
    </style:style>
    <style:style style:name="T1023" style:family="text">
      <style:text-properties style:font-name="Times New Roman" fo:font-size="10pt" fo:letter-spacing="-0.0181in" fo:font-style="normal" fo:font-weight="normal" style:font-size-asian="10pt" style:font-style-asian="normal" style:font-weight-asian="normal" style:text-scale="105%"/>
    </style:style>
    <style:style style:name="T1024" style:family="text">
      <style:text-properties style:font-name="Times New Roman" fo:font-size="10pt" fo:letter-spacing="-0.0181in" fo:font-weight="normal" style:font-size-asian="10pt" style:font-weight-asian="normal" style:text-scale="105%"/>
    </style:style>
    <style:style style:name="T1025" style:family="text">
      <style:text-properties style:font-name="Times New Roman" fo:font-size="10pt" fo:letter-spacing="-0.0181in" fo:font-weight="normal" style:font-size-asian="10pt" style:font-weight-asian="normal" style:text-scale="110%"/>
    </style:style>
    <style:style style:name="T1026" style:family="text">
      <style:text-properties style:font-name="Times New Roman" fo:font-size="10pt" fo:letter-spacing="-0.0181in" fo:font-style="italic" fo:font-weight="normal" style:font-size-asian="10pt" style:font-style-asian="italic" style:font-weight-asian="normal" style:text-scale="100%"/>
    </style:style>
    <style:style style:name="T1027" style:family="text">
      <style:text-properties style:font-name="Times New Roman" fo:font-size="10pt" fo:letter-spacing="-0.0181in" fo:font-style="italic" fo:font-weight="normal" style:font-size-asian="10pt" style:font-style-asian="italic" style:font-weight-asian="normal" style:text-scale="105%"/>
    </style:style>
    <style:style style:name="T1028" style:family="text">
      <style:text-properties style:font-name="Times New Roman" fo:font-size="10pt" fo:letter-spacing="0.0335in" fo:font-weight="bold" style:font-size-asian="10pt" style:font-weight-asian="bold" style:text-scale="105%"/>
    </style:style>
    <style:style style:name="T1029" style:family="text">
      <style:text-properties style:font-name="Times New Roman" fo:font-size="10pt" fo:letter-spacing="0.0335in" fo:font-weight="bold" style:font-size-asian="10pt" style:font-weight-asian="bold" style:text-scale="100%"/>
    </style:style>
    <style:style style:name="T1030" style:family="text">
      <style:text-properties style:font-name="Times New Roman" fo:font-size="10pt" fo:letter-spacing="0.0335in" fo:font-weight="bold" style:font-size-asian="10pt" style:font-weight-asian="bold" style:text-scale="110%"/>
    </style:style>
    <style:style style:name="T1031" style:family="text">
      <style:text-properties style:font-name="Times New Roman" fo:font-size="10pt" fo:letter-spacing="0.0335in" fo:font-weight="normal" style:font-size-asian="10pt" style:font-weight-asian="normal" style:text-scale="105%"/>
    </style:style>
    <style:style style:name="T1032" style:family="text">
      <style:text-properties style:font-name="Times New Roman" fo:font-size="10pt" fo:letter-spacing="0.0335in" fo:font-weight="normal" style:font-size-asian="10pt" style:font-weight-asian="normal" style:text-scale="110%"/>
    </style:style>
    <style:style style:name="T1033" style:family="text">
      <style:text-properties style:font-name="Times New Roman" fo:font-size="10pt" fo:letter-spacing="0.0335in" fo:font-weight="normal" style:font-size-asian="10pt" style:font-weight-asian="normal" style:text-scale="100%"/>
    </style:style>
    <style:style style:name="T1034" style:family="text">
      <style:text-properties style:font-name="Times New Roman" fo:font-size="10pt" fo:letter-spacing="0.0335in" fo:font-style="italic" fo:font-weight="normal" style:font-size-asian="10pt" style:font-style-asian="italic" style:font-weight-asian="normal" style:text-scale="105%"/>
    </style:style>
    <style:style style:name="T1035" style:family="text">
      <style:text-properties style:font-name="Times New Roman" fo:font-size="10pt" fo:letter-spacing="0.0335in" fo:font-style="italic" fo:font-weight="normal" style:font-size-asian="10pt" style:font-style-asian="italic" style:font-weight-asian="normal" style:text-scale="100%"/>
    </style:style>
    <style:style style:name="T1036" style:family="text">
      <style:text-properties style:font-name="Times New Roman" fo:font-size="10pt" fo:letter-spacing="0.0335in" fo:font-style="italic" fo:font-weight="normal" style:font-size-asian="10pt" style:font-style-asian="italic" style:font-weight-asian="normal" style:text-scale="110%"/>
    </style:style>
    <style:style style:name="T1037" style:family="text">
      <style:text-properties style:font-name="Times New Roman" fo:font-size="10pt" fo:letter-spacing="0.0335in" fo:font-style="normal" fo:font-weight="normal" style:font-size-asian="10pt" style:font-style-asian="normal" style:font-weight-asian="normal" style:text-scale="105%"/>
    </style:style>
    <style:style style:name="T1038" style:family="text">
      <style:text-properties style:font-name="Times New Roman" fo:font-size="10pt" fo:letter-spacing="0.0335in" fo:font-style="normal" fo:font-weight="normal" style:font-size-asian="10pt" style:font-style-asian="normal" style:font-weight-asian="normal" style:text-scale="100%"/>
    </style:style>
    <style:style style:name="T1039" style:family="text">
      <style:text-properties style:font-name="Times New Roman" fo:font-size="10pt" fo:letter-spacing="0.0335in" fo:font-style="normal" fo:font-weight="normal" style:font-size-asian="10pt" style:font-style-asian="normal" style:font-weight-asian="normal" style:text-scale="110%"/>
    </style:style>
    <style:style style:name="T1040" style:family="text">
      <style:text-properties style:font-name="Times New Roman" fo:font-size="10pt" fo:letter-spacing="0.0335in" fo:font-style="normal" fo:font-weight="bold" style:font-size-asian="10pt" style:font-style-asian="normal" style:font-weight-asian="bold" style:text-scale="105%"/>
    </style:style>
    <style:style style:name="T1041" style:family="text">
      <style:text-properties style:font-name="Times New Roman" fo:font-size="10pt" fo:letter-spacing="0.0335in" fo:font-style="normal" fo:font-weight="bold" style:font-size-asian="10pt" style:font-style-asian="normal" style:font-weight-asian="bold" style:text-scale="100%"/>
    </style:style>
    <style:style style:name="T1042" style:family="text">
      <style:text-properties style:font-name="Times New Roman" fo:font-size="10pt" fo:letter-spacing="0.0217in" fo:font-style="italic" fo:font-weight="normal" style:font-size-asian="10pt" style:font-style-asian="italic" style:font-weight-asian="normal" style:text-scale="100%"/>
    </style:style>
    <style:style style:name="T1043" style:family="text">
      <style:text-properties style:font-name="Times New Roman" fo:font-size="10pt" fo:letter-spacing="0.0217in" fo:font-style="italic" fo:font-weight="normal" style:font-size-asian="10pt" style:font-style-asian="italic" style:font-weight-asian="normal" style:text-scale="105%"/>
    </style:style>
    <style:style style:name="T1044" style:family="text">
      <style:text-properties style:font-name="Times New Roman" fo:font-size="10pt" fo:letter-spacing="0.0217in" fo:font-style="italic" fo:font-weight="normal" style:font-size-asian="10pt" style:font-style-asian="italic" style:font-weight-asian="normal" style:text-scale="110%"/>
    </style:style>
    <style:style style:name="T1045" style:family="text">
      <style:text-properties style:font-name="Times New Roman" fo:font-size="10pt" fo:letter-spacing="0.0217in" fo:font-weight="bold" style:font-size-asian="10pt" style:font-weight-asian="bold" style:text-scale="105%"/>
    </style:style>
    <style:style style:name="T1046" style:family="text">
      <style:text-properties style:font-name="Times New Roman" fo:font-size="10pt" fo:letter-spacing="0.0217in" fo:font-weight="bold" style:font-size-asian="10pt" style:font-weight-asian="bold" style:text-scale="110%"/>
    </style:style>
    <style:style style:name="T1047" style:family="text">
      <style:text-properties style:font-name="Times New Roman" fo:font-size="10pt" fo:letter-spacing="0.0217in" fo:font-weight="bold" style:font-size-asian="10pt" style:font-weight-asian="bold" style:text-scale="100%"/>
    </style:style>
    <style:style style:name="T1048" style:family="text">
      <style:text-properties style:font-name="Times New Roman" fo:font-size="10pt" fo:letter-spacing="0.0217in" fo:font-weight="normal" style:font-size-asian="10pt" style:font-weight-asian="normal" style:text-scale="105%"/>
    </style:style>
    <style:style style:name="T1049" style:family="text">
      <style:text-properties style:font-name="Times New Roman" fo:font-size="10pt" fo:letter-spacing="0.0217in" fo:font-weight="normal" style:font-size-asian="10pt" style:font-weight-asian="normal" style:text-scale="100%"/>
    </style:style>
    <style:style style:name="T1050" style:family="text">
      <style:text-properties style:font-name="Times New Roman" fo:font-size="10pt" fo:letter-spacing="0.0217in" fo:font-weight="normal" style:font-size-asian="10pt" style:font-weight-asian="normal" style:text-scale="110%"/>
    </style:style>
    <style:style style:name="T1051" style:family="text">
      <style:text-properties style:font-name="Times New Roman" fo:font-size="10pt" fo:letter-spacing="0.0217in" fo:font-style="normal" fo:font-weight="normal" style:font-size-asian="10pt" style:font-style-asian="normal" style:font-weight-asian="normal" style:text-scale="105%"/>
    </style:style>
    <style:style style:name="T1052" style:family="text">
      <style:text-properties style:font-name="Times New Roman" fo:font-size="10pt" fo:letter-spacing="0.0217in" fo:font-style="normal" fo:font-weight="normal" style:font-size-asian="10pt" style:font-style-asian="normal" style:font-weight-asian="normal" style:text-scale="110%"/>
    </style:style>
    <style:style style:name="T1053" style:family="text">
      <style:text-properties style:font-name="Times New Roman" fo:font-size="10pt" fo:letter-spacing="0.0217in" fo:font-style="normal" fo:font-weight="normal" style:font-size-asian="10pt" style:font-style-asian="normal" style:font-weight-asian="normal" style:text-scale="100%"/>
    </style:style>
    <style:style style:name="T1054" style:family="text">
      <style:text-properties style:font-name="Times New Roman" fo:font-size="10pt" fo:letter-spacing="0.0217in" fo:font-style="normal" fo:font-weight="bold" style:font-size-asian="10pt" style:font-style-asian="normal" style:font-weight-asian="bold" style:text-scale="100%"/>
    </style:style>
    <style:style style:name="T1055" style:family="text">
      <style:text-properties style:font-name="Times New Roman" fo:font-size="10pt" fo:letter-spacing="0.0217in" fo:font-style="normal" fo:font-weight="bold" style:font-size-asian="10pt" style:font-style-asian="normal" style:font-weight-asian="bold" style:text-scale="105%"/>
    </style:style>
    <style:style style:name="T1056" style:family="text">
      <style:text-properties style:font-name="Times New Roman" fo:font-size="10pt" fo:letter-spacing="-0.0209in" fo:font-weight="normal" style:font-size-asian="10pt" style:font-weight-asian="normal" style:text-scale="105%"/>
    </style:style>
    <style:style style:name="T1057" style:family="text">
      <style:text-properties style:font-name="Times New Roman" fo:font-size="10pt" fo:letter-spacing="-0.0209in" fo:font-weight="normal" style:font-size-asian="10pt" style:font-weight-asian="normal" style:text-scale="110%"/>
    </style:style>
    <style:style style:name="T1058" style:family="text">
      <style:text-properties style:font-name="Times New Roman" fo:font-size="10pt" fo:letter-spacing="-0.0209in" fo:font-style="italic" fo:font-weight="normal" style:font-size-asian="10pt" style:font-style-asian="italic" style:font-weight-asian="normal" style:text-scale="105%"/>
    </style:style>
    <style:style style:name="T1059" style:family="text">
      <style:text-properties style:font-name="Times New Roman" fo:font-size="10pt" fo:letter-spacing="-0.0209in" fo:font-style="italic" fo:font-weight="normal" style:font-size-asian="10pt" style:font-style-asian="italic" style:font-weight-asian="normal" style:text-scale="100%"/>
    </style:style>
    <style:style style:name="T1060" style:family="text">
      <style:text-properties style:font-name="Times New Roman" fo:font-size="10pt" fo:letter-spacing="-0.0209in" fo:font-style="normal" fo:font-weight="bold" style:font-size-asian="10pt" style:font-style-asian="normal" style:font-weight-asian="bold" style:text-scale="110%"/>
    </style:style>
    <style:style style:name="T1061" style:family="text">
      <style:text-properties style:font-name="Times New Roman" fo:font-size="10pt" fo:letter-spacing="-0.0209in" fo:font-style="normal" fo:font-weight="bold" style:font-size-asian="10pt" style:font-style-asian="normal" style:font-weight-asian="bold" style:text-scale="105%"/>
    </style:style>
    <style:style style:name="T1062" style:family="text">
      <style:text-properties style:font-name="Times New Roman" fo:font-size="10pt" fo:letter-spacing="-0.0209in" fo:font-style="normal" fo:font-weight="normal" style:font-size-asian="10pt" style:font-style-asian="normal" style:font-weight-asian="normal" style:text-scale="110%"/>
    </style:style>
    <style:style style:name="T1063" style:family="text">
      <style:text-properties style:font-name="Times New Roman" fo:font-size="10pt" fo:letter-spacing="-0.0209in" fo:font-weight="bold" style:font-size-asian="10pt" style:font-weight-asian="bold" style:text-scale="105%"/>
    </style:style>
    <style:style style:name="T1064" style:family="text">
      <style:text-properties style:font-name="Times New Roman" fo:font-size="10pt" fo:letter-spacing="-0.0201in" fo:font-weight="normal" style:font-size-asian="10pt" style:font-weight-asian="normal" style:text-scale="105%"/>
    </style:style>
    <style:style style:name="T1065" style:family="text">
      <style:text-properties style:font-name="Times New Roman" fo:font-size="10pt" fo:letter-spacing="-0.0201in" fo:font-weight="normal" style:font-size-asian="10pt" style:font-weight-asian="normal" style:text-scale="110%"/>
    </style:style>
    <style:style style:name="T1066" style:family="text">
      <style:text-properties style:font-name="Times New Roman" fo:font-size="10pt" fo:letter-spacing="-0.0201in" fo:font-weight="normal" style:font-size-asian="10pt" style:font-weight-asian="normal" style:text-scale="115%"/>
    </style:style>
    <style:style style:name="T1067" style:family="text">
      <style:text-properties style:font-name="Times New Roman" fo:font-size="10pt" fo:letter-spacing="-0.0201in" fo:font-weight="bold" style:font-size-asian="10pt" style:font-weight-asian="bold" style:text-scale="105%"/>
    </style:style>
    <style:style style:name="T1068" style:family="text">
      <style:text-properties style:font-name="Times New Roman" fo:font-size="10pt" fo:letter-spacing="-0.0201in" fo:font-weight="bold" style:font-size-asian="10pt" style:font-weight-asian="bold" style:text-scale="110%"/>
    </style:style>
    <style:style style:name="T1069" style:family="text">
      <style:text-properties style:font-name="Times New Roman" fo:font-size="10pt" fo:letter-spacing="-0.0201in" fo:font-style="normal" fo:font-weight="normal" style:font-size-asian="10pt" style:font-style-asian="normal" style:font-weight-asian="normal" style:text-scale="110%"/>
    </style:style>
    <style:style style:name="T1070" style:family="text">
      <style:text-properties style:font-name="Times New Roman" fo:font-size="10pt" fo:letter-spacing="-0.0201in" fo:font-style="normal" fo:font-weight="normal" style:font-size-asian="10pt" style:font-style-asian="normal" style:font-weight-asian="normal" style:text-scale="115%"/>
    </style:style>
    <style:style style:name="T1071" style:family="text">
      <style:text-properties style:font-name="Times New Roman" fo:font-size="10pt" fo:letter-spacing="-0.0201in" fo:font-style="normal" fo:font-weight="bold" style:font-size-asian="10pt" style:font-style-asian="normal" style:font-weight-asian="bold" style:text-scale="110%"/>
    </style:style>
    <style:style style:name="T1072" style:family="text">
      <style:text-properties style:font-name="Times New Roman" fo:font-size="10pt" fo:letter-spacing="-0.0201in" fo:font-style="normal" fo:font-weight="bold" style:font-size-asian="10pt" style:font-style-asian="normal" style:font-weight-asian="bold" style:text-scale="115%"/>
    </style:style>
    <style:style style:name="T1073" style:family="text">
      <style:text-properties style:font-name="Times New Roman" fo:font-size="10pt" fo:letter-spacing="-0.0201in" fo:font-style="italic" fo:font-weight="normal" style:font-size-asian="10pt" style:font-style-asian="italic" style:font-weight-asian="normal" style:text-scale="105%"/>
    </style:style>
    <style:style style:name="T1074" style:family="text">
      <style:text-properties style:font-name="Times New Roman" fo:font-size="10pt" fo:letter-spacing="-0.0146in" fo:font-weight="bold" style:font-size-asian="10pt" style:font-weight-asian="bold" style:text-scale="105%"/>
    </style:style>
    <style:style style:name="T1075" style:family="text">
      <style:text-properties style:font-name="Times New Roman" fo:font-size="10pt" fo:letter-spacing="-0.0146in" fo:font-weight="bold" style:font-size-asian="10pt" style:font-weight-asian="bold" style:text-scale="100%"/>
    </style:style>
    <style:style style:name="T1076" style:family="text">
      <style:text-properties style:font-name="Times New Roman" fo:font-size="10pt" fo:letter-spacing="-0.0146in" fo:font-weight="bold" style:font-size-asian="10pt" style:font-weight-asian="bold" style:text-scale="110%"/>
    </style:style>
    <style:style style:name="T1077" style:family="text">
      <style:text-properties style:font-name="Times New Roman" fo:font-size="10pt" fo:letter-spacing="-0.0146in" fo:font-weight="normal" style:font-size-asian="10pt" style:font-weight-asian="normal" style:text-scale="100%"/>
    </style:style>
    <style:style style:name="T1078" style:family="text">
      <style:text-properties style:font-name="Times New Roman" fo:font-size="10pt" fo:letter-spacing="-0.0146in" fo:font-weight="normal" style:font-size-asian="10pt" style:font-weight-asian="normal" style:text-scale="105%"/>
    </style:style>
    <style:style style:name="T1079" style:family="text">
      <style:text-properties style:font-name="Times New Roman" fo:font-size="10pt" fo:letter-spacing="-0.0146in" fo:font-weight="normal" style:font-size-asian="10pt" style:font-weight-asian="normal" style:text-scale="110%"/>
    </style:style>
    <style:style style:name="T1080" style:family="text">
      <style:text-properties style:font-name="Times New Roman" fo:font-size="10pt" fo:letter-spacing="-0.0146in" fo:font-style="italic" fo:font-weight="normal" style:font-size-asian="10pt" style:font-style-asian="italic" style:font-weight-asian="normal" style:text-scale="100%"/>
    </style:style>
    <style:style style:name="T1081" style:family="text">
      <style:text-properties style:font-name="Times New Roman" fo:font-size="10pt" fo:letter-spacing="-0.0146in" fo:font-style="italic" fo:font-weight="normal" style:font-size-asian="10pt" style:font-style-asian="italic" style:font-weight-asian="normal" style:text-scale="105%"/>
    </style:style>
    <style:style style:name="T1082" style:family="text">
      <style:text-properties style:font-name="Times New Roman" fo:font-size="10pt" fo:letter-spacing="-0.0146in" fo:font-style="italic" fo:font-weight="normal" style:font-size-asian="10pt" style:font-style-asian="italic" style:font-weight-asian="normal" style:text-scale="110%"/>
    </style:style>
    <style:style style:name="T1083" style:family="text">
      <style:text-properties style:font-name="Times New Roman" fo:font-size="10pt" fo:letter-spacing="-0.0146in" fo:font-style="normal" fo:font-weight="bold" style:font-size-asian="10pt" style:font-style-asian="normal" style:font-weight-asian="bold" style:text-scale="105%"/>
    </style:style>
    <style:style style:name="T1084" style:family="text">
      <style:text-properties style:font-name="Times New Roman" fo:font-size="10pt" fo:letter-spacing="-0.0146in" fo:font-style="normal" fo:font-weight="bold" style:font-size-asian="10pt" style:font-style-asian="normal" style:font-weight-asian="bold" style:text-scale="100%"/>
    </style:style>
    <style:style style:name="T1085" style:family="text">
      <style:text-properties style:font-name="Times New Roman" fo:font-size="10pt" fo:letter-spacing="-0.0146in" fo:font-style="normal" fo:font-weight="normal" style:font-size-asian="10pt" style:font-style-asian="normal" style:font-weight-asian="normal" style:text-scale="100%"/>
    </style:style>
    <style:style style:name="T1086" style:family="text">
      <style:text-properties style:font-name="Times New Roman" fo:font-size="10pt" fo:letter-spacing="-0.0146in" fo:font-style="normal" fo:font-weight="normal" style:font-size-asian="10pt" style:font-style-asian="normal" style:font-weight-asian="normal" style:text-scale="105%"/>
    </style:style>
    <style:style style:name="T1087" style:family="text">
      <style:text-properties style:font-name="Times New Roman" fo:font-size="10pt" fo:letter-spacing="-0.0146in" fo:font-style="normal" fo:font-weight="normal" style:font-size-asian="10pt" style:font-style-asian="normal" style:font-weight-asian="normal" style:text-scale="110%"/>
    </style:style>
    <style:style style:name="T1088" style:family="text">
      <style:text-properties style:font-name="Times New Roman" fo:font-size="10pt" fo:letter-spacing="-0.0154in" fo:font-weight="normal" style:font-size-asian="10pt" style:font-weight-asian="normal" style:text-scale="105%"/>
    </style:style>
    <style:style style:name="T1089" style:family="text">
      <style:text-properties style:font-name="Times New Roman" fo:font-size="10pt" fo:letter-spacing="-0.0154in" fo:font-weight="normal" style:font-size-asian="10pt" style:font-weight-asian="normal" style:text-scale="100%"/>
    </style:style>
    <style:style style:name="T1090" style:family="text">
      <style:text-properties style:font-name="Times New Roman" fo:font-size="10pt" fo:letter-spacing="-0.0154in" fo:font-weight="normal" style:font-size-asian="10pt" style:font-weight-asian="normal" style:text-scale="110%"/>
    </style:style>
    <style:style style:name="T1091" style:family="text">
      <style:text-properties style:font-name="Times New Roman" fo:font-size="10pt" fo:letter-spacing="-0.0154in" fo:font-weight="bold" style:font-size-asian="10pt" style:font-weight-asian="bold" style:text-scale="105%"/>
    </style:style>
    <style:style style:name="T1092" style:family="text">
      <style:text-properties style:font-name="Times New Roman" fo:font-size="10pt" fo:letter-spacing="-0.0154in" fo:font-weight="bold" style:font-size-asian="10pt" style:font-weight-asian="bold" style:text-scale="100%"/>
    </style:style>
    <style:style style:name="T1093" style:family="text">
      <style:text-properties style:font-name="Times New Roman" fo:font-size="10pt" fo:letter-spacing="-0.0154in" fo:font-weight="bold" style:font-size-asian="10pt" style:font-weight-asian="bold" style:text-scale="110%"/>
    </style:style>
    <style:style style:name="T1094" style:family="text">
      <style:text-properties style:font-name="Times New Roman" fo:font-size="10pt" fo:letter-spacing="-0.0154in" fo:font-style="normal" fo:font-weight="bold" style:font-size-asian="10pt" style:font-style-asian="normal" style:font-weight-asian="bold" style:text-scale="105%"/>
    </style:style>
    <style:style style:name="T1095" style:family="text">
      <style:text-properties style:font-name="Times New Roman" fo:font-size="10pt" fo:letter-spacing="-0.0154in" fo:font-style="normal" fo:font-weight="bold" style:font-size-asian="10pt" style:font-style-asian="normal" style:font-weight-asian="bold" style:text-scale="110%"/>
    </style:style>
    <style:style style:name="T1096" style:family="text">
      <style:text-properties style:font-name="Times New Roman" fo:font-size="10pt" fo:letter-spacing="-0.0154in" fo:font-style="normal" fo:font-weight="bold" style:font-size-asian="10pt" style:font-style-asian="normal" style:font-weight-asian="bold" style:text-scale="100%"/>
    </style:style>
    <style:style style:name="T1097" style:family="text">
      <style:text-properties style:font-name="Times New Roman" fo:font-size="10pt" fo:letter-spacing="-0.0154in" fo:font-style="normal" fo:font-weight="normal" style:font-size-asian="10pt" style:font-style-asian="normal" style:font-weight-asian="normal" style:text-scale="105%"/>
    </style:style>
    <style:style style:name="T1098" style:family="text">
      <style:text-properties style:font-name="Times New Roman" fo:font-size="10pt" fo:letter-spacing="-0.0154in" fo:font-style="normal" fo:font-weight="normal" style:font-size-asian="10pt" style:font-style-asian="normal" style:font-weight-asian="normal" style:text-scale="100%"/>
    </style:style>
    <style:style style:name="T1099" style:family="text">
      <style:text-properties style:font-name="Times New Roman" fo:font-size="10pt" fo:letter-spacing="-0.0154in" fo:font-style="normal" fo:font-weight="normal" style:font-size-asian="10pt" style:font-style-asian="normal" style:font-weight-asian="normal" style:text-scale="110%"/>
    </style:style>
    <style:style style:name="T1100" style:family="text">
      <style:text-properties style:font-name="Times New Roman" fo:font-size="10pt" fo:letter-spacing="-0.0154in" fo:font-style="italic" fo:font-weight="normal" style:font-size-asian="10pt" style:font-style-asian="italic" style:font-weight-asian="normal" style:text-scale="105%"/>
    </style:style>
    <style:style style:name="T1101" style:family="text">
      <style:text-properties style:font-name="Times New Roman" fo:font-size="10pt" fo:letter-spacing="-0.0154in" fo:font-style="italic" fo:font-weight="normal" style:font-size-asian="10pt" style:font-style-asian="italic" style:font-weight-asian="normal" style:text-scale="100%"/>
    </style:style>
    <style:style style:name="T1102" style:family="text">
      <style:text-properties style:font-name="Times New Roman" fo:font-size="10pt" fo:letter-spacing="0.0339in" fo:font-style="normal" fo:font-weight="normal" style:font-size-asian="10pt" style:font-style-asian="normal" style:font-weight-asian="normal" style:text-scale="105%"/>
    </style:style>
    <style:style style:name="T1103" style:family="text">
      <style:text-properties style:font-name="Times New Roman" fo:font-size="10pt" fo:letter-spacing="0.0339in" fo:font-style="normal" fo:font-weight="normal" style:font-size-asian="10pt" style:font-style-asian="normal" style:font-weight-asian="normal" style:text-scale="100%"/>
    </style:style>
    <style:style style:name="T1104" style:family="text">
      <style:text-properties style:font-name="Times New Roman" fo:font-size="10pt" fo:letter-spacing="0.0339in" fo:font-style="normal" fo:font-weight="normal" style:font-size-asian="10pt" style:font-style-asian="normal" style:font-weight-asian="normal" style:text-scale="110%"/>
    </style:style>
    <style:style style:name="T1105" style:family="text">
      <style:text-properties style:font-name="Times New Roman" fo:font-size="10pt" fo:letter-spacing="0.0339in" fo:font-style="normal" fo:font-weight="bold" style:font-size-asian="10pt" style:font-style-asian="normal" style:font-weight-asian="bold" style:text-scale="105%"/>
    </style:style>
    <style:style style:name="T1106" style:family="text">
      <style:text-properties style:font-name="Times New Roman" fo:font-size="10pt" fo:letter-spacing="0.0339in" fo:font-style="normal" fo:font-weight="bold" style:font-size-asian="10pt" style:font-style-asian="normal" style:font-weight-asian="bold" style:text-scale="110%"/>
    </style:style>
    <style:style style:name="T1107" style:family="text">
      <style:text-properties style:font-name="Times New Roman" fo:font-size="10pt" fo:letter-spacing="0.0339in" fo:font-style="normal" fo:font-weight="bold" style:font-size-asian="10pt" style:font-style-asian="normal" style:font-weight-asian="bold" style:text-scale="100%"/>
    </style:style>
    <style:style style:name="T1108" style:family="text">
      <style:text-properties style:font-name="Times New Roman" fo:font-size="10pt" fo:letter-spacing="0.0339in" fo:font-style="italic" fo:font-weight="normal" style:font-size-asian="10pt" style:font-style-asian="italic" style:font-weight-asian="normal" style:text-scale="105%"/>
    </style:style>
    <style:style style:name="T1109" style:family="text">
      <style:text-properties style:font-name="Times New Roman" fo:font-size="10pt" fo:letter-spacing="0.0339in" fo:font-style="italic" fo:font-weight="normal" style:font-size-asian="10pt" style:font-style-asian="italic" style:font-weight-asian="normal" style:text-scale="100%"/>
    </style:style>
    <style:style style:name="T1110" style:family="text">
      <style:text-properties style:font-name="Times New Roman" fo:font-size="10pt" fo:letter-spacing="0.0339in" fo:font-style="italic" fo:font-weight="normal" style:font-size-asian="10pt" style:font-style-asian="italic" style:font-weight-asian="normal" style:text-scale="110%"/>
    </style:style>
    <style:style style:name="T1111" style:family="text">
      <style:text-properties style:font-name="Times New Roman" fo:font-size="10pt" fo:letter-spacing="0.0339in" fo:font-weight="bold" style:font-size-asian="10pt" style:font-weight-asian="bold" style:text-scale="105%"/>
    </style:style>
    <style:style style:name="T1112" style:family="text">
      <style:text-properties style:font-name="Times New Roman" fo:font-size="10pt" fo:letter-spacing="0.0339in" fo:font-weight="bold" style:font-size-asian="10pt" style:font-weight-asian="bold" style:text-scale="100%"/>
    </style:style>
    <style:style style:name="T1113" style:family="text">
      <style:text-properties style:font-name="Times New Roman" fo:font-size="10pt" fo:letter-spacing="0.0339in" fo:font-weight="bold" style:font-size-asian="10pt" style:font-weight-asian="bold" style:text-scale="110%"/>
    </style:style>
    <style:style style:name="T1114" style:family="text">
      <style:text-properties style:font-name="Times New Roman" fo:font-size="10pt" fo:letter-spacing="0.0339in" fo:font-weight="normal" style:font-size-asian="10pt" style:font-weight-asian="normal" style:text-scale="105%"/>
    </style:style>
    <style:style style:name="T1115" style:family="text">
      <style:text-properties style:font-name="Times New Roman" fo:font-size="10pt" fo:letter-spacing="0.0339in" fo:font-weight="normal" style:font-size-asian="10pt" style:font-weight-asian="normal" style:text-scale="100%"/>
    </style:style>
    <style:style style:name="T1116" style:family="text">
      <style:text-properties style:font-name="Times New Roman" fo:font-size="10pt" fo:letter-spacing="0.0339in" fo:font-weight="normal" style:font-size-asian="10pt" style:font-weight-asian="normal" style:text-scale="110%"/>
    </style:style>
    <style:style style:name="T1117" style:family="text">
      <style:text-properties style:font-name="Times New Roman" fo:font-size="10pt" fo:letter-spacing="-0.0217in" fo:font-style="italic" fo:font-weight="normal" style:font-size-asian="10pt" style:font-style-asian="italic" style:font-weight-asian="normal" style:text-scale="105%"/>
    </style:style>
    <style:style style:name="T1118" style:family="text">
      <style:text-properties style:font-name="Times New Roman" fo:font-size="10pt" fo:letter-spacing="-0.0217in" fo:font-weight="bold" style:font-size-asian="10pt" style:font-weight-asian="bold" style:text-scale="105%"/>
    </style:style>
    <style:style style:name="T1119" style:family="text">
      <style:text-properties style:font-name="Times New Roman" fo:font-size="10pt" fo:letter-spacing="-0.0217in" fo:font-weight="bold" style:font-size-asian="10pt" style:font-weight-asian="bold" style:text-scale="110%"/>
    </style:style>
    <style:style style:name="T1120" style:family="text">
      <style:text-properties style:font-name="Times New Roman" fo:font-size="10pt" fo:letter-spacing="-0.0217in" fo:font-style="normal" fo:font-weight="normal" style:font-size-asian="10pt" style:font-style-asian="normal" style:font-weight-asian="normal" style:text-scale="110%"/>
    </style:style>
    <style:style style:name="T1121" style:family="text">
      <style:text-properties style:font-name="Times New Roman" fo:font-size="10pt" fo:letter-spacing="-0.0217in" fo:font-style="normal" fo:font-weight="normal" style:font-size-asian="10pt" style:font-style-asian="normal" style:font-weight-asian="normal" style:text-scale="105%"/>
    </style:style>
    <style:style style:name="T1122" style:family="text">
      <style:text-properties style:font-name="Times New Roman" fo:font-size="10pt" fo:letter-spacing="-0.0217in" fo:font-style="normal" fo:font-weight="bold" style:font-size-asian="10pt" style:font-style-asian="normal" style:font-weight-asian="bold" style:text-scale="105%"/>
    </style:style>
    <style:style style:name="T1123" style:family="text">
      <style:text-properties style:font-name="Times New Roman" fo:font-size="10pt" fo:letter-spacing="-0.0217in" fo:font-style="normal" fo:font-weight="bold" style:font-size-asian="10pt" style:font-style-asian="normal" style:font-weight-asian="bold" style:text-scale="110%"/>
    </style:style>
    <style:style style:name="T1124" style:family="text">
      <style:text-properties style:font-name="Times New Roman" fo:font-size="10pt" fo:letter-spacing="-0.0217in" fo:font-weight="normal" style:font-size-asian="10pt" style:font-weight-asian="normal" style:text-scale="105%"/>
    </style:style>
    <style:style style:name="T1125" style:family="text">
      <style:text-properties style:font-name="Times New Roman" fo:font-size="10pt" fo:letter-spacing="-0.0217in" fo:font-weight="normal" style:font-size-asian="10pt" style:font-weight-asian="normal" style:text-scale="110%"/>
    </style:style>
    <style:style style:name="T1126" style:family="text">
      <style:text-properties style:font-name="Times New Roman" fo:font-size="10pt" fo:letter-spacing="-0.0173in" fo:font-style="normal" fo:font-weight="bold" style:font-size-asian="10pt" style:font-style-asian="normal" style:font-weight-asian="bold" style:text-scale="110%"/>
    </style:style>
    <style:style style:name="T1127" style:family="text">
      <style:text-properties style:font-name="Times New Roman" fo:font-size="10pt" fo:letter-spacing="-0.0173in" fo:font-style="normal" fo:font-weight="bold" style:font-size-asian="10pt" style:font-style-asian="normal" style:font-weight-asian="bold" style:text-scale="100%"/>
    </style:style>
    <style:style style:name="T1128" style:family="text">
      <style:text-properties style:font-name="Times New Roman" fo:font-size="10pt" fo:letter-spacing="-0.0173in" fo:font-style="normal" fo:font-weight="bold" style:font-size-asian="10pt" style:font-style-asian="normal" style:font-weight-asian="bold" style:text-scale="105%"/>
    </style:style>
    <style:style style:name="T1129" style:family="text">
      <style:text-properties style:font-name="Times New Roman" fo:font-size="10pt" fo:letter-spacing="-0.0173in" fo:font-style="normal" fo:font-weight="normal" style:font-size-asian="10pt" style:font-style-asian="normal" style:font-weight-asian="normal" style:text-scale="100%"/>
    </style:style>
    <style:style style:name="T1130" style:family="text">
      <style:text-properties style:font-name="Times New Roman" fo:font-size="10pt" fo:letter-spacing="-0.0173in" fo:font-style="normal" fo:font-weight="normal" style:font-size-asian="10pt" style:font-style-asian="normal" style:font-weight-asian="normal" style:text-scale="110%"/>
    </style:style>
    <style:style style:name="T1131" style:family="text">
      <style:text-properties style:font-name="Times New Roman" fo:font-size="10pt" fo:letter-spacing="-0.0173in" fo:font-style="normal" fo:font-weight="normal" style:font-size-asian="10pt" style:font-style-asian="normal" style:font-weight-asian="normal" style:text-scale="105%"/>
    </style:style>
    <style:style style:name="T1132" style:family="text">
      <style:text-properties style:font-name="Times New Roman" fo:font-size="10pt" fo:letter-spacing="-0.0173in" fo:font-weight="bold" style:font-size-asian="10pt" style:font-weight-asian="bold" style:text-scale="105%"/>
    </style:style>
    <style:style style:name="T1133" style:family="text">
      <style:text-properties style:font-name="Times New Roman" fo:font-size="10pt" fo:letter-spacing="-0.0173in" fo:font-weight="bold" style:font-size-asian="10pt" style:font-weight-asian="bold" style:text-scale="100%"/>
    </style:style>
    <style:style style:name="T1134" style:family="text">
      <style:text-properties style:font-name="Times New Roman" fo:font-size="10pt" fo:letter-spacing="-0.0173in" fo:font-weight="bold" style:font-size-asian="10pt" style:font-weight-asian="bold" style:text-scale="110%"/>
    </style:style>
    <style:style style:name="T1135" style:family="text">
      <style:text-properties style:font-name="Times New Roman" fo:font-size="10pt" fo:letter-spacing="-0.0173in" fo:font-weight="normal" style:font-size-asian="10pt" style:font-weight-asian="normal" style:text-scale="110%"/>
    </style:style>
    <style:style style:name="T1136" style:family="text">
      <style:text-properties style:font-name="Times New Roman" fo:font-size="10pt" fo:letter-spacing="-0.0173in" fo:font-weight="normal" style:font-size-asian="10pt" style:font-weight-asian="normal" style:text-scale="105%"/>
    </style:style>
    <style:style style:name="T1137" style:family="text">
      <style:text-properties style:font-name="Times New Roman" fo:font-size="10pt" fo:letter-spacing="-0.0173in" fo:font-weight="normal" style:font-size-asian="10pt" style:font-weight-asian="normal" style:text-scale="100%"/>
    </style:style>
    <style:style style:name="T1138" style:family="text">
      <style:text-properties style:font-name="Times New Roman" fo:font-size="10pt" fo:letter-spacing="-0.0173in" fo:font-style="italic" fo:font-weight="normal" style:font-size-asian="10pt" style:font-style-asian="italic" style:font-weight-asian="normal" style:text-scale="105%"/>
    </style:style>
    <style:style style:name="T1139" style:family="text">
      <style:text-properties style:font-name="Times New Roman" fo:font-size="10pt" fo:letter-spacing="-0.0244in" fo:font-weight="bold" style:font-size-asian="10pt" style:font-weight-asian="bold" style:text-scale="105%"/>
    </style:style>
    <style:style style:name="T1140" style:family="text">
      <style:text-properties style:font-name="Times New Roman" fo:font-size="10pt" fo:letter-spacing="-0.0244in" fo:font-style="normal" fo:font-weight="normal" style:font-size-asian="10pt" style:font-style-asian="normal" style:font-weight-asian="normal" style:text-scale="110%"/>
    </style:style>
    <style:style style:name="T1141" style:family="text">
      <style:text-properties style:font-name="Times New Roman" fo:font-size="10pt" fo:letter-spacing="-0.0244in" fo:font-style="normal" fo:font-weight="normal" style:font-size-asian="10pt" style:font-style-asian="normal" style:font-weight-asian="normal" style:text-scale="105%"/>
    </style:style>
    <style:style style:name="T1142" style:family="text">
      <style:text-properties style:font-name="Times New Roman" fo:font-size="10pt" fo:letter-spacing="-0.0244in" fo:font-weight="normal" style:font-size-asian="10pt" style:font-weight-asian="normal" style:text-scale="105%"/>
    </style:style>
    <style:style style:name="T1143" style:family="text">
      <style:text-properties style:font-name="Times New Roman" fo:font-size="10pt" fo:letter-spacing="-0.0161in" fo:font-weight="bold" style:font-size-asian="10pt" style:font-weight-asian="bold" style:text-scale="110%"/>
    </style:style>
    <style:style style:name="T1144" style:family="text">
      <style:text-properties style:font-name="Times New Roman" fo:font-size="10pt" fo:letter-spacing="-0.0161in" fo:font-weight="bold" style:font-size-asian="10pt" style:font-weight-asian="bold" style:text-scale="100%"/>
    </style:style>
    <style:style style:name="T1145" style:family="text">
      <style:text-properties style:font-name="Times New Roman" fo:font-size="10pt" fo:letter-spacing="-0.0161in" fo:font-weight="bold" style:font-size-asian="10pt" style:font-weight-asian="bold" style:text-scale="105%"/>
    </style:style>
    <style:style style:name="T1146" style:family="text">
      <style:text-properties style:font-name="Times New Roman" fo:font-size="10pt" fo:letter-spacing="-0.0161in" fo:font-style="normal" fo:font-weight="normal" style:font-size-asian="10pt" style:font-style-asian="normal" style:font-weight-asian="normal" style:text-scale="100%"/>
    </style:style>
    <style:style style:name="T1147" style:family="text">
      <style:text-properties style:font-name="Times New Roman" fo:font-size="10pt" fo:letter-spacing="-0.0161in" fo:font-style="normal" fo:font-weight="normal" style:font-size-asian="10pt" style:font-style-asian="normal" style:font-weight-asian="normal" style:text-scale="110%"/>
    </style:style>
    <style:style style:name="T1148" style:family="text">
      <style:text-properties style:font-name="Times New Roman" fo:font-size="10pt" fo:letter-spacing="-0.0161in" fo:font-style="normal" fo:font-weight="bold" style:font-size-asian="10pt" style:font-style-asian="normal" style:font-weight-asian="bold" style:text-scale="105%"/>
    </style:style>
    <style:style style:name="T1149" style:family="text">
      <style:text-properties style:font-name="Times New Roman" fo:font-size="10pt" fo:letter-spacing="-0.0161in" fo:font-style="normal" fo:font-weight="bold" style:font-size-asian="10pt" style:font-style-asian="normal" style:font-weight-asian="bold" style:text-scale="110%"/>
    </style:style>
    <style:style style:name="T1150" style:family="text">
      <style:text-properties style:font-name="Times New Roman" fo:font-size="10pt" fo:letter-spacing="-0.0161in" fo:font-weight="normal" style:font-size-asian="10pt" style:font-weight-asian="normal" style:text-scale="105%"/>
    </style:style>
    <style:style style:name="T1151" style:family="text">
      <style:text-properties style:font-name="Times New Roman" fo:font-size="10pt" fo:letter-spacing="-0.0161in" fo:font-weight="normal" style:font-size-asian="10pt" style:font-weight-asian="normal" style:text-scale="110%"/>
    </style:style>
    <style:style style:name="T1152" style:family="text">
      <style:text-properties style:font-name="Times New Roman" fo:font-size="10pt" fo:letter-spacing="-0.0161in" fo:font-weight="normal" style:font-size-asian="10pt" style:font-weight-asian="normal" style:text-scale="100%"/>
    </style:style>
    <style:style style:name="T1153" style:family="text">
      <style:text-properties style:font-name="Times New Roman" fo:font-size="10pt" fo:letter-spacing="-0.0161in" fo:font-style="italic" fo:font-weight="normal" style:font-size-asian="10pt" style:font-style-asian="italic" style:font-weight-asian="normal" style:text-scale="105%"/>
    </style:style>
    <style:style style:name="T1154" style:family="text">
      <style:text-properties style:font-name="Times New Roman" fo:font-size="10pt" fo:letter-spacing="-0.0161in" fo:font-style="italic" fo:font-weight="normal" style:font-size-asian="10pt" style:font-style-asian="italic" style:font-weight-asian="normal" style:text-scale="110%"/>
    </style:style>
    <style:style style:name="T1155" style:family="text">
      <style:text-properties style:font-name="Times New Roman" fo:font-size="10pt" fo:letter-spacing="-0.0161in" fo:font-style="italic" fo:font-weight="normal" style:font-size-asian="10pt" style:font-style-asian="italic" style:font-weight-asian="normal" style:text-scale="100%"/>
    </style:style>
    <style:style style:name="T1156" style:family="text">
      <style:text-properties style:font-name="Times New Roman" fo:font-size="10pt" fo:letter-spacing="-0.0252in" fo:font-style="normal" fo:font-weight="normal" style:font-size-asian="10pt" style:font-style-asian="normal" style:font-weight-asian="normal" style:text-scale="110%"/>
    </style:style>
    <style:style style:name="T1157" style:family="text">
      <style:text-properties style:font-name="Times New Roman" fo:font-size="10pt" fo:letter-spacing="-0.0252in" fo:font-weight="bold" style:font-size-asian="10pt" style:font-weight-asian="bold" style:text-scale="105%"/>
    </style:style>
    <style:style style:name="T1158" style:family="text">
      <style:text-properties style:font-name="Times New Roman" fo:font-size="10pt" fo:letter-spacing="-0.0252in" fo:font-weight="normal" style:font-size-asian="10pt" style:font-weight-asian="normal" style:text-scale="105%"/>
    </style:style>
    <style:style style:name="T1159" style:family="text">
      <style:text-properties style:font-name="Times New Roman" fo:font-size="10pt" fo:letter-spacing="-0.022in" fo:font-style="normal" fo:font-weight="normal" style:font-size-asian="10pt" style:font-style-asian="normal" style:font-weight-asian="normal" style:text-scale="105%"/>
    </style:style>
    <style:style style:name="T1160" style:family="text">
      <style:text-properties style:font-name="Times New Roman" fo:font-size="10pt" fo:letter-spacing="-0.022in" fo:font-style="normal" fo:font-weight="normal" style:font-size-asian="10pt" style:font-style-asian="normal" style:font-weight-asian="normal" style:text-scale="110%"/>
    </style:style>
    <style:style style:name="T1161" style:family="text">
      <style:text-properties style:font-name="Times New Roman" fo:font-size="10pt" fo:letter-spacing="-0.022in" fo:font-style="normal" fo:font-weight="bold" style:font-size-asian="10pt" style:font-style-asian="normal" style:font-weight-asian="bold" style:text-scale="110%"/>
    </style:style>
    <style:style style:name="T1162" style:family="text">
      <style:text-properties style:font-name="Times New Roman" fo:font-size="10pt" fo:letter-spacing="-0.022in" fo:font-style="normal" fo:font-weight="bold" style:font-size-asian="10pt" style:font-style-asian="normal" style:font-weight-asian="bold" style:text-scale="105%"/>
    </style:style>
    <style:style style:name="T1163" style:family="text">
      <style:text-properties style:font-name="Times New Roman" fo:font-size="10pt" fo:letter-spacing="-0.022in" fo:font-weight="normal" style:font-size-asian="10pt" style:font-weight-asian="normal" style:text-scale="105%"/>
    </style:style>
    <style:style style:name="T1164" style:family="text">
      <style:text-properties style:font-name="Times New Roman" fo:font-size="10pt" fo:letter-spacing="-0.022in" fo:font-weight="normal" style:font-size-asian="10pt" style:font-weight-asian="normal" style:text-scale="110%"/>
    </style:style>
    <style:style style:name="T1165" style:family="text">
      <style:text-properties style:font-name="Times New Roman" fo:font-size="10pt" fo:letter-spacing="-0.022in" fo:font-weight="bold" style:font-size-asian="10pt" style:font-weight-asian="bold" style:text-scale="105%"/>
    </style:style>
    <style:style style:name="T1166" style:family="text">
      <style:text-properties style:font-name="Times New Roman" fo:font-size="10pt" fo:letter-spacing="-0.022in" fo:font-style="italic" fo:font-weight="normal" style:font-size-asian="10pt" style:font-style-asian="italic" style:font-weight-asian="normal" style:text-scale="105%"/>
    </style:style>
    <style:style style:name="T1167" style:family="text">
      <style:text-properties style:font-name="Times New Roman" fo:font-size="10pt" fo:letter-spacing="-0.022in" fo:font-style="italic" fo:font-weight="normal" style:font-size-asian="10pt" style:font-style-asian="italic" style:font-weight-asian="normal" style:text-scale="110%"/>
    </style:style>
    <style:style style:name="T1168" style:family="text">
      <style:text-properties style:font-name="Times New Roman" fo:font-size="10pt" fo:letter-spacing="-0.0228in" fo:font-weight="normal" style:font-size-asian="10pt" style:font-weight-asian="normal" style:text-scale="105%"/>
    </style:style>
    <style:style style:name="T1169" style:family="text">
      <style:text-properties style:font-name="Times New Roman" fo:font-size="10pt" fo:letter-spacing="-0.0228in" fo:font-weight="normal" style:font-size-asian="10pt" style:font-weight-asian="normal" style:text-scale="110%"/>
    </style:style>
    <style:style style:name="T1170" style:family="text">
      <style:text-properties style:font-name="Times New Roman" fo:font-size="10pt" fo:letter-spacing="-0.0228in" fo:font-style="italic" fo:font-weight="normal" style:font-size-asian="10pt" style:font-style-asian="italic" style:font-weight-asian="normal" style:text-scale="105%"/>
    </style:style>
    <style:style style:name="T1171" style:family="text">
      <style:text-properties style:font-name="Times New Roman" fo:font-size="10pt" fo:letter-spacing="-0.0228in" fo:font-style="italic" fo:font-weight="normal" style:font-size-asian="10pt" style:font-style-asian="italic" style:font-weight-asian="normal" style:text-scale="110%"/>
    </style:style>
    <style:style style:name="T1172" style:family="text">
      <style:text-properties style:font-name="Times New Roman" fo:font-size="10pt" fo:letter-spacing="-0.0228in" fo:font-style="normal" fo:font-weight="normal" style:font-size-asian="10pt" style:font-style-asian="normal" style:font-weight-asian="normal" style:text-scale="110%"/>
    </style:style>
    <style:style style:name="T1173" style:family="text">
      <style:text-properties style:font-name="Times New Roman" fo:font-size="10pt" fo:letter-spacing="-0.0228in" fo:font-style="normal" fo:font-weight="bold" style:font-size-asian="10pt" style:font-style-asian="normal" style:font-weight-asian="bold" style:text-scale="110%"/>
    </style:style>
    <style:style style:name="T1174" style:family="text">
      <style:text-properties style:font-name="Times New Roman" fo:font-size="10pt" fo:letter-spacing="-0.0228in" fo:font-style="normal" fo:font-weight="bold" style:font-size-asian="10pt" style:font-style-asian="normal" style:font-weight-asian="bold" style:text-scale="105%"/>
    </style:style>
    <style:style style:name="T1175" style:family="text">
      <style:text-properties style:font-name="Times New Roman" fo:font-size="10pt" fo:letter-spacing="-0.0228in" fo:font-weight="bold" style:font-size-asian="10pt" style:font-weight-asian="bold" style:text-scale="105%"/>
    </style:style>
    <style:style style:name="T1176" style:family="text">
      <style:text-properties style:font-name="Times New Roman" fo:font-size="10pt" fo:letter-spacing="-0.0236in" fo:font-weight="normal" style:font-size-asian="10pt" style:font-weight-asian="normal" style:text-scale="105%"/>
    </style:style>
    <style:style style:name="T1177" style:family="text">
      <style:text-properties style:font-name="Times New Roman" fo:font-size="10pt" fo:letter-spacing="-0.0236in" fo:font-weight="bold" style:font-size-asian="10pt" style:font-weight-asian="bold" style:text-scale="105%"/>
    </style:style>
    <style:style style:name="T1178" style:family="text">
      <style:text-properties style:font-name="Times New Roman" fo:font-size="10pt" fo:letter-spacing="-0.0236in" fo:font-style="normal" fo:font-weight="bold" style:font-size-asian="10pt" style:font-style-asian="normal" style:font-weight-asian="bold" style:text-scale="105%"/>
    </style:style>
    <style:style style:name="T1179" style:family="text">
      <style:text-properties style:font-name="Times New Roman" fo:font-size="10pt" fo:letter-spacing="-0.0236in" fo:font-style="normal" fo:font-weight="normal" style:font-size-asian="10pt" style:font-style-asian="normal" style:font-weight-asian="normal" style:text-scale="110%"/>
    </style:style>
    <style:style style:name="T1180" style:family="text">
      <style:text-properties style:font-name="Times New Roman" fo:font-size="10pt" fo:letter-spacing="0.0374in" fo:font-weight="bold" style:font-size-asian="10pt" style:font-weight-asian="bold" style:text-scale="110%"/>
    </style:style>
    <style:style style:name="T1181" style:family="text">
      <style:text-properties style:font-name="Times New Roman" fo:font-size="10pt" fo:letter-spacing="0.0374in" fo:font-style="normal" fo:font-weight="bold" style:font-size-asian="10pt" style:font-style-asian="normal" style:font-weight-asian="bold" style:text-scale="110%"/>
    </style:style>
    <style:style style:name="T1182" style:family="text">
      <style:text-properties style:font-name="Times New Roman" fo:font-size="10pt" fo:letter-spacing="0.0374in" fo:font-weight="normal" style:font-size-asian="10pt" style:font-weight-asian="normal" style:text-scale="110%"/>
    </style:style>
    <style:style style:name="T1183" style:family="text">
      <style:text-properties style:font-name="Times New Roman" fo:font-size="10pt" fo:letter-spacing="0.0366in" fo:font-weight="normal" style:font-size-asian="10pt" style:font-weight-asian="normal" style:text-scale="110%"/>
    </style:style>
    <style:style style:name="T1184" style:family="text">
      <style:text-properties style:font-name="Times New Roman" fo:font-size="10pt" fo:letter-spacing="0.0366in" fo:font-weight="bold" style:font-size-asian="10pt" style:font-weight-asian="bold" style:text-scale="110%"/>
    </style:style>
    <style:style style:name="T1185" style:family="text">
      <style:text-properties style:font-name="Times New Roman" fo:font-size="10pt" fo:letter-spacing="0.0366in" fo:font-style="italic" fo:font-weight="normal" style:font-size-asian="10pt" style:font-style-asian="italic" style:font-weight-asian="normal" style:text-scale="110%"/>
    </style:style>
    <style:style style:name="T1186" style:family="text">
      <style:text-properties style:font-name="Times New Roman" fo:font-size="10pt" fo:letter-spacing="-0.0398in" fo:font-style="italic" fo:font-weight="normal" style:font-size-asian="10pt" style:font-style-asian="italic" style:font-weight-asian="normal" style:text-scale="105%"/>
    </style:style>
    <style:style style:name="T1187" style:family="text">
      <style:text-properties style:font-name="Times New Roman" fo:font-size="10pt" fo:letter-spacing="-0.0256in" fo:font-weight="normal" style:font-size-asian="10pt" style:font-weight-asian="normal" style:text-scale="105%"/>
    </style:style>
    <style:style style:name="T1188" style:family="text">
      <style:text-properties style:font-name="Times New Roman" fo:font-size="16pt" fo:letter-spacing="normal" fo:font-weight="bold" style:font-size-asian="16pt" style:font-weight-asian="bold" style:text-scale="100%"/>
    </style:style>
    <style:style style:name="fr1" style:family="graphic" style:parent-style-name="Frame">
      <style:graphic-properties style:run-through="background" style:wrap="run-through" style:number-wrapped-paragraphs="no-limit" style:vertical-pos="from-top" style:vertical-rel="page" style:horizontal-pos="from-left" style:horizontal-rel="page" fo:background-color="#ffffff" style:background-transparency="100%" fo:padding="0in" fo:border="0.74pt solid #000000" style:writing-mode="lr-tb">
        <style:background-image/>
      </style:graphic-properties>
    </style:style>
    <style:style style:name="Sect1" style:family="section">
      <style:section-properties style:editable="false">
        <style:columns fo:column-count="2">
          <style:column style:rel-width="31869*" fo:start-indent="0in" fo:end-indent="0.0138in"/>
          <style:column style:rel-width="33666*" fo:start-indent="0.0138in" fo:end-indent="0in"/>
        </style:columns>
      </style:section-properties>
    </style:style>
    <style:style style:name="Sect2" style:family="section">
      <style:section-properties style:editable="false">
        <style:columns fo:column-count="2">
          <style:column style:rel-width="31860*" fo:start-indent="0in" fo:end-indent="0.0138in"/>
          <style:column style:rel-width="33675*" fo:start-indent="0.0138in" fo:end-indent="0in"/>
        </style:columns>
      </style:section-properties>
    </style:style>
    <style:style style:name="gr1" style:family="graphic">
      <style:graphic-properties svg:stroke-width="0.0075in" svg:stroke-color="#000000" draw:fill="none" draw:fill-color="#ffffff" fo:min-height="0.0071in" fo:min-width="5.1535in" fo:padding-top="0.0035in" fo:padding-bottom="0.0035in" fo:padding-left="0.0035in" fo:padding-right="0.0035in" style:run-through="foreground" style:wrap="run-through" style:number-wrapped-paragraphs="no-limit" style:vertical-pos="from-top" style:vertical-rel="paragraph" style:horizontal-pos="from-left" style:horizontal-rel="page" draw:wrap-influence-on-position="once-concurrent" style:flow-with-text="false"/>
    </style:style>
    <style:style style:name="gr2" style:family="graphic">
      <style:graphic-properties svg:stroke-width="0.011in" svg:stroke-color="#000000" draw:fill="none" draw:fill-color="#ffffff" fo:min-height="7.0161in" fo:min-width="0.0028in" fo:padding-top="0.0055in" fo:padding-bottom="0.0055in" fo:padding-left="0.0055in" fo:padding-right="0.0055in" style:run-through="foreground" style:wrap="run-through" style:number-wrapped-paragraphs="no-limit" style:vertical-pos="from-top" style:vertical-rel="paragraph" style:horizontal-pos="from-left" style:horizontal-rel="page" draw:wrap-influence-on-position="once-concurrent" style:flow-with-text="false"/>
    </style:style>
    <style:style style:name="gr3" style:family="graphic">
      <style:graphic-properties svg:stroke-width="0.011in" svg:stroke-color="#000000" draw:fill="none" draw:fill-color="#ffffff" fo:min-height="7.0154in" fo:min-width="0.0028in" fo:padding-top="0.0055in" fo:padding-bottom="0.0055in" fo:padding-left="0.0055in" fo:padding-right="0.0055in" style:run-through="foreground" style:wrap="run-through" style:number-wrapped-paragraphs="no-limit" style:vertical-pos="from-top" style:vertical-rel="paragraph" style:horizontal-pos="from-left" style:horizontal-rel="page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02"/>
      <text:p text:style-name="P1"/>
      <text:p text:style-name="P1"/>
      <text:p text:style-name="P1"/>
      <text:p text:style-name="P3"/>
      <text:p text:style-name="P18"><draw:custom-shape text:anchor-type="paragraph" draw:z-index="2" draw:style-name="gr1" svg:width="5.1606in" svg:height="0.0142in" svg:x="1.5543in" svg:y="0.3091in"><text:p/><draw:enhanced-geometry svg:viewBox="0 0 7431 20" draw:type="non-primitive" draw:enhanced-path="M 0 0 A L 7431 0 A N"/></draw:custom-shape><text:span text:style-name="T48">su<text:tab/>sucuk</text:span></text:p>
      <text:p text:style-name="P87"/>
      <text:section text:style-name="Sect1" text:name="Section95">
        <text:p text:style-name="P286"><text:span text:style-name="T6">шымалану</text:span><text:span text:style-name="T235">у</text:span><text:span text:style-name="T6">)</text:span><text:span text:style-name="T54">.</text:span><text:span text:style-name="T1008"> </text:span><text:span text:style-name="T49">~</text:span><text:span text:style-name="T604"> </text:span><text:span text:style-name="T54">(</text:span><text:span text:style-name="T49">yü</text:span><text:span text:style-name="T142">z</text:span><text:span text:style-name="T49">ü</text:span><text:span text:style-name="T54">)</text:span><text:span text:style-name="T606"> </text:span><text:span text:style-name="T26">görmemi</text:span><text:span text:style-name="T49">ş</text:span><text:span text:style-name="T48"> </text:span><text:span text:style-name="T54">суу</text:span><text:span text:style-name="T744"> </text:span><text:span text:style-name="T6">жүзү</text:span><text:span text:style-name="T54">н</text:span><text:span text:style-name="T744"> </text:span><text:span text:style-name="T6">көрбөгө</text:span><text:span text:style-name="T54">н</text:span><text:span text:style-name="T1031"> </text:span><text:span text:style-name="T6">(</text:span><text:span text:style-name="T34">к</text:span><text:span text:style-name="T19">и</text:span><text:span text:style-name="T72">р</text:span><text:span text:style-name="T11">)</text:span><text:span text:style-name="T91">.</text:span><text:span text:style-name="T737"> </text:span><text:span text:style-name="T109">~ya</text:span><text:span text:style-name="T110"> </text:span><text:span text:style-name="T109">gö</text:span><text:span text:style-name="T146">s</text:span><text:span text:style-name="T109">term</text:span><text:span text:style-name="T146">e</text:span><text:span text:style-name="T109">k</text:span><text:span text:style-name="T233"> </text:span><text:span text:style-name="T11">чал</text:span><text:span text:style-name="T91">а</text:span><text:span text:style-name="T11">-бул</text:span><text:span text:style-name="T91">а</text:span><text:span text:style-name="T300"> </text:span><text:span text:style-name="T11">жу</text:span><text:span text:style-name="T91">у.</text:span><text:span text:style-name="T493"> </text:span><text:span text:style-name="T109">~</text:span><text:span text:style-name="T110"> </text:span><text:span text:style-name="T109">götürmez</text:span><text:span text:style-name="T562"> </text:span><text:span text:style-name="T11">талашсы</text:span><text:span text:style-name="T91">з,</text:span><text:span text:style-name="T187"> </text:span><text:span text:style-name="T38">а</text:span><text:span text:style-name="T91">йд</text:span><text:span text:style-name="T11">а</text:span><text:span text:style-name="T91">н</text:span><text:span text:style-name="T187"> </text:span><text:span text:style-name="T11">ачы</text:span><text:span text:style-name="T91">к.</text:span><text:span text:style-name="T468"> </text:span><text:span text:style-name="T109">~</text:span><text:span text:style-name="T110"> </text:span><text:span text:style-name="T109">götürür</text:span><text:span text:style-name="T298"> </text:span><text:span text:style-name="T109">yeri</text:span><text:span text:style-name="T291"> </text:span><text:span text:style-name="T109">olma</text:span><text:span text:style-name="T146">m</text:span><text:span text:style-name="T109">ak</text:span><text:span text:style-name="T291"> </text:span><text:span text:style-name="T91">башкача ойл</text:span><text:span text:style-name="T11">о</text:span><text:span text:style-name="T229">о</text:span><text:span text:style-name="T11">/түшү</text:span><text:span text:style-name="T38">н</text:span><text:span text:style-name="T91">үү <text:s/></text:span><text:span text:style-name="T1016"><text:s/></text:span><text:span text:style-name="T38">м</text:span><text:span text:style-name="T91">ү</text:span><text:span text:style-name="T11">м</text:span><text:span text:style-name="T38">к</text:span><text:span text:style-name="T91">үн <text:s/></text:span><text:span text:style-name="T201"><text:s/></text:span><text:span text:style-name="T91">бо</text:span><text:span text:style-name="T38">л</text:span><text:span text:style-name="T91">бо</text:span><text:span text:style-name="T229">о</text:span><text:span text:style-name="T91">.</text:span></text:p>
        <text:p text:style-name="P300"><text:span text:style-name="T49">~ya</text:span><text:span text:style-name="T885"> </text:span><text:span text:style-name="T49">götürür</text:span><text:span text:style-name="T899"> </text:span><text:span text:style-name="T49">~suz</text:span><text:span text:style-name="T845"> </text:span><text:span text:style-name="T49">getirir</text:span><text:span text:style-name="T899"> </text:span><text:span text:style-name="T54">мурдун</text:span><text:span text:style-name="T29">а</text:span><text:span text:style-name="T54">н</text:span><text:span text:style-name="T55"> </text:span><text:span text:style-name="T6">жетеле</text:span><text:span text:style-name="T54">п</text:span><text:span text:style-name="T220"> </text:span><text:span text:style-name="T6">ал</text:span><text:span text:style-name="T54">а</text:span><text:span text:style-name="T235">т</text:span><text:span text:style-name="T54">,</text:span><text:span text:style-name="T180"> </text:span><text:span text:style-name="T6">ку</text:span><text:span text:style-name="T54">у,</text:span><text:span text:style-name="T220"> </text:span><text:span text:style-name="T6">ш</text:span><text:span text:style-name="T29">у</text:span><text:span text:style-name="T6">мпа</text:span><text:span text:style-name="T235">й</text:span><text:span text:style-name="T54">.</text:span><text:span text:style-name="T180"> </text:span><text:span text:style-name="T49">~</text:span><text:span text:style-name="T48"> </text:span><text:span text:style-name="T26">içind</text:span><text:span text:style-name="T49">e</text:span><text:span text:style-name="T820"> </text:span><text:span text:style-name="T6">(</text:span><text:span text:style-name="T72">баа</text:span><text:span text:style-name="T993"> </text:span><text:span text:style-name="T34">үч</text:span><text:span text:style-name="T72">ү</text:span><text:span text:style-name="T225">н</text:span><text:span text:style-name="T91">)</text:span><text:span text:style-name="T827"> </text:span><text:span text:style-name="T38">а</text:span><text:span text:style-name="T91">ш</text:span><text:span text:style-name="T11">ы</text:span><text:span text:style-name="T91">п</text:span><text:span text:style-name="T827"> </text:span><text:span text:style-name="T38">ке</text:span><text:span text:style-name="T91">тсе.</text:span><text:span text:style-name="T827"> </text:span><text:span text:style-name="T109">bu</text:span><text:span text:style-name="T110"> </text:span><text:span text:style-name="T109">kum</text:span><text:span text:style-name="T43">a</text:span><text:span text:style-name="T109">ş</text:span><text:span text:style-name="T233"> </text:span><text:span text:style-name="T109">~</text:span><text:span text:style-name="T233"> </text:span><text:span text:style-name="T43">içind</text:span><text:span text:style-name="T109">e</text:span><text:span text:style-name="T471"> </text:span><text:span text:style-name="T43">o</text:span><text:span text:style-name="T109">n</text:span><text:span text:style-name="T233"> </text:span><text:span text:style-name="T43">lir</text:span><text:span text:style-name="T109">a</text:span><text:span text:style-name="T471"> </text:span><text:span text:style-name="T43">ede</text:span><text:span text:style-name="T109">r </text:span><text:span text:style-name="T91">б</text:span><text:span text:style-name="T38">у</text:span><text:span text:style-name="T91">л</text:span><text:span text:style-name="T96"> </text:span><text:span text:style-name="T11">кездем</text:span><text:span text:style-name="T91">е</text:span><text:span text:style-name="T787"> </text:span><text:span text:style-name="T11">ашы</text:span><text:span text:style-name="T91">п</text:span><text:span text:style-name="T787"> </text:span><text:span text:style-name="T91">кетсе</text:span><text:span text:style-name="T787"> </text:span><text:span text:style-name="T11">о</text:span><text:span text:style-name="T91">н</text:span><text:span text:style-name="T675"> </text:span><text:span text:style-name="T11">лир</text:span><text:span text:style-name="T91">а бол</text:span><text:span text:style-name="T11">о</text:span><text:span text:style-name="T229">т</text:span><text:span text:style-name="T91">.</text:span><text:span text:style-name="T212"> </text:span><text:span text:style-name="T109">~</text:span><text:span text:style-name="T690"> </text:span><text:span text:style-name="T109">içinde</text:span><text:span text:style-name="T1013"> </text:span><text:span text:style-name="T109">kal</text:span><text:span text:style-name="T146">m</text:span><text:span text:style-name="T109">ak</text:span><text:span text:style-name="T1013"> </text:span><text:span text:style-name="T11">к</text:span><text:span text:style-name="T38">а</text:span><text:span text:style-name="T11">р</text:span><text:span text:style-name="T91">а</text:span><text:span text:style-name="T164"> </text:span><text:span text:style-name="T11">терг</text:span><text:span text:style-name="T91">е</text:span><text:span text:style-name="T102"> </text:span><text:span text:style-name="T91">чөмү</text:span><text:span text:style-name="T38">л</text:span><text:span text:style-name="T91">ү</text:span><text:span text:style-name="T229">ү</text:span><text:span text:style-name="T91">.</text:span><text:span text:style-name="T773"> </text:span><text:span text:style-name="T109">~</text:span><text:span text:style-name="T740"> </text:span><text:span text:style-name="T43">içme</text:span><text:span text:style-name="T109">k</text:span><text:span text:style-name="T752"> </text:span><text:span text:style-name="T43">gib</text:span><text:span text:style-name="T109">i</text:span><text:span text:style-name="T740"> </text:span><text:span text:style-name="T91">суу ичкенд</text:span><text:span text:style-name="T38">е</text:span><text:span text:style-name="T91">й</text:span><text:span text:style-name="T703"> </text:span><text:span text:style-name="T11">эл</text:span><text:span text:style-name="T91">е</text:span><text:span text:style-name="T960"> </text:span><text:span text:style-name="T11">(</text:span><text:span text:style-name="T34">о</text:span><text:span text:style-name="T72">ң</text:span><text:span text:style-name="T34">о</text:span><text:span text:style-name="T72">й</text:span><text:span text:style-name="T11">)</text:span><text:span text:style-name="T91">.</text:span><text:span text:style-name="T936"> </text:span><text:span text:style-name="T109">~</text:span><text:span text:style-name="T243"> </text:span><text:span text:style-name="T109">ikti</text:span><text:span text:style-name="T146">z</text:span><text:span text:style-name="T109">a</text:span><text:span text:style-name="T278"> </text:span><text:span text:style-name="T109">etmek</text:span><text:span text:style-name="T110"> </text:span><text:span text:style-name="T72">дин</text:span><text:span text:style-name="T504"> </text:span><text:span text:style-name="T11">даара</text:span><text:span text:style-name="T91">т</text:span><text:span text:style-name="T506"> </text:span><text:span text:style-name="T11">алу</text:span><text:span text:style-name="T91">у</text:span><text:span text:style-name="T123"> </text:span><text:span text:style-name="T11">кере</text:span><text:span text:style-name="T91">к</text:span><text:span text:style-name="T506"> </text:span><text:span text:style-name="T91">бол</text:span><text:span text:style-name="T11">г</text:span><text:span text:style-name="T38">о</text:span><text:span text:style-name="T91">н</text:span><text:span text:style-name="T94"> </text:span><text:span text:style-name="T11">жагда</text:span><text:span text:style-name="T229">й</text:span><text:span text:style-name="T91">.</text:span><text:span text:style-name="T187"> </text:span><text:span text:style-name="T109">~</text:span><text:span text:style-name="T306"> </text:span><text:span text:style-name="T43">inmes</text:span><text:span text:style-name="T109">i</text:span><text:span text:style-name="T306"> </text:span><text:span text:style-name="T11">ичк</text:span><text:span text:style-name="T91">е</text:span><text:span text:style-name="T187"> </text:span><text:span text:style-name="T91">с</text:span><text:span text:style-name="T38">у</text:span><text:span text:style-name="T91">у</text:span><text:span text:style-name="T560"> </text:span><text:span text:style-name="T11">толу</text:span><text:span text:style-name="T91">у.</text:span><text:span text:style-name="T187"> </text:span><text:span text:style-name="T109">~</text:span><text:span text:style-name="T110"> </text:span><text:span text:style-name="T109">ka</text:span><text:span text:style-name="T43">çı</text:span><text:span text:style-name="T109">r</text:span><text:span text:style-name="T146">m</text:span><text:span text:style-name="T109">ak</text:span><text:span text:style-name="T139"> </text:span><text:span text:style-name="T43">1</text:span><text:span text:style-name="T109">)</text:span><text:span text:style-name="T120"> </text:span><text:span text:style-name="T91">ичине</text:span><text:span text:style-name="T506"> </text:span><text:span text:style-name="T91">суу</text:span><text:span text:style-name="T123"> </text:span><text:span text:style-name="T11">кири</text:span><text:span text:style-name="T91">п</text:span><text:span text:style-name="T100"> </text:span><text:span text:style-name="T11">кетү</text:span><text:span text:style-name="T229">ү</text:span><text:span text:style-name="T91">.</text:span><text:span text:style-name="T352"> </text:span><text:span text:style-name="T109">2)</text:span><text:span text:style-name="T342"> </text:span><text:span text:style-name="T34">арг</text:span><text:span text:style-name="T72">о</text:span><text:span text:style-name="T336"> </text:span><text:span text:style-name="T91">баш</text:span><text:span text:style-name="T749"> </text:span><text:span text:style-name="T91">о</text:span><text:span text:style-name="T11">о</text:span><text:span text:style-name="T91">руту</text:span><text:span text:style-name="T229">у</text:span><text:span text:style-name="T91">.</text:span><text:span text:style-name="T352"> </text:span><text:span text:style-name="T109">~</text:span><text:span text:style-name="T110"> </text:span><text:span text:style-name="T109">ka</text:span><text:span text:style-name="T43">mı</text:span><text:span text:style-name="T109">şı</text:span><text:span text:style-name="T998"> </text:span><text:span text:style-name="T91">суу</text:span><text:span text:style-name="T378"> </text:span><text:span text:style-name="T91">камышы.</text:span><text:span text:style-name="T424"> </text:span><text:span text:style-name="T109">~</text:span><text:span text:style-name="T998"> </text:span><text:span text:style-name="T109">ka</text:span><text:span text:style-name="T43">pmak</text:span><text:span text:style-name="T18"> </text:span><text:span text:style-name="T91">и</text:span><text:span text:style-name="T38">р</text:span><text:span text:style-name="T91">и</text:span><text:span text:style-name="T38">ң</text:span><text:span text:style-name="T91">дө</text:span><text:span text:style-name="T11">ө</text:span><text:span text:style-name="T91">,</text:span><text:span text:style-name="T328"> </text:span><text:span text:style-name="T91">суу</text:span><text:span text:style-name="T328"> </text:span><text:span text:style-name="T11">толу</text:span><text:span text:style-name="T91">у</text:span><text:span text:style-name="T309"> </text:span><text:span text:style-name="T11">(</text:span><text:span text:style-name="T34">жараг</text:span><text:span text:style-name="T225">а</text:span><text:span text:style-name="T11">)</text:span><text:span text:style-name="T91">.</text:span><text:span text:style-name="T328"> </text:span><text:span text:style-name="T109">~lar</text:span><text:span text:style-name="T110"> </text:span><text:span text:style-name="T109">ka</text:span><text:span text:style-name="T146">r</text:span><text:span text:style-name="T109">ar</text:span><text:span text:style-name="T146">m</text:span><text:span text:style-name="T109">ak</text:span><text:span text:style-name="T291"> </text:span><text:span text:style-name="T11">караңг</text:span><text:span text:style-name="T91">ы</text:span><text:span text:style-name="T1102"> </text:span><text:span text:style-name="T11">кирү</text:span><text:span text:style-name="T91">ү.</text:span><text:span text:style-name="T724"> </text:span><text:span text:style-name="T109">~</text:span><text:span text:style-name="T110"> </text:span><text:span text:style-name="T109">kat</text:span><text:span text:style-name="T43">ılm</text:span><text:span text:style-name="T109">a</text:span><text:span text:style-name="T43">mı</text:span><text:span text:style-name="T109">ş</text:span><text:span text:style-name="T612"> </text:span><text:span text:style-name="T15">1</text:span><text:span text:style-name="T109">)</text:span><text:span text:style-name="T987"> </text:span><text:span text:style-name="T91">накта,</text:span><text:span text:style-name="T986"> </text:span><text:span text:style-name="T91">ну</text:span><text:span text:style-name="T38">к</text:span><text:span text:style-name="T11">у</text:span><text:span text:style-name="T91">ра,</text:span><text:span text:style-name="T986"> </text:span><text:span text:style-name="T91">таза.</text:span></text:p>
        <text:p text:style-name="P917"><text:span text:style-name="T49">2)</text:span><text:span text:style-name="T1006"> </text:span><text:span text:style-name="T54">барып</text:span><text:span text:style-name="T981"> </text:span><text:span text:style-name="T54">т</text:span><text:span text:style-name="T29">ург</text:span><text:span text:style-name="T54">ан,</text:span><text:span text:style-name="T981"> </text:span><text:span text:style-name="T54">суу</text:span><text:span text:style-name="T692"> </text:span><text:span text:style-name="T6">кошулбага</text:span><text:span text:style-name="T235">н</text:span><text:span text:style-name="T54">.</text:span></text:p>
        <text:p text:style-name="P2737"><text:span text:style-name="T48">~ </text:span><text:span text:style-name="T994"><text:s/></text:span><text:span text:style-name="T1">kemer</text:span><text:span text:style-name="T48">i </text:span><text:span text:style-name="T642"><text:s/></text:span><text:span text:style-name="T7">к</text:span><text:span text:style-name="T30">е</text:span><text:span text:style-name="T7">ме</text:span><text:span text:style-name="T56">р </text:span><text:span text:style-name="T1049"><text:s/></text:span><text:span text:style-name="T7">көпүрө</text:span><text:span text:style-name="T56">ө. </text:span><text:span text:style-name="T394"><text:s/></text:span><text:span text:style-name="T48">~yu </text:span><text:span text:style-name="T467"><text:s/></text:span><text:span text:style-name="T48">ke­</text:span></text:p>
        <text:p text:style-name="P292"><text:span text:style-name="T26">silmi</text:span><text:span text:style-name="T49">ş</text:span><text:span text:style-name="T621"> </text:span><text:span text:style-name="T49">d</text:span><text:span text:style-name="T26">e</text:span><text:span text:style-name="T49">ğ</text:span><text:span text:style-name="T26">ir</text:span><text:span text:style-name="T142">m</text:span><text:span text:style-name="T26">en</text:span><text:span text:style-name="T49">e</text:span><text:span text:style-name="T248"> </text:span><text:span text:style-name="T142">d</text:span><text:span text:style-name="T49">ö</text:span><text:span text:style-name="T26">nm</text:span><text:span text:style-name="T142">e</text:span><text:span text:style-name="T49">k</text:span><text:span text:style-name="T248"> </text:span><text:span text:style-name="T6">суус</text:span><text:span text:style-name="T54">у</text:span><text:span text:style-name="T954"> </text:span><text:span text:style-name="T6">к</text:span><text:span text:style-name="T54">е­</text:span><text:span text:style-name="T56"> </text:span><text:span text:style-name="T6">силге</text:span><text:span text:style-name="T54">н</text:span><text:span text:style-name="T373"> </text:span><text:span text:style-name="T6">теги</text:span><text:span text:style-name="T29">р</text:span><text:span text:style-name="T6">менде</text:span><text:span text:style-name="T54">й</text:span><text:span text:style-name="T1048"> </text:span><text:span text:style-name="T6">(</text:span><text:span text:style-name="T34">жымжыр</text:span><text:span text:style-name="T72">т</text:span><text:span text:style-name="T91">)</text:span><text:span text:style-name="T101"> </text:span><text:span text:style-name="T91">болу</text:span><text:span text:style-name="T229">у</text:span><text:span text:style-name="T91">.</text:span><text:span text:style-name="T256"> </text:span><text:span text:style-name="T109">~</text:span><text:span text:style-name="T15"> </text:span><text:span text:style-name="T43">kes</text:span><text:span text:style-name="T146">i</text:span><text:span text:style-name="T43">m</text:span><text:span text:style-name="T109">i </text:span><text:span text:style-name="T72">дең.</text:span><text:span text:style-name="T747"> </text:span><text:span text:style-name="T11">(</text:span><text:span text:style-name="T19">кемени</text:span><text:span text:style-name="T225">н</text:span><text:span text:style-name="T91">)</text:span><text:span text:style-name="T256"> </text:span><text:span text:style-name="T91">суу</text:span></text:p>
        <text:p text:style-name="P307"><text:span text:style-name="T6">сызыг</text:span><text:span text:style-name="T54">ы.</text:span><text:span text:style-name="T889"> </text:span><text:span text:style-name="T49">~</text:span><text:span text:style-name="T126"> </text:span><text:span text:style-name="T49">k</text:span><text:span text:style-name="T142">e</text:span><text:span text:style-name="T49">smek</text:span><text:span text:style-name="T126"> </text:span><text:span text:style-name="T49">1)</text:span><text:span text:style-name="T885"> </text:span><text:span text:style-name="T54">су</text:span><text:span text:style-name="T29">у</text:span><text:span text:style-name="T6">с</text:span><text:span text:style-name="T54">у</text:span><text:span text:style-name="T889"> </text:span><text:span text:style-name="T6">чыгы</text:span><text:span text:style-name="T54">п</text:span><text:span text:style-name="T65"> </text:span><text:span text:style-name="T6">кетү</text:span><text:span text:style-name="T54">ү</text:span><text:span text:style-name="T439"> </text:span><text:span text:style-name="T6">(</text:span><text:span text:style-name="T72">мис.</text:span><text:span text:style-name="T564"> </text:span><text:span text:style-name="T72">жуур</text:span><text:span text:style-name="T156">а</text:span><text:span text:style-name="T72">тт</text:span><text:span text:style-name="T156">ы</text:span><text:span text:style-name="T225">н</text:span><text:span text:style-name="T72">,</text:span><text:span text:style-name="T823"> </text:span><text:span text:style-name="T72">да</text:span><text:span text:style-name="T34">р</text:span><text:span text:style-name="T72">бы</text:span><text:span text:style-name="T225">з</text:span><text:span text:style-name="T72">­</text:span><text:span text:style-name="T73"> </text:span><text:span text:style-name="T72">дын</text:span><text:span text:style-name="T1108"> </text:span><text:span text:style-name="T34">ж</text:span><text:span text:style-name="T72">.</text:span><text:span text:style-name="T475"> </text:span><text:span text:style-name="T72">б.</text:span><text:span text:style-name="T475"> </text:span><text:span text:style-name="T11">)</text:span><text:span text:style-name="T91">.</text:span><text:span text:style-name="T1102"> </text:span><text:span text:style-name="T109">2)</text:span><text:span text:style-name="T291"> </text:span><text:span text:style-name="T11">аны</text:span><text:span text:style-name="T91">к</text:span><text:span text:style-name="T300"> </text:span><text:span text:style-name="T38">ж</text:span><text:span text:style-name="T91">о</text:span><text:span text:style-name="T38">о</text:span><text:span text:style-name="T91">п</text:span><text:span text:style-name="T289"> </text:span><text:span text:style-name="T91">бе</text:span><text:span text:style-name="T38">р</text:span><text:span text:style-name="T11">ү</text:span><text:span text:style-name="T91">ү</text:span></text:p>
        <text:p text:style-name="P292"><text:span text:style-name="T6">(</text:span><text:span text:style-name="T34">күйө</text:span><text:span text:style-name="T72">ө </text:span><text:span text:style-name="T984"><text:s/></text:span><text:span text:style-name="T19">балаг</text:span><text:span text:style-name="T225">а</text:span><text:span text:style-name="T72">/ </text:span><text:span text:style-name="T405"><text:s/></text:span><text:span text:style-name="T34">кызг</text:span><text:span text:style-name="T72">а</text:span><text:span text:style-name="T11">)</text:span><text:span text:style-name="T91">. </text:span><text:span text:style-name="T986"><text:s/></text:span><text:span text:style-name="T15">3</text:span><text:span text:style-name="T109">) </text:span><text:span text:style-name="T612"><text:s/></text:span><text:span text:style-name="T11">моко</text:span><text:span text:style-name="T91">к</text:span><text:span text:style-name="T92"> </text:span><text:span text:style-name="T11">(</text:span><text:span text:style-name="T72">бычак</text:span><text:span text:style-name="T11">)</text:span><text:span text:style-name="T91">.</text:span><text:span text:style-name="T839"> </text:span><text:span text:style-name="T109">~</text:span><text:span text:style-name="T445"> </text:span><text:span text:style-name="T146">k</text:span><text:span text:style-name="T43">o</text:span><text:span text:style-name="T109">rkusu</text:span><text:span text:style-name="T509"> </text:span><text:span text:style-name="T34">ме</text:span><text:span text:style-name="T225">д</text:span><text:span text:style-name="T72">. </text:span><text:span text:style-name="T331"><text:s/></text:span><text:span text:style-name="T38">г</text:span><text:span text:style-name="T91">и</text:span><text:span text:style-name="T38">д</text:span><text:span text:style-name="T91">ро</text:span><text:span text:style-name="T11">ф</text:span><text:span text:style-name="T229">о</text:span><text:span text:style-name="T91">­</text:span><text:span text:style-name="T95"> </text:span><text:span text:style-name="T91">биа.</text:span><text:span text:style-name="T615"> </text:span><text:span text:style-name="T109">~</text:span><text:span text:style-name="T412"> </text:span><text:span text:style-name="T43">koyuverme</text:span><text:span text:style-name="T109">k</text:span><text:span text:style-name="T412"> </text:span><text:span text:style-name="T109">1)</text:span><text:span text:style-name="T975"> </text:span><text:span text:style-name="T11">(</text:span><text:span text:style-name="T156">ж</text:span><text:span text:style-name="T72">аш</text:span><text:span text:style-name="T34">ыл</text:span><text:span text:style-name="T72">ч</text:span><text:span text:style-name="T19">а</text:span><text:span text:style-name="T72">/</text:span></text:p>
        <text:p text:style-name="P294"><text:span text:style-name="T34">э</text:span><text:span text:style-name="T225">т</text:span><text:span text:style-name="T91">)</text:span><text:span text:style-name="T773"> </text:span><text:span text:style-name="T91">б</text:span><text:span text:style-name="T38">ы</text:span><text:span text:style-name="T91">шыр</text:span><text:span text:style-name="T38">г</text:span><text:span text:style-name="T91">анда</text:span><text:span text:style-name="T773"> </text:span><text:span text:style-name="T91">суусу</text:span><text:span text:style-name="T530"> </text:span><text:span text:style-name="T38">ч</text:span><text:span text:style-name="T11">ы</text:span><text:span text:style-name="T38">г</text:span><text:span text:style-name="T11">у</text:span><text:span text:style-name="T91">у.</text:span><text:span text:style-name="T773"> </text:span><text:span text:style-name="T109">2)</text:span><text:span text:style-name="T113"> </text:span><text:span text:style-name="T34">арг</text:span><text:span text:style-name="T72">о</text:span><text:span text:style-name="T629"> </text:span><text:span text:style-name="T91">сөзүнөн</text:span><text:span text:style-name="T703"> </text:span><text:span text:style-name="T91">тануу.</text:span><text:span text:style-name="T626"> </text:span><text:span text:style-name="T109">~</text:span><text:span text:style-name="T243"> </text:span><text:span text:style-name="T109">küç</text:span><text:span text:style-name="T146">ü</text:span><text:span text:style-name="T109">ğü</text:span><text:span text:style-name="T146">n</text:span><text:span text:style-name="T109">,</text:span><text:span text:style-name="T567"> </text:span><text:span text:style-name="T146">s</text:span><text:span text:style-name="T109">öz</text:span><text:span text:style-name="T110"> </text:span><text:span text:style-name="T43">büy</text:span><text:span text:style-name="T109">ü</text:span><text:span text:style-name="T43">ğ</text:span><text:span text:style-name="T109">ün </text:span><text:span text:style-name="T509"><text:s/></text:span><text:span text:style-name="T72">ма</text:span><text:span text:style-name="T34">к</text:span><text:span text:style-name="T72">. <text:s/></text:span><text:span text:style-name="T898"><text:s/></text:span><text:span text:style-name="T11">жа</text:span><text:span text:style-name="T91">ш </text:span><text:span text:style-name="T441"><text:s/></text:span><text:span text:style-name="T11">келс</text:span><text:span text:style-name="T91">е </text:span><text:span text:style-name="T441"><text:s/></text:span><text:span text:style-name="T91">ишке,</text:span></text:p>
        <text:p text:style-name="P292"><text:span text:style-name="T6">кар</text:span><text:span text:style-name="T54">ы </text:span><text:span text:style-name="T323"><text:s/></text:span><text:span text:style-name="T6">келс</text:span><text:span text:style-name="T54">е </text:span><text:span text:style-name="T317"><text:s/></text:span><text:span text:style-name="T6">ашк</text:span><text:span text:style-name="T54">а. </text:span><text:span text:style-name="T323"><text:s/></text:span><text:span text:style-name="T26">~y</text:span><text:span text:style-name="T49">u </text:span><text:span text:style-name="T845"><text:s/></text:span><text:span text:style-name="T142">m</text:span><text:span text:style-name="T49">u </text:span><text:span text:style-name="T845"><text:s/></text:span><text:span text:style-name="T26">çı</text:span><text:span text:style-name="T49">kt</text:span><text:span text:style-name="T26">ı</text:span><text:span text:style-name="T49">?</text:span><text:span text:style-name="T48"> </text:span><text:span text:style-name="T6">эмнес</text:span><text:span text:style-name="T54">и <text:s/></text:span><text:span text:style-name="T6">кемиди</text:span><text:span text:style-name="T54">/</text:span><text:span text:style-name="T6">жама</text:span><text:span text:style-name="T54">н?</text:span><text:span text:style-name="T491"> </text:span><text:span text:style-name="T142">İ</text:span><text:span text:style-name="T26">stanbul’­</text:span><text:span text:style-name="T1"> </text:span><text:span text:style-name="T49">un</text:span><text:span text:style-name="T283"> </text:span><text:span text:style-name="T26">~</text:span><text:span text:style-name="T49">yu</text:span><text:span text:style-name="T575"> </text:span><text:span text:style-name="T142">m</text:span><text:span text:style-name="T49">u</text:span><text:span text:style-name="T283"> </text:span><text:span text:style-name="T26">ç</text:span><text:span text:style-name="T142">ı</text:span><text:span text:style-name="T49">kt</text:span><text:span text:style-name="T26">ı</text:span><text:span text:style-name="T49">?</text:span><text:span text:style-name="T575"> </text:span><text:span text:style-name="T29">С</text:span><text:span text:style-name="T54">т</text:span><text:span text:style-name="T6">ам</text:span><text:span text:style-name="T54">б</text:span><text:span text:style-name="T6">у</text:span><text:span text:style-name="T29">л</text:span><text:span text:style-name="T54">д</text:span><text:span text:style-name="T6">у</text:span><text:span text:style-name="T54">н</text:span><text:span text:style-name="T245"> </text:span><text:span text:style-name="T6">эмн</text:span><text:span text:style-name="T54">е</text:span></text:p>
        <text:p text:style-name="P294"><text:span text:style-name="T6">жамандыгы</text:span><text:span text:style-name="T54">н</text:span><text:span text:style-name="T193"> </text:span><text:span text:style-name="T54">көрдүң?</text:span><text:span text:style-name="T317"> </text:span><text:span text:style-name="T49">~</text:span><text:span text:style-name="T312"> </text:span><text:span text:style-name="T26">mermeri</text:span><text:span text:style-name="T1"> </text:span><text:span text:style-name="T6">алебаст</text:span><text:span text:style-name="T462">р</text:span><text:span text:style-name="T54">.</text:span><text:span text:style-name="T848"> </text:span><text:span text:style-name="T49">~yu</text:span><text:span text:style-name="T436"> </text:span><text:span text:style-name="T49">nered</text:span><text:span text:style-name="T142">e</text:span><text:span text:style-name="T49">n</text:span><text:span text:style-name="T885"> </text:span><text:span text:style-name="T49">geliyo</text:span><text:span text:style-name="T142">r</text:span><text:span text:style-name="T49">?</text:span><text:span text:style-name="T48"> </text:span><text:span text:style-name="T6">акчас</text:span><text:span text:style-name="T54">ы</text:span><text:span text:style-name="T373"> </text:span><text:span text:style-name="T6">кайд</text:span><text:span text:style-name="T235">а</text:span><text:span text:style-name="T54">н</text:span><text:span text:style-name="T430"> </text:span><text:span text:style-name="T6">кели</text:span><text:span text:style-name="T54">п</text:span><text:span text:style-name="T1048"> </text:span><text:span text:style-name="T29">а</text:span><text:span text:style-name="T54">т</text:span><text:span text:style-name="T29">а</text:span><text:span text:style-name="T54">т?</text:span><text:span text:style-name="T630"> </text:span><text:span text:style-name="T49">~</text:span><text:span text:style-name="T995"> </text:span><text:span text:style-name="T49">oku</text:span></text:p>
        <text:p text:style-name="P326"><text:span text:style-name="T20">бо</text:span><text:span text:style-name="T73">т. </text:span><text:span text:style-name="T1012"><text:s/></text:span><text:span text:style-name="T95">суу</text:span><text:span text:style-name="T310"> </text:span><text:span text:style-name="T12">ог</text:span><text:span text:style-name="T95">у</text:span><text:span text:style-name="T329"> </text:span><text:span text:style-name="T12">(</text:span><text:span text:style-name="T73">S</text:span><text:span text:style-name="T20">a</text:span><text:span text:style-name="T73">g</text:span><text:span text:style-name="T20">itt</text:span><text:span text:style-name="T73">a</text:span><text:span text:style-name="T20">ri</text:span><text:span text:style-name="T73">a</text:span><text:span text:style-name="T446"> </text:span><text:span text:style-name="T20">s</text:span><text:span text:style-name="T227">a</text:span><text:span text:style-name="T20">ğitt</text:span><text:span text:style-name="T73">i</text:span><text:span text:style-name="T20">f</text:span><text:span text:style-name="T73">o</text:span><text:span text:style-name="T20">li</text:span><text:span text:style-name="T73">a</text:span><text:span text:style-name="T12">).</text:span></text:p>
        <text:p text:style-name="P272"><text:span text:style-name="T49">~</text:span><text:span text:style-name="T159"> </text:span><text:span text:style-name="T49">o</text:span><text:span text:style-name="T142">k</text:span><text:span text:style-name="T49">ut</text:span><text:span text:style-name="T142">m</text:span><text:span text:style-name="T49">ak</text:span><text:span text:style-name="T131"> </text:span><text:span text:style-name="T72">дин</text:span><text:span text:style-name="T183"> </text:span><text:span text:style-name="T91">суу</text:span><text:span text:style-name="T175"> </text:span><text:span text:style-name="T11">ок</text:span><text:span text:style-name="T38">у</text:span><text:span text:style-name="T91">т</text:span><text:span text:style-name="T11">у</text:span><text:span text:style-name="T229">у</text:span><text:span text:style-name="T91">,</text:span><text:span text:style-name="T212"> </text:span><text:span text:style-name="T91">суу </text:span><text:span text:style-name="T11">мене</text:span><text:span text:style-name="T91">н </text:span><text:span text:style-name="T651"><text:s/></text:span><text:span text:style-name="T91">д</text:span><text:span text:style-name="T38">у</text:span><text:span text:style-name="T91">ба</text:span><text:span text:style-name="T38">л</text:span><text:span text:style-name="T91">о</text:span><text:span text:style-name="T229">о</text:span><text:span text:style-name="T91">. </text:span><text:span text:style-name="T651"><text:s/></text:span><text:span text:style-name="T109">~ </text:span><text:span text:style-name="T789"><text:s/></text:span><text:span text:style-name="T146">p</text:span><text:span text:style-name="T109">a</text:span><text:span text:style-name="T146">h</text:span><text:span text:style-name="T109">as</text:span><text:span text:style-name="T146">ı</text:span><text:span text:style-name="T109">na </text:span><text:span text:style-name="T789"><text:s/></text:span><text:span text:style-name="T91">суу</text:span></text:p>
        <text:p text:style-name="P320"><text:span text:style-name="T54">баасын</text:span><text:span text:style-name="T6">а</text:span><text:span text:style-name="T54">,</text:span><text:span text:style-name="T207"> </text:span><text:span text:style-name="T6">абда</text:span><text:span text:style-name="T54">н</text:span><text:span text:style-name="T207"> </text:span><text:span text:style-name="T6">арза</text:span><text:span text:style-name="T54">н.</text:span><text:span text:style-name="T169"> </text:span><text:span text:style-name="T49">~</text:span><text:span text:style-name="T1006"> </text:span><text:span text:style-name="T26">peris</text:span><text:span text:style-name="T49">i</text:span><text:span text:style-name="T989"> </text:span><text:span text:style-name="T54">суу</text:span></text:p>
        <text:p text:style-name="P477"><text:soft-page-break/><text:span text:style-name="T7">перис</text:span><text:span text:style-name="T237">и</text:span><text:span text:style-name="T56">.</text:span><text:span text:style-name="T682"> </text:span><text:span text:style-name="T48">~</text:span><text:span text:style-name="T821"> </text:span><text:span text:style-name="T1">pires</text:span><text:span text:style-name="T48">i</text:span><text:span text:style-name="T684"> </text:span><text:span text:style-name="T20">зоол</text:span><text:span text:style-name="T73">. <text:s text:c="2"/></text:span><text:span text:style-name="T95">суу</text:span><text:span text:style-name="T650"> </text:span><text:span text:style-name="T95">б</text:span><text:span text:style-name="T12">ү</text:span><text:span text:style-name="T95">р</text:span><text:span text:style-name="T12">г</text:span><text:span text:style-name="T95">ө</text:span><text:span text:style-name="T151">с</text:span><text:span text:style-name="T95">ү</text:span><text:span text:style-name="T100"> </text:span><text:span text:style-name="T12">(</text:span><text:span text:style-name="T73">D</text:span><text:span text:style-name="T20">a</text:span><text:span text:style-name="T73">p</text:span><text:span text:style-name="T20">h</text:span><text:span text:style-name="T73">n</text:span><text:span text:style-name="T35">i</text:span><text:span text:style-name="T73">a </text:span><text:span text:style-name="T184"><text:s/></text:span><text:span text:style-name="T20">p</text:span><text:span text:style-name="T73">u</text:span><text:span text:style-name="T20">lex</text:span><text:span text:style-name="T95">). </text:span><text:span text:style-name="T508"><text:s/></text:span><text:span text:style-name="T110">~</text:span><text:span text:style-name="T44">d</text:span><text:span text:style-name="T110">a </text:span><text:span text:style-name="T179"><text:s/></text:span><text:span text:style-name="T110">p</text:span><text:span text:style-name="T18">i</text:span><text:span text:style-name="T44">ş</text:span><text:span text:style-name="T18">mi</text:span><text:span text:style-name="T110">ş </text:span><text:span text:style-name="T518"><text:s/></text:span><text:span text:style-name="T95">сууда</text:span><text:span text:style-name="T91"> </text:span><text:span text:style-name="T95">быш</text:span><text:span text:style-name="T39">ы</text:span><text:span text:style-name="T95">рыл</text:span><text:span text:style-name="T12">г</text:span><text:span text:style-name="T95">ан. </text:span><text:span text:style-name="T379"><text:s/></text:span><text:span text:style-name="T110">~ya </text:span><text:span text:style-name="T639"><text:s/></text:span><text:span text:style-name="T110">sabu</text:span><text:span text:style-name="T44">n</text:span><text:span text:style-name="T110">a </text:span><text:span text:style-name="T997"><text:s/></text:span><text:span text:style-name="T110">doku</text:span><text:span text:style-name="T44">n</text:span><text:span text:style-name="T110">­ ma</text:span><text:span text:style-name="T44">m</text:span><text:span text:style-name="T110">ak </text:span><text:span text:style-name="T360"><text:s/></text:span><text:span text:style-name="T12">э</text:span><text:span text:style-name="T95">ч </text:span><text:span text:style-name="T650"><text:s/></text:span><text:span text:style-name="T12">не</text:span><text:span text:style-name="T95">рс</text:span><text:span text:style-name="T12">ег</text:span><text:span text:style-name="T95">е </text:span><text:span text:style-name="T676"><text:s/></text:span><text:span text:style-name="T95">кий</text:span><text:span text:style-name="T39">г</text:span><text:span text:style-name="T12">ил</text:span><text:span text:style-name="T95">иш</text:span><text:span text:style-name="T39">п</text:span><text:span text:style-name="T95">өө,</text:span><text:span text:style-name="T93"> </text:span><text:span text:style-name="T12">оола</text:span><text:span text:style-name="T95">к <text:s/></text:span><text:span text:style-name="T397"><text:s/></text:span><text:span text:style-name="T95">т</text:span><text:span text:style-name="T39">у</text:span><text:span text:style-name="T95">ру</text:span><text:span text:style-name="T12">у</text:span><text:span text:style-name="T95">. <text:s/></text:span><text:span text:style-name="T397"><text:s/></text:span><text:span text:style-name="T18">~y</text:span><text:span text:style-name="T110">a <text:s/></text:span><text:span text:style-name="T382"><text:s/></text:span><text:span text:style-name="T44">s</text:span><text:span text:style-name="T110">a</text:span><text:span text:style-name="T18">lma</text:span><text:span text:style-name="T110">k <text:s/></text:span><text:span text:style-name="T1054"><text:s/></text:span><text:span text:style-name="T12">сууг</text:span><text:span text:style-name="T95">а</text:span><text:span text:style-name="T91"> </text:span><text:span text:style-name="T12">салу</text:span><text:span text:style-name="T95">у,</text:span><text:span text:style-name="T136"> </text:span><text:span text:style-name="T12">беке</text:span><text:span text:style-name="T95">р</text:span><text:span text:style-name="T202"> </text:span><text:span text:style-name="T12">чачы</text:span><text:span text:style-name="T95">п</text:span><text:span text:style-name="T202"> </text:span><text:span text:style-name="T95">и</text:span><text:span text:style-name="T12">й</text:span><text:span text:style-name="T95">үү.</text:span><text:span text:style-name="T1017"> </text:span><text:span text:style-name="T110">~</text:span><text:span text:style-name="T613"> </text:span><text:span text:style-name="T18">samuru </text:span><text:span text:style-name="T20">зоол</text:span><text:span text:style-name="T73">. </text:span><text:span text:style-name="T337"><text:s/></text:span><text:span text:style-name="T12">сууса</text:span><text:span text:style-name="T95">р</text:span><text:span text:style-name="T1001"> </text:span><text:span text:style-name="T12">(</text:span><text:span text:style-name="T73">Lutr</text:span><text:span text:style-name="T20">a</text:span><text:span text:style-name="T95">).</text:span><text:span text:style-name="T636"> </text:span><text:span text:style-name="T110">~</text:span><text:span text:style-name="T653"> </text:span><text:span text:style-name="T18">say</text:span><text:span text:style-name="T110">a</text:span><text:span text:style-name="T18">c</text:span><text:span text:style-name="T110">ı</text:span><text:span text:style-name="T817"> </text:span><text:span text:style-name="T20">к</text:span><text:span text:style-name="T73">. </text:span><text:span text:style-name="T337"><text:s/></text:span><text:span text:style-name="T110">~ </text:span><text:span text:style-name="T18">s</text:span><text:span text:style-name="T110">a</text:span><text:span text:style-name="T18">ati</text:span><text:span text:style-name="T110">. <text:s/></text:span><text:span text:style-name="T1014"><text:s/></text:span><text:span text:style-name="T18">~</text:span><text:span text:style-name="T110">yu <text:s/></text:span><text:span text:style-name="T200"><text:s/></text:span><text:span text:style-name="T18">sel</text:span><text:span text:style-name="T110">i <text:s/></text:span><text:span text:style-name="T1014"><text:s/></text:span><text:span text:style-name="T18">k</text:span><text:span text:style-name="T110">a</text:span><text:span text:style-name="T18">lm</text:span><text:span text:style-name="T110">a</text:span><text:span text:style-name="T44">m</text:span><text:span text:style-name="T18">a</text:span><text:span text:style-name="T110">k <text:s/></text:span><text:span text:style-name="T1014"><text:s/></text:span><text:span text:style-name="T95">суусу</text:span><text:span text:style-name="T91"> </text:span><text:span text:style-name="T12">тартылы</text:span><text:span text:style-name="T95">п/</text:span><text:span text:style-name="T12">коюлу</text:span><text:span text:style-name="T95">п <text:s/></text:span><text:span text:style-name="T165"><text:s/></text:span><text:span text:style-name="T12">кетү</text:span><text:span text:style-name="T95">ү <text:s/></text:span><text:span text:style-name="T686"><text:s/></text:span><text:span text:style-name="T39">(</text:span><text:span text:style-name="T73">т</text:span><text:span text:style-name="T35">а</text:span><text:span text:style-name="T73">мак</text:span><text:span text:style-name="T12">).</text:span><text:span text:style-name="T14"> </text:span><text:span text:style-name="T95">(</text:span><text:span text:style-name="T18">içine/gönlün</text:span><text:span text:style-name="T44">e</text:span><text:span text:style-name="T95">)</text:span><text:span text:style-name="T1038"> </text:span><text:span text:style-name="T110">~</text:span><text:span text:style-name="T1041"> </text:span><text:span text:style-name="T18">serpilme</text:span><text:span text:style-name="T110">k</text:span><text:span text:style-name="T1107"> </text:span><text:span text:style-name="T12">көңүл</text:span><text:span text:style-name="T95">ү</text:span><text:span text:style-name="T100"> </text:span><text:span text:style-name="T12">жайлану</text:span><text:span text:style-name="T95">у,<text:tab/></text:span><text:span text:style-name="T12">тынчтану</text:span><text:span text:style-name="T95">у.<text:tab/></text:span><text:span text:style-name="T110">~<text:tab/></text:span><text:span text:style-name="T18">sı</text:span><text:span text:style-name="T110">ğ</text:span><text:span text:style-name="T18">ır</text:span><text:span text:style-name="T110">ı </text:span><text:span text:style-name="T20">зоол</text:span><text:span text:style-name="T73">.<text:tab/></text:span><text:span text:style-name="T95">буйв</text:span><text:span text:style-name="T12">о</text:span><text:span text:style-name="T95">л <text:s text:c="2"/></text:span><text:span text:style-name="T891"><text:s/></text:span><text:span text:style-name="T12">(</text:span><text:span text:style-name="T73">B</text:span><text:span text:style-name="T20">u</text:span><text:span text:style-name="T73">ba</text:span><text:span text:style-name="T35">l</text:span><text:span text:style-name="T73">us <text:s text:c="2"/></text:span><text:span text:style-name="T130"><text:s/></text:span><text:span text:style-name="T73">b</text:span><text:span text:style-name="T20">ub</text:span><text:span text:style-name="T73">a</text:span><text:span text:style-name="T20">li</text:span><text:span text:style-name="T73">s</text:span><text:span text:style-name="T12">).</text:span></text:p>
        <text:p text:style-name="P473"><draw:custom-shape text:anchor-type="paragraph" draw:z-index="3" draw:style-name="gr2" svg:width="0.0142in" svg:height="7.0276in" svg:x="4.1339in" svg:y="-1.8307in"><text:p/><draw:enhanced-geometry svg:viewBox="0 0 20 10119" draw:type="non-primitive" draw:enhanced-path="M 0 0 A L 0 10119 A N"/></draw:custom-shape><text:span text:style-name="T49">~y</text:span><text:span text:style-name="T142">u</text:span><text:span text:style-name="T49">nun</text:span><text:span text:style-name="T521"> </text:span><text:span text:style-name="T142">~</text:span><text:span text:style-name="T49">yu</text:span><text:span text:style-name="T172"> </text:span><text:span text:style-name="T6">суусуну</text:span><text:span text:style-name="T54">н</text:span><text:span text:style-name="T117"> </text:span><text:span text:style-name="T6">суус</text:span><text:span text:style-name="T54">у,</text:span><text:span text:style-name="T501"> </text:span><text:span text:style-name="T54">шор­</text:span><text:span text:style-name="T56"> </text:span><text:span text:style-name="T6">посуну</text:span><text:span text:style-name="T54">н<text:tab/></text:span><text:span text:style-name="T6">шорпос</text:span><text:span text:style-name="T54">у.<text:tab/></text:span><text:span text:style-name="T49">~</text:span><text:span text:style-name="T142">d</text:span><text:span text:style-name="T49">an<text:tab/></text:span><text:span text:style-name="T48">ş</text:span><text:span text:style-name="T1">ey </text:span><text:span text:style-name="T54">бо</text:span><text:span text:style-name="T29">л</text:span><text:span text:style-name="T54">богон </text:span><text:span text:style-name="T905"><text:s/></text:span><text:span text:style-name="T54">нерсе. </text:span><text:span text:style-name="T889"><text:s/></text:span><text:span text:style-name="T49">~ </text:span><text:span text:style-name="T521"><text:s/></text:span><text:span text:style-name="T26">t</text:span><text:span text:style-name="T49">a</text:span><text:span text:style-name="T26">b</text:span><text:span text:style-name="T49">a</text:span><text:span text:style-name="T26">nc</text:span><text:span text:style-name="T49">ası </text:span><text:span text:style-name="T498"><text:s/></text:span><text:span text:style-name="T54">с</text:span><text:span text:style-name="T29">у</text:span><text:span text:style-name="T54">у </text:span><text:span text:style-name="T6">тапанчас</text:span><text:span text:style-name="T235">ы</text:span><text:span text:style-name="T54">. </text:span><text:span text:style-name="T781"><text:s/></text:span><text:span text:style-name="T49">~ </text:span><text:span text:style-name="T333"><text:s/></text:span><text:span text:style-name="T26">tedavis</text:span><text:span text:style-name="T49">i </text:span><text:span text:style-name="T346"><text:s/></text:span><text:span text:style-name="T34">ме</text:span><text:span text:style-name="T225">д</text:span><text:span text:style-name="T72">.<text:tab/></text:span><text:span text:style-name="T91">суу </text:span><text:span text:style-name="T11">мене</text:span><text:span text:style-name="T91">н</text:span><text:span text:style-name="T1016"> </text:span><text:span text:style-name="T91">дары</text:span><text:span text:style-name="T38">л</text:span><text:span text:style-name="T91">о</text:span><text:span text:style-name="T229">о</text:span><text:span text:style-name="T91">.</text:span><text:span text:style-name="T809"> </text:span><text:span text:style-name="T109">~</text:span><text:span text:style-name="T811"> </text:span><text:span text:style-name="T109">tera</text:span><text:span text:style-name="T146">z</text:span><text:span text:style-name="T43">i</text:span><text:span text:style-name="T109">si</text:span><text:span text:style-name="T811"> </text:span><text:span text:style-name="T91">суу</text:span><text:span text:style-name="T1016"> </text:span><text:span text:style-name="T11">м</text:span><text:span text:style-name="T91">у­</text:span><text:span text:style-name="T95"> </text:span><text:span text:style-name="T91">нарасы</text:span><text:span text:style-name="T386"> </text:span><text:span text:style-name="T11">(</text:span><text:span text:style-name="T72">суу</text:span><text:span text:style-name="T405"> </text:span><text:span text:style-name="T72">басым</text:span><text:span text:style-name="T156">ы</text:span><text:span text:style-name="T72">н</text:span><text:span text:style-name="T415"> </text:span><text:span text:style-name="T72">а</text:span><text:span text:style-name="T34">за</text:span><text:span text:style-name="T19">й</text:span><text:span text:style-name="T72">ту</text:span><text:span text:style-name="T19">у</text:span><text:span text:style-name="T72">чу</text:span><text:span text:style-name="T11">).</text:span></text:p>
        <text:p text:style-name="P1729"><text:span text:style-name="T26">~y</text:span><text:span text:style-name="T142">u</text:span><text:span text:style-name="T49">na</text:span><text:span text:style-name="T498"> </text:span><text:span text:style-name="T26">tiri</text:span><text:span text:style-name="T49">t</text:span><text:span text:style-name="T172"> </text:span><text:span text:style-name="T49">1)</text:span><text:span text:style-name="T436"> </text:span><text:span text:style-name="T6">эпте</text:span><text:span text:style-name="T54">п</text:span><text:span text:style-name="T6">-септе</text:span><text:span text:style-name="T54">п,</text:span><text:span text:style-name="T63"> </text:span><text:span text:style-name="T54">үс</text:span><text:span text:style-name="T6">т</text:span><text:span text:style-name="T54">ү</text:span><text:span text:style-name="T29">р</text:span><text:span text:style-name="T54">тө</text:span><text:span text:style-name="T235">н</text:span><text:span text:style-name="T54">.</text:span><text:span text:style-name="T818"> </text:span><text:span text:style-name="T49">2)</text:span><text:span text:style-name="T683"> </text:span><text:span text:style-name="T6">даам</text:span><text:span text:style-name="T54">ы</text:span><text:span text:style-name="T781"> </text:span><text:span text:style-name="T6">жо</text:span><text:span text:style-name="T54">к</text:span><text:span text:style-name="T791"> </text:span><text:span text:style-name="T29">(</text:span><text:span text:style-name="T72">т</text:span><text:span text:style-name="T34">а</text:span><text:span text:style-name="T72">мак</text:span><text:span text:style-name="T38">).</text:span></text:p>
        <text:p text:style-name="P353"><text:span text:style-name="T48">~yuna </text:span><text:span text:style-name="T846"><text:s/></text:span><text:span text:style-name="T48">tirit </text:span><text:span text:style-name="T435"><text:s/></text:span><text:span text:style-name="T48">geçinmek </text:span><text:span text:style-name="T900"><text:s/></text:span><text:span text:style-name="T7">эпте</text:span><text:span text:style-name="T56">п</text:span><text:span text:style-name="T7">-септе</text:span><text:span text:style-name="T56">п</text:span></text:p>
        <text:p text:style-name="P471"><text:span text:style-name="T6">жа</text:span><text:span text:style-name="T54">н</text:span><text:span text:style-name="T462"> </text:span><text:span text:style-name="T54">ба</text:span><text:span text:style-name="T6">гу</text:span><text:span text:style-name="T54">у.</text:span><text:span text:style-name="T462"> </text:span><text:span text:style-name="T49">~</text:span><text:span text:style-name="T556"> </text:span><text:span text:style-name="T49">top</text:span><text:span text:style-name="T142">l</text:span><text:span text:style-name="T49">amak</text:span><text:span text:style-name="T556"> </text:span><text:span text:style-name="T54">ш</text:span><text:span text:style-name="T6">и</text:span><text:span text:style-name="T54">ши</text:span><text:span text:style-name="T6">п</text:span><text:span text:style-name="T54">/с</text:span><text:span text:style-name="T29">у</text:span><text:span text:style-name="T54">у </text:span><text:span text:style-name="T6">толу</text:span><text:span text:style-name="T54">п</text:span><text:span text:style-name="T970"> </text:span><text:span text:style-name="T6">кетү</text:span><text:span text:style-name="T235">ү</text:span><text:span text:style-name="T54">.</text:span><text:span text:style-name="T393"> </text:span><text:span text:style-name="T49">~</text:span><text:span text:style-name="T416"> </text:span><text:span text:style-name="T49">to</text:span><text:span text:style-name="T142">p</text:span><text:span text:style-name="T49">u</text:span><text:span text:style-name="T416"> </text:span><text:span text:style-name="T34">сп</text:span><text:span text:style-name="T156">о</text:span><text:span text:style-name="T19">р</text:span><text:span text:style-name="T72">т</text:span><text:span text:style-name="T405"> </text:span><text:span text:style-name="T91">суу тоб</text:span><text:span text:style-name="T11">у</text:span><text:span text:style-name="T91">,</text:span><text:span text:style-name="T268"> </text:span><text:span text:style-name="T91">в</text:span><text:span text:style-name="T38">а</text:span><text:span text:style-name="T91">терп</text:span><text:span text:style-name="T11">ол</text:span><text:span text:style-name="T229">о</text:span><text:span text:style-name="T91">.</text:span><text:span text:style-name="T256"> </text:span><text:span text:style-name="T109">~</text:span><text:span text:style-name="T146">d</text:span><text:span text:style-name="T109">an</text:span><text:span text:style-name="T43"> </text:span><text:span text:style-name="T109">ucuz</text:span><text:span text:style-name="T146"> </text:span><text:span text:style-name="T91">сууд</text:span><text:span text:style-name="T38">а</text:span><text:span text:style-name="T91">н</text:span></text:p>
        <text:p text:style-name="P471"><text:span text:style-name="T6">арза</text:span><text:span text:style-name="T54">н.</text:span><text:span text:style-name="T970"> </text:span><text:span text:style-name="T49">~</text:span><text:span text:style-name="T391"> </text:span><text:span text:style-name="T26">verme</text:span><text:span text:style-name="T49">k</text:span><text:span text:style-name="T416"> </text:span><text:span text:style-name="T49">1)</text:span><text:span text:style-name="T967"> </text:span><text:span text:style-name="T19">сугару</text:span><text:span text:style-name="T72">у</text:span><text:span text:style-name="T74"> </text:span><text:span text:style-name="T11">(</text:span><text:span text:style-name="T34">өсү</text:span><text:span text:style-name="T72">м</text:span><text:span text:style-name="T34">дүк</text:span><text:span text:style-name="T72">т</text:span><text:span text:style-name="T34">өр</text:span><text:span text:style-name="T72">д</text:span><text:span text:style-name="T225">ү</text:span><text:span text:style-name="T72">,</text:span><text:span text:style-name="T1011"> </text:span><text:span text:style-name="T72">ма</text:span><text:span text:style-name="T34">л</text:span><text:span text:style-name="T72">ды</text:span><text:span text:style-name="T11">)</text:span><text:span text:style-name="T91">.</text:span><text:span text:style-name="T530"> </text:span><text:span text:style-name="T109">2)</text:span><text:span text:style-name="T355"> </text:span><text:span text:style-name="T11">сууг</text:span><text:span text:style-name="T91">а </text:span><text:span text:style-name="T11">матыру</text:span><text:span text:style-name="T91">у <text:s/></text:span><text:span text:style-name="T123"><text:s/></text:span><text:span text:style-name="T11">(</text:span><text:span text:style-name="T34">бо</text:span><text:span text:style-name="T19">л</text:span><text:span text:style-name="T34">о</text:span><text:span text:style-name="T72">тт</text:span><text:span text:style-name="T225">у</text:span><text:span text:style-name="T11">)</text:span><text:span text:style-name="T91">. <text:s/></text:span><text:span text:style-name="T123"><text:s/></text:span><text:span text:style-name="T109">~ <text:s/></text:span><text:span text:style-name="T214"><text:s/></text:span><text:span text:style-name="T43">y</text:span><text:span text:style-name="T109">ap</text:span><text:span text:style-name="T146">m</text:span><text:span text:style-name="T109">ak</text:span></text:p>
        <text:p text:style-name="P506"><text:span text:style-name="T6">(</text:span><text:span text:style-name="T72">кеме</text:span><text:span text:style-name="T91">)</text:span><text:span text:style-name="T123"> </text:span><text:span text:style-name="T91">суу</text:span><text:span text:style-name="T175"> </text:span><text:span text:style-name="T11">алу</text:span><text:span text:style-name="T91">у.</text:span><text:span text:style-name="T164"> </text:span><text:span text:style-name="T109">~</text:span><text:span text:style-name="T139"> </text:span><text:span text:style-name="T43">yıl</text:span><text:span text:style-name="T109">anı</text:span><text:span text:style-name="T162"> </text:span><text:span text:style-name="T91">суу </text:span><text:span text:style-name="T11">жыла</text:span><text:span text:style-name="T91">н.</text:span><text:span text:style-name="T212"> </text:span><text:span text:style-name="T109">~</text:span><text:span text:style-name="T1013"> </text:span><text:span text:style-name="T109">y</text:span><text:span text:style-name="T146">i</text:span><text:span text:style-name="T109">timi</text:span><text:span text:style-name="T1013"> </text:span><text:span text:style-name="T91">суу</text:span><text:span text:style-name="T137"> </text:span><text:span text:style-name="T11">жоготу</text:span><text:span text:style-name="T91">у.</text:span><text:span text:style-name="T1016"> </text:span><text:span text:style-name="T109">~</text:span><text:span text:style-name="T110"> </text:span><text:span text:style-name="T109">yo</text:span><text:span text:style-name="T43">l</text:span><text:span text:style-name="T109">u</text:span><text:span text:style-name="T638"> </text:span><text:span text:style-name="T109">1)</text:span><text:span text:style-name="T422"> </text:span><text:span text:style-name="T91">суу</text:span><text:span text:style-name="T408"> </text:span><text:span text:style-name="T11">жол</text:span><text:span text:style-name="T91">у,</text:span><text:span text:style-name="T1051"> </text:span><text:span text:style-name="T11">ары</text:span><text:span text:style-name="T91">к,</text:span><text:span text:style-name="T1051"> </text:span><text:span text:style-name="T11">кана</text:span><text:span text:style-name="T91">л.</text:span><text:span text:style-name="T378"> </text:span><text:span text:style-name="T109">2)</text:span></text:p>
        <text:p text:style-name="P471"><text:span text:style-name="T54">суу</text:span><text:span text:style-name="T692"> </text:span><text:span text:style-name="T54">түтү</text:span><text:span text:style-name="T29">г</text:span><text:span text:style-name="T235">ү</text:span><text:span text:style-name="T54">.</text:span><text:span text:style-name="T1008"> </text:span><text:span text:style-name="T49">3)</text:span><text:span text:style-name="T989"> </text:span><text:span text:style-name="T54">суу</text:span><text:span text:style-name="T692"> </text:span><text:span text:style-name="T54">бел</text:span><text:span text:style-name="T6">г</text:span><text:span text:style-name="T54">и</text:span><text:span text:style-name="T6">с</text:span><text:span text:style-name="T54">и,</text:span><text:span text:style-name="T63"> </text:span><text:span text:style-name="T54">филигр</text:span><text:span text:style-name="T29">а</text:span><text:span text:style-name="T54">нь</text:span><text:span text:style-name="T180"> </text:span><text:span text:style-name="T6">(</text:span><text:span text:style-name="T72">кагазда</text:span><text:span text:style-name="T156">р</text:span><text:span text:style-name="T72">да</text:span><text:span text:style-name="T11">)</text:span><text:span text:style-name="T91">.</text:span><text:span text:style-name="T506"> </text:span><text:span text:style-name="T15">4</text:span><text:span text:style-name="T109">)</text:span><text:span text:style-name="T519"> </text:span><text:span text:style-name="T91">сутаж.</text:span></text:p>
        <text:p text:style-name="P1727"><text:span text:style-name="T49">5)</text:span><text:span text:style-name="T346"> </text:span><text:span text:style-name="T54">балдар</text:span><text:span text:style-name="T756"> </text:span><text:span text:style-name="T29">о</text:span><text:span text:style-name="T54">юну.</text:span><text:span text:style-name="T338"> </text:span><text:span text:style-name="T54">~</text:span><text:span text:style-name="T732"> </text:span><text:span text:style-name="T26">y</text:span><text:span text:style-name="T49">os</text:span><text:span text:style-name="T26">un</text:span><text:span text:style-name="T49">u</text:span><text:span text:style-name="T729"> </text:span><text:span text:style-name="T6">балы</text:span><text:span text:style-name="T54">р</text:span></text:p>
        <text:p text:style-name="P2738"><text:span text:style-name="T54">тү</text:span><text:span text:style-name="T29">р</text:span><text:span text:style-name="T54">ү</text:span><text:span text:style-name="T29"> </text:span><text:span text:style-name="T6">(</text:span><text:span text:style-name="T72">A</text:span><text:span text:style-name="T156">l</text:span><text:span text:style-name="T72">ga</text:span><text:span text:style-name="T19"> </text:span><text:span text:style-name="T34">m</text:span><text:span text:style-name="T72">ar</text:span><text:span text:style-name="T34">in</text:span><text:span text:style-name="T72">a</text:span><text:span text:style-name="T38">)</text:span><text:span text:style-name="T91">.</text:span><text:span text:style-name="T11"> </text:span><text:span text:style-name="T109">~ y</text:span><text:span text:style-name="T146">u</text:span><text:span text:style-name="T109">v</text:span><text:span text:style-name="T43">a</text:span><text:span text:style-name="T109">rı</text:span><text:span text:style-name="T15"> </text:span><text:span text:style-name="T34">гео</text:span><text:span text:style-name="T72">гр.</text:span><text:span text:style-name="T76"> </text:span><text:span text:style-name="T11">г</text:span><text:span text:style-name="T91">и</text:span><text:span text:style-name="T11">дросфер</text:span><text:span text:style-name="T229">а</text:span><text:span text:style-name="T91">. <text:s/></text:span><text:span text:style-name="T300"><text:s/></text:span><text:span text:style-name="T109">~ <text:s text:c="2"/></text:span><text:span text:style-name="T562"><text:s/></text:span><text:span text:style-name="T43">yürüme</text:span><text:span text:style-name="T109">k</text:span><text:span text:style-name="T110"> <text:s/></text:span><text:span text:style-name="T179"><text:s/></text:span><text:span text:style-name="T11">(</text:span><text:span text:style-name="T72">да</text:span><text:span text:style-name="T19">р</text:span><text:span text:style-name="T72">ак­</text:span><text:span text:style-name="T34"> </text:span><text:span text:style-name="T72">та</text:span><text:span text:style-name="T19">р</text:span><text:span text:style-name="T91">)</text:span><text:span text:style-name="T424"> </text:span><text:span text:style-name="T91">бү</text:span><text:span text:style-name="T38">ч</text:span><text:span text:style-name="T91">үр</text:span><text:span text:style-name="T424"> </text:span><text:span text:style-name="T91">бай</text:span><text:span text:style-name="T38">л</text:span><text:span text:style-name="T91">о</text:span><text:span text:style-name="T229">о</text:span><text:span text:style-name="T91">.</text:span><text:span text:style-name="T424"> </text:span><text:span text:style-name="T109">~</text:span><text:span text:style-name="T110"> </text:span><text:span text:style-name="T586"><text:s/></text:span><text:span text:style-name="T109">y</text:span><text:span text:style-name="T146">üz</text:span><text:span text:style-name="T109">üne</text:span><text:span text:style-name="T705"> </text:span><text:span text:style-name="T43">çı</text:span><text:span text:style-name="T109">k­</text:span></text:p>
        <text:p text:style-name="P2739"><text:span text:style-name="T49">mak</text:span><text:span text:style-name="T963"> </text:span><text:span text:style-name="T6">ачыкк</text:span><text:span text:style-name="T54">а</text:span><text:span text:style-name="T860"> </text:span><text:span text:style-name="T6">чыгу</text:span><text:span text:style-name="T54">у,</text:span><text:span text:style-name="T860"> </text:span><text:span text:style-name="T6">ашкер</text:span><text:span text:style-name="T29">е</text:span><text:span text:style-name="T6">ленү</text:span><text:span text:style-name="T235">ү</text:span><text:span text:style-name="T54">.</text:span></text:p>
        <text:p text:style-name="P2338"><text:span text:style-name="T1">su</text:span><text:span text:style-name="T48">a</text:span><text:span text:style-name="T1">l</text:span><text:span text:style-name="T48">, </text:span><text:span text:style-name="T127"><text:s/></text:span><text:span text:style-name="T1">-l</text:span><text:span text:style-name="T48">i </text:span><text:span text:style-name="T520"><text:s/></text:span><text:span text:style-name="T7">с</text:span><text:span text:style-name="T56">о</text:span><text:span text:style-name="T7">бо</text:span><text:span text:style-name="T56">л, </text:span><text:span text:style-name="T906"><text:s/></text:span><text:span text:style-name="T56">су</text:span><text:span text:style-name="T30">р</text:span><text:span text:style-name="T56">оо. </text:span><text:span text:style-name="T906"><text:s/></text:span><text:span text:style-name="T48">~ </text:span><text:span text:style-name="T127"><text:s/></text:span><text:span text:style-name="T25">e</text:span><text:span text:style-name="T48">t</text:span><text:span text:style-name="T1">mek/</text:span><text:span text:style-name="T25">s</text:span><text:span text:style-name="T1">ormak</text:span></text:p>
        <text:p text:style-name="P2740"><text:span text:style-name="T54">суроо</text:span><text:span text:style-name="T452"> </text:span><text:span text:style-name="T54">су</text:span><text:span text:style-name="T29">р</text:span><text:span text:style-name="T54">о</text:span><text:span text:style-name="T235">о</text:span><text:span text:style-name="T54">.</text:span></text:p>
        <text:p text:style-name="P2741"><text:span text:style-name="T49">suare <text:s/></text:span><text:span text:style-name="T556"><text:s/></text:span><text:span text:style-name="T49">1. <text:s/></text:span><text:span text:style-name="T465"><text:s/></text:span><text:span text:style-name="T6">к</text:span><text:span text:style-name="T29">е</text:span><text:span text:style-name="T6">чк</text:span><text:span text:style-name="T54">и <text:s/></text:span><text:span text:style-name="T462"><text:s/></text:span><text:span text:style-name="T54">оюн</text:span><text:span text:style-name="T29">-</text:span><text:span text:style-name="T54">зо</text:span><text:span text:style-name="T6">о</text:span><text:span text:style-name="T54">к. <text:s/></text:span><text:span text:style-name="T462"><text:s/></text:span><text:span text:style-name="T49">2. <text:s/></text:span><text:span text:style-name="T465"><text:s/></text:span><text:span text:style-name="T6">кечк</text:span><text:span text:style-name="T54">и</text:span><text:span text:style-name="T59"> </text:span><text:span text:style-name="T6">сеан</text:span><text:span text:style-name="T54">с.</text:span></text:p>
        <text:p text:style-name="P2339"><text:span text:style-name="T49">subay</text:span><text:span text:style-name="T556"> </text:span><text:span text:style-name="T72">аск. <text:s/></text:span><text:span text:style-name="T11">оф</text:span><text:span text:style-name="T91">и</text:span><text:span text:style-name="T11">це</text:span><text:span text:style-name="T229">р</text:span><text:span text:style-name="T91">.</text:span><text:span text:style-name="T468"> </text:span><text:span text:style-name="T109">~</text:span><text:span text:style-name="T562"> </text:span><text:span text:style-name="T109">o</text:span><text:span text:style-name="T43">kul</text:span><text:span text:style-name="T109">u</text:span><text:span text:style-name="T306"> </text:span><text:span text:style-name="T11">офице</text:span><text:span text:style-name="T38">р</text:span><text:span text:style-name="T11">ди</text:span><text:span text:style-name="T91">к</text:span></text:p>
        <text:p text:style-name="P2701"><text:span text:style-name="T6">мекте</text:span><text:span text:style-name="T54">п.</text:span></text:p>
        <text:p text:style-name="P2423"><text:span text:style-name="T26">subt</text:span><text:span text:style-name="T142">r</text:span><text:span text:style-name="T49">o</text:span><text:span text:style-name="T26">pi</text:span><text:span text:style-name="T142">k</text:span><text:span text:style-name="T49">al</text:span><text:span text:style-name="T1177"> </text:span><text:span text:style-name="T6">су</text:span><text:span text:style-name="T54">бт</text:span><text:span text:style-name="T6">р</text:span><text:span text:style-name="T54">о</text:span><text:span text:style-name="T6">п</text:span><text:span text:style-name="T54">и</text:span><text:span text:style-name="T6">к</text:span><text:span text:style-name="T54">ти</text:span><text:span text:style-name="T235">к</text:span><text:span text:style-name="T54">.</text:span></text:p>
        <text:p text:style-name="P2423"><text:span text:style-name="T49">sucu</text:span><text:span text:style-name="T449"> </text:span><text:span text:style-name="T54">суу</text:span><text:span text:style-name="T941"> </text:span><text:span text:style-name="T54">сат</text:span><text:span text:style-name="T29">а</text:span><text:span text:style-name="T54">р.</text:span></text:p>
        <text:p text:style-name="P2247"><text:span text:style-name="T49">sucuk</text:span><text:span text:style-name="T26">,-</text:span><text:span text:style-name="T49">ğu</text:span><text:span text:style-name="T333"> </text:span><text:span text:style-name="T2">1</text:span><text:span text:style-name="T49">.</text:span><text:span text:style-name="T794"> </text:span><text:span text:style-name="T6">чучу</text:span><text:span text:style-name="T54">к,</text:span><text:span text:style-name="T781"> </text:span><text:span text:style-name="T54">колб</text:span><text:span text:style-name="T29">а</text:span><text:span text:style-name="T54">с</text:span><text:span text:style-name="T235">а</text:span><text:span text:style-name="T54">.</text:span><text:span text:style-name="T357"> </text:span><text:span text:style-name="T49">2.</text:span><text:span text:style-name="T784"> </text:span><text:span text:style-name="T6">сужу</text:span><text:span text:style-name="T54">к</text:span></text:p>
      </text:section>
      <text:p text:style-name="P2742"/>
      <text:p text:style-name="P1"/>
      <text:p text:style-name="P1"/>
      <text:p text:style-name="P1"/>
      <text:p text:style-name="P3"/>
      <text:p text:style-name="P71"><draw:custom-shape text:anchor-type="paragraph" draw:z-index="4" draw:style-name="gr1" svg:width="5.1606in" svg:height="0.0142in" svg:x="1.5543in" svg:y="0.3091in"><text:p/><draw:enhanced-geometry svg:viewBox="0 0 7431 20" draw:type="non-primitive" draw:enhanced-path="M 0 0 A L 7431 0 A N"/></draw:custom-shape><text:span text:style-name="T48">suc</text:span><text:span text:style-name="T1">u</text:span><text:span text:style-name="T48">l<text:tab/></text:span><text:span text:style-name="T1">sulh</text:span></text:p>
      <text:p text:style-name="P4"/>
      <text:section text:style-name="Sect2" text:name="Section96">
        <text:p text:style-name="P291"><text:span text:style-name="T6">(</text:span><text:span text:style-name="T72">жаңгак</text:span><text:span text:style-name="T225">/</text:span><text:span text:style-name="T19">б</text:span><text:span text:style-name="T156">а</text:span><text:span text:style-name="T34">дамд</text:span><text:span text:style-name="T72">ы</text:span><text:span text:style-name="T665"> </text:span><text:span text:style-name="T34">жип</text:span><text:span text:style-name="T156">к</text:span><text:span text:style-name="T72">е</text:span><text:span text:style-name="T665"> </text:span><text:span text:style-name="T19">тизип</text:span><text:span text:style-name="T72">,</text:span><text:span text:style-name="T81"> </text:span><text:span text:style-name="T34">жүзү</text:span><text:span text:style-name="T72">м</text:span><text:span text:style-name="T665"> </text:span><text:span text:style-name="T72">шир</text:span><text:span text:style-name="T34">е</text:span><text:span text:style-name="T72">сине</text:span><text:span text:style-name="T405"> </text:span><text:span text:style-name="T72">б</text:span><text:span text:style-name="T156">а</text:span><text:span text:style-name="T72">ты</text:span><text:span text:style-name="T156">р</text:span><text:span text:style-name="T34">ы</text:span><text:span text:style-name="T72">п</text:span><text:span text:style-name="T384"> </text:span><text:span text:style-name="T34">жас</text:span><text:span text:style-name="T72">а­</text:span><text:span text:style-name="T73"> </text:span><text:span text:style-name="T34">га</text:span><text:span text:style-name="T72">н</text:span><text:span text:style-name="T286"> </text:span><text:span text:style-name="T72">т</text:span><text:span text:style-name="T34">а</text:span><text:span text:style-name="T19">т</text:span><text:span text:style-name="T72">туу</text:span><text:span text:style-name="T11">)</text:span><text:span text:style-name="T91">.</text:span><text:span text:style-name="T241"> </text:span><text:span text:style-name="T109">~unu</text:span><text:span text:style-name="T253"> </text:span><text:span text:style-name="T43">çı</text:span><text:span text:style-name="T109">kar</text:span><text:span text:style-name="T146">m</text:span><text:span text:style-name="T109">ak</text:span><text:span text:style-name="T253"> </text:span><text:span text:style-name="T109">1)</text:span><text:span text:style-name="T11">к</text:span><text:span text:style-name="T91">а­</text:span><text:span text:style-name="T95"> </text:span><text:span text:style-name="T91">туу</text:span><text:span text:style-name="T468"> </text:span><text:span text:style-name="T11">иштетү</text:span><text:span text:style-name="T229">ү</text:span><text:span text:style-name="T91">,</text:span><text:span text:style-name="T468"> </text:span><text:span text:style-name="T11">чарчату</text:span><text:span text:style-name="T229">у</text:span><text:span text:style-name="T91">.</text:span><text:span text:style-name="T187"> </text:span><text:span text:style-name="T109">2)</text:span><text:span text:style-name="T11">өлөрч</text:span><text:span text:style-name="T91">ө</text:span><text:span text:style-name="T98"> </text:span><text:span text:style-name="T91">сабап</text:span><text:span text:style-name="T911"> </text:span><text:span text:style-name="T11">салу</text:span><text:span text:style-name="T91">у.</text:span><text:span text:style-name="T892"> </text:span><text:span text:style-name="T109">~</text:span><text:span text:style-name="T120"> </text:span><text:span text:style-name="T109">gibi</text:span><text:span text:style-name="T509"> </text:span><text:span text:style-name="T43">ıslan</text:span><text:span text:style-name="T146">m</text:span><text:span text:style-name="T109">ak</text:span><text:span text:style-name="T509"> </text:span><text:span text:style-name="T11">сууг</text:span><text:span text:style-name="T91">а түшкөн</text:span><text:span text:style-name="T268"> </text:span><text:span text:style-name="T11">чычканда</text:span><text:span text:style-name="T91">й</text:span><text:span text:style-name="T38"> </text:span><text:span text:style-name="T11">болу</text:span><text:span text:style-name="T91">у.</text:span></text:p>
        <text:p text:style-name="P422"><text:span text:style-name="T26">sucu</text:span><text:span text:style-name="T49">l </text:span><text:span text:style-name="T238"><text:s/></text:span><text:span text:style-name="T49">1.</text:span><text:span text:style-name="T1111"> </text:span><text:span text:style-name="T54">су</text:span><text:span text:style-name="T29">у</text:span><text:span text:style-name="T54">ну</text:span><text:span text:style-name="T302"> </text:span><text:span text:style-name="T6">жакш</text:span><text:span text:style-name="T54">ы</text:span><text:span text:style-name="T296"> </text:span><text:span text:style-name="T29">к</text:span><text:span text:style-name="T54">өр</text:span><text:span text:style-name="T29">г</text:span><text:span text:style-name="T54">өн.</text:span><text:span text:style-name="T302"> </text:span><text:span text:style-name="T2">2</text:span><text:span text:style-name="T49">.</text:span><text:span text:style-name="T293"> </text:span><text:span text:style-name="T54">с</text:span><text:span text:style-name="T29">у</text:span><text:span text:style-name="T54">у тарткан/</text:span><text:span text:style-name="T6">с</text:span><text:span text:style-name="T54">ор</text:span><text:span text:style-name="T152">г</text:span><text:span text:style-name="T54">он.</text:span></text:p>
        <text:p text:style-name="P130"><text:span text:style-name="T49">suç,</text:span><text:span text:style-name="T416"> </text:span><text:span text:style-name="T49">-</text:span><text:span text:style-name="T142">ç</text:span><text:span text:style-name="T49">u</text:span><text:span text:style-name="T391"> </text:span><text:span text:style-name="T2">1</text:span><text:span text:style-name="T49">.</text:span><text:span text:style-name="T967"> </text:span><text:span text:style-name="T6">күнө</text:span><text:span text:style-name="T235">ө</text:span><text:span text:style-name="T54">,</text:span><text:span text:style-name="T661"> </text:span><text:span text:style-name="T29">а</text:span><text:span text:style-name="T54">й</text:span><text:span text:style-name="T6">ы</text:span><text:span text:style-name="T54">п.</text:span><text:span text:style-name="T970"> </text:span><text:span text:style-name="T49">2.</text:span><text:span text:style-name="T604"> </text:span><text:span text:style-name="T6">кылмы</text:span><text:span text:style-name="T235">ш</text:span><text:span text:style-name="T54">.</text:span><text:span text:style-name="T606"> </text:span><text:span text:style-name="T49">~</text:span></text:p>
        <text:p text:style-name="P313"><text:span text:style-name="T49">а</text:span><text:span text:style-name="T26">let</text:span><text:span text:style-name="T49">i </text:span><text:span text:style-name="T820"><text:s/></text:span><text:span text:style-name="T6">кылм</text:span><text:span text:style-name="T29">ы</text:span><text:span text:style-name="T54">ш </text:span><text:span text:style-name="T829"><text:s/></text:span><text:span text:style-name="T6">курал</text:span><text:span text:style-name="T54">ы. </text:span><text:span text:style-name="T630"><text:s/></text:span><text:span text:style-name="T49">~ </text:span><text:span text:style-name="T820"><text:s/></text:span><text:span text:style-name="T26">atmak</text:span><text:span text:style-name="T1"> </text:span><text:span text:style-name="T6">күнө</text:span><text:span text:style-name="T54">ө</text:span><text:span text:style-name="T914"> </text:span><text:span text:style-name="T6">коюу</text:span><text:span text:style-name="T54">.</text:span><text:span text:style-name="T452"> </text:span><text:span text:style-name="T49">~unu</text:span><text:span text:style-name="T851"> </text:span><text:span text:style-name="T142">b</text:span><text:span text:style-name="T49">ağ</text:span><text:span text:style-name="T26">ı</text:span><text:span text:style-name="T49">ş</text:span><text:span text:style-name="T142">l</text:span><text:span text:style-name="T26">am</text:span><text:span text:style-name="T49">ak</text:span><text:span text:style-name="T578"> </text:span><text:span text:style-name="T6">кы</text:span><text:span text:style-name="T54">л­</text:span><text:span text:style-name="T56"> </text:span><text:span text:style-name="T6">мышы</text:span><text:span text:style-name="T54">н </text:span><text:span text:style-name="T791"><text:s/></text:span><text:span text:style-name="T6">ке</text:span><text:span text:style-name="T29">ч</text:span><text:span text:style-name="T54">ү</text:span><text:span text:style-name="T235">ү</text:span><text:span text:style-name="T54">. </text:span><text:span text:style-name="T537"><text:s/></text:span><text:span text:style-name="T49">~ </text:span><text:span text:style-name="T784"><text:s/></text:span><text:span text:style-name="T26">bilim</text:span><text:span text:style-name="T49">i </text:span><text:span text:style-name="T346"><text:s/></text:span><text:span text:style-name="T54">кри</text:span><text:span text:style-name="T29">м</text:span><text:span text:style-name="T54">и­</text:span></text:p>
        <text:p text:style-name="P271"><text:span text:style-name="T54">нология.</text:span><text:span text:style-name="T927"> </text:span><text:span text:style-name="T49">~</text:span><text:span text:style-name="T283"> </text:span><text:span text:style-name="T26">i</text:span><text:span text:style-name="T49">ş</text:span><text:span text:style-name="T142">l</text:span><text:span text:style-name="T26">eme</text:span><text:span text:style-name="T49">k</text:span><text:span text:style-name="T248"> </text:span><text:span text:style-name="T6">кылм</text:span><text:span text:style-name="T29">ы</text:span><text:span text:style-name="T54">ш</text:span><text:span text:style-name="T618"> </text:span><text:span text:style-name="T6">жасо</text:span><text:span text:style-name="T54">о.</text:span></text:p>
        <text:p text:style-name="P95"><text:span text:style-name="T49">~</text:span><text:span text:style-name="T283"> </text:span><text:span text:style-name="T49">ol</text:span><text:span text:style-name="T142">m</text:span><text:span text:style-name="T49">ak</text:span><text:span text:style-name="T283"> </text:span><text:span text:style-name="T6">күнө</text:span><text:span text:style-name="T54">ө</text:span><text:span text:style-name="T618"> </text:span><text:span text:style-name="T6">болу</text:span><text:span text:style-name="T54">у.</text:span><text:span text:style-name="T699"> </text:span><text:span text:style-name="T49">~</text:span><text:span text:style-name="T283"> </text:span><text:span text:style-name="T49">o</text:span><text:span text:style-name="T142">r</text:span><text:span text:style-name="T26">t</text:span><text:span text:style-name="T49">ağı</text:span><text:span text:style-name="T248"> </text:span><text:span text:style-name="T6">кы</text:span><text:span text:style-name="T54">л­</text:span><text:span text:style-name="T56"> </text:span><text:span text:style-name="T6">мы</text:span><text:span text:style-name="T54">ш </text:span><text:span text:style-name="T905"><text:s/></text:span><text:span text:style-name="T6">о</text:span><text:span text:style-name="T29">р</text:span><text:span text:style-name="T6">тогу</text:span><text:span text:style-name="T54">/ш</text:span><text:span text:style-name="T29">е</text:span><text:span text:style-name="T54">ри</text:span><text:span text:style-name="T29">г</text:span><text:span text:style-name="T54">и. </text:span><text:span text:style-name="T848"><text:s/></text:span><text:span text:style-name="T49">~ </text:span><text:span text:style-name="T436"><text:s/></text:span><text:span text:style-name="T49">etmek </text:span><text:span text:style-name="T436"><text:s/></text:span><text:span text:style-name="T49">1)</text:span></text:p>
        <text:p text:style-name="P100"><text:span text:style-name="T6">кылмы</text:span><text:span text:style-name="T54">ш</text:span><text:span text:style-name="T848"> </text:span><text:span text:style-name="T6">жасо</text:span><text:span text:style-name="T54">о.</text:span><text:span text:style-name="T317"> </text:span><text:span text:style-name="T49">2)</text:span><text:span text:style-name="T845"> </text:span><text:span text:style-name="T6">күнө</text:span><text:span text:style-name="T54">ө</text:span><text:span text:style-name="T317"> </text:span><text:span text:style-name="T6">кылу</text:span><text:span text:style-name="T54">у.</text:span><text:span text:style-name="T439"> </text:span><text:span text:style-name="T49">~</text:span><text:span text:style-name="T48"> </text:span><text:span text:style-name="T49">üstü</text:span><text:span text:style-name="T1045"> </text:span><text:span text:style-name="T72">ук. </text:span><text:span text:style-name="T665"><text:s/></text:span><text:span text:style-name="T11">кы</text:span><text:span text:style-name="T38">л</text:span><text:span text:style-name="T11">мы</text:span><text:span text:style-name="T91">ш</text:span><text:span text:style-name="T408"> </text:span><text:span text:style-name="T91">ү</text:span><text:span text:style-name="T11">с</text:span><text:span text:style-name="T91">т</text:span><text:span text:style-name="T229">ү</text:span><text:span text:style-name="T91">.</text:span><text:span text:style-name="T386"> </text:span><text:span text:style-name="T109">~</text:span><text:span text:style-name="T381"> </text:span><text:span text:style-name="T109">mahk</text:span><text:span text:style-name="T146">e</text:span><text:span text:style-name="T109">­</text:span><text:span text:style-name="T110"> </text:span><text:span text:style-name="T43">mes</text:span><text:span text:style-name="T109">i</text:span><text:span text:style-name="T291"> </text:span><text:span text:style-name="T11">тергөөс</text:span><text:span text:style-name="T91">үз</text:span><text:span text:style-name="T724"> </text:span><text:span text:style-name="T11">с</text:span><text:span text:style-name="T91">от.</text:span><text:span text:style-name="T737"> </text:span><text:span text:style-name="T109">~</text:span><text:span text:style-name="T1040"> </text:span><text:span text:style-name="T43">yakalamak</text:span></text:p>
        <text:p text:style-name="P2743"><text:span text:style-name="T6">кылмы</text:span><text:span text:style-name="T54">ш үс</text:span><text:span text:style-name="T6">т</text:span><text:span text:style-name="T54">ү</text:span><text:span text:style-name="T29">н</text:span><text:span text:style-name="T54">дө</text:span><text:span text:style-name="T235"> </text:span><text:span text:style-name="T6">карма</text:span><text:span text:style-name="T54">п </text:span><text:span text:style-name="T6">калу</text:span><text:span text:style-name="T54">у.</text:span><text:span text:style-name="T57"> </text:span><text:span text:style-name="T49">suç</text:span><text:span text:style-name="T26">l</text:span><text:span text:style-name="T49">a</text:span><text:span text:style-name="T142">m</text:span><text:span text:style-name="T49">a</text:span><text:span text:style-name="T1074"> </text:span><text:span text:style-name="T29">к</text:span><text:span text:style-name="T54">үн</text:span><text:span text:style-name="T6">ө</text:span><text:span text:style-name="T54">өлөм</text:span><text:span text:style-name="T235">ө</text:span><text:span text:style-name="T54">,</text:span><text:span text:style-name="T766"> </text:span><text:span text:style-name="T6">айыптам</text:span><text:span text:style-name="T235">а</text:span><text:span text:style-name="T54">.</text:span><text:span text:style-name="T57"> </text:span><text:span text:style-name="T49">suç</text:span><text:span text:style-name="T26">l</text:span><text:span text:style-name="T49">a</text:span><text:span text:style-name="T142">m</text:span><text:span text:style-name="T49">ak <text:s/></text:span><text:span text:style-name="T238"><text:s/></text:span><text:span text:style-name="T29">к</text:span><text:span text:style-name="T6">ү</text:span><text:span text:style-name="T54">нөөл</text:span><text:span text:style-name="T6">ө</text:span><text:span text:style-name="T235">ө</text:span><text:span text:style-name="T54">, </text:span><text:span text:style-name="T302"><text:s/></text:span><text:span text:style-name="T6">кы</text:span><text:span text:style-name="T29">л</text:span><text:span text:style-name="T6">мы</text:span><text:span text:style-name="T54">ш </text:span><text:span text:style-name="T491"><text:s/></text:span><text:span text:style-name="T6">тагу</text:span><text:span text:style-name="T54">у,</text:span></text:p>
        <text:p text:style-name="P319"><text:span text:style-name="T6">айыпто</text:span><text:span text:style-name="T235">о</text:span><text:span text:style-name="T54">.</text:span></text:p>
        <text:p text:style-name="P126"><text:span text:style-name="T49">suçlan</text:span><text:span text:style-name="T142">m</text:span><text:span text:style-name="T49">ak</text:span><text:span text:style-name="T761"> </text:span><text:span text:style-name="T6">күнөөлө</text:span><text:span text:style-name="T54">н</text:span><text:span text:style-name="T6">ү</text:span><text:span text:style-name="T235">ү</text:span><text:span text:style-name="T54">,</text:span><text:span text:style-name="T1024"> </text:span><text:span text:style-name="T6">айыпталу</text:span><text:span text:style-name="T235">у</text:span><text:span text:style-name="T54">.</text:span></text:p>
        <text:p text:style-name="P79"><text:span text:style-name="T26">suçl</text:span><text:span text:style-name="T49">u </text:span><text:span text:style-name="T694"><text:s/></text:span><text:span text:style-name="T49">1. </text:span><text:span text:style-name="T204"><text:s/></text:span><text:span text:style-name="T29">к</text:span><text:span text:style-name="T54">ү</text:span><text:span text:style-name="T29">н</text:span><text:span text:style-name="T6">өөлү</text:span><text:span text:style-name="T235">ү</text:span><text:span text:style-name="T54">. </text:span><text:span text:style-name="T134"><text:s/></text:span><text:span text:style-name="T49">2. </text:span><text:span text:style-name="T159"><text:s/></text:span><text:span text:style-name="T6">айыпке</text:span><text:span text:style-name="T235">р</text:span><text:span text:style-name="T54">, </text:span><text:span text:style-name="T207"><text:s/></text:span><text:span text:style-name="T6">кы</text:span><text:span text:style-name="T54">л­</text:span></text:p>
        <text:p text:style-name="P278"><text:span text:style-name="T6">мышке</text:span><text:span text:style-name="T235">р</text:span><text:span text:style-name="T54">.</text:span><text:span text:style-name="T270"> </text:span><text:span text:style-name="T49">~ </text:span><text:span text:style-name="T26">ç</text:span><text:span text:style-name="T142">ı</text:span><text:span text:style-name="T49">kar</text:span><text:span text:style-name="T142">m</text:span><text:span text:style-name="T49">ak</text:span><text:span text:style-name="T2"> </text:span><text:span text:style-name="T29">к</text:span><text:span text:style-name="T54">үн</text:span><text:span text:style-name="T29">ө</text:span><text:span text:style-name="T54">ө</text:span><text:span text:style-name="T6">л</text:span><text:span text:style-name="T29">ү</text:span><text:span text:style-name="T54">ү</text:span><text:span text:style-name="T152"> </text:span><text:span text:style-name="T54">деп</text:span><text:span text:style-name="T65"> </text:span><text:span text:style-name="T6">эсептө</text:span><text:span text:style-name="T235">ө</text:span><text:span text:style-name="T54">.</text:span><text:span text:style-name="T1031"> </text:span><text:span text:style-name="T49">~la</text:span><text:span text:style-name="T142">r</text:span><text:span text:style-name="T26">ı</text:span><text:span text:style-name="T49">n <text:s/>iadesi <text:s/></text:span><text:span text:style-name="T72">ук.</text:span><text:span text:style-name="T735"> </text:span><text:span text:style-name="T11">тутку</text:span><text:span text:style-name="T91">н</text:span><text:span text:style-name="T94"> </text:span><text:span text:style-name="T11">алмашу</text:span><text:span text:style-name="T229">у</text:span><text:span text:style-name="T91">. </text:span><text:span text:style-name="T813"><text:s/></text:span><text:span text:style-name="T109">~ </text:span><text:span text:style-name="T775"><text:s/></text:span><text:span text:style-name="T109">o</text:span><text:span text:style-name="T43">lma</text:span><text:span text:style-name="T109">k </text:span><text:span text:style-name="T359"><text:s/></text:span><text:span text:style-name="T109">1) </text:span><text:span text:style-name="T654"><text:s/></text:span><text:span text:style-name="T11">күнөөл</text:span><text:span text:style-name="T38">ү</text:span><text:span text:style-name="T91">ү</text:span></text:p>
        <text:p text:style-name="P314"><text:span text:style-name="T56">болуу.</text:span><text:span text:style-name="T324"> </text:span><text:span text:style-name="T48">2)</text:span><text:span text:style-name="T321"> </text:span><text:span text:style-name="T7">к</text:span><text:span text:style-name="T30">ы</text:span><text:span text:style-name="T7">лмы</text:span><text:span text:style-name="T56">ш</text:span><text:span text:style-name="T318"> </text:span><text:span text:style-name="T7">кылуу</text:span><text:span text:style-name="T56">.</text:span><text:span text:style-name="T324"> </text:span><text:span text:style-name="T1">he</text:span><text:span text:style-name="T48">m</text:span><text:span text:style-name="T900"> </text:span><text:span text:style-name="T1">~, he</text:span><text:span text:style-name="T48">m</text:span><text:span text:style-name="T994"> </text:span><text:span text:style-name="T1">güçl</text:span><text:span text:style-name="T48">ü</text:span><text:span text:style-name="T642"> </text:span><text:span text:style-name="T73">ма</text:span><text:span text:style-name="T35">к</text:span><text:span text:style-name="T73">.</text:span><text:span text:style-name="T834"> </text:span><text:span text:style-name="T12">уу</text:span><text:span text:style-name="T95">р</text:span><text:span text:style-name="T12">ус</text:span><text:span text:style-name="T95">у</text:span><text:span text:style-name="T1001"> </text:span><text:span text:style-name="T12">күч</text:span><text:span text:style-name="T39">т</text:span><text:span text:style-name="T12">ү</text:span><text:span text:style-name="T95">ү болсо</text:span><text:span text:style-name="T12"> э</text:span><text:span text:style-name="T95">э</text:span><text:span text:style-name="T12">с</text:span><text:span text:style-name="T95">и</text:span><text:span text:style-name="T12"> а</text:span><text:span text:style-name="T39">й</text:span><text:span text:style-name="T12">ыпк</text:span><text:span text:style-name="T95">а </text:span><text:span text:style-name="T12">жыгыла</text:span><text:span text:style-name="T95">т.</text:span></text:p>
        <text:p text:style-name="P1667"><text:span text:style-name="T27">suçluluk</text:span><text:span text:style-name="T50">,</text:span><text:span text:style-name="T1046"> </text:span><text:span text:style-name="T50">-</text:span><text:span text:style-name="T27">ğ</text:span><text:span text:style-name="T50">u</text:span><text:span text:style-name="T1046"> </text:span><text:span text:style-name="T50">1.</text:span><text:span text:style-name="T418"> </text:span><text:span text:style-name="T31">күнөөкөрлү</text:span><text:span text:style-name="T236">к</text:span><text:span text:style-name="T58">.</text:span><text:span text:style-name="T374"> </text:span><text:span text:style-name="T50">2.</text:span><text:span text:style-name="T48"> </text:span><text:span text:style-name="T25"><text:s/></text:span><text:span text:style-name="T8">кы</text:span><text:span text:style-name="T58">л­</text:span><text:span text:style-name="T915"> </text:span><text:span text:style-name="T31">мышкер</text:span><text:span text:style-name="T154">л</text:span><text:span text:style-name="T58">и</text:span><text:span text:style-name="T236">к</text:span><text:span text:style-name="T58">.</text:span><text:span text:style-name="T549"> </text:span><text:span text:style-name="T50">~</text:span><text:span text:style-name="T437"> </text:span><text:span text:style-name="T50">d</text:span><text:span text:style-name="T144">u</text:span><text:span text:style-name="T50">ygusu</text:span><text:span text:style-name="T48"> </text:span><text:span text:style-name="T720"><text:s/></text:span><text:span text:style-name="T31">кү</text:span><text:span text:style-name="T58">нөөк</text:span><text:span text:style-name="T31">ө</text:span><text:span text:style-name="T236">р</text:span><text:span text:style-name="T58">­</text:span><text:span text:style-name="T247"> </text:span><text:span text:style-name="T58">лүк/</text:span><text:span text:style-name="T154">а</text:span><text:span text:style-name="T58">й</text:span><text:span text:style-name="T31">ыпту</text:span><text:span text:style-name="T154">у</text:span><text:span text:style-name="T8">лу</text:span><text:span text:style-name="T58">к</text:span><text:span text:style-name="T30"> </text:span><text:span text:style-name="T58">сези</text:span><text:span text:style-name="T154">м</text:span><text:span text:style-name="T236">и</text:span><text:span text:style-name="T58">.</text:span></text:p>
        <text:p text:style-name="P2480"><text:span text:style-name="T49">suçsuz</text:span><text:span text:style-name="T1111"> </text:span><text:span text:style-name="T49">1.</text:span><text:span text:style-name="T729"> </text:span><text:span text:style-name="T54">күнөө</text:span><text:span text:style-name="T6">с</text:span><text:span text:style-name="T54">ү</text:span><text:span text:style-name="T6">з</text:span><text:span text:style-name="T54">,</text:span><text:span text:style-name="T1031"> </text:span><text:span text:style-name="T6">айы</text:span><text:span text:style-name="T29">п</text:span><text:span text:style-name="T6">сы</text:span><text:span text:style-name="T235">з</text:span><text:span text:style-name="T54">.</text:span><text:span text:style-name="T732"> </text:span><text:span text:style-name="T49">2.</text:span><text:span text:style-name="T48"> </text:span><text:span text:style-name="T467"><text:s/></text:span><text:span text:style-name="T6">кы</text:span><text:span text:style-name="T54">л­</text:span><text:span text:style-name="T553"> </text:span><text:span text:style-name="T6">мышсы</text:span><text:span text:style-name="T54">з.</text:span></text:p>
        <text:p text:style-name="P75"><text:span text:style-name="T49">suçsu</text:span><text:span text:style-name="T142">z</text:span><text:span text:style-name="T49">luk,</text:span><text:span text:style-name="T26">-</text:span><text:span text:style-name="T49">ğu </text:span><text:span text:style-name="T683"><text:s/></text:span><text:span text:style-name="T6">күнөөсүздү</text:span><text:span text:style-name="T235">к</text:span><text:span text:style-name="T54">, </text:span><text:span text:style-name="T647"><text:s/></text:span><text:span text:style-name="T6">айыпсы</text:span><text:span text:style-name="T54">з­</text:span></text:p>
        <text:p text:style-name="P334"><text:span text:style-name="T54">дык.</text:span></text:p>
        <text:p text:style-name="P416"><text:span text:style-name="T1">suçull</text:span><text:span text:style-name="T48">uğ</text:span><text:span text:style-name="T1">u</text:span><text:span text:style-name="T48">,</text:span><text:span text:style-name="T1">-</text:span><text:span text:style-name="T48">nu </text:span><text:span text:style-name="T372"><text:s/></text:span><text:span text:style-name="T20">зоол</text:span><text:span text:style-name="T73">. <text:s/></text:span><text:span text:style-name="T350"><text:s/></text:span><text:span text:style-name="T95">суу </text:span><text:span text:style-name="T379"><text:s/></text:span><text:span text:style-name="T12">чулду</text:span><text:span text:style-name="T95">к </text:span><text:span text:style-name="T409"><text:s/></text:span><text:span text:style-name="T12">(</text:span><text:span text:style-name="T20">G</text:span><text:span text:style-name="T73">a</text:span><text:span text:style-name="T20">li</text:span><text:span text:style-name="T73">- n</text:span><text:span text:style-name="T20">ag</text:span><text:span text:style-name="T73">o</text:span><text:span text:style-name="T12">).</text:span></text:p>
        <text:p text:style-name="P1240"><text:span text:style-name="T48">sudak,</text:span><text:span text:style-name="T900"> </text:span><text:span text:style-name="T48">-ğı</text:span><text:span text:style-name="T435"> </text:span><text:span text:style-name="T20">зоол</text:span><text:span text:style-name="T73">. </text:span><text:span text:style-name="T698"><text:s/></text:span><text:span text:style-name="T95">судак</text:span><text:span text:style-name="T545"> </text:span><text:span text:style-name="T12">(</text:span><text:span text:style-name="T73">Lu</text:span><text:span text:style-name="T35">c</text:span><text:span text:style-name="T20">i</text:span><text:span text:style-name="T73">oper</text:span><text:span text:style-name="T35">c</text:span><text:span text:style-name="T73">a</text:span><text:span text:style-name="T505"> </text:span><text:span text:style-name="T20">fl</text:span><text:span text:style-name="T73">uv</text:span><text:span text:style-name="T20">ia</text:span><text:span text:style-name="T73">- </text:span><text:span text:style-name="T20">tili</text:span><text:span text:style-name="T73">s</text:span><text:span text:style-name="T95">).</text:span></text:p>
        <text:p text:style-name="P301"><text:span text:style-name="T49">Su</text:span><text:span text:style-name="T142">d</text:span><text:span text:style-name="T49">an</text:span><text:span text:style-name="T866"> </text:span><text:span text:style-name="T6">С</text:span><text:span text:style-name="T29">у</text:span><text:span text:style-name="T6">да</text:span><text:span text:style-name="T54">н.</text:span></text:p>
        <text:p text:style-name="P305"><text:span text:style-name="T48">Su</text:span><text:span text:style-name="T25">d</text:span><text:span text:style-name="T48">an</text:span><text:span text:style-name="T1">l</text:span><text:span text:style-name="T48">ı</text:span><text:span text:style-name="T645"> </text:span><text:span text:style-name="T56">суд</text:span><text:span text:style-name="T30">ан</text:span><text:span text:style-name="T56">дык.</text:span></text:p>
        <text:p text:style-name="P303"><text:span text:style-name="T48">sufi </text:span><text:span text:style-name="T20">к</text:span><text:span text:style-name="T73">. </text:span><text:span text:style-name="T186"><text:s/></text:span><text:span text:style-name="T44">s</text:span><text:span text:style-name="T110">of</text:span><text:span text:style-name="T44">i</text:span><text:span text:style-name="T110">.</text:span></text:p>
        <text:p text:style-name="P303"><text:span text:style-name="T26">sufle</text:span><text:span text:style-name="T49">:</text:span><text:span text:style-name="T930"> </text:span><text:span text:style-name="T49">~</text:span><text:span text:style-name="T963"> </text:span><text:span text:style-name="T142">e</text:span><text:span text:style-name="T49">t</text:span><text:span text:style-name="T26">me</text:span><text:span text:style-name="T49">k</text:span><text:span text:style-name="T963"> </text:span><text:span text:style-name="T6">суфлёрду</text:span><text:span text:style-name="T54">к</text:span><text:span text:style-name="T581"> </text:span><text:span text:style-name="T29">к</text:span><text:span text:style-name="T6">ылу</text:span><text:span text:style-name="T54">у.</text:span></text:p>
        <text:p text:style-name="P305"><text:span text:style-name="T49">suflör</text:span><text:span text:style-name="T719"> </text:span><text:span text:style-name="T19">теа</text:span><text:span text:style-name="T72">тр</text:span><text:span text:style-name="T1081"> </text:span><text:span text:style-name="T11">суфлё</text:span><text:span text:style-name="T91">р.</text:span></text:p>
        <text:p text:style-name="P2744"><text:soft-page-break/><text:span text:style-name="T26">suflörl</text:span><text:span text:style-name="T142">ü</text:span><text:span text:style-name="T26">k,</text:span><text:span text:style-name="T49">-ğü</text:span><text:span text:style-name="T1067"> </text:span><text:span text:style-name="T6">суфлёрлу</text:span><text:span text:style-name="T54">к.</text:span></text:p>
        <text:p text:style-name="P2745"><draw:custom-shape text:anchor-type="paragraph" draw:z-index="5" draw:style-name="gr3" svg:width="0.0142in" svg:height="7.0268in" svg:x="4.1339in" svg:y="-0.1528in"><text:p/><draw:enhanced-geometry svg:viewBox="0 0 20 10118" draw:type="non-primitive" draw:enhanced-path="M 0 0 A L 0 10119 A N"/></draw:custom-shape><text:span text:style-name="T26">suiistim</text:span><text:span text:style-name="T49">a</text:span><text:span text:style-name="T26">l,-l</text:span><text:span text:style-name="T49">i <text:s/></text:span><text:span text:style-name="T399"><text:s/></text:span><text:span text:style-name="T6">пайдаланы</text:span><text:span text:style-name="T54">п <text:s/></text:span><text:span text:style-name="T970"><text:s/></text:span><text:span text:style-name="T6">кетү</text:span><text:span text:style-name="T235">ү</text:span><text:span text:style-name="T54">,</text:span><text:span text:style-name="T56"> <text:s/></text:span><text:span text:style-name="T862"><text:s/></text:span><text:span text:style-name="T6">кыя</text:span><text:span text:style-name="T54">­</text:span><text:span text:style-name="T152"> </text:span><text:span text:style-name="T54">наттык</text:span><text:span text:style-name="T829"> </text:span><text:span text:style-name="T6">кы</text:span><text:span text:style-name="T29">л</text:span><text:span text:style-name="T6">у</text:span><text:span text:style-name="T54">у.</text:span><text:span text:style-name="T829"> </text:span><text:span text:style-name="T49">~</text:span><text:span text:style-name="T820"> </text:span><text:span text:style-name="T26">etme</text:span><text:span text:style-name="T49">k</text:span><text:span text:style-name="T48"> <text:s/></text:span><text:span text:style-name="T285"><text:s/></text:span><text:span text:style-name="T54">караса­</text:span></text:p>
        <text:p text:style-name="P2746"><text:span text:style-name="T6">натайлы</text:span><text:span text:style-name="T54">к</text:span><text:span text:style-name="T553"> </text:span><text:span text:style-name="T6">мене</text:span><text:span text:style-name="T54">н</text:span><text:span text:style-name="T553"> </text:span><text:span text:style-name="T6">пайдалану</text:span><text:span text:style-name="T235">у</text:span><text:span text:style-name="T54">.</text:span></text:p>
        <text:p text:style-name="P2747"><text:span text:style-name="T50">suika</text:span><text:span text:style-name="T144">s</text:span><text:span text:style-name="T50">t</text:span><text:span text:style-name="T27">,</text:span><text:span text:style-name="T50">-</text:span><text:span text:style-name="T27">t</text:span><text:span text:style-name="T50">ı</text:span><text:span text:style-name="T996"> </text:span><text:span text:style-name="T4">1</text:span><text:span text:style-name="T50">.</text:span><text:span text:style-name="T429"> </text:span><text:span text:style-name="T31">ж</text:span><text:span text:style-name="T236">а</text:span><text:span text:style-name="T58">н</text:span><text:span text:style-name="T432"> </text:span><text:span text:style-name="T31">кыйм</text:span><text:span text:style-name="T58">а,</text:span><text:span text:style-name="T432"> </text:span><text:span text:style-name="T31">өмүрг</text:span><text:span text:style-name="T58">ө</text:span><text:span text:style-name="T632"> </text:span><text:span text:style-name="T154">к</text:span><text:span text:style-name="T58">ол </text:span><text:span text:style-name="T31">салм</text:span><text:span text:style-name="T58">а.</text:span><text:span text:style-name="T1183"> </text:span><text:span text:style-name="T50">2.</text:span><text:span text:style-name="T1184"> </text:span><text:span text:style-name="T31">ж</text:span><text:span text:style-name="T154">а</text:span><text:span text:style-name="T31">ма</text:span><text:span text:style-name="T58">н/</text:span><text:span text:style-name="T31">ара</text:span><text:span text:style-name="T58">м</text:span><text:span text:style-name="T1182"> </text:span><text:span text:style-name="T31">ой</text:span><text:span text:style-name="T58">,</text:span><text:span text:style-name="T1182"> </text:span><text:span text:style-name="T8">зыя</text:span><text:span text:style-name="T58">н­</text:span></text:p>
        <text:p text:style-name="P2748"><text:span text:style-name="T54">кечтик.</text:span><text:span text:style-name="T781"> </text:span><text:span text:style-name="T49">~te</text:span><text:span text:style-name="T346"> </text:span><text:span text:style-name="T49">bulun</text:span><text:span text:style-name="T142">m</text:span><text:span text:style-name="T49">ak</text:span><text:span text:style-name="T346"> </text:span><text:span text:style-name="T6">(</text:span><text:span text:style-name="T34">бирөө</text:span><text:span text:style-name="T72">н</text:span><text:span text:style-name="T19">ү</text:span><text:span text:style-name="T225">н</text:span><text:span text:style-name="T91">)</text:span><text:span text:style-name="T101"> </text:span><text:span text:style-name="T11">жаны</text:span><text:span text:style-name="T91">н </text:span><text:span text:style-name="T530"><text:s/></text:span><text:span text:style-name="T11">к</text:span><text:span text:style-name="T38">ы</text:span><text:span text:style-name="T11">йы</text:span><text:span text:style-name="T229">ш</text:span><text:span text:style-name="T11">/өмүрүн</text:span><text:span text:style-name="T91">ө </text:span><text:span text:style-name="T530"><text:s/></text:span><text:span text:style-name="T11">ко</text:span><text:span text:style-name="T91">л </text:span><text:span text:style-name="T352"><text:s/></text:span><text:span text:style-name="T91">с</text:span><text:span text:style-name="T11">а</text:span><text:span text:style-name="T91">­</text:span><text:span text:style-name="T95"> </text:span><text:span text:style-name="T11">лы</text:span><text:span text:style-name="T229">ш</text:span><text:span text:style-name="T91">. </text:span><text:span text:style-name="T300"><text:s/></text:span><text:span text:style-name="T109">~e <text:s/></text:span><text:span text:style-name="T190"><text:s/></text:span><text:span text:style-name="T109">u</text:span><text:span text:style-name="T43">ğ</text:span><text:span text:style-name="T109">ra</text:span><text:span text:style-name="T146">m</text:span><text:span text:style-name="T109">ak <text:s/></text:span><text:span text:style-name="T471"><text:s/></text:span><text:span text:style-name="T11">ко</text:span><text:span text:style-name="T91">л </text:span><text:span text:style-name="T493"><text:s/></text:span><text:span text:style-name="T11">салууг</text:span><text:span text:style-name="T91">а</text:span></text:p>
        <text:p text:style-name="P2749"><text:span text:style-name="T6">учуро</text:span><text:span text:style-name="T235">о</text:span><text:span text:style-name="T54">.</text:span></text:p>
        <text:p text:style-name="P2750"><text:span text:style-name="T49">suika</text:span><text:span text:style-name="T142">s</text:span><text:span text:style-name="T49">t</text:span><text:span text:style-name="T26">ç</text:span><text:span text:style-name="T49">ı</text:span><text:span text:style-name="T1045"> </text:span><text:span text:style-name="T49">1.</text:span><text:span text:style-name="T416"> </text:span><text:span text:style-name="T6">жанг</text:span><text:span text:style-name="T54">а</text:span><text:span text:style-name="T419"> </text:span><text:span text:style-name="T6">кыйга</text:span><text:span text:style-name="T54">н,</text:span><text:span text:style-name="T419"> </text:span><text:span text:style-name="T6">ко</text:span><text:span text:style-name="T54">л</text:span><text:span text:style-name="T419"> </text:span><text:span text:style-name="T6">салга</text:span><text:span text:style-name="T54">н.</text:span></text:p>
        <text:list xml:id="list7068267099287796754" text:style-name="WWNum37">
          <text:list-item>
            <text:p text:style-name="P2751"><text:span text:style-name="T6">зыянке</text:span><text:span text:style-name="T54">ч.</text:span></text:p>
          </text:list-item>
        </text:list>
        <text:p text:style-name="P1812"><text:span text:style-name="T26">suini</text:span><text:span text:style-name="T49">y</text:span><text:span text:style-name="T26">et</text:span><text:span text:style-name="T49">,</text:span><text:span text:style-name="T26"> -t</text:span><text:span text:style-name="T49">i </text:span><text:span text:style-name="T6">ара</text:span><text:span text:style-name="T54">м</text:span><text:span text:style-name="T259"> </text:span><text:span text:style-name="T54">о</text:span><text:span text:style-name="T6">й</text:span><text:span text:style-name="T54">/</text:span><text:span text:style-name="T6">н</text:span><text:span text:style-name="T54">и</text:span><text:span text:style-name="T6">е</text:span><text:span text:style-name="T54">т,</text:span><text:span text:style-name="T571"> </text:span><text:span text:style-name="T29">к</text:span><text:span text:style-name="T6">а</text:span><text:span text:style-name="T54">ра</text:span><text:span text:style-name="T152"> </text:span><text:span text:style-name="T6">н</text:span><text:span text:style-name="T54">и</text:span><text:span text:style-name="T6">е</text:span><text:span text:style-name="T54">т.</text:span></text:p>
        <text:p text:style-name="P2752"><text:span text:style-name="T49">suk</text:span><text:span text:style-name="T142">u</text:span><text:span text:style-name="T49">t</text:span><text:span text:style-name="T556"> </text:span><text:span text:style-name="T34">эс</text:span><text:span text:style-name="T72">к. </text:span><text:span text:style-name="T225"><text:s/></text:span><text:span text:style-name="T11">тү</text:span><text:span text:style-name="T91">ш</text:span><text:span text:style-name="T11">ү</text:span><text:span text:style-name="T229">ү</text:span><text:span text:style-name="T91">,</text:span><text:span text:style-name="T229"> </text:span><text:span text:style-name="T11">чөгү</text:span><text:span text:style-name="T229">ү</text:span><text:span text:style-name="T91">. </text:span><text:span text:style-name="T109">~</text:span><text:span text:style-name="T326"> </text:span><text:span text:style-name="T43">etm</text:span><text:span text:style-name="T146">e</text:span><text:span text:style-name="T109">k</text:span><text:span text:style-name="T326"> </text:span><text:span text:style-name="T15">1</text:span><text:span text:style-name="T109">)</text:span><text:span text:style-name="T909"> </text:span><text:span text:style-name="T11">т</text:span><text:span text:style-name="T229">ү</text:span><text:span text:style-name="T91">­</text:span><text:span text:style-name="T386"> </text:span><text:span text:style-name="T91">ш</text:span><text:span text:style-name="T11">ү</text:span><text:span text:style-name="T229">ү</text:span><text:span text:style-name="T91">.</text:span><text:span text:style-name="T773"> </text:span><text:span text:style-name="T109">2)</text:span><text:span text:style-name="T789"> </text:span><text:span text:style-name="T38">к</text:span><text:span text:style-name="T91">о</text:span><text:span text:style-name="T11">л</text:span><text:span text:style-name="T38">г</text:span><text:span text:style-name="T91">о</text:span><text:span text:style-name="T508"> </text:span><text:span text:style-name="T11">түшү</text:span><text:span text:style-name="T91">п</text:span><text:span text:style-name="T11">/</text:span><text:span text:style-name="T91">ба</text:span><text:span text:style-name="T11">гы</text:span><text:span text:style-name="T91">нып</text:span><text:span text:style-name="T773"> </text:span><text:span text:style-name="T91">бе­</text:span></text:p>
        <text:p text:style-name="P471"><text:span text:style-name="T7">рү</text:span><text:span text:style-name="T56">ү.</text:span><text:span text:style-name="T438"> </text:span><text:span text:style-name="T1">~</text:span><text:span text:style-name="T48">u</text:span><text:span text:style-name="T173"> </text:span><text:span text:style-name="T1">hay</text:span><text:span text:style-name="T48">al</text:span><text:span text:style-name="T218"> </text:span><text:span text:style-name="T7">көңү</text:span><text:span text:style-name="T56">л</text:span><text:span text:style-name="T118"> </text:span><text:span text:style-name="T7">к</text:span><text:span text:style-name="T30">а</text:span><text:span text:style-name="T7">лу</text:span><text:span text:style-name="T56">у.</text:span><text:span text:style-name="T502"> </text:span><text:span text:style-name="T48">~u h</text:span><text:span text:style-name="T1">a</text:span><text:span text:style-name="T48">ya</text:span><text:span text:style-name="T1">l</text:span><text:span text:style-name="T48">e</text:span><text:span text:style-name="T968"> </text:span><text:span text:style-name="T48">uğ</text:span><text:span text:style-name="T1">ram</text:span><text:span text:style-name="T48">ak</text:span><text:span text:style-name="T968"> </text:span><text:span text:style-name="T56">ой</text:span><text:span text:style-name="T30">л</text:span><text:span text:style-name="T56">огон</text:span><text:span text:style-name="T803"> </text:span><text:span text:style-name="T56">ою</text:span><text:span text:style-name="T607"> </text:span><text:span text:style-name="T56">т</text:span><text:span text:style-name="T30">а</text:span><text:span text:style-name="T56">ш</text:span><text:span text:style-name="T60"> </text:span><text:span text:style-name="T56">кабуу.</text:span></text:p>
        <text:p text:style-name="P492"><text:span text:style-name="T48">suküre</text:span><text:span text:style-name="T127"> </text:span><text:span text:style-name="T20">геог</text:span><text:span text:style-name="T73">р. </text:span><text:span text:style-name="T414"><text:s/></text:span><text:span text:style-name="T12">г</text:span><text:span text:style-name="T95">и</text:span><text:span text:style-name="T12">дросфер</text:span><text:span text:style-name="T95">а.</text:span></text:p>
        <text:p text:style-name="P485"><text:span text:style-name="T49">sulak,</text:span><text:span text:style-name="T989"> </text:span><text:span text:style-name="T49">-ğı</text:span><text:span text:style-name="T989"> </text:span><text:span text:style-name="T49">1.</text:span><text:span text:style-name="T1006"> </text:span><text:span text:style-name="T6">суулу</text:span><text:span text:style-name="T54">у,</text:span><text:span text:style-name="T207"> </text:span><text:span text:style-name="T54">суусу</text:span><text:span text:style-name="T207"> </text:span><text:span text:style-name="T6">мо</text:span><text:span text:style-name="T54">л.</text:span><text:span text:style-name="T1008"> </text:span><text:span text:style-name="T49">2.</text:span><text:span text:style-name="T204"> </text:span><text:span text:style-name="T6">ку</text:span><text:span text:style-name="T54">ш</text:span><text:span text:style-name="T60"> </text:span><text:span text:style-name="T6">сугарга</text:span><text:span text:style-name="T54">н</text:span><text:span text:style-name="T927"> </text:span><text:span text:style-name="T6">и</text:span><text:span text:style-name="T54">д</text:span><text:span text:style-name="T6">и</text:span><text:span text:style-name="T235">ш</text:span><text:span text:style-name="T54">.</text:span></text:p>
        <text:p text:style-name="P1191"><text:span text:style-name="T48">sula</text:span><text:span text:style-name="T25">m</text:span><text:span text:style-name="T48">a</text:span><text:span text:style-name="T127"> </text:span><text:span text:style-name="T7">суга</text:span><text:span text:style-name="T56">т.</text:span></text:p>
        <text:p text:style-name="P485"><text:span text:style-name="T49">sula</text:span><text:span text:style-name="T142">m</text:span><text:span text:style-name="T49">ak</text:span><text:span text:style-name="T346"> </text:span><text:span text:style-name="T49">1.</text:span><text:span text:style-name="T525"> </text:span><text:span text:style-name="T6">суга</text:span><text:span text:style-name="T54">р</text:span><text:span text:style-name="T6">у</text:span><text:span text:style-name="T54">у</text:span><text:span text:style-name="T537"> </text:span><text:span text:style-name="T6">(</text:span><text:span text:style-name="T72">жерди,</text:span><text:span text:style-name="T140"> </text:span><text:span text:style-name="T34">өсүм</text:span><text:span text:style-name="T72">дүк­</text:span><text:span text:style-name="T73"> </text:span><text:span text:style-name="T72">т</text:span><text:span text:style-name="T34">ө</text:span><text:span text:style-name="T72">рдү</text:span><text:span text:style-name="T11">)</text:span><text:span text:style-name="T91">. </text:span><text:span text:style-name="T1000"><text:s/></text:span><text:span text:style-name="T109">2. </text:span><text:span text:style-name="T998"><text:s/></text:span><text:span text:style-name="T11">суга</text:span><text:span text:style-name="T91">р</text:span><text:span text:style-name="T11">у</text:span><text:span text:style-name="T91">у, </text:span><text:span text:style-name="T827"><text:s/></text:span><text:span text:style-name="T91">суу </text:span><text:span text:style-name="T827"><text:s/></text:span><text:span text:style-name="T91">и</text:span><text:span text:style-name="T38">ч</text:span><text:span text:style-name="T91">и</text:span><text:span text:style-name="T38">р</text:span><text:span text:style-name="T91">үү</text:span></text:p>
        <text:p text:style-name="P341"><text:span text:style-name="T6">(</text:span><text:span text:style-name="T72">ма</text:span><text:span text:style-name="T19">л</text:span><text:span text:style-name="T34">г</text:span><text:span text:style-name="T72">а</text:span><text:span text:style-name="T11">)</text:span><text:span text:style-name="T91">. <text:s/></text:span><text:span text:style-name="T1016"><text:s/></text:span><text:span text:style-name="T109">3. <text:s/></text:span><text:span text:style-name="T1013"><text:s/></text:span><text:span text:style-name="T34">арг</text:span><text:span text:style-name="T72">о <text:s/></text:span><text:span text:style-name="T697"><text:s/></text:span><text:span text:style-name="T91">төл</text:span><text:span text:style-name="T11">ө</text:span><text:span text:style-name="T229">ө</text:span><text:span text:style-name="T91">, <text:s/></text:span><text:span text:style-name="T687"><text:s/></text:span><text:span text:style-name="T91">бер</text:span><text:span text:style-name="T11">ү</text:span><text:span text:style-name="T229">ү</text:span><text:span text:style-name="T91">,</text:span><text:span text:style-name="T93"> </text:span><text:span text:style-name="T91">коротуу</text:span><text:span text:style-name="T137"> </text:span><text:span text:style-name="T11">(</text:span><text:span text:style-name="T72">ак</text:span><text:span text:style-name="T34">ч</text:span><text:span text:style-name="T72">ан</text:span><text:span text:style-name="T19">ы</text:span><text:span text:style-name="T11">).</text:span></text:p>
        <text:p text:style-name="P370"><text:span text:style-name="T49">suland</text:span><text:span text:style-name="T26">ı</text:span><text:span text:style-name="T49">r</text:span><text:span text:style-name="T142">m</text:span><text:span text:style-name="T49">ak</text:span><text:span text:style-name="T436"> </text:span><text:span text:style-name="T49">1.</text:span><text:span text:style-name="T436"> </text:span><text:span text:style-name="T6">суг</text:span><text:span text:style-name="T29">а</text:span><text:span text:style-name="T6">ру</text:span><text:span text:style-name="T54">у</text:span><text:span text:style-name="T501"> </text:span><text:span text:style-name="T29">(</text:span><text:span text:style-name="T72">жерди</text:span><text:span text:style-name="T11">)</text:span><text:span text:style-name="T91">.</text:span><text:span text:style-name="T911"> </text:span><text:span text:style-name="T109">2.</text:span><text:span text:style-name="T894"> </text:span><text:span text:style-name="T91">с</text:span><text:span text:style-name="T38">у</text:span><text:span text:style-name="T91">­</text:span></text:p>
        <text:p text:style-name="P347"><text:span text:style-name="T6">гару</text:span><text:span text:style-name="T54">у</text:span><text:span text:style-name="T553"> </text:span><text:span text:style-name="T6">(</text:span><text:span text:style-name="T72">ма</text:span><text:span text:style-name="T19">л</text:span><text:span text:style-name="T72">д</text:span><text:span text:style-name="T34">ы</text:span><text:span text:style-name="T11">)</text:span><text:span text:style-name="T91">.</text:span><text:span text:style-name="T187"> </text:span><text:span text:style-name="T109">3.</text:span><text:span text:style-name="T562"> </text:span><text:span text:style-name="T11">суюлту</text:span><text:span text:style-name="T91">у,</text:span><text:span text:style-name="T560"> </text:span><text:span text:style-name="T91">суу</text:span><text:span text:style-name="T560"> </text:span><text:span text:style-name="T11">к</text:span><text:span text:style-name="T91">о­</text:span><text:span text:style-name="T95"> </text:span><text:span text:style-name="T91">шуу.<text:tab/></text:span><text:span text:style-name="T43">yo</text:span><text:span text:style-name="T109">ğu</text:span><text:span text:style-name="T146">r</text:span><text:span text:style-name="T109">du<text:tab/>~<text:tab/></text:span><text:span text:style-name="T38">а</text:span><text:span text:style-name="T91">йр</text:span><text:span text:style-name="T38">а</text:span><text:span text:style-name="T91">нга<text:tab/>суу кошуу.</text:span></text:p>
        <text:p text:style-name="P798"><text:span text:style-name="T49">sulan</text:span><text:span text:style-name="T142">m</text:span><text:span text:style-name="T49">ak</text:span><text:span text:style-name="T995"> </text:span><text:span text:style-name="T2">1</text:span><text:span text:style-name="T49">.</text:span><text:span text:style-name="T427"> </text:span><text:span text:style-name="T6">суулу</text:span><text:span text:style-name="T54">у</text:span><text:span text:style-name="T430"> </text:span><text:span text:style-name="T54">бол</text:span><text:span text:style-name="T29">у</text:span><text:span text:style-name="T235">у</text:span><text:span text:style-name="T54">,</text:span><text:span text:style-name="T430"> </text:span><text:span text:style-name="T6">суюлу</text:span><text:span text:style-name="T54">у.</text:span><text:span text:style-name="T1048"> </text:span><text:span text:style-name="T49">2.</text:span><text:span text:style-name="T52"> </text:span><text:span text:style-name="T6">сугарылу</text:span><text:span text:style-name="T235">у</text:span><text:span text:style-name="T54">.</text:span><text:span text:style-name="T296"> </text:span><text:span text:style-name="T2">3</text:span><text:span text:style-name="T49">.</text:span><text:span text:style-name="T293"> </text:span><text:span text:style-name="T6">(</text:span><text:span text:style-name="T34">көз</text:span><text:span text:style-name="T91">)</text:span><text:span text:style-name="T289"> </text:span><text:span text:style-name="T11">жашылдану</text:span><text:span text:style-name="T229">у</text:span><text:span text:style-name="T91">,</text:span><text:span text:style-name="T93"> </text:span><text:span text:style-name="T11">жа</text:span><text:span text:style-name="T91">ш</text:span><text:span text:style-name="T386"> </text:span><text:span text:style-name="T11">куюлу</text:span><text:span text:style-name="T91">у.</text:span><text:span text:style-name="T396"> </text:span><text:span text:style-name="T109">4.</text:span><text:span text:style-name="T388"> </text:span><text:span text:style-name="T34">арг</text:span><text:span text:style-name="T72">о</text:span><text:span text:style-name="T384"> </text:span><text:span text:style-name="T11">суктану</text:span><text:span text:style-name="T229">у</text:span><text:span text:style-name="T91">.</text:span><text:span text:style-name="T386"> </text:span><text:span text:style-name="T15">5.</text:span></text:p>
        <text:p text:style-name="P719"><text:span text:style-name="T34">арг</text:span><text:span text:style-name="T72">о <text:s text:c="4"/></text:span><text:span text:style-name="T534"><text:s/></text:span><text:span text:style-name="T11">кө</text:span><text:span text:style-name="T91">з <text:s text:c="4"/></text:span><text:span text:style-name="T530"><text:s/></text:span><text:span text:style-name="T91">артуу, <text:s text:c="4"/></text:span><text:span text:style-name="T530"><text:s/></text:span><text:span text:style-name="T11">тийишү</text:span><text:span text:style-name="T91">ү</text:span></text:p>
        <text:p text:style-name="P2753"><text:span text:style-name="T6">(</text:span><text:span text:style-name="T34">жынысты</text:span><text:span text:style-name="T72">к</text:span><text:span text:style-name="T918"> </text:span><text:span text:style-name="T19">арзу</text:span><text:span text:style-name="T72">у</text:span><text:span text:style-name="T918"> </text:span><text:span text:style-name="T72">м</text:span><text:span text:style-name="T34">е</text:span><text:span text:style-name="T72">н</text:span><text:span text:style-name="T19">е</text:span><text:span text:style-name="T225">н</text:span><text:span text:style-name="T11">).</text:span></text:p>
        <text:p text:style-name="P2754"><text:span text:style-name="T49">sula</text:span><text:span text:style-name="T26">rı</text:span><text:span text:style-name="T49">n</text:span><text:span text:style-name="T142">d</text:span><text:span text:style-name="T49">a</text:span><text:span text:style-name="T742"> </text:span><text:span text:style-name="T6">ж</text:span><text:span text:style-name="T29">а</text:span><text:span text:style-name="T6">кы</text:span><text:span text:style-name="T54">н,</text:span><text:span text:style-name="T338"> </text:span><text:span text:style-name="T6">тегерег</text:span><text:span text:style-name="T54">и</text:span><text:span text:style-name="T6">нд</text:span><text:span text:style-name="T235">е</text:span><text:span text:style-name="T54">,</text:span><text:span text:style-name="T344"> </text:span><text:span text:style-name="T54">т</text:span><text:span text:style-name="T29">у</text:span><text:span text:style-name="T54">шта­</text:span></text:p>
        <text:p text:style-name="P507"><text:span text:style-name="T54">рында<text:tab/></text:span><text:span text:style-name="T6">(</text:span><text:span text:style-name="T156">ж</text:span><text:span text:style-name="T72">аш,</text:span><text:span text:style-name="T447"> </text:span><text:span text:style-name="T156">с</text:span><text:span text:style-name="T72">а</text:span><text:span text:style-name="T34">а</text:span><text:span text:style-name="T72">т</text:span><text:span text:style-name="T633"> </text:span><text:span text:style-name="T72">үч</text:span><text:span text:style-name="T34">ү</text:span><text:span text:style-name="T72">н </text:span><text:span text:style-name="T19">айтыл</text:span><text:span text:style-name="T34">а</text:span><text:span text:style-name="T225">т</text:span><text:span text:style-name="T11">)</text:span><text:span text:style-name="T91">.</text:span><text:span text:style-name="T137"> </text:span><text:span text:style-name="T43">s</text:span><text:span text:style-name="T109">a</text:span><text:span text:style-name="T43">a</text:span><text:span text:style-name="T109">t</text:span><text:span text:style-name="T690"> </text:span><text:span text:style-name="T109">beş</text:span><text:span text:style-name="T1013"> </text:span><text:span text:style-name="T109">~</text:span><text:span text:style-name="T690"> </text:span><text:span text:style-name="T109">ş</text:span><text:span text:style-name="T43">ehr</text:span><text:span text:style-name="T109">e</text:span><text:span text:style-name="T987"> </text:span><text:span text:style-name="T43">girdik</text:span><text:span text:style-name="T18"> </text:span><text:span text:style-name="T11">саа</text:span><text:span text:style-name="T91">т</text:span><text:span text:style-name="T149"> </text:span><text:span text:style-name="T91">бешке</text:span><text:span text:style-name="T38"> ж</text:span><text:span text:style-name="T11">акы</text:span><text:span text:style-name="T91">н</text:span><text:span text:style-name="T38"> </text:span><text:span text:style-name="T91">ша</text:span><text:span text:style-name="T38">а</text:span><text:span text:style-name="T91">р</text:span><text:span text:style-name="T11">г</text:span><text:span text:style-name="T91">а</text:span><text:span text:style-name="T38"> </text:span><text:span text:style-name="T91">кирдик.</text:span></text:p>
        <text:p text:style-name="P731"><text:span text:style-name="T1">sul</text:span><text:span text:style-name="T48">h</text:span><text:span text:style-name="T347"> </text:span><text:span text:style-name="T56">тын</text:span><text:span text:style-name="T30">ч</text:span><text:span text:style-name="T56">т</text:span><text:span text:style-name="T30">ы</text:span><text:span text:style-name="T56">к.</text:span><text:span text:style-name="T792"> </text:span><text:span text:style-name="T1">“yurtt</text:span><text:span text:style-name="T48">a</text:span><text:span text:style-name="T347"> </text:span><text:span text:style-name="T1">~</text:span><text:span text:style-name="T48">,</text:span><text:span text:style-name="T347"> </text:span><text:span text:style-name="T1">ciha</text:span><text:span text:style-name="T25">n</text:span><text:span text:style-name="T48">da</text:span><text:span text:style-name="T347"> </text:span><text:span text:style-name="T1">~</text:span><text:span text:style-name="T48">” (</text:span><text:span text:style-name="T1">A</text:span><text:span text:style-name="T48">t</text:span><text:span text:style-name="T1">a</text:span><text:span text:style-name="T48">tür</text:span><text:span text:style-name="T25">k</text:span><text:span text:style-name="T48">).</text:span><text:span text:style-name="T990"> </text:span><text:span text:style-name="T30">“</text:span><text:span text:style-name="T56">журтта</text:span><text:span text:style-name="T691"> </text:span><text:span text:style-name="T7">ты</text:span><text:span text:style-name="T56">н</text:span><text:span text:style-name="T7">ч</text:span><text:span text:style-name="T56">т</text:span><text:span text:style-name="T7">ы</text:span><text:span text:style-name="T56">к,</text:span><text:span text:style-name="T63"> </text:span><text:span text:style-name="T56">дүй</text:span><text:span text:style-name="T30">н</text:span><text:span text:style-name="T56">өдө <text:s/></text:span><text:span text:style-name="T830"><text:s/></text:span><text:span text:style-name="T56">т</text:span><text:span text:style-name="T30">ы</text:span><text:span text:style-name="T56">нчтык” <text:s/></text:span><text:span text:style-name="T792"><text:s/></text:span><text:span text:style-name="T56">(</text:span><text:span text:style-name="T7">Атат</text:span><text:span text:style-name="T56">үрк</text:span><text:span text:style-name="T7">)</text:span><text:span text:style-name="T56">. <text:s/></text:span><text:span text:style-name="T1004"><text:s/></text:span><text:span text:style-name="T48">~</text:span></text:p>
        <text:p text:style-name="P713"><text:span text:style-name="T49">etmek</text:span><text:span text:style-name="T312"> </text:span><text:span text:style-name="T29">ы</text:span><text:span text:style-name="T54">н</text:span><text:span text:style-name="T6">ты</text:span><text:span text:style-name="T29">м</text:span><text:span text:style-name="T6">акк</text:span><text:span text:style-name="T54">а</text:span><text:span text:style-name="T553"> </text:span><text:span text:style-name="T6">келү</text:span><text:span text:style-name="T54">ү,</text:span><text:span text:style-name="T193"> </text:span><text:span text:style-name="T29">к</text:span><text:span text:style-name="T6">ел</text:span><text:span text:style-name="T54">и</text:span><text:span text:style-name="T29">ш</text:span><text:span text:style-name="T54">им тү</text:span><text:span text:style-name="T29">з</text:span><text:span text:style-name="T6">ү</text:span><text:span text:style-name="T235">ү</text:span><text:span text:style-name="T54">.</text:span><text:span text:style-name="T317"> </text:span><text:span text:style-name="T49">~</text:span><text:span text:style-name="T845"> </text:span><text:span text:style-name="T49">ol</text:span><text:span text:style-name="T142">m</text:span><text:span text:style-name="T26">a</text:span><text:span text:style-name="T49">k</text:span><text:span text:style-name="T885"> </text:span><text:span text:style-name="T6">келишү</text:span><text:span text:style-name="T54">ү,</text:span><text:span text:style-name="T317"> </text:span><text:span text:style-name="T6">элдеш</text:span><text:span text:style-name="T54">үү,</text:span><text:span text:style-name="T63"> </text:span><text:span text:style-name="T6">келишимг</text:span><text:span text:style-name="T54">е</text:span><text:span text:style-name="T970"> </text:span><text:span text:style-name="T6">бару</text:span><text:span text:style-name="T54">у,</text:span><text:span text:style-name="T606"> </text:span><text:span text:style-name="T6">маку</text:span><text:span text:style-name="T54">л</text:span><text:span text:style-name="T970"> </text:span><text:span text:style-name="T54">болу</text:span><text:span text:style-name="T235">у</text:span><text:span text:style-name="T54">.</text:span><text:span text:style-name="T804"> </text:span><text:span text:style-name="T49">~</text:span></text:p>
        <text:p text:style-name="P2755"><text:span text:style-name="T49">y</text:span><text:span text:style-name="T26">a</text:span><text:span text:style-name="T49">pm</text:span><text:span text:style-name="T26">a</text:span><text:span text:style-name="T49">k <text:s text:c="3"/></text:span><text:span text:style-name="T131"><text:s/></text:span><text:span text:style-name="T54">т</text:span><text:span text:style-name="T29">ы</text:span><text:span text:style-name="T54">нчтык <text:s text:c="3"/></text:span><text:span text:style-name="T134"><text:s/></text:span><text:span text:style-name="T6">ке</text:span><text:span text:style-name="T29">л</text:span><text:span text:style-name="T54">и</text:span><text:span text:style-name="T6">ши</text:span><text:span text:style-name="T29">м</text:span><text:span text:style-name="T54">ин</text:span></text:p>
      </text:section>
      <text:p text:style-name="P2756"/>
      <text:p text:style-name="P1"/>
      <text:p text:style-name="P1"/>
      <text:p text:style-name="P1"/>
      <text:p text:style-name="P3"/>
      <text:p text:style-name="P72"><draw:custom-shape text:anchor-type="paragraph" draw:z-index="6" draw:style-name="gr1" svg:width="5.1606in" svg:height="0.0142in" svg:x="1.5543in" svg:y="0.3091in"><text:p/><draw:enhanced-geometry svg:viewBox="0 0 7431 20" draw:type="non-primitive" draw:enhanced-path="M 0 0 A L 7431 0 A N"/></draw:custom-shape><text:span text:style-name="T1">sulhç</text:span><text:span text:style-name="T48">u<text:tab/>sunucul</text:span><text:span text:style-name="T25">u</text:span><text:span text:style-name="T48">k</text:span></text:p>
      <text:p text:style-name="P87"/>
      <text:section text:style-name="Sect1" text:name="Section97">
        <text:p text:style-name="P151"><text:span text:style-name="T54">тү</text:span><text:span text:style-name="T29">з</text:span><text:span text:style-name="T6">ү</text:span><text:span text:style-name="T235">ү</text:span><text:span text:style-name="T54">.</text:span><text:span text:style-name="T452"> </text:span><text:span text:style-name="T49">~a</text:span><text:span text:style-name="T578"> </text:span><text:span text:style-name="T142">s</text:span><text:span text:style-name="T49">ü</text:span><text:span text:style-name="T142">b</text:span><text:span text:style-name="T49">ha</text:span><text:span text:style-name="T142">n</text:span><text:span text:style-name="T49">a</text:span><text:span text:style-name="T924"> </text:span><text:span text:style-name="T49">y</text:span><text:span text:style-name="T26">a</text:span><text:span text:style-name="T49">t</text:span><text:span text:style-name="T142">m</text:span><text:span text:style-name="T49">ak</text:span><text:span text:style-name="T578"> </text:span><text:span text:style-name="T54">жоошу</text:span><text:span text:style-name="T6">у</text:span><text:span text:style-name="T54">,</text:span><text:span text:style-name="T63"> </text:span><text:span text:style-name="T54">тил </text:span><text:span text:style-name="T6">алчаа</text:span><text:span text:style-name="T54">к </text:span><text:span text:style-name="T6">болу</text:span><text:span text:style-name="T54">у.</text:span></text:p>
        <text:p text:style-name="P130"><text:span text:style-name="T26">sulhç</text:span><text:span text:style-name="T49">u</text:span><text:span text:style-name="T273"> </text:span><text:span text:style-name="T54">т</text:span><text:span text:style-name="T29">ы</text:span><text:span text:style-name="T54">нч</text:span><text:span text:style-name="T6">ты</text:span><text:span text:style-name="T54">кты</text:span><text:span text:style-name="T245"> </text:span><text:span text:style-name="T6">с</text:span><text:span text:style-name="T54">үй</text:span><text:span text:style-name="T29">г</text:span><text:span text:style-name="T6">ө</text:span><text:span text:style-name="T54">н,</text:span><text:span text:style-name="T618"> </text:span><text:span text:style-name="T6">пацифис</text:span><text:span text:style-name="T54">т.</text:span></text:p>
        <text:p text:style-name="P2757"><text:span text:style-name="T26">sulhseve</text:span><text:span text:style-name="T49">r <text:s/></text:span><text:span text:style-name="T831"><text:s/></text:span><text:span text:style-name="T54">т</text:span><text:span text:style-name="T29">ы</text:span><text:span text:style-name="T54">нчтыкты <text:s/></text:span><text:span text:style-name="T1003"><text:s/></text:span><text:span text:style-name="T6">ж</text:span><text:span text:style-name="T29">а</text:span><text:span text:style-name="T6">ктага</text:span><text:span text:style-name="T235">н</text:span><text:span text:style-name="T54">/</text:span><text:span text:style-name="T56"> <text:s/></text:span><text:span text:style-name="T943"><text:s/></text:span><text:span text:style-name="T6">с</text:span><text:span text:style-name="T54">үй­</text:span><text:span text:style-name="T860"> </text:span><text:span text:style-name="T6">гө</text:span><text:span text:style-name="T54">н.</text:span></text:p>
        <text:p text:style-name="P130"><text:span text:style-name="T26">sulp,-b</text:span><text:span text:style-name="T49">ü</text:span><text:span text:style-name="T196"> </text:span><text:span text:style-name="T49">1.</text:span><text:span text:style-name="T238"> </text:span><text:span text:style-name="T54">о</text:span><text:span text:style-name="T29">м</text:span><text:span text:style-name="T54">уртка,</text:span><text:span text:style-name="T235"> </text:span><text:span text:style-name="T6">кы</text:span><text:span text:style-name="T54">р </text:span><text:span text:style-name="T6">арк</text:span><text:span text:style-name="T54">а.</text:span><text:span text:style-name="T235"> </text:span><text:span text:style-name="T49">2.</text:span><text:span text:style-name="T238"> </text:span><text:span text:style-name="T6">тукум</text:span><text:span text:style-name="T54">.</text:span></text:p>
        <text:list xml:id="list180154025233658" text:continue-numbering="true" text:style-name="WWNum37">
          <text:list-item>
            <text:p text:style-name="P2758"><text:span text:style-name="T19">фи</text:span><text:span text:style-name="T72">з. <text:s/></text:span><text:span text:style-name="T504"><text:s/></text:span><text:span text:style-name="T11">кату</text:span><text:span text:style-name="T91">у, </text:span><text:span text:style-name="T515"><text:s/></text:span><text:span text:style-name="T91">бышык. </text:span><text:span text:style-name="T123"><text:s/></text:span><text:span text:style-name="T91">(</text:span><text:span text:style-name="T43">birini</text:span><text:span text:style-name="T146">n</text:span><text:span text:style-name="T91">)</text:span></text:p>
          </text:list-item>
        </text:list>
        <text:p text:style-name="P144"><text:span text:style-name="T49">~ünd</text:span><text:span text:style-name="T142">e</text:span><text:span text:style-name="T49">n</text:span><text:span text:style-name="T365"> </text:span><text:span text:style-name="T49">ge</text:span><text:span text:style-name="T142">l</text:span><text:span text:style-name="T49">mek</text:span><text:span text:style-name="T365"> </text:span><text:span text:style-name="T6">б</text:span><text:span text:style-name="T54">ир</text:span><text:span text:style-name="T6">өө</text:span><text:span text:style-name="T54">нүн</text:span><text:span text:style-name="T781"> </text:span><text:span text:style-name="T54">өз</text:span><text:span text:style-name="T58"> </text:span><text:span text:style-name="T6">тукумуна</text:span><text:span text:style-name="T54">н</text:span><text:span text:style-name="T547"> </text:span><text:span text:style-name="T6">к</text:span><text:span text:style-name="T29">е</text:span><text:span text:style-name="T6">лү</text:span><text:span text:style-name="T54">ү.</text:span></text:p>
        <text:p text:style-name="P126"><text:span text:style-name="T1">sult</text:span><text:span text:style-name="T48">a</text:span><text:span text:style-name="T499"> </text:span><text:span text:style-name="T20">эс</text:span><text:span text:style-name="T73">к. </text:span><text:span text:style-name="T414"><text:s/></text:span><text:span text:style-name="T12">бийл</text:span><text:span text:style-name="T95">ик.</text:span></text:p>
        <text:p text:style-name="P2759"><text:span text:style-name="T26">sulta</text:span><text:span text:style-name="T49">n</text:span><text:span text:style-name="T694"> </text:span><text:span text:style-name="T49">1.</text:span><text:span text:style-name="T159"> </text:span><text:span text:style-name="T54">с</text:span><text:span text:style-name="T29">у</text:span><text:span text:style-name="T54">лтан</text:span><text:span text:style-name="T207"> </text:span><text:span text:style-name="T6">(</text:span><text:span text:style-name="T34">өкүмдар</text:span><text:span text:style-name="T72">д</text:span><text:span text:style-name="T34">ы</text:span><text:span text:style-name="T72">н</text:span><text:span text:style-name="T697"> </text:span><text:span text:style-name="T34">өзү</text:span><text:span text:style-name="T72">н</text:span><text:span text:style-name="T156">ө</text:span><text:span text:style-name="T72">/</text:span><text:span text:style-name="T89"> </text:span><text:span text:style-name="T72">аялына</text:span><text:span text:style-name="T225">/</text:span><text:span text:style-name="T19">балдарын</text:span><text:span text:style-name="T72">а <text:s text:c="4"/></text:span><text:span text:style-name="T376"><text:s/></text:span><text:span text:style-name="T72">бери</text:span><text:span text:style-name="T34">лг</text:span><text:span text:style-name="T72">ен</text:span><text:span text:style-name="T73"> <text:s/></text:span><text:span text:style-name="T130"><text:s/></text:span><text:span text:style-name="T72">ти­</text:span></text:p>
        <text:p text:style-name="P105"><text:span text:style-name="T72">ту</text:span><text:span text:style-name="T19">л</text:span><text:span text:style-name="T11">)</text:span><text:span text:style-name="T91">.</text:span><text:span text:style-name="T123"> </text:span><text:span text:style-name="T43">v</text:span><text:span text:style-name="T109">a</text:span><text:span text:style-name="T43">lid</text:span><text:span text:style-name="T109">e</text:span><text:span text:style-name="T139"> </text:span><text:span text:style-name="T109">~</text:span><text:span text:style-name="T139"> </text:span><text:span text:style-name="T91">султанд</text:span><text:span text:style-name="T38">ы</text:span><text:span text:style-name="T91">н</text:span><text:span text:style-name="T175"> </text:span><text:span text:style-name="T11">энес</text:span><text:span text:style-name="T91">и.</text:span><text:span text:style-name="T123"> </text:span><text:span text:style-name="T15">2.</text:span><text:span text:style-name="T17"> </text:span><text:span text:style-name="T11">султа</text:span><text:span text:style-name="T91">н</text:span><text:span text:style-name="T175"> </text:span><text:span text:style-name="T11">к</text:span><text:span text:style-name="T38">ы</text:span><text:span text:style-name="T11">з</text:span><text:span text:style-name="T91">ы,</text:span><text:span text:style-name="T123"> </text:span><text:span text:style-name="T11">принцесс</text:span><text:span text:style-name="T91">а.</text:span><text:span text:style-name="T441"> </text:span><text:span text:style-name="T15">3</text:span><text:span text:style-name="T109">.</text:span><text:span text:style-name="T519"> </text:span><text:span text:style-name="T11">айры</text:span><text:span text:style-name="T91">м </text:span><text:span text:style-name="T11">Бекташ</text:span><text:span text:style-name="T91">и</text:span><text:span text:style-name="T352"> </text:span><text:span text:style-name="T11">азиздерин</text:span><text:span text:style-name="T91">е</text:span><text:span text:style-name="T352"> </text:span><text:span text:style-name="T11">бе</text:span><text:span text:style-name="T38">р</text:span><text:span text:style-name="T11">илг</text:span><text:span text:style-name="T38">е</text:span><text:span text:style-name="T91">н</text:span><text:span text:style-name="T352"> </text:span><text:span text:style-name="T11">а</text:span><text:span text:style-name="T91">т.</text:span></text:p>
        <text:p text:style-name="P2760"><text:span text:style-name="T26">B</text:span><text:span text:style-name="T49">a</text:span><text:span text:style-name="T26">lı</text:span><text:span text:style-name="T49">m ~</text:span><text:span text:style-name="T238"> </text:span><text:span text:style-name="T6">Бал</text:span><text:span text:style-name="T29">ы</text:span><text:span text:style-name="T54">м</text:span><text:span text:style-name="T29"> </text:span><text:span text:style-name="T6">Султа</text:span><text:span text:style-name="T54">н.</text:span></text:p>
        <text:p text:style-name="P126"><text:span text:style-name="T26">sultan</text:span><text:span text:style-name="T49">î</text:span><text:span text:style-name="T126"> </text:span><text:span text:style-name="T49">1.</text:span><text:span text:style-name="T845"> </text:span><text:span text:style-name="T54">су</text:span><text:span text:style-name="T29">л</text:span><text:span text:style-name="T54">танд</text:span><text:span text:style-name="T29">а</text:span><text:span text:style-name="T54">рга</text:span><text:span text:style-name="T439"> </text:span><text:span text:style-name="T6">ыл</text:span><text:span text:style-name="T29">а</text:span><text:span text:style-name="T54">й</text:span><text:span text:style-name="T6">ы</text:span><text:span text:style-name="T54">к.</text:span><text:span text:style-name="T905"> </text:span><text:span text:style-name="T49">2.</text:span><text:span text:style-name="T899"> </text:span><text:span text:style-name="T72">та</text:span><text:span text:style-name="T19">р</text:span><text:span text:style-name="T72">.</text:span></text:p>
        <text:p text:style-name="P144"><text:span text:style-name="T6">лице</text:span><text:span text:style-name="T54">й. </text:span><text:span text:style-name="T462"><text:s/></text:span><text:span text:style-name="T2">3</text:span><text:span text:style-name="T49">. </text:span><text:span text:style-name="T465"><text:s/></text:span><text:span text:style-name="T72">т</text:span><text:span text:style-name="T34">а</text:span><text:span text:style-name="T19">р</text:span><text:span text:style-name="T72">. <text:s/></text:span><text:span text:style-name="T836"><text:s/></text:span><text:span text:style-name="T11">алты</text:span><text:span text:style-name="T91">н </text:span><text:span text:style-name="T187"><text:s/></text:span><text:span text:style-name="T91">т</text:span><text:span text:style-name="T38">ы</text:span><text:span text:style-name="T91">йын. </text:span><text:span text:style-name="T468"><text:s/></text:span><text:span text:style-name="T15">4.</text:span></text:p>
        <text:p text:style-name="P139"><text:span text:style-name="T54">сөөгү</text:span><text:span text:style-name="T491"> </text:span><text:span text:style-name="T6">жо</text:span><text:span text:style-name="T54">к</text:span><text:span text:style-name="T302"> </text:span><text:span text:style-name="T29">ж</text:span><text:span text:style-name="T54">ү</text:span><text:span text:style-name="T29">з</text:span><text:span text:style-name="T54">үм <text:s/></text:span><text:span text:style-name="T6">т</text:span><text:span text:style-name="T54">ү</text:span><text:span text:style-name="T6">р</text:span><text:span text:style-name="T235">ү</text:span><text:span text:style-name="T54">.</text:span><text:span text:style-name="T302"> </text:span><text:span text:style-name="T49">~</text:span><text:span text:style-name="T465"> </text:span><text:span text:style-name="T26">tembel</text:span><text:span text:style-name="T1"> </text:span><text:span text:style-name="T6">жаты</text:span><text:span text:style-name="T54">п</text:span><text:span text:style-name="T207"> </text:span><text:span text:style-name="T6">иче</text:span><text:span text:style-name="T54">р</text:span><text:span text:style-name="T207"> </text:span><text:span text:style-name="T6">жалко</text:span><text:span text:style-name="T54">о.</text:span><text:span text:style-name="T207"> </text:span><text:span text:style-name="T49">~</text:span><text:span text:style-name="T989"> </text:span><text:span text:style-name="T49">y</text:span><text:span text:style-name="T142">e</text:span><text:span text:style-name="T49">g</text:span><text:span text:style-name="T26">â</text:span><text:span text:style-name="T49">h</text:span><text:span text:style-name="T806"> </text:span><text:span text:style-name="T6">т</text:span><text:span text:style-name="T54">үрк</text:span><text:span text:style-name="T59"> </text:span><text:span text:style-name="T6">музыкасын</text:span><text:span text:style-name="T29">ы</text:span><text:span text:style-name="T54">н <text:s text:c="6"/></text:span><text:span text:style-name="T207"><text:s/></text:span><text:span text:style-name="T6">кайры</text:span><text:span text:style-name="T29">к</text:span><text:span text:style-name="T6">тарына</text:span><text:span text:style-name="T54">н</text:span></text:p>
        <text:p text:style-name="P2761"><text:span text:style-name="T54">б</text:span><text:span text:style-name="T6">и</text:span><text:span text:style-name="T54">ри.</text:span></text:p>
        <text:p text:style-name="P126"><text:span text:style-name="T26">sultanlı</text:span><text:span text:style-name="T49">k,</text:span><text:span text:style-name="T521"> </text:span><text:span text:style-name="T26">-</text:span><text:span text:style-name="T49">ğı</text:span><text:span text:style-name="T126"> </text:span><text:span text:style-name="T49">1.</text:span><text:span text:style-name="T885"> </text:span><text:span text:style-name="T6">султандык</text:span><text:span text:style-name="T54">,</text:span><text:span text:style-name="T439"> </text:span><text:span text:style-name="T6">падышалы</text:span><text:span text:style-name="T54">к</text:span></text:p>
        <text:p text:style-name="P2762"><text:span text:style-name="T6">(</text:span><text:span text:style-name="T72">на</text:span><text:span text:style-name="T34">а</text:span><text:span text:style-name="T225">м</text:span><text:span text:style-name="T72">, </text:span><text:span text:style-name="T903"><text:s/></text:span><text:span text:style-name="T72">ми</text:span><text:span text:style-name="T34">л</text:span><text:span text:style-name="T72">д</text:span><text:span text:style-name="T34">е</text:span><text:span text:style-name="T225">т</text:span><text:span text:style-name="T11">)</text:span><text:span text:style-name="T91">.</text:span><text:span text:style-name="T396"> </text:span><text:span text:style-name="T109">2.</text:span><text:span text:style-name="T398"> </text:span><text:span text:style-name="T11">султанды</text:span><text:span text:style-name="T91">к</text:span><text:span text:style-name="T508"> </text:span><text:span text:style-name="T11">(</text:span><text:span text:style-name="T34">өл</text:span><text:span text:style-name="T72">­</text:span></text:p>
        <text:p text:style-name="P1005"><text:span text:style-name="T34">кө</text:span><text:span text:style-name="T11">)</text:span><text:span text:style-name="T91">. </text:span><text:span text:style-name="T229"><text:s/></text:span><text:span text:style-name="T109">3. </text:span><text:span text:style-name="T233"><text:s/></text:span><text:span text:style-name="T34">ө</text:span><text:span text:style-name="T72">тм. <text:s/></text:span><text:span text:style-name="T564"><text:s/></text:span><text:span text:style-name="T11">жыргалды</text:span><text:span text:style-name="T229">к</text:span><text:span text:style-name="T91">,</text:span><text:span text:style-name="T95"> </text:span><text:span text:style-name="T588"><text:s/></text:span><text:span text:style-name="T11">кууна</text:span><text:span text:style-name="T91">к­</text:span><text:span text:style-name="T256"> </text:span><text:span text:style-name="T11">ты</text:span><text:span text:style-name="T91">к.</text:span><text:span text:style-name="T892"> </text:span><text:span text:style-name="T43">be</text:span><text:span text:style-name="T146">k</text:span><text:span text:style-name="T109">â</text:span><text:span text:style-name="T43">rlı</text:span><text:span text:style-name="T109">k</text:span><text:span text:style-name="T519"> </text:span><text:span text:style-name="T109">~</text:span><text:span text:style-name="T163"> </text:span><text:span text:style-name="T91">б</text:span><text:span text:style-name="T11">ой</text:span><text:span text:style-name="T91">доктук</text:span><text:span text:style-name="T11">-султа</text:span><text:span text:style-name="T229">н</text:span><text:span text:style-name="T91">­</text:span><text:span text:style-name="T95"> </text:span><text:span text:style-name="T91">дык/</text:span><text:span text:style-name="T11">ж</text:span><text:span text:style-name="T38">ы</text:span><text:span text:style-name="T11">ргалды</text:span><text:span text:style-name="T229">к</text:span><text:span text:style-name="T91">.</text:span></text:p>
        <text:p text:style-name="P259"><text:span text:style-name="T26">sul</text:span><text:span text:style-name="T49">u</text:span><text:span text:style-name="T683"> </text:span><text:span text:style-name="T49">1.</text:span><text:span text:style-name="T995"> </text:span><text:span text:style-name="T54">суюк.</text:span><text:span text:style-name="T1003"> </text:span><text:span text:style-name="T49">~</text:span><text:span text:style-name="T683"> </text:span><text:span text:style-name="T49">yemek</text:span><text:span text:style-name="T683"> </text:span><text:span text:style-name="T54">с</text:span><text:span text:style-name="T29">у</text:span><text:span text:style-name="T54">юк</text:span><text:span text:style-name="T829"> </text:span><text:span text:style-name="T6">тама</text:span><text:span text:style-name="T54">к.</text:span><text:span text:style-name="T1003"> </text:span><text:span text:style-name="T2">2.</text:span><text:span text:style-name="T3"> </text:span><text:span text:style-name="T6">суулу</text:span><text:span text:style-name="T54">у,</text:span><text:span text:style-name="T439"> </text:span><text:span text:style-name="T6">суус</text:span><text:span text:style-name="T54">у</text:span><text:span text:style-name="T117"> </text:span><text:span text:style-name="T6">кө</text:span><text:span text:style-name="T54">п.</text:span><text:span text:style-name="T501"> </text:span><text:span text:style-name="T49">~</text:span><text:span text:style-name="T172"> </text:span><text:span text:style-name="T26">limo</text:span><text:span text:style-name="T49">n</text:span><text:span text:style-name="T126"> </text:span><text:span text:style-name="T6">суулу</text:span><text:span text:style-name="T54">у лимон.</text:span><text:span text:style-name="T180"> </text:span><text:span text:style-name="T49">3.</text:span><text:span text:style-name="T131"> </text:span><text:span text:style-name="T54">с</text:span><text:span text:style-name="T29">у</text:span><text:span text:style-name="T54">у</text:span><text:span text:style-name="T134"> </text:span><text:span text:style-name="T6">кошулга</text:span><text:span text:style-name="T235">н</text:span><text:span text:style-name="T54">.</text:span><text:span text:style-name="T180"> </text:span><text:span text:style-name="T49">~</text:span><text:span text:style-name="T694"> </text:span><text:span text:style-name="T49">süt</text:span><text:span text:style-name="T204"> </text:span><text:span text:style-name="T54">суу</text:span></text:p>
        <text:p text:style-name="P336"><text:span text:style-name="T6">кошулга</text:span><text:span text:style-name="T54">н </text:span><text:span text:style-name="T756"><text:s/></text:span><text:span text:style-name="T6">с</text:span><text:span text:style-name="T54">үт. </text:span><text:span text:style-name="T338"><text:s/></text:span><text:span text:style-name="T49">4. </text:span><text:span text:style-name="T755"><text:s/></text:span><text:span text:style-name="T34">өт</text:span><text:span text:style-name="T72">м.</text:span><text:span text:style-name="T475"> </text:span><text:span text:style-name="T11">тажатм</text:span><text:span text:style-name="T91">а,</text:span><text:span text:style-name="T93"> </text:span><text:span text:style-name="T11">жасаке</text:span><text:span text:style-name="T229">р</text:span><text:span text:style-name="T91">.</text:span><text:span text:style-name="T328"> </text:span><text:span text:style-name="T109">~</text:span><text:span text:style-name="T562"> </text:span><text:span text:style-name="T43">bo</text:span><text:span text:style-name="T109">ya</text:span><text:span text:style-name="T326"> </text:span><text:span text:style-name="T109">1) </text:span><text:span text:style-name="T11">акваре</text:span><text:span text:style-name="T38">л</text:span><text:span text:style-name="T91">ь.</text:span><text:span text:style-name="T229"> </text:span><text:span text:style-name="T109">2)</text:span><text:span text:style-name="T471"> </text:span><text:span text:style-name="T11">а</text:span><text:span text:style-name="T91">к­</text:span><text:span text:style-name="T95"> </text:span><text:span text:style-name="T11">варел</text:span><text:span text:style-name="T91">ь</text:span><text:span text:style-name="T737"> </text:span><text:span text:style-name="T11">мене</text:span><text:span text:style-name="T91">н</text:span><text:span text:style-name="T724"> </text:span><text:span text:style-name="T11">та</text:span><text:span text:style-name="T38">р</text:span><text:span text:style-name="T91">т</text:span><text:span text:style-name="T11">ылга</text:span><text:span text:style-name="T91">н</text:span><text:span text:style-name="T737"> </text:span><text:span text:style-name="T11">(</text:span><text:span text:style-name="T34">сүрө</text:span><text:span text:style-name="T225">т</text:span><text:span text:style-name="T11">).</text:span></text:p>
        <text:p text:style-name="P105"><text:span text:style-name="T49">~</text:span><text:span text:style-name="T621"> </text:span><text:span text:style-name="T49">gö</text:span><text:span text:style-name="T142">z</text:span><text:span text:style-name="T26">/</text:span><text:span text:style-name="T49">gö</text:span><text:span text:style-name="T142">z</text:span><text:span text:style-name="T26">l</text:span><text:span text:style-name="T49">ü</text:span><text:span text:style-name="T621"> </text:span><text:span text:style-name="T6">жашы</text:span><text:span text:style-name="T54">к,</text:span><text:span text:style-name="T954"> </text:span><text:span text:style-name="T6">ыйла</text:span><text:span text:style-name="T29">а</text:span><text:span text:style-name="T54">к.</text:span><text:span text:style-name="T860"> </text:span><text:span text:style-name="T54">~</text:span><text:span text:style-name="T927"> </text:span><text:span text:style-name="T54">~</text:span><text:span text:style-name="T954"> </text:span><text:span text:style-name="T6">кө</text:span><text:span text:style-name="T54">з</text:span><text:span text:style-name="T58"> </text:span><text:span text:style-name="T54">жашы</text:span><text:span text:style-name="T744"> </text:span><text:span text:style-name="T54">т</text:span><text:span text:style-name="T29">ы</text:span><text:span text:style-name="T54">й</text:span><text:span text:style-name="T29">ы</text:span><text:span text:style-name="T54">лбага</text:span><text:span text:style-name="T235">н</text:span><text:span text:style-name="T54">.</text:span><text:span text:style-name="T296"> </text:span><text:span text:style-name="T49">~</text:span><text:span text:style-name="T293"> </text:span><text:span text:style-name="T49">s</text:span><text:span text:style-name="T142">e</text:span><text:span text:style-name="T49">pken</text:span><text:span text:style-name="T293"> </text:span><text:span text:style-name="T6">ка</text:span><text:span text:style-name="T54">р</text:span><text:span text:style-name="T55"> </text:span><text:span text:style-name="T6">арала</text:span><text:span text:style-name="T54">ш</text:span><text:span text:style-name="T259"> </text:span><text:span text:style-name="T6">жа</text:span><text:span text:style-name="T29">а</text:span><text:span text:style-name="T54">н.</text:span></text:p>
        <text:p text:style-name="P179"><text:span text:style-name="T49">suluk</text:span><text:span text:style-name="T26">,</text:span><text:span text:style-name="T49">-</text:span><text:span text:style-name="T26">ğ</text:span><text:span text:style-name="T49">u</text:span><text:span text:style-name="T885"> </text:span><text:span text:style-name="T49">1.</text:span><text:span text:style-name="T845"> </text:span><text:span text:style-name="T6">гусу</text:span><text:span text:style-name="T54">л</text:span><text:span text:style-name="T848"> </text:span><text:span text:style-name="T6">алынга</text:span><text:span text:style-name="T54">н</text:span><text:span text:style-name="T848"> </text:span><text:span text:style-name="T6">же</text:span><text:span text:style-name="T54">р</text:span><text:span text:style-name="T547"> </text:span><text:span text:style-name="T6">(</text:span><text:span text:style-name="T34">бөлм</text:span><text:span text:style-name="T225">ө</text:span><text:span text:style-name="T72">­</text:span><text:span text:style-name="T73"> </text:span><text:span text:style-name="T72">д</text:span><text:span text:style-name="T34">ө</text:span><text:span text:style-name="T11">)</text:span><text:span text:style-name="T91">.</text:span><text:span text:style-name="T675"> </text:span><text:span text:style-name="T109">2.</text:span><text:span text:style-name="T678"> </text:span><text:span text:style-name="T11">суул</text:span><text:span text:style-name="T38">у</text:span><text:span text:style-name="T91">к</text:span><text:span text:style-name="T787"> </text:span><text:span text:style-name="T11">(</text:span><text:span text:style-name="T34">жүгөндөг</text:span><text:span text:style-name="T72">ү</text:span><text:span text:style-name="T11">)</text:span><text:span text:style-name="T91">.</text:span><text:span text:style-name="T787"> </text:span><text:span text:style-name="T109">3.</text:span><text:span text:style-name="T91">суу и</text:span><text:span text:style-name="T11">ди</text:span><text:span text:style-name="T91">ши</text:span><text:span text:style-name="T737"> </text:span><text:span text:style-name="T11">(</text:span><text:span text:style-name="T19">ку</text:span><text:span text:style-name="T72">ш</text:span><text:span text:style-name="T747"> </text:span><text:span text:style-name="T19">капасынд</text:span><text:span text:style-name="T225">а</text:span><text:span text:style-name="T11">)</text:span><text:span text:style-name="T91">.</text:span><text:span text:style-name="T749"> </text:span><text:span text:style-name="T109">4.</text:span><text:span text:style-name="T740"> </text:span><text:span text:style-name="T34">ме</text:span><text:span text:style-name="T225">д</text:span><text:span text:style-name="T72">.</text:span></text:p>
        <text:p text:style-name="P196"><text:span text:style-name="T6">ысы</text:span><text:span text:style-name="T54">к</text:span><text:span text:style-name="T357"> </text:span><text:span text:style-name="T6">(</text:span><text:span text:style-name="T34">жа</text:span><text:span text:style-name="T72">ш</text:span><text:span text:style-name="T778"> </text:span><text:span text:style-name="T72">балда</text:span><text:span text:style-name="T34">р</text:span><text:span text:style-name="T72">д</text:span><text:span text:style-name="T156">ы</text:span><text:span text:style-name="T72">н</text:span><text:span text:style-name="T349"> </text:span><text:span text:style-name="T19">териси</text:span><text:span text:style-name="T72">не</text:span><text:span text:style-name="T82"> </text:span><text:span text:style-name="T19">чыкка</text:span><text:span text:style-name="T225">н</text:span><text:span text:style-name="T11">)</text:span><text:span text:style-name="T91">.</text:span><text:span text:style-name="T256"> </text:span><text:span text:style-name="T109">5.</text:span><text:span text:style-name="T15"> </text:span><text:span text:style-name="T34">с</text:span><text:span text:style-name="T156">п</text:span><text:span text:style-name="T34">ор</text:span><text:span text:style-name="T72">т</text:span><text:span text:style-name="T19"> </text:span><text:span text:style-name="T11">суулу</text:span><text:span text:style-name="T91">к</text:span><text:span text:style-name="T38"> (</text:span><text:span text:style-name="T34">иди</text:span><text:span text:style-name="T225">ш</text:span><text:span text:style-name="T11">).</text:span></text:p>
        <text:p text:style-name="P130"><text:span text:style-name="T26">sulul</text:span><text:span text:style-name="T49">aş</text:span><text:span text:style-name="T142">m</text:span><text:span text:style-name="T49">ak</text:span><text:span text:style-name="T659"> </text:span><text:span text:style-name="T49">1.</text:span><text:span text:style-name="T806"> </text:span><text:span text:style-name="T54">суюк</text:span><text:span text:style-name="T970"> </text:span><text:span text:style-name="T6">та</text:span><text:span text:style-name="T29">р</text:span><text:span text:style-name="T54">т</text:span><text:span text:style-name="T6">уу</text:span><text:span text:style-name="T54">,</text:span><text:span text:style-name="T606"> </text:span><text:span text:style-name="T6">суюлу</text:span><text:span text:style-name="T54">у.</text:span><text:span text:style-name="T606"> </text:span><text:span text:style-name="T2">2.</text:span></text:p>
        <text:p text:style-name="P2455"><text:span text:style-name="T6">тажатм</text:span><text:span text:style-name="T54">а </text:span><text:span text:style-name="T981"><text:s/></text:span><text:span text:style-name="T54">бо</text:span><text:span text:style-name="T29">л</text:span><text:span text:style-name="T6">у</text:span><text:span text:style-name="T54">у, </text:span><text:span text:style-name="T804"><text:s/></text:span><text:span text:style-name="T6">ашыкч</text:span><text:span text:style-name="T54">а</text:span><text:span text:style-name="T56"> </text:span><text:span text:style-name="T572"><text:s/></text:span><text:span text:style-name="T6">жасаке</text:span><text:span text:style-name="T235">р</text:span><text:span text:style-name="T54">­</text:span><text:span text:style-name="T6"> ленү</text:span><text:span text:style-name="T235">ү</text:span><text:span text:style-name="T54">.</text:span></text:p>
        <text:p text:style-name="P1820"><text:span text:style-name="T26">sululuk</text:span><text:span text:style-name="T49">,</text:span><text:span text:style-name="T845"> </text:span><text:span text:style-name="T26">-</text:span><text:span text:style-name="T49">ğu</text:span><text:span text:style-name="T845"> </text:span><text:span text:style-name="T2">1</text:span><text:span text:style-name="T49">.</text:span><text:span text:style-name="T538"> </text:span><text:span text:style-name="T6">суулуулу</text:span><text:span text:style-name="T54">к,</text:span><text:span text:style-name="T317"> </text:span><text:span text:style-name="T54">ш</text:span><text:span text:style-name="T6">и</text:span><text:span text:style-name="T54">рел</text:span><text:span text:style-name="T6">ү</text:span><text:span text:style-name="T54">ү</text:span><text:span text:style-name="T29">л</text:span><text:span text:style-name="T54">үк.</text:span></text:p>
        <text:p text:style-name="P2763"><text:span text:style-name="T49">2.</text:span><text:span text:style-name="T238"> </text:span><text:span text:style-name="T6">ыксы</text:span><text:span text:style-name="T54">з та</text:span><text:span text:style-name="T29">м</text:span><text:span text:style-name="T6">а</text:span><text:span text:style-name="T54">ша,</text:span><text:span text:style-name="T235"> </text:span><text:span text:style-name="T6">ж</text:span><text:span text:style-name="T29">а</text:span><text:span text:style-name="T6">сакерли</text:span><text:span text:style-name="T54">к.</text:span></text:p>
        <text:p text:style-name="P2764"><text:soft-page-break/><text:span text:style-name="T26">suma</text:span><text:span text:style-name="T49">k</text:span><text:span text:style-name="T949"> </text:span><text:span text:style-name="T72">б</text:span><text:span text:style-name="T156">о</text:span><text:span text:style-name="T72">т.</text:span><text:span text:style-name="T183"> </text:span><text:span text:style-name="T11">с</text:span><text:span text:style-name="T91">о</text:span><text:span text:style-name="T11">ма</text:span><text:span text:style-name="T91">к</text:span><text:span text:style-name="T1086"> </text:span><text:span text:style-name="T11">(</text:span><text:span text:style-name="T72">R</text:span><text:span text:style-name="T34">h</text:span><text:span text:style-name="T72">us</text:span><text:span text:style-name="T951"> </text:span><text:span text:style-name="T156">c</text:span><text:span text:style-name="T34">o</text:span><text:span text:style-name="T72">r</text:span><text:span text:style-name="T34">i</text:span><text:span text:style-name="T72">ar</text:span><text:span text:style-name="T34">ia</text:span><text:span text:style-name="T91">).</text:span><text:span text:style-name="T95"> </text:span><text:span text:style-name="T109">sumen</text:span><text:span text:style-name="T567"> </text:span><text:span text:style-name="T91">тери</text:span><text:span text:style-name="T241"> </text:span><text:span text:style-name="T11">кап</text:span><text:span text:style-name="T91">т</text:span><text:span text:style-name="T11">алга</text:span><text:span text:style-name="T91">н</text:span><text:span text:style-name="T569"> </text:span><text:span text:style-name="T11">жазу</text:span><text:span text:style-name="T91">у</text:span><text:span text:style-name="T279"> </text:span><text:span text:style-name="T11">жазгыч</text:span><text:span text:style-name="T91">.</text:span><text:span text:style-name="T99"> </text:span><text:span text:style-name="T43">Sume</text:span><text:span text:style-name="T109">r</text:span><text:span text:style-name="T600"> </text:span><text:span text:style-name="T11">шумер</text:span><text:span text:style-name="T91">.</text:span><text:span text:style-name="T455"> </text:span><text:span text:style-name="T109">~</text:span><text:span text:style-name="T922"> </text:span><text:span text:style-name="T109">ya</text:span><text:span text:style-name="T146">z</text:span><text:span text:style-name="T43">ıs</text:span><text:span text:style-name="T109">ı</text:span><text:span text:style-name="T922"> </text:span><text:span text:style-name="T91">шу</text:span><text:span text:style-name="T38">ме</text:span><text:span text:style-name="T91">р</text:span><text:span text:style-name="T455"> </text:span><text:span text:style-name="T11">жазуус</text:span><text:span text:style-name="T91">у.</text:span><text:span text:style-name="T99"> </text:span><text:span text:style-name="T43">Sumerc</text:span><text:span text:style-name="T109">e</text:span><text:span text:style-name="T600"> </text:span><text:span text:style-name="T91">шу</text:span><text:span text:style-name="T38">ме</text:span><text:span text:style-name="T91">р</text:span><text:span text:style-name="T485"> </text:span><text:span text:style-name="T91">ти</text:span><text:span text:style-name="T38">л</text:span><text:span text:style-name="T91">и,</text:span><text:span text:style-name="T713"> </text:span><text:span text:style-name="T91">шу</text:span><text:span text:style-name="T38">ме</text:span><text:span text:style-name="T91">рче.</text:span><text:span text:style-name="T99"> </text:span><text:span text:style-name="T18">sumero</text:span><text:span text:style-name="T44">l</text:span><text:span text:style-name="T110">og</text:span><text:span text:style-name="T356"> </text:span><text:span text:style-name="T95">ш</text:span><text:span text:style-name="T39">у</text:span><text:span text:style-name="T95">меролог.</text:span></text:p>
        <text:p text:style-name="P1533"><draw:custom-shape text:anchor-type="paragraph" draw:z-index="7" draw:style-name="gr3" svg:width="0.0142in" svg:height="7.0268in" svg:x="4.1339in" svg:y="-0.761in"><text:p/><draw:enhanced-geometry svg:viewBox="0 0 20 10118" draw:type="non-primitive" draw:enhanced-path="M 0 0 A L 0 10119 A N"/></draw:custom-shape><text:span text:style-name="T26">sun</text:span><text:span text:style-name="T49">a</text:span><text:span text:style-name="T172"> </text:span><text:span text:style-name="T34">зоол</text:span><text:span text:style-name="T72">.</text:span><text:span text:style-name="T183"> </text:span><text:span text:style-name="T109">1.</text:span><text:span text:style-name="T509"> </text:span><text:span text:style-name="T91">сон</text:span><text:span text:style-name="T11">о</text:span><text:span text:style-name="T91">,</text:span><text:span text:style-name="T123"> </text:span><text:span text:style-name="T11">эрке</text:span><text:span text:style-name="T91">к</text:span><text:span text:style-name="T506"> </text:span><text:span text:style-name="T11">өрдө</text:span><text:span text:style-name="T91">к.</text:span><text:span text:style-name="T123"> </text:span><text:span text:style-name="T109">2.</text:span><text:span text:style-name="T509"> </text:span><text:span text:style-name="T11">кө</text:span><text:span text:style-name="T91">л</text:span><text:span text:style-name="T96"> </text:span><text:span text:style-name="T11">өрдөг</text:span><text:span text:style-name="T229">ү</text:span><text:span text:style-name="T91">. </text:span><text:span text:style-name="T164"><text:s/></text:span><text:span text:style-name="T109">~ </text:span><text:span text:style-name="T1013"><text:s/></text:span><text:span text:style-name="T109">g</text:span><text:span text:style-name="T146">i</text:span><text:span text:style-name="T109">bi </text:span><text:span text:style-name="T690"><text:s/></text:span><text:span text:style-name="T11">к</text:span><text:span text:style-name="T91">ө</text:span><text:span text:style-name="T11">р</text:span><text:span text:style-name="T91">ү</text:span><text:span text:style-name="T11">н</text:span><text:span text:style-name="T91">ү</text:span><text:span text:style-name="T11">кт</text:span><text:span text:style-name="T91">ү</text:span><text:span text:style-name="T229">ү</text:span><text:span text:style-name="T91">, </text:span><text:span text:style-name="T164"><text:s/></text:span><text:span text:style-name="T11">узу</text:span><text:span text:style-name="T91">н</text:span></text:p>
        <text:p text:style-name="P2765"><text:span text:style-name="T6">бойлу</text:span><text:span text:style-name="T235">у</text:span><text:span text:style-name="T54">,</text:span><text:span text:style-name="T270"> </text:span><text:span text:style-name="T6">ке</text:span><text:span text:style-name="T54">ң</text:span><text:span text:style-name="T270"> </text:span><text:span text:style-name="T6">далылу</text:span><text:span text:style-name="T235">у</text:span><text:span text:style-name="T54">.</text:span></text:p>
        <text:p text:style-name="P2406"><text:span text:style-name="T49">sunak</text:span><text:span text:style-name="T142">,</text:span><text:span text:style-name="T49">-ğı </text:span><text:span text:style-name="T131"><text:s/></text:span><text:span text:style-name="T6">к</text:span><text:span text:style-name="T29">у</text:span><text:span text:style-name="T6">рманды</text:span><text:span text:style-name="T54">к </text:span><text:span text:style-name="T180"><text:s/></text:span><text:span text:style-name="T54">та</text:span><text:span text:style-name="T29">к</text:span><text:span text:style-name="T54">тасы, </text:span><text:span text:style-name="T180"><text:s/></text:span><text:span text:style-name="T54">а</text:span><text:span text:style-name="T29">л</text:span><text:span text:style-name="T54">тарь</text:span></text:p>
        <text:p text:style-name="P506"><text:span text:style-name="T7">(</text:span><text:span text:style-name="T73">х</text:span><text:span text:style-name="T20">р</text:span><text:span text:style-name="T73">а</text:span><text:span text:style-name="T20">м</text:span><text:span text:style-name="T73">да</text:span><text:span text:style-name="T35">р</text:span><text:span text:style-name="T73">да</text:span><text:span text:style-name="T35">г</text:span><text:span text:style-name="T73">ы</text:span><text:span text:style-name="T522"> </text:span><text:span text:style-name="T73">үстүнө</text:span><text:span text:style-name="T505"> </text:span><text:span text:style-name="T20">кур</text:span><text:span text:style-name="T73">м</text:span><text:span text:style-name="T20">а</text:span><text:span text:style-name="T73">нд</text:span><text:span text:style-name="T20">ы</text:span><text:span text:style-name="T73">к</text:span><text:span text:style-name="T72"> </text:span><text:span text:style-name="T20">чалынг</text:span><text:span text:style-name="T35">а</text:span><text:span text:style-name="T73">н,</text:span><text:span text:style-name="T369"> </text:span><text:span text:style-name="T73">д</text:span><text:span text:style-name="T35">и</text:span><text:span text:style-name="T73">ний</text:span><text:span text:style-name="T474"> </text:span><text:span text:style-name="T20">ырымда</text:span><text:span text:style-name="T73">р</text:span><text:span text:style-name="T565"> </text:span><text:span text:style-name="T20">жасал</text:span><text:span text:style-name="T73">­ </text:span><text:span text:style-name="T20">га</text:span><text:span text:style-name="T73">н</text:span><text:span text:style-name="T897"> </text:span><text:span text:style-name="T73">т</text:span><text:span text:style-name="T35">а</text:span><text:span text:style-name="T73">ш</text:span><text:span text:style-name="T505"> </text:span><text:span text:style-name="T73">ү</text:span><text:span text:style-name="T157">с</text:span><text:span text:style-name="T73">төл</text:span><text:span text:style-name="T12">).</text:span></text:p>
        <text:p text:style-name="P2766"><text:span text:style-name="T26">suna</text:span><text:span text:style-name="T49">m</text:span><text:span text:style-name="T1019"> </text:span><text:span text:style-name="T6">курм</text:span><text:span text:style-name="T29">а</text:span><text:span text:style-name="T54">н.</text:span></text:p>
        <text:p text:style-name="P736"><text:span text:style-name="T49">sundu</text:span><text:span text:style-name="T142">r</text:span><text:span text:style-name="T49">ma</text:span><text:span text:style-name="T575"> </text:span><text:span text:style-name="T49">1.</text:span><text:span text:style-name="T621"> </text:span><text:span text:style-name="T54">баст</text:span><text:span text:style-name="T29">ы</text:span><text:span text:style-name="T54">рма,</text:span><text:span text:style-name="T618"> </text:span><text:span text:style-name="T29">ай</text:span><text:span text:style-name="T54">б</text:span><text:span text:style-name="T6">а</text:span><text:span text:style-name="T54">н</text:span><text:span text:style-name="T6">ч</text:span><text:span text:style-name="T54">а.</text:span><text:span text:style-name="T245"> </text:span><text:span text:style-name="T49">2.</text:span><text:span text:style-name="T621"> </text:span><text:span text:style-name="T54">ү</text:span><text:span text:style-name="T6">с</text:span><text:span text:style-name="T54">тү</text:span><text:span text:style-name="T65"> </text:span><text:span text:style-name="T6">жабы</text:span><text:span text:style-name="T54">к</text:span><text:span text:style-name="T259"> </text:span><text:span text:style-name="T6">балко</text:span><text:span text:style-name="T235">н</text:span><text:span text:style-name="T54">.</text:span></text:p>
        <text:p text:style-name="P498"><text:span text:style-name="T49">sundu</text:span><text:span text:style-name="T142">r</text:span><text:span text:style-name="T49">mak</text:span><text:span text:style-name="T641"> </text:span><text:span text:style-name="T49">1.</text:span><text:span text:style-name="T427"> </text:span><text:span text:style-name="T6">сундуру</text:span><text:span text:style-name="T235">у</text:span><text:span text:style-name="T54">.</text:span><text:span text:style-name="T419"> </text:span><text:span text:style-name="T49">2.</text:span><text:span text:style-name="T427"> </text:span><text:span text:style-name="T6">узартуу</text:span><text:span text:style-name="T54">,</text:span><text:span text:style-name="T63"> </text:span><text:span text:style-name="T54">чоюу.</text:span></text:p>
        <text:p text:style-name="P2767"><text:span text:style-name="T49">sungu <text:s/></text:span><text:span text:style-name="T312"><text:s/></text:span><text:span text:style-name="T49">1. <text:s/></text:span><text:span text:style-name="T196"><text:s/></text:span><text:span text:style-name="T54">т</text:span><text:span text:style-name="T29">а</text:span><text:span text:style-name="T54">рту</text:span><text:span text:style-name="T235">у</text:span><text:span text:style-name="T54">, <text:s/></text:span><text:span text:style-name="T193"><text:s/></text:span><text:span text:style-name="T6">беле</text:span><text:span text:style-name="T54">к. <text:s text:c="2"/></text:span><text:span text:style-name="T49">2. <text:s/></text:span><text:span text:style-name="T196"><text:s/></text:span><text:span text:style-name="T6">храмг</text:span><text:span text:style-name="T54">а/</text:span></text:p>
        <text:p text:style-name="P2769"><text:span text:style-name="T6">теңирг</text:span><text:span text:style-name="T54">е</text:span><text:span text:style-name="T245"> </text:span><text:span text:style-name="T54">б</text:span><text:span text:style-name="T6">агы</text:span><text:span text:style-name="T54">шт</text:span><text:span text:style-name="T6">алга</text:span><text:span text:style-name="T54">н</text:span><text:span text:style-name="T245"> </text:span><text:span text:style-name="T54">тар</text:span><text:span text:style-name="T6">т</text:span><text:span text:style-name="T54">у</text:span><text:span text:style-name="T235">у</text:span><text:span text:style-name="T54">.</text:span></text:p>
        <text:p text:style-name="P2770"><text:span text:style-name="T1">sungu</text:span><text:span text:style-name="T48">r</text:span><text:span text:style-name="T173"> </text:span><text:span text:style-name="T20">зоол</text:span><text:span text:style-name="T73">. </text:span><text:span text:style-name="T992"><text:s/></text:span><text:span text:style-name="T12">шумка</text:span><text:span text:style-name="T95">р</text:span><text:span text:style-name="T124"> </text:span><text:span text:style-name="T12">(</text:span><text:span text:style-name="T35">F</text:span><text:span text:style-name="T73">a</text:span><text:span text:style-name="T35">lk</text:span><text:span text:style-name="T73">o</text:span><text:span text:style-name="T12">).</text:span></text:p>
        <text:p text:style-name="P2768"><text:span text:style-name="T26">sun</text:span><text:span text:style-name="T49">î</text:span><text:span text:style-name="T416"> </text:span><text:span text:style-name="T49">1.</text:span><text:span text:style-name="T399"> </text:span><text:span text:style-name="T6">жаса</text:span><text:span text:style-name="T29">л</text:span><text:span text:style-name="T6">м</text:span><text:span text:style-name="T54">а,</text:span><text:span text:style-name="T402"> </text:span><text:span text:style-name="T6">нукур</text:span><text:span text:style-name="T54">а/</text:span><text:span text:style-name="T29">ч</text:span><text:span text:style-name="T6">ы</text:span><text:span text:style-name="T54">н</text:span><text:span text:style-name="T6">ы</text:span><text:span text:style-name="T29">г</text:span><text:span text:style-name="T54">ы</text:span><text:span text:style-name="T661"> </text:span><text:span text:style-name="T6">эме</text:span><text:span text:style-name="T54">с.</text:span></text:p>
        <text:p text:style-name="P471"><text:span text:style-name="T49">2.</text:span><text:span text:style-name="T131"> </text:span><text:span text:style-name="T34">ө</text:span><text:span text:style-name="T72">тм.</text:span><text:span text:style-name="T225"> </text:span><text:span text:style-name="T38">а</text:span><text:span text:style-name="T91">нт</text:span><text:span text:style-name="T38">к</text:span><text:span text:style-name="T91">ор,</text:span><text:span text:style-name="T164"> </text:span><text:span text:style-name="T11">жасалм</text:span><text:span text:style-name="T91">а.</text:span><text:span text:style-name="T212"> </text:span><text:span text:style-name="T109">~</text:span><text:span text:style-name="T987"> </text:span><text:span text:style-name="T43">ipek</text:span><text:span text:style-name="T18"> </text:span><text:span text:style-name="T11">жасалм</text:span><text:span text:style-name="T91">а</text:span><text:span text:style-name="T892"> </text:span><text:span text:style-name="T11">жибе</text:span><text:span text:style-name="T91">к.</text:span><text:span text:style-name="T892"> </text:span><text:span text:style-name="T109">~</text:span><text:span text:style-name="T519"> </text:span><text:span text:style-name="T43">ipli</text:span><text:span text:style-name="T109">k</text:span><text:span text:style-name="T509"> </text:span><text:span text:style-name="T11">жасалм</text:span><text:span text:style-name="T91">а </text:span><text:span text:style-name="T11">бул</text:span><text:span text:style-name="T91">а.</text:span><text:span text:style-name="T960"> </text:span><text:span text:style-name="T109">~</text:span><text:span text:style-name="T624"> </text:span><text:span text:style-name="T109">p</text:span><text:span text:style-name="T146">e</text:span><text:span text:style-name="T109">yk</text:span><text:span text:style-name="T243"> </text:span><text:span text:style-name="T11">жасалм</text:span><text:span text:style-name="T91">а</text:span><text:span text:style-name="T703"> </text:span><text:span text:style-name="T91">спу</text:span><text:span text:style-name="T11">т</text:span><text:span text:style-name="T91">ник.</text:span></text:p>
        <text:p text:style-name="P1951"><text:span text:style-name="T26">sunîlik</text:span><text:span text:style-name="T49">, </text:span><text:span text:style-name="T498"><text:s/></text:span><text:span text:style-name="T142">-</text:span><text:span text:style-name="T49">ği </text:span><text:span text:style-name="T498"><text:s/></text:span><text:span text:style-name="T2">1</text:span><text:span text:style-name="T49">. </text:span><text:span text:style-name="T845"><text:s/></text:span><text:span text:style-name="T6">жасалмалы</text:span><text:span text:style-name="T54">к. </text:span><text:span text:style-name="T905"><text:s/></text:span><text:span text:style-name="T49">2.</text:span><text:span text:style-name="T48"> </text:span><text:span text:style-name="T143"><text:s/></text:span><text:span text:style-name="T6">антко</text:span><text:span text:style-name="T54">р­</text:span><text:span text:style-name="T235"> </text:span><text:span text:style-name="T6">лу</text:span><text:span text:style-name="T54">к.</text:span></text:p>
        <text:p text:style-name="P2767"><text:span text:style-name="T49">sun</text:span><text:span text:style-name="T142">m</text:span><text:span text:style-name="T49">a</text:span><text:span text:style-name="T449"> </text:span><text:span text:style-name="T54">с</text:span><text:span text:style-name="T29">у</text:span><text:span text:style-name="T54">ну</text:span><text:span text:style-name="T6">ш</text:span><text:span text:style-name="T54">,</text:span><text:span text:style-name="T941"> </text:span><text:span text:style-name="T6">та</text:span><text:span text:style-name="T29">р</text:span><text:span text:style-name="T54">т</text:span><text:span text:style-name="T6">у</text:span><text:span text:style-name="T235">у</text:span><text:span text:style-name="T54">,</text:span><text:span text:style-name="T710"> </text:span><text:span text:style-name="T6">та</text:span><text:span text:style-name="T29">п</text:span><text:span text:style-name="T54">ш</text:span><text:span text:style-name="T6">ырм</text:span><text:span text:style-name="T235">а</text:span><text:span text:style-name="T54">.</text:span></text:p>
        <text:p text:style-name="P2771"><text:span text:style-name="T49">sun</text:span><text:span text:style-name="T142">m</text:span><text:span text:style-name="T49">ak</text:span><text:span text:style-name="T694"> </text:span><text:span text:style-name="T49">1.</text:span><text:span text:style-name="T159"> </text:span><text:span text:style-name="T54">с</text:span><text:span text:style-name="T29">у</text:span><text:span text:style-name="T54">нуу,</text:span><text:span text:style-name="T169"> </text:span><text:span text:style-name="T6">жиберү</text:span><text:span text:style-name="T54">ү,</text:span><text:span text:style-name="T169"> </text:span><text:span text:style-name="T54">бер</text:span><text:span text:style-name="T6">ү</text:span><text:span text:style-name="T235">ү</text:span><text:span text:style-name="T54">,</text:span><text:span text:style-name="T982"> </text:span><text:span text:style-name="T54">тап­</text:span><text:span text:style-name="T270"> </text:span><text:span text:style-name="T54">шыруу.</text:span><text:span text:style-name="T905"> </text:span><text:span text:style-name="T49">2.</text:span><text:span text:style-name="T436"> </text:span><text:span text:style-name="T29">а</text:span><text:span text:style-name="T54">рно</text:span><text:span text:style-name="T235">о</text:span><text:span text:style-name="T54">.</text:span><text:span text:style-name="T905"> </text:span><text:span text:style-name="T26">e</text:span><text:span text:style-name="T49">n</text:span><text:span text:style-name="T521"> </text:span><text:span text:style-name="T26">içte</text:span><text:span text:style-name="T49">n</text:span><text:span text:style-name="T48"> </text:span><text:span text:style-name="T807"><text:s/></text:span><text:span text:style-name="T26">dilek­</text:span><text:span text:style-name="T248"> </text:span><text:span text:style-name="T26">lerim</text:span><text:span text:style-name="T49">i</text:span><text:span text:style-name="T172"> </text:span><text:span text:style-name="T26">sunar</text:span><text:span text:style-name="T142">ı</text:span><text:span text:style-name="T49">m</text:span><text:span text:style-name="T521"> </text:span><text:span text:style-name="T6">э</text:span><text:span text:style-name="T54">ң</text:span><text:span text:style-name="T439"> </text:span><text:span text:style-name="T6">ысы</text:span><text:span text:style-name="T54">к</text:span><text:span text:style-name="T56"> <text:s/></text:span><text:span text:style-name="T1152"><text:s/></text:span><text:span text:style-name="T6">каало</text:span><text:span text:style-name="T235">о</text:span><text:span text:style-name="T54">­</text:span></text:p>
        <text:p text:style-name="P2772"><text:span text:style-name="T54">лорумду</text:span><text:span text:style-name="T235"> </text:span><text:span text:style-name="T29">а</text:span><text:span text:style-name="T54">рн</text:span><text:span text:style-name="T29">а</text:span><text:span text:style-name="T54">йм.</text:span></text:p>
        <text:p text:style-name="P1734"><text:span text:style-name="T50">sunta</text:span><text:span text:style-name="T540"> </text:span><text:span text:style-name="T8">(</text:span><text:span text:style-name="T27">sun</text:span><text:span text:style-name="T50">î</text:span><text:span text:style-name="T540"> </text:span><text:span text:style-name="T27">tahta</text:span><text:span text:style-name="T50">’</text:span><text:span text:style-name="T75">н</text:span><text:span text:style-name="T158">ы</text:span><text:span text:style-name="T75">н</text:span><text:span text:style-name="T552"> </text:span><text:span text:style-name="T36">кы</text:span><text:span text:style-name="T158">с</text:span><text:span text:style-name="T75">к.</text:span><text:span text:style-name="T1082"> </text:span><text:span text:style-name="T96">)</text:span><text:span text:style-name="T311"> </text:span><text:span text:style-name="T40">жасалм</text:span><text:span text:style-name="T96">а</text:span><text:span text:style-name="T91"> </text:span><text:span text:style-name="T40">такта</text:span><text:span text:style-name="T96">й</text:span><text:span text:style-name="T13"> (</text:span><text:span text:style-name="T75">ч</text:span><text:span text:style-name="T158">а</text:span><text:span text:style-name="T75">мынд</text:span><text:span text:style-name="T158">ы</text:span><text:span text:style-name="T75">д</text:span><text:span text:style-name="T158">а</text:span><text:span text:style-name="T476">н</text:span><text:span text:style-name="T75">/ </text:span><text:span text:style-name="T36">таарынд</text:span><text:span text:style-name="T75">ы­</text:span></text:p>
        <text:p text:style-name="P2773"><text:span text:style-name="T73">д</text:span><text:span text:style-name="T20">а</text:span><text:span text:style-name="T73">н</text:span><text:span text:style-name="T406"> </text:span><text:span text:style-name="T73">ты</text:span><text:span text:style-name="T20">гы</text:span><text:span text:style-name="T73">зд</text:span><text:span text:style-name="T35">а</text:span><text:span text:style-name="T73">штырып</text:span><text:span text:style-name="T377"> </text:span><text:span text:style-name="T157">ж</text:span><text:span text:style-name="T73">а</text:span><text:span text:style-name="T35">с</text:span><text:span text:style-name="T73">а</text:span><text:span text:style-name="T35">л</text:span><text:span text:style-name="T73">ат</text:span><text:span text:style-name="T12">).</text:span></text:p>
        <text:p text:style-name="P778"><text:span text:style-name="T26">suntu</text:span><text:span text:style-name="T49">r<text:tab/>1.<text:tab/></text:span><text:span text:style-name="T6">ыз</text:span><text:span text:style-name="T54">ы</text:span><text:span text:style-name="T6">-чу</text:span><text:span text:style-name="T54">у,<text:tab/>күрү</text:span><text:span text:style-name="T6">-гү</text:span><text:span text:style-name="T235">ү</text:span><text:span text:style-name="T54">.<text:tab/></text:span><text:span text:style-name="T49">2.</text:span></text:p>
        <text:p text:style-name="P2774"><text:span text:style-name="T72">музыка</text:span><text:span text:style-name="T19">л</text:span><text:span text:style-name="T34">ы</text:span><text:span text:style-name="T72">к</text:span><text:span text:style-name="T722"> </text:span><text:span text:style-name="T72">а</text:span><text:span text:style-name="T156">с</text:span><text:span text:style-name="T72">пап</text:span><text:span text:style-name="T722"> </text:span><text:span text:style-name="T34">түр</text:span><text:span text:style-name="T225">ү</text:span><text:span text:style-name="T72">.</text:span></text:p>
        <text:p text:style-name="P498"><text:span text:style-name="T26">sunturl</text:span><text:span text:style-name="T49">u</text:span><text:span text:style-name="T217"> </text:span><text:span text:style-name="T2">1</text:span><text:span text:style-name="T49">.</text:span><text:span text:style-name="T126"> </text:span><text:span text:style-name="T29">ы</text:span><text:span text:style-name="T54">зы</text:span><text:span text:style-name="T6">-чуулу</text:span><text:span text:style-name="T54">у.</text:span><text:span text:style-name="T512"> </text:span><text:span text:style-name="T49">2.</text:span><text:span text:style-name="T498"> </text:span><text:span text:style-name="T54">шумду</text:span><text:span text:style-name="T29">к</text:span><text:span text:style-name="T54">ту</text:span><text:span text:style-name="T235">у</text:span><text:span text:style-name="T54">,</text:span><text:span text:style-name="T63"> </text:span><text:span text:style-name="T6">балакеттү</text:span><text:span text:style-name="T235">ү</text:span><text:span text:style-name="T54">.</text:span><text:span text:style-name="T323"> </text:span><text:span text:style-name="T49">~</text:span><text:span text:style-name="T845"> </text:span><text:span text:style-name="T49">küfür</text:span><text:span text:style-name="T899"> </text:span><text:span text:style-name="T6">о</text:span><text:span text:style-name="T54">оз</text:span><text:span text:style-name="T152">г</text:span><text:span text:style-name="T54">о</text:span><text:span text:style-name="T317"> </text:span><text:span text:style-name="T6">алгы</text:span><text:span text:style-name="T54">с</text:span><text:span text:style-name="T67"> </text:span><text:span text:style-name="T54">сөз.</text:span><text:span text:style-name="T699"> </text:span><text:span text:style-name="T2">3</text:span><text:span text:style-name="T49">.</text:span><text:span text:style-name="T702"> </text:span><text:span text:style-name="T34">ооз</text:span><text:span text:style-name="T72">.</text:span><text:span text:style-name="T349"> </text:span><text:span text:style-name="T11">ажайы</text:span><text:span text:style-name="T91">п,</text:span><text:span text:style-name="T626"> </text:span><text:span text:style-name="T11">коо</text:span><text:span text:style-name="T91">з.</text:span></text:p>
        <text:p text:style-name="P1072"><text:span text:style-name="T49">sunu</text:span><text:span text:style-name="T217"> </text:span><text:span text:style-name="T2">1</text:span><text:span text:style-name="T49">.</text:span><text:span text:style-name="T498"> </text:span><text:span text:style-name="T54">сун</text:span><text:span text:style-name="T29">у</text:span><text:span text:style-name="T54">ш,</text:span><text:span text:style-name="T117"> </text:span><text:span text:style-name="T6">сунулган</text:span><text:span text:style-name="T54">/</text:span><text:span text:style-name="T439"> </text:span><text:span text:style-name="T6">көрсөтүлгө</text:span><text:span text:style-name="T235">н</text:span><text:span text:style-name="T54">/</text:span><text:span text:style-name="T66"> </text:span><text:span text:style-name="T6">бе</text:span><text:span text:style-name="T29">р</text:span><text:span text:style-name="T54">и</text:span><text:span text:style-name="T6">лг</text:span><text:span text:style-name="T29">е</text:span><text:span text:style-name="T54">н</text:span><text:span text:style-name="T804"> </text:span><text:span text:style-name="T6">не</text:span><text:span text:style-name="T29">р</text:span><text:span text:style-name="T54">се.</text:span><text:span text:style-name="T981"> </text:span><text:span text:style-name="T49">~</text:span><text:span text:style-name="T967"> </text:span><text:span text:style-name="T49">ve</text:span><text:span text:style-name="T659"> </text:span><text:span text:style-name="T49">ist</text:span><text:span text:style-name="T142">e</text:span><text:span text:style-name="T49">m</text:span><text:span text:style-name="T967"> </text:span><text:span text:style-name="T6">суну</text:span><text:span text:style-name="T54">ш</text:span><text:span text:style-name="T60"> </text:span><text:span text:style-name="T6">жан</text:span><text:span text:style-name="T54">а <text:s/></text:span><text:span text:style-name="T981"><text:s/></text:span><text:span text:style-name="T6">тала</text:span><text:span text:style-name="T54">п. <text:s/></text:span><text:span text:style-name="T692"><text:s/></text:span><text:span text:style-name="T49">2. <text:s/></text:span><text:span text:style-name="T989"><text:s/></text:span><text:span text:style-name="T54">арн</text:span><text:span text:style-name="T6">о</text:span><text:span text:style-name="T54">о. <text:s/></text:span><text:span text:style-name="T1008"><text:s/></text:span><text:span text:style-name="T49">3.</text:span><text:span text:style-name="T34">соо</text:span><text:span text:style-name="T72">да</text:span></text:p>
        <text:p text:style-name="P2775"><text:span text:style-name="T6">сатыкк</text:span><text:span text:style-name="T54">а</text:span><text:span text:style-name="T6"> чыгарылга</text:span><text:span text:style-name="T54">н т</text:span><text:span text:style-name="T6">о</text:span><text:span text:style-name="T54">ва</text:span><text:span text:style-name="T6">р</text:span><text:span text:style-name="T54">.</text:span></text:p>
        <text:p text:style-name="P1950"><text:span text:style-name="T49">sunucu</text:span><text:span text:style-name="T694"> </text:span><text:span text:style-name="T6">суну</text:span><text:span text:style-name="T29">у</text:span><text:span text:style-name="T6">ч</text:span><text:span text:style-name="T54">у,</text:span><text:span text:style-name="T207"> </text:span><text:span text:style-name="T6">алы</text:span><text:span text:style-name="T54">п</text:span><text:span text:style-name="T1008"> </text:span><text:span text:style-name="T6">барууч</text:span><text:span text:style-name="T235">у</text:span><text:span text:style-name="T54">,</text:span><text:span text:style-name="T209"> </text:span><text:span text:style-name="T6">конф</text:span><text:span text:style-name="T54">е­</text:span><text:span text:style-name="T152"> </text:span><text:span text:style-name="T6">рансь</text:span><text:span text:style-name="T54">е.</text:span></text:p>
        <text:p text:style-name="P779"><text:span text:style-name="T49">sunucul</text:span><text:span text:style-name="T142">u</text:span><text:span text:style-name="T49">k</text:span><text:span text:style-name="T26">,</text:span><text:span text:style-name="T49">-</text:span><text:span text:style-name="T26">ğ</text:span><text:span text:style-name="T49">u<text:tab/></text:span><text:span text:style-name="T6">алы</text:span><text:span text:style-name="T54">п<text:tab/></text:span><text:span text:style-name="T6">баруучу</text:span><text:span text:style-name="T29">л</text:span><text:span text:style-name="T6">у</text:span><text:span text:style-name="T54">к,</text:span></text:p>
      </text:section>
      <text:p text:style-name="P2776"/>
      <text:p text:style-name="P1"/>
      <text:p text:style-name="P1"/>
      <text:p text:style-name="P1"/>
      <text:p text:style-name="P3"/>
      <text:p text:style-name="P73"><draw:custom-shape text:anchor-type="paragraph" draw:z-index="8" draw:style-name="gr1" svg:width="5.1606in" svg:height="0.0142in" svg:x="1.5543in" svg:y="0.3091in"><text:p/><draw:enhanced-geometry svg:viewBox="0 0 7431 20" draw:type="non-primitive" draw:enhanced-path="M 0 0 A L 7431 0 A N"/></draw:custom-shape><text:span text:style-name="T48">sunuş<text:tab/>sustu</text:span><text:span text:style-name="T25">r</text:span><text:span text:style-name="T48">mak</text:span></text:p>
      <text:p text:style-name="P4"/>
      <text:section text:style-name="Sect1" text:name="Section98">
        <text:p text:style-name="P2777"><text:span text:style-name="T6">сунуучулу</text:span><text:span text:style-name="T235">к</text:span><text:span text:style-name="T54">.</text:span></text:p>
        <text:p text:style-name="P180"><text:span text:style-name="T49">sunuş <text:s/></text:span><text:span text:style-name="T659"><text:s/></text:span><text:span text:style-name="T2">1</text:span><text:span text:style-name="T49">. <text:s/></text:span><text:span text:style-name="T989"><text:s/></text:span><text:span text:style-name="T54">с</text:span><text:span text:style-name="T29">у</text:span><text:span text:style-name="T54">нуш, <text:s/></text:span><text:span text:style-name="T981"><text:s/></text:span><text:span text:style-name="T6">с</text:span><text:span text:style-name="T29">у</text:span><text:span text:style-name="T6">нулга</text:span><text:span text:style-name="T54">н</text:span><text:span text:style-name="T6">/бе</text:span><text:span text:style-name="T29">р</text:span><text:span text:style-name="T54">и</text:span><text:span text:style-name="T6">лг</text:span><text:span text:style-name="T29">е</text:span><text:span text:style-name="T54">н</text:span><text:span text:style-name="T55"> </text:span><text:span text:style-name="T54">нерсе.</text:span><text:span text:style-name="T6"> </text:span><text:span text:style-name="T2">2</text:span><text:span text:style-name="T49">. </text:span><text:span text:style-name="T6">кири</text:span><text:span text:style-name="T54">ш сөз</text:span><text:span text:style-name="T29"> </text:span><text:span text:style-name="T6">(</text:span><text:span text:style-name="T19">китепт</text:span><text:span text:style-name="T225">е</text:span><text:span text:style-name="T11">)</text:span><text:span text:style-name="T91">.</text:span></text:p>
        <text:p text:style-name="P178"><text:span text:style-name="T49">sup <text:s/></text:span><text:span text:style-name="T436"><text:s/></text:span><text:span text:style-name="T54">суп <text:s/></text:span><text:span text:style-name="T547"><text:s/></text:span><text:span text:style-name="T6">(</text:span><text:span text:style-name="T34">шокола</text:span><text:span text:style-name="T72">д <text:s/></text:span><text:span text:style-name="T903"><text:s/></text:span><text:span text:style-name="T72">ме</text:span><text:span text:style-name="T34">не</text:span><text:span text:style-name="T72">н <text:s/></text:span><text:span text:style-name="T836"><text:s/></text:span><text:span text:style-name="T34">жасалга</text:span><text:span text:style-name="T72">н т</text:span><text:span text:style-name="T34">а</text:span><text:span text:style-name="T72">т</text:span><text:span text:style-name="T19">т</text:span><text:span text:style-name="T72">уу</text:span><text:span text:style-name="T11">).</text:span></text:p>
        <text:p text:style-name="P130"><text:span text:style-name="T26">supangle</text:span><text:span text:style-name="T49">z</text:span><text:span text:style-name="T761"> </text:span><text:span text:style-name="T6">шокола</text:span><text:span text:style-name="T54">д</text:span><text:span text:style-name="T1150"> </text:span><text:span text:style-name="T6">пудд</text:span><text:span text:style-name="T54">и</text:span><text:span text:style-name="T6">н</text:span><text:span text:style-name="T54">г.</text:span></text:p>
        <text:p text:style-name="P133"><text:span text:style-name="T49">supap</text:span><text:span text:style-name="T142">,</text:span><text:span text:style-name="T49">-</text:span><text:span text:style-name="T26">b</text:span><text:span text:style-name="T49">ı</text:span><text:span text:style-name="T594"> </text:span><text:span text:style-name="T6">кл</text:span><text:span text:style-name="T29">а</text:span><text:span text:style-name="T6">па</text:span><text:span text:style-name="T235">н</text:span><text:span text:style-name="T54">,</text:span><text:span text:style-name="T477"> </text:span><text:span text:style-name="T6">капкакч</text:span><text:span text:style-name="T54">а.</text:span></text:p>
        <text:p text:style-name="P126"><text:span text:style-name="T49">supa</text:span><text:span text:style-name="T142">r</text:span><text:span text:style-name="T49">a</text:span><text:span text:style-name="T621"> </text:span><text:span text:style-name="T6">оку</text:span><text:span text:style-name="T54">у</text:span><text:span text:style-name="T699"> </text:span><text:span text:style-name="T6">к</text:span><text:span text:style-name="T54">ит</text:span><text:span text:style-name="T29">е</text:span><text:span text:style-name="T6">п</text:span><text:span text:style-name="T54">т</text:span><text:span text:style-name="T29">ер</text:span><text:span text:style-name="T54">и</text:span><text:span text:style-name="T618"> </text:span><text:span text:style-name="T6">(</text:span><text:span text:style-name="T156">ж</text:span><text:span text:style-name="T72">а</text:span><text:span text:style-name="T34">л</text:span><text:span text:style-name="T19">п</text:span><text:span text:style-name="T72">ы</text:span><text:span text:style-name="T708"> </text:span><text:span text:style-name="T72">ат</text:span><text:span text:style-name="T11">).</text:span></text:p>
        <text:p text:style-name="P126"><text:span text:style-name="T49">sup</text:span><text:span text:style-name="T142">h</text:span><text:span text:style-name="T49">a</text:span><text:span text:style-name="T142">n</text:span><text:span text:style-name="T49">allah</text:span><text:span text:style-name="T273"> </text:span><text:span text:style-name="T54">Кудая</text:span><text:span text:style-name="T281"> </text:span><text:span text:style-name="T54">т</text:span><text:span text:style-name="T6">о</text:span><text:span text:style-name="T54">б</text:span><text:span text:style-name="T235">о</text:span><text:span text:style-name="T54">!</text:span><text:span text:style-name="T281"> </text:span><text:span text:style-name="T29">(</text:span><text:span text:style-name="T72">т</text:span><text:span text:style-name="T34">а</text:span><text:span text:style-name="T72">ң</text:span><text:span text:style-name="T573"> </text:span><text:span text:style-name="T19">калу</text:span><text:span text:style-name="T72">у</text:span><text:span text:style-name="T11">).</text:span></text:p>
        <text:p text:style-name="P133"><text:span text:style-name="T49">supya</text:span><text:span text:style-name="T702"> </text:span><text:span text:style-name="T34">зоол</text:span><text:span text:style-name="T72">.</text:span><text:span text:style-name="T823"> </text:span><text:span text:style-name="T11">сы</text:span><text:span text:style-name="T91">я</text:span><text:span text:style-name="T855"> </text:span><text:span text:style-name="T11">балы</text:span><text:span text:style-name="T91">к</text:span><text:span text:style-name="T936"> </text:span><text:span text:style-name="T38">(</text:span><text:span text:style-name="T72">S</text:span><text:span text:style-name="T156">e</text:span><text:span text:style-name="T72">p</text:span><text:span text:style-name="T34">ia</text:span><text:span text:style-name="T91">).</text:span></text:p>
        <text:p text:style-name="P126"><text:span text:style-name="T1">su</text:span><text:span text:style-name="T48">r</text:span><text:span text:style-name="T127"> </text:span><text:span text:style-name="T48">I</text:span><text:span text:style-name="T499"> </text:span><text:span text:style-name="T7">тагды</text:span><text:span text:style-name="T56">р.</text:span></text:p>
        <text:p text:style-name="P126"><text:span text:style-name="T48">sur</text:span><text:span text:style-name="T435"> </text:span><text:span text:style-name="T48">II</text:span><text:span text:style-name="T435"> </text:span><text:span text:style-name="T7">че</text:span><text:span text:style-name="T56">п</text:span><text:span text:style-name="T324"> </text:span><text:span text:style-name="T7">дуба</text:span><text:span text:style-name="T56">л.</text:span></text:p>
        <text:p text:style-name="P658"><text:span text:style-name="T49">sur</text:span><text:span text:style-name="T26">a</text:span><text:span text:style-name="T49">t,</text:span><text:span text:style-name="T683"> </text:span><text:span text:style-name="T49">-tı</text:span><text:span text:style-name="T683"> </text:span><text:span text:style-name="T49">1.</text:span><text:span text:style-name="T831"> </text:span><text:span text:style-name="T54">кебете,</text:span><text:span text:style-name="T647"> </text:span><text:span text:style-name="T29">ж</text:span><text:span text:style-name="T54">үз,</text:span><text:span text:style-name="T1003"> </text:span><text:span text:style-name="T54">тү</text:span><text:span text:style-name="T6">р</text:span><text:span text:style-name="T54">,</text:span><text:span text:style-name="T647"> </text:span><text:span text:style-name="T6">ыр</text:span><text:span text:style-name="T29">а</text:span><text:span text:style-name="T54">й.</text:span><text:span text:style-name="T647"> </text:span><text:span text:style-name="T2">2.</text:span><text:span text:style-name="T3"> </text:span><text:span text:style-name="T54">тү</text:span><text:span text:style-name="T29">н</text:span><text:span text:style-name="T54">өргө</text:span><text:span text:style-name="T6">н</text:span><text:span text:style-name="T54">/</text:span><text:span text:style-name="T6">том</text:span><text:span text:style-name="T54">сор</text:span><text:span text:style-name="T29">г</text:span><text:span text:style-name="T54">он</text:span><text:span text:style-name="T1048"> </text:span><text:span text:style-name="T54">жү</text:span><text:span text:style-name="T6">з</text:span><text:span text:style-name="T54">,</text:span><text:span text:style-name="T430"> </text:span><text:span text:style-name="T6">б</text:span><text:span text:style-name="T54">ү</text:span><text:span text:style-name="T6">ркө</text:span><text:span text:style-name="T54">к</text:span><text:span text:style-name="T59"> </text:span><text:span text:style-name="T54">кабак.</text:span><text:span text:style-name="T323"> </text:span><text:span text:style-name="T49">~ı</text:span><text:span text:style-name="T885"> </text:span><text:span text:style-name="T26">ası</text:span><text:span text:style-name="T49">k</text:span><text:span text:style-name="T899"> </text:span><text:span text:style-name="T6">кабаг</text:span><text:span text:style-name="T54">ы</text:span><text:span text:style-name="T547"> </text:span><text:span text:style-name="T6">б</text:span><text:span text:style-name="T54">ү</text:span><text:span text:style-name="T6">ркө</text:span><text:span text:style-name="T54">к.</text:span><text:span text:style-name="T317"> </text:span><text:span text:style-name="T49">~</text:span><text:span text:style-name="T436"> </text:span><text:span text:style-name="T49">a</text:span><text:span text:style-name="T142">s</text:span><text:span text:style-name="T49">­</text:span></text:p>
        <text:p text:style-name="P100"><text:span text:style-name="T49">mak</text:span><text:span text:style-name="T659"> </text:span><text:span text:style-name="T6">кабаг</text:span><text:span text:style-name="T29">ы</text:span><text:span text:style-name="T54">н</text:span><text:span text:style-name="T804"> </text:span><text:span text:style-name="T6">б</text:span><text:span text:style-name="T54">ү</text:span><text:span text:style-name="T6">ркөө</text:span><text:span text:style-name="T54">/</text:span><text:span text:style-name="T6">т</text:span><text:span text:style-name="T54">ү</text:span><text:span text:style-name="T6">йү</text:span><text:span text:style-name="T54">ү,</text:span><text:span text:style-name="T804"> </text:span><text:span text:style-name="T6">т</text:span><text:span text:style-name="T54">үнө­</text:span><text:span text:style-name="T56"> </text:span><text:span text:style-name="T6">рү</text:span><text:span text:style-name="T235">ү</text:span><text:span text:style-name="T54">. </text:span><text:span text:style-name="T373"><text:s/></text:span><text:span text:style-name="T49">~ </text:span><text:span text:style-name="T641"><text:s/></text:span><text:span text:style-name="T49">bir </text:span><text:span text:style-name="T641"><text:s/></text:span><text:span text:style-name="T49">ka</text:span><text:span text:style-name="T26">rı</text:span><text:span text:style-name="T49">ş </text:span><text:span text:style-name="T995"><text:s/></text:span><text:span text:style-name="T6">кабаг</text:span><text:span text:style-name="T54">ы </text:span><text:span text:style-name="T373"><text:s/></text:span><text:span text:style-name="T6">кары</text:span><text:span text:style-name="T54">ш</text:span><text:span text:style-name="T60"> </text:span><text:span text:style-name="T54">түйүлг</text:span><text:span text:style-name="T6">ө</text:span><text:span text:style-name="T54">н. <text:s/></text:span><text:span text:style-name="T606"><text:s/></text:span><text:span text:style-name="T49">~ı <text:s/></text:span><text:span text:style-name="T659"><text:s/></text:span><text:span text:style-name="T49">d</text:span><text:span text:style-name="T26">e</text:span><text:span text:style-name="T49">ğ</text:span><text:span text:style-name="T26">i</text:span><text:span text:style-name="T49">ş</text:span><text:span text:style-name="T26">me</text:span><text:span text:style-name="T49">k <text:s/></text:span><text:span text:style-name="T399"><text:s/></text:span><text:span text:style-name="T6">кабагы</text:span><text:span text:style-name="T54">/</text:span></text:p>
        <text:p text:style-name="P139"><text:span text:style-name="T54">ырайы</text:span><text:span text:style-name="T1048"> </text:span><text:span text:style-name="T6">өзгө</text:span><text:span text:style-name="T29">р</text:span><text:span text:style-name="T54">ү</text:span><text:span text:style-name="T235">ү</text:span><text:span text:style-name="T54">.</text:span><text:span text:style-name="T1048"> </text:span><text:span text:style-name="T49">~</text:span><text:span text:style-name="T26">ı</text:span><text:span text:style-name="T49">n</text:span><text:span text:style-name="T142">d</text:span><text:span text:style-name="T49">an</text:span><text:span text:style-name="T995"> </text:span><text:span text:style-name="T142">d</text:span><text:span text:style-name="T49">üş</text:span><text:span text:style-name="T26">e</text:span><text:span text:style-name="T49">n</text:span><text:span text:style-name="T995"> </text:span><text:span text:style-name="T26">b</text:span><text:span text:style-name="T142">i</text:span><text:span text:style-name="T49">n</text:span><text:span text:style-name="T48"> </text:span><text:span text:style-name="T49">par</text:span><text:span text:style-name="T142">ç</text:span><text:span text:style-name="T49">a</text:span><text:span text:style-name="T806"> </text:span><text:span text:style-name="T6">ыр</text:span><text:span text:style-name="T29">а</text:span><text:span text:style-name="T54">й</text:span><text:span text:style-name="T6">ы</text:span><text:span text:style-name="T54">/о</text:span><text:span text:style-name="T29">р</text:span><text:span text:style-name="T54">ою</text:span><text:span text:style-name="T169"> </text:span><text:span text:style-name="T54">бузу</text:span><text:span text:style-name="T29">л</text:span><text:span text:style-name="T6">у</text:span><text:span text:style-name="T235">у</text:span><text:span text:style-name="T54">,</text:span><text:span text:style-name="T169"> </text:span><text:span text:style-name="T6">жин</text:span><text:span text:style-name="T54">и</text:span><text:span text:style-name="T59"> </text:span><text:span text:style-name="T6">келү</text:span><text:span text:style-name="T54">ү. <text:s/></text:span><text:span text:style-name="T781"><text:s/></text:span><text:span text:style-name="T49">~ <text:s/></text:span><text:span text:style-name="T346"><text:s/></text:span><text:span text:style-name="T142">d</text:span><text:span text:style-name="T49">üşkü</text:span><text:span text:style-name="T142">n</text:span><text:span text:style-name="T49">ü <text:s/></text:span><text:span text:style-name="T755"><text:s/></text:span><text:span text:style-name="T6">ыр</text:span><text:span text:style-name="T29">а</text:span><text:span text:style-name="T54">йы</text:span><text:span text:style-name="T6">/түр</text:span><text:span text:style-name="T54">ү</text:span></text:p>
        <text:p text:style-name="P105"><text:span text:style-name="T6">суу</text:span><text:span text:style-name="T54">к.</text:span><text:span text:style-name="T848"> </text:span><text:span text:style-name="T49">~</text:span><text:span text:style-name="T26">ı</text:span><text:span text:style-name="T49">nı</text:span><text:span text:style-name="T436"> </text:span><text:span text:style-name="T26">e</text:span><text:span text:style-name="T49">k</text:span><text:span text:style-name="T142">ş</text:span><text:span text:style-name="T26">itme</text:span><text:span text:style-name="T49">k</text:span><text:span text:style-name="T436"> </text:span><text:span text:style-name="T6">ыр</text:span><text:span text:style-name="T29">а</text:span><text:span text:style-name="T54">й</text:span><text:span text:style-name="T29">ы</text:span><text:span text:style-name="T54">н</text:span><text:span text:style-name="T889"> </text:span><text:span text:style-name="T54">бузуу,</text:span><text:span text:style-name="T63"> </text:span><text:span text:style-name="T6">кабагы</text:span><text:span text:style-name="T54">н</text:span><text:span text:style-name="T1031"> </text:span><text:span text:style-name="T6">ачпо</text:span><text:span text:style-name="T235">о</text:span><text:span text:style-name="T54">.</text:span><text:span text:style-name="T732"> </text:span><text:span text:style-name="T49">~</text:span><text:span text:style-name="T304"> </text:span><text:span text:style-name="T49">etmek</text:span><text:span text:style-name="T1111"> </text:span><text:span text:style-name="T6">кабагы</text:span><text:span text:style-name="T54">н</text:span><text:span text:style-name="T55"> </text:span><text:span text:style-name="T6">түйү</text:span><text:span text:style-name="T54">ү/</text:span><text:span text:style-name="T6">чыту</text:span><text:span text:style-name="T54">у, </text:span><text:span text:style-name="T889"><text:s/></text:span><text:span text:style-name="T6">сүйбө</text:span><text:span text:style-name="T235">ө</text:span><text:span text:style-name="T54">. </text:span><text:span text:style-name="T439"><text:s/></text:span><text:span text:style-name="T49">~</text:span><text:span text:style-name="T26">ı</text:span><text:span text:style-name="T142">n</text:span><text:span text:style-name="T49">a </text:span><text:span text:style-name="T131"><text:s/></text:span><text:span text:style-name="T26">indi</text:span><text:span text:style-name="T142">r</text:span><text:span text:style-name="T49">­</text:span></text:p>
        <text:p text:style-name="P100"><text:span text:style-name="T26">me</text:span><text:span text:style-name="T49">k <text:s/></text:span><text:span text:style-name="T238"><text:s/></text:span><text:span text:style-name="T54">бетке </text:span><text:span text:style-name="T302"><text:s/></text:span><text:span text:style-name="T54">коюп/м</text:span><text:span text:style-name="T29">у</text:span><text:span text:style-name="T54">шт</text:span><text:span text:style-name="T29">а</text:span><text:span text:style-name="T54">п </text:span><text:span text:style-name="T302"><text:s/></text:span><text:span text:style-name="T54">жиб</text:span><text:span text:style-name="T6">е</text:span><text:span text:style-name="T54">­</text:span><text:span text:style-name="T56"> </text:span><text:span text:style-name="T6">ри</text:span><text:span text:style-name="T235">ш</text:span><text:span text:style-name="T54">.</text:span><text:span text:style-name="T344"> </text:span><text:span text:style-name="T49">~ı</text:span><text:span text:style-name="T742"> </text:span><text:span text:style-name="T26">k</text:span><text:span text:style-name="T49">a</text:span><text:span text:style-name="T26">sa</text:span><text:span text:style-name="T49">p</text:span><text:span text:style-name="T742"> </text:span><text:span text:style-name="T26">sün</text:span><text:span text:style-name="T49">g</text:span><text:span text:style-name="T26">eri</text:span><text:span text:style-name="T49">y</text:span><text:span text:style-name="T26">l</text:span><text:span text:style-name="T49">e</text:span><text:span text:style-name="T742"> </text:span><text:span text:style-name="T26">silinm</text:span><text:span text:style-name="T142">i</text:span><text:span text:style-name="T49">ş</text:span><text:span text:style-name="T48"> </text:span><text:span text:style-name="T6">уятсы</text:span><text:span text:style-name="T54">з, </text:span><text:span text:style-name="T889"><text:s/></text:span><text:span text:style-name="T6">жүз</text:span><text:span text:style-name="T54">ү</text:span><text:span text:style-name="T6">/</text:span><text:span text:style-name="T54">бе</text:span><text:span text:style-name="T6">т</text:span><text:span text:style-name="T54">и </text:span><text:span text:style-name="T439"><text:s/></text:span><text:span text:style-name="T6">жо</text:span><text:span text:style-name="T54">к. </text:span><text:span text:style-name="T501"><text:s/></text:span><text:span text:style-name="T49">~ </text:span><text:span text:style-name="T126"><text:s/></text:span><text:span text:style-name="T54">(</text:span><text:span text:style-name="T49">d</text:span><text:span text:style-name="T26">e</text:span><text:span text:style-name="T49">ğ</text:span><text:span text:style-name="T26">il</text:span><text:span text:style-name="T54">)</text:span></text:p>
        <text:p text:style-name="P95"><text:span text:style-name="T26">mahk</text:span><text:span text:style-name="T142">e</text:span><text:span text:style-name="T26">m</text:span><text:span text:style-name="T49">e</text:span><text:span text:style-name="T196"> </text:span><text:span text:style-name="T26">duvar</text:span><text:span text:style-name="T49">ı</text:span><text:span text:style-name="T196"> </text:span><text:span text:style-name="T6">уя</text:span><text:span text:style-name="T54">т</text:span><text:span text:style-name="T29">-</text:span><text:span text:style-name="T54">сый</text:span><text:span text:style-name="T29">ы</text:span><text:span text:style-name="T54">ты</text:span><text:span text:style-name="T235"> </text:span><text:span text:style-name="T6">жо</text:span><text:span text:style-name="T29">к</text:span><text:span text:style-name="T54">.</text:span></text:p>
        <text:p text:style-name="P144"><text:span text:style-name="T49">~ı</text:span><text:span text:style-name="T159"> </text:span><text:span text:style-name="T49">sirke</text:span><text:span text:style-name="T204"> </text:span><text:span text:style-name="T49">sat</text:span><text:span text:style-name="T142">m</text:span><text:span text:style-name="T49">ak</text:span><text:span text:style-name="T1006"> </text:span><text:span text:style-name="T6">кыртыш</text:span><text:span text:style-name="T54">ы</text:span><text:span text:style-name="T220"> </text:span><text:span text:style-name="T54">сүйб</text:span><text:span text:style-name="T6">ө</text:span><text:span text:style-name="T54">ө,</text:span><text:span text:style-name="T63"> </text:span><text:span text:style-name="T54">сирк</text:span><text:span text:style-name="T29">е</text:span><text:span text:style-name="T54">си</text:span><text:span text:style-name="T281"> </text:span><text:span text:style-name="T54">суу</text:span><text:span text:style-name="T281"> </text:span><text:span text:style-name="T29">к</text:span><text:span text:style-name="T54">өтө</text:span><text:span text:style-name="T29">р</text:span><text:span text:style-name="T54">б</text:span><text:span text:style-name="T29">ө</text:span><text:span text:style-name="T235">ө</text:span><text:span text:style-name="T54">.</text:span></text:p>
        <text:p text:style-name="P126"><text:span text:style-name="T49">surat</text:span><text:span text:style-name="T26">l</text:span><text:span text:style-name="T49">ı</text:span><text:span text:style-name="T449"> </text:span><text:span text:style-name="T54">каба</text:span><text:span text:style-name="T29">г</text:span><text:span text:style-name="T54">ы</text:span><text:span text:style-name="T477"> </text:span><text:span text:style-name="T6">ачылбага</text:span><text:span text:style-name="T235">н</text:span><text:span text:style-name="T54">,</text:span><text:span text:style-name="T710"> </text:span><text:span text:style-name="T54">тү</text:span><text:span text:style-name="T29">н</text:span><text:span text:style-name="T54">өргө</text:span><text:span text:style-name="T235">н</text:span><text:span text:style-name="T54">.</text:span></text:p>
        <text:p text:style-name="P180"><text:span text:style-name="T49">surat</text:span><text:span text:style-name="T26">sı</text:span><text:span text:style-name="T49">z</text:span><text:span text:style-name="T729"> </text:span><text:span text:style-name="T49">1.</text:span><text:span text:style-name="T742"> </text:span><text:span text:style-name="T6">кабаг</text:span><text:span text:style-name="T54">ы</text:span><text:span text:style-name="T732"> </text:span><text:span text:style-name="T6">ачылбага</text:span><text:span text:style-name="T235">н</text:span><text:span text:style-name="T54">.</text:span><text:span text:style-name="T732"> </text:span><text:span text:style-name="T49">2.</text:span><text:span text:style-name="T755"> </text:span><text:span text:style-name="T6">ыр</text:span><text:span text:style-name="T54">а­</text:span><text:span text:style-name="T56"> </text:span><text:span text:style-name="T54">йы</text:span><text:span text:style-name="T6">/түр</text:span><text:span text:style-name="T54">ү <text:s/></text:span><text:span text:style-name="T323"><text:s/></text:span><text:span text:style-name="T54">су</text:span><text:span text:style-name="T29">у</text:span><text:span text:style-name="T54">к. <text:s/></text:span><text:span text:style-name="T323"><text:s/></text:span><text:span text:style-name="T49">3. <text:s/></text:span><text:span text:style-name="T320"><text:s/></text:span><text:span text:style-name="T6">кыял</text:span><text:span text:style-name="T54">ы <text:s/></text:span><text:span text:style-name="T323"><text:s/></text:span><text:span text:style-name="T6">чата</text:span><text:span text:style-name="T54">к,</text:span></text:p>
        <text:p text:style-name="P2778"><text:span text:style-name="T31">жинд</text:span><text:span text:style-name="T58">и</text:span><text:span text:style-name="T1065"> </text:span><text:span text:style-name="T8">кыя</text:span><text:span text:style-name="T58">л.</text:span></text:p>
        <text:p text:style-name="P126"><text:span text:style-name="T26">surdi</text:span><text:span text:style-name="T49">n</text:span><text:span text:style-name="T851"> </text:span><text:span text:style-name="T72">муз.</text:span><text:span text:style-name="T433"> </text:span><text:span text:style-name="T11">су</text:span><text:span text:style-name="T91">р</text:span><text:span text:style-name="T11">д</text:span><text:span text:style-name="T91">ина.</text:span></text:p>
        <text:p text:style-name="P126"><text:span text:style-name="T26">sur</text:span><text:span text:style-name="T49">e </text:span><text:span text:style-name="T320"><text:s/></text:span><text:span text:style-name="T72">дин </text:span><text:span text:style-name="T185"><text:s/></text:span><text:span text:style-name="T11">с</text:span><text:span text:style-name="T91">ү</text:span><text:span text:style-name="T11">р</text:span><text:span text:style-name="T91">ө </text:span><text:span text:style-name="T560"><text:s/></text:span><text:span text:style-name="T11">(</text:span><text:span text:style-name="T19">Кура</text:span><text:span text:style-name="T72">н</text:span><text:span text:style-name="T34">д</text:span><text:span text:style-name="T19">ан</text:span><text:span text:style-name="T11">)</text:span><text:span text:style-name="T91">. </text:span><text:span text:style-name="T468"><text:s/></text:span><text:span text:style-name="T109">Fatiha </text:span><text:span text:style-name="T326"><text:s/></text:span><text:span text:style-name="T109">~</text:span><text:span text:style-name="T146">s</text:span><text:span text:style-name="T109">i</text:span></text:p>
        <text:p text:style-name="P93"><text:span text:style-name="T54">Фатиха <text:s text:c="4"/></text:span><text:span text:style-name="T439"><text:s/></text:span><text:span text:style-name="T54">сүрө</text:span><text:span text:style-name="T6">с</text:span><text:span text:style-name="T235">ү</text:span><text:span text:style-name="T54">. <text:s text:c="4"/></text:span><text:span text:style-name="T439"><text:s/></text:span><text:span text:style-name="T49">Melek <text:s text:c="4"/></text:span><text:span text:style-name="T172"><text:s/></text:span><text:span text:style-name="T49">~</text:span><text:span text:style-name="T142">s</text:span><text:span text:style-name="T49">i</text:span></text:p>
        <text:p text:style-name="P2779"><text:span text:style-name="T54">Периште</text:span><text:span text:style-name="T571"> </text:span><text:span text:style-name="T54">сү</text:span><text:span text:style-name="T29">р</text:span><text:span text:style-name="T54">өс</text:span><text:span text:style-name="T235">ү</text:span><text:span text:style-name="T54">.</text:span></text:p>
        <text:p text:style-name="P126"><text:span text:style-name="T26">suret</text:span><text:span text:style-name="T49">,</text:span><text:span text:style-name="T885"> </text:span><text:span text:style-name="T26">-t</text:span><text:span text:style-name="T49">i</text:span><text:span text:style-name="T436"> </text:span><text:span text:style-name="T49">1.</text:span><text:span text:style-name="T312"> </text:span><text:span text:style-name="T29">к</text:span><text:span text:style-name="T54">өрүнү</text:span><text:span text:style-name="T6">м</text:span><text:span text:style-name="T54">,</text:span><text:span text:style-name="T848"> </text:span><text:span text:style-name="T6">т</text:span><text:span text:style-name="T54">ү</text:span><text:span text:style-name="T6">р</text:span><text:span text:style-name="T54">,</text:span><text:span text:style-name="T317"> </text:span><text:span text:style-name="T54">кебете.</text:span><text:span text:style-name="T547"> </text:span><text:span text:style-name="T49">2.</text:span><text:span text:style-name="T538"> </text:span><text:span text:style-name="T6">к</text:span><text:span text:style-name="T54">о­</text:span></text:p>
        <text:p text:style-name="P1388"><text:span text:style-name="T54">пия,</text:span><text:span text:style-name="T439"> </text:span><text:span text:style-name="T6">с</text:span><text:span text:style-name="T54">ү</text:span><text:span text:style-name="T6">р</text:span><text:span text:style-name="T54">өт</text:span><text:span text:style-name="T6">төл</text:span><text:span text:style-name="T54">ү</text:span><text:span text:style-name="T235">ш</text:span><text:span text:style-name="T54">,</text:span><text:span text:style-name="T501"> </text:span><text:span text:style-name="T6">с</text:span><text:span text:style-name="T54">үр</text:span><text:span text:style-name="T6">ө</text:span><text:span text:style-name="T235">т</text:span><text:span text:style-name="T54">,</text:span><text:span text:style-name="T501"> </text:span><text:span text:style-name="T6">ну</text:span><text:span text:style-name="T54">с</text:span><text:span text:style-name="T6">к</text:span><text:span text:style-name="T54">а.</text:span><text:span text:style-name="T502"> </text:span><text:span text:style-name="T26">ev­</text:span><text:span text:style-name="T702"> </text:span><text:span text:style-name="T261">rakları</text:span><text:span text:style-name="T49">n</text:span><text:span text:style-name="T283"> </text:span><text:span text:style-name="T142">b</text:span><text:span text:style-name="T261">ire</text:span><text:span text:style-name="T49">r</text:span><text:span text:style-name="T575"> </text:span><text:span text:style-name="T261">~</text:span><text:span text:style-name="T49">i</text:span><text:span text:style-name="T248"> </text:span><text:span text:style-name="T261">iste</text:span><text:span text:style-name="T142">n</text:span><text:span text:style-name="T261">iyo</text:span><text:span text:style-name="T49">r</text:span><text:span text:style-name="T240"> </text:span><text:span text:style-name="T152">докумен</text:span><text:span text:style-name="T29">т</text:span><text:span text:style-name="T54">­</text:span><text:span text:style-name="T117"> </text:span><text:span text:style-name="T54">тер</text:span><text:span text:style-name="T6">д</text:span><text:span text:style-name="T54">ин</text:span><text:span text:style-name="T606"> </text:span><text:span text:style-name="T6">б</text:span><text:span text:style-name="T54">и</text:span><text:span text:style-name="T6">рде</text:span><text:span text:style-name="T54">н</text:span><text:span text:style-name="T502"> </text:span><text:span text:style-name="T54">ко</text:span><text:span text:style-name="T29">п</text:span><text:span text:style-name="T54">иясы</text:span><text:span text:style-name="T981"> </text:span><text:span text:style-name="T54">т</text:span><text:span text:style-name="T29">а</text:span><text:span text:style-name="T54">лап</text:span><text:span text:style-name="T981"> </text:span><text:span text:style-name="T6">к</text:span><text:span text:style-name="T54">ы­</text:span></text:p>
        <text:p text:style-name="P105"><text:span text:style-name="T6">лына</text:span><text:span text:style-name="T54">т.</text:span><text:span text:style-name="T829"> </text:span><text:span text:style-name="T49">3.</text:span><text:span text:style-name="T831"> </text:span><text:span text:style-name="T6">ы</text:span><text:span text:style-name="T29">к</text:span><text:span text:style-name="T6">м</text:span><text:span text:style-name="T54">а,</text:span><text:span text:style-name="T647"> </text:span><text:span text:style-name="T6">жо</text:span><text:span text:style-name="T54">л,</text:span><text:span text:style-name="T829"> </text:span><text:span text:style-name="T6">тү</text:span><text:span text:style-name="T54">р,</text:span><text:span text:style-name="T829"> </text:span><text:span text:style-name="T54">шекил.</text:span><text:span text:style-name="T57"> </text:span><text:span text:style-name="T49">a</text:span><text:span text:style-name="T26">y</text:span><text:span text:style-name="T49">nı</text:span><text:span text:style-name="T556"> </text:span><text:span text:style-name="T26">~l</text:span><text:span text:style-name="T49">e</text:span><text:span text:style-name="T320"> </text:span><text:span text:style-name="T54">дал</text:span><text:span text:style-name="T193"> </text:span><text:span text:style-name="T6">ушунда</text:span><text:span text:style-name="T235">й</text:span><text:span text:style-name="T54">.</text:span><text:span text:style-name="T462"> </text:span><text:span text:style-name="T49">bu</text:span><text:span text:style-name="T320"> </text:span><text:span text:style-name="T26">~l</text:span><text:span text:style-name="T49">e</text:span><text:span text:style-name="T312"> </text:span><text:span text:style-name="T6">ушу</text:span><text:span text:style-name="T54">л</text:span><text:span text:style-name="T58"> </text:span><text:span text:style-name="T54">тү</text:span><text:span text:style-name="T29">р</text:span><text:span text:style-name="T54">д</text:span><text:span text:style-name="T235">ө</text:span><text:span text:style-name="T54">. </text:span><text:span text:style-name="T373"><text:s/></text:span><text:span text:style-name="T26">~iyl</text:span><text:span text:style-name="T49">e </text:span><text:span text:style-name="T641"><text:s/></text:span><text:span text:style-name="T6">жол</text:span><text:span text:style-name="T54">у</text:span><text:span text:style-name="T29">/</text:span><text:span text:style-name="T54">шар</text:span><text:span text:style-name="T29">т</text:span><text:span text:style-name="T54">ы </text:span><text:span text:style-name="T430"><text:s/></text:span><text:span text:style-name="T6">мене</text:span><text:span text:style-name="T54">н.</text:span></text:p>
        <text:p text:style-name="P192"><text:span text:style-name="T48">geç <text:s/></text:span><text:span text:style-name="T499"><text:s/></text:span><text:span text:style-name="T48">ka</text:span><text:span text:style-name="T1">l</text:span><text:span text:style-name="T25">m</text:span><text:span text:style-name="T48">a</text:span><text:span text:style-name="T25">m</text:span><text:span text:style-name="T1">a</text:span><text:span text:style-name="T48">k <text:s/></text:span><text:span text:style-name="T499"><text:s/></text:span><text:span text:style-name="T48">~</text:span><text:span text:style-name="T1">i</text:span><text:span text:style-name="T48">y</text:span><text:span text:style-name="T1">l</text:span><text:span text:style-name="T48">e <text:s/></text:span><text:span text:style-name="T499"><text:s/></text:span><text:span text:style-name="T7">ке</text:span><text:span text:style-name="T56">ч <text:s/></text:span><text:span text:style-name="T849"><text:s/></text:span><text:span text:style-name="T56">калбоо</text:span></text:p>
        <text:p text:style-name="P357"><text:soft-page-break/><text:span text:style-name="T54">шарты </text:span><text:span text:style-name="T117"><text:s/></text:span><text:span text:style-name="T6">мен</text:span><text:span text:style-name="T29">е</text:span><text:span text:style-name="T54">н. </text:span><text:span text:style-name="T117"><text:s/></text:span><text:span text:style-name="T49">~te </text:span><text:span text:style-name="T131"><text:s/></text:span><text:span text:style-name="T6">жүзү/кебетес</text:span><text:span text:style-name="T54">и</text:span><text:span text:style-name="T59"> </text:span><text:span text:style-name="T6">мене</text:span><text:span text:style-name="T54">н.</text:span><text:span text:style-name="T296"> </text:span><text:span text:style-name="T49">ne </text:span><text:span text:style-name="T465"><text:s/></text:span><text:span text:style-name="T142">~</text:span><text:span text:style-name="T26">t</text:span><text:span text:style-name="T49">e? </text:span><text:span text:style-name="T238"><text:s/></text:span><text:span text:style-name="T54">к</text:span><text:span text:style-name="T29">а</text:span><text:span text:style-name="T54">йсы</text:span><text:span text:style-name="T491"> </text:span><text:span text:style-name="T29">жү</text:span><text:span text:style-name="T54">з</text:span><text:span text:style-name="T6">ү</text:span><text:span text:style-name="T54">/кеб</text:span><text:span text:style-name="T6">е</text:span><text:span text:style-name="T54">­</text:span><text:span text:style-name="T56"> </text:span><text:span text:style-name="T54">теси</text:span><text:span text:style-name="T117"> </text:span><text:span text:style-name="T6">мене</text:span><text:span text:style-name="T54">н?</text:span><text:span text:style-name="T117"> </text:span><text:span text:style-name="T26">~in</text:span><text:span text:style-name="T49">i</text:span><text:span text:style-name="T217"> </text:span><text:span text:style-name="T26">almak</text:span><text:span text:style-name="T49">/</text:span><text:span text:style-name="T217"> </text:span><text:span text:style-name="T142">ç</text:span><text:span text:style-name="T26">ı</text:span><text:span text:style-name="T49">kar</text:span><text:span text:style-name="T142">m</text:span><text:span text:style-name="T49">ak</text:span><text:span text:style-name="T48"> </text:span><text:span text:style-name="T54">копияс</text:span><text:span text:style-name="T29">ы</text:span><text:span text:style-name="T54">н</text:span><text:span text:style-name="T6">/</text:span><text:span text:style-name="T54">сүрө</text:span><text:span text:style-name="T6">т</text:span><text:span text:style-name="T54">үн</text:span><text:span text:style-name="T180"> </text:span><text:span text:style-name="T6">ал</text:span><text:span text:style-name="T29">у</text:span><text:span text:style-name="T54">у.</text:span><text:span text:style-name="T180"> </text:span><text:span text:style-name="T142">~</text:span><text:span text:style-name="T49">i</text:span><text:span text:style-name="T217"> </text:span><text:span text:style-name="T26">haktan</text:span><text:span text:style-name="T1"> </text:span><text:span text:style-name="T49">gö</text:span><text:span text:style-name="T142">r</text:span><text:span text:style-name="T49">ünm</text:span><text:span text:style-name="T142">e</text:span><text:span text:style-name="T49">k</text:span><text:span text:style-name="T963"> </text:span><text:span text:style-name="T6">а</text:span><text:span text:style-name="T54">к</text:span><text:span text:style-name="T914"> </text:span><text:span text:style-name="T54">ниет</text:span><text:span text:style-name="T581"> </text:span><text:span text:style-name="T54">болуп</text:span><text:span text:style-name="T860"> </text:span><text:span text:style-name="T29">к</text:span><text:span text:style-name="T54">өр</text:span><text:span text:style-name="T6">ү</text:span><text:span text:style-name="T54">н</text:span><text:span text:style-name="T6">ү</text:span><text:span text:style-name="T235">ү</text:span><text:span text:style-name="T54">.</text:span></text:p>
        <text:p text:style-name="P1149"><draw:custom-shape text:anchor-type="paragraph" draw:z-index="9" draw:style-name="gr2" svg:width="0.0142in" svg:height="7.0276in" svg:x="4.1339in" svg:y="-0.761in"><text:p/><draw:enhanced-geometry svg:viewBox="0 0 20 10119" draw:type="non-primitive" draw:enhanced-path="M 0 0 A L 0 10119 A N"/></draw:custom-shape><text:span text:style-name="T26">sur</text:span><text:span text:style-name="T49">î</text:span><text:span text:style-name="T217"> </text:span><text:span text:style-name="T6">жасалм</text:span><text:span text:style-name="T54">а,</text:span><text:span text:style-name="T905"> </text:span><text:span text:style-name="T54">ү</text:span><text:span text:style-name="T6">с</text:span><text:span text:style-name="T54">т</text:span><text:span text:style-name="T6">ү</text:span><text:span text:style-name="T54">рт</text:span><text:span text:style-name="T6">ө</text:span><text:span text:style-name="T54">н/</text:span><text:span text:style-name="T29">ан</text:span><text:span text:style-name="T54">т</text:span><text:span text:style-name="T6">к</text:span><text:span text:style-name="T54">ор.</text:span></text:p>
        <text:p text:style-name="P1150"><text:span text:style-name="T49">Suriye</text:span><text:span text:style-name="T621"> </text:span><text:span text:style-name="T29">С</text:span><text:span text:style-name="T54">и</text:span><text:span text:style-name="T29">р</text:span><text:span text:style-name="T54">и</text:span><text:span text:style-name="T6">я</text:span><text:span text:style-name="T54">.</text:span></text:p>
        <text:p text:style-name="P1148"><text:span text:style-name="T26">Suri</text:span><text:span text:style-name="T49">y</text:span><text:span text:style-name="T26">el</text:span><text:span text:style-name="T49">i</text:span><text:span text:style-name="T930"> </text:span><text:span text:style-name="T6">сириялы</text:span><text:span text:style-name="T54">к.</text:span></text:p>
        <text:p text:style-name="P2277"><text:span text:style-name="T49">susak,</text:span><text:span text:style-name="T26">-</text:span><text:span text:style-name="T49">ğı</text:span><text:span text:style-name="T26"> </text:span><text:span text:style-name="T49">1.</text:span><text:span text:style-name="T142"> </text:span><text:span text:style-name="T29">ч</text:span><text:span text:style-name="T54">өй</text:span><text:span text:style-name="T6">ч</text:span><text:span text:style-name="T54">ө</text:span><text:span text:style-name="T6">к</text:span><text:span text:style-name="T54">,</text:span><text:span text:style-name="T152"> </text:span><text:span text:style-name="T6">круж</text:span><text:span text:style-name="T29">к</text:span><text:span text:style-name="T54">а</text:span><text:span text:style-name="T152"> </text:span><text:span text:style-name="T6">(</text:span><text:span text:style-name="T34">жыгачт</text:span><text:span text:style-name="T264">а</text:span><text:span text:style-name="T72">н</text:span></text:p>
        <text:p text:style-name="P458"><text:span text:style-name="T34">жасалга</text:span><text:span text:style-name="T225">н</text:span><text:span text:style-name="T11">)</text:span><text:span text:style-name="T91">.</text:span><text:span text:style-name="T468"> </text:span><text:span text:style-name="T109">2.</text:span><text:span text:style-name="T471"> </text:span><text:span text:style-name="T11">суусаа</text:span><text:span text:style-name="T91">к,</text:span><text:span text:style-name="T187"> </text:span><text:span text:style-name="T11">су</text:span><text:span text:style-name="T38">у</text:span><text:span text:style-name="T91">с</text:span><text:span text:style-name="T11">ага</text:span><text:span text:style-name="T91">н.</text:span><text:span text:style-name="T468"> </text:span><text:span text:style-name="T109">3.</text:span></text:p>
        <text:p text:style-name="P2780"><text:span text:style-name="T6">кемпа</text:span><text:span text:style-name="T235">й</text:span><text:span text:style-name="T54">,</text:span><text:span text:style-name="T592"> </text:span><text:span text:style-name="T6">кел</text:span><text:span text:style-name="T29">е</text:span><text:span text:style-name="T6">со</text:span><text:span text:style-name="T235">о</text:span><text:span text:style-name="T54">.</text:span></text:p>
        <text:p text:style-name="P502"><text:span text:style-name="T49">susam </text:span><text:span text:style-name="T312"><text:s/></text:span><text:span text:style-name="T49">1. </text:span><text:span text:style-name="T196"><text:s/></text:span><text:span text:style-name="T72">б</text:span><text:span text:style-name="T156">о</text:span><text:span text:style-name="T72">т. <text:s/></text:span><text:span text:style-name="T564"><text:s/></text:span><text:span text:style-name="T11">күнжү</text:span><text:span text:style-name="T91">т </text:span><text:span text:style-name="T560"><text:s/></text:span><text:span text:style-name="T11">(</text:span><text:span text:style-name="T72">Ses</text:span><text:span text:style-name="T34">am</text:span><text:span text:style-name="T72">u</text:span><text:span text:style-name="T34">m</text:span><text:span text:style-name="T91">). </text:span><text:span text:style-name="T544"><text:s/></text:span><text:span text:style-name="T15">2.</text:span></text:p>
        <text:p text:style-name="P967"><text:span text:style-name="T54">бул</text:span><text:span text:style-name="T302"> </text:span><text:span text:style-name="T54">ө</text:span><text:span text:style-name="T6">с</text:span><text:span text:style-name="T54">үм</text:span><text:span text:style-name="T6">дү</text:span><text:span text:style-name="T54">ктүн с</text:span><text:span text:style-name="T29">а</text:span><text:span text:style-name="T54">ры</text:span><text:span text:style-name="T491"> </text:span><text:span text:style-name="T6">уруг</text:span><text:span text:style-name="T54">у. </text:span><text:span text:style-name="T49">~</text:span><text:span text:style-name="T48"> </text:span><text:span text:style-name="T26">helva</text:span><text:span text:style-name="T49">sı</text:span><text:span text:style-name="T794"> </text:span><text:span text:style-name="T54">күн</text:span><text:span text:style-name="T29">ж</text:span><text:span text:style-name="T54">үт</text:span><text:span text:style-name="T647"> </text:span><text:span text:style-name="T6">халв</text:span><text:span text:style-name="T29">а</text:span><text:span text:style-name="T54">сы.</text:span><text:span text:style-name="T681"> </text:span><text:span text:style-name="T49">~</text:span><text:span text:style-name="T794"> </text:span><text:span text:style-name="T26">ya</text:span><text:span text:style-name="T49">ğı</text:span><text:span text:style-name="T48"> </text:span><text:span text:style-name="T54">күн</text:span><text:span text:style-name="T29">ж</text:span><text:span text:style-name="T54">үт</text:span><text:span text:style-name="T193"> </text:span><text:span text:style-name="T54">м</text:span><text:span text:style-name="T29">а</text:span><text:span text:style-name="T54">й</text:span><text:span text:style-name="T6">ы</text:span><text:span text:style-name="T54">.</text:span></text:p>
        <text:p text:style-name="P770"><text:span text:style-name="T48">susa</text:span><text:span text:style-name="T25">m</text:span><text:span text:style-name="T48">a</text:span><text:span text:style-name="T807"> </text:span><text:span text:style-name="T56">суус</text:span><text:span text:style-name="T30">а</text:span><text:span text:style-name="T7">м</text:span><text:span text:style-name="T56">а.</text:span></text:p>
        <text:p text:style-name="P482"><text:span text:style-name="T49">susa</text:span><text:span text:style-name="T142">m</text:span><text:span text:style-name="T49">ak</text:span><text:span text:style-name="T320"> </text:span><text:span text:style-name="T2">1</text:span><text:span text:style-name="T49">.</text:span><text:span text:style-name="T238"> </text:span><text:span text:style-name="T6">суу</text:span><text:span text:style-name="T54">соо,</text:span><text:span text:style-name="T462"> </text:span><text:span text:style-name="T6">чаңко</text:span><text:span text:style-name="T235">о</text:span><text:span text:style-name="T54">.</text:span><text:span text:style-name="T193"> </text:span><text:span text:style-name="T2">2</text:span><text:span text:style-name="T49">.</text:span><text:span text:style-name="T465"> </text:span><text:span text:style-name="T34">өт</text:span><text:span text:style-name="T72">м.</text:span><text:span text:style-name="T497"> </text:span><text:span text:style-name="T38">эң</text:span><text:span text:style-name="T91">­</text:span><text:span text:style-name="T95"> </text:span><text:span text:style-name="T91">сөө, </text:span><text:span text:style-name="T892"><text:s/></text:span><text:span text:style-name="T38">а</text:span><text:span text:style-name="T91">бд</text:span><text:span text:style-name="T38">а</text:span><text:span text:style-name="T91">н </text:span><text:span text:style-name="T441"><text:s/></text:span><text:span text:style-name="T11">каало</text:span><text:span text:style-name="T229">о</text:span><text:span text:style-name="T91">, </text:span><text:span text:style-name="T892"><text:s/></text:span><text:span text:style-name="T11">(</text:span><text:span text:style-name="T19">би</text:span><text:span text:style-name="T72">р </text:span><text:span text:style-name="T447"><text:s/></text:span><text:span text:style-name="T72">нерсе</text:span><text:span text:style-name="T34">ге</text:span><text:span text:style-name="T91">)</text:span></text:p>
        <text:p text:style-name="P2781"><text:span text:style-name="T6">жетпө</text:span><text:span text:style-name="T54">ө.</text:span><text:span text:style-name="T914"> </text:span><text:span text:style-name="T142">k</text:span><text:span text:style-name="T49">a</text:span><text:span text:style-name="T142">n</text:span><text:span text:style-name="T49">a</text:span><text:span text:style-name="T963"> </text:span><text:span text:style-name="T49">~</text:span><text:span text:style-name="T963"> </text:span><text:span text:style-name="T6">канын</text:span><text:span text:style-name="T54">а</text:span><text:span text:style-name="T581"> </text:span><text:span text:style-name="T54">су</text:span><text:span text:style-name="T29">у</text:span><text:span text:style-name="T54">соо.</text:span><text:span text:style-name="T271"> </text:span><text:span text:style-name="T49">ö</text:span><text:span text:style-name="T26">l</text:span><text:span text:style-name="T49">ü­</text:span><text:span text:style-name="T142"> </text:span><text:span text:style-name="T49">müne</text:span><text:span text:style-name="T26"> </text:span><text:span text:style-name="T49">~</text:span><text:span text:style-name="T142"> </text:span><text:span text:style-name="T6">ажа</text:span><text:span text:style-name="T29">л</text:span><text:span text:style-name="T6">ын</text:span><text:span text:style-name="T54">а/ө</text:span><text:span text:style-name="T29">л</text:span><text:span text:style-name="T54">ү</text:span><text:span text:style-name="T29">м</text:span><text:span text:style-name="T54">ү</text:span><text:span text:style-name="T29">н</text:span><text:span text:style-name="T54">ө</text:span><text:span text:style-name="T571"> </text:span><text:span text:style-name="T6">суусо</text:span><text:span text:style-name="T54">о.</text:span><text:span text:style-name="T57"> </text:span><text:span text:style-name="T49">susat</text:span><text:span text:style-name="T142">m</text:span><text:span text:style-name="T49">ak</text:span><text:span text:style-name="T963"> </text:span><text:span text:style-name="T49">1.</text:span><text:span text:style-name="T851"> </text:span><text:span text:style-name="T6">суусату</text:span><text:span text:style-name="T235">у</text:span><text:span text:style-name="T54">,</text:span><text:span text:style-name="T927"> </text:span><text:span text:style-name="T6">чаң</text:span><text:span text:style-name="T29">к</text:span><text:span text:style-name="T6">ату</text:span><text:span text:style-name="T54">у.</text:span><text:span text:style-name="T927"> </text:span><text:span text:style-name="T49">2.</text:span><text:span text:style-name="T156">ө</text:span><text:span text:style-name="T72">т</text:span><text:span text:style-name="T34">м</text:span><text:span text:style-name="T72">.</text:span></text:p>
        <text:p text:style-name="P471"><text:span text:style-name="T6">кыйынчыл</text:span><text:span text:style-name="T29">ы</text:span><text:span text:style-name="T54">к</text:span><text:span text:style-name="T732"> </text:span><text:span text:style-name="T6">жарату</text:span><text:span text:style-name="T235">у</text:span><text:span text:style-name="T54">,</text:span><text:span text:style-name="T744"> </text:span><text:span text:style-name="T54">бө</text:span><text:span text:style-name="T29">г</text:span><text:span text:style-name="T54">өт</text:span><text:span text:style-name="T65"> </text:span><text:span text:style-name="T54">болу</text:span><text:span text:style-name="T235">у</text:span><text:span text:style-name="T54">.</text:span></text:p>
        <text:p text:style-name="P1811"><text:span text:style-name="T49">susku</text:span><text:span text:style-name="T930"> </text:span><text:span text:style-name="T6">ү</text:span><text:span text:style-name="T54">н</text:span><text:span text:style-name="T581"> </text:span><text:span text:style-name="T6">чыгарбо</text:span><text:span text:style-name="T462">о</text:span><text:span text:style-name="T54">,</text:span><text:span text:style-name="T581"> </text:span><text:span text:style-name="T6">жым</text:span><text:span text:style-name="T29">ж</text:span><text:span text:style-name="T6">ыртты</text:span><text:span text:style-name="T54">к.</text:span></text:p>
        <text:p text:style-name="P2782"><text:span text:style-name="T49">susk</text:span><text:span text:style-name="T142">u</text:span><text:span text:style-name="T49">n <text:s/></text:span><text:span text:style-name="T196"><text:s/></text:span><text:span text:style-name="T2">1</text:span><text:span text:style-name="T49">. <text:s text:c="2"/></text:span><text:span text:style-name="T6">с</text:span><text:span text:style-name="T54">үй</text:span><text:span text:style-name="T29">л</text:span><text:span text:style-name="T54">өбөгө</text:span><text:span text:style-name="T235">н</text:span><text:span text:style-name="T54">, </text:span><text:span text:style-name="T302"><text:s/></text:span><text:span text:style-name="T54">үн</text:span><text:span text:style-name="T6">с</text:span><text:span text:style-name="T54">үз</text:span><text:span text:style-name="T29">-</text:span><text:span text:style-name="T54">сөз</text:span><text:span text:style-name="T6">с</text:span><text:span text:style-name="T54">ү</text:span><text:span text:style-name="T6">з</text:span><text:span text:style-name="T54">,</text:span><text:span text:style-name="T63"> </text:span><text:span text:style-name="T6">тунжурага</text:span><text:span text:style-name="T235">н</text:span><text:span text:style-name="T54">. </text:span><text:span text:style-name="T220"><text:s/></text:span><text:span text:style-name="T49">2. </text:span><text:span text:style-name="T159"><text:s/></text:span><text:span text:style-name="T54">ток</text:span><text:span text:style-name="T6">т</text:span><text:span text:style-name="T54">о</text:span><text:span text:style-name="T235">о</text:span><text:span text:style-name="T54">, </text:span><text:span text:style-name="T169"><text:s/></text:span><text:span text:style-name="T29">ж</text:span><text:span text:style-name="T6">а</text:span><text:span text:style-name="T54">йб</text:span><text:span text:style-name="T29">а</text:span><text:span text:style-name="T54">ра­</text:span><text:span text:style-name="T56"> </text:span><text:span text:style-name="T6">ка</text:span><text:span text:style-name="T54">т.</text:span></text:p>
        <text:p text:style-name="P2010"><text:span text:style-name="T1">susk</text:span><text:span text:style-name="T25">u</text:span><text:span text:style-name="T48">n</text:span><text:span text:style-name="T1">luk,</text:span><text:span text:style-name="T48">-</text:span><text:span text:style-name="T1">ğ</text:span><text:span text:style-name="T48">u </text:span><text:span text:style-name="T658"><text:s/></text:span><text:span text:style-name="T7">унчукпаст</text:span><text:span text:style-name="T30">ы</text:span><text:span text:style-name="T56">к,</text:span><text:span text:style-name="T906"> </text:span><text:span text:style-name="T6">жымжыр</text:span><text:span text:style-name="T235">т</text:span><text:span text:style-name="T54">­</text:span><text:span text:style-name="T462"> </text:span><text:span text:style-name="T6">ты</text:span><text:span text:style-name="T54">к.</text:span></text:p>
        <text:p text:style-name="P766"><text:span text:style-name="T26">susmak,-a</text:span><text:span text:style-name="T49">r</text:span><text:span text:style-name="T283"> </text:span><text:span text:style-name="T2">1</text:span><text:span text:style-name="T142">.</text:span><text:span text:style-name="T29">унчукпо</text:span><text:span text:style-name="T6">о</text:span><text:span text:style-name="T54">,</text:span><text:span text:style-name="T927"> </text:span><text:span text:style-name="T6">сүйлөбө</text:span><text:span text:style-name="T54">ө.</text:span><text:span text:style-name="T927"> </text:span><text:span text:style-name="T2">2</text:span><text:span text:style-name="T142">.</text:span><text:span text:style-name="T6">үн</text:span><text:span text:style-name="T54">ү</text:span></text:p>
        <text:p text:style-name="P967"><text:span text:style-name="T6">чыкпа</text:span><text:span text:style-name="T235">й</text:span><text:span text:style-name="T54">/</text:span><text:span text:style-name="T6">т</text:span><text:span text:style-name="T54">о</text:span><text:span text:style-name="T6">кт</text:span><text:span text:style-name="T54">оп</text:span><text:span text:style-name="T393"> </text:span><text:span text:style-name="T6">калу</text:span><text:span text:style-name="T54">у.</text:span><text:span text:style-name="T393"> </text:span><text:span text:style-name="T49">3.</text:span><text:span text:style-name="T399"> </text:span><text:span text:style-name="T34">ө</text:span><text:span text:style-name="T72">тм.</text:span><text:span text:style-name="T797"> </text:span><text:span text:style-name="T11">ү</text:span><text:span text:style-name="T91">н</text:span><text:span text:style-name="T94"> </text:span><text:span text:style-name="T11">чыгарбоо</text:span><text:span text:style-name="T91">,</text:span><text:span text:style-name="T229"> </text:span><text:span text:style-name="T91">каршы</text:span><text:span text:style-name="T468"> </text:span><text:span text:style-name="T11">чыкпо</text:span><text:span text:style-name="T91">о. </text:span><text:span text:style-name="T43">su</text:span><text:span text:style-name="T109">s</text:span><text:span text:style-name="T562"> </text:span><text:span text:style-name="T43">pa</text:span><text:span text:style-name="T109">yı</text:span><text:span text:style-name="T110"> </text:span><text:span text:style-name="T91">ооз</text:span><text:span text:style-name="T569"> </text:span><text:span text:style-name="T91">басырык.</text:span></text:p>
        <text:p text:style-name="P770"><text:span text:style-name="T49">susma</text:span><text:span text:style-name="T26">lı</text:span><text:span text:style-name="T49">k,</text:span><text:span text:style-name="T949"> </text:span><text:span text:style-name="T26">-</text:span><text:span text:style-name="T49">ğı</text:span><text:span text:style-name="T949"> </text:span><text:span text:style-name="T54">ооз</text:span><text:span text:style-name="T1088"> </text:span><text:span text:style-name="T54">басырык.</text:span></text:p>
        <text:p text:style-name="P1794"><text:span text:style-name="T49">suspus</text:span><text:span text:style-name="T521"> </text:span><text:span text:style-name="T6">ү</text:span><text:span text:style-name="T54">н</text:span><text:span text:style-name="T512"> </text:span><text:span text:style-name="T6">ч</text:span><text:span text:style-name="T29">ы</text:span><text:span text:style-name="T6">гарбо</text:span><text:span text:style-name="T54">о,</text:span><text:span text:style-name="T117"> </text:span><text:span text:style-name="T6">мою</text:span><text:span text:style-name="T54">н</text:span><text:span text:style-name="T501"> </text:span><text:span text:style-name="T6">суну</text:span><text:span text:style-name="T54">у.</text:span><text:span text:style-name="T501"> </text:span><text:span text:style-name="T49">~</text:span><text:span text:style-name="T48"> </text:span><text:span text:style-name="T1092"><text:s/></text:span><text:span text:style-name="T49">o</text:span><text:span text:style-name="T26">l</text:span><text:span text:style-name="T49">­ mak</text:span><text:span text:style-name="T238"> </text:span><text:span text:style-name="T29">у</text:span><text:span text:style-name="T54">н</text:span><text:span text:style-name="T6">чукп</text:span><text:span text:style-name="T29">а</text:span><text:span text:style-name="T235">с</text:span><text:span text:style-name="T54">/</text:span><text:span text:style-name="T152"> </text:span><text:span text:style-name="T54">тынч</text:span><text:span text:style-name="T259"> </text:span><text:span text:style-name="T54">бол</text:span><text:span text:style-name="T29">у</text:span><text:span text:style-name="T235">у</text:span><text:span text:style-name="T54">.</text:span></text:p>
        <text:p text:style-name="P481"><text:span text:style-name="T49">susta</text:span><text:span text:style-name="T641"> </text:span><text:span text:style-name="T6">(</text:span><text:span text:style-name="T34">и</text:span><text:span text:style-name="T72">т</text:span><text:span text:style-name="T1043"> </text:span><text:span text:style-name="T72">ү</text:span><text:span text:style-name="T156">ч</text:span><text:span text:style-name="T72">ү</text:span><text:span text:style-name="T225">н</text:span><text:span text:style-name="T91">)</text:span><text:span text:style-name="T378"> </text:span><text:span text:style-name="T11">артк</text:span><text:span text:style-name="T91">ы</text:span><text:span text:style-name="T1051"> </text:span><text:span text:style-name="T11">а</text:span><text:span text:style-name="T38">яг</text:span><text:span text:style-name="T91">ы</text:span><text:span text:style-name="T378"> </text:span><text:span text:style-name="T11">мене</text:span><text:span text:style-name="T91">н</text:span><text:span text:style-name="T1051"> </text:span><text:span text:style-name="T91">ту­</text:span><text:span text:style-name="T95"> </text:span><text:span text:style-name="T11">ру</text:span><text:span text:style-name="T229">ш</text:span><text:span text:style-name="T91">.</text:span><text:span text:style-name="T279"> </text:span><text:span text:style-name="T109">~</text:span><text:span text:style-name="T146"> </text:span><text:span text:style-name="T109">dur</text:span><text:span text:style-name="T146">m</text:span><text:span text:style-name="T43">a</text:span><text:span text:style-name="T109">k</text:span><text:span text:style-name="T43"> </text:span><text:span text:style-name="T109">1)</text:span><text:span text:style-name="T266"> </text:span><text:span text:style-name="T11">а</text:span><text:span text:style-name="T91">р</text:span><text:span text:style-name="T569"> </text:span><text:span text:style-name="T11">и</text:span><text:span text:style-name="T91">ш</text:span><text:span text:style-name="T11">к</text:span><text:span text:style-name="T91">е</text:span><text:span text:style-name="T268"> </text:span><text:span text:style-name="T11">дая</text:span><text:span text:style-name="T91">р</text:span><text:span text:style-name="T256"> </text:span><text:span text:style-name="T91">ту­</text:span><text:span text:style-name="T95"> </text:span><text:span text:style-name="T11">ру</text:span><text:span text:style-name="T91">у,</text:span><text:span text:style-name="T362"> </text:span><text:span text:style-name="T11">эк</text:span><text:span text:style-name="T91">и</text:span><text:span text:style-name="T352"> </text:span><text:span text:style-name="T11">ая</text:span><text:span text:style-name="T38">к</text:span><text:span text:style-name="T91">т</text:span><text:span text:style-name="T11">а</text:span><text:span text:style-name="T91">п</text:span><text:span text:style-name="T352"> </text:span><text:span text:style-name="T11">туру</text:span><text:span text:style-name="T91">у</text:span><text:span text:style-name="T352"> </text:span><text:span text:style-name="T11">(</text:span><text:span text:style-name="T34">и</text:span><text:span text:style-name="T72">т</text:span><text:span text:style-name="T349"> </text:span><text:span text:style-name="T72">ү</text:span><text:span text:style-name="T156">ч</text:span><text:span text:style-name="T72">ү</text:span><text:span text:style-name="T225">н</text:span><text:span text:style-name="T38">).</text:span></text:p>
        <text:p text:style-name="P471"><text:span text:style-name="T49">2)</text:span><text:span text:style-name="T556"> </text:span><text:span text:style-name="T34">ө</text:span><text:span text:style-name="T72">тм.</text:span><text:span text:style-name="T504"> </text:span><text:span text:style-name="T11">жа</text:span><text:span text:style-name="T38">л</text:span><text:span text:style-name="T11">пакто</text:span><text:span text:style-name="T229">о</text:span><text:span text:style-name="T91">,</text:span><text:span text:style-name="T560"> </text:span><text:span text:style-name="T11">жас</text:span><text:span text:style-name="T38">а</text:span><text:span text:style-name="T11">керлен</text:span><text:span text:style-name="T38">ү</text:span><text:span text:style-name="T91">ү</text:span><text:span text:style-name="T100"> </text:span><text:span text:style-name="T11">(</text:span><text:span text:style-name="T72">киши</text:span><text:span text:style-name="T609"> </text:span><text:span text:style-name="T72">үч</text:span><text:span text:style-name="T34">ү</text:span><text:span text:style-name="T225">н</text:span><text:span text:style-name="T11">)</text:span><text:span text:style-name="T91">.</text:span><text:span text:style-name="T809"> </text:span><text:span text:style-name="T109">~ya</text:span><text:span text:style-name="T388"> </text:span><text:span text:style-name="T109">kal</text:span><text:span text:style-name="T146">k</text:span><text:span text:style-name="T109">mak</text:span><text:span text:style-name="T388"> </text:span><text:span text:style-name="T11">(</text:span><text:span text:style-name="T19">и</text:span><text:span text:style-name="T72">т</text:span><text:span text:style-name="T91">)</text:span><text:span text:style-name="T101"> </text:span><text:span text:style-name="T91">арткы </text:span><text:span text:style-name="T11">аякт</text:span><text:span text:style-name="T38">ар</text:span><text:span text:style-name="T91">ы</text:span><text:span text:style-name="T229"> </text:span><text:span text:style-name="T11">мене</text:span><text:span text:style-name="T91">н</text:span><text:span text:style-name="T229"> </text:span><text:span text:style-name="T91">тур</text:span><text:span text:style-name="T38">у</text:span><text:span text:style-name="T229">ш</text:span><text:span text:style-name="T91">.</text:span></text:p>
        <text:p text:style-name="P502"><text:span text:style-name="T49">susta</text:span><text:span text:style-name="T26">l</text:span><text:span text:style-name="T49">ı 1.</text:span><text:span text:style-name="T26"> </text:span><text:span text:style-name="T6">пр</text:span><text:span text:style-name="T29">у</text:span><text:span text:style-name="T6">жиналу</text:span><text:span text:style-name="T54">у.</text:span><text:span text:style-name="T259"> </text:span><text:span text:style-name="T2">2</text:span><text:span text:style-name="T49">.</text:span><text:span text:style-name="T26"> </text:span><text:span text:style-name="T6">б</text:span><text:span text:style-name="T54">ү</text:span><text:span text:style-name="T6">ктөм</text:span><text:span text:style-name="T54">ө</text:span><text:span text:style-name="T29"> </text:span><text:span text:style-name="T6">мак</text:span><text:span text:style-name="T54">и.</text:span></text:p>
        <text:p text:style-name="P2783"><text:span text:style-name="T49">~</text:span><text:span text:style-name="T621"> </text:span><text:span text:style-name="T26">çak</text:span><text:span text:style-name="T49">ı</text:span><text:span text:style-name="T248"> </text:span><text:span text:style-name="T6">б</text:span><text:span text:style-name="T54">ү</text:span><text:span text:style-name="T6">ктөм</text:span><text:span text:style-name="T54">ө</text:span><text:span text:style-name="T618"> </text:span><text:span text:style-name="T6">мак</text:span><text:span text:style-name="T54">и.</text:span></text:p>
        <text:p text:style-name="P371"><text:span text:style-name="T49">sustu</text:span><text:span text:style-name="T142">r</text:span><text:span text:style-name="T49">mak</text:span><text:span text:style-name="T604"> </text:span><text:span text:style-name="T49">1.</text:span><text:span text:style-name="T694"> </text:span><text:span text:style-name="T6">унчуктурбо</text:span><text:span text:style-name="T462">о</text:span><text:span text:style-name="T54">,</text:span><text:span text:style-name="T804"> </text:span><text:span text:style-name="T6">с</text:span><text:span text:style-name="T54">үй</text:span><text:span text:style-name="T29">л</text:span><text:span text:style-name="T54">өт</text:span><text:span text:style-name="T6">п</text:span><text:span text:style-name="T54">өө.</text:span></text:p>
        <text:p text:style-name="P2784"><text:span text:style-name="T50">2. </text:span><text:span text:style-name="T161"><text:s/></text:span><text:span text:style-name="T31">жаагы</text:span><text:span text:style-name="T58">н </text:span><text:span text:style-name="T171"><text:s/></text:span><text:span text:style-name="T154">ж</text:span><text:span text:style-name="T31">ап</text:span><text:span text:style-name="T58">/ооз</text:span><text:span text:style-name="T154">у</text:span><text:span text:style-name="T58">н </text:span><text:span text:style-name="T1010"><text:s/></text:span><text:span text:style-name="T31">а</text:span><text:span text:style-name="T154">п</text:span><text:span text:style-name="T31">па</text:span><text:span text:style-name="T58">к</text:span><text:span text:style-name="T56"> </text:span><text:span text:style-name="T181"><text:s/></text:span><text:span text:style-name="T31">к</text:span><text:span text:style-name="T58">ы­</text:span></text:p>
      </text:section>
      <text:p text:style-name="P2785"/>
      <text:p text:style-name="P1"/>
      <text:p text:style-name="P1"/>
      <text:p text:style-name="P1"/>
      <text:p text:style-name="P3"/>
      <text:p text:style-name="P74"><draw:custom-shape text:anchor-type="paragraph" draw:z-index="10" draw:style-name="gr1" svg:width="5.1606in" svg:height="0.0142in" svg:x="1.5543in" svg:y="0.3091in"><text:p/><draw:enhanced-geometry svg:viewBox="0 0 7431 20" draw:type="non-primitive" draw:enhanced-path="M 0 0 A L 7431 0 A N"/></draw:custom-shape><text:span text:style-name="T48">sustu</text:span><text:span text:style-name="T25">r</text:span><text:span text:style-name="T48">ucu<text:tab/></text:span><text:span text:style-name="T1">sülûk</text:span></text:p>
      <text:p text:style-name="P802"/>
      <text:section text:style-name="Sect1" text:name="Section99">
        <text:p text:style-name="P110"><text:span text:style-name="T6">лу</text:span><text:span text:style-name="T54">у.</text:span><text:span text:style-name="T699"> </text:span><text:span text:style-name="T49">3.</text:span><text:span text:style-name="T248"> </text:span><text:span text:style-name="T34">өт</text:span><text:span text:style-name="T72">м.</text:span><text:span text:style-name="T336"> </text:span><text:span text:style-name="T11">токтоту</text:span><text:span text:style-name="T229">у</text:span><text:span text:style-name="T91">,</text:span><text:span text:style-name="T703"> </text:span><text:span text:style-name="T11">б</text:span><text:span text:style-name="T91">ү</text:span><text:span text:style-name="T11">т</text:span><text:span text:style-name="T91">ү</text:span><text:span text:style-name="T11">р</text:span><text:span text:style-name="T91">ү</text:span><text:span text:style-name="T229">ү</text:span><text:span text:style-name="T91">.</text:span></text:p>
        <text:p text:style-name="P126"><text:span text:style-name="T49">sustu</text:span><text:span text:style-name="T142">r</text:span><text:span text:style-name="T49">ucu</text:span><text:span text:style-name="T963"> </text:span><text:span text:style-name="T2">1</text:span><text:span text:style-name="T49">.</text:span><text:span text:style-name="T578"> </text:span><text:span text:style-name="T6">с</text:span><text:span text:style-name="T54">ө</text:span><text:span text:style-name="T6">зү</text:span><text:span text:style-name="T54">н</text:span><text:span text:style-name="T927"> </text:span><text:span text:style-name="T6">кеске</text:span><text:span text:style-name="T235">н</text:span><text:span text:style-name="T54">,</text:span><text:span text:style-name="T581"> </text:span><text:span text:style-name="T6">унчуктурба</text:span><text:span text:style-name="T462">с</text:span><text:span text:style-name="T54">.</text:span></text:p>
        <text:p text:style-name="P191"><text:span text:style-name="T49">~</text:span><text:span text:style-name="T899"> </text:span><text:span text:style-name="T49">cevap</text:span><text:span text:style-name="T845"> </text:span><text:span text:style-name="T6">жаагы</text:span><text:span text:style-name="T54">н</text:span><text:span text:style-name="T547"> </text:span><text:span text:style-name="T6">жа</text:span><text:span text:style-name="T54">п</text:span><text:span text:style-name="T547"> </text:span><text:span text:style-name="T6">кыл</text:span><text:span text:style-name="T29">г</text:span><text:span text:style-name="T6">а</text:span><text:span text:style-name="T54">н</text:span><text:span text:style-name="T547"> </text:span><text:span text:style-name="T54">жооп.</text:span></text:p>
        <text:p text:style-name="P105"><text:span text:style-name="T49">2.</text:span><text:span text:style-name="T784"> </text:span><text:span text:style-name="T19">те</text:span><text:span text:style-name="T72">х.</text:span><text:span text:style-name="T336"> </text:span><text:span text:style-name="T11">ү</text:span><text:span text:style-name="T91">н</text:span><text:span text:style-name="T773"> </text:span><text:span text:style-name="T11">тоску</text:span><text:span text:style-name="T91">ч.</text:span><text:span text:style-name="T773"> </text:span><text:span text:style-name="T109">3.</text:span><text:span text:style-name="T775"> </text:span><text:span text:style-name="T91">үн</text:span><text:span text:style-name="T675"> </text:span><text:span text:style-name="T11">чыкпа</text:span><text:span text:style-name="T229">с</text:span><text:span text:style-name="T91">.</text:span><text:span text:style-name="T99"> </text:span><text:span text:style-name="T109">ta</text:span><text:span text:style-name="T43">b</text:span><text:span text:style-name="T109">a</text:span><text:span text:style-name="T43">ncay</text:span><text:span text:style-name="T109">a</text:span><text:span text:style-name="T975"> </text:span><text:span text:style-name="T109">~</text:span><text:span text:style-name="T612"> </text:span><text:span text:style-name="T109">ta</text:span><text:span text:style-name="T43">kma</text:span><text:span text:style-name="T109">k</text:span><text:span text:style-name="T975"> </text:span><text:span text:style-name="T11">тап</text:span><text:span text:style-name="T38">а</text:span><text:span text:style-name="T11">нчаг</text:span><text:span text:style-name="T91">а</text:span><text:span text:style-name="T809"> </text:span><text:span text:style-name="T11">ү</text:span><text:span text:style-name="T91">н</text:span><text:span text:style-name="T94"> </text:span><text:span text:style-name="T11">чыкпа</text:span><text:span text:style-name="T91">с</text:span><text:span text:style-name="T626"> </text:span><text:span text:style-name="T11">тагу</text:span><text:span text:style-name="T91">у.</text:span></text:p>
        <text:p text:style-name="P2786"><text:span text:style-name="T49">susuz</text:span><text:span text:style-name="T312"> </text:span><text:span text:style-name="T49">1.</text:span><text:span text:style-name="T320"> </text:span><text:span text:style-name="T6">су</text:span><text:span text:style-name="T29">у</text:span><text:span text:style-name="T6">су</text:span><text:span text:style-name="T54">з,</text:span><text:span text:style-name="T323"> </text:span><text:span text:style-name="T6">курга</text:span><text:span text:style-name="T54">к,</text:span><text:span text:style-name="T323"> </text:span><text:span text:style-name="T54">с</text:span><text:span text:style-name="T29">у</text:span><text:span text:style-name="T54">усу</text:span><text:span text:style-name="T323"> </text:span><text:span text:style-name="T6">а</text:span><text:span text:style-name="T54">з.</text:span><text:span text:style-name="T553"> </text:span><text:span text:style-name="T49">~</text:span><text:span text:style-name="T127"> </text:span><text:span text:style-name="T142">p</text:span><text:span text:style-name="T49">o</text:span><text:span text:style-name="T142">r</text:span><text:span text:style-name="T49">­</text:span><text:span text:style-name="T273"> </text:span><text:span text:style-name="T49">ta</text:span><text:span text:style-name="T142">k</text:span><text:span text:style-name="T49">al</text:span><text:span text:style-name="T967"> </text:span><text:span text:style-name="T6">ш</text:span><text:span text:style-name="T54">и</text:span><text:span text:style-name="T6">рес</text:span><text:span text:style-name="T54">и</text:span><text:span text:style-name="T606"> </text:span><text:span text:style-name="T6">а</text:span><text:span text:style-name="T54">з</text:span><text:span text:style-name="T804"> </text:span><text:span text:style-name="T6">апельси</text:span><text:span text:style-name="T54">н.</text:span><text:span text:style-name="T1008"> </text:span><text:span text:style-name="T49">2.</text:span><text:span text:style-name="T48"> </text:span><text:span text:style-name="T1075"><text:s/></text:span><text:span text:style-name="T54">суу­</text:span><text:span text:style-name="T259"> </text:span><text:span text:style-name="T54">суз,</text:span><text:span text:style-name="T193"> </text:span><text:span text:style-name="T6">суусу</text:span><text:span text:style-name="T54">з</text:span><text:span text:style-name="T553"> </text:span><text:span text:style-name="T29">к</text:span><text:span text:style-name="T6">алм</text:span><text:span text:style-name="T54">а.</text:span><text:span text:style-name="T193"> </text:span><text:span text:style-name="T49">~</text:span><text:span text:style-name="T886"> </text:span><text:span text:style-name="T48">b</text:span><text:span text:style-name="T1">ı</text:span><text:span text:style-name="T48">rakmak</text:span><text:span text:style-name="T603"> </text:span><text:span text:style-name="T56">суу­</text:span></text:p>
        <text:p text:style-name="P100"><text:span text:style-name="T54">суз</text:span><text:span text:style-name="T462"> </text:span><text:span text:style-name="T6">калтыру</text:span><text:span text:style-name="T54">у.</text:span><text:span text:style-name="T193"> </text:span><text:span text:style-name="T49">3.</text:span><text:span text:style-name="T465"> </text:span><text:span text:style-name="T6">жаа</text:span><text:span text:style-name="T54">н</text:span><text:span text:style-name="T6">-чачынсы</text:span><text:span text:style-name="T54">з.</text:span><text:span text:style-name="T235"> </text:span><text:span text:style-name="T49">~</text:span><text:span text:style-name="T48"> </text:span><text:span text:style-name="T49">yaz</text:span><text:span text:style-name="T204"> </text:span><text:span text:style-name="T54">жаанс</text:span><text:span text:style-name="T29">ы</text:span><text:span text:style-name="T54">з</text:span><text:span text:style-name="T6">/курга</text:span><text:span text:style-name="T54">к</text:span><text:span text:style-name="T134"> </text:span><text:span text:style-name="T6">жа</text:span><text:span text:style-name="T54">й.</text:span></text:p>
        <text:p text:style-name="P130"><text:span text:style-name="T49">susu</text:span><text:span text:style-name="T142">z</text:span><text:span text:style-name="T26">l</text:span><text:span text:style-name="T49">uk,</text:span><text:span text:style-name="T26">-</text:span><text:span text:style-name="T49">ğu </text:span><text:span text:style-name="T556"><text:s/></text:span><text:span text:style-name="T49">1. </text:span><text:span text:style-name="T556"><text:s/></text:span><text:span text:style-name="T6">с</text:span><text:span text:style-name="T29">у</text:span><text:span text:style-name="T6">усуздук</text:span><text:span text:style-name="T54">, </text:span><text:span text:style-name="T193"><text:s/></text:span><text:span text:style-name="T6">кургакты</text:span><text:span text:style-name="T54">к.</text:span></text:p>
        <text:p text:style-name="P143"><text:span text:style-name="T49">2.</text:span><text:span text:style-name="T930"> </text:span><text:span text:style-name="T6">суусаганды</text:span><text:span text:style-name="T235">к</text:span><text:span text:style-name="T54">.</text:span><text:span text:style-name="T860"> </text:span><text:span text:style-name="T49">kaç</text:span><text:span text:style-name="T702"> </text:span><text:span text:style-name="T49">k</text:span><text:span text:style-name="T26">i</text:span><text:span text:style-name="T49">şi</text:span><text:span text:style-name="T702"> </text:span><text:span text:style-name="T26">~</text:span><text:span text:style-name="T49">a</text:span><text:span text:style-name="T621"> </text:span><text:span text:style-name="T26">d</text:span><text:span text:style-name="T49">a</text:span><text:span text:style-name="T26">y</text:span><text:span text:style-name="T49">a</text:span><text:span text:style-name="T26">na­</text:span><text:span text:style-name="T1"> </text:span><text:span text:style-name="T49">madı<text:tab/></text:span><text:span text:style-name="T6">к</text:span><text:span text:style-name="T29">а</text:span><text:span text:style-name="T6">нчалага</text:span><text:span text:style-name="T54">н<text:tab/></text:span><text:span text:style-name="T6">киш</text:span><text:span text:style-name="T54">и</text:span><text:span text:style-name="T59"> </text:span><text:span text:style-name="T6">суусуздукк</text:span><text:span text:style-name="T54">а</text:span><text:span text:style-name="T571"> </text:span><text:span text:style-name="T6">чыда</text:span><text:span text:style-name="T54">й</text:span><text:span text:style-name="T152"> </text:span><text:span text:style-name="T6">а</text:span><text:span text:style-name="T29">л</text:span><text:span text:style-name="T6">бад</text:span><text:span text:style-name="T235">ы</text:span><text:span text:style-name="T54">.</text:span></text:p>
        <text:p text:style-name="P657"><text:span text:style-name="T49">sut</text:span><text:span text:style-name="T26">,</text:span><text:span text:style-name="T49">-du</text:span><text:span text:style-name="T831"> </text:span><text:span text:style-name="T72">х</text:span><text:span text:style-name="T34">и</text:span><text:span text:style-name="T225">м</text:span><text:span text:style-name="T72">. </text:span><text:span text:style-name="T376"><text:s/></text:span><text:span text:style-name="T91">нат</text:span><text:span text:style-name="T38">р</text:span><text:span text:style-name="T91">ий.</text:span><text:span text:style-name="T1051"> </text:span><text:span text:style-name="T109">~</text:span><text:span text:style-name="T654"> </text:span><text:span text:style-name="T146">k</text:span><text:span text:style-name="T43">o</text:span><text:span text:style-name="T109">stik</text:span><text:span text:style-name="T654"> </text:span><text:span text:style-name="T11">каусти</text:span><text:span text:style-name="T91">к</text:span><text:span text:style-name="T92"> </text:span><text:span text:style-name="T91">сода.</text:span></text:p>
        <text:p text:style-name="P171"><text:span text:style-name="T26">sut</text:span><text:span text:style-name="T49">aş</text:span><text:span text:style-name="T26">ı</text:span><text:span text:style-name="T49">,</text:span><text:span text:style-name="T26">-</text:span><text:span text:style-name="T49">nı <text:s/></text:span><text:span text:style-name="T538"><text:s/></text:span><text:span text:style-name="T54">сутаж <text:s/></text:span><text:span text:style-name="T317"><text:s/></text:span><text:span text:style-name="T6">(</text:span><text:span text:style-name="T19">айры</text:span><text:span text:style-name="T72">м <text:s/></text:span><text:span text:style-name="T315"><text:s/></text:span><text:span text:style-name="T19">кийимде</text:span><text:span text:style-name="T34">р</text:span><text:span text:style-name="T72">де</text:span></text:p>
        <text:p text:style-name="P92"><text:span text:style-name="T19">колдонулга</text:span><text:span text:style-name="T72">н</text:span><text:span text:style-name="T286"> </text:span><text:span text:style-name="T156">с</text:span><text:span text:style-name="T72">а</text:span><text:span text:style-name="T19">й</text:span><text:span text:style-name="T72">ма</text:span><text:span text:style-name="T19">л</text:span><text:span text:style-name="T34">у</text:span><text:span text:style-name="T72">у</text:span><text:span text:style-name="T629"> </text:span><text:span text:style-name="T72">ти</text:span><text:span text:style-name="T19">лк</text:span><text:span text:style-name="T72">е</text:span><text:span text:style-name="T11">).</text:span></text:p>
        <text:p text:style-name="P169"><text:span text:style-name="T48">sutyen</text:span><text:span text:style-name="T785"> </text:span><text:span text:style-name="T7">б</text:span><text:span text:style-name="T30">ю</text:span><text:span text:style-name="T7">стг</text:span><text:span text:style-name="T30">а</text:span><text:span text:style-name="T7">льте</text:span><text:span text:style-name="T56">р.</text:span></text:p>
        <text:p text:style-name="P169"><text:span text:style-name="T49">Suudi</text:span><text:span text:style-name="T1132"> </text:span><text:span text:style-name="T49">A</text:span><text:span text:style-name="T142">r</text:span><text:span text:style-name="T49">abistan</text:span><text:span text:style-name="T761"> </text:span><text:span text:style-name="T6">Са</text:span><text:span text:style-name="T29">у</text:span><text:span text:style-name="T54">д</text:span><text:span text:style-name="T1136"> </text:span><text:span text:style-name="T6">Араб</text:span><text:span text:style-name="T54">и</text:span><text:span text:style-name="T6">яс</text:span><text:span text:style-name="T54">ы.</text:span></text:p>
        <text:p text:style-name="P172"><text:span text:style-name="T48">Suudi</text:span><text:span text:style-name="T658"> </text:span><text:span text:style-name="T48">A</text:span><text:span text:style-name="T25">r</text:span><text:span text:style-name="T48">abistan</text:span><text:span text:style-name="T1">l</text:span><text:span text:style-name="T48">ı</text:span><text:span text:style-name="T400"> </text:span><text:span text:style-name="T56">са</text:span><text:span text:style-name="T30">у</text:span><text:span text:style-name="T56">д</text:span><text:span text:style-name="T607"> </text:span><text:span text:style-name="T7">ар</text:span><text:span text:style-name="T30">а</text:span><text:span text:style-name="T7">биялы</text:span><text:span text:style-name="T56">к.</text:span></text:p>
        <text:p text:style-name="P1819"><text:span text:style-name="T1">suvar</text:span><text:span text:style-name="T48">e </text:span><text:span text:style-name="T20">к</text:span><text:span text:style-name="T73">. </text:span><text:span text:style-name="T474"><text:s/></text:span><text:span text:style-name="T18">suare.</text:span></text:p>
        <text:p text:style-name="P169"><text:span text:style-name="T49">suvar</text:span><text:span text:style-name="T142">m</text:span><text:span text:style-name="T49">ak</text:span><text:span text:style-name="T1132"> </text:span><text:span text:style-name="T6">сугару</text:span><text:span text:style-name="T54">у,</text:span><text:span text:style-name="T1136"> </text:span><text:span text:style-name="T54">суу</text:span><text:span text:style-name="T1024"> </text:span><text:span text:style-name="T54">бе</text:span><text:span text:style-name="T29">р</text:span><text:span text:style-name="T54">ү</text:span><text:span text:style-name="T235">ү</text:span><text:span text:style-name="T54">.</text:span></text:p>
        <text:p text:style-name="P1821"><text:span text:style-name="T26">suv</text:span><text:span text:style-name="T49">a</text:span><text:span text:style-name="T26">t</text:span><text:span text:style-name="T49">,</text:span><text:span text:style-name="T930"> </text:span><text:span text:style-name="T26">-</text:span><text:span text:style-name="T238">t</text:span><text:span text:style-name="T49">ı</text:span><text:span text:style-name="T963"> </text:span><text:span text:style-name="T6">ма</text:span><text:span text:style-name="T54">л</text:span><text:span text:style-name="T592"> </text:span><text:span text:style-name="T6">сугарга</text:span><text:span text:style-name="T54">н</text:span><text:span text:style-name="T860"> </text:span><text:span text:style-name="T6">же</text:span><text:span text:style-name="T54">р.</text:span></text:p>
        <text:p text:style-name="P126"><text:span text:style-name="T48">suvenir</text:span><text:span text:style-name="T645"> </text:span><text:span text:style-name="T7">суве</text:span><text:span text:style-name="T30">н</text:span><text:span text:style-name="T56">ир.</text:span></text:p>
        <text:p text:style-name="P126"><text:span text:style-name="T48">suy</text:span><text:span text:style-name="T25">u</text:span><text:span text:style-name="T48">k,</text:span><text:span text:style-name="T1047"> </text:span><text:span text:style-name="T1">-</text:span><text:span text:style-name="T48">ğu</text:span><text:span text:style-name="T1047"> </text:span><text:span text:style-name="T56">с</text:span><text:span text:style-name="T30">у</text:span><text:span text:style-name="T56">юктук</text:span><text:span text:style-name="T394"> </text:span><text:span text:style-name="T7">(</text:span><text:span text:style-name="T20">организ</text:span><text:span text:style-name="T73">м</text:span><text:span text:style-name="T20">дег</text:span><text:span text:style-name="T227">и</text:span><text:span text:style-name="T12">).</text:span></text:p>
        <text:p text:style-name="P133"><text:span text:style-name="T48">suy</text:span><text:span text:style-name="T25">u</text:span><text:span text:style-name="T48">mak</text:span><text:span text:style-name="T968"> </text:span><text:span text:style-name="T7">с</text:span><text:span text:style-name="T30">у</text:span><text:span text:style-name="T7">юлу</text:span><text:span text:style-name="T56">у.</text:span></text:p>
        <text:p text:style-name="P126"><text:span text:style-name="T48">sübek,</text:span><text:span text:style-name="T520"> </text:span><text:span text:style-name="T1">-</text:span><text:span text:style-name="T48">ği</text:span><text:span text:style-name="T520"> </text:span><text:span text:style-name="T20">ооз</text:span><text:span text:style-name="T73">. </text:span><text:span text:style-name="T834"><text:s/></text:span><text:span text:style-name="T12">ш</text:span><text:span text:style-name="T95">и</text:span><text:span text:style-name="T12">ме</text:span><text:span text:style-name="T95">к</text:span><text:span text:style-name="T508"> </text:span><text:span text:style-name="T12">(</text:span><text:span text:style-name="T20">бешиктег</text:span><text:span text:style-name="T73">и</text:span><text:span text:style-name="T12">).</text:span></text:p>
        <text:p text:style-name="P126"><text:span text:style-name="T48">sübj</text:span><text:span text:style-name="T25">e</text:span><text:span text:style-name="T48">ktif </text:span><text:span text:style-name="T435"><text:s/></text:span><text:span text:style-name="T7">субъектив</text:span><text:span text:style-name="T56">д</text:span><text:span text:style-name="T7">ү</text:span><text:span text:style-name="T463">ү</text:span><text:span text:style-name="T56">. </text:span><text:span text:style-name="T906"><text:s/></text:span><text:span text:style-name="T48">~ </text:span><text:span text:style-name="T499"><text:s/></text:span><text:span text:style-name="T1">ide</text:span><text:span text:style-name="T48">a</text:span><text:span text:style-name="T1">liz</text:span><text:span text:style-name="T48">m </text:span><text:span text:style-name="T127"><text:s/></text:span><text:span text:style-name="T20">ф</text:span><text:span text:style-name="T73">и­</text:span></text:p>
        <text:p text:style-name="P2787"><text:span text:style-name="T34">ло</text:span><text:span text:style-name="T72">с.</text:span><text:span text:style-name="T34"> </text:span><text:span text:style-name="T91">субъектив</text:span><text:span text:style-name="T11">д</text:span><text:span text:style-name="T91">үү</text:span><text:span text:style-name="T626"> </text:span><text:span text:style-name="T11">и</text:span><text:span text:style-name="T91">д</text:span><text:span text:style-name="T11">еал</text:span><text:span text:style-name="T91">и</text:span><text:span text:style-name="T11">з</text:span><text:span text:style-name="T91">м.</text:span><text:span text:style-name="T99"> </text:span><text:span text:style-name="T109">sübj</text:span><text:span text:style-name="T146">e</text:span><text:span text:style-name="T109">ktiflik,</text:span><text:span text:style-name="T1061"> </text:span><text:span text:style-name="T43">-</text:span><text:span text:style-name="T109">ği</text:span><text:span text:style-name="T1061"> </text:span><text:span text:style-name="T11">с</text:span><text:span text:style-name="T38">у</text:span><text:span text:style-name="T11">бъектив</text:span><text:span text:style-name="T91">д</text:span><text:span text:style-name="T11">үү</text:span><text:span text:style-name="T38">л</text:span><text:span text:style-name="T91">ү</text:span><text:span text:style-name="T229">к</text:span><text:span text:style-name="T91">.</text:span><text:span text:style-name="T99"> </text:span><text:span text:style-name="T109">sübj</text:span><text:span text:style-name="T146">e</text:span><text:span text:style-name="T109">kt</text:span><text:span text:style-name="T43">i</text:span><text:span text:style-name="T109">v</text:span><text:span text:style-name="T43">i</text:span><text:span text:style-name="T146">z</text:span><text:span text:style-name="T109">m</text:span><text:span text:style-name="T1148"> </text:span><text:span text:style-name="T34">фило</text:span><text:span text:style-name="T72">с.</text:span><text:span text:style-name="T447"> </text:span><text:span text:style-name="T91">субъекти</text:span><text:span text:style-name="T11">в</text:span><text:span text:style-name="T91">изм.</text:span></text:p>
        <text:p text:style-name="P126"><text:span text:style-name="T26">süblim</text:span><text:span text:style-name="T49">e</text:span><text:span text:style-name="T594"> </text:span><text:span text:style-name="T72">х</text:span><text:span text:style-name="T34">и</text:span><text:span text:style-name="T225">м</text:span><text:span text:style-name="T72">.</text:span><text:span text:style-name="T609"> </text:span><text:span text:style-name="T11">сулем</text:span><text:span text:style-name="T91">а.</text:span></text:p>
        <text:p text:style-name="P126"><text:span text:style-name="T26">sübliml</text:span><text:span text:style-name="T49">eş</text:span><text:span text:style-name="T26">tir</text:span><text:span text:style-name="T142">m</text:span><text:span text:style-name="T49">e </text:span><text:span text:style-name="T436"><text:s/></text:span><text:span text:style-name="T72">х</text:span><text:span text:style-name="T34">и</text:span><text:span text:style-name="T225">м</text:span><text:span text:style-name="T72">. <text:s/></text:span><text:span text:style-name="T564"><text:s/></text:span><text:span text:style-name="T91">с</text:span><text:span text:style-name="T38">у</text:span><text:span text:style-name="T91">б</text:span><text:span text:style-name="T38">л</text:span><text:span text:style-name="T91">имд</text:span><text:span text:style-name="T38">е</text:span><text:span text:style-name="T91">ш</text:span><text:span text:style-name="T11">т</text:span><text:span text:style-name="T91">ирме</text:span></text:p>
        <text:p text:style-name="P94"><text:span text:style-name="T6">(</text:span><text:span text:style-name="T19">би</text:span><text:span text:style-name="T72">р </text:span><text:span text:style-name="T993"><text:s/></text:span><text:span text:style-name="T19">затт</text:span><text:span text:style-name="T72">ы </text:span><text:span text:style-name="T993"><text:s/></text:span><text:span text:style-name="T19">кату</text:span><text:span text:style-name="T72">у </text:span><text:span text:style-name="T835"><text:s/></text:span><text:span text:style-name="T72">а</text:span><text:span text:style-name="T19">б</text:span><text:span text:style-name="T34">а</text:span><text:span text:style-name="T19">л</text:span><text:span text:style-name="T72">дан </text:span><text:span text:style-name="T656"><text:s/></text:span><text:span text:style-name="T34">га</text:span><text:span text:style-name="T72">з</text:span></text:p>
        <text:p text:style-name="P92"><text:span text:style-name="T19">абалын</text:span><text:span text:style-name="T72">а</text:span><text:span text:style-name="T965"> </text:span><text:span text:style-name="T72">айл</text:span><text:span text:style-name="T34">а</text:span><text:span text:style-name="T72">нды</text:span><text:span text:style-name="T156">р</text:span><text:span text:style-name="T72">м</text:span><text:span text:style-name="T475">а</text:span><text:span text:style-name="T11">).</text:span></text:p>
        <text:p text:style-name="P2788"><text:span text:style-name="T26">sübliml</text:span><text:span text:style-name="T49">eş</text:span><text:span text:style-name="T26">tir</text:span><text:span text:style-name="T142">m</text:span><text:span text:style-name="T26">e</text:span><text:span text:style-name="T49">k</text:span><text:span text:style-name="T989"> </text:span><text:span text:style-name="T72">х</text:span><text:span text:style-name="T34">и</text:span><text:span text:style-name="T225">м</text:span><text:span text:style-name="T72">. </text:span><text:span text:style-name="T183"><text:s/></text:span><text:span text:style-name="T11">(</text:span><text:span text:style-name="T19">би</text:span><text:span text:style-name="T72">р</text:span><text:span text:style-name="T210"> </text:span><text:span text:style-name="T19">затт</text:span><text:span text:style-name="T72">ы</text:span><text:span text:style-name="T91">)</text:span><text:span text:style-name="T95"> </text:span><text:span text:style-name="T598"><text:s/></text:span><text:span text:style-name="T11">к</text:span><text:span text:style-name="T91">а­ туу</text:span><text:span text:style-name="T839"> </text:span><text:span text:style-name="T91">аба</text:span><text:span text:style-name="T38">л</text:span><text:span text:style-name="T91">дан</text:span><text:span text:style-name="T892"> </text:span><text:span text:style-name="T149">г</text:span><text:span text:style-name="T11">а</text:span><text:span text:style-name="T91">з</text:span><text:span text:style-name="T911"> </text:span><text:span text:style-name="T11">абалын</text:span><text:span text:style-name="T91">а</text:span><text:span text:style-name="T840"> </text:span><text:span text:style-name="T38">а</text:span><text:span text:style-name="T91">й</text:span><text:span text:style-name="T11">ла</text:span><text:span text:style-name="T38">н</text:span><text:span text:style-name="T91">ды­</text:span></text:p>
        <text:p text:style-name="P94"><text:span text:style-name="T6">ру</text:span><text:span text:style-name="T54">у.</text:span></text:p>
        <text:p text:style-name="P2789"><text:span text:style-name="T48">sübva</text:span><text:span text:style-name="T25">n</text:span><text:span text:style-name="T48">siyon </text:span><text:span text:style-name="T730"><text:s/></text:span><text:span text:style-name="T73">м</text:span><text:span text:style-name="T35">а</text:span><text:span text:style-name="T73">м</text:span><text:span text:style-name="T20">л</text:span><text:span text:style-name="T73">ек</text:span><text:span text:style-name="T35">е</text:span><text:span text:style-name="T73">т </text:span><text:span text:style-name="T748"><text:s/></text:span><text:span text:style-name="T20">тарабы</text:span><text:span text:style-name="T73">н</text:span><text:span text:style-name="T20">а</text:span><text:span text:style-name="T73">н </text:span><text:span text:style-name="T522"><text:s/></text:span><text:span text:style-name="T73">бе­</text:span><text:span text:style-name="T141"> </text:span><text:span text:style-name="T20">рилге</text:span><text:span text:style-name="T73">н</text:span><text:span text:style-name="T522"> </text:span><text:span text:style-name="T73">акча</text:span><text:span text:style-name="T35">л</text:span><text:span text:style-name="T73">ай</text:span><text:span text:style-name="T130"> </text:span><text:span text:style-name="T20">жарда</text:span><text:span text:style-name="T227">м</text:span><text:span text:style-name="T73">.</text:span></text:p>
        <text:p text:style-name="P122"><text:span text:style-name="T49">sübyan</text:span><text:span text:style-name="T2"> </text:span><text:span text:style-name="T49">1.</text:span><text:span text:style-name="T261"> </text:span><text:span text:style-name="T54">ба</text:span><text:span text:style-name="T29">л</text:span><text:span text:style-name="T54">да</text:span><text:span text:style-name="T235">р</text:span><text:span text:style-name="T54">.</text:span><text:span text:style-name="T152"> </text:span><text:span text:style-name="T49">2.</text:span><text:span text:style-name="T142"> </text:span><text:span text:style-name="T6">эрке</text:span><text:span text:style-name="T54">к</text:span><text:span text:style-name="T152"> </text:span><text:span text:style-name="T54">балд</text:span><text:span text:style-name="T29">а</text:span><text:span text:style-name="T54">р.</text:span><text:span text:style-name="T259"> </text:span><text:span text:style-name="T49">~</text:span><text:span text:style-name="T238"> </text:span><text:span text:style-name="T142">k</text:span><text:span text:style-name="T49">o­</text:span><text:span text:style-name="T48"> </text:span><text:span text:style-name="T49">ğuşu<text:tab/></text:span><text:span text:style-name="T6">ө</text:span><text:span text:style-name="T54">с</text:span><text:span text:style-name="T6">п</text:span><text:span text:style-name="T54">ү</text:span><text:span text:style-name="T6">р</text:span><text:span text:style-name="T54">ү</text:span><text:span text:style-name="T6">мд</text:span><text:span text:style-name="T54">өр<text:tab/></text:span><text:span text:style-name="T29">т</text:span><text:span text:style-name="T54">ү</text:span><text:span text:style-name="T29">рм</text:span><text:span text:style-name="T54">өс</text:span><text:span text:style-name="T29">ү</text:span><text:span text:style-name="T54">н</text:span><text:span text:style-name="T29">ү</text:span><text:span text:style-name="T54">н</text:span><text:span text:style-name="T55"> </text:span><text:span text:style-name="T54">бө</text:span><text:span text:style-name="T29">л</text:span><text:span text:style-name="T54">үм</text:span><text:span text:style-name="T235">ү</text:span><text:span text:style-name="T54">.</text:span></text:p>
        <text:p text:style-name="P126"><text:span text:style-name="T49">sübyan</text:span><text:span text:style-name="T26">c</text:span><text:span text:style-name="T49">ı</text:span><text:span text:style-name="T967"> </text:span><text:span text:style-name="T6">ж</text:span><text:span text:style-name="T29">а</text:span><text:span text:style-name="T54">ш</text:span><text:span text:style-name="T606"> </text:span><text:span text:style-name="T54">ба</text:span><text:span text:style-name="T29">л</text:span><text:span text:style-name="T54">дар</text:span><text:span text:style-name="T6">г</text:span><text:span text:style-name="T54">а</text:span><text:span text:style-name="T981"> </text:span><text:span text:style-name="T6">жынысты</text:span><text:span text:style-name="T54">к</text:span><text:span text:style-name="T606"> </text:span><text:span text:style-name="T6">т</text:span><text:span text:style-name="T54">и­</text:span></text:p>
        <text:p text:style-name="P2790"><text:soft-page-break/><text:span text:style-name="T54">й</text:span><text:span text:style-name="T6">и</text:span><text:span text:style-name="T54">ш</text:span><text:span text:style-name="T6">т</text:span><text:span text:style-name="T54">ик</text:span><text:span text:style-name="T848"> </text:span><text:span text:style-name="T6">кыл</text:span><text:span text:style-name="T29">г</text:span><text:span text:style-name="T6">а</text:span><text:span text:style-name="T54">н,</text:span><text:span text:style-name="T905"> </text:span><text:span text:style-name="T6">педо</text:span><text:span text:style-name="T29">ф</text:span><text:span text:style-name="T54">ил.</text:span></text:p>
        <text:p text:style-name="P2791"><draw:custom-shape text:anchor-type="paragraph" draw:z-index="11" draw:style-name="gr3" svg:width="0.0142in" svg:height="7.0268in" svg:x="4.1339in" svg:y="-0.1528in"><text:p/><draw:enhanced-geometry svg:viewBox="0 0 20 10118" draw:type="non-primitive" draw:enhanced-path="M 0 0 A L 0 10119 A N"/></draw:custom-shape><text:span text:style-name="T1">süet</text:span><text:span text:style-name="T48">, </text:span><text:span text:style-name="T1">-t</text:span><text:span text:style-name="T48">i</text:span><text:span text:style-name="T240"> </text:span><text:span text:style-name="T20">к</text:span><text:span text:style-name="T73">. </text:span><text:span text:style-name="T316"><text:s/></text:span><text:span text:style-name="T18">po</text:span><text:span text:style-name="T110">dоsü</text:span><text:span text:style-name="T44">e</text:span><text:span text:style-name="T110">t. süeter</text:span><text:span text:style-name="T148"> </text:span><text:span text:style-name="T35">к</text:span><text:span text:style-name="T73">.</text:span><text:span text:style-name="T157"> </text:span><text:span text:style-name="T18">s</text:span><text:span text:style-name="T110">üv</text:span><text:span text:style-name="T44">e</text:span><text:span text:style-name="T18">ter</text:span><text:span text:style-name="T95">.</text:span></text:p>
        <text:p text:style-name="P2641"><text:span text:style-name="T26">süfl</text:span><text:span text:style-name="T49">î</text:span><text:span text:style-name="T683"> </text:span><text:span text:style-name="T49">1.</text:span><text:span text:style-name="T641"> </text:span><text:span text:style-name="T54">тө</text:span><text:span text:style-name="T29">м</text:span><text:span text:style-name="T6">ө</text:span><text:span text:style-name="T54">нкү,</text:span><text:span text:style-name="T1003"> </text:span><text:span text:style-name="T6">пас</text:span><text:span text:style-name="T54">,</text:span><text:span text:style-name="T1003"> </text:span><text:span text:style-name="T6">одо</text:span><text:span text:style-name="T54">н</text:span><text:span text:style-name="T235">о</text:span><text:span text:style-name="T54">.</text:span><text:span text:style-name="T1003"> </text:span><text:span text:style-name="T49">2.</text:span><text:span text:style-name="T995"> </text:span><text:span text:style-name="T6">начар</text:span><text:span text:style-name="T54">/</text:span></text:p>
        <text:p text:style-name="P2792"><text:span text:style-name="T54">кир</text:span><text:span text:style-name="T512"> </text:span><text:span text:style-name="T29">к</text:span><text:span text:style-name="T6">и</text:span><text:span text:style-name="T54">йимч</text:span><text:span text:style-name="T29">е</text:span><text:span text:style-name="T54">н.</text:span></text:p>
        <text:p text:style-name="P1534"><text:span text:style-name="T26">süflîl</text:span><text:span text:style-name="T49">eş</text:span><text:span text:style-name="T26">me</text:span><text:span text:style-name="T49">k</text:span><text:span text:style-name="T26"> </text:span><text:span text:style-name="T49">1.</text:span><text:span text:style-name="T261"> </text:span><text:span text:style-name="T54">төм</text:span><text:span text:style-name="T6">ө</text:span><text:span text:style-name="T54">н</text:span><text:span text:style-name="T6">д</text:span><text:span text:style-name="T54">ө</text:span><text:span text:style-name="T235">ө</text:span><text:span text:style-name="T54">,</text:span><text:span text:style-name="T270"> </text:span><text:span text:style-name="T29">п</text:span><text:span text:style-name="T6">а</text:span><text:span text:style-name="T54">сто</text:span><text:span text:style-name="T6">о</text:span><text:span text:style-name="T54">,</text:span><text:span text:style-name="T152"> </text:span><text:span text:style-name="T6">о</text:span><text:span text:style-name="T54">д</text:span><text:span text:style-name="T6">о</text:span><text:span text:style-name="T54">н</text:span><text:span text:style-name="T235">о</text:span><text:span text:style-name="T54">­</text:span></text:p>
        <text:p text:style-name="P1637"><text:span text:style-name="T58">лошуу.</text:span><text:span text:style-name="T440"> </text:span><text:span text:style-name="T50">2.</text:span><text:span text:style-name="T437"> </text:span><text:span text:style-name="T31">н</text:span><text:span text:style-name="T154">а</text:span><text:span text:style-name="T31">ча</text:span><text:span text:style-name="T58">р/</text:span><text:span text:style-name="T31">к</text:span><text:span text:style-name="T58">ир</text:span><text:span text:style-name="T503"> </text:span><text:span text:style-name="T8">кий</text:span><text:span text:style-name="T58">и</text:span><text:span text:style-name="T31">н</text:span><text:span text:style-name="T58">е</text:span><text:span text:style-name="T170"> </text:span><text:span text:style-name="T54">б</text:span><text:span text:style-name="T29">а</text:span><text:span text:style-name="T235">ш</text:span><text:span text:style-name="T54">­</text:span><text:span text:style-name="T941"> </text:span><text:span text:style-name="T54">тоо.</text:span></text:p>
        <text:p text:style-name="P1535"><text:span text:style-name="T49">Süh</text:span><text:span text:style-name="T142">e</text:span><text:span text:style-name="T49">yl </text:span><text:span text:style-name="T556"><text:s/></text:span><text:span text:style-name="T72">а</text:span><text:span text:style-name="T156">с</text:span><text:span text:style-name="T72">т</text:span><text:span text:style-name="T19">р</text:span><text:span text:style-name="T72">. </text:span><text:span text:style-name="T295"><text:s/></text:span><text:span text:style-name="T11">Каноп</text:span><text:span text:style-name="T38">у</text:span><text:span text:style-name="T91">с </text:span><text:span text:style-name="T187"><text:s/></text:span><text:span text:style-name="T38">(</text:span><text:span text:style-name="T72">т</text:span><text:span text:style-name="T34">ү</text:span><text:span text:style-name="T72">ш</text:span><text:span text:style-name="T34">т</text:span><text:span text:style-name="T72">үк </text:span><text:span text:style-name="T475"><text:s/></text:span><text:span text:style-name="T34">ж</text:span><text:span text:style-name="T72">а­</text:span></text:p>
        <text:p text:style-name="P2793"><text:span text:style-name="T20">ры</text:span><text:span text:style-name="T73">м <text:s/></text:span><text:span text:style-name="T551"><text:s/></text:span><text:span text:style-name="T73">ша</text:span><text:span text:style-name="T35">р</text:span><text:span text:style-name="T73">д</text:span><text:span text:style-name="T35">ы</text:span><text:span text:style-name="T73">н <text:s/></text:span><text:span text:style-name="T551"><text:s/></text:span><text:span text:style-name="T20">э</text:span><text:span text:style-name="T73">ң <text:s/></text:span><text:span text:style-name="T551"><text:s/></text:span><text:span text:style-name="T20">жаркыра</text:span><text:span text:style-name="T73">к </text:span><text:span text:style-name="T211"><text:s/></text:span><text:span text:style-name="T35">жы</text:span><text:span text:style-name="T73">л­</text:span><text:span text:style-name="T505"> </text:span><text:span text:style-name="T73">дызы</text:span><text:span text:style-name="T12">).</text:span></text:p>
        <text:p text:style-name="P1535"><text:span text:style-name="T48">süit,</text:span><text:span text:style-name="T846"> </text:span><text:span text:style-name="T48">-ti</text:span><text:span text:style-name="T900"> </text:span><text:span text:style-name="T73">муз. </text:span><text:span text:style-name="T983"><text:s/></text:span><text:span text:style-name="T12">су</text:span><text:span text:style-name="T95">ита.</text:span></text:p>
        <text:p text:style-name="P882"><text:span text:style-name="T49">süje </text:span><text:span text:style-name="T644"><text:s/></text:span><text:span text:style-name="T49">1. </text:span><text:span text:style-name="T995"><text:s/></text:span><text:span text:style-name="T156">а</text:span><text:span text:style-name="T72">д. <text:s/></text:span><text:span text:style-name="T835"><text:s/></text:span><text:span text:style-name="T11">сюже</text:span><text:span text:style-name="T91">т. </text:span><text:span text:style-name="T635"><text:s/></text:span><text:span text:style-name="T109">2. </text:span><text:span text:style-name="T998"><text:s/></text:span><text:span text:style-name="T34">гра</text:span><text:span text:style-name="T72">м.<text:tab/></text:span><text:span text:style-name="T11">ээ</text:span><text:span text:style-name="T91">. </text:span><text:span text:style-name="T352"><text:s/></text:span><text:span text:style-name="T109">3.</text:span></text:p>
        <text:p text:style-name="P2794"><text:span text:style-name="T6">субъек</text:span><text:span text:style-name="T235">т</text:span><text:span text:style-name="T54">.</text:span></text:p>
        <text:p text:style-name="P371"><text:span text:style-name="T26">süklüm</text:span><text:span text:style-name="T49">: </text:span><text:span text:style-name="T416"><text:s/></text:span><text:span text:style-name="T49">~ </text:span><text:span text:style-name="T427"><text:s/></text:span><text:span text:style-name="T142">p</text:span><text:span text:style-name="T49">üklüm </text:span><text:span text:style-name="T641"><text:s/></text:span><text:span text:style-name="T6">к</text:span><text:span text:style-name="T29">ы</text:span><text:span text:style-name="T6">йналы</text:span><text:span text:style-name="T54">п</text:span><text:span text:style-name="T6">-</text:span><text:span text:style-name="T54">кыста­</text:span></text:p>
        <text:p text:style-name="P2795"><text:span text:style-name="T6">лы</text:span><text:span text:style-name="T54">п,</text:span><text:span text:style-name="T571"> </text:span><text:span text:style-name="T54">сүр</text:span><text:span text:style-name="T6">д</text:span><text:span text:style-name="T54">өп,</text:span><text:span text:style-name="T281"> </text:span><text:span text:style-name="T6">уялы</text:span><text:span text:style-name="T54">п.</text:span></text:p>
        <text:p text:style-name="P2034"><text:span text:style-name="T49">sükse</text:span><text:span text:style-name="T498"> </text:span><text:span text:style-name="T2">1</text:span><text:span text:style-name="T49">.</text:span><text:span text:style-name="T885"> </text:span><text:span text:style-name="T6">и</text:span><text:span text:style-name="T54">й</text:span><text:span text:style-name="T6">гил</text:span><text:span text:style-name="T54">ик.</text:span><text:span text:style-name="T905"> </text:span><text:span text:style-name="T49">2.</text:span><text:span text:style-name="T885"> </text:span><text:span text:style-name="T6">к</text:span><text:span text:style-name="T54">ө</text:span><text:span text:style-name="T6">й</text:span><text:span text:style-name="T54">р</text:span><text:span text:style-name="T6">ө</text:span><text:span text:style-name="T54">ң</text:span><text:span text:style-name="T6">д</text:span><text:span text:style-name="T54">үк,</text:span><text:span text:style-name="T905"> </text:span><text:span text:style-name="T6">жаса</text:span><text:span text:style-name="T54">л­</text:span><text:span text:style-name="T56"> </text:span><text:span text:style-name="T6">малуулу</text:span><text:span text:style-name="T54">к.</text:span><text:span text:style-name="T439"> </text:span><text:span text:style-name="T49">~</text:span><text:span text:style-name="T172"> </text:span><text:span text:style-name="T26">yapma</text:span><text:span text:style-name="T49">k</text:span><text:span text:style-name="T217"> </text:span><text:span text:style-name="T2">1</text:span><text:span text:style-name="T49">)</text:span><text:span text:style-name="T498"> </text:span><text:span text:style-name="T6">ийги</text:span><text:span text:style-name="T29">л</text:span><text:span text:style-name="T54">и</text:span><text:span text:style-name="T6">кк</text:span><text:span text:style-name="T54">е</text:span></text:p>
        <text:p text:style-name="P2796"><text:span text:style-name="T6">жетишү</text:span><text:span text:style-name="T235">ү</text:span><text:span text:style-name="T54">.</text:span><text:span text:style-name="T462"> </text:span><text:span text:style-name="T2">2</text:span><text:span text:style-name="T49">)</text:span><text:span text:style-name="T465"> </text:span><text:span text:style-name="T6">көзг</text:span><text:span text:style-name="T54">ө</text:span><text:span text:style-name="T553"> </text:span><text:span text:style-name="T6">к</text:span><text:span text:style-name="T54">ө</text:span><text:span text:style-name="T6">р</text:span><text:span text:style-name="T54">ү</text:span><text:span text:style-name="T6">нү</text:span><text:span text:style-name="T235">ү</text:span><text:span text:style-name="T54">.</text:span></text:p>
        <text:p text:style-name="P796"><text:span text:style-name="T49">sükû</text:span><text:span text:style-name="T142">n</text:span><text:span text:style-name="T49">,</text:span><text:span text:style-name="T436"> </text:span><text:span text:style-name="T49">s</text:span><text:span text:style-name="T142">ü</text:span><text:span text:style-name="T49">kû</text:span><text:span text:style-name="T142">n</text:span><text:span text:style-name="T49">et</text:span><text:span text:style-name="T436"> </text:span><text:span text:style-name="T49">1.</text:span><text:span text:style-name="T312"> </text:span><text:span text:style-name="T54">тынчт</text:span><text:span text:style-name="T29">ы</text:span><text:span text:style-name="T54">к,</text:span><text:span text:style-name="T905"> </text:span><text:span text:style-name="T6">жымжыр</text:span><text:span text:style-name="T235">т</text:span><text:span text:style-name="T54">­</text:span><text:span text:style-name="T56"> </text:span><text:span text:style-name="T6">ты</text:span><text:span text:style-name="T54">к,<text:tab/></text:span><text:span text:style-name="T6">тын</text:span><text:span text:style-name="T29">ч</text:span><text:span text:style-name="T6">у</text:span><text:span text:style-name="T54">у.<text:tab/></text:span><text:span text:style-name="T49">2.<text:tab/></text:span><text:span text:style-name="T54">б</text:span><text:span text:style-name="T152">е</text:span><text:span text:style-name="T54">йкуттук,</text:span></text:p>
        <text:p text:style-name="P471"><text:span text:style-name="T54">бей</text:span><text:span text:style-name="T6">г</text:span><text:span text:style-name="T54">амдык.</text:span><text:span text:style-name="T419"> </text:span><text:span text:style-name="T49">~</text:span><text:span text:style-name="T831"> </text:span><text:span text:style-name="T49">bul</text:span><text:span text:style-name="T142">m</text:span><text:span text:style-name="T49">ak</text:span><text:span text:style-name="T641"> </text:span><text:span text:style-name="T6">тынчуу</text:span><text:span text:style-name="T54">,</text:span><text:span text:style-name="T63"> </text:span><text:span text:style-name="T54">токт</text:span><text:span text:style-name="T6">о</text:span><text:span text:style-name="T54">о</text:span><text:span text:style-name="T430"> </text:span><text:span text:style-name="T6">(</text:span><text:span text:style-name="T72">ми</text:span><text:span text:style-name="T34">с</text:span><text:span text:style-name="T72">.</text:span><text:span text:style-name="T1043"> </text:span><text:span text:style-name="T34">согу</text:span><text:span text:style-name="T225">ш</text:span><text:span text:style-name="T11">)</text:span><text:span text:style-name="T91">.</text:span><text:span text:style-name="T424"> </text:span><text:span text:style-name="T109">~</text:span><text:span text:style-name="T998"> </text:span><text:span text:style-name="T43">ç</text:span><text:span text:style-name="T109">ök</text:span><text:span text:style-name="T43">mek</text:span><text:span text:style-name="T18"> </text:span><text:span text:style-name="T11">жымжыртт</text:span><text:span text:style-name="T38">ы</text:span><text:span text:style-name="T91">к</text:span><text:span text:style-name="T960"> </text:span><text:span text:style-name="T91">орно</text:span><text:span text:style-name="T229">о</text:span><text:span text:style-name="T91">.</text:span><text:span text:style-name="T960"> </text:span><text:span text:style-name="T109">~</text:span><text:span text:style-name="T278"> </text:span><text:span text:style-name="T146">e</text:span><text:span text:style-name="T43">t</text:span><text:span text:style-name="T109">mek</text:span><text:span text:style-name="T243"> </text:span><text:span text:style-name="T91">тынч</text:span></text:p>
        <text:p text:style-name="P471"><text:span text:style-name="T6">алу</text:span><text:span text:style-name="T54">у.</text:span><text:span text:style-name="T889"> </text:span><text:span text:style-name="T26">~</text:span><text:span text:style-name="T49">a</text:span><text:span text:style-name="T498"> </text:span><text:span text:style-name="T142">k</text:span><text:span text:style-name="T49">a</text:span><text:span text:style-name="T26">v</text:span><text:span text:style-name="T49">uş</text:span><text:span text:style-name="T142">m</text:span><text:span text:style-name="T49">ak</text:span><text:span text:style-name="T126"> </text:span><text:span text:style-name="T54">т</text:span><text:span text:style-name="T29">ы</text:span><text:span text:style-name="T54">нчтануу,</text:span><text:span text:style-name="T63"> </text:span><text:span text:style-name="T6">жан</text:span><text:span text:style-name="T54">ы </text:span><text:span text:style-name="T6">жа</text:span><text:span text:style-name="T54">й</text:span><text:span text:style-name="T235"> </text:span><text:span text:style-name="T6">а</text:span><text:span text:style-name="T29">л</text:span><text:span text:style-name="T6">у</text:span><text:span text:style-name="T54">у.</text:span></text:p>
        <text:p text:style-name="P2248"><text:span text:style-name="T26">sükûn</text:span><text:span text:style-name="T142">e</text:span><text:span text:style-name="T26">tl</text:span><text:span text:style-name="T49">i</text:span><text:span text:style-name="T159"> </text:span><text:span text:style-name="T49">1.</text:span><text:span text:style-name="T217"> </text:span><text:span text:style-name="T6">тынчтанга</text:span><text:span text:style-name="T235">н</text:span><text:span text:style-name="T54">,</text:span><text:span text:style-name="T512"> </text:span><text:span text:style-name="T29">ж</text:span><text:span text:style-name="T6">а</text:span><text:span text:style-name="T54">ны</text:span><text:span text:style-name="T180"> </text:span><text:span text:style-name="T6">жа</text:span><text:span text:style-name="T54">й</text:span><text:span text:style-name="T180"> </text:span><text:span text:style-name="T6">а</text:span><text:span text:style-name="T54">л­</text:span></text:p>
        <text:p text:style-name="P2797"><text:span text:style-name="T6">га</text:span><text:span text:style-name="T54">н.</text:span><text:span text:style-name="T618"> </text:span><text:span text:style-name="T49">2.</text:span><text:span text:style-name="T248"> </text:span><text:span text:style-name="T6">мел</text:span><text:span text:style-name="T29">м</text:span><text:span text:style-name="T6">илдеге</text:span><text:span text:style-name="T235">н</text:span><text:span text:style-name="T54">,</text:span><text:span text:style-name="T245"> </text:span><text:span text:style-name="T6">мелгиреге</text:span><text:span text:style-name="T235">н</text:span><text:span text:style-name="T54">.</text:span></text:p>
        <text:p text:style-name="P2246"><text:span text:style-name="T49">sük</text:span><text:span text:style-name="T142">û</text:span><text:span text:style-name="T49">t,</text:span><text:span text:style-name="T320"> </text:span><text:span text:style-name="T49">-tu</text:span><text:span text:style-name="T320"> </text:span><text:span text:style-name="T49">1.</text:span><text:span text:style-name="T196"> </text:span><text:span text:style-name="T6">ты</text:span><text:span text:style-name="T54">н</text:span><text:span text:style-name="T6">ч</text:span><text:span text:style-name="T54">т</text:span><text:span text:style-name="T6">ы</text:span><text:span text:style-name="T54">к,</text:span><text:span text:style-name="T193"> </text:span><text:span text:style-name="T6">ж</text:span><text:span text:style-name="T29">ы</text:span><text:span text:style-name="T6">мжыртты</text:span><text:span text:style-name="T54">к.</text:span><text:span text:style-name="T193"> </text:span><text:span text:style-name="T2">2.</text:span></text:p>
        <text:p text:style-name="P349"><text:span text:style-name="T6">унчукпо</text:span><text:span text:style-name="T235">о</text:span><text:span text:style-name="T54">.</text:span><text:span text:style-name="T402"> </text:span><text:span text:style-name="T49">~u</text:span><text:span text:style-name="T391"> </text:span><text:span text:style-name="T49">bo</text:span><text:span text:style-name="T142">z</text:span><text:span text:style-name="T26">m</text:span><text:span text:style-name="T49">ak</text:span><text:span text:style-name="T370"> </text:span><text:span text:style-name="T6">ты</text:span><text:span text:style-name="T29">н</text:span><text:span text:style-name="T6">чтыкт</text:span><text:span text:style-name="T54">ы</text:span></text:p>
        <text:p text:style-name="P2798"><text:span text:style-name="T56">буз</text:span><text:span text:style-name="T30">у</text:span><text:span text:style-name="T56">ш. <text:s/></text:span><text:span text:style-name="T971"><text:s/></text:span><text:span text:style-name="T48">~ <text:s/></text:span><text:span text:style-name="T372"><text:s/></text:span><text:span text:style-name="T48">du</text:span><text:span text:style-name="T25">r</text:span><text:span text:style-name="T48">mak/etmek </text:span><text:span text:style-name="T262"><text:s/></text:span><text:span text:style-name="T7">ты</text:span><text:span text:style-name="T56">нч/</text:span><text:span text:style-name="T7">у</text:span><text:span text:style-name="T56">н­ </text:span><text:span text:style-name="T318"><text:s/></text:span><text:span text:style-name="T260">ч</text:span><text:span text:style-name="T153">у</text:span><text:span text:style-name="T260">к</text:span><text:span text:style-name="T153">п</text:span><text:span text:style-name="T260">а</text:span><text:span text:style-name="T56">й </text:span><text:span text:style-name="T237"><text:s/></text:span><text:span text:style-name="T260">ту</text:span><text:span text:style-name="T153">руш</text:span><text:span text:style-name="T56">.</text:span><text:span text:style-name="T1115"> </text:span><text:span text:style-name="T48">~</text:span><text:span text:style-name="T25"> </text:span><text:span text:style-name="T262">i</text:span><text:span text:style-name="T143">k</text:span><text:span text:style-name="T262">rarda</text:span><text:span text:style-name="T48">n</text:span><text:span text:style-name="T198"> </text:span><text:span text:style-name="T262">geli</text:span><text:span text:style-name="T48">r</text:span><text:span text:style-name="T467"> </text:span><text:span text:style-name="T157">ма</text:span><text:span text:style-name="T265">к</text:span><text:span text:style-name="T73">.</text:span><text:span text:style-name="T20"> </text:span><text:span text:style-name="T12">унчукпа</text:span><text:span text:style-name="T95">ш</text:span><text:span text:style-name="T39"> </text:span><text:span text:style-name="T12">м</text:span><text:span text:style-name="T39">а</text:span><text:span text:style-name="T12">кулдукту</text:span><text:span text:style-name="T95">н <text:s/></text:span><text:span text:style-name="T469"><text:s/></text:span><text:span text:style-name="T95">б</text:span><text:span text:style-name="T39">е</text:span><text:span text:style-name="T95">л</text:span><text:span text:style-name="T12">г</text:span><text:span text:style-name="T95">иси.</text:span></text:p>
        <text:p text:style-name="P371"><text:span text:style-name="T49">sük</text:span><text:span text:style-name="T142">û</text:span><text:span text:style-name="T49">tî</text:span><text:span text:style-name="T449"> </text:span><text:span text:style-name="T6">жоо</text:span><text:span text:style-name="T235">ш</text:span><text:span text:style-name="T54">,</text:span><text:span text:style-name="T710"> </text:span><text:span text:style-name="T6">унчукпага</text:span><text:span text:style-name="T235">н</text:span><text:span text:style-name="T54">,</text:span><text:span text:style-name="T941"> </text:span><text:span text:style-name="T6">мому</text:span><text:span text:style-name="T54">н.</text:span></text:p>
        <text:p text:style-name="P371"><text:span text:style-name="T1">sül</text:span><text:span text:style-name="T48">â</text:span><text:span text:style-name="T1">l</text:span><text:span text:style-name="T48">e</text:span><text:span text:style-name="T785"> </text:span><text:span text:style-name="T7">уку</text:span><text:span text:style-name="T56">м</text:span><text:span text:style-name="T7">-туку</text:span><text:span text:style-name="T56">м,</text:span><text:span text:style-name="T648"> </text:span><text:span text:style-name="T7">уру</text:span><text:span text:style-name="T56">к.</text:span><text:span text:style-name="T648"> </text:span><text:span text:style-name="T1">yed</text:span><text:span text:style-name="T48">i</text:span><text:span text:style-name="T785"> </text:span><text:span text:style-name="T1">göbe</text:span><text:span text:style-name="T48">k</text:span><text:span text:style-name="T785"> </text:span><text:span text:style-name="T1">~si</text:span></text:p>
        <text:p text:style-name="P2799"><text:span text:style-name="T6">жет</text:span><text:span text:style-name="T54">и</text:span><text:span text:style-name="T571"> </text:span><text:span text:style-name="T54">ат</text:span><text:span text:style-name="T29">а</text:span><text:span text:style-name="T54">сы.</text:span></text:p>
        <text:p text:style-name="P2800"><text:span text:style-name="T49">sülf</text:span><text:span text:style-name="T248"> </text:span><text:span text:style-name="T72">хи</text:span><text:span text:style-name="T225">м</text:span><text:span text:style-name="T72">.</text:span><text:span text:style-name="T534"> </text:span><text:span text:style-name="T91">кү</text:span><text:span text:style-name="T38">к</text:span><text:span text:style-name="T91">үрт.</text:span><text:span text:style-name="T99"> <text:s/></text:span><text:span text:style-name="T109">sülfat,</text:span><text:span text:style-name="T933"> </text:span><text:span text:style-name="T109">-tı</text:span><text:span text:style-name="T933"> </text:span><text:span text:style-name="T72">х</text:span><text:span text:style-name="T34">им</text:span><text:span text:style-name="T72">.</text:span><text:span text:style-name="T993"> </text:span><text:span text:style-name="T11">сульфа</text:span><text:span text:style-name="T91">т.</text:span><text:span text:style-name="T99"> </text:span><text:span text:style-name="T43">sülfatl</text:span><text:span text:style-name="T109">a</text:span><text:span text:style-name="T43">m</text:span><text:span text:style-name="T109">a</text:span><text:span text:style-name="T1162"> </text:span><text:span text:style-name="T11">с</text:span><text:span text:style-name="T38">у</text:span><text:span text:style-name="T11">льфатто</text:span><text:span text:style-name="T91">о.</text:span></text:p>
        <text:p text:style-name="P2643"><text:span text:style-name="T26">sül</text:span><text:span text:style-name="T49">üğ</text:span><text:span text:style-name="T26">e</text:span><text:span text:style-name="T49">n</text:span><text:span text:style-name="T26"> </text:span><text:span text:style-name="T72">х</text:span><text:span text:style-name="T34">и</text:span><text:span text:style-name="T225">м</text:span><text:span text:style-name="T72">.</text:span><text:span text:style-name="T349"> </text:span><text:span text:style-name="T11">кызы</text:span><text:span text:style-name="T91">л</text:span><text:span text:style-name="T256"> </text:span><text:span text:style-name="T91">боёк</text:span><text:span text:style-name="T149"> </text:span><text:span text:style-name="T38">(</text:span><text:span text:style-name="T34">корго</text:span><text:span text:style-name="T72">ш</text:span><text:span text:style-name="T19">у</text:span><text:span text:style-name="T72">н</text:span><text:span text:style-name="T19">да</text:span><text:span text:style-name="T72">н </text:span><text:span text:style-name="T19">алын</text:span><text:span text:style-name="T34">а</text:span><text:span text:style-name="T225">т</text:span><text:span text:style-name="T11">).</text:span></text:p>
        <text:p text:style-name="P370"><text:span text:style-name="T49">sülûk</text:span><text:span text:style-name="T26">,</text:span><text:span text:style-name="T49">-kü</text:span><text:span text:style-name="T729"> </text:span><text:span text:style-name="T2">1</text:span><text:span text:style-name="T49">.</text:span><text:span text:style-name="T755"> </text:span><text:span text:style-name="T6">(</text:span><text:span text:style-name="T19">би</text:span><text:span text:style-name="T72">р</text:span><text:span text:style-name="T760"> </text:span><text:span text:style-name="T34">жолг</text:span><text:span text:style-name="T72">о</text:span><text:span text:style-name="T91">)</text:span><text:span text:style-name="T749"> </text:span><text:span text:style-name="T11">түшү</text:span><text:span text:style-name="T229">ү</text:span><text:span text:style-name="T91">,</text:span><text:span text:style-name="T749"> </text:span><text:span text:style-name="T11">(</text:span><text:span text:style-name="T72">б</text:span><text:span text:style-name="T156">и</text:span><text:span text:style-name="T72">р</text:span></text:p>
        <text:p text:style-name="P967"><text:span text:style-name="T72">нерсе</text:span><text:span text:style-name="T34">г</text:span><text:span text:style-name="T225">е</text:span><text:span text:style-name="T91">)</text:span><text:span text:style-name="T978"> </text:span><text:span text:style-name="T11">кирү</text:span><text:span text:style-name="T91">ү,</text:span><text:span text:style-name="T396"> </text:span><text:span text:style-name="T11">кызма</text:span><text:span text:style-name="T91">т</text:span><text:span text:style-name="T396"> </text:span><text:span text:style-name="T91">өтө</text:span><text:span text:style-name="T229">ө</text:span><text:span text:style-name="T91">.</text:span><text:span text:style-name="T667"> </text:span><text:span text:style-name="T15">2.</text:span><text:span text:style-name="T17"> </text:span><text:span text:style-name="T91">дер</text:span><text:span text:style-name="T11">в</text:span><text:span text:style-name="T91">и</text:span><text:span text:style-name="T11">ш</text:span><text:span text:style-name="T91">тер</text:span><text:span text:style-name="T749"> </text:span><text:span text:style-name="T91">орде</text:span><text:span text:style-name="T38">н</text:span><text:span text:style-name="T91">ине</text:span><text:span text:style-name="T749"> </text:span><text:span text:style-name="T38">к</text:span><text:span text:style-name="T91">и</text:span><text:span text:style-name="T38">р</text:span><text:span text:style-name="T91">ү</text:span><text:span text:style-name="T229">ү</text:span><text:span text:style-name="T91">.</text:span><text:span text:style-name="T341"> </text:span><text:span text:style-name="T109">~</text:span><text:span text:style-name="T110"> </text:span><text:span text:style-name="T109">etmek </text:span><text:span text:style-name="T670"><text:s/></text:span><text:span text:style-name="T11">(</text:span><text:span text:style-name="T19">би</text:span><text:span text:style-name="T72">р </text:span><text:span text:style-name="T800"><text:s/></text:span><text:span text:style-name="T34">жолг</text:span><text:span text:style-name="T72">о</text:span><text:span text:style-name="T91">) </text:span><text:span text:style-name="T615"><text:s/></text:span><text:span text:style-name="T11">түшү</text:span><text:span text:style-name="T229">ү</text:span><text:span text:style-name="T91">, </text:span><text:span text:style-name="T615"><text:s/></text:span><text:span text:style-name="T11">(</text:span><text:span text:style-name="T19">би</text:span><text:span text:style-name="T72">р</text:span></text:p>
        <text:p text:style-name="P2801"><text:span text:style-name="T72">нерсе</text:span><text:span text:style-name="T34">г</text:span><text:span text:style-name="T225">е</text:span><text:span text:style-name="T91">)</text:span><text:span text:style-name="T597"> </text:span><text:span text:style-name="T11">өзү</text:span><text:span text:style-name="T91">н</text:span><text:span text:style-name="T919"> </text:span><text:span text:style-name="T91">арно</text:span><text:span text:style-name="T229">о</text:span><text:span text:style-name="T91">.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ListLabel_20_1" style:display-name="ListLabel 1" style:family="text">
      <style:text-properties style:font-name="Liberation Serif1" fo:font-family="'Liberation Serif'" style:font-family-generic="roman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37">
      <text:list-level-style-number text:level="1" text:style-name="ListLabel_20_1" style:num-suffix="." style:num-format="1" text:start-value="2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style:num-suffix="•" text:bullet-char="•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6">
      <text:list-level-style-number text:level="1" text:style-name="ListLabel_20_1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style:num-suffix="•" text:bullet-char="•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5">
      <text:list-level-style-number text:level="1" text:style-name="ListLabel_20_1" style:num-suffix=")" style:num-format="1" text:start-value="2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" style:num-suffix=")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bullet text:level="3" style:num-suffix="•" text:bullet-char="•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4">
      <text:list-level-style-number text:level="1" text:style-name="ListLabel_20_1" style:num-suffix="." style:num-format="1" text:start-value="2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style:num-suffix="•" text:bullet-char="•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3">
      <text:list-level-style-number text:level="1" text:style-name="ListLabel_20_1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style:num-suffix="•" text:bullet-char="•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2">
      <text:list-level-style-number text:level="1" text:style-name="ListLabel_20_1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style:num-suffix="•" text:bullet-char="•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1">
      <text:list-level-style-number text:level="1" text:style-name="ListLabel_20_1" style:num-suffix="." style:num-format="1" text:start-value="2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style:num-suffix="•" text:bullet-char="•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0">
      <text:list-level-style-number text:level="1" text:style-name="ListLabel_20_1" style:num-suffix="." style:num-format="1" text:start-value="2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style:num-suffix="•" text:bullet-char="•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9">
      <text:list-level-style-number text:level="1" text:style-name="ListLabel_20_1" style:num-suffix="." style:num-format="1" text:start-value="2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style:num-suffix="•" text:bullet-char="•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8">
      <text:list-level-style-number text:level="1" text:style-name="ListLabel_20_1" style:num-suffix="." style:num-format="1" text:start-value="5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style:num-suffix="•" text:bullet-char="•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7">
      <text:list-level-style-number text:level="1" text:style-name="ListLabel_20_1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style:num-suffix="•" text:bullet-char="•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number text:level="1" text:style-name="ListLabel_20_1" style:num-suffix="." style:num-format="1" text:start-value="4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style:num-suffix="•" text:bullet-char="•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number text:level="1" text:style-name="ListLabel_20_1" style:num-format="1" text:start-value="2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style:num-suffix="•" text:bullet-char="•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number text:level="1" text:style-name="ListLabel_20_1" style:num-suffix="." style:num-format="1" text:start-value="2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style:num-suffix="•" text:bullet-char="•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number text:level="1" text:style-name="ListLabel_20_1" style:num-suffix="." style:num-format="1" text:start-value="2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style:num-suffix="•" text:bullet-char="•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number text:level="1" text:style-name="ListLabel_20_1" style:num-suffix="." style:num-format="1" text:start-value="2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style:num-suffix="•" text:bullet-char="•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number text:level="1" text:style-name="ListLabel_20_1" style:num-suffix="." style:num-format="1" text:start-value="2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style:num-suffix="•" text:bullet-char="•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number text:level="1" text:style-name="ListLabel_20_1" style:num-suffix="." style:num-format="1" text:start-value="2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style:num-suffix="•" text:bullet-char="•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number text:level="1" text:style-name="ListLabel_20_1" style:num-suffix="." style:num-format="1" text:start-value="2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style:num-suffix="•" text:bullet-char="•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number text:level="1" text:style-name="ListLabel_20_1" style:num-suffix="." style:num-format="1" text:start-value="2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style:num-suffix="•" text:bullet-char="•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number text:level="1" text:style-name="ListLabel_20_1" style:num-suffix="." style:num-format="1" text:start-value="2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style:num-suffix="•" text:bullet-char="•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number text:level="1" text:style-name="ListLabel_20_1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style:num-suffix="•" text:bullet-char="•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text:style-name="ListLabel_20_1" style:num-suffix="." style:num-format="1" text:start-value="2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" style:num-suffix="." style:num-format="1" text:start-value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bullet text:level="3" style:num-suffix="•" text:bullet-char="•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text:style-name="ListLabel_20_1" style:num-suffix="." style:num-format="1" text:start-value="2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" style:num-suffix="." style:num-format="1" text:start-value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1" style:num-suffix=")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bullet text:level="4" style:num-suffix="•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text:style-name="ListLabel_20_1" style:num-suffix="." style:num-format="1" text:start-value="2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style:num-suffix="•" text:bullet-char="•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text:style-name="ListLabel_20_1" style:num-suffix="." style:num-format="1" text:start-value="3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style:num-suffix="•" text:bullet-char="•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text:style-name="ListLabel_20_1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style:num-suffix="•" text:bullet-char="•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text:style-name="ListLabel_20_1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style:num-suffix="•" text:bullet-char="•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1" style:num-suffix="." style:num-format="1" text:start-value="2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style:num-suffix="•" text:bullet-char="•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1" style:num-suffix="." style:num-format="1" text:start-value="2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style:num-suffix="•" text:bullet-char="•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1" style:num-suffix="." style:num-format="1" text:start-value="2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" style:num-suffix="." style:num-format="1" text:start-value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bullet text:level="3" style:num-suffix="•" text:bullet-char="•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1" style:num-suffix="." style:num-format="1" text:start-value="2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style:num-suffix="•" text:bullet-char="•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Times New Roman"/>
      </text:list-level-style-bullet>
      <text:list-level-style-number text:level="2" text:style-name="ListLabel_20_1" style:num-format="1" text:start-value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bullet text:level="3" style:num-suffix="•" text:bullet-char="•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1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style:num-suffix="•" text:bullet-char="•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" style:num-suffix="." style:num-format="1" text:start-value="2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style:num-suffix="•" text:bullet-char="•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" style:num-suffix="." style:num-format="1" text:start-value="9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style:num-suffix="•" text:bullet-char="•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style:num-suffix="." style:num-format="1" text:start-value="3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" style:num-suffix="." style:num-format="1" text:start-value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bullet text:level="3" style:num-suffix="•" text:bullet-char="•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line-height="0.139in"/>
      <style:text-properties fo:font-size="10pt" style:font-size-asian="10pt"/>
    </style:style>
    <style:style style:name="MP2" style:family="paragraph" style:parent-style-name="Frame_20_contents">
      <style:paragraph-properties fo:margin-left="0.028in" fo:margin-right="0in" fo:line-height="0.1571in" fo:text-indent="0in" style:auto-text-indent="false"/>
    </style:style>
    <style:style style:name="MP3" style:family="paragraph" style:parent-style-name="Frame_20_contents">
      <style:paragraph-properties fo:margin-left="0.0283in" fo:margin-right="0in" fo:line-height="0.1571in" fo:text-indent="0in" style:auto-text-indent="false"/>
    </style:style>
    <style:style style:name="MP4" style:family="paragraph" style:parent-style-name="Frame_20_contents">
      <style:paragraph-properties fo:margin-left="0.0291in" fo:margin-right="0in" fo:line-height="0.1563in" fo:text-indent="0in" style:auto-text-indent="false"/>
    </style:style>
    <style:style style:name="MP5" style:family="paragraph" style:parent-style-name="Frame_20_contents">
      <style:paragraph-properties fo:margin-left="0.0291in" fo:margin-right="0in" fo:line-height="0.1571in" fo:text-indent="0in" style:auto-text-indent="false"/>
    </style:style>
    <style:style style:name="MP6" style:family="paragraph" style:parent-style-name="Frame_20_contents">
      <style:paragraph-properties fo:margin-left="0.028in" fo:margin-right="0in" fo:line-height="0.1563in" fo:text-indent="0in" style:auto-text-indent="false"/>
    </style:style>
    <style:style style:name="MP7" style:family="paragraph" style:parent-style-name="Frame_20_contents">
      <style:paragraph-properties fo:margin-left="0.0283in" fo:margin-right="0in" fo:line-height="0.1563in" fo:text-indent="0in" style:auto-text-indent="false"/>
    </style:style>
    <style:style style:name="MP8" style:family="paragraph" style:parent-style-name="Standard">
      <style:paragraph-properties fo:line-height="0.1382in"/>
      <style:text-properties fo:font-size="9.5pt" style:font-size-asian="9.5pt"/>
    </style:style>
    <style:style style:name="Mfr1" style:family="graphic" style:parent-style-name="Frame">
      <style:graphic-properties style:run-through="background" style:wrap="run-through" style:number-wrapped-paragraphs="no-limit" style:vertical-pos="from-top" style:vertical-rel="page" style:horizontal-pos="from-left" style:horizontal-rel="page" fo:background-color="#ffffff" style:background-transparency="100%" fo:padding="0in" fo:border="0.74pt solid #000000" style:writing-mode="lr-tb">
        <style:background-image/>
      </style:graphic-properties>
    </style:style>
    <style:page-layout style:name="Mpm1">
      <style:page-layout-properties fo:page-width="8.2681in" fo:page-height="11.6929in" style:num-format="1" style:print-orientation="portrait" fo:margin-top="1.0972in" fo:margin-bottom="1.9772in" fo:margin-left="1.1665in" fo:margin-right="1.1665in" style:writing-mode="lr-tb" style:layout-grid-color="#c0c0c0" style:layout-grid-lines="21891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>
        <style:header-footer-properties fo:min-height="0.1339in" fo:margin-left="0in" fo:margin-right="0in" fo:margin-top="0.0945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1.0972in" fo:margin-bottom="2.111in" fo:margin-left="1.1665in" fo:margin-right="1.1665in" style:writing-mode="lr-tb" style:layout-grid-color="#c0c0c0" style:layout-grid-lines="21551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1in" fo:margin-bottom="1in" fo:margin-left="1.25in" fo:margin-right="1.2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2681in" fo:page-height="11.6929in" style:num-format="1" style:print-orientation="portrait" fo:margin-top="1.0972in" fo:margin-bottom="1.978in" fo:margin-left="1.1665in" fo:margin-right="1.1665in" style:writing-mode="lr-tb" style:layout-grid-color="#c0c0c0" style:layout-grid-lines="21889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>
        <style:header-footer-properties fo:min-height="0.1335in" fo:margin-left="0in" fo:margin-right="0in" fo:margin-top="0.0937in" style:dynamic-spacing="true"/>
      </style:footer-style>
    </style:page-layout>
  </office:automatic-styles>
  <office:master-styles>
    <style:master-page style:name="Standard" style:page-layout-name="Mpm1">
      <style:footer>
        <text:p text:style-name="MP1"><draw:frame draw:style-name="Mfr1" text:anchor-type="char" svg:x="4.0008in" svg:y="9.5634in" svg:width="0.2661in" svg:height="0.1681in" draw:z-index="1"><draw:text-box><text:p text:style-name="MP2"><text:page-number text:select-page="current">1</text:page-number></text:p></draw:text-box></draw:frame></text:p>
      </style:footer>
    </style:master-page>
    <style:master-page style:name="Converted1" style:page-layout-name="Mpm2"/>
    <style:master-page style:name="Converted2" style:page-layout-name="Mpm3"/>
    <style:master-page style:name="Converted3" style:page-layout-name="Mpm2"/>
    <style:master-page style:name="Converted4" style:page-layout-name="Mpm3"/>
    <style:master-page style:name="Converted5" style:page-layout-name="Mpm2"/>
    <style:master-page style:name="Converted6" style:page-layout-name="Mpm3"/>
    <style:master-page style:name="Converted7" style:page-layout-name="Mpm2"/>
    <style:master-page style:name="Converted8" style:page-layout-name="Mpm3"/>
    <style:master-page style:name="Converted9" style:page-layout-name="Mpm2"/>
    <style:master-page style:name="Converted10" style:page-layout-name="Mpm3"/>
    <style:master-page style:name="Converted11" style:page-layout-name="Mpm2"/>
    <style:master-page style:name="Converted12" style:page-layout-name="Mpm3"/>
    <style:master-page style:name="Converted13" style:page-layout-name="Mpm2"/>
    <style:master-page style:name="Converted14" style:page-layout-name="Mpm3"/>
    <style:master-page style:name="Converted15" style:page-layout-name="Mpm2"/>
    <style:master-page style:name="Converted16" style:page-layout-name="Mpm3"/>
    <style:master-page style:name="Converted17" style:page-layout-name="Mpm1">
      <style:footer>
        <text:p text:style-name="MP1"><draw:frame draw:style-name="Mfr1" text:anchor-type="char" svg:x="4.0016in" svg:y="9.5634in" svg:width="0.2665in" svg:height="0.1681in" draw:z-index="0"><draw:text-box><text:p text:style-name="MP3"><text:page-number text:select-page="current">22</text:page-number></text:p></draw:text-box></draw:frame></text:p>
      </style:footer>
    </style:master-page>
    <style:master-page style:name="Converted18" style:page-layout-name="Mpm3"/>
    <style:master-page style:name="Converted19" style:page-layout-name="Mpm2"/>
    <style:master-page style:name="Converted20" style:page-layout-name="Mpm3"/>
    <style:master-page style:name="Converted21" style:page-layout-name="Mpm2"/>
    <style:master-page style:name="Converted22" style:page-layout-name="Mpm3"/>
    <style:master-page style:name="Converted23" style:page-layout-name="Mpm2"/>
    <style:master-page style:name="Converted24" style:page-layout-name="Mpm3"/>
    <style:master-page style:name="Converted25" style:page-layout-name="Mpm2"/>
    <style:master-page style:name="Converted26" style:page-layout-name="Mpm3"/>
    <style:master-page style:name="Converted27" style:page-layout-name="Mpm2"/>
    <style:master-page style:name="Converted28" style:page-layout-name="Mpm3"/>
    <style:master-page style:name="Converted29" style:page-layout-name="Mpm2"/>
    <style:master-page style:name="Converted30" style:page-layout-name="Mpm3"/>
    <style:master-page style:name="Converted31" style:page-layout-name="Mpm2"/>
    <style:master-page style:name="Converted32" style:page-layout-name="Mpm3"/>
    <style:master-page style:name="Converted33" style:page-layout-name="Mpm2"/>
    <style:master-page style:name="Converted34" style:page-layout-name="Mpm3"/>
    <style:master-page style:name="Converted35" style:page-layout-name="Mpm2"/>
    <style:master-page style:name="Converted36" style:page-layout-name="Mpm3"/>
    <style:master-page style:name="Converted37" style:page-layout-name="Mpm1">
      <style:footer>
        <text:p text:style-name="MP1"><draw:frame draw:style-name="Mfr1" text:anchor-type="char" svg:x="4.0016in" svg:y="9.5638in" svg:width="0.2661in" svg:height="0.1681in" draw:z-index="0"><draw:text-box><text:p text:style-name="MP2"><text:page-number text:select-page="current">40</text:page-number></text:p></draw:text-box></draw:frame></text:p>
      </style:footer>
    </style:master-page>
    <style:master-page style:name="Converted38" style:page-layout-name="Mpm3"/>
    <style:master-page style:name="Converted39" style:page-layout-name="Mpm2"/>
    <style:master-page style:name="Converted40" style:page-layout-name="Mpm3"/>
    <style:master-page style:name="Converted41" style:page-layout-name="Mpm2"/>
    <style:master-page style:name="Converted42" style:page-layout-name="Mpm3"/>
    <style:master-page style:name="Converted43" style:page-layout-name="Mpm2"/>
    <style:master-page style:name="Converted44" style:page-layout-name="Mpm3"/>
    <style:master-page style:name="Converted45" style:page-layout-name="Mpm2"/>
    <style:master-page style:name="Converted46" style:page-layout-name="Mpm3"/>
    <style:master-page style:name="Converted47" style:page-layout-name="Mpm2"/>
    <style:master-page style:name="Converted48" style:page-layout-name="Mpm3"/>
    <style:master-page style:name="Converted49" style:page-layout-name="Mpm2"/>
    <style:master-page style:name="Converted50" style:page-layout-name="Mpm3"/>
    <style:master-page style:name="Converted51" style:page-layout-name="Mpm2"/>
    <style:master-page style:name="Converted52" style:page-layout-name="Mpm3"/>
    <style:master-page style:name="Converted53" style:page-layout-name="Mpm2"/>
    <style:master-page style:name="Converted54" style:page-layout-name="Mpm3"/>
    <style:master-page style:name="Converted55" style:page-layout-name="Mpm2"/>
    <style:master-page style:name="Converted56" style:page-layout-name="Mpm3"/>
    <style:master-page style:name="Converted57" style:page-layout-name="Mpm1">
      <style:footer>
        <text:p text:style-name="MP1"><draw:frame draw:style-name="Mfr1" text:anchor-type="char" svg:x="4.0008in" svg:y="9.5638in" svg:width="0.2673in" svg:height="0.1681in" draw:z-index="0"><draw:text-box><text:p text:style-name="MP4"><text:page-number text:select-page="current">57</text:page-number></text:p></draw:text-box></draw:frame></text:p>
      </style:footer>
    </style:master-page>
    <style:master-page style:name="Converted58" style:page-layout-name="Mpm3"/>
    <style:master-page style:name="Converted59" style:page-layout-name="Mpm2"/>
    <style:master-page style:name="Converted60" style:page-layout-name="Mpm3"/>
    <style:master-page style:name="Converted61" style:page-layout-name="Mpm2"/>
    <style:master-page style:name="Converted62" style:page-layout-name="Mpm3"/>
    <style:master-page style:name="Converted63" style:page-layout-name="Mpm2"/>
    <style:master-page style:name="Converted64" style:page-layout-name="Mpm3"/>
    <style:master-page style:name="Converted65" style:page-layout-name="Mpm2"/>
    <style:master-page style:name="Converted66" style:page-layout-name="Mpm3"/>
    <style:master-page style:name="Converted67" style:page-layout-name="Mpm2"/>
    <style:master-page style:name="Converted68" style:page-layout-name="Mpm3"/>
    <style:master-page style:name="Converted69" style:page-layout-name="Mpm2"/>
    <style:master-page style:name="Converted70" style:page-layout-name="Mpm3"/>
    <style:master-page style:name="Converted71" style:page-layout-name="Mpm2"/>
    <style:master-page style:name="Converted72" style:page-layout-name="Mpm3"/>
    <style:master-page style:name="Converted73" style:page-layout-name="Mpm2"/>
    <style:master-page style:name="Converted74" style:page-layout-name="Mpm3"/>
    <style:master-page style:name="Converted75" style:page-layout-name="Mpm2"/>
    <style:master-page style:name="Converted76" style:page-layout-name="Mpm3"/>
    <style:master-page style:name="Converted77" style:page-layout-name="Mpm1">
      <style:footer>
        <text:p text:style-name="MP1"><draw:frame draw:style-name="Mfr1" text:anchor-type="char" svg:x="4.0016in" svg:y="9.5634in" svg:width="0.2661in" svg:height="0.1681in" draw:z-index="0"><draw:text-box><text:p text:style-name="MP5"><text:page-number text:select-page="current">95</text:page-number></text:p></draw:text-box></draw:frame></text:p>
      </style:footer>
    </style:master-page>
    <style:master-page style:name="Converted78" style:page-layout-name="Mpm3"/>
    <style:master-page style:name="Converted79" style:page-layout-name="Mpm2"/>
    <style:master-page style:name="Converted80" style:page-layout-name="Mpm3"/>
    <style:master-page style:name="Converted81" style:page-layout-name="Mpm2"/>
    <style:master-page style:name="Converted82" style:page-layout-name="Mpm3"/>
    <style:master-page style:name="Converted83" style:page-layout-name="Mpm2"/>
    <style:master-page style:name="Converted84" style:page-layout-name="Mpm3"/>
    <style:master-page style:name="Converted85" style:page-layout-name="Mpm2"/>
    <style:master-page style:name="Converted86" style:page-layout-name="Mpm3"/>
    <style:master-page style:name="Converted87" style:page-layout-name="Mpm2"/>
    <style:master-page style:name="Converted88" style:page-layout-name="Mpm3"/>
    <style:master-page style:name="Converted89" style:page-layout-name="Mpm2"/>
    <style:master-page style:name="Converted90" style:page-layout-name="Mpm3"/>
    <style:master-page style:name="Converted91" style:page-layout-name="Mpm2"/>
    <style:master-page style:name="Converted92" style:page-layout-name="Mpm3"/>
    <style:master-page style:name="Converted93" style:page-layout-name="Mpm2"/>
    <style:master-page style:name="Converted94" style:page-layout-name="Mpm3"/>
    <style:master-page style:name="Converted95" style:page-layout-name="Mpm2"/>
    <style:master-page style:name="Converted96" style:page-layout-name="Mpm3"/>
    <style:master-page style:name="Converted97" style:page-layout-name="Mpm1">
      <style:footer>
        <text:p text:style-name="MP1"><draw:frame draw:style-name="Mfr1" text:anchor-type="char" svg:x="4.0008in" svg:y="9.5634in" svg:width="0.2665in" svg:height="0.1681in" draw:z-index="0"><draw:text-box><text:p text:style-name="MP2"><text:page-number text:select-page="current">115</text:page-number></text:p></draw:text-box></draw:frame></text:p>
      </style:footer>
    </style:master-page>
    <style:master-page style:name="Converted98" style:page-layout-name="Mpm3"/>
    <style:master-page style:name="Converted99" style:page-layout-name="Mpm2"/>
    <style:master-page style:name="Converted100" style:page-layout-name="Mpm3"/>
    <style:master-page style:name="Converted101" style:page-layout-name="Mpm2"/>
    <style:master-page style:name="Converted102" style:page-layout-name="Mpm3"/>
    <style:master-page style:name="Converted103" style:page-layout-name="Mpm2"/>
    <style:master-page style:name="Converted104" style:page-layout-name="Mpm3"/>
    <style:master-page style:name="Converted105" style:page-layout-name="Mpm2"/>
    <style:master-page style:name="Converted106" style:page-layout-name="Mpm3"/>
    <style:master-page style:name="Converted107" style:page-layout-name="Mpm2"/>
    <style:master-page style:name="Converted108" style:page-layout-name="Mpm3"/>
    <style:master-page style:name="Converted109" style:page-layout-name="Mpm2"/>
    <style:master-page style:name="Converted110" style:page-layout-name="Mpm3"/>
    <style:master-page style:name="Converted111" style:page-layout-name="Mpm2"/>
    <style:master-page style:name="Converted112" style:page-layout-name="Mpm3"/>
    <style:master-page style:name="Converted113" style:page-layout-name="Mpm2"/>
    <style:master-page style:name="Converted114" style:page-layout-name="Mpm3"/>
    <style:master-page style:name="Converted115" style:page-layout-name="Mpm2"/>
    <style:master-page style:name="Converted116" style:page-layout-name="Mpm3"/>
    <style:master-page style:name="Converted117" style:page-layout-name="Mpm1">
      <style:footer>
        <text:p text:style-name="MP1"><draw:frame draw:style-name="Mfr1" text:anchor-type="char" svg:x="4.0016in" svg:y="9.5638in" svg:width="0.2661in" svg:height="0.1673in" draw:z-index="0"><draw:text-box><text:p text:style-name="MP6"><text:page-number text:select-page="current">135</text:page-number></text:p></draw:text-box></draw:frame></text:p>
      </style:footer>
    </style:master-page>
    <style:master-page style:name="Converted118" style:page-layout-name="Mpm3"/>
    <style:master-page style:name="Converted119" style:page-layout-name="Mpm2"/>
    <style:master-page style:name="Converted120" style:page-layout-name="Mpm3"/>
    <style:master-page style:name="Converted121" style:page-layout-name="Mpm2"/>
    <style:master-page style:name="Converted122" style:page-layout-name="Mpm3"/>
    <style:master-page style:name="Converted123" style:page-layout-name="Mpm2"/>
    <style:master-page style:name="Converted124" style:page-layout-name="Mpm3"/>
    <style:master-page style:name="Converted125" style:page-layout-name="Mpm2"/>
    <style:master-page style:name="Converted126" style:page-layout-name="Mpm3"/>
    <style:master-page style:name="Converted127" style:page-layout-name="Mpm2"/>
    <style:master-page style:name="Converted128" style:page-layout-name="Mpm3"/>
    <style:master-page style:name="Converted129" style:page-layout-name="Mpm2"/>
    <style:master-page style:name="Converted130" style:page-layout-name="Mpm3"/>
    <style:master-page style:name="Converted131" style:page-layout-name="Mpm2"/>
    <style:master-page style:name="Converted132" style:page-layout-name="Mpm3"/>
    <style:master-page style:name="Converted133" style:page-layout-name="Mpm2"/>
    <style:master-page style:name="Converted134" style:page-layout-name="Mpm3"/>
    <style:master-page style:name="Converted135" style:page-layout-name="Mpm2"/>
    <style:master-page style:name="Converted136" style:page-layout-name="Mpm3"/>
    <style:master-page style:name="Converted137" style:page-layout-name="Mpm4">
      <style:footer>
        <text:p text:style-name="MP1"><draw:frame draw:style-name="Mfr1" text:anchor-type="char" svg:x="4.0016in" svg:y="9.5634in" svg:width="0.2665in" svg:height="0.1681in" draw:z-index="0"><draw:text-box><text:p text:style-name="MP7"><text:page-number text:select-page="current">154</text:page-number></text:p></draw:text-box></draw:frame></text:p>
      </style:footer>
    </style:master-page>
    <style:master-page style:name="Converted138" style:page-layout-name="Mpm3"/>
    <style:master-page style:name="Converted139" style:page-layout-name="Mpm2"/>
    <style:master-page style:name="Converted140" style:page-layout-name="Mpm3"/>
    <style:master-page style:name="Converted141" style:page-layout-name="Mpm2"/>
    <style:master-page style:name="Converted142" style:page-layout-name="Mpm3"/>
    <style:master-page style:name="Converted143" style:page-layout-name="Mpm2"/>
    <style:master-page style:name="Converted144" style:page-layout-name="Mpm3"/>
    <style:master-page style:name="Converted145" style:page-layout-name="Mpm2"/>
    <style:master-page style:name="Converted146" style:page-layout-name="Mpm3"/>
    <style:master-page style:name="Converted147" style:page-layout-name="Mpm2"/>
    <style:master-page style:name="Converted148" style:page-layout-name="Mpm3"/>
    <style:master-page style:name="Converted149" style:page-layout-name="Mpm2"/>
    <style:master-page style:name="Converted150" style:page-layout-name="Mpm3"/>
    <style:master-page style:name="Converted151" style:page-layout-name="Mpm2"/>
    <style:master-page style:name="Converted152" style:page-layout-name="Mpm3"/>
    <style:master-page style:name="Converted153" style:page-layout-name="Mpm2"/>
    <style:master-page style:name="Converted154" style:page-layout-name="Mpm3"/>
    <style:master-page style:name="Converted155" style:page-layout-name="Mpm2"/>
    <style:master-page style:name="Converted156" style:page-layout-name="Mpm3"/>
    <style:master-page style:name="Converted157" style:page-layout-name="Mpm1">
      <style:footer>
        <text:p text:style-name="MP1"><draw:frame draw:style-name="Mfr1" text:anchor-type="char" svg:x="4.0016in" svg:y="9.5634in" svg:width="0.2661in" svg:height="0.1681in" draw:z-index="0"><draw:text-box><text:p text:style-name="MP3"><text:page-number text:select-page="current">174</text:page-number></text:p></draw:text-box></draw:frame></text:p>
      </style:footer>
    </style:master-page>
    <style:master-page style:name="Converted158" style:page-layout-name="Mpm3"/>
    <style:master-page style:name="Converted159" style:page-layout-name="Mpm2"/>
    <style:master-page style:name="Converted160" style:page-layout-name="Mpm3"/>
    <style:master-page style:name="Converted161" style:page-layout-name="Mpm2"/>
    <style:master-page style:name="Converted162" style:page-layout-name="Mpm3"/>
    <style:master-page style:name="Converted163" style:page-layout-name="Mpm2"/>
    <style:master-page style:name="Converted164" style:page-layout-name="Mpm3"/>
    <style:master-page style:name="Converted165" style:page-layout-name="Mpm2"/>
    <style:master-page style:name="Converted166" style:page-layout-name="Mpm3"/>
    <style:master-page style:name="Converted167" style:page-layout-name="Mpm2"/>
    <style:master-page style:name="Converted168" style:page-layout-name="Mpm3"/>
    <style:master-page style:name="Converted169" style:page-layout-name="Mpm2"/>
    <style:master-page style:name="Converted170" style:page-layout-name="Mpm3"/>
    <style:master-page style:name="Converted171" style:page-layout-name="Mpm2"/>
    <style:master-page style:name="Converted172" style:page-layout-name="Mpm3"/>
    <style:master-page style:name="Converted173" style:page-layout-name="Mpm2"/>
    <style:master-page style:name="Converted174" style:page-layout-name="Mpm3"/>
    <style:master-page style:name="Converted175" style:page-layout-name="Mpm2"/>
    <style:master-page style:name="Converted176" style:page-layout-name="Mpm3"/>
    <style:master-page style:name="Converted177" style:page-layout-name="Mpm1">
      <style:footer>
        <text:p text:style-name="MP8"><draw:frame draw:style-name="Mfr1" text:anchor-type="char" svg:x="4.0016in" svg:y="9.5638in" svg:width="0.2665in" svg:height="0.1673in" draw:z-index="0"><draw:text-box><text:p text:style-name="MP6"><text:page-number text:select-page="current">194</text:page-number></text:p></draw:text-box></draw:frame></text:p>
      </style:footer>
    </style:master-page>
    <style:master-page style:name="Converted178" style:page-layout-name="Mpm3"/>
    <style:master-page style:name="Converted179" style:page-layout-name="Mpm2"/>
    <style:master-page style:name="Converted180" style:page-layout-name="Mpm3"/>
    <style:master-page style:name="Converted181" style:page-layout-name="Mpm2"/>
    <style:master-page style:name="Converted182" style:page-layout-name="Mpm3"/>
    <style:master-page style:name="Converted183" style:page-layout-name="Mpm2"/>
    <style:master-page style:name="Converted184" style:page-layout-name="Mpm3"/>
    <style:master-page style:name="Converted185" style:page-layout-name="Mpm2"/>
    <style:master-page style:name="Converted186" style:page-layout-name="Mpm3"/>
    <style:master-page style:name="Converted187" style:page-layout-name="Mpm2"/>
    <style:master-page style:name="Converted188" style:page-layout-name="Mpm3"/>
    <style:master-page style:name="Converted189" style:page-layout-name="Mpm2"/>
    <style:master-page style:name="Converted190" style:page-layout-name="Mpm3"/>
    <style:master-page style:name="Converted191" style:page-layout-name="Mpm2"/>
    <style:master-page style:name="Converted192" style:page-layout-name="Mpm3"/>
    <style:master-page style:name="Converted193" style:page-layout-name="Mpm2"/>
    <style:master-page style:name="Converted194" style:page-layout-name="Mpm3"/>
    <style:master-page style:name="Converted195" style:page-layout-name="Mpm2"/>
    <style:master-page style:name="Converted196" style:page-layout-name="Mpm3"/>
    <style:master-page style:name="Converted197" style:page-layout-name="Mpm1">
      <style:footer>
        <text:p text:style-name="MP1"><draw:frame draw:style-name="Mfr1" text:anchor-type="char" svg:x="4.002in" svg:y="9.5646in" svg:width="0.2646in" svg:height="0.1665in" draw:z-index="13"><draw:text-box><text:p text:style-name="MP6"><text:page-number text:select-page="current">9</text:page-number></text:p></draw:text-box></draw:frame></text:p>
      </style:footer>
    </style:master-page>
    <style:master-page style:name="Converted198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6-10-27T09:51:00</meta:creation-date>
    <dc:date>2017-04-10T18:01:51.850720528</dc:date>
    <meta:document-statistic meta:table-count="0" meta:image-count="0" meta:object-count="0" meta:page-count="10" meta:paragraph-count="267" meta:word-count="2125" meta:character-count="13713" meta:non-whitespace-character-count="11475"/>
    <meta:generator>LibreOffice/4.2.3.3$Linux_x86 LibreOffice_project/420m0$Build-3</meta:generator>
  </office:meta>
</office:document-meta>
</file>